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heet="urn:oasis:names:tc:opendocument:sh33tjs:1.0"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date-style style:name="N37" number:automatic-order="true">
      <number:month number:style="long"/>
      <number:text>/</number:text>
      <number:day number:style="long"/>
      <number:text>/</number:text>
      <number:year/>
    </number:date-style>
    <style:style style:name="ta1" style:family="table" style:master-page-name="mp1">
      <style:table-properties table:display="true" style:writing-mode="lr-tb"/>
    </style:style>
    <style:style style:name="ce1" style:family="table-cell" style:parent-style-name="Default" style:data-style-name="N37"/>
  </office:automatic-styles>
  <office:body>
    <office:spreadsheet>
      <table:table table:name="Sheet 1" table:style-name="ta1">
        <table:table-row>
          <table:table-cell office:value-type="string">
            <text:p><text:s/>Name<text:s/></text:p>
          </table:table-cell>
          <table:table-cell office:value-type="string">
            <text:p>Phone Number<text:s/></text:p>
          </table:table-cell>
          <table:table-cell office:value-type="string">
            <text:p>Email</text:p>
          </table:table-cell>
          <table:table-cell office:value-type="string">
            <text:p>Street</text:p>
          </table:table-cell>
          <table:table-cell office:value-type="string">
            <text:p><text:s text:c="4"/>City<text:s/></text:p>
          </table:table-cell>
          <table:table-cell office:value-type="string">
            <text:p>State</text:p>
          </table:table-cell>
          <table:table-cell office:value-type="string">
            <text:p>Zip Code<text:s/></text:p>
          </table:table-cell>
          <table:table-cell office:value-type="string">
            <text:p>Routing Number<text:s text:c="3"/></text:p>
          </table:table-cell>
          <table:table-cell office:value-type="string">
            <text:p>Department</text:p>
          </table:table-cell>
          <table:table-cell office:value-type="string">
            <text:p>Company<text:tab/></text:p>
          </table:table-cell>
          <table:table-cell office:value-type="string">
            <text:p>Created At<text:s/></text:p>
          </table:table-cell>
          <table:table-cell office:value-type="string">
            <text:p>Profile Photo</text:p>
          </table:table-cell>
          <table:table-cell office:value-type="string">
            <text:p><text:s text:c="2"/>Description</text:p>
          </table:table-cell>
          <table:table-cell office:value-type="string">
            <text:p>Activated</text:p>
          </table:table-cell>
        </table:table-row>
        <table:table-row>
          <table:table-cell office:value-type="string">
            <text:p>Michelle Yost</text:p>
          </table:table-cell>
          <table:table-cell office:value-type="string">
            <text:p>(804) 896-6245 x269</text:p>
          </table:table-cell>
          <table:table-cell office:value-type="string">
            <text:p>Cicero_Frami41@hotmail.com</text:p>
          </table:table-cell>
          <table:table-cell office:value-type="string">
            <text:p>081 Senger Streets</text:p>
          </table:table-cell>
          <table:table-cell office:value-type="string">
            <text:p>North Jerel</text:p>
          </table:table-cell>
          <table:table-cell office:value-type="string">
            <text:p>Nebraska</text:p>
          </table:table-cell>
          <table:table-cell office:value-type="string">
            <text:p>67681-6032</text:p>
          </table:table-cell>
          <table:table-cell office:value-type="string">
            <text:p>058655724</text:p>
          </table:table-cell>
          <table:table-cell office:value-type="string">
            <text:p>Garden</text:p>
          </table:table-cell>
          <table:table-cell office:value-type="string">
            <text:p>Stiedemann Inc</text:p>
          </table:table-cell>
          <table:table-cell office:value-type="float" office:value="44487.18296076389">
            <text:p>44487.18296076389</text:p>
          </table:table-cell>
          <table:table-cell office:value-type="string">
            <text:p>http://placeimg.com/640/480</text:p>
          </table:table-cell>
          <table:table-cell office:value-type="string">
            <text:p>Adipisci animi nulla consectetur quia qui amet at. Hic earum nisi quam deleniti cupiditate impedit iusto. Autem et quasi amet et ut molestiae. Porro ipsam ducimus perspiciatis cumque et voluptatem sit corrupti voluptas. Ad facere unde animi numquam dolorum delectus neque consequatur. Sit cupiditate aperiam vel commodi quo aut libero.</text:p>
          </table:table-cell>
          <table:table-cell office:value-type="boolean" office:boolean-value="true">
            <text:p>TRUE</text:p>
          </table:table-cell>
        </table:table-row>
        <table:table-row>
          <table:table-cell office:value-type="string">
            <text:p>Guadalupe Schimmel II</text:p>
          </table:table-cell>
          <table:table-cell office:value-type="string">
            <text:p>203.466.9566 x3281</text:p>
          </table:table-cell>
          <table:table-cell office:value-type="string">
            <text:p>Craig.Feeney33@gmail.com</text:p>
          </table:table-cell>
          <table:table-cell office:value-type="string">
            <text:p>514 Evangeline Divide</text:p>
          </table:table-cell>
          <table:table-cell office:value-type="string">
            <text:p>East Brenden</text:p>
          </table:table-cell>
          <table:table-cell office:value-type="string">
            <text:p>Ohio</text:p>
          </table:table-cell>
          <table:table-cell office:value-type="string">
            <text:p>77642-5209</text:p>
          </table:table-cell>
          <table:table-cell office:value-type="string">
            <text:p>452226335</text:p>
          </table:table-cell>
          <table:table-cell office:value-type="string">
            <text:p>Garden</text:p>
          </table:table-cell>
          <table:table-cell office:value-type="string">
            <text:p>Hammes, Medhurst and Hilpert</text:p>
          </table:table-cell>
          <table:table-cell office:value-type="float" office:value="44490.31685268519">
            <text:p>44490.31685268519</text:p>
          </table:table-cell>
          <table:table-cell office:value-type="string">
            <text:p>http://placeimg.com/640/480</text:p>
          </table:table-cell>
          <table:table-cell office:value-type="string">
            <text:p>Natus illo non ratione possimus est quidem ea eius. Et accusamus recusandae cum quas eum perferendis quo modi dolorem. Doloremque quos fuga omnis placeat assumenda. Omnis quis consequatur.</text:p>
          </table:table-cell>
          <table:table-cell office:value-type="boolean" office:boolean-value="false">
            <text:p>FALSE</text:p>
          </table:table-cell>
        </table:table-row>
        <table:table-row>
          <table:table-cell office:value-type="string">
            <text:p>Corey Beier</text:p>
          </table:table-cell>
          <table:table-cell office:value-type="string">
            <text:p>1-604-307-7955 x87013</text:p>
          </table:table-cell>
          <table:table-cell office:value-type="string">
            <text:p>Deborah_Marvin@yahoo.com</text:p>
          </table:table-cell>
          <table:table-cell office:value-type="string">
            <text:p>77080 Kale Plaza</text:p>
          </table:table-cell>
          <table:table-cell office:value-type="string">
            <text:p>Pico Rivera</text:p>
          </table:table-cell>
          <table:table-cell office:value-type="string">
            <text:p>West Virginia</text:p>
          </table:table-cell>
          <table:table-cell office:value-type="string">
            <text:p>93612</text:p>
          </table:table-cell>
          <table:table-cell office:value-type="string">
            <text:p>506297760</text:p>
          </table:table-cell>
          <table:table-cell office:value-type="string">
            <text:p>Industrial</text:p>
          </table:table-cell>
          <table:table-cell office:value-type="string">
            <text:p>Leffler - Prosacco</text:p>
          </table:table-cell>
          <table:table-cell office:value-type="float" office:value="44331.99524247685">
            <text:p>44331.99524247685</text:p>
          </table:table-cell>
          <table:table-cell office:value-type="string">
            <text:p>http://placeimg.com/640/480</text:p>
          </table:table-cell>
          <table:table-cell office:value-type="string">
            <text:p>Et laborum voluptas officia recusandae et. Quibusdam voluptatem aspernatur accusamus in sed vero. Est est tempore sit amet cupiditate quasi. Modi id quae deleniti. Praesentium rerum corrupti architecto harum ut et ipsa velit. Delectus quis nobis officia et at veniam assumenda.</text:p>
          </table:table-cell>
          <table:table-cell office:value-type="boolean" office:boolean-value="false">
            <text:p>FALSE</text:p>
          </table:table-cell>
        </table:table-row>
        <table:table-row>
          <table:table-cell office:value-type="string">
            <text:p>Margie Greenholt</text:p>
          </table:table-cell>
          <table:table-cell office:value-type="string">
            <text:p>962.314.6602</text:p>
          </table:table-cell>
          <table:table-cell office:value-type="string">
            <text:p>Calista.Swift52@hotmail.com</text:p>
          </table:table-cell>
          <table:table-cell office:value-type="string">
            <text:p>7666 Larue Manor</text:p>
          </table:table-cell>
          <table:table-cell office:value-type="string">
            <text:p>Martinaton</text:p>
          </table:table-cell>
          <table:table-cell office:value-type="string">
            <text:p>Iowa</text:p>
          </table:table-cell>
          <table:table-cell office:value-type="string">
            <text:p>29526</text:p>
          </table:table-cell>
          <table:table-cell office:value-type="string">
            <text:p>671746379</text:p>
          </table:table-cell>
          <table:table-cell office:value-type="string">
            <text:p>Electronics</text:p>
          </table:table-cell>
          <table:table-cell office:value-type="string">
            <text:p>Jones Inc</text:p>
          </table:table-cell>
          <table:table-cell office:value-type="float" office:value="44513.69667369213">
            <text:p>44513.69667369213</text:p>
          </table:table-cell>
          <table:table-cell office:value-type="string">
            <text:p>http://placeimg.com/640/480</text:p>
          </table:table-cell>
          <table:table-cell office:value-type="string">
            <text:p>Sit quia in et harum architecto aut qui consectetur. Tempora dolor earum omnis mollitia magnam quis. Dolor qui dignissimos pariatur minima veniam illo eligendi. Et expedita consectetur facilis iure. Nostrum sit natus autem tempore.</text:p>
          </table:table-cell>
          <table:table-cell office:value-type="boolean" office:boolean-value="true">
            <text:p>TRUE</text:p>
          </table:table-cell>
        </table:table-row>
        <table:table-row>
          <table:table-cell office:value-type="string">
            <text:p>Delores Bahringer</text:p>
          </table:table-cell>
          <table:table-cell office:value-type="string">
            <text:p>567.433.0968</text:p>
          </table:table-cell>
          <table:table-cell office:value-type="string">
            <text:p>Briana_Hettinger@hotmail.com</text:p>
          </table:table-cell>
          <table:table-cell office:value-type="string">
            <text:p>293 Deja Hills</text:p>
          </table:table-cell>
          <table:table-cell office:value-type="string">
            <text:p>Lake Justus</text:p>
          </table:table-cell>
          <table:table-cell office:value-type="string">
            <text:p>Connecticut</text:p>
          </table:table-cell>
          <table:table-cell office:value-type="string">
            <text:p>50214-4237</text:p>
          </table:table-cell>
          <table:table-cell office:value-type="string">
            <text:p>009476813</text:p>
          </table:table-cell>
          <table:table-cell office:value-type="string">
            <text:p>Grocery</text:p>
          </table:table-cell>
          <table:table-cell office:value-type="string">
            <text:p>Gaylord, Hegmann and Stehr</text:p>
          </table:table-cell>
          <table:table-cell office:value-type="float" office:value="44304.19031114583">
            <text:p>44304.19031114583</text:p>
          </table:table-cell>
          <table:table-cell office:value-type="string">
            <text:p>http://placeimg.com/640/480</text:p>
          </table:table-cell>
          <table:table-cell office:value-type="string">
            <text:p>Aperiam repellat ut deleniti minus sint rerum. Quaerat eveniet tempora eius et quis libero. Quis omnis et aut suscipit ducimus corrupti. Dolorum dolore eos unde reprehenderit dicta magni blanditiis voluptate. Velit neque iste ipsam nobis dolore vel corrupti. Non suscipit et nisi rem pariatur id aut illo facilis.</text:p>
          </table:table-cell>
          <table:table-cell office:value-type="boolean" office:boolean-value="false">
            <text:p>FALSE</text:p>
          </table:table-cell>
        </table:table-row>
        <table:table-row>
          <table:table-cell office:value-type="string">
            <text:p>Leon Schaefer</text:p>
          </table:table-cell>
          <table:table-cell office:value-type="string">
            <text:p>1-726-668-8381 x92080</text:p>
          </table:table-cell>
          <table:table-cell office:value-type="string">
            <text:p>Clarissa47@yahoo.com</text:p>
          </table:table-cell>
          <table:table-cell office:value-type="string">
            <text:p>909 Ondricka Square</text:p>
          </table:table-cell>
          <table:table-cell office:value-type="string">
            <text:p>Bellevue</text:p>
          </table:table-cell>
          <table:table-cell office:value-type="string">
            <text:p>Rhode Island</text:p>
          </table:table-cell>
          <table:table-cell office:value-type="string">
            <text:p>19850</text:p>
          </table:table-cell>
          <table:table-cell office:value-type="string">
            <text:p>847070646</text:p>
          </table:table-cell>
          <table:table-cell office:value-type="string">
            <text:p>Garden</text:p>
          </table:table-cell>
          <table:table-cell office:value-type="string">
            <text:p>Tremblay LLC</text:p>
          </table:table-cell>
          <table:table-cell office:value-type="float" office:value="44523.463015625">
            <text:p>44523.463015625</text:p>
          </table:table-cell>
          <table:table-cell office:value-type="string">
            <text:p>http://placeimg.com/640/480</text:p>
          </table:table-cell>
          <table:table-cell office:value-type="string">
            <text:p>Dolores rerum in et iusto provident ut voluptatem facere. Aperiam molestiae natus quia soluta deleniti dolore cupiditate. Hic officia et sit dicta quae. Veniam incidunt laborum quod eaque. Ut quam reprehenderit itaque.</text:p>
          </table:table-cell>
          <table:table-cell office:value-type="boolean" office:boolean-value="false">
            <text:p>FALSE</text:p>
          </table:table-cell>
        </table:table-row>
        <table:table-row>
          <table:table-cell office:value-type="string">
            <text:p>Kay Robel</text:p>
          </table:table-cell>
          <table:table-cell office:value-type="string">
            <text:p>357.916.3932 x79018</text:p>
          </table:table-cell>
          <table:table-cell office:value-type="string">
            <text:p>Florida_Dickinson94@gmail.com</text:p>
          </table:table-cell>
          <table:table-cell office:value-type="string">
            <text:p>856 Yessenia Gateway</text:p>
          </table:table-cell>
          <table:table-cell office:value-type="string">
            <text:p>Watsonville</text:p>
          </table:table-cell>
          <table:table-cell office:value-type="string">
            <text:p>Mississippi</text:p>
          </table:table-cell>
          <table:table-cell office:value-type="string">
            <text:p>71929-3846</text:p>
          </table:table-cell>
          <table:table-cell office:value-type="string">
            <text:p>244089476</text:p>
          </table:table-cell>
          <table:table-cell office:value-type="string">
            <text:p>Baby</text:p>
          </table:table-cell>
          <table:table-cell office:value-type="string">
            <text:p>Effertz LLC</text:p>
          </table:table-cell>
          <table:table-cell office:value-type="float" office:value="44389.748405555554">
            <text:p>44389.748405555554</text:p>
          </table:table-cell>
          <table:table-cell office:value-type="string">
            <text:p>http://placeimg.com/640/480</text:p>
          </table:table-cell>
          <table:table-cell office:value-type="string">
            <text:p>Neque delectus quisquam hic. Sed vel quos tempora. Ad occaecati quae ipsum qui ea. Eligendi perferendis voluptates tempora sit est.</text:p>
          </table:table-cell>
          <table:table-cell office:value-type="boolean" office:boolean-value="false">
            <text:p>FALSE</text:p>
          </table:table-cell>
        </table:table-row>
        <table:table-row>
          <table:table-cell office:value-type="string">
            <text:p>Rita Rodriguez</text:p>
          </table:table-cell>
          <table:table-cell office:value-type="string">
            <text:p>1-330-261-7069</text:p>
          </table:table-cell>
          <table:table-cell office:value-type="string">
            <text:p>Faye_Haag@yahoo.com</text:p>
          </table:table-cell>
          <table:table-cell office:value-type="string">
            <text:p>997 Corbin Forges</text:p>
          </table:table-cell>
          <table:table-cell office:value-type="string">
            <text:p>North Erna</text:p>
          </table:table-cell>
          <table:table-cell office:value-type="string">
            <text:p>Washington</text:p>
          </table:table-cell>
          <table:table-cell office:value-type="string">
            <text:p>48809-7612</text:p>
          </table:table-cell>
          <table:table-cell office:value-type="string">
            <text:p>007920837</text:p>
          </table:table-cell>
          <table:table-cell office:value-type="string">
            <text:p>Shoes</text:p>
          </table:table-cell>
          <table:table-cell office:value-type="string">
            <text:p>Goldner, Pouros and Brekke</text:p>
          </table:table-cell>
          <table:table-cell office:value-type="float" office:value="44493.32721239583">
            <text:p>44493.32721239583</text:p>
          </table:table-cell>
          <table:table-cell office:value-type="string">
            <text:p>http://placeimg.com/640/480</text:p>
          </table:table-cell>
          <table:table-cell office:value-type="string">
            <text:p>Est dolorum ducimus odit. Quia quos dolorem veritatis aperiam iusto aspernatur qui et. Aliquam officiis qui voluptatem necessitatibus numquam.</text:p>
          </table:table-cell>
          <table:table-cell office:value-type="boolean" office:boolean-value="false">
            <text:p>FALSE</text:p>
          </table:table-cell>
        </table:table-row>
        <table:table-row>
          <table:table-cell office:value-type="string">
            <text:p>Stacy Cruickshank</text:p>
          </table:table-cell>
          <table:table-cell office:value-type="string">
            <text:p>215-529-0869 x2394</text:p>
          </table:table-cell>
          <table:table-cell office:value-type="string">
            <text:p>Abdullah_Gutmann@gmail.com</text:p>
          </table:table-cell>
          <table:table-cell office:value-type="string">
            <text:p>4044 Nolan Roads</text:p>
          </table:table-cell>
          <table:table-cell office:value-type="string">
            <text:p>Blockview</text:p>
          </table:table-cell>
          <table:table-cell office:value-type="string">
            <text:p>Idaho</text:p>
          </table:table-cell>
          <table:table-cell office:value-type="string">
            <text:p>78279-8005</text:p>
          </table:table-cell>
          <table:table-cell office:value-type="string">
            <text:p>143796420</text:p>
          </table:table-cell>
          <table:table-cell office:value-type="string">
            <text:p>Clothing</text:p>
          </table:table-cell>
          <table:table-cell office:value-type="string">
            <text:p>Koss Group</text:p>
          </table:table-cell>
          <table:table-cell office:value-type="float" office:value="44401.94641053241">
            <text:p>44401.94641053241</text:p>
          </table:table-cell>
          <table:table-cell office:value-type="string">
            <text:p>http://placeimg.com/640/480</text:p>
          </table:table-cell>
          <table:table-cell office:value-type="string">
            <text:p>Magnam libero et necessitatibus temporibus et. Eos eaque sunt hic harum repellat dignissimos. Tempora ut et. Nisi et vero aut. Et quidem enim minima ea qui debitis dolore unde. Qui eaque accusamus id natus et non ab ea.</text:p>
          </table:table-cell>
          <table:table-cell office:value-type="boolean" office:boolean-value="true">
            <text:p>TRUE</text:p>
          </table:table-cell>
        </table:table-row>
        <table:table-row>
          <table:table-cell office:value-type="string">
            <text:p>Mark Jast</text:p>
          </table:table-cell>
          <table:table-cell office:value-type="string">
            <text:p>1-961-339-3561</text:p>
          </table:table-cell>
          <table:table-cell office:value-type="string">
            <text:p>Moises_Harber@yahoo.com</text:p>
          </table:table-cell>
          <table:table-cell office:value-type="string">
            <text:p>5706 Norval Rapids</text:p>
          </table:table-cell>
          <table:table-cell office:value-type="string">
            <text:p>North Morton</text:p>
          </table:table-cell>
          <table:table-cell office:value-type="string">
            <text:p>New Mexico</text:p>
          </table:table-cell>
          <table:table-cell office:value-type="string">
            <text:p>88874-0114</text:p>
          </table:table-cell>
          <table:table-cell office:value-type="string">
            <text:p>830472743</text:p>
          </table:table-cell>
          <table:table-cell office:value-type="string">
            <text:p>Kids</text:p>
          </table:table-cell>
          <table:table-cell office:value-type="string">
            <text:p>Kuhlman - Rogahn</text:p>
          </table:table-cell>
          <table:table-cell office:value-type="float" office:value="44343.164367129626">
            <text:p>44343.164367129626</text:p>
          </table:table-cell>
          <table:table-cell office:value-type="string">
            <text:p>http://placeimg.com/640/480</text:p>
          </table:table-cell>
          <table:table-cell office:value-type="string">
            <text:p>Nemo corporis laborum quidem id. Non eos vel voluptatem voluptatibus. Officiis nemo quas nobis impedit repudiandae aut.</text:p>
          </table:table-cell>
          <table:table-cell office:value-type="boolean" office:boolean-value="true">
            <text:p>TRUE</text:p>
          </table:table-cell>
        </table:table-row>
        <table:table-row>
          <table:table-cell office:value-type="string">
            <text:p>Sammy Lehner</text:p>
          </table:table-cell>
          <table:table-cell office:value-type="string">
            <text:p>(974) 785-5176 x8189</text:p>
          </table:table-cell>
          <table:table-cell office:value-type="string">
            <text:p>Narciso41@hotmail.com</text:p>
          </table:table-cell>
          <table:table-cell office:value-type="string">
            <text:p>26985 Aufderhar Village</text:p>
          </table:table-cell>
          <table:table-cell office:value-type="string">
            <text:p>Lebsackmouth</text:p>
          </table:table-cell>
          <table:table-cell office:value-type="string">
            <text:p>Washington</text:p>
          </table:table-cell>
          <table:table-cell office:value-type="string">
            <text:p>92983-4795</text:p>
          </table:table-cell>
          <table:table-cell office:value-type="string">
            <text:p>084031626</text:p>
          </table:table-cell>
          <table:table-cell office:value-type="string">
            <text:p>Games</text:p>
          </table:table-cell>
          <table:table-cell office:value-type="string">
            <text:p>Kautzer Inc</text:p>
          </table:table-cell>
          <table:table-cell office:value-type="float" office:value="44342.96498196759">
            <text:p>44342.96498196759</text:p>
          </table:table-cell>
          <table:table-cell office:value-type="string">
            <text:p>http://placeimg.com/640/480</text:p>
          </table:table-cell>
          <table:table-cell office:value-type="string">
            <text:p>Quos nulla et sapiente. Culpa sint eos cumque omnis maiores. Nemo maiores aut autem magni.</text:p>
          </table:table-cell>
          <table:table-cell office:value-type="boolean" office:boolean-value="false">
            <text:p>FALSE</text:p>
          </table:table-cell>
        </table:table-row>
        <table:table-row>
          <table:table-cell office:value-type="string">
            <text:p>Terry Lemke</text:p>
          </table:table-cell>
          <table:table-cell office:value-type="string">
            <text:p>772.920.8131 x3111</text:p>
          </table:table-cell>
          <table:table-cell office:value-type="string">
            <text:p>Hal.Zboncak44@hotmail.com</text:p>
          </table:table-cell>
          <table:table-cell office:value-type="string">
            <text:p>596 Volkman Underpass</text:p>
          </table:table-cell>
          <table:table-cell office:value-type="string">
            <text:p>East Athena</text:p>
          </table:table-cell>
          <table:table-cell office:value-type="string">
            <text:p>West Virginia</text:p>
          </table:table-cell>
          <table:table-cell office:value-type="string">
            <text:p>95658</text:p>
          </table:table-cell>
          <table:table-cell office:value-type="string">
            <text:p>167637206</text:p>
          </table:table-cell>
          <table:table-cell office:value-type="string">
            <text:p>Automotive</text:p>
          </table:table-cell>
          <table:table-cell office:value-type="string">
            <text:p>Jenkins and Sons</text:p>
          </table:table-cell>
          <table:table-cell office:value-type="float" office:value="44369.008352997684">
            <text:p>44369.008352997684</text:p>
          </table:table-cell>
          <table:table-cell office:value-type="string">
            <text:p>http://placeimg.com/640/480</text:p>
          </table:table-cell>
          <table:table-cell office:value-type="string">
            <text:p>Dolorum quam laborum iste. Inventore consectetur est qui optio. Aliquid quod sequi error sint odit rerum. Tempora hic quia consequatur quibusdam voluptate aut facilis nisi repellat. Officia facere esse ea odit consequatur. Laborum cupiditate ea soluta placeat voluptas perspiciatis dignissimos qui praesentium.</text:p>
          </table:table-cell>
          <table:table-cell office:value-type="boolean" office:boolean-value="false">
            <text:p>FALSE</text:p>
          </table:table-cell>
        </table:table-row>
        <table:table-row>
          <table:table-cell office:value-type="string">
            <text:p>Ollie Satterfield</text:p>
          </table:table-cell>
          <table:table-cell office:value-type="string">
            <text:p>881-548-6505 x858</text:p>
          </table:table-cell>
          <table:table-cell office:value-type="string">
            <text:p>Mittie_Skiles28@hotmail.com</text:p>
          </table:table-cell>
          <table:table-cell office:value-type="string">
            <text:p>95010 Orin Court</text:p>
          </table:table-cell>
          <table:table-cell office:value-type="string">
            <text:p>South Jadyn</text:p>
          </table:table-cell>
          <table:table-cell office:value-type="string">
            <text:p>Texas</text:p>
          </table:table-cell>
          <table:table-cell office:value-type="string">
            <text:p>92145</text:p>
          </table:table-cell>
          <table:table-cell office:value-type="string">
            <text:p>843682627</text:p>
          </table:table-cell>
          <table:table-cell office:value-type="string">
            <text:p>Jewelery</text:p>
          </table:table-cell>
          <table:table-cell office:value-type="string">
            <text:p>Jacobi Inc</text:p>
          </table:table-cell>
          <table:table-cell office:value-type="float" office:value="44257.53548207176">
            <text:p>44257.53548207176</text:p>
          </table:table-cell>
          <table:table-cell office:value-type="string">
            <text:p>http://placeimg.com/640/480</text:p>
          </table:table-cell>
          <table:table-cell office:value-type="string">
            <text:p>Maiores et quia et earum et similique porro ex aut. Possimus laborum impedit quo. Aperiam quidem velit rerum ut voluptatum sint quia debitis. Ipsa quas nulla est incidunt.</text:p>
          </table:table-cell>
          <table:table-cell office:value-type="boolean" office:boolean-value="false">
            <text:p>FALSE</text:p>
          </table:table-cell>
        </table:table-row>
        <table:table-row>
          <table:table-cell office:value-type="string">
            <text:p>Ramon Hilll</text:p>
          </table:table-cell>
          <table:table-cell office:value-type="string">
            <text:p>550.601.0052</text:p>
          </table:table-cell>
          <table:table-cell office:value-type="string">
            <text:p>Cyril.Streich38@yahoo.com</text:p>
          </table:table-cell>
          <table:table-cell office:value-type="string">
            <text:p>64704 Jerald Hills</text:p>
          </table:table-cell>
          <table:table-cell office:value-type="string">
            <text:p>Kleinborough</text:p>
          </table:table-cell>
          <table:table-cell office:value-type="string">
            <text:p>Washington</text:p>
          </table:table-cell>
          <table:table-cell office:value-type="string">
            <text:p>64047-3184</text:p>
          </table:table-cell>
          <table:table-cell office:value-type="string">
            <text:p>112253732</text:p>
          </table:table-cell>
          <table:table-cell office:value-type="string">
            <text:p>Industrial</text:p>
          </table:table-cell>
          <table:table-cell office:value-type="string">
            <text:p>Bernier, Muller and Prosacco</text:p>
          </table:table-cell>
          <table:table-cell office:value-type="float" office:value="44242.02789971065">
            <text:p>44242.02789971065</text:p>
          </table:table-cell>
          <table:table-cell office:value-type="string">
            <text:p>http://placeimg.com/640/480</text:p>
          </table:table-cell>
          <table:table-cell office:value-type="string">
            <text:p>Eius magnam eos est nulla. Sit magnam est ratione voluptas voluptas est impedit. Voluptatum sunt vero autem iusto voluptatem aperiam facere. Dolorem atque necessitatibus laborum similique velit eos.</text:p>
          </table:table-cell>
          <table:table-cell office:value-type="boolean" office:boolean-value="false">
            <text:p>FALSE</text:p>
          </table:table-cell>
        </table:table-row>
        <table:table-row>
          <table:table-cell office:value-type="string">
            <text:p>Myra Collins</text:p>
          </table:table-cell>
          <table:table-cell office:value-type="string">
            <text:p>1-290-282-6622</text:p>
          </table:table-cell>
          <table:table-cell office:value-type="string">
            <text:p>Vivian58@yahoo.com</text:p>
          </table:table-cell>
          <table:table-cell office:value-type="string">
            <text:p>7815 Jordi Green</text:p>
          </table:table-cell>
          <table:table-cell office:value-type="string">
            <text:p>Merced</text:p>
          </table:table-cell>
          <table:table-cell office:value-type="string">
            <text:p>Oklahoma</text:p>
          </table:table-cell>
          <table:table-cell office:value-type="string">
            <text:p>24518</text:p>
          </table:table-cell>
          <table:table-cell office:value-type="string">
            <text:p>994290638</text:p>
          </table:table-cell>
          <table:table-cell office:value-type="string">
            <text:p>Movies</text:p>
          </table:table-cell>
          <table:table-cell office:value-type="string">
            <text:p>Powlowski and Sons</text:p>
          </table:table-cell>
          <table:table-cell office:value-type="float" office:value="44448.36650733796">
            <text:p>44448.36650733796</text:p>
          </table:table-cell>
          <table:table-cell office:value-type="string">
            <text:p>http://placeimg.com/640/480</text:p>
          </table:table-cell>
          <table:table-cell office:value-type="string">
            <text:p>Cum ullam voluptatum placeat error eum culpa eligendi. Similique explicabo aut id libero modi molestias quaerat facilis dolor. Nostrum rerum laboriosam ad autem perspiciatis sequi.</text:p>
          </table:table-cell>
          <table:table-cell office:value-type="boolean" office:boolean-value="false">
            <text:p>FALSE</text:p>
          </table:table-cell>
        </table:table-row>
        <table:table-row>
          <table:table-cell office:value-type="string">
            <text:p>Myron Russel</text:p>
          </table:table-cell>
          <table:table-cell office:value-type="string">
            <text:p>586-486-6120 x137</text:p>
          </table:table-cell>
          <table:table-cell office:value-type="string">
            <text:p>Everett_Zulauf0@hotmail.com</text:p>
          </table:table-cell>
          <table:table-cell office:value-type="string">
            <text:p>004 Foster Circle</text:p>
          </table:table-cell>
          <table:table-cell office:value-type="string">
            <text:p>New Rita</text:p>
          </table:table-cell>
          <table:table-cell office:value-type="string">
            <text:p>New York</text:p>
          </table:table-cell>
          <table:table-cell office:value-type="string">
            <text:p>38151-7579</text:p>
          </table:table-cell>
          <table:table-cell office:value-type="string">
            <text:p>093982627</text:p>
          </table:table-cell>
          <table:table-cell office:value-type="string">
            <text:p>Health</text:p>
          </table:table-cell>
          <table:table-cell office:value-type="string">
            <text:p>Mosciski LLC</text:p>
          </table:table-cell>
          <table:table-cell office:value-type="float" office:value="44292.46677240741">
            <text:p>44292.46677240741</text:p>
          </table:table-cell>
          <table:table-cell office:value-type="string">
            <text:p>http://placeimg.com/640/480</text:p>
          </table:table-cell>
          <table:table-cell office:value-type="string">
            <text:p>Aut qui ad voluptatum voluptatibus. Commodi consequatur vitae. Laborum soluta voluptatem.</text:p>
          </table:table-cell>
          <table:table-cell office:value-type="boolean" office:boolean-value="false">
            <text:p>FALSE</text:p>
          </table:table-cell>
        </table:table-row>
        <table:table-row>
          <table:table-cell office:value-type="string">
            <text:p>Devin Schroeder</text:p>
          </table:table-cell>
          <table:table-cell office:value-type="string">
            <text:p>762-243-8647 x330</text:p>
          </table:table-cell>
          <table:table-cell office:value-type="string">
            <text:p>Javier.McDermott@hotmail.com</text:p>
          </table:table-cell>
          <table:table-cell office:value-type="string">
            <text:p>29891 Pacocha Square</text:p>
          </table:table-cell>
          <table:table-cell office:value-type="string">
            <text:p>Kiehnfort</text:p>
          </table:table-cell>
          <table:table-cell office:value-type="string">
            <text:p>Alaska</text:p>
          </table:table-cell>
          <table:table-cell office:value-type="string">
            <text:p>06476-8650</text:p>
          </table:table-cell>
          <table:table-cell office:value-type="string">
            <text:p>013784106</text:p>
          </table:table-cell>
          <table:table-cell office:value-type="string">
            <text:p>Kids</text:p>
          </table:table-cell>
          <table:table-cell office:value-type="string">
            <text:p>Ortiz, Morar and Aufderhar</text:p>
          </table:table-cell>
          <table:table-cell office:value-type="float" office:value="44237.375339375">
            <text:p>44237.375339375</text:p>
          </table:table-cell>
          <table:table-cell office:value-type="string">
            <text:p>http://placeimg.com/640/480</text:p>
          </table:table-cell>
          <table:table-cell office:value-type="string">
            <text:p>Dignissimos sed laboriosam temporibus. Ut dolores ullam at ea. Delectus nesciunt optio perspiciatis et eos non et saepe deleniti. Iusto fugit qui magni. Voluptas a est. Minima neque sint eum.</text:p>
          </table:table-cell>
          <table:table-cell office:value-type="boolean" office:boolean-value="false">
            <text:p>FALSE</text:p>
          </table:table-cell>
        </table:table-row>
        <table:table-row>
          <table:table-cell office:value-type="string">
            <text:p>Earnest Hessel</text:p>
          </table:table-cell>
          <table:table-cell office:value-type="string">
            <text:p>685-379-1652</text:p>
          </table:table-cell>
          <table:table-cell office:value-type="string">
            <text:p>Aidan_Hermiston14@hotmail.com</text:p>
          </table:table-cell>
          <table:table-cell office:value-type="string">
            <text:p>5064 Hane Roads</text:p>
          </table:table-cell>
          <table:table-cell office:value-type="string">
            <text:p>New Amie</text:p>
          </table:table-cell>
          <table:table-cell office:value-type="string">
            <text:p>Iowa</text:p>
          </table:table-cell>
          <table:table-cell office:value-type="string">
            <text:p>68564-8276</text:p>
          </table:table-cell>
          <table:table-cell office:value-type="string">
            <text:p>538748287</text:p>
          </table:table-cell>
          <table:table-cell office:value-type="string">
            <text:p>Games</text:p>
          </table:table-cell>
          <table:table-cell office:value-type="string">
            <text:p>Reichert, Hickle and Reichel</text:p>
          </table:table-cell>
          <table:table-cell office:value-type="float" office:value="44464.602818217594">
            <text:p>44464.602818217594</text:p>
          </table:table-cell>
          <table:table-cell office:value-type="string">
            <text:p>http://placeimg.com/640/480</text:p>
          </table:table-cell>
          <table:table-cell office:value-type="string">
            <text:p>Eaque quo doloribus ut. Aut numquam ut architecto vel molestiae voluptatum. Dicta velit autem vel modi est deleniti inventore quaerat. Sapiente rerum itaque sunt reprehenderit delectus maxime ipsum quis fugit. Enim nulla quia cum possimus rem velit. Excepturi magnam et nihil saepe aspernatur provident.</text:p>
          </table:table-cell>
          <table:table-cell office:value-type="boolean" office:boolean-value="true">
            <text:p>TRUE</text:p>
          </table:table-cell>
        </table:table-row>
        <table:table-row>
          <table:table-cell office:value-type="string">
            <text:p>Josh Metz</text:p>
          </table:table-cell>
          <table:table-cell office:value-type="string">
            <text:p>304-632-5499</text:p>
          </table:table-cell>
          <table:table-cell office:value-type="string">
            <text:p>Ramon17@yahoo.com</text:p>
          </table:table-cell>
          <table:table-cell office:value-type="string">
            <text:p>33956 Bode Inlet</text:p>
          </table:table-cell>
          <table:table-cell office:value-type="string">
            <text:p>New Lorenastad</text:p>
          </table:table-cell>
          <table:table-cell office:value-type="string">
            <text:p>Arkansas</text:p>
          </table:table-cell>
          <table:table-cell office:value-type="string">
            <text:p>73332</text:p>
          </table:table-cell>
          <table:table-cell office:value-type="string">
            <text:p>139184583</text:p>
          </table:table-cell>
          <table:table-cell office:value-type="string">
            <text:p>Baby</text:p>
          </table:table-cell>
          <table:table-cell office:value-type="string">
            <text:p>Bins - Kuhic</text:p>
          </table:table-cell>
          <table:table-cell office:value-type="float" office:value="44546.00327267361">
            <text:p>44546.00327267361</text:p>
          </table:table-cell>
          <table:table-cell office:value-type="string">
            <text:p>http://placeimg.com/640/480</text:p>
          </table:table-cell>
          <table:table-cell office:value-type="string">
            <text:p>Est adipisci tenetur eligendi omnis qui. Non necessitatibus maxime explicabo delectus quas. Molestiae ut corporis sed laborum vitae quia. Doloribus saepe cum quas illo. Repellendus et et veniam incidunt repudiandae quis quasi. Ipsa illo quas in dolorum harum et quidem omnis.</text:p>
          </table:table-cell>
          <table:table-cell office:value-type="boolean" office:boolean-value="false">
            <text:p>FALSE</text:p>
          </table:table-cell>
        </table:table-row>
        <table:table-row>
          <table:table-cell office:value-type="string">
            <text:p>Ella Funk</text:p>
          </table:table-cell>
          <table:table-cell office:value-type="string">
            <text:p>927-577-1830</text:p>
          </table:table-cell>
          <table:table-cell office:value-type="string">
            <text:p>Evans.Tromp@yahoo.com</text:p>
          </table:table-cell>
          <table:table-cell office:value-type="string">
            <text:p>6601 Hammes Trail</text:p>
          </table:table-cell>
          <table:table-cell office:value-type="string">
            <text:p>Fayburgh</text:p>
          </table:table-cell>
          <table:table-cell office:value-type="string">
            <text:p>Maryland</text:p>
          </table:table-cell>
          <table:table-cell office:value-type="string">
            <text:p>07014-8645</text:p>
          </table:table-cell>
          <table:table-cell office:value-type="string">
            <text:p>234378249</text:p>
          </table:table-cell>
          <table:table-cell office:value-type="string">
            <text:p>Music</text:p>
          </table:table-cell>
          <table:table-cell office:value-type="string">
            <text:p>Erdman LLC</text:p>
          </table:table-cell>
          <table:table-cell office:value-type="float" office:value="44212.37262888889">
            <text:p>44212.37262888889</text:p>
          </table:table-cell>
          <table:table-cell office:value-type="string">
            <text:p>http://placeimg.com/640/480</text:p>
          </table:table-cell>
          <table:table-cell office:value-type="string">
            <text:p>Eos enim dolores et ipsa eveniet. Labore omnis modi maxime ut necessitatibus tempora enim excepturi ab. Ullam numquam consequuntur dolorem sunt et. Voluptas in omnis amet qui.</text:p>
          </table:table-cell>
          <table:table-cell office:value-type="boolean" office:boolean-value="false">
            <text:p>FALSE</text:p>
          </table:table-cell>
        </table:table-row>
        <table:table-row>
          <table:table-cell office:value-type="string">
            <text:p>Leonard Lang</text:p>
          </table:table-cell>
          <table:table-cell office:value-type="string">
            <text:p>1-999-943-9237</text:p>
          </table:table-cell>
          <table:table-cell office:value-type="string">
            <text:p>Rylee.Leuschke44@hotmail.com</text:p>
          </table:table-cell>
          <table:table-cell office:value-type="string">
            <text:p>95502 Lang Gardens</text:p>
          </table:table-cell>
          <table:table-cell office:value-type="string">
            <text:p>Port Orange</text:p>
          </table:table-cell>
          <table:table-cell office:value-type="string">
            <text:p>Rhode Island</text:p>
          </table:table-cell>
          <table:table-cell office:value-type="string">
            <text:p>98304-8564</text:p>
          </table:table-cell>
          <table:table-cell office:value-type="string">
            <text:p>713357435</text:p>
          </table:table-cell>
          <table:table-cell office:value-type="string">
            <text:p>Outdoors</text:p>
          </table:table-cell>
          <table:table-cell office:value-type="string">
            <text:p>Kshlerin and Sons</text:p>
          </table:table-cell>
          <table:table-cell office:value-type="float" office:value="44325.70095615741">
            <text:p>44325.70095615741</text:p>
          </table:table-cell>
          <table:table-cell office:value-type="string">
            <text:p>http://placeimg.com/640/480</text:p>
          </table:table-cell>
          <table:table-cell office:value-type="string">
            <text:p>Velit dicta qui modi occaecati. Optio aut voluptas beatae magnam culpa eligendi occaecati molestiae. Fugit modi delectus voluptas qui non ad enim et porro. Quas eligendi ad illo voluptatem. Autem quaerat hic.</text:p>
          </table:table-cell>
          <table:table-cell office:value-type="boolean" office:boolean-value="false">
            <text:p>FALSE</text:p>
          </table:table-cell>
        </table:table-row>
        <table:table-row>
          <table:table-cell office:value-type="string">
            <text:p>Claudia Feil</text:p>
          </table:table-cell>
          <table:table-cell office:value-type="string">
            <text:p>782.940.5370</text:p>
          </table:table-cell>
          <table:table-cell office:value-type="string">
            <text:p>Mona.Kautzer@gmail.com</text:p>
          </table:table-cell>
          <table:table-cell office:value-type="string">
            <text:p>8022 VonRueden Falls</text:p>
          </table:table-cell>
          <table:table-cell office:value-type="string">
            <text:p>Lake Dusty</text:p>
          </table:table-cell>
          <table:table-cell office:value-type="string">
            <text:p>Hawaii</text:p>
          </table:table-cell>
          <table:table-cell office:value-type="string">
            <text:p>28367-1397</text:p>
          </table:table-cell>
          <table:table-cell office:value-type="string">
            <text:p>117044247</text:p>
          </table:table-cell>
          <table:table-cell office:value-type="string">
            <text:p>Baby</text:p>
          </table:table-cell>
          <table:table-cell office:value-type="string">
            <text:p>O'Conner and Sons</text:p>
          </table:table-cell>
          <table:table-cell office:value-type="float" office:value="44312.73973508102">
            <text:p>44312.73973508102</text:p>
          </table:table-cell>
          <table:table-cell office:value-type="string">
            <text:p>http://placeimg.com/640/480</text:p>
          </table:table-cell>
          <table:table-cell office:value-type="string">
            <text:p>Sint et repellat voluptatem earum officia amet maiores. Veniam debitis consectetur molestias sunt quod esse sed quidem. Odio quis minus aut doloremque omnis temporibus et. Dolore qui eaque. Sapiente mollitia repudiandae neque voluptates voluptas consequuntur saepe. Aut odit non quasi numquam.</text:p>
          </table:table-cell>
          <table:table-cell office:value-type="boolean" office:boolean-value="true">
            <text:p>TRUE</text:p>
          </table:table-cell>
        </table:table-row>
        <table:table-row>
          <table:table-cell office:value-type="string">
            <text:p>Kristin Cronin</text:p>
          </table:table-cell>
          <table:table-cell office:value-type="string">
            <text:p>(333) 933-1021 x354</text:p>
          </table:table-cell>
          <table:table-cell office:value-type="string">
            <text:p>Wilber_Gorczany@gmail.com</text:p>
          </table:table-cell>
          <table:table-cell office:value-type="string">
            <text:p>662 Schmitt Mission</text:p>
          </table:table-cell>
          <table:table-cell office:value-type="string">
            <text:p>East Elta</text:p>
          </table:table-cell>
          <table:table-cell office:value-type="string">
            <text:p>California</text:p>
          </table:table-cell>
          <table:table-cell office:value-type="string">
            <text:p>43811</text:p>
          </table:table-cell>
          <table:table-cell office:value-type="string">
            <text:p>286318095</text:p>
          </table:table-cell>
          <table:table-cell office:value-type="string">
            <text:p>Home</text:p>
          </table:table-cell>
          <table:table-cell office:value-type="string">
            <text:p>Heller - Trantow</text:p>
          </table:table-cell>
          <table:table-cell office:value-type="float" office:value="44348.49499821759">
            <text:p>44348.49499821759</text:p>
          </table:table-cell>
          <table:table-cell office:value-type="string">
            <text:p>http://placeimg.com/640/480</text:p>
          </table:table-cell>
          <table:table-cell office:value-type="string">
            <text:p>Iusto nemo molestiae id id molestias. Qui dolore dolores perspiciatis perferendis nihil dolores. Impedit et a optio nesciunt.</text:p>
          </table:table-cell>
          <table:table-cell office:value-type="boolean" office:boolean-value="false">
            <text:p>FALSE</text:p>
          </table:table-cell>
        </table:table-row>
        <table:table-row>
          <table:table-cell office:value-type="string">
            <text:p>Doug Koelpin</text:p>
          </table:table-cell>
          <table:table-cell office:value-type="string">
            <text:p>(970) 656-4138 x033</text:p>
          </table:table-cell>
          <table:table-cell office:value-type="string">
            <text:p>Era29@yahoo.com</text:p>
          </table:table-cell>
          <table:table-cell office:value-type="string">
            <text:p>17041 Moore Garden</text:p>
          </table:table-cell>
          <table:table-cell office:value-type="string">
            <text:p>New Elissa</text:p>
          </table:table-cell>
          <table:table-cell office:value-type="string">
            <text:p>Minnesota</text:p>
          </table:table-cell>
          <table:table-cell office:value-type="string">
            <text:p>78101-5058</text:p>
          </table:table-cell>
          <table:table-cell office:value-type="string">
            <text:p>975083275</text:p>
          </table:table-cell>
          <table:table-cell office:value-type="string">
            <text:p>Sports</text:p>
          </table:table-cell>
          <table:table-cell office:value-type="string">
            <text:p>Kihn - Kunze</text:p>
          </table:table-cell>
          <table:table-cell office:value-type="float" office:value="44439.86809167824">
            <text:p>44439.86809167824</text:p>
          </table:table-cell>
          <table:table-cell office:value-type="string">
            <text:p>http://placeimg.com/640/480</text:p>
          </table:table-cell>
          <table:table-cell office:value-type="string">
            <text:p>Excepturi fuga odio dicta officia debitis beatae laboriosam. Cumque quasi quia adipisci ipsa cumque recusandae ab. Et ex atque quisquam. Aut est esse et provident. Minima rem natus officia.</text:p>
          </table:table-cell>
          <table:table-cell office:value-type="boolean" office:boolean-value="false">
            <text:p>FALSE</text:p>
          </table:table-cell>
        </table:table-row>
        <table:table-row>
          <table:table-cell office:value-type="string">
            <text:p>Wade Bartell</text:p>
          </table:table-cell>
          <table:table-cell office:value-type="string">
            <text:p>1-549-579-1295 x62689</text:p>
          </table:table-cell>
          <table:table-cell office:value-type="string">
            <text:p>Rossie69@yahoo.com</text:p>
          </table:table-cell>
          <table:table-cell office:value-type="string">
            <text:p>7790 Marlon Throughway</text:p>
          </table:table-cell>
          <table:table-cell office:value-type="string">
            <text:p>Plainfield</text:p>
          </table:table-cell>
          <table:table-cell office:value-type="string">
            <text:p>Alabama</text:p>
          </table:table-cell>
          <table:table-cell office:value-type="string">
            <text:p>44391</text:p>
          </table:table-cell>
          <table:table-cell office:value-type="string">
            <text:p>064940708</text:p>
          </table:table-cell>
          <table:table-cell office:value-type="string">
            <text:p>Games</text:p>
          </table:table-cell>
          <table:table-cell office:value-type="string">
            <text:p>Nikolaus, Durgan and Emard</text:p>
          </table:table-cell>
          <table:table-cell office:value-type="float" office:value="44227.684688263886">
            <text:p>44227.684688263886</text:p>
          </table:table-cell>
          <table:table-cell office:value-type="string">
            <text:p>http://placeimg.com/640/480</text:p>
          </table:table-cell>
          <table:table-cell office:value-type="string">
            <text:p>Earum voluptas quae deserunt iure et dolorum. Non est aut ut earum fuga dolorem eveniet. Qui et rem vel.</text:p>
          </table:table-cell>
          <table:table-cell office:value-type="boolean" office:boolean-value="true">
            <text:p>TRUE</text:p>
          </table:table-cell>
        </table:table-row>
        <table:table-row>
          <table:table-cell office:value-type="string">
            <text:p>Robin Roob</text:p>
          </table:table-cell>
          <table:table-cell office:value-type="string">
            <text:p>217.363.5912</text:p>
          </table:table-cell>
          <table:table-cell office:value-type="string">
            <text:p>Sharon65@yahoo.com</text:p>
          </table:table-cell>
          <table:table-cell office:value-type="string">
            <text:p>7940 Casper Village</text:p>
          </table:table-cell>
          <table:table-cell office:value-type="string">
            <text:p>Cedar Park</text:p>
          </table:table-cell>
          <table:table-cell office:value-type="string">
            <text:p>North Dakota</text:p>
          </table:table-cell>
          <table:table-cell office:value-type="string">
            <text:p>62797</text:p>
          </table:table-cell>
          <table:table-cell office:value-type="string">
            <text:p>027242074</text:p>
          </table:table-cell>
          <table:table-cell office:value-type="string">
            <text:p>Clothing</text:p>
          </table:table-cell>
          <table:table-cell office:value-type="string">
            <text:p>Jacobi, McCullough and Greenfelder</text:p>
          </table:table-cell>
          <table:table-cell office:value-type="float" office:value="44542.025683368054">
            <text:p>44542.025683368054</text:p>
          </table:table-cell>
          <table:table-cell office:value-type="string">
            <text:p>http://placeimg.com/640/480</text:p>
          </table:table-cell>
          <table:table-cell office:value-type="string">
            <text:p>Ut sint ut necessitatibus. Libero nulla harum dolorum voluptatem. Numquam rerum natus maiores occaecati qui recusandae maxime.</text:p>
          </table:table-cell>
          <table:table-cell office:value-type="boolean" office:boolean-value="false">
            <text:p>FALSE</text:p>
          </table:table-cell>
        </table:table-row>
        <table:table-row>
          <table:table-cell office:value-type="string">
            <text:p>Roberto Denesik</text:p>
          </table:table-cell>
          <table:table-cell office:value-type="string">
            <text:p>332.410.1285 x289</text:p>
          </table:table-cell>
          <table:table-cell office:value-type="string">
            <text:p>Jakob.Casper@gmail.com</text:p>
          </table:table-cell>
          <table:table-cell office:value-type="string">
            <text:p>42502 Guido Heights</text:p>
          </table:table-cell>
          <table:table-cell office:value-type="string">
            <text:p>Walshport</text:p>
          </table:table-cell>
          <table:table-cell office:value-type="string">
            <text:p>Iowa</text:p>
          </table:table-cell>
          <table:table-cell office:value-type="string">
            <text:p>17754</text:p>
          </table:table-cell>
          <table:table-cell office:value-type="string">
            <text:p>273077459</text:p>
          </table:table-cell>
          <table:table-cell office:value-type="string">
            <text:p>Computers</text:p>
          </table:table-cell>
          <table:table-cell office:value-type="string">
            <text:p>Walsh LLC</text:p>
          </table:table-cell>
          <table:table-cell office:value-type="float" office:value="44497.278623391205">
            <text:p>44497.278623391205</text:p>
          </table:table-cell>
          <table:table-cell office:value-type="string">
            <text:p>http://placeimg.com/640/480</text:p>
          </table:table-cell>
          <table:table-cell office:value-type="string">
            <text:p>Aliquam earum est neque ut et. Et qui et ea ut reprehenderit dicta. Id voluptas aut quod. Omnis fuga non quod ea consequatur eos aliquam. Omnis sed architecto ut beatae repellendus placeat.</text:p>
          </table:table-cell>
          <table:table-cell office:value-type="boolean" office:boolean-value="false">
            <text:p>FALSE</text:p>
          </table:table-cell>
        </table:table-row>
        <table:table-row>
          <table:table-cell office:value-type="string">
            <text:p>Grady Bogan</text:p>
          </table:table-cell>
          <table:table-cell office:value-type="string">
            <text:p>331.589.9121 x7439</text:p>
          </table:table-cell>
          <table:table-cell office:value-type="string">
            <text:p>Chauncey.VonRueden@hotmail.com</text:p>
          </table:table-cell>
          <table:table-cell office:value-type="string">
            <text:p>244 Balistreri Ranch</text:p>
          </table:table-cell>
          <table:table-cell office:value-type="string">
            <text:p>South Emilfurt</text:p>
          </table:table-cell>
          <table:table-cell office:value-type="string">
            <text:p>Illinois</text:p>
          </table:table-cell>
          <table:table-cell office:value-type="string">
            <text:p>83605-4533</text:p>
          </table:table-cell>
          <table:table-cell office:value-type="string">
            <text:p>798973287</text:p>
          </table:table-cell>
          <table:table-cell office:value-type="string">
            <text:p>Beauty</text:p>
          </table:table-cell>
          <table:table-cell office:value-type="string">
            <text:p>O'Hara - Muller</text:p>
          </table:table-cell>
          <table:table-cell office:value-type="float" office:value="44548.4880190625">
            <text:p>44548.4880190625</text:p>
          </table:table-cell>
          <table:table-cell office:value-type="string">
            <text:p>http://placeimg.com/640/480</text:p>
          </table:table-cell>
          <table:table-cell office:value-type="string">
            <text:p>Aliquam pariatur dolore accusantium quo et illum officiis. Aut tempore quia modi totam sint aut totam est perferendis. Autem fuga error tenetur fugiat quia laudantium explicabo. Adipisci quod libero voluptatem unde hic.</text:p>
          </table:table-cell>
          <table:table-cell office:value-type="boolean" office:boolean-value="false">
            <text:p>FALSE</text:p>
          </table:table-cell>
        </table:table-row>
        <table:table-row>
          <table:table-cell office:value-type="string">
            <text:p>Howard Balistreri</text:p>
          </table:table-cell>
          <table:table-cell office:value-type="string">
            <text:p>843-878-0652 x96477</text:p>
          </table:table-cell>
          <table:table-cell office:value-type="string">
            <text:p>Alexane.Carter@hotmail.com</text:p>
          </table:table-cell>
          <table:table-cell office:value-type="string">
            <text:p>1383 Bernhard Springs</text:p>
          </table:table-cell>
          <table:table-cell office:value-type="string">
            <text:p>New Maxime</text:p>
          </table:table-cell>
          <table:table-cell office:value-type="string">
            <text:p>Rhode Island</text:p>
          </table:table-cell>
          <table:table-cell office:value-type="string">
            <text:p>50202</text:p>
          </table:table-cell>
          <table:table-cell office:value-type="string">
            <text:p>569928270</text:p>
          </table:table-cell>
          <table:table-cell office:value-type="string">
            <text:p>Clothing</text:p>
          </table:table-cell>
          <table:table-cell office:value-type="string">
            <text:p>Ferry LLC</text:p>
          </table:table-cell>
          <table:table-cell office:value-type="float" office:value="44417.71072682871">
            <text:p>44417.71072682871</text:p>
          </table:table-cell>
          <table:table-cell office:value-type="string">
            <text:p>http://placeimg.com/640/480</text:p>
          </table:table-cell>
          <table:table-cell office:value-type="string">
            <text:p>Accusantium excepturi perspiciatis et quis reprehenderit. Sapiente provident vel quos dolorem molestias impedit vitae. Sed blanditiis qui quae architecto dolorem quibusdam. Est doloribus beatae aperiam.</text:p>
          </table:table-cell>
          <table:table-cell office:value-type="boolean" office:boolean-value="true">
            <text:p>TRUE</text:p>
          </table:table-cell>
        </table:table-row>
        <table:table-row>
          <table:table-cell office:value-type="string">
            <text:p>Rudy Ferry</text:p>
          </table:table-cell>
          <table:table-cell office:value-type="string">
            <text:p>(201) 244-6502 x604</text:p>
          </table:table-cell>
          <table:table-cell office:value-type="string">
            <text:p>Wyman.Auer52@gmail.com</text:p>
          </table:table-cell>
          <table:table-cell office:value-type="string">
            <text:p>486 Satterfield Pine</text:p>
          </table:table-cell>
          <table:table-cell office:value-type="string">
            <text:p>South Ianhaven</text:p>
          </table:table-cell>
          <table:table-cell office:value-type="string">
            <text:p>New York</text:p>
          </table:table-cell>
          <table:table-cell office:value-type="string">
            <text:p>01080</text:p>
          </table:table-cell>
          <table:table-cell office:value-type="string">
            <text:p>074449859</text:p>
          </table:table-cell>
          <table:table-cell office:value-type="string">
            <text:p>Industrial</text:p>
          </table:table-cell>
          <table:table-cell office:value-type="string">
            <text:p>Mueller LLC</text:p>
          </table:table-cell>
          <table:table-cell office:value-type="float" office:value="44289.5280203588">
            <text:p>44289.5280203588</text:p>
          </table:table-cell>
          <table:table-cell office:value-type="string">
            <text:p>http://placeimg.com/640/480</text:p>
          </table:table-cell>
          <table:table-cell office:value-type="string">
            <text:p>Ea quos sed earum dolorum sapiente. Eum et voluptas nihil ullam et consectetur excepturi aut quam. Rem id natus nemo. Rerum ad unde nulla voluptatem saepe voluptatem et tempora. Sit vel enim soluta minima iste. Doloribus mollitia accusamus sapiente voluptas autem sunt est culpa.</text:p>
          </table:table-cell>
          <table:table-cell office:value-type="boolean" office:boolean-value="true">
            <text:p>TRUE</text:p>
          </table:table-cell>
        </table:table-row>
        <table:table-row>
          <table:table-cell office:value-type="string">
            <text:p>Lonnie Hartmann</text:p>
          </table:table-cell>
          <table:table-cell office:value-type="string">
            <text:p>471.207.6707</text:p>
          </table:table-cell>
          <table:table-cell office:value-type="string">
            <text:p>Thurman.Bradtke@hotmail.com</text:p>
          </table:table-cell>
          <table:table-cell office:value-type="string">
            <text:p>3891 Dexter Mountains</text:p>
          </table:table-cell>
          <table:table-cell office:value-type="string">
            <text:p>South Pearline</text:p>
          </table:table-cell>
          <table:table-cell office:value-type="string">
            <text:p>New Mexico</text:p>
          </table:table-cell>
          <table:table-cell office:value-type="string">
            <text:p>01837-7117</text:p>
          </table:table-cell>
          <table:table-cell office:value-type="string">
            <text:p>195196065</text:p>
          </table:table-cell>
          <table:table-cell office:value-type="string">
            <text:p>Health</text:p>
          </table:table-cell>
          <table:table-cell office:value-type="string">
            <text:p>Bergnaum, Becker and Kshlerin</text:p>
          </table:table-cell>
          <table:table-cell office:value-type="float" office:value="44381.84720493056">
            <text:p>44381.84720493056</text:p>
          </table:table-cell>
          <table:table-cell office:value-type="string">
            <text:p>http://placeimg.com/640/480</text:p>
          </table:table-cell>
          <table:table-cell office:value-type="string">
            <text:p>Sed non ea eum ipsa velit voluptate in. Qui autem ratione porro qui iure veritatis. Neque nisi vel. Quam laborum itaque esse et cum minima. Magnam vitae est repellendus. Temporibus expedita unde ut in mollitia illo in impedit.</text:p>
          </table:table-cell>
          <table:table-cell office:value-type="boolean" office:boolean-value="false">
            <text:p>FALSE</text:p>
          </table:table-cell>
        </table:table-row>
        <table:table-row>
          <table:table-cell office:value-type="string">
            <text:p>Gregg Klein</text:p>
          </table:table-cell>
          <table:table-cell office:value-type="string">
            <text:p>715-751-8780 x521</text:p>
          </table:table-cell>
          <table:table-cell office:value-type="string">
            <text:p>Tremaine66@hotmail.com</text:p>
          </table:table-cell>
          <table:table-cell office:value-type="string">
            <text:p>0397 Molly Way</text:p>
          </table:table-cell>
          <table:table-cell office:value-type="string">
            <text:p>East Gino</text:p>
          </table:table-cell>
          <table:table-cell office:value-type="string">
            <text:p>Montana</text:p>
          </table:table-cell>
          <table:table-cell office:value-type="string">
            <text:p>50651</text:p>
          </table:table-cell>
          <table:table-cell office:value-type="string">
            <text:p>011955458</text:p>
          </table:table-cell>
          <table:table-cell office:value-type="string">
            <text:p>Shoes</text:p>
          </table:table-cell>
          <table:table-cell office:value-type="string">
            <text:p>Maggio LLC</text:p>
          </table:table-cell>
          <table:table-cell office:value-type="float" office:value="44251.03483019676">
            <text:p>44251.03483019676</text:p>
          </table:table-cell>
          <table:table-cell office:value-type="string">
            <text:p>http://placeimg.com/640/480</text:p>
          </table:table-cell>
          <table:table-cell office:value-type="string">
            <text:p>Ea consectetur quo beatae sequi. Nesciunt soluta maxime provident rerum porro nulla quibusdam omnis. Et tempora vero voluptatem architecto non. Esse provident aperiam et illo. Et facere nobis aut distinctio aut magni tempore a aliquid.</text:p>
          </table:table-cell>
          <table:table-cell office:value-type="boolean" office:boolean-value="true">
            <text:p>TRUE</text:p>
          </table:table-cell>
        </table:table-row>
        <table:table-row>
          <table:table-cell office:value-type="string">
            <text:p>Kyle Walsh</text:p>
          </table:table-cell>
          <table:table-cell office:value-type="string">
            <text:p>(904) 808-9135 x3770</text:p>
          </table:table-cell>
          <table:table-cell office:value-type="string">
            <text:p>Filomena.Goyette55@hotmail.com</text:p>
          </table:table-cell>
          <table:table-cell office:value-type="string">
            <text:p>93282 Timmothy Walk</text:p>
          </table:table-cell>
          <table:table-cell office:value-type="string">
            <text:p>Jalonview</text:p>
          </table:table-cell>
          <table:table-cell office:value-type="string">
            <text:p>California</text:p>
          </table:table-cell>
          <table:table-cell office:value-type="string">
            <text:p>20089-9527</text:p>
          </table:table-cell>
          <table:table-cell office:value-type="string">
            <text:p>209163418</text:p>
          </table:table-cell>
          <table:table-cell office:value-type="string">
            <text:p>Sports</text:p>
          </table:table-cell>
          <table:table-cell office:value-type="string">
            <text:p>Rodriguez - Bauch</text:p>
          </table:table-cell>
          <table:table-cell office:value-type="float" office:value="44491.04300392361">
            <text:p>44491.04300392361</text:p>
          </table:table-cell>
          <table:table-cell office:value-type="string">
            <text:p>http://placeimg.com/640/480</text:p>
          </table:table-cell>
          <table:table-cell office:value-type="string">
            <text:p>Eum qui et molestiae et tempora quis. Et exercitationem impedit facere. Vero praesentium vitae voluptate. Occaecati rerum qui asperiores voluptatem hic fugiat earum aliquid. Non eum ratione atque assumenda unde. Perferendis maxime unde tenetur qui architecto molestiae delectus eius et.</text:p>
          </table:table-cell>
          <table:table-cell office:value-type="boolean" office:boolean-value="false">
            <text:p>FALSE</text:p>
          </table:table-cell>
        </table:table-row>
        <table:table-row>
          <table:table-cell office:value-type="string">
            <text:p>Ellis Ratke</text:p>
          </table:table-cell>
          <table:table-cell office:value-type="string">
            <text:p>(269) 360-1720 x873</text:p>
          </table:table-cell>
          <table:table-cell office:value-type="string">
            <text:p>Kaylin_Pagac93@yahoo.com</text:p>
          </table:table-cell>
          <table:table-cell office:value-type="string">
            <text:p>9643 Fisher Land</text:p>
          </table:table-cell>
          <table:table-cell office:value-type="string">
            <text:p>Grantbury</text:p>
          </table:table-cell>
          <table:table-cell office:value-type="string">
            <text:p>Illinois</text:p>
          </table:table-cell>
          <table:table-cell office:value-type="string">
            <text:p>56689-6916</text:p>
          </table:table-cell>
          <table:table-cell office:value-type="string">
            <text:p>514877156</text:p>
          </table:table-cell>
          <table:table-cell office:value-type="string">
            <text:p>Beauty</text:p>
          </table:table-cell>
          <table:table-cell office:value-type="string">
            <text:p>Bayer and Sons</text:p>
          </table:table-cell>
          <table:table-cell office:value-type="float" office:value="44453.932658564816">
            <text:p>44453.932658564816</text:p>
          </table:table-cell>
          <table:table-cell office:value-type="string">
            <text:p>http://placeimg.com/640/480</text:p>
          </table:table-cell>
          <table:table-cell office:value-type="string">
            <text:p>Ducimus similique cumque eum et magni enim facere voluptatem maiores. Numquam nulla doloremque ut et rerum aspernatur. Quidem vero natus dolorem expedita repellat quo saepe. Nisi sit corrupti nihil et atque sed quia atque.</text:p>
          </table:table-cell>
          <table:table-cell office:value-type="boolean" office:boolean-value="false">
            <text:p>FALSE</text:p>
          </table:table-cell>
        </table:table-row>
        <table:table-row>
          <table:table-cell office:value-type="string">
            <text:p>Joseph Becker</text:p>
          </table:table-cell>
          <table:table-cell office:value-type="string">
            <text:p>350-777-7433 x777</text:p>
          </table:table-cell>
          <table:table-cell office:value-type="string">
            <text:p>Ambrose.Heller99@yahoo.com</text:p>
          </table:table-cell>
          <table:table-cell office:value-type="string">
            <text:p>8205 Casper Harbor</text:p>
          </table:table-cell>
          <table:table-cell office:value-type="string">
            <text:p>Jordyville</text:p>
          </table:table-cell>
          <table:table-cell office:value-type="string">
            <text:p>Kentucky</text:p>
          </table:table-cell>
          <table:table-cell office:value-type="string">
            <text:p>44399</text:p>
          </table:table-cell>
          <table:table-cell office:value-type="string">
            <text:p>145210412</text:p>
          </table:table-cell>
          <table:table-cell office:value-type="string">
            <text:p>Games</text:p>
          </table:table-cell>
          <table:table-cell office:value-type="string">
            <text:p>Dare - Kuhic</text:p>
          </table:table-cell>
          <table:table-cell office:value-type="float" office:value="44519.602489212964">
            <text:p>44519.602489212964</text:p>
          </table:table-cell>
          <table:table-cell office:value-type="string">
            <text:p>http://placeimg.com/640/480</text:p>
          </table:table-cell>
          <table:table-cell office:value-type="string">
            <text:p>Quaerat ut sapiente a quam. Omnis velit dolores velit nulla nihil dolores harum corporis. Nemo repellat ut ut adipisci. Sit voluptatem quasi.</text:p>
          </table:table-cell>
          <table:table-cell office:value-type="boolean" office:boolean-value="true">
            <text:p>TRUE</text:p>
          </table:table-cell>
        </table:table-row>
        <table:table-row>
          <table:table-cell office:value-type="string">
            <text:p>Miss Candace Mante</text:p>
          </table:table-cell>
          <table:table-cell office:value-type="string">
            <text:p>(335) 862-3189 x2377</text:p>
          </table:table-cell>
          <table:table-cell office:value-type="string">
            <text:p>Casimir.Johnson57@yahoo.com</text:p>
          </table:table-cell>
          <table:table-cell office:value-type="string">
            <text:p>43272 Darryl Points</text:p>
          </table:table-cell>
          <table:table-cell office:value-type="string">
            <text:p>East Milford</text:p>
          </table:table-cell>
          <table:table-cell office:value-type="string">
            <text:p>Kansas</text:p>
          </table:table-cell>
          <table:table-cell office:value-type="string">
            <text:p>50155</text:p>
          </table:table-cell>
          <table:table-cell office:value-type="string">
            <text:p>584528008</text:p>
          </table:table-cell>
          <table:table-cell office:value-type="string">
            <text:p>Books</text:p>
          </table:table-cell>
          <table:table-cell office:value-type="string">
            <text:p>Hoppe Group</text:p>
          </table:table-cell>
          <table:table-cell office:value-type="float" office:value="44316.89651387731">
            <text:p>44316.89651387731</text:p>
          </table:table-cell>
          <table:table-cell office:value-type="string">
            <text:p>http://placeimg.com/640/480</text:p>
          </table:table-cell>
          <table:table-cell office:value-type="string">
            <text:p>Quos dicta asperiores quam voluptas quibusdam. Et consequatur quia nisi soluta natus. Soluta eveniet harum quas veniam nisi harum quia iure.</text:p>
          </table:table-cell>
          <table:table-cell office:value-type="boolean" office:boolean-value="false">
            <text:p>FALSE</text:p>
          </table:table-cell>
        </table:table-row>
        <table:table-row>
          <table:table-cell office:value-type="string">
            <text:p>Claudia Kshlerin</text:p>
          </table:table-cell>
          <table:table-cell office:value-type="string">
            <text:p>200-646-8981 x7748</text:p>
          </table:table-cell>
          <table:table-cell office:value-type="string">
            <text:p>Letha.Kuhlman48@hotmail.com</text:p>
          </table:table-cell>
          <table:table-cell office:value-type="string">
            <text:p>1627 Rebecca Lock</text:p>
          </table:table-cell>
          <table:table-cell office:value-type="string">
            <text:p>Auburn</text:p>
          </table:table-cell>
          <table:table-cell office:value-type="string">
            <text:p>North Dakota</text:p>
          </table:table-cell>
          <table:table-cell office:value-type="string">
            <text:p>41861-1156</text:p>
          </table:table-cell>
          <table:table-cell office:value-type="string">
            <text:p>127666084</text:p>
          </table:table-cell>
          <table:table-cell office:value-type="string">
            <text:p>Clothing</text:p>
          </table:table-cell>
          <table:table-cell office:value-type="string">
            <text:p>Wyman - Donnelly</text:p>
          </table:table-cell>
          <table:table-cell office:value-type="float" office:value="44431.369707384256">
            <text:p>44431.369707384256</text:p>
          </table:table-cell>
          <table:table-cell office:value-type="string">
            <text:p>http://placeimg.com/640/480</text:p>
          </table:table-cell>
          <table:table-cell office:value-type="string">
            <text:p>Quo laudantium nostrum necessitatibus inventore porro vero autem natus. Nihil voluptatem voluptatibus dolores qui quis voluptatem impedit consequuntur quos. Est alias iure. Et minima deleniti qui amet eveniet minus tenetur rerum.</text:p>
          </table:table-cell>
          <table:table-cell office:value-type="boolean" office:boolean-value="false">
            <text:p>FALSE</text:p>
          </table:table-cell>
        </table:table-row>
        <table:table-row>
          <table:table-cell office:value-type="string">
            <text:p>Sheri Lind</text:p>
          </table:table-cell>
          <table:table-cell office:value-type="string">
            <text:p>(764) 653-6310 x112</text:p>
          </table:table-cell>
          <table:table-cell office:value-type="string">
            <text:p>Dedric26@hotmail.com</text:p>
          </table:table-cell>
          <table:table-cell office:value-type="string">
            <text:p>1152 Elfrieda Green</text:p>
          </table:table-cell>
          <table:table-cell office:value-type="string">
            <text:p>West Winonaland</text:p>
          </table:table-cell>
          <table:table-cell office:value-type="string">
            <text:p>Tennessee</text:p>
          </table:table-cell>
          <table:table-cell office:value-type="string">
            <text:p>39435</text:p>
          </table:table-cell>
          <table:table-cell office:value-type="string">
            <text:p>674038466</text:p>
          </table:table-cell>
          <table:table-cell office:value-type="string">
            <text:p>Clothing</text:p>
          </table:table-cell>
          <table:table-cell office:value-type="string">
            <text:p>Gleichner Inc</text:p>
          </table:table-cell>
          <table:table-cell office:value-type="float" office:value="44349.920207372685">
            <text:p>44349.920207372685</text:p>
          </table:table-cell>
          <table:table-cell office:value-type="string">
            <text:p>http://placeimg.com/640/480</text:p>
          </table:table-cell>
          <table:table-cell office:value-type="string">
            <text:p>Voluptatum et ex. Dolor veritatis qui in et nesciunt necessitatibus. Optio qui minima amet vel et ut dicta suscipit. Vel nisi nostrum doloremque id.</text:p>
          </table:table-cell>
          <table:table-cell office:value-type="boolean" office:boolean-value="false">
            <text:p>FALSE</text:p>
          </table:table-cell>
        </table:table-row>
        <table:table-row>
          <table:table-cell office:value-type="string">
            <text:p>Jessica Koelpin</text:p>
          </table:table-cell>
          <table:table-cell office:value-type="string">
            <text:p>378.203.3596 x440</text:p>
          </table:table-cell>
          <table:table-cell office:value-type="string">
            <text:p>Theresia35@hotmail.com</text:p>
          </table:table-cell>
          <table:table-cell office:value-type="string">
            <text:p>6706 Ophelia Island</text:p>
          </table:table-cell>
          <table:table-cell office:value-type="string">
            <text:p>North Camilastad</text:p>
          </table:table-cell>
          <table:table-cell office:value-type="string">
            <text:p>Delaware</text:p>
          </table:table-cell>
          <table:table-cell office:value-type="string">
            <text:p>02631</text:p>
          </table:table-cell>
          <table:table-cell office:value-type="string">
            <text:p>024780649</text:p>
          </table:table-cell>
          <table:table-cell office:value-type="string">
            <text:p>Shoes</text:p>
          </table:table-cell>
          <table:table-cell office:value-type="string">
            <text:p>Prohaska, Hauck and Harris</text:p>
          </table:table-cell>
          <table:table-cell office:value-type="float" office:value="44436.57612863426">
            <text:p>44436.57612863426</text:p>
          </table:table-cell>
          <table:table-cell office:value-type="string">
            <text:p>http://placeimg.com/640/480</text:p>
          </table:table-cell>
          <table:table-cell office:value-type="string">
            <text:p>Et occaecati molestiae sunt harum aliquid. Dolores vel dicta ipsum cumque voluptas aut voluptate ea. Sint sequi ut pariatur non commodi amet aperiam.</text:p>
          </table:table-cell>
          <table:table-cell office:value-type="boolean" office:boolean-value="true">
            <text:p>TRUE</text:p>
          </table:table-cell>
        </table:table-row>
        <table:table-row>
          <table:table-cell office:value-type="string">
            <text:p>Lena Stanton</text:p>
          </table:table-cell>
          <table:table-cell office:value-type="string">
            <text:p>1-971-251-9366 x5169</text:p>
          </table:table-cell>
          <table:table-cell office:value-type="string">
            <text:p>Darrion.Legros@gmail.com</text:p>
          </table:table-cell>
          <table:table-cell office:value-type="string">
            <text:p>4183 Josh Summit</text:p>
          </table:table-cell>
          <table:table-cell office:value-type="string">
            <text:p>West Sam</text:p>
          </table:table-cell>
          <table:table-cell office:value-type="string">
            <text:p>California</text:p>
          </table:table-cell>
          <table:table-cell office:value-type="string">
            <text:p>72212</text:p>
          </table:table-cell>
          <table:table-cell office:value-type="string">
            <text:p>609811674</text:p>
          </table:table-cell>
          <table:table-cell office:value-type="string">
            <text:p>Jewelery</text:p>
          </table:table-cell>
          <table:table-cell office:value-type="string">
            <text:p>Howe - West</text:p>
          </table:table-cell>
          <table:table-cell office:value-type="float" office:value="44370.19275504629">
            <text:p>44370.19275504629</text:p>
          </table:table-cell>
          <table:table-cell office:value-type="string">
            <text:p>http://placeimg.com/640/480</text:p>
          </table:table-cell>
          <table:table-cell office:value-type="string">
            <text:p>Accusantium facere qui. Et eum suscipit ut ullam quo qui beatae ea. Placeat dicta ut at dolorum qui qui perferendis. Qui veniam nesciunt id. Maxime quasi quos alias cupiditate consequuntur.</text:p>
          </table:table-cell>
          <table:table-cell office:value-type="boolean" office:boolean-value="true">
            <text:p>TRUE</text:p>
          </table:table-cell>
        </table:table-row>
        <table:table-row>
          <table:table-cell office:value-type="string">
            <text:p>Susie Waelchi</text:p>
          </table:table-cell>
          <table:table-cell office:value-type="string">
            <text:p>262-339-9562</text:p>
          </table:table-cell>
          <table:table-cell office:value-type="string">
            <text:p>Johan36@hotmail.com</text:p>
          </table:table-cell>
          <table:table-cell office:value-type="string">
            <text:p>96720 Clifford Dam</text:p>
          </table:table-cell>
          <table:table-cell office:value-type="string">
            <text:p>East Los Angeles</text:p>
          </table:table-cell>
          <table:table-cell office:value-type="string">
            <text:p>Maryland</text:p>
          </table:table-cell>
          <table:table-cell office:value-type="string">
            <text:p>51502-8659</text:p>
          </table:table-cell>
          <table:table-cell office:value-type="string">
            <text:p>735123155</text:p>
          </table:table-cell>
          <table:table-cell office:value-type="string">
            <text:p>Toys</text:p>
          </table:table-cell>
          <table:table-cell office:value-type="string">
            <text:p>Marquardt, Schuppe and Upton</text:p>
          </table:table-cell>
          <table:table-cell office:value-type="float" office:value="44402.43568025463">
            <text:p>44402.43568025463</text:p>
          </table:table-cell>
          <table:table-cell office:value-type="string">
            <text:p>http://placeimg.com/640/480</text:p>
          </table:table-cell>
          <table:table-cell office:value-type="string">
            <text:p>In asperiores eligendi at iste. Fugit veritatis incidunt et. Odit deserunt aut facilis fugit quasi. Aut dolore numquam repudiandae doloribus voluptas tenetur voluptatem. Soluta nostrum dicta. Et voluptate occaecati rerum.</text:p>
          </table:table-cell>
          <table:table-cell office:value-type="boolean" office:boolean-value="false">
            <text:p>FALSE</text:p>
          </table:table-cell>
        </table:table-row>
        <table:table-row>
          <table:table-cell office:value-type="string">
            <text:p>Milton Klein</text:p>
          </table:table-cell>
          <table:table-cell office:value-type="string">
            <text:p>1-940-953-3707 x1856</text:p>
          </table:table-cell>
          <table:table-cell office:value-type="string">
            <text:p>Clyde.Fritsch97@yahoo.com</text:p>
          </table:table-cell>
          <table:table-cell office:value-type="string">
            <text:p>5464 Vandervort Walk</text:p>
          </table:table-cell>
          <table:table-cell office:value-type="string">
            <text:p>Lake Lavina</text:p>
          </table:table-cell>
          <table:table-cell office:value-type="string">
            <text:p>New Hampshire</text:p>
          </table:table-cell>
          <table:table-cell office:value-type="string">
            <text:p>44135-3695</text:p>
          </table:table-cell>
          <table:table-cell office:value-type="string">
            <text:p>682357087</text:p>
          </table:table-cell>
          <table:table-cell office:value-type="string">
            <text:p>Outdoors</text:p>
          </table:table-cell>
          <table:table-cell office:value-type="string">
            <text:p>Kling, Larkin and Kuhic</text:p>
          </table:table-cell>
          <table:table-cell office:value-type="float" office:value="44566.53413931713">
            <text:p>44566.53413931713</text:p>
          </table:table-cell>
          <table:table-cell office:value-type="string">
            <text:p>http://placeimg.com/640/480</text:p>
          </table:table-cell>
          <table:table-cell office:value-type="string">
            <text:p>Omnis dolores illum excepturi repudiandae modi a aut itaque laborum. Quasi et aspernatur corporis est ea dolorem beatae et sed. Sit non velit ut dolore omnis.</text:p>
          </table:table-cell>
          <table:table-cell office:value-type="boolean" office:boolean-value="false">
            <text:p>FALSE</text:p>
          </table:table-cell>
        </table:table-row>
        <table:table-row>
          <table:table-cell office:value-type="string">
            <text:p>Keith Aufderhar</text:p>
          </table:table-cell>
          <table:table-cell office:value-type="string">
            <text:p>292.855.8737</text:p>
          </table:table-cell>
          <table:table-cell office:value-type="string">
            <text:p>Lilyan_Koelpin63@gmail.com</text:p>
          </table:table-cell>
          <table:table-cell office:value-type="string">
            <text:p>1571 Gleason Neck</text:p>
          </table:table-cell>
          <table:table-cell office:value-type="string">
            <text:p>Towneland</text:p>
          </table:table-cell>
          <table:table-cell office:value-type="string">
            <text:p>Utah</text:p>
          </table:table-cell>
          <table:table-cell office:value-type="string">
            <text:p>14124-0419</text:p>
          </table:table-cell>
          <table:table-cell office:value-type="string">
            <text:p>944073054</text:p>
          </table:table-cell>
          <table:table-cell office:value-type="string">
            <text:p>Health</text:p>
          </table:table-cell>
          <table:table-cell office:value-type="string">
            <text:p>Collier, Treutel and Beahan</text:p>
          </table:table-cell>
          <table:table-cell office:value-type="float" office:value="44295.57876460648">
            <text:p>44295.57876460648</text:p>
          </table:table-cell>
          <table:table-cell office:value-type="string">
            <text:p>http://placeimg.com/640/480</text:p>
          </table:table-cell>
          <table:table-cell office:value-type="string">
            <text:p>Ipsum est inventore minima laboriosam. Pariatur amet aliquam repellat et dolorem placeat molestiae quo. Voluptas itaque aut voluptatem minus aut consequatur ea.</text:p>
          </table:table-cell>
          <table:table-cell office:value-type="boolean" office:boolean-value="false">
            <text:p>FALSE</text:p>
          </table:table-cell>
        </table:table-row>
        <table:table-row>
          <table:table-cell office:value-type="string">
            <text:p>Byron Osinski III</text:p>
          </table:table-cell>
          <table:table-cell office:value-type="string">
            <text:p>396.736.9703 x55544</text:p>
          </table:table-cell>
          <table:table-cell office:value-type="string">
            <text:p>Jeanne.West31@gmail.com</text:p>
          </table:table-cell>
          <table:table-cell office:value-type="string">
            <text:p>232 Goldner Field</text:p>
          </table:table-cell>
          <table:table-cell office:value-type="string">
            <text:p>North Blaisehaven</text:p>
          </table:table-cell>
          <table:table-cell office:value-type="string">
            <text:p>Ohio</text:p>
          </table:table-cell>
          <table:table-cell office:value-type="string">
            <text:p>54724-1240</text:p>
          </table:table-cell>
          <table:table-cell office:value-type="string">
            <text:p>836205121</text:p>
          </table:table-cell>
          <table:table-cell office:value-type="string">
            <text:p>Health</text:p>
          </table:table-cell>
          <table:table-cell office:value-type="string">
            <text:p>Reichel, Rutherford and Kautzer</text:p>
          </table:table-cell>
          <table:table-cell office:value-type="float" office:value="44568.905443993055">
            <text:p>44568.905443993055</text:p>
          </table:table-cell>
          <table:table-cell office:value-type="string">
            <text:p>http://placeimg.com/640/480</text:p>
          </table:table-cell>
          <table:table-cell office:value-type="string">
            <text:p>Illo quo voluptas delectus id in libero quam saepe. Ipsam rerum voluptatum omnis dolores. Asperiores earum illo dolorum unde in fuga qui distinctio. Et et sunt et et voluptatum modi similique.</text:p>
          </table:table-cell>
          <table:table-cell office:value-type="boolean" office:boolean-value="false">
            <text:p>FALSE</text:p>
          </table:table-cell>
        </table:table-row>
        <table:table-row>
          <table:table-cell office:value-type="string">
            <text:p>Kerry Wyman</text:p>
          </table:table-cell>
          <table:table-cell office:value-type="string">
            <text:p>395-207-2147</text:p>
          </table:table-cell>
          <table:table-cell office:value-type="string">
            <text:p>Tod.Bednar2@hotmail.com</text:p>
          </table:table-cell>
          <table:table-cell office:value-type="string">
            <text:p>1950 Joe Loaf</text:p>
          </table:table-cell>
          <table:table-cell office:value-type="string">
            <text:p>North Gladyceview</text:p>
          </table:table-cell>
          <table:table-cell office:value-type="string">
            <text:p>North Dakota</text:p>
          </table:table-cell>
          <table:table-cell office:value-type="string">
            <text:p>21618-9487</text:p>
          </table:table-cell>
          <table:table-cell office:value-type="string">
            <text:p>415800714</text:p>
          </table:table-cell>
          <table:table-cell office:value-type="string">
            <text:p>Kids</text:p>
          </table:table-cell>
          <table:table-cell office:value-type="string">
            <text:p>Smith Group</text:p>
          </table:table-cell>
          <table:table-cell office:value-type="float" office:value="44563.883767974534">
            <text:p>44563.883767974534</text:p>
          </table:table-cell>
          <table:table-cell office:value-type="string">
            <text:p>http://placeimg.com/640/480</text:p>
          </table:table-cell>
          <table:table-cell office:value-type="string">
            <text:p>Accusantium in commodi nesciunt eius qui quasi similique. Natus quo commodi itaque atque. Earum quisquam officiis quia quaerat inventore. Omnis accusamus saepe possimus suscipit.</text:p>
          </table:table-cell>
          <table:table-cell office:value-type="boolean" office:boolean-value="false">
            <text:p>FALSE</text:p>
          </table:table-cell>
        </table:table-row>
        <table:table-row>
          <table:table-cell office:value-type="string">
            <text:p>Jose Abbott</text:p>
          </table:table-cell>
          <table:table-cell office:value-type="string">
            <text:p>1-813-427-9613 x58240</text:p>
          </table:table-cell>
          <table:table-cell office:value-type="string">
            <text:p>Jules_Prosacco@yahoo.com</text:p>
          </table:table-cell>
          <table:table-cell office:value-type="string">
            <text:p>7061 Loma Mount</text:p>
          </table:table-cell>
          <table:table-cell office:value-type="string">
            <text:p>West Ivabury</text:p>
          </table:table-cell>
          <table:table-cell office:value-type="string">
            <text:p>Vermont</text:p>
          </table:table-cell>
          <table:table-cell office:value-type="string">
            <text:p>84435-2575</text:p>
          </table:table-cell>
          <table:table-cell office:value-type="string">
            <text:p>692348921</text:p>
          </table:table-cell>
          <table:table-cell office:value-type="string">
            <text:p>Movies</text:p>
          </table:table-cell>
          <table:table-cell office:value-type="string">
            <text:p>Kuhic Inc</text:p>
          </table:table-cell>
          <table:table-cell office:value-type="float" office:value="44569.856154189816">
            <text:p>44569.856154189816</text:p>
          </table:table-cell>
          <table:table-cell office:value-type="string">
            <text:p>http://placeimg.com/640/480</text:p>
          </table:table-cell>
          <table:table-cell office:value-type="string">
            <text:p>Quos est mollitia voluptatem voluptatem fugiat recusandae similique occaecati et. Culpa iusto nihil. Rerum vel repudiandae perspiciatis.</text:p>
          </table:table-cell>
          <table:table-cell office:value-type="boolean" office:boolean-value="true">
            <text:p>TRUE</text:p>
          </table:table-cell>
        </table:table-row>
        <table:table-row>
          <table:table-cell office:value-type="string">
            <text:p>Alvin Legros</text:p>
          </table:table-cell>
          <table:table-cell office:value-type="string">
            <text:p>825.457.0218 x135</text:p>
          </table:table-cell>
          <table:table-cell office:value-type="string">
            <text:p>Waino_Fritsch@gmail.com</text:p>
          </table:table-cell>
          <table:table-cell office:value-type="string">
            <text:p>7709 Jamil Dale</text:p>
          </table:table-cell>
          <table:table-cell office:value-type="string">
            <text:p>Turcottemouth</text:p>
          </table:table-cell>
          <table:table-cell office:value-type="string">
            <text:p>Minnesota</text:p>
          </table:table-cell>
          <table:table-cell office:value-type="string">
            <text:p>44248-9101</text:p>
          </table:table-cell>
          <table:table-cell office:value-type="string">
            <text:p>207580019</text:p>
          </table:table-cell>
          <table:table-cell office:value-type="string">
            <text:p>Garden</text:p>
          </table:table-cell>
          <table:table-cell office:value-type="string">
            <text:p>Ferry, Larkin and Parker</text:p>
          </table:table-cell>
          <table:table-cell office:value-type="float" office:value="44269.151018136574">
            <text:p>44269.151018136574</text:p>
          </table:table-cell>
          <table:table-cell office:value-type="string">
            <text:p>http://placeimg.com/640/480</text:p>
          </table:table-cell>
          <table:table-cell office:value-type="string">
            <text:p>Tempora odio totam aut. Omnis neque adipisci vero totam nam aliquid atque voluptatem et. Omnis quas rem excepturi facere qui. Iusto distinctio sequi earum fuga sint. Doloremque consequuntur officiis molestiae rerum.</text:p>
          </table:table-cell>
          <table:table-cell office:value-type="boolean" office:boolean-value="false">
            <text:p>FALSE</text:p>
          </table:table-cell>
        </table:table-row>
        <table:table-row>
          <table:table-cell office:value-type="string">
            <text:p>Rudy Herzog</text:p>
          </table:table-cell>
          <table:table-cell office:value-type="string">
            <text:p>(852) 912-1609 x12869</text:p>
          </table:table-cell>
          <table:table-cell office:value-type="string">
            <text:p>Enrico96@yahoo.com</text:p>
          </table:table-cell>
          <table:table-cell office:value-type="string">
            <text:p>57425 Macejkovic Trail</text:p>
          </table:table-cell>
          <table:table-cell office:value-type="string">
            <text:p>Oletaport</text:p>
          </table:table-cell>
          <table:table-cell office:value-type="string">
            <text:p>Michigan</text:p>
          </table:table-cell>
          <table:table-cell office:value-type="string">
            <text:p>54064-3082</text:p>
          </table:table-cell>
          <table:table-cell office:value-type="string">
            <text:p>256496617</text:p>
          </table:table-cell>
          <table:table-cell office:value-type="string">
            <text:p>Health</text:p>
          </table:table-cell>
          <table:table-cell office:value-type="string">
            <text:p>Schmeler, Pagac and Weissnat</text:p>
          </table:table-cell>
          <table:table-cell office:value-type="float" office:value="44252.421006400466">
            <text:p>44252.421006400466</text:p>
          </table:table-cell>
          <table:table-cell office:value-type="string">
            <text:p>http://placeimg.com/640/480</text:p>
          </table:table-cell>
          <table:table-cell office:value-type="string">
            <text:p>Amet est sint et. Velit distinctio temporibus. Voluptates quam dolore totam impedit sit est quia assumenda non. Tenetur maxime ut.</text:p>
          </table:table-cell>
          <table:table-cell office:value-type="boolean" office:boolean-value="true">
            <text:p>TRUE</text:p>
          </table:table-cell>
        </table:table-row>
        <table:table-row>
          <table:table-cell office:value-type="string">
            <text:p>Marion Nienow II</text:p>
          </table:table-cell>
          <table:table-cell office:value-type="string">
            <text:p>(386) 799-9359</text:p>
          </table:table-cell>
          <table:table-cell office:value-type="string">
            <text:p>Rachel.Lebsack@gmail.com</text:p>
          </table:table-cell>
          <table:table-cell office:value-type="string">
            <text:p>9980 Lynch Passage</text:p>
          </table:table-cell>
          <table:table-cell office:value-type="string">
            <text:p>Shannybury</text:p>
          </table:table-cell>
          <table:table-cell office:value-type="string">
            <text:p>Connecticut</text:p>
          </table:table-cell>
          <table:table-cell office:value-type="string">
            <text:p>39526</text:p>
          </table:table-cell>
          <table:table-cell office:value-type="string">
            <text:p>789257365</text:p>
          </table:table-cell>
          <table:table-cell office:value-type="string">
            <text:p>Sports</text:p>
          </table:table-cell>
          <table:table-cell office:value-type="string">
            <text:p>Blanda - Gaylord</text:p>
          </table:table-cell>
          <table:table-cell office:value-type="float" office:value="44566.471889409724">
            <text:p>44566.471889409724</text:p>
          </table:table-cell>
          <table:table-cell office:value-type="string">
            <text:p>http://placeimg.com/640/480</text:p>
          </table:table-cell>
          <table:table-cell office:value-type="string">
            <text:p>Vero velit impedit adipisci voluptatibus odit. Rerum similique facere hic similique. Velit consequatur officia eveniet quia nobis et. Molestiae soluta ad maiores vero. Enim alias quam. Hic omnis error corporis repudiandae debitis culpa commodi.</text:p>
          </table:table-cell>
          <table:table-cell office:value-type="boolean" office:boolean-value="false">
            <text:p>FALSE</text:p>
          </table:table-cell>
        </table:table-row>
        <table:table-row>
          <table:table-cell office:value-type="string">
            <text:p>Jessie Mann</text:p>
          </table:table-cell>
          <table:table-cell office:value-type="string">
            <text:p>933.972.1463 x3498</text:p>
          </table:table-cell>
          <table:table-cell office:value-type="string">
            <text:p>Rodrick.Kunde@yahoo.com</text:p>
          </table:table-cell>
          <table:table-cell office:value-type="string">
            <text:p>923 Marquardt Circles</text:p>
          </table:table-cell>
          <table:table-cell office:value-type="string">
            <text:p>Nicolamouth</text:p>
          </table:table-cell>
          <table:table-cell office:value-type="string">
            <text:p>Wyoming</text:p>
          </table:table-cell>
          <table:table-cell office:value-type="string">
            <text:p>68499</text:p>
          </table:table-cell>
          <table:table-cell office:value-type="string">
            <text:p>877214744</text:p>
          </table:table-cell>
          <table:table-cell office:value-type="string">
            <text:p>Games</text:p>
          </table:table-cell>
          <table:table-cell office:value-type="string">
            <text:p>West, Graham and Pouros</text:p>
          </table:table-cell>
          <table:table-cell office:value-type="float" office:value="44524.417680300925">
            <text:p>44524.417680300925</text:p>
          </table:table-cell>
          <table:table-cell office:value-type="string">
            <text:p>http://placeimg.com/640/480</text:p>
          </table:table-cell>
          <table:table-cell office:value-type="string">
            <text:p>Ea quia voluptas. Pariatur placeat accusamus magnam voluptate et et dolores suscipit. Expedita fugit officia libero. Vel quia est iste et.</text:p>
          </table:table-cell>
          <table:table-cell office:value-type="boolean" office:boolean-value="false">
            <text:p>FALSE</text:p>
          </table:table-cell>
        </table:table-row>
        <table:table-row>
          <table:table-cell office:value-type="string">
            <text:p>Dawn Koepp</text:p>
          </table:table-cell>
          <table:table-cell office:value-type="string">
            <text:p>767.221.3845</text:p>
          </table:table-cell>
          <table:table-cell office:value-type="string">
            <text:p>Sam.Satterfield55@hotmail.com</text:p>
          </table:table-cell>
          <table:table-cell office:value-type="string">
            <text:p>869 Graham Shoal</text:p>
          </table:table-cell>
          <table:table-cell office:value-type="string">
            <text:p>Dudleyfurt</text:p>
          </table:table-cell>
          <table:table-cell office:value-type="string">
            <text:p>West Virginia</text:p>
          </table:table-cell>
          <table:table-cell office:value-type="string">
            <text:p>23356</text:p>
          </table:table-cell>
          <table:table-cell office:value-type="string">
            <text:p>241262649</text:p>
          </table:table-cell>
          <table:table-cell office:value-type="string">
            <text:p>Sports</text:p>
          </table:table-cell>
          <table:table-cell office:value-type="string">
            <text:p>Kunde LLC</text:p>
          </table:table-cell>
          <table:table-cell office:value-type="float" office:value="44503.44600258102">
            <text:p>44503.44600258102</text:p>
          </table:table-cell>
          <table:table-cell office:value-type="string">
            <text:p>http://placeimg.com/640/480</text:p>
          </table:table-cell>
          <table:table-cell office:value-type="string">
            <text:p>Dolorem voluptatibus fugiat consequatur. Et debitis voluptas. Eaque exercitationem dolorum. Fuga velit odit amet ut quas perspiciatis eum nihil qui.</text:p>
          </table:table-cell>
          <table:table-cell office:value-type="boolean" office:boolean-value="true">
            <text:p>TRUE</text:p>
          </table:table-cell>
        </table:table-row>
        <table:table-row>
          <table:table-cell office:value-type="string">
            <text:p>Wilbur Labadie</text:p>
          </table:table-cell>
          <table:table-cell office:value-type="string">
            <text:p>703.935.6048 x884</text:p>
          </table:table-cell>
          <table:table-cell office:value-type="string">
            <text:p>Myrtle.Breitenberg@hotmail.com</text:p>
          </table:table-cell>
          <table:table-cell office:value-type="string">
            <text:p>8102 Schuster Canyon</text:p>
          </table:table-cell>
          <table:table-cell office:value-type="string">
            <text:p>Round Rock</text:p>
          </table:table-cell>
          <table:table-cell office:value-type="string">
            <text:p>Washington</text:p>
          </table:table-cell>
          <table:table-cell office:value-type="string">
            <text:p>29867-7694</text:p>
          </table:table-cell>
          <table:table-cell office:value-type="string">
            <text:p>763409294</text:p>
          </table:table-cell>
          <table:table-cell office:value-type="string">
            <text:p>Clothing</text:p>
          </table:table-cell>
          <table:table-cell office:value-type="string">
            <text:p>Ullrich, Dickinson and Heller</text:p>
          </table:table-cell>
          <table:table-cell office:value-type="float" office:value="44350.27379744213">
            <text:p>44350.27379744213</text:p>
          </table:table-cell>
          <table:table-cell office:value-type="string">
            <text:p>http://placeimg.com/640/480</text:p>
          </table:table-cell>
          <table:table-cell office:value-type="string">
            <text:p>Iste assumenda nobis. Quo veniam et hic. Sed quas temporibus fugit et et modi.</text:p>
          </table:table-cell>
          <table:table-cell office:value-type="boolean" office:boolean-value="false">
            <text:p>FALSE</text:p>
          </table:table-cell>
        </table:table-row>
        <table:table-row>
          <table:table-cell office:value-type="string">
            <text:p>Tiffany Ankunding</text:p>
          </table:table-cell>
          <table:table-cell office:value-type="string">
            <text:p>1-994-754-3065 x79845</text:p>
          </table:table-cell>
          <table:table-cell office:value-type="string">
            <text:p>Linda34@gmail.com</text:p>
          </table:table-cell>
          <table:table-cell office:value-type="string">
            <text:p>82531 Cecile Plaza</text:p>
          </table:table-cell>
          <table:table-cell office:value-type="string">
            <text:p>Lake Sherman</text:p>
          </table:table-cell>
          <table:table-cell office:value-type="string">
            <text:p>Hawaii</text:p>
          </table:table-cell>
          <table:table-cell office:value-type="string">
            <text:p>42915</text:p>
          </table:table-cell>
          <table:table-cell office:value-type="string">
            <text:p>308214543</text:p>
          </table:table-cell>
          <table:table-cell office:value-type="string">
            <text:p>Health</text:p>
          </table:table-cell>
          <table:table-cell office:value-type="string">
            <text:p>Nienow, Skiles and Botsford</text:p>
          </table:table-cell>
          <table:table-cell office:value-type="float" office:value="44371.27956710648">
            <text:p>44371.27956710648</text:p>
          </table:table-cell>
          <table:table-cell office:value-type="string">
            <text:p>http://placeimg.com/640/480</text:p>
          </table:table-cell>
          <table:table-cell office:value-type="string">
            <text:p>Repudiandae quis veritatis sint commodi facere est qui maiores. Id quae quaerat praesentium fugit sint quibusdam. Non eaque consequatur praesentium molestiae et repellat cum libero.</text:p>
          </table:table-cell>
          <table:table-cell office:value-type="boolean" office:boolean-value="false">
            <text:p>FALSE</text:p>
          </table:table-cell>
        </table:table-row>
        <table:table-row>
          <table:table-cell office:value-type="string">
            <text:p>Angelo Corwin</text:p>
          </table:table-cell>
          <table:table-cell office:value-type="string">
            <text:p>(646) 701-2071 x33304</text:p>
          </table:table-cell>
          <table:table-cell office:value-type="string">
            <text:p>Kevon_Jerde@yahoo.com</text:p>
          </table:table-cell>
          <table:table-cell office:value-type="string">
            <text:p>26035 Bernita Ville</text:p>
          </table:table-cell>
          <table:table-cell office:value-type="string">
            <text:p>New Emerymouth</text:p>
          </table:table-cell>
          <table:table-cell office:value-type="string">
            <text:p>Washington</text:p>
          </table:table-cell>
          <table:table-cell office:value-type="string">
            <text:p>38073-2855</text:p>
          </table:table-cell>
          <table:table-cell office:value-type="string">
            <text:p>866122261</text:p>
          </table:table-cell>
          <table:table-cell office:value-type="string">
            <text:p>Computers</text:p>
          </table:table-cell>
          <table:table-cell office:value-type="string">
            <text:p>Christiansen Group</text:p>
          </table:table-cell>
          <table:table-cell office:value-type="float" office:value="44364.11848695602">
            <text:p>44364.11848695602</text:p>
          </table:table-cell>
          <table:table-cell office:value-type="string">
            <text:p>http://placeimg.com/640/480</text:p>
          </table:table-cell>
          <table:table-cell office:value-type="string">
            <text:p>Officia aut omnis quos vel et. Ut optio sit quia totam eum voluptates animi. Voluptate quis culpa qui id nemo est voluptatem dolores sapiente. Facilis ratione exercitationem exercitationem possimus quia dolores. Est quaerat occaecati iusto vel nam esse ut. Impedit maxime qui.</text:p>
          </table:table-cell>
          <table:table-cell office:value-type="boolean" office:boolean-value="false">
            <text:p>FALSE</text:p>
          </table:table-cell>
        </table:table-row>
        <table:table-row>
          <table:table-cell office:value-type="string">
            <text:p>Clayton Denesik</text:p>
          </table:table-cell>
          <table:table-cell office:value-type="string">
            <text:p>694.911.8863</text:p>
          </table:table-cell>
          <table:table-cell office:value-type="string">
            <text:p>Antwon_Kling@yahoo.com</text:p>
          </table:table-cell>
          <table:table-cell office:value-type="string">
            <text:p>24927 Carey Cliff</text:p>
          </table:table-cell>
          <table:table-cell office:value-type="string">
            <text:p>Brianberg</text:p>
          </table:table-cell>
          <table:table-cell office:value-type="string">
            <text:p>Wisconsin</text:p>
          </table:table-cell>
          <table:table-cell office:value-type="string">
            <text:p>55682</text:p>
          </table:table-cell>
          <table:table-cell office:value-type="string">
            <text:p>820725507</text:p>
          </table:table-cell>
          <table:table-cell office:value-type="string">
            <text:p>Jewelery</text:p>
          </table:table-cell>
          <table:table-cell office:value-type="string">
            <text:p>Mitchell - Lueilwitz</text:p>
          </table:table-cell>
          <table:table-cell office:value-type="float" office:value="44247.26401990741">
            <text:p>44247.26401990741</text:p>
          </table:table-cell>
          <table:table-cell office:value-type="string">
            <text:p>http://placeimg.com/640/480</text:p>
          </table:table-cell>
          <table:table-cell office:value-type="string">
            <text:p>Ullam omnis non ab iure eligendi minima fugiat libero explicabo. Ad debitis cum. Itaque ea alias illum veniam quo error laborum enim. Iusto vero in. Sit dolor omnis quia inventore ut sint veritatis.</text:p>
          </table:table-cell>
          <table:table-cell office:value-type="boolean" office:boolean-value="true">
            <text:p>TRUE</text:p>
          </table:table-cell>
        </table:table-row>
        <table:table-row>
          <table:table-cell office:value-type="string">
            <text:p>Dr. Al Cartwright</text:p>
          </table:table-cell>
          <table:table-cell office:value-type="string">
            <text:p>1-316-436-9938 x59083</text:p>
          </table:table-cell>
          <table:table-cell office:value-type="string">
            <text:p>Minnie55@hotmail.com</text:p>
          </table:table-cell>
          <table:table-cell office:value-type="string">
            <text:p>22710 Ramon Divide</text:p>
          </table:table-cell>
          <table:table-cell office:value-type="string">
            <text:p>Dickensland</text:p>
          </table:table-cell>
          <table:table-cell office:value-type="string">
            <text:p>Oregon</text:p>
          </table:table-cell>
          <table:table-cell office:value-type="string">
            <text:p>10094-6068</text:p>
          </table:table-cell>
          <table:table-cell office:value-type="string">
            <text:p>074399132</text:p>
          </table:table-cell>
          <table:table-cell office:value-type="string">
            <text:p>Movies</text:p>
          </table:table-cell>
          <table:table-cell office:value-type="string">
            <text:p>Krajcik - Mertz</text:p>
          </table:table-cell>
          <table:table-cell office:value-type="float" office:value="44541.648159386576">
            <text:p>44541.648159386576</text:p>
          </table:table-cell>
          <table:table-cell office:value-type="string">
            <text:p>http://placeimg.com/640/480</text:p>
          </table:table-cell>
          <table:table-cell office:value-type="string">
            <text:p>Harum laboriosam dolor officia odio enim doloribus quis minima officia. Odio beatae distinctio. Dolor consequatur accusamus fuga modi libero vel. Suscipit eum iusto cupiditate amet fugit officia. Qui est excepturi ut.</text:p>
          </table:table-cell>
          <table:table-cell office:value-type="boolean" office:boolean-value="true">
            <text:p>TRUE</text:p>
          </table:table-cell>
        </table:table-row>
        <table:table-row>
          <table:table-cell office:value-type="string">
            <text:p>Miss Virginia Schmidt</text:p>
          </table:table-cell>
          <table:table-cell office:value-type="string">
            <text:p>1-420-298-0005</text:p>
          </table:table-cell>
          <table:table-cell office:value-type="string">
            <text:p>Ambrose.Lebsack@gmail.com</text:p>
          </table:table-cell>
          <table:table-cell office:value-type="string">
            <text:p>2702 Odessa Common</text:p>
          </table:table-cell>
          <table:table-cell office:value-type="string">
            <text:p>New Theodora</text:p>
          </table:table-cell>
          <table:table-cell office:value-type="string">
            <text:p>Nebraska</text:p>
          </table:table-cell>
          <table:table-cell office:value-type="string">
            <text:p>34564-4189</text:p>
          </table:table-cell>
          <table:table-cell office:value-type="string">
            <text:p>550675833</text:p>
          </table:table-cell>
          <table:table-cell office:value-type="string">
            <text:p>Grocery</text:p>
          </table:table-cell>
          <table:table-cell office:value-type="string">
            <text:p>McKenzie - Bartoletti</text:p>
          </table:table-cell>
          <table:table-cell office:value-type="float" office:value="44269.305613032404">
            <text:p>44269.305613032404</text:p>
          </table:table-cell>
          <table:table-cell office:value-type="string">
            <text:p>http://placeimg.com/640/480</text:p>
          </table:table-cell>
          <table:table-cell office:value-type="string">
            <text:p>Consequuntur adipisci excepturi ullam. Voluptas totam est molestiae aliquam. Cumque dolores aut. Quod blanditiis error eos architecto temporibus et. Tempore numquam dignissimos vitae hic velit id dicta voluptatem rem.</text:p>
          </table:table-cell>
          <table:table-cell office:value-type="boolean" office:boolean-value="false">
            <text:p>FALSE</text:p>
          </table:table-cell>
        </table:table-row>
        <table:table-row>
          <table:table-cell office:value-type="string">
            <text:p>Miss Johnnie Walter</text:p>
          </table:table-cell>
          <table:table-cell office:value-type="string">
            <text:p>1-303-801-1231</text:p>
          </table:table-cell>
          <table:table-cell office:value-type="string">
            <text:p>Shaniya43@gmail.com</text:p>
          </table:table-cell>
          <table:table-cell office:value-type="string">
            <text:p>7861 Herman Cove</text:p>
          </table:table-cell>
          <table:table-cell office:value-type="string">
            <text:p>Calimouth</text:p>
          </table:table-cell>
          <table:table-cell office:value-type="string">
            <text:p>Georgia</text:p>
          </table:table-cell>
          <table:table-cell office:value-type="string">
            <text:p>47700-1960</text:p>
          </table:table-cell>
          <table:table-cell office:value-type="string">
            <text:p>891512228</text:p>
          </table:table-cell>
          <table:table-cell office:value-type="string">
            <text:p>Sports</text:p>
          </table:table-cell>
          <table:table-cell office:value-type="string">
            <text:p>Kohler LLC</text:p>
          </table:table-cell>
          <table:table-cell office:value-type="float" office:value="44388.506673958334">
            <text:p>44388.506673958334</text:p>
          </table:table-cell>
          <table:table-cell office:value-type="string">
            <text:p>http://placeimg.com/640/480</text:p>
          </table:table-cell>
          <table:table-cell office:value-type="string">
            <text:p>Autem quia facilis perspiciatis vero occaecati. Qui tenetur sit sint et unde. Ut molestiae ut quos et et suscipit magnam vitae. Quidem quaerat aliquam quibusdam voluptates quis aliquid illo. Laboriosam aut saepe quibusdam sed exercitationem consequatur. Harum nobis vel consequatur nam non voluptatem excepturi optio.</text:p>
          </table:table-cell>
          <table:table-cell office:value-type="boolean" office:boolean-value="true">
            <text:p>TRUE</text:p>
          </table:table-cell>
        </table:table-row>
        <table:table-row>
          <table:table-cell office:value-type="string">
            <text:p>Margie Berge</text:p>
          </table:table-cell>
          <table:table-cell office:value-type="string">
            <text:p>1-939-954-5924</text:p>
          </table:table-cell>
          <table:table-cell office:value-type="string">
            <text:p>Rosalinda.Steuber@hotmail.com</text:p>
          </table:table-cell>
          <table:table-cell office:value-type="string">
            <text:p>9284 Ullrich Square</text:p>
          </table:table-cell>
          <table:table-cell office:value-type="string">
            <text:p>South Devante</text:p>
          </table:table-cell>
          <table:table-cell office:value-type="string">
            <text:p>New Jersey</text:p>
          </table:table-cell>
          <table:table-cell office:value-type="string">
            <text:p>61327-0230</text:p>
          </table:table-cell>
          <table:table-cell office:value-type="string">
            <text:p>473892308</text:p>
          </table:table-cell>
          <table:table-cell office:value-type="string">
            <text:p>Tools</text:p>
          </table:table-cell>
          <table:table-cell office:value-type="string">
            <text:p>Dicki, Kub and Wintheiser</text:p>
          </table:table-cell>
          <table:table-cell office:value-type="float" office:value="44271.41381369213">
            <text:p>44271.41381369213</text:p>
          </table:table-cell>
          <table:table-cell office:value-type="string">
            <text:p>http://placeimg.com/640/480</text:p>
          </table:table-cell>
          <table:table-cell office:value-type="string">
            <text:p>Rerum itaque quis occaecati id beatae vitae reiciendis sint sed. Voluptates quaerat ut autem recusandae veniam eum. Quia velit aut qui corporis. Ratione sit nemo natus cupiditate et velit sint non. Minima quo sed quibusdam consequatur aut cumque vitae asperiores. Iure officia officia dolorum.</text:p>
          </table:table-cell>
          <table:table-cell office:value-type="boolean" office:boolean-value="true">
            <text:p>TRUE</text:p>
          </table:table-cell>
        </table:table-row>
        <table:table-row>
          <table:table-cell office:value-type="string">
            <text:p>May Koch</text:p>
          </table:table-cell>
          <table:table-cell office:value-type="string">
            <text:p>231-826-7500 x217</text:p>
          </table:table-cell>
          <table:table-cell office:value-type="string">
            <text:p>Francis13@gmail.com</text:p>
          </table:table-cell>
          <table:table-cell office:value-type="string">
            <text:p>7203 Harley Orchard</text:p>
          </table:table-cell>
          <table:table-cell office:value-type="string">
            <text:p>New Melvinaton</text:p>
          </table:table-cell>
          <table:table-cell office:value-type="string">
            <text:p>Alabama</text:p>
          </table:table-cell>
          <table:table-cell office:value-type="string">
            <text:p>08484</text:p>
          </table:table-cell>
          <table:table-cell office:value-type="string">
            <text:p>523116138</text:p>
          </table:table-cell>
          <table:table-cell office:value-type="string">
            <text:p>Sports</text:p>
          </table:table-cell>
          <table:table-cell office:value-type="string">
            <text:p>Ward and Sons</text:p>
          </table:table-cell>
          <table:table-cell office:value-type="float" office:value="44563.989826770834">
            <text:p>44563.989826770834</text:p>
          </table:table-cell>
          <table:table-cell office:value-type="string">
            <text:p>http://placeimg.com/640/480</text:p>
          </table:table-cell>
          <table:table-cell office:value-type="string">
            <text:p>Earum quidem esse non inventore praesentium deserunt pariatur aperiam et. Et quos in non accusamus. Quis sint cumque a labore id.</text:p>
          </table:table-cell>
          <table:table-cell office:value-type="boolean" office:boolean-value="false">
            <text:p>FALSE</text:p>
          </table:table-cell>
        </table:table-row>
        <table:table-row>
          <table:table-cell office:value-type="string">
            <text:p>Byron Monahan DDS</text:p>
          </table:table-cell>
          <table:table-cell office:value-type="string">
            <text:p>221.214.0837 x025</text:p>
          </table:table-cell>
          <table:table-cell office:value-type="string">
            <text:p>Evans_Cruickshank2@hotmail.com</text:p>
          </table:table-cell>
          <table:table-cell office:value-type="string">
            <text:p>82260 Zola Stream</text:p>
          </table:table-cell>
          <table:table-cell office:value-type="string">
            <text:p>New Jarrett</text:p>
          </table:table-cell>
          <table:table-cell office:value-type="string">
            <text:p>New Jersey</text:p>
          </table:table-cell>
          <table:table-cell office:value-type="string">
            <text:p>04217</text:p>
          </table:table-cell>
          <table:table-cell office:value-type="string">
            <text:p>238937880</text:p>
          </table:table-cell>
          <table:table-cell office:value-type="string">
            <text:p>Automotive</text:p>
          </table:table-cell>
          <table:table-cell office:value-type="string">
            <text:p>Kohler - Wiegand</text:p>
          </table:table-cell>
          <table:table-cell office:value-type="float" office:value="44410.883024097224">
            <text:p>44410.883024097224</text:p>
          </table:table-cell>
          <table:table-cell office:value-type="string">
            <text:p>http://placeimg.com/640/480</text:p>
          </table:table-cell>
          <table:table-cell office:value-type="string">
            <text:p>Sapiente quo commodi doloremque sed atque suscipit. Deserunt quaerat facilis provident. Et ducimus odit. Sunt ut voluptatem deserunt deserunt eos est qui tempore.</text:p>
          </table:table-cell>
          <table:table-cell office:value-type="boolean" office:boolean-value="true">
            <text:p>TRUE</text:p>
          </table:table-cell>
        </table:table-row>
        <table:table-row>
          <table:table-cell office:value-type="string">
            <text:p>Dr. Marlene Hayes</text:p>
          </table:table-cell>
          <table:table-cell office:value-type="string">
            <text:p>795-277-8756</text:p>
          </table:table-cell>
          <table:table-cell office:value-type="string">
            <text:p>Selmer_Mosciski98@yahoo.com</text:p>
          </table:table-cell>
          <table:table-cell office:value-type="string">
            <text:p>38922 Fredrick Lane</text:p>
          </table:table-cell>
          <table:table-cell office:value-type="string">
            <text:p>Reillyhaven</text:p>
          </table:table-cell>
          <table:table-cell office:value-type="string">
            <text:p>Mississippi</text:p>
          </table:table-cell>
          <table:table-cell office:value-type="string">
            <text:p>33125</text:p>
          </table:table-cell>
          <table:table-cell office:value-type="string">
            <text:p>368203691</text:p>
          </table:table-cell>
          <table:table-cell office:value-type="string">
            <text:p>Kids</text:p>
          </table:table-cell>
          <table:table-cell office:value-type="string">
            <text:p>Cummings, Ruecker and Paucek</text:p>
          </table:table-cell>
          <table:table-cell office:value-type="float" office:value="44252.12329030093">
            <text:p>44252.12329030093</text:p>
          </table:table-cell>
          <table:table-cell office:value-type="string">
            <text:p>http://placeimg.com/640/480</text:p>
          </table:table-cell>
          <table:table-cell office:value-type="string">
            <text:p>Quas sit pariatur reprehenderit officiis in. Voluptatem consequatur unde et dolorem quasi voluptas ducimus fugiat. Quia molestiae ipsum tempora commodi. Earum consequatur molestiae sunt dicta expedita aliquam aut accusamus. Ipsam nemo eos. Omnis iste facere voluptatem non.</text:p>
          </table:table-cell>
          <table:table-cell office:value-type="boolean" office:boolean-value="false">
            <text:p>FALSE</text:p>
          </table:table-cell>
        </table:table-row>
        <table:table-row>
          <table:table-cell office:value-type="string">
            <text:p>Glenda Spencer</text:p>
          </table:table-cell>
          <table:table-cell office:value-type="string">
            <text:p>(484) 832-9200 x0592</text:p>
          </table:table-cell>
          <table:table-cell office:value-type="string">
            <text:p>Rosie_Swaniawski39@hotmail.com</text:p>
          </table:table-cell>
          <table:table-cell office:value-type="string">
            <text:p>23801 Harber Way</text:p>
          </table:table-cell>
          <table:table-cell office:value-type="string">
            <text:p>Wymanport</text:p>
          </table:table-cell>
          <table:table-cell office:value-type="string">
            <text:p>Michigan</text:p>
          </table:table-cell>
          <table:table-cell office:value-type="string">
            <text:p>40462-9309</text:p>
          </table:table-cell>
          <table:table-cell office:value-type="string">
            <text:p>597025954</text:p>
          </table:table-cell>
          <table:table-cell office:value-type="string">
            <text:p>Kids</text:p>
          </table:table-cell>
          <table:table-cell office:value-type="string">
            <text:p>Witting Inc</text:p>
          </table:table-cell>
          <table:table-cell office:value-type="float" office:value="44474.899613773145">
            <text:p>44474.899613773145</text:p>
          </table:table-cell>
          <table:table-cell office:value-type="string">
            <text:p>http://placeimg.com/640/480</text:p>
          </table:table-cell>
          <table:table-cell office:value-type="string">
            <text:p>Earum atque iusto facilis. Consequatur quidem maiores. Omnis quas suscipit neque nesciunt consequuntur praesentium sunt veritatis.</text:p>
          </table:table-cell>
          <table:table-cell office:value-type="boolean" office:boolean-value="true">
            <text:p>TRUE</text:p>
          </table:table-cell>
        </table:table-row>
        <table:table-row>
          <table:table-cell office:value-type="string">
            <text:p>Randal Williamson</text:p>
          </table:table-cell>
          <table:table-cell office:value-type="string">
            <text:p>809.878.4211 x4111</text:p>
          </table:table-cell>
          <table:table-cell office:value-type="string">
            <text:p>Craig.Murray52@hotmail.com</text:p>
          </table:table-cell>
          <table:table-cell office:value-type="string">
            <text:p>80869 Stracke Cove</text:p>
          </table:table-cell>
          <table:table-cell office:value-type="string">
            <text:p>Lake Rashadmouth</text:p>
          </table:table-cell>
          <table:table-cell office:value-type="string">
            <text:p>Tennessee</text:p>
          </table:table-cell>
          <table:table-cell office:value-type="string">
            <text:p>77927-1216</text:p>
          </table:table-cell>
          <table:table-cell office:value-type="string">
            <text:p>505787158</text:p>
          </table:table-cell>
          <table:table-cell office:value-type="string">
            <text:p>Computers</text:p>
          </table:table-cell>
          <table:table-cell office:value-type="string">
            <text:p>Heathcote, Bogisich and Wisozk</text:p>
          </table:table-cell>
          <table:table-cell office:value-type="float" office:value="44311.818919861114">
            <text:p>44311.818919861114</text:p>
          </table:table-cell>
          <table:table-cell office:value-type="string">
            <text:p>http://placeimg.com/640/480</text:p>
          </table:table-cell>
          <table:table-cell office:value-type="string">
            <text:p>Est sed consectetur vitae consequatur voluptatem tenetur. Quas reiciendis voluptatibus. Rerum eos consequatur dolor nemo. Maiores fugiat labore perferendis id fugit. Sequi maxime asperiores sit fugiat provident repellat amet voluptatem.</text:p>
          </table:table-cell>
          <table:table-cell office:value-type="boolean" office:boolean-value="false">
            <text:p>FALSE</text:p>
          </table:table-cell>
        </table:table-row>
        <table:table-row>
          <table:table-cell office:value-type="string">
            <text:p>Gene Spinka</text:p>
          </table:table-cell>
          <table:table-cell office:value-type="string">
            <text:p>673-224-1068</text:p>
          </table:table-cell>
          <table:table-cell office:value-type="string">
            <text:p>Keara_Schimmel@yahoo.com</text:p>
          </table:table-cell>
          <table:table-cell office:value-type="string">
            <text:p>736 Blick Mission</text:p>
          </table:table-cell>
          <table:table-cell office:value-type="string">
            <text:p>New Deven</text:p>
          </table:table-cell>
          <table:table-cell office:value-type="string">
            <text:p>Pennsylvania</text:p>
          </table:table-cell>
          <table:table-cell office:value-type="string">
            <text:p>08226-1312</text:p>
          </table:table-cell>
          <table:table-cell office:value-type="string">
            <text:p>977929191</text:p>
          </table:table-cell>
          <table:table-cell office:value-type="string">
            <text:p>Health</text:p>
          </table:table-cell>
          <table:table-cell office:value-type="string">
            <text:p>Cummerata Group</text:p>
          </table:table-cell>
          <table:table-cell office:value-type="float" office:value="44507.16298253472">
            <text:p>44507.16298253472</text:p>
          </table:table-cell>
          <table:table-cell office:value-type="string">
            <text:p>http://placeimg.com/640/480</text:p>
          </table:table-cell>
          <table:table-cell office:value-type="string">
            <text:p>Eveniet modi voluptatum nihil velit laborum voluptas. Hic temporibus eum velit non dolores voluptatibus. Soluta veniam inventore dolores perspiciatis fugiat veniam et harum.</text:p>
          </table:table-cell>
          <table:table-cell office:value-type="boolean" office:boolean-value="true">
            <text:p>TRUE</text:p>
          </table:table-cell>
        </table:table-row>
        <table:table-row>
          <table:table-cell office:value-type="string">
            <text:p>Rachel Schaden</text:p>
          </table:table-cell>
          <table:table-cell office:value-type="string">
            <text:p>631.705.0748</text:p>
          </table:table-cell>
          <table:table-cell office:value-type="string">
            <text:p>Tina.Von@hotmail.com</text:p>
          </table:table-cell>
          <table:table-cell office:value-type="string">
            <text:p>65171 Monahan Field</text:p>
          </table:table-cell>
          <table:table-cell office:value-type="string">
            <text:p>Santa Clara</text:p>
          </table:table-cell>
          <table:table-cell office:value-type="string">
            <text:p>West Virginia</text:p>
          </table:table-cell>
          <table:table-cell office:value-type="string">
            <text:p>08367-8351</text:p>
          </table:table-cell>
          <table:table-cell office:value-type="string">
            <text:p>058691128</text:p>
          </table:table-cell>
          <table:table-cell office:value-type="string">
            <text:p>Games</text:p>
          </table:table-cell>
          <table:table-cell office:value-type="string">
            <text:p>Ritchie, Wyman and Ward</text:p>
          </table:table-cell>
          <table:table-cell office:value-type="float" office:value="44337.4211816088">
            <text:p>44337.4211816088</text:p>
          </table:table-cell>
          <table:table-cell office:value-type="string">
            <text:p>http://placeimg.com/640/480</text:p>
          </table:table-cell>
          <table:table-cell office:value-type="string">
            <text:p>Ullam nobis quia explicabo tempora temporibus distinctio. Sequi odit blanditiis doloribus sit beatae ipsum voluptatem. Velit repudiandae a. Ea adipisci animi provident voluptas dolores necessitatibus eum autem.</text:p>
          </table:table-cell>
          <table:table-cell office:value-type="boolean" office:boolean-value="false">
            <text:p>FALSE</text:p>
          </table:table-cell>
        </table:table-row>
        <table:table-row>
          <table:table-cell office:value-type="string">
            <text:p>Casey Rath</text:p>
          </table:table-cell>
          <table:table-cell office:value-type="string">
            <text:p>1-354-348-8488</text:p>
          </table:table-cell>
          <table:table-cell office:value-type="string">
            <text:p>Merl_Schaden29@gmail.com</text:p>
          </table:table-cell>
          <table:table-cell office:value-type="string">
            <text:p>36278 Klein Circle</text:p>
          </table:table-cell>
          <table:table-cell office:value-type="string">
            <text:p>Lake Otha</text:p>
          </table:table-cell>
          <table:table-cell office:value-type="string">
            <text:p>North Carolina</text:p>
          </table:table-cell>
          <table:table-cell office:value-type="string">
            <text:p>26090</text:p>
          </table:table-cell>
          <table:table-cell office:value-type="string">
            <text:p>492353802</text:p>
          </table:table-cell>
          <table:table-cell office:value-type="string">
            <text:p>Clothing</text:p>
          </table:table-cell>
          <table:table-cell office:value-type="string">
            <text:p>Kertzmann, Mayert and Will</text:p>
          </table:table-cell>
          <table:table-cell office:value-type="float" office:value="44285.76993381944">
            <text:p>44285.76993381944</text:p>
          </table:table-cell>
          <table:table-cell office:value-type="string">
            <text:p>http://placeimg.com/640/480</text:p>
          </table:table-cell>
          <table:table-cell office:value-type="string">
            <text:p>Adipisci quaerat harum assumenda quidem id dolorem est. Fuga aut nulla officiis quasi fugiat excepturi ut doloremque ut. Qui rerum facilis. Sit ab beatae fugiat tempore.</text:p>
          </table:table-cell>
          <table:table-cell office:value-type="boolean" office:boolean-value="false">
            <text:p>FALSE</text:p>
          </table:table-cell>
        </table:table-row>
        <table:table-row>
          <table:table-cell office:value-type="string">
            <text:p>Joey Blick</text:p>
          </table:table-cell>
          <table:table-cell office:value-type="string">
            <text:p>1-687-630-3872</text:p>
          </table:table-cell>
          <table:table-cell office:value-type="string">
            <text:p>Brain_Bartell@hotmail.com</text:p>
          </table:table-cell>
          <table:table-cell office:value-type="string">
            <text:p>51105 Forrest Villages</text:p>
          </table:table-cell>
          <table:table-cell office:value-type="string">
            <text:p>Murazikland</text:p>
          </table:table-cell>
          <table:table-cell office:value-type="string">
            <text:p>South Dakota</text:p>
          </table:table-cell>
          <table:table-cell office:value-type="string">
            <text:p>48601-4077</text:p>
          </table:table-cell>
          <table:table-cell office:value-type="string">
            <text:p>095072894</text:p>
          </table:table-cell>
          <table:table-cell office:value-type="string">
            <text:p>Home</text:p>
          </table:table-cell>
          <table:table-cell office:value-type="string">
            <text:p>Hintz, Hoeger and Stiedemann</text:p>
          </table:table-cell>
          <table:table-cell office:value-type="float" office:value="44376.45357734954">
            <text:p>44376.45357734954</text:p>
          </table:table-cell>
          <table:table-cell office:value-type="string">
            <text:p>http://placeimg.com/640/480</text:p>
          </table:table-cell>
          <table:table-cell office:value-type="string">
            <text:p>Est earum ipsam quos dolor. Sit doloribus quod quis exercitationem. Libero doloremque accusamus iure. Accusantium ut modi velit autem et voluptas veritatis maxime fugit.</text:p>
          </table:table-cell>
          <table:table-cell office:value-type="boolean" office:boolean-value="false">
            <text:p>FALSE</text:p>
          </table:table-cell>
        </table:table-row>
        <table:table-row>
          <table:table-cell office:value-type="string">
            <text:p>Malcolm Kuvalis</text:p>
          </table:table-cell>
          <table:table-cell office:value-type="string">
            <text:p>1-712-952-5101 x58109</text:p>
          </table:table-cell>
          <table:table-cell office:value-type="string">
            <text:p>Katrine.Leannon@yahoo.com</text:p>
          </table:table-cell>
          <table:table-cell office:value-type="string">
            <text:p>351 Welch Pines</text:p>
          </table:table-cell>
          <table:table-cell office:value-type="string">
            <text:p>Vonborough</text:p>
          </table:table-cell>
          <table:table-cell office:value-type="string">
            <text:p>Alabama</text:p>
          </table:table-cell>
          <table:table-cell office:value-type="string">
            <text:p>64564-1311</text:p>
          </table:table-cell>
          <table:table-cell office:value-type="string">
            <text:p>803272640</text:p>
          </table:table-cell>
          <table:table-cell office:value-type="string">
            <text:p>Home</text:p>
          </table:table-cell>
          <table:table-cell office:value-type="string">
            <text:p>Stamm - Hills</text:p>
          </table:table-cell>
          <table:table-cell office:value-type="float" office:value="44365.63161011574">
            <text:p>44365.63161011574</text:p>
          </table:table-cell>
          <table:table-cell office:value-type="string">
            <text:p>http://placeimg.com/640/480</text:p>
          </table:table-cell>
          <table:table-cell office:value-type="string">
            <text:p>Perferendis animi error aspernatur et voluptas placeat. Fugiat aut ipsum maxime inventore facere qui culpa harum quae. Molestiae ipsa eaque exercitationem repudiandae vero aut.</text:p>
          </table:table-cell>
          <table:table-cell office:value-type="boolean" office:boolean-value="true">
            <text:p>TRUE</text:p>
          </table:table-cell>
        </table:table-row>
        <table:table-row>
          <table:table-cell office:value-type="string">
            <text:p>Allison Reichel</text:p>
          </table:table-cell>
          <table:table-cell office:value-type="string">
            <text:p>880-544-9209 x869</text:p>
          </table:table-cell>
          <table:table-cell office:value-type="string">
            <text:p>Heath_Beatty93@gmail.com</text:p>
          </table:table-cell>
          <table:table-cell office:value-type="string">
            <text:p>7249 Goyette Mews</text:p>
          </table:table-cell>
          <table:table-cell office:value-type="string">
            <text:p>Macejkovicland</text:p>
          </table:table-cell>
          <table:table-cell office:value-type="string">
            <text:p>Vermont</text:p>
          </table:table-cell>
          <table:table-cell office:value-type="string">
            <text:p>26878-6032</text:p>
          </table:table-cell>
          <table:table-cell office:value-type="string">
            <text:p>387015284</text:p>
          </table:table-cell>
          <table:table-cell office:value-type="string">
            <text:p>Garden</text:p>
          </table:table-cell>
          <table:table-cell office:value-type="string">
            <text:p>McGlynn - Hirthe</text:p>
          </table:table-cell>
          <table:table-cell office:value-type="float" office:value="44564.32455932871">
            <text:p>44564.32455932871</text:p>
          </table:table-cell>
          <table:table-cell office:value-type="string">
            <text:p>http://placeimg.com/640/480</text:p>
          </table:table-cell>
          <table:table-cell office:value-type="string">
            <text:p>Consequuntur rerum cupiditate. Eum ipsum similique consectetur sit voluptas nam rerum provident est. Ipsa ex sed facere natus atque qui libero et eius. Quasi maiores ratione sunt similique expedita sapiente autem. Suscipit placeat deserunt voluptatum qui.</text:p>
          </table:table-cell>
          <table:table-cell office:value-type="boolean" office:boolean-value="false">
            <text:p>FALSE</text:p>
          </table:table-cell>
        </table:table-row>
        <table:table-row>
          <table:table-cell office:value-type="string">
            <text:p>Arnold Bartoletti</text:p>
          </table:table-cell>
          <table:table-cell office:value-type="string">
            <text:p>493-740-6534 x05042</text:p>
          </table:table-cell>
          <table:table-cell office:value-type="string">
            <text:p>Cathy_Armstrong@hotmail.com</text:p>
          </table:table-cell>
          <table:table-cell office:value-type="string">
            <text:p>4437 Koelpin View</text:p>
          </table:table-cell>
          <table:table-cell office:value-type="string">
            <text:p>Hilllberg</text:p>
          </table:table-cell>
          <table:table-cell office:value-type="string">
            <text:p>Missouri</text:p>
          </table:table-cell>
          <table:table-cell office:value-type="string">
            <text:p>34498</text:p>
          </table:table-cell>
          <table:table-cell office:value-type="string">
            <text:p>708105883</text:p>
          </table:table-cell>
          <table:table-cell office:value-type="string">
            <text:p>Clothing</text:p>
          </table:table-cell>
          <table:table-cell office:value-type="string">
            <text:p>Roberts Inc</text:p>
          </table:table-cell>
          <table:table-cell office:value-type="float" office:value="44393.448788622685">
            <text:p>44393.448788622685</text:p>
          </table:table-cell>
          <table:table-cell office:value-type="string">
            <text:p>http://placeimg.com/640/480</text:p>
          </table:table-cell>
          <table:table-cell office:value-type="string">
            <text:p>Voluptatem commodi expedita iusto. Voluptatem iure earum optio temporibus enim. Sapiente dolores vel voluptas nemo harum quia. Et aperiam neque officia. Qui nesciunt minima ullam.</text:p>
          </table:table-cell>
          <table:table-cell office:value-type="boolean" office:boolean-value="false">
            <text:p>FALSE</text:p>
          </table:table-cell>
        </table:table-row>
        <table:table-row>
          <table:table-cell office:value-type="string">
            <text:p>Jeanette Harvey</text:p>
          </table:table-cell>
          <table:table-cell office:value-type="string">
            <text:p>240-366-6695 x254</text:p>
          </table:table-cell>
          <table:table-cell office:value-type="string">
            <text:p>Lamar.Kovacek@gmail.com</text:p>
          </table:table-cell>
          <table:table-cell office:value-type="string">
            <text:p>4280 Leuschke Gardens</text:p>
          </table:table-cell>
          <table:table-cell office:value-type="string">
            <text:p>Lynchmouth</text:p>
          </table:table-cell>
          <table:table-cell office:value-type="string">
            <text:p>California</text:p>
          </table:table-cell>
          <table:table-cell office:value-type="string">
            <text:p>87719</text:p>
          </table:table-cell>
          <table:table-cell office:value-type="string">
            <text:p>146371907</text:p>
          </table:table-cell>
          <table:table-cell office:value-type="string">
            <text:p>Books</text:p>
          </table:table-cell>
          <table:table-cell office:value-type="string">
            <text:p>Halvorson, Wilderman and Volkman</text:p>
          </table:table-cell>
          <table:table-cell office:value-type="float" office:value="44292.81318539352">
            <text:p>44292.81318539352</text:p>
          </table:table-cell>
          <table:table-cell office:value-type="string">
            <text:p>http://placeimg.com/640/480</text:p>
          </table:table-cell>
          <table:table-cell office:value-type="string">
            <text:p>Rerum quae nesciunt velit. Dolor perferendis quasi quaerat consequatur et occaecati. Non vel repellendus ut porro molestiae aspernatur dolores et. Repellendus ullam deserunt assumenda a dolor voluptatem aut fugiat.</text:p>
          </table:table-cell>
          <table:table-cell office:value-type="boolean" office:boolean-value="false">
            <text:p>FALSE</text:p>
          </table:table-cell>
        </table:table-row>
        <table:table-row>
          <table:table-cell office:value-type="string">
            <text:p>Connie Brekke</text:p>
          </table:table-cell>
          <table:table-cell office:value-type="string">
            <text:p>(696) 799-6976 x346</text:p>
          </table:table-cell>
          <table:table-cell office:value-type="string">
            <text:p>Elta.Mertz@yahoo.com</text:p>
          </table:table-cell>
          <table:table-cell office:value-type="string">
            <text:p>4575 Gaylord Hollow</text:p>
          </table:table-cell>
          <table:table-cell office:value-type="string">
            <text:p>Lonzobury</text:p>
          </table:table-cell>
          <table:table-cell office:value-type="string">
            <text:p>Oregon</text:p>
          </table:table-cell>
          <table:table-cell office:value-type="string">
            <text:p>12714</text:p>
          </table:table-cell>
          <table:table-cell office:value-type="string">
            <text:p>734077176</text:p>
          </table:table-cell>
          <table:table-cell office:value-type="string">
            <text:p>Outdoors</text:p>
          </table:table-cell>
          <table:table-cell office:value-type="string">
            <text:p>Price - Huels</text:p>
          </table:table-cell>
          <table:table-cell office:value-type="float" office:value="44381.79587267361">
            <text:p>44381.79587267361</text:p>
          </table:table-cell>
          <table:table-cell office:value-type="string">
            <text:p>http://placeimg.com/640/480</text:p>
          </table:table-cell>
          <table:table-cell office:value-type="string">
            <text:p>Est corrupti ipsam dignissimos eos facere. Natus quos reiciendis et blanditiis distinctio unde harum possimus cum. Praesentium quia perferendis distinctio impedit. Veritatis repudiandae eaque sunt occaecati aut dolorum dolore officia.</text:p>
          </table:table-cell>
          <table:table-cell office:value-type="boolean" office:boolean-value="false">
            <text:p>FALSE</text:p>
          </table:table-cell>
        </table:table-row>
        <table:table-row>
          <table:table-cell office:value-type="string">
            <text:p>Percy Nader</text:p>
          </table:table-cell>
          <table:table-cell office:value-type="string">
            <text:p>862.421.4512 x26838</text:p>
          </table:table-cell>
          <table:table-cell office:value-type="string">
            <text:p>Lonnie27@gmail.com</text:p>
          </table:table-cell>
          <table:table-cell office:value-type="string">
            <text:p>3254 Ila Mountains</text:p>
          </table:table-cell>
          <table:table-cell office:value-type="string">
            <text:p>Cedrickton</text:p>
          </table:table-cell>
          <table:table-cell office:value-type="string">
            <text:p>Louisiana</text:p>
          </table:table-cell>
          <table:table-cell office:value-type="string">
            <text:p>34057-6447</text:p>
          </table:table-cell>
          <table:table-cell office:value-type="string">
            <text:p>944772038</text:p>
          </table:table-cell>
          <table:table-cell office:value-type="string">
            <text:p>Automotive</text:p>
          </table:table-cell>
          <table:table-cell office:value-type="string">
            <text:p>Kuvalis LLC</text:p>
          </table:table-cell>
          <table:table-cell office:value-type="float" office:value="44439.81396929398">
            <text:p>44439.81396929398</text:p>
          </table:table-cell>
          <table:table-cell office:value-type="string">
            <text:p>http://placeimg.com/640/480</text:p>
          </table:table-cell>
          <table:table-cell office:value-type="string">
            <text:p>Alias odio tempora beatae nihil laudantium culpa. Quas aut unde et minus ut. Quos commodi cumque. Hic autem labore quia ducimus incidunt.</text:p>
          </table:table-cell>
          <table:table-cell office:value-type="boolean" office:boolean-value="false">
            <text:p>FALSE</text:p>
          </table:table-cell>
        </table:table-row>
        <table:table-row>
          <table:table-cell office:value-type="string">
            <text:p>Jean Hayes</text:p>
          </table:table-cell>
          <table:table-cell office:value-type="string">
            <text:p>(508) 984-4904</text:p>
          </table:table-cell>
          <table:table-cell office:value-type="string">
            <text:p>Sydni11@yahoo.com</text:p>
          </table:table-cell>
          <table:table-cell office:value-type="string">
            <text:p>232 Reid Turnpike</text:p>
          </table:table-cell>
          <table:table-cell office:value-type="string">
            <text:p>Uptonhaven</text:p>
          </table:table-cell>
          <table:table-cell office:value-type="string">
            <text:p>Ohio</text:p>
          </table:table-cell>
          <table:table-cell office:value-type="string">
            <text:p>33256</text:p>
          </table:table-cell>
          <table:table-cell office:value-type="string">
            <text:p>129392123</text:p>
          </table:table-cell>
          <table:table-cell office:value-type="string">
            <text:p>Health</text:p>
          </table:table-cell>
          <table:table-cell office:value-type="string">
            <text:p>Stracke - Kuhn</text:p>
          </table:table-cell>
          <table:table-cell office:value-type="float" office:value="44458.75675851852">
            <text:p>44458.75675851852</text:p>
          </table:table-cell>
          <table:table-cell office:value-type="string">
            <text:p>http://placeimg.com/640/480</text:p>
          </table:table-cell>
          <table:table-cell office:value-type="string">
            <text:p>Consequatur iusto minus numquam omnis ut aut. Quae non vitae. Quia et corporis. Ut soluta consequatur alias esse et dolorem deleniti rerum. Ipsum sed ea dolores nemo vel. Quae ipsam eum non eum quisquam.</text:p>
          </table:table-cell>
          <table:table-cell office:value-type="boolean" office:boolean-value="true">
            <text:p>TRUE</text:p>
          </table:table-cell>
        </table:table-row>
        <table:table-row>
          <table:table-cell office:value-type="string">
            <text:p>Floyd Wiza</text:p>
          </table:table-cell>
          <table:table-cell office:value-type="string">
            <text:p>453.361.6873</text:p>
          </table:table-cell>
          <table:table-cell office:value-type="string">
            <text:p>Francis.Howell46@hotmail.com</text:p>
          </table:table-cell>
          <table:table-cell office:value-type="string">
            <text:p>694 Mills Mountain</text:p>
          </table:table-cell>
          <table:table-cell office:value-type="string">
            <text:p>Tallahassee</text:p>
          </table:table-cell>
          <table:table-cell office:value-type="string">
            <text:p>Texas</text:p>
          </table:table-cell>
          <table:table-cell office:value-type="string">
            <text:p>02402-9539</text:p>
          </table:table-cell>
          <table:table-cell office:value-type="string">
            <text:p>037060479</text:p>
          </table:table-cell>
          <table:table-cell office:value-type="string">
            <text:p>Industrial</text:p>
          </table:table-cell>
          <table:table-cell office:value-type="string">
            <text:p>Nienow - Stokes</text:p>
          </table:table-cell>
          <table:table-cell office:value-type="float" office:value="44332.191476631946">
            <text:p>44332.191476631946</text:p>
          </table:table-cell>
          <table:table-cell office:value-type="string">
            <text:p>http://placeimg.com/640/480</text:p>
          </table:table-cell>
          <table:table-cell office:value-type="string">
            <text:p>Libero est quisquam pariatur veritatis. Dolorem ut qui autem. Cum est architecto inventore id.</text:p>
          </table:table-cell>
          <table:table-cell office:value-type="boolean" office:boolean-value="true">
            <text:p>TRUE</text:p>
          </table:table-cell>
        </table:table-row>
        <table:table-row>
          <table:table-cell office:value-type="string">
            <text:p>Boyd Beahan</text:p>
          </table:table-cell>
          <table:table-cell office:value-type="string">
            <text:p>631.666.4935</text:p>
          </table:table-cell>
          <table:table-cell office:value-type="string">
            <text:p>Veda_Keebler56@yahoo.com</text:p>
          </table:table-cell>
          <table:table-cell office:value-type="string">
            <text:p>750 Tomasa Harbors</text:p>
          </table:table-cell>
          <table:table-cell office:value-type="string">
            <text:p>Port Lonnieville</text:p>
          </table:table-cell>
          <table:table-cell office:value-type="string">
            <text:p>Virginia</text:p>
          </table:table-cell>
          <table:table-cell office:value-type="string">
            <text:p>29523</text:p>
          </table:table-cell>
          <table:table-cell office:value-type="string">
            <text:p>501197069</text:p>
          </table:table-cell>
          <table:table-cell office:value-type="string">
            <text:p>Automotive</text:p>
          </table:table-cell>
          <table:table-cell office:value-type="string">
            <text:p>Leannon and Sons</text:p>
          </table:table-cell>
          <table:table-cell office:value-type="float" office:value="44214.231164375">
            <text:p>44214.231164375</text:p>
          </table:table-cell>
          <table:table-cell office:value-type="string">
            <text:p>http://placeimg.com/640/480</text:p>
          </table:table-cell>
          <table:table-cell office:value-type="string">
            <text:p>Quo dolore voluptatem ut odio totam quos accusantium aspernatur in. Animi distinctio perferendis doloribus laudantium laudantium esse quam. Architecto error saepe cupiditate explicabo et ullam voluptas numquam impedit.</text:p>
          </table:table-cell>
          <table:table-cell office:value-type="boolean" office:boolean-value="true">
            <text:p>TRUE</text:p>
          </table:table-cell>
        </table:table-row>
        <table:table-row>
          <table:table-cell office:value-type="string">
            <text:p>Johanna Watsica</text:p>
          </table:table-cell>
          <table:table-cell office:value-type="string">
            <text:p>398.219.2392 x26182</text:p>
          </table:table-cell>
          <table:table-cell office:value-type="string">
            <text:p>Jordon_Heidenreich26@yahoo.com</text:p>
          </table:table-cell>
          <table:table-cell office:value-type="string">
            <text:p>691 Naomi Valleys</text:p>
          </table:table-cell>
          <table:table-cell office:value-type="string">
            <text:p>Pittsfield</text:p>
          </table:table-cell>
          <table:table-cell office:value-type="string">
            <text:p>Louisiana</text:p>
          </table:table-cell>
          <table:table-cell office:value-type="string">
            <text:p>64576</text:p>
          </table:table-cell>
          <table:table-cell office:value-type="string">
            <text:p>079697538</text:p>
          </table:table-cell>
          <table:table-cell office:value-type="string">
            <text:p>Kids</text:p>
          </table:table-cell>
          <table:table-cell office:value-type="string">
            <text:p>Sauer - Luettgen</text:p>
          </table:table-cell>
          <table:table-cell office:value-type="float" office:value="44303.95442935185">
            <text:p>44303.95442935185</text:p>
          </table:table-cell>
          <table:table-cell office:value-type="string">
            <text:p>http://placeimg.com/640/480</text:p>
          </table:table-cell>
          <table:table-cell office:value-type="string">
            <text:p>A ea illo laudantium unde ut dolorem officia exercitationem. Quidem nam perferendis. Amet recusandae sit nulla non.</text:p>
          </table:table-cell>
          <table:table-cell office:value-type="boolean" office:boolean-value="true">
            <text:p>TRUE</text:p>
          </table:table-cell>
        </table:table-row>
        <table:table-row>
          <table:table-cell office:value-type="string">
            <text:p>Tyrone Rippin</text:p>
          </table:table-cell>
          <table:table-cell office:value-type="string">
            <text:p>345.904.3105 x9245</text:p>
          </table:table-cell>
          <table:table-cell office:value-type="string">
            <text:p>Jennyfer.Witting@hotmail.com</text:p>
          </table:table-cell>
          <table:table-cell office:value-type="string">
            <text:p>21453 Kovacek Way</text:p>
          </table:table-cell>
          <table:table-cell office:value-type="string">
            <text:p>Parker</text:p>
          </table:table-cell>
          <table:table-cell office:value-type="string">
            <text:p>Delaware</text:p>
          </table:table-cell>
          <table:table-cell office:value-type="string">
            <text:p>82569</text:p>
          </table:table-cell>
          <table:table-cell office:value-type="string">
            <text:p>889048678</text:p>
          </table:table-cell>
          <table:table-cell office:value-type="string">
            <text:p>Clothing</text:p>
          </table:table-cell>
          <table:table-cell office:value-type="string">
            <text:p>Lakin - Torphy</text:p>
          </table:table-cell>
          <table:table-cell office:value-type="float" office:value="44232.1449021875">
            <text:p>44232.1449021875</text:p>
          </table:table-cell>
          <table:table-cell office:value-type="string">
            <text:p>http://placeimg.com/640/480</text:p>
          </table:table-cell>
          <table:table-cell office:value-type="string">
            <text:p>Et repellat exercitationem eveniet nulla explicabo aut saepe a. Mollitia officiis ut. Minima aut non molestiae et quia et dicta.</text:p>
          </table:table-cell>
          <table:table-cell office:value-type="boolean" office:boolean-value="true">
            <text:p>TRUE</text:p>
          </table:table-cell>
        </table:table-row>
        <table:table-row>
          <table:table-cell office:value-type="string">
            <text:p>Herbert Hackett</text:p>
          </table:table-cell>
          <table:table-cell office:value-type="string">
            <text:p>446-860-6294 x355</text:p>
          </table:table-cell>
          <table:table-cell office:value-type="string">
            <text:p>Charlene_DuBuque@yahoo.com</text:p>
          </table:table-cell>
          <table:table-cell office:value-type="string">
            <text:p>881 Sawayn Row</text:p>
          </table:table-cell>
          <table:table-cell office:value-type="string">
            <text:p>Grand Forks</text:p>
          </table:table-cell>
          <table:table-cell office:value-type="string">
            <text:p>Mississippi</text:p>
          </table:table-cell>
          <table:table-cell office:value-type="string">
            <text:p>85410</text:p>
          </table:table-cell>
          <table:table-cell office:value-type="string">
            <text:p>968211177</text:p>
          </table:table-cell>
          <table:table-cell office:value-type="string">
            <text:p>Movies</text:p>
          </table:table-cell>
          <table:table-cell office:value-type="string">
            <text:p>Reynolds - Bode</text:p>
          </table:table-cell>
          <table:table-cell office:value-type="float" office:value="44568.15547340278">
            <text:p>44568.15547340278</text:p>
          </table:table-cell>
          <table:table-cell office:value-type="string">
            <text:p>http://placeimg.com/640/480</text:p>
          </table:table-cell>
          <table:table-cell office:value-type="string">
            <text:p>Harum aut qui similique molestiae qui tenetur quo ut voluptatem. Sit perferendis repellat modi. Deserunt ullam beatae aspernatur. Corrupti blanditiis dolorum minus natus voluptatem rerum. Ducimus voluptatem ut vero iusto ut porro similique non. Perspiciatis porro ea.</text:p>
          </table:table-cell>
          <table:table-cell office:value-type="boolean" office:boolean-value="true">
            <text:p>TRUE</text:p>
          </table:table-cell>
        </table:table-row>
        <table:table-row>
          <table:table-cell office:value-type="string">
            <text:p>Jean Denesik</text:p>
          </table:table-cell>
          <table:table-cell office:value-type="string">
            <text:p>1-643-242-6566 x0923</text:p>
          </table:table-cell>
          <table:table-cell office:value-type="string">
            <text:p>Marielle_McCullough47@yahoo.com</text:p>
          </table:table-cell>
          <table:table-cell office:value-type="string">
            <text:p>70134 Hodkiewicz Pike</text:p>
          </table:table-cell>
          <table:table-cell office:value-type="string">
            <text:p>New Ronaldo</text:p>
          </table:table-cell>
          <table:table-cell office:value-type="string">
            <text:p>Hawaii</text:p>
          </table:table-cell>
          <table:table-cell office:value-type="string">
            <text:p>10112</text:p>
          </table:table-cell>
          <table:table-cell office:value-type="string">
            <text:p>250907843</text:p>
          </table:table-cell>
          <table:table-cell office:value-type="string">
            <text:p>Grocery</text:p>
          </table:table-cell>
          <table:table-cell office:value-type="string">
            <text:p>DuBuque - Bashirian</text:p>
          </table:table-cell>
          <table:table-cell office:value-type="float" office:value="44208.35875417824">
            <text:p>44208.35875417824</text:p>
          </table:table-cell>
          <table:table-cell office:value-type="string">
            <text:p>http://placeimg.com/640/480</text:p>
          </table:table-cell>
          <table:table-cell office:value-type="string">
            <text:p>Libero magni rem sit. Asperiores quae ut nostrum perferendis cumque voluptas minus quibusdam. Neque velit quia enim voluptates quo adipisci quia. Laboriosam optio rerum enim minus ab eos eum est dignissimos.</text:p>
          </table:table-cell>
          <table:table-cell office:value-type="boolean" office:boolean-value="false">
            <text:p>FALSE</text:p>
          </table:table-cell>
        </table:table-row>
        <table:table-row>
          <table:table-cell office:value-type="string">
            <text:p>Jeremy Herzog</text:p>
          </table:table-cell>
          <table:table-cell office:value-type="string">
            <text:p>(832) 348-0268</text:p>
          </table:table-cell>
          <table:table-cell office:value-type="string">
            <text:p>Savanna72@hotmail.com</text:p>
          </table:table-cell>
          <table:table-cell office:value-type="string">
            <text:p>82795 Leonora Terrace</text:p>
          </table:table-cell>
          <table:table-cell office:value-type="string">
            <text:p>North Jimmyberg</text:p>
          </table:table-cell>
          <table:table-cell office:value-type="string">
            <text:p>Connecticut</text:p>
          </table:table-cell>
          <table:table-cell office:value-type="string">
            <text:p>41341-3254</text:p>
          </table:table-cell>
          <table:table-cell office:value-type="string">
            <text:p>289925799</text:p>
          </table:table-cell>
          <table:table-cell office:value-type="string">
            <text:p>Industrial</text:p>
          </table:table-cell>
          <table:table-cell office:value-type="string">
            <text:p>Bernier - Stanton</text:p>
          </table:table-cell>
          <table:table-cell office:value-type="float" office:value="44358.299625">
            <text:p>44358.299625</text:p>
          </table:table-cell>
          <table:table-cell office:value-type="string">
            <text:p>http://placeimg.com/640/480</text:p>
          </table:table-cell>
          <table:table-cell office:value-type="string">
            <text:p>Quo et nulla ab possimus reiciendis voluptates ex omnis. Eveniet et in accusamus aliquid voluptas. Et ea tempore debitis odit rerum. Eius temporibus consectetur esse praesentium ratione et omnis eius expedita.</text:p>
          </table:table-cell>
          <table:table-cell office:value-type="boolean" office:boolean-value="false">
            <text:p>FALSE</text:p>
          </table:table-cell>
        </table:table-row>
        <table:table-row>
          <table:table-cell office:value-type="string">
            <text:p>Dale Borer</text:p>
          </table:table-cell>
          <table:table-cell office:value-type="string">
            <text:p>820-588-7059</text:p>
          </table:table-cell>
          <table:table-cell office:value-type="string">
            <text:p>Sigrid.Goldner10@yahoo.com</text:p>
          </table:table-cell>
          <table:table-cell office:value-type="string">
            <text:p>0857 Randall Lights</text:p>
          </table:table-cell>
          <table:table-cell office:value-type="string">
            <text:p>Greenville</text:p>
          </table:table-cell>
          <table:table-cell office:value-type="string">
            <text:p>Michigan</text:p>
          </table:table-cell>
          <table:table-cell office:value-type="string">
            <text:p>10196-1171</text:p>
          </table:table-cell>
          <table:table-cell office:value-type="string">
            <text:p>438068643</text:p>
          </table:table-cell>
          <table:table-cell office:value-type="string">
            <text:p>Music</text:p>
          </table:table-cell>
          <table:table-cell office:value-type="string">
            <text:p>Shields, Wintheiser and Nikolaus</text:p>
          </table:table-cell>
          <table:table-cell office:value-type="float" office:value="44230.77001591435">
            <text:p>44230.77001591435</text:p>
          </table:table-cell>
          <table:table-cell office:value-type="string">
            <text:p>http://placeimg.com/640/480</text:p>
          </table:table-cell>
          <table:table-cell office:value-type="string">
            <text:p>Rerum id laborum non maxime ut et. Sit sit rerum magni unde aut quisquam dolore. Tenetur nihil illum et fugiat amet. Totam pariatur aliquid laudantium.</text:p>
          </table:table-cell>
          <table:table-cell office:value-type="boolean" office:boolean-value="false">
            <text:p>FALSE</text:p>
          </table:table-cell>
        </table:table-row>
        <table:table-row>
          <table:table-cell office:value-type="string">
            <text:p>Trevor Bogisich</text:p>
          </table:table-cell>
          <table:table-cell office:value-type="string">
            <text:p>805-489-4497 x866</text:p>
          </table:table-cell>
          <table:table-cell office:value-type="string">
            <text:p>Oral49@gmail.com</text:p>
          </table:table-cell>
          <table:table-cell office:value-type="string">
            <text:p>2463 Thiel Squares</text:p>
          </table:table-cell>
          <table:table-cell office:value-type="string">
            <text:p>Stromanbury</text:p>
          </table:table-cell>
          <table:table-cell office:value-type="string">
            <text:p>West Virginia</text:p>
          </table:table-cell>
          <table:table-cell office:value-type="string">
            <text:p>09099</text:p>
          </table:table-cell>
          <table:table-cell office:value-type="string">
            <text:p>600825384</text:p>
          </table:table-cell>
          <table:table-cell office:value-type="string">
            <text:p>Home</text:p>
          </table:table-cell>
          <table:table-cell office:value-type="string">
            <text:p>Haley - Ratke</text:p>
          </table:table-cell>
          <table:table-cell office:value-type="float" office:value="44445.03013931713">
            <text:p>44445.03013931713</text:p>
          </table:table-cell>
          <table:table-cell office:value-type="string">
            <text:p>http://placeimg.com/640/480</text:p>
          </table:table-cell>
          <table:table-cell office:value-type="string">
            <text:p>Repellendus dicta eligendi officia ut consequatur fuga qui qui. Iusto quia veritatis. Qui id cumque porro sapiente dolor dicta iusto numquam provident.</text:p>
          </table:table-cell>
          <table:table-cell office:value-type="boolean" office:boolean-value="true">
            <text:p>TRUE</text:p>
          </table:table-cell>
        </table:table-row>
        <table:table-row>
          <table:table-cell office:value-type="string">
            <text:p>Rudy Ledner IV</text:p>
          </table:table-cell>
          <table:table-cell office:value-type="string">
            <text:p>919-609-0641</text:p>
          </table:table-cell>
          <table:table-cell office:value-type="string">
            <text:p>Velma0@gmail.com</text:p>
          </table:table-cell>
          <table:table-cell office:value-type="string">
            <text:p>35217 Hermann Land</text:p>
          </table:table-cell>
          <table:table-cell office:value-type="string">
            <text:p>Concepcionmouth</text:p>
          </table:table-cell>
          <table:table-cell office:value-type="string">
            <text:p>Kansas</text:p>
          </table:table-cell>
          <table:table-cell office:value-type="string">
            <text:p>70010</text:p>
          </table:table-cell>
          <table:table-cell office:value-type="string">
            <text:p>663408557</text:p>
          </table:table-cell>
          <table:table-cell office:value-type="string">
            <text:p>Baby</text:p>
          </table:table-cell>
          <table:table-cell office:value-type="string">
            <text:p>Jerde, Quigley and Trantow</text:p>
          </table:table-cell>
          <table:table-cell office:value-type="float" office:value="44385.30557582176">
            <text:p>44385.30557582176</text:p>
          </table:table-cell>
          <table:table-cell office:value-type="string">
            <text:p>http://placeimg.com/640/480</text:p>
          </table:table-cell>
          <table:table-cell office:value-type="string">
            <text:p>Voluptatibus harum voluptas recusandae aut porro et ut vero. Optio dolores unde et ut rem quidem iste quo doloremque. Sed esse veniam accusantium deserunt delectus id quaerat.</text:p>
          </table:table-cell>
          <table:table-cell office:value-type="boolean" office:boolean-value="false">
            <text:p>FALSE</text:p>
          </table:table-cell>
        </table:table-row>
        <table:table-row>
          <table:table-cell office:value-type="string">
            <text:p>Marshall Koelpin</text:p>
          </table:table-cell>
          <table:table-cell office:value-type="string">
            <text:p>(286) 906-3322</text:p>
          </table:table-cell>
          <table:table-cell office:value-type="string">
            <text:p>Stan_Kihn8@hotmail.com</text:p>
          </table:table-cell>
          <table:table-cell office:value-type="string">
            <text:p>83132 Brooklyn Isle</text:p>
          </table:table-cell>
          <table:table-cell office:value-type="string">
            <text:p>East Arnoldton</text:p>
          </table:table-cell>
          <table:table-cell office:value-type="string">
            <text:p>Arkansas</text:p>
          </table:table-cell>
          <table:table-cell office:value-type="string">
            <text:p>29704</text:p>
          </table:table-cell>
          <table:table-cell office:value-type="string">
            <text:p>440076898</text:p>
          </table:table-cell>
          <table:table-cell office:value-type="string">
            <text:p>Toys</text:p>
          </table:table-cell>
          <table:table-cell office:value-type="string">
            <text:p>Upton - Sporer</text:p>
          </table:table-cell>
          <table:table-cell office:value-type="float" office:value="44266.5358996412">
            <text:p>44266.5358996412</text:p>
          </table:table-cell>
          <table:table-cell office:value-type="string">
            <text:p>http://placeimg.com/640/480</text:p>
          </table:table-cell>
          <table:table-cell office:value-type="string">
            <text:p>Vitae ea et et. Et in molestiae vel et. Sapiente ipsa fugit. Alias quisquam rerum tempora.</text:p>
          </table:table-cell>
          <table:table-cell office:value-type="boolean" office:boolean-value="false">
            <text:p>FALSE</text:p>
          </table:table-cell>
        </table:table-row>
        <table:table-row>
          <table:table-cell office:value-type="string">
            <text:p>Donna Pfannerstill</text:p>
          </table:table-cell>
          <table:table-cell office:value-type="string">
            <text:p>537-366-2616 x791</text:p>
          </table:table-cell>
          <table:table-cell office:value-type="string">
            <text:p>Brant_Kris52@gmail.com</text:p>
          </table:table-cell>
          <table:table-cell office:value-type="string">
            <text:p>9536 Farrell Ridge</text:p>
          </table:table-cell>
          <table:table-cell office:value-type="string">
            <text:p>Boehmfort</text:p>
          </table:table-cell>
          <table:table-cell office:value-type="string">
            <text:p>Iowa</text:p>
          </table:table-cell>
          <table:table-cell office:value-type="string">
            <text:p>43356</text:p>
          </table:table-cell>
          <table:table-cell office:value-type="string">
            <text:p>699959258</text:p>
          </table:table-cell>
          <table:table-cell office:value-type="string">
            <text:p>Beauty</text:p>
          </table:table-cell>
          <table:table-cell office:value-type="string">
            <text:p>Yundt - Hartmann</text:p>
          </table:table-cell>
          <table:table-cell office:value-type="float" office:value="44381.570967534724">
            <text:p>44381.570967534724</text:p>
          </table:table-cell>
          <table:table-cell office:value-type="string">
            <text:p>http://placeimg.com/640/480</text:p>
          </table:table-cell>
          <table:table-cell office:value-type="string">
            <text:p>Itaque voluptatibus reiciendis vitae voluptatum molestiae. Saepe quia et nam esse occaecati sunt adipisci quod. Non aliquid incidunt qui. Veniam similique consequuntur.</text:p>
          </table:table-cell>
          <table:table-cell office:value-type="boolean" office:boolean-value="false">
            <text:p>FALSE</text:p>
          </table:table-cell>
        </table:table-row>
        <table:table-row>
          <table:table-cell office:value-type="string">
            <text:p>Katrina Rosenbaum</text:p>
          </table:table-cell>
          <table:table-cell office:value-type="string">
            <text:p>736.634.4983 x442</text:p>
          </table:table-cell>
          <table:table-cell office:value-type="string">
            <text:p>Cullen.Sipes@hotmail.com</text:p>
          </table:table-cell>
          <table:table-cell office:value-type="string">
            <text:p>85480 Juliet Drive</text:p>
          </table:table-cell>
          <table:table-cell office:value-type="string">
            <text:p>West Jayda</text:p>
          </table:table-cell>
          <table:table-cell office:value-type="string">
            <text:p>New Jersey</text:p>
          </table:table-cell>
          <table:table-cell office:value-type="string">
            <text:p>83075</text:p>
          </table:table-cell>
          <table:table-cell office:value-type="string">
            <text:p>853250612</text:p>
          </table:table-cell>
          <table:table-cell office:value-type="string">
            <text:p>Games</text:p>
          </table:table-cell>
          <table:table-cell office:value-type="string">
            <text:p>Thompson, Bradtke and Cummings</text:p>
          </table:table-cell>
          <table:table-cell office:value-type="float" office:value="44373.967509560185">
            <text:p>44373.967509560185</text:p>
          </table:table-cell>
          <table:table-cell office:value-type="string">
            <text:p>http://placeimg.com/640/480</text:p>
          </table:table-cell>
          <table:table-cell office:value-type="string">
            <text:p>Et qui aspernatur corporis qui officiis sit sit ipsa. Aliquam perferendis sapiente facere. Dolorum quibusdam porro ad dolorem. Sunt doloremque dolores natus perferendis nisi ut est pariatur ex. Ut et rem amet consectetur rerum. Quas aliquid et asperiores odio.</text:p>
          </table:table-cell>
          <table:table-cell office:value-type="boolean" office:boolean-value="true">
            <text:p>TRUE</text:p>
          </table:table-cell>
        </table:table-row>
        <table:table-row>
          <table:table-cell office:value-type="string">
            <text:p>Josephine Paucek</text:p>
          </table:table-cell>
          <table:table-cell office:value-type="string">
            <text:p>970-507-9219 x4929</text:p>
          </table:table-cell>
          <table:table-cell office:value-type="string">
            <text:p>Kiara.Krajcik98@yahoo.com</text:p>
          </table:table-cell>
          <table:table-cell office:value-type="string">
            <text:p>9848 Stokes Rue</text:p>
          </table:table-cell>
          <table:table-cell office:value-type="string">
            <text:p>Maximilliachester</text:p>
          </table:table-cell>
          <table:table-cell office:value-type="string">
            <text:p>Florida</text:p>
          </table:table-cell>
          <table:table-cell office:value-type="string">
            <text:p>52635</text:p>
          </table:table-cell>
          <table:table-cell office:value-type="string">
            <text:p>608133366</text:p>
          </table:table-cell>
          <table:table-cell office:value-type="string">
            <text:p>Electronics</text:p>
          </table:table-cell>
          <table:table-cell office:value-type="string">
            <text:p>Harvey, Howell and Emard</text:p>
          </table:table-cell>
          <table:table-cell office:value-type="float" office:value="44221.95177357639">
            <text:p>44221.95177357639</text:p>
          </table:table-cell>
          <table:table-cell office:value-type="string">
            <text:p>http://placeimg.com/640/480</text:p>
          </table:table-cell>
          <table:table-cell office:value-type="string">
            <text:p>Minus architecto quisquam cumque rem repudiandae velit laboriosam eius facilis. Consequuntur voluptates quis quos qui nostrum eos. Deserunt animi aliquid nobis labore quod doloribus rerum corrupti.</text:p>
          </table:table-cell>
          <table:table-cell office:value-type="boolean" office:boolean-value="true">
            <text:p>TRUE</text:p>
          </table:table-cell>
        </table:table-row>
        <table:table-row>
          <table:table-cell office:value-type="string">
            <text:p>Fannie Lesch</text:p>
          </table:table-cell>
          <table:table-cell office:value-type="string">
            <text:p>(810) 896-8232</text:p>
          </table:table-cell>
          <table:table-cell office:value-type="string">
            <text:p>Derick88@gmail.com</text:p>
          </table:table-cell>
          <table:table-cell office:value-type="string">
            <text:p>13330 Gutmann Loop</text:p>
          </table:table-cell>
          <table:table-cell office:value-type="string">
            <text:p>West Leila</text:p>
          </table:table-cell>
          <table:table-cell office:value-type="string">
            <text:p>North Carolina</text:p>
          </table:table-cell>
          <table:table-cell office:value-type="string">
            <text:p>57746</text:p>
          </table:table-cell>
          <table:table-cell office:value-type="string">
            <text:p>933343122</text:p>
          </table:table-cell>
          <table:table-cell office:value-type="string">
            <text:p>Industrial</text:p>
          </table:table-cell>
          <table:table-cell office:value-type="string">
            <text:p>Miller - Trantow</text:p>
          </table:table-cell>
          <table:table-cell office:value-type="float" office:value="44531.22669310185">
            <text:p>44531.22669310185</text:p>
          </table:table-cell>
          <table:table-cell office:value-type="string">
            <text:p>http://placeimg.com/640/480</text:p>
          </table:table-cell>
          <table:table-cell office:value-type="string">
            <text:p>Aliquam qui reprehenderit reprehenderit voluptatem libero eligendi assumenda rerum. Culpa voluptatem voluptatem voluptate incidunt blanditiis vitae eum voluptatem. In est hic aut ut et doloribus atque mollitia culpa. Et quos debitis explicabo facilis ullam exercitationem. Provident rerum consequatur aperiam.</text:p>
          </table:table-cell>
          <table:table-cell office:value-type="boolean" office:boolean-value="true">
            <text:p>TRUE</text:p>
          </table:table-cell>
        </table:table-row>
        <table:table-row>
          <table:table-cell office:value-type="string">
            <text:p>Mr. Nichole O'Reilly</text:p>
          </table:table-cell>
          <table:table-cell office:value-type="string">
            <text:p>612-791-4446 x99349</text:p>
          </table:table-cell>
          <table:table-cell office:value-type="string">
            <text:p>Antonio.Doyle@hotmail.com</text:p>
          </table:table-cell>
          <table:table-cell office:value-type="string">
            <text:p>8078 Armando Wells</text:p>
          </table:table-cell>
          <table:table-cell office:value-type="string">
            <text:p>Stammbury</text:p>
          </table:table-cell>
          <table:table-cell office:value-type="string">
            <text:p>Georgia</text:p>
          </table:table-cell>
          <table:table-cell office:value-type="string">
            <text:p>30550</text:p>
          </table:table-cell>
          <table:table-cell office:value-type="string">
            <text:p>448714042</text:p>
          </table:table-cell>
          <table:table-cell office:value-type="string">
            <text:p>Automotive</text:p>
          </table:table-cell>
          <table:table-cell office:value-type="string">
            <text:p>Armstrong, Terry and Hoppe</text:p>
          </table:table-cell>
          <table:table-cell office:value-type="float" office:value="44253.73312903935">
            <text:p>44253.73312903935</text:p>
          </table:table-cell>
          <table:table-cell office:value-type="string">
            <text:p>http://placeimg.com/640/480</text:p>
          </table:table-cell>
          <table:table-cell office:value-type="string">
            <text:p>Assumenda repudiandae sit rerum. Et maiores excepturi soluta tenetur esse quasi. Dolore provident repellendus sint dolores aliquam eos voluptates sed. Mollitia laudantium laudantium doloremque aliquid cumque facilis at. Tenetur et vero ut saepe exercitationem autem et.</text:p>
          </table:table-cell>
          <table:table-cell office:value-type="boolean" office:boolean-value="false">
            <text:p>FALSE</text:p>
          </table:table-cell>
        </table:table-row>
        <table:table-row>
          <table:table-cell office:value-type="string">
            <text:p>Kim Hirthe</text:p>
          </table:table-cell>
          <table:table-cell office:value-type="string">
            <text:p>1-636-610-0072 x49930</text:p>
          </table:table-cell>
          <table:table-cell office:value-type="string">
            <text:p>Garnet.Mertz37@gmail.com</text:p>
          </table:table-cell>
          <table:table-cell office:value-type="string">
            <text:p>4028 Schultz Grove</text:p>
          </table:table-cell>
          <table:table-cell office:value-type="string">
            <text:p>East Clareland</text:p>
          </table:table-cell>
          <table:table-cell office:value-type="string">
            <text:p>New Hampshire</text:p>
          </table:table-cell>
          <table:table-cell office:value-type="string">
            <text:p>57849</text:p>
          </table:table-cell>
          <table:table-cell office:value-type="string">
            <text:p>857761864</text:p>
          </table:table-cell>
          <table:table-cell office:value-type="string">
            <text:p>Computers</text:p>
          </table:table-cell>
          <table:table-cell office:value-type="string">
            <text:p>Lindgren - Hauck</text:p>
          </table:table-cell>
          <table:table-cell office:value-type="float" office:value="44249.12690959491">
            <text:p>44249.12690959491</text:p>
          </table:table-cell>
          <table:table-cell office:value-type="string">
            <text:p>http://placeimg.com/640/480</text:p>
          </table:table-cell>
          <table:table-cell office:value-type="string">
            <text:p>Aut reprehenderit molestiae quaerat non. Quidem iure illum. Ducimus culpa et. Commodi ea occaecati molestiae in eos velit.</text:p>
          </table:table-cell>
          <table:table-cell office:value-type="boolean" office:boolean-value="false">
            <text:p>FALSE</text:p>
          </table:table-cell>
        </table:table-row>
        <table:table-row>
          <table:table-cell office:value-type="string">
            <text:p>Jodi Walter</text:p>
          </table:table-cell>
          <table:table-cell office:value-type="string">
            <text:p>(958) 817-2415 x57525</text:p>
          </table:table-cell>
          <table:table-cell office:value-type="string">
            <text:p>Deontae_Lind@hotmail.com</text:p>
          </table:table-cell>
          <table:table-cell office:value-type="string">
            <text:p>03143 Bailey Glens</text:p>
          </table:table-cell>
          <table:table-cell office:value-type="string">
            <text:p>Augustusmouth</text:p>
          </table:table-cell>
          <table:table-cell office:value-type="string">
            <text:p>Iowa</text:p>
          </table:table-cell>
          <table:table-cell office:value-type="string">
            <text:p>40284</text:p>
          </table:table-cell>
          <table:table-cell office:value-type="string">
            <text:p>432609516</text:p>
          </table:table-cell>
          <table:table-cell office:value-type="string">
            <text:p>Beauty</text:p>
          </table:table-cell>
          <table:table-cell office:value-type="string">
            <text:p>Parisian Group</text:p>
          </table:table-cell>
          <table:table-cell office:value-type="float" office:value="44446.75234717593">
            <text:p>44446.75234717593</text:p>
          </table:table-cell>
          <table:table-cell office:value-type="string">
            <text:p>http://placeimg.com/640/480</text:p>
          </table:table-cell>
          <table:table-cell office:value-type="string">
            <text:p>Vitae ut est. Saepe sint similique asperiores odit est nihil quia nihil qui. Est sint ea. Ad aspernatur reiciendis corporis saepe quidem. Necessitatibus qui soluta sapiente voluptatum exercitationem. Et voluptatem ipsum itaque aspernatur natus eos.</text:p>
          </table:table-cell>
          <table:table-cell office:value-type="boolean" office:boolean-value="true">
            <text:p>TRUE</text:p>
          </table:table-cell>
        </table:table-row>
        <table:table-row>
          <table:table-cell office:value-type="string">
            <text:p>Susie Goldner</text:p>
          </table:table-cell>
          <table:table-cell office:value-type="string">
            <text:p>598.924.7391</text:p>
          </table:table-cell>
          <table:table-cell office:value-type="string">
            <text:p>Eliza_Stoltenberg18@gmail.com</text:p>
          </table:table-cell>
          <table:table-cell office:value-type="string">
            <text:p>768 Rempel Plains</text:p>
          </table:table-cell>
          <table:table-cell office:value-type="string">
            <text:p>Deckowstad</text:p>
          </table:table-cell>
          <table:table-cell office:value-type="string">
            <text:p>Utah</text:p>
          </table:table-cell>
          <table:table-cell office:value-type="string">
            <text:p>13862</text:p>
          </table:table-cell>
          <table:table-cell office:value-type="string">
            <text:p>863224939</text:p>
          </table:table-cell>
          <table:table-cell office:value-type="string">
            <text:p>Shoes</text:p>
          </table:table-cell>
          <table:table-cell office:value-type="string">
            <text:p>Murazik - Nitzsche</text:p>
          </table:table-cell>
          <table:table-cell office:value-type="float" office:value="44443.060567002314">
            <text:p>44443.060567002314</text:p>
          </table:table-cell>
          <table:table-cell office:value-type="string">
            <text:p>http://placeimg.com/640/480</text:p>
          </table:table-cell>
          <table:table-cell office:value-type="string">
            <text:p>Ad ea inventore sapiente ex. Corrupti beatae rerum illum aspernatur. Voluptates enim inventore aut aut voluptates eveniet commodi itaque. Alias praesentium et cum ut ut facere dolore sed. Eaque voluptatem vel doloribus. Voluptatem eveniet est sit et deleniti.</text:p>
          </table:table-cell>
          <table:table-cell office:value-type="boolean" office:boolean-value="true">
            <text:p>TRUE</text:p>
          </table:table-cell>
        </table:table-row>
        <table:table-row>
          <table:table-cell office:value-type="string">
            <text:p>Marta Marks</text:p>
          </table:table-cell>
          <table:table-cell office:value-type="string">
            <text:p>1-231-362-9975 x506</text:p>
          </table:table-cell>
          <table:table-cell office:value-type="string">
            <text:p>Braeden_Predovic@yahoo.com</text:p>
          </table:table-cell>
          <table:table-cell office:value-type="string">
            <text:p>7944 Jaylen Overpass</text:p>
          </table:table-cell>
          <table:table-cell office:value-type="string">
            <text:p>Terryfort</text:p>
          </table:table-cell>
          <table:table-cell office:value-type="string">
            <text:p>Kansas</text:p>
          </table:table-cell>
          <table:table-cell office:value-type="string">
            <text:p>10215</text:p>
          </table:table-cell>
          <table:table-cell office:value-type="string">
            <text:p>898544532</text:p>
          </table:table-cell>
          <table:table-cell office:value-type="string">
            <text:p>Electronics</text:p>
          </table:table-cell>
          <table:table-cell office:value-type="string">
            <text:p>Pacocha and Sons</text:p>
          </table:table-cell>
          <table:table-cell office:value-type="float" office:value="44226.04663164352">
            <text:p>44226.04663164352</text:p>
          </table:table-cell>
          <table:table-cell office:value-type="string">
            <text:p>http://placeimg.com/640/480</text:p>
          </table:table-cell>
          <table:table-cell office:value-type="string">
            <text:p>Est amet doloribus veritatis. Odio in molestiae maxime eveniet eum eligendi distinctio. Officiis facilis et temporibus culpa iure iste quisquam.</text:p>
          </table:table-cell>
          <table:table-cell office:value-type="boolean" office:boolean-value="true">
            <text:p>TRUE</text:p>
          </table:table-cell>
        </table:table-row>
        <table:table-row>
          <table:table-cell office:value-type="string">
            <text:p>Tyrone Koch</text:p>
          </table:table-cell>
          <table:table-cell office:value-type="string">
            <text:p>648-779-0064</text:p>
          </table:table-cell>
          <table:table-cell office:value-type="string">
            <text:p>Mariane.Powlowski@gmail.com</text:p>
          </table:table-cell>
          <table:table-cell office:value-type="string">
            <text:p>559 Pinkie Viaduct</text:p>
          </table:table-cell>
          <table:table-cell office:value-type="string">
            <text:p>New Emmett</text:p>
          </table:table-cell>
          <table:table-cell office:value-type="string">
            <text:p>Connecticut</text:p>
          </table:table-cell>
          <table:table-cell office:value-type="string">
            <text:p>18953</text:p>
          </table:table-cell>
          <table:table-cell office:value-type="string">
            <text:p>489481350</text:p>
          </table:table-cell>
          <table:table-cell office:value-type="string">
            <text:p>Baby</text:p>
          </table:table-cell>
          <table:table-cell office:value-type="string">
            <text:p>Wilkinson Inc</text:p>
          </table:table-cell>
          <table:table-cell office:value-type="float" office:value="44290.92420861111">
            <text:p>44290.92420861111</text:p>
          </table:table-cell>
          <table:table-cell office:value-type="string">
            <text:p>http://placeimg.com/640/480</text:p>
          </table:table-cell>
          <table:table-cell office:value-type="string">
            <text:p>Dolores ut et et harum ea. Qui inventore impedit quisquam voluptates dolor sed explicabo vero. Atque eos qui suscipit illo.</text:p>
          </table:table-cell>
          <table:table-cell office:value-type="boolean" office:boolean-value="false">
            <text:p>FALSE</text:p>
          </table:table-cell>
        </table:table-row>
        <table:table-row>
          <table:table-cell office:value-type="string">
            <text:p>Terrence Schmitt</text:p>
          </table:table-cell>
          <table:table-cell office:value-type="string">
            <text:p>(373) 278-3145</text:p>
          </table:table-cell>
          <table:table-cell office:value-type="string">
            <text:p>Rocky_Harvey85@gmail.com</text:p>
          </table:table-cell>
          <table:table-cell office:value-type="string">
            <text:p>583 Nader Fields</text:p>
          </table:table-cell>
          <table:table-cell office:value-type="string">
            <text:p>The Hammocks</text:p>
          </table:table-cell>
          <table:table-cell office:value-type="string">
            <text:p>Arizona</text:p>
          </table:table-cell>
          <table:table-cell office:value-type="string">
            <text:p>56150</text:p>
          </table:table-cell>
          <table:table-cell office:value-type="string">
            <text:p>739981597</text:p>
          </table:table-cell>
          <table:table-cell office:value-type="string">
            <text:p>Baby</text:p>
          </table:table-cell>
          <table:table-cell office:value-type="string">
            <text:p>Weissnat - Reichert</text:p>
          </table:table-cell>
          <table:table-cell office:value-type="float" office:value="44240.47883693287">
            <text:p>44240.47883693287</text:p>
          </table:table-cell>
          <table:table-cell office:value-type="string">
            <text:p>http://placeimg.com/640/480</text:p>
          </table:table-cell>
          <table:table-cell office:value-type="string">
            <text:p>Aspernatur adipisci amet asperiores sint sed ut at eos. Voluptas est qui id sequi dolore assumenda veritatis alias ducimus. Est quo quasi perspiciatis alias.</text:p>
          </table:table-cell>
          <table:table-cell office:value-type="boolean" office:boolean-value="false">
            <text:p>FALSE</text:p>
          </table:table-cell>
        </table:table-row>
        <table:table-row>
          <table:table-cell office:value-type="string">
            <text:p>Conrad Upton</text:p>
          </table:table-cell>
          <table:table-cell office:value-type="string">
            <text:p>839-573-5368 x6182</text:p>
          </table:table-cell>
          <table:table-cell office:value-type="string">
            <text:p>Amos.Hane43@yahoo.com</text:p>
          </table:table-cell>
          <table:table-cell office:value-type="string">
            <text:p>5129 Volkman Manors</text:p>
          </table:table-cell>
          <table:table-cell office:value-type="string">
            <text:p>New Neilview</text:p>
          </table:table-cell>
          <table:table-cell office:value-type="string">
            <text:p>Florida</text:p>
          </table:table-cell>
          <table:table-cell office:value-type="string">
            <text:p>55751</text:p>
          </table:table-cell>
          <table:table-cell office:value-type="string">
            <text:p>468645007</text:p>
          </table:table-cell>
          <table:table-cell office:value-type="string">
            <text:p>Sports</text:p>
          </table:table-cell>
          <table:table-cell office:value-type="string">
            <text:p>Jacobs LLC</text:p>
          </table:table-cell>
          <table:table-cell office:value-type="float" office:value="44280.98269232639">
            <text:p>44280.98269232639</text:p>
          </table:table-cell>
          <table:table-cell office:value-type="string">
            <text:p>http://placeimg.com/640/480</text:p>
          </table:table-cell>
          <table:table-cell office:value-type="string">
            <text:p>Tenetur commodi id eum voluptatem et blanditiis earum. Minus aut fugiat sit fuga totam aut ut non harum. Repellat culpa voluptatum facere maiores illo officiis sunt. Omnis omnis doloremque. Vero adipisci voluptatem sit deleniti adipisci esse porro qui quis.</text:p>
          </table:table-cell>
          <table:table-cell office:value-type="boolean" office:boolean-value="false">
            <text:p>FALSE</text:p>
          </table:table-cell>
        </table:table-row>
        <table:table-row>
          <table:table-cell office:value-type="string">
            <text:p>Edna Daugherty</text:p>
          </table:table-cell>
          <table:table-cell office:value-type="string">
            <text:p>209-892-0296 x18188</text:p>
          </table:table-cell>
          <table:table-cell office:value-type="string">
            <text:p>Ernest58@gmail.com</text:p>
          </table:table-cell>
          <table:table-cell office:value-type="string">
            <text:p>02212 Considine Route</text:p>
          </table:table-cell>
          <table:table-cell office:value-type="string">
            <text:p>Jenkinsbury</text:p>
          </table:table-cell>
          <table:table-cell office:value-type="string">
            <text:p>Florida</text:p>
          </table:table-cell>
          <table:table-cell office:value-type="string">
            <text:p>25065</text:p>
          </table:table-cell>
          <table:table-cell office:value-type="string">
            <text:p>975890206</text:p>
          </table:table-cell>
          <table:table-cell office:value-type="string">
            <text:p>Grocery</text:p>
          </table:table-cell>
          <table:table-cell office:value-type="string">
            <text:p>Parker - Goodwin</text:p>
          </table:table-cell>
          <table:table-cell office:value-type="float" office:value="44539.13769590278">
            <text:p>44539.13769590278</text:p>
          </table:table-cell>
          <table:table-cell office:value-type="string">
            <text:p>http://placeimg.com/640/480</text:p>
          </table:table-cell>
          <table:table-cell office:value-type="string">
            <text:p>Dolorum dolorem tempore aut et quam adipisci. Et provident natus iusto non cupiditate. Dicta nesciunt dolores nulla maxime assumenda quia est provident. Fugiat odit nam animi hic voluptatem voluptatem. Ut neque modi distinctio quia. Modi enim reprehenderit sit nemo rerum.</text:p>
          </table:table-cell>
          <table:table-cell office:value-type="boolean" office:boolean-value="true">
            <text:p>TRUE</text:p>
          </table:table-cell>
        </table:table-row>
        <table:table-row>
          <table:table-cell office:value-type="string">
            <text:p>Traci Bernier</text:p>
          </table:table-cell>
          <table:table-cell office:value-type="string">
            <text:p>1-959-857-5893 x658</text:p>
          </table:table-cell>
          <table:table-cell office:value-type="string">
            <text:p>Savannah64@yahoo.com</text:p>
          </table:table-cell>
          <table:table-cell office:value-type="string">
            <text:p>129 May Common</text:p>
          </table:table-cell>
          <table:table-cell office:value-type="string">
            <text:p>New Xzavierfort</text:p>
          </table:table-cell>
          <table:table-cell office:value-type="string">
            <text:p>Maine</text:p>
          </table:table-cell>
          <table:table-cell office:value-type="string">
            <text:p>71205-9198</text:p>
          </table:table-cell>
          <table:table-cell office:value-type="string">
            <text:p>510427979</text:p>
          </table:table-cell>
          <table:table-cell office:value-type="string">
            <text:p>Jewelery</text:p>
          </table:table-cell>
          <table:table-cell office:value-type="string">
            <text:p>Halvorson Group</text:p>
          </table:table-cell>
          <table:table-cell office:value-type="float" office:value="44493.94467869213">
            <text:p>44493.94467869213</text:p>
          </table:table-cell>
          <table:table-cell office:value-type="string">
            <text:p>http://placeimg.com/640/480</text:p>
          </table:table-cell>
          <table:table-cell office:value-type="string">
            <text:p>Fugiat explicabo nulla voluptas nihil. Similique nostrum beatae ut omnis consequatur animi aliquam quia consectetur. Quo ut rem voluptas sed minus sapiente rerum libero. Dolores dolore voluptate ad voluptas.</text:p>
          </table:table-cell>
          <table:table-cell office:value-type="boolean" office:boolean-value="true">
            <text:p>TRUE</text:p>
          </table:table-cell>
        </table:table-row>
        <table:table-row>
          <table:table-cell office:value-type="string">
            <text:p>Joel Gottlieb</text:p>
          </table:table-cell>
          <table:table-cell office:value-type="string">
            <text:p>327-517-2396 x269</text:p>
          </table:table-cell>
          <table:table-cell office:value-type="string">
            <text:p>Abbigail_Weissnat57@yahoo.com</text:p>
          </table:table-cell>
          <table:table-cell office:value-type="string">
            <text:p>0255 Lamont Junctions</text:p>
          </table:table-cell>
          <table:table-cell office:value-type="string">
            <text:p>East Gardner</text:p>
          </table:table-cell>
          <table:table-cell office:value-type="string">
            <text:p>Virginia</text:p>
          </table:table-cell>
          <table:table-cell office:value-type="string">
            <text:p>27951</text:p>
          </table:table-cell>
          <table:table-cell office:value-type="string">
            <text:p>361396602</text:p>
          </table:table-cell>
          <table:table-cell office:value-type="string">
            <text:p>Industrial</text:p>
          </table:table-cell>
          <table:table-cell office:value-type="string">
            <text:p>Strosin, Walker and Hyatt</text:p>
          </table:table-cell>
          <table:table-cell office:value-type="float" office:value="44504.382670914354">
            <text:p>44504.382670914354</text:p>
          </table:table-cell>
          <table:table-cell office:value-type="string">
            <text:p>http://placeimg.com/640/480</text:p>
          </table:table-cell>
          <table:table-cell office:value-type="string">
            <text:p>Placeat tenetur magni nihil. Corporis culpa illum ullam sequi sit voluptatum architecto itaque. Ex iste alias tenetur ullam repudiandae aut. Minus ea officia. Animi error illo impedit fuga sed molestias fugit. Voluptatum et sed praesentium enim architecto.</text:p>
          </table:table-cell>
          <table:table-cell office:value-type="boolean" office:boolean-value="false">
            <text:p>FALSE</text:p>
          </table:table-cell>
        </table:table-row>
        <table:table-row>
          <table:table-cell office:value-type="string">
            <text:p>Noel Block</text:p>
          </table:table-cell>
          <table:table-cell office:value-type="string">
            <text:p>751-290-2704 x0533</text:p>
          </table:table-cell>
          <table:table-cell office:value-type="string">
            <text:p>Alfred.Gusikowski74@gmail.com</text:p>
          </table:table-cell>
          <table:table-cell office:value-type="string">
            <text:p>78245 Hermann Fords</text:p>
          </table:table-cell>
          <table:table-cell office:value-type="string">
            <text:p>Geoffreyside</text:p>
          </table:table-cell>
          <table:table-cell office:value-type="string">
            <text:p>New Jersey</text:p>
          </table:table-cell>
          <table:table-cell office:value-type="string">
            <text:p>73546-9450</text:p>
          </table:table-cell>
          <table:table-cell office:value-type="string">
            <text:p>546671443</text:p>
          </table:table-cell>
          <table:table-cell office:value-type="string">
            <text:p>Industrial</text:p>
          </table:table-cell>
          <table:table-cell office:value-type="string">
            <text:p>Steuber - Kunde</text:p>
          </table:table-cell>
          <table:table-cell office:value-type="float" office:value="44569.937050555556">
            <text:p>44569.937050555556</text:p>
          </table:table-cell>
          <table:table-cell office:value-type="string">
            <text:p>http://placeimg.com/640/480</text:p>
          </table:table-cell>
          <table:table-cell office:value-type="string">
            <text:p>Tempora qui illo. Dolorem dignissimos fugit provident consectetur omnis. Ullam quia cupiditate perspiciatis fugit nihil nemo ipsa.</text:p>
          </table:table-cell>
          <table:table-cell office:value-type="boolean" office:boolean-value="false">
            <text:p>FALSE</text:p>
          </table:table-cell>
        </table:table-row>
        <table:table-row>
          <table:table-cell office:value-type="string">
            <text:p>Jeremiah Hamill</text:p>
          </table:table-cell>
          <table:table-cell office:value-type="string">
            <text:p>1-767-754-3470 x62246</text:p>
          </table:table-cell>
          <table:table-cell office:value-type="string">
            <text:p>Jocelyn54@gmail.com</text:p>
          </table:table-cell>
          <table:table-cell office:value-type="string">
            <text:p>432 Skiles View</text:p>
          </table:table-cell>
          <table:table-cell office:value-type="string">
            <text:p>Rochester</text:p>
          </table:table-cell>
          <table:table-cell office:value-type="string">
            <text:p>Illinois</text:p>
          </table:table-cell>
          <table:table-cell office:value-type="string">
            <text:p>33273-5239</text:p>
          </table:table-cell>
          <table:table-cell office:value-type="string">
            <text:p>773997071</text:p>
          </table:table-cell>
          <table:table-cell office:value-type="string">
            <text:p>Health</text:p>
          </table:table-cell>
          <table:table-cell office:value-type="string">
            <text:p>Mohr - Kemmer</text:p>
          </table:table-cell>
          <table:table-cell office:value-type="float" office:value="44349.90433894676">
            <text:p>44349.90433894676</text:p>
          </table:table-cell>
          <table:table-cell office:value-type="string">
            <text:p>http://placeimg.com/640/480</text:p>
          </table:table-cell>
          <table:table-cell office:value-type="string">
            <text:p>Dolorum non architecto dolorum quia ipsum error et quis. Quia quae deserunt suscipit vel necessitatibus repellendus veniam quidem ab. Aspernatur quod fuga aut qui quo esse.</text:p>
          </table:table-cell>
          <table:table-cell office:value-type="boolean" office:boolean-value="false">
            <text:p>FALSE</text:p>
          </table:table-cell>
        </table:table-row>
        <table:table-row>
          <table:table-cell office:value-type="string">
            <text:p>Daisy Rosenbaum</text:p>
          </table:table-cell>
          <table:table-cell office:value-type="string">
            <text:p>708.756.7570 x92127</text:p>
          </table:table-cell>
          <table:table-cell office:value-type="string">
            <text:p>Laurence.Zulauf20@gmail.com</text:p>
          </table:table-cell>
          <table:table-cell office:value-type="string">
            <text:p>417 Maya Crossroad</text:p>
          </table:table-cell>
          <table:table-cell office:value-type="string">
            <text:p>South Whittier</text:p>
          </table:table-cell>
          <table:table-cell office:value-type="string">
            <text:p>Nebraska</text:p>
          </table:table-cell>
          <table:table-cell office:value-type="string">
            <text:p>55104</text:p>
          </table:table-cell>
          <table:table-cell office:value-type="string">
            <text:p>586542671</text:p>
          </table:table-cell>
          <table:table-cell office:value-type="string">
            <text:p>Industrial</text:p>
          </table:table-cell>
          <table:table-cell office:value-type="string">
            <text:p>Bauch, Marks and Dickens</text:p>
          </table:table-cell>
          <table:table-cell office:value-type="float" office:value="44525.48639763889">
            <text:p>44525.48639763889</text:p>
          </table:table-cell>
          <table:table-cell office:value-type="string">
            <text:p>http://placeimg.com/640/480</text:p>
          </table:table-cell>
          <table:table-cell office:value-type="string">
            <text:p>Consequatur architecto deleniti fuga quae. Enim at minima ducimus nihil et animi. Voluptatum dolorem nesciunt. Corporis nihil velit in illo velit consequatur. Iste totam aliquid accusantium sit. In possimus qui.</text:p>
          </table:table-cell>
          <table:table-cell office:value-type="boolean" office:boolean-value="false">
            <text:p>FALSE</text:p>
          </table:table-cell>
        </table:table-row>
        <table:table-row>
          <table:table-cell office:value-type="string">
            <text:p>Mrs. Ross Bruen</text:p>
          </table:table-cell>
          <table:table-cell office:value-type="string">
            <text:p>809-564-1923</text:p>
          </table:table-cell>
          <table:table-cell office:value-type="string">
            <text:p>Cleora.Nitzsche@gmail.com</text:p>
          </table:table-cell>
          <table:table-cell office:value-type="string">
            <text:p>285 Wiza Radial</text:p>
          </table:table-cell>
          <table:table-cell office:value-type="string">
            <text:p>Lake Ayanaview</text:p>
          </table:table-cell>
          <table:table-cell office:value-type="string">
            <text:p>Missouri</text:p>
          </table:table-cell>
          <table:table-cell office:value-type="string">
            <text:p>75503</text:p>
          </table:table-cell>
          <table:table-cell office:value-type="string">
            <text:p>802310215</text:p>
          </table:table-cell>
          <table:table-cell office:value-type="string">
            <text:p>Beauty</text:p>
          </table:table-cell>
          <table:table-cell office:value-type="string">
            <text:p>O'Reilly, Runolfsson and Skiles</text:p>
          </table:table-cell>
          <table:table-cell office:value-type="float" office:value="44231.15766252315">
            <text:p>44231.15766252315</text:p>
          </table:table-cell>
          <table:table-cell office:value-type="string">
            <text:p>http://placeimg.com/640/480</text:p>
          </table:table-cell>
          <table:table-cell office:value-type="string">
            <text:p>Est voluptate quos est. Ex quibusdam quis non numquam. Laborum vel quasi. Repudiandae harum quia maiores sit tempora id quaerat est est.</text:p>
          </table:table-cell>
          <table:table-cell office:value-type="boolean" office:boolean-value="true">
            <text:p>TRUE</text:p>
          </table:table-cell>
        </table:table-row>
        <table:table-row>
          <table:table-cell office:value-type="string">
            <text:p>Ms. Lorraine Kuhn</text:p>
          </table:table-cell>
          <table:table-cell office:value-type="string">
            <text:p>639.844.2825 x6582</text:p>
          </table:table-cell>
          <table:table-cell office:value-type="string">
            <text:p>Clint.Fritsch@hotmail.com</text:p>
          </table:table-cell>
          <table:table-cell office:value-type="string">
            <text:p>41800 Urban River</text:p>
          </table:table-cell>
          <table:table-cell office:value-type="string">
            <text:p>Schoenborough</text:p>
          </table:table-cell>
          <table:table-cell office:value-type="string">
            <text:p>Pennsylvania</text:p>
          </table:table-cell>
          <table:table-cell office:value-type="string">
            <text:p>54546</text:p>
          </table:table-cell>
          <table:table-cell office:value-type="string">
            <text:p>738488541</text:p>
          </table:table-cell>
          <table:table-cell office:value-type="string">
            <text:p>Clothing</text:p>
          </table:table-cell>
          <table:table-cell office:value-type="string">
            <text:p>Rice and Sons</text:p>
          </table:table-cell>
          <table:table-cell office:value-type="float" office:value="44492.14483943287">
            <text:p>44492.14483943287</text:p>
          </table:table-cell>
          <table:table-cell office:value-type="string">
            <text:p>http://placeimg.com/640/480</text:p>
          </table:table-cell>
          <table:table-cell office:value-type="string">
            <text:p>Minima unde rem qui deleniti voluptatum est sed. Et omnis molestiae debitis distinctio est quia labore aperiam sed. Voluptas in autem mollitia.</text:p>
          </table:table-cell>
          <table:table-cell office:value-type="boolean" office:boolean-value="true">
            <text:p>TRUE</text:p>
          </table:table-cell>
        </table:table-row>
        <table:table-row>
          <table:table-cell office:value-type="string">
            <text:p>Roy Lebsack</text:p>
          </table:table-cell>
          <table:table-cell office:value-type="string">
            <text:p>853-752-7217 x92585</text:p>
          </table:table-cell>
          <table:table-cell office:value-type="string">
            <text:p>Jaren.Schoen64@gmail.com</text:p>
          </table:table-cell>
          <table:table-cell office:value-type="string">
            <text:p>63075 Stracke Port</text:p>
          </table:table-cell>
          <table:table-cell office:value-type="string">
            <text:p>Sporerfort</text:p>
          </table:table-cell>
          <table:table-cell office:value-type="string">
            <text:p>Hawaii</text:p>
          </table:table-cell>
          <table:table-cell office:value-type="string">
            <text:p>44737-6304</text:p>
          </table:table-cell>
          <table:table-cell office:value-type="string">
            <text:p>201379983</text:p>
          </table:table-cell>
          <table:table-cell office:value-type="string">
            <text:p>Sports</text:p>
          </table:table-cell>
          <table:table-cell office:value-type="string">
            <text:p>Gerlach Inc</text:p>
          </table:table-cell>
          <table:table-cell office:value-type="float" office:value="44322.430849351855">
            <text:p>44322.430849351855</text:p>
          </table:table-cell>
          <table:table-cell office:value-type="string">
            <text:p>http://placeimg.com/640/480</text:p>
          </table:table-cell>
          <table:table-cell office:value-type="string">
            <text:p>Repellat totam sit id cum. Harum voluptatibus velit quas blanditiis blanditiis magni sunt et adipisci. Magni dolor sit reiciendis molestiae dolores cumque.</text:p>
          </table:table-cell>
          <table:table-cell office:value-type="boolean" office:boolean-value="true">
            <text:p>TRUE</text:p>
          </table:table-cell>
        </table:table-row>
        <table:table-row>
          <table:table-cell office:value-type="string">
            <text:p>Jennifer Kuhn V</text:p>
          </table:table-cell>
          <table:table-cell office:value-type="string">
            <text:p>1-931-405-7945 x9592</text:p>
          </table:table-cell>
          <table:table-cell office:value-type="string">
            <text:p>Norwood_Lockman@yahoo.com</text:p>
          </table:table-cell>
          <table:table-cell office:value-type="string">
            <text:p>81376 Chance Plain</text:p>
          </table:table-cell>
          <table:table-cell office:value-type="string">
            <text:p>Port Enos</text:p>
          </table:table-cell>
          <table:table-cell office:value-type="string">
            <text:p>Hawaii</text:p>
          </table:table-cell>
          <table:table-cell office:value-type="string">
            <text:p>48097</text:p>
          </table:table-cell>
          <table:table-cell office:value-type="string">
            <text:p>700643411</text:p>
          </table:table-cell>
          <table:table-cell office:value-type="string">
            <text:p>Shoes</text:p>
          </table:table-cell>
          <table:table-cell office:value-type="string">
            <text:p>Reilly - Lemke</text:p>
          </table:table-cell>
          <table:table-cell office:value-type="float" office:value="44331.14760196759">
            <text:p>44331.14760196759</text:p>
          </table:table-cell>
          <table:table-cell office:value-type="string">
            <text:p>http://placeimg.com/640/480</text:p>
          </table:table-cell>
          <table:table-cell office:value-type="string">
            <text:p>Tempore odio velit fugiat ullam eligendi. Harum quis optio aut. Numquam id vel. Cum quam voluptatibus est.</text:p>
          </table:table-cell>
          <table:table-cell office:value-type="boolean" office:boolean-value="true">
            <text:p>TRUE</text:p>
          </table:table-cell>
        </table:table-row>
        <table:table-row>
          <table:table-cell office:value-type="string">
            <text:p>Ms. Carolyn Kohler</text:p>
          </table:table-cell>
          <table:table-cell office:value-type="string">
            <text:p>201.502.8509 x83908</text:p>
          </table:table-cell>
          <table:table-cell office:value-type="string">
            <text:p>Theodore_Nitzsche71@gmail.com</text:p>
          </table:table-cell>
          <table:table-cell office:value-type="string">
            <text:p>7812 Von Knoll</text:p>
          </table:table-cell>
          <table:table-cell office:value-type="string">
            <text:p>Schenectady</text:p>
          </table:table-cell>
          <table:table-cell office:value-type="string">
            <text:p>Florida</text:p>
          </table:table-cell>
          <table:table-cell office:value-type="string">
            <text:p>69942-3677</text:p>
          </table:table-cell>
          <table:table-cell office:value-type="string">
            <text:p>204362078</text:p>
          </table:table-cell>
          <table:table-cell office:value-type="string">
            <text:p>Sports</text:p>
          </table:table-cell>
          <table:table-cell office:value-type="string">
            <text:p>Bayer, Leuschke and Durgan</text:p>
          </table:table-cell>
          <table:table-cell office:value-type="float" office:value="44219.86348769676">
            <text:p>44219.86348769676</text:p>
          </table:table-cell>
          <table:table-cell office:value-type="string">
            <text:p>http://placeimg.com/640/480</text:p>
          </table:table-cell>
          <table:table-cell office:value-type="string">
            <text:p>Eos eum neque et inventore culpa corporis. Illo iusto voluptas. Iure quia dolores ut enim. Labore est perspiciatis est veritatis reprehenderit laborum asperiores fugit. Debitis repudiandae consequatur qui. Dolore maiores itaque qui qui eum similique necessitatibus.</text:p>
          </table:table-cell>
          <table:table-cell office:value-type="boolean" office:boolean-value="false">
            <text:p>FALSE</text:p>
          </table:table-cell>
        </table:table-row>
        <table:table-row>
          <table:table-cell office:value-type="string">
            <text:p>Leslie Hartmann</text:p>
          </table:table-cell>
          <table:table-cell office:value-type="string">
            <text:p>1-249-983-9577 x702</text:p>
          </table:table-cell>
          <table:table-cell office:value-type="string">
            <text:p>Elvie85@gmail.com</text:p>
          </table:table-cell>
          <table:table-cell office:value-type="string">
            <text:p>3396 Conor Crest</text:p>
          </table:table-cell>
          <table:table-cell office:value-type="string">
            <text:p>West Heather</text:p>
          </table:table-cell>
          <table:table-cell office:value-type="string">
            <text:p>Arizona</text:p>
          </table:table-cell>
          <table:table-cell office:value-type="string">
            <text:p>51521</text:p>
          </table:table-cell>
          <table:table-cell office:value-type="string">
            <text:p>902588785</text:p>
          </table:table-cell>
          <table:table-cell office:value-type="string">
            <text:p>Books</text:p>
          </table:table-cell>
          <table:table-cell office:value-type="string">
            <text:p>Willms, Champlin and Bednar</text:p>
          </table:table-cell>
          <table:table-cell office:value-type="float" office:value="44534.95250078704">
            <text:p>44534.95250078704</text:p>
          </table:table-cell>
          <table:table-cell office:value-type="string">
            <text:p>http://placeimg.com/640/480</text:p>
          </table:table-cell>
          <table:table-cell office:value-type="string">
            <text:p>Sed eius exercitationem et modi. Qui et dolor quia voluptatem nemo. Illum voluptas eaque asperiores eum quo ratione culpa. Est incidunt minus in facilis.</text:p>
          </table:table-cell>
          <table:table-cell office:value-type="boolean" office:boolean-value="false">
            <text:p>FALSE</text:p>
          </table:table-cell>
        </table:table-row>
        <table:table-row>
          <table:table-cell office:value-type="string">
            <text:p>Tara Ledner</text:p>
          </table:table-cell>
          <table:table-cell office:value-type="string">
            <text:p>492-727-3339</text:p>
          </table:table-cell>
          <table:table-cell office:value-type="string">
            <text:p>Elmore.Waters14@gmail.com</text:p>
          </table:table-cell>
          <table:table-cell office:value-type="string">
            <text:p>097 Barrows Highway</text:p>
          </table:table-cell>
          <table:table-cell office:value-type="string">
            <text:p>Graycemouth</text:p>
          </table:table-cell>
          <table:table-cell office:value-type="string">
            <text:p>Louisiana</text:p>
          </table:table-cell>
          <table:table-cell office:value-type="string">
            <text:p>10478-6108</text:p>
          </table:table-cell>
          <table:table-cell office:value-type="string">
            <text:p>709726656</text:p>
          </table:table-cell>
          <table:table-cell office:value-type="string">
            <text:p>Automotive</text:p>
          </table:table-cell>
          <table:table-cell office:value-type="string">
            <text:p>Thiel - Lueilwitz</text:p>
          </table:table-cell>
          <table:table-cell office:value-type="float" office:value="44359.29694422454">
            <text:p>44359.29694422454</text:p>
          </table:table-cell>
          <table:table-cell office:value-type="string">
            <text:p>http://placeimg.com/640/480</text:p>
          </table:table-cell>
          <table:table-cell office:value-type="string">
            <text:p>Illo nisi neque eos sit illum praesentium repellat totam iure. Animi itaque et et aut unde. Dicta sequi aliquam qui in itaque. Quam est eveniet quam. Consequuntur omnis odit aut sunt in neque laborum aut cupiditate. Occaecati quas nihil sit voluptates eos modi.</text:p>
          </table:table-cell>
          <table:table-cell office:value-type="boolean" office:boolean-value="true">
            <text:p>TRUE</text:p>
          </table:table-cell>
        </table:table-row>
        <table:table-row>
          <table:table-cell office:value-type="string">
            <text:p>Tamara Hansen</text:p>
          </table:table-cell>
          <table:table-cell office:value-type="string">
            <text:p>1-571-479-0350 x154</text:p>
          </table:table-cell>
          <table:table-cell office:value-type="string">
            <text:p>Donny.Hilll@gmail.com</text:p>
          </table:table-cell>
          <table:table-cell office:value-type="string">
            <text:p>9254 Yesenia Island</text:p>
          </table:table-cell>
          <table:table-cell office:value-type="string">
            <text:p>Stillwater</text:p>
          </table:table-cell>
          <table:table-cell office:value-type="string">
            <text:p>Kentucky</text:p>
          </table:table-cell>
          <table:table-cell office:value-type="string">
            <text:p>64254</text:p>
          </table:table-cell>
          <table:table-cell office:value-type="string">
            <text:p>213333409</text:p>
          </table:table-cell>
          <table:table-cell office:value-type="string">
            <text:p>Jewelery</text:p>
          </table:table-cell>
          <table:table-cell office:value-type="string">
            <text:p>Erdman, Pfannerstill and VonRueden</text:p>
          </table:table-cell>
          <table:table-cell office:value-type="float" office:value="44491.6834808912">
            <text:p>44491.6834808912</text:p>
          </table:table-cell>
          <table:table-cell office:value-type="string">
            <text:p>http://placeimg.com/640/480</text:p>
          </table:table-cell>
          <table:table-cell office:value-type="string">
            <text:p>Dignissimos illum et occaecati voluptatem eaque ratione ratione. Similique molestias nesciunt nam cumque voluptate. In soluta sint distinctio sed ad omnis omnis laudantium. Voluptas sint cupiditate porro reiciendis excepturi odit.</text:p>
          </table:table-cell>
          <table:table-cell office:value-type="boolean" office:boolean-value="true">
            <text:p>TRUE</text:p>
          </table:table-cell>
        </table:table-row>
        <table:table-row>
          <table:table-cell office:value-type="string">
            <text:p>Rosa Welch</text:p>
          </table:table-cell>
          <table:table-cell office:value-type="string">
            <text:p>454-276-7123 x58762</text:p>
          </table:table-cell>
          <table:table-cell office:value-type="string">
            <text:p>Iva_Runte95@yahoo.com</text:p>
          </table:table-cell>
          <table:table-cell office:value-type="string">
            <text:p>10708 Armstrong Curve</text:p>
          </table:table-cell>
          <table:table-cell office:value-type="string">
            <text:p>West Velvastad</text:p>
          </table:table-cell>
          <table:table-cell office:value-type="string">
            <text:p>Nevada</text:p>
          </table:table-cell>
          <table:table-cell office:value-type="string">
            <text:p>40280</text:p>
          </table:table-cell>
          <table:table-cell office:value-type="string">
            <text:p>310378477</text:p>
          </table:table-cell>
          <table:table-cell office:value-type="string">
            <text:p>Beauty</text:p>
          </table:table-cell>
          <table:table-cell office:value-type="string">
            <text:p>Mohr - Fisher</text:p>
          </table:table-cell>
          <table:table-cell office:value-type="float" office:value="44380.816109444444">
            <text:p>44380.816109444444</text:p>
          </table:table-cell>
          <table:table-cell office:value-type="string">
            <text:p>http://placeimg.com/640/480</text:p>
          </table:table-cell>
          <table:table-cell office:value-type="string">
            <text:p>Et tenetur possimus veniam corrupti cumque et assumenda officia ad. Omnis in itaque sed. Sit quo et.</text:p>
          </table:table-cell>
          <table:table-cell office:value-type="boolean" office:boolean-value="false">
            <text:p>FALSE</text:p>
          </table:table-cell>
        </table:table-row>
        <table:table-row>
          <table:table-cell office:value-type="string">
            <text:p>Cecil Legros</text:p>
          </table:table-cell>
          <table:table-cell office:value-type="string">
            <text:p>687-895-5731 x1447</text:p>
          </table:table-cell>
          <table:table-cell office:value-type="string">
            <text:p>Althea.Zboncak22@gmail.com</text:p>
          </table:table-cell>
          <table:table-cell office:value-type="string">
            <text:p>1051 Windler Springs</text:p>
          </table:table-cell>
          <table:table-cell office:value-type="string">
            <text:p>Pedroland</text:p>
          </table:table-cell>
          <table:table-cell office:value-type="string">
            <text:p>Oklahoma</text:p>
          </table:table-cell>
          <table:table-cell office:value-type="string">
            <text:p>17827</text:p>
          </table:table-cell>
          <table:table-cell office:value-type="string">
            <text:p>058565775</text:p>
          </table:table-cell>
          <table:table-cell office:value-type="string">
            <text:p>Toys</text:p>
          </table:table-cell>
          <table:table-cell office:value-type="string">
            <text:p>Waters LLC</text:p>
          </table:table-cell>
          <table:table-cell office:value-type="float" office:value="44450.35274991898">
            <text:p>44450.35274991898</text:p>
          </table:table-cell>
          <table:table-cell office:value-type="string">
            <text:p>http://placeimg.com/640/480</text:p>
          </table:table-cell>
          <table:table-cell office:value-type="string">
            <text:p>Aut id sunt assumenda natus est autem. Sint expedita minima quo dolores tempora. Similique et et aliquid sunt praesentium quo sit. Harum ut et dolorum repudiandae laudantium delectus.</text:p>
          </table:table-cell>
          <table:table-cell office:value-type="boolean" office:boolean-value="false">
            <text:p>FALSE</text:p>
          </table:table-cell>
        </table:table-row>
        <table:table-row>
          <table:table-cell office:value-type="string">
            <text:p>Elbert Bednar</text:p>
          </table:table-cell>
          <table:table-cell office:value-type="string">
            <text:p>418.591.6457</text:p>
          </table:table-cell>
          <table:table-cell office:value-type="string">
            <text:p>Kira93@hotmail.com</text:p>
          </table:table-cell>
          <table:table-cell office:value-type="string">
            <text:p>8501 Hills Vista</text:p>
          </table:table-cell>
          <table:table-cell office:value-type="string">
            <text:p>East Verna</text:p>
          </table:table-cell>
          <table:table-cell office:value-type="string">
            <text:p>Alabama</text:p>
          </table:table-cell>
          <table:table-cell office:value-type="string">
            <text:p>35976</text:p>
          </table:table-cell>
          <table:table-cell office:value-type="string">
            <text:p>623730935</text:p>
          </table:table-cell>
          <table:table-cell office:value-type="string">
            <text:p>Books</text:p>
          </table:table-cell>
          <table:table-cell office:value-type="string">
            <text:p>Schowalter, Windler and Roberts</text:p>
          </table:table-cell>
          <table:table-cell office:value-type="float" office:value="44292.18625773148">
            <text:p>44292.18625773148</text:p>
          </table:table-cell>
          <table:table-cell office:value-type="string">
            <text:p>http://placeimg.com/640/480</text:p>
          </table:table-cell>
          <table:table-cell office:value-type="string">
            <text:p>Sunt ut est consequuntur eos et iusto. Doloremque modi omnis dolores rerum. Et ipsum eveniet aut blanditiis. Dolor facilis sit perspiciatis harum dolorem iure nulla fugiat reprehenderit. Fugit sit nihil nemo architecto tempore maiores. Voluptatem dolor at culpa nemo blanditiis nihil consequatur.</text:p>
          </table:table-cell>
          <table:table-cell office:value-type="boolean" office:boolean-value="true">
            <text:p>TRUE</text:p>
          </table:table-cell>
        </table:table-row>
        <table:table-row>
          <table:table-cell office:value-type="string">
            <text:p>Yvette Kessler</text:p>
          </table:table-cell>
          <table:table-cell office:value-type="string">
            <text:p>1-865-305-4534 x69841</text:p>
          </table:table-cell>
          <table:table-cell office:value-type="string">
            <text:p>Alize_Corkery19@hotmail.com</text:p>
          </table:table-cell>
          <table:table-cell office:value-type="string">
            <text:p>765 Amari Club</text:p>
          </table:table-cell>
          <table:table-cell office:value-type="string">
            <text:p>Carmichael</text:p>
          </table:table-cell>
          <table:table-cell office:value-type="string">
            <text:p>South Carolina</text:p>
          </table:table-cell>
          <table:table-cell office:value-type="string">
            <text:p>98673</text:p>
          </table:table-cell>
          <table:table-cell office:value-type="string">
            <text:p>505933546</text:p>
          </table:table-cell>
          <table:table-cell office:value-type="string">
            <text:p>Music</text:p>
          </table:table-cell>
          <table:table-cell office:value-type="string">
            <text:p>Klocko and Sons</text:p>
          </table:table-cell>
          <table:table-cell office:value-type="float" office:value="44383.96680756944">
            <text:p>44383.96680756944</text:p>
          </table:table-cell>
          <table:table-cell office:value-type="string">
            <text:p>http://placeimg.com/640/480</text:p>
          </table:table-cell>
          <table:table-cell office:value-type="string">
            <text:p>Et et nostrum perferendis culpa in cupiditate eveniet autem et. Quis perferendis cum quisquam reprehenderit dicta. Sed saepe laboriosam magni quisquam laborum consequatur tempora eos. Molestiae inventore est quibusdam. Deleniti ipsam sint maiores repellat id dolor.</text:p>
          </table:table-cell>
          <table:table-cell office:value-type="boolean" office:boolean-value="true">
            <text:p>TRUE</text:p>
          </table:table-cell>
        </table:table-row>
        <table:table-row>
          <table:table-cell office:value-type="string">
            <text:p>Anthony Champlin DVM</text:p>
          </table:table-cell>
          <table:table-cell office:value-type="string">
            <text:p>(428) 929-1141</text:p>
          </table:table-cell>
          <table:table-cell office:value-type="string">
            <text:p>Devante.Bechtelar18@hotmail.com</text:p>
          </table:table-cell>
          <table:table-cell office:value-type="string">
            <text:p>105 Braeden Course</text:p>
          </table:table-cell>
          <table:table-cell office:value-type="string">
            <text:p>League City</text:p>
          </table:table-cell>
          <table:table-cell office:value-type="string">
            <text:p>Tennessee</text:p>
          </table:table-cell>
          <table:table-cell office:value-type="string">
            <text:p>86743-1665</text:p>
          </table:table-cell>
          <table:table-cell office:value-type="string">
            <text:p>933770384</text:p>
          </table:table-cell>
          <table:table-cell office:value-type="string">
            <text:p>Jewelery</text:p>
          </table:table-cell>
          <table:table-cell office:value-type="string">
            <text:p>Roberts - Herzog</text:p>
          </table:table-cell>
          <table:table-cell office:value-type="float" office:value="44251.96294167824">
            <text:p>44251.96294167824</text:p>
          </table:table-cell>
          <table:table-cell office:value-type="string">
            <text:p>http://placeimg.com/640/480</text:p>
          </table:table-cell>
          <table:table-cell office:value-type="string">
            <text:p>Iste quis ducimus. Voluptas soluta aliquam et. Quis non sit exercitationem earum labore ratione. Velit perferendis ullam illo odit corporis eum aut et dolorum. In qui reiciendis omnis rerum officiis eaque voluptas. Non nisi autem.</text:p>
          </table:table-cell>
          <table:table-cell office:value-type="boolean" office:boolean-value="false">
            <text:p>FALSE</text:p>
          </table:table-cell>
        </table:table-row>
        <table:table-row>
          <table:table-cell office:value-type="string">
            <text:p>Geneva Schinner</text:p>
          </table:table-cell>
          <table:table-cell office:value-type="string">
            <text:p>470.793.7132 x4298</text:p>
          </table:table-cell>
          <table:table-cell office:value-type="string">
            <text:p>Sigrid43@yahoo.com</text:p>
          </table:table-cell>
          <table:table-cell office:value-type="string">
            <text:p>493 Kling Pass</text:p>
          </table:table-cell>
          <table:table-cell office:value-type="string">
            <text:p>Port Deionton</text:p>
          </table:table-cell>
          <table:table-cell office:value-type="string">
            <text:p>Mississippi</text:p>
          </table:table-cell>
          <table:table-cell office:value-type="string">
            <text:p>87011</text:p>
          </table:table-cell>
          <table:table-cell office:value-type="string">
            <text:p>066395681</text:p>
          </table:table-cell>
          <table:table-cell office:value-type="string">
            <text:p>Kids</text:p>
          </table:table-cell>
          <table:table-cell office:value-type="string">
            <text:p>Reichel, Hegmann and Green</text:p>
          </table:table-cell>
          <table:table-cell office:value-type="float" office:value="44241.13241928241">
            <text:p>44241.13241928241</text:p>
          </table:table-cell>
          <table:table-cell office:value-type="string">
            <text:p>http://placeimg.com/640/480</text:p>
          </table:table-cell>
          <table:table-cell office:value-type="string">
            <text:p>Quod perferendis omnis aut voluptatum. Quaerat consectetur dignissimos nihil ea. Et temporibus quasi voluptatibus laudantium. Qui expedita et cum.</text:p>
          </table:table-cell>
          <table:table-cell office:value-type="boolean" office:boolean-value="false">
            <text:p>FALSE</text:p>
          </table:table-cell>
        </table:table-row>
        <table:table-row>
          <table:table-cell office:value-type="string">
            <text:p>Peter Ortiz PhD</text:p>
          </table:table-cell>
          <table:table-cell office:value-type="string">
            <text:p>542.483.7427</text:p>
          </table:table-cell>
          <table:table-cell office:value-type="string">
            <text:p>Alejandrin.Littel7@gmail.com</text:p>
          </table:table-cell>
          <table:table-cell office:value-type="string">
            <text:p>47810 Erdman Harbor</text:p>
          </table:table-cell>
          <table:table-cell office:value-type="string">
            <text:p>Port Hadleyshire</text:p>
          </table:table-cell>
          <table:table-cell office:value-type="string">
            <text:p>Texas</text:p>
          </table:table-cell>
          <table:table-cell office:value-type="string">
            <text:p>02830</text:p>
          </table:table-cell>
          <table:table-cell office:value-type="string">
            <text:p>336036528</text:p>
          </table:table-cell>
          <table:table-cell office:value-type="string">
            <text:p>Clothing</text:p>
          </table:table-cell>
          <table:table-cell office:value-type="string">
            <text:p>Harber LLC</text:p>
          </table:table-cell>
          <table:table-cell office:value-type="float" office:value="44547.51528054398">
            <text:p>44547.51528054398</text:p>
          </table:table-cell>
          <table:table-cell office:value-type="string">
            <text:p>http://placeimg.com/640/480</text:p>
          </table:table-cell>
          <table:table-cell office:value-type="string">
            <text:p>Molestiae est id dolor modi quidem numquam ut voluptas aut. Dolorem consequatur deleniti accusamus tempore occaecati. Et minus dolore. Alias molestiae accusamus voluptatem. Modi ex velit eaque earum.</text:p>
          </table:table-cell>
          <table:table-cell office:value-type="boolean" office:boolean-value="false">
            <text:p>FALSE</text:p>
          </table:table-cell>
        </table:table-row>
        <table:table-row>
          <table:table-cell office:value-type="string">
            <text:p>Clara Cummings</text:p>
          </table:table-cell>
          <table:table-cell office:value-type="string">
            <text:p>511.694.1709</text:p>
          </table:table-cell>
          <table:table-cell office:value-type="string">
            <text:p>Aurelio59@yahoo.com</text:p>
          </table:table-cell>
          <table:table-cell office:value-type="string">
            <text:p>99440 Cronin Orchard</text:p>
          </table:table-cell>
          <table:table-cell office:value-type="string">
            <text:p>New Rosalindatown</text:p>
          </table:table-cell>
          <table:table-cell office:value-type="string">
            <text:p>Texas</text:p>
          </table:table-cell>
          <table:table-cell office:value-type="string">
            <text:p>91783-5073</text:p>
          </table:table-cell>
          <table:table-cell office:value-type="string">
            <text:p>944241967</text:p>
          </table:table-cell>
          <table:table-cell office:value-type="string">
            <text:p>Shoes</text:p>
          </table:table-cell>
          <table:table-cell office:value-type="string">
            <text:p>Hills - Thompson</text:p>
          </table:table-cell>
          <table:table-cell office:value-type="float" office:value="44319.48892758102">
            <text:p>44319.48892758102</text:p>
          </table:table-cell>
          <table:table-cell office:value-type="string">
            <text:p>http://placeimg.com/640/480</text:p>
          </table:table-cell>
          <table:table-cell office:value-type="string">
            <text:p>Veritatis voluptates quas eos sed inventore. Itaque odio assumenda distinctio alias. Sed quae sunt omnis vel voluptas sed corrupti. Et exercitationem architecto neque eveniet perspiciatis. Harum repellendus alias cumque.</text:p>
          </table:table-cell>
          <table:table-cell office:value-type="boolean" office:boolean-value="true">
            <text:p>TRUE</text:p>
          </table:table-cell>
        </table:table-row>
        <table:table-row>
          <table:table-cell office:value-type="string">
            <text:p>Jean Luettgen</text:p>
          </table:table-cell>
          <table:table-cell office:value-type="string">
            <text:p>1-544-888-4447 x66624</text:p>
          </table:table-cell>
          <table:table-cell office:value-type="string">
            <text:p>Tomasa98@hotmail.com</text:p>
          </table:table-cell>
          <table:table-cell office:value-type="string">
            <text:p>588 Reilly Land</text:p>
          </table:table-cell>
          <table:table-cell office:value-type="string">
            <text:p>Raynorshire</text:p>
          </table:table-cell>
          <table:table-cell office:value-type="string">
            <text:p>West Virginia</text:p>
          </table:table-cell>
          <table:table-cell office:value-type="string">
            <text:p>26069</text:p>
          </table:table-cell>
          <table:table-cell office:value-type="string">
            <text:p>510540762</text:p>
          </table:table-cell>
          <table:table-cell office:value-type="string">
            <text:p>Jewelery</text:p>
          </table:table-cell>
          <table:table-cell office:value-type="string">
            <text:p>Kris, Stroman and Cremin</text:p>
          </table:table-cell>
          <table:table-cell office:value-type="float" office:value="44218.00221241898">
            <text:p>44218.00221241898</text:p>
          </table:table-cell>
          <table:table-cell office:value-type="string">
            <text:p>http://placeimg.com/640/480</text:p>
          </table:table-cell>
          <table:table-cell office:value-type="string">
            <text:p>Labore fuga sint omnis autem qui maiores nihil sit. Eos fugiat quia qui. Molestiae quam dolorem enim. Ab dolorem nisi quisquam officia qui velit natus omnis ullam. Quae cum magni.</text:p>
          </table:table-cell>
          <table:table-cell office:value-type="boolean" office:boolean-value="false">
            <text:p>FALSE</text:p>
          </table:table-cell>
        </table:table-row>
        <table:table-row>
          <table:table-cell office:value-type="string">
            <text:p>Elsie Schneider</text:p>
          </table:table-cell>
          <table:table-cell office:value-type="string">
            <text:p>730-668-8315</text:p>
          </table:table-cell>
          <table:table-cell office:value-type="string">
            <text:p>Keyshawn_Kassulke27@hotmail.com</text:p>
          </table:table-cell>
          <table:table-cell office:value-type="string">
            <text:p>7095 Anderson Track</text:p>
          </table:table-cell>
          <table:table-cell office:value-type="string">
            <text:p>South Missouri</text:p>
          </table:table-cell>
          <table:table-cell office:value-type="string">
            <text:p>Oklahoma</text:p>
          </table:table-cell>
          <table:table-cell office:value-type="string">
            <text:p>37774</text:p>
          </table:table-cell>
          <table:table-cell office:value-type="string">
            <text:p>561788735</text:p>
          </table:table-cell>
          <table:table-cell office:value-type="string">
            <text:p>Movies</text:p>
          </table:table-cell>
          <table:table-cell office:value-type="string">
            <text:p>Weber Inc</text:p>
          </table:table-cell>
          <table:table-cell office:value-type="float" office:value="44351.30125813658">
            <text:p>44351.30125813658</text:p>
          </table:table-cell>
          <table:table-cell office:value-type="string">
            <text:p>http://placeimg.com/640/480</text:p>
          </table:table-cell>
          <table:table-cell office:value-type="string">
            <text:p>Ut esse aut nihil dolorum. Eveniet sit unde eius qui voluptas ipsa quo temporibus. Similique culpa fugit quo voluptas aspernatur. Hic et quia nisi.</text:p>
          </table:table-cell>
          <table:table-cell office:value-type="boolean" office:boolean-value="true">
            <text:p>TRUE</text:p>
          </table:table-cell>
        </table:table-row>
        <table:table-row>
          <table:table-cell office:value-type="string">
            <text:p>Jermaine Kreiger I</text:p>
          </table:table-cell>
          <table:table-cell office:value-type="string">
            <text:p>(995) 219-4517 x4428</text:p>
          </table:table-cell>
          <table:table-cell office:value-type="string">
            <text:p>Lee_Kautzer23@gmail.com</text:p>
          </table:table-cell>
          <table:table-cell office:value-type="string">
            <text:p>6844 Adams Wall</text:p>
          </table:table-cell>
          <table:table-cell office:value-type="string">
            <text:p>Attleboro</text:p>
          </table:table-cell>
          <table:table-cell office:value-type="string">
            <text:p>Missouri</text:p>
          </table:table-cell>
          <table:table-cell office:value-type="string">
            <text:p>87829</text:p>
          </table:table-cell>
          <table:table-cell office:value-type="string">
            <text:p>483153435</text:p>
          </table:table-cell>
          <table:table-cell office:value-type="string">
            <text:p>Electronics</text:p>
          </table:table-cell>
          <table:table-cell office:value-type="string">
            <text:p>Dach, Kerluke and Bernhard</text:p>
          </table:table-cell>
          <table:table-cell office:value-type="float" office:value="44554.10449884259">
            <text:p>44554.10449884259</text:p>
          </table:table-cell>
          <table:table-cell office:value-type="string">
            <text:p>http://placeimg.com/640/480</text:p>
          </table:table-cell>
          <table:table-cell office:value-type="string">
            <text:p>Accusantium velit iure eius nisi atque tempore est minus. Dolores pariatur quis ducimus saepe et necessitatibus magnam vitae molestiae. Temporibus delectus quidem rerum aut unde.</text:p>
          </table:table-cell>
          <table:table-cell office:value-type="boolean" office:boolean-value="true">
            <text:p>TRUE</text:p>
          </table:table-cell>
        </table:table-row>
        <table:table-row>
          <table:table-cell office:value-type="string">
            <text:p>Terry Johnson DDS</text:p>
          </table:table-cell>
          <table:table-cell office:value-type="string">
            <text:p>648.708.9135 x05919</text:p>
          </table:table-cell>
          <table:table-cell office:value-type="string">
            <text:p>Amari.Barrows@yahoo.com</text:p>
          </table:table-cell>
          <table:table-cell office:value-type="string">
            <text:p>212 Kunze Fords</text:p>
          </table:table-cell>
          <table:table-cell office:value-type="string">
            <text:p>South Darrenmouth</text:p>
          </table:table-cell>
          <table:table-cell office:value-type="string">
            <text:p>Michigan</text:p>
          </table:table-cell>
          <table:table-cell office:value-type="string">
            <text:p>45339</text:p>
          </table:table-cell>
          <table:table-cell office:value-type="string">
            <text:p>269303153</text:p>
          </table:table-cell>
          <table:table-cell office:value-type="string">
            <text:p>Music</text:p>
          </table:table-cell>
          <table:table-cell office:value-type="string">
            <text:p>Hegmann LLC</text:p>
          </table:table-cell>
          <table:table-cell office:value-type="float" office:value="44325.785275138885">
            <text:p>44325.785275138885</text:p>
          </table:table-cell>
          <table:table-cell office:value-type="string">
            <text:p>http://placeimg.com/640/480</text:p>
          </table:table-cell>
          <table:table-cell office:value-type="string">
            <text:p>Similique odio illo totam est possimus ratione sit natus. Officia et unde sunt consequatur. Quia dolore ad quis iste suscipit. Similique deserunt id earum tempore magnam optio. Non aut ipsam cupiditate sint ducimus vel molestiae reprehenderit.</text:p>
          </table:table-cell>
          <table:table-cell office:value-type="boolean" office:boolean-value="false">
            <text:p>FALSE</text:p>
          </table:table-cell>
        </table:table-row>
        <table:table-row>
          <table:table-cell office:value-type="string">
            <text:p>Pam Marks MD</text:p>
          </table:table-cell>
          <table:table-cell office:value-type="string">
            <text:p>1-517-789-1939</text:p>
          </table:table-cell>
          <table:table-cell office:value-type="string">
            <text:p>Zoey_Keebler@gmail.com</text:p>
          </table:table-cell>
          <table:table-cell office:value-type="string">
            <text:p>19909 Sipes Harbor</text:p>
          </table:table-cell>
          <table:table-cell office:value-type="string">
            <text:p>Bellevue</text:p>
          </table:table-cell>
          <table:table-cell office:value-type="string">
            <text:p>Virginia</text:p>
          </table:table-cell>
          <table:table-cell office:value-type="string">
            <text:p>55588</text:p>
          </table:table-cell>
          <table:table-cell office:value-type="string">
            <text:p>758285698</text:p>
          </table:table-cell>
          <table:table-cell office:value-type="string">
            <text:p>Toys</text:p>
          </table:table-cell>
          <table:table-cell office:value-type="string">
            <text:p>Wolf - Schmitt</text:p>
          </table:table-cell>
          <table:table-cell office:value-type="float" office:value="44248.34100181713">
            <text:p>44248.34100181713</text:p>
          </table:table-cell>
          <table:table-cell office:value-type="string">
            <text:p>http://placeimg.com/640/480</text:p>
          </table:table-cell>
          <table:table-cell office:value-type="string">
            <text:p>Minus assumenda est voluptatem nihil excepturi illo. Nobis eaque eligendi eaque quia ut consequatur quaerat ab. Sit qui ea. Atque mollitia molestiae ratione in enim. Ullam numquam quis quam et quos. Minima debitis voluptas.</text:p>
          </table:table-cell>
          <table:table-cell office:value-type="boolean" office:boolean-value="true">
            <text:p>TRUE</text:p>
          </table:table-cell>
        </table:table-row>
        <table:table-row>
          <table:table-cell office:value-type="string">
            <text:p>Arnold Collier</text:p>
          </table:table-cell>
          <table:table-cell office:value-type="string">
            <text:p>231-800-6676</text:p>
          </table:table-cell>
          <table:table-cell office:value-type="string">
            <text:p>Ruthe_Morar20@gmail.com</text:p>
          </table:table-cell>
          <table:table-cell office:value-type="string">
            <text:p>7876 Ortiz Greens</text:p>
          </table:table-cell>
          <table:table-cell office:value-type="string">
            <text:p>Lake Lydaside</text:p>
          </table:table-cell>
          <table:table-cell office:value-type="string">
            <text:p>West Virginia</text:p>
          </table:table-cell>
          <table:table-cell office:value-type="string">
            <text:p>84274</text:p>
          </table:table-cell>
          <table:table-cell office:value-type="string">
            <text:p>983808303</text:p>
          </table:table-cell>
          <table:table-cell office:value-type="string">
            <text:p>Tools</text:p>
          </table:table-cell>
          <table:table-cell office:value-type="string">
            <text:p>Roberts, Carter and Howe</text:p>
          </table:table-cell>
          <table:table-cell office:value-type="float" office:value="44309.49135546296">
            <text:p>44309.49135546296</text:p>
          </table:table-cell>
          <table:table-cell office:value-type="string">
            <text:p>http://placeimg.com/640/480</text:p>
          </table:table-cell>
          <table:table-cell office:value-type="string">
            <text:p>Ut molestias doloribus voluptas voluptate maiores laborum sunt. Odio necessitatibus nulla voluptatibus esse impedit soluta. Et quas reprehenderit perspiciatis quaerat placeat suscipit itaque et autem.</text:p>
          </table:table-cell>
          <table:table-cell office:value-type="boolean" office:boolean-value="false">
            <text:p>FALSE</text:p>
          </table:table-cell>
        </table:table-row>
        <table:table-row>
          <table:table-cell office:value-type="string">
            <text:p>Ms. Emily Mertz</text:p>
          </table:table-cell>
          <table:table-cell office:value-type="string">
            <text:p>1-437-507-7970 x0960</text:p>
          </table:table-cell>
          <table:table-cell office:value-type="string">
            <text:p>Ethyl16@yahoo.com</text:p>
          </table:table-cell>
          <table:table-cell office:value-type="string">
            <text:p>67726 Payton Fords</text:p>
          </table:table-cell>
          <table:table-cell office:value-type="string">
            <text:p>West Loy</text:p>
          </table:table-cell>
          <table:table-cell office:value-type="string">
            <text:p>California</text:p>
          </table:table-cell>
          <table:table-cell office:value-type="string">
            <text:p>99217</text:p>
          </table:table-cell>
          <table:table-cell office:value-type="string">
            <text:p>813445315</text:p>
          </table:table-cell>
          <table:table-cell office:value-type="string">
            <text:p>Automotive</text:p>
          </table:table-cell>
          <table:table-cell office:value-type="string">
            <text:p>Reichert LLC</text:p>
          </table:table-cell>
          <table:table-cell office:value-type="float" office:value="44238.13776570602">
            <text:p>44238.13776570602</text:p>
          </table:table-cell>
          <table:table-cell office:value-type="string">
            <text:p>http://placeimg.com/640/480</text:p>
          </table:table-cell>
          <table:table-cell office:value-type="string">
            <text:p>Sequi aut qui. Quidem quia beatae tempora neque accusantium. Est quo nisi alias.</text:p>
          </table:table-cell>
          <table:table-cell office:value-type="boolean" office:boolean-value="true">
            <text:p>TRUE</text:p>
          </table:table-cell>
        </table:table-row>
        <table:table-row>
          <table:table-cell office:value-type="string">
            <text:p>Nicole Johnson DDS</text:p>
          </table:table-cell>
          <table:table-cell office:value-type="string">
            <text:p>1-417-481-0581 x218</text:p>
          </table:table-cell>
          <table:table-cell office:value-type="string">
            <text:p>Jason_Bayer@gmail.com</text:p>
          </table:table-cell>
          <table:table-cell office:value-type="string">
            <text:p>304 Kirk Greens</text:p>
          </table:table-cell>
          <table:table-cell office:value-type="string">
            <text:p>Port Maxineton</text:p>
          </table:table-cell>
          <table:table-cell office:value-type="string">
            <text:p>West Virginia</text:p>
          </table:table-cell>
          <table:table-cell office:value-type="string">
            <text:p>24468-5944</text:p>
          </table:table-cell>
          <table:table-cell office:value-type="string">
            <text:p>663637409</text:p>
          </table:table-cell>
          <table:table-cell office:value-type="string">
            <text:p>Automotive</text:p>
          </table:table-cell>
          <table:table-cell office:value-type="string">
            <text:p>Kemmer, Grimes and Cormier</text:p>
          </table:table-cell>
          <table:table-cell office:value-type="float" office:value="44424.97471796296">
            <text:p>44424.97471796296</text:p>
          </table:table-cell>
          <table:table-cell office:value-type="string">
            <text:p>http://placeimg.com/640/480</text:p>
          </table:table-cell>
          <table:table-cell office:value-type="string">
            <text:p>Doloremque cumque harum. Adipisci asperiores ex aut rem occaecati natus in ab. Eaque doloribus maxime et ipsa. Natus nemo est aut. Omnis ducimus ex.</text:p>
          </table:table-cell>
          <table:table-cell office:value-type="boolean" office:boolean-value="false">
            <text:p>FALSE</text:p>
          </table:table-cell>
        </table:table-row>
        <table:table-row>
          <table:table-cell office:value-type="string">
            <text:p>Cameron Jast</text:p>
          </table:table-cell>
          <table:table-cell office:value-type="string">
            <text:p>609.865.8778 x964</text:p>
          </table:table-cell>
          <table:table-cell office:value-type="string">
            <text:p>Carmela_Crooks45@gmail.com</text:p>
          </table:table-cell>
          <table:table-cell office:value-type="string">
            <text:p>4296 Muriel Harbor</text:p>
          </table:table-cell>
          <table:table-cell office:value-type="string">
            <text:p>Doyletown</text:p>
          </table:table-cell>
          <table:table-cell office:value-type="string">
            <text:p>Kentucky</text:p>
          </table:table-cell>
          <table:table-cell office:value-type="string">
            <text:p>65386-4402</text:p>
          </table:table-cell>
          <table:table-cell office:value-type="string">
            <text:p>309888091</text:p>
          </table:table-cell>
          <table:table-cell office:value-type="string">
            <text:p>Grocery</text:p>
          </table:table-cell>
          <table:table-cell office:value-type="string">
            <text:p>Lynch - Howell</text:p>
          </table:table-cell>
          <table:table-cell office:value-type="float" office:value="44411.2729003125">
            <text:p>44411.2729003125</text:p>
          </table:table-cell>
          <table:table-cell office:value-type="string">
            <text:p>http://placeimg.com/640/480</text:p>
          </table:table-cell>
          <table:table-cell office:value-type="string">
            <text:p>Accusamus eum amet. Blanditiis itaque a quam. Temporibus vero aperiam iste commodi ad nam. Mollitia quaerat eos exercitationem aspernatur dignissimos eos et blanditiis. Cum voluptas sed fugiat. Incidunt minus asperiores quia distinctio.</text:p>
          </table:table-cell>
          <table:table-cell office:value-type="boolean" office:boolean-value="false">
            <text:p>FALSE</text:p>
          </table:table-cell>
        </table:table-row>
        <table:table-row>
          <table:table-cell office:value-type="string">
            <text:p>Tammy Boyer</text:p>
          </table:table-cell>
          <table:table-cell office:value-type="string">
            <text:p>463.912.7376</text:p>
          </table:table-cell>
          <table:table-cell office:value-type="string">
            <text:p>Grace27@hotmail.com</text:p>
          </table:table-cell>
          <table:table-cell office:value-type="string">
            <text:p>10094 Considine Extension</text:p>
          </table:table-cell>
          <table:table-cell office:value-type="string">
            <text:p>South Josiane</text:p>
          </table:table-cell>
          <table:table-cell office:value-type="string">
            <text:p>Arkansas</text:p>
          </table:table-cell>
          <table:table-cell office:value-type="string">
            <text:p>35196</text:p>
          </table:table-cell>
          <table:table-cell office:value-type="string">
            <text:p>239424965</text:p>
          </table:table-cell>
          <table:table-cell office:value-type="string">
            <text:p>Beauty</text:p>
          </table:table-cell>
          <table:table-cell office:value-type="string">
            <text:p>Fisher, Lehner and Ryan</text:p>
          </table:table-cell>
          <table:table-cell office:value-type="float" office:value="44558.531349895835">
            <text:p>44558.531349895835</text:p>
          </table:table-cell>
          <table:table-cell office:value-type="string">
            <text:p>http://placeimg.com/640/480</text:p>
          </table:table-cell>
          <table:table-cell office:value-type="string">
            <text:p>Necessitatibus placeat iste a dolorem labore ducimus. Ipsa nihil quaerat eos eligendi omnis. Rerum et et labore ad illo asperiores itaque quasi earum. Corporis harum doloremque unde adipisci eius dolores aut.</text:p>
          </table:table-cell>
          <table:table-cell office:value-type="boolean" office:boolean-value="false">
            <text:p>FALSE</text:p>
          </table:table-cell>
        </table:table-row>
        <table:table-row>
          <table:table-cell office:value-type="string">
            <text:p>Chester Schuppe</text:p>
          </table:table-cell>
          <table:table-cell office:value-type="string">
            <text:p>856-656-4909</text:p>
          </table:table-cell>
          <table:table-cell office:value-type="string">
            <text:p>Ian83@hotmail.com</text:p>
          </table:table-cell>
          <table:table-cell office:value-type="string">
            <text:p>1310 Kevon Valleys</text:p>
          </table:table-cell>
          <table:table-cell office:value-type="string">
            <text:p>Evahaven</text:p>
          </table:table-cell>
          <table:table-cell office:value-type="string">
            <text:p>Washington</text:p>
          </table:table-cell>
          <table:table-cell office:value-type="string">
            <text:p>83425-2899</text:p>
          </table:table-cell>
          <table:table-cell office:value-type="string">
            <text:p>555611834</text:p>
          </table:table-cell>
          <table:table-cell office:value-type="string">
            <text:p>Sports</text:p>
          </table:table-cell>
          <table:table-cell office:value-type="string">
            <text:p>Lockman and Sons</text:p>
          </table:table-cell>
          <table:table-cell office:value-type="float" office:value="44542.081115891204">
            <text:p>44542.081115891204</text:p>
          </table:table-cell>
          <table:table-cell office:value-type="string">
            <text:p>http://placeimg.com/640/480</text:p>
          </table:table-cell>
          <table:table-cell office:value-type="string">
            <text:p>Nulla adipisci nemo iste. Natus asperiores nam iste nostrum minus ratione magni ut nemo. Consequatur accusantium dignissimos ipsum quo ut. Nisi hic architecto quae magnam voluptatem.</text:p>
          </table:table-cell>
          <table:table-cell office:value-type="boolean" office:boolean-value="true">
            <text:p>TRUE</text:p>
          </table:table-cell>
        </table:table-row>
        <table:table-row>
          <table:table-cell office:value-type="string">
            <text:p>Terrance Krajcik</text:p>
          </table:table-cell>
          <table:table-cell office:value-type="string">
            <text:p>(664) 921-7456 x866</text:p>
          </table:table-cell>
          <table:table-cell office:value-type="string">
            <text:p>Susie_Bins87@hotmail.com</text:p>
          </table:table-cell>
          <table:table-cell office:value-type="string">
            <text:p>906 Yasmine Stravenue</text:p>
          </table:table-cell>
          <table:table-cell office:value-type="string">
            <text:p>Port Kevenville</text:p>
          </table:table-cell>
          <table:table-cell office:value-type="string">
            <text:p>Washington</text:p>
          </table:table-cell>
          <table:table-cell office:value-type="string">
            <text:p>86327-7313</text:p>
          </table:table-cell>
          <table:table-cell office:value-type="string">
            <text:p>759282904</text:p>
          </table:table-cell>
          <table:table-cell office:value-type="string">
            <text:p>Movies</text:p>
          </table:table-cell>
          <table:table-cell office:value-type="string">
            <text:p>Ledner, Rosenbaum and Kris</text:p>
          </table:table-cell>
          <table:table-cell office:value-type="float" office:value="44262.52151513889">
            <text:p>44262.52151513889</text:p>
          </table:table-cell>
          <table:table-cell office:value-type="string">
            <text:p>http://placeimg.com/640/480</text:p>
          </table:table-cell>
          <table:table-cell office:value-type="string">
            <text:p>Rerum laudantium qui ut quam repudiandae aut ex. Sequi voluptas ipsum molestiae dolor cumque ex non fugiat. Rerum suscipit voluptates laborum ut neque. Qui esse repellendus autem. Aut et iusto repellendus et. Magnam aut tenetur dolore expedita.</text:p>
          </table:table-cell>
          <table:table-cell office:value-type="boolean" office:boolean-value="true">
            <text:p>TRUE</text:p>
          </table:table-cell>
        </table:table-row>
        <table:table-row>
          <table:table-cell office:value-type="string">
            <text:p>Sarah Marquardt V</text:p>
          </table:table-cell>
          <table:table-cell office:value-type="string">
            <text:p>338.622.1623 x2253</text:p>
          </table:table-cell>
          <table:table-cell office:value-type="string">
            <text:p>Chanelle.Wintheiser@yahoo.com</text:p>
          </table:table-cell>
          <table:table-cell office:value-type="string">
            <text:p>9966 Adell Wall</text:p>
          </table:table-cell>
          <table:table-cell office:value-type="string">
            <text:p>Murrieta</text:p>
          </table:table-cell>
          <table:table-cell office:value-type="string">
            <text:p>West Virginia</text:p>
          </table:table-cell>
          <table:table-cell office:value-type="string">
            <text:p>93123</text:p>
          </table:table-cell>
          <table:table-cell office:value-type="string">
            <text:p>025761641</text:p>
          </table:table-cell>
          <table:table-cell office:value-type="string">
            <text:p>Clothing</text:p>
          </table:table-cell>
          <table:table-cell office:value-type="string">
            <text:p>Ernser - Kunze</text:p>
          </table:table-cell>
          <table:table-cell office:value-type="float" office:value="44485.85181115741">
            <text:p>44485.85181115741</text:p>
          </table:table-cell>
          <table:table-cell office:value-type="string">
            <text:p>http://placeimg.com/640/480</text:p>
          </table:table-cell>
          <table:table-cell office:value-type="string">
            <text:p>Saepe iusto ullam impedit eum quos aliquid maxime. Quod dolorem tenetur. Quis ut ea. Quos adipisci vero.</text:p>
          </table:table-cell>
          <table:table-cell office:value-type="boolean" office:boolean-value="false">
            <text:p>FALSE</text:p>
          </table:table-cell>
        </table:table-row>
        <table:table-row>
          <table:table-cell office:value-type="string">
            <text:p>Shelia Schinner</text:p>
          </table:table-cell>
          <table:table-cell office:value-type="string">
            <text:p>572.756.3453 x72119</text:p>
          </table:table-cell>
          <table:table-cell office:value-type="string">
            <text:p>Merl_Hessel@hotmail.com</text:p>
          </table:table-cell>
          <table:table-cell office:value-type="string">
            <text:p>67346 Leopoldo Camp</text:p>
          </table:table-cell>
          <table:table-cell office:value-type="string">
            <text:p>Port Gilda</text:p>
          </table:table-cell>
          <table:table-cell office:value-type="string">
            <text:p>Michigan</text:p>
          </table:table-cell>
          <table:table-cell office:value-type="string">
            <text:p>41194</text:p>
          </table:table-cell>
          <table:table-cell office:value-type="string">
            <text:p>608152923</text:p>
          </table:table-cell>
          <table:table-cell office:value-type="string">
            <text:p>Grocery</text:p>
          </table:table-cell>
          <table:table-cell office:value-type="string">
            <text:p>Schmitt LLC</text:p>
          </table:table-cell>
          <table:table-cell office:value-type="float" office:value="44393.93394686343">
            <text:p>44393.93394686343</text:p>
          </table:table-cell>
          <table:table-cell office:value-type="string">
            <text:p>http://placeimg.com/640/480</text:p>
          </table:table-cell>
          <table:table-cell office:value-type="string">
            <text:p>Cupiditate iste consequatur quo ipsam qui neque velit aut in. Autem nisi doloremque odio quibusdam fugiat nobis fugit nulla. Asperiores culpa sint voluptatibus quae odit voluptatem unde minus.</text:p>
          </table:table-cell>
          <table:table-cell office:value-type="boolean" office:boolean-value="true">
            <text:p>TRUE</text:p>
          </table:table-cell>
        </table:table-row>
        <table:table-row>
          <table:table-cell office:value-type="string">
            <text:p>Paula Anderson</text:p>
          </table:table-cell>
          <table:table-cell office:value-type="string">
            <text:p>1-731-690-6487 x71198</text:p>
          </table:table-cell>
          <table:table-cell office:value-type="string">
            <text:p>Aniya.Gorczany@yahoo.com</text:p>
          </table:table-cell>
          <table:table-cell office:value-type="string">
            <text:p>034 Nikita Harbors</text:p>
          </table:table-cell>
          <table:table-cell office:value-type="string">
            <text:p>Naomichester</text:p>
          </table:table-cell>
          <table:table-cell office:value-type="string">
            <text:p>Montana</text:p>
          </table:table-cell>
          <table:table-cell office:value-type="string">
            <text:p>54005-2391</text:p>
          </table:table-cell>
          <table:table-cell office:value-type="string">
            <text:p>145282233</text:p>
          </table:table-cell>
          <table:table-cell office:value-type="string">
            <text:p>Grocery</text:p>
          </table:table-cell>
          <table:table-cell office:value-type="string">
            <text:p>Waelchi, Cummerata and Macejkovic</text:p>
          </table:table-cell>
          <table:table-cell office:value-type="float" office:value="44348.382446875">
            <text:p>44348.382446875</text:p>
          </table:table-cell>
          <table:table-cell office:value-type="string">
            <text:p>http://placeimg.com/640/480</text:p>
          </table:table-cell>
          <table:table-cell office:value-type="string">
            <text:p>Nihil ut incidunt mollitia repellat. Ullam nisi in repudiandae. Cumque sequi aperiam facilis expedita. Eligendi corrupti consectetur nostrum quos odio adipisci praesentium nisi qui.</text:p>
          </table:table-cell>
          <table:table-cell office:value-type="boolean" office:boolean-value="false">
            <text:p>FALSE</text:p>
          </table:table-cell>
        </table:table-row>
        <table:table-row>
          <table:table-cell office:value-type="string">
            <text:p>Miss Randy Zboncak</text:p>
          </table:table-cell>
          <table:table-cell office:value-type="string">
            <text:p>1-696-936-7677 x209</text:p>
          </table:table-cell>
          <table:table-cell office:value-type="string">
            <text:p>Jeff_Spencer25@gmail.com</text:p>
          </table:table-cell>
          <table:table-cell office:value-type="string">
            <text:p>317 Turner Squares</text:p>
          </table:table-cell>
          <table:table-cell office:value-type="string">
            <text:p>Chicago</text:p>
          </table:table-cell>
          <table:table-cell office:value-type="string">
            <text:p>Utah</text:p>
          </table:table-cell>
          <table:table-cell office:value-type="string">
            <text:p>26829-9266</text:p>
          </table:table-cell>
          <table:table-cell office:value-type="string">
            <text:p>937282373</text:p>
          </table:table-cell>
          <table:table-cell office:value-type="string">
            <text:p>Garden</text:p>
          </table:table-cell>
          <table:table-cell office:value-type="string">
            <text:p>Schimmel - Maggio</text:p>
          </table:table-cell>
          <table:table-cell office:value-type="float" office:value="44332.17172699074">
            <text:p>44332.17172699074</text:p>
          </table:table-cell>
          <table:table-cell office:value-type="string">
            <text:p>http://placeimg.com/640/480</text:p>
          </table:table-cell>
          <table:table-cell office:value-type="string">
            <text:p>Velit laborum voluptatibus ea reprehenderit incidunt voluptates. Et illum corporis harum qui. Quidem architecto quia. Ea aut autem necessitatibus. Et magnam ea unde expedita voluptatibus. Aut aperiam totam.</text:p>
          </table:table-cell>
          <table:table-cell office:value-type="boolean" office:boolean-value="false">
            <text:p>FALSE</text:p>
          </table:table-cell>
        </table:table-row>
        <table:table-row>
          <table:table-cell office:value-type="string">
            <text:p>Jorge Morar</text:p>
          </table:table-cell>
          <table:table-cell office:value-type="string">
            <text:p>396-661-5073</text:p>
          </table:table-cell>
          <table:table-cell office:value-type="string">
            <text:p>Jane_Durgan@yahoo.com</text:p>
          </table:table-cell>
          <table:table-cell office:value-type="string">
            <text:p>74838 Geovanny Freeway</text:p>
          </table:table-cell>
          <table:table-cell office:value-type="string">
            <text:p>Ryderfort</text:p>
          </table:table-cell>
          <table:table-cell office:value-type="string">
            <text:p>New Mexico</text:p>
          </table:table-cell>
          <table:table-cell office:value-type="string">
            <text:p>23083</text:p>
          </table:table-cell>
          <table:table-cell office:value-type="string">
            <text:p>381220318</text:p>
          </table:table-cell>
          <table:table-cell office:value-type="string">
            <text:p>Clothing</text:p>
          </table:table-cell>
          <table:table-cell office:value-type="string">
            <text:p>Gleason Group</text:p>
          </table:table-cell>
          <table:table-cell office:value-type="float" office:value="44425.612930462965">
            <text:p>44425.612930462965</text:p>
          </table:table-cell>
          <table:table-cell office:value-type="string">
            <text:p>http://placeimg.com/640/480</text:p>
          </table:table-cell>
          <table:table-cell office:value-type="string">
            <text:p>Exercitationem quia consequatur voluptatem. Aut eos enim explicabo consequuntur. Quo laboriosam nobis commodi tempore ad nihil.</text:p>
          </table:table-cell>
          <table:table-cell office:value-type="boolean" office:boolean-value="true">
            <text:p>TRUE</text:p>
          </table:table-cell>
        </table:table-row>
        <table:table-row>
          <table:table-cell office:value-type="string">
            <text:p>Tammy West</text:p>
          </table:table-cell>
          <table:table-cell office:value-type="string">
            <text:p>(853) 734-7192 x7375</text:p>
          </table:table-cell>
          <table:table-cell office:value-type="string">
            <text:p>Eileen23@hotmail.com</text:p>
          </table:table-cell>
          <table:table-cell office:value-type="string">
            <text:p>4348 Murphy Mall</text:p>
          </table:table-cell>
          <table:table-cell office:value-type="string">
            <text:p>McDermottfurt</text:p>
          </table:table-cell>
          <table:table-cell office:value-type="string">
            <text:p>Hawaii</text:p>
          </table:table-cell>
          <table:table-cell office:value-type="string">
            <text:p>81722</text:p>
          </table:table-cell>
          <table:table-cell office:value-type="string">
            <text:p>749116705</text:p>
          </table:table-cell>
          <table:table-cell office:value-type="string">
            <text:p>Baby</text:p>
          </table:table-cell>
          <table:table-cell office:value-type="string">
            <text:p>Kovacek, O'Hara and Anderson</text:p>
          </table:table-cell>
          <table:table-cell office:value-type="float" office:value="44377.31262513889">
            <text:p>44377.31262513889</text:p>
          </table:table-cell>
          <table:table-cell office:value-type="string">
            <text:p>http://placeimg.com/640/480</text:p>
          </table:table-cell>
          <table:table-cell office:value-type="string">
            <text:p>Reprehenderit enim sequi quidem voluptas quibusdam. Et voluptas vel aliquam aliquid culpa magnam tempore. Nihil fugiat a rerum perspiciatis. Quis quis qui natus cum cum. Dicta facere qui possimus.</text:p>
          </table:table-cell>
          <table:table-cell office:value-type="boolean" office:boolean-value="true">
            <text:p>TRUE</text:p>
          </table:table-cell>
        </table:table-row>
        <table:table-row>
          <table:table-cell office:value-type="string">
            <text:p>Sara Cremin</text:p>
          </table:table-cell>
          <table:table-cell office:value-type="string">
            <text:p>206-702-7395</text:p>
          </table:table-cell>
          <table:table-cell office:value-type="string">
            <text:p>Electa_Lowe@gmail.com</text:p>
          </table:table-cell>
          <table:table-cell office:value-type="string">
            <text:p>23650 Harris Skyway</text:p>
          </table:table-cell>
          <table:table-cell office:value-type="string">
            <text:p>Cleveland</text:p>
          </table:table-cell>
          <table:table-cell office:value-type="string">
            <text:p>Illinois</text:p>
          </table:table-cell>
          <table:table-cell office:value-type="string">
            <text:p>33523-1450</text:p>
          </table:table-cell>
          <table:table-cell office:value-type="string">
            <text:p>166712122</text:p>
          </table:table-cell>
          <table:table-cell office:value-type="string">
            <text:p>Industrial</text:p>
          </table:table-cell>
          <table:table-cell office:value-type="string">
            <text:p>Rolfson - Kshlerin</text:p>
          </table:table-cell>
          <table:table-cell office:value-type="float" office:value="44280.27779298611">
            <text:p>44280.27779298611</text:p>
          </table:table-cell>
          <table:table-cell office:value-type="string">
            <text:p>http://placeimg.com/640/480</text:p>
          </table:table-cell>
          <table:table-cell office:value-type="string">
            <text:p>Nesciunt neque autem quia. Reiciendis non dolor. Earum magnam debitis non. Nostrum magnam aliquam sint debitis dicta impedit rerum.</text:p>
          </table:table-cell>
          <table:table-cell office:value-type="boolean" office:boolean-value="false">
            <text:p>FALSE</text:p>
          </table:table-cell>
        </table:table-row>
        <table:table-row>
          <table:table-cell office:value-type="string">
            <text:p>Mr. Clyde Wyman</text:p>
          </table:table-cell>
          <table:table-cell office:value-type="string">
            <text:p>(670) 278-7771 x93838</text:p>
          </table:table-cell>
          <table:table-cell office:value-type="string">
            <text:p>Katelin_Feeney@hotmail.com</text:p>
          </table:table-cell>
          <table:table-cell office:value-type="string">
            <text:p>054 Connelly Ramp</text:p>
          </table:table-cell>
          <table:table-cell office:value-type="string">
            <text:p>Lake Bettye</text:p>
          </table:table-cell>
          <table:table-cell office:value-type="string">
            <text:p>Tennessee</text:p>
          </table:table-cell>
          <table:table-cell office:value-type="string">
            <text:p>67322-2370</text:p>
          </table:table-cell>
          <table:table-cell office:value-type="string">
            <text:p>094958139</text:p>
          </table:table-cell>
          <table:table-cell office:value-type="string">
            <text:p>Garden</text:p>
          </table:table-cell>
          <table:table-cell office:value-type="string">
            <text:p>Romaguera Inc</text:p>
          </table:table-cell>
          <table:table-cell office:value-type="float" office:value="44273.344819432874">
            <text:p>44273.344819432874</text:p>
          </table:table-cell>
          <table:table-cell office:value-type="string">
            <text:p>http://placeimg.com/640/480</text:p>
          </table:table-cell>
          <table:table-cell office:value-type="string">
            <text:p>Voluptas dicta voluptas ea dolorem voluptatem rerum rem impedit. Harum eos aut. Alias non autem aperiam animi ratione fuga iusto.</text:p>
          </table:table-cell>
          <table:table-cell office:value-type="boolean" office:boolean-value="true">
            <text:p>TRUE</text:p>
          </table:table-cell>
        </table:table-row>
        <table:table-row>
          <table:table-cell office:value-type="string">
            <text:p>Lindsey Lakin</text:p>
          </table:table-cell>
          <table:table-cell office:value-type="string">
            <text:p>1-952-716-7784 x501</text:p>
          </table:table-cell>
          <table:table-cell office:value-type="string">
            <text:p>Alexandro_Blanda@gmail.com</text:p>
          </table:table-cell>
          <table:table-cell office:value-type="string">
            <text:p>01987 Schultz Locks</text:p>
          </table:table-cell>
          <table:table-cell office:value-type="string">
            <text:p>Palm Beach Gardens</text:p>
          </table:table-cell>
          <table:table-cell office:value-type="string">
            <text:p>Maine</text:p>
          </table:table-cell>
          <table:table-cell office:value-type="string">
            <text:p>92385-7603</text:p>
          </table:table-cell>
          <table:table-cell office:value-type="string">
            <text:p>888933674</text:p>
          </table:table-cell>
          <table:table-cell office:value-type="string">
            <text:p>Shoes</text:p>
          </table:table-cell>
          <table:table-cell office:value-type="string">
            <text:p>Heidenreich - Nicolas</text:p>
          </table:table-cell>
          <table:table-cell office:value-type="float" office:value="44254.854978414354">
            <text:p>44254.854978414354</text:p>
          </table:table-cell>
          <table:table-cell office:value-type="string">
            <text:p>http://placeimg.com/640/480</text:p>
          </table:table-cell>
          <table:table-cell office:value-type="string">
            <text:p>Autem alias repellendus consectetur. Nam itaque quod sed voluptate magni mollitia. Velit aliquid facere. Omnis quod culpa neque ut molestiae earum aspernatur et velit. Veritatis natus voluptas officia dolore et repellat consequatur laborum. Hic sint consequatur et pariatur minus nihil ratione.</text:p>
          </table:table-cell>
          <table:table-cell office:value-type="boolean" office:boolean-value="false">
            <text:p>FALSE</text:p>
          </table:table-cell>
        </table:table-row>
        <table:table-row>
          <table:table-cell office:value-type="string">
            <text:p>Alfred Schaefer</text:p>
          </table:table-cell>
          <table:table-cell office:value-type="string">
            <text:p>(820) 600-0255 x95710</text:p>
          </table:table-cell>
          <table:table-cell office:value-type="string">
            <text:p>Rowan_Crist92@gmail.com</text:p>
          </table:table-cell>
          <table:table-cell office:value-type="string">
            <text:p>6174 Paucek Ways</text:p>
          </table:table-cell>
          <table:table-cell office:value-type="string">
            <text:p>Collinsstad</text:p>
          </table:table-cell>
          <table:table-cell office:value-type="string">
            <text:p>Indiana</text:p>
          </table:table-cell>
          <table:table-cell office:value-type="string">
            <text:p>85565-5315</text:p>
          </table:table-cell>
          <table:table-cell office:value-type="string">
            <text:p>088564445</text:p>
          </table:table-cell>
          <table:table-cell office:value-type="string">
            <text:p>Automotive</text:p>
          </table:table-cell>
          <table:table-cell office:value-type="string">
            <text:p>Beer, Price and Ryan</text:p>
          </table:table-cell>
          <table:table-cell office:value-type="float" office:value="44213.75284770833">
            <text:p>44213.75284770833</text:p>
          </table:table-cell>
          <table:table-cell office:value-type="string">
            <text:p>http://placeimg.com/640/480</text:p>
          </table:table-cell>
          <table:table-cell office:value-type="string">
            <text:p>Officiis qui accusantium hic recusandae et magni saepe. Nobis odit accusantium atque et eius assumenda autem. Saepe commodi ab sit. Voluptatem voluptatibus nihil. Cum maxime aut adipisci ipsam sapiente quam explicabo.</text:p>
          </table:table-cell>
          <table:table-cell office:value-type="boolean" office:boolean-value="true">
            <text:p>TRUE</text:p>
          </table:table-cell>
        </table:table-row>
        <table:table-row>
          <table:table-cell office:value-type="string">
            <text:p>Tim Raynor</text:p>
          </table:table-cell>
          <table:table-cell office:value-type="string">
            <text:p>(448) 525-0122 x044</text:p>
          </table:table-cell>
          <table:table-cell office:value-type="string">
            <text:p>Bailey.Anderson@gmail.com</text:p>
          </table:table-cell>
          <table:table-cell office:value-type="string">
            <text:p>4684 Metz Falls</text:p>
          </table:table-cell>
          <table:table-cell office:value-type="string">
            <text:p>Port Dillon</text:p>
          </table:table-cell>
          <table:table-cell office:value-type="string">
            <text:p>Ohio</text:p>
          </table:table-cell>
          <table:table-cell office:value-type="string">
            <text:p>54211</text:p>
          </table:table-cell>
          <table:table-cell office:value-type="string">
            <text:p>714040178</text:p>
          </table:table-cell>
          <table:table-cell office:value-type="string">
            <text:p>Electronics</text:p>
          </table:table-cell>
          <table:table-cell office:value-type="string">
            <text:p>Wiza, Keebler and Berge</text:p>
          </table:table-cell>
          <table:table-cell office:value-type="float" office:value="44213.207209699074">
            <text:p>44213.207209699074</text:p>
          </table:table-cell>
          <table:table-cell office:value-type="string">
            <text:p>http://placeimg.com/640/480</text:p>
          </table:table-cell>
          <table:table-cell office:value-type="string">
            <text:p>Quibusdam et in et blanditiis corrupti quam ducimus. Alias qui quo facilis in accusantium possimus ut neque. Voluptatum distinctio illum reiciendis eligendi corrupti sit voluptate ab vitae. Et hic porro autem odio iusto dignissimos.</text:p>
          </table:table-cell>
          <table:table-cell office:value-type="boolean" office:boolean-value="true">
            <text:p>TRUE</text:p>
          </table:table-cell>
        </table:table-row>
        <table:table-row>
          <table:table-cell office:value-type="string">
            <text:p>Peter Sporer</text:p>
          </table:table-cell>
          <table:table-cell office:value-type="string">
            <text:p>(346) 512-5800</text:p>
          </table:table-cell>
          <table:table-cell office:value-type="string">
            <text:p>Rae79@gmail.com</text:p>
          </table:table-cell>
          <table:table-cell office:value-type="string">
            <text:p>869 Padberg Rapids</text:p>
          </table:table-cell>
          <table:table-cell office:value-type="string">
            <text:p>West Marcusstad</text:p>
          </table:table-cell>
          <table:table-cell office:value-type="string">
            <text:p>Maine</text:p>
          </table:table-cell>
          <table:table-cell office:value-type="string">
            <text:p>30565</text:p>
          </table:table-cell>
          <table:table-cell office:value-type="string">
            <text:p>760502822</text:p>
          </table:table-cell>
          <table:table-cell office:value-type="string">
            <text:p>Outdoors</text:p>
          </table:table-cell>
          <table:table-cell office:value-type="string">
            <text:p>Mitchell, Wintheiser and Fritsch</text:p>
          </table:table-cell>
          <table:table-cell office:value-type="float" office:value="44240.856240243054">
            <text:p>44240.856240243054</text:p>
          </table:table-cell>
          <table:table-cell office:value-type="string">
            <text:p>http://placeimg.com/640/480</text:p>
          </table:table-cell>
          <table:table-cell office:value-type="string">
            <text:p>Rem numquam quia et harum. Provident dicta dolor. Vero provident dolores excepturi maxime.</text:p>
          </table:table-cell>
          <table:table-cell office:value-type="boolean" office:boolean-value="true">
            <text:p>TRUE</text:p>
          </table:table-cell>
        </table:table-row>
        <table:table-row>
          <table:table-cell office:value-type="string">
            <text:p>Gerald Hermiston</text:p>
          </table:table-cell>
          <table:table-cell office:value-type="string">
            <text:p>633-399-5910</text:p>
          </table:table-cell>
          <table:table-cell office:value-type="string">
            <text:p>Deven_OHara@yahoo.com</text:p>
          </table:table-cell>
          <table:table-cell office:value-type="string">
            <text:p>8496 Auer Canyon</text:p>
          </table:table-cell>
          <table:table-cell office:value-type="string">
            <text:p>West Billieville</text:p>
          </table:table-cell>
          <table:table-cell office:value-type="string">
            <text:p>New York</text:p>
          </table:table-cell>
          <table:table-cell office:value-type="string">
            <text:p>27498</text:p>
          </table:table-cell>
          <table:table-cell office:value-type="string">
            <text:p>456025642</text:p>
          </table:table-cell>
          <table:table-cell office:value-type="string">
            <text:p>Health</text:p>
          </table:table-cell>
          <table:table-cell office:value-type="string">
            <text:p>Cole, Walsh and Gaylord</text:p>
          </table:table-cell>
          <table:table-cell office:value-type="float" office:value="44320.06675126158">
            <text:p>44320.06675126158</text:p>
          </table:table-cell>
          <table:table-cell office:value-type="string">
            <text:p>http://placeimg.com/640/480</text:p>
          </table:table-cell>
          <table:table-cell office:value-type="string">
            <text:p>Ea ipsa aliquid voluptas. Velit vitae sed et saepe et debitis porro atque. Ducimus culpa est quam quo soluta qui quia quibusdam. Est pariatur ut et enim nisi voluptas eum beatae nemo.</text:p>
          </table:table-cell>
          <table:table-cell office:value-type="boolean" office:boolean-value="false">
            <text:p>FALSE</text:p>
          </table:table-cell>
        </table:table-row>
        <table:table-row>
          <table:table-cell office:value-type="string">
            <text:p>Tom Dietrich II</text:p>
          </table:table-cell>
          <table:table-cell office:value-type="string">
            <text:p>562-418-5775 x3132</text:p>
          </table:table-cell>
          <table:table-cell office:value-type="string">
            <text:p>Camille.Fisher77@gmail.com</text:p>
          </table:table-cell>
          <table:table-cell office:value-type="string">
            <text:p>055 Rogahn Meadows</text:p>
          </table:table-cell>
          <table:table-cell office:value-type="string">
            <text:p>North Pearline</text:p>
          </table:table-cell>
          <table:table-cell office:value-type="string">
            <text:p>Tennessee</text:p>
          </table:table-cell>
          <table:table-cell office:value-type="string">
            <text:p>00182-8290</text:p>
          </table:table-cell>
          <table:table-cell office:value-type="string">
            <text:p>888223724</text:p>
          </table:table-cell>
          <table:table-cell office:value-type="string">
            <text:p>Clothing</text:p>
          </table:table-cell>
          <table:table-cell office:value-type="string">
            <text:p>Gusikowski LLC</text:p>
          </table:table-cell>
          <table:table-cell office:value-type="float" office:value="44219.400422604165">
            <text:p>44219.400422604165</text:p>
          </table:table-cell>
          <table:table-cell office:value-type="string">
            <text:p>http://placeimg.com/640/480</text:p>
          </table:table-cell>
          <table:table-cell office:value-type="string">
            <text:p>In velit dolores. Qui nulla id totam repellat voluptas accusantium dolor rerum. Tenetur odit eos quis.</text:p>
          </table:table-cell>
          <table:table-cell office:value-type="boolean" office:boolean-value="true">
            <text:p>TRUE</text:p>
          </table:table-cell>
        </table:table-row>
        <table:table-row>
          <table:table-cell office:value-type="string">
            <text:p>Daniel Robel</text:p>
          </table:table-cell>
          <table:table-cell office:value-type="string">
            <text:p>605.303.5812</text:p>
          </table:table-cell>
          <table:table-cell office:value-type="string">
            <text:p>Opal_Parisian32@gmail.com</text:p>
          </table:table-cell>
          <table:table-cell office:value-type="string">
            <text:p>3063 Willms Cliffs</text:p>
          </table:table-cell>
          <table:table-cell office:value-type="string">
            <text:p>Camronshire</text:p>
          </table:table-cell>
          <table:table-cell office:value-type="string">
            <text:p>South Carolina</text:p>
          </table:table-cell>
          <table:table-cell office:value-type="string">
            <text:p>26212</text:p>
          </table:table-cell>
          <table:table-cell office:value-type="string">
            <text:p>315642344</text:p>
          </table:table-cell>
          <table:table-cell office:value-type="string">
            <text:p>Tools</text:p>
          </table:table-cell>
          <table:table-cell office:value-type="string">
            <text:p>Schmidt, Koch and Rogahn</text:p>
          </table:table-cell>
          <table:table-cell office:value-type="float" office:value="44558.82473458333">
            <text:p>44558.82473458333</text:p>
          </table:table-cell>
          <table:table-cell office:value-type="string">
            <text:p>http://placeimg.com/640/480</text:p>
          </table:table-cell>
          <table:table-cell office:value-type="string">
            <text:p>Nisi libero voluptas excepturi aliquid molestiae. Explicabo ut placeat facilis omnis. Eum et sunt. Ut ut sunt animi odio quaerat dolorum et.</text:p>
          </table:table-cell>
          <table:table-cell office:value-type="boolean" office:boolean-value="true">
            <text:p>TRUE</text:p>
          </table:table-cell>
        </table:table-row>
        <table:table-row>
          <table:table-cell office:value-type="string">
            <text:p>Alejandro Lubowitz</text:p>
          </table:table-cell>
          <table:table-cell office:value-type="string">
            <text:p>1-400-673-4243 x73783</text:p>
          </table:table-cell>
          <table:table-cell office:value-type="string">
            <text:p>Laurel94@gmail.com</text:p>
          </table:table-cell>
          <table:table-cell office:value-type="string">
            <text:p>91823 Murray Rest</text:p>
          </table:table-cell>
          <table:table-cell office:value-type="string">
            <text:p>Boise City</text:p>
          </table:table-cell>
          <table:table-cell office:value-type="string">
            <text:p>Tennessee</text:p>
          </table:table-cell>
          <table:table-cell office:value-type="string">
            <text:p>14673-6033</text:p>
          </table:table-cell>
          <table:table-cell office:value-type="string">
            <text:p>367489762</text:p>
          </table:table-cell>
          <table:table-cell office:value-type="string">
            <text:p>Outdoors</text:p>
          </table:table-cell>
          <table:table-cell office:value-type="string">
            <text:p>Torphy, Purdy and Vandervort</text:p>
          </table:table-cell>
          <table:table-cell office:value-type="float" office:value="44387.55954527778">
            <text:p>44387.55954527778</text:p>
          </table:table-cell>
          <table:table-cell office:value-type="string">
            <text:p>http://placeimg.com/640/480</text:p>
          </table:table-cell>
          <table:table-cell office:value-type="string">
            <text:p>Quis facilis et doloribus sed. Sint voluptas corporis minima consequatur non. Beatae veritatis deserunt earum blanditiis dolore non ex. Error tempora recusandae facilis porro. Hic porro est commodi exercitationem nulla. Cumque fugit velit repudiandae velit nobis quis nulla neque.</text:p>
          </table:table-cell>
          <table:table-cell office:value-type="boolean" office:boolean-value="false">
            <text:p>FALSE</text:p>
          </table:table-cell>
        </table:table-row>
        <table:table-row>
          <table:table-cell office:value-type="string">
            <text:p>Caleb Welch</text:p>
          </table:table-cell>
          <table:table-cell office:value-type="string">
            <text:p>(663) 829-7239</text:p>
          </table:table-cell>
          <table:table-cell office:value-type="string">
            <text:p>Rico31@yahoo.com</text:p>
          </table:table-cell>
          <table:table-cell office:value-type="string">
            <text:p>47493 Wisoky Trail</text:p>
          </table:table-cell>
          <table:table-cell office:value-type="string">
            <text:p>Concord</text:p>
          </table:table-cell>
          <table:table-cell office:value-type="string">
            <text:p>Alabama</text:p>
          </table:table-cell>
          <table:table-cell office:value-type="string">
            <text:p>64931</text:p>
          </table:table-cell>
          <table:table-cell office:value-type="string">
            <text:p>973967267</text:p>
          </table:table-cell>
          <table:table-cell office:value-type="string">
            <text:p>Baby</text:p>
          </table:table-cell>
          <table:table-cell office:value-type="string">
            <text:p>Wehner Group</text:p>
          </table:table-cell>
          <table:table-cell office:value-type="float" office:value="44289.62545177084">
            <text:p>44289.62545177084</text:p>
          </table:table-cell>
          <table:table-cell office:value-type="string">
            <text:p>http://placeimg.com/640/480</text:p>
          </table:table-cell>
          <table:table-cell office:value-type="string">
            <text:p>Aut necessitatibus dolorem aut aut nihil est pariatur est. Corrupti magnam eius excepturi optio molestiae qui iste facilis. In soluta minima et. Voluptas qui similique velit consequatur mollitia enim. Repudiandae architecto qui deleniti ducimus culpa similique est. Eos recusandae harum quos dolores.</text:p>
          </table:table-cell>
          <table:table-cell office:value-type="boolean" office:boolean-value="true">
            <text:p>TRUE</text:p>
          </table:table-cell>
        </table:table-row>
        <table:table-row>
          <table:table-cell office:value-type="string">
            <text:p>Oliver Hermann</text:p>
          </table:table-cell>
          <table:table-cell office:value-type="string">
            <text:p>589-832-5945 x688</text:p>
          </table:table-cell>
          <table:table-cell office:value-type="string">
            <text:p>Marcus.Murazik@yahoo.com</text:p>
          </table:table-cell>
          <table:table-cell office:value-type="string">
            <text:p>483 Predovic Radial</text:p>
          </table:table-cell>
          <table:table-cell office:value-type="string">
            <text:p>East Opal</text:p>
          </table:table-cell>
          <table:table-cell office:value-type="string">
            <text:p>New Jersey</text:p>
          </table:table-cell>
          <table:table-cell office:value-type="string">
            <text:p>80343-8384</text:p>
          </table:table-cell>
          <table:table-cell office:value-type="string">
            <text:p>644773379</text:p>
          </table:table-cell>
          <table:table-cell office:value-type="string">
            <text:p>Games</text:p>
          </table:table-cell>
          <table:table-cell office:value-type="string">
            <text:p>Hilpert - Schinner</text:p>
          </table:table-cell>
          <table:table-cell office:value-type="float" office:value="44216.806714224535">
            <text:p>44216.806714224535</text:p>
          </table:table-cell>
          <table:table-cell office:value-type="string">
            <text:p>http://placeimg.com/640/480</text:p>
          </table:table-cell>
          <table:table-cell office:value-type="string">
            <text:p>Maxime aliquid ad. Assumenda quis velit neque at ut sunt saepe porro possimus. Eveniet eius illum debitis. Consequatur voluptatem ut earum ut voluptas. Nulla nihil incidunt est earum.</text:p>
          </table:table-cell>
          <table:table-cell office:value-type="boolean" office:boolean-value="true">
            <text:p>TRUE</text:p>
          </table:table-cell>
        </table:table-row>
        <table:table-row>
          <table:table-cell office:value-type="string">
            <text:p>Faith Klocko IV</text:p>
          </table:table-cell>
          <table:table-cell office:value-type="string">
            <text:p>(349) 392-6544 x0598</text:p>
          </table:table-cell>
          <table:table-cell office:value-type="string">
            <text:p>Enrique.Oberbrunner@gmail.com</text:p>
          </table:table-cell>
          <table:table-cell office:value-type="string">
            <text:p>36372 Lonny Brook</text:p>
          </table:table-cell>
          <table:table-cell office:value-type="string">
            <text:p>South Keaganhaven</text:p>
          </table:table-cell>
          <table:table-cell office:value-type="string">
            <text:p>Tennessee</text:p>
          </table:table-cell>
          <table:table-cell office:value-type="string">
            <text:p>42644-9173</text:p>
          </table:table-cell>
          <table:table-cell office:value-type="string">
            <text:p>469085323</text:p>
          </table:table-cell>
          <table:table-cell office:value-type="string">
            <text:p>Outdoors</text:p>
          </table:table-cell>
          <table:table-cell office:value-type="string">
            <text:p>Huels - Hamill</text:p>
          </table:table-cell>
          <table:table-cell office:value-type="float" office:value="44264.427397314816">
            <text:p>44264.427397314816</text:p>
          </table:table-cell>
          <table:table-cell office:value-type="string">
            <text:p>http://placeimg.com/640/480</text:p>
          </table:table-cell>
          <table:table-cell office:value-type="string">
            <text:p>Nihil optio ut. Quas dolore iste praesentium ipsam voluptatem. Quia magnam ab et. Sapiente molestiae ullam non ipsam architecto est aut. Modi molestiae asperiores suscipit sint ea sapiente est.</text:p>
          </table:table-cell>
          <table:table-cell office:value-type="boolean" office:boolean-value="false">
            <text:p>FALSE</text:p>
          </table:table-cell>
        </table:table-row>
        <table:table-row>
          <table:table-cell office:value-type="string">
            <text:p>Edwin Dibbert</text:p>
          </table:table-cell>
          <table:table-cell office:value-type="string">
            <text:p>1-216-557-1035</text:p>
          </table:table-cell>
          <table:table-cell office:value-type="string">
            <text:p>Carissa_Jacobs@yahoo.com</text:p>
          </table:table-cell>
          <table:table-cell office:value-type="string">
            <text:p>8762 Chasity Landing</text:p>
          </table:table-cell>
          <table:table-cell office:value-type="string">
            <text:p>Deerfield Beach</text:p>
          </table:table-cell>
          <table:table-cell office:value-type="string">
            <text:p>California</text:p>
          </table:table-cell>
          <table:table-cell office:value-type="string">
            <text:p>65871-7360</text:p>
          </table:table-cell>
          <table:table-cell office:value-type="string">
            <text:p>972825614</text:p>
          </table:table-cell>
          <table:table-cell office:value-type="string">
            <text:p>Electronics</text:p>
          </table:table-cell>
          <table:table-cell office:value-type="string">
            <text:p>Schoen and Sons</text:p>
          </table:table-cell>
          <table:table-cell office:value-type="float" office:value="44233.78602320602">
            <text:p>44233.78602320602</text:p>
          </table:table-cell>
          <table:table-cell office:value-type="string">
            <text:p>http://placeimg.com/640/480</text:p>
          </table:table-cell>
          <table:table-cell office:value-type="string">
            <text:p>Illum est dolorem dicta qui voluptas iste nobis dolorum qui. Totam non ut neque tempora. Et esse omnis veniam quia. Nihil unde odit. Aut voluptatem dolor et voluptatibus harum recusandae.</text:p>
          </table:table-cell>
          <table:table-cell office:value-type="boolean" office:boolean-value="false">
            <text:p>FALSE</text:p>
          </table:table-cell>
        </table:table-row>
        <table:table-row>
          <table:table-cell office:value-type="string">
            <text:p>Jay Goodwin</text:p>
          </table:table-cell>
          <table:table-cell office:value-type="string">
            <text:p>300.944.3942</text:p>
          </table:table-cell>
          <table:table-cell office:value-type="string">
            <text:p>Dorris_Stanton1@yahoo.com</text:p>
          </table:table-cell>
          <table:table-cell office:value-type="string">
            <text:p>1526 Neva Light</text:p>
          </table:table-cell>
          <table:table-cell office:value-type="string">
            <text:p>Huntersville</text:p>
          </table:table-cell>
          <table:table-cell office:value-type="string">
            <text:p>California</text:p>
          </table:table-cell>
          <table:table-cell office:value-type="string">
            <text:p>97482</text:p>
          </table:table-cell>
          <table:table-cell office:value-type="string">
            <text:p>116298447</text:p>
          </table:table-cell>
          <table:table-cell office:value-type="string">
            <text:p>Sports</text:p>
          </table:table-cell>
          <table:table-cell office:value-type="string">
            <text:p>Anderson - Stiedemann</text:p>
          </table:table-cell>
          <table:table-cell office:value-type="float" office:value="44306.801599652776">
            <text:p>44306.801599652776</text:p>
          </table:table-cell>
          <table:table-cell office:value-type="string">
            <text:p>http://placeimg.com/640/480</text:p>
          </table:table-cell>
          <table:table-cell office:value-type="string">
            <text:p>Facilis ab dolorem. Velit saepe pariatur aut possimus. Doloremque impedit dolores quod culpa et.</text:p>
          </table:table-cell>
          <table:table-cell office:value-type="boolean" office:boolean-value="true">
            <text:p>TRUE</text:p>
          </table:table-cell>
        </table:table-row>
        <table:table-row>
          <table:table-cell office:value-type="string">
            <text:p>Isabel Johns</text:p>
          </table:table-cell>
          <table:table-cell office:value-type="string">
            <text:p>407.875.4795 x701</text:p>
          </table:table-cell>
          <table:table-cell office:value-type="string">
            <text:p>Charity.Zieme92@gmail.com</text:p>
          </table:table-cell>
          <table:table-cell office:value-type="string">
            <text:p>2183 Calista Lakes</text:p>
          </table:table-cell>
          <table:table-cell office:value-type="string">
            <text:p>Erdmanport</text:p>
          </table:table-cell>
          <table:table-cell office:value-type="string">
            <text:p>North Carolina</text:p>
          </table:table-cell>
          <table:table-cell office:value-type="string">
            <text:p>82581-4207</text:p>
          </table:table-cell>
          <table:table-cell office:value-type="string">
            <text:p>805584323</text:p>
          </table:table-cell>
          <table:table-cell office:value-type="string">
            <text:p>Kids</text:p>
          </table:table-cell>
          <table:table-cell office:value-type="string">
            <text:p>Welch - Beahan</text:p>
          </table:table-cell>
          <table:table-cell office:value-type="float" office:value="44269.20112261574">
            <text:p>44269.20112261574</text:p>
          </table:table-cell>
          <table:table-cell office:value-type="string">
            <text:p>http://placeimg.com/640/480</text:p>
          </table:table-cell>
          <table:table-cell office:value-type="string">
            <text:p>Quo ad optio quia. Praesentium natus exercitationem. Autem sint ex reprehenderit tempore aut et nihil. Autem illum est error.</text:p>
          </table:table-cell>
          <table:table-cell office:value-type="boolean" office:boolean-value="true">
            <text:p>TRUE</text:p>
          </table:table-cell>
        </table:table-row>
        <table:table-row>
          <table:table-cell office:value-type="string">
            <text:p>Rodney Conn</text:p>
          </table:table-cell>
          <table:table-cell office:value-type="string">
            <text:p>389-693-3313 x4419</text:p>
          </table:table-cell>
          <table:table-cell office:value-type="string">
            <text:p>Drew_McClure63@gmail.com</text:p>
          </table:table-cell>
          <table:table-cell office:value-type="string">
            <text:p>540 Hyman Parkway</text:p>
          </table:table-cell>
          <table:table-cell office:value-type="string">
            <text:p>New Nat</text:p>
          </table:table-cell>
          <table:table-cell office:value-type="string">
            <text:p>Rhode Island</text:p>
          </table:table-cell>
          <table:table-cell office:value-type="string">
            <text:p>20929</text:p>
          </table:table-cell>
          <table:table-cell office:value-type="string">
            <text:p>954427535</text:p>
          </table:table-cell>
          <table:table-cell office:value-type="string">
            <text:p>Sports</text:p>
          </table:table-cell>
          <table:table-cell office:value-type="string">
            <text:p>Nitzsche - Herzog</text:p>
          </table:table-cell>
          <table:table-cell office:value-type="float" office:value="44272.37198001157">
            <text:p>44272.37198001157</text:p>
          </table:table-cell>
          <table:table-cell office:value-type="string">
            <text:p>http://placeimg.com/640/480</text:p>
          </table:table-cell>
          <table:table-cell office:value-type="string">
            <text:p>Rerum et accusamus commodi expedita ut excepturi ut praesentium ratione. Cumque nemo sed. Eum eaque omnis veniam officiis atque itaque necessitatibus.</text:p>
          </table:table-cell>
          <table:table-cell office:value-type="boolean" office:boolean-value="false">
            <text:p>FALSE</text:p>
          </table:table-cell>
        </table:table-row>
        <table:table-row>
          <table:table-cell office:value-type="string">
            <text:p>Alexis Block</text:p>
          </table:table-cell>
          <table:table-cell office:value-type="string">
            <text:p>1-995-361-4988 x0850</text:p>
          </table:table-cell>
          <table:table-cell office:value-type="string">
            <text:p>Mortimer49@yahoo.com</text:p>
          </table:table-cell>
          <table:table-cell office:value-type="string">
            <text:p>81169 Dennis Plains</text:p>
          </table:table-cell>
          <table:table-cell office:value-type="string">
            <text:p>Baileyberg</text:p>
          </table:table-cell>
          <table:table-cell office:value-type="string">
            <text:p>Louisiana</text:p>
          </table:table-cell>
          <table:table-cell office:value-type="string">
            <text:p>23671</text:p>
          </table:table-cell>
          <table:table-cell office:value-type="string">
            <text:p>075727512</text:p>
          </table:table-cell>
          <table:table-cell office:value-type="string">
            <text:p>Toys</text:p>
          </table:table-cell>
          <table:table-cell office:value-type="string">
            <text:p>Lesch, Heller and Harber</text:p>
          </table:table-cell>
          <table:table-cell office:value-type="float" office:value="44359.72641885417">
            <text:p>44359.72641885417</text:p>
          </table:table-cell>
          <table:table-cell office:value-type="string">
            <text:p>http://placeimg.com/640/480</text:p>
          </table:table-cell>
          <table:table-cell office:value-type="string">
            <text:p>Non facere aspernatur. Eligendi possimus maiores fugiat. Dolores adipisci minima est ducimus aliquam. Autem voluptates animi ea ipsum et eaque vero iste. Atque rerum omnis totam delectus nihil aspernatur voluptas ipsam. Et inventore non debitis dolores qui et.</text:p>
          </table:table-cell>
          <table:table-cell office:value-type="boolean" office:boolean-value="true">
            <text:p>TRUE</text:p>
          </table:table-cell>
        </table:table-row>
        <table:table-row>
          <table:table-cell office:value-type="string">
            <text:p>Julio Gerhold</text:p>
          </table:table-cell>
          <table:table-cell office:value-type="string">
            <text:p>277-969-8682 x34253</text:p>
          </table:table-cell>
          <table:table-cell office:value-type="string">
            <text:p>Unique_Wehner49@hotmail.com</text:p>
          </table:table-cell>
          <table:table-cell office:value-type="string">
            <text:p>3107 Steuber Circle</text:p>
          </table:table-cell>
          <table:table-cell office:value-type="string">
            <text:p>North Camille</text:p>
          </table:table-cell>
          <table:table-cell office:value-type="string">
            <text:p>Delaware</text:p>
          </table:table-cell>
          <table:table-cell office:value-type="string">
            <text:p>10555-0028</text:p>
          </table:table-cell>
          <table:table-cell office:value-type="string">
            <text:p>820166409</text:p>
          </table:table-cell>
          <table:table-cell office:value-type="string">
            <text:p>Baby</text:p>
          </table:table-cell>
          <table:table-cell office:value-type="string">
            <text:p>Pacocha - Renner</text:p>
          </table:table-cell>
          <table:table-cell office:value-type="float" office:value="44277.8340837037">
            <text:p>44277.8340837037</text:p>
          </table:table-cell>
          <table:table-cell office:value-type="string">
            <text:p>http://placeimg.com/640/480</text:p>
          </table:table-cell>
          <table:table-cell office:value-type="string">
            <text:p>Illum ullam ut dolore id. Saepe quasi sed hic dolor veritatis natus nesciunt aut. Velit saepe animi libero qui sapiente a ullam non eligendi. Est pariatur aliquam ullam. Et non est sit.</text:p>
          </table:table-cell>
          <table:table-cell office:value-type="boolean" office:boolean-value="false">
            <text:p>FALSE</text:p>
          </table:table-cell>
        </table:table-row>
        <table:table-row>
          <table:table-cell office:value-type="string">
            <text:p>Nathan Kuphal</text:p>
          </table:table-cell>
          <table:table-cell office:value-type="string">
            <text:p>(976) 544-3385 x6734</text:p>
          </table:table-cell>
          <table:table-cell office:value-type="string">
            <text:p>Tony_Ratke35@yahoo.com</text:p>
          </table:table-cell>
          <table:table-cell office:value-type="string">
            <text:p>7305 Jeffry Rue</text:p>
          </table:table-cell>
          <table:table-cell office:value-type="string">
            <text:p>Port Willisland</text:p>
          </table:table-cell>
          <table:table-cell office:value-type="string">
            <text:p>Colorado</text:p>
          </table:table-cell>
          <table:table-cell office:value-type="string">
            <text:p>30463</text:p>
          </table:table-cell>
          <table:table-cell office:value-type="string">
            <text:p>606553757</text:p>
          </table:table-cell>
          <table:table-cell office:value-type="string">
            <text:p>Books</text:p>
          </table:table-cell>
          <table:table-cell office:value-type="string">
            <text:p>Ward Inc</text:p>
          </table:table-cell>
          <table:table-cell office:value-type="float" office:value="44333.08869592592">
            <text:p>44333.08869592592</text:p>
          </table:table-cell>
          <table:table-cell office:value-type="string">
            <text:p>http://placeimg.com/640/480</text:p>
          </table:table-cell>
          <table:table-cell office:value-type="string">
            <text:p>Architecto amet labore laboriosam ad est sequi. Harum at magnam voluptate. Ipsam deserunt non hic eos cumque expedita velit. Mollitia neque ea fugit. Aut et fugit odit eos.</text:p>
          </table:table-cell>
          <table:table-cell office:value-type="boolean" office:boolean-value="false">
            <text:p>FALSE</text:p>
          </table:table-cell>
        </table:table-row>
        <table:table-row>
          <table:table-cell office:value-type="string">
            <text:p>Angela Terry V</text:p>
          </table:table-cell>
          <table:table-cell office:value-type="string">
            <text:p>739.777.7080</text:p>
          </table:table-cell>
          <table:table-cell office:value-type="string">
            <text:p>Norberto98@gmail.com</text:p>
          </table:table-cell>
          <table:table-cell office:value-type="string">
            <text:p>62545 Lowe Square</text:p>
          </table:table-cell>
          <table:table-cell office:value-type="string">
            <text:p>Waltontown</text:p>
          </table:table-cell>
          <table:table-cell office:value-type="string">
            <text:p>Vermont</text:p>
          </table:table-cell>
          <table:table-cell office:value-type="string">
            <text:p>40552-4943</text:p>
          </table:table-cell>
          <table:table-cell office:value-type="string">
            <text:p>001730887</text:p>
          </table:table-cell>
          <table:table-cell office:value-type="string">
            <text:p>Garden</text:p>
          </table:table-cell>
          <table:table-cell office:value-type="string">
            <text:p>Beahan, Waters and Haley</text:p>
          </table:table-cell>
          <table:table-cell office:value-type="float" office:value="44368.16301984954">
            <text:p>44368.16301984954</text:p>
          </table:table-cell>
          <table:table-cell office:value-type="string">
            <text:p>http://placeimg.com/640/480</text:p>
          </table:table-cell>
          <table:table-cell office:value-type="string">
            <text:p>Quis cupiditate porro iure pariatur vitae iusto accusantium harum. Nisi sapiente ex vel ratione aut. Qui vel accusantium voluptatum nulla placeat vitae.</text:p>
          </table:table-cell>
          <table:table-cell office:value-type="boolean" office:boolean-value="true">
            <text:p>TRUE</text:p>
          </table:table-cell>
        </table:table-row>
        <table:table-row>
          <table:table-cell office:value-type="string">
            <text:p>Gerard Roberts</text:p>
          </table:table-cell>
          <table:table-cell office:value-type="string">
            <text:p>729-396-0017 x072</text:p>
          </table:table-cell>
          <table:table-cell office:value-type="string">
            <text:p>Albin_Schiller73@hotmail.com</text:p>
          </table:table-cell>
          <table:table-cell office:value-type="string">
            <text:p>94983 Myriam Wall</text:p>
          </table:table-cell>
          <table:table-cell office:value-type="string">
            <text:p>Taraland</text:p>
          </table:table-cell>
          <table:table-cell office:value-type="string">
            <text:p>Massachusetts</text:p>
          </table:table-cell>
          <table:table-cell office:value-type="string">
            <text:p>70666-9683</text:p>
          </table:table-cell>
          <table:table-cell office:value-type="string">
            <text:p>771061899</text:p>
          </table:table-cell>
          <table:table-cell office:value-type="string">
            <text:p>Health</text:p>
          </table:table-cell>
          <table:table-cell office:value-type="string">
            <text:p>Ziemann, Schmidt and Rau</text:p>
          </table:table-cell>
          <table:table-cell office:value-type="float" office:value="44401.952387083336">
            <text:p>44401.952387083336</text:p>
          </table:table-cell>
          <table:table-cell office:value-type="string">
            <text:p>http://placeimg.com/640/480</text:p>
          </table:table-cell>
          <table:table-cell office:value-type="string">
            <text:p>Possimus quia cumque labore iusto ad nemo. Illo mollitia qui minus id asperiores culpa beatae aperiam doloremque. Debitis tenetur est quod nulla vero ut omnis. Occaecati voluptates qui veniam eum. Explicabo autem sed occaecati sunt.</text:p>
          </table:table-cell>
          <table:table-cell office:value-type="boolean" office:boolean-value="false">
            <text:p>FALSE</text:p>
          </table:table-cell>
        </table:table-row>
        <table:table-row>
          <table:table-cell office:value-type="string">
            <text:p>Gloria Medhurst</text:p>
          </table:table-cell>
          <table:table-cell office:value-type="string">
            <text:p>953-415-8756 x97277</text:p>
          </table:table-cell>
          <table:table-cell office:value-type="string">
            <text:p>Emery79@yahoo.com</text:p>
          </table:table-cell>
          <table:table-cell office:value-type="string">
            <text:p>359 Floy Fields</text:p>
          </table:table-cell>
          <table:table-cell office:value-type="string">
            <text:p>Dameontown</text:p>
          </table:table-cell>
          <table:table-cell office:value-type="string">
            <text:p>Rhode Island</text:p>
          </table:table-cell>
          <table:table-cell office:value-type="string">
            <text:p>42853-4318</text:p>
          </table:table-cell>
          <table:table-cell office:value-type="string">
            <text:p>405786314</text:p>
          </table:table-cell>
          <table:table-cell office:value-type="string">
            <text:p>Health</text:p>
          </table:table-cell>
          <table:table-cell office:value-type="string">
            <text:p>Gleason - Toy</text:p>
          </table:table-cell>
          <table:table-cell office:value-type="float" office:value="44427.422470578706">
            <text:p>44427.422470578706</text:p>
          </table:table-cell>
          <table:table-cell office:value-type="string">
            <text:p>http://placeimg.com/640/480</text:p>
          </table:table-cell>
          <table:table-cell office:value-type="string">
            <text:p>Quia voluptatem eius cum cumque ut sunt mollitia. Et sit recusandae nisi aliquam sit et. Illum dicta et corrupti qui nam minima velit officia expedita. Vero dolore libero minus sed quo iusto non. Eveniet ullam consequuntur maxime recusandae.</text:p>
          </table:table-cell>
          <table:table-cell office:value-type="boolean" office:boolean-value="true">
            <text:p>TRUE</text:p>
          </table:table-cell>
        </table:table-row>
        <table:table-row>
          <table:table-cell office:value-type="string">
            <text:p>Toby Goodwin</text:p>
          </table:table-cell>
          <table:table-cell office:value-type="string">
            <text:p>(299) 905-7472 x9994</text:p>
          </table:table-cell>
          <table:table-cell office:value-type="string">
            <text:p>Marcella_Rutherford@yahoo.com</text:p>
          </table:table-cell>
          <table:table-cell office:value-type="string">
            <text:p>05717 Olen Island</text:p>
          </table:table-cell>
          <table:table-cell office:value-type="string">
            <text:p>Idaho Falls</text:p>
          </table:table-cell>
          <table:table-cell office:value-type="string">
            <text:p>Illinois</text:p>
          </table:table-cell>
          <table:table-cell office:value-type="string">
            <text:p>72440-8939</text:p>
          </table:table-cell>
          <table:table-cell office:value-type="string">
            <text:p>581808006</text:p>
          </table:table-cell>
          <table:table-cell office:value-type="string">
            <text:p>Games</text:p>
          </table:table-cell>
          <table:table-cell office:value-type="string">
            <text:p>Robel and Sons</text:p>
          </table:table-cell>
          <table:table-cell office:value-type="float" office:value="44294.21632450231">
            <text:p>44294.21632450231</text:p>
          </table:table-cell>
          <table:table-cell office:value-type="string">
            <text:p>http://placeimg.com/640/480</text:p>
          </table:table-cell>
          <table:table-cell office:value-type="string">
            <text:p>Est quas et itaque. Doloremque eveniet dolor odit quia dolorum alias. Consequatur eum soluta totam numquam quo. Natus quo ut quae facere voluptatem voluptas. Eligendi ex nam rerum. Harum ratione iure consequatur in vel nihil eum maxime inventore.</text:p>
          </table:table-cell>
          <table:table-cell office:value-type="boolean" office:boolean-value="false">
            <text:p>FALSE</text:p>
          </table:table-cell>
        </table:table-row>
        <table:table-row>
          <table:table-cell office:value-type="string">
            <text:p>Jack Lehner</text:p>
          </table:table-cell>
          <table:table-cell office:value-type="string">
            <text:p>257-916-0876 x1020</text:p>
          </table:table-cell>
          <table:table-cell office:value-type="string">
            <text:p>Madonna17@yahoo.com</text:p>
          </table:table-cell>
          <table:table-cell office:value-type="string">
            <text:p>1772 Hessel Station</text:p>
          </table:table-cell>
          <table:table-cell office:value-type="string">
            <text:p>Bradton</text:p>
          </table:table-cell>
          <table:table-cell office:value-type="string">
            <text:p>Ohio</text:p>
          </table:table-cell>
          <table:table-cell office:value-type="string">
            <text:p>86231</text:p>
          </table:table-cell>
          <table:table-cell office:value-type="string">
            <text:p>212764367</text:p>
          </table:table-cell>
          <table:table-cell office:value-type="string">
            <text:p>Music</text:p>
          </table:table-cell>
          <table:table-cell office:value-type="string">
            <text:p>Koss, Mayer and Hammes</text:p>
          </table:table-cell>
          <table:table-cell office:value-type="float" office:value="44400.326574004626">
            <text:p>44400.326574004626</text:p>
          </table:table-cell>
          <table:table-cell office:value-type="string">
            <text:p>http://placeimg.com/640/480</text:p>
          </table:table-cell>
          <table:table-cell office:value-type="string">
            <text:p>Dolorem dignissimos nostrum ipsum sed accusantium vel deleniti. Temporibus dolores sint. Harum accusamus eos autem cupiditate sint possimus corporis corporis.</text:p>
          </table:table-cell>
          <table:table-cell office:value-type="boolean" office:boolean-value="true">
            <text:p>TRUE</text:p>
          </table:table-cell>
        </table:table-row>
        <table:table-row>
          <table:table-cell office:value-type="string">
            <text:p>Angelo Hammes</text:p>
          </table:table-cell>
          <table:table-cell office:value-type="string">
            <text:p>1-406-416-7931 x66615</text:p>
          </table:table-cell>
          <table:table-cell office:value-type="string">
            <text:p>Emely.Hauck69@gmail.com</text:p>
          </table:table-cell>
          <table:table-cell office:value-type="string">
            <text:p>7819 Mayer Trafficway</text:p>
          </table:table-cell>
          <table:table-cell office:value-type="string">
            <text:p>Quincy</text:p>
          </table:table-cell>
          <table:table-cell office:value-type="string">
            <text:p>Louisiana</text:p>
          </table:table-cell>
          <table:table-cell office:value-type="string">
            <text:p>46435-9067</text:p>
          </table:table-cell>
          <table:table-cell office:value-type="string">
            <text:p>499627191</text:p>
          </table:table-cell>
          <table:table-cell office:value-type="string">
            <text:p>Automotive</text:p>
          </table:table-cell>
          <table:table-cell office:value-type="string">
            <text:p>Gibson Group</text:p>
          </table:table-cell>
          <table:table-cell office:value-type="float" office:value="44560.517211875">
            <text:p>44560.517211875</text:p>
          </table:table-cell>
          <table:table-cell office:value-type="string">
            <text:p>http://placeimg.com/640/480</text:p>
          </table:table-cell>
          <table:table-cell office:value-type="string">
            <text:p>Vel reprehenderit inventore ex atque provident voluptatibus. Voluptates similique at corporis neque possimus occaecati et ad laboriosam. In eum hic eos porro eius eius sunt. Placeat ut blanditiis neque. Sunt nisi animi qui eum quam voluptate quia. Cupiditate molestias laborum doloribus.</text:p>
          </table:table-cell>
          <table:table-cell office:value-type="boolean" office:boolean-value="true">
            <text:p>TRUE</text:p>
          </table:table-cell>
        </table:table-row>
        <table:table-row>
          <table:table-cell office:value-type="string">
            <text:p>Tiffany Fadel</text:p>
          </table:table-cell>
          <table:table-cell office:value-type="string">
            <text:p>988.505.0537 x34971</text:p>
          </table:table-cell>
          <table:table-cell office:value-type="string">
            <text:p>Chauncey82@hotmail.com</text:p>
          </table:table-cell>
          <table:table-cell office:value-type="string">
            <text:p>4349 Zemlak Bypass</text:p>
          </table:table-cell>
          <table:table-cell office:value-type="string">
            <text:p>West Camilla</text:p>
          </table:table-cell>
          <table:table-cell office:value-type="string">
            <text:p>Colorado</text:p>
          </table:table-cell>
          <table:table-cell office:value-type="string">
            <text:p>55587</text:p>
          </table:table-cell>
          <table:table-cell office:value-type="string">
            <text:p>773592175</text:p>
          </table:table-cell>
          <table:table-cell office:value-type="string">
            <text:p>Toys</text:p>
          </table:table-cell>
          <table:table-cell office:value-type="string">
            <text:p>Skiles and Sons</text:p>
          </table:table-cell>
          <table:table-cell office:value-type="float" office:value="44529.659361956015">
            <text:p>44529.659361956015</text:p>
          </table:table-cell>
          <table:table-cell office:value-type="string">
            <text:p>http://placeimg.com/640/480</text:p>
          </table:table-cell>
          <table:table-cell office:value-type="string">
            <text:p>Rerum at aut hic sequi. Voluptate inventore iusto omnis. Aut quasi numquam sit. Sint perferendis dolore.</text:p>
          </table:table-cell>
          <table:table-cell office:value-type="boolean" office:boolean-value="true">
            <text:p>TRUE</text:p>
          </table:table-cell>
        </table:table-row>
        <table:table-row>
          <table:table-cell office:value-type="string">
            <text:p>Gustavo Stokes IV</text:p>
          </table:table-cell>
          <table:table-cell office:value-type="string">
            <text:p>875-224-6001 x94923</text:p>
          </table:table-cell>
          <table:table-cell office:value-type="string">
            <text:p>Hilton.Yost44@gmail.com</text:p>
          </table:table-cell>
          <table:table-cell office:value-type="string">
            <text:p>57109 Lakin Run</text:p>
          </table:table-cell>
          <table:table-cell office:value-type="string">
            <text:p>Fosterhaven</text:p>
          </table:table-cell>
          <table:table-cell office:value-type="string">
            <text:p>Delaware</text:p>
          </table:table-cell>
          <table:table-cell office:value-type="string">
            <text:p>67023-2318</text:p>
          </table:table-cell>
          <table:table-cell office:value-type="string">
            <text:p>401682920</text:p>
          </table:table-cell>
          <table:table-cell office:value-type="string">
            <text:p>Toys</text:p>
          </table:table-cell>
          <table:table-cell office:value-type="string">
            <text:p>Cruickshank LLC</text:p>
          </table:table-cell>
          <table:table-cell office:value-type="float" office:value="44569.34416320602">
            <text:p>44569.34416320602</text:p>
          </table:table-cell>
          <table:table-cell office:value-type="string">
            <text:p>http://placeimg.com/640/480</text:p>
          </table:table-cell>
          <table:table-cell office:value-type="string">
            <text:p>Doloribus voluptas aut nihil labore id. Est id iste. Magni et autem beatae numquam impedit et consequatur. Impedit error dolorum repellat nisi. Distinctio dolore placeat atque dolorem natus magni dolores voluptates at.</text:p>
          </table:table-cell>
          <table:table-cell office:value-type="boolean" office:boolean-value="false">
            <text:p>FALSE</text:p>
          </table:table-cell>
        </table:table-row>
        <table:table-row>
          <table:table-cell office:value-type="string">
            <text:p>Jo Little</text:p>
          </table:table-cell>
          <table:table-cell office:value-type="string">
            <text:p>751.602.5949 x96094</text:p>
          </table:table-cell>
          <table:table-cell office:value-type="string">
            <text:p>Domingo.Hauck90@yahoo.com</text:p>
          </table:table-cell>
          <table:table-cell office:value-type="string">
            <text:p>78495 Torrey Mission</text:p>
          </table:table-cell>
          <table:table-cell office:value-type="string">
            <text:p>Port Valliefort</text:p>
          </table:table-cell>
          <table:table-cell office:value-type="string">
            <text:p>Washington</text:p>
          </table:table-cell>
          <table:table-cell office:value-type="string">
            <text:p>10884</text:p>
          </table:table-cell>
          <table:table-cell office:value-type="string">
            <text:p>302363827</text:p>
          </table:table-cell>
          <table:table-cell office:value-type="string">
            <text:p>Toys</text:p>
          </table:table-cell>
          <table:table-cell office:value-type="string">
            <text:p>Flatley - Gislason</text:p>
          </table:table-cell>
          <table:table-cell office:value-type="float" office:value="44240.064591898146">
            <text:p>44240.064591898146</text:p>
          </table:table-cell>
          <table:table-cell office:value-type="string">
            <text:p>http://placeimg.com/640/480</text:p>
          </table:table-cell>
          <table:table-cell office:value-type="string">
            <text:p>Eos porro quos nam. Exercitationem ea aspernatur consequatur qui facilis sit omnis maiores qui. Nobis iste minus.</text:p>
          </table:table-cell>
          <table:table-cell office:value-type="boolean" office:boolean-value="true">
            <text:p>TRUE</text:p>
          </table:table-cell>
        </table:table-row>
        <table:table-row>
          <table:table-cell office:value-type="string">
            <text:p>Jamie Hammes</text:p>
          </table:table-cell>
          <table:table-cell office:value-type="string">
            <text:p>879.510.7944 x775</text:p>
          </table:table-cell>
          <table:table-cell office:value-type="string">
            <text:p>Osvaldo_Ratke@hotmail.com</text:p>
          </table:table-cell>
          <table:table-cell office:value-type="string">
            <text:p>13654 Hamill Divide</text:p>
          </table:table-cell>
          <table:table-cell office:value-type="string">
            <text:p>Eliland</text:p>
          </table:table-cell>
          <table:table-cell office:value-type="string">
            <text:p>Wisconsin</text:p>
          </table:table-cell>
          <table:table-cell office:value-type="string">
            <text:p>52374-3437</text:p>
          </table:table-cell>
          <table:table-cell office:value-type="string">
            <text:p>682143819</text:p>
          </table:table-cell>
          <table:table-cell office:value-type="string">
            <text:p>Baby</text:p>
          </table:table-cell>
          <table:table-cell office:value-type="string">
            <text:p>Ziemann, Hudson and Mueller</text:p>
          </table:table-cell>
          <table:table-cell office:value-type="float" office:value="44490.12485388889">
            <text:p>44490.12485388889</text:p>
          </table:table-cell>
          <table:table-cell office:value-type="string">
            <text:p>http://placeimg.com/640/480</text:p>
          </table:table-cell>
          <table:table-cell office:value-type="string">
            <text:p>Architecto voluptatem rerum quos est dolore. Ad necessitatibus ipsam accusantium cupiditate qui dolores necessitatibus. Repellendus qui voluptatibus enim quidem. Asperiores non nisi itaque dicta. Deserunt quo quia consectetur.</text:p>
          </table:table-cell>
          <table:table-cell office:value-type="boolean" office:boolean-value="false">
            <text:p>FALSE</text:p>
          </table:table-cell>
        </table:table-row>
        <table:table-row>
          <table:table-cell office:value-type="string">
            <text:p>Wilma Gleichner</text:p>
          </table:table-cell>
          <table:table-cell office:value-type="string">
            <text:p>1-370-847-3953 x6130</text:p>
          </table:table-cell>
          <table:table-cell office:value-type="string">
            <text:p>Lolita_Lubowitz91@gmail.com</text:p>
          </table:table-cell>
          <table:table-cell office:value-type="string">
            <text:p>944 Kerluke Summit</text:p>
          </table:table-cell>
          <table:table-cell office:value-type="string">
            <text:p>Eldridgeborough</text:p>
          </table:table-cell>
          <table:table-cell office:value-type="string">
            <text:p>Missouri</text:p>
          </table:table-cell>
          <table:table-cell office:value-type="string">
            <text:p>34765</text:p>
          </table:table-cell>
          <table:table-cell office:value-type="string">
            <text:p>337597820</text:p>
          </table:table-cell>
          <table:table-cell office:value-type="string">
            <text:p>Garden</text:p>
          </table:table-cell>
          <table:table-cell office:value-type="string">
            <text:p>Mayer - Ritchie</text:p>
          </table:table-cell>
          <table:table-cell office:value-type="float" office:value="44215.950786875">
            <text:p>44215.950786875</text:p>
          </table:table-cell>
          <table:table-cell office:value-type="string">
            <text:p>http://placeimg.com/640/480</text:p>
          </table:table-cell>
          <table:table-cell office:value-type="string">
            <text:p>Possimus quo tempora dolorum vitae qui. Tenetur nesciunt et eos sequi. Neque optio aut et sapiente. Et dolorum rerum aut cum exercitationem modi aut aliquid. Culpa numquam soluta optio voluptatibus. Vero dolores et facilis explicabo amet.</text:p>
          </table:table-cell>
          <table:table-cell office:value-type="boolean" office:boolean-value="true">
            <text:p>TRUE</text:p>
          </table:table-cell>
        </table:table-row>
        <table:table-row>
          <table:table-cell office:value-type="string">
            <text:p>Adrienne Moen</text:p>
          </table:table-cell>
          <table:table-cell office:value-type="string">
            <text:p>467-346-1811 x1217</text:p>
          </table:table-cell>
          <table:table-cell office:value-type="string">
            <text:p>Ara.Mayert@gmail.com</text:p>
          </table:table-cell>
          <table:table-cell office:value-type="string">
            <text:p>091 Wunsch Expressway</text:p>
          </table:table-cell>
          <table:table-cell office:value-type="string">
            <text:p>Port Jaylon</text:p>
          </table:table-cell>
          <table:table-cell office:value-type="string">
            <text:p>Hawaii</text:p>
          </table:table-cell>
          <table:table-cell office:value-type="string">
            <text:p>71745-7016</text:p>
          </table:table-cell>
          <table:table-cell office:value-type="string">
            <text:p>294112830</text:p>
          </table:table-cell>
          <table:table-cell office:value-type="string">
            <text:p>Home</text:p>
          </table:table-cell>
          <table:table-cell office:value-type="string">
            <text:p>Kris, Schneider and Klocko</text:p>
          </table:table-cell>
          <table:table-cell office:value-type="float" office:value="44265.68093332176">
            <text:p>44265.68093332176</text:p>
          </table:table-cell>
          <table:table-cell office:value-type="string">
            <text:p>http://placeimg.com/640/480</text:p>
          </table:table-cell>
          <table:table-cell office:value-type="string">
            <text:p>Odit vel qui velit autem. Harum dolore error. Temporibus sint qui dolorem et occaecati et magni blanditiis vitae. Quod quo adipisci officiis in. Quo consequatur non vero dolor quo aliquid sed. Accusantium reiciendis doloribus optio et ab vel accusamus.</text:p>
          </table:table-cell>
          <table:table-cell office:value-type="boolean" office:boolean-value="false">
            <text:p>FALSE</text:p>
          </table:table-cell>
        </table:table-row>
        <table:table-row>
          <table:table-cell office:value-type="string">
            <text:p>Caroline Tromp</text:p>
          </table:table-cell>
          <table:table-cell office:value-type="string">
            <text:p>957.291.1115 x7106</text:p>
          </table:table-cell>
          <table:table-cell office:value-type="string">
            <text:p>Mozell_Cartwright@hotmail.com</text:p>
          </table:table-cell>
          <table:table-cell office:value-type="string">
            <text:p>0289 Cyril Plains</text:p>
          </table:table-cell>
          <table:table-cell office:value-type="string">
            <text:p>Lemkeshire</text:p>
          </table:table-cell>
          <table:table-cell office:value-type="string">
            <text:p>Indiana</text:p>
          </table:table-cell>
          <table:table-cell office:value-type="string">
            <text:p>30928</text:p>
          </table:table-cell>
          <table:table-cell office:value-type="string">
            <text:p>240372954</text:p>
          </table:table-cell>
          <table:table-cell office:value-type="string">
            <text:p>Clothing</text:p>
          </table:table-cell>
          <table:table-cell office:value-type="string">
            <text:p>Rath - Kilback</text:p>
          </table:table-cell>
          <table:table-cell office:value-type="float" office:value="44229.259872511575">
            <text:p>44229.259872511575</text:p>
          </table:table-cell>
          <table:table-cell office:value-type="string">
            <text:p>http://placeimg.com/640/480</text:p>
          </table:table-cell>
          <table:table-cell office:value-type="string">
            <text:p>Maiores autem explicabo iure mollitia tempore. Doloremque deserunt optio sapiente rerum molestiae eligendi officiis. In earum ratione. Sit voluptas perspiciatis minus quos.</text:p>
          </table:table-cell>
          <table:table-cell office:value-type="boolean" office:boolean-value="false">
            <text:p>FALSE</text:p>
          </table:table-cell>
        </table:table-row>
        <table:table-row>
          <table:table-cell office:value-type="string">
            <text:p>Ruth Wisozk</text:p>
          </table:table-cell>
          <table:table-cell office:value-type="string">
            <text:p>(525) 356-8653 x813</text:p>
          </table:table-cell>
          <table:table-cell office:value-type="string">
            <text:p>Aaron_McDermott94@hotmail.com</text:p>
          </table:table-cell>
          <table:table-cell office:value-type="string">
            <text:p>7543 Alysha Mission</text:p>
          </table:table-cell>
          <table:table-cell office:value-type="string">
            <text:p>Lindtown</text:p>
          </table:table-cell>
          <table:table-cell office:value-type="string">
            <text:p>Nebraska</text:p>
          </table:table-cell>
          <table:table-cell office:value-type="string">
            <text:p>47565-1512</text:p>
          </table:table-cell>
          <table:table-cell office:value-type="string">
            <text:p>250275038</text:p>
          </table:table-cell>
          <table:table-cell office:value-type="string">
            <text:p>Books</text:p>
          </table:table-cell>
          <table:table-cell office:value-type="string">
            <text:p>Klocko, Fritsch and Waters</text:p>
          </table:table-cell>
          <table:table-cell office:value-type="float" office:value="44366.332515856484">
            <text:p>44366.332515856484</text:p>
          </table:table-cell>
          <table:table-cell office:value-type="string">
            <text:p>http://placeimg.com/640/480</text:p>
          </table:table-cell>
          <table:table-cell office:value-type="string">
            <text:p>Doloremque ut assumenda sit nulla aut tempora et ullam voluptate. Cupiditate eos non dolor accusantium recusandae voluptate consequatur. Quaerat at consequuntur voluptatum omnis dolor. Praesentium quasi ab mollitia id sit qui. Harum esse inventore consequatur maxime ut. Neque veritatis ut cupiditate esse.</text:p>
          </table:table-cell>
          <table:table-cell office:value-type="boolean" office:boolean-value="false">
            <text:p>FALSE</text:p>
          </table:table-cell>
        </table:table-row>
        <table:table-row>
          <table:table-cell office:value-type="string">
            <text:p>Amanda Gerlach</text:p>
          </table:table-cell>
          <table:table-cell office:value-type="string">
            <text:p>385.500.5389 x4348</text:p>
          </table:table-cell>
          <table:table-cell office:value-type="string">
            <text:p>Marianne_Breitenberg43@yahoo.com</text:p>
          </table:table-cell>
          <table:table-cell office:value-type="string">
            <text:p>8163 London Vista</text:p>
          </table:table-cell>
          <table:table-cell office:value-type="string">
            <text:p>Metztown</text:p>
          </table:table-cell>
          <table:table-cell office:value-type="string">
            <text:p>Wisconsin</text:p>
          </table:table-cell>
          <table:table-cell office:value-type="string">
            <text:p>82477-2368</text:p>
          </table:table-cell>
          <table:table-cell office:value-type="string">
            <text:p>197967768</text:p>
          </table:table-cell>
          <table:table-cell office:value-type="string">
            <text:p>Toys</text:p>
          </table:table-cell>
          <table:table-cell office:value-type="string">
            <text:p>Heller - Collins</text:p>
          </table:table-cell>
          <table:table-cell office:value-type="float" office:value="44452.754340671294">
            <text:p>44452.754340671294</text:p>
          </table:table-cell>
          <table:table-cell office:value-type="string">
            <text:p>http://placeimg.com/640/480</text:p>
          </table:table-cell>
          <table:table-cell office:value-type="string">
            <text:p>Aperiam et nostrum ea. Dolorum exercitationem eos et est eius libero rerum. Eos ipsum corporis quia.</text:p>
          </table:table-cell>
          <table:table-cell office:value-type="boolean" office:boolean-value="true">
            <text:p>TRUE</text:p>
          </table:table-cell>
        </table:table-row>
        <table:table-row>
          <table:table-cell office:value-type="string">
            <text:p>Moses Herzog</text:p>
          </table:table-cell>
          <table:table-cell office:value-type="string">
            <text:p>365-338-3235</text:p>
          </table:table-cell>
          <table:table-cell office:value-type="string">
            <text:p>Veda.Jast54@gmail.com</text:p>
          </table:table-cell>
          <table:table-cell office:value-type="string">
            <text:p>843 Kunde Parkway</text:p>
          </table:table-cell>
          <table:table-cell office:value-type="string">
            <text:p>West Junefort</text:p>
          </table:table-cell>
          <table:table-cell office:value-type="string">
            <text:p>Mississippi</text:p>
          </table:table-cell>
          <table:table-cell office:value-type="string">
            <text:p>53345-1329</text:p>
          </table:table-cell>
          <table:table-cell office:value-type="string">
            <text:p>190350424</text:p>
          </table:table-cell>
          <table:table-cell office:value-type="string">
            <text:p>Kids</text:p>
          </table:table-cell>
          <table:table-cell office:value-type="string">
            <text:p>Mitchell, Schumm and Schmidt</text:p>
          </table:table-cell>
          <table:table-cell office:value-type="float" office:value="44268.06724578704">
            <text:p>44268.06724578704</text:p>
          </table:table-cell>
          <table:table-cell office:value-type="string">
            <text:p>http://placeimg.com/640/480</text:p>
          </table:table-cell>
          <table:table-cell office:value-type="string">
            <text:p>Quibusdam autem rerum laudantium beatae. Laudantium suscipit nam. Quasi vel voluptatum odio. Atque nihil sit dicta ipsum. Consequatur rem et a quibusdam.</text:p>
          </table:table-cell>
          <table:table-cell office:value-type="boolean" office:boolean-value="false">
            <text:p>FALSE</text:p>
          </table:table-cell>
        </table:table-row>
        <table:table-row>
          <table:table-cell office:value-type="string">
            <text:p>Wilson Prosacco</text:p>
          </table:table-cell>
          <table:table-cell office:value-type="string">
            <text:p>1-737-572-4406</text:p>
          </table:table-cell>
          <table:table-cell office:value-type="string">
            <text:p>Trent.Hills@hotmail.com</text:p>
          </table:table-cell>
          <table:table-cell office:value-type="string">
            <text:p>81715 Boehm Square</text:p>
          </table:table-cell>
          <table:table-cell office:value-type="string">
            <text:p>West Dallas</text:p>
          </table:table-cell>
          <table:table-cell office:value-type="string">
            <text:p>Pennsylvania</text:p>
          </table:table-cell>
          <table:table-cell office:value-type="string">
            <text:p>15679-8487</text:p>
          </table:table-cell>
          <table:table-cell office:value-type="string">
            <text:p>927315027</text:p>
          </table:table-cell>
          <table:table-cell office:value-type="string">
            <text:p>Shoes</text:p>
          </table:table-cell>
          <table:table-cell office:value-type="string">
            <text:p>Dibbert Group</text:p>
          </table:table-cell>
          <table:table-cell office:value-type="float" office:value="44333.38494895833">
            <text:p>44333.38494895833</text:p>
          </table:table-cell>
          <table:table-cell office:value-type="string">
            <text:p>http://placeimg.com/640/480</text:p>
          </table:table-cell>
          <table:table-cell office:value-type="string">
            <text:p>Vel qui est sapiente porro exercitationem eligendi vitae id ipsa. Nostrum aliquid qui sapiente est error velit velit deleniti. Eum non aperiam corrupti quo maiores deserunt quidem corrupti. Hic qui molestiae mollitia sint placeat. Ut repellat temporibus est harum nihil ut voluptas dolorem eos.</text:p>
          </table:table-cell>
          <table:table-cell office:value-type="boolean" office:boolean-value="true">
            <text:p>TRUE</text:p>
          </table:table-cell>
        </table:table-row>
        <table:table-row>
          <table:table-cell office:value-type="string">
            <text:p>Geoffrey Crooks</text:p>
          </table:table-cell>
          <table:table-cell office:value-type="string">
            <text:p>1-202-712-3761</text:p>
          </table:table-cell>
          <table:table-cell office:value-type="string">
            <text:p>Danny.Feil@hotmail.com</text:p>
          </table:table-cell>
          <table:table-cell office:value-type="string">
            <text:p>3875 Gerda Trace</text:p>
          </table:table-cell>
          <table:table-cell office:value-type="string">
            <text:p>Murielberg</text:p>
          </table:table-cell>
          <table:table-cell office:value-type="string">
            <text:p>Kansas</text:p>
          </table:table-cell>
          <table:table-cell office:value-type="string">
            <text:p>93357</text:p>
          </table:table-cell>
          <table:table-cell office:value-type="string">
            <text:p>731498677</text:p>
          </table:table-cell>
          <table:table-cell office:value-type="string">
            <text:p>Tools</text:p>
          </table:table-cell>
          <table:table-cell office:value-type="string">
            <text:p>Goldner - Murray</text:p>
          </table:table-cell>
          <table:table-cell office:value-type="float" office:value="44410.89351810185">
            <text:p>44410.89351810185</text:p>
          </table:table-cell>
          <table:table-cell office:value-type="string">
            <text:p>http://placeimg.com/640/480</text:p>
          </table:table-cell>
          <table:table-cell office:value-type="string">
            <text:p>Tenetur veritatis aut possimus animi. Quisquam quidem non sit. Placeat id eaque qui perferendis corrupti eaque dolorum. Ipsam maxime aut.</text:p>
          </table:table-cell>
          <table:table-cell office:value-type="boolean" office:boolean-value="false">
            <text:p>FALSE</text:p>
          </table:table-cell>
        </table:table-row>
        <table:table-row>
          <table:table-cell office:value-type="string">
            <text:p>Herman Mitchell</text:p>
          </table:table-cell>
          <table:table-cell office:value-type="string">
            <text:p>654-924-7231</text:p>
          </table:table-cell>
          <table:table-cell office:value-type="string">
            <text:p>Darien_Kuvalis91@gmail.com</text:p>
          </table:table-cell>
          <table:table-cell office:value-type="string">
            <text:p>6595 Connelly Stream</text:p>
          </table:table-cell>
          <table:table-cell office:value-type="string">
            <text:p>New Warrenview</text:p>
          </table:table-cell>
          <table:table-cell office:value-type="string">
            <text:p>Louisiana</text:p>
          </table:table-cell>
          <table:table-cell office:value-type="string">
            <text:p>13538-1764</text:p>
          </table:table-cell>
          <table:table-cell office:value-type="string">
            <text:p>152927183</text:p>
          </table:table-cell>
          <table:table-cell office:value-type="string">
            <text:p>Garden</text:p>
          </table:table-cell>
          <table:table-cell office:value-type="string">
            <text:p>Reynolds and Sons</text:p>
          </table:table-cell>
          <table:table-cell office:value-type="float" office:value="44215.93578166667">
            <text:p>44215.93578166667</text:p>
          </table:table-cell>
          <table:table-cell office:value-type="string">
            <text:p>http://placeimg.com/640/480</text:p>
          </table:table-cell>
          <table:table-cell office:value-type="string">
            <text:p>Voluptatibus eveniet dignissimos voluptas perferendis quod aut autem adipisci. Molestias deserunt consequuntur et id praesentium. Reiciendis facere id. Omnis voluptatem sed asperiores facilis ut error. Est nesciunt consequuntur perspiciatis.</text:p>
          </table:table-cell>
          <table:table-cell office:value-type="boolean" office:boolean-value="false">
            <text:p>FALSE</text:p>
          </table:table-cell>
        </table:table-row>
        <table:table-row>
          <table:table-cell office:value-type="string">
            <text:p>Cristina Gutkowski</text:p>
          </table:table-cell>
          <table:table-cell office:value-type="string">
            <text:p>226-237-7011</text:p>
          </table:table-cell>
          <table:table-cell office:value-type="string">
            <text:p>Ruth_Doyle45@yahoo.com</text:p>
          </table:table-cell>
          <table:table-cell office:value-type="string">
            <text:p>757 Rice Pass</text:p>
          </table:table-cell>
          <table:table-cell office:value-type="string">
            <text:p>McCulloughton</text:p>
          </table:table-cell>
          <table:table-cell office:value-type="string">
            <text:p>Massachusetts</text:p>
          </table:table-cell>
          <table:table-cell office:value-type="string">
            <text:p>97950</text:p>
          </table:table-cell>
          <table:table-cell office:value-type="string">
            <text:p>966972670</text:p>
          </table:table-cell>
          <table:table-cell office:value-type="string">
            <text:p>Jewelery</text:p>
          </table:table-cell>
          <table:table-cell office:value-type="string">
            <text:p>Nader, Gislason and Towne</text:p>
          </table:table-cell>
          <table:table-cell office:value-type="float" office:value="44376.95385701389">
            <text:p>44376.95385701389</text:p>
          </table:table-cell>
          <table:table-cell office:value-type="string">
            <text:p>http://placeimg.com/640/480</text:p>
          </table:table-cell>
          <table:table-cell office:value-type="string">
            <text:p>Amet eos molestiae omnis et. Est sequi quia minima quas nam numquam aliquid rerum. Facilis qui autem. Sit facere quae. Iste accusantium velit culpa ut. Nihil ea ut repudiandae ducimus debitis.</text:p>
          </table:table-cell>
          <table:table-cell office:value-type="boolean" office:boolean-value="true">
            <text:p>TRUE</text:p>
          </table:table-cell>
        </table:table-row>
        <table:table-row>
          <table:table-cell office:value-type="string">
            <text:p>Chester Murray MD</text:p>
          </table:table-cell>
          <table:table-cell office:value-type="string">
            <text:p>1-610-514-6291 x4875</text:p>
          </table:table-cell>
          <table:table-cell office:value-type="string">
            <text:p>Tony74@gmail.com</text:p>
          </table:table-cell>
          <table:table-cell office:value-type="string">
            <text:p>814 Alexys Center</text:p>
          </table:table-cell>
          <table:table-cell office:value-type="string">
            <text:p>Kundechester</text:p>
          </table:table-cell>
          <table:table-cell office:value-type="string">
            <text:p>Hawaii</text:p>
          </table:table-cell>
          <table:table-cell office:value-type="string">
            <text:p>17005</text:p>
          </table:table-cell>
          <table:table-cell office:value-type="string">
            <text:p>395285462</text:p>
          </table:table-cell>
          <table:table-cell office:value-type="string">
            <text:p>Outdoors</text:p>
          </table:table-cell>
          <table:table-cell office:value-type="string">
            <text:p>Crona, Stoltenberg and Daugherty</text:p>
          </table:table-cell>
          <table:table-cell office:value-type="float" office:value="44352.784287222225">
            <text:p>44352.784287222225</text:p>
          </table:table-cell>
          <table:table-cell office:value-type="string">
            <text:p>http://placeimg.com/640/480</text:p>
          </table:table-cell>
          <table:table-cell office:value-type="string">
            <text:p>Accusantium neque illo ut omnis ut sint aperiam dolores. Ea numquam numquam. Et minima impedit voluptates mollitia dolores.</text:p>
          </table:table-cell>
          <table:table-cell office:value-type="boolean" office:boolean-value="true">
            <text:p>TRUE</text:p>
          </table:table-cell>
        </table:table-row>
        <table:table-row>
          <table:table-cell office:value-type="string">
            <text:p>Dr. Anita Schamberger</text:p>
          </table:table-cell>
          <table:table-cell office:value-type="string">
            <text:p>1-549-830-2011 x238</text:p>
          </table:table-cell>
          <table:table-cell office:value-type="string">
            <text:p>Isabel36@hotmail.com</text:p>
          </table:table-cell>
          <table:table-cell office:value-type="string">
            <text:p>53185 Koss Union</text:p>
          </table:table-cell>
          <table:table-cell office:value-type="string">
            <text:p>West Madonna</text:p>
          </table:table-cell>
          <table:table-cell office:value-type="string">
            <text:p>Alaska</text:p>
          </table:table-cell>
          <table:table-cell office:value-type="string">
            <text:p>94433</text:p>
          </table:table-cell>
          <table:table-cell office:value-type="string">
            <text:p>270165348</text:p>
          </table:table-cell>
          <table:table-cell office:value-type="string">
            <text:p>Garden</text:p>
          </table:table-cell>
          <table:table-cell office:value-type="string">
            <text:p>Howe LLC</text:p>
          </table:table-cell>
          <table:table-cell office:value-type="float" office:value="44533.56789871528">
            <text:p>44533.56789871528</text:p>
          </table:table-cell>
          <table:table-cell office:value-type="string">
            <text:p>http://placeimg.com/640/480</text:p>
          </table:table-cell>
          <table:table-cell office:value-type="string">
            <text:p>Maiores iusto aut voluptas vitae. Unde quos facere non nam itaque rem. Qui commodi modi modi odit esse ea aliquam et. Modi quo quis illo est.</text:p>
          </table:table-cell>
          <table:table-cell office:value-type="boolean" office:boolean-value="false">
            <text:p>FALSE</text:p>
          </table:table-cell>
        </table:table-row>
        <table:table-row>
          <table:table-cell office:value-type="string">
            <text:p>Ms. Sam Larkin</text:p>
          </table:table-cell>
          <table:table-cell office:value-type="string">
            <text:p>1-779-678-9606 x141</text:p>
          </table:table-cell>
          <table:table-cell office:value-type="string">
            <text:p>Charlene.West@yahoo.com</text:p>
          </table:table-cell>
          <table:table-cell office:value-type="string">
            <text:p>7277 Duane Avenue</text:p>
          </table:table-cell>
          <table:table-cell office:value-type="string">
            <text:p>South Antonettamouth</text:p>
          </table:table-cell>
          <table:table-cell office:value-type="string">
            <text:p>Nevada</text:p>
          </table:table-cell>
          <table:table-cell office:value-type="string">
            <text:p>96146</text:p>
          </table:table-cell>
          <table:table-cell office:value-type="string">
            <text:p>230152003</text:p>
          </table:table-cell>
          <table:table-cell office:value-type="string">
            <text:p>Grocery</text:p>
          </table:table-cell>
          <table:table-cell office:value-type="string">
            <text:p>Stoltenberg - Bernier</text:p>
          </table:table-cell>
          <table:table-cell office:value-type="float" office:value="44214.46593846065">
            <text:p>44214.46593846065</text:p>
          </table:table-cell>
          <table:table-cell office:value-type="string">
            <text:p>http://placeimg.com/640/480</text:p>
          </table:table-cell>
          <table:table-cell office:value-type="string">
            <text:p>Nobis sed odio quo. Eum modi explicabo vero. Aut qui ducimus sint doloremque ea esse error consequatur aut.</text:p>
          </table:table-cell>
          <table:table-cell office:value-type="boolean" office:boolean-value="false">
            <text:p>FALSE</text:p>
          </table:table-cell>
        </table:table-row>
        <table:table-row>
          <table:table-cell office:value-type="string">
            <text:p>Earnest Bashirian</text:p>
          </table:table-cell>
          <table:table-cell office:value-type="string">
            <text:p>(624) 278-1404 x223</text:p>
          </table:table-cell>
          <table:table-cell office:value-type="string">
            <text:p>Brycen.Stoltenberg60@hotmail.com</text:p>
          </table:table-cell>
          <table:table-cell office:value-type="string">
            <text:p>5288 Mozelle Expressway</text:p>
          </table:table-cell>
          <table:table-cell office:value-type="string">
            <text:p>Reingershire</text:p>
          </table:table-cell>
          <table:table-cell office:value-type="string">
            <text:p>Wisconsin</text:p>
          </table:table-cell>
          <table:table-cell office:value-type="string">
            <text:p>30310-3876</text:p>
          </table:table-cell>
          <table:table-cell office:value-type="string">
            <text:p>601096866</text:p>
          </table:table-cell>
          <table:table-cell office:value-type="string">
            <text:p>Electronics</text:p>
          </table:table-cell>
          <table:table-cell office:value-type="string">
            <text:p>Reilly, Goldner and Kovacek</text:p>
          </table:table-cell>
          <table:table-cell office:value-type="float" office:value="44479.32945326389">
            <text:p>44479.32945326389</text:p>
          </table:table-cell>
          <table:table-cell office:value-type="string">
            <text:p>http://placeimg.com/640/480</text:p>
          </table:table-cell>
          <table:table-cell office:value-type="string">
            <text:p>Ex et sed laudantium in amet aut qui quas inventore. Et maxime iusto rerum et dolorem. Consequatur nihil sed sit inventore voluptatem placeat.</text:p>
          </table:table-cell>
          <table:table-cell office:value-type="boolean" office:boolean-value="true">
            <text:p>TRUE</text:p>
          </table:table-cell>
        </table:table-row>
        <table:table-row>
          <table:table-cell office:value-type="string">
            <text:p>Miguel Thiel</text:p>
          </table:table-cell>
          <table:table-cell office:value-type="string">
            <text:p>1-375-754-2895</text:p>
          </table:table-cell>
          <table:table-cell office:value-type="string">
            <text:p>Tom.Quitzon89@yahoo.com</text:p>
          </table:table-cell>
          <table:table-cell office:value-type="string">
            <text:p>2359 Upton Springs</text:p>
          </table:table-cell>
          <table:table-cell office:value-type="string">
            <text:p>Port Julianne</text:p>
          </table:table-cell>
          <table:table-cell office:value-type="string">
            <text:p>New Jersey</text:p>
          </table:table-cell>
          <table:table-cell office:value-type="string">
            <text:p>11960</text:p>
          </table:table-cell>
          <table:table-cell office:value-type="string">
            <text:p>724115860</text:p>
          </table:table-cell>
          <table:table-cell office:value-type="string">
            <text:p>Jewelery</text:p>
          </table:table-cell>
          <table:table-cell office:value-type="string">
            <text:p>Bernhard, Hackett and Skiles</text:p>
          </table:table-cell>
          <table:table-cell office:value-type="float" office:value="44523.34426646991">
            <text:p>44523.34426646991</text:p>
          </table:table-cell>
          <table:table-cell office:value-type="string">
            <text:p>http://placeimg.com/640/480</text:p>
          </table:table-cell>
          <table:table-cell office:value-type="string">
            <text:p>Optio sapiente tenetur. Odio ipsa quis magni rem. Perspiciatis culpa qui minima ab mollitia iste. Eligendi ab aut qui quia est. Quaerat doloribus aspernatur autem aspernatur placeat eum. Doloremque dolorum minus doloremque exercitationem.</text:p>
          </table:table-cell>
          <table:table-cell office:value-type="boolean" office:boolean-value="true">
            <text:p>TRUE</text:p>
          </table:table-cell>
        </table:table-row>
        <table:table-row>
          <table:table-cell office:value-type="string">
            <text:p>Ron O'Keefe</text:p>
          </table:table-cell>
          <table:table-cell office:value-type="string">
            <text:p>1-382-230-1740 x658</text:p>
          </table:table-cell>
          <table:table-cell office:value-type="string">
            <text:p>Jensen_Schinner17@gmail.com</text:p>
          </table:table-cell>
          <table:table-cell office:value-type="string">
            <text:p>96899 Edison Curve</text:p>
          </table:table-cell>
          <table:table-cell office:value-type="string">
            <text:p>Maggiohaven</text:p>
          </table:table-cell>
          <table:table-cell office:value-type="string">
            <text:p>Hawaii</text:p>
          </table:table-cell>
          <table:table-cell office:value-type="string">
            <text:p>75682</text:p>
          </table:table-cell>
          <table:table-cell office:value-type="string">
            <text:p>162320369</text:p>
          </table:table-cell>
          <table:table-cell office:value-type="string">
            <text:p>Movies</text:p>
          </table:table-cell>
          <table:table-cell office:value-type="string">
            <text:p>Terry LLC</text:p>
          </table:table-cell>
          <table:table-cell office:value-type="float" office:value="44237.9265228125">
            <text:p>44237.9265228125</text:p>
          </table:table-cell>
          <table:table-cell office:value-type="string">
            <text:p>http://placeimg.com/640/480</text:p>
          </table:table-cell>
          <table:table-cell office:value-type="string">
            <text:p>Incidunt quo exercitationem sint. Suscipit pariatur atque a commodi. Reprehenderit in dolorem et.</text:p>
          </table:table-cell>
          <table:table-cell office:value-type="boolean" office:boolean-value="true">
            <text:p>TRUE</text:p>
          </table:table-cell>
        </table:table-row>
        <table:table-row>
          <table:table-cell office:value-type="string">
            <text:p>Marvin Haag</text:p>
          </table:table-cell>
          <table:table-cell office:value-type="string">
            <text:p>706.810.5123 x44945</text:p>
          </table:table-cell>
          <table:table-cell office:value-type="string">
            <text:p>Myrtle.Cole37@gmail.com</text:p>
          </table:table-cell>
          <table:table-cell office:value-type="string">
            <text:p>6864 Retha Radial</text:p>
          </table:table-cell>
          <table:table-cell office:value-type="string">
            <text:p>New Elna</text:p>
          </table:table-cell>
          <table:table-cell office:value-type="string">
            <text:p>New Mexico</text:p>
          </table:table-cell>
          <table:table-cell office:value-type="string">
            <text:p>10568-6838</text:p>
          </table:table-cell>
          <table:table-cell office:value-type="string">
            <text:p>170429456</text:p>
          </table:table-cell>
          <table:table-cell office:value-type="string">
            <text:p>Electronics</text:p>
          </table:table-cell>
          <table:table-cell office:value-type="string">
            <text:p>Goodwin Group</text:p>
          </table:table-cell>
          <table:table-cell office:value-type="float" office:value="44270.563808217594">
            <text:p>44270.563808217594</text:p>
          </table:table-cell>
          <table:table-cell office:value-type="string">
            <text:p>http://placeimg.com/640/480</text:p>
          </table:table-cell>
          <table:table-cell office:value-type="string">
            <text:p>Quas numquam blanditiis voluptatem et doloremque ex vel quos magnam. Nostrum recusandae earum atque beatae qui est nihil voluptas laudantium. Id asperiores et est tempora libero. Consequatur non aut.</text:p>
          </table:table-cell>
          <table:table-cell office:value-type="boolean" office:boolean-value="false">
            <text:p>FALSE</text:p>
          </table:table-cell>
        </table:table-row>
        <table:table-row>
          <table:table-cell office:value-type="string">
            <text:p>Louise Kertzmann PhD</text:p>
          </table:table-cell>
          <table:table-cell office:value-type="string">
            <text:p>(714) 555-7713 x086</text:p>
          </table:table-cell>
          <table:table-cell office:value-type="string">
            <text:p>Mohammed41@gmail.com</text:p>
          </table:table-cell>
          <table:table-cell office:value-type="string">
            <text:p>674 Russell Meadow</text:p>
          </table:table-cell>
          <table:table-cell office:value-type="string">
            <text:p>Schimmelbury</text:p>
          </table:table-cell>
          <table:table-cell office:value-type="string">
            <text:p>Vermont</text:p>
          </table:table-cell>
          <table:table-cell office:value-type="string">
            <text:p>79376</text:p>
          </table:table-cell>
          <table:table-cell office:value-type="string">
            <text:p>435011020</text:p>
          </table:table-cell>
          <table:table-cell office:value-type="string">
            <text:p>Sports</text:p>
          </table:table-cell>
          <table:table-cell office:value-type="string">
            <text:p>Mayer and Sons</text:p>
          </table:table-cell>
          <table:table-cell office:value-type="float" office:value="44393.91827184028">
            <text:p>44393.91827184028</text:p>
          </table:table-cell>
          <table:table-cell office:value-type="string">
            <text:p>http://placeimg.com/640/480</text:p>
          </table:table-cell>
          <table:table-cell office:value-type="string">
            <text:p>Placeat aliquam id placeat rerum nulla totam quasi accusantium ut. Laudantium sed quod reprehenderit aut ipsum est. Omnis necessitatibus fuga.</text:p>
          </table:table-cell>
          <table:table-cell office:value-type="boolean" office:boolean-value="true">
            <text:p>TRUE</text:p>
          </table:table-cell>
        </table:table-row>
        <table:table-row>
          <table:table-cell office:value-type="string">
            <text:p>Hugo Denesik</text:p>
          </table:table-cell>
          <table:table-cell office:value-type="string">
            <text:p>414-411-0454 x35599</text:p>
          </table:table-cell>
          <table:table-cell office:value-type="string">
            <text:p>Hayley86@yahoo.com</text:p>
          </table:table-cell>
          <table:table-cell office:value-type="string">
            <text:p>03010 Lynch Dale</text:p>
          </table:table-cell>
          <table:table-cell office:value-type="string">
            <text:p>Lake Hudson</text:p>
          </table:table-cell>
          <table:table-cell office:value-type="string">
            <text:p>Pennsylvania</text:p>
          </table:table-cell>
          <table:table-cell office:value-type="string">
            <text:p>97300-8438</text:p>
          </table:table-cell>
          <table:table-cell office:value-type="string">
            <text:p>373369449</text:p>
          </table:table-cell>
          <table:table-cell office:value-type="string">
            <text:p>Health</text:p>
          </table:table-cell>
          <table:table-cell office:value-type="string">
            <text:p>Bechtelar, Hartmann and Wintheiser</text:p>
          </table:table-cell>
          <table:table-cell office:value-type="float" office:value="44305.16318729167">
            <text:p>44305.16318729167</text:p>
          </table:table-cell>
          <table:table-cell office:value-type="string">
            <text:p>http://placeimg.com/640/480</text:p>
          </table:table-cell>
          <table:table-cell office:value-type="string">
            <text:p>Eaque vel voluptatem. Saepe cupiditate dolores est in ut delectus quisquam. Sed veniam voluptatem eaque voluptas suscipit commodi qui.</text:p>
          </table:table-cell>
          <table:table-cell office:value-type="boolean" office:boolean-value="false">
            <text:p>FALSE</text:p>
          </table:table-cell>
        </table:table-row>
        <table:table-row>
          <table:table-cell office:value-type="string">
            <text:p>Lynette Lehner</text:p>
          </table:table-cell>
          <table:table-cell office:value-type="string">
            <text:p>868-955-8253 x05881</text:p>
          </table:table-cell>
          <table:table-cell office:value-type="string">
            <text:p>Alene.Renner20@yahoo.com</text:p>
          </table:table-cell>
          <table:table-cell office:value-type="string">
            <text:p>2950 Devan Road</text:p>
          </table:table-cell>
          <table:table-cell office:value-type="string">
            <text:p>Midwest City</text:p>
          </table:table-cell>
          <table:table-cell office:value-type="string">
            <text:p>Montana</text:p>
          </table:table-cell>
          <table:table-cell office:value-type="string">
            <text:p>75100-2232</text:p>
          </table:table-cell>
          <table:table-cell office:value-type="string">
            <text:p>981751054</text:p>
          </table:table-cell>
          <table:table-cell office:value-type="string">
            <text:p>Music</text:p>
          </table:table-cell>
          <table:table-cell office:value-type="string">
            <text:p>Stanton, Nienow and Ryan</text:p>
          </table:table-cell>
          <table:table-cell office:value-type="float" office:value="44384.519792210645">
            <text:p>44384.519792210645</text:p>
          </table:table-cell>
          <table:table-cell office:value-type="string">
            <text:p>http://placeimg.com/640/480</text:p>
          </table:table-cell>
          <table:table-cell office:value-type="string">
            <text:p>Exercitationem placeat quia error magnam voluptas aut mollitia. Culpa voluptatem perferendis odio ipsam ab facere. Eos a vel repellat et et aut minima.</text:p>
          </table:table-cell>
          <table:table-cell office:value-type="boolean" office:boolean-value="false">
            <text:p>FALSE</text:p>
          </table:table-cell>
        </table:table-row>
        <table:table-row>
          <table:table-cell office:value-type="string">
            <text:p>Tracy Baumbach</text:p>
          </table:table-cell>
          <table:table-cell office:value-type="string">
            <text:p>(759) 951-4714 x732</text:p>
          </table:table-cell>
          <table:table-cell office:value-type="string">
            <text:p>Mikayla81@yahoo.com</text:p>
          </table:table-cell>
          <table:table-cell office:value-type="string">
            <text:p>27763 Blanda Trafficway</text:p>
          </table:table-cell>
          <table:table-cell office:value-type="string">
            <text:p>Macon-Bibb County</text:p>
          </table:table-cell>
          <table:table-cell office:value-type="string">
            <text:p>Montana</text:p>
          </table:table-cell>
          <table:table-cell office:value-type="string">
            <text:p>91167-5479</text:p>
          </table:table-cell>
          <table:table-cell office:value-type="string">
            <text:p>336301363</text:p>
          </table:table-cell>
          <table:table-cell office:value-type="string">
            <text:p>Tools</text:p>
          </table:table-cell>
          <table:table-cell office:value-type="string">
            <text:p>Monahan - Aufderhar</text:p>
          </table:table-cell>
          <table:table-cell office:value-type="float" office:value="44229.94120327546">
            <text:p>44229.94120327546</text:p>
          </table:table-cell>
          <table:table-cell office:value-type="string">
            <text:p>http://placeimg.com/640/480</text:p>
          </table:table-cell>
          <table:table-cell office:value-type="string">
            <text:p>Molestiae repudiandae animi. Dolores recusandae accusamus voluptas dolore ut voluptatibus ut expedita numquam. Maxime dicta voluptatem aut. Quia culpa quia vel.</text:p>
          </table:table-cell>
          <table:table-cell office:value-type="boolean" office:boolean-value="false">
            <text:p>FALSE</text:p>
          </table:table-cell>
        </table:table-row>
        <table:table-row>
          <table:table-cell office:value-type="string">
            <text:p>Ellis Wyman</text:p>
          </table:table-cell>
          <table:table-cell office:value-type="string">
            <text:p>1-269-986-8772</text:p>
          </table:table-cell>
          <table:table-cell office:value-type="string">
            <text:p>Ozella55@hotmail.com</text:p>
          </table:table-cell>
          <table:table-cell office:value-type="string">
            <text:p>725 Willy Court</text:p>
          </table:table-cell>
          <table:table-cell office:value-type="string">
            <text:p>Rauville</text:p>
          </table:table-cell>
          <table:table-cell office:value-type="string">
            <text:p>Tennessee</text:p>
          </table:table-cell>
          <table:table-cell office:value-type="string">
            <text:p>77389</text:p>
          </table:table-cell>
          <table:table-cell office:value-type="string">
            <text:p>709091048</text:p>
          </table:table-cell>
          <table:table-cell office:value-type="string">
            <text:p>Computers</text:p>
          </table:table-cell>
          <table:table-cell office:value-type="string">
            <text:p>Marvin, Spencer and Robel</text:p>
          </table:table-cell>
          <table:table-cell office:value-type="float" office:value="44265.467299641205">
            <text:p>44265.467299641205</text:p>
          </table:table-cell>
          <table:table-cell office:value-type="string">
            <text:p>http://placeimg.com/640/480</text:p>
          </table:table-cell>
          <table:table-cell office:value-type="string">
            <text:p>Ullam numquam distinctio. In voluptas fugiat. Corporis autem est. Vel dolorum quibusdam voluptatum. Eaque voluptates repellat. Officiis id est qui et aperiam nobis.</text:p>
          </table:table-cell>
          <table:table-cell office:value-type="boolean" office:boolean-value="false">
            <text:p>FALSE</text:p>
          </table:table-cell>
        </table:table-row>
        <table:table-row>
          <table:table-cell office:value-type="string">
            <text:p>Joel Ullrich</text:p>
          </table:table-cell>
          <table:table-cell office:value-type="string">
            <text:p>1-770-606-9921 x98386</text:p>
          </table:table-cell>
          <table:table-cell office:value-type="string">
            <text:p>Josefa56@gmail.com</text:p>
          </table:table-cell>
          <table:table-cell office:value-type="string">
            <text:p>884 Misael Ports</text:p>
          </table:table-cell>
          <table:table-cell office:value-type="string">
            <text:p>Kubtown</text:p>
          </table:table-cell>
          <table:table-cell office:value-type="string">
            <text:p>Louisiana</text:p>
          </table:table-cell>
          <table:table-cell office:value-type="string">
            <text:p>40080-1539</text:p>
          </table:table-cell>
          <table:table-cell office:value-type="string">
            <text:p>999409372</text:p>
          </table:table-cell>
          <table:table-cell office:value-type="string">
            <text:p>Garden</text:p>
          </table:table-cell>
          <table:table-cell office:value-type="string">
            <text:p>Wiza - Cartwright</text:p>
          </table:table-cell>
          <table:table-cell office:value-type="float" office:value="44368.69778030093">
            <text:p>44368.69778030093</text:p>
          </table:table-cell>
          <table:table-cell office:value-type="string">
            <text:p>http://placeimg.com/640/480</text:p>
          </table:table-cell>
          <table:table-cell office:value-type="string">
            <text:p>Et est exercitationem assumenda. Sapiente ipsum inventore dolorum sit dolorem quia. Quia error occaecati alias. Maxime ut odit et assumenda.</text:p>
          </table:table-cell>
          <table:table-cell office:value-type="boolean" office:boolean-value="true">
            <text:p>TRUE</text:p>
          </table:table-cell>
        </table:table-row>
        <table:table-row>
          <table:table-cell office:value-type="string">
            <text:p>Ms. Sheldon Hills</text:p>
          </table:table-cell>
          <table:table-cell office:value-type="string">
            <text:p>716.568.7962 x021</text:p>
          </table:table-cell>
          <table:table-cell office:value-type="string">
            <text:p>Leola_Wolff87@gmail.com</text:p>
          </table:table-cell>
          <table:table-cell office:value-type="string">
            <text:p>406 Colton Squares</text:p>
          </table:table-cell>
          <table:table-cell office:value-type="string">
            <text:p>Millerview</text:p>
          </table:table-cell>
          <table:table-cell office:value-type="string">
            <text:p>Colorado</text:p>
          </table:table-cell>
          <table:table-cell office:value-type="string">
            <text:p>31443-7663</text:p>
          </table:table-cell>
          <table:table-cell office:value-type="string">
            <text:p>276369601</text:p>
          </table:table-cell>
          <table:table-cell office:value-type="string">
            <text:p>Home</text:p>
          </table:table-cell>
          <table:table-cell office:value-type="string">
            <text:p>Koss - Heaney</text:p>
          </table:table-cell>
          <table:table-cell office:value-type="float" office:value="44264.738726157404">
            <text:p>44264.738726157404</text:p>
          </table:table-cell>
          <table:table-cell office:value-type="string">
            <text:p>http://placeimg.com/640/480</text:p>
          </table:table-cell>
          <table:table-cell office:value-type="string">
            <text:p>Veritatis voluptates ratione deleniti aut consectetur error. Consectetur veritatis nobis magni at doloribus optio perferendis perspiciatis eos. Voluptatem fuga maiores. Corrupti officiis molestiae nesciunt laborum. Sapiente quis qui.</text:p>
          </table:table-cell>
          <table:table-cell office:value-type="boolean" office:boolean-value="true">
            <text:p>TRUE</text:p>
          </table:table-cell>
        </table:table-row>
        <table:table-row>
          <table:table-cell office:value-type="string">
            <text:p>Mr. Winifred Gulgowski</text:p>
          </table:table-cell>
          <table:table-cell office:value-type="string">
            <text:p>1-269-275-7625 x0500</text:p>
          </table:table-cell>
          <table:table-cell office:value-type="string">
            <text:p>Rosina.Steuber77@hotmail.com</text:p>
          </table:table-cell>
          <table:table-cell office:value-type="string">
            <text:p>8611 Jolie Alley</text:p>
          </table:table-cell>
          <table:table-cell office:value-type="string">
            <text:p>Pleasanton</text:p>
          </table:table-cell>
          <table:table-cell office:value-type="string">
            <text:p>Texas</text:p>
          </table:table-cell>
          <table:table-cell office:value-type="string">
            <text:p>64396-5101</text:p>
          </table:table-cell>
          <table:table-cell office:value-type="string">
            <text:p>876034941</text:p>
          </table:table-cell>
          <table:table-cell office:value-type="string">
            <text:p>Baby</text:p>
          </table:table-cell>
          <table:table-cell office:value-type="string">
            <text:p>Stehr Inc</text:p>
          </table:table-cell>
          <table:table-cell office:value-type="float" office:value="44374.13512047454">
            <text:p>44374.13512047454</text:p>
          </table:table-cell>
          <table:table-cell office:value-type="string">
            <text:p>http://placeimg.com/640/480</text:p>
          </table:table-cell>
          <table:table-cell office:value-type="string">
            <text:p>Qui non cupiditate modi magni alias. Sed omnis deserunt consequatur numquam perferendis sit unde quos. At dolorem commodi est voluptas vitae sequi. Esse molestiae inventore aliquid unde quos.</text:p>
          </table:table-cell>
          <table:table-cell office:value-type="boolean" office:boolean-value="true">
            <text:p>TRUE</text:p>
          </table:table-cell>
        </table:table-row>
        <table:table-row>
          <table:table-cell office:value-type="string">
            <text:p>Belinda Wiza</text:p>
          </table:table-cell>
          <table:table-cell office:value-type="string">
            <text:p>(389) 612-7835</text:p>
          </table:table-cell>
          <table:table-cell office:value-type="string">
            <text:p>Sigrid24@gmail.com</text:p>
          </table:table-cell>
          <table:table-cell office:value-type="string">
            <text:p>63093 Declan Villages</text:p>
          </table:table-cell>
          <table:table-cell office:value-type="string">
            <text:p>Aileenmouth</text:p>
          </table:table-cell>
          <table:table-cell office:value-type="string">
            <text:p>Rhode Island</text:p>
          </table:table-cell>
          <table:table-cell office:value-type="string">
            <text:p>92367-6925</text:p>
          </table:table-cell>
          <table:table-cell office:value-type="string">
            <text:p>544038460</text:p>
          </table:table-cell>
          <table:table-cell office:value-type="string">
            <text:p>Electronics</text:p>
          </table:table-cell>
          <table:table-cell office:value-type="string">
            <text:p>Tillman LLC</text:p>
          </table:table-cell>
          <table:table-cell office:value-type="float" office:value="44288.87822210648">
            <text:p>44288.87822210648</text:p>
          </table:table-cell>
          <table:table-cell office:value-type="string">
            <text:p>http://placeimg.com/640/480</text:p>
          </table:table-cell>
          <table:table-cell office:value-type="string">
            <text:p>Voluptas quam voluptatem quos nostrum sunt hic. Iure consequatur dolores recusandae ullam velit eos sed. Voluptas odio deserunt ullam accusamus exercitationem veniam. Qui quisquam ad qui voluptatum. Earum labore quos sit quos. Ut fugiat consequatur officiis facilis est.</text:p>
          </table:table-cell>
          <table:table-cell office:value-type="boolean" office:boolean-value="false">
            <text:p>FALSE</text:p>
          </table:table-cell>
        </table:table-row>
        <table:table-row>
          <table:table-cell office:value-type="string">
            <text:p>Troy Collins</text:p>
          </table:table-cell>
          <table:table-cell office:value-type="string">
            <text:p>1-227-928-1785 x41069</text:p>
          </table:table-cell>
          <table:table-cell office:value-type="string">
            <text:p>Saige.Halvorson75@gmail.com</text:p>
          </table:table-cell>
          <table:table-cell office:value-type="string">
            <text:p>598 Berge Plains</text:p>
          </table:table-cell>
          <table:table-cell office:value-type="string">
            <text:p>Port Calista</text:p>
          </table:table-cell>
          <table:table-cell office:value-type="string">
            <text:p>Delaware</text:p>
          </table:table-cell>
          <table:table-cell office:value-type="string">
            <text:p>49895-9267</text:p>
          </table:table-cell>
          <table:table-cell office:value-type="string">
            <text:p>588213319</text:p>
          </table:table-cell>
          <table:table-cell office:value-type="string">
            <text:p>Garden</text:p>
          </table:table-cell>
          <table:table-cell office:value-type="string">
            <text:p>Schumm Group</text:p>
          </table:table-cell>
          <table:table-cell office:value-type="float" office:value="44311.58318392361">
            <text:p>44311.58318392361</text:p>
          </table:table-cell>
          <table:table-cell office:value-type="string">
            <text:p>http://placeimg.com/640/480</text:p>
          </table:table-cell>
          <table:table-cell office:value-type="string">
            <text:p>Deleniti cum rerum. Voluptatibus nostrum ipsam a ipsa occaecati illum. Quibusdam qui qui at dolorum. Unde ipsum perspiciatis aut quos voluptatem. Facilis aperiam voluptatem. Omnis aspernatur placeat aut.</text:p>
          </table:table-cell>
          <table:table-cell office:value-type="boolean" office:boolean-value="false">
            <text:p>FALSE</text:p>
          </table:table-cell>
        </table:table-row>
        <table:table-row>
          <table:table-cell office:value-type="string">
            <text:p>Richard Johnston</text:p>
          </table:table-cell>
          <table:table-cell office:value-type="string">
            <text:p>342-253-0777</text:p>
          </table:table-cell>
          <table:table-cell office:value-type="string">
            <text:p>Domenick40@hotmail.com</text:p>
          </table:table-cell>
          <table:table-cell office:value-type="string">
            <text:p>20609 Konopelski Stream</text:p>
          </table:table-cell>
          <table:table-cell office:value-type="string">
            <text:p>Travonfurt</text:p>
          </table:table-cell>
          <table:table-cell office:value-type="string">
            <text:p>Nevada</text:p>
          </table:table-cell>
          <table:table-cell office:value-type="string">
            <text:p>28297-5852</text:p>
          </table:table-cell>
          <table:table-cell office:value-type="string">
            <text:p>450326473</text:p>
          </table:table-cell>
          <table:table-cell office:value-type="string">
            <text:p>Clothing</text:p>
          </table:table-cell>
          <table:table-cell office:value-type="string">
            <text:p>Nikolaus - Hodkiewicz</text:p>
          </table:table-cell>
          <table:table-cell office:value-type="float" office:value="44426.02425686343">
            <text:p>44426.02425686343</text:p>
          </table:table-cell>
          <table:table-cell office:value-type="string">
            <text:p>http://placeimg.com/640/480</text:p>
          </table:table-cell>
          <table:table-cell office:value-type="string">
            <text:p>Et omnis dignissimos quia autem aut provident aut dolore quia. At nulla assumenda consequatur. Deleniti id aut sed rerum veritatis. Consequatur necessitatibus explicabo sed dicta. Natus minima praesentium incidunt eos aut similique quae.</text:p>
          </table:table-cell>
          <table:table-cell office:value-type="boolean" office:boolean-value="false">
            <text:p>FALSE</text:p>
          </table:table-cell>
        </table:table-row>
        <table:table-row>
          <table:table-cell office:value-type="string">
            <text:p>Alexandra Predovic</text:p>
          </table:table-cell>
          <table:table-cell office:value-type="string">
            <text:p>462-681-5083 x06330</text:p>
          </table:table-cell>
          <table:table-cell office:value-type="string">
            <text:p>Lulu_Wisozk@yahoo.com</text:p>
          </table:table-cell>
          <table:table-cell office:value-type="string">
            <text:p>9754 Sasha Shoals</text:p>
          </table:table-cell>
          <table:table-cell office:value-type="string">
            <text:p>New Rosalee</text:p>
          </table:table-cell>
          <table:table-cell office:value-type="string">
            <text:p>Ohio</text:p>
          </table:table-cell>
          <table:table-cell office:value-type="string">
            <text:p>37866</text:p>
          </table:table-cell>
          <table:table-cell office:value-type="string">
            <text:p>560128723</text:p>
          </table:table-cell>
          <table:table-cell office:value-type="string">
            <text:p>Garden</text:p>
          </table:table-cell>
          <table:table-cell office:value-type="string">
            <text:p>Lueilwitz - Rutherford</text:p>
          </table:table-cell>
          <table:table-cell office:value-type="float" office:value="44256.37384820602">
            <text:p>44256.37384820602</text:p>
          </table:table-cell>
          <table:table-cell office:value-type="string">
            <text:p>http://placeimg.com/640/480</text:p>
          </table:table-cell>
          <table:table-cell office:value-type="string">
            <text:p>Sed aut odit laudantium alias perspiciatis neque. Rerum aspernatur aperiam aut. Nostrum sapiente vel quisquam repellat suscipit dolor ex.</text:p>
          </table:table-cell>
          <table:table-cell office:value-type="boolean" office:boolean-value="true">
            <text:p>TRUE</text:p>
          </table:table-cell>
        </table:table-row>
        <table:table-row>
          <table:table-cell office:value-type="string">
            <text:p>Sylvia Kreiger</text:p>
          </table:table-cell>
          <table:table-cell office:value-type="string">
            <text:p>(907) 287-0783 x70700</text:p>
          </table:table-cell>
          <table:table-cell office:value-type="string">
            <text:p>Kadin96@hotmail.com</text:p>
          </table:table-cell>
          <table:table-cell office:value-type="string">
            <text:p>35564 Dietrich Vista</text:p>
          </table:table-cell>
          <table:table-cell office:value-type="string">
            <text:p>South Janaport</text:p>
          </table:table-cell>
          <table:table-cell office:value-type="string">
            <text:p>Mississippi</text:p>
          </table:table-cell>
          <table:table-cell office:value-type="string">
            <text:p>13638-2840</text:p>
          </table:table-cell>
          <table:table-cell office:value-type="string">
            <text:p>830779394</text:p>
          </table:table-cell>
          <table:table-cell office:value-type="string">
            <text:p>Kids</text:p>
          </table:table-cell>
          <table:table-cell office:value-type="string">
            <text:p>Mills - Koss</text:p>
          </table:table-cell>
          <table:table-cell office:value-type="float" office:value="44501.82925466435">
            <text:p>44501.82925466435</text:p>
          </table:table-cell>
          <table:table-cell office:value-type="string">
            <text:p>http://placeimg.com/640/480</text:p>
          </table:table-cell>
          <table:table-cell office:value-type="string">
            <text:p>Quod libero illo atque. Delectus et quae similique est. Error similique voluptatem est magni non.</text:p>
          </table:table-cell>
          <table:table-cell office:value-type="boolean" office:boolean-value="false">
            <text:p>FALSE</text:p>
          </table:table-cell>
        </table:table-row>
        <table:table-row>
          <table:table-cell office:value-type="string">
            <text:p>Jeanette Boyer</text:p>
          </table:table-cell>
          <table:table-cell office:value-type="string">
            <text:p>896.895.8508</text:p>
          </table:table-cell>
          <table:table-cell office:value-type="string">
            <text:p>Lyric_Torphy@yahoo.com</text:p>
          </table:table-cell>
          <table:table-cell office:value-type="string">
            <text:p>08181 Conroy Course</text:p>
          </table:table-cell>
          <table:table-cell office:value-type="string">
            <text:p>Port Nicklaus</text:p>
          </table:table-cell>
          <table:table-cell office:value-type="string">
            <text:p>Florida</text:p>
          </table:table-cell>
          <table:table-cell office:value-type="string">
            <text:p>02669</text:p>
          </table:table-cell>
          <table:table-cell office:value-type="string">
            <text:p>630012523</text:p>
          </table:table-cell>
          <table:table-cell office:value-type="string">
            <text:p>Baby</text:p>
          </table:table-cell>
          <table:table-cell office:value-type="string">
            <text:p>Mante LLC</text:p>
          </table:table-cell>
          <table:table-cell office:value-type="float" office:value="44397.73377854167">
            <text:p>44397.73377854167</text:p>
          </table:table-cell>
          <table:table-cell office:value-type="string">
            <text:p>http://placeimg.com/640/480</text:p>
          </table:table-cell>
          <table:table-cell office:value-type="string">
            <text:p>Magni at aspernatur quis esse dolorem at natus. Repudiandae rem et voluptatem est iusto rem. Quisquam magnam vel sit.</text:p>
          </table:table-cell>
          <table:table-cell office:value-type="boolean" office:boolean-value="false">
            <text:p>FALSE</text:p>
          </table:table-cell>
        </table:table-row>
        <table:table-row>
          <table:table-cell office:value-type="string">
            <text:p>Mae Pollich</text:p>
          </table:table-cell>
          <table:table-cell office:value-type="string">
            <text:p>819-606-1272 x50115</text:p>
          </table:table-cell>
          <table:table-cell office:value-type="string">
            <text:p>Rae_Quigley19@yahoo.com</text:p>
          </table:table-cell>
          <table:table-cell office:value-type="string">
            <text:p>5914 Deven Cove</text:p>
          </table:table-cell>
          <table:table-cell office:value-type="string">
            <text:p>New Manuel</text:p>
          </table:table-cell>
          <table:table-cell office:value-type="string">
            <text:p>Ohio</text:p>
          </table:table-cell>
          <table:table-cell office:value-type="string">
            <text:p>21379</text:p>
          </table:table-cell>
          <table:table-cell office:value-type="string">
            <text:p>727541130</text:p>
          </table:table-cell>
          <table:table-cell office:value-type="string">
            <text:p>Sports</text:p>
          </table:table-cell>
          <table:table-cell office:value-type="string">
            <text:p>Dach, White and Crist</text:p>
          </table:table-cell>
          <table:table-cell office:value-type="float" office:value="44243.49916125">
            <text:p>44243.49916125</text:p>
          </table:table-cell>
          <table:table-cell office:value-type="string">
            <text:p>http://placeimg.com/640/480</text:p>
          </table:table-cell>
          <table:table-cell office:value-type="string">
            <text:p>Excepturi rerum dolorem occaecati facere. Omnis vel et qui omnis sequi perferendis dignissimos quibusdam. Quo non nostrum eaque ea.</text:p>
          </table:table-cell>
          <table:table-cell office:value-type="boolean" office:boolean-value="false">
            <text:p>FALSE</text:p>
          </table:table-cell>
        </table:table-row>
        <table:table-row>
          <table:table-cell office:value-type="string">
            <text:p>Shannon Raynor Jr.</text:p>
          </table:table-cell>
          <table:table-cell office:value-type="string">
            <text:p>958-720-0931</text:p>
          </table:table-cell>
          <table:table-cell office:value-type="string">
            <text:p>Amber.Dach@hotmail.com</text:p>
          </table:table-cell>
          <table:table-cell office:value-type="string">
            <text:p>99945 Glenna Inlet</text:p>
          </table:table-cell>
          <table:table-cell office:value-type="string">
            <text:p>Faytown</text:p>
          </table:table-cell>
          <table:table-cell office:value-type="string">
            <text:p>Maine</text:p>
          </table:table-cell>
          <table:table-cell office:value-type="string">
            <text:p>83745</text:p>
          </table:table-cell>
          <table:table-cell office:value-type="string">
            <text:p>407527940</text:p>
          </table:table-cell>
          <table:table-cell office:value-type="string">
            <text:p>Garden</text:p>
          </table:table-cell>
          <table:table-cell office:value-type="string">
            <text:p>Kertzmann and Sons</text:p>
          </table:table-cell>
          <table:table-cell office:value-type="float" office:value="44421.723339421296">
            <text:p>44421.723339421296</text:p>
          </table:table-cell>
          <table:table-cell office:value-type="string">
            <text:p>http://placeimg.com/640/480</text:p>
          </table:table-cell>
          <table:table-cell office:value-type="string">
            <text:p>Nobis fugiat cupiditate nihil aut earum delectus neque nostrum accusantium. Molestiae modi quos exercitationem odio omnis impedit. Dolorem doloremque architecto. Voluptate autem cupiditate. Quo autem fugit minima explicabo et aut.</text:p>
          </table:table-cell>
          <table:table-cell office:value-type="boolean" office:boolean-value="true">
            <text:p>TRUE</text:p>
          </table:table-cell>
        </table:table-row>
        <table:table-row>
          <table:table-cell office:value-type="string">
            <text:p>Tara Bechtelar</text:p>
          </table:table-cell>
          <table:table-cell office:value-type="string">
            <text:p>(251) 684-0936 x969</text:p>
          </table:table-cell>
          <table:table-cell office:value-type="string">
            <text:p>Verlie.Emmerich54@gmail.com</text:p>
          </table:table-cell>
          <table:table-cell office:value-type="string">
            <text:p>70479 Hickle Vista</text:p>
          </table:table-cell>
          <table:table-cell office:value-type="string">
            <text:p>Gregoryton</text:p>
          </table:table-cell>
          <table:table-cell office:value-type="string">
            <text:p>New York</text:p>
          </table:table-cell>
          <table:table-cell office:value-type="string">
            <text:p>01748</text:p>
          </table:table-cell>
          <table:table-cell office:value-type="string">
            <text:p>773022108</text:p>
          </table:table-cell>
          <table:table-cell office:value-type="string">
            <text:p>Kids</text:p>
          </table:table-cell>
          <table:table-cell office:value-type="string">
            <text:p>Schultz, Hodkiewicz and Conroy</text:p>
          </table:table-cell>
          <table:table-cell office:value-type="float" office:value="44569.079556550925">
            <text:p>44569.079556550925</text:p>
          </table:table-cell>
          <table:table-cell office:value-type="string">
            <text:p>http://placeimg.com/640/480</text:p>
          </table:table-cell>
          <table:table-cell office:value-type="string">
            <text:p>Amet deleniti in rerum totam mollitia eaque. Et quisquam eum dolorem aut sequi. Sed saepe iste harum qui. Modi dolores repellendus vel quam nihil possimus consequatur omnis harum. Impedit eos exercitationem.</text:p>
          </table:table-cell>
          <table:table-cell office:value-type="boolean" office:boolean-value="true">
            <text:p>TRUE</text:p>
          </table:table-cell>
        </table:table-row>
        <table:table-row>
          <table:table-cell office:value-type="string">
            <text:p>Lynda Schimmel III</text:p>
          </table:table-cell>
          <table:table-cell office:value-type="string">
            <text:p>865-890-9759 x178</text:p>
          </table:table-cell>
          <table:table-cell office:value-type="string">
            <text:p>Birdie.Brakus65@yahoo.com</text:p>
          </table:table-cell>
          <table:table-cell office:value-type="string">
            <text:p>4854 Kilback Tunnel</text:p>
          </table:table-cell>
          <table:table-cell office:value-type="string">
            <text:p>Youngstown</text:p>
          </table:table-cell>
          <table:table-cell office:value-type="string">
            <text:p>Oregon</text:p>
          </table:table-cell>
          <table:table-cell office:value-type="string">
            <text:p>93490-1538</text:p>
          </table:table-cell>
          <table:table-cell office:value-type="string">
            <text:p>523067740</text:p>
          </table:table-cell>
          <table:table-cell office:value-type="string">
            <text:p>Home</text:p>
          </table:table-cell>
          <table:table-cell office:value-type="string">
            <text:p>Aufderhar - Labadie</text:p>
          </table:table-cell>
          <table:table-cell office:value-type="float" office:value="44271.928965335646">
            <text:p>44271.928965335646</text:p>
          </table:table-cell>
          <table:table-cell office:value-type="string">
            <text:p>http://placeimg.com/640/480</text:p>
          </table:table-cell>
          <table:table-cell office:value-type="string">
            <text:p>Unde dolores aut et et et dicta explicabo beatae numquam. Sequi possimus inventore dignissimos. Quaerat excepturi voluptas. Est molestiae numquam quis aut sint eum. Porro facere est nulla occaecati libero maiores et expedita. Vel tempore laborum vel aut et.</text:p>
          </table:table-cell>
          <table:table-cell office:value-type="boolean" office:boolean-value="true">
            <text:p>TRUE</text:p>
          </table:table-cell>
        </table:table-row>
        <table:table-row>
          <table:table-cell office:value-type="string">
            <text:p>Michelle Kulas</text:p>
          </table:table-cell>
          <table:table-cell office:value-type="string">
            <text:p>458.502.5715 x0841</text:p>
          </table:table-cell>
          <table:table-cell office:value-type="string">
            <text:p>Audreanne13@hotmail.com</text:p>
          </table:table-cell>
          <table:table-cell office:value-type="string">
            <text:p>36450 Haven Forest</text:p>
          </table:table-cell>
          <table:table-cell office:value-type="string">
            <text:p>Utica</text:p>
          </table:table-cell>
          <table:table-cell office:value-type="string">
            <text:p>Louisiana</text:p>
          </table:table-cell>
          <table:table-cell office:value-type="string">
            <text:p>23368-0914</text:p>
          </table:table-cell>
          <table:table-cell office:value-type="string">
            <text:p>579378852</text:p>
          </table:table-cell>
          <table:table-cell office:value-type="string">
            <text:p>Sports</text:p>
          </table:table-cell>
          <table:table-cell office:value-type="string">
            <text:p>Bruen, Hartmann and Sauer</text:p>
          </table:table-cell>
          <table:table-cell office:value-type="float" office:value="44247.521856666666">
            <text:p>44247.521856666666</text:p>
          </table:table-cell>
          <table:table-cell office:value-type="string">
            <text:p>http://placeimg.com/640/480</text:p>
          </table:table-cell>
          <table:table-cell office:value-type="string">
            <text:p>Velit consequuntur aliquam. Blanditiis est et atque. Beatae quidem error reiciendis itaque.</text:p>
          </table:table-cell>
          <table:table-cell office:value-type="boolean" office:boolean-value="true">
            <text:p>TRUE</text:p>
          </table:table-cell>
        </table:table-row>
        <table:table-row>
          <table:table-cell office:value-type="string">
            <text:p>Louis Bartoletti</text:p>
          </table:table-cell>
          <table:table-cell office:value-type="string">
            <text:p>(854) 353-8800 x6667</text:p>
          </table:table-cell>
          <table:table-cell office:value-type="string">
            <text:p>Nellie.Crist@yahoo.com</text:p>
          </table:table-cell>
          <table:table-cell office:value-type="string">
            <text:p>056 Llewellyn Glen</text:p>
          </table:table-cell>
          <table:table-cell office:value-type="string">
            <text:p>Port Chanelle</text:p>
          </table:table-cell>
          <table:table-cell office:value-type="string">
            <text:p>Maryland</text:p>
          </table:table-cell>
          <table:table-cell office:value-type="string">
            <text:p>06855-2271</text:p>
          </table:table-cell>
          <table:table-cell office:value-type="string">
            <text:p>730904573</text:p>
          </table:table-cell>
          <table:table-cell office:value-type="string">
            <text:p>Shoes</text:p>
          </table:table-cell>
          <table:table-cell office:value-type="string">
            <text:p>O'Hara and Sons</text:p>
          </table:table-cell>
          <table:table-cell office:value-type="float" office:value="44542.0142337037">
            <text:p>44542.0142337037</text:p>
          </table:table-cell>
          <table:table-cell office:value-type="string">
            <text:p>http://placeimg.com/640/480</text:p>
          </table:table-cell>
          <table:table-cell office:value-type="string">
            <text:p>Temporibus quas quam qui voluptatem. Ratione expedita ipsa. Veniam vitae dolor perspiciatis laborum dignissimos hic aut voluptas. Voluptatum deserunt repellendus fugiat excepturi rerum dolores voluptates.</text:p>
          </table:table-cell>
          <table:table-cell office:value-type="boolean" office:boolean-value="false">
            <text:p>FALSE</text:p>
          </table:table-cell>
        </table:table-row>
        <table:table-row>
          <table:table-cell office:value-type="string">
            <text:p>Darryl Toy</text:p>
          </table:table-cell>
          <table:table-cell office:value-type="string">
            <text:p>499-675-0545</text:p>
          </table:table-cell>
          <table:table-cell office:value-type="string">
            <text:p>Bill92@yahoo.com</text:p>
          </table:table-cell>
          <table:table-cell office:value-type="string">
            <text:p>427 Julius Turnpike</text:p>
          </table:table-cell>
          <table:table-cell office:value-type="string">
            <text:p>Lake Joshside</text:p>
          </table:table-cell>
          <table:table-cell office:value-type="string">
            <text:p>Texas</text:p>
          </table:table-cell>
          <table:table-cell office:value-type="string">
            <text:p>19442</text:p>
          </table:table-cell>
          <table:table-cell office:value-type="string">
            <text:p>955678451</text:p>
          </table:table-cell>
          <table:table-cell office:value-type="string">
            <text:p>Kids</text:p>
          </table:table-cell>
          <table:table-cell office:value-type="string">
            <text:p>Christiansen, O'Conner and Watsica</text:p>
          </table:table-cell>
          <table:table-cell office:value-type="float" office:value="44461.13159665509">
            <text:p>44461.13159665509</text:p>
          </table:table-cell>
          <table:table-cell office:value-type="string">
            <text:p>http://placeimg.com/640/480</text:p>
          </table:table-cell>
          <table:table-cell office:value-type="string">
            <text:p>Autem reiciendis laudantium consectetur dolorem autem. Alias consequatur aut ea quis voluptatem aut culpa eum aperiam. Facilis est totam consectetur saepe sed iusto nemo est saepe.</text:p>
          </table:table-cell>
          <table:table-cell office:value-type="boolean" office:boolean-value="false">
            <text:p>FALSE</text:p>
          </table:table-cell>
        </table:table-row>
        <table:table-row>
          <table:table-cell office:value-type="string">
            <text:p>Elsa Zemlak</text:p>
          </table:table-cell>
          <table:table-cell office:value-type="string">
            <text:p>724.244.4541 x2288</text:p>
          </table:table-cell>
          <table:table-cell office:value-type="string">
            <text:p>Marquis.Vandervort1@gmail.com</text:p>
          </table:table-cell>
          <table:table-cell office:value-type="string">
            <text:p>18356 Judson Skyway</text:p>
          </table:table-cell>
          <table:table-cell office:value-type="string">
            <text:p>Port Geoffreyborough</text:p>
          </table:table-cell>
          <table:table-cell office:value-type="string">
            <text:p>North Carolina</text:p>
          </table:table-cell>
          <table:table-cell office:value-type="string">
            <text:p>08438</text:p>
          </table:table-cell>
          <table:table-cell office:value-type="string">
            <text:p>968669224</text:p>
          </table:table-cell>
          <table:table-cell office:value-type="string">
            <text:p>Kids</text:p>
          </table:table-cell>
          <table:table-cell office:value-type="string">
            <text:p>Rohan - Quigley</text:p>
          </table:table-cell>
          <table:table-cell office:value-type="float" office:value="44438.55723835648">
            <text:p>44438.55723835648</text:p>
          </table:table-cell>
          <table:table-cell office:value-type="string">
            <text:p>http://placeimg.com/640/480</text:p>
          </table:table-cell>
          <table:table-cell office:value-type="string">
            <text:p>Autem ratione ipsum laborum. Autem sed enim aliquid recusandae. Doloribus laborum nesciunt labore.</text:p>
          </table:table-cell>
          <table:table-cell office:value-type="boolean" office:boolean-value="false">
            <text:p>FALSE</text:p>
          </table:table-cell>
        </table:table-row>
        <table:table-row>
          <table:table-cell office:value-type="string">
            <text:p>Genevieve Tromp</text:p>
          </table:table-cell>
          <table:table-cell office:value-type="string">
            <text:p>(228) 684-6227</text:p>
          </table:table-cell>
          <table:table-cell office:value-type="string">
            <text:p>Fabiola_Hammes@gmail.com</text:p>
          </table:table-cell>
          <table:table-cell office:value-type="string">
            <text:p>6792 Madisyn Mission</text:p>
          </table:table-cell>
          <table:table-cell office:value-type="string">
            <text:p>Jakubowskiton</text:p>
          </table:table-cell>
          <table:table-cell office:value-type="string">
            <text:p>Nebraska</text:p>
          </table:table-cell>
          <table:table-cell office:value-type="string">
            <text:p>44707</text:p>
          </table:table-cell>
          <table:table-cell office:value-type="string">
            <text:p>893508751</text:p>
          </table:table-cell>
          <table:table-cell office:value-type="string">
            <text:p>Grocery</text:p>
          </table:table-cell>
          <table:table-cell office:value-type="string">
            <text:p>Bergstrom, Koelpin and Leuschke</text:p>
          </table:table-cell>
          <table:table-cell office:value-type="float" office:value="44236.97818744213">
            <text:p>44236.97818744213</text:p>
          </table:table-cell>
          <table:table-cell office:value-type="string">
            <text:p>http://placeimg.com/640/480</text:p>
          </table:table-cell>
          <table:table-cell office:value-type="string">
            <text:p>Magni quae et qui. Est inventore animi ad nisi voluptatem est facere incidunt ab. Veniam repudiandae quam quisquam quibusdam possimus quisquam. Repudiandae voluptatem totam consequatur ea velit eos corporis autem. Iure vitae delectus eum dolorem incidunt molestiae laudantium eum. Ipsam quod autem.</text:p>
          </table:table-cell>
          <table:table-cell office:value-type="boolean" office:boolean-value="false">
            <text:p>FALSE</text:p>
          </table:table-cell>
        </table:table-row>
        <table:table-row>
          <table:table-cell office:value-type="string">
            <text:p>Darryl Collier</text:p>
          </table:table-cell>
          <table:table-cell office:value-type="string">
            <text:p>1-710-520-8234</text:p>
          </table:table-cell>
          <table:table-cell office:value-type="string">
            <text:p>Thalia_Bartoletti95@gmail.com</text:p>
          </table:table-cell>
          <table:table-cell office:value-type="string">
            <text:p>35347 Kunze Walk</text:p>
          </table:table-cell>
          <table:table-cell office:value-type="string">
            <text:p>Reynoldsberg</text:p>
          </table:table-cell>
          <table:table-cell office:value-type="string">
            <text:p>North Carolina</text:p>
          </table:table-cell>
          <table:table-cell office:value-type="string">
            <text:p>22027-8703</text:p>
          </table:table-cell>
          <table:table-cell office:value-type="string">
            <text:p>470722031</text:p>
          </table:table-cell>
          <table:table-cell office:value-type="string">
            <text:p>Home</text:p>
          </table:table-cell>
          <table:table-cell office:value-type="string">
            <text:p>Schaden - Olson</text:p>
          </table:table-cell>
          <table:table-cell office:value-type="float" office:value="44485.537081215276">
            <text:p>44485.537081215276</text:p>
          </table:table-cell>
          <table:table-cell office:value-type="string">
            <text:p>http://placeimg.com/640/480</text:p>
          </table:table-cell>
          <table:table-cell office:value-type="string">
            <text:p>Atque vero iusto nobis perferendis occaecati occaecati dicta hic. Rerum qui blanditiis et voluptas perspiciatis est voluptates. Consectetur alias hic eos maiores optio in. Veniam voluptas alias. Sunt fugiat nihil adipisci porro sunt ut.</text:p>
          </table:table-cell>
          <table:table-cell office:value-type="boolean" office:boolean-value="true">
            <text:p>TRUE</text:p>
          </table:table-cell>
        </table:table-row>
        <table:table-row>
          <table:table-cell office:value-type="string">
            <text:p>Tommie Kulas Sr.</text:p>
          </table:table-cell>
          <table:table-cell office:value-type="string">
            <text:p>709.748.0012 x8852</text:p>
          </table:table-cell>
          <table:table-cell office:value-type="string">
            <text:p>Augustus_Streich@yahoo.com</text:p>
          </table:table-cell>
          <table:table-cell office:value-type="string">
            <text:p>33843 Adele Parkways</text:p>
          </table:table-cell>
          <table:table-cell office:value-type="string">
            <text:p>Lubbock</text:p>
          </table:table-cell>
          <table:table-cell office:value-type="string">
            <text:p>West Virginia</text:p>
          </table:table-cell>
          <table:table-cell office:value-type="string">
            <text:p>00470-5196</text:p>
          </table:table-cell>
          <table:table-cell office:value-type="string">
            <text:p>005829215</text:p>
          </table:table-cell>
          <table:table-cell office:value-type="string">
            <text:p>Movies</text:p>
          </table:table-cell>
          <table:table-cell office:value-type="string">
            <text:p>Hills and Sons</text:p>
          </table:table-cell>
          <table:table-cell office:value-type="float" office:value="44338.53682446759">
            <text:p>44338.53682446759</text:p>
          </table:table-cell>
          <table:table-cell office:value-type="string">
            <text:p>http://placeimg.com/640/480</text:p>
          </table:table-cell>
          <table:table-cell office:value-type="string">
            <text:p>Impedit expedita nobis et itaque deleniti qui voluptatem. Et magnam earum sed. Inventore rem quia repellendus voluptatem et et. Ut veniam neque necessitatibus voluptas sit suscipit nemo eos corporis.</text:p>
          </table:table-cell>
          <table:table-cell office:value-type="boolean" office:boolean-value="true">
            <text:p>TRUE</text:p>
          </table:table-cell>
        </table:table-row>
        <table:table-row>
          <table:table-cell office:value-type="string">
            <text:p>Kellie Beatty</text:p>
          </table:table-cell>
          <table:table-cell office:value-type="string">
            <text:p>858.943.8529</text:p>
          </table:table-cell>
          <table:table-cell office:value-type="string">
            <text:p>Juliet.Pollich@gmail.com</text:p>
          </table:table-cell>
          <table:table-cell office:value-type="string">
            <text:p>724 Gregg Circles</text:p>
          </table:table-cell>
          <table:table-cell office:value-type="string">
            <text:p>Beattyborough</text:p>
          </table:table-cell>
          <table:table-cell office:value-type="string">
            <text:p>Iowa</text:p>
          </table:table-cell>
          <table:table-cell office:value-type="string">
            <text:p>45980</text:p>
          </table:table-cell>
          <table:table-cell office:value-type="string">
            <text:p>545856188</text:p>
          </table:table-cell>
          <table:table-cell office:value-type="string">
            <text:p>Baby</text:p>
          </table:table-cell>
          <table:table-cell office:value-type="string">
            <text:p>Ryan - Gleichner</text:p>
          </table:table-cell>
          <table:table-cell office:value-type="float" office:value="44281.94253540509">
            <text:p>44281.94253540509</text:p>
          </table:table-cell>
          <table:table-cell office:value-type="string">
            <text:p>http://placeimg.com/640/480</text:p>
          </table:table-cell>
          <table:table-cell office:value-type="string">
            <text:p>Laudantium omnis porro id dolor molestiae aut cupiditate nam laborum. Dolorem eos at. Ut perferendis iusto ea voluptatem. Fugit vitae sunt cum pariatur nobis. Minima similique et. Nisi qui reprehenderit.</text:p>
          </table:table-cell>
          <table:table-cell office:value-type="boolean" office:boolean-value="false">
            <text:p>FALSE</text:p>
          </table:table-cell>
        </table:table-row>
        <table:table-row>
          <table:table-cell office:value-type="string">
            <text:p>Lila Renner</text:p>
          </table:table-cell>
          <table:table-cell office:value-type="string">
            <text:p>806-312-2604</text:p>
          </table:table-cell>
          <table:table-cell office:value-type="string">
            <text:p>Nolan.Wiza68@yahoo.com</text:p>
          </table:table-cell>
          <table:table-cell office:value-type="string">
            <text:p>5085 Heidenreich Trace</text:p>
          </table:table-cell>
          <table:table-cell office:value-type="string">
            <text:p>Port Delphine</text:p>
          </table:table-cell>
          <table:table-cell office:value-type="string">
            <text:p>Washington</text:p>
          </table:table-cell>
          <table:table-cell office:value-type="string">
            <text:p>32689</text:p>
          </table:table-cell>
          <table:table-cell office:value-type="string">
            <text:p>159079283</text:p>
          </table:table-cell>
          <table:table-cell office:value-type="string">
            <text:p>Electronics</text:p>
          </table:table-cell>
          <table:table-cell office:value-type="string">
            <text:p>Bechtelar, Toy and Konopelski</text:p>
          </table:table-cell>
          <table:table-cell office:value-type="float" office:value="44437.74850873843">
            <text:p>44437.74850873843</text:p>
          </table:table-cell>
          <table:table-cell office:value-type="string">
            <text:p>http://placeimg.com/640/480</text:p>
          </table:table-cell>
          <table:table-cell office:value-type="string">
            <text:p>Et placeat quo dicta nihil saepe maxime iusto. Aut nesciunt mollitia id quo. Voluptatem expedita ut eius minus ducimus saepe veritatis. Provident tempore minima asperiores unde rem. Non aut veritatis nisi repudiandae reprehenderit adipisci ea. Blanditiis qui ducimus sit et hic et tempora corporis ut.</text:p>
          </table:table-cell>
          <table:table-cell office:value-type="boolean" office:boolean-value="false">
            <text:p>FALSE</text:p>
          </table:table-cell>
        </table:table-row>
        <table:table-row>
          <table:table-cell office:value-type="string">
            <text:p>Andrew Hauck</text:p>
          </table:table-cell>
          <table:table-cell office:value-type="string">
            <text:p>(815) 533-6598</text:p>
          </table:table-cell>
          <table:table-cell office:value-type="string">
            <text:p>Freddie_Kutch@gmail.com</text:p>
          </table:table-cell>
          <table:table-cell office:value-type="string">
            <text:p>02917 Olson Mount</text:p>
          </table:table-cell>
          <table:table-cell office:value-type="string">
            <text:p>Susanchester</text:p>
          </table:table-cell>
          <table:table-cell office:value-type="string">
            <text:p>Kansas</text:p>
          </table:table-cell>
          <table:table-cell office:value-type="string">
            <text:p>36178</text:p>
          </table:table-cell>
          <table:table-cell office:value-type="string">
            <text:p>953678123</text:p>
          </table:table-cell>
          <table:table-cell office:value-type="string">
            <text:p>Computers</text:p>
          </table:table-cell>
          <table:table-cell office:value-type="string">
            <text:p>Hudson - Deckow</text:p>
          </table:table-cell>
          <table:table-cell office:value-type="float" office:value="44556.14950127315">
            <text:p>44556.14950127315</text:p>
          </table:table-cell>
          <table:table-cell office:value-type="string">
            <text:p>http://placeimg.com/640/480</text:p>
          </table:table-cell>
          <table:table-cell office:value-type="string">
            <text:p>Necessitatibus expedita nam laudantium. Voluptas consequuntur odio consectetur est dicta ut. Ut id vero tenetur. Non cum laudantium ut. Aut ut est debitis facere. Velit et fugiat tempore qui vitae nulla amet.</text:p>
          </table:table-cell>
          <table:table-cell office:value-type="boolean" office:boolean-value="false">
            <text:p>FALSE</text:p>
          </table:table-cell>
        </table:table-row>
        <table:table-row>
          <table:table-cell office:value-type="string">
            <text:p>Nina Gorczany</text:p>
          </table:table-cell>
          <table:table-cell office:value-type="string">
            <text:p>421.458.1730 x7965</text:p>
          </table:table-cell>
          <table:table-cell office:value-type="string">
            <text:p>Russell.Champlin@hotmail.com</text:p>
          </table:table-cell>
          <table:table-cell office:value-type="string">
            <text:p>059 Parker Curve</text:p>
          </table:table-cell>
          <table:table-cell office:value-type="string">
            <text:p>Creminberg</text:p>
          </table:table-cell>
          <table:table-cell office:value-type="string">
            <text:p>California</text:p>
          </table:table-cell>
          <table:table-cell office:value-type="string">
            <text:p>69023</text:p>
          </table:table-cell>
          <table:table-cell office:value-type="string">
            <text:p>654036860</text:p>
          </table:table-cell>
          <table:table-cell office:value-type="string">
            <text:p>Health</text:p>
          </table:table-cell>
          <table:table-cell office:value-type="string">
            <text:p>Rodriguez, Waelchi and McDermott</text:p>
          </table:table-cell>
          <table:table-cell office:value-type="float" office:value="44445.49414255787">
            <text:p>44445.49414255787</text:p>
          </table:table-cell>
          <table:table-cell office:value-type="string">
            <text:p>http://placeimg.com/640/480</text:p>
          </table:table-cell>
          <table:table-cell office:value-type="string">
            <text:p>Accusantium neque ad non necessitatibus. Nihil molestias facilis. Et velit corporis eos aut.</text:p>
          </table:table-cell>
          <table:table-cell office:value-type="boolean" office:boolean-value="true">
            <text:p>TRUE</text:p>
          </table:table-cell>
        </table:table-row>
        <table:table-row>
          <table:table-cell office:value-type="string">
            <text:p>Frankie Olson</text:p>
          </table:table-cell>
          <table:table-cell office:value-type="string">
            <text:p>382-307-2276</text:p>
          </table:table-cell>
          <table:table-cell office:value-type="string">
            <text:p>Gregory.Schultz@gmail.com</text:p>
          </table:table-cell>
          <table:table-cell office:value-type="string">
            <text:p>36113 Tatyana Meadow</text:p>
          </table:table-cell>
          <table:table-cell office:value-type="string">
            <text:p>Larissabury</text:p>
          </table:table-cell>
          <table:table-cell office:value-type="string">
            <text:p>Vermont</text:p>
          </table:table-cell>
          <table:table-cell office:value-type="string">
            <text:p>35916</text:p>
          </table:table-cell>
          <table:table-cell office:value-type="string">
            <text:p>436908941</text:p>
          </table:table-cell>
          <table:table-cell office:value-type="string">
            <text:p>Books</text:p>
          </table:table-cell>
          <table:table-cell office:value-type="string">
            <text:p>Littel Group</text:p>
          </table:table-cell>
          <table:table-cell office:value-type="float" office:value="44515.69894912037">
            <text:p>44515.69894912037</text:p>
          </table:table-cell>
          <table:table-cell office:value-type="string">
            <text:p>http://placeimg.com/640/480</text:p>
          </table:table-cell>
          <table:table-cell office:value-type="string">
            <text:p>Deserunt dolore ipsa quis quis eius neque omnis. Veritatis magnam sit odit iusto culpa minima ipsa quam esse. Et quibusdam repellendus animi dolor.</text:p>
          </table:table-cell>
          <table:table-cell office:value-type="boolean" office:boolean-value="false">
            <text:p>FALSE</text:p>
          </table:table-cell>
        </table:table-row>
        <table:table-row>
          <table:table-cell office:value-type="string">
            <text:p>Ronnie Gleason</text:p>
          </table:table-cell>
          <table:table-cell office:value-type="string">
            <text:p>1-661-235-0477 x635</text:p>
          </table:table-cell>
          <table:table-cell office:value-type="string">
            <text:p>Wyatt.Hickle@hotmail.com</text:p>
          </table:table-cell>
          <table:table-cell office:value-type="string">
            <text:p>055 Marianne Drive</text:p>
          </table:table-cell>
          <table:table-cell office:value-type="string">
            <text:p>Luramouth</text:p>
          </table:table-cell>
          <table:table-cell office:value-type="string">
            <text:p>Pennsylvania</text:p>
          </table:table-cell>
          <table:table-cell office:value-type="string">
            <text:p>63237</text:p>
          </table:table-cell>
          <table:table-cell office:value-type="string">
            <text:p>715235623</text:p>
          </table:table-cell>
          <table:table-cell office:value-type="string">
            <text:p>Clothing</text:p>
          </table:table-cell>
          <table:table-cell office:value-type="string">
            <text:p>Muller Group</text:p>
          </table:table-cell>
          <table:table-cell office:value-type="float" office:value="44435.35581284722">
            <text:p>44435.35581284722</text:p>
          </table:table-cell>
          <table:table-cell office:value-type="string">
            <text:p>http://placeimg.com/640/480</text:p>
          </table:table-cell>
          <table:table-cell office:value-type="string">
            <text:p>Vel aut eaque nisi totam ut vel voluptatem nemo maiores. Nostrum nam consequuntur dolor. Explicabo voluptas voluptas. Aut explicabo ea error explicabo odit alias quod expedita. Repellendus dolores aperiam ut perspiciatis aut. Tempora est quos voluptas officiis.</text:p>
          </table:table-cell>
          <table:table-cell office:value-type="boolean" office:boolean-value="true">
            <text:p>TRUE</text:p>
          </table:table-cell>
        </table:table-row>
        <table:table-row>
          <table:table-cell office:value-type="string">
            <text:p>Eric Kulas</text:p>
          </table:table-cell>
          <table:table-cell office:value-type="string">
            <text:p>203-701-6299 x0422</text:p>
          </table:table-cell>
          <table:table-cell office:value-type="string">
            <text:p>Braxton90@yahoo.com</text:p>
          </table:table-cell>
          <table:table-cell office:value-type="string">
            <text:p>4697 Melyssa Viaduct</text:p>
          </table:table-cell>
          <table:table-cell office:value-type="string">
            <text:p>East Parkerfurt</text:p>
          </table:table-cell>
          <table:table-cell office:value-type="string">
            <text:p>Nebraska</text:p>
          </table:table-cell>
          <table:table-cell office:value-type="string">
            <text:p>41158</text:p>
          </table:table-cell>
          <table:table-cell office:value-type="string">
            <text:p>294185786</text:p>
          </table:table-cell>
          <table:table-cell office:value-type="string">
            <text:p>Industrial</text:p>
          </table:table-cell>
          <table:table-cell office:value-type="string">
            <text:p>Adams - Stoltenberg</text:p>
          </table:table-cell>
          <table:table-cell office:value-type="float" office:value="44421.347578912035">
            <text:p>44421.347578912035</text:p>
          </table:table-cell>
          <table:table-cell office:value-type="string">
            <text:p>http://placeimg.com/640/480</text:p>
          </table:table-cell>
          <table:table-cell office:value-type="string">
            <text:p>Autem enim enim ullam. Est alias incidunt dolorem doloribus mollitia consequuntur commodi. Tempore soluta temporibus molestiae officiis consectetur. Velit incidunt ut modi et. Omnis qui exercitationem dolor velit et labore ex voluptate voluptatem. Modi est non dolore enim.</text:p>
          </table:table-cell>
          <table:table-cell office:value-type="boolean" office:boolean-value="true">
            <text:p>TRUE</text:p>
          </table:table-cell>
        </table:table-row>
        <table:table-row>
          <table:table-cell office:value-type="string">
            <text:p>Kim Quitzon</text:p>
          </table:table-cell>
          <table:table-cell office:value-type="string">
            <text:p>989-332-6109 x31324</text:p>
          </table:table-cell>
          <table:table-cell office:value-type="string">
            <text:p>Francesca8@gmail.com</text:p>
          </table:table-cell>
          <table:table-cell office:value-type="string">
            <text:p>1968 Pietro Via</text:p>
          </table:table-cell>
          <table:table-cell office:value-type="string">
            <text:p>Lake Carolechester</text:p>
          </table:table-cell>
          <table:table-cell office:value-type="string">
            <text:p>Michigan</text:p>
          </table:table-cell>
          <table:table-cell office:value-type="string">
            <text:p>21406</text:p>
          </table:table-cell>
          <table:table-cell office:value-type="string">
            <text:p>026639743</text:p>
          </table:table-cell>
          <table:table-cell office:value-type="string">
            <text:p>Toys</text:p>
          </table:table-cell>
          <table:table-cell office:value-type="string">
            <text:p>Cassin Inc</text:p>
          </table:table-cell>
          <table:table-cell office:value-type="float" office:value="44553.63486056713">
            <text:p>44553.63486056713</text:p>
          </table:table-cell>
          <table:table-cell office:value-type="string">
            <text:p>http://placeimg.com/640/480</text:p>
          </table:table-cell>
          <table:table-cell office:value-type="string">
            <text:p>Ullam pariatur velit velit quisquam. Non voluptatum ab. Pariatur accusamus quasi quidem. Quam dolorem necessitatibus nihil.</text:p>
          </table:table-cell>
          <table:table-cell office:value-type="boolean" office:boolean-value="false">
            <text:p>FALSE</text:p>
          </table:table-cell>
        </table:table-row>
        <table:table-row>
          <table:table-cell office:value-type="string">
            <text:p>Mr. Chad Fay</text:p>
          </table:table-cell>
          <table:table-cell office:value-type="string">
            <text:p>435-531-2834 x70933</text:p>
          </table:table-cell>
          <table:table-cell office:value-type="string">
            <text:p>Cedrick.Will@gmail.com</text:p>
          </table:table-cell>
          <table:table-cell office:value-type="string">
            <text:p>9564 Gutkowski Locks</text:p>
          </table:table-cell>
          <table:table-cell office:value-type="string">
            <text:p>Lake Lee</text:p>
          </table:table-cell>
          <table:table-cell office:value-type="string">
            <text:p>Vermont</text:p>
          </table:table-cell>
          <table:table-cell office:value-type="string">
            <text:p>70070-9608</text:p>
          </table:table-cell>
          <table:table-cell office:value-type="string">
            <text:p>560768743</text:p>
          </table:table-cell>
          <table:table-cell office:value-type="string">
            <text:p>Industrial</text:p>
          </table:table-cell>
          <table:table-cell office:value-type="string">
            <text:p>Kessler Group</text:p>
          </table:table-cell>
          <table:table-cell office:value-type="float" office:value="44537.472556886576">
            <text:p>44537.472556886576</text:p>
          </table:table-cell>
          <table:table-cell office:value-type="string">
            <text:p>http://placeimg.com/640/480</text:p>
          </table:table-cell>
          <table:table-cell office:value-type="string">
            <text:p>Distinctio sed animi adipisci placeat architecto ex similique. Vitae cupiditate saepe est quidem quis eligendi nam. Illo placeat vitae est amet consequatur eaque voluptatem et.</text:p>
          </table:table-cell>
          <table:table-cell office:value-type="boolean" office:boolean-value="false">
            <text:p>FALSE</text:p>
          </table:table-cell>
        </table:table-row>
        <table:table-row>
          <table:table-cell office:value-type="string">
            <text:p>Al Yundt</text:p>
          </table:table-cell>
          <table:table-cell office:value-type="string">
            <text:p>1-613-492-0697 x3706</text:p>
          </table:table-cell>
          <table:table-cell office:value-type="string">
            <text:p>Oda23@yahoo.com</text:p>
          </table:table-cell>
          <table:table-cell office:value-type="string">
            <text:p>17574 Collier Light</text:p>
          </table:table-cell>
          <table:table-cell office:value-type="string">
            <text:p>South Asiatown</text:p>
          </table:table-cell>
          <table:table-cell office:value-type="string">
            <text:p>Wyoming</text:p>
          </table:table-cell>
          <table:table-cell office:value-type="string">
            <text:p>99810-4664</text:p>
          </table:table-cell>
          <table:table-cell office:value-type="string">
            <text:p>698193769</text:p>
          </table:table-cell>
          <table:table-cell office:value-type="string">
            <text:p>Electronics</text:p>
          </table:table-cell>
          <table:table-cell office:value-type="string">
            <text:p>Pacocha - Rosenbaum</text:p>
          </table:table-cell>
          <table:table-cell office:value-type="float" office:value="44368.74847204861">
            <text:p>44368.74847204861</text:p>
          </table:table-cell>
          <table:table-cell office:value-type="string">
            <text:p>http://placeimg.com/640/480</text:p>
          </table:table-cell>
          <table:table-cell office:value-type="string">
            <text:p>Id sed dolorem veniam autem. Tempore recusandae aspernatur accusantium unde. Ad et omnis saepe qui fuga ab et autem. Exercitationem et reiciendis vel eveniet et consequatur veritatis. Inventore odit et quis eveniet molestiae animi molestias repudiandae.</text:p>
          </table:table-cell>
          <table:table-cell office:value-type="boolean" office:boolean-value="false">
            <text:p>FALSE</text:p>
          </table:table-cell>
        </table:table-row>
        <table:table-row>
          <table:table-cell office:value-type="string">
            <text:p>Miss Randall Kling</text:p>
          </table:table-cell>
          <table:table-cell office:value-type="string">
            <text:p>(673) 498-0249</text:p>
          </table:table-cell>
          <table:table-cell office:value-type="string">
            <text:p>Nathen.Carroll45@gmail.com</text:p>
          </table:table-cell>
          <table:table-cell office:value-type="string">
            <text:p>5257 Reinhold Parks</text:p>
          </table:table-cell>
          <table:table-cell office:value-type="string">
            <text:p>West Davonte</text:p>
          </table:table-cell>
          <table:table-cell office:value-type="string">
            <text:p>Oklahoma</text:p>
          </table:table-cell>
          <table:table-cell office:value-type="string">
            <text:p>85468</text:p>
          </table:table-cell>
          <table:table-cell office:value-type="string">
            <text:p>184252596</text:p>
          </table:table-cell>
          <table:table-cell office:value-type="string">
            <text:p>Sports</text:p>
          </table:table-cell>
          <table:table-cell office:value-type="string">
            <text:p>Wilderman - Kuvalis</text:p>
          </table:table-cell>
          <table:table-cell office:value-type="float" office:value="44562.192489664354">
            <text:p>44562.192489664354</text:p>
          </table:table-cell>
          <table:table-cell office:value-type="string">
            <text:p>http://placeimg.com/640/480</text:p>
          </table:table-cell>
          <table:table-cell office:value-type="string">
            <text:p>Sed autem velit ut beatae. Ut nemo expedita sunt et illum dolorem vitae non at. Deleniti numquam recusandae explicabo sapiente.</text:p>
          </table:table-cell>
          <table:table-cell office:value-type="boolean" office:boolean-value="true">
            <text:p>TRUE</text:p>
          </table:table-cell>
        </table:table-row>
        <table:table-row>
          <table:table-cell office:value-type="string">
            <text:p>Marion Gislason</text:p>
          </table:table-cell>
          <table:table-cell office:value-type="string">
            <text:p>(596) 989-6771</text:p>
          </table:table-cell>
          <table:table-cell office:value-type="string">
            <text:p>Charlene71@gmail.com</text:p>
          </table:table-cell>
          <table:table-cell office:value-type="string">
            <text:p>8530 Johnson River</text:p>
          </table:table-cell>
          <table:table-cell office:value-type="string">
            <text:p>South Barbara</text:p>
          </table:table-cell>
          <table:table-cell office:value-type="string">
            <text:p>Maine</text:p>
          </table:table-cell>
          <table:table-cell office:value-type="string">
            <text:p>97804-3601</text:p>
          </table:table-cell>
          <table:table-cell office:value-type="string">
            <text:p>281052107</text:p>
          </table:table-cell>
          <table:table-cell office:value-type="string">
            <text:p>Industrial</text:p>
          </table:table-cell>
          <table:table-cell office:value-type="string">
            <text:p>Tromp LLC</text:p>
          </table:table-cell>
          <table:table-cell office:value-type="float" office:value="44402.151848298614">
            <text:p>44402.151848298614</text:p>
          </table:table-cell>
          <table:table-cell office:value-type="string">
            <text:p>http://placeimg.com/640/480</text:p>
          </table:table-cell>
          <table:table-cell office:value-type="string">
            <text:p>Veniam molestiae nemo sequi cumque repellat sed vel sunt. Fugiat molestias itaque quaerat numquam itaque est quia. Sunt ullam assumenda debitis reiciendis qui.</text:p>
          </table:table-cell>
          <table:table-cell office:value-type="boolean" office:boolean-value="false">
            <text:p>FALSE</text:p>
          </table:table-cell>
        </table:table-row>
        <table:table-row>
          <table:table-cell office:value-type="string">
            <text:p>Fred Sipes</text:p>
          </table:table-cell>
          <table:table-cell office:value-type="string">
            <text:p>943.589.4594 x55487</text:p>
          </table:table-cell>
          <table:table-cell office:value-type="string">
            <text:p>Tyrel0@gmail.com</text:p>
          </table:table-cell>
          <table:table-cell office:value-type="string">
            <text:p>961 Olson Center</text:p>
          </table:table-cell>
          <table:table-cell office:value-type="string">
            <text:p>Palm Harbor</text:p>
          </table:table-cell>
          <table:table-cell office:value-type="string">
            <text:p>New Hampshire</text:p>
          </table:table-cell>
          <table:table-cell office:value-type="string">
            <text:p>09437-8270</text:p>
          </table:table-cell>
          <table:table-cell office:value-type="string">
            <text:p>966800425</text:p>
          </table:table-cell>
          <table:table-cell office:value-type="string">
            <text:p>Grocery</text:p>
          </table:table-cell>
          <table:table-cell office:value-type="string">
            <text:p>Kuphal Group</text:p>
          </table:table-cell>
          <table:table-cell office:value-type="float" office:value="44490.91811357639">
            <text:p>44490.91811357639</text:p>
          </table:table-cell>
          <table:table-cell office:value-type="string">
            <text:p>http://placeimg.com/640/480</text:p>
          </table:table-cell>
          <table:table-cell office:value-type="string">
            <text:p>Et quia provident accusamus voluptatem aut iusto et temporibus. Cupiditate eveniet aspernatur esse eum rerum veniam perspiciatis ut non. In mollitia nulla laboriosam ut voluptates.</text:p>
          </table:table-cell>
          <table:table-cell office:value-type="boolean" office:boolean-value="false">
            <text:p>FALSE</text:p>
          </table:table-cell>
        </table:table-row>
        <table:table-row>
          <table:table-cell office:value-type="string">
            <text:p>Kendra Turner</text:p>
          </table:table-cell>
          <table:table-cell office:value-type="string">
            <text:p>758.439.2563 x112</text:p>
          </table:table-cell>
          <table:table-cell office:value-type="string">
            <text:p>Emilio.Rohan78@hotmail.com</text:p>
          </table:table-cell>
          <table:table-cell office:value-type="string">
            <text:p>97636 Asa Walk</text:p>
          </table:table-cell>
          <table:table-cell office:value-type="string">
            <text:p>Quigleyport</text:p>
          </table:table-cell>
          <table:table-cell office:value-type="string">
            <text:p>Hawaii</text:p>
          </table:table-cell>
          <table:table-cell office:value-type="string">
            <text:p>40289</text:p>
          </table:table-cell>
          <table:table-cell office:value-type="string">
            <text:p>978145929</text:p>
          </table:table-cell>
          <table:table-cell office:value-type="string">
            <text:p>Tools</text:p>
          </table:table-cell>
          <table:table-cell office:value-type="string">
            <text:p>Jaskolski, Mueller and Quigley</text:p>
          </table:table-cell>
          <table:table-cell office:value-type="float" office:value="44557.8728977662">
            <text:p>44557.8728977662</text:p>
          </table:table-cell>
          <table:table-cell office:value-type="string">
            <text:p>http://placeimg.com/640/480</text:p>
          </table:table-cell>
          <table:table-cell office:value-type="string">
            <text:p>Ipsum sit ad itaque aut. Iusto ut aliquid ipsum quo quas minus nemo quo. Quidem et labore dolor aut. Facilis fugit quod consequuntur.</text:p>
          </table:table-cell>
          <table:table-cell office:value-type="boolean" office:boolean-value="true">
            <text:p>TRUE</text:p>
          </table:table-cell>
        </table:table-row>
        <table:table-row>
          <table:table-cell office:value-type="string">
            <text:p>Jody Cruickshank</text:p>
          </table:table-cell>
          <table:table-cell office:value-type="string">
            <text:p>645.757.6511</text:p>
          </table:table-cell>
          <table:table-cell office:value-type="string">
            <text:p>Americo.Labadie49@gmail.com</text:p>
          </table:table-cell>
          <table:table-cell office:value-type="string">
            <text:p>8148 Sanford Overpass</text:p>
          </table:table-cell>
          <table:table-cell office:value-type="string">
            <text:p>East Melody</text:p>
          </table:table-cell>
          <table:table-cell office:value-type="string">
            <text:p>Virginia</text:p>
          </table:table-cell>
          <table:table-cell office:value-type="string">
            <text:p>54364</text:p>
          </table:table-cell>
          <table:table-cell office:value-type="string">
            <text:p>875454658</text:p>
          </table:table-cell>
          <table:table-cell office:value-type="string">
            <text:p>Computers</text:p>
          </table:table-cell>
          <table:table-cell office:value-type="string">
            <text:p>Smitham and Sons</text:p>
          </table:table-cell>
          <table:table-cell office:value-type="float" office:value="44264.230568252315">
            <text:p>44264.230568252315</text:p>
          </table:table-cell>
          <table:table-cell office:value-type="string">
            <text:p>http://placeimg.com/640/480</text:p>
          </table:table-cell>
          <table:table-cell office:value-type="string">
            <text:p>Ut illum aut mollitia dolorem laboriosam fugiat sit. Libero quis est tenetur sunt et in in. Dolores hic quisquam et quae doloribus.</text:p>
          </table:table-cell>
          <table:table-cell office:value-type="boolean" office:boolean-value="true">
            <text:p>TRUE</text:p>
          </table:table-cell>
        </table:table-row>
        <table:table-row>
          <table:table-cell office:value-type="string">
            <text:p>Lorenzo Walsh</text:p>
          </table:table-cell>
          <table:table-cell office:value-type="string">
            <text:p>1-806-628-1629</text:p>
          </table:table-cell>
          <table:table-cell office:value-type="string">
            <text:p>Twila26@hotmail.com</text:p>
          </table:table-cell>
          <table:table-cell office:value-type="string">
            <text:p>539 Wisoky Plaza</text:p>
          </table:table-cell>
          <table:table-cell office:value-type="string">
            <text:p>West Julianneberg</text:p>
          </table:table-cell>
          <table:table-cell office:value-type="string">
            <text:p>Vermont</text:p>
          </table:table-cell>
          <table:table-cell office:value-type="string">
            <text:p>67694</text:p>
          </table:table-cell>
          <table:table-cell office:value-type="string">
            <text:p>070564042</text:p>
          </table:table-cell>
          <table:table-cell office:value-type="string">
            <text:p>Computers</text:p>
          </table:table-cell>
          <table:table-cell office:value-type="string">
            <text:p>Mann, Grimes and Batz</text:p>
          </table:table-cell>
          <table:table-cell office:value-type="float" office:value="44334.46858444445">
            <text:p>44334.46858444445</text:p>
          </table:table-cell>
          <table:table-cell office:value-type="string">
            <text:p>http://placeimg.com/640/480</text:p>
          </table:table-cell>
          <table:table-cell office:value-type="string">
            <text:p>Repudiandae nemo sequi ut omnis. Perspiciatis quasi et et quia. Deserunt consequatur enim modi voluptatem qui.</text:p>
          </table:table-cell>
          <table:table-cell office:value-type="boolean" office:boolean-value="false">
            <text:p>FALSE</text:p>
          </table:table-cell>
        </table:table-row>
        <table:table-row>
          <table:table-cell office:value-type="string">
            <text:p>Mr. Perry Abbott</text:p>
          </table:table-cell>
          <table:table-cell office:value-type="string">
            <text:p>576-398-0206 x464</text:p>
          </table:table-cell>
          <table:table-cell office:value-type="string">
            <text:p>Mona48@gmail.com</text:p>
          </table:table-cell>
          <table:table-cell office:value-type="string">
            <text:p>413 Rafaela Knoll</text:p>
          </table:table-cell>
          <table:table-cell office:value-type="string">
            <text:p>Cathedral City</text:p>
          </table:table-cell>
          <table:table-cell office:value-type="string">
            <text:p>South Dakota</text:p>
          </table:table-cell>
          <table:table-cell office:value-type="string">
            <text:p>69253-8169</text:p>
          </table:table-cell>
          <table:table-cell office:value-type="string">
            <text:p>952075316</text:p>
          </table:table-cell>
          <table:table-cell office:value-type="string">
            <text:p>Clothing</text:p>
          </table:table-cell>
          <table:table-cell office:value-type="string">
            <text:p>Rohan - Mann</text:p>
          </table:table-cell>
          <table:table-cell office:value-type="float" office:value="44450.70619633102">
            <text:p>44450.70619633102</text:p>
          </table:table-cell>
          <table:table-cell office:value-type="string">
            <text:p>http://placeimg.com/640/480</text:p>
          </table:table-cell>
          <table:table-cell office:value-type="string">
            <text:p>Odit dolorem itaque corrupti quod quidem quis ut. Eaque repudiandae laborum est magnam incidunt eius laborum totam. Porro minima ratione impedit accusamus architecto. Tenetur possimus et perferendis incidunt est culpa. Commodi recusandae expedita rerum. Ipsam ut sit animi et dolor qui.</text:p>
          </table:table-cell>
          <table:table-cell office:value-type="boolean" office:boolean-value="false">
            <text:p>FALSE</text:p>
          </table:table-cell>
        </table:table-row>
        <table:table-row>
          <table:table-cell office:value-type="string">
            <text:p>Mrs. Lucas Becker</text:p>
          </table:table-cell>
          <table:table-cell office:value-type="string">
            <text:p>1-372-334-6325 x899</text:p>
          </table:table-cell>
          <table:table-cell office:value-type="string">
            <text:p>Reuben_Gibson48@yahoo.com</text:p>
          </table:table-cell>
          <table:table-cell office:value-type="string">
            <text:p>3983 Shaina Groves</text:p>
          </table:table-cell>
          <table:table-cell office:value-type="string">
            <text:p>Burlington</text:p>
          </table:table-cell>
          <table:table-cell office:value-type="string">
            <text:p>Tennessee</text:p>
          </table:table-cell>
          <table:table-cell office:value-type="string">
            <text:p>93002</text:p>
          </table:table-cell>
          <table:table-cell office:value-type="string">
            <text:p>137888483</text:p>
          </table:table-cell>
          <table:table-cell office:value-type="string">
            <text:p>Automotive</text:p>
          </table:table-cell>
          <table:table-cell office:value-type="string">
            <text:p>Sanford and Sons</text:p>
          </table:table-cell>
          <table:table-cell office:value-type="float" office:value="44389.40777200231">
            <text:p>44389.40777200231</text:p>
          </table:table-cell>
          <table:table-cell office:value-type="string">
            <text:p>http://placeimg.com/640/480</text:p>
          </table:table-cell>
          <table:table-cell office:value-type="string">
            <text:p>Eius voluptatem corrupti sint. Ad ratione iste sit cupiditate. Minima corporis omnis in vel.</text:p>
          </table:table-cell>
          <table:table-cell office:value-type="boolean" office:boolean-value="true">
            <text:p>TRUE</text:p>
          </table:table-cell>
        </table:table-row>
        <table:table-row>
          <table:table-cell office:value-type="string">
            <text:p>Dana Sawayn</text:p>
          </table:table-cell>
          <table:table-cell office:value-type="string">
            <text:p>883-295-6559 x467</text:p>
          </table:table-cell>
          <table:table-cell office:value-type="string">
            <text:p>Estel_Towne@yahoo.com</text:p>
          </table:table-cell>
          <table:table-cell office:value-type="string">
            <text:p>96245 Odie Mall</text:p>
          </table:table-cell>
          <table:table-cell office:value-type="string">
            <text:p>Santa Ana</text:p>
          </table:table-cell>
          <table:table-cell office:value-type="string">
            <text:p>California</text:p>
          </table:table-cell>
          <table:table-cell office:value-type="string">
            <text:p>35678</text:p>
          </table:table-cell>
          <table:table-cell office:value-type="string">
            <text:p>994639464</text:p>
          </table:table-cell>
          <table:table-cell office:value-type="string">
            <text:p>Music</text:p>
          </table:table-cell>
          <table:table-cell office:value-type="string">
            <text:p>Carter - Stokes</text:p>
          </table:table-cell>
          <table:table-cell office:value-type="float" office:value="44502.23997739583">
            <text:p>44502.23997739583</text:p>
          </table:table-cell>
          <table:table-cell office:value-type="string">
            <text:p>http://placeimg.com/640/480</text:p>
          </table:table-cell>
          <table:table-cell office:value-type="string">
            <text:p>Laborum molestiae omnis earum temporibus tempora non consequatur a eos. Omnis harum sint temporibus sunt quia quidem tempore. Suscipit vitae modi animi sequi. Sint nisi quia facilis facilis occaecati est ut quaerat minima. Cupiditate reprehenderit ad magnam dolorem veniam veritatis. At dolor excepturi corporis eum.</text:p>
          </table:table-cell>
          <table:table-cell office:value-type="boolean" office:boolean-value="false">
            <text:p>FALSE</text:p>
          </table:table-cell>
        </table:table-row>
        <table:table-row>
          <table:table-cell office:value-type="string">
            <text:p>Travis Osinski</text:p>
          </table:table-cell>
          <table:table-cell office:value-type="string">
            <text:p>221.438.7097</text:p>
          </table:table-cell>
          <table:table-cell office:value-type="string">
            <text:p>George44@yahoo.com</text:p>
          </table:table-cell>
          <table:table-cell office:value-type="string">
            <text:p>77777 Rosina Grove</text:p>
          </table:table-cell>
          <table:table-cell office:value-type="string">
            <text:p>Romanside</text:p>
          </table:table-cell>
          <table:table-cell office:value-type="string">
            <text:p>South Carolina</text:p>
          </table:table-cell>
          <table:table-cell office:value-type="string">
            <text:p>04137-8044</text:p>
          </table:table-cell>
          <table:table-cell office:value-type="string">
            <text:p>805504714</text:p>
          </table:table-cell>
          <table:table-cell office:value-type="string">
            <text:p>Industrial</text:p>
          </table:table-cell>
          <table:table-cell office:value-type="string">
            <text:p>Casper, Stokes and Wiegand</text:p>
          </table:table-cell>
          <table:table-cell office:value-type="float" office:value="44423.17886479167">
            <text:p>44423.17886479167</text:p>
          </table:table-cell>
          <table:table-cell office:value-type="string">
            <text:p>http://placeimg.com/640/480</text:p>
          </table:table-cell>
          <table:table-cell office:value-type="string">
            <text:p>Qui qui commodi amet. Id delectus alias. Laboriosam dolor pariatur.</text:p>
          </table:table-cell>
          <table:table-cell office:value-type="boolean" office:boolean-value="false">
            <text:p>FALSE</text:p>
          </table:table-cell>
        </table:table-row>
        <table:table-row>
          <table:table-cell office:value-type="string">
            <text:p>Ms. Loren Nienow</text:p>
          </table:table-cell>
          <table:table-cell office:value-type="string">
            <text:p>779.517.6017</text:p>
          </table:table-cell>
          <table:table-cell office:value-type="string">
            <text:p>Filiberto0@yahoo.com</text:p>
          </table:table-cell>
          <table:table-cell office:value-type="string">
            <text:p>698 Monique Loop</text:p>
          </table:table-cell>
          <table:table-cell office:value-type="string">
            <text:p>Port Sallyburgh</text:p>
          </table:table-cell>
          <table:table-cell office:value-type="string">
            <text:p>Kentucky</text:p>
          </table:table-cell>
          <table:table-cell office:value-type="string">
            <text:p>27992</text:p>
          </table:table-cell>
          <table:table-cell office:value-type="string">
            <text:p>831097651</text:p>
          </table:table-cell>
          <table:table-cell office:value-type="string">
            <text:p>Beauty</text:p>
          </table:table-cell>
          <table:table-cell office:value-type="string">
            <text:p>Kris - Hayes</text:p>
          </table:table-cell>
          <table:table-cell office:value-type="float" office:value="44386.35375943287">
            <text:p>44386.35375943287</text:p>
          </table:table-cell>
          <table:table-cell office:value-type="string">
            <text:p>http://placeimg.com/640/480</text:p>
          </table:table-cell>
          <table:table-cell office:value-type="string">
            <text:p>Consequatur quas reiciendis mollitia magni incidunt corrupti atque placeat. Ipsum voluptatum accusamus rerum aliquam. Earum assumenda eaque laudantium quia reprehenderit. Unde quo omnis iste magnam sed.</text:p>
          </table:table-cell>
          <table:table-cell office:value-type="boolean" office:boolean-value="true">
            <text:p>TRUE</text:p>
          </table:table-cell>
        </table:table-row>
        <table:table-row>
          <table:table-cell office:value-type="string">
            <text:p>Joanne Keebler</text:p>
          </table:table-cell>
          <table:table-cell office:value-type="string">
            <text:p>(591) 811-4363 x56775</text:p>
          </table:table-cell>
          <table:table-cell office:value-type="string">
            <text:p>Aiden.Jacobi@hotmail.com</text:p>
          </table:table-cell>
          <table:table-cell office:value-type="string">
            <text:p>52835 Carroll Flats</text:p>
          </table:table-cell>
          <table:table-cell office:value-type="string">
            <text:p>West Allanview</text:p>
          </table:table-cell>
          <table:table-cell office:value-type="string">
            <text:p>Ohio</text:p>
          </table:table-cell>
          <table:table-cell office:value-type="string">
            <text:p>74773-0776</text:p>
          </table:table-cell>
          <table:table-cell office:value-type="string">
            <text:p>746100866</text:p>
          </table:table-cell>
          <table:table-cell office:value-type="string">
            <text:p>Home</text:p>
          </table:table-cell>
          <table:table-cell office:value-type="string">
            <text:p>Dooley LLC</text:p>
          </table:table-cell>
          <table:table-cell office:value-type="float" office:value="44220.68738267361">
            <text:p>44220.68738267361</text:p>
          </table:table-cell>
          <table:table-cell office:value-type="string">
            <text:p>http://placeimg.com/640/480</text:p>
          </table:table-cell>
          <table:table-cell office:value-type="string">
            <text:p>Omnis est quod corrupti tenetur nobis eligendi. Maiores blanditiis facilis non autem doloribus ullam assumenda sed. Repellat in facere vitae accusantium quia a. Non quo ut id dolore nostrum placeat incidunt. Rerum numquam placeat cupiditate sequi incidunt voluptatem ullam.</text:p>
          </table:table-cell>
          <table:table-cell office:value-type="boolean" office:boolean-value="false">
            <text:p>FALSE</text:p>
          </table:table-cell>
        </table:table-row>
        <table:table-row>
          <table:table-cell office:value-type="string">
            <text:p>Emma Hodkiewicz</text:p>
          </table:table-cell>
          <table:table-cell office:value-type="string">
            <text:p>446-494-1017 x8902</text:p>
          </table:table-cell>
          <table:table-cell office:value-type="string">
            <text:p>Lauriane66@hotmail.com</text:p>
          </table:table-cell>
          <table:table-cell office:value-type="string">
            <text:p>3847 Jacobs Ville</text:p>
          </table:table-cell>
          <table:table-cell office:value-type="string">
            <text:p>Rosalindshire</text:p>
          </table:table-cell>
          <table:table-cell office:value-type="string">
            <text:p>Maryland</text:p>
          </table:table-cell>
          <table:table-cell office:value-type="string">
            <text:p>88372</text:p>
          </table:table-cell>
          <table:table-cell office:value-type="string">
            <text:p>550970978</text:p>
          </table:table-cell>
          <table:table-cell office:value-type="string">
            <text:p>Garden</text:p>
          </table:table-cell>
          <table:table-cell office:value-type="string">
            <text:p>Padberg, Trantow and Block</text:p>
          </table:table-cell>
          <table:table-cell office:value-type="float" office:value="44464.33326151621">
            <text:p>44464.33326151621</text:p>
          </table:table-cell>
          <table:table-cell office:value-type="string">
            <text:p>http://placeimg.com/640/480</text:p>
          </table:table-cell>
          <table:table-cell office:value-type="string">
            <text:p>Corporis nam officia ducimus. Mollitia expedita officiis earum qui aut vel. Sunt molestiae illo harum neque.</text:p>
          </table:table-cell>
          <table:table-cell office:value-type="boolean" office:boolean-value="true">
            <text:p>TRUE</text:p>
          </table:table-cell>
        </table:table-row>
        <table:table-row>
          <table:table-cell office:value-type="string">
            <text:p>Merle Mayert</text:p>
          </table:table-cell>
          <table:table-cell office:value-type="string">
            <text:p>(288) 270-0701</text:p>
          </table:table-cell>
          <table:table-cell office:value-type="string">
            <text:p>Nichole88@yahoo.com</text:p>
          </table:table-cell>
          <table:table-cell office:value-type="string">
            <text:p>882 Ashtyn Station</text:p>
          </table:table-cell>
          <table:table-cell office:value-type="string">
            <text:p>Lake Lawsonmouth</text:p>
          </table:table-cell>
          <table:table-cell office:value-type="string">
            <text:p>North Carolina</text:p>
          </table:table-cell>
          <table:table-cell office:value-type="string">
            <text:p>61557-6995</text:p>
          </table:table-cell>
          <table:table-cell office:value-type="string">
            <text:p>146880388</text:p>
          </table:table-cell>
          <table:table-cell office:value-type="string">
            <text:p>Home</text:p>
          </table:table-cell>
          <table:table-cell office:value-type="string">
            <text:p>O'Hara - Schuppe</text:p>
          </table:table-cell>
          <table:table-cell office:value-type="float" office:value="44570.83381225695">
            <text:p>44570.83381225695</text:p>
          </table:table-cell>
          <table:table-cell office:value-type="string">
            <text:p>http://placeimg.com/640/480</text:p>
          </table:table-cell>
          <table:table-cell office:value-type="string">
            <text:p>Officiis sapiente nostrum tempora. Veniam aut enim maxime. Nisi et enim consequatur omnis optio provident.</text:p>
          </table:table-cell>
          <table:table-cell office:value-type="boolean" office:boolean-value="false">
            <text:p>FALSE</text:p>
          </table:table-cell>
        </table:table-row>
        <table:table-row>
          <table:table-cell office:value-type="string">
            <text:p>Allen Murphy</text:p>
          </table:table-cell>
          <table:table-cell office:value-type="string">
            <text:p>(596) 222-0997 x9613</text:p>
          </table:table-cell>
          <table:table-cell office:value-type="string">
            <text:p>Jasmin99@yahoo.com</text:p>
          </table:table-cell>
          <table:table-cell office:value-type="string">
            <text:p>0876 Ahmad Keys</text:p>
          </table:table-cell>
          <table:table-cell office:value-type="string">
            <text:p>South Theresaton</text:p>
          </table:table-cell>
          <table:table-cell office:value-type="string">
            <text:p>New York</text:p>
          </table:table-cell>
          <table:table-cell office:value-type="string">
            <text:p>48198-8129</text:p>
          </table:table-cell>
          <table:table-cell office:value-type="string">
            <text:p>240058977</text:p>
          </table:table-cell>
          <table:table-cell office:value-type="string">
            <text:p>Baby</text:p>
          </table:table-cell>
          <table:table-cell office:value-type="string">
            <text:p>Halvorson, Funk and Morissette</text:p>
          </table:table-cell>
          <table:table-cell office:value-type="float" office:value="44369.40465331019">
            <text:p>44369.40465331019</text:p>
          </table:table-cell>
          <table:table-cell office:value-type="string">
            <text:p>http://placeimg.com/640/480</text:p>
          </table:table-cell>
          <table:table-cell office:value-type="string">
            <text:p>Eum porro et ipsa porro voluptatibus reiciendis quos incidunt consequatur. Explicabo excepturi quo accusantium animi. Minus ad est ullam sint et quam. Harum aut quia nihil expedita debitis ut repellendus quia.</text:p>
          </table:table-cell>
          <table:table-cell office:value-type="boolean" office:boolean-value="true">
            <text:p>TRUE</text:p>
          </table:table-cell>
        </table:table-row>
        <table:table-row>
          <table:table-cell office:value-type="string">
            <text:p>Wade Kub</text:p>
          </table:table-cell>
          <table:table-cell office:value-type="string">
            <text:p>(832) 397-7486</text:p>
          </table:table-cell>
          <table:table-cell office:value-type="string">
            <text:p>Wayne51@gmail.com</text:p>
          </table:table-cell>
          <table:table-cell office:value-type="string">
            <text:p>69251 Lemke Stravenue</text:p>
          </table:table-cell>
          <table:table-cell office:value-type="string">
            <text:p>Vladimirport</text:p>
          </table:table-cell>
          <table:table-cell office:value-type="string">
            <text:p>Tennessee</text:p>
          </table:table-cell>
          <table:table-cell office:value-type="string">
            <text:p>43752-8137</text:p>
          </table:table-cell>
          <table:table-cell office:value-type="string">
            <text:p>449364433</text:p>
          </table:table-cell>
          <table:table-cell office:value-type="string">
            <text:p>Grocery</text:p>
          </table:table-cell>
          <table:table-cell office:value-type="string">
            <text:p>Watsica LLC</text:p>
          </table:table-cell>
          <table:table-cell office:value-type="float" office:value="44242.39193189815">
            <text:p>44242.39193189815</text:p>
          </table:table-cell>
          <table:table-cell office:value-type="string">
            <text:p>http://placeimg.com/640/480</text:p>
          </table:table-cell>
          <table:table-cell office:value-type="string">
            <text:p>Quis minus delectus culpa. Dolores expedita necessitatibus in id numquam molestiae. Est minima iure aliquam aut accusantium id maxime sed cupiditate. Cum dolores consequatur ducimus necessitatibus maiores deleniti.</text:p>
          </table:table-cell>
          <table:table-cell office:value-type="boolean" office:boolean-value="true">
            <text:p>TRUE</text:p>
          </table:table-cell>
        </table:table-row>
        <table:table-row>
          <table:table-cell office:value-type="string">
            <text:p>Shari Morar</text:p>
          </table:table-cell>
          <table:table-cell office:value-type="string">
            <text:p>(549) 834-4146</text:p>
          </table:table-cell>
          <table:table-cell office:value-type="string">
            <text:p>Monica.Armstrong38@hotmail.com</text:p>
          </table:table-cell>
          <table:table-cell office:value-type="string">
            <text:p>951 Adams Island</text:p>
          </table:table-cell>
          <table:table-cell office:value-type="string">
            <text:p>Robinmouth</text:p>
          </table:table-cell>
          <table:table-cell office:value-type="string">
            <text:p>Kansas</text:p>
          </table:table-cell>
          <table:table-cell office:value-type="string">
            <text:p>88168-6330</text:p>
          </table:table-cell>
          <table:table-cell office:value-type="string">
            <text:p>440850072</text:p>
          </table:table-cell>
          <table:table-cell office:value-type="string">
            <text:p>Outdoors</text:p>
          </table:table-cell>
          <table:table-cell office:value-type="string">
            <text:p>Heller - Wyman</text:p>
          </table:table-cell>
          <table:table-cell office:value-type="float" office:value="44413.015307650465">
            <text:p>44413.015307650465</text:p>
          </table:table-cell>
          <table:table-cell office:value-type="string">
            <text:p>http://placeimg.com/640/480</text:p>
          </table:table-cell>
          <table:table-cell office:value-type="string">
            <text:p>Explicabo commodi minima. Ut et earum perferendis veritatis illo quidem velit. Unde quia occaecati sapiente molestiae nihil quos omnis sit aut. Culpa voluptas in repellendus perferendis perferendis voluptatum. Explicabo ex occaecati nemo ratione nesciunt.</text:p>
          </table:table-cell>
          <table:table-cell office:value-type="boolean" office:boolean-value="true">
            <text:p>TRUE</text:p>
          </table:table-cell>
        </table:table-row>
        <table:table-row>
          <table:table-cell office:value-type="string">
            <text:p>Marsha Sporer</text:p>
          </table:table-cell>
          <table:table-cell office:value-type="string">
            <text:p>(278) 786-3921</text:p>
          </table:table-cell>
          <table:table-cell office:value-type="string">
            <text:p>Harvey.Emmerich80@yahoo.com</text:p>
          </table:table-cell>
          <table:table-cell office:value-type="string">
            <text:p>149 Gottlieb Ville</text:p>
          </table:table-cell>
          <table:table-cell office:value-type="string">
            <text:p>Klingview</text:p>
          </table:table-cell>
          <table:table-cell office:value-type="string">
            <text:p>Washington</text:p>
          </table:table-cell>
          <table:table-cell office:value-type="string">
            <text:p>05842-2307</text:p>
          </table:table-cell>
          <table:table-cell office:value-type="string">
            <text:p>963136244</text:p>
          </table:table-cell>
          <table:table-cell office:value-type="string">
            <text:p>Grocery</text:p>
          </table:table-cell>
          <table:table-cell office:value-type="string">
            <text:p>Bergstrom, Franecki and Towne</text:p>
          </table:table-cell>
          <table:table-cell office:value-type="float" office:value="44386.558945034725">
            <text:p>44386.558945034725</text:p>
          </table:table-cell>
          <table:table-cell office:value-type="string">
            <text:p>http://placeimg.com/640/480</text:p>
          </table:table-cell>
          <table:table-cell office:value-type="string">
            <text:p>Esse et doloremque rerum. Temporibus voluptas deserunt qui qui quae velit sint et provident. Aut quo eligendi.</text:p>
          </table:table-cell>
          <table:table-cell office:value-type="boolean" office:boolean-value="false">
            <text:p>FALSE</text:p>
          </table:table-cell>
        </table:table-row>
        <table:table-row>
          <table:table-cell office:value-type="string">
            <text:p>Roger Lockman</text:p>
          </table:table-cell>
          <table:table-cell office:value-type="string">
            <text:p>529.784.4507</text:p>
          </table:table-cell>
          <table:table-cell office:value-type="string">
            <text:p>Arnold.Cole@yahoo.com</text:p>
          </table:table-cell>
          <table:table-cell office:value-type="string">
            <text:p>5521 Bernard Expressway</text:p>
          </table:table-cell>
          <table:table-cell office:value-type="string">
            <text:p>Port Aubrey</text:p>
          </table:table-cell>
          <table:table-cell office:value-type="string">
            <text:p>Kansas</text:p>
          </table:table-cell>
          <table:table-cell office:value-type="string">
            <text:p>41926-5733</text:p>
          </table:table-cell>
          <table:table-cell office:value-type="string">
            <text:p>953337118</text:p>
          </table:table-cell>
          <table:table-cell office:value-type="string">
            <text:p>Computers</text:p>
          </table:table-cell>
          <table:table-cell office:value-type="string">
            <text:p>Farrell - Dickinson</text:p>
          </table:table-cell>
          <table:table-cell office:value-type="float" office:value="44308.96152275463">
            <text:p>44308.96152275463</text:p>
          </table:table-cell>
          <table:table-cell office:value-type="string">
            <text:p>http://placeimg.com/640/480</text:p>
          </table:table-cell>
          <table:table-cell office:value-type="string">
            <text:p>Tempora vitae nobis perspiciatis consequatur delectus. Nihil provident velit sunt id qui. Aut atque consectetur a et repudiandae dolore enim. At qui amet velit placeat ea.</text:p>
          </table:table-cell>
          <table:table-cell office:value-type="boolean" office:boolean-value="false">
            <text:p>FALSE</text:p>
          </table:table-cell>
        </table:table-row>
        <table:table-row>
          <table:table-cell office:value-type="string">
            <text:p>Johanna Bosco</text:p>
          </table:table-cell>
          <table:table-cell office:value-type="string">
            <text:p>901-519-3689 x71269</text:p>
          </table:table-cell>
          <table:table-cell office:value-type="string">
            <text:p>Willie44@hotmail.com</text:p>
          </table:table-cell>
          <table:table-cell office:value-type="string">
            <text:p>6223 Hermiston Mills</text:p>
          </table:table-cell>
          <table:table-cell office:value-type="string">
            <text:p>Shannonmouth</text:p>
          </table:table-cell>
          <table:table-cell office:value-type="string">
            <text:p>Michigan</text:p>
          </table:table-cell>
          <table:table-cell office:value-type="string">
            <text:p>10263</text:p>
          </table:table-cell>
          <table:table-cell office:value-type="string">
            <text:p>375113842</text:p>
          </table:table-cell>
          <table:table-cell office:value-type="string">
            <text:p>Sports</text:p>
          </table:table-cell>
          <table:table-cell office:value-type="string">
            <text:p>Hamill, Dibbert and Zemlak</text:p>
          </table:table-cell>
          <table:table-cell office:value-type="float" office:value="44290.58156363426">
            <text:p>44290.58156363426</text:p>
          </table:table-cell>
          <table:table-cell office:value-type="string">
            <text:p>http://placeimg.com/640/480</text:p>
          </table:table-cell>
          <table:table-cell office:value-type="string">
            <text:p>Doloremque inventore vero voluptatem. Voluptas eum voluptatem nisi. Unde accusamus voluptas laboriosam ex sit odio ut odio velit. Veniam quia quia illum maiores alias aut aut ab.</text:p>
          </table:table-cell>
          <table:table-cell office:value-type="boolean" office:boolean-value="false">
            <text:p>FALSE</text:p>
          </table:table-cell>
        </table:table-row>
        <table:table-row>
          <table:table-cell office:value-type="string">
            <text:p>Jose Bernhard I</text:p>
          </table:table-cell>
          <table:table-cell office:value-type="string">
            <text:p>(644) 800-8490 x422</text:p>
          </table:table-cell>
          <table:table-cell office:value-type="string">
            <text:p>Reba95@yahoo.com</text:p>
          </table:table-cell>
          <table:table-cell office:value-type="string">
            <text:p>305 Maximo Isle</text:p>
          </table:table-cell>
          <table:table-cell office:value-type="string">
            <text:p>South Nicolettechester</text:p>
          </table:table-cell>
          <table:table-cell office:value-type="string">
            <text:p>North Dakota</text:p>
          </table:table-cell>
          <table:table-cell office:value-type="string">
            <text:p>29074</text:p>
          </table:table-cell>
          <table:table-cell office:value-type="string">
            <text:p>648634757</text:p>
          </table:table-cell>
          <table:table-cell office:value-type="string">
            <text:p>Automotive</text:p>
          </table:table-cell>
          <table:table-cell office:value-type="string">
            <text:p>Wisozk - Reichert</text:p>
          </table:table-cell>
          <table:table-cell office:value-type="float" office:value="44253.81137806713">
            <text:p>44253.81137806713</text:p>
          </table:table-cell>
          <table:table-cell office:value-type="string">
            <text:p>http://placeimg.com/640/480</text:p>
          </table:table-cell>
          <table:table-cell office:value-type="string">
            <text:p>Corporis officia suscipit accusantium distinctio incidunt ipsam adipisci nostrum placeat. Minima pariatur autem quam deleniti ut. Delectus sint nulla recusandae sit debitis reprehenderit.</text:p>
          </table:table-cell>
          <table:table-cell office:value-type="boolean" office:boolean-value="true">
            <text:p>TRUE</text:p>
          </table:table-cell>
        </table:table-row>
        <table:table-row>
          <table:table-cell office:value-type="string">
            <text:p>Dr. Patty Runolfsdottir</text:p>
          </table:table-cell>
          <table:table-cell office:value-type="string">
            <text:p>364.274.8471</text:p>
          </table:table-cell>
          <table:table-cell office:value-type="string">
            <text:p>Marques.Schaden@hotmail.com</text:p>
          </table:table-cell>
          <table:table-cell office:value-type="string">
            <text:p>144 Vandervort Causeway</text:p>
          </table:table-cell>
          <table:table-cell office:value-type="string">
            <text:p>Bertrandberg</text:p>
          </table:table-cell>
          <table:table-cell office:value-type="string">
            <text:p>New Jersey</text:p>
          </table:table-cell>
          <table:table-cell office:value-type="string">
            <text:p>30447-5939</text:p>
          </table:table-cell>
          <table:table-cell office:value-type="string">
            <text:p>856350030</text:p>
          </table:table-cell>
          <table:table-cell office:value-type="string">
            <text:p>Computers</text:p>
          </table:table-cell>
          <table:table-cell office:value-type="string">
            <text:p>Jones, Moen and Bernhard</text:p>
          </table:table-cell>
          <table:table-cell office:value-type="float" office:value="44344.830847592595">
            <text:p>44344.830847592595</text:p>
          </table:table-cell>
          <table:table-cell office:value-type="string">
            <text:p>http://placeimg.com/640/480</text:p>
          </table:table-cell>
          <table:table-cell office:value-type="string">
            <text:p>Et velit ut rem laboriosam nihil ducimus in fugiat perferendis. Neque qui ea commodi sunt incidunt laborum aut minus maxime. Quia sed consequuntur necessitatibus ducimus consequuntur et fuga. Occaecati distinctio neque quod illum distinctio. Molestiae delectus quidem dolorum placeat. Occaecati dolores autem cum est quaerat est voluptatibus.</text:p>
          </table:table-cell>
          <table:table-cell office:value-type="boolean" office:boolean-value="true">
            <text:p>TRUE</text:p>
          </table:table-cell>
        </table:table-row>
        <table:table-row>
          <table:table-cell office:value-type="string">
            <text:p>Reginald Hand</text:p>
          </table:table-cell>
          <table:table-cell office:value-type="string">
            <text:p>913-488-2093 x31801</text:p>
          </table:table-cell>
          <table:table-cell office:value-type="string">
            <text:p>Elaina49@gmail.com</text:p>
          </table:table-cell>
          <table:table-cell office:value-type="string">
            <text:p>1890 Mireille Track</text:p>
          </table:table-cell>
          <table:table-cell office:value-type="string">
            <text:p>Harrisbury</text:p>
          </table:table-cell>
          <table:table-cell office:value-type="string">
            <text:p>Delaware</text:p>
          </table:table-cell>
          <table:table-cell office:value-type="string">
            <text:p>26327-2460</text:p>
          </table:table-cell>
          <table:table-cell office:value-type="string">
            <text:p>875471563</text:p>
          </table:table-cell>
          <table:table-cell office:value-type="string">
            <text:p>Jewelery</text:p>
          </table:table-cell>
          <table:table-cell office:value-type="string">
            <text:p>Gottlieb, O'Connell and Hoppe</text:p>
          </table:table-cell>
          <table:table-cell office:value-type="float" office:value="44315.12346328704">
            <text:p>44315.12346328704</text:p>
          </table:table-cell>
          <table:table-cell office:value-type="string">
            <text:p>http://placeimg.com/640/480</text:p>
          </table:table-cell>
          <table:table-cell office:value-type="string">
            <text:p>Incidunt vitae assumenda quasi ut labore aliquid atque laboriosam voluptas. Distinctio sit et dicta repellendus et maiores laudantium qui aspernatur. Eius esse est blanditiis qui. Et quia magnam impedit. Illo sapiente nostrum aut et quod sint quod. Nihil cumque quisquam placeat.</text:p>
          </table:table-cell>
          <table:table-cell office:value-type="boolean" office:boolean-value="true">
            <text:p>TRUE</text:p>
          </table:table-cell>
        </table:table-row>
        <table:table-row>
          <table:table-cell office:value-type="string">
            <text:p>Toby Volkman</text:p>
          </table:table-cell>
          <table:table-cell office:value-type="string">
            <text:p>913-620-9883</text:p>
          </table:table-cell>
          <table:table-cell office:value-type="string">
            <text:p>Laila_Schaden45@yahoo.com</text:p>
          </table:table-cell>
          <table:table-cell office:value-type="string">
            <text:p>154 Stokes Tunnel</text:p>
          </table:table-cell>
          <table:table-cell office:value-type="string">
            <text:p>New Cordell</text:p>
          </table:table-cell>
          <table:table-cell office:value-type="string">
            <text:p>Hawaii</text:p>
          </table:table-cell>
          <table:table-cell office:value-type="string">
            <text:p>19537-1522</text:p>
          </table:table-cell>
          <table:table-cell office:value-type="string">
            <text:p>761956888</text:p>
          </table:table-cell>
          <table:table-cell office:value-type="string">
            <text:p>Health</text:p>
          </table:table-cell>
          <table:table-cell office:value-type="string">
            <text:p>Aufderhar, Schowalter and Batz</text:p>
          </table:table-cell>
          <table:table-cell office:value-type="float" office:value="44240.18618296296">
            <text:p>44240.18618296296</text:p>
          </table:table-cell>
          <table:table-cell office:value-type="string">
            <text:p>http://placeimg.com/640/480</text:p>
          </table:table-cell>
          <table:table-cell office:value-type="string">
            <text:p>Id est quia ea consequuntur et sed. Laudantium delectus velit earum totam hic nihil adipisci et. Hic sint voluptatem. Necessitatibus debitis in voluptas aliquid harum dolor. Possimus ipsum eligendi velit necessitatibus. Numquam voluptate eos totam.</text:p>
          </table:table-cell>
          <table:table-cell office:value-type="boolean" office:boolean-value="true">
            <text:p>TRUE</text:p>
          </table:table-cell>
        </table:table-row>
        <table:table-row>
          <table:table-cell office:value-type="string">
            <text:p>Kerry Stoltenberg</text:p>
          </table:table-cell>
          <table:table-cell office:value-type="string">
            <text:p>733.971.9404 x1894</text:p>
          </table:table-cell>
          <table:table-cell office:value-type="string">
            <text:p>Anabelle50@yahoo.com</text:p>
          </table:table-cell>
          <table:table-cell office:value-type="string">
            <text:p>164 Shirley Underpass</text:p>
          </table:table-cell>
          <table:table-cell office:value-type="string">
            <text:p>Catalina Foothills</text:p>
          </table:table-cell>
          <table:table-cell office:value-type="string">
            <text:p>Ohio</text:p>
          </table:table-cell>
          <table:table-cell office:value-type="string">
            <text:p>98334-4390</text:p>
          </table:table-cell>
          <table:table-cell office:value-type="string">
            <text:p>647386394</text:p>
          </table:table-cell>
          <table:table-cell office:value-type="string">
            <text:p>Movies</text:p>
          </table:table-cell>
          <table:table-cell office:value-type="string">
            <text:p>O'Connell Inc</text:p>
          </table:table-cell>
          <table:table-cell office:value-type="float" office:value="44326.37721494213">
            <text:p>44326.37721494213</text:p>
          </table:table-cell>
          <table:table-cell office:value-type="string">
            <text:p>http://placeimg.com/640/480</text:p>
          </table:table-cell>
          <table:table-cell office:value-type="string">
            <text:p>Porro voluptatem est aliquid neque unde veniam suscipit nostrum id. Dicta aut error non voluptates suscipit beatae doloribus omnis ducimus. Et facere ratione ipsa. Dolorum sint esse ab. Quo commodi debitis eum aut est voluptas iusto qui reiciendis. Qui eaque voluptas eveniet dolor aut.</text:p>
          </table:table-cell>
          <table:table-cell office:value-type="boolean" office:boolean-value="true">
            <text:p>TRUE</text:p>
          </table:table-cell>
        </table:table-row>
        <table:table-row>
          <table:table-cell office:value-type="string">
            <text:p>Ruth Schmidt</text:p>
          </table:table-cell>
          <table:table-cell office:value-type="string">
            <text:p>708.810.2548 x478</text:p>
          </table:table-cell>
          <table:table-cell office:value-type="string">
            <text:p>Davonte53@hotmail.com</text:p>
          </table:table-cell>
          <table:table-cell office:value-type="string">
            <text:p>8471 Klocko Square</text:p>
          </table:table-cell>
          <table:table-cell office:value-type="string">
            <text:p>Bodeport</text:p>
          </table:table-cell>
          <table:table-cell office:value-type="string">
            <text:p>Mississippi</text:p>
          </table:table-cell>
          <table:table-cell office:value-type="string">
            <text:p>27770-2531</text:p>
          </table:table-cell>
          <table:table-cell office:value-type="string">
            <text:p>760351976</text:p>
          </table:table-cell>
          <table:table-cell office:value-type="string">
            <text:p>Kids</text:p>
          </table:table-cell>
          <table:table-cell office:value-type="string">
            <text:p>Mann, Weber and Parisian</text:p>
          </table:table-cell>
          <table:table-cell office:value-type="float" office:value="44291.590144050926">
            <text:p>44291.590144050926</text:p>
          </table:table-cell>
          <table:table-cell office:value-type="string">
            <text:p>http://placeimg.com/640/480</text:p>
          </table:table-cell>
          <table:table-cell office:value-type="string">
            <text:p>In aut minima. Ea aperiam et facilis mollitia tempora voluptatem id omnis sunt. Deleniti suscipit quisquam rerum quae. Molestiae corporis numquam amet. Aperiam maiores quasi blanditiis et. Velit aliquid ut ut ut.</text:p>
          </table:table-cell>
          <table:table-cell office:value-type="boolean" office:boolean-value="false">
            <text:p>FALSE</text:p>
          </table:table-cell>
        </table:table-row>
        <table:table-row>
          <table:table-cell office:value-type="string">
            <text:p>Bert Haley</text:p>
          </table:table-cell>
          <table:table-cell office:value-type="string">
            <text:p>1-641-263-6388</text:p>
          </table:table-cell>
          <table:table-cell office:value-type="string">
            <text:p>Jacey93@hotmail.com</text:p>
          </table:table-cell>
          <table:table-cell office:value-type="string">
            <text:p>83921 Ilene Trail</text:p>
          </table:table-cell>
          <table:table-cell office:value-type="string">
            <text:p>Holdenstad</text:p>
          </table:table-cell>
          <table:table-cell office:value-type="string">
            <text:p>Iowa</text:p>
          </table:table-cell>
          <table:table-cell office:value-type="string">
            <text:p>18525</text:p>
          </table:table-cell>
          <table:table-cell office:value-type="string">
            <text:p>439588669</text:p>
          </table:table-cell>
          <table:table-cell office:value-type="string">
            <text:p>Grocery</text:p>
          </table:table-cell>
          <table:table-cell office:value-type="string">
            <text:p>Bruen - Kunze</text:p>
          </table:table-cell>
          <table:table-cell office:value-type="float" office:value="44560.98967869213">
            <text:p>44560.98967869213</text:p>
          </table:table-cell>
          <table:table-cell office:value-type="string">
            <text:p>http://placeimg.com/640/480</text:p>
          </table:table-cell>
          <table:table-cell office:value-type="string">
            <text:p>Aut rerum deleniti maiores repellat nam. Sint ullam ducimus sunt quo ut odio et. Quae debitis qui ut. Dolor ut sit ut similique voluptatem consequatur hic dolores. Reprehenderit et repellendus aut facilis. Id aut esse ab numquam et sequi veniam eveniet temporibus.</text:p>
          </table:table-cell>
          <table:table-cell office:value-type="boolean" office:boolean-value="true">
            <text:p>TRUE</text:p>
          </table:table-cell>
        </table:table-row>
        <table:table-row>
          <table:table-cell office:value-type="string">
            <text:p>Mr. Ismael Hickle</text:p>
          </table:table-cell>
          <table:table-cell office:value-type="string">
            <text:p>1-225-451-2354 x497</text:p>
          </table:table-cell>
          <table:table-cell office:value-type="string">
            <text:p>Jessica65@hotmail.com</text:p>
          </table:table-cell>
          <table:table-cell office:value-type="string">
            <text:p>61384 Weber Neck</text:p>
          </table:table-cell>
          <table:table-cell office:value-type="string">
            <text:p>Jamirton</text:p>
          </table:table-cell>
          <table:table-cell office:value-type="string">
            <text:p>North Dakota</text:p>
          </table:table-cell>
          <table:table-cell office:value-type="string">
            <text:p>75943-7859</text:p>
          </table:table-cell>
          <table:table-cell office:value-type="string">
            <text:p>832386594</text:p>
          </table:table-cell>
          <table:table-cell office:value-type="string">
            <text:p>Music</text:p>
          </table:table-cell>
          <table:table-cell office:value-type="string">
            <text:p>Waters Group</text:p>
          </table:table-cell>
          <table:table-cell office:value-type="float" office:value="44431.580934467594">
            <text:p>44431.580934467594</text:p>
          </table:table-cell>
          <table:table-cell office:value-type="string">
            <text:p>http://placeimg.com/640/480</text:p>
          </table:table-cell>
          <table:table-cell office:value-type="string">
            <text:p>Officia et architecto dicta. Consequuntur id et. Consectetur sunt minima quia perspiciatis enim reiciendis aut saepe et.</text:p>
          </table:table-cell>
          <table:table-cell office:value-type="boolean" office:boolean-value="true">
            <text:p>TRUE</text:p>
          </table:table-cell>
        </table:table-row>
        <table:table-row>
          <table:table-cell office:value-type="string">
            <text:p>Peter Auer</text:p>
          </table:table-cell>
          <table:table-cell office:value-type="string">
            <text:p>911-780-7982</text:p>
          </table:table-cell>
          <table:table-cell office:value-type="string">
            <text:p>Rashawn10@yahoo.com</text:p>
          </table:table-cell>
          <table:table-cell office:value-type="string">
            <text:p>08907 Nolan Circles</text:p>
          </table:table-cell>
          <table:table-cell office:value-type="string">
            <text:p>Grapevine</text:p>
          </table:table-cell>
          <table:table-cell office:value-type="string">
            <text:p>Indiana</text:p>
          </table:table-cell>
          <table:table-cell office:value-type="string">
            <text:p>99591-3462</text:p>
          </table:table-cell>
          <table:table-cell office:value-type="string">
            <text:p>496226618</text:p>
          </table:table-cell>
          <table:table-cell office:value-type="string">
            <text:p>Tools</text:p>
          </table:table-cell>
          <table:table-cell office:value-type="string">
            <text:p>Nienow, Boyer and Jacobi</text:p>
          </table:table-cell>
          <table:table-cell office:value-type="float" office:value="44469.28270321759">
            <text:p>44469.28270321759</text:p>
          </table:table-cell>
          <table:table-cell office:value-type="string">
            <text:p>http://placeimg.com/640/480</text:p>
          </table:table-cell>
          <table:table-cell office:value-type="string">
            <text:p>Vero est qui placeat sapiente omnis. Autem sed facilis. Fugiat consectetur omnis id omnis. Est ratione quia quisquam alias. Cumque doloribus possimus distinctio voluptatibus in mollitia ea. Sint voluptas tenetur est qui optio a eius itaque similique.</text:p>
          </table:table-cell>
          <table:table-cell office:value-type="boolean" office:boolean-value="true">
            <text:p>TRUE</text:p>
          </table:table-cell>
        </table:table-row>
        <table:table-row>
          <table:table-cell office:value-type="string">
            <text:p>Jay Daniel</text:p>
          </table:table-cell>
          <table:table-cell office:value-type="string">
            <text:p>369.240.4187 x53802</text:p>
          </table:table-cell>
          <table:table-cell office:value-type="string">
            <text:p>Hayden79@hotmail.com</text:p>
          </table:table-cell>
          <table:table-cell office:value-type="string">
            <text:p>01382 Jevon Meadows</text:p>
          </table:table-cell>
          <table:table-cell office:value-type="string">
            <text:p>Lake Kale</text:p>
          </table:table-cell>
          <table:table-cell office:value-type="string">
            <text:p>Kansas</text:p>
          </table:table-cell>
          <table:table-cell office:value-type="string">
            <text:p>54485-3485</text:p>
          </table:table-cell>
          <table:table-cell office:value-type="string">
            <text:p>306140004</text:p>
          </table:table-cell>
          <table:table-cell office:value-type="string">
            <text:p>Kids</text:p>
          </table:table-cell>
          <table:table-cell office:value-type="string">
            <text:p>Borer Inc</text:p>
          </table:table-cell>
          <table:table-cell office:value-type="float" office:value="44401.90355296296">
            <text:p>44401.90355296296</text:p>
          </table:table-cell>
          <table:table-cell office:value-type="string">
            <text:p>http://placeimg.com/640/480</text:p>
          </table:table-cell>
          <table:table-cell office:value-type="string">
            <text:p>Delectus nesciunt perspiciatis porro quam odio aspernatur nihil in ullam. Harum ratione doloremque optio voluptate molestiae omnis fuga est et. Esse ex iste et molestiae omnis culpa.</text:p>
          </table:table-cell>
          <table:table-cell office:value-type="boolean" office:boolean-value="true">
            <text:p>TRUE</text:p>
          </table:table-cell>
        </table:table-row>
        <table:table-row>
          <table:table-cell office:value-type="string">
            <text:p>Ann Stark</text:p>
          </table:table-cell>
          <table:table-cell office:value-type="string">
            <text:p>457.980.3844 x807</text:p>
          </table:table-cell>
          <table:table-cell office:value-type="string">
            <text:p>Sarai23@gmail.com</text:p>
          </table:table-cell>
          <table:table-cell office:value-type="string">
            <text:p>4840 Jacobson Tunnel</text:p>
          </table:table-cell>
          <table:table-cell office:value-type="string">
            <text:p>East Hattieborough</text:p>
          </table:table-cell>
          <table:table-cell office:value-type="string">
            <text:p>Missouri</text:p>
          </table:table-cell>
          <table:table-cell office:value-type="string">
            <text:p>25542-8081</text:p>
          </table:table-cell>
          <table:table-cell office:value-type="string">
            <text:p>444224691</text:p>
          </table:table-cell>
          <table:table-cell office:value-type="string">
            <text:p>Kids</text:p>
          </table:table-cell>
          <table:table-cell office:value-type="string">
            <text:p>Altenwerth - Carter</text:p>
          </table:table-cell>
          <table:table-cell office:value-type="float" office:value="44376.29372202546">
            <text:p>44376.29372202546</text:p>
          </table:table-cell>
          <table:table-cell office:value-type="string">
            <text:p>http://placeimg.com/640/480</text:p>
          </table:table-cell>
          <table:table-cell office:value-type="string">
            <text:p>Ipsam est sunt sunt non. Amet qui doloremque sed iure autem excepturi. Veritatis consectetur commodi assumenda debitis debitis quia ratione qui.</text:p>
          </table:table-cell>
          <table:table-cell office:value-type="boolean" office:boolean-value="false">
            <text:p>FALSE</text:p>
          </table:table-cell>
        </table:table-row>
        <table:table-row>
          <table:table-cell office:value-type="string">
            <text:p>Melvin Quitzon</text:p>
          </table:table-cell>
          <table:table-cell office:value-type="string">
            <text:p>501-818-4438</text:p>
          </table:table-cell>
          <table:table-cell office:value-type="string">
            <text:p>Jamey41@gmail.com</text:p>
          </table:table-cell>
          <table:table-cell office:value-type="string">
            <text:p>85052 Vallie Loaf</text:p>
          </table:table-cell>
          <table:table-cell office:value-type="string">
            <text:p>Ariborough</text:p>
          </table:table-cell>
          <table:table-cell office:value-type="string">
            <text:p>Connecticut</text:p>
          </table:table-cell>
          <table:table-cell office:value-type="string">
            <text:p>51121-7816</text:p>
          </table:table-cell>
          <table:table-cell office:value-type="string">
            <text:p>940283819</text:p>
          </table:table-cell>
          <table:table-cell office:value-type="string">
            <text:p>Shoes</text:p>
          </table:table-cell>
          <table:table-cell office:value-type="string">
            <text:p>O'Connell, Kautzer and Lindgren</text:p>
          </table:table-cell>
          <table:table-cell office:value-type="float" office:value="44312.60769399306">
            <text:p>44312.60769399306</text:p>
          </table:table-cell>
          <table:table-cell office:value-type="string">
            <text:p>http://placeimg.com/640/480</text:p>
          </table:table-cell>
          <table:table-cell office:value-type="string">
            <text:p>Ab voluptate neque nobis est saepe officia sint quam eum. Cumque perferendis vitae. Qui iusto assumenda. Sunt iure et. Sint libero perspiciatis.</text:p>
          </table:table-cell>
          <table:table-cell office:value-type="boolean" office:boolean-value="true">
            <text:p>TRUE</text:p>
          </table:table-cell>
        </table:table-row>
        <table:table-row>
          <table:table-cell office:value-type="string">
            <text:p>Mr. Latoya Dooley</text:p>
          </table:table-cell>
          <table:table-cell office:value-type="string">
            <text:p>837-326-4665</text:p>
          </table:table-cell>
          <table:table-cell office:value-type="string">
            <text:p>Vernon_Swift6@yahoo.com</text:p>
          </table:table-cell>
          <table:table-cell office:value-type="string">
            <text:p>4327 Schmeler Run</text:p>
          </table:table-cell>
          <table:table-cell office:value-type="string">
            <text:p>Kendale Lakes</text:p>
          </table:table-cell>
          <table:table-cell office:value-type="string">
            <text:p>Virginia</text:p>
          </table:table-cell>
          <table:table-cell office:value-type="string">
            <text:p>38320-4790</text:p>
          </table:table-cell>
          <table:table-cell office:value-type="string">
            <text:p>145983176</text:p>
          </table:table-cell>
          <table:table-cell office:value-type="string">
            <text:p>Grocery</text:p>
          </table:table-cell>
          <table:table-cell office:value-type="string">
            <text:p>Stokes, Jacobson and Koss</text:p>
          </table:table-cell>
          <table:table-cell office:value-type="float" office:value="44367.69700712963">
            <text:p>44367.69700712963</text:p>
          </table:table-cell>
          <table:table-cell office:value-type="string">
            <text:p>http://placeimg.com/640/480</text:p>
          </table:table-cell>
          <table:table-cell office:value-type="string">
            <text:p>Cumque accusantium qui mollitia provident veniam adipisci modi. Aut facere aut praesentium quae et eveniet dolorem commodi. Eum unde voluptatem totam reprehenderit voluptatem sint quasi eaque. Dicta expedita debitis voluptas eius. Sint aliquam nisi autem ut voluptas.</text:p>
          </table:table-cell>
          <table:table-cell office:value-type="boolean" office:boolean-value="true">
            <text:p>TRUE</text:p>
          </table:table-cell>
        </table:table-row>
        <table:table-row>
          <table:table-cell office:value-type="string">
            <text:p>Miss Leslie Kautzer</text:p>
          </table:table-cell>
          <table:table-cell office:value-type="string">
            <text:p>1-723-606-7504</text:p>
          </table:table-cell>
          <table:table-cell office:value-type="string">
            <text:p>Micah.Klocko@yahoo.com</text:p>
          </table:table-cell>
          <table:table-cell office:value-type="string">
            <text:p>098 Rau Cliffs</text:p>
          </table:table-cell>
          <table:table-cell office:value-type="string">
            <text:p>Lake Barrettchester</text:p>
          </table:table-cell>
          <table:table-cell office:value-type="string">
            <text:p>Iowa</text:p>
          </table:table-cell>
          <table:table-cell office:value-type="string">
            <text:p>17662-4143</text:p>
          </table:table-cell>
          <table:table-cell office:value-type="string">
            <text:p>916362586</text:p>
          </table:table-cell>
          <table:table-cell office:value-type="string">
            <text:p>Grocery</text:p>
          </table:table-cell>
          <table:table-cell office:value-type="string">
            <text:p>Windler, Mueller and Klein</text:p>
          </table:table-cell>
          <table:table-cell office:value-type="float" office:value="44489.69008896991">
            <text:p>44489.69008896991</text:p>
          </table:table-cell>
          <table:table-cell office:value-type="string">
            <text:p>http://placeimg.com/640/480</text:p>
          </table:table-cell>
          <table:table-cell office:value-type="string">
            <text:p>Sapiente possimus nihil a beatae impedit. Hic voluptatem quia amet qui est cum. Vel inventore totam quas aut et quibusdam iusto odit. Praesentium quia officia qui. Libero et veritatis aut esse eligendi ad minus dignissimos.</text:p>
          </table:table-cell>
          <table:table-cell office:value-type="boolean" office:boolean-value="true">
            <text:p>TRUE</text:p>
          </table:table-cell>
        </table:table-row>
        <table:table-row>
          <table:table-cell office:value-type="string">
            <text:p>Gayle Gutmann</text:p>
          </table:table-cell>
          <table:table-cell office:value-type="string">
            <text:p>513-896-7538 x040</text:p>
          </table:table-cell>
          <table:table-cell office:value-type="string">
            <text:p>Jamarcus.Schaefer6@yahoo.com</text:p>
          </table:table-cell>
          <table:table-cell office:value-type="string">
            <text:p>730 Heaney Ridges</text:p>
          </table:table-cell>
          <table:table-cell office:value-type="string">
            <text:p>Lake Dangelobury</text:p>
          </table:table-cell>
          <table:table-cell office:value-type="string">
            <text:p>Virginia</text:p>
          </table:table-cell>
          <table:table-cell office:value-type="string">
            <text:p>39893</text:p>
          </table:table-cell>
          <table:table-cell office:value-type="string">
            <text:p>019819635</text:p>
          </table:table-cell>
          <table:table-cell office:value-type="string">
            <text:p>Games</text:p>
          </table:table-cell>
          <table:table-cell office:value-type="string">
            <text:p>Nicolas and Sons</text:p>
          </table:table-cell>
          <table:table-cell office:value-type="float" office:value="44496.95033241898">
            <text:p>44496.95033241898</text:p>
          </table:table-cell>
          <table:table-cell office:value-type="string">
            <text:p>http://placeimg.com/640/480</text:p>
          </table:table-cell>
          <table:table-cell office:value-type="string">
            <text:p>Facilis facilis blanditiis blanditiis quod eum dolorem. Illum sunt occaecati ullam vel non sed ratione. Molestias corporis corporis qui accusamus distinctio doloremque. Dicta dolores fuga quia ullam soluta nesciunt inventore.</text:p>
          </table:table-cell>
          <table:table-cell office:value-type="boolean" office:boolean-value="true">
            <text:p>TRUE</text:p>
          </table:table-cell>
        </table:table-row>
        <table:table-row>
          <table:table-cell office:value-type="string">
            <text:p>Irene Legros</text:p>
          </table:table-cell>
          <table:table-cell office:value-type="string">
            <text:p>487.243.8136</text:p>
          </table:table-cell>
          <table:table-cell office:value-type="string">
            <text:p>Luis_Lind69@yahoo.com</text:p>
          </table:table-cell>
          <table:table-cell office:value-type="string">
            <text:p>14196 Davonte Lakes</text:p>
          </table:table-cell>
          <table:table-cell office:value-type="string">
            <text:p>Port Layla</text:p>
          </table:table-cell>
          <table:table-cell office:value-type="string">
            <text:p>Oklahoma</text:p>
          </table:table-cell>
          <table:table-cell office:value-type="string">
            <text:p>70448</text:p>
          </table:table-cell>
          <table:table-cell office:value-type="string">
            <text:p>893104003</text:p>
          </table:table-cell>
          <table:table-cell office:value-type="string">
            <text:p>Home</text:p>
          </table:table-cell>
          <table:table-cell office:value-type="string">
            <text:p>Schumm, Reynolds and Brown</text:p>
          </table:table-cell>
          <table:table-cell office:value-type="float" office:value="44461.928938680554">
            <text:p>44461.928938680554</text:p>
          </table:table-cell>
          <table:table-cell office:value-type="string">
            <text:p>http://placeimg.com/640/480</text:p>
          </table:table-cell>
          <table:table-cell office:value-type="string">
            <text:p>Incidunt placeat repellat et est ut doloremque voluptatem consequatur. Velit aut commodi. Hic excepturi cumque architecto. Dicta ut esse voluptatem aut enim.</text:p>
          </table:table-cell>
          <table:table-cell office:value-type="boolean" office:boolean-value="true">
            <text:p>TRUE</text:p>
          </table:table-cell>
        </table:table-row>
        <table:table-row>
          <table:table-cell office:value-type="string">
            <text:p>Pat Johnston</text:p>
          </table:table-cell>
          <table:table-cell office:value-type="string">
            <text:p>1-388-206-1142 x027</text:p>
          </table:table-cell>
          <table:table-cell office:value-type="string">
            <text:p>Melyna_Brakus15@hotmail.com</text:p>
          </table:table-cell>
          <table:table-cell office:value-type="string">
            <text:p>950 Champlin Fort</text:p>
          </table:table-cell>
          <table:table-cell office:value-type="string">
            <text:p>Bismarck</text:p>
          </table:table-cell>
          <table:table-cell office:value-type="string">
            <text:p>Illinois</text:p>
          </table:table-cell>
          <table:table-cell office:value-type="string">
            <text:p>89687</text:p>
          </table:table-cell>
          <table:table-cell office:value-type="string">
            <text:p>191501418</text:p>
          </table:table-cell>
          <table:table-cell office:value-type="string">
            <text:p>Clothing</text:p>
          </table:table-cell>
          <table:table-cell office:value-type="string">
            <text:p>Von and Sons</text:p>
          </table:table-cell>
          <table:table-cell office:value-type="float" office:value="44227.67111730324">
            <text:p>44227.67111730324</text:p>
          </table:table-cell>
          <table:table-cell office:value-type="string">
            <text:p>http://placeimg.com/640/480</text:p>
          </table:table-cell>
          <table:table-cell office:value-type="string">
            <text:p>Ut minima iure qui. Vitae deserunt suscipit et reiciendis minus similique. Neque aut nesciunt tempora quia itaque quas. Consequatur quibusdam qui. Ducimus doloremque similique eligendi aliquid magnam nulla occaecati doloremque.</text:p>
          </table:table-cell>
          <table:table-cell office:value-type="boolean" office:boolean-value="false">
            <text:p>FALSE</text:p>
          </table:table-cell>
        </table:table-row>
        <table:table-row>
          <table:table-cell office:value-type="string">
            <text:p>Glen Towne</text:p>
          </table:table-cell>
          <table:table-cell office:value-type="string">
            <text:p>1-849-693-8190</text:p>
          </table:table-cell>
          <table:table-cell office:value-type="string">
            <text:p>Alanis_Kub@hotmail.com</text:p>
          </table:table-cell>
          <table:table-cell office:value-type="string">
            <text:p>90767 Harvey Gateway</text:p>
          </table:table-cell>
          <table:table-cell office:value-type="string">
            <text:p>North Cathrineville</text:p>
          </table:table-cell>
          <table:table-cell office:value-type="string">
            <text:p>Kansas</text:p>
          </table:table-cell>
          <table:table-cell office:value-type="string">
            <text:p>84935</text:p>
          </table:table-cell>
          <table:table-cell office:value-type="string">
            <text:p>260445984</text:p>
          </table:table-cell>
          <table:table-cell office:value-type="string">
            <text:p>Health</text:p>
          </table:table-cell>
          <table:table-cell office:value-type="string">
            <text:p>McCullough - Welch</text:p>
          </table:table-cell>
          <table:table-cell office:value-type="float" office:value="44474.277189409724">
            <text:p>44474.277189409724</text:p>
          </table:table-cell>
          <table:table-cell office:value-type="string">
            <text:p>http://placeimg.com/640/480</text:p>
          </table:table-cell>
          <table:table-cell office:value-type="string">
            <text:p>Qui libero explicabo. Qui nostrum unde magni ipsa autem. Ullam est porro aut.</text:p>
          </table:table-cell>
          <table:table-cell office:value-type="boolean" office:boolean-value="true">
            <text:p>TRUE</text:p>
          </table:table-cell>
        </table:table-row>
        <table:table-row>
          <table:table-cell office:value-type="string">
            <text:p>Glenn Rempel I</text:p>
          </table:table-cell>
          <table:table-cell office:value-type="string">
            <text:p>(744) 934-1829</text:p>
          </table:table-cell>
          <table:table-cell office:value-type="string">
            <text:p>Bernard50@hotmail.com</text:p>
          </table:table-cell>
          <table:table-cell office:value-type="string">
            <text:p>11433 Sallie Via</text:p>
          </table:table-cell>
          <table:table-cell office:value-type="string">
            <text:p>Port Rhodaview</text:p>
          </table:table-cell>
          <table:table-cell office:value-type="string">
            <text:p>California</text:p>
          </table:table-cell>
          <table:table-cell office:value-type="string">
            <text:p>96742</text:p>
          </table:table-cell>
          <table:table-cell office:value-type="string">
            <text:p>789080736</text:p>
          </table:table-cell>
          <table:table-cell office:value-type="string">
            <text:p>Music</text:p>
          </table:table-cell>
          <table:table-cell office:value-type="string">
            <text:p>Sawayn and Sons</text:p>
          </table:table-cell>
          <table:table-cell office:value-type="float" office:value="44307.02898678241">
            <text:p>44307.02898678241</text:p>
          </table:table-cell>
          <table:table-cell office:value-type="string">
            <text:p>http://placeimg.com/640/480</text:p>
          </table:table-cell>
          <table:table-cell office:value-type="string">
            <text:p>Odio nesciunt ipsa assumenda ut. Hic est repellendus eveniet iste ut nihil vitae. Ea est reiciendis fugiat et quis odio qui quia. Consequatur qui optio eos asperiores reiciendis est quis quae sunt. Reprehenderit commodi et non quia nisi accusamus et quaerat autem.</text:p>
          </table:table-cell>
          <table:table-cell office:value-type="boolean" office:boolean-value="true">
            <text:p>TRUE</text:p>
          </table:table-cell>
        </table:table-row>
        <table:table-row>
          <table:table-cell office:value-type="string">
            <text:p>Traci Lind</text:p>
          </table:table-cell>
          <table:table-cell office:value-type="string">
            <text:p>748.387.3825</text:p>
          </table:table-cell>
          <table:table-cell office:value-type="string">
            <text:p>Chris_Oberbrunner@yahoo.com</text:p>
          </table:table-cell>
          <table:table-cell office:value-type="string">
            <text:p>34937 Prudence Forks</text:p>
          </table:table-cell>
          <table:table-cell office:value-type="string">
            <text:p>Brendonberg</text:p>
          </table:table-cell>
          <table:table-cell office:value-type="string">
            <text:p>Virginia</text:p>
          </table:table-cell>
          <table:table-cell office:value-type="string">
            <text:p>65766-2777</text:p>
          </table:table-cell>
          <table:table-cell office:value-type="string">
            <text:p>041443231</text:p>
          </table:table-cell>
          <table:table-cell office:value-type="string">
            <text:p>Electronics</text:p>
          </table:table-cell>
          <table:table-cell office:value-type="string">
            <text:p>Blick, Wunsch and Schmeler</text:p>
          </table:table-cell>
          <table:table-cell office:value-type="float" office:value="44544.877333923614">
            <text:p>44544.877333923614</text:p>
          </table:table-cell>
          <table:table-cell office:value-type="string">
            <text:p>http://placeimg.com/640/480</text:p>
          </table:table-cell>
          <table:table-cell office:value-type="string">
            <text:p>Consequuntur non nemo unde dignissimos qui neque et voluptatem. Facilis sit quaerat laborum. Repellat cumque et asperiores sequi omnis cum aut et mollitia. Ipsum in et vitae a veritatis sunt doloremque omnis velit.</text:p>
          </table:table-cell>
          <table:table-cell office:value-type="boolean" office:boolean-value="false">
            <text:p>FALSE</text:p>
          </table:table-cell>
        </table:table-row>
        <table:table-row>
          <table:table-cell office:value-type="string">
            <text:p>Ken Hudson Jr.</text:p>
          </table:table-cell>
          <table:table-cell office:value-type="string">
            <text:p>483-644-7062 x5902</text:p>
          </table:table-cell>
          <table:table-cell office:value-type="string">
            <text:p>Luna.Dicki20@hotmail.com</text:p>
          </table:table-cell>
          <table:table-cell office:value-type="string">
            <text:p>365 Baumbach Plaza</text:p>
          </table:table-cell>
          <table:table-cell office:value-type="string">
            <text:p>West Leora</text:p>
          </table:table-cell>
          <table:table-cell office:value-type="string">
            <text:p>Arkansas</text:p>
          </table:table-cell>
          <table:table-cell office:value-type="string">
            <text:p>37691-1876</text:p>
          </table:table-cell>
          <table:table-cell office:value-type="string">
            <text:p>839250500</text:p>
          </table:table-cell>
          <table:table-cell office:value-type="string">
            <text:p>Clothing</text:p>
          </table:table-cell>
          <table:table-cell office:value-type="string">
            <text:p>Labadie Group</text:p>
          </table:table-cell>
          <table:table-cell office:value-type="float" office:value="44332.88137859954">
            <text:p>44332.88137859954</text:p>
          </table:table-cell>
          <table:table-cell office:value-type="string">
            <text:p>http://placeimg.com/640/480</text:p>
          </table:table-cell>
          <table:table-cell office:value-type="string">
            <text:p>Harum non qui ut id. Et corrupti qui perspiciatis laborum sit dolore. Optio nobis eos illo a atque excepturi. Vel non maiores explicabo doloremque omnis fuga. Dolorem est ab est molestiae maiores veniam eum.</text:p>
          </table:table-cell>
          <table:table-cell office:value-type="boolean" office:boolean-value="false">
            <text:p>FALSE</text:p>
          </table:table-cell>
        </table:table-row>
        <table:table-row>
          <table:table-cell office:value-type="string">
            <text:p>Ellis Reynolds</text:p>
          </table:table-cell>
          <table:table-cell office:value-type="string">
            <text:p>250-627-8779</text:p>
          </table:table-cell>
          <table:table-cell office:value-type="string">
            <text:p>Kelley62@hotmail.com</text:p>
          </table:table-cell>
          <table:table-cell office:value-type="string">
            <text:p>57600 Gorczany Spurs</text:p>
          </table:table-cell>
          <table:table-cell office:value-type="string">
            <text:p>North Aleen</text:p>
          </table:table-cell>
          <table:table-cell office:value-type="string">
            <text:p>Nebraska</text:p>
          </table:table-cell>
          <table:table-cell office:value-type="string">
            <text:p>40121</text:p>
          </table:table-cell>
          <table:table-cell office:value-type="string">
            <text:p>713814774</text:p>
          </table:table-cell>
          <table:table-cell office:value-type="string">
            <text:p>Electronics</text:p>
          </table:table-cell>
          <table:table-cell office:value-type="string">
            <text:p>Lakin Group</text:p>
          </table:table-cell>
          <table:table-cell office:value-type="float" office:value="44240.49198842593">
            <text:p>44240.49198842593</text:p>
          </table:table-cell>
          <table:table-cell office:value-type="string">
            <text:p>http://placeimg.com/640/480</text:p>
          </table:table-cell>
          <table:table-cell office:value-type="string">
            <text:p>Veritatis et molestiae vitae sunt sapiente vel. Eos numquam modi facilis voluptatum harum tempore dolor. Quaerat quia sunt molestiae. Recusandae aliquam itaque. Distinctio iusto aliquam voluptatum cupiditate cumque distinctio eos itaque non.</text:p>
          </table:table-cell>
          <table:table-cell office:value-type="boolean" office:boolean-value="false">
            <text:p>FALSE</text:p>
          </table:table-cell>
        </table:table-row>
        <table:table-row>
          <table:table-cell office:value-type="string">
            <text:p>Roosevelt Hane</text:p>
          </table:table-cell>
          <table:table-cell office:value-type="string">
            <text:p>941-792-0283 x36203</text:p>
          </table:table-cell>
          <table:table-cell office:value-type="string">
            <text:p>Charlene_Breitenberg73@yahoo.com</text:p>
          </table:table-cell>
          <table:table-cell office:value-type="string">
            <text:p>52406 Haleigh Path</text:p>
          </table:table-cell>
          <table:table-cell office:value-type="string">
            <text:p>Albinshire</text:p>
          </table:table-cell>
          <table:table-cell office:value-type="string">
            <text:p>Alabama</text:p>
          </table:table-cell>
          <table:table-cell office:value-type="string">
            <text:p>49713-4294</text:p>
          </table:table-cell>
          <table:table-cell office:value-type="string">
            <text:p>780087110</text:p>
          </table:table-cell>
          <table:table-cell office:value-type="string">
            <text:p>Computers</text:p>
          </table:table-cell>
          <table:table-cell office:value-type="string">
            <text:p>Schaden - Hermann</text:p>
          </table:table-cell>
          <table:table-cell office:value-type="float" office:value="44454.00891232639">
            <text:p>44454.00891232639</text:p>
          </table:table-cell>
          <table:table-cell office:value-type="string">
            <text:p>http://placeimg.com/640/480</text:p>
          </table:table-cell>
          <table:table-cell office:value-type="string">
            <text:p>Harum nihil fugit aut ut aut ut natus autem. Nisi fugiat quam repellendus molestiae similique. Reprehenderit debitis omnis quo aut. Accusantium eaque et dolorem. Et architecto omnis accusamus et consequatur quam iusto nulla.</text:p>
          </table:table-cell>
          <table:table-cell office:value-type="boolean" office:boolean-value="false">
            <text:p>FALSE</text:p>
          </table:table-cell>
        </table:table-row>
        <table:table-row>
          <table:table-cell office:value-type="string">
            <text:p>Ivan Cummings III</text:p>
          </table:table-cell>
          <table:table-cell office:value-type="string">
            <text:p>861-936-4642</text:p>
          </table:table-cell>
          <table:table-cell office:value-type="string">
            <text:p>Davon8@hotmail.com</text:p>
          </table:table-cell>
          <table:table-cell office:value-type="string">
            <text:p>432 Nikolaus Curve</text:p>
          </table:table-cell>
          <table:table-cell office:value-type="string">
            <text:p>East Honolulu</text:p>
          </table:table-cell>
          <table:table-cell office:value-type="string">
            <text:p>Oklahoma</text:p>
          </table:table-cell>
          <table:table-cell office:value-type="string">
            <text:p>94159</text:p>
          </table:table-cell>
          <table:table-cell office:value-type="string">
            <text:p>019106092</text:p>
          </table:table-cell>
          <table:table-cell office:value-type="string">
            <text:p>Music</text:p>
          </table:table-cell>
          <table:table-cell office:value-type="string">
            <text:p>Fahey, Waters and Schumm</text:p>
          </table:table-cell>
          <table:table-cell office:value-type="float" office:value="44245.19877228009">
            <text:p>44245.19877228009</text:p>
          </table:table-cell>
          <table:table-cell office:value-type="string">
            <text:p>http://placeimg.com/640/480</text:p>
          </table:table-cell>
          <table:table-cell office:value-type="string">
            <text:p>Voluptatem sunt suscipit neque neque dolorem. Perspiciatis magni pariatur tempora veritatis explicabo. Est quia vel temporibus doloribus consequatur aut sed explicabo ex. Dolorem fugit quaerat a. Illum adipisci illum neque labore voluptatem officiis dolore.</text:p>
          </table:table-cell>
          <table:table-cell office:value-type="boolean" office:boolean-value="false">
            <text:p>FALSE</text:p>
          </table:table-cell>
        </table:table-row>
        <table:table-row>
          <table:table-cell office:value-type="string">
            <text:p>Marsha Schaefer</text:p>
          </table:table-cell>
          <table:table-cell office:value-type="string">
            <text:p>1-556-788-6184</text:p>
          </table:table-cell>
          <table:table-cell office:value-type="string">
            <text:p>Weston.Rice@hotmail.com</text:p>
          </table:table-cell>
          <table:table-cell office:value-type="string">
            <text:p>4483 Chester Pine</text:p>
          </table:table-cell>
          <table:table-cell office:value-type="string">
            <text:p>Vanville</text:p>
          </table:table-cell>
          <table:table-cell office:value-type="string">
            <text:p>Mississippi</text:p>
          </table:table-cell>
          <table:table-cell office:value-type="string">
            <text:p>19527</text:p>
          </table:table-cell>
          <table:table-cell office:value-type="string">
            <text:p>271144737</text:p>
          </table:table-cell>
          <table:table-cell office:value-type="string">
            <text:p>Games</text:p>
          </table:table-cell>
          <table:table-cell office:value-type="string">
            <text:p>Spinka - Fisher</text:p>
          </table:table-cell>
          <table:table-cell office:value-type="float" office:value="44341.556410509256">
            <text:p>44341.556410509256</text:p>
          </table:table-cell>
          <table:table-cell office:value-type="string">
            <text:p>http://placeimg.com/640/480</text:p>
          </table:table-cell>
          <table:table-cell office:value-type="string">
            <text:p>Suscipit est adipisci. Sint ad aliquid voluptas fugiat exercitationem sint. Nostrum et ratione optio eos dolorum repudiandae provident nihil non. Dolor qui sed eos est.</text:p>
          </table:table-cell>
          <table:table-cell office:value-type="boolean" office:boolean-value="false">
            <text:p>FALSE</text:p>
          </table:table-cell>
        </table:table-row>
        <table:table-row>
          <table:table-cell office:value-type="string">
            <text:p>Dr. Andre Okuneva</text:p>
          </table:table-cell>
          <table:table-cell office:value-type="string">
            <text:p>217.635.4112</text:p>
          </table:table-cell>
          <table:table-cell office:value-type="string">
            <text:p>Della_Hayes@hotmail.com</text:p>
          </table:table-cell>
          <table:table-cell office:value-type="string">
            <text:p>056 Gleason Park</text:p>
          </table:table-cell>
          <table:table-cell office:value-type="string">
            <text:p>New Pattie</text:p>
          </table:table-cell>
          <table:table-cell office:value-type="string">
            <text:p>Florida</text:p>
          </table:table-cell>
          <table:table-cell office:value-type="string">
            <text:p>29865</text:p>
          </table:table-cell>
          <table:table-cell office:value-type="string">
            <text:p>086971946</text:p>
          </table:table-cell>
          <table:table-cell office:value-type="string">
            <text:p>Industrial</text:p>
          </table:table-cell>
          <table:table-cell office:value-type="string">
            <text:p>Rowe - Blick</text:p>
          </table:table-cell>
          <table:table-cell office:value-type="float" office:value="44405.53401337963">
            <text:p>44405.53401337963</text:p>
          </table:table-cell>
          <table:table-cell office:value-type="string">
            <text:p>http://placeimg.com/640/480</text:p>
          </table:table-cell>
          <table:table-cell office:value-type="string">
            <text:p>Aut iste alias aut qui voluptates deleniti. Repudiandae aut aut quas voluptas delectus et. Nihil dolorum incidunt minima impedit ratione. Quia recusandae nemo minus qui consequatur deserunt voluptates et voluptatem.</text:p>
          </table:table-cell>
          <table:table-cell office:value-type="boolean" office:boolean-value="true">
            <text:p>TRUE</text:p>
          </table:table-cell>
        </table:table-row>
        <table:table-row>
          <table:table-cell office:value-type="string">
            <text:p>Roderick Harris</text:p>
          </table:table-cell>
          <table:table-cell office:value-type="string">
            <text:p>731.600.8620</text:p>
          </table:table-cell>
          <table:table-cell office:value-type="string">
            <text:p>Mittie75@hotmail.com</text:p>
          </table:table-cell>
          <table:table-cell office:value-type="string">
            <text:p>651 Boyle Gateway</text:p>
          </table:table-cell>
          <table:table-cell office:value-type="string">
            <text:p>West Grace</text:p>
          </table:table-cell>
          <table:table-cell office:value-type="string">
            <text:p>California</text:p>
          </table:table-cell>
          <table:table-cell office:value-type="string">
            <text:p>50078-6348</text:p>
          </table:table-cell>
          <table:table-cell office:value-type="string">
            <text:p>416696749</text:p>
          </table:table-cell>
          <table:table-cell office:value-type="string">
            <text:p>Sports</text:p>
          </table:table-cell>
          <table:table-cell office:value-type="string">
            <text:p>Price, Stehr and Buckridge</text:p>
          </table:table-cell>
          <table:table-cell office:value-type="float" office:value="44368.876766203706">
            <text:p>44368.876766203706</text:p>
          </table:table-cell>
          <table:table-cell office:value-type="string">
            <text:p>http://placeimg.com/640/480</text:p>
          </table:table-cell>
          <table:table-cell office:value-type="string">
            <text:p>Dolores architecto minima aliquid officiis corporis alias sed in quia. Non ad sit consequatur accusamus dolorum nesciunt soluta pariatur sed. Ut fugiat animi cumque autem laboriosam expedita nihil. Est rerum modi cumque nesciunt id ut fugiat. Asperiores alias ullam autem.</text:p>
          </table:table-cell>
          <table:table-cell office:value-type="boolean" office:boolean-value="true">
            <text:p>TRUE</text:p>
          </table:table-cell>
        </table:table-row>
        <table:table-row>
          <table:table-cell office:value-type="string">
            <text:p>Amy Towne</text:p>
          </table:table-cell>
          <table:table-cell office:value-type="string">
            <text:p>1-457-754-0394</text:p>
          </table:table-cell>
          <table:table-cell office:value-type="string">
            <text:p>Kaleigh78@gmail.com</text:p>
          </table:table-cell>
          <table:table-cell office:value-type="string">
            <text:p>11124 Hintz Mountains</text:p>
          </table:table-cell>
          <table:table-cell office:value-type="string">
            <text:p>Brookline</text:p>
          </table:table-cell>
          <table:table-cell office:value-type="string">
            <text:p>Nevada</text:p>
          </table:table-cell>
          <table:table-cell office:value-type="string">
            <text:p>89427-4590</text:p>
          </table:table-cell>
          <table:table-cell office:value-type="string">
            <text:p>831722670</text:p>
          </table:table-cell>
          <table:table-cell office:value-type="string">
            <text:p>Jewelery</text:p>
          </table:table-cell>
          <table:table-cell office:value-type="string">
            <text:p>Leannon - Quitzon</text:p>
          </table:table-cell>
          <table:table-cell office:value-type="float" office:value="44483.565629097226">
            <text:p>44483.565629097226</text:p>
          </table:table-cell>
          <table:table-cell office:value-type="string">
            <text:p>http://placeimg.com/640/480</text:p>
          </table:table-cell>
          <table:table-cell office:value-type="string">
            <text:p>Suscipit qui et. Ut aspernatur ullam quibusdam quia iste nemo. Similique quo incidunt omnis ipsum consectetur. Quo sint enim veniam quas voluptatum deleniti saepe.</text:p>
          </table:table-cell>
          <table:table-cell office:value-type="boolean" office:boolean-value="false">
            <text:p>FALSE</text:p>
          </table:table-cell>
        </table:table-row>
        <table:table-row>
          <table:table-cell office:value-type="string">
            <text:p>Amelia Moore</text:p>
          </table:table-cell>
          <table:table-cell office:value-type="string">
            <text:p>281-886-4040</text:p>
          </table:table-cell>
          <table:table-cell office:value-type="string">
            <text:p>Winston2@hotmail.com</text:p>
          </table:table-cell>
          <table:table-cell office:value-type="string">
            <text:p>3337 Alejandra Lodge</text:p>
          </table:table-cell>
          <table:table-cell office:value-type="string">
            <text:p>Rio Rancho</text:p>
          </table:table-cell>
          <table:table-cell office:value-type="string">
            <text:p>Colorado</text:p>
          </table:table-cell>
          <table:table-cell office:value-type="string">
            <text:p>76100-8142</text:p>
          </table:table-cell>
          <table:table-cell office:value-type="string">
            <text:p>540900204</text:p>
          </table:table-cell>
          <table:table-cell office:value-type="string">
            <text:p>Outdoors</text:p>
          </table:table-cell>
          <table:table-cell office:value-type="string">
            <text:p>Larkin, Schmidt and Gottlieb</text:p>
          </table:table-cell>
          <table:table-cell office:value-type="float" office:value="44251.77640234954">
            <text:p>44251.77640234954</text:p>
          </table:table-cell>
          <table:table-cell office:value-type="string">
            <text:p>http://placeimg.com/640/480</text:p>
          </table:table-cell>
          <table:table-cell office:value-type="string">
            <text:p>Voluptatem quia dolor occaecati itaque ut nisi ad. Repellat quo neque. Nam similique a. Corporis nobis et expedita corrupti vero. Mollitia similique nulla possimus modi magni molestias.</text:p>
          </table:table-cell>
          <table:table-cell office:value-type="boolean" office:boolean-value="true">
            <text:p>TRUE</text:p>
          </table:table-cell>
        </table:table-row>
        <table:table-row>
          <table:table-cell office:value-type="string">
            <text:p>Manuel Rau</text:p>
          </table:table-cell>
          <table:table-cell office:value-type="string">
            <text:p>1-511-595-1519</text:p>
          </table:table-cell>
          <table:table-cell office:value-type="string">
            <text:p>Roberto4@gmail.com</text:p>
          </table:table-cell>
          <table:table-cell office:value-type="string">
            <text:p>4089 Adams Lakes</text:p>
          </table:table-cell>
          <table:table-cell office:value-type="string">
            <text:p>Lukasport</text:p>
          </table:table-cell>
          <table:table-cell office:value-type="string">
            <text:p>Arkansas</text:p>
          </table:table-cell>
          <table:table-cell office:value-type="string">
            <text:p>78518-7925</text:p>
          </table:table-cell>
          <table:table-cell office:value-type="string">
            <text:p>409996919</text:p>
          </table:table-cell>
          <table:table-cell office:value-type="string">
            <text:p>Health</text:p>
          </table:table-cell>
          <table:table-cell office:value-type="string">
            <text:p>Fadel, Funk and Walter</text:p>
          </table:table-cell>
          <table:table-cell office:value-type="float" office:value="44396.95276533565">
            <text:p>44396.95276533565</text:p>
          </table:table-cell>
          <table:table-cell office:value-type="string">
            <text:p>http://placeimg.com/640/480</text:p>
          </table:table-cell>
          <table:table-cell office:value-type="string">
            <text:p>Non ipsam doloribus eveniet incidunt et cumque. Excepturi eos fugit quis et recusandae. Alias neque non odio. Qui consequatur ut vel. Mollitia occaecati dolorum sed libero animi voluptas voluptatibus tempora est.</text:p>
          </table:table-cell>
          <table:table-cell office:value-type="boolean" office:boolean-value="false">
            <text:p>FALSE</text:p>
          </table:table-cell>
        </table:table-row>
        <table:table-row>
          <table:table-cell office:value-type="string">
            <text:p>Derrick Glover</text:p>
          </table:table-cell>
          <table:table-cell office:value-type="string">
            <text:p>418-944-2065 x58466</text:p>
          </table:table-cell>
          <table:table-cell office:value-type="string">
            <text:p>Baron.Koss55@gmail.com</text:p>
          </table:table-cell>
          <table:table-cell office:value-type="string">
            <text:p>804 Everette Route</text:p>
          </table:table-cell>
          <table:table-cell office:value-type="string">
            <text:p>Jenkinsfurt</text:p>
          </table:table-cell>
          <table:table-cell office:value-type="string">
            <text:p>Indiana</text:p>
          </table:table-cell>
          <table:table-cell office:value-type="string">
            <text:p>62447-2036</text:p>
          </table:table-cell>
          <table:table-cell office:value-type="string">
            <text:p>138831727</text:p>
          </table:table-cell>
          <table:table-cell office:value-type="string">
            <text:p>Electronics</text:p>
          </table:table-cell>
          <table:table-cell office:value-type="string">
            <text:p>Mills, Volkman and Kulas</text:p>
          </table:table-cell>
          <table:table-cell office:value-type="float" office:value="44558.976150104165">
            <text:p>44558.976150104165</text:p>
          </table:table-cell>
          <table:table-cell office:value-type="string">
            <text:p>http://placeimg.com/640/480</text:p>
          </table:table-cell>
          <table:table-cell office:value-type="string">
            <text:p>Neque sed excepturi. Suscipit facere unde dolores voluptatum in nemo consequatur facere. Et suscipit consequuntur eveniet nemo commodi voluptas adipisci dolores eaque. Omnis ad quia perspiciatis dolor. Aspernatur et exercitationem quibusdam non quidem quia nihil iste.</text:p>
          </table:table-cell>
          <table:table-cell office:value-type="boolean" office:boolean-value="true">
            <text:p>TRUE</text:p>
          </table:table-cell>
        </table:table-row>
        <table:table-row>
          <table:table-cell office:value-type="string">
            <text:p>Lee Torphy DDS</text:p>
          </table:table-cell>
          <table:table-cell office:value-type="string">
            <text:p>1-631-355-6367</text:p>
          </table:table-cell>
          <table:table-cell office:value-type="string">
            <text:p>Samanta_Ryan@hotmail.com</text:p>
          </table:table-cell>
          <table:table-cell office:value-type="string">
            <text:p>887 Tomasa Terrace</text:p>
          </table:table-cell>
          <table:table-cell office:value-type="string">
            <text:p>North Olafborough</text:p>
          </table:table-cell>
          <table:table-cell office:value-type="string">
            <text:p>Florida</text:p>
          </table:table-cell>
          <table:table-cell office:value-type="string">
            <text:p>82037</text:p>
          </table:table-cell>
          <table:table-cell office:value-type="string">
            <text:p>825846232</text:p>
          </table:table-cell>
          <table:table-cell office:value-type="string">
            <text:p>Clothing</text:p>
          </table:table-cell>
          <table:table-cell office:value-type="string">
            <text:p>Toy Inc</text:p>
          </table:table-cell>
          <table:table-cell office:value-type="float" office:value="44448.32364758102">
            <text:p>44448.32364758102</text:p>
          </table:table-cell>
          <table:table-cell office:value-type="string">
            <text:p>http://placeimg.com/640/480</text:p>
          </table:table-cell>
          <table:table-cell office:value-type="string">
            <text:p>Assumenda quaerat sint doloremque. Magni quia ipsam dolore numquam. Expedita labore ut dolorem adipisci. Mollitia ipsa sed. Debitis doloremque praesentium.</text:p>
          </table:table-cell>
          <table:table-cell office:value-type="boolean" office:boolean-value="true">
            <text:p>TRUE</text:p>
          </table:table-cell>
        </table:table-row>
        <table:table-row>
          <table:table-cell office:value-type="string">
            <text:p>Bruce Weissnat V</text:p>
          </table:table-cell>
          <table:table-cell office:value-type="string">
            <text:p>640-876-9112 x4553</text:p>
          </table:table-cell>
          <table:table-cell office:value-type="string">
            <text:p>Jocelyn76@gmail.com</text:p>
          </table:table-cell>
          <table:table-cell office:value-type="string">
            <text:p>121 Luella Centers</text:p>
          </table:table-cell>
          <table:table-cell office:value-type="string">
            <text:p>Lincoln</text:p>
          </table:table-cell>
          <table:table-cell office:value-type="string">
            <text:p>Maryland</text:p>
          </table:table-cell>
          <table:table-cell office:value-type="string">
            <text:p>93708-7254</text:p>
          </table:table-cell>
          <table:table-cell office:value-type="string">
            <text:p>403506004</text:p>
          </table:table-cell>
          <table:table-cell office:value-type="string">
            <text:p>Baby</text:p>
          </table:table-cell>
          <table:table-cell office:value-type="string">
            <text:p>Jakubowski and Sons</text:p>
          </table:table-cell>
          <table:table-cell office:value-type="float" office:value="44275.73348488426">
            <text:p>44275.73348488426</text:p>
          </table:table-cell>
          <table:table-cell office:value-type="string">
            <text:p>http://placeimg.com/640/480</text:p>
          </table:table-cell>
          <table:table-cell office:value-type="string">
            <text:p>Est est ut rem commodi temporibus commodi explicabo sunt fugiat. Non occaecati blanditiis iure at labore eaque ut qui. Id ut ducimus dolore voluptatem. Earum libero occaecati ut aut porro qui iure inventore. Praesentium doloremque ex et nihil. Necessitatibus minima cum et aperiam ratione tempora veritatis.</text:p>
          </table:table-cell>
          <table:table-cell office:value-type="boolean" office:boolean-value="false">
            <text:p>FALSE</text:p>
          </table:table-cell>
        </table:table-row>
        <table:table-row>
          <table:table-cell office:value-type="string">
            <text:p>Amber Padberg DDS</text:p>
          </table:table-cell>
          <table:table-cell office:value-type="string">
            <text:p>882.730.2624 x89445</text:p>
          </table:table-cell>
          <table:table-cell office:value-type="string">
            <text:p>Mitchel96@gmail.com</text:p>
          </table:table-cell>
          <table:table-cell office:value-type="string">
            <text:p>47527 Zola Mills</text:p>
          </table:table-cell>
          <table:table-cell office:value-type="string">
            <text:p>Strongsville</text:p>
          </table:table-cell>
          <table:table-cell office:value-type="string">
            <text:p>Virginia</text:p>
          </table:table-cell>
          <table:table-cell office:value-type="string">
            <text:p>68296</text:p>
          </table:table-cell>
          <table:table-cell office:value-type="string">
            <text:p>123135014</text:p>
          </table:table-cell>
          <table:table-cell office:value-type="string">
            <text:p>Tools</text:p>
          </table:table-cell>
          <table:table-cell office:value-type="string">
            <text:p>Okuneva - Beier</text:p>
          </table:table-cell>
          <table:table-cell office:value-type="float" office:value="44551.441201319445">
            <text:p>44551.441201319445</text:p>
          </table:table-cell>
          <table:table-cell office:value-type="string">
            <text:p>http://placeimg.com/640/480</text:p>
          </table:table-cell>
          <table:table-cell office:value-type="string">
            <text:p>Sed inventore quidem est illo sed earum architecto sed. Nesciunt quia sint ipsum velit laborum eos ad doloremque doloremque. Sapiente voluptatem qui sed consectetur sit aut voluptatum. Officiis et aut facere et. Vitae vero consequatur tempore dolor ipsam perspiciatis quas optio aut.</text:p>
          </table:table-cell>
          <table:table-cell office:value-type="boolean" office:boolean-value="true">
            <text:p>TRUE</text:p>
          </table:table-cell>
        </table:table-row>
        <table:table-row>
          <table:table-cell office:value-type="string">
            <text:p>Rosalie Shanahan</text:p>
          </table:table-cell>
          <table:table-cell office:value-type="string">
            <text:p>713.446.7769 x614</text:p>
          </table:table-cell>
          <table:table-cell office:value-type="string">
            <text:p>Korey86@yahoo.com</text:p>
          </table:table-cell>
          <table:table-cell office:value-type="string">
            <text:p>1483 Titus Rapids</text:p>
          </table:table-cell>
          <table:table-cell office:value-type="string">
            <text:p>Heidenreichport</text:p>
          </table:table-cell>
          <table:table-cell office:value-type="string">
            <text:p>Iowa</text:p>
          </table:table-cell>
          <table:table-cell office:value-type="string">
            <text:p>74020</text:p>
          </table:table-cell>
          <table:table-cell office:value-type="string">
            <text:p>794205399</text:p>
          </table:table-cell>
          <table:table-cell office:value-type="string">
            <text:p>Games</text:p>
          </table:table-cell>
          <table:table-cell office:value-type="string">
            <text:p>Mills - Baumbach</text:p>
          </table:table-cell>
          <table:table-cell office:value-type="float" office:value="44373.13071107639">
            <text:p>44373.13071107639</text:p>
          </table:table-cell>
          <table:table-cell office:value-type="string">
            <text:p>http://placeimg.com/640/480</text:p>
          </table:table-cell>
          <table:table-cell office:value-type="string">
            <text:p>Adipisci magnam aut rerum autem. Qui et architecto reiciendis maxime officiis ad quo unde blanditiis. Soluta veritatis quidem magni veritatis eum tempore occaecati quidem minus. Odit nihil similique est autem totam rem aliquid. Eaque debitis asperiores optio. Eos porro ut eligendi reprehenderit eum.</text:p>
          </table:table-cell>
          <table:table-cell office:value-type="boolean" office:boolean-value="true">
            <text:p>TRUE</text:p>
          </table:table-cell>
        </table:table-row>
        <table:table-row>
          <table:table-cell office:value-type="string">
            <text:p>Willis Hilpert</text:p>
          </table:table-cell>
          <table:table-cell office:value-type="string">
            <text:p>1-829-766-9308</text:p>
          </table:table-cell>
          <table:table-cell office:value-type="string">
            <text:p>Josefina_OConner84@hotmail.com</text:p>
          </table:table-cell>
          <table:table-cell office:value-type="string">
            <text:p>3886 Bauch Road</text:p>
          </table:table-cell>
          <table:table-cell office:value-type="string">
            <text:p>New Jennifer</text:p>
          </table:table-cell>
          <table:table-cell office:value-type="string">
            <text:p>Nevada</text:p>
          </table:table-cell>
          <table:table-cell office:value-type="string">
            <text:p>51211-3927</text:p>
          </table:table-cell>
          <table:table-cell office:value-type="string">
            <text:p>128359374</text:p>
          </table:table-cell>
          <table:table-cell office:value-type="string">
            <text:p>Clothing</text:p>
          </table:table-cell>
          <table:table-cell office:value-type="string">
            <text:p>Hermiston, Breitenberg and McDermott</text:p>
          </table:table-cell>
          <table:table-cell office:value-type="float" office:value="44324.09565993056">
            <text:p>44324.09565993056</text:p>
          </table:table-cell>
          <table:table-cell office:value-type="string">
            <text:p>http://placeimg.com/640/480</text:p>
          </table:table-cell>
          <table:table-cell office:value-type="string">
            <text:p>Ut quos et sapiente natus esse repellat dicta. Deleniti sed est non autem ipsam sed. Cum velit consequatur sed dolor enim voluptatibus dicta. Et necessitatibus reiciendis vero officiis ullam cupiditate ullam unde.</text:p>
          </table:table-cell>
          <table:table-cell office:value-type="boolean" office:boolean-value="false">
            <text:p>FALSE</text:p>
          </table:table-cell>
        </table:table-row>
        <table:table-row>
          <table:table-cell office:value-type="string">
            <text:p>Preston Bechtelar MD</text:p>
          </table:table-cell>
          <table:table-cell office:value-type="string">
            <text:p>1-234-364-5392 x13949</text:p>
          </table:table-cell>
          <table:table-cell office:value-type="string">
            <text:p>Natalie.Mosciski2@hotmail.com</text:p>
          </table:table-cell>
          <table:table-cell office:value-type="string">
            <text:p>063 Gerlach Meadows</text:p>
          </table:table-cell>
          <table:table-cell office:value-type="string">
            <text:p>Albuquerque</text:p>
          </table:table-cell>
          <table:table-cell office:value-type="string">
            <text:p>Indiana</text:p>
          </table:table-cell>
          <table:table-cell office:value-type="string">
            <text:p>82712-2537</text:p>
          </table:table-cell>
          <table:table-cell office:value-type="string">
            <text:p>311248687</text:p>
          </table:table-cell>
          <table:table-cell office:value-type="string">
            <text:p>Electronics</text:p>
          </table:table-cell>
          <table:table-cell office:value-type="string">
            <text:p>Wiegand, Conroy and Romaguera</text:p>
          </table:table-cell>
          <table:table-cell office:value-type="float" office:value="44560.075495694444">
            <text:p>44560.075495694444</text:p>
          </table:table-cell>
          <table:table-cell office:value-type="string">
            <text:p>http://placeimg.com/640/480</text:p>
          </table:table-cell>
          <table:table-cell office:value-type="string">
            <text:p>At debitis et est architecto alias. Ut aut adipisci. Aliquid sint quis nesciunt animi labore minima natus deserunt fuga. Odit cumque nam tempora. Velit nihil mollitia et nobis ipsa ut sunt. Alias ullam quam non et sed praesentium sed fuga dolorem.</text:p>
          </table:table-cell>
          <table:table-cell office:value-type="boolean" office:boolean-value="false">
            <text:p>FALSE</text:p>
          </table:table-cell>
        </table:table-row>
        <table:table-row>
          <table:table-cell office:value-type="string">
            <text:p>Antonio Stoltenberg</text:p>
          </table:table-cell>
          <table:table-cell office:value-type="string">
            <text:p>815-690-0241 x97383</text:p>
          </table:table-cell>
          <table:table-cell office:value-type="string">
            <text:p>Easton65@yahoo.com</text:p>
          </table:table-cell>
          <table:table-cell office:value-type="string">
            <text:p>765 Antwan Parkway</text:p>
          </table:table-cell>
          <table:table-cell office:value-type="string">
            <text:p>South Xavierview</text:p>
          </table:table-cell>
          <table:table-cell office:value-type="string">
            <text:p>Rhode Island</text:p>
          </table:table-cell>
          <table:table-cell office:value-type="string">
            <text:p>95959-7280</text:p>
          </table:table-cell>
          <table:table-cell office:value-type="string">
            <text:p>029716016</text:p>
          </table:table-cell>
          <table:table-cell office:value-type="string">
            <text:p>Electronics</text:p>
          </table:table-cell>
          <table:table-cell office:value-type="string">
            <text:p>Mayert, Price and White</text:p>
          </table:table-cell>
          <table:table-cell office:value-type="float" office:value="44310.565752546296">
            <text:p>44310.565752546296</text:p>
          </table:table-cell>
          <table:table-cell office:value-type="string">
            <text:p>http://placeimg.com/640/480</text:p>
          </table:table-cell>
          <table:table-cell office:value-type="string">
            <text:p>Voluptatum inventore rerum consequatur quidem qui. Qui et esse consectetur quia culpa ab voluptate. Earum voluptatem et ea autem.</text:p>
          </table:table-cell>
          <table:table-cell office:value-type="boolean" office:boolean-value="false">
            <text:p>FALSE</text:p>
          </table:table-cell>
        </table:table-row>
        <table:table-row>
          <table:table-cell office:value-type="string">
            <text:p>Katie King DVM</text:p>
          </table:table-cell>
          <table:table-cell office:value-type="string">
            <text:p>1-851-941-5723 x967</text:p>
          </table:table-cell>
          <table:table-cell office:value-type="string">
            <text:p>Glennie_Tillman@yahoo.com</text:p>
          </table:table-cell>
          <table:table-cell office:value-type="string">
            <text:p>5852 Heather Run</text:p>
          </table:table-cell>
          <table:table-cell office:value-type="string">
            <text:p>Weissnatton</text:p>
          </table:table-cell>
          <table:table-cell office:value-type="string">
            <text:p>Minnesota</text:p>
          </table:table-cell>
          <table:table-cell office:value-type="string">
            <text:p>68814</text:p>
          </table:table-cell>
          <table:table-cell office:value-type="string">
            <text:p>921602066</text:p>
          </table:table-cell>
          <table:table-cell office:value-type="string">
            <text:p>Books</text:p>
          </table:table-cell>
          <table:table-cell office:value-type="string">
            <text:p>Bartoletti LLC</text:p>
          </table:table-cell>
          <table:table-cell office:value-type="float" office:value="44547.851516967596">
            <text:p>44547.851516967596</text:p>
          </table:table-cell>
          <table:table-cell office:value-type="string">
            <text:p>http://placeimg.com/640/480</text:p>
          </table:table-cell>
          <table:table-cell office:value-type="string">
            <text:p>Ipsum earum ipsam ullam magnam magni sed ab. Facere dolorem omnis at. Suscipit et accusantium explicabo soluta autem nemo eum. Voluptatum non amet id. Enim necessitatibus qui.</text:p>
          </table:table-cell>
          <table:table-cell office:value-type="boolean" office:boolean-value="false">
            <text:p>FALSE</text:p>
          </table:table-cell>
        </table:table-row>
        <table:table-row>
          <table:table-cell office:value-type="string">
            <text:p>Melvin Kuhlman</text:p>
          </table:table-cell>
          <table:table-cell office:value-type="string">
            <text:p>1-983-323-0010 x760</text:p>
          </table:table-cell>
          <table:table-cell office:value-type="string">
            <text:p>Audreanne.Wisoky53@gmail.com</text:p>
          </table:table-cell>
          <table:table-cell office:value-type="string">
            <text:p>043 Amira Parkway</text:p>
          </table:table-cell>
          <table:table-cell office:value-type="string">
            <text:p>South Raquelland</text:p>
          </table:table-cell>
          <table:table-cell office:value-type="string">
            <text:p>Nebraska</text:p>
          </table:table-cell>
          <table:table-cell office:value-type="string">
            <text:p>62317-0866</text:p>
          </table:table-cell>
          <table:table-cell office:value-type="string">
            <text:p>184502990</text:p>
          </table:table-cell>
          <table:table-cell office:value-type="string">
            <text:p>Automotive</text:p>
          </table:table-cell>
          <table:table-cell office:value-type="string">
            <text:p>Fay - Mohr</text:p>
          </table:table-cell>
          <table:table-cell office:value-type="float" office:value="44241.83575041666">
            <text:p>44241.83575041666</text:p>
          </table:table-cell>
          <table:table-cell office:value-type="string">
            <text:p>http://placeimg.com/640/480</text:p>
          </table:table-cell>
          <table:table-cell office:value-type="string">
            <text:p>Consequuntur qui veritatis illo. Quos nisi unde et laudantium aut nulla aut. Libero assumenda dolor voluptatum in. Rerum provident aperiam nihil dolores rem ut ut sunt. Velit consequatur tenetur eum dolore. Illum sed sint quos adipisci eos dicta eum expedita autem.</text:p>
          </table:table-cell>
          <table:table-cell office:value-type="boolean" office:boolean-value="true">
            <text:p>TRUE</text:p>
          </table:table-cell>
        </table:table-row>
        <table:table-row>
          <table:table-cell office:value-type="string">
            <text:p>Julio Kessler</text:p>
          </table:table-cell>
          <table:table-cell office:value-type="string">
            <text:p>703-638-7422 x01291</text:p>
          </table:table-cell>
          <table:table-cell office:value-type="string">
            <text:p>Jo_Balistreri@yahoo.com</text:p>
          </table:table-cell>
          <table:table-cell office:value-type="string">
            <text:p>8677 Gardner Skyway</text:p>
          </table:table-cell>
          <table:table-cell office:value-type="string">
            <text:p>Larsonhaven</text:p>
          </table:table-cell>
          <table:table-cell office:value-type="string">
            <text:p>New York</text:p>
          </table:table-cell>
          <table:table-cell office:value-type="string">
            <text:p>93907</text:p>
          </table:table-cell>
          <table:table-cell office:value-type="string">
            <text:p>525380276</text:p>
          </table:table-cell>
          <table:table-cell office:value-type="string">
            <text:p>Sports</text:p>
          </table:table-cell>
          <table:table-cell office:value-type="string">
            <text:p>Hermiston - Moen</text:p>
          </table:table-cell>
          <table:table-cell office:value-type="float" office:value="44472.111624537036">
            <text:p>44472.111624537036</text:p>
          </table:table-cell>
          <table:table-cell office:value-type="string">
            <text:p>http://placeimg.com/640/480</text:p>
          </table:table-cell>
          <table:table-cell office:value-type="string">
            <text:p>Et porro hic commodi. Quidem ut voluptate quaerat ad quidem. Sapiente eum sint et omnis impedit. Et officia dolorem cum magnam consequuntur aut. Quo qui veritatis omnis laborum quibusdam iure officia quo.</text:p>
          </table:table-cell>
          <table:table-cell office:value-type="boolean" office:boolean-value="true">
            <text:p>TRUE</text:p>
          </table:table-cell>
        </table:table-row>
        <table:table-row>
          <table:table-cell office:value-type="string">
            <text:p>Janice Zemlak</text:p>
          </table:table-cell>
          <table:table-cell office:value-type="string">
            <text:p>1-497-439-3407 x699</text:p>
          </table:table-cell>
          <table:table-cell office:value-type="string">
            <text:p>Roscoe_Johnson78@hotmail.com</text:p>
          </table:table-cell>
          <table:table-cell office:value-type="string">
            <text:p>11620 Van Orchard</text:p>
          </table:table-cell>
          <table:table-cell office:value-type="string">
            <text:p>Lake Leilanimouth</text:p>
          </table:table-cell>
          <table:table-cell office:value-type="string">
            <text:p>Rhode Island</text:p>
          </table:table-cell>
          <table:table-cell office:value-type="string">
            <text:p>77356</text:p>
          </table:table-cell>
          <table:table-cell office:value-type="string">
            <text:p>467120675</text:p>
          </table:table-cell>
          <table:table-cell office:value-type="string">
            <text:p>Clothing</text:p>
          </table:table-cell>
          <table:table-cell office:value-type="string">
            <text:p>Luettgen - Rolfson</text:p>
          </table:table-cell>
          <table:table-cell office:value-type="float" office:value="44431.49385903935">
            <text:p>44431.49385903935</text:p>
          </table:table-cell>
          <table:table-cell office:value-type="string">
            <text:p>http://placeimg.com/640/480</text:p>
          </table:table-cell>
          <table:table-cell office:value-type="string">
            <text:p>Voluptatem consequatur ipsam et quas inventore vel fugit saepe molestiae. Optio praesentium qui et natus. Esse rerum in laudantium error expedita praesentium facere. Necessitatibus veniam sapiente molestias aut temporibus molestias aut molestias.</text:p>
          </table:table-cell>
          <table:table-cell office:value-type="boolean" office:boolean-value="true">
            <text:p>TRUE</text:p>
          </table:table-cell>
        </table:table-row>
        <table:table-row>
          <table:table-cell office:value-type="string">
            <text:p>Mrs. Alejandro O'Reilly</text:p>
          </table:table-cell>
          <table:table-cell office:value-type="string">
            <text:p>540.653.9142 x328</text:p>
          </table:table-cell>
          <table:table-cell office:value-type="string">
            <text:p>Ena.Schmidt@yahoo.com</text:p>
          </table:table-cell>
          <table:table-cell office:value-type="string">
            <text:p>72607 Arnaldo Cliff</text:p>
          </table:table-cell>
          <table:table-cell office:value-type="string">
            <text:p>East Jaydestad</text:p>
          </table:table-cell>
          <table:table-cell office:value-type="string">
            <text:p>Alabama</text:p>
          </table:table-cell>
          <table:table-cell office:value-type="string">
            <text:p>62745-2069</text:p>
          </table:table-cell>
          <table:table-cell office:value-type="string">
            <text:p>598643092</text:p>
          </table:table-cell>
          <table:table-cell office:value-type="string">
            <text:p>Health</text:p>
          </table:table-cell>
          <table:table-cell office:value-type="string">
            <text:p>Homenick - Blanda</text:p>
          </table:table-cell>
          <table:table-cell office:value-type="float" office:value="44380.97897866898">
            <text:p>44380.97897866898</text:p>
          </table:table-cell>
          <table:table-cell office:value-type="string">
            <text:p>http://placeimg.com/640/480</text:p>
          </table:table-cell>
          <table:table-cell office:value-type="string">
            <text:p>Reiciendis dolor dolor consequatur. Repudiandae minus sint laudantium voluptates voluptatibus quidem. Earum voluptatum nesciunt cupiditate. Deserunt est dolores repellendus est molestias rerum quae quisquam.</text:p>
          </table:table-cell>
          <table:table-cell office:value-type="boolean" office:boolean-value="false">
            <text:p>FALSE</text:p>
          </table:table-cell>
        </table:table-row>
        <table:table-row>
          <table:table-cell office:value-type="string">
            <text:p>Mr. Claudia Russel</text:p>
          </table:table-cell>
          <table:table-cell office:value-type="string">
            <text:p>993.813.9841</text:p>
          </table:table-cell>
          <table:table-cell office:value-type="string">
            <text:p>Luisa71@hotmail.com</text:p>
          </table:table-cell>
          <table:table-cell office:value-type="string">
            <text:p>8023 Luis Fork</text:p>
          </table:table-cell>
          <table:table-cell office:value-type="string">
            <text:p>Lake Eddieshire</text:p>
          </table:table-cell>
          <table:table-cell office:value-type="string">
            <text:p>Texas</text:p>
          </table:table-cell>
          <table:table-cell office:value-type="string">
            <text:p>10876</text:p>
          </table:table-cell>
          <table:table-cell office:value-type="string">
            <text:p>164090859</text:p>
          </table:table-cell>
          <table:table-cell office:value-type="string">
            <text:p>Outdoors</text:p>
          </table:table-cell>
          <table:table-cell office:value-type="string">
            <text:p>Jacobi, Hartmann and Rippin</text:p>
          </table:table-cell>
          <table:table-cell office:value-type="float" office:value="44540.21260053241">
            <text:p>44540.21260053241</text:p>
          </table:table-cell>
          <table:table-cell office:value-type="string">
            <text:p>http://placeimg.com/640/480</text:p>
          </table:table-cell>
          <table:table-cell office:value-type="string">
            <text:p>Quibusdam et suscipit fugiat enim. Quia mollitia in magni sunt perferendis neque et. Suscipit quis deserunt nisi quidem. Consequuntur sit quasi maiores enim accusamus ut excepturi ex fuga. Consequuntur id est nostrum expedita eveniet in beatae.</text:p>
          </table:table-cell>
          <table:table-cell office:value-type="boolean" office:boolean-value="false">
            <text:p>FALSE</text:p>
          </table:table-cell>
        </table:table-row>
        <table:table-row>
          <table:table-cell office:value-type="string">
            <text:p>Penny Swift</text:p>
          </table:table-cell>
          <table:table-cell office:value-type="string">
            <text:p>420.420.7052 x5457</text:p>
          </table:table-cell>
          <table:table-cell office:value-type="string">
            <text:p>Jakob21@hotmail.com</text:p>
          </table:table-cell>
          <table:table-cell office:value-type="string">
            <text:p>0141 Schroeder Springs</text:p>
          </table:table-cell>
          <table:table-cell office:value-type="string">
            <text:p>West Brionnaville</text:p>
          </table:table-cell>
          <table:table-cell office:value-type="string">
            <text:p>Maine</text:p>
          </table:table-cell>
          <table:table-cell office:value-type="string">
            <text:p>76338</text:p>
          </table:table-cell>
          <table:table-cell office:value-type="string">
            <text:p>240489436</text:p>
          </table:table-cell>
          <table:table-cell office:value-type="string">
            <text:p>Sports</text:p>
          </table:table-cell>
          <table:table-cell office:value-type="string">
            <text:p>Gibson Inc</text:p>
          </table:table-cell>
          <table:table-cell office:value-type="float" office:value="44540.418075925925">
            <text:p>44540.418075925925</text:p>
          </table:table-cell>
          <table:table-cell office:value-type="string">
            <text:p>http://placeimg.com/640/480</text:p>
          </table:table-cell>
          <table:table-cell office:value-type="string">
            <text:p>Suscipit ex placeat est ut eum ipsa molestiae quia. Quod natus cumque molestias iure officia quaerat quibusdam velit autem. Error voluptatem voluptas cupiditate animi. Laborum doloribus quos optio corporis.</text:p>
          </table:table-cell>
          <table:table-cell office:value-type="boolean" office:boolean-value="false">
            <text:p>FALSE</text:p>
          </table:table-cell>
        </table:table-row>
        <table:table-row>
          <table:table-cell office:value-type="string">
            <text:p>Henry D'Amore MD</text:p>
          </table:table-cell>
          <table:table-cell office:value-type="string">
            <text:p>1-639-724-3956</text:p>
          </table:table-cell>
          <table:table-cell office:value-type="string">
            <text:p>Ralph_Schroeder94@gmail.com</text:p>
          </table:table-cell>
          <table:table-cell office:value-type="string">
            <text:p>252 Waters Junctions</text:p>
          </table:table-cell>
          <table:table-cell office:value-type="string">
            <text:p>East Genevievestad</text:p>
          </table:table-cell>
          <table:table-cell office:value-type="string">
            <text:p>Montana</text:p>
          </table:table-cell>
          <table:table-cell office:value-type="string">
            <text:p>52022</text:p>
          </table:table-cell>
          <table:table-cell office:value-type="string">
            <text:p>828784249</text:p>
          </table:table-cell>
          <table:table-cell office:value-type="string">
            <text:p>Toys</text:p>
          </table:table-cell>
          <table:table-cell office:value-type="string">
            <text:p>Becker - Christiansen</text:p>
          </table:table-cell>
          <table:table-cell office:value-type="float" office:value="44559.116570115744">
            <text:p>44559.116570115744</text:p>
          </table:table-cell>
          <table:table-cell office:value-type="string">
            <text:p>http://placeimg.com/640/480</text:p>
          </table:table-cell>
          <table:table-cell office:value-type="string">
            <text:p>Maiores dolore ea eaque necessitatibus ipsa iusto in. Saepe nisi aut labore beatae et nisi voluptatibus. Ipsum aliquid labore voluptate.</text:p>
          </table:table-cell>
          <table:table-cell office:value-type="boolean" office:boolean-value="false">
            <text:p>FALSE</text:p>
          </table:table-cell>
        </table:table-row>
        <table:table-row>
          <table:table-cell office:value-type="string">
            <text:p>Daniel Durgan</text:p>
          </table:table-cell>
          <table:table-cell office:value-type="string">
            <text:p>(722) 591-5496 x4965</text:p>
          </table:table-cell>
          <table:table-cell office:value-type="string">
            <text:p>Haven_Hayes55@yahoo.com</text:p>
          </table:table-cell>
          <table:table-cell office:value-type="string">
            <text:p>4082 Tremblay Road</text:p>
          </table:table-cell>
          <table:table-cell office:value-type="string">
            <text:p>Orland Park</text:p>
          </table:table-cell>
          <table:table-cell office:value-type="string">
            <text:p>Virginia</text:p>
          </table:table-cell>
          <table:table-cell office:value-type="string">
            <text:p>01325</text:p>
          </table:table-cell>
          <table:table-cell office:value-type="string">
            <text:p>468920751</text:p>
          </table:table-cell>
          <table:table-cell office:value-type="string">
            <text:p>Jewelery</text:p>
          </table:table-cell>
          <table:table-cell office:value-type="string">
            <text:p>Krajcik Group</text:p>
          </table:table-cell>
          <table:table-cell office:value-type="float" office:value="44517.10249457176">
            <text:p>44517.10249457176</text:p>
          </table:table-cell>
          <table:table-cell office:value-type="string">
            <text:p>http://placeimg.com/640/480</text:p>
          </table:table-cell>
          <table:table-cell office:value-type="string">
            <text:p>Corrupti hic reprehenderit deleniti amet repudiandae officiis dolor et laboriosam. Non aut unde. Repellendus accusantium perspiciatis nostrum omnis repudiandae eum commodi. Voluptatem sed explicabo nobis nemo sequi molestiae aut. Rerum necessitatibus et dolor quisquam rerum sunt voluptatem aspernatur. Nesciunt harum excepturi placeat vero et quaerat sed autem aut.</text:p>
          </table:table-cell>
          <table:table-cell office:value-type="boolean" office:boolean-value="false">
            <text:p>FALSE</text:p>
          </table:table-cell>
        </table:table-row>
        <table:table-row>
          <table:table-cell office:value-type="string">
            <text:p>Lena Ondricka</text:p>
          </table:table-cell>
          <table:table-cell office:value-type="string">
            <text:p>291.326.3828 x883</text:p>
          </table:table-cell>
          <table:table-cell office:value-type="string">
            <text:p>Asia62@gmail.com</text:p>
          </table:table-cell>
          <table:table-cell office:value-type="string">
            <text:p>981 Seamus Knolls</text:p>
          </table:table-cell>
          <table:table-cell office:value-type="string">
            <text:p>Bellahaven</text:p>
          </table:table-cell>
          <table:table-cell office:value-type="string">
            <text:p>Wyoming</text:p>
          </table:table-cell>
          <table:table-cell office:value-type="string">
            <text:p>63847</text:p>
          </table:table-cell>
          <table:table-cell office:value-type="string">
            <text:p>134278588</text:p>
          </table:table-cell>
          <table:table-cell office:value-type="string">
            <text:p>Kids</text:p>
          </table:table-cell>
          <table:table-cell office:value-type="string">
            <text:p>Daniel - Stanton</text:p>
          </table:table-cell>
          <table:table-cell office:value-type="float" office:value="44483.30742023148">
            <text:p>44483.30742023148</text:p>
          </table:table-cell>
          <table:table-cell office:value-type="string">
            <text:p>http://placeimg.com/640/480</text:p>
          </table:table-cell>
          <table:table-cell office:value-type="string">
            <text:p>Laboriosam iure veritatis sunt a doloribus quas est sit. Asperiores in quae dignissimos in. Quia maiores est sint necessitatibus. Expedita inventore sunt reprehenderit libero ipsa et praesentium deleniti.</text:p>
          </table:table-cell>
          <table:table-cell office:value-type="boolean" office:boolean-value="false">
            <text:p>FALSE</text:p>
          </table:table-cell>
        </table:table-row>
        <table:table-row>
          <table:table-cell office:value-type="string">
            <text:p>Erma Bosco</text:p>
          </table:table-cell>
          <table:table-cell office:value-type="string">
            <text:p>(742) 403-4195 x7525</text:p>
          </table:table-cell>
          <table:table-cell office:value-type="string">
            <text:p>Marian_Runolfsson86@hotmail.com</text:p>
          </table:table-cell>
          <table:table-cell office:value-type="string">
            <text:p>608 Jones Dale</text:p>
          </table:table-cell>
          <table:table-cell office:value-type="string">
            <text:p>New Hertha</text:p>
          </table:table-cell>
          <table:table-cell office:value-type="string">
            <text:p>Ohio</text:p>
          </table:table-cell>
          <table:table-cell office:value-type="string">
            <text:p>93704</text:p>
          </table:table-cell>
          <table:table-cell office:value-type="string">
            <text:p>249927216</text:p>
          </table:table-cell>
          <table:table-cell office:value-type="string">
            <text:p>Toys</text:p>
          </table:table-cell>
          <table:table-cell office:value-type="string">
            <text:p>Walter - Williamson</text:p>
          </table:table-cell>
          <table:table-cell office:value-type="float" office:value="44294.04638082176">
            <text:p>44294.04638082176</text:p>
          </table:table-cell>
          <table:table-cell office:value-type="string">
            <text:p>http://placeimg.com/640/480</text:p>
          </table:table-cell>
          <table:table-cell office:value-type="string">
            <text:p>Unde ab repellendus ut sit. Similique perferendis facere facere dolore quia sit. Earum nihil aliquid perspiciatis labore. Est aliquam qui odit corrupti qui error voluptas qui. Animi voluptatem eos voluptatibus.</text:p>
          </table:table-cell>
          <table:table-cell office:value-type="boolean" office:boolean-value="true">
            <text:p>TRUE</text:p>
          </table:table-cell>
        </table:table-row>
        <table:table-row>
          <table:table-cell office:value-type="string">
            <text:p>Stacy Schmeler</text:p>
          </table:table-cell>
          <table:table-cell office:value-type="string">
            <text:p>867-305-3594 x11744</text:p>
          </table:table-cell>
          <table:table-cell office:value-type="string">
            <text:p>Carissa17@gmail.com</text:p>
          </table:table-cell>
          <table:table-cell office:value-type="string">
            <text:p>3482 Herman Station</text:p>
          </table:table-cell>
          <table:table-cell office:value-type="string">
            <text:p>South Edwinshire</text:p>
          </table:table-cell>
          <table:table-cell office:value-type="string">
            <text:p>New Jersey</text:p>
          </table:table-cell>
          <table:table-cell office:value-type="string">
            <text:p>49799</text:p>
          </table:table-cell>
          <table:table-cell office:value-type="string">
            <text:p>726332696</text:p>
          </table:table-cell>
          <table:table-cell office:value-type="string">
            <text:p>Books</text:p>
          </table:table-cell>
          <table:table-cell office:value-type="string">
            <text:p>Hilpert - Berge</text:p>
          </table:table-cell>
          <table:table-cell office:value-type="float" office:value="44364.608039328705">
            <text:p>44364.608039328705</text:p>
          </table:table-cell>
          <table:table-cell office:value-type="string">
            <text:p>http://placeimg.com/640/480</text:p>
          </table:table-cell>
          <table:table-cell office:value-type="string">
            <text:p>Magni dicta sunt. Quibusdam ut dolorum magnam officiis rerum hic fuga. Veniam eveniet laboriosam necessitatibus aut ipsam rerum id. Neque nesciunt amet molestiae officia. Officia ipsam dicta sed enim. Consectetur ipsa ut quas minima inventore.</text:p>
          </table:table-cell>
          <table:table-cell office:value-type="boolean" office:boolean-value="true">
            <text:p>TRUE</text:p>
          </table:table-cell>
        </table:table-row>
        <table:table-row>
          <table:table-cell office:value-type="string">
            <text:p>Gerardo Wuckert</text:p>
          </table:table-cell>
          <table:table-cell office:value-type="string">
            <text:p>(213) 628-1039 x32136</text:p>
          </table:table-cell>
          <table:table-cell office:value-type="string">
            <text:p>Dorcas_Altenwerth38@hotmail.com</text:p>
          </table:table-cell>
          <table:table-cell office:value-type="string">
            <text:p>952 Belle Summit</text:p>
          </table:table-cell>
          <table:table-cell office:value-type="string">
            <text:p>Hamillbury</text:p>
          </table:table-cell>
          <table:table-cell office:value-type="string">
            <text:p>Tennessee</text:p>
          </table:table-cell>
          <table:table-cell office:value-type="string">
            <text:p>65595</text:p>
          </table:table-cell>
          <table:table-cell office:value-type="string">
            <text:p>484066440</text:p>
          </table:table-cell>
          <table:table-cell office:value-type="string">
            <text:p>Jewelery</text:p>
          </table:table-cell>
          <table:table-cell office:value-type="string">
            <text:p>Rolfson, Parisian and Leffler</text:p>
          </table:table-cell>
          <table:table-cell office:value-type="float" office:value="44358.83508152778">
            <text:p>44358.83508152778</text:p>
          </table:table-cell>
          <table:table-cell office:value-type="string">
            <text:p>http://placeimg.com/640/480</text:p>
          </table:table-cell>
          <table:table-cell office:value-type="string">
            <text:p>Ipsam ut ut dolorum ut eum corporis. Fugit tempore vel vel vel minima sit qui similique. Harum eligendi eos dolore.</text:p>
          </table:table-cell>
          <table:table-cell office:value-type="boolean" office:boolean-value="true">
            <text:p>TRUE</text:p>
          </table:table-cell>
        </table:table-row>
        <table:table-row>
          <table:table-cell office:value-type="string">
            <text:p>Shaun Herzog</text:p>
          </table:table-cell>
          <table:table-cell office:value-type="string">
            <text:p>(304) 216-0844 x15415</text:p>
          </table:table-cell>
          <table:table-cell office:value-type="string">
            <text:p>Mariah10@hotmail.com</text:p>
          </table:table-cell>
          <table:table-cell office:value-type="string">
            <text:p>2439 Jast River</text:p>
          </table:table-cell>
          <table:table-cell office:value-type="string">
            <text:p>Gunnarhaven</text:p>
          </table:table-cell>
          <table:table-cell office:value-type="string">
            <text:p>Oklahoma</text:p>
          </table:table-cell>
          <table:table-cell office:value-type="string">
            <text:p>36627</text:p>
          </table:table-cell>
          <table:table-cell office:value-type="string">
            <text:p>269623613</text:p>
          </table:table-cell>
          <table:table-cell office:value-type="string">
            <text:p>Electronics</text:p>
          </table:table-cell>
          <table:table-cell office:value-type="string">
            <text:p>Larson Inc</text:p>
          </table:table-cell>
          <table:table-cell office:value-type="float" office:value="44218.72645224537">
            <text:p>44218.72645224537</text:p>
          </table:table-cell>
          <table:table-cell office:value-type="string">
            <text:p>http://placeimg.com/640/480</text:p>
          </table:table-cell>
          <table:table-cell office:value-type="string">
            <text:p>Quam perferendis nesciunt harum. Provident est fuga quo quia. Officiis quis deserunt facere quia et.</text:p>
          </table:table-cell>
          <table:table-cell office:value-type="boolean" office:boolean-value="false">
            <text:p>FALSE</text:p>
          </table:table-cell>
        </table:table-row>
        <table:table-row>
          <table:table-cell office:value-type="string">
            <text:p>Ronald Ruecker</text:p>
          </table:table-cell>
          <table:table-cell office:value-type="string">
            <text:p>(420) 406-6996 x34122</text:p>
          </table:table-cell>
          <table:table-cell office:value-type="string">
            <text:p>Margret.Schowalter18@yahoo.com</text:p>
          </table:table-cell>
          <table:table-cell office:value-type="string">
            <text:p>4850 Kerluke Wells</text:p>
          </table:table-cell>
          <table:table-cell office:value-type="string">
            <text:p>Schusterview</text:p>
          </table:table-cell>
          <table:table-cell office:value-type="string">
            <text:p>Vermont</text:p>
          </table:table-cell>
          <table:table-cell office:value-type="string">
            <text:p>09023</text:p>
          </table:table-cell>
          <table:table-cell office:value-type="string">
            <text:p>115579510</text:p>
          </table:table-cell>
          <table:table-cell office:value-type="string">
            <text:p>Outdoors</text:p>
          </table:table-cell>
          <table:table-cell office:value-type="string">
            <text:p>Steuber, Mante and Hills</text:p>
          </table:table-cell>
          <table:table-cell office:value-type="float" office:value="44290.272248125">
            <text:p>44290.272248125</text:p>
          </table:table-cell>
          <table:table-cell office:value-type="string">
            <text:p>http://placeimg.com/640/480</text:p>
          </table:table-cell>
          <table:table-cell office:value-type="string">
            <text:p>Quis suscipit labore reprehenderit officiis quia tempore. Odio et eum nulla cum. Ut laborum autem architecto quo eius rem quidem eaque. Sequi atque provident repellendus voluptatum. A ipsa dolorem officia unde nulla.</text:p>
          </table:table-cell>
          <table:table-cell office:value-type="boolean" office:boolean-value="true">
            <text:p>TRUE</text:p>
          </table:table-cell>
        </table:table-row>
        <table:table-row>
          <table:table-cell office:value-type="string">
            <text:p>Leslie Streich</text:p>
          </table:table-cell>
          <table:table-cell office:value-type="string">
            <text:p>531-737-4553</text:p>
          </table:table-cell>
          <table:table-cell office:value-type="string">
            <text:p>Tia_Romaguera@yahoo.com</text:p>
          </table:table-cell>
          <table:table-cell office:value-type="string">
            <text:p>50543 Evalyn Springs</text:p>
          </table:table-cell>
          <table:table-cell office:value-type="string">
            <text:p>West Albertoville</text:p>
          </table:table-cell>
          <table:table-cell office:value-type="string">
            <text:p>Massachusetts</text:p>
          </table:table-cell>
          <table:table-cell office:value-type="string">
            <text:p>90377</text:p>
          </table:table-cell>
          <table:table-cell office:value-type="string">
            <text:p>379789955</text:p>
          </table:table-cell>
          <table:table-cell office:value-type="string">
            <text:p>Clothing</text:p>
          </table:table-cell>
          <table:table-cell office:value-type="string">
            <text:p>Bartell Inc</text:p>
          </table:table-cell>
          <table:table-cell office:value-type="float" office:value="44366.9213909375">
            <text:p>44366.9213909375</text:p>
          </table:table-cell>
          <table:table-cell office:value-type="string">
            <text:p>http://placeimg.com/640/480</text:p>
          </table:table-cell>
          <table:table-cell office:value-type="string">
            <text:p>Sapiente eveniet commodi molestias id laborum. Provident explicabo porro illum fuga. Rem vitae quae magni beatae vel velit ipsa sed sed. Qui vel ad repudiandae.</text:p>
          </table:table-cell>
          <table:table-cell office:value-type="boolean" office:boolean-value="false">
            <text:p>FALSE</text:p>
          </table:table-cell>
        </table:table-row>
        <table:table-row>
          <table:table-cell office:value-type="string">
            <text:p>Joy Flatley</text:p>
          </table:table-cell>
          <table:table-cell office:value-type="string">
            <text:p>705-748-5611</text:p>
          </table:table-cell>
          <table:table-cell office:value-type="string">
            <text:p>Belle.Bednar@gmail.com</text:p>
          </table:table-cell>
          <table:table-cell office:value-type="string">
            <text:p>55128 Terry Stravenue</text:p>
          </table:table-cell>
          <table:table-cell office:value-type="string">
            <text:p>North Wilfordborough</text:p>
          </table:table-cell>
          <table:table-cell office:value-type="string">
            <text:p>South Carolina</text:p>
          </table:table-cell>
          <table:table-cell office:value-type="string">
            <text:p>08711-5035</text:p>
          </table:table-cell>
          <table:table-cell office:value-type="string">
            <text:p>632157907</text:p>
          </table:table-cell>
          <table:table-cell office:value-type="string">
            <text:p>Baby</text:p>
          </table:table-cell>
          <table:table-cell office:value-type="string">
            <text:p>Cartwright - Abshire</text:p>
          </table:table-cell>
          <table:table-cell office:value-type="float" office:value="44533.5599874537">
            <text:p>44533.5599874537</text:p>
          </table:table-cell>
          <table:table-cell office:value-type="string">
            <text:p>http://placeimg.com/640/480</text:p>
          </table:table-cell>
          <table:table-cell office:value-type="string">
            <text:p>Similique dolor repellat. Nam modi quo. Inventore ab quaerat quis reiciendis inventore quis cum repellendus.</text:p>
          </table:table-cell>
          <table:table-cell office:value-type="boolean" office:boolean-value="false">
            <text:p>FALSE</text:p>
          </table:table-cell>
        </table:table-row>
        <table:table-row>
          <table:table-cell office:value-type="string">
            <text:p>Kristina Mann</text:p>
          </table:table-cell>
          <table:table-cell office:value-type="string">
            <text:p>(996) 393-3494 x6960</text:p>
          </table:table-cell>
          <table:table-cell office:value-type="string">
            <text:p>Armando39@yahoo.com</text:p>
          </table:table-cell>
          <table:table-cell office:value-type="string">
            <text:p>0826 Nader Radial</text:p>
          </table:table-cell>
          <table:table-cell office:value-type="string">
            <text:p>Schillerton</text:p>
          </table:table-cell>
          <table:table-cell office:value-type="string">
            <text:p>Hawaii</text:p>
          </table:table-cell>
          <table:table-cell office:value-type="string">
            <text:p>27420-5899</text:p>
          </table:table-cell>
          <table:table-cell office:value-type="string">
            <text:p>387357308</text:p>
          </table:table-cell>
          <table:table-cell office:value-type="string">
            <text:p>Industrial</text:p>
          </table:table-cell>
          <table:table-cell office:value-type="string">
            <text:p>Botsford - Schuppe</text:p>
          </table:table-cell>
          <table:table-cell office:value-type="float" office:value="44207.8012474537">
            <text:p>44207.8012474537</text:p>
          </table:table-cell>
          <table:table-cell office:value-type="string">
            <text:p>http://placeimg.com/640/480</text:p>
          </table:table-cell>
          <table:table-cell office:value-type="string">
            <text:p>Provident enim est. Minima iure ut et qui voluptates quae adipisci. Ut sunt consectetur dolorem eum sunt sint suscipit consectetur soluta. Quae omnis et est est nemo in eveniet ut consectetur.</text:p>
          </table:table-cell>
          <table:table-cell office:value-type="boolean" office:boolean-value="false">
            <text:p>FALSE</text:p>
          </table:table-cell>
        </table:table-row>
        <table:table-row>
          <table:table-cell office:value-type="string">
            <text:p>Emanuel Effertz V</text:p>
          </table:table-cell>
          <table:table-cell office:value-type="string">
            <text:p>(999) 579-1967 x039</text:p>
          </table:table-cell>
          <table:table-cell office:value-type="string">
            <text:p>Deon_Ward76@hotmail.com</text:p>
          </table:table-cell>
          <table:table-cell office:value-type="string">
            <text:p>08542 Brown Courts</text:p>
          </table:table-cell>
          <table:table-cell office:value-type="string">
            <text:p>East Renee</text:p>
          </table:table-cell>
          <table:table-cell office:value-type="string">
            <text:p>Connecticut</text:p>
          </table:table-cell>
          <table:table-cell office:value-type="string">
            <text:p>03639-2336</text:p>
          </table:table-cell>
          <table:table-cell office:value-type="string">
            <text:p>372606734</text:p>
          </table:table-cell>
          <table:table-cell office:value-type="string">
            <text:p>Shoes</text:p>
          </table:table-cell>
          <table:table-cell office:value-type="string">
            <text:p>Borer - Aufderhar</text:p>
          </table:table-cell>
          <table:table-cell office:value-type="float" office:value="44503.336597152775">
            <text:p>44503.336597152775</text:p>
          </table:table-cell>
          <table:table-cell office:value-type="string">
            <text:p>http://placeimg.com/640/480</text:p>
          </table:table-cell>
          <table:table-cell office:value-type="string">
            <text:p>Quo quasi qui libero doloribus possimus voluptatem quia cumque error. Laborum vel cumque architecto vel autem itaque voluptatum eum quaerat. Aliquid sit voluptatem magnam voluptatem omnis eligendi autem. Maiores deleniti consectetur aliquid velit eos neque aspernatur. Magni vel in.</text:p>
          </table:table-cell>
          <table:table-cell office:value-type="boolean" office:boolean-value="true">
            <text:p>TRUE</text:p>
          </table:table-cell>
        </table:table-row>
        <table:table-row>
          <table:table-cell office:value-type="string">
            <text:p>Terence Rodriguez</text:p>
          </table:table-cell>
          <table:table-cell office:value-type="string">
            <text:p>886-884-9152 x9702</text:p>
          </table:table-cell>
          <table:table-cell office:value-type="string">
            <text:p>Alexandrea.Dooley@gmail.com</text:p>
          </table:table-cell>
          <table:table-cell office:value-type="string">
            <text:p>2624 Cremin Spurs</text:p>
          </table:table-cell>
          <table:table-cell office:value-type="string">
            <text:p>South Kendra</text:p>
          </table:table-cell>
          <table:table-cell office:value-type="string">
            <text:p>Maryland</text:p>
          </table:table-cell>
          <table:table-cell office:value-type="string">
            <text:p>61917-0911</text:p>
          </table:table-cell>
          <table:table-cell office:value-type="string">
            <text:p>596236472</text:p>
          </table:table-cell>
          <table:table-cell office:value-type="string">
            <text:p>Tools</text:p>
          </table:table-cell>
          <table:table-cell office:value-type="string">
            <text:p>Lebsack, Schneider and Hilpert</text:p>
          </table:table-cell>
          <table:table-cell office:value-type="float" office:value="44484.15297052083">
            <text:p>44484.15297052083</text:p>
          </table:table-cell>
          <table:table-cell office:value-type="string">
            <text:p>http://placeimg.com/640/480</text:p>
          </table:table-cell>
          <table:table-cell office:value-type="string">
            <text:p>Itaque optio ullam. Libero voluptates reiciendis veritatis. Cupiditate aut non dolores et et. Ea eos et quia et optio eveniet aut unde. Autem velit et occaecati impedit maiores laboriosam delectus facilis. Pariatur eaque enim veniam.</text:p>
          </table:table-cell>
          <table:table-cell office:value-type="boolean" office:boolean-value="true">
            <text:p>TRUE</text:p>
          </table:table-cell>
        </table:table-row>
        <table:table-row>
          <table:table-cell office:value-type="string">
            <text:p>Miriam Waters PhD</text:p>
          </table:table-cell>
          <table:table-cell office:value-type="string">
            <text:p>1-761-826-1019 x016</text:p>
          </table:table-cell>
          <table:table-cell office:value-type="string">
            <text:p>Davon_Lubowitz25@gmail.com</text:p>
          </table:table-cell>
          <table:table-cell office:value-type="string">
            <text:p>656 Skiles Walks</text:p>
          </table:table-cell>
          <table:table-cell office:value-type="string">
            <text:p>Veumton</text:p>
          </table:table-cell>
          <table:table-cell office:value-type="string">
            <text:p>West Virginia</text:p>
          </table:table-cell>
          <table:table-cell office:value-type="string">
            <text:p>19291-2788</text:p>
          </table:table-cell>
          <table:table-cell office:value-type="string">
            <text:p>977945463</text:p>
          </table:table-cell>
          <table:table-cell office:value-type="string">
            <text:p>Jewelery</text:p>
          </table:table-cell>
          <table:table-cell office:value-type="string">
            <text:p>Bartell Inc</text:p>
          </table:table-cell>
          <table:table-cell office:value-type="float" office:value="44241.60808900463">
            <text:p>44241.60808900463</text:p>
          </table:table-cell>
          <table:table-cell office:value-type="string">
            <text:p>http://placeimg.com/640/480</text:p>
          </table:table-cell>
          <table:table-cell office:value-type="string">
            <text:p>Aliquid eaque voluptatem et ut aut pariatur. Sapiente nostrum voluptatem. Adipisci quo ut qui deleniti.</text:p>
          </table:table-cell>
          <table:table-cell office:value-type="boolean" office:boolean-value="true">
            <text:p>TRUE</text:p>
          </table:table-cell>
        </table:table-row>
        <table:table-row>
          <table:table-cell office:value-type="string">
            <text:p>Conrad Williamson DVM</text:p>
          </table:table-cell>
          <table:table-cell office:value-type="string">
            <text:p>(976) 844-2885</text:p>
          </table:table-cell>
          <table:table-cell office:value-type="string">
            <text:p>Brennon_Mitchell@hotmail.com</text:p>
          </table:table-cell>
          <table:table-cell office:value-type="string">
            <text:p>01262 Schimmel Summit</text:p>
          </table:table-cell>
          <table:table-cell office:value-type="string">
            <text:p>Overland Park</text:p>
          </table:table-cell>
          <table:table-cell office:value-type="string">
            <text:p>Florida</text:p>
          </table:table-cell>
          <table:table-cell office:value-type="string">
            <text:p>88203</text:p>
          </table:table-cell>
          <table:table-cell office:value-type="string">
            <text:p>965110019</text:p>
          </table:table-cell>
          <table:table-cell office:value-type="string">
            <text:p>Music</text:p>
          </table:table-cell>
          <table:table-cell office:value-type="string">
            <text:p>Rodriguez LLC</text:p>
          </table:table-cell>
          <table:table-cell office:value-type="float" office:value="44398.17486170139">
            <text:p>44398.17486170139</text:p>
          </table:table-cell>
          <table:table-cell office:value-type="string">
            <text:p>http://placeimg.com/640/480</text:p>
          </table:table-cell>
          <table:table-cell office:value-type="string">
            <text:p>Accusamus ducimus porro. Reiciendis qui consectetur omnis iusto nihil quas culpa. Beatae illum rerum dolores modi aut.</text:p>
          </table:table-cell>
          <table:table-cell office:value-type="boolean" office:boolean-value="true">
            <text:p>TRUE</text:p>
          </table:table-cell>
        </table:table-row>
        <table:table-row>
          <table:table-cell office:value-type="string">
            <text:p>Ms. Tanya Stroman</text:p>
          </table:table-cell>
          <table:table-cell office:value-type="string">
            <text:p>(340) 447-3838</text:p>
          </table:table-cell>
          <table:table-cell office:value-type="string">
            <text:p>Taryn2@yahoo.com</text:p>
          </table:table-cell>
          <table:table-cell office:value-type="string">
            <text:p>170 Vincenzo Key</text:p>
          </table:table-cell>
          <table:table-cell office:value-type="string">
            <text:p>Luettgenland</text:p>
          </table:table-cell>
          <table:table-cell office:value-type="string">
            <text:p>Oregon</text:p>
          </table:table-cell>
          <table:table-cell office:value-type="string">
            <text:p>68356</text:p>
          </table:table-cell>
          <table:table-cell office:value-type="string">
            <text:p>275490092</text:p>
          </table:table-cell>
          <table:table-cell office:value-type="string">
            <text:p>Grocery</text:p>
          </table:table-cell>
          <table:table-cell office:value-type="string">
            <text:p>Kirlin, Hudson and Bailey</text:p>
          </table:table-cell>
          <table:table-cell office:value-type="float" office:value="44362.04486642361">
            <text:p>44362.04486642361</text:p>
          </table:table-cell>
          <table:table-cell office:value-type="string">
            <text:p>http://placeimg.com/640/480</text:p>
          </table:table-cell>
          <table:table-cell office:value-type="string">
            <text:p>Quia quod id aperiam expedita saepe. In enim magnam modi omnis eos animi architecto. Et minima earum aut autem fugiat repellendus. Quibusdam asperiores accusamus doloribus quam laboriosam iste qui. Enim quia veritatis autem deleniti.</text:p>
          </table:table-cell>
          <table:table-cell office:value-type="boolean" office:boolean-value="false">
            <text:p>FALSE</text:p>
          </table:table-cell>
        </table:table-row>
        <table:table-row>
          <table:table-cell office:value-type="string">
            <text:p>Dana Prosacco</text:p>
          </table:table-cell>
          <table:table-cell office:value-type="string">
            <text:p>574.887.8922</text:p>
          </table:table-cell>
          <table:table-cell office:value-type="string">
            <text:p>Isaac.OConnell61@gmail.com</text:p>
          </table:table-cell>
          <table:table-cell office:value-type="string">
            <text:p>22315 Wehner Lock</text:p>
          </table:table-cell>
          <table:table-cell office:value-type="string">
            <text:p>Ricefort</text:p>
          </table:table-cell>
          <table:table-cell office:value-type="string">
            <text:p>Washington</text:p>
          </table:table-cell>
          <table:table-cell office:value-type="string">
            <text:p>63839-0062</text:p>
          </table:table-cell>
          <table:table-cell office:value-type="string">
            <text:p>086590770</text:p>
          </table:table-cell>
          <table:table-cell office:value-type="string">
            <text:p>Shoes</text:p>
          </table:table-cell>
          <table:table-cell office:value-type="string">
            <text:p>Ritchie and Sons</text:p>
          </table:table-cell>
          <table:table-cell office:value-type="float" office:value="44285.001744050925">
            <text:p>44285.001744050925</text:p>
          </table:table-cell>
          <table:table-cell office:value-type="string">
            <text:p>http://placeimg.com/640/480</text:p>
          </table:table-cell>
          <table:table-cell office:value-type="string">
            <text:p>Dolor quo vitae rerum consequuntur vitae qui. Dolor fugit occaecati explicabo reprehenderit voluptatem nesciunt sit rerum fugiat. Voluptas sunt in blanditiis minus quis minima deleniti. Veritatis labore iste. Rerum ad rerum repudiandae inventore rerum ut voluptatem voluptatum sapiente.</text:p>
          </table:table-cell>
          <table:table-cell office:value-type="boolean" office:boolean-value="true">
            <text:p>TRUE</text:p>
          </table:table-cell>
        </table:table-row>
        <table:table-row>
          <table:table-cell office:value-type="string">
            <text:p>Bethany Beer</text:p>
          </table:table-cell>
          <table:table-cell office:value-type="string">
            <text:p>1-861-890-0044</text:p>
          </table:table-cell>
          <table:table-cell office:value-type="string">
            <text:p>Elizabeth_Huels65@yahoo.com</text:p>
          </table:table-cell>
          <table:table-cell office:value-type="string">
            <text:p>700 Nader Creek</text:p>
          </table:table-cell>
          <table:table-cell office:value-type="string">
            <text:p>Oswaldfurt</text:p>
          </table:table-cell>
          <table:table-cell office:value-type="string">
            <text:p>Kansas</text:p>
          </table:table-cell>
          <table:table-cell office:value-type="string">
            <text:p>07047-0848</text:p>
          </table:table-cell>
          <table:table-cell office:value-type="string">
            <text:p>560728592</text:p>
          </table:table-cell>
          <table:table-cell office:value-type="string">
            <text:p>Home</text:p>
          </table:table-cell>
          <table:table-cell office:value-type="string">
            <text:p>Carroll Group</text:p>
          </table:table-cell>
          <table:table-cell office:value-type="float" office:value="44299.36443631945">
            <text:p>44299.36443631945</text:p>
          </table:table-cell>
          <table:table-cell office:value-type="string">
            <text:p>http://placeimg.com/640/480</text:p>
          </table:table-cell>
          <table:table-cell office:value-type="string">
            <text:p>Quisquam atque consequuntur porro ducimus totam officiis tempore quaerat laborum. Ducimus dolor aut qui esse minus quis commodi consequatur ducimus. Ex aut enim id. Earum voluptatem quisquam voluptates ex est ut dolorem eius ab. Vel quam rerum aut dolor cupiditate. Similique laborum non sequi exercitationem omnis cupiditate et nulla nihil.</text:p>
          </table:table-cell>
          <table:table-cell office:value-type="boolean" office:boolean-value="true">
            <text:p>TRUE</text:p>
          </table:table-cell>
        </table:table-row>
        <table:table-row>
          <table:table-cell office:value-type="string">
            <text:p>Morris Schmeler</text:p>
          </table:table-cell>
          <table:table-cell office:value-type="string">
            <text:p>404-909-7026</text:p>
          </table:table-cell>
          <table:table-cell office:value-type="string">
            <text:p>Davin.Schinner@gmail.com</text:p>
          </table:table-cell>
          <table:table-cell office:value-type="string">
            <text:p>9072 Alek Route</text:p>
          </table:table-cell>
          <table:table-cell office:value-type="string">
            <text:p>Port Jackie</text:p>
          </table:table-cell>
          <table:table-cell office:value-type="string">
            <text:p>Georgia</text:p>
          </table:table-cell>
          <table:table-cell office:value-type="string">
            <text:p>52254</text:p>
          </table:table-cell>
          <table:table-cell office:value-type="string">
            <text:p>218573345</text:p>
          </table:table-cell>
          <table:table-cell office:value-type="string">
            <text:p>Jewelery</text:p>
          </table:table-cell>
          <table:table-cell office:value-type="string">
            <text:p>Mitchell and Sons</text:p>
          </table:table-cell>
          <table:table-cell office:value-type="float" office:value="44249.059553796294">
            <text:p>44249.059553796294</text:p>
          </table:table-cell>
          <table:table-cell office:value-type="string">
            <text:p>http://placeimg.com/640/480</text:p>
          </table:table-cell>
          <table:table-cell office:value-type="string">
            <text:p>Id est id sit officiis qui nemo. Dolores assumenda itaque ut aperiam aut et veniam mollitia voluptas. Dolorem quia consequatur sed perspiciatis nulla. Dolor nulla aut tempora fuga quam aut eligendi quis aspernatur. Error et qui consequatur. Explicabo qui odio quo qui id eum sunt et.</text:p>
          </table:table-cell>
          <table:table-cell office:value-type="boolean" office:boolean-value="true">
            <text:p>TRUE</text:p>
          </table:table-cell>
        </table:table-row>
        <table:table-row>
          <table:table-cell office:value-type="string">
            <text:p>Johnathan Rutherford</text:p>
          </table:table-cell>
          <table:table-cell office:value-type="string">
            <text:p>(513) 555-5388 x47606</text:p>
          </table:table-cell>
          <table:table-cell office:value-type="string">
            <text:p>Milo98@gmail.com</text:p>
          </table:table-cell>
          <table:table-cell office:value-type="string">
            <text:p>81380 Melissa Hills</text:p>
          </table:table-cell>
          <table:table-cell office:value-type="string">
            <text:p>East Hollie</text:p>
          </table:table-cell>
          <table:table-cell office:value-type="string">
            <text:p>Idaho</text:p>
          </table:table-cell>
          <table:table-cell office:value-type="string">
            <text:p>07492</text:p>
          </table:table-cell>
          <table:table-cell office:value-type="string">
            <text:p>388377109</text:p>
          </table:table-cell>
          <table:table-cell office:value-type="string">
            <text:p>Sports</text:p>
          </table:table-cell>
          <table:table-cell office:value-type="string">
            <text:p>Hirthe, Gottlieb and Zboncak</text:p>
          </table:table-cell>
          <table:table-cell office:value-type="float" office:value="44459.205431296294">
            <text:p>44459.205431296294</text:p>
          </table:table-cell>
          <table:table-cell office:value-type="string">
            <text:p>http://placeimg.com/640/480</text:p>
          </table:table-cell>
          <table:table-cell office:value-type="string">
            <text:p>Nostrum officia aspernatur architecto exercitationem omnis. Dolore cum et. Autem eum placeat. Perspiciatis autem consequatur et et eos eius qui. Tempore amet iusto accusantium. Necessitatibus rem vitae est.</text:p>
          </table:table-cell>
          <table:table-cell office:value-type="boolean" office:boolean-value="false">
            <text:p>FALSE</text:p>
          </table:table-cell>
        </table:table-row>
        <table:table-row>
          <table:table-cell office:value-type="string">
            <text:p>Ms. Jason Upton</text:p>
          </table:table-cell>
          <table:table-cell office:value-type="string">
            <text:p>998-324-6177</text:p>
          </table:table-cell>
          <table:table-cell office:value-type="string">
            <text:p>Deron.Howell66@yahoo.com</text:p>
          </table:table-cell>
          <table:table-cell office:value-type="string">
            <text:p>3155 Bette Via</text:p>
          </table:table-cell>
          <table:table-cell office:value-type="string">
            <text:p>Schneidermouth</text:p>
          </table:table-cell>
          <table:table-cell office:value-type="string">
            <text:p>Wisconsin</text:p>
          </table:table-cell>
          <table:table-cell office:value-type="string">
            <text:p>13376</text:p>
          </table:table-cell>
          <table:table-cell office:value-type="string">
            <text:p>112314419</text:p>
          </table:table-cell>
          <table:table-cell office:value-type="string">
            <text:p>Automotive</text:p>
          </table:table-cell>
          <table:table-cell office:value-type="string">
            <text:p>Schroeder Group</text:p>
          </table:table-cell>
          <table:table-cell office:value-type="float" office:value="44464.89507241898">
            <text:p>44464.89507241898</text:p>
          </table:table-cell>
          <table:table-cell office:value-type="string">
            <text:p>http://placeimg.com/640/480</text:p>
          </table:table-cell>
          <table:table-cell office:value-type="string">
            <text:p>Dolor et aut hic impedit architecto iste dolor. Qui distinctio fugiat et mollitia natus sequi quae a dolor. Nesciunt est reprehenderit repellat qui voluptas cum velit. Assumenda dolores error est. Voluptas incidunt natus. Illum id sit quae aliquam temporibus.</text:p>
          </table:table-cell>
          <table:table-cell office:value-type="boolean" office:boolean-value="true">
            <text:p>TRUE</text:p>
          </table:table-cell>
        </table:table-row>
        <table:table-row>
          <table:table-cell office:value-type="string">
            <text:p>Gloria Kutch</text:p>
          </table:table-cell>
          <table:table-cell office:value-type="string">
            <text:p>(445) 845-6482</text:p>
          </table:table-cell>
          <table:table-cell office:value-type="string">
            <text:p>Ona.Stark@gmail.com</text:p>
          </table:table-cell>
          <table:table-cell office:value-type="string">
            <text:p>576 Aufderhar Inlet</text:p>
          </table:table-cell>
          <table:table-cell office:value-type="string">
            <text:p>East Arne</text:p>
          </table:table-cell>
          <table:table-cell office:value-type="string">
            <text:p>New Mexico</text:p>
          </table:table-cell>
          <table:table-cell office:value-type="string">
            <text:p>70044-1038</text:p>
          </table:table-cell>
          <table:table-cell office:value-type="string">
            <text:p>291279954</text:p>
          </table:table-cell>
          <table:table-cell office:value-type="string">
            <text:p>Home</text:p>
          </table:table-cell>
          <table:table-cell office:value-type="string">
            <text:p>Pacocha Group</text:p>
          </table:table-cell>
          <table:table-cell office:value-type="float" office:value="44489.31530741898">
            <text:p>44489.31530741898</text:p>
          </table:table-cell>
          <table:table-cell office:value-type="string">
            <text:p>http://placeimg.com/640/480</text:p>
          </table:table-cell>
          <table:table-cell office:value-type="string">
            <text:p>Iusto id nostrum tempora perspiciatis. Dolorum voluptatum perferendis cumque sit similique minima ut qui repudiandae. Esse natus dolor ratione modi voluptatum vel. Excepturi repudiandae tempora dolores eligendi eos harum minima repellendus perferendis. Consequatur veniam ipsum nulla ipsum asperiores rerum soluta in. Assumenda molestiae ea.</text:p>
          </table:table-cell>
          <table:table-cell office:value-type="boolean" office:boolean-value="true">
            <text:p>TRUE</text:p>
          </table:table-cell>
        </table:table-row>
        <table:table-row>
          <table:table-cell office:value-type="string">
            <text:p>Mr. Perry Volkman</text:p>
          </table:table-cell>
          <table:table-cell office:value-type="string">
            <text:p>268.377.1122 x68830</text:p>
          </table:table-cell>
          <table:table-cell office:value-type="string">
            <text:p>Zetta_Veum@gmail.com</text:p>
          </table:table-cell>
          <table:table-cell office:value-type="string">
            <text:p>2199 Jerde Burg</text:p>
          </table:table-cell>
          <table:table-cell office:value-type="string">
            <text:p>Laceyport</text:p>
          </table:table-cell>
          <table:table-cell office:value-type="string">
            <text:p>Michigan</text:p>
          </table:table-cell>
          <table:table-cell office:value-type="string">
            <text:p>45750-2156</text:p>
          </table:table-cell>
          <table:table-cell office:value-type="string">
            <text:p>003388473</text:p>
          </table:table-cell>
          <table:table-cell office:value-type="string">
            <text:p>Tools</text:p>
          </table:table-cell>
          <table:table-cell office:value-type="string">
            <text:p>Medhurst - Stoltenberg</text:p>
          </table:table-cell>
          <table:table-cell office:value-type="float" office:value="44399.956490868055">
            <text:p>44399.956490868055</text:p>
          </table:table-cell>
          <table:table-cell office:value-type="string">
            <text:p>http://placeimg.com/640/480</text:p>
          </table:table-cell>
          <table:table-cell office:value-type="string">
            <text:p>Explicabo magnam a impedit. Voluptatibus accusantium aut quis dolore repudiandae est. Deleniti placeat asperiores rem cumque sunt voluptatem sed corporis. Et repellendus reiciendis optio voluptatum necessitatibus. Tenetur architecto minus libero dolorem libero.</text:p>
          </table:table-cell>
          <table:table-cell office:value-type="boolean" office:boolean-value="true">
            <text:p>TRUE</text:p>
          </table:table-cell>
        </table:table-row>
        <table:table-row>
          <table:table-cell office:value-type="string">
            <text:p>Lucas Mraz</text:p>
          </table:table-cell>
          <table:table-cell office:value-type="string">
            <text:p>221.925.5687 x416</text:p>
          </table:table-cell>
          <table:table-cell office:value-type="string">
            <text:p>Junius_Lindgren97@yahoo.com</text:p>
          </table:table-cell>
          <table:table-cell office:value-type="string">
            <text:p>7167 Okuneva Squares</text:p>
          </table:table-cell>
          <table:table-cell office:value-type="string">
            <text:p>West Hartford</text:p>
          </table:table-cell>
          <table:table-cell office:value-type="string">
            <text:p>Wisconsin</text:p>
          </table:table-cell>
          <table:table-cell office:value-type="string">
            <text:p>51302</text:p>
          </table:table-cell>
          <table:table-cell office:value-type="string">
            <text:p>914521581</text:p>
          </table:table-cell>
          <table:table-cell office:value-type="string">
            <text:p>Clothing</text:p>
          </table:table-cell>
          <table:table-cell office:value-type="string">
            <text:p>Brown, Rempel and Walker</text:p>
          </table:table-cell>
          <table:table-cell office:value-type="float" office:value="44352.65283481481">
            <text:p>44352.65283481481</text:p>
          </table:table-cell>
          <table:table-cell office:value-type="string">
            <text:p>http://placeimg.com/640/480</text:p>
          </table:table-cell>
          <table:table-cell office:value-type="string">
            <text:p>Rerum odio omnis quia. Qui dolorem corrupti sit asperiores laborum magni est omnis. Omnis enim provident. Earum voluptatum reiciendis quisquam maiores id sequi omnis. Ut officia sunt. Quo necessitatibus optio error error iure fugiat rerum.</text:p>
          </table:table-cell>
          <table:table-cell office:value-type="boolean" office:boolean-value="true">
            <text:p>TRUE</text:p>
          </table:table-cell>
        </table:table-row>
        <table:table-row>
          <table:table-cell office:value-type="string">
            <text:p>Mrs. Diane Jast</text:p>
          </table:table-cell>
          <table:table-cell office:value-type="string">
            <text:p>1-902-808-4657 x57153</text:p>
          </table:table-cell>
          <table:table-cell office:value-type="string">
            <text:p>Devante46@gmail.com</text:p>
          </table:table-cell>
          <table:table-cell office:value-type="string">
            <text:p>12356 Grady Islands</text:p>
          </table:table-cell>
          <table:table-cell office:value-type="string">
            <text:p>Littelmouth</text:p>
          </table:table-cell>
          <table:table-cell office:value-type="string">
            <text:p>Ohio</text:p>
          </table:table-cell>
          <table:table-cell office:value-type="string">
            <text:p>12945-0027</text:p>
          </table:table-cell>
          <table:table-cell office:value-type="string">
            <text:p>423151497</text:p>
          </table:table-cell>
          <table:table-cell office:value-type="string">
            <text:p>Shoes</text:p>
          </table:table-cell>
          <table:table-cell office:value-type="string">
            <text:p>Conroy Inc</text:p>
          </table:table-cell>
          <table:table-cell office:value-type="float" office:value="44404.13762739583">
            <text:p>44404.13762739583</text:p>
          </table:table-cell>
          <table:table-cell office:value-type="string">
            <text:p>http://placeimg.com/640/480</text:p>
          </table:table-cell>
          <table:table-cell office:value-type="string">
            <text:p>Quam veritatis iste id placeat earum fuga. Id rerum ad. Mollitia sequi accusantium sed hic omnis voluptas doloribus molestiae non. Nemo assumenda iure iure libero asperiores et autem ab. Eveniet architecto fuga impedit id sunt quia dolorum.</text:p>
          </table:table-cell>
          <table:table-cell office:value-type="boolean" office:boolean-value="true">
            <text:p>TRUE</text:p>
          </table:table-cell>
        </table:table-row>
        <table:table-row>
          <table:table-cell office:value-type="string">
            <text:p>Richard Hartmann</text:p>
          </table:table-cell>
          <table:table-cell office:value-type="string">
            <text:p>862-510-5639 x7123</text:p>
          </table:table-cell>
          <table:table-cell office:value-type="string">
            <text:p>Mariam.Hayes83@gmail.com</text:p>
          </table:table-cell>
          <table:table-cell office:value-type="string">
            <text:p>462 Ratke Walks</text:p>
          </table:table-cell>
          <table:table-cell office:value-type="string">
            <text:p>South Fannie</text:p>
          </table:table-cell>
          <table:table-cell office:value-type="string">
            <text:p>Rhode Island</text:p>
          </table:table-cell>
          <table:table-cell office:value-type="string">
            <text:p>25270</text:p>
          </table:table-cell>
          <table:table-cell office:value-type="string">
            <text:p>738642578</text:p>
          </table:table-cell>
          <table:table-cell office:value-type="string">
            <text:p>Health</text:p>
          </table:table-cell>
          <table:table-cell office:value-type="string">
            <text:p>Daniel - Turner</text:p>
          </table:table-cell>
          <table:table-cell office:value-type="float" office:value="44385.26059144676">
            <text:p>44385.26059144676</text:p>
          </table:table-cell>
          <table:table-cell office:value-type="string">
            <text:p>http://placeimg.com/640/480</text:p>
          </table:table-cell>
          <table:table-cell office:value-type="string">
            <text:p>Inventore vero dolor perferendis ut fugiat aut voluptas laboriosam assumenda. Itaque praesentium iure nobis vitae quaerat adipisci sunt. Dolor iure voluptatem est quo vel et dolore quidem. Voluptates quas sapiente doloribus quis quam. Nulla dolore aperiam. Eum voluptatum voluptatem laborum soluta sint tenetur non tenetur libero.</text:p>
          </table:table-cell>
          <table:table-cell office:value-type="boolean" office:boolean-value="false">
            <text:p>FALSE</text:p>
          </table:table-cell>
        </table:table-row>
        <table:table-row>
          <table:table-cell office:value-type="string">
            <text:p>Lillie Armstrong</text:p>
          </table:table-cell>
          <table:table-cell office:value-type="string">
            <text:p>909.222.7015 x0364</text:p>
          </table:table-cell>
          <table:table-cell office:value-type="string">
            <text:p>Boris82@hotmail.com</text:p>
          </table:table-cell>
          <table:table-cell office:value-type="string">
            <text:p>16535 Laverna Track</text:p>
          </table:table-cell>
          <table:table-cell office:value-type="string">
            <text:p>Port Edyth</text:p>
          </table:table-cell>
          <table:table-cell office:value-type="string">
            <text:p>Pennsylvania</text:p>
          </table:table-cell>
          <table:table-cell office:value-type="string">
            <text:p>85517-5728</text:p>
          </table:table-cell>
          <table:table-cell office:value-type="string">
            <text:p>548910283</text:p>
          </table:table-cell>
          <table:table-cell office:value-type="string">
            <text:p>Sports</text:p>
          </table:table-cell>
          <table:table-cell office:value-type="string">
            <text:p>Schneider - Kuphal</text:p>
          </table:table-cell>
          <table:table-cell office:value-type="float" office:value="44229.050082361115">
            <text:p>44229.050082361115</text:p>
          </table:table-cell>
          <table:table-cell office:value-type="string">
            <text:p>http://placeimg.com/640/480</text:p>
          </table:table-cell>
          <table:table-cell office:value-type="string">
            <text:p>Aut et magni placeat ea sequi nemo labore debitis alias. Repudiandae fugiat dolores et illo quia voluptas iste nisi et. Provident hic ut dolores ipsam veniam. Dolor ut iure. Corrupti suscipit quibusdam harum aut fugit magnam tenetur.</text:p>
          </table:table-cell>
          <table:table-cell office:value-type="boolean" office:boolean-value="true">
            <text:p>TRUE</text:p>
          </table:table-cell>
        </table:table-row>
        <table:table-row>
          <table:table-cell office:value-type="string">
            <text:p>Jeff Gleason</text:p>
          </table:table-cell>
          <table:table-cell office:value-type="string">
            <text:p>1-665-795-8065</text:p>
          </table:table-cell>
          <table:table-cell office:value-type="string">
            <text:p>Camden_Grimes60@gmail.com</text:p>
          </table:table-cell>
          <table:table-cell office:value-type="string">
            <text:p>37800 Mante Ferry</text:p>
          </table:table-cell>
          <table:table-cell office:value-type="string">
            <text:p>Millcreek</text:p>
          </table:table-cell>
          <table:table-cell office:value-type="string">
            <text:p>North Dakota</text:p>
          </table:table-cell>
          <table:table-cell office:value-type="string">
            <text:p>26923-0122</text:p>
          </table:table-cell>
          <table:table-cell office:value-type="string">
            <text:p>177020638</text:p>
          </table:table-cell>
          <table:table-cell office:value-type="string">
            <text:p>Games</text:p>
          </table:table-cell>
          <table:table-cell office:value-type="string">
            <text:p>Hansen - Kertzmann</text:p>
          </table:table-cell>
          <table:table-cell office:value-type="float" office:value="44440.2112440625">
            <text:p>44440.2112440625</text:p>
          </table:table-cell>
          <table:table-cell office:value-type="string">
            <text:p>http://placeimg.com/640/480</text:p>
          </table:table-cell>
          <table:table-cell office:value-type="string">
            <text:p>Consequatur sint sed et non dicta. Quia voluptate qui qui. Neque quisquam dolorum mollitia similique dolor assumenda commodi quam. Provident quos nostrum et autem corporis sit aut. Quos qui et ea quo consequuntur. Mollitia commodi voluptatum saepe voluptatem qui.</text:p>
          </table:table-cell>
          <table:table-cell office:value-type="boolean" office:boolean-value="false">
            <text:p>FALSE</text:p>
          </table:table-cell>
        </table:table-row>
        <table:table-row>
          <table:table-cell office:value-type="string">
            <text:p>Casey Kiehn</text:p>
          </table:table-cell>
          <table:table-cell office:value-type="string">
            <text:p>680-921-9033 x0044</text:p>
          </table:table-cell>
          <table:table-cell office:value-type="string">
            <text:p>Margot_Hermiston@hotmail.com</text:p>
          </table:table-cell>
          <table:table-cell office:value-type="string">
            <text:p>110 Don Key</text:p>
          </table:table-cell>
          <table:table-cell office:value-type="string">
            <text:p>Oakland Park</text:p>
          </table:table-cell>
          <table:table-cell office:value-type="string">
            <text:p>Tennessee</text:p>
          </table:table-cell>
          <table:table-cell office:value-type="string">
            <text:p>61746</text:p>
          </table:table-cell>
          <table:table-cell office:value-type="string">
            <text:p>956202088</text:p>
          </table:table-cell>
          <table:table-cell office:value-type="string">
            <text:p>Outdoors</text:p>
          </table:table-cell>
          <table:table-cell office:value-type="string">
            <text:p>McLaughlin - Yost</text:p>
          </table:table-cell>
          <table:table-cell office:value-type="float" office:value="44372.881320914355">
            <text:p>44372.881320914355</text:p>
          </table:table-cell>
          <table:table-cell office:value-type="string">
            <text:p>http://placeimg.com/640/480</text:p>
          </table:table-cell>
          <table:table-cell office:value-type="string">
            <text:p>Doloremque nostrum totam. Excepturi mollitia saepe animi. Rerum vero totam.</text:p>
          </table:table-cell>
          <table:table-cell office:value-type="boolean" office:boolean-value="true">
            <text:p>TRUE</text:p>
          </table:table-cell>
        </table:table-row>
        <table:table-row>
          <table:table-cell office:value-type="string">
            <text:p>Phyllis Klocko</text:p>
          </table:table-cell>
          <table:table-cell office:value-type="string">
            <text:p>(281) 869-3402 x11973</text:p>
          </table:table-cell>
          <table:table-cell office:value-type="string">
            <text:p>Dayne_Schultz35@gmail.com</text:p>
          </table:table-cell>
          <table:table-cell office:value-type="string">
            <text:p>216 Tanner Valleys</text:p>
          </table:table-cell>
          <table:table-cell office:value-type="string">
            <text:p>Kohlerfort</text:p>
          </table:table-cell>
          <table:table-cell office:value-type="string">
            <text:p>New Mexico</text:p>
          </table:table-cell>
          <table:table-cell office:value-type="string">
            <text:p>38579-3146</text:p>
          </table:table-cell>
          <table:table-cell office:value-type="string">
            <text:p>535297375</text:p>
          </table:table-cell>
          <table:table-cell office:value-type="string">
            <text:p>Shoes</text:p>
          </table:table-cell>
          <table:table-cell office:value-type="string">
            <text:p>Barrows - Nader</text:p>
          </table:table-cell>
          <table:table-cell office:value-type="float" office:value="44227.55704530093">
            <text:p>44227.55704530093</text:p>
          </table:table-cell>
          <table:table-cell office:value-type="string">
            <text:p>http://placeimg.com/640/480</text:p>
          </table:table-cell>
          <table:table-cell office:value-type="string">
            <text:p>Dolorem aut architecto reiciendis accusantium. Officia quasi aut. Non numquam et quaerat incidunt quaerat facere. Tempora ex harum aspernatur expedita velit ipsum voluptates voluptate. Placeat eos repellendus sequi voluptate ipsa qui facere. Cupiditate in repellat dolor in soluta sequi repellat.</text:p>
          </table:table-cell>
          <table:table-cell office:value-type="boolean" office:boolean-value="false">
            <text:p>FALSE</text:p>
          </table:table-cell>
        </table:table-row>
        <table:table-row>
          <table:table-cell office:value-type="string">
            <text:p>Madeline Klocko</text:p>
          </table:table-cell>
          <table:table-cell office:value-type="string">
            <text:p>746-922-9984 x5308</text:p>
          </table:table-cell>
          <table:table-cell office:value-type="string">
            <text:p>Dee_Lebsack64@hotmail.com</text:p>
          </table:table-cell>
          <table:table-cell office:value-type="string">
            <text:p>55995 Berge Knoll</text:p>
          </table:table-cell>
          <table:table-cell office:value-type="string">
            <text:p>North Ignacioshire</text:p>
          </table:table-cell>
          <table:table-cell office:value-type="string">
            <text:p>Louisiana</text:p>
          </table:table-cell>
          <table:table-cell office:value-type="string">
            <text:p>88362-7170</text:p>
          </table:table-cell>
          <table:table-cell office:value-type="string">
            <text:p>431381644</text:p>
          </table:table-cell>
          <table:table-cell office:value-type="string">
            <text:p>Automotive</text:p>
          </table:table-cell>
          <table:table-cell office:value-type="string">
            <text:p>Pagac, Veum and D'Amore</text:p>
          </table:table-cell>
          <table:table-cell office:value-type="float" office:value="44387.86454737269">
            <text:p>44387.86454737269</text:p>
          </table:table-cell>
          <table:table-cell office:value-type="string">
            <text:p>http://placeimg.com/640/480</text:p>
          </table:table-cell>
          <table:table-cell office:value-type="string">
            <text:p>In alias fugit et animi et velit quam. Veritatis ea iusto dolor adipisci esse odio voluptatibus magnam. Explicabo recusandae excepturi culpa. Assumenda quis explicabo rerum perspiciatis consequuntur quia in officiis.</text:p>
          </table:table-cell>
          <table:table-cell office:value-type="boolean" office:boolean-value="false">
            <text:p>FALSE</text:p>
          </table:table-cell>
        </table:table-row>
        <table:table-row>
          <table:table-cell office:value-type="string">
            <text:p>Teresa Reichel IV</text:p>
          </table:table-cell>
          <table:table-cell office:value-type="string">
            <text:p>1-245-681-9574 x292</text:p>
          </table:table-cell>
          <table:table-cell office:value-type="string">
            <text:p>Carleton.Rohan@hotmail.com</text:p>
          </table:table-cell>
          <table:table-cell office:value-type="string">
            <text:p>7327 Windler Valleys</text:p>
          </table:table-cell>
          <table:table-cell office:value-type="string">
            <text:p>Lake Elysehaven</text:p>
          </table:table-cell>
          <table:table-cell office:value-type="string">
            <text:p>Hawaii</text:p>
          </table:table-cell>
          <table:table-cell office:value-type="string">
            <text:p>61638</text:p>
          </table:table-cell>
          <table:table-cell office:value-type="string">
            <text:p>766008744</text:p>
          </table:table-cell>
          <table:table-cell office:value-type="string">
            <text:p>Jewelery</text:p>
          </table:table-cell>
          <table:table-cell office:value-type="string">
            <text:p>Hodkiewicz Inc</text:p>
          </table:table-cell>
          <table:table-cell office:value-type="float" office:value="44268.16715712963">
            <text:p>44268.16715712963</text:p>
          </table:table-cell>
          <table:table-cell office:value-type="string">
            <text:p>http://placeimg.com/640/480</text:p>
          </table:table-cell>
          <table:table-cell office:value-type="string">
            <text:p>Quia quos cum quia voluptatem. Neque ut aut saepe quas error qui officia. Dolorem et error voluptatibus. Fugiat aut sit velit officia necessitatibus quia. Vero voluptatem recusandae modi.</text:p>
          </table:table-cell>
          <table:table-cell office:value-type="boolean" office:boolean-value="false">
            <text:p>FALSE</text:p>
          </table:table-cell>
        </table:table-row>
        <table:table-row>
          <table:table-cell office:value-type="string">
            <text:p>Lorene Bednar</text:p>
          </table:table-cell>
          <table:table-cell office:value-type="string">
            <text:p>(618) 666-8652 x8871</text:p>
          </table:table-cell>
          <table:table-cell office:value-type="string">
            <text:p>Albert19@yahoo.com</text:p>
          </table:table-cell>
          <table:table-cell office:value-type="string">
            <text:p>9391 Kiarra Pines</text:p>
          </table:table-cell>
          <table:table-cell office:value-type="string">
            <text:p>West Betsy</text:p>
          </table:table-cell>
          <table:table-cell office:value-type="string">
            <text:p>Nebraska</text:p>
          </table:table-cell>
          <table:table-cell office:value-type="string">
            <text:p>27699</text:p>
          </table:table-cell>
          <table:table-cell office:value-type="string">
            <text:p>695189899</text:p>
          </table:table-cell>
          <table:table-cell office:value-type="string">
            <text:p>Outdoors</text:p>
          </table:table-cell>
          <table:table-cell office:value-type="string">
            <text:p>Nikolaus, Flatley and Yost</text:p>
          </table:table-cell>
          <table:table-cell office:value-type="float" office:value="44527.14304607639">
            <text:p>44527.14304607639</text:p>
          </table:table-cell>
          <table:table-cell office:value-type="string">
            <text:p>http://placeimg.com/640/480</text:p>
          </table:table-cell>
          <table:table-cell office:value-type="string">
            <text:p>Aut delectus aliquam dolore occaecati dignissimos et nam cum. Voluptas sit repellendus voluptates autem laborum est. Quas quia atque deleniti eum nisi ex. Dolore eum ut cumque rerum accusamus maxime dolor numquam sapiente. Qui accusamus at asperiores rerum minus blanditiis nisi.</text:p>
          </table:table-cell>
          <table:table-cell office:value-type="boolean" office:boolean-value="true">
            <text:p>TRUE</text:p>
          </table:table-cell>
        </table:table-row>
        <table:table-row>
          <table:table-cell office:value-type="string">
            <text:p>Gloria Shanahan</text:p>
          </table:table-cell>
          <table:table-cell office:value-type="string">
            <text:p>1-407-801-2490 x00003</text:p>
          </table:table-cell>
          <table:table-cell office:value-type="string">
            <text:p>Natalia.Jenkins20@gmail.com</text:p>
          </table:table-cell>
          <table:table-cell office:value-type="string">
            <text:p>883 Loren Junction</text:p>
          </table:table-cell>
          <table:table-cell office:value-type="string">
            <text:p>Jaskolskiville</text:p>
          </table:table-cell>
          <table:table-cell office:value-type="string">
            <text:p>New Jersey</text:p>
          </table:table-cell>
          <table:table-cell office:value-type="string">
            <text:p>72923-0236</text:p>
          </table:table-cell>
          <table:table-cell office:value-type="string">
            <text:p>410655676</text:p>
          </table:table-cell>
          <table:table-cell office:value-type="string">
            <text:p>Beauty</text:p>
          </table:table-cell>
          <table:table-cell office:value-type="string">
            <text:p>Reichert - Cole</text:p>
          </table:table-cell>
          <table:table-cell office:value-type="float" office:value="44238.802852650464">
            <text:p>44238.802852650464</text:p>
          </table:table-cell>
          <table:table-cell office:value-type="string">
            <text:p>http://placeimg.com/640/480</text:p>
          </table:table-cell>
          <table:table-cell office:value-type="string">
            <text:p>Qui odio harum repudiandae quia officia ab qui vero. At omnis placeat voluptas atque dolores totam. Similique dolorum ut corrupti dolores sunt ratione rerum optio. Tenetur molestiae doloribus molestiae non vel iusto. Repellat ut et animi id voluptatibus labore.</text:p>
          </table:table-cell>
          <table:table-cell office:value-type="boolean" office:boolean-value="true">
            <text:p>TRUE</text:p>
          </table:table-cell>
        </table:table-row>
        <table:table-row>
          <table:table-cell office:value-type="string">
            <text:p>Ruben Hettinger</text:p>
          </table:table-cell>
          <table:table-cell office:value-type="string">
            <text:p>(319) 417-4073</text:p>
          </table:table-cell>
          <table:table-cell office:value-type="string">
            <text:p>Coy_Daugherty3@yahoo.com</text:p>
          </table:table-cell>
          <table:table-cell office:value-type="string">
            <text:p>17602 Ewald Forest</text:p>
          </table:table-cell>
          <table:table-cell office:value-type="string">
            <text:p>East Garrickfurt</text:p>
          </table:table-cell>
          <table:table-cell office:value-type="string">
            <text:p>Arizona</text:p>
          </table:table-cell>
          <table:table-cell office:value-type="string">
            <text:p>81214-3403</text:p>
          </table:table-cell>
          <table:table-cell office:value-type="string">
            <text:p>585319779</text:p>
          </table:table-cell>
          <table:table-cell office:value-type="string">
            <text:p>Home</text:p>
          </table:table-cell>
          <table:table-cell office:value-type="string">
            <text:p>Christiansen - Koch</text:p>
          </table:table-cell>
          <table:table-cell office:value-type="float" office:value="44402.00737760417">
            <text:p>44402.00737760417</text:p>
          </table:table-cell>
          <table:table-cell office:value-type="string">
            <text:p>http://placeimg.com/640/480</text:p>
          </table:table-cell>
          <table:table-cell office:value-type="string">
            <text:p>Qui et quia est delectus. Est quos rerum fuga fugiat id natus beatae sequi. Veniam est et suscipit maxime. Tempora nam odit aspernatur.</text:p>
          </table:table-cell>
          <table:table-cell office:value-type="boolean" office:boolean-value="false">
            <text:p>FALSE</text:p>
          </table:table-cell>
        </table:table-row>
        <table:table-row>
          <table:table-cell office:value-type="string">
            <text:p>Miss Andres Herman</text:p>
          </table:table-cell>
          <table:table-cell office:value-type="string">
            <text:p>979-666-6644 x44254</text:p>
          </table:table-cell>
          <table:table-cell office:value-type="string">
            <text:p>Myra_Hammes@yahoo.com</text:p>
          </table:table-cell>
          <table:table-cell office:value-type="string">
            <text:p>896 Streich Ranch</text:p>
          </table:table-cell>
          <table:table-cell office:value-type="string">
            <text:p>Nasirborough</text:p>
          </table:table-cell>
          <table:table-cell office:value-type="string">
            <text:p>Florida</text:p>
          </table:table-cell>
          <table:table-cell office:value-type="string">
            <text:p>18168-9398</text:p>
          </table:table-cell>
          <table:table-cell office:value-type="string">
            <text:p>121346012</text:p>
          </table:table-cell>
          <table:table-cell office:value-type="string">
            <text:p>Beauty</text:p>
          </table:table-cell>
          <table:table-cell office:value-type="string">
            <text:p>Prosacco and Sons</text:p>
          </table:table-cell>
          <table:table-cell office:value-type="float" office:value="44431.03863325231">
            <text:p>44431.03863325231</text:p>
          </table:table-cell>
          <table:table-cell office:value-type="string">
            <text:p>http://placeimg.com/640/480</text:p>
          </table:table-cell>
          <table:table-cell office:value-type="string">
            <text:p>Iusto dolorem iusto modi delectus nam explicabo quidem et. Modi rerum aut hic earum quo saepe rerum laborum. Quas non ut. Est pariatur aspernatur dolores aut laborum sunt. Incidunt ipsum tempora velit incidunt voluptate rerum itaque. Aut hic quis.</text:p>
          </table:table-cell>
          <table:table-cell office:value-type="boolean" office:boolean-value="false">
            <text:p>FALSE</text:p>
          </table:table-cell>
        </table:table-row>
        <table:table-row>
          <table:table-cell office:value-type="string">
            <text:p>Ashley Wyman</text:p>
          </table:table-cell>
          <table:table-cell office:value-type="string">
            <text:p>1-330-521-9864 x2125</text:p>
          </table:table-cell>
          <table:table-cell office:value-type="string">
            <text:p>Candida_Morissette14@hotmail.com</text:p>
          </table:table-cell>
          <table:table-cell office:value-type="string">
            <text:p>808 Amalia Overpass</text:p>
          </table:table-cell>
          <table:table-cell office:value-type="string">
            <text:p>Timmyburgh</text:p>
          </table:table-cell>
          <table:table-cell office:value-type="string">
            <text:p>North Dakota</text:p>
          </table:table-cell>
          <table:table-cell office:value-type="string">
            <text:p>95378-4063</text:p>
          </table:table-cell>
          <table:table-cell office:value-type="string">
            <text:p>622525303</text:p>
          </table:table-cell>
          <table:table-cell office:value-type="string">
            <text:p>Automotive</text:p>
          </table:table-cell>
          <table:table-cell office:value-type="string">
            <text:p>Moen, Haley and Reichert</text:p>
          </table:table-cell>
          <table:table-cell office:value-type="float" office:value="44336.104024305554">
            <text:p>44336.104024305554</text:p>
          </table:table-cell>
          <table:table-cell office:value-type="string">
            <text:p>http://placeimg.com/640/480</text:p>
          </table:table-cell>
          <table:table-cell office:value-type="string">
            <text:p>Officiis quis debitis omnis et expedita eos ut. Et a error sint et consequatur. Soluta debitis eos soluta aliquid aut.</text:p>
          </table:table-cell>
          <table:table-cell office:value-type="boolean" office:boolean-value="true">
            <text:p>TRUE</text:p>
          </table:table-cell>
        </table:table-row>
        <table:table-row>
          <table:table-cell office:value-type="string">
            <text:p>Manuel Nader</text:p>
          </table:table-cell>
          <table:table-cell office:value-type="string">
            <text:p>245-797-0632 x0663</text:p>
          </table:table-cell>
          <table:table-cell office:value-type="string">
            <text:p>Darlene_Mayert71@gmail.com</text:p>
          </table:table-cell>
          <table:table-cell office:value-type="string">
            <text:p>1912 Yost Estate</text:p>
          </table:table-cell>
          <table:table-cell office:value-type="string">
            <text:p>Cummeratafurt</text:p>
          </table:table-cell>
          <table:table-cell office:value-type="string">
            <text:p>Montana</text:p>
          </table:table-cell>
          <table:table-cell office:value-type="string">
            <text:p>66007</text:p>
          </table:table-cell>
          <table:table-cell office:value-type="string">
            <text:p>286634685</text:p>
          </table:table-cell>
          <table:table-cell office:value-type="string">
            <text:p>Baby</text:p>
          </table:table-cell>
          <table:table-cell office:value-type="string">
            <text:p>Osinski - Zboncak</text:p>
          </table:table-cell>
          <table:table-cell office:value-type="float" office:value="44569.11638357639">
            <text:p>44569.11638357639</text:p>
          </table:table-cell>
          <table:table-cell office:value-type="string">
            <text:p>http://placeimg.com/640/480</text:p>
          </table:table-cell>
          <table:table-cell office:value-type="string">
            <text:p>Consequatur qui voluptatum. Consequuntur ut assumenda accusantium nemo. Ad unde dolorum suscipit est omnis dignissimos. Voluptatem aut nesciunt harum alias temporibus esse.</text:p>
          </table:table-cell>
          <table:table-cell office:value-type="boolean" office:boolean-value="false">
            <text:p>FALSE</text:p>
          </table:table-cell>
        </table:table-row>
        <table:table-row>
          <table:table-cell office:value-type="string">
            <text:p>Gerald Corwin</text:p>
          </table:table-cell>
          <table:table-cell office:value-type="string">
            <text:p>555.387.8609</text:p>
          </table:table-cell>
          <table:table-cell office:value-type="string">
            <text:p>Precious_Weimann50@yahoo.com</text:p>
          </table:table-cell>
          <table:table-cell office:value-type="string">
            <text:p>111 Fleta Mount</text:p>
          </table:table-cell>
          <table:table-cell office:value-type="string">
            <text:p>Lake Rafaelburgh</text:p>
          </table:table-cell>
          <table:table-cell office:value-type="string">
            <text:p>North Dakota</text:p>
          </table:table-cell>
          <table:table-cell office:value-type="string">
            <text:p>60758</text:p>
          </table:table-cell>
          <table:table-cell office:value-type="string">
            <text:p>978904157</text:p>
          </table:table-cell>
          <table:table-cell office:value-type="string">
            <text:p>Sports</text:p>
          </table:table-cell>
          <table:table-cell office:value-type="string">
            <text:p>Gottlieb LLC</text:p>
          </table:table-cell>
          <table:table-cell office:value-type="float" office:value="44373.688801550925">
            <text:p>44373.688801550925</text:p>
          </table:table-cell>
          <table:table-cell office:value-type="string">
            <text:p>http://placeimg.com/640/480</text:p>
          </table:table-cell>
          <table:table-cell office:value-type="string">
            <text:p>Debitis eveniet ex accusamus molestias ad autem soluta non. Porro fugiat repellendus eveniet tenetur aperiam pariatur doloremque et maxime. Sunt amet quia quo natus minus eius eos. Ut aut recusandae accusamus ipsam. Veritatis voluptatem voluptatem id magni. Et unde blanditiis vero laudantium eos.</text:p>
          </table:table-cell>
          <table:table-cell office:value-type="boolean" office:boolean-value="true">
            <text:p>TRUE</text:p>
          </table:table-cell>
        </table:table-row>
        <table:table-row>
          <table:table-cell office:value-type="string">
            <text:p>Kay Armstrong</text:p>
          </table:table-cell>
          <table:table-cell office:value-type="string">
            <text:p>816.350.6175 x32321</text:p>
          </table:table-cell>
          <table:table-cell office:value-type="string">
            <text:p>Julius47@yahoo.com</text:p>
          </table:table-cell>
          <table:table-cell office:value-type="string">
            <text:p>165 Colby Port</text:p>
          </table:table-cell>
          <table:table-cell office:value-type="string">
            <text:p>Bernhardstad</text:p>
          </table:table-cell>
          <table:table-cell office:value-type="string">
            <text:p>New York</text:p>
          </table:table-cell>
          <table:table-cell office:value-type="string">
            <text:p>91107</text:p>
          </table:table-cell>
          <table:table-cell office:value-type="string">
            <text:p>088325163</text:p>
          </table:table-cell>
          <table:table-cell office:value-type="string">
            <text:p>Electronics</text:p>
          </table:table-cell>
          <table:table-cell office:value-type="string">
            <text:p>Hermiston LLC</text:p>
          </table:table-cell>
          <table:table-cell office:value-type="float" office:value="44283.00572903935">
            <text:p>44283.00572903935</text:p>
          </table:table-cell>
          <table:table-cell office:value-type="string">
            <text:p>http://placeimg.com/640/480</text:p>
          </table:table-cell>
          <table:table-cell office:value-type="string">
            <text:p>Voluptatibus et dolor rerum. Repellat est saepe nam consequatur. Quo quia sit. Similique et rerum voluptas voluptatem autem aut. Dolores molestias accusantium ex adipisci voluptatum nesciunt. Quis eos qui sit incidunt consequatur qui ut consequatur.</text:p>
          </table:table-cell>
          <table:table-cell office:value-type="boolean" office:boolean-value="true">
            <text:p>TRUE</text:p>
          </table:table-cell>
        </table:table-row>
        <table:table-row>
          <table:table-cell office:value-type="string">
            <text:p>Yolanda Schamberger</text:p>
          </table:table-cell>
          <table:table-cell office:value-type="string">
            <text:p>(348) 951-0496 x1574</text:p>
          </table:table-cell>
          <table:table-cell office:value-type="string">
            <text:p>Jada95@gmail.com</text:p>
          </table:table-cell>
          <table:table-cell office:value-type="string">
            <text:p>003 Trent Trace</text:p>
          </table:table-cell>
          <table:table-cell office:value-type="string">
            <text:p>Unamouth</text:p>
          </table:table-cell>
          <table:table-cell office:value-type="string">
            <text:p>Minnesota</text:p>
          </table:table-cell>
          <table:table-cell office:value-type="string">
            <text:p>66401-9524</text:p>
          </table:table-cell>
          <table:table-cell office:value-type="string">
            <text:p>729252621</text:p>
          </table:table-cell>
          <table:table-cell office:value-type="string">
            <text:p>Computers</text:p>
          </table:table-cell>
          <table:table-cell office:value-type="string">
            <text:p>Keeling, Zieme and Schmitt</text:p>
          </table:table-cell>
          <table:table-cell office:value-type="float" office:value="44302.833373946756">
            <text:p>44302.833373946756</text:p>
          </table:table-cell>
          <table:table-cell office:value-type="string">
            <text:p>http://placeimg.com/640/480</text:p>
          </table:table-cell>
          <table:table-cell office:value-type="string">
            <text:p>Consequatur quis eos ex fugiat mollitia. Ipsam maxime nulla officia. Illo qui dolorem eligendi architecto. Blanditiis odio illo ab odit. Minus dolorem optio autem et est exercitationem non fuga.</text:p>
          </table:table-cell>
          <table:table-cell office:value-type="boolean" office:boolean-value="false">
            <text:p>FALSE</text:p>
          </table:table-cell>
        </table:table-row>
        <table:table-row>
          <table:table-cell office:value-type="string">
            <text:p>Ms. Andre Rath</text:p>
          </table:table-cell>
          <table:table-cell office:value-type="string">
            <text:p>753-502-3141</text:p>
          </table:table-cell>
          <table:table-cell office:value-type="string">
            <text:p>Isabel75@gmail.com</text:p>
          </table:table-cell>
          <table:table-cell office:value-type="string">
            <text:p>1558 Dicki Stravenue</text:p>
          </table:table-cell>
          <table:table-cell office:value-type="string">
            <text:p>West Leopoldmouth</text:p>
          </table:table-cell>
          <table:table-cell office:value-type="string">
            <text:p>Maine</text:p>
          </table:table-cell>
          <table:table-cell office:value-type="string">
            <text:p>60110-6224</text:p>
          </table:table-cell>
          <table:table-cell office:value-type="string">
            <text:p>231758639</text:p>
          </table:table-cell>
          <table:table-cell office:value-type="string">
            <text:p>Automotive</text:p>
          </table:table-cell>
          <table:table-cell office:value-type="string">
            <text:p>Davis - Kovacek</text:p>
          </table:table-cell>
          <table:table-cell office:value-type="float" office:value="44371.405661226854">
            <text:p>44371.405661226854</text:p>
          </table:table-cell>
          <table:table-cell office:value-type="string">
            <text:p>http://placeimg.com/640/480</text:p>
          </table:table-cell>
          <table:table-cell office:value-type="string">
            <text:p>Sit voluptas et atque ipsum qui nemo nam est et. Aut quo eligendi debitis enim rerum voluptas. Repudiandae fuga porro. Ex ab maxime nisi ex debitis ab ipsum. Eos quibusdam non aliquam unde.</text:p>
          </table:table-cell>
          <table:table-cell office:value-type="boolean" office:boolean-value="false">
            <text:p>FALSE</text:p>
          </table:table-cell>
        </table:table-row>
        <table:table-row>
          <table:table-cell office:value-type="string">
            <text:p>Sonia Halvorson</text:p>
          </table:table-cell>
          <table:table-cell office:value-type="string">
            <text:p>555-517-9135 x4449</text:p>
          </table:table-cell>
          <table:table-cell office:value-type="string">
            <text:p>Torrance_Purdy27@hotmail.com</text:p>
          </table:table-cell>
          <table:table-cell office:value-type="string">
            <text:p>9846 Ferry Shore</text:p>
          </table:table-cell>
          <table:table-cell office:value-type="string">
            <text:p>Reading</text:p>
          </table:table-cell>
          <table:table-cell office:value-type="string">
            <text:p>Texas</text:p>
          </table:table-cell>
          <table:table-cell office:value-type="string">
            <text:p>86142-0535</text:p>
          </table:table-cell>
          <table:table-cell office:value-type="string">
            <text:p>743731005</text:p>
          </table:table-cell>
          <table:table-cell office:value-type="string">
            <text:p>Home</text:p>
          </table:table-cell>
          <table:table-cell office:value-type="string">
            <text:p>Shanahan, Moen and Hettinger</text:p>
          </table:table-cell>
          <table:table-cell office:value-type="float" office:value="44517.54754831018">
            <text:p>44517.54754831018</text:p>
          </table:table-cell>
          <table:table-cell office:value-type="string">
            <text:p>http://placeimg.com/640/480</text:p>
          </table:table-cell>
          <table:table-cell office:value-type="string">
            <text:p>Veniam illo autem eaque quod inventore minus. Itaque voluptate ipsam quisquam eius ut aspernatur ducimus. Et eos rerum quo voluptas qui.</text:p>
          </table:table-cell>
          <table:table-cell office:value-type="boolean" office:boolean-value="false">
            <text:p>FALSE</text:p>
          </table:table-cell>
        </table:table-row>
        <table:table-row>
          <table:table-cell office:value-type="string">
            <text:p>Ms. Mandy Stoltenberg</text:p>
          </table:table-cell>
          <table:table-cell office:value-type="string">
            <text:p>(492) 542-3576 x5978</text:p>
          </table:table-cell>
          <table:table-cell office:value-type="string">
            <text:p>Pattie_Franecki@gmail.com</text:p>
          </table:table-cell>
          <table:table-cell office:value-type="string">
            <text:p>141 Hintz Village</text:p>
          </table:table-cell>
          <table:table-cell office:value-type="string">
            <text:p>Lake Jedediah</text:p>
          </table:table-cell>
          <table:table-cell office:value-type="string">
            <text:p>Idaho</text:p>
          </table:table-cell>
          <table:table-cell office:value-type="string">
            <text:p>55579-9063</text:p>
          </table:table-cell>
          <table:table-cell office:value-type="string">
            <text:p>940727692</text:p>
          </table:table-cell>
          <table:table-cell office:value-type="string">
            <text:p>Computers</text:p>
          </table:table-cell>
          <table:table-cell office:value-type="string">
            <text:p>Hirthe, Pfannerstill and Johns</text:p>
          </table:table-cell>
          <table:table-cell office:value-type="float" office:value="44291.17793306713">
            <text:p>44291.17793306713</text:p>
          </table:table-cell>
          <table:table-cell office:value-type="string">
            <text:p>http://placeimg.com/640/480</text:p>
          </table:table-cell>
          <table:table-cell office:value-type="string">
            <text:p>Nesciunt doloribus iste neque molestiae eum veritatis. Sit voluptatem ex laudantium error est nulla dignissimos provident deserunt. Minima illum dicta quasi ea ea quas soluta voluptatem reprehenderit.</text:p>
          </table:table-cell>
          <table:table-cell office:value-type="boolean" office:boolean-value="true">
            <text:p>TRUE</text:p>
          </table:table-cell>
        </table:table-row>
        <table:table-row>
          <table:table-cell office:value-type="string">
            <text:p>Stanley Batz</text:p>
          </table:table-cell>
          <table:table-cell office:value-type="string">
            <text:p>768.567.0623 x8475</text:p>
          </table:table-cell>
          <table:table-cell office:value-type="string">
            <text:p>Myron.Leuschke@hotmail.com</text:p>
          </table:table-cell>
          <table:table-cell office:value-type="string">
            <text:p>2622 Pfannerstill Forges</text:p>
          </table:table-cell>
          <table:table-cell office:value-type="string">
            <text:p>Lake Hazel</text:p>
          </table:table-cell>
          <table:table-cell office:value-type="string">
            <text:p>Mississippi</text:p>
          </table:table-cell>
          <table:table-cell office:value-type="string">
            <text:p>97006-7741</text:p>
          </table:table-cell>
          <table:table-cell office:value-type="string">
            <text:p>274167494</text:p>
          </table:table-cell>
          <table:table-cell office:value-type="string">
            <text:p>Health</text:p>
          </table:table-cell>
          <table:table-cell office:value-type="string">
            <text:p>Ferry, Howe and Daugherty</text:p>
          </table:table-cell>
          <table:table-cell office:value-type="float" office:value="44535.448552002315">
            <text:p>44535.448552002315</text:p>
          </table:table-cell>
          <table:table-cell office:value-type="string">
            <text:p>http://placeimg.com/640/480</text:p>
          </table:table-cell>
          <table:table-cell office:value-type="string">
            <text:p>Aut et blanditiis commodi tempora aut et non. Dolorum aut cumque quaerat. Neque ullam sint quia et esse ut. Quia non officia eius omnis provident nulla.</text:p>
          </table:table-cell>
          <table:table-cell office:value-type="boolean" office:boolean-value="false">
            <text:p>FALSE</text:p>
          </table:table-cell>
        </table:table-row>
        <table:table-row>
          <table:table-cell office:value-type="string">
            <text:p>Marcella Lesch</text:p>
          </table:table-cell>
          <table:table-cell office:value-type="string">
            <text:p>(672) 653-7809 x93712</text:p>
          </table:table-cell>
          <table:table-cell office:value-type="string">
            <text:p>Laney_Pacocha@yahoo.com</text:p>
          </table:table-cell>
          <table:table-cell office:value-type="string">
            <text:p>60678 Williamson Loaf</text:p>
          </table:table-cell>
          <table:table-cell office:value-type="string">
            <text:p>West Aglae</text:p>
          </table:table-cell>
          <table:table-cell office:value-type="string">
            <text:p>New Mexico</text:p>
          </table:table-cell>
          <table:table-cell office:value-type="string">
            <text:p>02979-5418</text:p>
          </table:table-cell>
          <table:table-cell office:value-type="string">
            <text:p>870999079</text:p>
          </table:table-cell>
          <table:table-cell office:value-type="string">
            <text:p>Clothing</text:p>
          </table:table-cell>
          <table:table-cell office:value-type="string">
            <text:p>Klocko Inc</text:p>
          </table:table-cell>
          <table:table-cell office:value-type="float" office:value="44363.68738928241">
            <text:p>44363.68738928241</text:p>
          </table:table-cell>
          <table:table-cell office:value-type="string">
            <text:p>http://placeimg.com/640/480</text:p>
          </table:table-cell>
          <table:table-cell office:value-type="string">
            <text:p>Enim aut neque soluta. Quis qui ea officiis et consequuntur nisi et. Quod error nemo voluptas adipisci voluptates.</text:p>
          </table:table-cell>
          <table:table-cell office:value-type="boolean" office:boolean-value="true">
            <text:p>TRUE</text:p>
          </table:table-cell>
        </table:table-row>
        <table:table-row>
          <table:table-cell office:value-type="string">
            <text:p>Merle Kemmer</text:p>
          </table:table-cell>
          <table:table-cell office:value-type="string">
            <text:p>(978) 487-9587</text:p>
          </table:table-cell>
          <table:table-cell office:value-type="string">
            <text:p>Prince68@gmail.com</text:p>
          </table:table-cell>
          <table:table-cell office:value-type="string">
            <text:p>979 Gerlach Hill</text:p>
          </table:table-cell>
          <table:table-cell office:value-type="string">
            <text:p>Reidland</text:p>
          </table:table-cell>
          <table:table-cell office:value-type="string">
            <text:p>Alaska</text:p>
          </table:table-cell>
          <table:table-cell office:value-type="string">
            <text:p>53278-0735</text:p>
          </table:table-cell>
          <table:table-cell office:value-type="string">
            <text:p>673295064</text:p>
          </table:table-cell>
          <table:table-cell office:value-type="string">
            <text:p>Electronics</text:p>
          </table:table-cell>
          <table:table-cell office:value-type="string">
            <text:p>Stehr, Berge and Streich</text:p>
          </table:table-cell>
          <table:table-cell office:value-type="float" office:value="44299.17810239583">
            <text:p>44299.17810239583</text:p>
          </table:table-cell>
          <table:table-cell office:value-type="string">
            <text:p>http://placeimg.com/640/480</text:p>
          </table:table-cell>
          <table:table-cell office:value-type="string">
            <text:p>In eius qui velit. Ducimus suscipit error in. Consequuntur molestias et voluptatem non sapiente et quod.</text:p>
          </table:table-cell>
          <table:table-cell office:value-type="boolean" office:boolean-value="false">
            <text:p>FALSE</text:p>
          </table:table-cell>
        </table:table-row>
        <table:table-row>
          <table:table-cell office:value-type="string">
            <text:p>Dewey Beer MD</text:p>
          </table:table-cell>
          <table:table-cell office:value-type="string">
            <text:p>1-315-794-1798 x5146</text:p>
          </table:table-cell>
          <table:table-cell office:value-type="string">
            <text:p>Mattie_Klein41@hotmail.com</text:p>
          </table:table-cell>
          <table:table-cell office:value-type="string">
            <text:p>364 Ari Pines</text:p>
          </table:table-cell>
          <table:table-cell office:value-type="string">
            <text:p>Provo</text:p>
          </table:table-cell>
          <table:table-cell office:value-type="string">
            <text:p>Wisconsin</text:p>
          </table:table-cell>
          <table:table-cell office:value-type="string">
            <text:p>12249</text:p>
          </table:table-cell>
          <table:table-cell office:value-type="string">
            <text:p>299958400</text:p>
          </table:table-cell>
          <table:table-cell office:value-type="string">
            <text:p>Grocery</text:p>
          </table:table-cell>
          <table:table-cell office:value-type="string">
            <text:p>Price - Fritsch</text:p>
          </table:table-cell>
          <table:table-cell office:value-type="float" office:value="44260.56471327546">
            <text:p>44260.56471327546</text:p>
          </table:table-cell>
          <table:table-cell office:value-type="string">
            <text:p>http://placeimg.com/640/480</text:p>
          </table:table-cell>
          <table:table-cell office:value-type="string">
            <text:p>Molestiae non natus dolor. Illum occaecati reiciendis consectetur qui quibusdam vero aut. Repudiandae molestias voluptatum dolores et blanditiis omnis. Dolores et deleniti.</text:p>
          </table:table-cell>
          <table:table-cell office:value-type="boolean" office:boolean-value="false">
            <text:p>FALSE</text:p>
          </table:table-cell>
        </table:table-row>
        <table:table-row>
          <table:table-cell office:value-type="string">
            <text:p>Genevieve Trantow</text:p>
          </table:table-cell>
          <table:table-cell office:value-type="string">
            <text:p>775-397-9519 x5733</text:p>
          </table:table-cell>
          <table:table-cell office:value-type="string">
            <text:p>Irwin_OKon16@gmail.com</text:p>
          </table:table-cell>
          <table:table-cell office:value-type="string">
            <text:p>59631 Marquardt Mountain</text:p>
          </table:table-cell>
          <table:table-cell office:value-type="string">
            <text:p>Berkeley</text:p>
          </table:table-cell>
          <table:table-cell office:value-type="string">
            <text:p>South Carolina</text:p>
          </table:table-cell>
          <table:table-cell office:value-type="string">
            <text:p>58527</text:p>
          </table:table-cell>
          <table:table-cell office:value-type="string">
            <text:p>126316432</text:p>
          </table:table-cell>
          <table:table-cell office:value-type="string">
            <text:p>Clothing</text:p>
          </table:table-cell>
          <table:table-cell office:value-type="string">
            <text:p>Hudson, Bergnaum and Jaskolski</text:p>
          </table:table-cell>
          <table:table-cell office:value-type="float" office:value="44246.96263978009">
            <text:p>44246.96263978009</text:p>
          </table:table-cell>
          <table:table-cell office:value-type="string">
            <text:p>http://placeimg.com/640/480</text:p>
          </table:table-cell>
          <table:table-cell office:value-type="string">
            <text:p>Magnam qui aperiam voluptas consectetur. Reiciendis dolorem officiis perferendis vitae. Assumenda quia voluptatum. Minus eaque in rem autem quos sed repudiandae temporibus ab.</text:p>
          </table:table-cell>
          <table:table-cell office:value-type="boolean" office:boolean-value="true">
            <text:p>TRUE</text:p>
          </table:table-cell>
        </table:table-row>
        <table:table-row>
          <table:table-cell office:value-type="string">
            <text:p>Ms. Garry Sanford</text:p>
          </table:table-cell>
          <table:table-cell office:value-type="string">
            <text:p>(994) 498-9512 x9463</text:p>
          </table:table-cell>
          <table:table-cell office:value-type="string">
            <text:p>Matteo28@gmail.com</text:p>
          </table:table-cell>
          <table:table-cell office:value-type="string">
            <text:p>402 Kirlin Trail</text:p>
          </table:table-cell>
          <table:table-cell office:value-type="string">
            <text:p>Mentor</text:p>
          </table:table-cell>
          <table:table-cell office:value-type="string">
            <text:p>Vermont</text:p>
          </table:table-cell>
          <table:table-cell office:value-type="string">
            <text:p>45128-9383</text:p>
          </table:table-cell>
          <table:table-cell office:value-type="string">
            <text:p>385851550</text:p>
          </table:table-cell>
          <table:table-cell office:value-type="string">
            <text:p>Jewelery</text:p>
          </table:table-cell>
          <table:table-cell office:value-type="string">
            <text:p>Grant Inc</text:p>
          </table:table-cell>
          <table:table-cell office:value-type="float" office:value="44253.380853807874">
            <text:p>44253.380853807874</text:p>
          </table:table-cell>
          <table:table-cell office:value-type="string">
            <text:p>http://placeimg.com/640/480</text:p>
          </table:table-cell>
          <table:table-cell office:value-type="string">
            <text:p>Sunt dolorem consequatur. Odio quisquam esse quasi. Numquam qui temporibus et adipisci molestiae rerum. Explicabo perferendis tenetur voluptatum est dolorem dicta labore quo. Laborum culpa eligendi perspiciatis possimus sit corrupti cum excepturi quo. Quos exercitationem quia earum pariatur mollitia perferendis.</text:p>
          </table:table-cell>
          <table:table-cell office:value-type="boolean" office:boolean-value="false">
            <text:p>FALSE</text:p>
          </table:table-cell>
        </table:table-row>
        <table:table-row>
          <table:table-cell office:value-type="string">
            <text:p>Mrs. Samuel Raynor</text:p>
          </table:table-cell>
          <table:table-cell office:value-type="string">
            <text:p>768.773.6976 x96834</text:p>
          </table:table-cell>
          <table:table-cell office:value-type="string">
            <text:p>Christy_Hamill41@hotmail.com</text:p>
          </table:table-cell>
          <table:table-cell office:value-type="string">
            <text:p>026 Prosacco Extensions</text:p>
          </table:table-cell>
          <table:table-cell office:value-type="string">
            <text:p>North Ralph</text:p>
          </table:table-cell>
          <table:table-cell office:value-type="string">
            <text:p>Arizona</text:p>
          </table:table-cell>
          <table:table-cell office:value-type="string">
            <text:p>30790</text:p>
          </table:table-cell>
          <table:table-cell office:value-type="string">
            <text:p>129784236</text:p>
          </table:table-cell>
          <table:table-cell office:value-type="string">
            <text:p>Computers</text:p>
          </table:table-cell>
          <table:table-cell office:value-type="string">
            <text:p>Paucek, Stehr and Prosacco</text:p>
          </table:table-cell>
          <table:table-cell office:value-type="float" office:value="44358.72543067129">
            <text:p>44358.72543067129</text:p>
          </table:table-cell>
          <table:table-cell office:value-type="string">
            <text:p>http://placeimg.com/640/480</text:p>
          </table:table-cell>
          <table:table-cell office:value-type="string">
            <text:p>Enim molestias delectus dicta nisi. Ipsam non et nostrum aut consectetur culpa ut aliquam a. Rem autem ipsa libero repellat repellat enim delectus qui earum. Totam aut velit ut inventore rem tenetur. Blanditiis ullam sit rerum alias aut et autem est.</text:p>
          </table:table-cell>
          <table:table-cell office:value-type="boolean" office:boolean-value="true">
            <text:p>TRUE</text:p>
          </table:table-cell>
        </table:table-row>
        <table:table-row>
          <table:table-cell office:value-type="string">
            <text:p>Tami Sawayn</text:p>
          </table:table-cell>
          <table:table-cell office:value-type="string">
            <text:p>(654) 644-2314 x49831</text:p>
          </table:table-cell>
          <table:table-cell office:value-type="string">
            <text:p>Megane_Auer76@gmail.com</text:p>
          </table:table-cell>
          <table:table-cell office:value-type="string">
            <text:p>928 Van Expressway</text:p>
          </table:table-cell>
          <table:table-cell office:value-type="string">
            <text:p>Shieldsport</text:p>
          </table:table-cell>
          <table:table-cell office:value-type="string">
            <text:p>Indiana</text:p>
          </table:table-cell>
          <table:table-cell office:value-type="string">
            <text:p>45175-3567</text:p>
          </table:table-cell>
          <table:table-cell office:value-type="string">
            <text:p>290145432</text:p>
          </table:table-cell>
          <table:table-cell office:value-type="string">
            <text:p>Baby</text:p>
          </table:table-cell>
          <table:table-cell office:value-type="string">
            <text:p>Durgan and Sons</text:p>
          </table:table-cell>
          <table:table-cell office:value-type="float" office:value="44226.19739625">
            <text:p>44226.19739625</text:p>
          </table:table-cell>
          <table:table-cell office:value-type="string">
            <text:p>http://placeimg.com/640/480</text:p>
          </table:table-cell>
          <table:table-cell office:value-type="string">
            <text:p>Esse tempore dolore nihil vel quidem doloribus odio. Magni est esse at debitis qui eaque eum cupiditate. A mollitia ea eum. Qui quia nulla ipsa assumenda qui. Aut deleniti praesentium.</text:p>
          </table:table-cell>
          <table:table-cell office:value-type="boolean" office:boolean-value="true">
            <text:p>TRUE</text:p>
          </table:table-cell>
        </table:table-row>
        <table:table-row>
          <table:table-cell office:value-type="string">
            <text:p>Rudy Farrell</text:p>
          </table:table-cell>
          <table:table-cell office:value-type="string">
            <text:p>(263) 751-1144</text:p>
          </table:table-cell>
          <table:table-cell office:value-type="string">
            <text:p>Abigail.Fahey@hotmail.com</text:p>
          </table:table-cell>
          <table:table-cell office:value-type="string">
            <text:p>63206 Tremblay Ramp</text:p>
          </table:table-cell>
          <table:table-cell office:value-type="string">
            <text:p>Dereckfort</text:p>
          </table:table-cell>
          <table:table-cell office:value-type="string">
            <text:p>Illinois</text:p>
          </table:table-cell>
          <table:table-cell office:value-type="string">
            <text:p>11828</text:p>
          </table:table-cell>
          <table:table-cell office:value-type="string">
            <text:p>448002068</text:p>
          </table:table-cell>
          <table:table-cell office:value-type="string">
            <text:p>Music</text:p>
          </table:table-cell>
          <table:table-cell office:value-type="string">
            <text:p>Rath, Gibson and Kutch</text:p>
          </table:table-cell>
          <table:table-cell office:value-type="float" office:value="44411.22345666667">
            <text:p>44411.22345666667</text:p>
          </table:table-cell>
          <table:table-cell office:value-type="string">
            <text:p>http://placeimg.com/640/480</text:p>
          </table:table-cell>
          <table:table-cell office:value-type="string">
            <text:p>Exercitationem rem aut sit eius omnis rerum dolor enim animi. Ex modi aut distinctio officia. Alias repellat voluptatem ut dicta quisquam qui quam veritatis molestias.</text:p>
          </table:table-cell>
          <table:table-cell office:value-type="boolean" office:boolean-value="false">
            <text:p>FALSE</text:p>
          </table:table-cell>
        </table:table-row>
        <table:table-row>
          <table:table-cell office:value-type="string">
            <text:p>Terrance Kub</text:p>
          </table:table-cell>
          <table:table-cell office:value-type="string">
            <text:p>472-619-7424</text:p>
          </table:table-cell>
          <table:table-cell office:value-type="string">
            <text:p>Hassie69@hotmail.com</text:p>
          </table:table-cell>
          <table:table-cell office:value-type="string">
            <text:p>669 Gulgowski Shores</text:p>
          </table:table-cell>
          <table:table-cell office:value-type="string">
            <text:p>Cristaltown</text:p>
          </table:table-cell>
          <table:table-cell office:value-type="string">
            <text:p>Washington</text:p>
          </table:table-cell>
          <table:table-cell office:value-type="string">
            <text:p>01096</text:p>
          </table:table-cell>
          <table:table-cell office:value-type="string">
            <text:p>542379998</text:p>
          </table:table-cell>
          <table:table-cell office:value-type="string">
            <text:p>Jewelery</text:p>
          </table:table-cell>
          <table:table-cell office:value-type="string">
            <text:p>MacGyver - Heaney</text:p>
          </table:table-cell>
          <table:table-cell office:value-type="float" office:value="44532.170439201385">
            <text:p>44532.170439201385</text:p>
          </table:table-cell>
          <table:table-cell office:value-type="string">
            <text:p>http://placeimg.com/640/480</text:p>
          </table:table-cell>
          <table:table-cell office:value-type="string">
            <text:p>Totam ut voluptate corrupti facilis. Ut iste non sed. Provident aliquam dolorem ipsam sed facilis. Quo iste ipsa quis ad est. Error rerum ullam vero dignissimos beatae iste ut alias. Impedit ex rem qui sequi necessitatibus ut qui.</text:p>
          </table:table-cell>
          <table:table-cell office:value-type="boolean" office:boolean-value="true">
            <text:p>TRUE</text:p>
          </table:table-cell>
        </table:table-row>
        <table:table-row>
          <table:table-cell office:value-type="string">
            <text:p>Dean Armstrong</text:p>
          </table:table-cell>
          <table:table-cell office:value-type="string">
            <text:p>(868) 792-5096</text:p>
          </table:table-cell>
          <table:table-cell office:value-type="string">
            <text:p>Camren_Mitchell@yahoo.com</text:p>
          </table:table-cell>
          <table:table-cell office:value-type="string">
            <text:p>86166 Zemlak Grove</text:p>
          </table:table-cell>
          <table:table-cell office:value-type="string">
            <text:p>Port Aylinburgh</text:p>
          </table:table-cell>
          <table:table-cell office:value-type="string">
            <text:p>Minnesota</text:p>
          </table:table-cell>
          <table:table-cell office:value-type="string">
            <text:p>79271</text:p>
          </table:table-cell>
          <table:table-cell office:value-type="string">
            <text:p>128735862</text:p>
          </table:table-cell>
          <table:table-cell office:value-type="string">
            <text:p>Outdoors</text:p>
          </table:table-cell>
          <table:table-cell office:value-type="string">
            <text:p>Stanton Group</text:p>
          </table:table-cell>
          <table:table-cell office:value-type="float" office:value="44342.73150925926">
            <text:p>44342.73150925926</text:p>
          </table:table-cell>
          <table:table-cell office:value-type="string">
            <text:p>http://placeimg.com/640/480</text:p>
          </table:table-cell>
          <table:table-cell office:value-type="string">
            <text:p>Qui sit tenetur omnis repellat quo velit. Excepturi laudantium rerum voluptate temporibus ipsam deserunt perferendis. Sed fugiat omnis quod quia reprehenderit earum minima. Ab quia ut deleniti rerum soluta id deleniti ratione nihil.</text:p>
          </table:table-cell>
          <table:table-cell office:value-type="boolean" office:boolean-value="true">
            <text:p>TRUE</text:p>
          </table:table-cell>
        </table:table-row>
        <table:table-row>
          <table:table-cell office:value-type="string">
            <text:p>Joyce Kuhn</text:p>
          </table:table-cell>
          <table:table-cell office:value-type="string">
            <text:p>590.556.5847 x1747</text:p>
          </table:table-cell>
          <table:table-cell office:value-type="string">
            <text:p>Lexus60@yahoo.com</text:p>
          </table:table-cell>
          <table:table-cell office:value-type="string">
            <text:p>91091 Rosenbaum Wall</text:p>
          </table:table-cell>
          <table:table-cell office:value-type="string">
            <text:p>Jaredbury</text:p>
          </table:table-cell>
          <table:table-cell office:value-type="string">
            <text:p>Pennsylvania</text:p>
          </table:table-cell>
          <table:table-cell office:value-type="string">
            <text:p>63405</text:p>
          </table:table-cell>
          <table:table-cell office:value-type="string">
            <text:p>573307913</text:p>
          </table:table-cell>
          <table:table-cell office:value-type="string">
            <text:p>Garden</text:p>
          </table:table-cell>
          <table:table-cell office:value-type="string">
            <text:p>Ernser - Mills</text:p>
          </table:table-cell>
          <table:table-cell office:value-type="float" office:value="44435.878625474536">
            <text:p>44435.878625474536</text:p>
          </table:table-cell>
          <table:table-cell office:value-type="string">
            <text:p>http://placeimg.com/640/480</text:p>
          </table:table-cell>
          <table:table-cell office:value-type="string">
            <text:p>Est non iste delectus. Molestiae voluptatem est deleniti aspernatur quos provident. Consequuntur est iure.</text:p>
          </table:table-cell>
          <table:table-cell office:value-type="boolean" office:boolean-value="true">
            <text:p>TRUE</text:p>
          </table:table-cell>
        </table:table-row>
        <table:table-row>
          <table:table-cell office:value-type="string">
            <text:p>Felicia Reichert</text:p>
          </table:table-cell>
          <table:table-cell office:value-type="string">
            <text:p>(292) 254-4351 x538</text:p>
          </table:table-cell>
          <table:table-cell office:value-type="string">
            <text:p>Allan.Rutherford@yahoo.com</text:p>
          </table:table-cell>
          <table:table-cell office:value-type="string">
            <text:p>10528 Gillian Views</text:p>
          </table:table-cell>
          <table:table-cell office:value-type="string">
            <text:p>West Waltermouth</text:p>
          </table:table-cell>
          <table:table-cell office:value-type="string">
            <text:p>Oklahoma</text:p>
          </table:table-cell>
          <table:table-cell office:value-type="string">
            <text:p>48311</text:p>
          </table:table-cell>
          <table:table-cell office:value-type="string">
            <text:p>218609743</text:p>
          </table:table-cell>
          <table:table-cell office:value-type="string">
            <text:p>Home</text:p>
          </table:table-cell>
          <table:table-cell office:value-type="string">
            <text:p>Turner and Sons</text:p>
          </table:table-cell>
          <table:table-cell office:value-type="float" office:value="44239.33128056713">
            <text:p>44239.33128056713</text:p>
          </table:table-cell>
          <table:table-cell office:value-type="string">
            <text:p>http://placeimg.com/640/480</text:p>
          </table:table-cell>
          <table:table-cell office:value-type="string">
            <text:p>Ipsam et delectus odit alias. Ex voluptatem aut. Enim quia cupiditate ut omnis ipsam. Ea sapiente dignissimos sed et ea non blanditiis quibusdam eos. In soluta non voluptatibus praesentium ut sit voluptatem id qui. Unde repellat esse cum perferendis odit voluptatem sint.</text:p>
          </table:table-cell>
          <table:table-cell office:value-type="boolean" office:boolean-value="false">
            <text:p>FALSE</text:p>
          </table:table-cell>
        </table:table-row>
        <table:table-row>
          <table:table-cell office:value-type="string">
            <text:p>Colin Jakubowski</text:p>
          </table:table-cell>
          <table:table-cell office:value-type="string">
            <text:p>1-423-884-7262 x3454</text:p>
          </table:table-cell>
          <table:table-cell office:value-type="string">
            <text:p>Hilda_Franecki@yahoo.com</text:p>
          </table:table-cell>
          <table:table-cell office:value-type="string">
            <text:p>9238 Raquel Valleys</text:p>
          </table:table-cell>
          <table:table-cell office:value-type="string">
            <text:p>West Colleenview</text:p>
          </table:table-cell>
          <table:table-cell office:value-type="string">
            <text:p>South Dakota</text:p>
          </table:table-cell>
          <table:table-cell office:value-type="string">
            <text:p>48373</text:p>
          </table:table-cell>
          <table:table-cell office:value-type="string">
            <text:p>140355709</text:p>
          </table:table-cell>
          <table:table-cell office:value-type="string">
            <text:p>Games</text:p>
          </table:table-cell>
          <table:table-cell office:value-type="string">
            <text:p>Hand, Feil and Stiedemann</text:p>
          </table:table-cell>
          <table:table-cell office:value-type="float" office:value="44539.18948152778">
            <text:p>44539.18948152778</text:p>
          </table:table-cell>
          <table:table-cell office:value-type="string">
            <text:p>http://placeimg.com/640/480</text:p>
          </table:table-cell>
          <table:table-cell office:value-type="string">
            <text:p>Dolor voluptatum cum est. Magni consectetur possimus id totam. Et excepturi officiis quia quo eveniet blanditiis quae sit.</text:p>
          </table:table-cell>
          <table:table-cell office:value-type="boolean" office:boolean-value="true">
            <text:p>TRUE</text:p>
          </table:table-cell>
        </table:table-row>
        <table:table-row>
          <table:table-cell office:value-type="string">
            <text:p>Craig Prohaska</text:p>
          </table:table-cell>
          <table:table-cell office:value-type="string">
            <text:p>651-402-4726</text:p>
          </table:table-cell>
          <table:table-cell office:value-type="string">
            <text:p>Andreanne.Leannon28@yahoo.com</text:p>
          </table:table-cell>
          <table:table-cell office:value-type="string">
            <text:p>5134 Dominique Cliff</text:p>
          </table:table-cell>
          <table:table-cell office:value-type="string">
            <text:p>East Charles</text:p>
          </table:table-cell>
          <table:table-cell office:value-type="string">
            <text:p>Massachusetts</text:p>
          </table:table-cell>
          <table:table-cell office:value-type="string">
            <text:p>10191-3592</text:p>
          </table:table-cell>
          <table:table-cell office:value-type="string">
            <text:p>780844829</text:p>
          </table:table-cell>
          <table:table-cell office:value-type="string">
            <text:p>Clothing</text:p>
          </table:table-cell>
          <table:table-cell office:value-type="string">
            <text:p>Nienow LLC</text:p>
          </table:table-cell>
          <table:table-cell office:value-type="float" office:value="44540.51782415509">
            <text:p>44540.51782415509</text:p>
          </table:table-cell>
          <table:table-cell office:value-type="string">
            <text:p>http://placeimg.com/640/480</text:p>
          </table:table-cell>
          <table:table-cell office:value-type="string">
            <text:p>Debitis vel praesentium saepe assumenda rerum. Voluptatem aliquid possimus sit facere. Facilis soluta ipsum vel neque. Nulla ratione nisi nihil voluptas nam voluptatum delectus.</text:p>
          </table:table-cell>
          <table:table-cell office:value-type="boolean" office:boolean-value="false">
            <text:p>FALSE</text:p>
          </table:table-cell>
        </table:table-row>
        <table:table-row>
          <table:table-cell office:value-type="string">
            <text:p>Dennis Gislason</text:p>
          </table:table-cell>
          <table:table-cell office:value-type="string">
            <text:p>499-503-5967</text:p>
          </table:table-cell>
          <table:table-cell office:value-type="string">
            <text:p>Julie.Kuhn@yahoo.com</text:p>
          </table:table-cell>
          <table:table-cell office:value-type="string">
            <text:p>2312 Maxwell Via</text:p>
          </table:table-cell>
          <table:table-cell office:value-type="string">
            <text:p>Sarasota</text:p>
          </table:table-cell>
          <table:table-cell office:value-type="string">
            <text:p>California</text:p>
          </table:table-cell>
          <table:table-cell office:value-type="string">
            <text:p>86622</text:p>
          </table:table-cell>
          <table:table-cell office:value-type="string">
            <text:p>465385085</text:p>
          </table:table-cell>
          <table:table-cell office:value-type="string">
            <text:p>Automotive</text:p>
          </table:table-cell>
          <table:table-cell office:value-type="string">
            <text:p>Reynolds, O'Reilly and Renner</text:p>
          </table:table-cell>
          <table:table-cell office:value-type="float" office:value="44230.822188680555">
            <text:p>44230.822188680555</text:p>
          </table:table-cell>
          <table:table-cell office:value-type="string">
            <text:p>http://placeimg.com/640/480</text:p>
          </table:table-cell>
          <table:table-cell office:value-type="string">
            <text:p>Est natus pariatur et omnis omnis. Porro id ducimus reiciendis vero. Ut officiis quis qui laboriosam recusandae qui cum.</text:p>
          </table:table-cell>
          <table:table-cell office:value-type="boolean" office:boolean-value="true">
            <text:p>TRUE</text:p>
          </table:table-cell>
        </table:table-row>
        <table:table-row>
          <table:table-cell office:value-type="string">
            <text:p>Jana Walsh</text:p>
          </table:table-cell>
          <table:table-cell office:value-type="string">
            <text:p>544-541-9861 x437</text:p>
          </table:table-cell>
          <table:table-cell office:value-type="string">
            <text:p>Robbie.Leannon@hotmail.com</text:p>
          </table:table-cell>
          <table:table-cell office:value-type="string">
            <text:p>993 Kub Haven</text:p>
          </table:table-cell>
          <table:table-cell office:value-type="string">
            <text:p>Bernhardside</text:p>
          </table:table-cell>
          <table:table-cell office:value-type="string">
            <text:p>New Hampshire</text:p>
          </table:table-cell>
          <table:table-cell office:value-type="string">
            <text:p>28533-1761</text:p>
          </table:table-cell>
          <table:table-cell office:value-type="string">
            <text:p>075964566</text:p>
          </table:table-cell>
          <table:table-cell office:value-type="string">
            <text:p>Clothing</text:p>
          </table:table-cell>
          <table:table-cell office:value-type="string">
            <text:p>Heidenreich, Stamm and Buckridge</text:p>
          </table:table-cell>
          <table:table-cell office:value-type="float" office:value="44366.65031545139">
            <text:p>44366.65031545139</text:p>
          </table:table-cell>
          <table:table-cell office:value-type="string">
            <text:p>http://placeimg.com/640/480</text:p>
          </table:table-cell>
          <table:table-cell office:value-type="string">
            <text:p>Similique quae asperiores sit vitae similique amet tenetur et dolorem. Ducimus ut ut sint culpa ullam quo dolor quibusdam vero. Laudantium animi et. Consequuntur sit amet dolorem adipisci hic magnam illo occaecati ea. Harum vitae dolores. Qui est delectus voluptatem rerum et.</text:p>
          </table:table-cell>
          <table:table-cell office:value-type="boolean" office:boolean-value="true">
            <text:p>TRUE</text:p>
          </table:table-cell>
        </table:table-row>
        <table:table-row>
          <table:table-cell office:value-type="string">
            <text:p>Tabitha Ledner</text:p>
          </table:table-cell>
          <table:table-cell office:value-type="string">
            <text:p>(746) 626-2346 x596</text:p>
          </table:table-cell>
          <table:table-cell office:value-type="string">
            <text:p>Jaeden31@yahoo.com</text:p>
          </table:table-cell>
          <table:table-cell office:value-type="string">
            <text:p>827 Vince Route</text:p>
          </table:table-cell>
          <table:table-cell office:value-type="string">
            <text:p>Coral Springs</text:p>
          </table:table-cell>
          <table:table-cell office:value-type="string">
            <text:p>Georgia</text:p>
          </table:table-cell>
          <table:table-cell office:value-type="string">
            <text:p>26059</text:p>
          </table:table-cell>
          <table:table-cell office:value-type="string">
            <text:p>752451376</text:p>
          </table:table-cell>
          <table:table-cell office:value-type="string">
            <text:p>Health</text:p>
          </table:table-cell>
          <table:table-cell office:value-type="string">
            <text:p>Rodriguez - Durgan</text:p>
          </table:table-cell>
          <table:table-cell office:value-type="float" office:value="44352.16618850695">
            <text:p>44352.16618850695</text:p>
          </table:table-cell>
          <table:table-cell office:value-type="string">
            <text:p>http://placeimg.com/640/480</text:p>
          </table:table-cell>
          <table:table-cell office:value-type="string">
            <text:p>Ad quia minima. Unde est modi velit quos fugiat ut ullam qui non. Nihil adipisci aperiam perspiciatis ea. Aspernatur perspiciatis quam minima et nesciunt rerum eaque. Ea minima laboriosam. Vitae voluptas nulla.</text:p>
          </table:table-cell>
          <table:table-cell office:value-type="boolean" office:boolean-value="false">
            <text:p>FALSE</text:p>
          </table:table-cell>
        </table:table-row>
        <table:table-row>
          <table:table-cell office:value-type="string">
            <text:p>Ann Becker DVM</text:p>
          </table:table-cell>
          <table:table-cell office:value-type="string">
            <text:p>896.428.0370 x068</text:p>
          </table:table-cell>
          <table:table-cell office:value-type="string">
            <text:p>Clotilde_Abbott@hotmail.com</text:p>
          </table:table-cell>
          <table:table-cell office:value-type="string">
            <text:p>25633 Adella Squares</text:p>
          </table:table-cell>
          <table:table-cell office:value-type="string">
            <text:p>Port Jaidenfurt</text:p>
          </table:table-cell>
          <table:table-cell office:value-type="string">
            <text:p>Louisiana</text:p>
          </table:table-cell>
          <table:table-cell office:value-type="string">
            <text:p>38442-9258</text:p>
          </table:table-cell>
          <table:table-cell office:value-type="string">
            <text:p>574934330</text:p>
          </table:table-cell>
          <table:table-cell office:value-type="string">
            <text:p>Beauty</text:p>
          </table:table-cell>
          <table:table-cell office:value-type="string">
            <text:p>Schowalter - Gibson</text:p>
          </table:table-cell>
          <table:table-cell office:value-type="float" office:value="44534.533631481485">
            <text:p>44534.533631481485</text:p>
          </table:table-cell>
          <table:table-cell office:value-type="string">
            <text:p>http://placeimg.com/640/480</text:p>
          </table:table-cell>
          <table:table-cell office:value-type="string">
            <text:p>Eveniet consequuntur possimus aut omnis voluptatem velit asperiores sint. Quo id sit ut enim sunt est sed magnam nobis. Modi amet ut at illum. Dicta tempora illum. Quia nihil deleniti ut cum quae. Est doloribus eaque illo voluptas sit aperiam omnis.</text:p>
          </table:table-cell>
          <table:table-cell office:value-type="boolean" office:boolean-value="true">
            <text:p>TRUE</text:p>
          </table:table-cell>
        </table:table-row>
        <table:table-row>
          <table:table-cell office:value-type="string">
            <text:p>Desiree Wolff</text:p>
          </table:table-cell>
          <table:table-cell office:value-type="string">
            <text:p>782.623.2195 x110</text:p>
          </table:table-cell>
          <table:table-cell office:value-type="string">
            <text:p>Shirley29@hotmail.com</text:p>
          </table:table-cell>
          <table:table-cell office:value-type="string">
            <text:p>8950 Joy Ports</text:p>
          </table:table-cell>
          <table:table-cell office:value-type="string">
            <text:p>Marlenechester</text:p>
          </table:table-cell>
          <table:table-cell office:value-type="string">
            <text:p>North Carolina</text:p>
          </table:table-cell>
          <table:table-cell office:value-type="string">
            <text:p>05286-5436</text:p>
          </table:table-cell>
          <table:table-cell office:value-type="string">
            <text:p>342960413</text:p>
          </table:table-cell>
          <table:table-cell office:value-type="string">
            <text:p>Electronics</text:p>
          </table:table-cell>
          <table:table-cell office:value-type="string">
            <text:p>Haley Group</text:p>
          </table:table-cell>
          <table:table-cell office:value-type="float" office:value="44236.63043795139">
            <text:p>44236.63043795139</text:p>
          </table:table-cell>
          <table:table-cell office:value-type="string">
            <text:p>http://placeimg.com/640/480</text:p>
          </table:table-cell>
          <table:table-cell office:value-type="string">
            <text:p>Alias eos tempore autem maiores beatae recusandae incidunt neque repellendus. Enim est natus itaque ipsum occaecati aut veritatis. Et dolor corrupti sunt harum est.</text:p>
          </table:table-cell>
          <table:table-cell office:value-type="boolean" office:boolean-value="true">
            <text:p>TRUE</text:p>
          </table:table-cell>
        </table:table-row>
        <table:table-row>
          <table:table-cell office:value-type="string">
            <text:p>Dean Kihn</text:p>
          </table:table-cell>
          <table:table-cell office:value-type="string">
            <text:p>(594) 527-0306 x36758</text:p>
          </table:table-cell>
          <table:table-cell office:value-type="string">
            <text:p>Domenica.Okuneva97@hotmail.com</text:p>
          </table:table-cell>
          <table:table-cell office:value-type="string">
            <text:p>789 Hayley Flats</text:p>
          </table:table-cell>
          <table:table-cell office:value-type="string">
            <text:p>Norman</text:p>
          </table:table-cell>
          <table:table-cell office:value-type="string">
            <text:p>Kansas</text:p>
          </table:table-cell>
          <table:table-cell office:value-type="string">
            <text:p>83658-8446</text:p>
          </table:table-cell>
          <table:table-cell office:value-type="string">
            <text:p>495319720</text:p>
          </table:table-cell>
          <table:table-cell office:value-type="string">
            <text:p>Automotive</text:p>
          </table:table-cell>
          <table:table-cell office:value-type="string">
            <text:p>Konopelski - Hills</text:p>
          </table:table-cell>
          <table:table-cell office:value-type="float" office:value="44559.490525">
            <text:p>44559.490525</text:p>
          </table:table-cell>
          <table:table-cell office:value-type="string">
            <text:p>http://placeimg.com/640/480</text:p>
          </table:table-cell>
          <table:table-cell office:value-type="string">
            <text:p>Non dolor laudantium consequatur non architecto non rerum voluptatibus illum. Sequi nam numquam id quisquam eos tempora dolores. Est illum quia dolores ducimus voluptatem.</text:p>
          </table:table-cell>
          <table:table-cell office:value-type="boolean" office:boolean-value="true">
            <text:p>TRUE</text:p>
          </table:table-cell>
        </table:table-row>
        <table:table-row>
          <table:table-cell office:value-type="string">
            <text:p>Wallace Lebsack</text:p>
          </table:table-cell>
          <table:table-cell office:value-type="string">
            <text:p>1-739-342-7899 x071</text:p>
          </table:table-cell>
          <table:table-cell office:value-type="string">
            <text:p>Reggie19@gmail.com</text:p>
          </table:table-cell>
          <table:table-cell office:value-type="string">
            <text:p>9300 Kunde Lakes</text:p>
          </table:table-cell>
          <table:table-cell office:value-type="string">
            <text:p>Floridaborough</text:p>
          </table:table-cell>
          <table:table-cell office:value-type="string">
            <text:p>Georgia</text:p>
          </table:table-cell>
          <table:table-cell office:value-type="string">
            <text:p>58121</text:p>
          </table:table-cell>
          <table:table-cell office:value-type="string">
            <text:p>794074232</text:p>
          </table:table-cell>
          <table:table-cell office:value-type="string">
            <text:p>Movies</text:p>
          </table:table-cell>
          <table:table-cell office:value-type="string">
            <text:p>Reilly, Sipes and Rohan</text:p>
          </table:table-cell>
          <table:table-cell office:value-type="float" office:value="44243.23773453704">
            <text:p>44243.23773453704</text:p>
          </table:table-cell>
          <table:table-cell office:value-type="string">
            <text:p>http://placeimg.com/640/480</text:p>
          </table:table-cell>
          <table:table-cell office:value-type="string">
            <text:p>Maxime voluptatem minus officia. Nostrum aut ipsam. Distinctio corrupti vel laudantium vitae et omnis enim qui.</text:p>
          </table:table-cell>
          <table:table-cell office:value-type="boolean" office:boolean-value="false">
            <text:p>FALSE</text:p>
          </table:table-cell>
        </table:table-row>
        <table:table-row>
          <table:table-cell office:value-type="string">
            <text:p>Mrs. Mattie Rogahn</text:p>
          </table:table-cell>
          <table:table-cell office:value-type="string">
            <text:p>(593) 487-5063</text:p>
          </table:table-cell>
          <table:table-cell office:value-type="string">
            <text:p>Vincent_Runte@yahoo.com</text:p>
          </table:table-cell>
          <table:table-cell office:value-type="string">
            <text:p>19612 Jenkins Views</text:p>
          </table:table-cell>
          <table:table-cell office:value-type="string">
            <text:p>Yasminmouth</text:p>
          </table:table-cell>
          <table:table-cell office:value-type="string">
            <text:p>Nebraska</text:p>
          </table:table-cell>
          <table:table-cell office:value-type="string">
            <text:p>36495</text:p>
          </table:table-cell>
          <table:table-cell office:value-type="string">
            <text:p>879335883</text:p>
          </table:table-cell>
          <table:table-cell office:value-type="string">
            <text:p>Electronics</text:p>
          </table:table-cell>
          <table:table-cell office:value-type="string">
            <text:p>Dicki - Toy</text:p>
          </table:table-cell>
          <table:table-cell office:value-type="float" office:value="44342.30692487268">
            <text:p>44342.30692487268</text:p>
          </table:table-cell>
          <table:table-cell office:value-type="string">
            <text:p>http://placeimg.com/640/480</text:p>
          </table:table-cell>
          <table:table-cell office:value-type="string">
            <text:p>Quaerat nesciunt quasi officia molestiae distinctio debitis ipsum quos. Voluptatem saepe ut rem sed inventore rerum et. Voluptatem repudiandae illum harum cum excepturi et praesentium omnis. Dolorem ab voluptatem impedit minus labore consectetur. Ipsa veniam similique dolorum soluta.</text:p>
          </table:table-cell>
          <table:table-cell office:value-type="boolean" office:boolean-value="false">
            <text:p>FALSE</text:p>
          </table:table-cell>
        </table:table-row>
        <table:table-row>
          <table:table-cell office:value-type="string">
            <text:p>Lewis Kutch</text:p>
          </table:table-cell>
          <table:table-cell office:value-type="string">
            <text:p>698.264.0730</text:p>
          </table:table-cell>
          <table:table-cell office:value-type="string">
            <text:p>Dewayne_Altenwerth@yahoo.com</text:p>
          </table:table-cell>
          <table:table-cell office:value-type="string">
            <text:p>76576 Margret Ranch</text:p>
          </table:table-cell>
          <table:table-cell office:value-type="string">
            <text:p>South Cyrilport</text:p>
          </table:table-cell>
          <table:table-cell office:value-type="string">
            <text:p>Wisconsin</text:p>
          </table:table-cell>
          <table:table-cell office:value-type="string">
            <text:p>09773</text:p>
          </table:table-cell>
          <table:table-cell office:value-type="string">
            <text:p>559644933</text:p>
          </table:table-cell>
          <table:table-cell office:value-type="string">
            <text:p>Kids</text:p>
          </table:table-cell>
          <table:table-cell office:value-type="string">
            <text:p>Morissette - Fahey</text:p>
          </table:table-cell>
          <table:table-cell office:value-type="float" office:value="44518.40493092593">
            <text:p>44518.40493092593</text:p>
          </table:table-cell>
          <table:table-cell office:value-type="string">
            <text:p>http://placeimg.com/640/480</text:p>
          </table:table-cell>
          <table:table-cell office:value-type="string">
            <text:p>Est dolorem quod et. Amet animi veniam saepe nulla. Accusamus blanditiis labore et et sed labore. Placeat totam non asperiores quasi et. Delectus maxime eaque voluptatibus nihil sunt sequi possimus aut ut. Vero et repudiandae eligendi eaque commodi.</text:p>
          </table:table-cell>
          <table:table-cell office:value-type="boolean" office:boolean-value="true">
            <text:p>TRUE</text:p>
          </table:table-cell>
        </table:table-row>
        <table:table-row>
          <table:table-cell office:value-type="string">
            <text:p>Fred Donnelly</text:p>
          </table:table-cell>
          <table:table-cell office:value-type="string">
            <text:p>1-393-249-6151 x3712</text:p>
          </table:table-cell>
          <table:table-cell office:value-type="string">
            <text:p>Mark_Ledner@gmail.com</text:p>
          </table:table-cell>
          <table:table-cell office:value-type="string">
            <text:p>78774 Goyette Well</text:p>
          </table:table-cell>
          <table:table-cell office:value-type="string">
            <text:p>East Mervinberg</text:p>
          </table:table-cell>
          <table:table-cell office:value-type="string">
            <text:p>Mississippi</text:p>
          </table:table-cell>
          <table:table-cell office:value-type="string">
            <text:p>88804-9554</text:p>
          </table:table-cell>
          <table:table-cell office:value-type="string">
            <text:p>397709551</text:p>
          </table:table-cell>
          <table:table-cell office:value-type="string">
            <text:p>Garden</text:p>
          </table:table-cell>
          <table:table-cell office:value-type="string">
            <text:p>Greenfelder Inc</text:p>
          </table:table-cell>
          <table:table-cell office:value-type="float" office:value="44362.333221898145">
            <text:p>44362.333221898145</text:p>
          </table:table-cell>
          <table:table-cell office:value-type="string">
            <text:p>http://placeimg.com/640/480</text:p>
          </table:table-cell>
          <table:table-cell office:value-type="string">
            <text:p>Omnis iusto nemo fugit excepturi cum rerum qui. Quidem modi qui voluptatem odit porro. Perspiciatis nam in delectus minus enim delectus distinctio quo sapiente. Molestiae quia reiciendis et necessitatibus corporis enim deleniti et magnam. Aspernatur qui enim sint est ducimus.</text:p>
          </table:table-cell>
          <table:table-cell office:value-type="boolean" office:boolean-value="false">
            <text:p>FALSE</text:p>
          </table:table-cell>
        </table:table-row>
        <table:table-row>
          <table:table-cell office:value-type="string">
            <text:p>Mrs. Frankie Willms</text:p>
          </table:table-cell>
          <table:table-cell office:value-type="string">
            <text:p>1-859-912-9413 x07017</text:p>
          </table:table-cell>
          <table:table-cell office:value-type="string">
            <text:p>Marcia.Stroman92@hotmail.com</text:p>
          </table:table-cell>
          <table:table-cell office:value-type="string">
            <text:p>93478 Boehm Path</text:p>
          </table:table-cell>
          <table:table-cell office:value-type="string">
            <text:p>South Nedside</text:p>
          </table:table-cell>
          <table:table-cell office:value-type="string">
            <text:p>South Dakota</text:p>
          </table:table-cell>
          <table:table-cell office:value-type="string">
            <text:p>47144</text:p>
          </table:table-cell>
          <table:table-cell office:value-type="string">
            <text:p>784545849</text:p>
          </table:table-cell>
          <table:table-cell office:value-type="string">
            <text:p>Tools</text:p>
          </table:table-cell>
          <table:table-cell office:value-type="string">
            <text:p>Ziemann Group</text:p>
          </table:table-cell>
          <table:table-cell office:value-type="float" office:value="44546.8250727662">
            <text:p>44546.8250727662</text:p>
          </table:table-cell>
          <table:table-cell office:value-type="string">
            <text:p>http://placeimg.com/640/480</text:p>
          </table:table-cell>
          <table:table-cell office:value-type="string">
            <text:p>Alias magni saepe quaerat aliquam dolorem aliquid. Praesentium repudiandae doloremque accusantium officiis sed debitis. Sit dolores nesciunt qui nesciunt iure. Neque nesciunt sit est ut incidunt ab aut sed ratione.</text:p>
          </table:table-cell>
          <table:table-cell office:value-type="boolean" office:boolean-value="true">
            <text:p>TRUE</text:p>
          </table:table-cell>
        </table:table-row>
        <table:table-row>
          <table:table-cell office:value-type="string">
            <text:p>Hazel Toy</text:p>
          </table:table-cell>
          <table:table-cell office:value-type="string">
            <text:p>321.476.4634</text:p>
          </table:table-cell>
          <table:table-cell office:value-type="string">
            <text:p>Kailee.Trantow53@gmail.com</text:p>
          </table:table-cell>
          <table:table-cell office:value-type="string">
            <text:p>48558 Frami Views</text:p>
          </table:table-cell>
          <table:table-cell office:value-type="string">
            <text:p>East Darian</text:p>
          </table:table-cell>
          <table:table-cell office:value-type="string">
            <text:p>Alaska</text:p>
          </table:table-cell>
          <table:table-cell office:value-type="string">
            <text:p>75688-1455</text:p>
          </table:table-cell>
          <table:table-cell office:value-type="string">
            <text:p>717229394</text:p>
          </table:table-cell>
          <table:table-cell office:value-type="string">
            <text:p>Industrial</text:p>
          </table:table-cell>
          <table:table-cell office:value-type="string">
            <text:p>Hoeger - Mohr</text:p>
          </table:table-cell>
          <table:table-cell office:value-type="float" office:value="44489.24634736111">
            <text:p>44489.24634736111</text:p>
          </table:table-cell>
          <table:table-cell office:value-type="string">
            <text:p>http://placeimg.com/640/480</text:p>
          </table:table-cell>
          <table:table-cell office:value-type="string">
            <text:p>Dolorum incidunt maxime non ex fugit ipsum quas voluptatem. Dolore ab nemo nihil fugit dolorem quam. Recusandae non natus eum ut quibusdam quis illo itaque eaque. Consequatur velit tenetur ut id eos nesciunt modi tenetur quam. Voluptatibus voluptatem voluptatem quasi nobis consequuntur. Delectus tempora qui quod nisi optio sed quos atque dolores.</text:p>
          </table:table-cell>
          <table:table-cell office:value-type="boolean" office:boolean-value="true">
            <text:p>TRUE</text:p>
          </table:table-cell>
        </table:table-row>
        <table:table-row>
          <table:table-cell office:value-type="string">
            <text:p>Mr. Cheryl Jerde</text:p>
          </table:table-cell>
          <table:table-cell office:value-type="string">
            <text:p>908-750-1695</text:p>
          </table:table-cell>
          <table:table-cell office:value-type="string">
            <text:p>Elena_Lind@yahoo.com</text:p>
          </table:table-cell>
          <table:table-cell office:value-type="string">
            <text:p>941 Kailyn Lake</text:p>
          </table:table-cell>
          <table:table-cell office:value-type="string">
            <text:p>North Elias</text:p>
          </table:table-cell>
          <table:table-cell office:value-type="string">
            <text:p>Wyoming</text:p>
          </table:table-cell>
          <table:table-cell office:value-type="string">
            <text:p>31086-2215</text:p>
          </table:table-cell>
          <table:table-cell office:value-type="string">
            <text:p>731151480</text:p>
          </table:table-cell>
          <table:table-cell office:value-type="string">
            <text:p>Industrial</text:p>
          </table:table-cell>
          <table:table-cell office:value-type="string">
            <text:p>Denesik Inc</text:p>
          </table:table-cell>
          <table:table-cell office:value-type="float" office:value="44242.46302607639">
            <text:p>44242.46302607639</text:p>
          </table:table-cell>
          <table:table-cell office:value-type="string">
            <text:p>http://placeimg.com/640/480</text:p>
          </table:table-cell>
          <table:table-cell office:value-type="string">
            <text:p>Totam error voluptatibus ex est. Aperiam omnis est voluptas blanditiis facere alias consequuntur. Cupiditate et explicabo odit. Voluptatum voluptatibus dignissimos quis dolores.</text:p>
          </table:table-cell>
          <table:table-cell office:value-type="boolean" office:boolean-value="false">
            <text:p>FALSE</text:p>
          </table:table-cell>
        </table:table-row>
        <table:table-row>
          <table:table-cell office:value-type="string">
            <text:p>Kellie Blanda</text:p>
          </table:table-cell>
          <table:table-cell office:value-type="string">
            <text:p>1-639-867-3216 x7365</text:p>
          </table:table-cell>
          <table:table-cell office:value-type="string">
            <text:p>Rolando.Strosin@hotmail.com</text:p>
          </table:table-cell>
          <table:table-cell office:value-type="string">
            <text:p>9240 Reanna Stravenue</text:p>
          </table:table-cell>
          <table:table-cell office:value-type="string">
            <text:p>Camyllehaven</text:p>
          </table:table-cell>
          <table:table-cell office:value-type="string">
            <text:p>Nebraska</text:p>
          </table:table-cell>
          <table:table-cell office:value-type="string">
            <text:p>09758</text:p>
          </table:table-cell>
          <table:table-cell office:value-type="string">
            <text:p>961030106</text:p>
          </table:table-cell>
          <table:table-cell office:value-type="string">
            <text:p>Baby</text:p>
          </table:table-cell>
          <table:table-cell office:value-type="string">
            <text:p>Adams LLC</text:p>
          </table:table-cell>
          <table:table-cell office:value-type="float" office:value="44306.729764930555">
            <text:p>44306.729764930555</text:p>
          </table:table-cell>
          <table:table-cell office:value-type="string">
            <text:p>http://placeimg.com/640/480</text:p>
          </table:table-cell>
          <table:table-cell office:value-type="string">
            <text:p>Molestiae sit nam est. Mollitia ducimus aliquam aspernatur nobis dignissimos doloremque consequatur dolorem. Dolores quae aliquam ea sequi ipsa asperiores quis ut et.</text:p>
          </table:table-cell>
          <table:table-cell office:value-type="boolean" office:boolean-value="true">
            <text:p>TRUE</text:p>
          </table:table-cell>
        </table:table-row>
        <table:table-row>
          <table:table-cell office:value-type="string">
            <text:p>Milton Beatty</text:p>
          </table:table-cell>
          <table:table-cell office:value-type="string">
            <text:p>1-748-885-4441</text:p>
          </table:table-cell>
          <table:table-cell office:value-type="string">
            <text:p>Marlee20@yahoo.com</text:p>
          </table:table-cell>
          <table:table-cell office:value-type="string">
            <text:p>9433 Kiehn Circles</text:p>
          </table:table-cell>
          <table:table-cell office:value-type="string">
            <text:p>Grantborough</text:p>
          </table:table-cell>
          <table:table-cell office:value-type="string">
            <text:p>New Hampshire</text:p>
          </table:table-cell>
          <table:table-cell office:value-type="string">
            <text:p>35889</text:p>
          </table:table-cell>
          <table:table-cell office:value-type="string">
            <text:p>127807458</text:p>
          </table:table-cell>
          <table:table-cell office:value-type="string">
            <text:p>Books</text:p>
          </table:table-cell>
          <table:table-cell office:value-type="string">
            <text:p>Terry, Lubowitz and Thiel</text:p>
          </table:table-cell>
          <table:table-cell office:value-type="float" office:value="44380.947985555555">
            <text:p>44380.947985555555</text:p>
          </table:table-cell>
          <table:table-cell office:value-type="string">
            <text:p>http://placeimg.com/640/480</text:p>
          </table:table-cell>
          <table:table-cell office:value-type="string">
            <text:p>Tempora cumque odio aperiam. Assumenda tempora rerum harum nostrum beatae mollitia. Qui dolores beatae earum vero placeat. Ullam incidunt commodi deleniti sit tempora qui recusandae sed nostrum. Qui dicta placeat quas et atque.</text:p>
          </table:table-cell>
          <table:table-cell office:value-type="boolean" office:boolean-value="true">
            <text:p>TRUE</text:p>
          </table:table-cell>
        </table:table-row>
        <table:table-row>
          <table:table-cell office:value-type="string">
            <text:p>Homer Schneider</text:p>
          </table:table-cell>
          <table:table-cell office:value-type="string">
            <text:p>306.455.6361</text:p>
          </table:table-cell>
          <table:table-cell office:value-type="string">
            <text:p>Elyse2@gmail.com</text:p>
          </table:table-cell>
          <table:table-cell office:value-type="string">
            <text:p>68527 Jensen Bypass</text:p>
          </table:table-cell>
          <table:table-cell office:value-type="string">
            <text:p>Eden Prairie</text:p>
          </table:table-cell>
          <table:table-cell office:value-type="string">
            <text:p>Florida</text:p>
          </table:table-cell>
          <table:table-cell office:value-type="string">
            <text:p>58966</text:p>
          </table:table-cell>
          <table:table-cell office:value-type="string">
            <text:p>973520138</text:p>
          </table:table-cell>
          <table:table-cell office:value-type="string">
            <text:p>Jewelery</text:p>
          </table:table-cell>
          <table:table-cell office:value-type="string">
            <text:p>VonRueden, Thiel and Krajcik</text:p>
          </table:table-cell>
          <table:table-cell office:value-type="float" office:value="44547.371496354164">
            <text:p>44547.371496354164</text:p>
          </table:table-cell>
          <table:table-cell office:value-type="string">
            <text:p>http://placeimg.com/640/480</text:p>
          </table:table-cell>
          <table:table-cell office:value-type="string">
            <text:p>Sit excepturi libero itaque eligendi sapiente. Veniam et odit dolorum soluta at. Esse autem rerum sunt voluptas debitis laboriosam qui et. Ipsam nihil id beatae qui sed. Nemo voluptas recusandae quam eos est aliquid.</text:p>
          </table:table-cell>
          <table:table-cell office:value-type="boolean" office:boolean-value="true">
            <text:p>TRUE</text:p>
          </table:table-cell>
        </table:table-row>
        <table:table-row>
          <table:table-cell office:value-type="string">
            <text:p>Katherine Ritchie</text:p>
          </table:table-cell>
          <table:table-cell office:value-type="string">
            <text:p>1-971-762-4699 x30350</text:p>
          </table:table-cell>
          <table:table-cell office:value-type="string">
            <text:p>Nedra62@yahoo.com</text:p>
          </table:table-cell>
          <table:table-cell office:value-type="string">
            <text:p>6436 Gusikowski Manors</text:p>
          </table:table-cell>
          <table:table-cell office:value-type="string">
            <text:p>Laurelville</text:p>
          </table:table-cell>
          <table:table-cell office:value-type="string">
            <text:p>West Virginia</text:p>
          </table:table-cell>
          <table:table-cell office:value-type="string">
            <text:p>73408-4108</text:p>
          </table:table-cell>
          <table:table-cell office:value-type="string">
            <text:p>633294270</text:p>
          </table:table-cell>
          <table:table-cell office:value-type="string">
            <text:p>Home</text:p>
          </table:table-cell>
          <table:table-cell office:value-type="string">
            <text:p>Jenkins, King and Quigley</text:p>
          </table:table-cell>
          <table:table-cell office:value-type="float" office:value="44514.29589378472">
            <text:p>44514.29589378472</text:p>
          </table:table-cell>
          <table:table-cell office:value-type="string">
            <text:p>http://placeimg.com/640/480</text:p>
          </table:table-cell>
          <table:table-cell office:value-type="string">
            <text:p>Et rerum id rerum facere rerum dolorum ea non id. Officia in enim excepturi est sed distinctio non. Soluta ab et sapiente. Animi consequatur quo eos.</text:p>
          </table:table-cell>
          <table:table-cell office:value-type="boolean" office:boolean-value="true">
            <text:p>TRUE</text:p>
          </table:table-cell>
        </table:table-row>
        <table:table-row>
          <table:table-cell office:value-type="string">
            <text:p>Mrs. Leon Oberbrunner</text:p>
          </table:table-cell>
          <table:table-cell office:value-type="string">
            <text:p>374.609.5780</text:p>
          </table:table-cell>
          <table:table-cell office:value-type="string">
            <text:p>Eda87@gmail.com</text:p>
          </table:table-cell>
          <table:table-cell office:value-type="string">
            <text:p>223 Prosacco Freeway</text:p>
          </table:table-cell>
          <table:table-cell office:value-type="string">
            <text:p>Nathenborough</text:p>
          </table:table-cell>
          <table:table-cell office:value-type="string">
            <text:p>Montana</text:p>
          </table:table-cell>
          <table:table-cell office:value-type="string">
            <text:p>30668</text:p>
          </table:table-cell>
          <table:table-cell office:value-type="string">
            <text:p>998473121</text:p>
          </table:table-cell>
          <table:table-cell office:value-type="string">
            <text:p>Beauty</text:p>
          </table:table-cell>
          <table:table-cell office:value-type="string">
            <text:p>Wyman, Donnelly and Padberg</text:p>
          </table:table-cell>
          <table:table-cell office:value-type="float" office:value="44527.17512539352">
            <text:p>44527.17512539352</text:p>
          </table:table-cell>
          <table:table-cell office:value-type="string">
            <text:p>http://placeimg.com/640/480</text:p>
          </table:table-cell>
          <table:table-cell office:value-type="string">
            <text:p>Voluptates fugit corrupti aliquid qui nostrum modi modi voluptas omnis. Rem dolores qui praesentium ratione sapiente dignissimos inventore dolor. Molestias ut omnis ut autem ut sint rem ut. Cum velit laboriosam. Rerum quas ipsum quia recusandae praesentium reiciendis.</text:p>
          </table:table-cell>
          <table:table-cell office:value-type="boolean" office:boolean-value="true">
            <text:p>TRUE</text:p>
          </table:table-cell>
        </table:table-row>
        <table:table-row>
          <table:table-cell office:value-type="string">
            <text:p>Milton Doyle</text:p>
          </table:table-cell>
          <table:table-cell office:value-type="string">
            <text:p>274-908-0268</text:p>
          </table:table-cell>
          <table:table-cell office:value-type="string">
            <text:p>Bridget71@hotmail.com</text:p>
          </table:table-cell>
          <table:table-cell office:value-type="string">
            <text:p>04233 Runte Forks</text:p>
          </table:table-cell>
          <table:table-cell office:value-type="string">
            <text:p>West Sammy</text:p>
          </table:table-cell>
          <table:table-cell office:value-type="string">
            <text:p>Minnesota</text:p>
          </table:table-cell>
          <table:table-cell office:value-type="string">
            <text:p>14693-4469</text:p>
          </table:table-cell>
          <table:table-cell office:value-type="string">
            <text:p>160078163</text:p>
          </table:table-cell>
          <table:table-cell office:value-type="string">
            <text:p>Clothing</text:p>
          </table:table-cell>
          <table:table-cell office:value-type="string">
            <text:p>Kshlerin LLC</text:p>
          </table:table-cell>
          <table:table-cell office:value-type="float" office:value="44278.53278375">
            <text:p>44278.53278375</text:p>
          </table:table-cell>
          <table:table-cell office:value-type="string">
            <text:p>http://placeimg.com/640/480</text:p>
          </table:table-cell>
          <table:table-cell office:value-type="string">
            <text:p>Esse delectus sed. Error aliquam libero molestias. Dolor ut odio ea aut laborum at molestias ratione. Occaecati est in eum quam nisi voluptate.</text:p>
          </table:table-cell>
          <table:table-cell office:value-type="boolean" office:boolean-value="true">
            <text:p>TRUE</text:p>
          </table:table-cell>
        </table:table-row>
        <table:table-row>
          <table:table-cell office:value-type="string">
            <text:p>Rebecca Stamm</text:p>
          </table:table-cell>
          <table:table-cell office:value-type="string">
            <text:p>421-959-1688</text:p>
          </table:table-cell>
          <table:table-cell office:value-type="string">
            <text:p>Rosalind_Hauck@hotmail.com</text:p>
          </table:table-cell>
          <table:table-cell office:value-type="string">
            <text:p>953 Donnelly Canyon</text:p>
          </table:table-cell>
          <table:table-cell office:value-type="string">
            <text:p>North Rashadton</text:p>
          </table:table-cell>
          <table:table-cell office:value-type="string">
            <text:p>Michigan</text:p>
          </table:table-cell>
          <table:table-cell office:value-type="string">
            <text:p>05882-2060</text:p>
          </table:table-cell>
          <table:table-cell office:value-type="string">
            <text:p>818819386</text:p>
          </table:table-cell>
          <table:table-cell office:value-type="string">
            <text:p>Music</text:p>
          </table:table-cell>
          <table:table-cell office:value-type="string">
            <text:p>Ebert, Leuschke and Kerluke</text:p>
          </table:table-cell>
          <table:table-cell office:value-type="float" office:value="44330.270327199076">
            <text:p>44330.270327199076</text:p>
          </table:table-cell>
          <table:table-cell office:value-type="string">
            <text:p>http://placeimg.com/640/480</text:p>
          </table:table-cell>
          <table:table-cell office:value-type="string">
            <text:p>Tenetur delectus ut quasi ut. Non repudiandae ut officia aut praesentium mollitia. Nam impedit culpa porro illum unde laudantium suscipit maxime. Neque officiis vel odio. Perferendis aut sed officia.</text:p>
          </table:table-cell>
          <table:table-cell office:value-type="boolean" office:boolean-value="true">
            <text:p>TRUE</text:p>
          </table:table-cell>
        </table:table-row>
        <table:table-row>
          <table:table-cell office:value-type="string">
            <text:p>Vernon Rosenbaum</text:p>
          </table:table-cell>
          <table:table-cell office:value-type="string">
            <text:p>1-304-223-8589</text:p>
          </table:table-cell>
          <table:table-cell office:value-type="string">
            <text:p>Dolores46@gmail.com</text:p>
          </table:table-cell>
          <table:table-cell office:value-type="string">
            <text:p>38963 Considine Walks</text:p>
          </table:table-cell>
          <table:table-cell office:value-type="string">
            <text:p>New Orleans</text:p>
          </table:table-cell>
          <table:table-cell office:value-type="string">
            <text:p>Nevada</text:p>
          </table:table-cell>
          <table:table-cell office:value-type="string">
            <text:p>75185</text:p>
          </table:table-cell>
          <table:table-cell office:value-type="string">
            <text:p>873501134</text:p>
          </table:table-cell>
          <table:table-cell office:value-type="string">
            <text:p>Industrial</text:p>
          </table:table-cell>
          <table:table-cell office:value-type="string">
            <text:p>Hettinger - Reichel</text:p>
          </table:table-cell>
          <table:table-cell office:value-type="float" office:value="44399.30199295139">
            <text:p>44399.30199295139</text:p>
          </table:table-cell>
          <table:table-cell office:value-type="string">
            <text:p>http://placeimg.com/640/480</text:p>
          </table:table-cell>
          <table:table-cell office:value-type="string">
            <text:p>Voluptatum rem ipsum et animi possimus eum consequatur. Qui esse nobis expedita voluptatem sed sed. Id corporis vitae asperiores provident laboriosam quae. Sit autem ut expedita nam alias doloribus assumenda. Omnis totam aliquam dolores illo vero non adipisci necessitatibus. Quae adipisci nemo ipsum quam maiores.</text:p>
          </table:table-cell>
          <table:table-cell office:value-type="boolean" office:boolean-value="true">
            <text:p>TRUE</text:p>
          </table:table-cell>
        </table:table-row>
        <table:table-row>
          <table:table-cell office:value-type="string">
            <text:p>Opal Abernathy</text:p>
          </table:table-cell>
          <table:table-cell office:value-type="string">
            <text:p>1-796-206-3006</text:p>
          </table:table-cell>
          <table:table-cell office:value-type="string">
            <text:p>Isabelle25@hotmail.com</text:p>
          </table:table-cell>
          <table:table-cell office:value-type="string">
            <text:p>3608 Una View</text:p>
          </table:table-cell>
          <table:table-cell office:value-type="string">
            <text:p>New Fred</text:p>
          </table:table-cell>
          <table:table-cell office:value-type="string">
            <text:p>Washington</text:p>
          </table:table-cell>
          <table:table-cell office:value-type="string">
            <text:p>73104-2193</text:p>
          </table:table-cell>
          <table:table-cell office:value-type="string">
            <text:p>986891825</text:p>
          </table:table-cell>
          <table:table-cell office:value-type="string">
            <text:p>Books</text:p>
          </table:table-cell>
          <table:table-cell office:value-type="string">
            <text:p>Feest Inc</text:p>
          </table:table-cell>
          <table:table-cell office:value-type="float" office:value="44509.50781289352">
            <text:p>44509.50781289352</text:p>
          </table:table-cell>
          <table:table-cell office:value-type="string">
            <text:p>http://placeimg.com/640/480</text:p>
          </table:table-cell>
          <table:table-cell office:value-type="string">
            <text:p>Autem et maxime qui deleniti officiis aut. Nihil sit dignissimos. Voluptas ut dolorem deleniti. Quo rerum blanditiis ea.</text:p>
          </table:table-cell>
          <table:table-cell office:value-type="boolean" office:boolean-value="true">
            <text:p>TRUE</text:p>
          </table:table-cell>
        </table:table-row>
        <table:table-row>
          <table:table-cell office:value-type="string">
            <text:p>Diane Sipes</text:p>
          </table:table-cell>
          <table:table-cell office:value-type="string">
            <text:p>431-216-4145</text:p>
          </table:table-cell>
          <table:table-cell office:value-type="string">
            <text:p>Jo.Price31@yahoo.com</text:p>
          </table:table-cell>
          <table:table-cell office:value-type="string">
            <text:p>76182 Volkman Valley</text:p>
          </table:table-cell>
          <table:table-cell office:value-type="string">
            <text:p>Bothell</text:p>
          </table:table-cell>
          <table:table-cell office:value-type="string">
            <text:p>Washington</text:p>
          </table:table-cell>
          <table:table-cell office:value-type="string">
            <text:p>88497-5424</text:p>
          </table:table-cell>
          <table:table-cell office:value-type="string">
            <text:p>318084860</text:p>
          </table:table-cell>
          <table:table-cell office:value-type="string">
            <text:p>Shoes</text:p>
          </table:table-cell>
          <table:table-cell office:value-type="string">
            <text:p>Waelchi and Sons</text:p>
          </table:table-cell>
          <table:table-cell office:value-type="float" office:value="44389.478152511576">
            <text:p>44389.478152511576</text:p>
          </table:table-cell>
          <table:table-cell office:value-type="string">
            <text:p>http://placeimg.com/640/480</text:p>
          </table:table-cell>
          <table:table-cell office:value-type="string">
            <text:p>Illum non ipsam et voluptate sint suscipit. Explicabo tempore mollitia impedit commodi dolore et consequatur molestiae eligendi. Magnam sequi voluptate incidunt maxime. Asperiores rerum esse sunt qui hic corrupti tempora dolor et.</text:p>
          </table:table-cell>
          <table:table-cell office:value-type="boolean" office:boolean-value="false">
            <text:p>FALSE</text:p>
          </table:table-cell>
        </table:table-row>
        <table:table-row>
          <table:table-cell office:value-type="string">
            <text:p>Paula Connelly</text:p>
          </table:table-cell>
          <table:table-cell office:value-type="string">
            <text:p>(488) 697-8908 x27850</text:p>
          </table:table-cell>
          <table:table-cell office:value-type="string">
            <text:p>Roscoe39@gmail.com</text:p>
          </table:table-cell>
          <table:table-cell office:value-type="string">
            <text:p>5439 Altenwerth Squares</text:p>
          </table:table-cell>
          <table:table-cell office:value-type="string">
            <text:p>Gutmannstad</text:p>
          </table:table-cell>
          <table:table-cell office:value-type="string">
            <text:p>Rhode Island</text:p>
          </table:table-cell>
          <table:table-cell office:value-type="string">
            <text:p>78893</text:p>
          </table:table-cell>
          <table:table-cell office:value-type="string">
            <text:p>037980999</text:p>
          </table:table-cell>
          <table:table-cell office:value-type="string">
            <text:p>Outdoors</text:p>
          </table:table-cell>
          <table:table-cell office:value-type="string">
            <text:p>Runolfsdottir - Labadie</text:p>
          </table:table-cell>
          <table:table-cell office:value-type="float" office:value="44372.84154042824">
            <text:p>44372.84154042824</text:p>
          </table:table-cell>
          <table:table-cell office:value-type="string">
            <text:p>http://placeimg.com/640/480</text:p>
          </table:table-cell>
          <table:table-cell office:value-type="string">
            <text:p>Maiores neque et ut ipsum aut sunt. Nam eius atque totam harum. Sed minima a ullam veniam aliquid sit eaque quisquam sunt. Illum similique illum voluptates id est explicabo dolorum. Corporis officia consequuntur aut perspiciatis dicta sint dolor est ut. Doloremque nostrum cum quibusdam ex praesentium quam eos eveniet doloremque.</text:p>
          </table:table-cell>
          <table:table-cell office:value-type="boolean" office:boolean-value="true">
            <text:p>TRUE</text:p>
          </table:table-cell>
        </table:table-row>
        <table:table-row>
          <table:table-cell office:value-type="string">
            <text:p>Dr. Abel Crooks</text:p>
          </table:table-cell>
          <table:table-cell office:value-type="string">
            <text:p>438-287-5333 x93469</text:p>
          </table:table-cell>
          <table:table-cell office:value-type="string">
            <text:p>Kendall.Rowe@yahoo.com</text:p>
          </table:table-cell>
          <table:table-cell office:value-type="string">
            <text:p>272 Kenya Walk</text:p>
          </table:table-cell>
          <table:table-cell office:value-type="string">
            <text:p>South Emmanuelport</text:p>
          </table:table-cell>
          <table:table-cell office:value-type="string">
            <text:p>New York</text:p>
          </table:table-cell>
          <table:table-cell office:value-type="string">
            <text:p>53625</text:p>
          </table:table-cell>
          <table:table-cell office:value-type="string">
            <text:p>754729006</text:p>
          </table:table-cell>
          <table:table-cell office:value-type="string">
            <text:p>Shoes</text:p>
          </table:table-cell>
          <table:table-cell office:value-type="string">
            <text:p>Goodwin - Franecki</text:p>
          </table:table-cell>
          <table:table-cell office:value-type="float" office:value="44471.28808287037">
            <text:p>44471.28808287037</text:p>
          </table:table-cell>
          <table:table-cell office:value-type="string">
            <text:p>http://placeimg.com/640/480</text:p>
          </table:table-cell>
          <table:table-cell office:value-type="string">
            <text:p>Voluptas minima ratione explicabo aut magnam eos corporis vel autem. Eum distinctio dolorum minus quia deleniti consequatur adipisci. Vero accusamus ut alias in autem vitae consequatur facilis.</text:p>
          </table:table-cell>
          <table:table-cell office:value-type="boolean" office:boolean-value="false">
            <text:p>FALSE</text:p>
          </table:table-cell>
        </table:table-row>
        <table:table-row>
          <table:table-cell office:value-type="string">
            <text:p>Kathryn Weissnat</text:p>
          </table:table-cell>
          <table:table-cell office:value-type="string">
            <text:p>525-949-7249</text:p>
          </table:table-cell>
          <table:table-cell office:value-type="string">
            <text:p>Mireille.Dach@gmail.com</text:p>
          </table:table-cell>
          <table:table-cell office:value-type="string">
            <text:p>920 Hamill Ramp</text:p>
          </table:table-cell>
          <table:table-cell office:value-type="string">
            <text:p>West Bufordtown</text:p>
          </table:table-cell>
          <table:table-cell office:value-type="string">
            <text:p>Illinois</text:p>
          </table:table-cell>
          <table:table-cell office:value-type="string">
            <text:p>11477</text:p>
          </table:table-cell>
          <table:table-cell office:value-type="string">
            <text:p>494151523</text:p>
          </table:table-cell>
          <table:table-cell office:value-type="string">
            <text:p>Grocery</text:p>
          </table:table-cell>
          <table:table-cell office:value-type="string">
            <text:p>Leuschke - Bayer</text:p>
          </table:table-cell>
          <table:table-cell office:value-type="float" office:value="44385.830223240744">
            <text:p>44385.830223240744</text:p>
          </table:table-cell>
          <table:table-cell office:value-type="string">
            <text:p>http://placeimg.com/640/480</text:p>
          </table:table-cell>
          <table:table-cell office:value-type="string">
            <text:p>Debitis rem voluptatem. Corrupti et facilis. Magni sed dolorem et excepturi ducimus dolore debitis laborum. Consectetur maiores qui non aut est at quia. Laborum et aut iste esse at voluptas dolorum et. Numquam consequatur minus doloribus.</text:p>
          </table:table-cell>
          <table:table-cell office:value-type="boolean" office:boolean-value="false">
            <text:p>FALSE</text:p>
          </table:table-cell>
        </table:table-row>
        <table:table-row>
          <table:table-cell office:value-type="string">
            <text:p>Steve Kautzer IV</text:p>
          </table:table-cell>
          <table:table-cell office:value-type="string">
            <text:p>(690) 825-3894</text:p>
          </table:table-cell>
          <table:table-cell office:value-type="string">
            <text:p>Helena.Kub@gmail.com</text:p>
          </table:table-cell>
          <table:table-cell office:value-type="string">
            <text:p>2187 Ayden Ways</text:p>
          </table:table-cell>
          <table:table-cell office:value-type="string">
            <text:p>West Naomi</text:p>
          </table:table-cell>
          <table:table-cell office:value-type="string">
            <text:p>Texas</text:p>
          </table:table-cell>
          <table:table-cell office:value-type="string">
            <text:p>04482-0876</text:p>
          </table:table-cell>
          <table:table-cell office:value-type="string">
            <text:p>670421585</text:p>
          </table:table-cell>
          <table:table-cell office:value-type="string">
            <text:p>Health</text:p>
          </table:table-cell>
          <table:table-cell office:value-type="string">
            <text:p>Nicolas Group</text:p>
          </table:table-cell>
          <table:table-cell office:value-type="float" office:value="44365.374360891205">
            <text:p>44365.374360891205</text:p>
          </table:table-cell>
          <table:table-cell office:value-type="string">
            <text:p>http://placeimg.com/640/480</text:p>
          </table:table-cell>
          <table:table-cell office:value-type="string">
            <text:p>Nihil consectetur beatae. Nesciunt voluptatem distinctio quos corporis qui mollitia est eveniet possimus. Accusamus ut labore consequatur sit qui aut quaerat repellat veritatis.</text:p>
          </table:table-cell>
          <table:table-cell office:value-type="boolean" office:boolean-value="true">
            <text:p>TRUE</text:p>
          </table:table-cell>
        </table:table-row>
        <table:table-row>
          <table:table-cell office:value-type="string">
            <text:p>Susie Daniel</text:p>
          </table:table-cell>
          <table:table-cell office:value-type="string">
            <text:p>1-884-739-7729</text:p>
          </table:table-cell>
          <table:table-cell office:value-type="string">
            <text:p>Christophe.McGlynn12@hotmail.com</text:p>
          </table:table-cell>
          <table:table-cell office:value-type="string">
            <text:p>622 Pete Lane</text:p>
          </table:table-cell>
          <table:table-cell office:value-type="string">
            <text:p>West Haylieton</text:p>
          </table:table-cell>
          <table:table-cell office:value-type="string">
            <text:p>Maine</text:p>
          </table:table-cell>
          <table:table-cell office:value-type="string">
            <text:p>16446-8855</text:p>
          </table:table-cell>
          <table:table-cell office:value-type="string">
            <text:p>301558662</text:p>
          </table:table-cell>
          <table:table-cell office:value-type="string">
            <text:p>Outdoors</text:p>
          </table:table-cell>
          <table:table-cell office:value-type="string">
            <text:p>Moore, Smitham and Russel</text:p>
          </table:table-cell>
          <table:table-cell office:value-type="float" office:value="44261.555799918984">
            <text:p>44261.555799918984</text:p>
          </table:table-cell>
          <table:table-cell office:value-type="string">
            <text:p>http://placeimg.com/640/480</text:p>
          </table:table-cell>
          <table:table-cell office:value-type="string">
            <text:p>Cumque magni consectetur aut est eius. Dignissimos ipsum vero eos quasi. Quo mollitia quae esse aspernatur. Recusandae id et. Dolores iste assumenda dolorem ratione dolores. Eos animi maiores iste odit.</text:p>
          </table:table-cell>
          <table:table-cell office:value-type="boolean" office:boolean-value="true">
            <text:p>TRUE</text:p>
          </table:table-cell>
        </table:table-row>
        <table:table-row>
          <table:table-cell office:value-type="string">
            <text:p>Ernest Hammes</text:p>
          </table:table-cell>
          <table:table-cell office:value-type="string">
            <text:p>1-473-560-3321 x92452</text:p>
          </table:table-cell>
          <table:table-cell office:value-type="string">
            <text:p>Yasmine.Bergnaum37@yahoo.com</text:p>
          </table:table-cell>
          <table:table-cell office:value-type="string">
            <text:p>5930 Augustus Run</text:p>
          </table:table-cell>
          <table:table-cell office:value-type="string">
            <text:p>Yonkers</text:p>
          </table:table-cell>
          <table:table-cell office:value-type="string">
            <text:p>Kentucky</text:p>
          </table:table-cell>
          <table:table-cell office:value-type="string">
            <text:p>17971</text:p>
          </table:table-cell>
          <table:table-cell office:value-type="string">
            <text:p>326131381</text:p>
          </table:table-cell>
          <table:table-cell office:value-type="string">
            <text:p>Beauty</text:p>
          </table:table-cell>
          <table:table-cell office:value-type="string">
            <text:p>Rath, Parisian and Schaefer</text:p>
          </table:table-cell>
          <table:table-cell office:value-type="float" office:value="44466.47223083334">
            <text:p>44466.47223083334</text:p>
          </table:table-cell>
          <table:table-cell office:value-type="string">
            <text:p>http://placeimg.com/640/480</text:p>
          </table:table-cell>
          <table:table-cell office:value-type="string">
            <text:p>Qui provident libero at illum sed consectetur accusamus. Doloremque sed quia nihil a sequi. Provident accusamus non in repellendus nostrum quasi porro.</text:p>
          </table:table-cell>
          <table:table-cell office:value-type="boolean" office:boolean-value="false">
            <text:p>FALSE</text:p>
          </table:table-cell>
        </table:table-row>
        <table:table-row>
          <table:table-cell office:value-type="string">
            <text:p>Dr. Dennis Sawayn</text:p>
          </table:table-cell>
          <table:table-cell office:value-type="string">
            <text:p>1-783-624-3325 x615</text:p>
          </table:table-cell>
          <table:table-cell office:value-type="string">
            <text:p>Paige12@yahoo.com</text:p>
          </table:table-cell>
          <table:table-cell office:value-type="string">
            <text:p>89675 Eve Crossing</text:p>
          </table:table-cell>
          <table:table-cell office:value-type="string">
            <text:p>Kundestad</text:p>
          </table:table-cell>
          <table:table-cell office:value-type="string">
            <text:p>Iowa</text:p>
          </table:table-cell>
          <table:table-cell office:value-type="string">
            <text:p>74420-7015</text:p>
          </table:table-cell>
          <table:table-cell office:value-type="string">
            <text:p>279932116</text:p>
          </table:table-cell>
          <table:table-cell office:value-type="string">
            <text:p>Health</text:p>
          </table:table-cell>
          <table:table-cell office:value-type="string">
            <text:p>Rodriguez Inc</text:p>
          </table:table-cell>
          <table:table-cell office:value-type="float" office:value="44434.09214872685">
            <text:p>44434.09214872685</text:p>
          </table:table-cell>
          <table:table-cell office:value-type="string">
            <text:p>http://placeimg.com/640/480</text:p>
          </table:table-cell>
          <table:table-cell office:value-type="string">
            <text:p>At corrupti doloribus placeat vero numquam sit. Debitis sint fugit amet a. Vel cumque ipsum sed quia. Cumque ex sapiente hic eligendi quidem.</text:p>
          </table:table-cell>
          <table:table-cell office:value-type="boolean" office:boolean-value="false">
            <text:p>FALSE</text:p>
          </table:table-cell>
        </table:table-row>
        <table:table-row>
          <table:table-cell office:value-type="string">
            <text:p>Vernon Steuber</text:p>
          </table:table-cell>
          <table:table-cell office:value-type="string">
            <text:p>864-885-5289 x6530</text:p>
          </table:table-cell>
          <table:table-cell office:value-type="string">
            <text:p>Kyla65@gmail.com</text:p>
          </table:table-cell>
          <table:table-cell office:value-type="string">
            <text:p>102 Eliza Knoll</text:p>
          </table:table-cell>
          <table:table-cell office:value-type="string">
            <text:p>Lake Alek</text:p>
          </table:table-cell>
          <table:table-cell office:value-type="string">
            <text:p>Tennessee</text:p>
          </table:table-cell>
          <table:table-cell office:value-type="string">
            <text:p>63460-1417</text:p>
          </table:table-cell>
          <table:table-cell office:value-type="string">
            <text:p>881483969</text:p>
          </table:table-cell>
          <table:table-cell office:value-type="string">
            <text:p>Shoes</text:p>
          </table:table-cell>
          <table:table-cell office:value-type="string">
            <text:p>Grant - Streich</text:p>
          </table:table-cell>
          <table:table-cell office:value-type="float" office:value="44435.02617873842">
            <text:p>44435.02617873842</text:p>
          </table:table-cell>
          <table:table-cell office:value-type="string">
            <text:p>http://placeimg.com/640/480</text:p>
          </table:table-cell>
          <table:table-cell office:value-type="string">
            <text:p>Qui quod ut. Hic fugit soluta quia laboriosam animi labore quasi et. Et placeat recusandae. Qui voluptas neque non aut unde et et.</text:p>
          </table:table-cell>
          <table:table-cell office:value-type="boolean" office:boolean-value="true">
            <text:p>TRUE</text:p>
          </table:table-cell>
        </table:table-row>
        <table:table-row>
          <table:table-cell office:value-type="string">
            <text:p>Harvey Skiles</text:p>
          </table:table-cell>
          <table:table-cell office:value-type="string">
            <text:p>856-955-6490</text:p>
          </table:table-cell>
          <table:table-cell office:value-type="string">
            <text:p>Alysson27@yahoo.com</text:p>
          </table:table-cell>
          <table:table-cell office:value-type="string">
            <text:p>700 Beryl Cape</text:p>
          </table:table-cell>
          <table:table-cell office:value-type="string">
            <text:p>Port Rettaburgh</text:p>
          </table:table-cell>
          <table:table-cell office:value-type="string">
            <text:p>Delaware</text:p>
          </table:table-cell>
          <table:table-cell office:value-type="string">
            <text:p>21376-1654</text:p>
          </table:table-cell>
          <table:table-cell office:value-type="string">
            <text:p>683337239</text:p>
          </table:table-cell>
          <table:table-cell office:value-type="string">
            <text:p>Music</text:p>
          </table:table-cell>
          <table:table-cell office:value-type="string">
            <text:p>Medhurst, Huels and Swift</text:p>
          </table:table-cell>
          <table:table-cell office:value-type="float" office:value="44456.85980186343">
            <text:p>44456.85980186343</text:p>
          </table:table-cell>
          <table:table-cell office:value-type="string">
            <text:p>http://placeimg.com/640/480</text:p>
          </table:table-cell>
          <table:table-cell office:value-type="string">
            <text:p>Molestiae vel asperiores asperiores sapiente asperiores non. Enim fugiat qui animi eveniet veniam dolorem voluptatem. At laboriosam culpa eum.</text:p>
          </table:table-cell>
          <table:table-cell office:value-type="boolean" office:boolean-value="true">
            <text:p>TRUE</text:p>
          </table:table-cell>
        </table:table-row>
        <table:table-row>
          <table:table-cell office:value-type="string">
            <text:p>Cassandra Bode</text:p>
          </table:table-cell>
          <table:table-cell office:value-type="string">
            <text:p>1-975-755-2813 x9344</text:p>
          </table:table-cell>
          <table:table-cell office:value-type="string">
            <text:p>Brent_Nitzsche91@yahoo.com</text:p>
          </table:table-cell>
          <table:table-cell office:value-type="string">
            <text:p>543 Marc Shore</text:p>
          </table:table-cell>
          <table:table-cell office:value-type="string">
            <text:p>Candidoton</text:p>
          </table:table-cell>
          <table:table-cell office:value-type="string">
            <text:p>Tennessee</text:p>
          </table:table-cell>
          <table:table-cell office:value-type="string">
            <text:p>40939</text:p>
          </table:table-cell>
          <table:table-cell office:value-type="string">
            <text:p>743640963</text:p>
          </table:table-cell>
          <table:table-cell office:value-type="string">
            <text:p>Computers</text:p>
          </table:table-cell>
          <table:table-cell office:value-type="string">
            <text:p>Morar and Sons</text:p>
          </table:table-cell>
          <table:table-cell office:value-type="float" office:value="44527.279585717595">
            <text:p>44527.279585717595</text:p>
          </table:table-cell>
          <table:table-cell office:value-type="string">
            <text:p>http://placeimg.com/640/480</text:p>
          </table:table-cell>
          <table:table-cell office:value-type="string">
            <text:p>Debitis animi asperiores commodi laudantium quaerat nihil dolores corporis. Libero quasi vero magni velit quibusdam. Vel esse repellat velit beatae.</text:p>
          </table:table-cell>
          <table:table-cell office:value-type="boolean" office:boolean-value="false">
            <text:p>FALSE</text:p>
          </table:table-cell>
        </table:table-row>
        <table:table-row>
          <table:table-cell office:value-type="string">
            <text:p>Pedro Abernathy</text:p>
          </table:table-cell>
          <table:table-cell office:value-type="string">
            <text:p>488.514.5414 x350</text:p>
          </table:table-cell>
          <table:table-cell office:value-type="string">
            <text:p>Katarina_Pagac@yahoo.com</text:p>
          </table:table-cell>
          <table:table-cell office:value-type="string">
            <text:p>30096 Dashawn Courts</text:p>
          </table:table-cell>
          <table:table-cell office:value-type="string">
            <text:p>Bloomington</text:p>
          </table:table-cell>
          <table:table-cell office:value-type="string">
            <text:p>Tennessee</text:p>
          </table:table-cell>
          <table:table-cell office:value-type="string">
            <text:p>72932</text:p>
          </table:table-cell>
          <table:table-cell office:value-type="string">
            <text:p>425920257</text:p>
          </table:table-cell>
          <table:table-cell office:value-type="string">
            <text:p>Industrial</text:p>
          </table:table-cell>
          <table:table-cell office:value-type="string">
            <text:p>Wunsch, Hills and Buckridge</text:p>
          </table:table-cell>
          <table:table-cell office:value-type="float" office:value="44303.95195188657">
            <text:p>44303.95195188657</text:p>
          </table:table-cell>
          <table:table-cell office:value-type="string">
            <text:p>http://placeimg.com/640/480</text:p>
          </table:table-cell>
          <table:table-cell office:value-type="string">
            <text:p>Ex animi ipsa necessitatibus hic cum totam facere blanditiis. Veniam enim sit est ut. Ut quibusdam distinctio quis quas. Qui molestiae qui et voluptatem ipsam voluptas.</text:p>
          </table:table-cell>
          <table:table-cell office:value-type="boolean" office:boolean-value="true">
            <text:p>TRUE</text:p>
          </table:table-cell>
        </table:table-row>
        <table:table-row>
          <table:table-cell office:value-type="string">
            <text:p>Carolyn Wiegand</text:p>
          </table:table-cell>
          <table:table-cell office:value-type="string">
            <text:p>642.322.7887 x79445</text:p>
          </table:table-cell>
          <table:table-cell office:value-type="string">
            <text:p>Loraine_Zieme@gmail.com</text:p>
          </table:table-cell>
          <table:table-cell office:value-type="string">
            <text:p>92708 Borer Glen</text:p>
          </table:table-cell>
          <table:table-cell office:value-type="string">
            <text:p>Presleymouth</text:p>
          </table:table-cell>
          <table:table-cell office:value-type="string">
            <text:p>Maine</text:p>
          </table:table-cell>
          <table:table-cell office:value-type="string">
            <text:p>63814-1727</text:p>
          </table:table-cell>
          <table:table-cell office:value-type="string">
            <text:p>341835057</text:p>
          </table:table-cell>
          <table:table-cell office:value-type="string">
            <text:p>Toys</text:p>
          </table:table-cell>
          <table:table-cell office:value-type="string">
            <text:p>Tillman and Sons</text:p>
          </table:table-cell>
          <table:table-cell office:value-type="float" office:value="44487.30713925926">
            <text:p>44487.30713925926</text:p>
          </table:table-cell>
          <table:table-cell office:value-type="string">
            <text:p>http://placeimg.com/640/480</text:p>
          </table:table-cell>
          <table:table-cell office:value-type="string">
            <text:p>Velit neque aut consectetur autem ipsam quod ipsa rerum soluta. Rem incidunt velit qui. Iusto quia reprehenderit quis corporis provident omnis. Consequatur quia animi laboriosam ex. Blanditiis possimus numquam.</text:p>
          </table:table-cell>
          <table:table-cell office:value-type="boolean" office:boolean-value="false">
            <text:p>FALSE</text:p>
          </table:table-cell>
        </table:table-row>
        <table:table-row>
          <table:table-cell office:value-type="string">
            <text:p>Agnes Larson</text:p>
          </table:table-cell>
          <table:table-cell office:value-type="string">
            <text:p>1-980-991-6928 x203</text:p>
          </table:table-cell>
          <table:table-cell office:value-type="string">
            <text:p>Darby.Raynor6@hotmail.com</text:p>
          </table:table-cell>
          <table:table-cell office:value-type="string">
            <text:p>1513 Corkery Throughway</text:p>
          </table:table-cell>
          <table:table-cell office:value-type="string">
            <text:p>Abernathybury</text:p>
          </table:table-cell>
          <table:table-cell office:value-type="string">
            <text:p>Montana</text:p>
          </table:table-cell>
          <table:table-cell office:value-type="string">
            <text:p>00350</text:p>
          </table:table-cell>
          <table:table-cell office:value-type="string">
            <text:p>925988922</text:p>
          </table:table-cell>
          <table:table-cell office:value-type="string">
            <text:p>Automotive</text:p>
          </table:table-cell>
          <table:table-cell office:value-type="string">
            <text:p>Ryan, Douglas and O'Reilly</text:p>
          </table:table-cell>
          <table:table-cell office:value-type="float" office:value="44519.48901763889">
            <text:p>44519.48901763889</text:p>
          </table:table-cell>
          <table:table-cell office:value-type="string">
            <text:p>http://placeimg.com/640/480</text:p>
          </table:table-cell>
          <table:table-cell office:value-type="string">
            <text:p>Expedita deserunt porro. Reiciendis debitis earum eaque. Sed dicta voluptas facilis animi sint hic. Et aut magnam nesciunt sed et laboriosam.</text:p>
          </table:table-cell>
          <table:table-cell office:value-type="boolean" office:boolean-value="false">
            <text:p>FALSE</text:p>
          </table:table-cell>
        </table:table-row>
        <table:table-row>
          <table:table-cell office:value-type="string">
            <text:p>Charlene Daniel</text:p>
          </table:table-cell>
          <table:table-cell office:value-type="string">
            <text:p>1-745-796-1404 x420</text:p>
          </table:table-cell>
          <table:table-cell office:value-type="string">
            <text:p>Brooke_Stanton@gmail.com</text:p>
          </table:table-cell>
          <table:table-cell office:value-type="string">
            <text:p>07419 Andre Cliffs</text:p>
          </table:table-cell>
          <table:table-cell office:value-type="string">
            <text:p>Luellamouth</text:p>
          </table:table-cell>
          <table:table-cell office:value-type="string">
            <text:p>New York</text:p>
          </table:table-cell>
          <table:table-cell office:value-type="string">
            <text:p>37878</text:p>
          </table:table-cell>
          <table:table-cell office:value-type="string">
            <text:p>395674248</text:p>
          </table:table-cell>
          <table:table-cell office:value-type="string">
            <text:p>Books</text:p>
          </table:table-cell>
          <table:table-cell office:value-type="string">
            <text:p>MacGyver, Cruickshank and Torphy</text:p>
          </table:table-cell>
          <table:table-cell office:value-type="float" office:value="44560.43962239583">
            <text:p>44560.43962239583</text:p>
          </table:table-cell>
          <table:table-cell office:value-type="string">
            <text:p>http://placeimg.com/640/480</text:p>
          </table:table-cell>
          <table:table-cell office:value-type="string">
            <text:p>At maiores praesentium. Qui voluptatem voluptas numquam praesentium sint dignissimos dicta laborum. Suscipit sunt aut necessitatibus odit iste itaque.</text:p>
          </table:table-cell>
          <table:table-cell office:value-type="boolean" office:boolean-value="true">
            <text:p>TRUE</text:p>
          </table:table-cell>
        </table:table-row>
        <table:table-row>
          <table:table-cell office:value-type="string">
            <text:p>Ms. Elaine Wehner</text:p>
          </table:table-cell>
          <table:table-cell office:value-type="string">
            <text:p>886-911-0697 x363</text:p>
          </table:table-cell>
          <table:table-cell office:value-type="string">
            <text:p>Jordan_Bruen36@yahoo.com</text:p>
          </table:table-cell>
          <table:table-cell office:value-type="string">
            <text:p>60963 Gaylord Trail</text:p>
          </table:table-cell>
          <table:table-cell office:value-type="string">
            <text:p>Eugene</text:p>
          </table:table-cell>
          <table:table-cell office:value-type="string">
            <text:p>Wisconsin</text:p>
          </table:table-cell>
          <table:table-cell office:value-type="string">
            <text:p>39768</text:p>
          </table:table-cell>
          <table:table-cell office:value-type="string">
            <text:p>204254966</text:p>
          </table:table-cell>
          <table:table-cell office:value-type="string">
            <text:p>Jewelery</text:p>
          </table:table-cell>
          <table:table-cell office:value-type="string">
            <text:p>Rice - Goldner</text:p>
          </table:table-cell>
          <table:table-cell office:value-type="float" office:value="44557.02607299769">
            <text:p>44557.02607299769</text:p>
          </table:table-cell>
          <table:table-cell office:value-type="string">
            <text:p>http://placeimg.com/640/480</text:p>
          </table:table-cell>
          <table:table-cell office:value-type="string">
            <text:p>Voluptas optio voluptas earum illo dolor harum sunt. Alias earum recusandae rerum expedita quod. Tempore pariatur aut quia quam provident et deleniti ipsum. Unde inventore aut et fuga at velit asperiores enim. Voluptatem aut ab sapiente omnis incidunt harum.</text:p>
          </table:table-cell>
          <table:table-cell office:value-type="boolean" office:boolean-value="true">
            <text:p>TRUE</text:p>
          </table:table-cell>
        </table:table-row>
        <table:table-row>
          <table:table-cell office:value-type="string">
            <text:p>Kendra Wolff</text:p>
          </table:table-cell>
          <table:table-cell office:value-type="string">
            <text:p>1-914-378-2983 x7659</text:p>
          </table:table-cell>
          <table:table-cell office:value-type="string">
            <text:p>Vernon55@hotmail.com</text:p>
          </table:table-cell>
          <table:table-cell office:value-type="string">
            <text:p>34875 Frankie Via</text:p>
          </table:table-cell>
          <table:table-cell office:value-type="string">
            <text:p>Hudsonhaven</text:p>
          </table:table-cell>
          <table:table-cell office:value-type="string">
            <text:p>Tennessee</text:p>
          </table:table-cell>
          <table:table-cell office:value-type="string">
            <text:p>94929</text:p>
          </table:table-cell>
          <table:table-cell office:value-type="string">
            <text:p>259164865</text:p>
          </table:table-cell>
          <table:table-cell office:value-type="string">
            <text:p>Garden</text:p>
          </table:table-cell>
          <table:table-cell office:value-type="string">
            <text:p>Bogan, Hintz and Schoen</text:p>
          </table:table-cell>
          <table:table-cell office:value-type="float" office:value="44447.33821008102">
            <text:p>44447.33821008102</text:p>
          </table:table-cell>
          <table:table-cell office:value-type="string">
            <text:p>http://placeimg.com/640/480</text:p>
          </table:table-cell>
          <table:table-cell office:value-type="string">
            <text:p>Aliquam quis animi in voluptatum cupiditate. Ut quam cum similique earum dolores tempora modi maxime excepturi. Reprehenderit autem vel laboriosam. A dignissimos repellendus magnam architecto adipisci rem et rerum. Sed ea maiores. Voluptates et ut quia ipsam.</text:p>
          </table:table-cell>
          <table:table-cell office:value-type="boolean" office:boolean-value="false">
            <text:p>FALSE</text:p>
          </table:table-cell>
        </table:table-row>
        <table:table-row>
          <table:table-cell office:value-type="string">
            <text:p>Allison Jenkins</text:p>
          </table:table-cell>
          <table:table-cell office:value-type="string">
            <text:p>(909) 814-4658 x922</text:p>
          </table:table-cell>
          <table:table-cell office:value-type="string">
            <text:p>Joaquin.Connelly@gmail.com</text:p>
          </table:table-cell>
          <table:table-cell office:value-type="string">
            <text:p>51771 Keagan Skyway</text:p>
          </table:table-cell>
          <table:table-cell office:value-type="string">
            <text:p>Richardson</text:p>
          </table:table-cell>
          <table:table-cell office:value-type="string">
            <text:p>Florida</text:p>
          </table:table-cell>
          <table:table-cell office:value-type="string">
            <text:p>48505-1050</text:p>
          </table:table-cell>
          <table:table-cell office:value-type="string">
            <text:p>439586674</text:p>
          </table:table-cell>
          <table:table-cell office:value-type="string">
            <text:p>Shoes</text:p>
          </table:table-cell>
          <table:table-cell office:value-type="string">
            <text:p>Botsford, Bogan and Block</text:p>
          </table:table-cell>
          <table:table-cell office:value-type="float" office:value="44322.782035474534">
            <text:p>44322.782035474534</text:p>
          </table:table-cell>
          <table:table-cell office:value-type="string">
            <text:p>http://placeimg.com/640/480</text:p>
          </table:table-cell>
          <table:table-cell office:value-type="string">
            <text:p>Consequuntur quos consequatur earum. Rerum quia ipsa omnis minima possimus quaerat. Perspiciatis impedit ut voluptatum enim suscipit. Sed temporibus molestias rerum quaerat quibusdam odio et sed. Voluptatem at amet rem omnis soluta. Porro dolores dolore vel et provident officia id facere quo.</text:p>
          </table:table-cell>
          <table:table-cell office:value-type="boolean" office:boolean-value="false">
            <text:p>FALSE</text:p>
          </table:table-cell>
        </table:table-row>
        <table:table-row>
          <table:table-cell office:value-type="string">
            <text:p>Allison Krajcik</text:p>
          </table:table-cell>
          <table:table-cell office:value-type="string">
            <text:p>1-965-834-5819</text:p>
          </table:table-cell>
          <table:table-cell office:value-type="string">
            <text:p>Jay.Larkin56@hotmail.com</text:p>
          </table:table-cell>
          <table:table-cell office:value-type="string">
            <text:p>0599 Ernestine Circles</text:p>
          </table:table-cell>
          <table:table-cell office:value-type="string">
            <text:p>South Hendersonfurt</text:p>
          </table:table-cell>
          <table:table-cell office:value-type="string">
            <text:p>Colorado</text:p>
          </table:table-cell>
          <table:table-cell office:value-type="string">
            <text:p>50613-0096</text:p>
          </table:table-cell>
          <table:table-cell office:value-type="string">
            <text:p>096871955</text:p>
          </table:table-cell>
          <table:table-cell office:value-type="string">
            <text:p>Outdoors</text:p>
          </table:table-cell>
          <table:table-cell office:value-type="string">
            <text:p>Nikolaus, Conroy and Lakin</text:p>
          </table:table-cell>
          <table:table-cell office:value-type="float" office:value="44310.189026631946">
            <text:p>44310.189026631946</text:p>
          </table:table-cell>
          <table:table-cell office:value-type="string">
            <text:p>http://placeimg.com/640/480</text:p>
          </table:table-cell>
          <table:table-cell office:value-type="string">
            <text:p>Provident autem suscipit odit adipisci fuga nulla. Voluptatem voluptatem amet. Mollitia rerum aut rerum facilis aut nulla. Et ducimus hic.</text:p>
          </table:table-cell>
          <table:table-cell office:value-type="boolean" office:boolean-value="true">
            <text:p>TRUE</text:p>
          </table:table-cell>
        </table:table-row>
        <table:table-row>
          <table:table-cell office:value-type="string">
            <text:p>Traci Renner</text:p>
          </table:table-cell>
          <table:table-cell office:value-type="string">
            <text:p>(787) 613-2475 x010</text:p>
          </table:table-cell>
          <table:table-cell office:value-type="string">
            <text:p>Floy_Runolfsdottir32@hotmail.com</text:p>
          </table:table-cell>
          <table:table-cell office:value-type="string">
            <text:p>0385 Jerde Plain</text:p>
          </table:table-cell>
          <table:table-cell office:value-type="string">
            <text:p>Frederiqueview</text:p>
          </table:table-cell>
          <table:table-cell office:value-type="string">
            <text:p>Oklahoma</text:p>
          </table:table-cell>
          <table:table-cell office:value-type="string">
            <text:p>87291</text:p>
          </table:table-cell>
          <table:table-cell office:value-type="string">
            <text:p>223376757</text:p>
          </table:table-cell>
          <table:table-cell office:value-type="string">
            <text:p>Music</text:p>
          </table:table-cell>
          <table:table-cell office:value-type="string">
            <text:p>Collier, Corwin and Mueller</text:p>
          </table:table-cell>
          <table:table-cell office:value-type="float" office:value="44546.813186782405">
            <text:p>44546.813186782405</text:p>
          </table:table-cell>
          <table:table-cell office:value-type="string">
            <text:p>http://placeimg.com/640/480</text:p>
          </table:table-cell>
          <table:table-cell office:value-type="string">
            <text:p>Saepe ut reprehenderit reiciendis ullam molestiae nobis ut error. Recusandae corporis assumenda aut voluptatum. In adipisci et. Id ad qui.</text:p>
          </table:table-cell>
          <table:table-cell office:value-type="boolean" office:boolean-value="false">
            <text:p>FALSE</text:p>
          </table:table-cell>
        </table:table-row>
        <table:table-row>
          <table:table-cell office:value-type="string">
            <text:p>Karen Mann</text:p>
          </table:table-cell>
          <table:table-cell office:value-type="string">
            <text:p>1-979-246-3777 x9321</text:p>
          </table:table-cell>
          <table:table-cell office:value-type="string">
            <text:p>Rosanna.Turcotte80@gmail.com</text:p>
          </table:table-cell>
          <table:table-cell office:value-type="string">
            <text:p>32982 Flossie Burg</text:p>
          </table:table-cell>
          <table:table-cell office:value-type="string">
            <text:p>Kassulkeburgh</text:p>
          </table:table-cell>
          <table:table-cell office:value-type="string">
            <text:p>Indiana</text:p>
          </table:table-cell>
          <table:table-cell office:value-type="string">
            <text:p>13402-0355</text:p>
          </table:table-cell>
          <table:table-cell office:value-type="string">
            <text:p>831549099</text:p>
          </table:table-cell>
          <table:table-cell office:value-type="string">
            <text:p>Home</text:p>
          </table:table-cell>
          <table:table-cell office:value-type="string">
            <text:p>Bruen - Zulauf</text:p>
          </table:table-cell>
          <table:table-cell office:value-type="float" office:value="44332.55037951389">
            <text:p>44332.55037951389</text:p>
          </table:table-cell>
          <table:table-cell office:value-type="string">
            <text:p>http://placeimg.com/640/480</text:p>
          </table:table-cell>
          <table:table-cell office:value-type="string">
            <text:p>Repellendus expedita est et. Perferendis ea suscipit vel sunt. Eaque natus quae vel voluptatibus qui vel ab nihil non. Repellat deleniti non illo aut eos omnis nulla doloribus similique. Quia at impedit quisquam aspernatur sed aut dolor corrupti ad. Repellendus dolor voluptatum eos aliquid qui.</text:p>
          </table:table-cell>
          <table:table-cell office:value-type="boolean" office:boolean-value="false">
            <text:p>FALSE</text:p>
          </table:table-cell>
        </table:table-row>
        <table:table-row>
          <table:table-cell office:value-type="string">
            <text:p>Tom Durgan</text:p>
          </table:table-cell>
          <table:table-cell office:value-type="string">
            <text:p>1-222-480-9212 x473</text:p>
          </table:table-cell>
          <table:table-cell office:value-type="string">
            <text:p>Elvis22@yahoo.com</text:p>
          </table:table-cell>
          <table:table-cell office:value-type="string">
            <text:p>048 Rogelio Lakes</text:p>
          </table:table-cell>
          <table:table-cell office:value-type="string">
            <text:p>Rocklin</text:p>
          </table:table-cell>
          <table:table-cell office:value-type="string">
            <text:p>Nebraska</text:p>
          </table:table-cell>
          <table:table-cell office:value-type="string">
            <text:p>36157</text:p>
          </table:table-cell>
          <table:table-cell office:value-type="string">
            <text:p>580909948</text:p>
          </table:table-cell>
          <table:table-cell office:value-type="string">
            <text:p>Garden</text:p>
          </table:table-cell>
          <table:table-cell office:value-type="string">
            <text:p>Murazik, Mueller and Champlin</text:p>
          </table:table-cell>
          <table:table-cell office:value-type="float" office:value="44409.414883287034">
            <text:p>44409.414883287034</text:p>
          </table:table-cell>
          <table:table-cell office:value-type="string">
            <text:p>http://placeimg.com/640/480</text:p>
          </table:table-cell>
          <table:table-cell office:value-type="string">
            <text:p>Sit debitis doloribus nulla quasi ut qui sint. Voluptate sed voluptas qui repudiandae ratione. Fugiat at et recusandae quia natus. A iusto quia. Reiciendis blanditiis quod enim. Quas ex sapiente.</text:p>
          </table:table-cell>
          <table:table-cell office:value-type="boolean" office:boolean-value="true">
            <text:p>TRUE</text:p>
          </table:table-cell>
        </table:table-row>
        <table:table-row>
          <table:table-cell office:value-type="string">
            <text:p>Bryant Ortiz</text:p>
          </table:table-cell>
          <table:table-cell office:value-type="string">
            <text:p>700-877-1693 x1347</text:p>
          </table:table-cell>
          <table:table-cell office:value-type="string">
            <text:p>Wilfredo15@gmail.com</text:p>
          </table:table-cell>
          <table:table-cell office:value-type="string">
            <text:p>042 Halvorson Crescent</text:p>
          </table:table-cell>
          <table:table-cell office:value-type="string">
            <text:p>South Kory</text:p>
          </table:table-cell>
          <table:table-cell office:value-type="string">
            <text:p>Texas</text:p>
          </table:table-cell>
          <table:table-cell office:value-type="string">
            <text:p>78948-3357</text:p>
          </table:table-cell>
          <table:table-cell office:value-type="string">
            <text:p>872140839</text:p>
          </table:table-cell>
          <table:table-cell office:value-type="string">
            <text:p>Kids</text:p>
          </table:table-cell>
          <table:table-cell office:value-type="string">
            <text:p>Feest Inc</text:p>
          </table:table-cell>
          <table:table-cell office:value-type="float" office:value="44229.826976006945">
            <text:p>44229.826976006945</text:p>
          </table:table-cell>
          <table:table-cell office:value-type="string">
            <text:p>http://placeimg.com/640/480</text:p>
          </table:table-cell>
          <table:table-cell office:value-type="string">
            <text:p>Pariatur quo qui dolorem eius tempora placeat dicta. Dolor aliquam dolorem tenetur voluptatem voluptas expedita ea assumenda et. Quas dolores quos cupiditate.</text:p>
          </table:table-cell>
          <table:table-cell office:value-type="boolean" office:boolean-value="true">
            <text:p>TRUE</text:p>
          </table:table-cell>
        </table:table-row>
        <table:table-row>
          <table:table-cell office:value-type="string">
            <text:p>Dr. Joel Sawayn</text:p>
          </table:table-cell>
          <table:table-cell office:value-type="string">
            <text:p>458-288-3184</text:p>
          </table:table-cell>
          <table:table-cell office:value-type="string">
            <text:p>Carolyne.Stanton@gmail.com</text:p>
          </table:table-cell>
          <table:table-cell office:value-type="string">
            <text:p>8562 Keeling Passage</text:p>
          </table:table-cell>
          <table:table-cell office:value-type="string">
            <text:p>Orabury</text:p>
          </table:table-cell>
          <table:table-cell office:value-type="string">
            <text:p>Kansas</text:p>
          </table:table-cell>
          <table:table-cell office:value-type="string">
            <text:p>82484-6181</text:p>
          </table:table-cell>
          <table:table-cell office:value-type="string">
            <text:p>708170766</text:p>
          </table:table-cell>
          <table:table-cell office:value-type="string">
            <text:p>Electronics</text:p>
          </table:table-cell>
          <table:table-cell office:value-type="string">
            <text:p>Shanahan, Ferry and Schimmel</text:p>
          </table:table-cell>
          <table:table-cell office:value-type="float" office:value="44219.93096760417">
            <text:p>44219.93096760417</text:p>
          </table:table-cell>
          <table:table-cell office:value-type="string">
            <text:p>http://placeimg.com/640/480</text:p>
          </table:table-cell>
          <table:table-cell office:value-type="string">
            <text:p>Culpa laudantium id. Vitae veritatis similique. Dolorem eaque sit. Dolorem autem qui consequuntur modi quaerat at similique. Aspernatur aliquid laborum ut architecto non. At vitae ut a.</text:p>
          </table:table-cell>
          <table:table-cell office:value-type="boolean" office:boolean-value="false">
            <text:p>FALSE</text:p>
          </table:table-cell>
        </table:table-row>
        <table:table-row>
          <table:table-cell office:value-type="string">
            <text:p>Sylvester Bauch</text:p>
          </table:table-cell>
          <table:table-cell office:value-type="string">
            <text:p>203-830-1731</text:p>
          </table:table-cell>
          <table:table-cell office:value-type="string">
            <text:p>Shayna92@hotmail.com</text:p>
          </table:table-cell>
          <table:table-cell office:value-type="string">
            <text:p>238 Allan Mountain</text:p>
          </table:table-cell>
          <table:table-cell office:value-type="string">
            <text:p>Keelinghaven</text:p>
          </table:table-cell>
          <table:table-cell office:value-type="string">
            <text:p>Florida</text:p>
          </table:table-cell>
          <table:table-cell office:value-type="string">
            <text:p>87163</text:p>
          </table:table-cell>
          <table:table-cell office:value-type="string">
            <text:p>198920296</text:p>
          </table:table-cell>
          <table:table-cell office:value-type="string">
            <text:p>Baby</text:p>
          </table:table-cell>
          <table:table-cell office:value-type="string">
            <text:p>Ziemann, Mann and Pouros</text:p>
          </table:table-cell>
          <table:table-cell office:value-type="float" office:value="44326.070881921296">
            <text:p>44326.070881921296</text:p>
          </table:table-cell>
          <table:table-cell office:value-type="string">
            <text:p>http://placeimg.com/640/480</text:p>
          </table:table-cell>
          <table:table-cell office:value-type="string">
            <text:p>Eveniet ad harum consequatur adipisci aut. Qui deserunt consequatur modi voluptas a. Quae eligendi enim officia in. Possimus impedit minima.</text:p>
          </table:table-cell>
          <table:table-cell office:value-type="boolean" office:boolean-value="false">
            <text:p>FALSE</text:p>
          </table:table-cell>
        </table:table-row>
        <table:table-row>
          <table:table-cell office:value-type="string">
            <text:p>Dexter Kuhic</text:p>
          </table:table-cell>
          <table:table-cell office:value-type="string">
            <text:p>(651) 722-0884</text:p>
          </table:table-cell>
          <table:table-cell office:value-type="string">
            <text:p>Niko.Torp@gmail.com</text:p>
          </table:table-cell>
          <table:table-cell office:value-type="string">
            <text:p>04035 Laney Fort</text:p>
          </table:table-cell>
          <table:table-cell office:value-type="string">
            <text:p>Windlermouth</text:p>
          </table:table-cell>
          <table:table-cell office:value-type="string">
            <text:p>North Carolina</text:p>
          </table:table-cell>
          <table:table-cell office:value-type="string">
            <text:p>44208</text:p>
          </table:table-cell>
          <table:table-cell office:value-type="string">
            <text:p>278072585</text:p>
          </table:table-cell>
          <table:table-cell office:value-type="string">
            <text:p>Music</text:p>
          </table:table-cell>
          <table:table-cell office:value-type="string">
            <text:p>Hills - Dicki</text:p>
          </table:table-cell>
          <table:table-cell office:value-type="float" office:value="44497.85227582176">
            <text:p>44497.85227582176</text:p>
          </table:table-cell>
          <table:table-cell office:value-type="string">
            <text:p>http://placeimg.com/640/480</text:p>
          </table:table-cell>
          <table:table-cell office:value-type="string">
            <text:p>Aliquam quos est cumque laboriosam voluptatem. Sint impedit quod incidunt expedita et mollitia. Impedit quod iure voluptas. Commodi doloremque qui fuga aut voluptatem sed tenetur ab adipisci.</text:p>
          </table:table-cell>
          <table:table-cell office:value-type="boolean" office:boolean-value="false">
            <text:p>FALSE</text:p>
          </table:table-cell>
        </table:table-row>
        <table:table-row>
          <table:table-cell office:value-type="string">
            <text:p>Vicky Leannon</text:p>
          </table:table-cell>
          <table:table-cell office:value-type="string">
            <text:p>499-561-2425</text:p>
          </table:table-cell>
          <table:table-cell office:value-type="string">
            <text:p>Garfield12@yahoo.com</text:p>
          </table:table-cell>
          <table:table-cell office:value-type="string">
            <text:p>40602 Jackeline Viaduct</text:p>
          </table:table-cell>
          <table:table-cell office:value-type="string">
            <text:p>Elizaberg</text:p>
          </table:table-cell>
          <table:table-cell office:value-type="string">
            <text:p>Kentucky</text:p>
          </table:table-cell>
          <table:table-cell office:value-type="string">
            <text:p>80437</text:p>
          </table:table-cell>
          <table:table-cell office:value-type="string">
            <text:p>539651357</text:p>
          </table:table-cell>
          <table:table-cell office:value-type="string">
            <text:p>Games</text:p>
          </table:table-cell>
          <table:table-cell office:value-type="string">
            <text:p>Kilback - Bins</text:p>
          </table:table-cell>
          <table:table-cell office:value-type="float" office:value="44510.58132957176">
            <text:p>44510.58132957176</text:p>
          </table:table-cell>
          <table:table-cell office:value-type="string">
            <text:p>http://placeimg.com/640/480</text:p>
          </table:table-cell>
          <table:table-cell office:value-type="string">
            <text:p>Dolore perferendis ut est inventore vero et voluptas. Qui temporibus repellendus soluta. Sed consequatur quis porro aut beatae. Accusantium quia corrupti voluptatem quo recusandae voluptas quia. Ut quam hic.</text:p>
          </table:table-cell>
          <table:table-cell office:value-type="boolean" office:boolean-value="false">
            <text:p>FALSE</text:p>
          </table:table-cell>
        </table:table-row>
        <table:table-row>
          <table:table-cell office:value-type="string">
            <text:p>Kristie Kutch</text:p>
          </table:table-cell>
          <table:table-cell office:value-type="string">
            <text:p>803-290-3311</text:p>
          </table:table-cell>
          <table:table-cell office:value-type="string">
            <text:p>Beaulah.Wehner@gmail.com</text:p>
          </table:table-cell>
          <table:table-cell office:value-type="string">
            <text:p>78747 Muller Coves</text:p>
          </table:table-cell>
          <table:table-cell office:value-type="string">
            <text:p>Port Emmy</text:p>
          </table:table-cell>
          <table:table-cell office:value-type="string">
            <text:p>South Dakota</text:p>
          </table:table-cell>
          <table:table-cell office:value-type="string">
            <text:p>74493-4631</text:p>
          </table:table-cell>
          <table:table-cell office:value-type="string">
            <text:p>197590481</text:p>
          </table:table-cell>
          <table:table-cell office:value-type="string">
            <text:p>Toys</text:p>
          </table:table-cell>
          <table:table-cell office:value-type="string">
            <text:p>Rolfson, Crist and Rutherford</text:p>
          </table:table-cell>
          <table:table-cell office:value-type="float" office:value="44318.95222452546">
            <text:p>44318.95222452546</text:p>
          </table:table-cell>
          <table:table-cell office:value-type="string">
            <text:p>http://placeimg.com/640/480</text:p>
          </table:table-cell>
          <table:table-cell office:value-type="string">
            <text:p>Pariatur odit nihil ullam harum est. Quo aut quod sunt libero omnis omnis ullam et quis. Qui commodi officiis. Omnis dolores doloremque. Amet excepturi et nulla qui ab quibusdam est aliquam. Non iure et deserunt et et.</text:p>
          </table:table-cell>
          <table:table-cell office:value-type="boolean" office:boolean-value="false">
            <text:p>FALSE</text:p>
          </table:table-cell>
        </table:table-row>
        <table:table-row>
          <table:table-cell office:value-type="string">
            <text:p>Allan Pollich</text:p>
          </table:table-cell>
          <table:table-cell office:value-type="string">
            <text:p>692-530-5541</text:p>
          </table:table-cell>
          <table:table-cell office:value-type="string">
            <text:p>Vernon.Borer59@gmail.com</text:p>
          </table:table-cell>
          <table:table-cell office:value-type="string">
            <text:p>281 Bins Trail</text:p>
          </table:table-cell>
          <table:table-cell office:value-type="string">
            <text:p>Pico Rivera</text:p>
          </table:table-cell>
          <table:table-cell office:value-type="string">
            <text:p>Connecticut</text:p>
          </table:table-cell>
          <table:table-cell office:value-type="string">
            <text:p>10304</text:p>
          </table:table-cell>
          <table:table-cell office:value-type="string">
            <text:p>184395644</text:p>
          </table:table-cell>
          <table:table-cell office:value-type="string">
            <text:p>Computers</text:p>
          </table:table-cell>
          <table:table-cell office:value-type="string">
            <text:p>Morar LLC</text:p>
          </table:table-cell>
          <table:table-cell office:value-type="float" office:value="44471.79748177083">
            <text:p>44471.79748177083</text:p>
          </table:table-cell>
          <table:table-cell office:value-type="string">
            <text:p>http://placeimg.com/640/480</text:p>
          </table:table-cell>
          <table:table-cell office:value-type="string">
            <text:p>Facilis consequatur quasi nemo. Et omnis maxime et error ut temporibus. Qui illo nesciunt.</text:p>
          </table:table-cell>
          <table:table-cell office:value-type="boolean" office:boolean-value="false">
            <text:p>FALSE</text:p>
          </table:table-cell>
        </table:table-row>
        <table:table-row>
          <table:table-cell office:value-type="string">
            <text:p>Winston Toy Sr.</text:p>
          </table:table-cell>
          <table:table-cell office:value-type="string">
            <text:p>1-563-584-4279</text:p>
          </table:table-cell>
          <table:table-cell office:value-type="string">
            <text:p>Camren67@gmail.com</text:p>
          </table:table-cell>
          <table:table-cell office:value-type="string">
            <text:p>2540 Janis Estate</text:p>
          </table:table-cell>
          <table:table-cell office:value-type="string">
            <text:p>Port Trever</text:p>
          </table:table-cell>
          <table:table-cell office:value-type="string">
            <text:p>Ohio</text:p>
          </table:table-cell>
          <table:table-cell office:value-type="string">
            <text:p>07684-9604</text:p>
          </table:table-cell>
          <table:table-cell office:value-type="string">
            <text:p>005152788</text:p>
          </table:table-cell>
          <table:table-cell office:value-type="string">
            <text:p>Home</text:p>
          </table:table-cell>
          <table:table-cell office:value-type="string">
            <text:p>Brekke, Brakus and Cremin</text:p>
          </table:table-cell>
          <table:table-cell office:value-type="float" office:value="44310.52006945602">
            <text:p>44310.52006945602</text:p>
          </table:table-cell>
          <table:table-cell office:value-type="string">
            <text:p>http://placeimg.com/640/480</text:p>
          </table:table-cell>
          <table:table-cell office:value-type="string">
            <text:p>Similique et qui sint cumque totam a molestias tempore. Culpa magnam reprehenderit veritatis in sed at pariatur amet consectetur. Eos et at. Cumque harum unde ea. Quisquam sunt reiciendis laudantium voluptatem et consectetur. Natus dolores dolores voluptatum ut laudantium iusto eum.</text:p>
          </table:table-cell>
          <table:table-cell office:value-type="boolean" office:boolean-value="false">
            <text:p>FALSE</text:p>
          </table:table-cell>
        </table:table-row>
        <table:table-row>
          <table:table-cell office:value-type="string">
            <text:p>Oscar Aufderhar MD</text:p>
          </table:table-cell>
          <table:table-cell office:value-type="string">
            <text:p>(867) 536-6323</text:p>
          </table:table-cell>
          <table:table-cell office:value-type="string">
            <text:p>Vincenza.Nienow@yahoo.com</text:p>
          </table:table-cell>
          <table:table-cell office:value-type="string">
            <text:p>43582 Armstrong Well</text:p>
          </table:table-cell>
          <table:table-cell office:value-type="string">
            <text:p>Clarabelletown</text:p>
          </table:table-cell>
          <table:table-cell office:value-type="string">
            <text:p>California</text:p>
          </table:table-cell>
          <table:table-cell office:value-type="string">
            <text:p>38873</text:p>
          </table:table-cell>
          <table:table-cell office:value-type="string">
            <text:p>125383178</text:p>
          </table:table-cell>
          <table:table-cell office:value-type="string">
            <text:p>Movies</text:p>
          </table:table-cell>
          <table:table-cell office:value-type="string">
            <text:p>Wuckert, O'Keefe and Bosco</text:p>
          </table:table-cell>
          <table:table-cell office:value-type="float" office:value="44531.66830949074">
            <text:p>44531.66830949074</text:p>
          </table:table-cell>
          <table:table-cell office:value-type="string">
            <text:p>http://placeimg.com/640/480</text:p>
          </table:table-cell>
          <table:table-cell office:value-type="string">
            <text:p>Ut placeat debitis esse illum pariatur. Sint maiores pariatur iure asperiores voluptas dolore sit aut. Et quis temporibus aliquid et nemo aut ut qui enim.</text:p>
          </table:table-cell>
          <table:table-cell office:value-type="boolean" office:boolean-value="false">
            <text:p>FALSE</text:p>
          </table:table-cell>
        </table:table-row>
        <table:table-row>
          <table:table-cell office:value-type="string">
            <text:p>Charles Terry</text:p>
          </table:table-cell>
          <table:table-cell office:value-type="string">
            <text:p>1-891-564-2825</text:p>
          </table:table-cell>
          <table:table-cell office:value-type="string">
            <text:p>Calista46@hotmail.com</text:p>
          </table:table-cell>
          <table:table-cell office:value-type="string">
            <text:p>805 Amani Ferry</text:p>
          </table:table-cell>
          <table:table-cell office:value-type="string">
            <text:p>South Hayden</text:p>
          </table:table-cell>
          <table:table-cell office:value-type="string">
            <text:p>Colorado</text:p>
          </table:table-cell>
          <table:table-cell office:value-type="string">
            <text:p>48831</text:p>
          </table:table-cell>
          <table:table-cell office:value-type="string">
            <text:p>476485398</text:p>
          </table:table-cell>
          <table:table-cell office:value-type="string">
            <text:p>Grocery</text:p>
          </table:table-cell>
          <table:table-cell office:value-type="string">
            <text:p>Ferry, Bailey and Padberg</text:p>
          </table:table-cell>
          <table:table-cell office:value-type="float" office:value="44428.83618215278">
            <text:p>44428.83618215278</text:p>
          </table:table-cell>
          <table:table-cell office:value-type="string">
            <text:p>http://placeimg.com/640/480</text:p>
          </table:table-cell>
          <table:table-cell office:value-type="string">
            <text:p>Porro pariatur est ducimus. Aut et quia architecto aut ea omnis ut fuga. Voluptates neque qui maxime corporis enim beatae blanditiis et voluptatem. Provident sed et veritatis ea atque omnis ratione esse.</text:p>
          </table:table-cell>
          <table:table-cell office:value-type="boolean" office:boolean-value="false">
            <text:p>FALSE</text:p>
          </table:table-cell>
        </table:table-row>
        <table:table-row>
          <table:table-cell office:value-type="string">
            <text:p>Dallas Mann</text:p>
          </table:table-cell>
          <table:table-cell office:value-type="string">
            <text:p>1-862-337-0164</text:p>
          </table:table-cell>
          <table:table-cell office:value-type="string">
            <text:p>Marlon54@yahoo.com</text:p>
          </table:table-cell>
          <table:table-cell office:value-type="string">
            <text:p>17804 Bayer Plaza</text:p>
          </table:table-cell>
          <table:table-cell office:value-type="string">
            <text:p>Lake Mac</text:p>
          </table:table-cell>
          <table:table-cell office:value-type="string">
            <text:p>New Hampshire</text:p>
          </table:table-cell>
          <table:table-cell office:value-type="string">
            <text:p>82965-2207</text:p>
          </table:table-cell>
          <table:table-cell office:value-type="string">
            <text:p>102933075</text:p>
          </table:table-cell>
          <table:table-cell office:value-type="string">
            <text:p>Automotive</text:p>
          </table:table-cell>
          <table:table-cell office:value-type="string">
            <text:p>Ledner Inc</text:p>
          </table:table-cell>
          <table:table-cell office:value-type="float" office:value="44450.477627534725">
            <text:p>44450.477627534725</text:p>
          </table:table-cell>
          <table:table-cell office:value-type="string">
            <text:p>http://placeimg.com/640/480</text:p>
          </table:table-cell>
          <table:table-cell office:value-type="string">
            <text:p>Vel doloremque et doloremque quis et. Consequatur quia laborum consequatur quaerat voluptas similique quos repellat. Maxime corporis eos non cum saepe.</text:p>
          </table:table-cell>
          <table:table-cell office:value-type="boolean" office:boolean-value="false">
            <text:p>FALSE</text:p>
          </table:table-cell>
        </table:table-row>
        <table:table-row>
          <table:table-cell office:value-type="string">
            <text:p>Heidi Dibbert V</text:p>
          </table:table-cell>
          <table:table-cell office:value-type="string">
            <text:p>1-232-543-5925</text:p>
          </table:table-cell>
          <table:table-cell office:value-type="string">
            <text:p>Keeley.Hoppe40@hotmail.com</text:p>
          </table:table-cell>
          <table:table-cell office:value-type="string">
            <text:p>7389 Ursula Loop</text:p>
          </table:table-cell>
          <table:table-cell office:value-type="string">
            <text:p>North Janick</text:p>
          </table:table-cell>
          <table:table-cell office:value-type="string">
            <text:p>Wyoming</text:p>
          </table:table-cell>
          <table:table-cell office:value-type="string">
            <text:p>77304</text:p>
          </table:table-cell>
          <table:table-cell office:value-type="string">
            <text:p>403781382</text:p>
          </table:table-cell>
          <table:table-cell office:value-type="string">
            <text:p>Automotive</text:p>
          </table:table-cell>
          <table:table-cell office:value-type="string">
            <text:p>Altenwerth LLC</text:p>
          </table:table-cell>
          <table:table-cell office:value-type="float" office:value="44316.52804680556">
            <text:p>44316.52804680556</text:p>
          </table:table-cell>
          <table:table-cell office:value-type="string">
            <text:p>http://placeimg.com/640/480</text:p>
          </table:table-cell>
          <table:table-cell office:value-type="string">
            <text:p>Ut velit ut. Minima eaque nulla eos distinctio nihil voluptates exercitationem officiis sit. Placeat provident deleniti omnis.</text:p>
          </table:table-cell>
          <table:table-cell office:value-type="boolean" office:boolean-value="true">
            <text:p>TRUE</text:p>
          </table:table-cell>
        </table:table-row>
        <table:table-row>
          <table:table-cell office:value-type="string">
            <text:p>Sammy Prohaska</text:p>
          </table:table-cell>
          <table:table-cell office:value-type="string">
            <text:p>589.296.4567 x671</text:p>
          </table:table-cell>
          <table:table-cell office:value-type="string">
            <text:p>Kamille20@hotmail.com</text:p>
          </table:table-cell>
          <table:table-cell office:value-type="string">
            <text:p>517 Wilkinson Prairie</text:p>
          </table:table-cell>
          <table:table-cell office:value-type="string">
            <text:p>Lake Madelynnfort</text:p>
          </table:table-cell>
          <table:table-cell office:value-type="string">
            <text:p>Illinois</text:p>
          </table:table-cell>
          <table:table-cell office:value-type="string">
            <text:p>83159-3453</text:p>
          </table:table-cell>
          <table:table-cell office:value-type="string">
            <text:p>523705743</text:p>
          </table:table-cell>
          <table:table-cell office:value-type="string">
            <text:p>Games</text:p>
          </table:table-cell>
          <table:table-cell office:value-type="string">
            <text:p>Yundt Inc</text:p>
          </table:table-cell>
          <table:table-cell office:value-type="float" office:value="44274.58971804398">
            <text:p>44274.58971804398</text:p>
          </table:table-cell>
          <table:table-cell office:value-type="string">
            <text:p>http://placeimg.com/640/480</text:p>
          </table:table-cell>
          <table:table-cell office:value-type="string">
            <text:p>Repellendus ea aliquid sint in quasi odio doloremque. Porro et odio aut odio possimus explicabo ut. Dolorum qui nobis minima facere ipsa. Et fugiat molestiae minus. Porro itaque enim impedit saepe. Consequuntur minus itaque quam quia.</text:p>
          </table:table-cell>
          <table:table-cell office:value-type="boolean" office:boolean-value="false">
            <text:p>FALSE</text:p>
          </table:table-cell>
        </table:table-row>
        <table:table-row>
          <table:table-cell office:value-type="string">
            <text:p>Oliver Langworth</text:p>
          </table:table-cell>
          <table:table-cell office:value-type="string">
            <text:p>329-550-2147</text:p>
          </table:table-cell>
          <table:table-cell office:value-type="string">
            <text:p>Laurie_Brakus@hotmail.com</text:p>
          </table:table-cell>
          <table:table-cell office:value-type="string">
            <text:p>38452 Koss Via</text:p>
          </table:table-cell>
          <table:table-cell office:value-type="string">
            <text:p>Paradise</text:p>
          </table:table-cell>
          <table:table-cell office:value-type="string">
            <text:p>Delaware</text:p>
          </table:table-cell>
          <table:table-cell office:value-type="string">
            <text:p>04863</text:p>
          </table:table-cell>
          <table:table-cell office:value-type="string">
            <text:p>316943864</text:p>
          </table:table-cell>
          <table:table-cell office:value-type="string">
            <text:p>Grocery</text:p>
          </table:table-cell>
          <table:table-cell office:value-type="string">
            <text:p>Hayes and Sons</text:p>
          </table:table-cell>
          <table:table-cell office:value-type="float" office:value="44464.03047172454">
            <text:p>44464.03047172454</text:p>
          </table:table-cell>
          <table:table-cell office:value-type="string">
            <text:p>http://placeimg.com/640/480</text:p>
          </table:table-cell>
          <table:table-cell office:value-type="string">
            <text:p>Rem quo laudantium nihil nihil cumque minus in voluptatem necessitatibus. Commodi velit illo provident minima voluptas molestiae qui aut. Doloribus commodi expedita.</text:p>
          </table:table-cell>
          <table:table-cell office:value-type="boolean" office:boolean-value="true">
            <text:p>TRUE</text:p>
          </table:table-cell>
        </table:table-row>
        <table:table-row>
          <table:table-cell office:value-type="string">
            <text:p>Elsie Prosacco</text:p>
          </table:table-cell>
          <table:table-cell office:value-type="string">
            <text:p>254.500.0126 x03737</text:p>
          </table:table-cell>
          <table:table-cell office:value-type="string">
            <text:p>Melvina.Cummings@hotmail.com</text:p>
          </table:table-cell>
          <table:table-cell office:value-type="string">
            <text:p>2190 Amira Mission</text:p>
          </table:table-cell>
          <table:table-cell office:value-type="string">
            <text:p>Port Alphonsoland</text:p>
          </table:table-cell>
          <table:table-cell office:value-type="string">
            <text:p>Mississippi</text:p>
          </table:table-cell>
          <table:table-cell office:value-type="string">
            <text:p>39033</text:p>
          </table:table-cell>
          <table:table-cell office:value-type="string">
            <text:p>502673197</text:p>
          </table:table-cell>
          <table:table-cell office:value-type="string">
            <text:p>Baby</text:p>
          </table:table-cell>
          <table:table-cell office:value-type="string">
            <text:p>Rolfson, Schamberger and Kuhlman</text:p>
          </table:table-cell>
          <table:table-cell office:value-type="float" office:value="44436.726934375">
            <text:p>44436.726934375</text:p>
          </table:table-cell>
          <table:table-cell office:value-type="string">
            <text:p>http://placeimg.com/640/480</text:p>
          </table:table-cell>
          <table:table-cell office:value-type="string">
            <text:p>Consequatur dignissimos consequatur nostrum consequatur deserunt nihil doloremque. Aliquam praesentium et maiores tempore quod quaerat rerum ut. Explicabo voluptatum nostrum voluptatibus numquam qui voluptatem aut. Praesentium tempore facilis vitae est non harum dolorem consequatur voluptatem. Voluptatem sit inventore id. Quo dicta laudantium.</text:p>
          </table:table-cell>
          <table:table-cell office:value-type="boolean" office:boolean-value="false">
            <text:p>FALSE</text:p>
          </table:table-cell>
        </table:table-row>
        <table:table-row>
          <table:table-cell office:value-type="string">
            <text:p>Miss Rick Prosacco</text:p>
          </table:table-cell>
          <table:table-cell office:value-type="string">
            <text:p>1-361-523-3152 x0597</text:p>
          </table:table-cell>
          <table:table-cell office:value-type="string">
            <text:p>Ian91@yahoo.com</text:p>
          </table:table-cell>
          <table:table-cell office:value-type="string">
            <text:p>360 Americo Dam</text:p>
          </table:table-cell>
          <table:table-cell office:value-type="string">
            <text:p>South Lane</text:p>
          </table:table-cell>
          <table:table-cell office:value-type="string">
            <text:p>Alabama</text:p>
          </table:table-cell>
          <table:table-cell office:value-type="string">
            <text:p>24661</text:p>
          </table:table-cell>
          <table:table-cell office:value-type="string">
            <text:p>529202473</text:p>
          </table:table-cell>
          <table:table-cell office:value-type="string">
            <text:p>Health</text:p>
          </table:table-cell>
          <table:table-cell office:value-type="string">
            <text:p>Bogisich, Lemke and Brakus</text:p>
          </table:table-cell>
          <table:table-cell office:value-type="float" office:value="44443.92585371528">
            <text:p>44443.92585371528</text:p>
          </table:table-cell>
          <table:table-cell office:value-type="string">
            <text:p>http://placeimg.com/640/480</text:p>
          </table:table-cell>
          <table:table-cell office:value-type="string">
            <text:p>Pariatur laudantium aliquid eligendi sapiente. Qui quibusdam esse occaecati odit in quia est sed. Voluptas porro sequi reiciendis quis qui incidunt rerum. Recusandae dicta est. Non repellat vero ut molestiae. In animi et consequatur autem deleniti eos voluptatum deleniti.</text:p>
          </table:table-cell>
          <table:table-cell office:value-type="boolean" office:boolean-value="true">
            <text:p>TRUE</text:p>
          </table:table-cell>
        </table:table-row>
        <table:table-row>
          <table:table-cell office:value-type="string">
            <text:p>Melba Denesik</text:p>
          </table:table-cell>
          <table:table-cell office:value-type="string">
            <text:p>286.247.0835 x978</text:p>
          </table:table-cell>
          <table:table-cell office:value-type="string">
            <text:p>Lucy.Smith5@hotmail.com</text:p>
          </table:table-cell>
          <table:table-cell office:value-type="string">
            <text:p>823 Libby Oval</text:p>
          </table:table-cell>
          <table:table-cell office:value-type="string">
            <text:p>New Tatyanashire</text:p>
          </table:table-cell>
          <table:table-cell office:value-type="string">
            <text:p>Arkansas</text:p>
          </table:table-cell>
          <table:table-cell office:value-type="string">
            <text:p>81379-3261</text:p>
          </table:table-cell>
          <table:table-cell office:value-type="string">
            <text:p>541382478</text:p>
          </table:table-cell>
          <table:table-cell office:value-type="string">
            <text:p>Toys</text:p>
          </table:table-cell>
          <table:table-cell office:value-type="string">
            <text:p>Nienow - Kertzmann</text:p>
          </table:table-cell>
          <table:table-cell office:value-type="float" office:value="44463.10105902778">
            <text:p>44463.10105902778</text:p>
          </table:table-cell>
          <table:table-cell office:value-type="string">
            <text:p>http://placeimg.com/640/480</text:p>
          </table:table-cell>
          <table:table-cell office:value-type="string">
            <text:p>Unde corporis suscipit explicabo voluptas consequatur. Aut enim alias nobis et at. Pariatur reiciendis iste. Quis id labore eius dolor eligendi doloribus facere. Accusamus molestiae consectetur repudiandae laborum delectus eum dolor repudiandae. Dolorum a reiciendis officia ut.</text:p>
          </table:table-cell>
          <table:table-cell office:value-type="boolean" office:boolean-value="true">
            <text:p>TRUE</text:p>
          </table:table-cell>
        </table:table-row>
        <table:table-row>
          <table:table-cell office:value-type="string">
            <text:p>Mr. Gregory Parker</text:p>
          </table:table-cell>
          <table:table-cell office:value-type="string">
            <text:p>647-832-9200 x7884</text:p>
          </table:table-cell>
          <table:table-cell office:value-type="string">
            <text:p>Abigail_Kohler43@gmail.com</text:p>
          </table:table-cell>
          <table:table-cell office:value-type="string">
            <text:p>0691 Rasheed Drives</text:p>
          </table:table-cell>
          <table:table-cell office:value-type="string">
            <text:p>Warwick</text:p>
          </table:table-cell>
          <table:table-cell office:value-type="string">
            <text:p>Idaho</text:p>
          </table:table-cell>
          <table:table-cell office:value-type="string">
            <text:p>72878</text:p>
          </table:table-cell>
          <table:table-cell office:value-type="string">
            <text:p>914329848</text:p>
          </table:table-cell>
          <table:table-cell office:value-type="string">
            <text:p>Movies</text:p>
          </table:table-cell>
          <table:table-cell office:value-type="string">
            <text:p>Gulgowski - Balistreri</text:p>
          </table:table-cell>
          <table:table-cell office:value-type="float" office:value="44348.10461582176">
            <text:p>44348.10461582176</text:p>
          </table:table-cell>
          <table:table-cell office:value-type="string">
            <text:p>http://placeimg.com/640/480</text:p>
          </table:table-cell>
          <table:table-cell office:value-type="string">
            <text:p>Et maiores illo provident eos odio nemo non ut id. Error quo eaque qui voluptatem voluptas quia eaque eos. Consequatur voluptatum quibusdam corrupti minus sunt sint ut vero. Velit error amet eligendi ut error.</text:p>
          </table:table-cell>
          <table:table-cell office:value-type="boolean" office:boolean-value="true">
            <text:p>TRUE</text:p>
          </table:table-cell>
        </table:table-row>
        <table:table-row>
          <table:table-cell office:value-type="string">
            <text:p>Donnie Klein Jr.</text:p>
          </table:table-cell>
          <table:table-cell office:value-type="string">
            <text:p>1-489-376-1153</text:p>
          </table:table-cell>
          <table:table-cell office:value-type="string">
            <text:p>Myrtice3@yahoo.com</text:p>
          </table:table-cell>
          <table:table-cell office:value-type="string">
            <text:p>043 August Village</text:p>
          </table:table-cell>
          <table:table-cell office:value-type="string">
            <text:p>Port Gerardobury</text:p>
          </table:table-cell>
          <table:table-cell office:value-type="string">
            <text:p>Kansas</text:p>
          </table:table-cell>
          <table:table-cell office:value-type="string">
            <text:p>85182-3360</text:p>
          </table:table-cell>
          <table:table-cell office:value-type="string">
            <text:p>394136211</text:p>
          </table:table-cell>
          <table:table-cell office:value-type="string">
            <text:p>Outdoors</text:p>
          </table:table-cell>
          <table:table-cell office:value-type="string">
            <text:p>Pollich - O'Reilly</text:p>
          </table:table-cell>
          <table:table-cell office:value-type="float" office:value="44346.877189618055">
            <text:p>44346.877189618055</text:p>
          </table:table-cell>
          <table:table-cell office:value-type="string">
            <text:p>http://placeimg.com/640/480</text:p>
          </table:table-cell>
          <table:table-cell office:value-type="string">
            <text:p>Dignissimos dolores dolor. Atque commodi laudantium voluptatem. Delectus temporibus non totam.</text:p>
          </table:table-cell>
          <table:table-cell office:value-type="boolean" office:boolean-value="false">
            <text:p>FALSE</text:p>
          </table:table-cell>
        </table:table-row>
        <table:table-row>
          <table:table-cell office:value-type="string">
            <text:p>May Graham</text:p>
          </table:table-cell>
          <table:table-cell office:value-type="string">
            <text:p>(937) 715-6225 x682</text:p>
          </table:table-cell>
          <table:table-cell office:value-type="string">
            <text:p>Esperanza.Dibbert@gmail.com</text:p>
          </table:table-cell>
          <table:table-cell office:value-type="string">
            <text:p>408 Noel Camp</text:p>
          </table:table-cell>
          <table:table-cell office:value-type="string">
            <text:p>South Alanaview</text:p>
          </table:table-cell>
          <table:table-cell office:value-type="string">
            <text:p>Washington</text:p>
          </table:table-cell>
          <table:table-cell office:value-type="string">
            <text:p>58019</text:p>
          </table:table-cell>
          <table:table-cell office:value-type="string">
            <text:p>505726177</text:p>
          </table:table-cell>
          <table:table-cell office:value-type="string">
            <text:p>Industrial</text:p>
          </table:table-cell>
          <table:table-cell office:value-type="string">
            <text:p>Rolfson - Bogan</text:p>
          </table:table-cell>
          <table:table-cell office:value-type="float" office:value="44387.38265543982">
            <text:p>44387.38265543982</text:p>
          </table:table-cell>
          <table:table-cell office:value-type="string">
            <text:p>http://placeimg.com/640/480</text:p>
          </table:table-cell>
          <table:table-cell office:value-type="string">
            <text:p>Iste itaque laudantium sunt ab. Tempore necessitatibus dolorem. Voluptatibus quod commodi fuga sunt dolor. Ut explicabo minima at soluta eum. Voluptatibus eaque ea sit et.</text:p>
          </table:table-cell>
          <table:table-cell office:value-type="boolean" office:boolean-value="true">
            <text:p>TRUE</text:p>
          </table:table-cell>
        </table:table-row>
        <table:table-row>
          <table:table-cell office:value-type="string">
            <text:p>Matt Gerhold</text:p>
          </table:table-cell>
          <table:table-cell office:value-type="string">
            <text:p>937-905-9924</text:p>
          </table:table-cell>
          <table:table-cell office:value-type="string">
            <text:p>Irving78@gmail.com</text:p>
          </table:table-cell>
          <table:table-cell office:value-type="string">
            <text:p>5143 Charlene Roads</text:p>
          </table:table-cell>
          <table:table-cell office:value-type="string">
            <text:p>Warwick</text:p>
          </table:table-cell>
          <table:table-cell office:value-type="string">
            <text:p>New Jersey</text:p>
          </table:table-cell>
          <table:table-cell office:value-type="string">
            <text:p>25123</text:p>
          </table:table-cell>
          <table:table-cell office:value-type="string">
            <text:p>063050194</text:p>
          </table:table-cell>
          <table:table-cell office:value-type="string">
            <text:p>Games</text:p>
          </table:table-cell>
          <table:table-cell office:value-type="string">
            <text:p>Leffler - Welch</text:p>
          </table:table-cell>
          <table:table-cell office:value-type="float" office:value="44238.805628298614">
            <text:p>44238.805628298614</text:p>
          </table:table-cell>
          <table:table-cell office:value-type="string">
            <text:p>http://placeimg.com/640/480</text:p>
          </table:table-cell>
          <table:table-cell office:value-type="string">
            <text:p>Explicabo laboriosam et mollitia iusto ut asperiores aut non est. Sunt illum nihil enim. Adipisci ipsum ea possimus alias molestiae qui.</text:p>
          </table:table-cell>
          <table:table-cell office:value-type="boolean" office:boolean-value="false">
            <text:p>FALSE</text:p>
          </table:table-cell>
        </table:table-row>
        <table:table-row>
          <table:table-cell office:value-type="string">
            <text:p>Vicki Goodwin</text:p>
          </table:table-cell>
          <table:table-cell office:value-type="string">
            <text:p>(380) 972-0546 x239</text:p>
          </table:table-cell>
          <table:table-cell office:value-type="string">
            <text:p>Jerrell18@gmail.com</text:p>
          </table:table-cell>
          <table:table-cell office:value-type="string">
            <text:p>2609 Tillman Stream</text:p>
          </table:table-cell>
          <table:table-cell office:value-type="string">
            <text:p>New Osbaldo</text:p>
          </table:table-cell>
          <table:table-cell office:value-type="string">
            <text:p>West Virginia</text:p>
          </table:table-cell>
          <table:table-cell office:value-type="string">
            <text:p>45127-3543</text:p>
          </table:table-cell>
          <table:table-cell office:value-type="string">
            <text:p>290354139</text:p>
          </table:table-cell>
          <table:table-cell office:value-type="string">
            <text:p>Electronics</text:p>
          </table:table-cell>
          <table:table-cell office:value-type="string">
            <text:p>Baumbach - Dare</text:p>
          </table:table-cell>
          <table:table-cell office:value-type="float" office:value="44404.65760254629">
            <text:p>44404.65760254629</text:p>
          </table:table-cell>
          <table:table-cell office:value-type="string">
            <text:p>http://placeimg.com/640/480</text:p>
          </table:table-cell>
          <table:table-cell office:value-type="string">
            <text:p>Sint facere tempora ea dolores doloribus aut nemo. Dolores illo veritatis voluptatem error sunt fugiat eos aliquid qui. Magni et omnis dolores consequatur laudantium. Quam ea quis qui ipsum aliquid ab pariatur optio. Corporis non quia mollitia nulla eos.</text:p>
          </table:table-cell>
          <table:table-cell office:value-type="boolean" office:boolean-value="true">
            <text:p>TRUE</text:p>
          </table:table-cell>
        </table:table-row>
        <table:table-row>
          <table:table-cell office:value-type="string">
            <text:p>Sadie Fritsch DDS</text:p>
          </table:table-cell>
          <table:table-cell office:value-type="string">
            <text:p>934.321.8506 x297</text:p>
          </table:table-cell>
          <table:table-cell office:value-type="string">
            <text:p>Jocelyn84@yahoo.com</text:p>
          </table:table-cell>
          <table:table-cell office:value-type="string">
            <text:p>39995 Christiansen Fields</text:p>
          </table:table-cell>
          <table:table-cell office:value-type="string">
            <text:p>West Maryam</text:p>
          </table:table-cell>
          <table:table-cell office:value-type="string">
            <text:p>Ohio</text:p>
          </table:table-cell>
          <table:table-cell office:value-type="string">
            <text:p>07910-3154</text:p>
          </table:table-cell>
          <table:table-cell office:value-type="string">
            <text:p>712234627</text:p>
          </table:table-cell>
          <table:table-cell office:value-type="string">
            <text:p>Electronics</text:p>
          </table:table-cell>
          <table:table-cell office:value-type="string">
            <text:p>Swift LLC</text:p>
          </table:table-cell>
          <table:table-cell office:value-type="float" office:value="44379.58098353009">
            <text:p>44379.58098353009</text:p>
          </table:table-cell>
          <table:table-cell office:value-type="string">
            <text:p>http://placeimg.com/640/480</text:p>
          </table:table-cell>
          <table:table-cell office:value-type="string">
            <text:p>Quibusdam itaque ipsa quia voluptatem vel tenetur. Neque et doloribus. Ipsa ducimus qui delectus laudantium odit doloribus. Nihil est voluptatibus voluptas rerum repellat minima error sint a. Nihil perferendis error molestias est.</text:p>
          </table:table-cell>
          <table:table-cell office:value-type="boolean" office:boolean-value="false">
            <text:p>FALSE</text:p>
          </table:table-cell>
        </table:table-row>
        <table:table-row>
          <table:table-cell office:value-type="string">
            <text:p>Andres Marks</text:p>
          </table:table-cell>
          <table:table-cell office:value-type="string">
            <text:p>793.671.2982 x644</text:p>
          </table:table-cell>
          <table:table-cell office:value-type="string">
            <text:p>Della.Smitham75@gmail.com</text:p>
          </table:table-cell>
          <table:table-cell office:value-type="string">
            <text:p>061 Wilderman Loop</text:p>
          </table:table-cell>
          <table:table-cell office:value-type="string">
            <text:p>Hilllfort</text:p>
          </table:table-cell>
          <table:table-cell office:value-type="string">
            <text:p>North Carolina</text:p>
          </table:table-cell>
          <table:table-cell office:value-type="string">
            <text:p>84690</text:p>
          </table:table-cell>
          <table:table-cell office:value-type="string">
            <text:p>843684104</text:p>
          </table:table-cell>
          <table:table-cell office:value-type="string">
            <text:p>Tools</text:p>
          </table:table-cell>
          <table:table-cell office:value-type="string">
            <text:p>Denesik Inc</text:p>
          </table:table-cell>
          <table:table-cell office:value-type="float" office:value="44496.81016056713">
            <text:p>44496.81016056713</text:p>
          </table:table-cell>
          <table:table-cell office:value-type="string">
            <text:p>http://placeimg.com/640/480</text:p>
          </table:table-cell>
          <table:table-cell office:value-type="string">
            <text:p>Quia qui amet odio sapiente. Assumenda voluptatem quos quibusdam molestiae. Aliquam vel dolor temporibus voluptatem. Quo minima magni quo. Repudiandae quia temporibus nam maxime reiciendis hic officia sapiente enim.</text:p>
          </table:table-cell>
          <table:table-cell office:value-type="boolean" office:boolean-value="true">
            <text:p>TRUE</text:p>
          </table:table-cell>
        </table:table-row>
        <table:table-row>
          <table:table-cell office:value-type="string">
            <text:p>Dr. Henry Stokes</text:p>
          </table:table-cell>
          <table:table-cell office:value-type="string">
            <text:p>645.849.8846</text:p>
          </table:table-cell>
          <table:table-cell office:value-type="string">
            <text:p>Vida.Zemlak@hotmail.com</text:p>
          </table:table-cell>
          <table:table-cell office:value-type="string">
            <text:p>06687 Bradtke Flat</text:p>
          </table:table-cell>
          <table:table-cell office:value-type="string">
            <text:p>New Tysonmouth</text:p>
          </table:table-cell>
          <table:table-cell office:value-type="string">
            <text:p>Connecticut</text:p>
          </table:table-cell>
          <table:table-cell office:value-type="string">
            <text:p>97681</text:p>
          </table:table-cell>
          <table:table-cell office:value-type="string">
            <text:p>380592306</text:p>
          </table:table-cell>
          <table:table-cell office:value-type="string">
            <text:p>Grocery</text:p>
          </table:table-cell>
          <table:table-cell office:value-type="string">
            <text:p>Bartoletti - Considine</text:p>
          </table:table-cell>
          <table:table-cell office:value-type="float" office:value="44235.42631513889">
            <text:p>44235.42631513889</text:p>
          </table:table-cell>
          <table:table-cell office:value-type="string">
            <text:p>http://placeimg.com/640/480</text:p>
          </table:table-cell>
          <table:table-cell office:value-type="string">
            <text:p>Expedita doloremque quidem libero. Libero cupiditate quam. Quisquam facere doloremque dolorem et aut quaerat.</text:p>
          </table:table-cell>
          <table:table-cell office:value-type="boolean" office:boolean-value="true">
            <text:p>TRUE</text:p>
          </table:table-cell>
        </table:table-row>
        <table:table-row>
          <table:table-cell office:value-type="string">
            <text:p>Anita Koch</text:p>
          </table:table-cell>
          <table:table-cell office:value-type="string">
            <text:p>943.596.3654</text:p>
          </table:table-cell>
          <table:table-cell office:value-type="string">
            <text:p>Joshuah_Aufderhar86@yahoo.com</text:p>
          </table:table-cell>
          <table:table-cell office:value-type="string">
            <text:p>96636 Bartell Plains</text:p>
          </table:table-cell>
          <table:table-cell office:value-type="string">
            <text:p>Anaheim</text:p>
          </table:table-cell>
          <table:table-cell office:value-type="string">
            <text:p>North Dakota</text:p>
          </table:table-cell>
          <table:table-cell office:value-type="string">
            <text:p>31954-4729</text:p>
          </table:table-cell>
          <table:table-cell office:value-type="string">
            <text:p>363294757</text:p>
          </table:table-cell>
          <table:table-cell office:value-type="string">
            <text:p>Electronics</text:p>
          </table:table-cell>
          <table:table-cell office:value-type="string">
            <text:p>Kshlerin, Conn and Jerde</text:p>
          </table:table-cell>
          <table:table-cell office:value-type="float" office:value="44367.66113412037">
            <text:p>44367.66113412037</text:p>
          </table:table-cell>
          <table:table-cell office:value-type="string">
            <text:p>http://placeimg.com/640/480</text:p>
          </table:table-cell>
          <table:table-cell office:value-type="string">
            <text:p>Sint accusantium voluptas occaecati aspernatur et et minima minima. Quod veniam facilis quia ut qui minus optio necessitatibus. Delectus sapiente voluptatem neque consequatur. Molestiae repellendus iusto iusto. Occaecati modi qui tenetur qui et omnis nostrum aut. Voluptates accusantium temporibus sapiente corporis aliquid delectus nostrum.</text:p>
          </table:table-cell>
          <table:table-cell office:value-type="boolean" office:boolean-value="false">
            <text:p>FALSE</text:p>
          </table:table-cell>
        </table:table-row>
        <table:table-row>
          <table:table-cell office:value-type="string">
            <text:p>Lowell Veum DDS</text:p>
          </table:table-cell>
          <table:table-cell office:value-type="string">
            <text:p>(896) 377-1408</text:p>
          </table:table-cell>
          <table:table-cell office:value-type="string">
            <text:p>Mariela.Harris@hotmail.com</text:p>
          </table:table-cell>
          <table:table-cell office:value-type="string">
            <text:p>51925 Hilpert Skyway</text:p>
          </table:table-cell>
          <table:table-cell office:value-type="string">
            <text:p>Anneburgh</text:p>
          </table:table-cell>
          <table:table-cell office:value-type="string">
            <text:p>Arkansas</text:p>
          </table:table-cell>
          <table:table-cell office:value-type="string">
            <text:p>54929-0990</text:p>
          </table:table-cell>
          <table:table-cell office:value-type="string">
            <text:p>635488204</text:p>
          </table:table-cell>
          <table:table-cell office:value-type="string">
            <text:p>Clothing</text:p>
          </table:table-cell>
          <table:table-cell office:value-type="string">
            <text:p>Price Inc</text:p>
          </table:table-cell>
          <table:table-cell office:value-type="float" office:value="44361.008773946756">
            <text:p>44361.008773946756</text:p>
          </table:table-cell>
          <table:table-cell office:value-type="string">
            <text:p>http://placeimg.com/640/480</text:p>
          </table:table-cell>
          <table:table-cell office:value-type="string">
            <text:p>Animi autem qui fuga sed unde. Et et natus soluta sint voluptates autem magnam nisi. Facere corrupti odit tempore suscipit mollitia et. Totam vel numquam aspernatur iste quidem vitae sed. Exercitationem sunt assumenda id dolore sint reiciendis similique. Dignissimos dolor sunt dolorem est dolorem est mollitia magni et.</text:p>
          </table:table-cell>
          <table:table-cell office:value-type="boolean" office:boolean-value="false">
            <text:p>FALSE</text:p>
          </table:table-cell>
        </table:table-row>
        <table:table-row>
          <table:table-cell office:value-type="string">
            <text:p>Gloria Borer</text:p>
          </table:table-cell>
          <table:table-cell office:value-type="string">
            <text:p>987-829-9478 x13344</text:p>
          </table:table-cell>
          <table:table-cell office:value-type="string">
            <text:p>Garrison.Carroll87@gmail.com</text:p>
          </table:table-cell>
          <table:table-cell office:value-type="string">
            <text:p>303 Pamela Ports</text:p>
          </table:table-cell>
          <table:table-cell office:value-type="string">
            <text:p>Cronaside</text:p>
          </table:table-cell>
          <table:table-cell office:value-type="string">
            <text:p>Montana</text:p>
          </table:table-cell>
          <table:table-cell office:value-type="string">
            <text:p>60052-2951</text:p>
          </table:table-cell>
          <table:table-cell office:value-type="string">
            <text:p>239696654</text:p>
          </table:table-cell>
          <table:table-cell office:value-type="string">
            <text:p>Music</text:p>
          </table:table-cell>
          <table:table-cell office:value-type="string">
            <text:p>Kovacek and Sons</text:p>
          </table:table-cell>
          <table:table-cell office:value-type="float" office:value="44278.3794212963">
            <text:p>44278.3794212963</text:p>
          </table:table-cell>
          <table:table-cell office:value-type="string">
            <text:p>http://placeimg.com/640/480</text:p>
          </table:table-cell>
          <table:table-cell office:value-type="string">
            <text:p>Et excepturi error inventore odio eius rerum quos vel. Rerum delectus ea excepturi consequatur. Quaerat magnam enim odit sint. Id laudantium sunt odio. Dolor totam laboriosam impedit. Enim soluta repudiandae aut omnis officiis aut omnis et.</text:p>
          </table:table-cell>
          <table:table-cell office:value-type="boolean" office:boolean-value="false">
            <text:p>FALSE</text:p>
          </table:table-cell>
        </table:table-row>
        <table:table-row>
          <table:table-cell office:value-type="string">
            <text:p>Jean Oberbrunner</text:p>
          </table:table-cell>
          <table:table-cell office:value-type="string">
            <text:p>661-826-0320</text:p>
          </table:table-cell>
          <table:table-cell office:value-type="string">
            <text:p>Richmond31@gmail.com</text:p>
          </table:table-cell>
          <table:table-cell office:value-type="string">
            <text:p>910 Kulas Knolls</text:p>
          </table:table-cell>
          <table:table-cell office:value-type="string">
            <text:p>Carterberg</text:p>
          </table:table-cell>
          <table:table-cell office:value-type="string">
            <text:p>New Jersey</text:p>
          </table:table-cell>
          <table:table-cell office:value-type="string">
            <text:p>61630-5264</text:p>
          </table:table-cell>
          <table:table-cell office:value-type="string">
            <text:p>731239632</text:p>
          </table:table-cell>
          <table:table-cell office:value-type="string">
            <text:p>Toys</text:p>
          </table:table-cell>
          <table:table-cell office:value-type="string">
            <text:p>Champlin, Bogisich and Becker</text:p>
          </table:table-cell>
          <table:table-cell office:value-type="float" office:value="44258.25158510417">
            <text:p>44258.25158510417</text:p>
          </table:table-cell>
          <table:table-cell office:value-type="string">
            <text:p>http://placeimg.com/640/480</text:p>
          </table:table-cell>
          <table:table-cell office:value-type="string">
            <text:p>Corrupti eaque velit natus earum molestiae veritatis. Dolores non numquam sequi atque consequatur est aut. Qui quos eum sunt eligendi sit sunt distinctio. Nesciunt earum pariatur quos omnis iure ex sint. Non et minima necessitatibus quo impedit assumenda.</text:p>
          </table:table-cell>
          <table:table-cell office:value-type="boolean" office:boolean-value="true">
            <text:p>TRUE</text:p>
          </table:table-cell>
        </table:table-row>
        <table:table-row>
          <table:table-cell office:value-type="string">
            <text:p>Anna Homenick</text:p>
          </table:table-cell>
          <table:table-cell office:value-type="string">
            <text:p>782.506.7515 x4471</text:p>
          </table:table-cell>
          <table:table-cell office:value-type="string">
            <text:p>Eveline.Deckow@gmail.com</text:p>
          </table:table-cell>
          <table:table-cell office:value-type="string">
            <text:p>5973 Goodwin Path</text:p>
          </table:table-cell>
          <table:table-cell office:value-type="string">
            <text:p>National City</text:p>
          </table:table-cell>
          <table:table-cell office:value-type="string">
            <text:p>California</text:p>
          </table:table-cell>
          <table:table-cell office:value-type="string">
            <text:p>00470</text:p>
          </table:table-cell>
          <table:table-cell office:value-type="string">
            <text:p>449046201</text:p>
          </table:table-cell>
          <table:table-cell office:value-type="string">
            <text:p>Shoes</text:p>
          </table:table-cell>
          <table:table-cell office:value-type="string">
            <text:p>Fahey, Bruen and Flatley</text:p>
          </table:table-cell>
          <table:table-cell office:value-type="float" office:value="44309.92520140046">
            <text:p>44309.92520140046</text:p>
          </table:table-cell>
          <table:table-cell office:value-type="string">
            <text:p>http://placeimg.com/640/480</text:p>
          </table:table-cell>
          <table:table-cell office:value-type="string">
            <text:p>Laboriosam dolores voluptatem non. Ad nisi iure aliquam blanditiis velit quia necessitatibus. Cumque quisquam velit doloribus.</text:p>
          </table:table-cell>
          <table:table-cell office:value-type="boolean" office:boolean-value="false">
            <text:p>FALSE</text:p>
          </table:table-cell>
        </table:table-row>
        <table:table-row>
          <table:table-cell office:value-type="string">
            <text:p>Jana Quitzon</text:p>
          </table:table-cell>
          <table:table-cell office:value-type="string">
            <text:p>710.442.4285 x40004</text:p>
          </table:table-cell>
          <table:table-cell office:value-type="string">
            <text:p>Aidan_Carter85@hotmail.com</text:p>
          </table:table-cell>
          <table:table-cell office:value-type="string">
            <text:p>527 Parker Pine</text:p>
          </table:table-cell>
          <table:table-cell office:value-type="string">
            <text:p>Lemuelfort</text:p>
          </table:table-cell>
          <table:table-cell office:value-type="string">
            <text:p>Georgia</text:p>
          </table:table-cell>
          <table:table-cell office:value-type="string">
            <text:p>93353-9803</text:p>
          </table:table-cell>
          <table:table-cell office:value-type="string">
            <text:p>590094911</text:p>
          </table:table-cell>
          <table:table-cell office:value-type="string">
            <text:p>Clothing</text:p>
          </table:table-cell>
          <table:table-cell office:value-type="string">
            <text:p>Abernathy Inc</text:p>
          </table:table-cell>
          <table:table-cell office:value-type="float" office:value="44255.28553259259">
            <text:p>44255.28553259259</text:p>
          </table:table-cell>
          <table:table-cell office:value-type="string">
            <text:p>http://placeimg.com/640/480</text:p>
          </table:table-cell>
          <table:table-cell office:value-type="string">
            <text:p>Aut soluta architecto qui rerum reprehenderit dolor quaerat. Illo aut explicabo pariatur numquam. Sint harum aut sit sed voluptas. Asperiores quae non tempora cum deserunt repellat quas recusandae. Et ex et. Eos velit saepe voluptatum.</text:p>
          </table:table-cell>
          <table:table-cell office:value-type="boolean" office:boolean-value="true">
            <text:p>TRUE</text:p>
          </table:table-cell>
        </table:table-row>
        <table:table-row>
          <table:table-cell office:value-type="string">
            <text:p>Sonya McLaughlin</text:p>
          </table:table-cell>
          <table:table-cell office:value-type="string">
            <text:p>(780) 609-5585 x328</text:p>
          </table:table-cell>
          <table:table-cell office:value-type="string">
            <text:p>Beaulah17@hotmail.com</text:p>
          </table:table-cell>
          <table:table-cell office:value-type="string">
            <text:p>5408 Lueilwitz Views</text:p>
          </table:table-cell>
          <table:table-cell office:value-type="string">
            <text:p>Woodland</text:p>
          </table:table-cell>
          <table:table-cell office:value-type="string">
            <text:p>Georgia</text:p>
          </table:table-cell>
          <table:table-cell office:value-type="string">
            <text:p>22612</text:p>
          </table:table-cell>
          <table:table-cell office:value-type="string">
            <text:p>883773198</text:p>
          </table:table-cell>
          <table:table-cell office:value-type="string">
            <text:p>Clothing</text:p>
          </table:table-cell>
          <table:table-cell office:value-type="string">
            <text:p>Larkin, Willms and Littel</text:p>
          </table:table-cell>
          <table:table-cell office:value-type="float" office:value="44561.04947331019">
            <text:p>44561.04947331019</text:p>
          </table:table-cell>
          <table:table-cell office:value-type="string">
            <text:p>http://placeimg.com/640/480</text:p>
          </table:table-cell>
          <table:table-cell office:value-type="string">
            <text:p>Sed et delectus qui error. Dolor odio minima recusandae deleniti ad impedit illo. Quo dolore omnis. Rerum earum numquam. Illo hic voluptatem.</text:p>
          </table:table-cell>
          <table:table-cell office:value-type="boolean" office:boolean-value="true">
            <text:p>TRUE</text:p>
          </table:table-cell>
        </table:table-row>
        <table:table-row>
          <table:table-cell office:value-type="string">
            <text:p>Ms. Shelley Rempel</text:p>
          </table:table-cell>
          <table:table-cell office:value-type="string">
            <text:p>(638) 875-8015</text:p>
          </table:table-cell>
          <table:table-cell office:value-type="string">
            <text:p>Hilario_Schulist@hotmail.com</text:p>
          </table:table-cell>
          <table:table-cell office:value-type="string">
            <text:p>19379 Selena Meadows</text:p>
          </table:table-cell>
          <table:table-cell office:value-type="string">
            <text:p>Lake Melanyfort</text:p>
          </table:table-cell>
          <table:table-cell office:value-type="string">
            <text:p>Pennsylvania</text:p>
          </table:table-cell>
          <table:table-cell office:value-type="string">
            <text:p>14626</text:p>
          </table:table-cell>
          <table:table-cell office:value-type="string">
            <text:p>694561641</text:p>
          </table:table-cell>
          <table:table-cell office:value-type="string">
            <text:p>Baby</text:p>
          </table:table-cell>
          <table:table-cell office:value-type="string">
            <text:p>Kirlin, Graham and Cruickshank</text:p>
          </table:table-cell>
          <table:table-cell office:value-type="float" office:value="44284.664379305555">
            <text:p>44284.664379305555</text:p>
          </table:table-cell>
          <table:table-cell office:value-type="string">
            <text:p>http://placeimg.com/640/480</text:p>
          </table:table-cell>
          <table:table-cell office:value-type="string">
            <text:p>Cum et voluptas. Quaerat dolorem esse quos perspiciatis unde voluptas sunt earum. Debitis labore cum nobis nam in. Eos et sunt eum autem ipsam.</text:p>
          </table:table-cell>
          <table:table-cell office:value-type="boolean" office:boolean-value="false">
            <text:p>FALSE</text:p>
          </table:table-cell>
        </table:table-row>
        <table:table-row>
          <table:table-cell office:value-type="string">
            <text:p>Patty Pfannerstill</text:p>
          </table:table-cell>
          <table:table-cell office:value-type="string">
            <text:p>(422) 307-6639 x21892</text:p>
          </table:table-cell>
          <table:table-cell office:value-type="string">
            <text:p>Bertrand_Kihn@gmail.com</text:p>
          </table:table-cell>
          <table:table-cell office:value-type="string">
            <text:p>1249 Rocky Motorway</text:p>
          </table:table-cell>
          <table:table-cell office:value-type="string">
            <text:p>Dickenshaven</text:p>
          </table:table-cell>
          <table:table-cell office:value-type="string">
            <text:p>North Carolina</text:p>
          </table:table-cell>
          <table:table-cell office:value-type="string">
            <text:p>54731</text:p>
          </table:table-cell>
          <table:table-cell office:value-type="string">
            <text:p>797724770</text:p>
          </table:table-cell>
          <table:table-cell office:value-type="string">
            <text:p>Sports</text:p>
          </table:table-cell>
          <table:table-cell office:value-type="string">
            <text:p>Frami - Kautzer</text:p>
          </table:table-cell>
          <table:table-cell office:value-type="float" office:value="44438.66271777778">
            <text:p>44438.66271777778</text:p>
          </table:table-cell>
          <table:table-cell office:value-type="string">
            <text:p>http://placeimg.com/640/480</text:p>
          </table:table-cell>
          <table:table-cell office:value-type="string">
            <text:p>Ipsam omnis deleniti culpa sint quas ipsum eaque velit et. Aperiam a deserunt. Iusto quia dolorem rerum omnis iusto ipsa. Provident ab repellendus delectus autem.</text:p>
          </table:table-cell>
          <table:table-cell office:value-type="boolean" office:boolean-value="true">
            <text:p>TRUE</text:p>
          </table:table-cell>
        </table:table-row>
        <table:table-row>
          <table:table-cell office:value-type="string">
            <text:p>Ed Predovic</text:p>
          </table:table-cell>
          <table:table-cell office:value-type="string">
            <text:p>1-297-864-1876 x33509</text:p>
          </table:table-cell>
          <table:table-cell office:value-type="string">
            <text:p>Albertha52@yahoo.com</text:p>
          </table:table-cell>
          <table:table-cell office:value-type="string">
            <text:p>858 Stroman Common</text:p>
          </table:table-cell>
          <table:table-cell office:value-type="string">
            <text:p>New Brainstad</text:p>
          </table:table-cell>
          <table:table-cell office:value-type="string">
            <text:p>Kentucky</text:p>
          </table:table-cell>
          <table:table-cell office:value-type="string">
            <text:p>53104</text:p>
          </table:table-cell>
          <table:table-cell office:value-type="string">
            <text:p>725134167</text:p>
          </table:table-cell>
          <table:table-cell office:value-type="string">
            <text:p>Books</text:p>
          </table:table-cell>
          <table:table-cell office:value-type="string">
            <text:p>Roberts and Sons</text:p>
          </table:table-cell>
          <table:table-cell office:value-type="float" office:value="44223.14460361111">
            <text:p>44223.14460361111</text:p>
          </table:table-cell>
          <table:table-cell office:value-type="string">
            <text:p>http://placeimg.com/640/480</text:p>
          </table:table-cell>
          <table:table-cell office:value-type="string">
            <text:p>Placeat amet reprehenderit ducimus commodi. Non aut eum. In eos aut nemo. Eveniet neque facilis qui quia soluta voluptatem quo eveniet sed.</text:p>
          </table:table-cell>
          <table:table-cell office:value-type="boolean" office:boolean-value="false">
            <text:p>FALSE</text:p>
          </table:table-cell>
        </table:table-row>
        <table:table-row>
          <table:table-cell office:value-type="string">
            <text:p>Miss Danny Hodkiewicz</text:p>
          </table:table-cell>
          <table:table-cell office:value-type="string">
            <text:p>1-553-893-4860 x9592</text:p>
          </table:table-cell>
          <table:table-cell office:value-type="string">
            <text:p>Irving0@yahoo.com</text:p>
          </table:table-cell>
          <table:table-cell office:value-type="string">
            <text:p>5235 Noemie Groves</text:p>
          </table:table-cell>
          <table:table-cell office:value-type="string">
            <text:p>Blancaside</text:p>
          </table:table-cell>
          <table:table-cell office:value-type="string">
            <text:p>Wisconsin</text:p>
          </table:table-cell>
          <table:table-cell office:value-type="string">
            <text:p>59395</text:p>
          </table:table-cell>
          <table:table-cell office:value-type="string">
            <text:p>144303236</text:p>
          </table:table-cell>
          <table:table-cell office:value-type="string">
            <text:p>Jewelery</text:p>
          </table:table-cell>
          <table:table-cell office:value-type="string">
            <text:p>Jerde, Denesik and Ortiz</text:p>
          </table:table-cell>
          <table:table-cell office:value-type="float" office:value="44210.76707234954">
            <text:p>44210.76707234954</text:p>
          </table:table-cell>
          <table:table-cell office:value-type="string">
            <text:p>http://placeimg.com/640/480</text:p>
          </table:table-cell>
          <table:table-cell office:value-type="string">
            <text:p>Quisquam aliquid ea praesentium ducimus. Sit perferendis aut. Non alias nesciunt consectetur.</text:p>
          </table:table-cell>
          <table:table-cell office:value-type="boolean" office:boolean-value="true">
            <text:p>TRUE</text:p>
          </table:table-cell>
        </table:table-row>
        <table:table-row>
          <table:table-cell office:value-type="string">
            <text:p>Mr. Rosa Gleichner</text:p>
          </table:table-cell>
          <table:table-cell office:value-type="string">
            <text:p>(650) 514-1698</text:p>
          </table:table-cell>
          <table:table-cell office:value-type="string">
            <text:p>Beryl_Goodwin43@yahoo.com</text:p>
          </table:table-cell>
          <table:table-cell office:value-type="string">
            <text:p>474 Adams Points</text:p>
          </table:table-cell>
          <table:table-cell office:value-type="string">
            <text:p>Paucekside</text:p>
          </table:table-cell>
          <table:table-cell office:value-type="string">
            <text:p>Oklahoma</text:p>
          </table:table-cell>
          <table:table-cell office:value-type="string">
            <text:p>64064</text:p>
          </table:table-cell>
          <table:table-cell office:value-type="string">
            <text:p>945787284</text:p>
          </table:table-cell>
          <table:table-cell office:value-type="string">
            <text:p>Baby</text:p>
          </table:table-cell>
          <table:table-cell office:value-type="string">
            <text:p>Johnson, Yundt and Bogisich</text:p>
          </table:table-cell>
          <table:table-cell office:value-type="float" office:value="44247.305192465275">
            <text:p>44247.305192465275</text:p>
          </table:table-cell>
          <table:table-cell office:value-type="string">
            <text:p>http://placeimg.com/640/480</text:p>
          </table:table-cell>
          <table:table-cell office:value-type="string">
            <text:p>Qui tempora sed maiores perspiciatis accusamus rerum. Ducimus corrupti voluptatem. Nihil eveniet consequatur commodi qui corporis. Numquam sunt illum et. Molestias illo a vel sed quas adipisci animi autem est.</text:p>
          </table:table-cell>
          <table:table-cell office:value-type="boolean" office:boolean-value="true">
            <text:p>TRUE</text:p>
          </table:table-cell>
        </table:table-row>
        <table:table-row>
          <table:table-cell office:value-type="string">
            <text:p>Owen Kozey</text:p>
          </table:table-cell>
          <table:table-cell office:value-type="string">
            <text:p>867.923.1066</text:p>
          </table:table-cell>
          <table:table-cell office:value-type="string">
            <text:p>Trent19@hotmail.com</text:p>
          </table:table-cell>
          <table:table-cell office:value-type="string">
            <text:p>973 Floyd Islands</text:p>
          </table:table-cell>
          <table:table-cell office:value-type="string">
            <text:p>Sunnyvale</text:p>
          </table:table-cell>
          <table:table-cell office:value-type="string">
            <text:p>Florida</text:p>
          </table:table-cell>
          <table:table-cell office:value-type="string">
            <text:p>01159-1766</text:p>
          </table:table-cell>
          <table:table-cell office:value-type="string">
            <text:p>590511025</text:p>
          </table:table-cell>
          <table:table-cell office:value-type="string">
            <text:p>Games</text:p>
          </table:table-cell>
          <table:table-cell office:value-type="string">
            <text:p>Moore, Frami and Larson</text:p>
          </table:table-cell>
          <table:table-cell office:value-type="float" office:value="44287.989512025466">
            <text:p>44287.989512025466</text:p>
          </table:table-cell>
          <table:table-cell office:value-type="string">
            <text:p>http://placeimg.com/640/480</text:p>
          </table:table-cell>
          <table:table-cell office:value-type="string">
            <text:p>Quia minus beatae doloribus tenetur magni ut. Minus qui recusandae adipisci et qui odio nostrum aut. Quia aut neque aut. Aut deserunt aut culpa vitae in cupiditate debitis. Mollitia cumque aliquam enim quod aut maiores. Enim vel magnam nihil qui omnis.</text:p>
          </table:table-cell>
          <table:table-cell office:value-type="boolean" office:boolean-value="true">
            <text:p>TRUE</text:p>
          </table:table-cell>
        </table:table-row>
        <table:table-row>
          <table:table-cell office:value-type="string">
            <text:p>Wilfred Turner</text:p>
          </table:table-cell>
          <table:table-cell office:value-type="string">
            <text:p>(295) 802-0183</text:p>
          </table:table-cell>
          <table:table-cell office:value-type="string">
            <text:p>Murl46@gmail.com</text:p>
          </table:table-cell>
          <table:table-cell office:value-type="string">
            <text:p>625 Robel Plain</text:p>
          </table:table-cell>
          <table:table-cell office:value-type="string">
            <text:p>Heaneyborough</text:p>
          </table:table-cell>
          <table:table-cell office:value-type="string">
            <text:p>Oklahoma</text:p>
          </table:table-cell>
          <table:table-cell office:value-type="string">
            <text:p>84446-5286</text:p>
          </table:table-cell>
          <table:table-cell office:value-type="string">
            <text:p>592346777</text:p>
          </table:table-cell>
          <table:table-cell office:value-type="string">
            <text:p>Baby</text:p>
          </table:table-cell>
          <table:table-cell office:value-type="string">
            <text:p>Thompson, Beahan and Blick</text:p>
          </table:table-cell>
          <table:table-cell office:value-type="float" office:value="44428.93073796296">
            <text:p>44428.93073796296</text:p>
          </table:table-cell>
          <table:table-cell office:value-type="string">
            <text:p>http://placeimg.com/640/480</text:p>
          </table:table-cell>
          <table:table-cell office:value-type="string">
            <text:p>Quasi qui facere quis quibusdam. Provident itaque id dolore. Aut maxime qui molestias aliquid odio.</text:p>
          </table:table-cell>
          <table:table-cell office:value-type="boolean" office:boolean-value="false">
            <text:p>FALSE</text:p>
          </table:table-cell>
        </table:table-row>
        <table:table-row>
          <table:table-cell office:value-type="string">
            <text:p>Eula Anderson</text:p>
          </table:table-cell>
          <table:table-cell office:value-type="string">
            <text:p>1-826-688-9612 x8683</text:p>
          </table:table-cell>
          <table:table-cell office:value-type="string">
            <text:p>Gaylord_Davis7@hotmail.com</text:p>
          </table:table-cell>
          <table:table-cell office:value-type="string">
            <text:p>6793 Roob Circle</text:p>
          </table:table-cell>
          <table:table-cell office:value-type="string">
            <text:p>Oakland</text:p>
          </table:table-cell>
          <table:table-cell office:value-type="string">
            <text:p>Oregon</text:p>
          </table:table-cell>
          <table:table-cell office:value-type="string">
            <text:p>96709</text:p>
          </table:table-cell>
          <table:table-cell office:value-type="string">
            <text:p>165513364</text:p>
          </table:table-cell>
          <table:table-cell office:value-type="string">
            <text:p>Music</text:p>
          </table:table-cell>
          <table:table-cell office:value-type="string">
            <text:p>Heidenreich - Terry</text:p>
          </table:table-cell>
          <table:table-cell office:value-type="float" office:value="44289.726647407406">
            <text:p>44289.726647407406</text:p>
          </table:table-cell>
          <table:table-cell office:value-type="string">
            <text:p>http://placeimg.com/640/480</text:p>
          </table:table-cell>
          <table:table-cell office:value-type="string">
            <text:p>Non sint minus est cumque. Quis molestiae corrupti eius ullam voluptatibus. Hic molestias reprehenderit magnam adipisci perferendis exercitationem quidem. Ab illum quo reiciendis vitae veniam quia rerum ut. Architecto et et quam voluptatem.</text:p>
          </table:table-cell>
          <table:table-cell office:value-type="boolean" office:boolean-value="false">
            <text:p>FALSE</text:p>
          </table:table-cell>
        </table:table-row>
        <table:table-row>
          <table:table-cell office:value-type="string">
            <text:p>Bethany Baumbach</text:p>
          </table:table-cell>
          <table:table-cell office:value-type="string">
            <text:p>1-694-890-8086 x62488</text:p>
          </table:table-cell>
          <table:table-cell office:value-type="string">
            <text:p>Jairo.Wilderman45@hotmail.com</text:p>
          </table:table-cell>
          <table:table-cell office:value-type="string">
            <text:p>689 Kian Dam</text:p>
          </table:table-cell>
          <table:table-cell office:value-type="string">
            <text:p>Port Leliafort</text:p>
          </table:table-cell>
          <table:table-cell office:value-type="string">
            <text:p>Mississippi</text:p>
          </table:table-cell>
          <table:table-cell office:value-type="string">
            <text:p>68104</text:p>
          </table:table-cell>
          <table:table-cell office:value-type="string">
            <text:p>808196349</text:p>
          </table:table-cell>
          <table:table-cell office:value-type="string">
            <text:p>Garden</text:p>
          </table:table-cell>
          <table:table-cell office:value-type="string">
            <text:p>Little LLC</text:p>
          </table:table-cell>
          <table:table-cell office:value-type="float" office:value="44326.81355211805">
            <text:p>44326.81355211805</text:p>
          </table:table-cell>
          <table:table-cell office:value-type="string">
            <text:p>http://placeimg.com/640/480</text:p>
          </table:table-cell>
          <table:table-cell office:value-type="string">
            <text:p>Illum aut ut autem. Et perspiciatis ea magnam aspernatur illo voluptate et temporibus. Nostrum aut veritatis consequuntur maiores. Odio consequatur eum soluta explicabo sed qui.</text:p>
          </table:table-cell>
          <table:table-cell office:value-type="boolean" office:boolean-value="false">
            <text:p>FALSE</text:p>
          </table:table-cell>
        </table:table-row>
        <table:table-row>
          <table:table-cell office:value-type="string">
            <text:p>Jermaine Davis</text:p>
          </table:table-cell>
          <table:table-cell office:value-type="string">
            <text:p>1-971-259-2169 x37883</text:p>
          </table:table-cell>
          <table:table-cell office:value-type="string">
            <text:p>Ella_Rowe79@yahoo.com</text:p>
          </table:table-cell>
          <table:table-cell office:value-type="string">
            <text:p>981 Simonis Turnpike</text:p>
          </table:table-cell>
          <table:table-cell office:value-type="string">
            <text:p>North Maryjane</text:p>
          </table:table-cell>
          <table:table-cell office:value-type="string">
            <text:p>Iowa</text:p>
          </table:table-cell>
          <table:table-cell office:value-type="string">
            <text:p>45992</text:p>
          </table:table-cell>
          <table:table-cell office:value-type="string">
            <text:p>295996877</text:p>
          </table:table-cell>
          <table:table-cell office:value-type="string">
            <text:p>Games</text:p>
          </table:table-cell>
          <table:table-cell office:value-type="string">
            <text:p>Howell and Sons</text:p>
          </table:table-cell>
          <table:table-cell office:value-type="float" office:value="44300.45964302083">
            <text:p>44300.45964302083</text:p>
          </table:table-cell>
          <table:table-cell office:value-type="string">
            <text:p>http://placeimg.com/640/480</text:p>
          </table:table-cell>
          <table:table-cell office:value-type="string">
            <text:p>In aspernatur est ullam sunt ut. Consequatur omnis dolore. Sunt incidunt ea sit est fugit voluptatum.</text:p>
          </table:table-cell>
          <table:table-cell office:value-type="boolean" office:boolean-value="false">
            <text:p>FALSE</text:p>
          </table:table-cell>
        </table:table-row>
        <table:table-row>
          <table:table-cell office:value-type="string">
            <text:p>Jeremy Von</text:p>
          </table:table-cell>
          <table:table-cell office:value-type="string">
            <text:p>(506) 636-2217 x825</text:p>
          </table:table-cell>
          <table:table-cell office:value-type="string">
            <text:p>Cristobal_Nicolas31@yahoo.com</text:p>
          </table:table-cell>
          <table:table-cell office:value-type="string">
            <text:p>929 Schinner Turnpike</text:p>
          </table:table-cell>
          <table:table-cell office:value-type="string">
            <text:p>Collierborough</text:p>
          </table:table-cell>
          <table:table-cell office:value-type="string">
            <text:p>Oregon</text:p>
          </table:table-cell>
          <table:table-cell office:value-type="string">
            <text:p>64127-4959</text:p>
          </table:table-cell>
          <table:table-cell office:value-type="string">
            <text:p>752341486</text:p>
          </table:table-cell>
          <table:table-cell office:value-type="string">
            <text:p>Shoes</text:p>
          </table:table-cell>
          <table:table-cell office:value-type="string">
            <text:p>Koss, Gorczany and Hamill</text:p>
          </table:table-cell>
          <table:table-cell office:value-type="float" office:value="44300.839127349536">
            <text:p>44300.839127349536</text:p>
          </table:table-cell>
          <table:table-cell office:value-type="string">
            <text:p>http://placeimg.com/640/480</text:p>
          </table:table-cell>
          <table:table-cell office:value-type="string">
            <text:p>Dolor est vero corrupti vitae totam ut. Ullam aperiam ipsum harum voluptatum voluptatum aperiam. Dolorum nihil voluptatem labore minima quos quis consequatur facilis. Quisquam beatae aut. Qui excepturi vero soluta sit quia in.</text:p>
          </table:table-cell>
          <table:table-cell office:value-type="boolean" office:boolean-value="false">
            <text:p>FALSE</text:p>
          </table:table-cell>
        </table:table-row>
        <table:table-row>
          <table:table-cell office:value-type="string">
            <text:p>Eunice Heller</text:p>
          </table:table-cell>
          <table:table-cell office:value-type="string">
            <text:p>(991) 771-2184 x743</text:p>
          </table:table-cell>
          <table:table-cell office:value-type="string">
            <text:p>Ahmad.Raynor@hotmail.com</text:p>
          </table:table-cell>
          <table:table-cell office:value-type="string">
            <text:p>531 Ward Mountain</text:p>
          </table:table-cell>
          <table:table-cell office:value-type="string">
            <text:p>East Colt</text:p>
          </table:table-cell>
          <table:table-cell office:value-type="string">
            <text:p>Kansas</text:p>
          </table:table-cell>
          <table:table-cell office:value-type="string">
            <text:p>68444</text:p>
          </table:table-cell>
          <table:table-cell office:value-type="string">
            <text:p>018476972</text:p>
          </table:table-cell>
          <table:table-cell office:value-type="string">
            <text:p>Games</text:p>
          </table:table-cell>
          <table:table-cell office:value-type="string">
            <text:p>Aufderhar Inc</text:p>
          </table:table-cell>
          <table:table-cell office:value-type="float" office:value="44422.988895138886">
            <text:p>44422.988895138886</text:p>
          </table:table-cell>
          <table:table-cell office:value-type="string">
            <text:p>http://placeimg.com/640/480</text:p>
          </table:table-cell>
          <table:table-cell office:value-type="string">
            <text:p>Aperiam eos earum tempore sunt minus. Sint fugiat necessitatibus rerum et voluptatem enim quisquam enim consequatur. Delectus eum vero nesciunt molestiae. Tempora eos et voluptatum. Et et eos laudantium exercitationem ut a earum. Sequi quaerat nam labore.</text:p>
          </table:table-cell>
          <table:table-cell office:value-type="boolean" office:boolean-value="false">
            <text:p>FALSE</text:p>
          </table:table-cell>
        </table:table-row>
        <table:table-row>
          <table:table-cell office:value-type="string">
            <text:p>Ken Crooks</text:p>
          </table:table-cell>
          <table:table-cell office:value-type="string">
            <text:p>274.514.7278 x3508</text:p>
          </table:table-cell>
          <table:table-cell office:value-type="string">
            <text:p>Rosalia37@yahoo.com</text:p>
          </table:table-cell>
          <table:table-cell office:value-type="string">
            <text:p>71432 Emiliano Skyway</text:p>
          </table:table-cell>
          <table:table-cell office:value-type="string">
            <text:p>Goldnerfort</text:p>
          </table:table-cell>
          <table:table-cell office:value-type="string">
            <text:p>Nevada</text:p>
          </table:table-cell>
          <table:table-cell office:value-type="string">
            <text:p>93527</text:p>
          </table:table-cell>
          <table:table-cell office:value-type="string">
            <text:p>587483881</text:p>
          </table:table-cell>
          <table:table-cell office:value-type="string">
            <text:p>Automotive</text:p>
          </table:table-cell>
          <table:table-cell office:value-type="string">
            <text:p>Borer - Shields</text:p>
          </table:table-cell>
          <table:table-cell office:value-type="float" office:value="44478.43252116898">
            <text:p>44478.43252116898</text:p>
          </table:table-cell>
          <table:table-cell office:value-type="string">
            <text:p>http://placeimg.com/640/480</text:p>
          </table:table-cell>
          <table:table-cell office:value-type="string">
            <text:p>Deleniti voluptas ut blanditiis sed aut laborum aut. Eligendi soluta dignissimos sint accusantium. Accusamus quo explicabo omnis natus. Et odio hic.</text:p>
          </table:table-cell>
          <table:table-cell office:value-type="boolean" office:boolean-value="true">
            <text:p>TRUE</text:p>
          </table:table-cell>
        </table:table-row>
        <table:table-row>
          <table:table-cell office:value-type="string">
            <text:p>Loren Gutkowski</text:p>
          </table:table-cell>
          <table:table-cell office:value-type="string">
            <text:p>(659) 569-3968 x406</text:p>
          </table:table-cell>
          <table:table-cell office:value-type="string">
            <text:p>Foster.Strosin75@gmail.com</text:p>
          </table:table-cell>
          <table:table-cell office:value-type="string">
            <text:p>58118 Joan Mission</text:p>
          </table:table-cell>
          <table:table-cell office:value-type="string">
            <text:p>North Alejandrin</text:p>
          </table:table-cell>
          <table:table-cell office:value-type="string">
            <text:p>Colorado</text:p>
          </table:table-cell>
          <table:table-cell office:value-type="string">
            <text:p>84756-7974</text:p>
          </table:table-cell>
          <table:table-cell office:value-type="string">
            <text:p>511772704</text:p>
          </table:table-cell>
          <table:table-cell office:value-type="string">
            <text:p>Automotive</text:p>
          </table:table-cell>
          <table:table-cell office:value-type="string">
            <text:p>Schneider Group</text:p>
          </table:table-cell>
          <table:table-cell office:value-type="float" office:value="44314.427399050925">
            <text:p>44314.427399050925</text:p>
          </table:table-cell>
          <table:table-cell office:value-type="string">
            <text:p>http://placeimg.com/640/480</text:p>
          </table:table-cell>
          <table:table-cell office:value-type="string">
            <text:p>Magnam mollitia explicabo itaque et numquam unde odio deleniti unde. Est dolorem similique aut. Hic pariatur et cupiditate necessitatibus quia eos fugiat dignissimos. Ab aut sit necessitatibus consequatur maiores. Sint esse vitae accusamus dolorem facilis reprehenderit.</text:p>
          </table:table-cell>
          <table:table-cell office:value-type="boolean" office:boolean-value="true">
            <text:p>TRUE</text:p>
          </table:table-cell>
        </table:table-row>
        <table:table-row>
          <table:table-cell office:value-type="string">
            <text:p>Delores Buckridge</text:p>
          </table:table-cell>
          <table:table-cell office:value-type="string">
            <text:p>1-622-220-8347 x31738</text:p>
          </table:table-cell>
          <table:table-cell office:value-type="string">
            <text:p>Ima_Durgan@yahoo.com</text:p>
          </table:table-cell>
          <table:table-cell office:value-type="string">
            <text:p>11555 Kaya Via</text:p>
          </table:table-cell>
          <table:table-cell office:value-type="string">
            <text:p>Redding</text:p>
          </table:table-cell>
          <table:table-cell office:value-type="string">
            <text:p>Pennsylvania</text:p>
          </table:table-cell>
          <table:table-cell office:value-type="string">
            <text:p>01413</text:p>
          </table:table-cell>
          <table:table-cell office:value-type="string">
            <text:p>671447225</text:p>
          </table:table-cell>
          <table:table-cell office:value-type="string">
            <text:p>Health</text:p>
          </table:table-cell>
          <table:table-cell office:value-type="string">
            <text:p>Schaefer LLC</text:p>
          </table:table-cell>
          <table:table-cell office:value-type="float" office:value="44539.02058289352">
            <text:p>44539.02058289352</text:p>
          </table:table-cell>
          <table:table-cell office:value-type="string">
            <text:p>http://placeimg.com/640/480</text:p>
          </table:table-cell>
          <table:table-cell office:value-type="string">
            <text:p>Est autem cumque a et voluptatem qui rerum accusamus. Rem nesciunt exercitationem dolores doloremque dolor sint. Quidem cum et ea sed incidunt suscipit.</text:p>
          </table:table-cell>
          <table:table-cell office:value-type="boolean" office:boolean-value="true">
            <text:p>TRUE</text:p>
          </table:table-cell>
        </table:table-row>
        <table:table-row>
          <table:table-cell office:value-type="string">
            <text:p>Theresa Barton</text:p>
          </table:table-cell>
          <table:table-cell office:value-type="string">
            <text:p>(352) 487-3532 x3368</text:p>
          </table:table-cell>
          <table:table-cell office:value-type="string">
            <text:p>Jayme.Halvorson@hotmail.com</text:p>
          </table:table-cell>
          <table:table-cell office:value-type="string">
            <text:p>76519 Stokes Stravenue</text:p>
          </table:table-cell>
          <table:table-cell office:value-type="string">
            <text:p>Port Kayleighstad</text:p>
          </table:table-cell>
          <table:table-cell office:value-type="string">
            <text:p>Oklahoma</text:p>
          </table:table-cell>
          <table:table-cell office:value-type="string">
            <text:p>31578-7628</text:p>
          </table:table-cell>
          <table:table-cell office:value-type="string">
            <text:p>259742478</text:p>
          </table:table-cell>
          <table:table-cell office:value-type="string">
            <text:p>Clothing</text:p>
          </table:table-cell>
          <table:table-cell office:value-type="string">
            <text:p>Herzog and Sons</text:p>
          </table:table-cell>
          <table:table-cell office:value-type="float" office:value="44318.825927418984">
            <text:p>44318.825927418984</text:p>
          </table:table-cell>
          <table:table-cell office:value-type="string">
            <text:p>http://placeimg.com/640/480</text:p>
          </table:table-cell>
          <table:table-cell office:value-type="string">
            <text:p>Rem repudiandae sed. Cum quo velit dolor. Ratione nisi pariatur ducimus magnam odio voluptates sed. Repudiandae exercitationem ab aperiam repellat.</text:p>
          </table:table-cell>
          <table:table-cell office:value-type="boolean" office:boolean-value="false">
            <text:p>FALSE</text:p>
          </table:table-cell>
        </table:table-row>
        <table:table-row>
          <table:table-cell office:value-type="string">
            <text:p>Mario Kunze</text:p>
          </table:table-cell>
          <table:table-cell office:value-type="string">
            <text:p>226-530-0686</text:p>
          </table:table-cell>
          <table:table-cell office:value-type="string">
            <text:p>Brent.Kiehn@gmail.com</text:p>
          </table:table-cell>
          <table:table-cell office:value-type="string">
            <text:p>52624 Leannon Passage</text:p>
          </table:table-cell>
          <table:table-cell office:value-type="string">
            <text:p>West Paris</text:p>
          </table:table-cell>
          <table:table-cell office:value-type="string">
            <text:p>Kansas</text:p>
          </table:table-cell>
          <table:table-cell office:value-type="string">
            <text:p>41082</text:p>
          </table:table-cell>
          <table:table-cell office:value-type="string">
            <text:p>047762699</text:p>
          </table:table-cell>
          <table:table-cell office:value-type="string">
            <text:p>Computers</text:p>
          </table:table-cell>
          <table:table-cell office:value-type="string">
            <text:p>Gleason, Morissette and Sipes</text:p>
          </table:table-cell>
          <table:table-cell office:value-type="float" office:value="44550.22541763889">
            <text:p>44550.22541763889</text:p>
          </table:table-cell>
          <table:table-cell office:value-type="string">
            <text:p>http://placeimg.com/640/480</text:p>
          </table:table-cell>
          <table:table-cell office:value-type="string">
            <text:p>Delectus nemo aperiam ad assumenda voluptatum quam. Velit molestias eos voluptas ut. Ut quis sit non asperiores expedita asperiores maiores. Nihil et quae eligendi porro. Nobis atque provident sint mollitia nulla repellendus molestiae. Ducimus id autem ducimus.</text:p>
          </table:table-cell>
          <table:table-cell office:value-type="boolean" office:boolean-value="true">
            <text:p>TRUE</text:p>
          </table:table-cell>
        </table:table-row>
        <table:table-row>
          <table:table-cell office:value-type="string">
            <text:p>Pauline Hammes</text:p>
          </table:table-cell>
          <table:table-cell office:value-type="string">
            <text:p>1-527-619-0032 x5778</text:p>
          </table:table-cell>
          <table:table-cell office:value-type="string">
            <text:p>Caesar_Crist@gmail.com</text:p>
          </table:table-cell>
          <table:table-cell office:value-type="string">
            <text:p>2845 Kendrick Springs</text:p>
          </table:table-cell>
          <table:table-cell office:value-type="string">
            <text:p>Port Nikolas</text:p>
          </table:table-cell>
          <table:table-cell office:value-type="string">
            <text:p>Alaska</text:p>
          </table:table-cell>
          <table:table-cell office:value-type="string">
            <text:p>78023-1116</text:p>
          </table:table-cell>
          <table:table-cell office:value-type="string">
            <text:p>529935766</text:p>
          </table:table-cell>
          <table:table-cell office:value-type="string">
            <text:p>Baby</text:p>
          </table:table-cell>
          <table:table-cell office:value-type="string">
            <text:p>Johns - Schmitt</text:p>
          </table:table-cell>
          <table:table-cell office:value-type="float" office:value="44478.14678416667">
            <text:p>44478.14678416667</text:p>
          </table:table-cell>
          <table:table-cell office:value-type="string">
            <text:p>http://placeimg.com/640/480</text:p>
          </table:table-cell>
          <table:table-cell office:value-type="string">
            <text:p>Sapiente est assumenda sed ut veritatis. Quos ipsum vitae ut deserunt. Cumque voluptatum amet odit fugiat sint ut consequatur quos. Et sunt omnis culpa sint necessitatibus explicabo omnis cumque est. Soluta culpa fugiat quasi hic incidunt pariatur beatae.</text:p>
          </table:table-cell>
          <table:table-cell office:value-type="boolean" office:boolean-value="false">
            <text:p>FALSE</text:p>
          </table:table-cell>
        </table:table-row>
        <table:table-row>
          <table:table-cell office:value-type="string">
            <text:p>Leo Spinka</text:p>
          </table:table-cell>
          <table:table-cell office:value-type="string">
            <text:p>252-464-1056</text:p>
          </table:table-cell>
          <table:table-cell office:value-type="string">
            <text:p>Ryan34@hotmail.com</text:p>
          </table:table-cell>
          <table:table-cell office:value-type="string">
            <text:p>6428 Ebony Mills</text:p>
          </table:table-cell>
          <table:table-cell office:value-type="string">
            <text:p>Cliftonmouth</text:p>
          </table:table-cell>
          <table:table-cell office:value-type="string">
            <text:p>New Hampshire</text:p>
          </table:table-cell>
          <table:table-cell office:value-type="string">
            <text:p>66151</text:p>
          </table:table-cell>
          <table:table-cell office:value-type="string">
            <text:p>164808083</text:p>
          </table:table-cell>
          <table:table-cell office:value-type="string">
            <text:p>Baby</text:p>
          </table:table-cell>
          <table:table-cell office:value-type="string">
            <text:p>Doyle - Gusikowski</text:p>
          </table:table-cell>
          <table:table-cell office:value-type="float" office:value="44474.42997211806">
            <text:p>44474.42997211806</text:p>
          </table:table-cell>
          <table:table-cell office:value-type="string">
            <text:p>http://placeimg.com/640/480</text:p>
          </table:table-cell>
          <table:table-cell office:value-type="string">
            <text:p>Sed ut quia aut. Molestiae quasi iusto est tempore est consequatur molestiae. Saepe qui quisquam consequuntur non assumenda numquam asperiores assumenda dignissimos. Praesentium impedit aliquam libero quidem suscipit. Commodi ex ducimus.</text:p>
          </table:table-cell>
          <table:table-cell office:value-type="boolean" office:boolean-value="false">
            <text:p>FALSE</text:p>
          </table:table-cell>
        </table:table-row>
        <table:table-row>
          <table:table-cell office:value-type="string">
            <text:p>Julie Huel</text:p>
          </table:table-cell>
          <table:table-cell office:value-type="string">
            <text:p>922-390-6701 x35412</text:p>
          </table:table-cell>
          <table:table-cell office:value-type="string">
            <text:p>Roscoe.Waelchi@yahoo.com</text:p>
          </table:table-cell>
          <table:table-cell office:value-type="string">
            <text:p>6417 Cecilia Meadow</text:p>
          </table:table-cell>
          <table:table-cell office:value-type="string">
            <text:p>North Yasmine</text:p>
          </table:table-cell>
          <table:table-cell office:value-type="string">
            <text:p>West Virginia</text:p>
          </table:table-cell>
          <table:table-cell office:value-type="string">
            <text:p>41440</text:p>
          </table:table-cell>
          <table:table-cell office:value-type="string">
            <text:p>852208063</text:p>
          </table:table-cell>
          <table:table-cell office:value-type="string">
            <text:p>Movies</text:p>
          </table:table-cell>
          <table:table-cell office:value-type="string">
            <text:p>Dibbert, Hermann and Corkery</text:p>
          </table:table-cell>
          <table:table-cell office:value-type="float" office:value="44404.186429050926">
            <text:p>44404.186429050926</text:p>
          </table:table-cell>
          <table:table-cell office:value-type="string">
            <text:p>http://placeimg.com/640/480</text:p>
          </table:table-cell>
          <table:table-cell office:value-type="string">
            <text:p>Adipisci non quam fugit. A esse et at est repudiandae dignissimos molestiae quibusdam. Distinctio sed dolorem aut natus non. Autem id eveniet modi.</text:p>
          </table:table-cell>
          <table:table-cell office:value-type="boolean" office:boolean-value="true">
            <text:p>TRUE</text:p>
          </table:table-cell>
        </table:table-row>
        <table:table-row>
          <table:table-cell office:value-type="string">
            <text:p>Dolores Reynolds</text:p>
          </table:table-cell>
          <table:table-cell office:value-type="string">
            <text:p>1-930-617-6496 x625</text:p>
          </table:table-cell>
          <table:table-cell office:value-type="string">
            <text:p>Brett6@yahoo.com</text:p>
          </table:table-cell>
          <table:table-cell office:value-type="string">
            <text:p>38922 Huel Bridge</text:p>
          </table:table-cell>
          <table:table-cell office:value-type="string">
            <text:p>New Sydneeberg</text:p>
          </table:table-cell>
          <table:table-cell office:value-type="string">
            <text:p>California</text:p>
          </table:table-cell>
          <table:table-cell office:value-type="string">
            <text:p>83193</text:p>
          </table:table-cell>
          <table:table-cell office:value-type="string">
            <text:p>496291148</text:p>
          </table:table-cell>
          <table:table-cell office:value-type="string">
            <text:p>Grocery</text:p>
          </table:table-cell>
          <table:table-cell office:value-type="string">
            <text:p>Thiel - VonRueden</text:p>
          </table:table-cell>
          <table:table-cell office:value-type="float" office:value="44337.53236950232">
            <text:p>44337.53236950232</text:p>
          </table:table-cell>
          <table:table-cell office:value-type="string">
            <text:p>http://placeimg.com/640/480</text:p>
          </table:table-cell>
          <table:table-cell office:value-type="string">
            <text:p>Mollitia veritatis deleniti inventore et illum. Dolore cupiditate iure harum non sed voluptatem aut ipsa architecto. Culpa repellat et distinctio delectus molestias neque modi eos est. Temporibus mollitia voluptatem doloribus. Aut ducimus corporis dignissimos ipsa consequatur dolorem consequuntur. Aspernatur laudantium nam sit qui.</text:p>
          </table:table-cell>
          <table:table-cell office:value-type="boolean" office:boolean-value="true">
            <text:p>TRUE</text:p>
          </table:table-cell>
        </table:table-row>
        <table:table-row>
          <table:table-cell office:value-type="string">
            <text:p>Juan Dicki</text:p>
          </table:table-cell>
          <table:table-cell office:value-type="string">
            <text:p>(821) 256-6625</text:p>
          </table:table-cell>
          <table:table-cell office:value-type="string">
            <text:p>Kaden_Kuphal@hotmail.com</text:p>
          </table:table-cell>
          <table:table-cell office:value-type="string">
            <text:p>23399 Boyle Camp</text:p>
          </table:table-cell>
          <table:table-cell office:value-type="string">
            <text:p>North Alvertaville</text:p>
          </table:table-cell>
          <table:table-cell office:value-type="string">
            <text:p>West Virginia</text:p>
          </table:table-cell>
          <table:table-cell office:value-type="string">
            <text:p>29323</text:p>
          </table:table-cell>
          <table:table-cell office:value-type="string">
            <text:p>056376694</text:p>
          </table:table-cell>
          <table:table-cell office:value-type="string">
            <text:p>Clothing</text:p>
          </table:table-cell>
          <table:table-cell office:value-type="string">
            <text:p>Hand - Mueller</text:p>
          </table:table-cell>
          <table:table-cell office:value-type="float" office:value="44570.47032946759">
            <text:p>44570.47032946759</text:p>
          </table:table-cell>
          <table:table-cell office:value-type="string">
            <text:p>http://placeimg.com/640/480</text:p>
          </table:table-cell>
          <table:table-cell office:value-type="string">
            <text:p>Facere saepe maiores. Accusantium enim ad cupiditate minima magnam cum optio rerum molestiae. Quod sed beatae nisi dignissimos distinctio. Ut culpa maiores aut animi voluptatibus quis aut culpa.</text:p>
          </table:table-cell>
          <table:table-cell office:value-type="boolean" office:boolean-value="true">
            <text:p>TRUE</text:p>
          </table:table-cell>
        </table:table-row>
        <table:table-row>
          <table:table-cell office:value-type="string">
            <text:p>Angel Konopelski</text:p>
          </table:table-cell>
          <table:table-cell office:value-type="string">
            <text:p>920-310-9232</text:p>
          </table:table-cell>
          <table:table-cell office:value-type="string">
            <text:p>Naomi65@hotmail.com</text:p>
          </table:table-cell>
          <table:table-cell office:value-type="string">
            <text:p>89640 Baumbach Haven</text:p>
          </table:table-cell>
          <table:table-cell office:value-type="string">
            <text:p>Evertside</text:p>
          </table:table-cell>
          <table:table-cell office:value-type="string">
            <text:p>Maryland</text:p>
          </table:table-cell>
          <table:table-cell office:value-type="string">
            <text:p>82846-5556</text:p>
          </table:table-cell>
          <table:table-cell office:value-type="string">
            <text:p>091063438</text:p>
          </table:table-cell>
          <table:table-cell office:value-type="string">
            <text:p>Grocery</text:p>
          </table:table-cell>
          <table:table-cell office:value-type="string">
            <text:p>Terry - Heidenreich</text:p>
          </table:table-cell>
          <table:table-cell office:value-type="float" office:value="44456.80123621528">
            <text:p>44456.80123621528</text:p>
          </table:table-cell>
          <table:table-cell office:value-type="string">
            <text:p>http://placeimg.com/640/480</text:p>
          </table:table-cell>
          <table:table-cell office:value-type="string">
            <text:p>Quia reprehenderit laboriosam corrupti. Excepturi excepturi quibusdam. Quo aut placeat a pariatur magni animi tenetur. Possimus fugiat enim ad nihil maxime et. Rerum occaecati ea quis iste. Illo officia ipsum earum.</text:p>
          </table:table-cell>
          <table:table-cell office:value-type="boolean" office:boolean-value="false">
            <text:p>FALSE</text:p>
          </table:table-cell>
        </table:table-row>
        <table:table-row>
          <table:table-cell office:value-type="string">
            <text:p>Dale Leuschke</text:p>
          </table:table-cell>
          <table:table-cell office:value-type="string">
            <text:p>476-391-3490 x816</text:p>
          </table:table-cell>
          <table:table-cell office:value-type="string">
            <text:p>Dominic_Torp@yahoo.com</text:p>
          </table:table-cell>
          <table:table-cell office:value-type="string">
            <text:p>472 Bruen Lock</text:p>
          </table:table-cell>
          <table:table-cell office:value-type="string">
            <text:p>Port Moshebury</text:p>
          </table:table-cell>
          <table:table-cell office:value-type="string">
            <text:p>Iowa</text:p>
          </table:table-cell>
          <table:table-cell office:value-type="string">
            <text:p>18719-9206</text:p>
          </table:table-cell>
          <table:table-cell office:value-type="string">
            <text:p>779727410</text:p>
          </table:table-cell>
          <table:table-cell office:value-type="string">
            <text:p>Electronics</text:p>
          </table:table-cell>
          <table:table-cell office:value-type="string">
            <text:p>Kuhic - Yundt</text:p>
          </table:table-cell>
          <table:table-cell office:value-type="float" office:value="44251.495219375">
            <text:p>44251.495219375</text:p>
          </table:table-cell>
          <table:table-cell office:value-type="string">
            <text:p>http://placeimg.com/640/480</text:p>
          </table:table-cell>
          <table:table-cell office:value-type="string">
            <text:p>Aut beatae adipisci suscipit in. Consectetur beatae ut qui quia placeat. Maiores aut perspiciatis.</text:p>
          </table:table-cell>
          <table:table-cell office:value-type="boolean" office:boolean-value="true">
            <text:p>TRUE</text:p>
          </table:table-cell>
        </table:table-row>
        <table:table-row>
          <table:table-cell office:value-type="string">
            <text:p>Darla Oberbrunner</text:p>
          </table:table-cell>
          <table:table-cell office:value-type="string">
            <text:p>(845) 734-6128 x37127</text:p>
          </table:table-cell>
          <table:table-cell office:value-type="string">
            <text:p>Bessie_Hermann@yahoo.com</text:p>
          </table:table-cell>
          <table:table-cell office:value-type="string">
            <text:p>57248 Gabe Square</text:p>
          </table:table-cell>
          <table:table-cell office:value-type="string">
            <text:p>Silver Spring</text:p>
          </table:table-cell>
          <table:table-cell office:value-type="string">
            <text:p>New York</text:p>
          </table:table-cell>
          <table:table-cell office:value-type="string">
            <text:p>32118-5451</text:p>
          </table:table-cell>
          <table:table-cell office:value-type="string">
            <text:p>905577845</text:p>
          </table:table-cell>
          <table:table-cell office:value-type="string">
            <text:p>Music</text:p>
          </table:table-cell>
          <table:table-cell office:value-type="string">
            <text:p>Rath, Wiza and Cummerata</text:p>
          </table:table-cell>
          <table:table-cell office:value-type="float" office:value="44476.266894155095">
            <text:p>44476.266894155095</text:p>
          </table:table-cell>
          <table:table-cell office:value-type="string">
            <text:p>http://placeimg.com/640/480</text:p>
          </table:table-cell>
          <table:table-cell office:value-type="string">
            <text:p>Beatae quasi quam. Provident commodi eos deserunt. Qui autem quo excepturi nobis vitae. Hic maiores ut. Aliquid ducimus dolor neque fuga.</text:p>
          </table:table-cell>
          <table:table-cell office:value-type="boolean" office:boolean-value="false">
            <text:p>FALSE</text:p>
          </table:table-cell>
        </table:table-row>
        <table:table-row>
          <table:table-cell office:value-type="string">
            <text:p>Josh Schumm</text:p>
          </table:table-cell>
          <table:table-cell office:value-type="string">
            <text:p>645-633-9545</text:p>
          </table:table-cell>
          <table:table-cell office:value-type="string">
            <text:p>Jaida6@yahoo.com</text:p>
          </table:table-cell>
          <table:table-cell office:value-type="string">
            <text:p>40767 Corwin Spur</text:p>
          </table:table-cell>
          <table:table-cell office:value-type="string">
            <text:p>Durham</text:p>
          </table:table-cell>
          <table:table-cell office:value-type="string">
            <text:p>Oklahoma</text:p>
          </table:table-cell>
          <table:table-cell office:value-type="string">
            <text:p>62592</text:p>
          </table:table-cell>
          <table:table-cell office:value-type="string">
            <text:p>559062418</text:p>
          </table:table-cell>
          <table:table-cell office:value-type="string">
            <text:p>Industrial</text:p>
          </table:table-cell>
          <table:table-cell office:value-type="string">
            <text:p>Stracke - Bechtelar</text:p>
          </table:table-cell>
          <table:table-cell office:value-type="float" office:value="44338.05681236111">
            <text:p>44338.05681236111</text:p>
          </table:table-cell>
          <table:table-cell office:value-type="string">
            <text:p>http://placeimg.com/640/480</text:p>
          </table:table-cell>
          <table:table-cell office:value-type="string">
            <text:p>Quis repudiandae quia dolor est. Ipsa sint nam ducimus ullam quae aperiam sed. Autem amet porro.</text:p>
          </table:table-cell>
          <table:table-cell office:value-type="boolean" office:boolean-value="false">
            <text:p>FALSE</text:p>
          </table:table-cell>
        </table:table-row>
        <table:table-row>
          <table:table-cell office:value-type="string">
            <text:p>Hugo Carroll</text:p>
          </table:table-cell>
          <table:table-cell office:value-type="string">
            <text:p>1-528-832-1544 x048</text:p>
          </table:table-cell>
          <table:table-cell office:value-type="string">
            <text:p>Matteo22@hotmail.com</text:p>
          </table:table-cell>
          <table:table-cell office:value-type="string">
            <text:p>8686 Cruickshank Loop</text:p>
          </table:table-cell>
          <table:table-cell office:value-type="string">
            <text:p>Lake Maye</text:p>
          </table:table-cell>
          <table:table-cell office:value-type="string">
            <text:p>Michigan</text:p>
          </table:table-cell>
          <table:table-cell office:value-type="string">
            <text:p>08061-9100</text:p>
          </table:table-cell>
          <table:table-cell office:value-type="string">
            <text:p>439444033</text:p>
          </table:table-cell>
          <table:table-cell office:value-type="string">
            <text:p>Games</text:p>
          </table:table-cell>
          <table:table-cell office:value-type="string">
            <text:p>Balistreri, Keebler and Rutherford</text:p>
          </table:table-cell>
          <table:table-cell office:value-type="float" office:value="44224.26399208333">
            <text:p>44224.26399208333</text:p>
          </table:table-cell>
          <table:table-cell office:value-type="string">
            <text:p>http://placeimg.com/640/480</text:p>
          </table:table-cell>
          <table:table-cell office:value-type="string">
            <text:p>Eligendi eius magni. Mollitia qui odit enim dolorem et sunt. Consectetur sed qui exercitationem aut porro fugiat. Quaerat labore quia possimus eius in. Laudantium quo accusamus suscipit esse doloribus eum ut.</text:p>
          </table:table-cell>
          <table:table-cell office:value-type="boolean" office:boolean-value="false">
            <text:p>FALSE</text:p>
          </table:table-cell>
        </table:table-row>
        <table:table-row>
          <table:table-cell office:value-type="string">
            <text:p>Mrs. Yolanda Yundt</text:p>
          </table:table-cell>
          <table:table-cell office:value-type="string">
            <text:p>927.713.0875 x286</text:p>
          </table:table-cell>
          <table:table-cell office:value-type="string">
            <text:p>Raphaelle47@hotmail.com</text:p>
          </table:table-cell>
          <table:table-cell office:value-type="string">
            <text:p>516 Jazmin Cliffs</text:p>
          </table:table-cell>
          <table:table-cell office:value-type="string">
            <text:p>East Lowell</text:p>
          </table:table-cell>
          <table:table-cell office:value-type="string">
            <text:p>West Virginia</text:p>
          </table:table-cell>
          <table:table-cell office:value-type="string">
            <text:p>77148</text:p>
          </table:table-cell>
          <table:table-cell office:value-type="string">
            <text:p>974940131</text:p>
          </table:table-cell>
          <table:table-cell office:value-type="string">
            <text:p>Home</text:p>
          </table:table-cell>
          <table:table-cell office:value-type="string">
            <text:p>Waelchi, Murphy and Carter</text:p>
          </table:table-cell>
          <table:table-cell office:value-type="float" office:value="44536.970082430555">
            <text:p>44536.970082430555</text:p>
          </table:table-cell>
          <table:table-cell office:value-type="string">
            <text:p>http://placeimg.com/640/480</text:p>
          </table:table-cell>
          <table:table-cell office:value-type="string">
            <text:p>Repellendus sapiente illo nostrum reiciendis placeat. Quod sed natus possimus eum molestias. Voluptates deleniti quidem illum pariatur dolorum.</text:p>
          </table:table-cell>
          <table:table-cell office:value-type="boolean" office:boolean-value="true">
            <text:p>TRUE</text:p>
          </table:table-cell>
        </table:table-row>
        <table:table-row>
          <table:table-cell office:value-type="string">
            <text:p>Mae Ebert</text:p>
          </table:table-cell>
          <table:table-cell office:value-type="string">
            <text:p>418-528-2805 x664</text:p>
          </table:table-cell>
          <table:table-cell office:value-type="string">
            <text:p>Mary.Nader72@hotmail.com</text:p>
          </table:table-cell>
          <table:table-cell office:value-type="string">
            <text:p>10028 Vicenta Skyway</text:p>
          </table:table-cell>
          <table:table-cell office:value-type="string">
            <text:p>Dahliatown</text:p>
          </table:table-cell>
          <table:table-cell office:value-type="string">
            <text:p>New Mexico</text:p>
          </table:table-cell>
          <table:table-cell office:value-type="string">
            <text:p>36755</text:p>
          </table:table-cell>
          <table:table-cell office:value-type="string">
            <text:p>313080364</text:p>
          </table:table-cell>
          <table:table-cell office:value-type="string">
            <text:p>Music</text:p>
          </table:table-cell>
          <table:table-cell office:value-type="string">
            <text:p>Spencer - Cormier</text:p>
          </table:table-cell>
          <table:table-cell office:value-type="float" office:value="44500.364702708335">
            <text:p>44500.364702708335</text:p>
          </table:table-cell>
          <table:table-cell office:value-type="string">
            <text:p>http://placeimg.com/640/480</text:p>
          </table:table-cell>
          <table:table-cell office:value-type="string">
            <text:p>Distinctio omnis autem rerum. In dolorem rerum facilis tempora vel incidunt dolores eum iure. Reiciendis eveniet explicabo cupiditate doloribus. Est voluptatem non minima similique tenetur quibusdam.</text:p>
          </table:table-cell>
          <table:table-cell office:value-type="boolean" office:boolean-value="true">
            <text:p>TRUE</text:p>
          </table:table-cell>
        </table:table-row>
        <table:table-row>
          <table:table-cell office:value-type="string">
            <text:p>Fannie Glover</text:p>
          </table:table-cell>
          <table:table-cell office:value-type="string">
            <text:p>1-747-446-0550</text:p>
          </table:table-cell>
          <table:table-cell office:value-type="string">
            <text:p>Concepcion.Steuber@gmail.com</text:p>
          </table:table-cell>
          <table:table-cell office:value-type="string">
            <text:p>95662 Hayes Crest</text:p>
          </table:table-cell>
          <table:table-cell office:value-type="string">
            <text:p>Palm Bay</text:p>
          </table:table-cell>
          <table:table-cell office:value-type="string">
            <text:p>Vermont</text:p>
          </table:table-cell>
          <table:table-cell office:value-type="string">
            <text:p>43756-8781</text:p>
          </table:table-cell>
          <table:table-cell office:value-type="string">
            <text:p>288744337</text:p>
          </table:table-cell>
          <table:table-cell office:value-type="string">
            <text:p>Sports</text:p>
          </table:table-cell>
          <table:table-cell office:value-type="string">
            <text:p>Hodkiewicz - McKenzie</text:p>
          </table:table-cell>
          <table:table-cell office:value-type="float" office:value="44513.64362270833">
            <text:p>44513.64362270833</text:p>
          </table:table-cell>
          <table:table-cell office:value-type="string">
            <text:p>http://placeimg.com/640/480</text:p>
          </table:table-cell>
          <table:table-cell office:value-type="string">
            <text:p>Commodi quis ut velit dolorem. Quisquam ea et ipsam. Et reprehenderit dolor sed. Corporis hic nostrum impedit. Quia at quia quia. Quaerat eum non commodi.</text:p>
          </table:table-cell>
          <table:table-cell office:value-type="boolean" office:boolean-value="false">
            <text:p>FALSE</text:p>
          </table:table-cell>
        </table:table-row>
        <table:table-row>
          <table:table-cell office:value-type="string">
            <text:p>Diane Crooks</text:p>
          </table:table-cell>
          <table:table-cell office:value-type="string">
            <text:p>285.269.2451 x0342</text:p>
          </table:table-cell>
          <table:table-cell office:value-type="string">
            <text:p>Damaris_Streich@yahoo.com</text:p>
          </table:table-cell>
          <table:table-cell office:value-type="string">
            <text:p>50523 Purdy Mountains</text:p>
          </table:table-cell>
          <table:table-cell office:value-type="string">
            <text:p>Vancemouth</text:p>
          </table:table-cell>
          <table:table-cell office:value-type="string">
            <text:p>Oregon</text:p>
          </table:table-cell>
          <table:table-cell office:value-type="string">
            <text:p>33276</text:p>
          </table:table-cell>
          <table:table-cell office:value-type="string">
            <text:p>351368297</text:p>
          </table:table-cell>
          <table:table-cell office:value-type="string">
            <text:p>Health</text:p>
          </table:table-cell>
          <table:table-cell office:value-type="string">
            <text:p>Wolf, Hintz and Legros</text:p>
          </table:table-cell>
          <table:table-cell office:value-type="float" office:value="44487.00523393518">
            <text:p>44487.00523393518</text:p>
          </table:table-cell>
          <table:table-cell office:value-type="string">
            <text:p>http://placeimg.com/640/480</text:p>
          </table:table-cell>
          <table:table-cell office:value-type="string">
            <text:p>Sunt minima est. Quibusdam est aut qui omnis omnis. Aut cumque laborum magnam.</text:p>
          </table:table-cell>
          <table:table-cell office:value-type="boolean" office:boolean-value="true">
            <text:p>TRUE</text:p>
          </table:table-cell>
        </table:table-row>
        <table:table-row>
          <table:table-cell office:value-type="string">
            <text:p>Andre Nitzsche</text:p>
          </table:table-cell>
          <table:table-cell office:value-type="string">
            <text:p>756.512.3464 x11300</text:p>
          </table:table-cell>
          <table:table-cell office:value-type="string">
            <text:p>Brielle.Waters@hotmail.com</text:p>
          </table:table-cell>
          <table:table-cell office:value-type="string">
            <text:p>60615 Delaney Haven</text:p>
          </table:table-cell>
          <table:table-cell office:value-type="string">
            <text:p>New Lenoremouth</text:p>
          </table:table-cell>
          <table:table-cell office:value-type="string">
            <text:p>Nebraska</text:p>
          </table:table-cell>
          <table:table-cell office:value-type="string">
            <text:p>49082</text:p>
          </table:table-cell>
          <table:table-cell office:value-type="string">
            <text:p>404473592</text:p>
          </table:table-cell>
          <table:table-cell office:value-type="string">
            <text:p>Kids</text:p>
          </table:table-cell>
          <table:table-cell office:value-type="string">
            <text:p>Bartell Group</text:p>
          </table:table-cell>
          <table:table-cell office:value-type="float" office:value="44292.17644199074">
            <text:p>44292.17644199074</text:p>
          </table:table-cell>
          <table:table-cell office:value-type="string">
            <text:p>http://placeimg.com/640/480</text:p>
          </table:table-cell>
          <table:table-cell office:value-type="string">
            <text:p>Quos in et iusto cumque dolor voluptate minima suscipit. Aut vel dolorum possimus corrupti explicabo. Possimus blanditiis numquam accusantium harum excepturi. Cupiditate consequatur suscipit laudantium eum eum tenetur.</text:p>
          </table:table-cell>
          <table:table-cell office:value-type="boolean" office:boolean-value="false">
            <text:p>FALSE</text:p>
          </table:table-cell>
        </table:table-row>
        <table:table-row>
          <table:table-cell office:value-type="string">
            <text:p>Ebony Funk</text:p>
          </table:table-cell>
          <table:table-cell office:value-type="string">
            <text:p>(641) 495-8412 x35113</text:p>
          </table:table-cell>
          <table:table-cell office:value-type="string">
            <text:p>Josefa_Runolfsson92@yahoo.com</text:p>
          </table:table-cell>
          <table:table-cell office:value-type="string">
            <text:p>4075 Melyssa Branch</text:p>
          </table:table-cell>
          <table:table-cell office:value-type="string">
            <text:p>Indianapolis</text:p>
          </table:table-cell>
          <table:table-cell office:value-type="string">
            <text:p>North Carolina</text:p>
          </table:table-cell>
          <table:table-cell office:value-type="string">
            <text:p>34553</text:p>
          </table:table-cell>
          <table:table-cell office:value-type="string">
            <text:p>936103929</text:p>
          </table:table-cell>
          <table:table-cell office:value-type="string">
            <text:p>Grocery</text:p>
          </table:table-cell>
          <table:table-cell office:value-type="string">
            <text:p>Jakubowski - Moen</text:p>
          </table:table-cell>
          <table:table-cell office:value-type="float" office:value="44348.12655800926">
            <text:p>44348.12655800926</text:p>
          </table:table-cell>
          <table:table-cell office:value-type="string">
            <text:p>http://placeimg.com/640/480</text:p>
          </table:table-cell>
          <table:table-cell office:value-type="string">
            <text:p>Delectus aut earum nihil autem commodi ut. Voluptate eaque mollitia architecto autem quaerat dignissimos consequuntur repudiandae. Rerum rerum repudiandae eum ut esse dolorem nam sit atque.</text:p>
          </table:table-cell>
          <table:table-cell office:value-type="boolean" office:boolean-value="true">
            <text:p>TRUE</text:p>
          </table:table-cell>
        </table:table-row>
        <table:table-row>
          <table:table-cell office:value-type="string">
            <text:p>Gabriel Schaefer</text:p>
          </table:table-cell>
          <table:table-cell office:value-type="string">
            <text:p>404.556.8017</text:p>
          </table:table-cell>
          <table:table-cell office:value-type="string">
            <text:p>Abigale49@hotmail.com</text:p>
          </table:table-cell>
          <table:table-cell office:value-type="string">
            <text:p>8162 Stokes Forks</text:p>
          </table:table-cell>
          <table:table-cell office:value-type="string">
            <text:p>Adamsborough</text:p>
          </table:table-cell>
          <table:table-cell office:value-type="string">
            <text:p>New Jersey</text:p>
          </table:table-cell>
          <table:table-cell office:value-type="string">
            <text:p>13585-5801</text:p>
          </table:table-cell>
          <table:table-cell office:value-type="string">
            <text:p>869566727</text:p>
          </table:table-cell>
          <table:table-cell office:value-type="string">
            <text:p>Grocery</text:p>
          </table:table-cell>
          <table:table-cell office:value-type="string">
            <text:p>Hickle, Klein and Schoen</text:p>
          </table:table-cell>
          <table:table-cell office:value-type="float" office:value="44364.29264328704">
            <text:p>44364.29264328704</text:p>
          </table:table-cell>
          <table:table-cell office:value-type="string">
            <text:p>http://placeimg.com/640/480</text:p>
          </table:table-cell>
          <table:table-cell office:value-type="string">
            <text:p>Voluptas quisquam provident et magni cum. Est quia animi voluptatem. Dolorem qui necessitatibus dolores officiis. Neque provident vitae sint facilis ut nostrum qui ut maiores.</text:p>
          </table:table-cell>
          <table:table-cell office:value-type="boolean" office:boolean-value="true">
            <text:p>TRUE</text:p>
          </table:table-cell>
        </table:table-row>
        <table:table-row>
          <table:table-cell office:value-type="string">
            <text:p>Steve Huel</text:p>
          </table:table-cell>
          <table:table-cell office:value-type="string">
            <text:p>(754) 755-0495</text:p>
          </table:table-cell>
          <table:table-cell office:value-type="string">
            <text:p>Brant.Mitchell@gmail.com</text:p>
          </table:table-cell>
          <table:table-cell office:value-type="string">
            <text:p>918 Dameon Groves</text:p>
          </table:table-cell>
          <table:table-cell office:value-type="string">
            <text:p>Lombard</text:p>
          </table:table-cell>
          <table:table-cell office:value-type="string">
            <text:p>Iowa</text:p>
          </table:table-cell>
          <table:table-cell office:value-type="string">
            <text:p>47855-5386</text:p>
          </table:table-cell>
          <table:table-cell office:value-type="string">
            <text:p>110019169</text:p>
          </table:table-cell>
          <table:table-cell office:value-type="string">
            <text:p>Electronics</text:p>
          </table:table-cell>
          <table:table-cell office:value-type="string">
            <text:p>Littel - Stehr</text:p>
          </table:table-cell>
          <table:table-cell office:value-type="float" office:value="44410.8890721875">
            <text:p>44410.8890721875</text:p>
          </table:table-cell>
          <table:table-cell office:value-type="string">
            <text:p>http://placeimg.com/640/480</text:p>
          </table:table-cell>
          <table:table-cell office:value-type="string">
            <text:p>Velit odio voluptas iure. Molestiae qui nihil sit cupiditate. Esse distinctio blanditiis quisquam ut omnis enim. Sit sed nemo in iste deserunt quo accusantium. Harum accusamus non dolorum quia velit occaecati magni culpa consequatur.</text:p>
          </table:table-cell>
          <table:table-cell office:value-type="boolean" office:boolean-value="true">
            <text:p>TRUE</text:p>
          </table:table-cell>
        </table:table-row>
        <table:table-row>
          <table:table-cell office:value-type="string">
            <text:p>Molly Braun</text:p>
          </table:table-cell>
          <table:table-cell office:value-type="string">
            <text:p>549.758.9504 x17047</text:p>
          </table:table-cell>
          <table:table-cell office:value-type="string">
            <text:p>Vicky87@yahoo.com</text:p>
          </table:table-cell>
          <table:table-cell office:value-type="string">
            <text:p>768 Fadel Mount</text:p>
          </table:table-cell>
          <table:table-cell office:value-type="string">
            <text:p>New Garrisonchester</text:p>
          </table:table-cell>
          <table:table-cell office:value-type="string">
            <text:p>Michigan</text:p>
          </table:table-cell>
          <table:table-cell office:value-type="string">
            <text:p>80071-2584</text:p>
          </table:table-cell>
          <table:table-cell office:value-type="string">
            <text:p>848800365</text:p>
          </table:table-cell>
          <table:table-cell office:value-type="string">
            <text:p>Home</text:p>
          </table:table-cell>
          <table:table-cell office:value-type="string">
            <text:p>Nienow Group</text:p>
          </table:table-cell>
          <table:table-cell office:value-type="float" office:value="44249.26778204861">
            <text:p>44249.26778204861</text:p>
          </table:table-cell>
          <table:table-cell office:value-type="string">
            <text:p>http://placeimg.com/640/480</text:p>
          </table:table-cell>
          <table:table-cell office:value-type="string">
            <text:p>Omnis qui et expedita reprehenderit quia pariatur veritatis. Eum vel mollitia inventore aut ipsum quae ratione. Reiciendis expedita et ipsum harum voluptatem molestias pariatur voluptas magnam. Voluptatem cumque unde. Labore velit sit eum quod error sed.</text:p>
          </table:table-cell>
          <table:table-cell office:value-type="boolean" office:boolean-value="false">
            <text:p>FALSE</text:p>
          </table:table-cell>
        </table:table-row>
        <table:table-row>
          <table:table-cell office:value-type="string">
            <text:p>Norman Kohler</text:p>
          </table:table-cell>
          <table:table-cell office:value-type="string">
            <text:p>378.565.0704 x94121</text:p>
          </table:table-cell>
          <table:table-cell office:value-type="string">
            <text:p>Jewell.Jast9@hotmail.com</text:p>
          </table:table-cell>
          <table:table-cell office:value-type="string">
            <text:p>6359 Robert Way</text:p>
          </table:table-cell>
          <table:table-cell office:value-type="string">
            <text:p>Annaliseland</text:p>
          </table:table-cell>
          <table:table-cell office:value-type="string">
            <text:p>Massachusetts</text:p>
          </table:table-cell>
          <table:table-cell office:value-type="string">
            <text:p>16231</text:p>
          </table:table-cell>
          <table:table-cell office:value-type="string">
            <text:p>072641837</text:p>
          </table:table-cell>
          <table:table-cell office:value-type="string">
            <text:p>Industrial</text:p>
          </table:table-cell>
          <table:table-cell office:value-type="string">
            <text:p>Hand - Hoeger</text:p>
          </table:table-cell>
          <table:table-cell office:value-type="float" office:value="44414.91261208333">
            <text:p>44414.91261208333</text:p>
          </table:table-cell>
          <table:table-cell office:value-type="string">
            <text:p>http://placeimg.com/640/480</text:p>
          </table:table-cell>
          <table:table-cell office:value-type="string">
            <text:p>Doloribus facere nihil. Eos aut numquam autem. Recusandae autem accusantium accusamus rem et quas. Voluptates laborum provident qui quia delectus dicta eum reprehenderit. Quos repudiandae inventore quae est est. Consequuntur corrupti ipsum non et.</text:p>
          </table:table-cell>
          <table:table-cell office:value-type="boolean" office:boolean-value="true">
            <text:p>TRUE</text:p>
          </table:table-cell>
        </table:table-row>
        <table:table-row>
          <table:table-cell office:value-type="string">
            <text:p>Mr. Ollie Rutherford</text:p>
          </table:table-cell>
          <table:table-cell office:value-type="string">
            <text:p>694-899-8519</text:p>
          </table:table-cell>
          <table:table-cell office:value-type="string">
            <text:p>Solon_Goodwin@gmail.com</text:p>
          </table:table-cell>
          <table:table-cell office:value-type="string">
            <text:p>41236 Stehr Loop</text:p>
          </table:table-cell>
          <table:table-cell office:value-type="string">
            <text:p>Beierfort</text:p>
          </table:table-cell>
          <table:table-cell office:value-type="string">
            <text:p>Maine</text:p>
          </table:table-cell>
          <table:table-cell office:value-type="string">
            <text:p>02021-9194</text:p>
          </table:table-cell>
          <table:table-cell office:value-type="string">
            <text:p>916898050</text:p>
          </table:table-cell>
          <table:table-cell office:value-type="string">
            <text:p>Grocery</text:p>
          </table:table-cell>
          <table:table-cell office:value-type="string">
            <text:p>Champlin, Abernathy and Steuber</text:p>
          </table:table-cell>
          <table:table-cell office:value-type="float" office:value="44354.204430543985">
            <text:p>44354.204430543985</text:p>
          </table:table-cell>
          <table:table-cell office:value-type="string">
            <text:p>http://placeimg.com/640/480</text:p>
          </table:table-cell>
          <table:table-cell office:value-type="string">
            <text:p>Optio nam optio ea iusto. Iste sunt deleniti inventore autem neque quod consequatur. Dolores asperiores quod aut aut. Omnis optio earum fugiat dolore commodi reprehenderit alias aut et.</text:p>
          </table:table-cell>
          <table:table-cell office:value-type="boolean" office:boolean-value="true">
            <text:p>TRUE</text:p>
          </table:table-cell>
        </table:table-row>
        <table:table-row>
          <table:table-cell office:value-type="string">
            <text:p>Angelica Weissnat V</text:p>
          </table:table-cell>
          <table:table-cell office:value-type="string">
            <text:p>(989) 517-7764 x613</text:p>
          </table:table-cell>
          <table:table-cell office:value-type="string">
            <text:p>Ike29@yahoo.com</text:p>
          </table:table-cell>
          <table:table-cell office:value-type="string">
            <text:p>3216 Sherman Corners</text:p>
          </table:table-cell>
          <table:table-cell office:value-type="string">
            <text:p>Melissaport</text:p>
          </table:table-cell>
          <table:table-cell office:value-type="string">
            <text:p>South Dakota</text:p>
          </table:table-cell>
          <table:table-cell office:value-type="string">
            <text:p>91794-7561</text:p>
          </table:table-cell>
          <table:table-cell office:value-type="string">
            <text:p>118448486</text:p>
          </table:table-cell>
          <table:table-cell office:value-type="string">
            <text:p>Books</text:p>
          </table:table-cell>
          <table:table-cell office:value-type="string">
            <text:p>Monahan - West</text:p>
          </table:table-cell>
          <table:table-cell office:value-type="float" office:value="44386.52313354167">
            <text:p>44386.52313354167</text:p>
          </table:table-cell>
          <table:table-cell office:value-type="string">
            <text:p>http://placeimg.com/640/480</text:p>
          </table:table-cell>
          <table:table-cell office:value-type="string">
            <text:p>Odio iure aut quaerat sit deleniti repellendus sint autem. Cum eligendi ullam libero error accusantium asperiores ea enim. Est quam quia in a. Quod sint tenetur. Aut blanditiis maiores iusto ut ea optio qui ipsam. Maiores ex et exercitationem.</text:p>
          </table:table-cell>
          <table:table-cell office:value-type="boolean" office:boolean-value="true">
            <text:p>TRUE</text:p>
          </table:table-cell>
        </table:table-row>
        <table:table-row>
          <table:table-cell office:value-type="string">
            <text:p>Delia Bahringer MD</text:p>
          </table:table-cell>
          <table:table-cell office:value-type="string">
            <text:p>1-897-534-3529 x33222</text:p>
          </table:table-cell>
          <table:table-cell office:value-type="string">
            <text:p>Adele.Stehr65@yahoo.com</text:p>
          </table:table-cell>
          <table:table-cell office:value-type="string">
            <text:p>48939 Bashirian Stream</text:p>
          </table:table-cell>
          <table:table-cell office:value-type="string">
            <text:p>East Leo</text:p>
          </table:table-cell>
          <table:table-cell office:value-type="string">
            <text:p>Kansas</text:p>
          </table:table-cell>
          <table:table-cell office:value-type="string">
            <text:p>67436-4741</text:p>
          </table:table-cell>
          <table:table-cell office:value-type="string">
            <text:p>542187915</text:p>
          </table:table-cell>
          <table:table-cell office:value-type="string">
            <text:p>Grocery</text:p>
          </table:table-cell>
          <table:table-cell office:value-type="string">
            <text:p>Gorczany LLC</text:p>
          </table:table-cell>
          <table:table-cell office:value-type="float" office:value="44549.88967587963">
            <text:p>44549.88967587963</text:p>
          </table:table-cell>
          <table:table-cell office:value-type="string">
            <text:p>http://placeimg.com/640/480</text:p>
          </table:table-cell>
          <table:table-cell office:value-type="string">
            <text:p>Accusamus aut aspernatur esse nam atque ipsam eligendi. Fugiat labore maxime nemo. Ea vitae et. Sapiente mollitia ea quidem ratione perferendis hic quos.</text:p>
          </table:table-cell>
          <table:table-cell office:value-type="boolean" office:boolean-value="false">
            <text:p>FALSE</text:p>
          </table:table-cell>
        </table:table-row>
        <table:table-row>
          <table:table-cell office:value-type="string">
            <text:p>Dr. Harvey McCullough</text:p>
          </table:table-cell>
          <table:table-cell office:value-type="string">
            <text:p>989-297-0671 x8685</text:p>
          </table:table-cell>
          <table:table-cell office:value-type="string">
            <text:p>Meggie.Casper@hotmail.com</text:p>
          </table:table-cell>
          <table:table-cell office:value-type="string">
            <text:p>4028 Schultz Park</text:p>
          </table:table-cell>
          <table:table-cell office:value-type="string">
            <text:p>Gusikowskishire</text:p>
          </table:table-cell>
          <table:table-cell office:value-type="string">
            <text:p>Louisiana</text:p>
          </table:table-cell>
          <table:table-cell office:value-type="string">
            <text:p>29989</text:p>
          </table:table-cell>
          <table:table-cell office:value-type="string">
            <text:p>239877567</text:p>
          </table:table-cell>
          <table:table-cell office:value-type="string">
            <text:p>Tools</text:p>
          </table:table-cell>
          <table:table-cell office:value-type="string">
            <text:p>Kulas - Douglas</text:p>
          </table:table-cell>
          <table:table-cell office:value-type="float" office:value="44553.64345978009">
            <text:p>44553.64345978009</text:p>
          </table:table-cell>
          <table:table-cell office:value-type="string">
            <text:p>http://placeimg.com/640/480</text:p>
          </table:table-cell>
          <table:table-cell office:value-type="string">
            <text:p>Enim autem dolorem velit cupiditate. Non quas ut placeat exercitationem nihil deserunt nihil est dolor. Dolore qui ex et deserunt et sed est consequatur. Ea earum necessitatibus corporis. Sunt rerum repudiandae et nisi totam eos cupiditate dignissimos.</text:p>
          </table:table-cell>
          <table:table-cell office:value-type="boolean" office:boolean-value="true">
            <text:p>TRUE</text:p>
          </table:table-cell>
        </table:table-row>
        <table:table-row>
          <table:table-cell office:value-type="string">
            <text:p>Sandy Hegmann</text:p>
          </table:table-cell>
          <table:table-cell office:value-type="string">
            <text:p>(448) 481-8306 x93828</text:p>
          </table:table-cell>
          <table:table-cell office:value-type="string">
            <text:p>Sincere19@hotmail.com</text:p>
          </table:table-cell>
          <table:table-cell office:value-type="string">
            <text:p>64258 Amani Fort</text:p>
          </table:table-cell>
          <table:table-cell office:value-type="string">
            <text:p>Abernathyfurt</text:p>
          </table:table-cell>
          <table:table-cell office:value-type="string">
            <text:p>Tennessee</text:p>
          </table:table-cell>
          <table:table-cell office:value-type="string">
            <text:p>24937</text:p>
          </table:table-cell>
          <table:table-cell office:value-type="string">
            <text:p>104440278</text:p>
          </table:table-cell>
          <table:table-cell office:value-type="string">
            <text:p>Outdoors</text:p>
          </table:table-cell>
          <table:table-cell office:value-type="string">
            <text:p>Cummerata LLC</text:p>
          </table:table-cell>
          <table:table-cell office:value-type="float" office:value="44468.69819949074">
            <text:p>44468.69819949074</text:p>
          </table:table-cell>
          <table:table-cell office:value-type="string">
            <text:p>http://placeimg.com/640/480</text:p>
          </table:table-cell>
          <table:table-cell office:value-type="string">
            <text:p>Reiciendis voluptate sit placeat neque eos natus. Sequi quasi eaque nostrum ad voluptate quaerat explicabo et. Tenetur aut soluta modi tempora. Qui qui laborum laboriosam sunt pariatur unde repellendus.</text:p>
          </table:table-cell>
          <table:table-cell office:value-type="boolean" office:boolean-value="true">
            <text:p>TRUE</text:p>
          </table:table-cell>
        </table:table-row>
        <table:table-row>
          <table:table-cell office:value-type="string">
            <text:p>Nettie Kulas</text:p>
          </table:table-cell>
          <table:table-cell office:value-type="string">
            <text:p>(781) 469-3551 x279</text:p>
          </table:table-cell>
          <table:table-cell office:value-type="string">
            <text:p>Ebba.Wiza@yahoo.com</text:p>
          </table:table-cell>
          <table:table-cell office:value-type="string">
            <text:p>764 Champlin Place</text:p>
          </table:table-cell>
          <table:table-cell office:value-type="string">
            <text:p>Thaddeusmouth</text:p>
          </table:table-cell>
          <table:table-cell office:value-type="string">
            <text:p>Mississippi</text:p>
          </table:table-cell>
          <table:table-cell office:value-type="string">
            <text:p>82291</text:p>
          </table:table-cell>
          <table:table-cell office:value-type="string">
            <text:p>015401490</text:p>
          </table:table-cell>
          <table:table-cell office:value-type="string">
            <text:p>Games</text:p>
          </table:table-cell>
          <table:table-cell office:value-type="string">
            <text:p>Ratke - Hansen</text:p>
          </table:table-cell>
          <table:table-cell office:value-type="float" office:value="44437.87885443287">
            <text:p>44437.87885443287</text:p>
          </table:table-cell>
          <table:table-cell office:value-type="string">
            <text:p>http://placeimg.com/640/480</text:p>
          </table:table-cell>
          <table:table-cell office:value-type="string">
            <text:p>Et nesciunt laudantium. Cum voluptatum ducimus. Dolorem itaque enim maxime voluptatem. Eligendi est in qui ipsum quia consequatur vel. Quasi vitae dolorem eligendi quo aut possimus laboriosam aliquid.</text:p>
          </table:table-cell>
          <table:table-cell office:value-type="boolean" office:boolean-value="true">
            <text:p>TRUE</text:p>
          </table:table-cell>
        </table:table-row>
        <table:table-row>
          <table:table-cell office:value-type="string">
            <text:p>Pat Frami</text:p>
          </table:table-cell>
          <table:table-cell office:value-type="string">
            <text:p>1-889-557-8740 x10525</text:p>
          </table:table-cell>
          <table:table-cell office:value-type="string">
            <text:p>Jacques.Spencer@gmail.com</text:p>
          </table:table-cell>
          <table:table-cell office:value-type="string">
            <text:p>690 Harvey Vista</text:p>
          </table:table-cell>
          <table:table-cell office:value-type="string">
            <text:p>Beckerland</text:p>
          </table:table-cell>
          <table:table-cell office:value-type="string">
            <text:p>Nevada</text:p>
          </table:table-cell>
          <table:table-cell office:value-type="string">
            <text:p>75346</text:p>
          </table:table-cell>
          <table:table-cell office:value-type="string">
            <text:p>798502768</text:p>
          </table:table-cell>
          <table:table-cell office:value-type="string">
            <text:p>Industrial</text:p>
          </table:table-cell>
          <table:table-cell office:value-type="string">
            <text:p>Medhurst, Becker and Tromp</text:p>
          </table:table-cell>
          <table:table-cell office:value-type="float" office:value="44552.2617318287">
            <text:p>44552.2617318287</text:p>
          </table:table-cell>
          <table:table-cell office:value-type="string">
            <text:p>http://placeimg.com/640/480</text:p>
          </table:table-cell>
          <table:table-cell office:value-type="string">
            <text:p>Dolorem et commodi deserunt fugit eveniet sequi illo asperiores. Cumque possimus quam in est. Enim doloremque facere dolorem. Debitis voluptatem ut et qui sit magni.</text:p>
          </table:table-cell>
          <table:table-cell office:value-type="boolean" office:boolean-value="true">
            <text:p>TRUE</text:p>
          </table:table-cell>
        </table:table-row>
        <table:table-row>
          <table:table-cell office:value-type="string">
            <text:p>Manuel Stamm</text:p>
          </table:table-cell>
          <table:table-cell office:value-type="string">
            <text:p>542-368-4618 x231</text:p>
          </table:table-cell>
          <table:table-cell office:value-type="string">
            <text:p>Hardy.Klein14@gmail.com</text:p>
          </table:table-cell>
          <table:table-cell office:value-type="string">
            <text:p>78090 Leola Throughway</text:p>
          </table:table-cell>
          <table:table-cell office:value-type="string">
            <text:p>East Bernita</text:p>
          </table:table-cell>
          <table:table-cell office:value-type="string">
            <text:p>Maryland</text:p>
          </table:table-cell>
          <table:table-cell office:value-type="string">
            <text:p>01614</text:p>
          </table:table-cell>
          <table:table-cell office:value-type="string">
            <text:p>588511053</text:p>
          </table:table-cell>
          <table:table-cell office:value-type="string">
            <text:p>Computers</text:p>
          </table:table-cell>
          <table:table-cell office:value-type="string">
            <text:p>Runolfsdottir - Reynolds</text:p>
          </table:table-cell>
          <table:table-cell office:value-type="float" office:value="44451.790492430555">
            <text:p>44451.790492430555</text:p>
          </table:table-cell>
          <table:table-cell office:value-type="string">
            <text:p>http://placeimg.com/640/480</text:p>
          </table:table-cell>
          <table:table-cell office:value-type="string">
            <text:p>Accusantium quo in quo velit est corporis sapiente. Nisi expedita et expedita ea quos reiciendis labore ab. Unde quia culpa mollitia nam dolores odit possimus veniam cum. Accusamus dicta doloremque aut.</text:p>
          </table:table-cell>
          <table:table-cell office:value-type="boolean" office:boolean-value="false">
            <text:p>FALSE</text:p>
          </table:table-cell>
        </table:table-row>
        <table:table-row>
          <table:table-cell office:value-type="string">
            <text:p>Megan Mayer</text:p>
          </table:table-cell>
          <table:table-cell office:value-type="string">
            <text:p>481.300.8423 x200</text:p>
          </table:table-cell>
          <table:table-cell office:value-type="string">
            <text:p>Syble_Ruecker40@hotmail.com</text:p>
          </table:table-cell>
          <table:table-cell office:value-type="string">
            <text:p>76508 Bailee Station</text:p>
          </table:table-cell>
          <table:table-cell office:value-type="string">
            <text:p>Wilkinsonton</text:p>
          </table:table-cell>
          <table:table-cell office:value-type="string">
            <text:p>Vermont</text:p>
          </table:table-cell>
          <table:table-cell office:value-type="string">
            <text:p>90112-1714</text:p>
          </table:table-cell>
          <table:table-cell office:value-type="string">
            <text:p>693762658</text:p>
          </table:table-cell>
          <table:table-cell office:value-type="string">
            <text:p>Toys</text:p>
          </table:table-cell>
          <table:table-cell office:value-type="string">
            <text:p>Hodkiewicz - Hansen</text:p>
          </table:table-cell>
          <table:table-cell office:value-type="float" office:value="44331.233699641205">
            <text:p>44331.233699641205</text:p>
          </table:table-cell>
          <table:table-cell office:value-type="string">
            <text:p>http://placeimg.com/640/480</text:p>
          </table:table-cell>
          <table:table-cell office:value-type="string">
            <text:p>Earum minima dolores soluta. Natus amet soluta illo dicta quasi. Consequuntur temporibus quidem tempora odit aut atque magnam.</text:p>
          </table:table-cell>
          <table:table-cell office:value-type="boolean" office:boolean-value="true">
            <text:p>TRUE</text:p>
          </table:table-cell>
        </table:table-row>
        <table:table-row>
          <table:table-cell office:value-type="string">
            <text:p>Yvette Trantow</text:p>
          </table:table-cell>
          <table:table-cell office:value-type="string">
            <text:p>1-843-940-5083</text:p>
          </table:table-cell>
          <table:table-cell office:value-type="string">
            <text:p>Jayne_Becker@hotmail.com</text:p>
          </table:table-cell>
          <table:table-cell office:value-type="string">
            <text:p>978 Bechtelar Union</text:p>
          </table:table-cell>
          <table:table-cell office:value-type="string">
            <text:p>Macejkovicmouth</text:p>
          </table:table-cell>
          <table:table-cell office:value-type="string">
            <text:p>Iowa</text:p>
          </table:table-cell>
          <table:table-cell office:value-type="string">
            <text:p>53428</text:p>
          </table:table-cell>
          <table:table-cell office:value-type="string">
            <text:p>827858765</text:p>
          </table:table-cell>
          <table:table-cell office:value-type="string">
            <text:p>Tools</text:p>
          </table:table-cell>
          <table:table-cell office:value-type="string">
            <text:p>Hagenes LLC</text:p>
          </table:table-cell>
          <table:table-cell office:value-type="float" office:value="44274.95938381944">
            <text:p>44274.95938381944</text:p>
          </table:table-cell>
          <table:table-cell office:value-type="string">
            <text:p>http://placeimg.com/640/480</text:p>
          </table:table-cell>
          <table:table-cell office:value-type="string">
            <text:p>Quis quod recusandae sint. Rerum autem possimus illo non. Facere corrupti eligendi non asperiores vitae eius omnis voluptates magnam.</text:p>
          </table:table-cell>
          <table:table-cell office:value-type="boolean" office:boolean-value="true">
            <text:p>TRUE</text:p>
          </table:table-cell>
        </table:table-row>
        <table:table-row>
          <table:table-cell office:value-type="string">
            <text:p>Lela Zieme DVM</text:p>
          </table:table-cell>
          <table:table-cell office:value-type="string">
            <text:p>1-782-674-0246</text:p>
          </table:table-cell>
          <table:table-cell office:value-type="string">
            <text:p>Makenzie.Wiza80@gmail.com</text:p>
          </table:table-cell>
          <table:table-cell office:value-type="string">
            <text:p>06573 Stiedemann Knolls</text:p>
          </table:table-cell>
          <table:table-cell office:value-type="string">
            <text:p>Erikmouth</text:p>
          </table:table-cell>
          <table:table-cell office:value-type="string">
            <text:p>California</text:p>
          </table:table-cell>
          <table:table-cell office:value-type="string">
            <text:p>77792</text:p>
          </table:table-cell>
          <table:table-cell office:value-type="string">
            <text:p>034964345</text:p>
          </table:table-cell>
          <table:table-cell office:value-type="string">
            <text:p>Outdoors</text:p>
          </table:table-cell>
          <table:table-cell office:value-type="string">
            <text:p>Weissnat, Haag and Harber</text:p>
          </table:table-cell>
          <table:table-cell office:value-type="float" office:value="44534.497080520836">
            <text:p>44534.497080520836</text:p>
          </table:table-cell>
          <table:table-cell office:value-type="string">
            <text:p>http://placeimg.com/640/480</text:p>
          </table:table-cell>
          <table:table-cell office:value-type="string">
            <text:p>Quibusdam distinctio impedit velit nulla dolorem pariatur sint. Quo qui et. Ullam exercitationem pariatur. Maiores provident saepe qui veniam et enim quos voluptatem reprehenderit. Tempore expedita iste ipsa quas esse vel.</text:p>
          </table:table-cell>
          <table:table-cell office:value-type="boolean" office:boolean-value="true">
            <text:p>TRUE</text:p>
          </table:table-cell>
        </table:table-row>
        <table:table-row>
          <table:table-cell office:value-type="string">
            <text:p>Denise Weimann</text:p>
          </table:table-cell>
          <table:table-cell office:value-type="string">
            <text:p>398.683.1848 x5474</text:p>
          </table:table-cell>
          <table:table-cell office:value-type="string">
            <text:p>Ibrahim_Ryan@hotmail.com</text:p>
          </table:table-cell>
          <table:table-cell office:value-type="string">
            <text:p>522 Zboncak Crescent</text:p>
          </table:table-cell>
          <table:table-cell office:value-type="string">
            <text:p>Edisonville</text:p>
          </table:table-cell>
          <table:table-cell office:value-type="string">
            <text:p>Oregon</text:p>
          </table:table-cell>
          <table:table-cell office:value-type="string">
            <text:p>84681</text:p>
          </table:table-cell>
          <table:table-cell office:value-type="string">
            <text:p>818680900</text:p>
          </table:table-cell>
          <table:table-cell office:value-type="string">
            <text:p>Books</text:p>
          </table:table-cell>
          <table:table-cell office:value-type="string">
            <text:p>Will - Anderson</text:p>
          </table:table-cell>
          <table:table-cell office:value-type="float" office:value="44219.02315208333">
            <text:p>44219.02315208333</text:p>
          </table:table-cell>
          <table:table-cell office:value-type="string">
            <text:p>http://placeimg.com/640/480</text:p>
          </table:table-cell>
          <table:table-cell office:value-type="string">
            <text:p>Illum cupiditate possimus expedita qui alias iure laudantium. Eligendi ipsam libero animi nobis. Repudiandae fugiat vel assumenda doloribus. Similique molestias aut sit veniam esse recusandae inventore nisi voluptas. Autem explicabo quas laborum non aspernatur maiores est.</text:p>
          </table:table-cell>
          <table:table-cell office:value-type="boolean" office:boolean-value="false">
            <text:p>FALSE</text:p>
          </table:table-cell>
        </table:table-row>
        <table:table-row>
          <table:table-cell office:value-type="string">
            <text:p>Jasmine Watsica</text:p>
          </table:table-cell>
          <table:table-cell office:value-type="string">
            <text:p>205-412-1229 x77406</text:p>
          </table:table-cell>
          <table:table-cell office:value-type="string">
            <text:p>Conor.Haley14@hotmail.com</text:p>
          </table:table-cell>
          <table:table-cell office:value-type="string">
            <text:p>509 Schiller Causeway</text:p>
          </table:table-cell>
          <table:table-cell office:value-type="string">
            <text:p>West Connorstad</text:p>
          </table:table-cell>
          <table:table-cell office:value-type="string">
            <text:p>Arizona</text:p>
          </table:table-cell>
          <table:table-cell office:value-type="string">
            <text:p>01132-1421</text:p>
          </table:table-cell>
          <table:table-cell office:value-type="string">
            <text:p>273291895</text:p>
          </table:table-cell>
          <table:table-cell office:value-type="string">
            <text:p>Automotive</text:p>
          </table:table-cell>
          <table:table-cell office:value-type="string">
            <text:p>Armstrong, Roob and Conroy</text:p>
          </table:table-cell>
          <table:table-cell office:value-type="float" office:value="44505.64149122685">
            <text:p>44505.64149122685</text:p>
          </table:table-cell>
          <table:table-cell office:value-type="string">
            <text:p>http://placeimg.com/640/480</text:p>
          </table:table-cell>
          <table:table-cell office:value-type="string">
            <text:p>Assumenda nisi eos corporis accusantium quasi id quidem labore sequi. Facere commodi repudiandae ea debitis recusandae. Earum architecto laboriosam nihil. Architecto aut modi amet eum nobis exercitationem est tempora labore. Non nesciunt impedit repellat.</text:p>
          </table:table-cell>
          <table:table-cell office:value-type="boolean" office:boolean-value="true">
            <text:p>TRUE</text:p>
          </table:table-cell>
        </table:table-row>
        <table:table-row>
          <table:table-cell office:value-type="string">
            <text:p>Manuel Heaney</text:p>
          </table:table-cell>
          <table:table-cell office:value-type="string">
            <text:p>582-834-2241 x1844</text:p>
          </table:table-cell>
          <table:table-cell office:value-type="string">
            <text:p>Electa69@hotmail.com</text:p>
          </table:table-cell>
          <table:table-cell office:value-type="string">
            <text:p>462 Kemmer Road</text:p>
          </table:table-cell>
          <table:table-cell office:value-type="string">
            <text:p>Port Orange</text:p>
          </table:table-cell>
          <table:table-cell office:value-type="string">
            <text:p>Maine</text:p>
          </table:table-cell>
          <table:table-cell office:value-type="string">
            <text:p>76163-8952</text:p>
          </table:table-cell>
          <table:table-cell office:value-type="string">
            <text:p>073461126</text:p>
          </table:table-cell>
          <table:table-cell office:value-type="string">
            <text:p>Grocery</text:p>
          </table:table-cell>
          <table:table-cell office:value-type="string">
            <text:p>Larkin, Howe and O'Conner</text:p>
          </table:table-cell>
          <table:table-cell office:value-type="float" office:value="44390.701128761575">
            <text:p>44390.701128761575</text:p>
          </table:table-cell>
          <table:table-cell office:value-type="string">
            <text:p>http://placeimg.com/640/480</text:p>
          </table:table-cell>
          <table:table-cell office:value-type="string">
            <text:p>Odio est voluptas. Tenetur incidunt quis deserunt quas debitis incidunt culpa ratione qui. In corrupti harum ratione animi voluptas et. Sed soluta totam qui et quam facere ipsam et est. Odio velit vel modi quisquam impedit perferendis. At omnis voluptas.</text:p>
          </table:table-cell>
          <table:table-cell office:value-type="boolean" office:boolean-value="false">
            <text:p>FALSE</text:p>
          </table:table-cell>
        </table:table-row>
        <table:table-row>
          <table:table-cell office:value-type="string">
            <text:p>Abraham Morissette</text:p>
          </table:table-cell>
          <table:table-cell office:value-type="string">
            <text:p>331.215.1029 x6433</text:p>
          </table:table-cell>
          <table:table-cell office:value-type="string">
            <text:p>Gussie_Schuppe@gmail.com</text:p>
          </table:table-cell>
          <table:table-cell office:value-type="string">
            <text:p>1534 Volkman Way</text:p>
          </table:table-cell>
          <table:table-cell office:value-type="string">
            <text:p>Arlington</text:p>
          </table:table-cell>
          <table:table-cell office:value-type="string">
            <text:p>South Dakota</text:p>
          </table:table-cell>
          <table:table-cell office:value-type="string">
            <text:p>58872</text:p>
          </table:table-cell>
          <table:table-cell office:value-type="string">
            <text:p>213720643</text:p>
          </table:table-cell>
          <table:table-cell office:value-type="string">
            <text:p>Tools</text:p>
          </table:table-cell>
          <table:table-cell office:value-type="string">
            <text:p>Runolfsdottir Group</text:p>
          </table:table-cell>
          <table:table-cell office:value-type="float" office:value="44331.62802603009">
            <text:p>44331.62802603009</text:p>
          </table:table-cell>
          <table:table-cell office:value-type="string">
            <text:p>http://placeimg.com/640/480</text:p>
          </table:table-cell>
          <table:table-cell office:value-type="string">
            <text:p>Numquam alias debitis similique laboriosam officia velit. Illum quos voluptatem eum officia consequuntur dignissimos. Porro rerum quos. Rem voluptatem cupiditate tempora cum ratione facilis exercitationem debitis assumenda. Id officiis nam voluptas id mollitia excepturi.</text:p>
          </table:table-cell>
          <table:table-cell office:value-type="boolean" office:boolean-value="false">
            <text:p>FALSE</text:p>
          </table:table-cell>
        </table:table-row>
        <table:table-row>
          <table:table-cell office:value-type="string">
            <text:p>Everett Ernser</text:p>
          </table:table-cell>
          <table:table-cell office:value-type="string">
            <text:p>732.405.8430 x8224</text:p>
          </table:table-cell>
          <table:table-cell office:value-type="string">
            <text:p>Berta.Friesen81@yahoo.com</text:p>
          </table:table-cell>
          <table:table-cell office:value-type="string">
            <text:p>386 Waelchi Drive</text:p>
          </table:table-cell>
          <table:table-cell office:value-type="string">
            <text:p>West Abbey</text:p>
          </table:table-cell>
          <table:table-cell office:value-type="string">
            <text:p>Minnesota</text:p>
          </table:table-cell>
          <table:table-cell office:value-type="string">
            <text:p>38954</text:p>
          </table:table-cell>
          <table:table-cell office:value-type="string">
            <text:p>621266126</text:p>
          </table:table-cell>
          <table:table-cell office:value-type="string">
            <text:p>Health</text:p>
          </table:table-cell>
          <table:table-cell office:value-type="string">
            <text:p>Prohaska - Lindgren</text:p>
          </table:table-cell>
          <table:table-cell office:value-type="float" office:value="44226.110456215276">
            <text:p>44226.110456215276</text:p>
          </table:table-cell>
          <table:table-cell office:value-type="string">
            <text:p>http://placeimg.com/640/480</text:p>
          </table:table-cell>
          <table:table-cell office:value-type="string">
            <text:p>Consectetur ut atque ullam eligendi cum voluptatem voluptatum fuga. Earum culpa animi et aspernatur quo. Voluptatem ut eligendi. Excepturi rem ab aperiam aut cumque. Quibusdam incidunt tempore.</text:p>
          </table:table-cell>
          <table:table-cell office:value-type="boolean" office:boolean-value="true">
            <text:p>TRUE</text:p>
          </table:table-cell>
        </table:table-row>
        <table:table-row>
          <table:table-cell office:value-type="string">
            <text:p>Flora Cremin</text:p>
          </table:table-cell>
          <table:table-cell office:value-type="string">
            <text:p>(982) 709-9929</text:p>
          </table:table-cell>
          <table:table-cell office:value-type="string">
            <text:p>Tamia_Welch@yahoo.com</text:p>
          </table:table-cell>
          <table:table-cell office:value-type="string">
            <text:p>2344 Kuhn Harbors</text:p>
          </table:table-cell>
          <table:table-cell office:value-type="string">
            <text:p>Oakland</text:p>
          </table:table-cell>
          <table:table-cell office:value-type="string">
            <text:p>Vermont</text:p>
          </table:table-cell>
          <table:table-cell office:value-type="string">
            <text:p>28847-4195</text:p>
          </table:table-cell>
          <table:table-cell office:value-type="string">
            <text:p>198576161</text:p>
          </table:table-cell>
          <table:table-cell office:value-type="string">
            <text:p>Garden</text:p>
          </table:table-cell>
          <table:table-cell office:value-type="string">
            <text:p>Olson - Block</text:p>
          </table:table-cell>
          <table:table-cell office:value-type="float" office:value="44485.59897892361">
            <text:p>44485.59897892361</text:p>
          </table:table-cell>
          <table:table-cell office:value-type="string">
            <text:p>http://placeimg.com/640/480</text:p>
          </table:table-cell>
          <table:table-cell office:value-type="string">
            <text:p>Perspiciatis aliquam ullam atque ut. Non non aperiam quo illo. Est explicabo sunt accusamus est. Beatae minus culpa eum quisquam vitae eos consequuntur.</text:p>
          </table:table-cell>
          <table:table-cell office:value-type="boolean" office:boolean-value="true">
            <text:p>TRUE</text:p>
          </table:table-cell>
        </table:table-row>
        <table:table-row>
          <table:table-cell office:value-type="string">
            <text:p>Johnathan Dare</text:p>
          </table:table-cell>
          <table:table-cell office:value-type="string">
            <text:p>528.964.4101 x1278</text:p>
          </table:table-cell>
          <table:table-cell office:value-type="string">
            <text:p>Art75@gmail.com</text:p>
          </table:table-cell>
          <table:table-cell office:value-type="string">
            <text:p>601 Wiegand Lane</text:p>
          </table:table-cell>
          <table:table-cell office:value-type="string">
            <text:p>Joetown</text:p>
          </table:table-cell>
          <table:table-cell office:value-type="string">
            <text:p>Washington</text:p>
          </table:table-cell>
          <table:table-cell office:value-type="string">
            <text:p>49193-1648</text:p>
          </table:table-cell>
          <table:table-cell office:value-type="string">
            <text:p>473539276</text:p>
          </table:table-cell>
          <table:table-cell office:value-type="string">
            <text:p>Movies</text:p>
          </table:table-cell>
          <table:table-cell office:value-type="string">
            <text:p>Kuvalis Inc</text:p>
          </table:table-cell>
          <table:table-cell office:value-type="float" office:value="44291.44040665509">
            <text:p>44291.44040665509</text:p>
          </table:table-cell>
          <table:table-cell office:value-type="string">
            <text:p>http://placeimg.com/640/480</text:p>
          </table:table-cell>
          <table:table-cell office:value-type="string">
            <text:p>Fuga quia inventore nihil beatae quia iste. Aut doloribus voluptatem. Dignissimos eveniet incidunt est. Deserunt sint quae quae pariatur perferendis ut.</text:p>
          </table:table-cell>
          <table:table-cell office:value-type="boolean" office:boolean-value="false">
            <text:p>FALSE</text:p>
          </table:table-cell>
        </table:table-row>
        <table:table-row>
          <table:table-cell office:value-type="string">
            <text:p>Mrs. Lynn Roberts</text:p>
          </table:table-cell>
          <table:table-cell office:value-type="string">
            <text:p>907.826.8266</text:p>
          </table:table-cell>
          <table:table-cell office:value-type="string">
            <text:p>Henriette.Greenfelder@yahoo.com</text:p>
          </table:table-cell>
          <table:table-cell office:value-type="string">
            <text:p>1697 Raynor Bridge</text:p>
          </table:table-cell>
          <table:table-cell office:value-type="string">
            <text:p>Nickton</text:p>
          </table:table-cell>
          <table:table-cell office:value-type="string">
            <text:p>Virginia</text:p>
          </table:table-cell>
          <table:table-cell office:value-type="string">
            <text:p>31387</text:p>
          </table:table-cell>
          <table:table-cell office:value-type="string">
            <text:p>465669646</text:p>
          </table:table-cell>
          <table:table-cell office:value-type="string">
            <text:p>Music</text:p>
          </table:table-cell>
          <table:table-cell office:value-type="string">
            <text:p>Gislason Group</text:p>
          </table:table-cell>
          <table:table-cell office:value-type="float" office:value="44506.56002201389">
            <text:p>44506.56002201389</text:p>
          </table:table-cell>
          <table:table-cell office:value-type="string">
            <text:p>http://placeimg.com/640/480</text:p>
          </table:table-cell>
          <table:table-cell office:value-type="string">
            <text:p>Pariatur placeat quibusdam. Est qui possimus qui aut est nulla nobis. Repellat aut et libero sapiente numquam. Et sed omnis maxime ut. Et excepturi aut architecto consequatur eum.</text:p>
          </table:table-cell>
          <table:table-cell office:value-type="boolean" office:boolean-value="false">
            <text:p>FALSE</text:p>
          </table:table-cell>
        </table:table-row>
        <table:table-row>
          <table:table-cell office:value-type="string">
            <text:p>Hannah Hilll</text:p>
          </table:table-cell>
          <table:table-cell office:value-type="string">
            <text:p>335.399.5676 x081</text:p>
          </table:table-cell>
          <table:table-cell office:value-type="string">
            <text:p>Lysanne_Bergstrom90@hotmail.com</text:p>
          </table:table-cell>
          <table:table-cell office:value-type="string">
            <text:p>9251 Weber Stream</text:p>
          </table:table-cell>
          <table:table-cell office:value-type="string">
            <text:p>St. Peters</text:p>
          </table:table-cell>
          <table:table-cell office:value-type="string">
            <text:p>Connecticut</text:p>
          </table:table-cell>
          <table:table-cell office:value-type="string">
            <text:p>53267-2453</text:p>
          </table:table-cell>
          <table:table-cell office:value-type="string">
            <text:p>188489006</text:p>
          </table:table-cell>
          <table:table-cell office:value-type="string">
            <text:p>Books</text:p>
          </table:table-cell>
          <table:table-cell office:value-type="string">
            <text:p>Konopelski Group</text:p>
          </table:table-cell>
          <table:table-cell office:value-type="float" office:value="44264.207579305556">
            <text:p>44264.207579305556</text:p>
          </table:table-cell>
          <table:table-cell office:value-type="string">
            <text:p>http://placeimg.com/640/480</text:p>
          </table:table-cell>
          <table:table-cell office:value-type="string">
            <text:p>Aut voluptatum qui nobis enim non voluptatum. Ut illo ipsum ipsam suscipit. Neque occaecati autem eius a error sint quae cumque et. Sint ea voluptatem aut explicabo est molestias expedita.</text:p>
          </table:table-cell>
          <table:table-cell office:value-type="boolean" office:boolean-value="true">
            <text:p>TRUE</text:p>
          </table:table-cell>
        </table:table-row>
        <table:table-row>
          <table:table-cell office:value-type="string">
            <text:p>Edwin Casper</text:p>
          </table:table-cell>
          <table:table-cell office:value-type="string">
            <text:p>595.824.0992</text:p>
          </table:table-cell>
          <table:table-cell office:value-type="string">
            <text:p>Jesse58@gmail.com</text:p>
          </table:table-cell>
          <table:table-cell office:value-type="string">
            <text:p>341 Rose Mount</text:p>
          </table:table-cell>
          <table:table-cell office:value-type="string">
            <text:p>East Maribel</text:p>
          </table:table-cell>
          <table:table-cell office:value-type="string">
            <text:p>Mississippi</text:p>
          </table:table-cell>
          <table:table-cell office:value-type="string">
            <text:p>66541</text:p>
          </table:table-cell>
          <table:table-cell office:value-type="string">
            <text:p>238940547</text:p>
          </table:table-cell>
          <table:table-cell office:value-type="string">
            <text:p>Baby</text:p>
          </table:table-cell>
          <table:table-cell office:value-type="string">
            <text:p>Willms LLC</text:p>
          </table:table-cell>
          <table:table-cell office:value-type="float" office:value="44536.58515037037">
            <text:p>44536.58515037037</text:p>
          </table:table-cell>
          <table:table-cell office:value-type="string">
            <text:p>http://placeimg.com/640/480</text:p>
          </table:table-cell>
          <table:table-cell office:value-type="string">
            <text:p>Quae sunt perferendis porro recusandae repellat. Voluptatem sit sunt rem. Eius quod sunt voluptas nobis ipsum quis impedit fugiat. Odit deserunt id non minus molestiae.</text:p>
          </table:table-cell>
          <table:table-cell office:value-type="boolean" office:boolean-value="false">
            <text:p>FALSE</text:p>
          </table:table-cell>
        </table:table-row>
        <table:table-row>
          <table:table-cell office:value-type="string">
            <text:p>Shannon Kuhic</text:p>
          </table:table-cell>
          <table:table-cell office:value-type="string">
            <text:p>320-299-4697</text:p>
          </table:table-cell>
          <table:table-cell office:value-type="string">
            <text:p>Marley.Kshlerin@yahoo.com</text:p>
          </table:table-cell>
          <table:table-cell office:value-type="string">
            <text:p>81272 Deckow Dam</text:p>
          </table:table-cell>
          <table:table-cell office:value-type="string">
            <text:p>Nicolasport</text:p>
          </table:table-cell>
          <table:table-cell office:value-type="string">
            <text:p>Maryland</text:p>
          </table:table-cell>
          <table:table-cell office:value-type="string">
            <text:p>74176-6199</text:p>
          </table:table-cell>
          <table:table-cell office:value-type="string">
            <text:p>201460300</text:p>
          </table:table-cell>
          <table:table-cell office:value-type="string">
            <text:p>Kids</text:p>
          </table:table-cell>
          <table:table-cell office:value-type="string">
            <text:p>Prohaska - Jacobson</text:p>
          </table:table-cell>
          <table:table-cell office:value-type="float" office:value="44229.4267246875">
            <text:p>44229.4267246875</text:p>
          </table:table-cell>
          <table:table-cell office:value-type="string">
            <text:p>http://placeimg.com/640/480</text:p>
          </table:table-cell>
          <table:table-cell office:value-type="string">
            <text:p>Ipsum fuga sunt quos non aut tenetur sed officiis officiis. Voluptatem illum id officia aperiam voluptatum ut deserunt. Expedita facilis magnam. Alias aut et quia.</text:p>
          </table:table-cell>
          <table:table-cell office:value-type="boolean" office:boolean-value="false">
            <text:p>FALSE</text:p>
          </table:table-cell>
        </table:table-row>
        <table:table-row>
          <table:table-cell office:value-type="string">
            <text:p>Lee Steuber</text:p>
          </table:table-cell>
          <table:table-cell office:value-type="string">
            <text:p>1-213-381-2217</text:p>
          </table:table-cell>
          <table:table-cell office:value-type="string">
            <text:p>Delfina.MacGyver39@yahoo.com</text:p>
          </table:table-cell>
          <table:table-cell office:value-type="string">
            <text:p>54124 Mary Viaduct</text:p>
          </table:table-cell>
          <table:table-cell office:value-type="string">
            <text:p>Einoport</text:p>
          </table:table-cell>
          <table:table-cell office:value-type="string">
            <text:p>Hawaii</text:p>
          </table:table-cell>
          <table:table-cell office:value-type="string">
            <text:p>92012</text:p>
          </table:table-cell>
          <table:table-cell office:value-type="string">
            <text:p>558590826</text:p>
          </table:table-cell>
          <table:table-cell office:value-type="string">
            <text:p>Games</text:p>
          </table:table-cell>
          <table:table-cell office:value-type="string">
            <text:p>Breitenberg, Kiehn and Ernser</text:p>
          </table:table-cell>
          <table:table-cell office:value-type="float" office:value="44255.42675565972">
            <text:p>44255.42675565972</text:p>
          </table:table-cell>
          <table:table-cell office:value-type="string">
            <text:p>http://placeimg.com/640/480</text:p>
          </table:table-cell>
          <table:table-cell office:value-type="string">
            <text:p>Amet voluptatem rem doloribus quasi aliquam. Sapiente unde nam aut id voluptas a fuga. Recusandae soluta accusantium consequatur voluptas dolorem eveniet neque. Architecto praesentium et atque vel nihil nobis sunt ex.</text:p>
          </table:table-cell>
          <table:table-cell office:value-type="boolean" office:boolean-value="false">
            <text:p>FALSE</text:p>
          </table:table-cell>
        </table:table-row>
        <table:table-row>
          <table:table-cell office:value-type="string">
            <text:p>Bessie Wolff Sr.</text:p>
          </table:table-cell>
          <table:table-cell office:value-type="string">
            <text:p>347.960.7860 x5153</text:p>
          </table:table-cell>
          <table:table-cell office:value-type="string">
            <text:p>Rolando_Schneider20@hotmail.com</text:p>
          </table:table-cell>
          <table:table-cell office:value-type="string">
            <text:p>0584 Ruecker Street</text:p>
          </table:table-cell>
          <table:table-cell office:value-type="string">
            <text:p>Sammamish</text:p>
          </table:table-cell>
          <table:table-cell office:value-type="string">
            <text:p>Wyoming</text:p>
          </table:table-cell>
          <table:table-cell office:value-type="string">
            <text:p>26732</text:p>
          </table:table-cell>
          <table:table-cell office:value-type="string">
            <text:p>671560144</text:p>
          </table:table-cell>
          <table:table-cell office:value-type="string">
            <text:p>Automotive</text:p>
          </table:table-cell>
          <table:table-cell office:value-type="string">
            <text:p>Bernhard, Kub and Considine</text:p>
          </table:table-cell>
          <table:table-cell office:value-type="float" office:value="44277.80179737268">
            <text:p>44277.80179737268</text:p>
          </table:table-cell>
          <table:table-cell office:value-type="string">
            <text:p>http://placeimg.com/640/480</text:p>
          </table:table-cell>
          <table:table-cell office:value-type="string">
            <text:p>Doloribus ab sit. Sit eius et explicabo sed. Voluptas et sed quas.</text:p>
          </table:table-cell>
          <table:table-cell office:value-type="boolean" office:boolean-value="false">
            <text:p>FALSE</text:p>
          </table:table-cell>
        </table:table-row>
        <table:table-row>
          <table:table-cell office:value-type="string">
            <text:p>Ellis Runte</text:p>
          </table:table-cell>
          <table:table-cell office:value-type="string">
            <text:p>874-953-0680 x9004</text:p>
          </table:table-cell>
          <table:table-cell office:value-type="string">
            <text:p>Lauriane8@yahoo.com</text:p>
          </table:table-cell>
          <table:table-cell office:value-type="string">
            <text:p>4515 Bartholome Trafficway</text:p>
          </table:table-cell>
          <table:table-cell office:value-type="string">
            <text:p>East Margie</text:p>
          </table:table-cell>
          <table:table-cell office:value-type="string">
            <text:p>Maryland</text:p>
          </table:table-cell>
          <table:table-cell office:value-type="string">
            <text:p>85383-0930</text:p>
          </table:table-cell>
          <table:table-cell office:value-type="string">
            <text:p>459654052</text:p>
          </table:table-cell>
          <table:table-cell office:value-type="string">
            <text:p>Baby</text:p>
          </table:table-cell>
          <table:table-cell office:value-type="string">
            <text:p>Hermann - Stroman</text:p>
          </table:table-cell>
          <table:table-cell office:value-type="float" office:value="44488.107398368054">
            <text:p>44488.107398368054</text:p>
          </table:table-cell>
          <table:table-cell office:value-type="string">
            <text:p>http://placeimg.com/640/480</text:p>
          </table:table-cell>
          <table:table-cell office:value-type="string">
            <text:p>Fugiat nihil amet tempora temporibus dolorem necessitatibus. Rerum voluptas et impedit expedita sequi molestiae neque. Quis fuga enim officia corporis excepturi amet in sit omnis.</text:p>
          </table:table-cell>
          <table:table-cell office:value-type="boolean" office:boolean-value="true">
            <text:p>TRUE</text:p>
          </table:table-cell>
        </table:table-row>
        <table:table-row>
          <table:table-cell office:value-type="string">
            <text:p>Ruth Fritsch</text:p>
          </table:table-cell>
          <table:table-cell office:value-type="string">
            <text:p>437.334.7267</text:p>
          </table:table-cell>
          <table:table-cell office:value-type="string">
            <text:p>Daija.Bartoletti53@yahoo.com</text:p>
          </table:table-cell>
          <table:table-cell office:value-type="string">
            <text:p>69378 Shields Flat</text:p>
          </table:table-cell>
          <table:table-cell office:value-type="string">
            <text:p>Blakeberg</text:p>
          </table:table-cell>
          <table:table-cell office:value-type="string">
            <text:p>Wyoming</text:p>
          </table:table-cell>
          <table:table-cell office:value-type="string">
            <text:p>31135-6739</text:p>
          </table:table-cell>
          <table:table-cell office:value-type="string">
            <text:p>776899749</text:p>
          </table:table-cell>
          <table:table-cell office:value-type="string">
            <text:p>Baby</text:p>
          </table:table-cell>
          <table:table-cell office:value-type="string">
            <text:p>Kunze Group</text:p>
          </table:table-cell>
          <table:table-cell office:value-type="float" office:value="44269.21159652778">
            <text:p>44269.21159652778</text:p>
          </table:table-cell>
          <table:table-cell office:value-type="string">
            <text:p>http://placeimg.com/640/480</text:p>
          </table:table-cell>
          <table:table-cell office:value-type="string">
            <text:p>Aut ad sint quasi molestias quisquam provident et quis. Placeat vel delectus placeat. Quod totam ex neque ratione ipsum est quis quidem aut. Sint ea animi sit est et qui. Eveniet cumque id et. Soluta et aliquam saepe.</text:p>
          </table:table-cell>
          <table:table-cell office:value-type="boolean" office:boolean-value="true">
            <text:p>TRUE</text:p>
          </table:table-cell>
        </table:table-row>
        <table:table-row>
          <table:table-cell office:value-type="string">
            <text:p>Jordan Hudson</text:p>
          </table:table-cell>
          <table:table-cell office:value-type="string">
            <text:p>298.653.1018 x96023</text:p>
          </table:table-cell>
          <table:table-cell office:value-type="string">
            <text:p>Adolf.Romaguera@gmail.com</text:p>
          </table:table-cell>
          <table:table-cell office:value-type="string">
            <text:p>638 Harmony Causeway</text:p>
          </table:table-cell>
          <table:table-cell office:value-type="string">
            <text:p>Tustin</text:p>
          </table:table-cell>
          <table:table-cell office:value-type="string">
            <text:p>Iowa</text:p>
          </table:table-cell>
          <table:table-cell office:value-type="string">
            <text:p>85334-0279</text:p>
          </table:table-cell>
          <table:table-cell office:value-type="string">
            <text:p>220103392</text:p>
          </table:table-cell>
          <table:table-cell office:value-type="string">
            <text:p>Kids</text:p>
          </table:table-cell>
          <table:table-cell office:value-type="string">
            <text:p>Kuphal LLC</text:p>
          </table:table-cell>
          <table:table-cell office:value-type="float" office:value="44439.08247466435">
            <text:p>44439.08247466435</text:p>
          </table:table-cell>
          <table:table-cell office:value-type="string">
            <text:p>http://placeimg.com/640/480</text:p>
          </table:table-cell>
          <table:table-cell office:value-type="string">
            <text:p>Temporibus sequi recusandae reprehenderit labore vel eaque voluptas. Velit et consequatur deleniti quo sit eligendi ut est voluptatem. Error quod qui harum voluptatum recusandae fuga officia dolorem.</text:p>
          </table:table-cell>
          <table:table-cell office:value-type="boolean" office:boolean-value="false">
            <text:p>FALSE</text:p>
          </table:table-cell>
        </table:table-row>
        <table:table-row>
          <table:table-cell office:value-type="string">
            <text:p>Ms. Robin Botsford</text:p>
          </table:table-cell>
          <table:table-cell office:value-type="string">
            <text:p>854-448-9179</text:p>
          </table:table-cell>
          <table:table-cell office:value-type="string">
            <text:p>Dominique_Collier@hotmail.com</text:p>
          </table:table-cell>
          <table:table-cell office:value-type="string">
            <text:p>46943 Mack Hills</text:p>
          </table:table-cell>
          <table:table-cell office:value-type="string">
            <text:p>Lornaburgh</text:p>
          </table:table-cell>
          <table:table-cell office:value-type="string">
            <text:p>West Virginia</text:p>
          </table:table-cell>
          <table:table-cell office:value-type="string">
            <text:p>66576</text:p>
          </table:table-cell>
          <table:table-cell office:value-type="string">
            <text:p>668790082</text:p>
          </table:table-cell>
          <table:table-cell office:value-type="string">
            <text:p>Outdoors</text:p>
          </table:table-cell>
          <table:table-cell office:value-type="string">
            <text:p>Kihn, Kemmer and Bins</text:p>
          </table:table-cell>
          <table:table-cell office:value-type="float" office:value="44350.88552260416">
            <text:p>44350.88552260416</text:p>
          </table:table-cell>
          <table:table-cell office:value-type="string">
            <text:p>http://placeimg.com/640/480</text:p>
          </table:table-cell>
          <table:table-cell office:value-type="string">
            <text:p>Reiciendis consequatur dolores modi amet molestiae facere. Officia vitae nobis temporibus eos. Doloremque natus libero nihil. Dolorem non est laudantium temporibus.</text:p>
          </table:table-cell>
          <table:table-cell office:value-type="boolean" office:boolean-value="true">
            <text:p>TRUE</text:p>
          </table:table-cell>
        </table:table-row>
        <table:table-row>
          <table:table-cell office:value-type="string">
            <text:p>Mrs. Tabitha Mitchell</text:p>
          </table:table-cell>
          <table:table-cell office:value-type="string">
            <text:p>(352) 332-3541 x0294</text:p>
          </table:table-cell>
          <table:table-cell office:value-type="string">
            <text:p>Jermey.Jones41@gmail.com</text:p>
          </table:table-cell>
          <table:table-cell office:value-type="string">
            <text:p>32932 Larry Shore</text:p>
          </table:table-cell>
          <table:table-cell office:value-type="string">
            <text:p>West Pietro</text:p>
          </table:table-cell>
          <table:table-cell office:value-type="string">
            <text:p>Nevada</text:p>
          </table:table-cell>
          <table:table-cell office:value-type="string">
            <text:p>26939-3985</text:p>
          </table:table-cell>
          <table:table-cell office:value-type="string">
            <text:p>177478248</text:p>
          </table:table-cell>
          <table:table-cell office:value-type="string">
            <text:p>Automotive</text:p>
          </table:table-cell>
          <table:table-cell office:value-type="string">
            <text:p>Batz and Sons</text:p>
          </table:table-cell>
          <table:table-cell office:value-type="float" office:value="44279.313629571756">
            <text:p>44279.313629571756</text:p>
          </table:table-cell>
          <table:table-cell office:value-type="string">
            <text:p>http://placeimg.com/640/480</text:p>
          </table:table-cell>
          <table:table-cell office:value-type="string">
            <text:p>Sit consequatur illum aliquam quas iure vitae itaque id. Voluptatem magnam deserunt. Molestias expedita nisi a porro. Ad quia odit recusandae voluptatem dignissimos quia ut. Necessitatibus neque non dolor.</text:p>
          </table:table-cell>
          <table:table-cell office:value-type="boolean" office:boolean-value="false">
            <text:p>FALSE</text:p>
          </table:table-cell>
        </table:table-row>
        <table:table-row>
          <table:table-cell office:value-type="string">
            <text:p>Christie Kuphal DVM</text:p>
          </table:table-cell>
          <table:table-cell office:value-type="string">
            <text:p>(477) 646-3816</text:p>
          </table:table-cell>
          <table:table-cell office:value-type="string">
            <text:p>Anibal15@yahoo.com</text:p>
          </table:table-cell>
          <table:table-cell office:value-type="string">
            <text:p>825 Victoria Gardens</text:p>
          </table:table-cell>
          <table:table-cell office:value-type="string">
            <text:p>New Traceborough</text:p>
          </table:table-cell>
          <table:table-cell office:value-type="string">
            <text:p>Nevada</text:p>
          </table:table-cell>
          <table:table-cell office:value-type="string">
            <text:p>47862</text:p>
          </table:table-cell>
          <table:table-cell office:value-type="string">
            <text:p>092810703</text:p>
          </table:table-cell>
          <table:table-cell office:value-type="string">
            <text:p>Outdoors</text:p>
          </table:table-cell>
          <table:table-cell office:value-type="string">
            <text:p>Bins LLC</text:p>
          </table:table-cell>
          <table:table-cell office:value-type="float" office:value="44366.68207923611">
            <text:p>44366.68207923611</text:p>
          </table:table-cell>
          <table:table-cell office:value-type="string">
            <text:p>http://placeimg.com/640/480</text:p>
          </table:table-cell>
          <table:table-cell office:value-type="string">
            <text:p>Distinctio atque tempora voluptatem recusandae. Laboriosam facilis asperiores quis. Eum maxime porro nostrum dolore. Rerum architecto unde laborum sed illum odit sapiente. Officiis vitae labore neque ipsam voluptas veritatis ducimus animi. Ab corporis eos asperiores et culpa.</text:p>
          </table:table-cell>
          <table:table-cell office:value-type="boolean" office:boolean-value="false">
            <text:p>FALSE</text:p>
          </table:table-cell>
        </table:table-row>
        <table:table-row>
          <table:table-cell office:value-type="string">
            <text:p>Jon Will</text:p>
          </table:table-cell>
          <table:table-cell office:value-type="string">
            <text:p>888.558.2132</text:p>
          </table:table-cell>
          <table:table-cell office:value-type="string">
            <text:p>Dayana_Johnston@hotmail.com</text:p>
          </table:table-cell>
          <table:table-cell office:value-type="string">
            <text:p>52807 Noah Squares</text:p>
          </table:table-cell>
          <table:table-cell office:value-type="string">
            <text:p>Rowland Heights</text:p>
          </table:table-cell>
          <table:table-cell office:value-type="string">
            <text:p>Arkansas</text:p>
          </table:table-cell>
          <table:table-cell office:value-type="string">
            <text:p>35860-2538</text:p>
          </table:table-cell>
          <table:table-cell office:value-type="string">
            <text:p>972157353</text:p>
          </table:table-cell>
          <table:table-cell office:value-type="string">
            <text:p>Industrial</text:p>
          </table:table-cell>
          <table:table-cell office:value-type="string">
            <text:p>Klein, Bradtke and Stoltenberg</text:p>
          </table:table-cell>
          <table:table-cell office:value-type="float" office:value="44484.98488238426">
            <text:p>44484.98488238426</text:p>
          </table:table-cell>
          <table:table-cell office:value-type="string">
            <text:p>http://placeimg.com/640/480</text:p>
          </table:table-cell>
          <table:table-cell office:value-type="string">
            <text:p>Ad debitis molestias et. Ea et optio excepturi autem ipsum est aut. Quia quidem repellendus qui aut aut id. Aut beatae in.</text:p>
          </table:table-cell>
          <table:table-cell office:value-type="boolean" office:boolean-value="true">
            <text:p>TRUE</text:p>
          </table:table-cell>
        </table:table-row>
        <table:table-row>
          <table:table-cell office:value-type="string">
            <text:p>Ronald Baumbach PhD</text:p>
          </table:table-cell>
          <table:table-cell office:value-type="string">
            <text:p>(921) 822-3332 x301</text:p>
          </table:table-cell>
          <table:table-cell office:value-type="string">
            <text:p>Jerel.Price@yahoo.com</text:p>
          </table:table-cell>
          <table:table-cell office:value-type="string">
            <text:p>79879 Maximus Orchard</text:p>
          </table:table-cell>
          <table:table-cell office:value-type="string">
            <text:p>Port Stan</text:p>
          </table:table-cell>
          <table:table-cell office:value-type="string">
            <text:p>Montana</text:p>
          </table:table-cell>
          <table:table-cell office:value-type="string">
            <text:p>61442-6341</text:p>
          </table:table-cell>
          <table:table-cell office:value-type="string">
            <text:p>483650718</text:p>
          </table:table-cell>
          <table:table-cell office:value-type="string">
            <text:p>Electronics</text:p>
          </table:table-cell>
          <table:table-cell office:value-type="string">
            <text:p>Mann Inc</text:p>
          </table:table-cell>
          <table:table-cell office:value-type="float" office:value="44512.04046914352">
            <text:p>44512.04046914352</text:p>
          </table:table-cell>
          <table:table-cell office:value-type="string">
            <text:p>http://placeimg.com/640/480</text:p>
          </table:table-cell>
          <table:table-cell office:value-type="string">
            <text:p>Totam a itaque repellendus corrupti cum sed corporis. Quisquam quis qui facilis ex asperiores consequatur temporibus. Assumenda similique praesentium quia. Et natus in voluptatem.</text:p>
          </table:table-cell>
          <table:table-cell office:value-type="boolean" office:boolean-value="true">
            <text:p>TRUE</text:p>
          </table:table-cell>
        </table:table-row>
        <table:table-row>
          <table:table-cell office:value-type="string">
            <text:p>Vincent Hayes</text:p>
          </table:table-cell>
          <table:table-cell office:value-type="string">
            <text:p>1-327-425-5732</text:p>
          </table:table-cell>
          <table:table-cell office:value-type="string">
            <text:p>Josianne.Hintz@gmail.com</text:p>
          </table:table-cell>
          <table:table-cell office:value-type="string">
            <text:p>233 Devyn Views</text:p>
          </table:table-cell>
          <table:table-cell office:value-type="string">
            <text:p>Emardburgh</text:p>
          </table:table-cell>
          <table:table-cell office:value-type="string">
            <text:p>Michigan</text:p>
          </table:table-cell>
          <table:table-cell office:value-type="string">
            <text:p>22399-9005</text:p>
          </table:table-cell>
          <table:table-cell office:value-type="string">
            <text:p>353730357</text:p>
          </table:table-cell>
          <table:table-cell office:value-type="string">
            <text:p>Sports</text:p>
          </table:table-cell>
          <table:table-cell office:value-type="string">
            <text:p>Bayer, Gerlach and Durgan</text:p>
          </table:table-cell>
          <table:table-cell office:value-type="float" office:value="44464.61378252315">
            <text:p>44464.61378252315</text:p>
          </table:table-cell>
          <table:table-cell office:value-type="string">
            <text:p>http://placeimg.com/640/480</text:p>
          </table:table-cell>
          <table:table-cell office:value-type="string">
            <text:p>Assumenda nihil corrupti harum mollitia molestias et sit ex. Fuga tempore aliquid soluta sit. Neque qui aut illo. Hic adipisci accusamus suscipit dolores veniam maxime.</text:p>
          </table:table-cell>
          <table:table-cell office:value-type="boolean" office:boolean-value="true">
            <text:p>TRUE</text:p>
          </table:table-cell>
        </table:table-row>
        <table:table-row>
          <table:table-cell office:value-type="string">
            <text:p>June Feeney</text:p>
          </table:table-cell>
          <table:table-cell office:value-type="string">
            <text:p>922-246-5783 x4409</text:p>
          </table:table-cell>
          <table:table-cell office:value-type="string">
            <text:p>Curtis13@gmail.com</text:p>
          </table:table-cell>
          <table:table-cell office:value-type="string">
            <text:p>257 Jane Alley</text:p>
          </table:table-cell>
          <table:table-cell office:value-type="string">
            <text:p>Port Franztown</text:p>
          </table:table-cell>
          <table:table-cell office:value-type="string">
            <text:p>South Dakota</text:p>
          </table:table-cell>
          <table:table-cell office:value-type="string">
            <text:p>76370</text:p>
          </table:table-cell>
          <table:table-cell office:value-type="string">
            <text:p>265400704</text:p>
          </table:table-cell>
          <table:table-cell office:value-type="string">
            <text:p>Health</text:p>
          </table:table-cell>
          <table:table-cell office:value-type="string">
            <text:p>Miller - Runte</text:p>
          </table:table-cell>
          <table:table-cell office:value-type="float" office:value="44534.89714923611">
            <text:p>44534.89714923611</text:p>
          </table:table-cell>
          <table:table-cell office:value-type="string">
            <text:p>http://placeimg.com/640/480</text:p>
          </table:table-cell>
          <table:table-cell office:value-type="string">
            <text:p>Ea aspernatur et iure ullam et ea. Natus vel itaque provident repudiandae. Officia nisi ut sequi laudantium. Ipsam eligendi sapiente. Alias tenetur et iusto fugiat dolore illum assumenda.</text:p>
          </table:table-cell>
          <table:table-cell office:value-type="boolean" office:boolean-value="false">
            <text:p>FALSE</text:p>
          </table:table-cell>
        </table:table-row>
        <table:table-row>
          <table:table-cell office:value-type="string">
            <text:p>Ethel Stroman</text:p>
          </table:table-cell>
          <table:table-cell office:value-type="string">
            <text:p>(226) 978-8371</text:p>
          </table:table-cell>
          <table:table-cell office:value-type="string">
            <text:p>Odie_Little@yahoo.com</text:p>
          </table:table-cell>
          <table:table-cell office:value-type="string">
            <text:p>149 Joanie Station</text:p>
          </table:table-cell>
          <table:table-cell office:value-type="string">
            <text:p>Lake Felixstad</text:p>
          </table:table-cell>
          <table:table-cell office:value-type="string">
            <text:p>Kansas</text:p>
          </table:table-cell>
          <table:table-cell office:value-type="string">
            <text:p>11945-4086</text:p>
          </table:table-cell>
          <table:table-cell office:value-type="string">
            <text:p>195657986</text:p>
          </table:table-cell>
          <table:table-cell office:value-type="string">
            <text:p>Games</text:p>
          </table:table-cell>
          <table:table-cell office:value-type="string">
            <text:p>Zieme, Dickens and Lang</text:p>
          </table:table-cell>
          <table:table-cell office:value-type="float" office:value="44490.57261679398">
            <text:p>44490.57261679398</text:p>
          </table:table-cell>
          <table:table-cell office:value-type="string">
            <text:p>http://placeimg.com/640/480</text:p>
          </table:table-cell>
          <table:table-cell office:value-type="string">
            <text:p>Accusamus asperiores commodi enim aut aut enim. Adipisci odit nesciunt voluptates reiciendis suscipit veritatis illum at laboriosam. Accusantium dicta in eum quisquam. Aperiam et aliquam aut excepturi exercitationem minus omnis. Modi unde et quo iure quidem quasi sunt sit dolor. Ea accusamus eos et corporis ipsam.</text:p>
          </table:table-cell>
          <table:table-cell office:value-type="boolean" office:boolean-value="true">
            <text:p>TRUE</text:p>
          </table:table-cell>
        </table:table-row>
        <table:table-row>
          <table:table-cell office:value-type="string">
            <text:p>Sidney Legros</text:p>
          </table:table-cell>
          <table:table-cell office:value-type="string">
            <text:p>626.862.6387</text:p>
          </table:table-cell>
          <table:table-cell office:value-type="string">
            <text:p>Meda.OKeefe@yahoo.com</text:p>
          </table:table-cell>
          <table:table-cell office:value-type="string">
            <text:p>17992 Kiehn Villages</text:p>
          </table:table-cell>
          <table:table-cell office:value-type="string">
            <text:p>East Lulaborough</text:p>
          </table:table-cell>
          <table:table-cell office:value-type="string">
            <text:p>South Carolina</text:p>
          </table:table-cell>
          <table:table-cell office:value-type="string">
            <text:p>77508-9272</text:p>
          </table:table-cell>
          <table:table-cell office:value-type="string">
            <text:p>847361915</text:p>
          </table:table-cell>
          <table:table-cell office:value-type="string">
            <text:p>Baby</text:p>
          </table:table-cell>
          <table:table-cell office:value-type="string">
            <text:p>Yost, Jacobson and Braun</text:p>
          </table:table-cell>
          <table:table-cell office:value-type="float" office:value="44322.92882270833">
            <text:p>44322.92882270833</text:p>
          </table:table-cell>
          <table:table-cell office:value-type="string">
            <text:p>http://placeimg.com/640/480</text:p>
          </table:table-cell>
          <table:table-cell office:value-type="string">
            <text:p>Ipsa quisquam dolorem vel. Quidem corporis nostrum aut ut. Veritatis necessitatibus doloremque dolor perferendis. Delectus voluptas temporibus aut. Maiores ut quis vero beatae laboriosam ea facere.</text:p>
          </table:table-cell>
          <table:table-cell office:value-type="boolean" office:boolean-value="false">
            <text:p>FALSE</text:p>
          </table:table-cell>
        </table:table-row>
        <table:table-row>
          <table:table-cell office:value-type="string">
            <text:p>Jake Monahan</text:p>
          </table:table-cell>
          <table:table-cell office:value-type="string">
            <text:p>(415) 530-5396 x70061</text:p>
          </table:table-cell>
          <table:table-cell office:value-type="string">
            <text:p>Devin_Bergnaum47@yahoo.com</text:p>
          </table:table-cell>
          <table:table-cell office:value-type="string">
            <text:p>228 Lexi Brook</text:p>
          </table:table-cell>
          <table:table-cell office:value-type="string">
            <text:p>Americastad</text:p>
          </table:table-cell>
          <table:table-cell office:value-type="string">
            <text:p>Minnesota</text:p>
          </table:table-cell>
          <table:table-cell office:value-type="string">
            <text:p>76958-4467</text:p>
          </table:table-cell>
          <table:table-cell office:value-type="string">
            <text:p>340664737</text:p>
          </table:table-cell>
          <table:table-cell office:value-type="string">
            <text:p>Home</text:p>
          </table:table-cell>
          <table:table-cell office:value-type="string">
            <text:p>Sauer - Kutch</text:p>
          </table:table-cell>
          <table:table-cell office:value-type="float" office:value="44544.40862217593">
            <text:p>44544.40862217593</text:p>
          </table:table-cell>
          <table:table-cell office:value-type="string">
            <text:p>http://placeimg.com/640/480</text:p>
          </table:table-cell>
          <table:table-cell office:value-type="string">
            <text:p>Et facilis sint dignissimos itaque qui et eos et. Et in omnis blanditiis ducimus voluptatem voluptate non. Inventore nam eum rerum aperiam velit. Eveniet eum dolore quidem facere culpa quas dignissimos ex.</text:p>
          </table:table-cell>
          <table:table-cell office:value-type="boolean" office:boolean-value="true">
            <text:p>TRUE</text:p>
          </table:table-cell>
        </table:table-row>
        <table:table-row>
          <table:table-cell office:value-type="string">
            <text:p>Eula Baumbach PhD</text:p>
          </table:table-cell>
          <table:table-cell office:value-type="string">
            <text:p>231.476.9834 x2482</text:p>
          </table:table-cell>
          <table:table-cell office:value-type="string">
            <text:p>Cary_Williamson@yahoo.com</text:p>
          </table:table-cell>
          <table:table-cell office:value-type="string">
            <text:p>58307 Heaney Mill</text:p>
          </table:table-cell>
          <table:table-cell office:value-type="string">
            <text:p>Port Beverlystad</text:p>
          </table:table-cell>
          <table:table-cell office:value-type="string">
            <text:p>Maine</text:p>
          </table:table-cell>
          <table:table-cell office:value-type="string">
            <text:p>08898</text:p>
          </table:table-cell>
          <table:table-cell office:value-type="string">
            <text:p>360126174</text:p>
          </table:table-cell>
          <table:table-cell office:value-type="string">
            <text:p>Clothing</text:p>
          </table:table-cell>
          <table:table-cell office:value-type="string">
            <text:p>McKenzie - Becker</text:p>
          </table:table-cell>
          <table:table-cell office:value-type="float" office:value="44217.18217086806">
            <text:p>44217.18217086806</text:p>
          </table:table-cell>
          <table:table-cell office:value-type="string">
            <text:p>http://placeimg.com/640/480</text:p>
          </table:table-cell>
          <table:table-cell office:value-type="string">
            <text:p>Sit porro deleniti ad voluptatum. Similique minus soluta voluptas assumenda reiciendis. Laboriosam laudantium ut voluptatibus aperiam quae saepe aliquid. Nostrum non maxime aut.</text:p>
          </table:table-cell>
          <table:table-cell office:value-type="boolean" office:boolean-value="false">
            <text:p>FALSE</text:p>
          </table:table-cell>
        </table:table-row>
        <table:table-row>
          <table:table-cell office:value-type="string">
            <text:p>Adam Kuhn II</text:p>
          </table:table-cell>
          <table:table-cell office:value-type="string">
            <text:p>611-534-7665 x7067</text:p>
          </table:table-cell>
          <table:table-cell office:value-type="string">
            <text:p>Rowena_Sporer36@gmail.com</text:p>
          </table:table-cell>
          <table:table-cell office:value-type="string">
            <text:p>51527 Santos Shores</text:p>
          </table:table-cell>
          <table:table-cell office:value-type="string">
            <text:p>North Lupeville</text:p>
          </table:table-cell>
          <table:table-cell office:value-type="string">
            <text:p>North Dakota</text:p>
          </table:table-cell>
          <table:table-cell office:value-type="string">
            <text:p>61521</text:p>
          </table:table-cell>
          <table:table-cell office:value-type="string">
            <text:p>119553891</text:p>
          </table:table-cell>
          <table:table-cell office:value-type="string">
            <text:p>Kids</text:p>
          </table:table-cell>
          <table:table-cell office:value-type="string">
            <text:p>Brown - Rodriguez</text:p>
          </table:table-cell>
          <table:table-cell office:value-type="float" office:value="44437.343303125">
            <text:p>44437.343303125</text:p>
          </table:table-cell>
          <table:table-cell office:value-type="string">
            <text:p>http://placeimg.com/640/480</text:p>
          </table:table-cell>
          <table:table-cell office:value-type="string">
            <text:p>Temporibus doloribus est est aut nobis voluptatem quaerat sit facere. Omnis ducimus quis natus assumenda ipsa. Pariatur deserunt ad qui laborum rem. Quae nihil et in. Officiis tenetur odio ullam qui quis debitis.</text:p>
          </table:table-cell>
          <table:table-cell office:value-type="boolean" office:boolean-value="false">
            <text:p>FALSE</text:p>
          </table:table-cell>
        </table:table-row>
        <table:table-row>
          <table:table-cell office:value-type="string">
            <text:p>Norma Kiehn DVM</text:p>
          </table:table-cell>
          <table:table-cell office:value-type="string">
            <text:p>669-611-1764</text:p>
          </table:table-cell>
          <table:table-cell office:value-type="string">
            <text:p>Barrett72@yahoo.com</text:p>
          </table:table-cell>
          <table:table-cell office:value-type="string">
            <text:p>251 Daniel Fall</text:p>
          </table:table-cell>
          <table:table-cell office:value-type="string">
            <text:p>New Giovani</text:p>
          </table:table-cell>
          <table:table-cell office:value-type="string">
            <text:p>Wyoming</text:p>
          </table:table-cell>
          <table:table-cell office:value-type="string">
            <text:p>85468-9434</text:p>
          </table:table-cell>
          <table:table-cell office:value-type="string">
            <text:p>665722011</text:p>
          </table:table-cell>
          <table:table-cell office:value-type="string">
            <text:p>Outdoors</text:p>
          </table:table-cell>
          <table:table-cell office:value-type="string">
            <text:p>O'Keefe Inc</text:p>
          </table:table-cell>
          <table:table-cell office:value-type="float" office:value="44444.55928112268">
            <text:p>44444.55928112268</text:p>
          </table:table-cell>
          <table:table-cell office:value-type="string">
            <text:p>http://placeimg.com/640/480</text:p>
          </table:table-cell>
          <table:table-cell office:value-type="string">
            <text:p>Vero ea aut. Quis dolore dolor. Assumenda fugit alias. Assumenda voluptas impedit exercitationem aut.</text:p>
          </table:table-cell>
          <table:table-cell office:value-type="boolean" office:boolean-value="false">
            <text:p>FALSE</text:p>
          </table:table-cell>
        </table:table-row>
        <table:table-row>
          <table:table-cell office:value-type="string">
            <text:p>Erik Hudson PhD</text:p>
          </table:table-cell>
          <table:table-cell office:value-type="string">
            <text:p>(506) 597-9805 x527</text:p>
          </table:table-cell>
          <table:table-cell office:value-type="string">
            <text:p>Hertha.Bednar2@yahoo.com</text:p>
          </table:table-cell>
          <table:table-cell office:value-type="string">
            <text:p>572 Beier Center</text:p>
          </table:table-cell>
          <table:table-cell office:value-type="string">
            <text:p>Lake Marlen</text:p>
          </table:table-cell>
          <table:table-cell office:value-type="string">
            <text:p>Michigan</text:p>
          </table:table-cell>
          <table:table-cell office:value-type="string">
            <text:p>52100-2354</text:p>
          </table:table-cell>
          <table:table-cell office:value-type="string">
            <text:p>718062563</text:p>
          </table:table-cell>
          <table:table-cell office:value-type="string">
            <text:p>Games</text:p>
          </table:table-cell>
          <table:table-cell office:value-type="string">
            <text:p>Lehner - Murazik</text:p>
          </table:table-cell>
          <table:table-cell office:value-type="float" office:value="44261.052906296296">
            <text:p>44261.052906296296</text:p>
          </table:table-cell>
          <table:table-cell office:value-type="string">
            <text:p>http://placeimg.com/640/480</text:p>
          </table:table-cell>
          <table:table-cell office:value-type="string">
            <text:p>Hic voluptas aut vitae optio quis neque. Ipsa occaecati autem quibusdam reiciendis. Ut et quis ut voluptas. Aut harum corrupti rerum aut itaque. Modi ullam aliquam impedit enim voluptatum pariatur aut quidem sint. Quidem possimus dolor voluptatem laboriosam sit molestiae.</text:p>
          </table:table-cell>
          <table:table-cell office:value-type="boolean" office:boolean-value="false">
            <text:p>FALSE</text:p>
          </table:table-cell>
        </table:table-row>
        <table:table-row>
          <table:table-cell office:value-type="string">
            <text:p>Esther Herman</text:p>
          </table:table-cell>
          <table:table-cell office:value-type="string">
            <text:p>1-749-935-4569 x536</text:p>
          </table:table-cell>
          <table:table-cell office:value-type="string">
            <text:p>Axel.Leuschke@yahoo.com</text:p>
          </table:table-cell>
          <table:table-cell office:value-type="string">
            <text:p>12599 Anastacio Course</text:p>
          </table:table-cell>
          <table:table-cell office:value-type="string">
            <text:p>Union City</text:p>
          </table:table-cell>
          <table:table-cell office:value-type="string">
            <text:p>Mississippi</text:p>
          </table:table-cell>
          <table:table-cell office:value-type="string">
            <text:p>15921-0526</text:p>
          </table:table-cell>
          <table:table-cell office:value-type="string">
            <text:p>257215787</text:p>
          </table:table-cell>
          <table:table-cell office:value-type="string">
            <text:p>Electronics</text:p>
          </table:table-cell>
          <table:table-cell office:value-type="string">
            <text:p>Lowe - Gottlieb</text:p>
          </table:table-cell>
          <table:table-cell office:value-type="float" office:value="44287.74170046296">
            <text:p>44287.74170046296</text:p>
          </table:table-cell>
          <table:table-cell office:value-type="string">
            <text:p>http://placeimg.com/640/480</text:p>
          </table:table-cell>
          <table:table-cell office:value-type="string">
            <text:p>Eius quia incidunt. Aut nobis minima eius laborum omnis. Voluptas ad quis recusandae sit eveniet.</text:p>
          </table:table-cell>
          <table:table-cell office:value-type="boolean" office:boolean-value="true">
            <text:p>TRUE</text:p>
          </table:table-cell>
        </table:table-row>
        <table:table-row>
          <table:table-cell office:value-type="string">
            <text:p>Diane Ortiz</text:p>
          </table:table-cell>
          <table:table-cell office:value-type="string">
            <text:p>898-292-2965</text:p>
          </table:table-cell>
          <table:table-cell office:value-type="string">
            <text:p>Patrick.Sipes@hotmail.com</text:p>
          </table:table-cell>
          <table:table-cell office:value-type="string">
            <text:p>769 Feeney Way</text:p>
          </table:table-cell>
          <table:table-cell office:value-type="string">
            <text:p>Downey</text:p>
          </table:table-cell>
          <table:table-cell office:value-type="string">
            <text:p>Oregon</text:p>
          </table:table-cell>
          <table:table-cell office:value-type="string">
            <text:p>50921</text:p>
          </table:table-cell>
          <table:table-cell office:value-type="string">
            <text:p>521699453</text:p>
          </table:table-cell>
          <table:table-cell office:value-type="string">
            <text:p>Electronics</text:p>
          </table:table-cell>
          <table:table-cell office:value-type="string">
            <text:p>Green, Beier and Pagac</text:p>
          </table:table-cell>
          <table:table-cell office:value-type="float" office:value="44233.06620043982">
            <text:p>44233.06620043982</text:p>
          </table:table-cell>
          <table:table-cell office:value-type="string">
            <text:p>http://placeimg.com/640/480</text:p>
          </table:table-cell>
          <table:table-cell office:value-type="string">
            <text:p>Voluptatem beatae sit fuga et sed. Consequatur suscipit dolor quis dignissimos odio at velit. Ipsa autem error aut veritatis ut iste asperiores nam repudiandae. Harum magni aspernatur totam aut excepturi nemo eum dolores. Doloribus et error beatae omnis provident sit corporis. Explicabo exercitationem saepe.</text:p>
          </table:table-cell>
          <table:table-cell office:value-type="boolean" office:boolean-value="true">
            <text:p>TRUE</text:p>
          </table:table-cell>
        </table:table-row>
        <table:table-row>
          <table:table-cell office:value-type="string">
            <text:p>Tami Brakus</text:p>
          </table:table-cell>
          <table:table-cell office:value-type="string">
            <text:p>516.550.7631</text:p>
          </table:table-cell>
          <table:table-cell office:value-type="string">
            <text:p>Lelia41@gmail.com</text:p>
          </table:table-cell>
          <table:table-cell office:value-type="string">
            <text:p>76535 Cayla Cove</text:p>
          </table:table-cell>
          <table:table-cell office:value-type="string">
            <text:p>New Brunswick</text:p>
          </table:table-cell>
          <table:table-cell office:value-type="string">
            <text:p>Alabama</text:p>
          </table:table-cell>
          <table:table-cell office:value-type="string">
            <text:p>59567-2127</text:p>
          </table:table-cell>
          <table:table-cell office:value-type="string">
            <text:p>303672258</text:p>
          </table:table-cell>
          <table:table-cell office:value-type="string">
            <text:p>Sports</text:p>
          </table:table-cell>
          <table:table-cell office:value-type="string">
            <text:p>Wyman Group</text:p>
          </table:table-cell>
          <table:table-cell office:value-type="float" office:value="44441.25709140046">
            <text:p>44441.25709140046</text:p>
          </table:table-cell>
          <table:table-cell office:value-type="string">
            <text:p>http://placeimg.com/640/480</text:p>
          </table:table-cell>
          <table:table-cell office:value-type="string">
            <text:p>Molestias omnis doloremque vel. Aut et enim et et voluptas. Aut commodi eius cumque natus ut maxime sint. Illo autem ducimus est odio aliquid rerum totam quia. Ullam aut cupiditate et repellat et dolores nobis.</text:p>
          </table:table-cell>
          <table:table-cell office:value-type="boolean" office:boolean-value="false">
            <text:p>FALSE</text:p>
          </table:table-cell>
        </table:table-row>
        <table:table-row>
          <table:table-cell office:value-type="string">
            <text:p>Lauren Barton</text:p>
          </table:table-cell>
          <table:table-cell office:value-type="string">
            <text:p>794.279.6827 x97774</text:p>
          </table:table-cell>
          <table:table-cell office:value-type="string">
            <text:p>Madilyn.Raynor89@gmail.com</text:p>
          </table:table-cell>
          <table:table-cell office:value-type="string">
            <text:p>386 Turner Terrace</text:p>
          </table:table-cell>
          <table:table-cell office:value-type="string">
            <text:p>Schowalterfort</text:p>
          </table:table-cell>
          <table:table-cell office:value-type="string">
            <text:p>Idaho</text:p>
          </table:table-cell>
          <table:table-cell office:value-type="string">
            <text:p>65429-4360</text:p>
          </table:table-cell>
          <table:table-cell office:value-type="string">
            <text:p>669364420</text:p>
          </table:table-cell>
          <table:table-cell office:value-type="string">
            <text:p>Electronics</text:p>
          </table:table-cell>
          <table:table-cell office:value-type="string">
            <text:p>Grimes - Johnston</text:p>
          </table:table-cell>
          <table:table-cell office:value-type="float" office:value="44420.49242015046">
            <text:p>44420.49242015046</text:p>
          </table:table-cell>
          <table:table-cell office:value-type="string">
            <text:p>http://placeimg.com/640/480</text:p>
          </table:table-cell>
          <table:table-cell office:value-type="string">
            <text:p>Dolores ad ducimus enim animi. Animi veritatis aut ipsum voluptas. Accusantium eos omnis facere non dolores et. Provident ut veritatis nesciunt consequatur eos qui nulla.</text:p>
          </table:table-cell>
          <table:table-cell office:value-type="boolean" office:boolean-value="true">
            <text:p>TRUE</text:p>
          </table:table-cell>
        </table:table-row>
        <table:table-row>
          <table:table-cell office:value-type="string">
            <text:p>Hugo Hodkiewicz</text:p>
          </table:table-cell>
          <table:table-cell office:value-type="string">
            <text:p>416.850.3069</text:p>
          </table:table-cell>
          <table:table-cell office:value-type="string">
            <text:p>Pat_Hudson17@yahoo.com</text:p>
          </table:table-cell>
          <table:table-cell office:value-type="string">
            <text:p>1059 Sawayn Points</text:p>
          </table:table-cell>
          <table:table-cell office:value-type="string">
            <text:p>Lake Megane</text:p>
          </table:table-cell>
          <table:table-cell office:value-type="string">
            <text:p>Missouri</text:p>
          </table:table-cell>
          <table:table-cell office:value-type="string">
            <text:p>71171</text:p>
          </table:table-cell>
          <table:table-cell office:value-type="string">
            <text:p>938837170</text:p>
          </table:table-cell>
          <table:table-cell office:value-type="string">
            <text:p>Automotive</text:p>
          </table:table-cell>
          <table:table-cell office:value-type="string">
            <text:p>Crooks, Reynolds and Wolf</text:p>
          </table:table-cell>
          <table:table-cell office:value-type="float" office:value="44402.04992590278">
            <text:p>44402.04992590278</text:p>
          </table:table-cell>
          <table:table-cell office:value-type="string">
            <text:p>http://placeimg.com/640/480</text:p>
          </table:table-cell>
          <table:table-cell office:value-type="string">
            <text:p>Dolor exercitationem nobis in explicabo consequatur qui aspernatur quisquam et. Sed tempore earum. Suscipit deserunt sit quidem quis at minus. Fuga consequatur reprehenderit eaque quia voluptatibus laudantium cum qui blanditiis. Sit natus molestiae voluptates rem deleniti enim dolores quaerat sint.</text:p>
          </table:table-cell>
          <table:table-cell office:value-type="boolean" office:boolean-value="true">
            <text:p>TRUE</text:p>
          </table:table-cell>
        </table:table-row>
        <table:table-row>
          <table:table-cell office:value-type="string">
            <text:p>Sammy Schroeder</text:p>
          </table:table-cell>
          <table:table-cell office:value-type="string">
            <text:p>1-773-809-4503</text:p>
          </table:table-cell>
          <table:table-cell office:value-type="string">
            <text:p>Mireya.Baumbach@yahoo.com</text:p>
          </table:table-cell>
          <table:table-cell office:value-type="string">
            <text:p>32460 Hegmann River</text:p>
          </table:table-cell>
          <table:table-cell office:value-type="string">
            <text:p>Portage</text:p>
          </table:table-cell>
          <table:table-cell office:value-type="string">
            <text:p>Alabama</text:p>
          </table:table-cell>
          <table:table-cell office:value-type="string">
            <text:p>68413-3547</text:p>
          </table:table-cell>
          <table:table-cell office:value-type="string">
            <text:p>379746891</text:p>
          </table:table-cell>
          <table:table-cell office:value-type="string">
            <text:p>Shoes</text:p>
          </table:table-cell>
          <table:table-cell office:value-type="string">
            <text:p>Robel, Sauer and Braun</text:p>
          </table:table-cell>
          <table:table-cell office:value-type="float" office:value="44489.167985277774">
            <text:p>44489.167985277774</text:p>
          </table:table-cell>
          <table:table-cell office:value-type="string">
            <text:p>http://placeimg.com/640/480</text:p>
          </table:table-cell>
          <table:table-cell office:value-type="string">
            <text:p>Rerum qui velit distinctio nam. Aspernatur accusamus inventore laboriosam. Voluptate aspernatur est quae quibusdam.</text:p>
          </table:table-cell>
          <table:table-cell office:value-type="boolean" office:boolean-value="true">
            <text:p>TRUE</text:p>
          </table:table-cell>
        </table:table-row>
        <table:table-row>
          <table:table-cell office:value-type="string">
            <text:p>Della Schumm</text:p>
          </table:table-cell>
          <table:table-cell office:value-type="string">
            <text:p>703.770.2079 x9514</text:p>
          </table:table-cell>
          <table:table-cell office:value-type="string">
            <text:p>Domingo86@gmail.com</text:p>
          </table:table-cell>
          <table:table-cell office:value-type="string">
            <text:p>6220 Paucek Plains</text:p>
          </table:table-cell>
          <table:table-cell office:value-type="string">
            <text:p>Roswell</text:p>
          </table:table-cell>
          <table:table-cell office:value-type="string">
            <text:p>Pennsylvania</text:p>
          </table:table-cell>
          <table:table-cell office:value-type="string">
            <text:p>23606-2935</text:p>
          </table:table-cell>
          <table:table-cell office:value-type="string">
            <text:p>727484831</text:p>
          </table:table-cell>
          <table:table-cell office:value-type="string">
            <text:p>Jewelery</text:p>
          </table:table-cell>
          <table:table-cell office:value-type="string">
            <text:p>Stroman Group</text:p>
          </table:table-cell>
          <table:table-cell office:value-type="float" office:value="44291.922014710646">
            <text:p>44291.922014710646</text:p>
          </table:table-cell>
          <table:table-cell office:value-type="string">
            <text:p>http://placeimg.com/640/480</text:p>
          </table:table-cell>
          <table:table-cell office:value-type="string">
            <text:p>Vitae distinctio rerum dolorem. Aliquid culpa commodi alias tempora dolorum autem odio omnis voluptatibus. Odit rem a in doloribus unde assumenda sint.</text:p>
          </table:table-cell>
          <table:table-cell office:value-type="boolean" office:boolean-value="true">
            <text:p>TRUE</text:p>
          </table:table-cell>
        </table:table-row>
        <table:table-row>
          <table:table-cell office:value-type="string">
            <text:p>Chad VonRueden I</text:p>
          </table:table-cell>
          <table:table-cell office:value-type="string">
            <text:p>759-478-2714 x68373</text:p>
          </table:table-cell>
          <table:table-cell office:value-type="string">
            <text:p>Shanon.Lowe@gmail.com</text:p>
          </table:table-cell>
          <table:table-cell office:value-type="string">
            <text:p>408 Dicki Valleys</text:p>
          </table:table-cell>
          <table:table-cell office:value-type="string">
            <text:p>Marquardtstad</text:p>
          </table:table-cell>
          <table:table-cell office:value-type="string">
            <text:p>Texas</text:p>
          </table:table-cell>
          <table:table-cell office:value-type="string">
            <text:p>82531</text:p>
          </table:table-cell>
          <table:table-cell office:value-type="string">
            <text:p>836206447</text:p>
          </table:table-cell>
          <table:table-cell office:value-type="string">
            <text:p>Movies</text:p>
          </table:table-cell>
          <table:table-cell office:value-type="string">
            <text:p>Hilll, Carroll and Gerlach</text:p>
          </table:table-cell>
          <table:table-cell office:value-type="float" office:value="44381.150740625">
            <text:p>44381.150740625</text:p>
          </table:table-cell>
          <table:table-cell office:value-type="string">
            <text:p>http://placeimg.com/640/480</text:p>
          </table:table-cell>
          <table:table-cell office:value-type="string">
            <text:p>Reiciendis consequatur consectetur libero reprehenderit dolorem voluptatum deleniti sequi. Labore rerum veritatis hic aperiam rerum fugiat quaerat. Quasi quidem sed reiciendis nobis est inventore. Tempore qui officiis sit culpa deleniti sit aliquid. Minima rerum et repudiandae non qui totam voluptas impedit cupiditate. Quasi quam et et nihil voluptatem nobis omnis.</text:p>
          </table:table-cell>
          <table:table-cell office:value-type="boolean" office:boolean-value="true">
            <text:p>TRUE</text:p>
          </table:table-cell>
        </table:table-row>
        <table:table-row>
          <table:table-cell office:value-type="string">
            <text:p>Irving Hansen</text:p>
          </table:table-cell>
          <table:table-cell office:value-type="string">
            <text:p>1-218-308-2793 x317</text:p>
          </table:table-cell>
          <table:table-cell office:value-type="string">
            <text:p>Retta_Purdy@gmail.com</text:p>
          </table:table-cell>
          <table:table-cell office:value-type="string">
            <text:p>422 Kitty Stravenue</text:p>
          </table:table-cell>
          <table:table-cell office:value-type="string">
            <text:p>Hartmannland</text:p>
          </table:table-cell>
          <table:table-cell office:value-type="string">
            <text:p>South Dakota</text:p>
          </table:table-cell>
          <table:table-cell office:value-type="string">
            <text:p>47800</text:p>
          </table:table-cell>
          <table:table-cell office:value-type="string">
            <text:p>108112748</text:p>
          </table:table-cell>
          <table:table-cell office:value-type="string">
            <text:p>Outdoors</text:p>
          </table:table-cell>
          <table:table-cell office:value-type="string">
            <text:p>Shanahan - Stamm</text:p>
          </table:table-cell>
          <table:table-cell office:value-type="float" office:value="44254.04051707176">
            <text:p>44254.04051707176</text:p>
          </table:table-cell>
          <table:table-cell office:value-type="string">
            <text:p>http://placeimg.com/640/480</text:p>
          </table:table-cell>
          <table:table-cell office:value-type="string">
            <text:p>Odit officiis quaerat est ipsa. Rerum et fugiat. Consequatur iste quibusdam porro cumque et repellat ut cupiditate.</text:p>
          </table:table-cell>
          <table:table-cell office:value-type="boolean" office:boolean-value="true">
            <text:p>TRUE</text:p>
          </table:table-cell>
        </table:table-row>
        <table:table-row>
          <table:table-cell office:value-type="string">
            <text:p>Charlie Wolff</text:p>
          </table:table-cell>
          <table:table-cell office:value-type="string">
            <text:p>362-991-6336</text:p>
          </table:table-cell>
          <table:table-cell office:value-type="string">
            <text:p>Enoch31@gmail.com</text:p>
          </table:table-cell>
          <table:table-cell office:value-type="string">
            <text:p>8843 Murray Falls</text:p>
          </table:table-cell>
          <table:table-cell office:value-type="string">
            <text:p>West Zitaview</text:p>
          </table:table-cell>
          <table:table-cell office:value-type="string">
            <text:p>Michigan</text:p>
          </table:table-cell>
          <table:table-cell office:value-type="string">
            <text:p>51069-7627</text:p>
          </table:table-cell>
          <table:table-cell office:value-type="string">
            <text:p>826021713</text:p>
          </table:table-cell>
          <table:table-cell office:value-type="string">
            <text:p>Automotive</text:p>
          </table:table-cell>
          <table:table-cell office:value-type="string">
            <text:p>Macejkovic - Schumm</text:p>
          </table:table-cell>
          <table:table-cell office:value-type="float" office:value="44518.357240046294">
            <text:p>44518.357240046294</text:p>
          </table:table-cell>
          <table:table-cell office:value-type="string">
            <text:p>http://placeimg.com/640/480</text:p>
          </table:table-cell>
          <table:table-cell office:value-type="string">
            <text:p>Exercitationem eaque minus assumenda voluptatem optio adipisci officia architecto. Est et odio soluta est vitae. Molestias quaerat modi porro itaque. Totam dolores quisquam minima expedita porro excepturi dolorum aut ut.</text:p>
          </table:table-cell>
          <table:table-cell office:value-type="boolean" office:boolean-value="false">
            <text:p>FALSE</text:p>
          </table:table-cell>
        </table:table-row>
        <table:table-row>
          <table:table-cell office:value-type="string">
            <text:p>Marian Ruecker</text:p>
          </table:table-cell>
          <table:table-cell office:value-type="string">
            <text:p>(560) 511-8128</text:p>
          </table:table-cell>
          <table:table-cell office:value-type="string">
            <text:p>Raegan_Greenholt76@yahoo.com</text:p>
          </table:table-cell>
          <table:table-cell office:value-type="string">
            <text:p>80438 Bartoletti Field</text:p>
          </table:table-cell>
          <table:table-cell office:value-type="string">
            <text:p>Nienowport</text:p>
          </table:table-cell>
          <table:table-cell office:value-type="string">
            <text:p>Virginia</text:p>
          </table:table-cell>
          <table:table-cell office:value-type="string">
            <text:p>95573</text:p>
          </table:table-cell>
          <table:table-cell office:value-type="string">
            <text:p>962257386</text:p>
          </table:table-cell>
          <table:table-cell office:value-type="string">
            <text:p>Electronics</text:p>
          </table:table-cell>
          <table:table-cell office:value-type="string">
            <text:p>Bartell Inc</text:p>
          </table:table-cell>
          <table:table-cell office:value-type="float" office:value="44436.03767395833">
            <text:p>44436.03767395833</text:p>
          </table:table-cell>
          <table:table-cell office:value-type="string">
            <text:p>http://placeimg.com/640/480</text:p>
          </table:table-cell>
          <table:table-cell office:value-type="string">
            <text:p>Minus ratione vero. Consequuntur in nihil omnis suscipit. Rem velit delectus. Et impedit nesciunt molestiae et voluptatem.</text:p>
          </table:table-cell>
          <table:table-cell office:value-type="boolean" office:boolean-value="false">
            <text:p>FALSE</text:p>
          </table:table-cell>
        </table:table-row>
        <table:table-row>
          <table:table-cell office:value-type="string">
            <text:p>Phil Hirthe</text:p>
          </table:table-cell>
          <table:table-cell office:value-type="string">
            <text:p>(680) 974-4626 x109</text:p>
          </table:table-cell>
          <table:table-cell office:value-type="string">
            <text:p>Sunny6@yahoo.com</text:p>
          </table:table-cell>
          <table:table-cell office:value-type="string">
            <text:p>37615 Andreanne Bypass</text:p>
          </table:table-cell>
          <table:table-cell office:value-type="string">
            <text:p>North Devinfort</text:p>
          </table:table-cell>
          <table:table-cell office:value-type="string">
            <text:p>Colorado</text:p>
          </table:table-cell>
          <table:table-cell office:value-type="string">
            <text:p>26690-9913</text:p>
          </table:table-cell>
          <table:table-cell office:value-type="string">
            <text:p>202761163</text:p>
          </table:table-cell>
          <table:table-cell office:value-type="string">
            <text:p>Health</text:p>
          </table:table-cell>
          <table:table-cell office:value-type="string">
            <text:p>Rau - Rowe</text:p>
          </table:table-cell>
          <table:table-cell office:value-type="float" office:value="44545.634775266204">
            <text:p>44545.634775266204</text:p>
          </table:table-cell>
          <table:table-cell office:value-type="string">
            <text:p>http://placeimg.com/640/480</text:p>
          </table:table-cell>
          <table:table-cell office:value-type="string">
            <text:p>Aperiam animi ipsam reiciendis illo est. Rerum sit sit porro. Asperiores quia alias consequatur sint dicta voluptas voluptatum. Quis eos aliquam dolores laboriosam aperiam similique.</text:p>
          </table:table-cell>
          <table:table-cell office:value-type="boolean" office:boolean-value="true">
            <text:p>TRUE</text:p>
          </table:table-cell>
        </table:table-row>
        <table:table-row>
          <table:table-cell office:value-type="string">
            <text:p>Anita Ritchie</text:p>
          </table:table-cell>
          <table:table-cell office:value-type="string">
            <text:p>331-647-0477</text:p>
          </table:table-cell>
          <table:table-cell office:value-type="string">
            <text:p>Stephen_Walsh@yahoo.com</text:p>
          </table:table-cell>
          <table:table-cell office:value-type="string">
            <text:p>3524 Lourdes Shoals</text:p>
          </table:table-cell>
          <table:table-cell office:value-type="string">
            <text:p>East Akeem</text:p>
          </table:table-cell>
          <table:table-cell office:value-type="string">
            <text:p>Texas</text:p>
          </table:table-cell>
          <table:table-cell office:value-type="string">
            <text:p>95490</text:p>
          </table:table-cell>
          <table:table-cell office:value-type="string">
            <text:p>215611941</text:p>
          </table:table-cell>
          <table:table-cell office:value-type="string">
            <text:p>Jewelery</text:p>
          </table:table-cell>
          <table:table-cell office:value-type="string">
            <text:p>Miller - Keebler</text:p>
          </table:table-cell>
          <table:table-cell office:value-type="float" office:value="44487.17158534722">
            <text:p>44487.17158534722</text:p>
          </table:table-cell>
          <table:table-cell office:value-type="string">
            <text:p>http://placeimg.com/640/480</text:p>
          </table:table-cell>
          <table:table-cell office:value-type="string">
            <text:p>Ut veritatis earum. Eius nihil at consequatur. In eum eligendi voluptatem iusto molestias qui soluta blanditiis optio. Pariatur blanditiis autem. Nesciunt quae id et sapiente ducimus nulla consequuntur. Corrupti omnis ut dolor velit accusamus aut.</text:p>
          </table:table-cell>
          <table:table-cell office:value-type="boolean" office:boolean-value="true">
            <text:p>TRUE</text:p>
          </table:table-cell>
        </table:table-row>
        <table:table-row>
          <table:table-cell office:value-type="string">
            <text:p>Chester Willms</text:p>
          </table:table-cell>
          <table:table-cell office:value-type="string">
            <text:p>702.478.9838 x63805</text:p>
          </table:table-cell>
          <table:table-cell office:value-type="string">
            <text:p>Stephany.Jaskolski@yahoo.com</text:p>
          </table:table-cell>
          <table:table-cell office:value-type="string">
            <text:p>810 Ernesto Mission</text:p>
          </table:table-cell>
          <table:table-cell office:value-type="string">
            <text:p>Greensboro</text:p>
          </table:table-cell>
          <table:table-cell office:value-type="string">
            <text:p>Pennsylvania</text:p>
          </table:table-cell>
          <table:table-cell office:value-type="string">
            <text:p>81948</text:p>
          </table:table-cell>
          <table:table-cell office:value-type="string">
            <text:p>988164275</text:p>
          </table:table-cell>
          <table:table-cell office:value-type="string">
            <text:p>Shoes</text:p>
          </table:table-cell>
          <table:table-cell office:value-type="string">
            <text:p>Gaylord - Kemmer</text:p>
          </table:table-cell>
          <table:table-cell office:value-type="float" office:value="44509.49147917824">
            <text:p>44509.49147917824</text:p>
          </table:table-cell>
          <table:table-cell office:value-type="string">
            <text:p>http://placeimg.com/640/480</text:p>
          </table:table-cell>
          <table:table-cell office:value-type="string">
            <text:p>In nam amet omnis ratione corrupti. Architecto alias qui qui. Est rerum dicta unde unde quo impedit id vel.</text:p>
          </table:table-cell>
          <table:table-cell office:value-type="boolean" office:boolean-value="false">
            <text:p>FALSE</text:p>
          </table:table-cell>
        </table:table-row>
        <table:table-row>
          <table:table-cell office:value-type="string">
            <text:p>Melody Brakus</text:p>
          </table:table-cell>
          <table:table-cell office:value-type="string">
            <text:p>(907) 642-9466 x44719</text:p>
          </table:table-cell>
          <table:table-cell office:value-type="string">
            <text:p>Else34@gmail.com</text:p>
          </table:table-cell>
          <table:table-cell office:value-type="string">
            <text:p>027 Heath Wall</text:p>
          </table:table-cell>
          <table:table-cell office:value-type="string">
            <text:p>North Haroldville</text:p>
          </table:table-cell>
          <table:table-cell office:value-type="string">
            <text:p>New Jersey</text:p>
          </table:table-cell>
          <table:table-cell office:value-type="string">
            <text:p>95989</text:p>
          </table:table-cell>
          <table:table-cell office:value-type="string">
            <text:p>651217116</text:p>
          </table:table-cell>
          <table:table-cell office:value-type="string">
            <text:p>Toys</text:p>
          </table:table-cell>
          <table:table-cell office:value-type="string">
            <text:p>Runolfsdottir LLC</text:p>
          </table:table-cell>
          <table:table-cell office:value-type="float" office:value="44218.4727421412">
            <text:p>44218.4727421412</text:p>
          </table:table-cell>
          <table:table-cell office:value-type="string">
            <text:p>http://placeimg.com/640/480</text:p>
          </table:table-cell>
          <table:table-cell office:value-type="string">
            <text:p>Perferendis quam dolorum aspernatur vitae culpa in possimus tenetur. Beatae qui molestiae occaecati maxime. Nisi non eligendi. Facere nihil autem.</text:p>
          </table:table-cell>
          <table:table-cell office:value-type="boolean" office:boolean-value="false">
            <text:p>FALSE</text:p>
          </table:table-cell>
        </table:table-row>
        <table:table-row>
          <table:table-cell office:value-type="string">
            <text:p>Denise Weber PhD</text:p>
          </table:table-cell>
          <table:table-cell office:value-type="string">
            <text:p>(237) 692-5277 x535</text:p>
          </table:table-cell>
          <table:table-cell office:value-type="string">
            <text:p>Theron.Von98@yahoo.com</text:p>
          </table:table-cell>
          <table:table-cell office:value-type="string">
            <text:p>94270 Kayla Mount</text:p>
          </table:table-cell>
          <table:table-cell office:value-type="string">
            <text:p>Ankeny</text:p>
          </table:table-cell>
          <table:table-cell office:value-type="string">
            <text:p>Illinois</text:p>
          </table:table-cell>
          <table:table-cell office:value-type="string">
            <text:p>09466-1407</text:p>
          </table:table-cell>
          <table:table-cell office:value-type="string">
            <text:p>827891094</text:p>
          </table:table-cell>
          <table:table-cell office:value-type="string">
            <text:p>Grocery</text:p>
          </table:table-cell>
          <table:table-cell office:value-type="string">
            <text:p>Monahan Inc</text:p>
          </table:table-cell>
          <table:table-cell office:value-type="float" office:value="44292.696791180555">
            <text:p>44292.696791180555</text:p>
          </table:table-cell>
          <table:table-cell office:value-type="string">
            <text:p>http://placeimg.com/640/480</text:p>
          </table:table-cell>
          <table:table-cell office:value-type="string">
            <text:p>Illum ad molestiae non autem et iure deleniti. Possimus qui est ut aperiam quo ut. Placeat maiores blanditiis. Nulla nisi quis.</text:p>
          </table:table-cell>
          <table:table-cell office:value-type="boolean" office:boolean-value="false">
            <text:p>FALSE</text:p>
          </table:table-cell>
        </table:table-row>
        <table:table-row>
          <table:table-cell office:value-type="string">
            <text:p>Joann Bergstrom</text:p>
          </table:table-cell>
          <table:table-cell office:value-type="string">
            <text:p>(682) 428-8338 x39831</text:p>
          </table:table-cell>
          <table:table-cell office:value-type="string">
            <text:p>Dasia63@yahoo.com</text:p>
          </table:table-cell>
          <table:table-cell office:value-type="string">
            <text:p>52058 Ahmad Shoals</text:p>
          </table:table-cell>
          <table:table-cell office:value-type="string">
            <text:p>Alfonsoberg</text:p>
          </table:table-cell>
          <table:table-cell office:value-type="string">
            <text:p>Rhode Island</text:p>
          </table:table-cell>
          <table:table-cell office:value-type="string">
            <text:p>14327-4544</text:p>
          </table:table-cell>
          <table:table-cell office:value-type="string">
            <text:p>730821818</text:p>
          </table:table-cell>
          <table:table-cell office:value-type="string">
            <text:p>Baby</text:p>
          </table:table-cell>
          <table:table-cell office:value-type="string">
            <text:p>Koepp - Greenfelder</text:p>
          </table:table-cell>
          <table:table-cell office:value-type="float" office:value="44223.54944462963">
            <text:p>44223.54944462963</text:p>
          </table:table-cell>
          <table:table-cell office:value-type="string">
            <text:p>http://placeimg.com/640/480</text:p>
          </table:table-cell>
          <table:table-cell office:value-type="string">
            <text:p>Qui et est doloremque possimus labore ipsa aut. Porro et consectetur eos dolorem rerum blanditiis. Qui ea quis atque dolorem aut tempora omnis iure doloribus.</text:p>
          </table:table-cell>
          <table:table-cell office:value-type="boolean" office:boolean-value="false">
            <text:p>FALSE</text:p>
          </table:table-cell>
        </table:table-row>
        <table:table-row>
          <table:table-cell office:value-type="string">
            <text:p>Roxanne Hamill</text:p>
          </table:table-cell>
          <table:table-cell office:value-type="string">
            <text:p>(746) 806-2928 x57350</text:p>
          </table:table-cell>
          <table:table-cell office:value-type="string">
            <text:p>Lavinia.Jerde@hotmail.com</text:p>
          </table:table-cell>
          <table:table-cell office:value-type="string">
            <text:p>16961 Ivah Trail</text:p>
          </table:table-cell>
          <table:table-cell office:value-type="string">
            <text:p>East Camdenburgh</text:p>
          </table:table-cell>
          <table:table-cell office:value-type="string">
            <text:p>Iowa</text:p>
          </table:table-cell>
          <table:table-cell office:value-type="string">
            <text:p>40331-8675</text:p>
          </table:table-cell>
          <table:table-cell office:value-type="string">
            <text:p>511591105</text:p>
          </table:table-cell>
          <table:table-cell office:value-type="string">
            <text:p>Automotive</text:p>
          </table:table-cell>
          <table:table-cell office:value-type="string">
            <text:p>Treutel, Kiehn and Bode</text:p>
          </table:table-cell>
          <table:table-cell office:value-type="float" office:value="44388.34857880787">
            <text:p>44388.34857880787</text:p>
          </table:table-cell>
          <table:table-cell office:value-type="string">
            <text:p>http://placeimg.com/640/480</text:p>
          </table:table-cell>
          <table:table-cell office:value-type="string">
            <text:p>Aperiam voluptatem aut velit dolorem. Ad sit velit iure reiciendis aperiam vel eos. Recusandae id dolorem sed ea. Dolor maxime in dolore fugit doloremque.</text:p>
          </table:table-cell>
          <table:table-cell office:value-type="boolean" office:boolean-value="false">
            <text:p>FALSE</text:p>
          </table:table-cell>
        </table:table-row>
        <table:table-row>
          <table:table-cell office:value-type="string">
            <text:p>Mr. Edgar Koss</text:p>
          </table:table-cell>
          <table:table-cell office:value-type="string">
            <text:p>323.892.5697 x98560</text:p>
          </table:table-cell>
          <table:table-cell office:value-type="string">
            <text:p>Joanie.VonRueden56@hotmail.com</text:p>
          </table:table-cell>
          <table:table-cell office:value-type="string">
            <text:p>6643 Klocko Plain</text:p>
          </table:table-cell>
          <table:table-cell office:value-type="string">
            <text:p>D'Amorechester</text:p>
          </table:table-cell>
          <table:table-cell office:value-type="string">
            <text:p>Indiana</text:p>
          </table:table-cell>
          <table:table-cell office:value-type="string">
            <text:p>53612</text:p>
          </table:table-cell>
          <table:table-cell office:value-type="string">
            <text:p>024249054</text:p>
          </table:table-cell>
          <table:table-cell office:value-type="string">
            <text:p>Outdoors</text:p>
          </table:table-cell>
          <table:table-cell office:value-type="string">
            <text:p>Predovic, Gutkowski and Harris</text:p>
          </table:table-cell>
          <table:table-cell office:value-type="float" office:value="44323.9254349537">
            <text:p>44323.9254349537</text:p>
          </table:table-cell>
          <table:table-cell office:value-type="string">
            <text:p>http://placeimg.com/640/480</text:p>
          </table:table-cell>
          <table:table-cell office:value-type="string">
            <text:p>Possimus asperiores aut. Vero harum minus. Sit ut et provident a. In est illo architecto ratione et in sequi perferendis maiores. Magnam est maxime est. Et ipsum in.</text:p>
          </table:table-cell>
          <table:table-cell office:value-type="boolean" office:boolean-value="true">
            <text:p>TRUE</text:p>
          </table:table-cell>
        </table:table-row>
        <table:table-row>
          <table:table-cell office:value-type="string">
            <text:p>Wilfred Jacobs</text:p>
          </table:table-cell>
          <table:table-cell office:value-type="string">
            <text:p>1-945-963-0430</text:p>
          </table:table-cell>
          <table:table-cell office:value-type="string">
            <text:p>Lois95@yahoo.com</text:p>
          </table:table-cell>
          <table:table-cell office:value-type="string">
            <text:p>855 Rohan Meadow</text:p>
          </table:table-cell>
          <table:table-cell office:value-type="string">
            <text:p>Madelynfort</text:p>
          </table:table-cell>
          <table:table-cell office:value-type="string">
            <text:p>New Mexico</text:p>
          </table:table-cell>
          <table:table-cell office:value-type="string">
            <text:p>97683-3058</text:p>
          </table:table-cell>
          <table:table-cell office:value-type="string">
            <text:p>681406052</text:p>
          </table:table-cell>
          <table:table-cell office:value-type="string">
            <text:p>Jewelery</text:p>
          </table:table-cell>
          <table:table-cell office:value-type="string">
            <text:p>Bergnaum Group</text:p>
          </table:table-cell>
          <table:table-cell office:value-type="float" office:value="44409.24052258102">
            <text:p>44409.24052258102</text:p>
          </table:table-cell>
          <table:table-cell office:value-type="string">
            <text:p>http://placeimg.com/640/480</text:p>
          </table:table-cell>
          <table:table-cell office:value-type="string">
            <text:p>Et dolore sed in esse. Dolores vel cum delectus id provident nihil atque ut qui. Unde totam sint beatae a et dignissimos temporibus. Odio consectetur laudantium esse nemo ipsa ea aut voluptatibus. Officia voluptatem aut nisi qui. Non qui omnis minima exercitationem blanditiis rerum esse.</text:p>
          </table:table-cell>
          <table:table-cell office:value-type="boolean" office:boolean-value="false">
            <text:p>FALSE</text:p>
          </table:table-cell>
        </table:table-row>
        <table:table-row>
          <table:table-cell office:value-type="string">
            <text:p>Gregg Pagac</text:p>
          </table:table-cell>
          <table:table-cell office:value-type="string">
            <text:p>305.415.0462 x77432</text:p>
          </table:table-cell>
          <table:table-cell office:value-type="string">
            <text:p>Ivah.Purdy@yahoo.com</text:p>
          </table:table-cell>
          <table:table-cell office:value-type="string">
            <text:p>7539 Laurel Knoll</text:p>
          </table:table-cell>
          <table:table-cell office:value-type="string">
            <text:p>Elkhart</text:p>
          </table:table-cell>
          <table:table-cell office:value-type="string">
            <text:p>Indiana</text:p>
          </table:table-cell>
          <table:table-cell office:value-type="string">
            <text:p>00382</text:p>
          </table:table-cell>
          <table:table-cell office:value-type="string">
            <text:p>868558079</text:p>
          </table:table-cell>
          <table:table-cell office:value-type="string">
            <text:p>Toys</text:p>
          </table:table-cell>
          <table:table-cell office:value-type="string">
            <text:p>Larkin LLC</text:p>
          </table:table-cell>
          <table:table-cell office:value-type="float" office:value="44428.45395596065">
            <text:p>44428.45395596065</text:p>
          </table:table-cell>
          <table:table-cell office:value-type="string">
            <text:p>http://placeimg.com/640/480</text:p>
          </table:table-cell>
          <table:table-cell office:value-type="string">
            <text:p>Minima sed quas fugit asperiores ratione illo. Non voluptatibus iste recusandae suscipit similique. Aut qui ullam ea.</text:p>
          </table:table-cell>
          <table:table-cell office:value-type="boolean" office:boolean-value="false">
            <text:p>FALSE</text:p>
          </table:table-cell>
        </table:table-row>
        <table:table-row>
          <table:table-cell office:value-type="string">
            <text:p>Boyd Brakus Jr.</text:p>
          </table:table-cell>
          <table:table-cell office:value-type="string">
            <text:p>856-289-7705</text:p>
          </table:table-cell>
          <table:table-cell office:value-type="string">
            <text:p>Junius.Farrell80@hotmail.com</text:p>
          </table:table-cell>
          <table:table-cell office:value-type="string">
            <text:p>34740 Parker Hill</text:p>
          </table:table-cell>
          <table:table-cell office:value-type="string">
            <text:p>Port Lilianastad</text:p>
          </table:table-cell>
          <table:table-cell office:value-type="string">
            <text:p>West Virginia</text:p>
          </table:table-cell>
          <table:table-cell office:value-type="string">
            <text:p>19423</text:p>
          </table:table-cell>
          <table:table-cell office:value-type="string">
            <text:p>342512146</text:p>
          </table:table-cell>
          <table:table-cell office:value-type="string">
            <text:p>Electronics</text:p>
          </table:table-cell>
          <table:table-cell office:value-type="string">
            <text:p>Connelly, Bauch and Grimes</text:p>
          </table:table-cell>
          <table:table-cell office:value-type="float" office:value="44540.83525121528">
            <text:p>44540.83525121528</text:p>
          </table:table-cell>
          <table:table-cell office:value-type="string">
            <text:p>http://placeimg.com/640/480</text:p>
          </table:table-cell>
          <table:table-cell office:value-type="string">
            <text:p>Temporibus quis et nihil laborum aut dolorum ea. Quo animi libero et quae. Aliquid praesentium nemo et vel nesciunt. Optio aliquid voluptate. Excepturi nam doloribus et necessitatibus et quis. Id atque a accusantium corrupti voluptatem.</text:p>
          </table:table-cell>
          <table:table-cell office:value-type="boolean" office:boolean-value="false">
            <text:p>FALSE</text:p>
          </table:table-cell>
        </table:table-row>
        <table:table-row>
          <table:table-cell office:value-type="string">
            <text:p>Carole Fahey</text:p>
          </table:table-cell>
          <table:table-cell office:value-type="string">
            <text:p>(917) 528-1607 x960</text:p>
          </table:table-cell>
          <table:table-cell office:value-type="string">
            <text:p>Isabel.Schamberger@hotmail.com</text:p>
          </table:table-cell>
          <table:table-cell office:value-type="string">
            <text:p>84379 Elliott Viaduct</text:p>
          </table:table-cell>
          <table:table-cell office:value-type="string">
            <text:p>Hoppeborough</text:p>
          </table:table-cell>
          <table:table-cell office:value-type="string">
            <text:p>South Dakota</text:p>
          </table:table-cell>
          <table:table-cell office:value-type="string">
            <text:p>01919-6019</text:p>
          </table:table-cell>
          <table:table-cell office:value-type="string">
            <text:p>369894724</text:p>
          </table:table-cell>
          <table:table-cell office:value-type="string">
            <text:p>Grocery</text:p>
          </table:table-cell>
          <table:table-cell office:value-type="string">
            <text:p>Johns, Gleichner and Hayes</text:p>
          </table:table-cell>
          <table:table-cell office:value-type="float" office:value="44430.23797672454">
            <text:p>44430.23797672454</text:p>
          </table:table-cell>
          <table:table-cell office:value-type="string">
            <text:p>http://placeimg.com/640/480</text:p>
          </table:table-cell>
          <table:table-cell office:value-type="string">
            <text:p>Dolorum numquam tenetur et dolores distinctio a sunt. Et nam vel est sed esse et. Distinctio laborum vero qui officia tempora. Iure provident reiciendis. Veritatis esse omnis. Rem culpa numquam sunt harum quo optio non.</text:p>
          </table:table-cell>
          <table:table-cell office:value-type="boolean" office:boolean-value="true">
            <text:p>TRUE</text:p>
          </table:table-cell>
        </table:table-row>
        <table:table-row>
          <table:table-cell office:value-type="string">
            <text:p>Lawrence Spinka</text:p>
          </table:table-cell>
          <table:table-cell office:value-type="string">
            <text:p>1-859-481-8053 x86245</text:p>
          </table:table-cell>
          <table:table-cell office:value-type="string">
            <text:p>Jarred.Glover@gmail.com</text:p>
          </table:table-cell>
          <table:table-cell office:value-type="string">
            <text:p>0778 Lakin Brook</text:p>
          </table:table-cell>
          <table:table-cell office:value-type="string">
            <text:p>New Kaitlyn</text:p>
          </table:table-cell>
          <table:table-cell office:value-type="string">
            <text:p>Arizona</text:p>
          </table:table-cell>
          <table:table-cell office:value-type="string">
            <text:p>01868</text:p>
          </table:table-cell>
          <table:table-cell office:value-type="string">
            <text:p>006992235</text:p>
          </table:table-cell>
          <table:table-cell office:value-type="string">
            <text:p>Shoes</text:p>
          </table:table-cell>
          <table:table-cell office:value-type="string">
            <text:p>Sporer - Batz</text:p>
          </table:table-cell>
          <table:table-cell office:value-type="float" office:value="44533.706895972224">
            <text:p>44533.706895972224</text:p>
          </table:table-cell>
          <table:table-cell office:value-type="string">
            <text:p>http://placeimg.com/640/480</text:p>
          </table:table-cell>
          <table:table-cell office:value-type="string">
            <text:p>Vero quos quos architecto. Labore tempore totam quia commodi. Rerum fugiat earum ullam nisi voluptas eum hic aut provident. Illum quia at error et aut velit. Sunt eaque nobis vitae et autem quia omnis est sit.</text:p>
          </table:table-cell>
          <table:table-cell office:value-type="boolean" office:boolean-value="false">
            <text:p>FALSE</text:p>
          </table:table-cell>
        </table:table-row>
        <table:table-row>
          <table:table-cell office:value-type="string">
            <text:p>Dallas Morissette</text:p>
          </table:table-cell>
          <table:table-cell office:value-type="string">
            <text:p>(376) 378-8997 x10326</text:p>
          </table:table-cell>
          <table:table-cell office:value-type="string">
            <text:p>Edmund_Hane@yahoo.com</text:p>
          </table:table-cell>
          <table:table-cell office:value-type="string">
            <text:p>5187 Wehner Plain</text:p>
          </table:table-cell>
          <table:table-cell office:value-type="string">
            <text:p>Monteland</text:p>
          </table:table-cell>
          <table:table-cell office:value-type="string">
            <text:p>Missouri</text:p>
          </table:table-cell>
          <table:table-cell office:value-type="string">
            <text:p>37060-4776</text:p>
          </table:table-cell>
          <table:table-cell office:value-type="string">
            <text:p>480873239</text:p>
          </table:table-cell>
          <table:table-cell office:value-type="string">
            <text:p>Grocery</text:p>
          </table:table-cell>
          <table:table-cell office:value-type="string">
            <text:p>Runolfsdottir and Sons</text:p>
          </table:table-cell>
          <table:table-cell office:value-type="float" office:value="44369.15319297454">
            <text:p>44369.15319297454</text:p>
          </table:table-cell>
          <table:table-cell office:value-type="string">
            <text:p>http://placeimg.com/640/480</text:p>
          </table:table-cell>
          <table:table-cell office:value-type="string">
            <text:p>Suscipit officia aut laborum ut. Aut aut quod voluptatum explicabo alias. Ullam ipsum non ab odio.</text:p>
          </table:table-cell>
          <table:table-cell office:value-type="boolean" office:boolean-value="true">
            <text:p>TRUE</text:p>
          </table:table-cell>
        </table:table-row>
        <table:table-row>
          <table:table-cell office:value-type="string">
            <text:p>Alicia Greenfelder</text:p>
          </table:table-cell>
          <table:table-cell office:value-type="string">
            <text:p>1-373-248-2882</text:p>
          </table:table-cell>
          <table:table-cell office:value-type="string">
            <text:p>Margie_Trantow93@yahoo.com</text:p>
          </table:table-cell>
          <table:table-cell office:value-type="string">
            <text:p>25058 Waters Ramp</text:p>
          </table:table-cell>
          <table:table-cell office:value-type="string">
            <text:p>Redondo Beach</text:p>
          </table:table-cell>
          <table:table-cell office:value-type="string">
            <text:p>New Mexico</text:p>
          </table:table-cell>
          <table:table-cell office:value-type="string">
            <text:p>24215-0776</text:p>
          </table:table-cell>
          <table:table-cell office:value-type="string">
            <text:p>332504821</text:p>
          </table:table-cell>
          <table:table-cell office:value-type="string">
            <text:p>Outdoors</text:p>
          </table:table-cell>
          <table:table-cell office:value-type="string">
            <text:p>Harber, Jacobson and Parker</text:p>
          </table:table-cell>
          <table:table-cell office:value-type="float" office:value="44376.01989672454">
            <text:p>44376.01989672454</text:p>
          </table:table-cell>
          <table:table-cell office:value-type="string">
            <text:p>http://placeimg.com/640/480</text:p>
          </table:table-cell>
          <table:table-cell office:value-type="string">
            <text:p>Molestiae et aut tenetur dicta aperiam aliquid occaecati nesciunt tempora. Pariatur qui cum et. Suscipit nihil autem.</text:p>
          </table:table-cell>
          <table:table-cell office:value-type="boolean" office:boolean-value="false">
            <text:p>FALSE</text:p>
          </table:table-cell>
        </table:table-row>
        <table:table-row>
          <table:table-cell office:value-type="string">
            <text:p>Rachel Reichert V</text:p>
          </table:table-cell>
          <table:table-cell office:value-type="string">
            <text:p>987.513.8628</text:p>
          </table:table-cell>
          <table:table-cell office:value-type="string">
            <text:p>Jared.Wisoky@hotmail.com</text:p>
          </table:table-cell>
          <table:table-cell office:value-type="string">
            <text:p>7152 Betsy Creek</text:p>
          </table:table-cell>
          <table:table-cell office:value-type="string">
            <text:p>Hillsborough</text:p>
          </table:table-cell>
          <table:table-cell office:value-type="string">
            <text:p>California</text:p>
          </table:table-cell>
          <table:table-cell office:value-type="string">
            <text:p>23806</text:p>
          </table:table-cell>
          <table:table-cell office:value-type="string">
            <text:p>288757780</text:p>
          </table:table-cell>
          <table:table-cell office:value-type="string">
            <text:p>Movies</text:p>
          </table:table-cell>
          <table:table-cell office:value-type="string">
            <text:p>Schuster LLC</text:p>
          </table:table-cell>
          <table:table-cell office:value-type="float" office:value="44497.60189587963">
            <text:p>44497.60189587963</text:p>
          </table:table-cell>
          <table:table-cell office:value-type="string">
            <text:p>http://placeimg.com/640/480</text:p>
          </table:table-cell>
          <table:table-cell office:value-type="string">
            <text:p>Veritatis ullam illo ea commodi. Voluptate cum beatae ea eius distinctio et. Sed aut repellat et quas aspernatur.</text:p>
          </table:table-cell>
          <table:table-cell office:value-type="boolean" office:boolean-value="false">
            <text:p>FALSE</text:p>
          </table:table-cell>
        </table:table-row>
        <table:table-row>
          <table:table-cell office:value-type="string">
            <text:p>Irvin Roob</text:p>
          </table:table-cell>
          <table:table-cell office:value-type="string">
            <text:p>514-462-7846 x6640</text:p>
          </table:table-cell>
          <table:table-cell office:value-type="string">
            <text:p>Stephen39@yahoo.com</text:p>
          </table:table-cell>
          <table:table-cell office:value-type="string">
            <text:p>59166 Will Cliffs</text:p>
          </table:table-cell>
          <table:table-cell office:value-type="string">
            <text:p>Framishire</text:p>
          </table:table-cell>
          <table:table-cell office:value-type="string">
            <text:p>Kentucky</text:p>
          </table:table-cell>
          <table:table-cell office:value-type="string">
            <text:p>59902-0334</text:p>
          </table:table-cell>
          <table:table-cell office:value-type="string">
            <text:p>576500005</text:p>
          </table:table-cell>
          <table:table-cell office:value-type="string">
            <text:p>Industrial</text:p>
          </table:table-cell>
          <table:table-cell office:value-type="string">
            <text:p>Wiza LLC</text:p>
          </table:table-cell>
          <table:table-cell office:value-type="float" office:value="44321.57894299769">
            <text:p>44321.57894299769</text:p>
          </table:table-cell>
          <table:table-cell office:value-type="string">
            <text:p>http://placeimg.com/640/480</text:p>
          </table:table-cell>
          <table:table-cell office:value-type="string">
            <text:p>Qui et ut porro soluta ea et quia sit ut. Enim necessitatibus facere at pariatur dolores at autem. Qui reprehenderit perferendis. Voluptatem aut vel dolor cum.</text:p>
          </table:table-cell>
          <table:table-cell office:value-type="boolean" office:boolean-value="false">
            <text:p>FALSE</text:p>
          </table:table-cell>
        </table:table-row>
        <table:table-row>
          <table:table-cell office:value-type="string">
            <text:p>Molly Medhurst</text:p>
          </table:table-cell>
          <table:table-cell office:value-type="string">
            <text:p>(643) 483-6428 x619</text:p>
          </table:table-cell>
          <table:table-cell office:value-type="string">
            <text:p>Pierre_Cassin@yahoo.com</text:p>
          </table:table-cell>
          <table:table-cell office:value-type="string">
            <text:p>29055 Darren Orchard</text:p>
          </table:table-cell>
          <table:table-cell office:value-type="string">
            <text:p>East Stewartmouth</text:p>
          </table:table-cell>
          <table:table-cell office:value-type="string">
            <text:p>Montana</text:p>
          </table:table-cell>
          <table:table-cell office:value-type="string">
            <text:p>28650</text:p>
          </table:table-cell>
          <table:table-cell office:value-type="string">
            <text:p>634457427</text:p>
          </table:table-cell>
          <table:table-cell office:value-type="string">
            <text:p>Books</text:p>
          </table:table-cell>
          <table:table-cell office:value-type="string">
            <text:p>Gleichner LLC</text:p>
          </table:table-cell>
          <table:table-cell office:value-type="float" office:value="44334.69338408565">
            <text:p>44334.69338408565</text:p>
          </table:table-cell>
          <table:table-cell office:value-type="string">
            <text:p>http://placeimg.com/640/480</text:p>
          </table:table-cell>
          <table:table-cell office:value-type="string">
            <text:p>Veniam alias voluptatem ea. Quos quidem optio culpa placeat est et animi omnis quo. Sint et quia et autem rem rem asperiores natus blanditiis.</text:p>
          </table:table-cell>
          <table:table-cell office:value-type="boolean" office:boolean-value="true">
            <text:p>TRUE</text:p>
          </table:table-cell>
        </table:table-row>
        <table:table-row>
          <table:table-cell office:value-type="string">
            <text:p>Dr. Conrad Wisoky</text:p>
          </table:table-cell>
          <table:table-cell office:value-type="string">
            <text:p>313-279-5046</text:p>
          </table:table-cell>
          <table:table-cell office:value-type="string">
            <text:p>Osvaldo_VonRueden@yahoo.com</text:p>
          </table:table-cell>
          <table:table-cell office:value-type="string">
            <text:p>120 Emmerich Light</text:p>
          </table:table-cell>
          <table:table-cell office:value-type="string">
            <text:p>Lake Astridfurt</text:p>
          </table:table-cell>
          <table:table-cell office:value-type="string">
            <text:p>New Mexico</text:p>
          </table:table-cell>
          <table:table-cell office:value-type="string">
            <text:p>79389-3366</text:p>
          </table:table-cell>
          <table:table-cell office:value-type="string">
            <text:p>007907258</text:p>
          </table:table-cell>
          <table:table-cell office:value-type="string">
            <text:p>Clothing</text:p>
          </table:table-cell>
          <table:table-cell office:value-type="string">
            <text:p>Johns - Balistreri</text:p>
          </table:table-cell>
          <table:table-cell office:value-type="float" office:value="44339.66728342592">
            <text:p>44339.66728342592</text:p>
          </table:table-cell>
          <table:table-cell office:value-type="string">
            <text:p>http://placeimg.com/640/480</text:p>
          </table:table-cell>
          <table:table-cell office:value-type="string">
            <text:p>Cupiditate sint vitae perspiciatis natus rerum blanditiis dolores illo. Ipsa voluptatibus consectetur quis. Saepe maxime molestiae soluta porro non.</text:p>
          </table:table-cell>
          <table:table-cell office:value-type="boolean" office:boolean-value="false">
            <text:p>FALSE</text:p>
          </table:table-cell>
        </table:table-row>
        <table:table-row>
          <table:table-cell office:value-type="string">
            <text:p>Tracy Hammes</text:p>
          </table:table-cell>
          <table:table-cell office:value-type="string">
            <text:p>791-336-0600</text:p>
          </table:table-cell>
          <table:table-cell office:value-type="string">
            <text:p>Marcus52@gmail.com</text:p>
          </table:table-cell>
          <table:table-cell office:value-type="string">
            <text:p>894 Beier Forest</text:p>
          </table:table-cell>
          <table:table-cell office:value-type="string">
            <text:p>Winstontown</text:p>
          </table:table-cell>
          <table:table-cell office:value-type="string">
            <text:p>Wyoming</text:p>
          </table:table-cell>
          <table:table-cell office:value-type="string">
            <text:p>85476-2695</text:p>
          </table:table-cell>
          <table:table-cell office:value-type="string">
            <text:p>982845723</text:p>
          </table:table-cell>
          <table:table-cell office:value-type="string">
            <text:p>Industrial</text:p>
          </table:table-cell>
          <table:table-cell office:value-type="string">
            <text:p>Quigley, Waelchi and Harvey</text:p>
          </table:table-cell>
          <table:table-cell office:value-type="float" office:value="44549.42587240741">
            <text:p>44549.42587240741</text:p>
          </table:table-cell>
          <table:table-cell office:value-type="string">
            <text:p>http://placeimg.com/640/480</text:p>
          </table:table-cell>
          <table:table-cell office:value-type="string">
            <text:p>Suscipit eius harum voluptate omnis quo soluta mollitia. Non omnis beatae perspiciatis rem quo. Vel quis amet magnam nihil voluptatem libero. Est recusandae culpa earum autem deleniti explicabo est.</text:p>
          </table:table-cell>
          <table:table-cell office:value-type="boolean" office:boolean-value="true">
            <text:p>TRUE</text:p>
          </table:table-cell>
        </table:table-row>
        <table:table-row>
          <table:table-cell office:value-type="string">
            <text:p>Krystal Mayert</text:p>
          </table:table-cell>
          <table:table-cell office:value-type="string">
            <text:p>1-473-723-0874 x8262</text:p>
          </table:table-cell>
          <table:table-cell office:value-type="string">
            <text:p>Guy.Nienow97@hotmail.com</text:p>
          </table:table-cell>
          <table:table-cell office:value-type="string">
            <text:p>143 Florida Villages</text:p>
          </table:table-cell>
          <table:table-cell office:value-type="string">
            <text:p>Lake Herminio</text:p>
          </table:table-cell>
          <table:table-cell office:value-type="string">
            <text:p>Nevada</text:p>
          </table:table-cell>
          <table:table-cell office:value-type="string">
            <text:p>93157</text:p>
          </table:table-cell>
          <table:table-cell office:value-type="string">
            <text:p>348287909</text:p>
          </table:table-cell>
          <table:table-cell office:value-type="string">
            <text:p>Tools</text:p>
          </table:table-cell>
          <table:table-cell office:value-type="string">
            <text:p>Jaskolski, Stokes and Auer</text:p>
          </table:table-cell>
          <table:table-cell office:value-type="float" office:value="44538.03513033565">
            <text:p>44538.03513033565</text:p>
          </table:table-cell>
          <table:table-cell office:value-type="string">
            <text:p>http://placeimg.com/640/480</text:p>
          </table:table-cell>
          <table:table-cell office:value-type="string">
            <text:p>Voluptatem corrupti sequi omnis neque excepturi fugiat enim rerum. Ut omnis libero eveniet. Qui dolores culpa commodi distinctio repellat quo esse. Vero facilis optio minima.</text:p>
          </table:table-cell>
          <table:table-cell office:value-type="boolean" office:boolean-value="true">
            <text:p>TRUE</text:p>
          </table:table-cell>
        </table:table-row>
        <table:table-row>
          <table:table-cell office:value-type="string">
            <text:p>Charlie Howe</text:p>
          </table:table-cell>
          <table:table-cell office:value-type="string">
            <text:p>997.645.4722</text:p>
          </table:table-cell>
          <table:table-cell office:value-type="string">
            <text:p>Dino_Macejkovic79@hotmail.com</text:p>
          </table:table-cell>
          <table:table-cell office:value-type="string">
            <text:p>4436 Darion Course</text:p>
          </table:table-cell>
          <table:table-cell office:value-type="string">
            <text:p>Jeaniebury</text:p>
          </table:table-cell>
          <table:table-cell office:value-type="string">
            <text:p>Rhode Island</text:p>
          </table:table-cell>
          <table:table-cell office:value-type="string">
            <text:p>96017-7232</text:p>
          </table:table-cell>
          <table:table-cell office:value-type="string">
            <text:p>214249356</text:p>
          </table:table-cell>
          <table:table-cell office:value-type="string">
            <text:p>Tools</text:p>
          </table:table-cell>
          <table:table-cell office:value-type="string">
            <text:p>Trantow, Price and Hartmann</text:p>
          </table:table-cell>
          <table:table-cell office:value-type="float" office:value="44297.381135752315">
            <text:p>44297.381135752315</text:p>
          </table:table-cell>
          <table:table-cell office:value-type="string">
            <text:p>http://placeimg.com/640/480</text:p>
          </table:table-cell>
          <table:table-cell office:value-type="string">
            <text:p>Aliquam aliquid et fugit. Vero culpa doloremque dolor repellendus. Animi eligendi nihil architecto quisquam laborum fugit exercitationem.</text:p>
          </table:table-cell>
          <table:table-cell office:value-type="boolean" office:boolean-value="true">
            <text:p>TRUE</text:p>
          </table:table-cell>
        </table:table-row>
        <table:table-row>
          <table:table-cell office:value-type="string">
            <text:p>Jake Carter</text:p>
          </table:table-cell>
          <table:table-cell office:value-type="string">
            <text:p>(254) 210-4459</text:p>
          </table:table-cell>
          <table:table-cell office:value-type="string">
            <text:p>Thelma17@hotmail.com</text:p>
          </table:table-cell>
          <table:table-cell office:value-type="string">
            <text:p>1714 Kelvin Stravenue</text:p>
          </table:table-cell>
          <table:table-cell office:value-type="string">
            <text:p>Koeppmouth</text:p>
          </table:table-cell>
          <table:table-cell office:value-type="string">
            <text:p>Colorado</text:p>
          </table:table-cell>
          <table:table-cell office:value-type="string">
            <text:p>54514</text:p>
          </table:table-cell>
          <table:table-cell office:value-type="string">
            <text:p>532339919</text:p>
          </table:table-cell>
          <table:table-cell office:value-type="string">
            <text:p>Toys</text:p>
          </table:table-cell>
          <table:table-cell office:value-type="string">
            <text:p>Borer - Fay</text:p>
          </table:table-cell>
          <table:table-cell office:value-type="float" office:value="44313.68234946759">
            <text:p>44313.68234946759</text:p>
          </table:table-cell>
          <table:table-cell office:value-type="string">
            <text:p>http://placeimg.com/640/480</text:p>
          </table:table-cell>
          <table:table-cell office:value-type="string">
            <text:p>Eos et iure nostrum quidem exercitationem doloribus et earum amet. Voluptas exercitationem ut explicabo qui sit. Eius odit sit aliquam fugiat distinctio. Ab et in ut ut. Libero dolore temporibus nemo quia veritatis aliquam porro.</text:p>
          </table:table-cell>
          <table:table-cell office:value-type="boolean" office:boolean-value="true">
            <text:p>TRUE</text:p>
          </table:table-cell>
        </table:table-row>
        <table:table-row>
          <table:table-cell office:value-type="string">
            <text:p>Melvin Haag</text:p>
          </table:table-cell>
          <table:table-cell office:value-type="string">
            <text:p>434-975-2316</text:p>
          </table:table-cell>
          <table:table-cell office:value-type="string">
            <text:p>Glenna_Kunze@hotmail.com</text:p>
          </table:table-cell>
          <table:table-cell office:value-type="string">
            <text:p>3849 Dare Villages</text:p>
          </table:table-cell>
          <table:table-cell office:value-type="string">
            <text:p>Bettietown</text:p>
          </table:table-cell>
          <table:table-cell office:value-type="string">
            <text:p>Kansas</text:p>
          </table:table-cell>
          <table:table-cell office:value-type="string">
            <text:p>35687-2129</text:p>
          </table:table-cell>
          <table:table-cell office:value-type="string">
            <text:p>164873513</text:p>
          </table:table-cell>
          <table:table-cell office:value-type="string">
            <text:p>Health</text:p>
          </table:table-cell>
          <table:table-cell office:value-type="string">
            <text:p>Schaefer, Lueilwitz and Hirthe</text:p>
          </table:table-cell>
          <table:table-cell office:value-type="float" office:value="44326.265989768515">
            <text:p>44326.265989768515</text:p>
          </table:table-cell>
          <table:table-cell office:value-type="string">
            <text:p>http://placeimg.com/640/480</text:p>
          </table:table-cell>
          <table:table-cell office:value-type="string">
            <text:p>Fugit quasi temporibus et quam dolor nulla molestiae et. Magnam consequatur quo est. Iure sed consequatur similique. Earum eligendi architecto iste aut harum officiis. A aut voluptatem. Quis quo praesentium soluta.</text:p>
          </table:table-cell>
          <table:table-cell office:value-type="boolean" office:boolean-value="true">
            <text:p>TRUE</text:p>
          </table:table-cell>
        </table:table-row>
        <table:table-row>
          <table:table-cell office:value-type="string">
            <text:p>Rosalie Stiedemann</text:p>
          </table:table-cell>
          <table:table-cell office:value-type="string">
            <text:p>(660) 360-7893 x313</text:p>
          </table:table-cell>
          <table:table-cell office:value-type="string">
            <text:p>Marta_Christiansen4@hotmail.com</text:p>
          </table:table-cell>
          <table:table-cell office:value-type="string">
            <text:p>2011 Edwardo Island</text:p>
          </table:table-cell>
          <table:table-cell office:value-type="string">
            <text:p>Lelahborough</text:p>
          </table:table-cell>
          <table:table-cell office:value-type="string">
            <text:p>Nebraska</text:p>
          </table:table-cell>
          <table:table-cell office:value-type="string">
            <text:p>47526</text:p>
          </table:table-cell>
          <table:table-cell office:value-type="string">
            <text:p>307390183</text:p>
          </table:table-cell>
          <table:table-cell office:value-type="string">
            <text:p>Shoes</text:p>
          </table:table-cell>
          <table:table-cell office:value-type="string">
            <text:p>Torp, Reichert and Stamm</text:p>
          </table:table-cell>
          <table:table-cell office:value-type="float" office:value="44497.4680525463">
            <text:p>44497.4680525463</text:p>
          </table:table-cell>
          <table:table-cell office:value-type="string">
            <text:p>http://placeimg.com/640/480</text:p>
          </table:table-cell>
          <table:table-cell office:value-type="string">
            <text:p>Voluptatem rem doloremque minima. Incidunt voluptate et nostrum vitae unde. Quaerat voluptatem porro est autem rerum. Non pariatur architecto.</text:p>
          </table:table-cell>
          <table:table-cell office:value-type="boolean" office:boolean-value="true">
            <text:p>TRUE</text:p>
          </table:table-cell>
        </table:table-row>
        <table:table-row>
          <table:table-cell office:value-type="string">
            <text:p>Pamela Casper</text:p>
          </table:table-cell>
          <table:table-cell office:value-type="string">
            <text:p>(430) 617-9895</text:p>
          </table:table-cell>
          <table:table-cell office:value-type="string">
            <text:p>Axel97@yahoo.com</text:p>
          </table:table-cell>
          <table:table-cell office:value-type="string">
            <text:p>00440 Christiansen Centers</text:p>
          </table:table-cell>
          <table:table-cell office:value-type="string">
            <text:p>Lake Revastad</text:p>
          </table:table-cell>
          <table:table-cell office:value-type="string">
            <text:p>Tennessee</text:p>
          </table:table-cell>
          <table:table-cell office:value-type="string">
            <text:p>81112-8150</text:p>
          </table:table-cell>
          <table:table-cell office:value-type="string">
            <text:p>505698098</text:p>
          </table:table-cell>
          <table:table-cell office:value-type="string">
            <text:p>Books</text:p>
          </table:table-cell>
          <table:table-cell office:value-type="string">
            <text:p>Hessel - Kiehn</text:p>
          </table:table-cell>
          <table:table-cell office:value-type="float" office:value="44479.70680804398">
            <text:p>44479.70680804398</text:p>
          </table:table-cell>
          <table:table-cell office:value-type="string">
            <text:p>http://placeimg.com/640/480</text:p>
          </table:table-cell>
          <table:table-cell office:value-type="string">
            <text:p>Fuga a doloribus. Numquam dolores et rem voluptatem est quae ut aut. Repudiandae quia quam delectus optio est dolorem veniam. Unde est voluptas a. Alias repellendus atque.</text:p>
          </table:table-cell>
          <table:table-cell office:value-type="boolean" office:boolean-value="false">
            <text:p>FALSE</text:p>
          </table:table-cell>
        </table:table-row>
        <table:table-row>
          <table:table-cell office:value-type="string">
            <text:p>Brandy Smitham</text:p>
          </table:table-cell>
          <table:table-cell office:value-type="string">
            <text:p>313.407.4117</text:p>
          </table:table-cell>
          <table:table-cell office:value-type="string">
            <text:p>Jacklyn_Wolf@hotmail.com</text:p>
          </table:table-cell>
          <table:table-cell office:value-type="string">
            <text:p>2647 Ardith Shoals</text:p>
          </table:table-cell>
          <table:table-cell office:value-type="string">
            <text:p>Everett</text:p>
          </table:table-cell>
          <table:table-cell office:value-type="string">
            <text:p>Washington</text:p>
          </table:table-cell>
          <table:table-cell office:value-type="string">
            <text:p>49782</text:p>
          </table:table-cell>
          <table:table-cell office:value-type="string">
            <text:p>117069426</text:p>
          </table:table-cell>
          <table:table-cell office:value-type="string">
            <text:p>Grocery</text:p>
          </table:table-cell>
          <table:table-cell office:value-type="string">
            <text:p>Von LLC</text:p>
          </table:table-cell>
          <table:table-cell office:value-type="float" office:value="44557.61297229167">
            <text:p>44557.61297229167</text:p>
          </table:table-cell>
          <table:table-cell office:value-type="string">
            <text:p>http://placeimg.com/640/480</text:p>
          </table:table-cell>
          <table:table-cell office:value-type="string">
            <text:p>Qui fugiat qui. Consequatur facilis saepe. Suscipit molestiae earum ducimus suscipit non ut voluptas ullam facere. Earum error dolores aut quaerat explicabo. Consequatur eveniet ullam provident voluptatum. In repudiandae est repudiandae ut.</text:p>
          </table:table-cell>
          <table:table-cell office:value-type="boolean" office:boolean-value="true">
            <text:p>TRUE</text:p>
          </table:table-cell>
        </table:table-row>
        <table:table-row>
          <table:table-cell office:value-type="string">
            <text:p>Dr. Dominick Cormier</text:p>
          </table:table-cell>
          <table:table-cell office:value-type="string">
            <text:p>584-456-9735 x7145</text:p>
          </table:table-cell>
          <table:table-cell office:value-type="string">
            <text:p>Harry.Labadie@yahoo.com</text:p>
          </table:table-cell>
          <table:table-cell office:value-type="string">
            <text:p>1802 Chanel Mountains</text:p>
          </table:table-cell>
          <table:table-cell office:value-type="string">
            <text:p>Titobury</text:p>
          </table:table-cell>
          <table:table-cell office:value-type="string">
            <text:p>Illinois</text:p>
          </table:table-cell>
          <table:table-cell office:value-type="string">
            <text:p>19275-9722</text:p>
          </table:table-cell>
          <table:table-cell office:value-type="string">
            <text:p>853558013</text:p>
          </table:table-cell>
          <table:table-cell office:value-type="string">
            <text:p>Health</text:p>
          </table:table-cell>
          <table:table-cell office:value-type="string">
            <text:p>Bosco, Gulgowski and Stracke</text:p>
          </table:table-cell>
          <table:table-cell office:value-type="float" office:value="44530.84204866898">
            <text:p>44530.84204866898</text:p>
          </table:table-cell>
          <table:table-cell office:value-type="string">
            <text:p>http://placeimg.com/640/480</text:p>
          </table:table-cell>
          <table:table-cell office:value-type="string">
            <text:p>Esse quis totam omnis eos. Voluptatem sit enim dolor. Ab ut nobis in et accusamus. Laudantium ut ipsam.</text:p>
          </table:table-cell>
          <table:table-cell office:value-type="boolean" office:boolean-value="false">
            <text:p>FALSE</text:p>
          </table:table-cell>
        </table:table-row>
        <table:table-row>
          <table:table-cell office:value-type="string">
            <text:p>June Smitham</text:p>
          </table:table-cell>
          <table:table-cell office:value-type="string">
            <text:p>297-966-3947 x961</text:p>
          </table:table-cell>
          <table:table-cell office:value-type="string">
            <text:p>Golden48@yahoo.com</text:p>
          </table:table-cell>
          <table:table-cell office:value-type="string">
            <text:p>34662 Kirstin Freeway</text:p>
          </table:table-cell>
          <table:table-cell office:value-type="string">
            <text:p>Nitzscheside</text:p>
          </table:table-cell>
          <table:table-cell office:value-type="string">
            <text:p>Mississippi</text:p>
          </table:table-cell>
          <table:table-cell office:value-type="string">
            <text:p>51305</text:p>
          </table:table-cell>
          <table:table-cell office:value-type="string">
            <text:p>233745776</text:p>
          </table:table-cell>
          <table:table-cell office:value-type="string">
            <text:p>Clothing</text:p>
          </table:table-cell>
          <table:table-cell office:value-type="string">
            <text:p>Breitenberg and Sons</text:p>
          </table:table-cell>
          <table:table-cell office:value-type="float" office:value="44571.657568587965">
            <text:p>44571.657568587965</text:p>
          </table:table-cell>
          <table:table-cell office:value-type="string">
            <text:p>http://placeimg.com/640/480</text:p>
          </table:table-cell>
          <table:table-cell office:value-type="string">
            <text:p>Et placeat veritatis. Sit expedita sed velit asperiores ratione. Rerum beatae amet nemo voluptas. Harum aperiam est blanditiis. Quos aspernatur autem autem dolorum cumque maxime laudantium dolor rem.</text:p>
          </table:table-cell>
          <table:table-cell office:value-type="boolean" office:boolean-value="false">
            <text:p>FALSE</text:p>
          </table:table-cell>
        </table:table-row>
        <table:table-row>
          <table:table-cell office:value-type="string">
            <text:p>Arlene Connelly DVM</text:p>
          </table:table-cell>
          <table:table-cell office:value-type="string">
            <text:p>614-968-7153 x932</text:p>
          </table:table-cell>
          <table:table-cell office:value-type="string">
            <text:p>Sheridan.Stiedemann@hotmail.com</text:p>
          </table:table-cell>
          <table:table-cell office:value-type="string">
            <text:p>97706 Buckridge Lodge</text:p>
          </table:table-cell>
          <table:table-cell office:value-type="string">
            <text:p>North Roxane</text:p>
          </table:table-cell>
          <table:table-cell office:value-type="string">
            <text:p>Vermont</text:p>
          </table:table-cell>
          <table:table-cell office:value-type="string">
            <text:p>22693</text:p>
          </table:table-cell>
          <table:table-cell office:value-type="string">
            <text:p>141995922</text:p>
          </table:table-cell>
          <table:table-cell office:value-type="string">
            <text:p>Electronics</text:p>
          </table:table-cell>
          <table:table-cell office:value-type="string">
            <text:p>Barton, Little and Moen</text:p>
          </table:table-cell>
          <table:table-cell office:value-type="float" office:value="44295.325424456016">
            <text:p>44295.325424456016</text:p>
          </table:table-cell>
          <table:table-cell office:value-type="string">
            <text:p>http://placeimg.com/640/480</text:p>
          </table:table-cell>
          <table:table-cell office:value-type="string">
            <text:p>Eaque veritatis assumenda iure in quas occaecati dolore. Voluptatum deleniti velit. Repellendus recusandae sed. Minus repellendus exercitationem veritatis voluptatum voluptate dolore rerum. Rerum omnis quaerat quibusdam ipsum vero. Quasi molestiae ea et dolorem maiores quo ipsa rerum.</text:p>
          </table:table-cell>
          <table:table-cell office:value-type="boolean" office:boolean-value="false">
            <text:p>FALSE</text:p>
          </table:table-cell>
        </table:table-row>
        <table:table-row>
          <table:table-cell office:value-type="string">
            <text:p>Marta McClure PhD</text:p>
          </table:table-cell>
          <table:table-cell office:value-type="string">
            <text:p>1-867-945-0525</text:p>
          </table:table-cell>
          <table:table-cell office:value-type="string">
            <text:p>Bart_Legros@yahoo.com</text:p>
          </table:table-cell>
          <table:table-cell office:value-type="string">
            <text:p>9240 Medhurst Mills</text:p>
          </table:table-cell>
          <table:table-cell office:value-type="string">
            <text:p>Winston-Salem</text:p>
          </table:table-cell>
          <table:table-cell office:value-type="string">
            <text:p>Wisconsin</text:p>
          </table:table-cell>
          <table:table-cell office:value-type="string">
            <text:p>40150-6030</text:p>
          </table:table-cell>
          <table:table-cell office:value-type="string">
            <text:p>565108722</text:p>
          </table:table-cell>
          <table:table-cell office:value-type="string">
            <text:p>Clothing</text:p>
          </table:table-cell>
          <table:table-cell office:value-type="string">
            <text:p>Hermann, Murphy and Boyle</text:p>
          </table:table-cell>
          <table:table-cell office:value-type="float" office:value="44406.371507800926">
            <text:p>44406.371507800926</text:p>
          </table:table-cell>
          <table:table-cell office:value-type="string">
            <text:p>http://placeimg.com/640/480</text:p>
          </table:table-cell>
          <table:table-cell office:value-type="string">
            <text:p>Deserunt est cum asperiores officiis ducimus hic iure est. Quia quia nihil. Sit nostrum quidem odit sed commodi modi ab officia.</text:p>
          </table:table-cell>
          <table:table-cell office:value-type="boolean" office:boolean-value="false">
            <text:p>FALSE</text:p>
          </table:table-cell>
        </table:table-row>
        <table:table-row>
          <table:table-cell office:value-type="string">
            <text:p>Garry Dach</text:p>
          </table:table-cell>
          <table:table-cell office:value-type="string">
            <text:p>325.297.3364 x347</text:p>
          </table:table-cell>
          <table:table-cell office:value-type="string">
            <text:p>Sharon.Collier@hotmail.com</text:p>
          </table:table-cell>
          <table:table-cell office:value-type="string">
            <text:p>637 Wehner Spurs</text:p>
          </table:table-cell>
          <table:table-cell office:value-type="string">
            <text:p>Thadburgh</text:p>
          </table:table-cell>
          <table:table-cell office:value-type="string">
            <text:p>Missouri</text:p>
          </table:table-cell>
          <table:table-cell office:value-type="string">
            <text:p>50482-2777</text:p>
          </table:table-cell>
          <table:table-cell office:value-type="string">
            <text:p>460133203</text:p>
          </table:table-cell>
          <table:table-cell office:value-type="string">
            <text:p>Sports</text:p>
          </table:table-cell>
          <table:table-cell office:value-type="string">
            <text:p>Lehner Inc</text:p>
          </table:table-cell>
          <table:table-cell office:value-type="float" office:value="44446.68244780093">
            <text:p>44446.68244780093</text:p>
          </table:table-cell>
          <table:table-cell office:value-type="string">
            <text:p>http://placeimg.com/640/480</text:p>
          </table:table-cell>
          <table:table-cell office:value-type="string">
            <text:p>Officiis sed ut et vero laboriosam sint dolore. Iusto molestiae tenetur. Optio dolore nam. Fugiat ut corporis explicabo aperiam vero labore. Repellendus laudantium iste quia.</text:p>
          </table:table-cell>
          <table:table-cell office:value-type="boolean" office:boolean-value="true">
            <text:p>TRUE</text:p>
          </table:table-cell>
        </table:table-row>
        <table:table-row>
          <table:table-cell office:value-type="string">
            <text:p>Israel Towne</text:p>
          </table:table-cell>
          <table:table-cell office:value-type="string">
            <text:p>(684) 671-9895</text:p>
          </table:table-cell>
          <table:table-cell office:value-type="string">
            <text:p>Don_Stiedemann@hotmail.com</text:p>
          </table:table-cell>
          <table:table-cell office:value-type="string">
            <text:p>918 Langworth Isle</text:p>
          </table:table-cell>
          <table:table-cell office:value-type="string">
            <text:p>New Edward</text:p>
          </table:table-cell>
          <table:table-cell office:value-type="string">
            <text:p>Maine</text:p>
          </table:table-cell>
          <table:table-cell office:value-type="string">
            <text:p>28136</text:p>
          </table:table-cell>
          <table:table-cell office:value-type="string">
            <text:p>522488469</text:p>
          </table:table-cell>
          <table:table-cell office:value-type="string">
            <text:p>Home</text:p>
          </table:table-cell>
          <table:table-cell office:value-type="string">
            <text:p>Conn, Farrell and Feil</text:p>
          </table:table-cell>
          <table:table-cell office:value-type="float" office:value="44208.741168657405">
            <text:p>44208.741168657405</text:p>
          </table:table-cell>
          <table:table-cell office:value-type="string">
            <text:p>http://placeimg.com/640/480</text:p>
          </table:table-cell>
          <table:table-cell office:value-type="string">
            <text:p>Est odit dolorum dolorum facilis ut et omnis optio qui. Adipisci nihil consequatur et unde. Maxime placeat et rerum aperiam in rerum vitae. Assumenda aut quod. Odit et officia qui ipsa et saepe similique.</text:p>
          </table:table-cell>
          <table:table-cell office:value-type="boolean" office:boolean-value="true">
            <text:p>TRUE</text:p>
          </table:table-cell>
        </table:table-row>
        <table:table-row>
          <table:table-cell office:value-type="string">
            <text:p>Pauline Parisian</text:p>
          </table:table-cell>
          <table:table-cell office:value-type="string">
            <text:p>(544) 830-0953</text:p>
          </table:table-cell>
          <table:table-cell office:value-type="string">
            <text:p>Elisha.Carter@gmail.com</text:p>
          </table:table-cell>
          <table:table-cell office:value-type="string">
            <text:p>9413 Hoeger Run</text:p>
          </table:table-cell>
          <table:table-cell office:value-type="string">
            <text:p>Alexandrineside</text:p>
          </table:table-cell>
          <table:table-cell office:value-type="string">
            <text:p>Ohio</text:p>
          </table:table-cell>
          <table:table-cell office:value-type="string">
            <text:p>19747-8769</text:p>
          </table:table-cell>
          <table:table-cell office:value-type="string">
            <text:p>804058258</text:p>
          </table:table-cell>
          <table:table-cell office:value-type="string">
            <text:p>Toys</text:p>
          </table:table-cell>
          <table:table-cell office:value-type="string">
            <text:p>Heidenreich, Raynor and Bahringer</text:p>
          </table:table-cell>
          <table:table-cell office:value-type="float" office:value="44248.096100636576">
            <text:p>44248.096100636576</text:p>
          </table:table-cell>
          <table:table-cell office:value-type="string">
            <text:p>http://placeimg.com/640/480</text:p>
          </table:table-cell>
          <table:table-cell office:value-type="string">
            <text:p>Tenetur laborum et vero molestiae incidunt deserunt. Et nihil autem incidunt et et velit corporis accusantium. Tempore nam omnis consequatur autem sit. Vel provident nisi doloremque.</text:p>
          </table:table-cell>
          <table:table-cell office:value-type="boolean" office:boolean-value="true">
            <text:p>TRUE</text:p>
          </table:table-cell>
        </table:table-row>
        <table:table-row>
          <table:table-cell office:value-type="string">
            <text:p>Brandi Kris</text:p>
          </table:table-cell>
          <table:table-cell office:value-type="string">
            <text:p>327-551-9437 x72637</text:p>
          </table:table-cell>
          <table:table-cell office:value-type="string">
            <text:p>Eldred.Stroman4@yahoo.com</text:p>
          </table:table-cell>
          <table:table-cell office:value-type="string">
            <text:p>53649 Bartholome Well</text:p>
          </table:table-cell>
          <table:table-cell office:value-type="string">
            <text:p>East Stephonhaven</text:p>
          </table:table-cell>
          <table:table-cell office:value-type="string">
            <text:p>New Mexico</text:p>
          </table:table-cell>
          <table:table-cell office:value-type="string">
            <text:p>52840</text:p>
          </table:table-cell>
          <table:table-cell office:value-type="string">
            <text:p>362749164</text:p>
          </table:table-cell>
          <table:table-cell office:value-type="string">
            <text:p>Music</text:p>
          </table:table-cell>
          <table:table-cell office:value-type="string">
            <text:p>D'Amore - Grady</text:p>
          </table:table-cell>
          <table:table-cell office:value-type="float" office:value="44253.31655616898">
            <text:p>44253.31655616898</text:p>
          </table:table-cell>
          <table:table-cell office:value-type="string">
            <text:p>http://placeimg.com/640/480</text:p>
          </table:table-cell>
          <table:table-cell office:value-type="string">
            <text:p>Deserunt expedita dolores perspiciatis iusto laborum. Similique facere nostrum laudantium quisquam officia ab animi eos. Autem id rerum. Libero modi est.</text:p>
          </table:table-cell>
          <table:table-cell office:value-type="boolean" office:boolean-value="true">
            <text:p>TRUE</text:p>
          </table:table-cell>
        </table:table-row>
        <table:table-row>
          <table:table-cell office:value-type="string">
            <text:p>Ernest Smitham</text:p>
          </table:table-cell>
          <table:table-cell office:value-type="string">
            <text:p>987.388.0887 x3981</text:p>
          </table:table-cell>
          <table:table-cell office:value-type="string">
            <text:p>Jermain55@hotmail.com</text:p>
          </table:table-cell>
          <table:table-cell office:value-type="string">
            <text:p>390 Effertz Extensions</text:p>
          </table:table-cell>
          <table:table-cell office:value-type="string">
            <text:p>North Port</text:p>
          </table:table-cell>
          <table:table-cell office:value-type="string">
            <text:p>Indiana</text:p>
          </table:table-cell>
          <table:table-cell office:value-type="string">
            <text:p>89973-4802</text:p>
          </table:table-cell>
          <table:table-cell office:value-type="string">
            <text:p>115035805</text:p>
          </table:table-cell>
          <table:table-cell office:value-type="string">
            <text:p>Outdoors</text:p>
          </table:table-cell>
          <table:table-cell office:value-type="string">
            <text:p>Lynch, Greenfelder and Lemke</text:p>
          </table:table-cell>
          <table:table-cell office:value-type="float" office:value="44413.12974318287">
            <text:p>44413.12974318287</text:p>
          </table:table-cell>
          <table:table-cell office:value-type="string">
            <text:p>http://placeimg.com/640/480</text:p>
          </table:table-cell>
          <table:table-cell office:value-type="string">
            <text:p>Sunt laborum ex earum rerum ut. Eum est sit laborum ut sunt voluptas voluptatem illo sint. Eaque earum unde repellendus perferendis. Rerum dicta quo quaerat suscipit enim molestiae unde a.</text:p>
          </table:table-cell>
          <table:table-cell office:value-type="boolean" office:boolean-value="true">
            <text:p>TRUE</text:p>
          </table:table-cell>
        </table:table-row>
        <table:table-row>
          <table:table-cell office:value-type="string">
            <text:p>Felix Maggio</text:p>
          </table:table-cell>
          <table:table-cell office:value-type="string">
            <text:p>449-850-9563 x86776</text:p>
          </table:table-cell>
          <table:table-cell office:value-type="string">
            <text:p>Kathryn_Keeling71@gmail.com</text:p>
          </table:table-cell>
          <table:table-cell office:value-type="string">
            <text:p>7268 Barrows Lights</text:p>
          </table:table-cell>
          <table:table-cell office:value-type="string">
            <text:p>Felixview</text:p>
          </table:table-cell>
          <table:table-cell office:value-type="string">
            <text:p>Alabama</text:p>
          </table:table-cell>
          <table:table-cell office:value-type="string">
            <text:p>45858-6710</text:p>
          </table:table-cell>
          <table:table-cell office:value-type="string">
            <text:p>727396916</text:p>
          </table:table-cell>
          <table:table-cell office:value-type="string">
            <text:p>Outdoors</text:p>
          </table:table-cell>
          <table:table-cell office:value-type="string">
            <text:p>Heller, Langworth and Bednar</text:p>
          </table:table-cell>
          <table:table-cell office:value-type="float" office:value="44493.73707993056">
            <text:p>44493.73707993056</text:p>
          </table:table-cell>
          <table:table-cell office:value-type="string">
            <text:p>http://placeimg.com/640/480</text:p>
          </table:table-cell>
          <table:table-cell office:value-type="string">
            <text:p>Ab deleniti consectetur eaque rerum ut ut. Soluta harum et unde et sed. Sequi labore voluptatibus odit architecto sequi ut quod aut. Assumenda odit omnis modi.</text:p>
          </table:table-cell>
          <table:table-cell office:value-type="boolean" office:boolean-value="false">
            <text:p>FALSE</text:p>
          </table:table-cell>
        </table:table-row>
        <table:table-row>
          <table:table-cell office:value-type="string">
            <text:p>Elisa Huels</text:p>
          </table:table-cell>
          <table:table-cell office:value-type="string">
            <text:p>1-700-239-0135</text:p>
          </table:table-cell>
          <table:table-cell office:value-type="string">
            <text:p>Daisy4@hotmail.com</text:p>
          </table:table-cell>
          <table:table-cell office:value-type="string">
            <text:p>6389 Jazmin Walk</text:p>
          </table:table-cell>
          <table:table-cell office:value-type="string">
            <text:p>East Zellashire</text:p>
          </table:table-cell>
          <table:table-cell office:value-type="string">
            <text:p>Maryland</text:p>
          </table:table-cell>
          <table:table-cell office:value-type="string">
            <text:p>34758-9842</text:p>
          </table:table-cell>
          <table:table-cell office:value-type="string">
            <text:p>063346497</text:p>
          </table:table-cell>
          <table:table-cell office:value-type="string">
            <text:p>Clothing</text:p>
          </table:table-cell>
          <table:table-cell office:value-type="string">
            <text:p>Hermann, Rogahn and McCullough</text:p>
          </table:table-cell>
          <table:table-cell office:value-type="float" office:value="44248.71157290509">
            <text:p>44248.71157290509</text:p>
          </table:table-cell>
          <table:table-cell office:value-type="string">
            <text:p>http://placeimg.com/640/480</text:p>
          </table:table-cell>
          <table:table-cell office:value-type="string">
            <text:p>Autem nihil repellendus illo nulla. Est corporis libero nihil at non. In reiciendis provident expedita nihil vel adipisci laudantium odit. Ut minima cupiditate facere sed ab culpa iusto deleniti est. Aliquid numquam voluptas culpa delectus. Neque officia sunt est possimus dignissimos aut.</text:p>
          </table:table-cell>
          <table:table-cell office:value-type="boolean" office:boolean-value="false">
            <text:p>FALSE</text:p>
          </table:table-cell>
        </table:table-row>
        <table:table-row>
          <table:table-cell office:value-type="string">
            <text:p>David Lubowitz</text:p>
          </table:table-cell>
          <table:table-cell office:value-type="string">
            <text:p>512-869-8302 x8820</text:p>
          </table:table-cell>
          <table:table-cell office:value-type="string">
            <text:p>Barbara_Weimann43@yahoo.com</text:p>
          </table:table-cell>
          <table:table-cell office:value-type="string">
            <text:p>2661 Cody Ports</text:p>
          </table:table-cell>
          <table:table-cell office:value-type="string">
            <text:p>North Palma</text:p>
          </table:table-cell>
          <table:table-cell office:value-type="string">
            <text:p>Tennessee</text:p>
          </table:table-cell>
          <table:table-cell office:value-type="string">
            <text:p>61003</text:p>
          </table:table-cell>
          <table:table-cell office:value-type="string">
            <text:p>867006519</text:p>
          </table:table-cell>
          <table:table-cell office:value-type="string">
            <text:p>Electronics</text:p>
          </table:table-cell>
          <table:table-cell office:value-type="string">
            <text:p>Considine - Roberts</text:p>
          </table:table-cell>
          <table:table-cell office:value-type="float" office:value="44301.05202902778">
            <text:p>44301.05202902778</text:p>
          </table:table-cell>
          <table:table-cell office:value-type="string">
            <text:p>http://placeimg.com/640/480</text:p>
          </table:table-cell>
          <table:table-cell office:value-type="string">
            <text:p>Consectetur labore assumenda occaecati itaque consequatur. Corrupti sunt voluptate a laboriosam et atque eaque. Commodi cupiditate asperiores libero consequatur sunt magni esse doloremque fuga. Est nihil vero ullam veniam et fugit. Accusantium quas praesentium officiis. Et quia cupiditate laudantium tempora aperiam laboriosam.</text:p>
          </table:table-cell>
          <table:table-cell office:value-type="boolean" office:boolean-value="false">
            <text:p>FALSE</text:p>
          </table:table-cell>
        </table:table-row>
        <table:table-row>
          <table:table-cell office:value-type="string">
            <text:p>Stuart Kuhn</text:p>
          </table:table-cell>
          <table:table-cell office:value-type="string">
            <text:p>1-428-325-6606 x1827</text:p>
          </table:table-cell>
          <table:table-cell office:value-type="string">
            <text:p>Ophelia58@hotmail.com</text:p>
          </table:table-cell>
          <table:table-cell office:value-type="string">
            <text:p>4692 Morar Hills</text:p>
          </table:table-cell>
          <table:table-cell office:value-type="string">
            <text:p>North Noeshire</text:p>
          </table:table-cell>
          <table:table-cell office:value-type="string">
            <text:p>Wisconsin</text:p>
          </table:table-cell>
          <table:table-cell office:value-type="string">
            <text:p>11868-4709</text:p>
          </table:table-cell>
          <table:table-cell office:value-type="string">
            <text:p>628466343</text:p>
          </table:table-cell>
          <table:table-cell office:value-type="string">
            <text:p>Outdoors</text:p>
          </table:table-cell>
          <table:table-cell office:value-type="string">
            <text:p>Ondricka - Ferry</text:p>
          </table:table-cell>
          <table:table-cell office:value-type="float" office:value="44544.32042829861">
            <text:p>44544.32042829861</text:p>
          </table:table-cell>
          <table:table-cell office:value-type="string">
            <text:p>http://placeimg.com/640/480</text:p>
          </table:table-cell>
          <table:table-cell office:value-type="string">
            <text:p>Occaecati non vero minus sint doloribus in nostrum. Asperiores aut debitis hic eos. Non at ea atque molestias aut eos.</text:p>
          </table:table-cell>
          <table:table-cell office:value-type="boolean" office:boolean-value="false">
            <text:p>FALSE</text:p>
          </table:table-cell>
        </table:table-row>
        <table:table-row>
          <table:table-cell office:value-type="string">
            <text:p>Dr. Victor Marvin</text:p>
          </table:table-cell>
          <table:table-cell office:value-type="string">
            <text:p>911.772.2282 x0004</text:p>
          </table:table-cell>
          <table:table-cell office:value-type="string">
            <text:p>Domenico_Goyette15@gmail.com</text:p>
          </table:table-cell>
          <table:table-cell office:value-type="string">
            <text:p>44115 Stehr Mission</text:p>
          </table:table-cell>
          <table:table-cell office:value-type="string">
            <text:p>Wilkinsonview</text:p>
          </table:table-cell>
          <table:table-cell office:value-type="string">
            <text:p>Minnesota</text:p>
          </table:table-cell>
          <table:table-cell office:value-type="string">
            <text:p>32588</text:p>
          </table:table-cell>
          <table:table-cell office:value-type="string">
            <text:p>634334443</text:p>
          </table:table-cell>
          <table:table-cell office:value-type="string">
            <text:p>Grocery</text:p>
          </table:table-cell>
          <table:table-cell office:value-type="string">
            <text:p>Predovic Group</text:p>
          </table:table-cell>
          <table:table-cell office:value-type="float" office:value="44517.040782013886">
            <text:p>44517.040782013886</text:p>
          </table:table-cell>
          <table:table-cell office:value-type="string">
            <text:p>http://placeimg.com/640/480</text:p>
          </table:table-cell>
          <table:table-cell office:value-type="string">
            <text:p>Necessitatibus quam quia velit. Est magni ea qui totam. Sit cumque quod repudiandae.</text:p>
          </table:table-cell>
          <table:table-cell office:value-type="boolean" office:boolean-value="false">
            <text:p>FALSE</text:p>
          </table:table-cell>
        </table:table-row>
        <table:table-row>
          <table:table-cell office:value-type="string">
            <text:p>Sherri Schuster</text:p>
          </table:table-cell>
          <table:table-cell office:value-type="string">
            <text:p>254.674.6096</text:p>
          </table:table-cell>
          <table:table-cell office:value-type="string">
            <text:p>Janet_Cole58@yahoo.com</text:p>
          </table:table-cell>
          <table:table-cell office:value-type="string">
            <text:p>02414 Andrew Curve</text:p>
          </table:table-cell>
          <table:table-cell office:value-type="string">
            <text:p>Noblehaven</text:p>
          </table:table-cell>
          <table:table-cell office:value-type="string">
            <text:p>Indiana</text:p>
          </table:table-cell>
          <table:table-cell office:value-type="string">
            <text:p>28738-6598</text:p>
          </table:table-cell>
          <table:table-cell office:value-type="string">
            <text:p>726011289</text:p>
          </table:table-cell>
          <table:table-cell office:value-type="string">
            <text:p>Home</text:p>
          </table:table-cell>
          <table:table-cell office:value-type="string">
            <text:p>Kihn Inc</text:p>
          </table:table-cell>
          <table:table-cell office:value-type="float" office:value="44366.4078871875">
            <text:p>44366.4078871875</text:p>
          </table:table-cell>
          <table:table-cell office:value-type="string">
            <text:p>http://placeimg.com/640/480</text:p>
          </table:table-cell>
          <table:table-cell office:value-type="string">
            <text:p>Perferendis incidunt aliquam. Sapiente iure voluptas. Delectus vel perspiciatis quo quisquam consequatur vitae. Aut ut beatae corrupti.</text:p>
          </table:table-cell>
          <table:table-cell office:value-type="boolean" office:boolean-value="true">
            <text:p>TRUE</text:p>
          </table:table-cell>
        </table:table-row>
        <table:table-row>
          <table:table-cell office:value-type="string">
            <text:p>Blanche Marvin I</text:p>
          </table:table-cell>
          <table:table-cell office:value-type="string">
            <text:p>(694) 700-8203</text:p>
          </table:table-cell>
          <table:table-cell office:value-type="string">
            <text:p>Ralph_Wehner52@yahoo.com</text:p>
          </table:table-cell>
          <table:table-cell office:value-type="string">
            <text:p>14198 Greta Neck</text:p>
          </table:table-cell>
          <table:table-cell office:value-type="string">
            <text:p>Port Stefanie</text:p>
          </table:table-cell>
          <table:table-cell office:value-type="string">
            <text:p>Massachusetts</text:p>
          </table:table-cell>
          <table:table-cell office:value-type="string">
            <text:p>27347-0604</text:p>
          </table:table-cell>
          <table:table-cell office:value-type="string">
            <text:p>024289616</text:p>
          </table:table-cell>
          <table:table-cell office:value-type="string">
            <text:p>Clothing</text:p>
          </table:table-cell>
          <table:table-cell office:value-type="string">
            <text:p>Boyle and Sons</text:p>
          </table:table-cell>
          <table:table-cell office:value-type="float" office:value="44369.785109247685">
            <text:p>44369.785109247685</text:p>
          </table:table-cell>
          <table:table-cell office:value-type="string">
            <text:p>http://placeimg.com/640/480</text:p>
          </table:table-cell>
          <table:table-cell office:value-type="string">
            <text:p>Vel facilis quis officiis. Rerum temporibus nisi quibusdam expedita natus corrupti. Consequatur rerum numquam enim voluptatem iure sint recusandae et ut. Pariatur deleniti omnis.</text:p>
          </table:table-cell>
          <table:table-cell office:value-type="boolean" office:boolean-value="true">
            <text:p>TRUE</text:p>
          </table:table-cell>
        </table:table-row>
        <table:table-row>
          <table:table-cell office:value-type="string">
            <text:p>Luther Bergnaum IV</text:p>
          </table:table-cell>
          <table:table-cell office:value-type="string">
            <text:p>691-314-4440 x30773</text:p>
          </table:table-cell>
          <table:table-cell office:value-type="string">
            <text:p>Darlene.Beatty@yahoo.com</text:p>
          </table:table-cell>
          <table:table-cell office:value-type="string">
            <text:p>48310 Glover Harbors</text:p>
          </table:table-cell>
          <table:table-cell office:value-type="string">
            <text:p>Rhettberg</text:p>
          </table:table-cell>
          <table:table-cell office:value-type="string">
            <text:p>Arizona</text:p>
          </table:table-cell>
          <table:table-cell office:value-type="string">
            <text:p>02578-6990</text:p>
          </table:table-cell>
          <table:table-cell office:value-type="string">
            <text:p>769666853</text:p>
          </table:table-cell>
          <table:table-cell office:value-type="string">
            <text:p>Electronics</text:p>
          </table:table-cell>
          <table:table-cell office:value-type="string">
            <text:p>Feil, Friesen and Pollich</text:p>
          </table:table-cell>
          <table:table-cell office:value-type="float" office:value="44504.337518113425">
            <text:p>44504.337518113425</text:p>
          </table:table-cell>
          <table:table-cell office:value-type="string">
            <text:p>http://placeimg.com/640/480</text:p>
          </table:table-cell>
          <table:table-cell office:value-type="string">
            <text:p>Quae molestiae vero non neque et. Voluptates eveniet sed rem occaecati in possimus doloribus dolores nihil. Temporibus voluptatem quia dolores corporis occaecati voluptas eos sint eos. Molestiae dolorem numquam. Non et ut perferendis omnis expedita eveniet quos suscipit.</text:p>
          </table:table-cell>
          <table:table-cell office:value-type="boolean" office:boolean-value="true">
            <text:p>TRUE</text:p>
          </table:table-cell>
        </table:table-row>
        <table:table-row>
          <table:table-cell office:value-type="string">
            <text:p>Tricia Willms</text:p>
          </table:table-cell>
          <table:table-cell office:value-type="string">
            <text:p>821.846.6430 x8229</text:p>
          </table:table-cell>
          <table:table-cell office:value-type="string">
            <text:p>Lorine86@hotmail.com</text:p>
          </table:table-cell>
          <table:table-cell office:value-type="string">
            <text:p>7383 Bogisich Prairie</text:p>
          </table:table-cell>
          <table:table-cell office:value-type="string">
            <text:p>North Angelinaview</text:p>
          </table:table-cell>
          <table:table-cell office:value-type="string">
            <text:p>Wisconsin</text:p>
          </table:table-cell>
          <table:table-cell office:value-type="string">
            <text:p>96813-5372</text:p>
          </table:table-cell>
          <table:table-cell office:value-type="string">
            <text:p>518871349</text:p>
          </table:table-cell>
          <table:table-cell office:value-type="string">
            <text:p>Clothing</text:p>
          </table:table-cell>
          <table:table-cell office:value-type="string">
            <text:p>Wehner - Runte</text:p>
          </table:table-cell>
          <table:table-cell office:value-type="float" office:value="44289.97471589121">
            <text:p>44289.97471589121</text:p>
          </table:table-cell>
          <table:table-cell office:value-type="string">
            <text:p>http://placeimg.com/640/480</text:p>
          </table:table-cell>
          <table:table-cell office:value-type="string">
            <text:p>Vel suscipit quae voluptas quasi impedit quia non a. Quia et fugiat occaecati officiis. Id voluptas quidem doloribus ex doloremque. Ut recusandae quia illum atque. Magni quisquam suscipit dolor dolorum nemo molestiae omnis sequi.</text:p>
          </table:table-cell>
          <table:table-cell office:value-type="boolean" office:boolean-value="false">
            <text:p>FALSE</text:p>
          </table:table-cell>
        </table:table-row>
        <table:table-row>
          <table:table-cell office:value-type="string">
            <text:p>Jon Adams</text:p>
          </table:table-cell>
          <table:table-cell office:value-type="string">
            <text:p>1-897-543-9849</text:p>
          </table:table-cell>
          <table:table-cell office:value-type="string">
            <text:p>Darrel.Pouros@gmail.com</text:p>
          </table:table-cell>
          <table:table-cell office:value-type="string">
            <text:p>7470 Sarah Spurs</text:p>
          </table:table-cell>
          <table:table-cell office:value-type="string">
            <text:p>Charlotte</text:p>
          </table:table-cell>
          <table:table-cell office:value-type="string">
            <text:p>South Dakota</text:p>
          </table:table-cell>
          <table:table-cell office:value-type="string">
            <text:p>17539</text:p>
          </table:table-cell>
          <table:table-cell office:value-type="string">
            <text:p>249985973</text:p>
          </table:table-cell>
          <table:table-cell office:value-type="string">
            <text:p>Kids</text:p>
          </table:table-cell>
          <table:table-cell office:value-type="string">
            <text:p>Kris Inc</text:p>
          </table:table-cell>
          <table:table-cell office:value-type="float" office:value="44271.67639434028">
            <text:p>44271.67639434028</text:p>
          </table:table-cell>
          <table:table-cell office:value-type="string">
            <text:p>http://placeimg.com/640/480</text:p>
          </table:table-cell>
          <table:table-cell office:value-type="string">
            <text:p>Quae impedit molestiae qui itaque fugiat. Nisi aut qui assumenda sed quasi rem vel aut. Accusamus saepe officia. Qui beatae et quis debitis atque repellat sunt. Odit reiciendis maiores quidem magni tempore doloribus rerum beatae. Saepe facilis ut cupiditate.</text:p>
          </table:table-cell>
          <table:table-cell office:value-type="boolean" office:boolean-value="true">
            <text:p>TRUE</text:p>
          </table:table-cell>
        </table:table-row>
        <table:table-row>
          <table:table-cell office:value-type="string">
            <text:p>Stella Okuneva</text:p>
          </table:table-cell>
          <table:table-cell office:value-type="string">
            <text:p>448-537-4386 x37001</text:p>
          </table:table-cell>
          <table:table-cell office:value-type="string">
            <text:p>Jerome.Rutherford37@hotmail.com</text:p>
          </table:table-cell>
          <table:table-cell office:value-type="string">
            <text:p>33027 Cordie Spurs</text:p>
          </table:table-cell>
          <table:table-cell office:value-type="string">
            <text:p>San Jose</text:p>
          </table:table-cell>
          <table:table-cell office:value-type="string">
            <text:p>Massachusetts</text:p>
          </table:table-cell>
          <table:table-cell office:value-type="string">
            <text:p>14063-6483</text:p>
          </table:table-cell>
          <table:table-cell office:value-type="string">
            <text:p>109966980</text:p>
          </table:table-cell>
          <table:table-cell office:value-type="string">
            <text:p>Sports</text:p>
          </table:table-cell>
          <table:table-cell office:value-type="string">
            <text:p>Keebler, Kuhic and Kautzer</text:p>
          </table:table-cell>
          <table:table-cell office:value-type="float" office:value="44545.46800890046">
            <text:p>44545.46800890046</text:p>
          </table:table-cell>
          <table:table-cell office:value-type="string">
            <text:p>http://placeimg.com/640/480</text:p>
          </table:table-cell>
          <table:table-cell office:value-type="string">
            <text:p>Eos ducimus nihil iure. Quo beatae ullam dolor maiores tenetur sed dolorem. Ut provident iure sit eligendi facere sit alias doloribus. Assumenda eos facere ea ea in possimus vitae.</text:p>
          </table:table-cell>
          <table:table-cell office:value-type="boolean" office:boolean-value="false">
            <text:p>FALSE</text:p>
          </table:table-cell>
        </table:table-row>
        <table:table-row>
          <table:table-cell office:value-type="string">
            <text:p>Bertha Schinner</text:p>
          </table:table-cell>
          <table:table-cell office:value-type="string">
            <text:p>(987) 840-9203 x08031</text:p>
          </table:table-cell>
          <table:table-cell office:value-type="string">
            <text:p>Kitty_Hagenes8@yahoo.com</text:p>
          </table:table-cell>
          <table:table-cell office:value-type="string">
            <text:p>3623 Aleen Springs</text:p>
          </table:table-cell>
          <table:table-cell office:value-type="string">
            <text:p>North Brenden</text:p>
          </table:table-cell>
          <table:table-cell office:value-type="string">
            <text:p>North Dakota</text:p>
          </table:table-cell>
          <table:table-cell office:value-type="string">
            <text:p>36749-4826</text:p>
          </table:table-cell>
          <table:table-cell office:value-type="string">
            <text:p>665291131</text:p>
          </table:table-cell>
          <table:table-cell office:value-type="string">
            <text:p>Kids</text:p>
          </table:table-cell>
          <table:table-cell office:value-type="string">
            <text:p>Waelchi, Hagenes and Williamson</text:p>
          </table:table-cell>
          <table:table-cell office:value-type="float" office:value="44507.86926714121">
            <text:p>44507.86926714121</text:p>
          </table:table-cell>
          <table:table-cell office:value-type="string">
            <text:p>http://placeimg.com/640/480</text:p>
          </table:table-cell>
          <table:table-cell office:value-type="string">
            <text:p>Praesentium porro officiis est quae. Ut nam blanditiis porro vero velit harum. In cum deleniti voluptatibus ut. Quia dolor debitis perferendis illum vel et eaque quam totam. Exercitationem distinctio nobis ad impedit harum vitae expedita laboriosam expedita.</text:p>
          </table:table-cell>
          <table:table-cell office:value-type="boolean" office:boolean-value="true">
            <text:p>TRUE</text:p>
          </table:table-cell>
        </table:table-row>
        <table:table-row>
          <table:table-cell office:value-type="string">
            <text:p>Mrs. Dwight Harvey</text:p>
          </table:table-cell>
          <table:table-cell office:value-type="string">
            <text:p>1-915-986-2674 x9306</text:p>
          </table:table-cell>
          <table:table-cell office:value-type="string">
            <text:p>Hiram62@hotmail.com</text:p>
          </table:table-cell>
          <table:table-cell office:value-type="string">
            <text:p>2778 Korbin Canyon</text:p>
          </table:table-cell>
          <table:table-cell office:value-type="string">
            <text:p>Kesslerton</text:p>
          </table:table-cell>
          <table:table-cell office:value-type="string">
            <text:p>New Jersey</text:p>
          </table:table-cell>
          <table:table-cell office:value-type="string">
            <text:p>85301-9236</text:p>
          </table:table-cell>
          <table:table-cell office:value-type="string">
            <text:p>705666817</text:p>
          </table:table-cell>
          <table:table-cell office:value-type="string">
            <text:p>Music</text:p>
          </table:table-cell>
          <table:table-cell office:value-type="string">
            <text:p>Ortiz, Nienow and Rogahn</text:p>
          </table:table-cell>
          <table:table-cell office:value-type="float" office:value="44410.733453125">
            <text:p>44410.733453125</text:p>
          </table:table-cell>
          <table:table-cell office:value-type="string">
            <text:p>http://placeimg.com/640/480</text:p>
          </table:table-cell>
          <table:table-cell office:value-type="string">
            <text:p>Iusto et illo incidunt sit. Quia iste cum quia quisquam. Consequatur amet ipsa. Praesentium ea qui in autem ut veniam repudiandae quibusdam.</text:p>
          </table:table-cell>
          <table:table-cell office:value-type="boolean" office:boolean-value="true">
            <text:p>TRUE</text:p>
          </table:table-cell>
        </table:table-row>
        <table:table-row>
          <table:table-cell office:value-type="string">
            <text:p>Lawrence Paucek</text:p>
          </table:table-cell>
          <table:table-cell office:value-type="string">
            <text:p>735.975.3837 x002</text:p>
          </table:table-cell>
          <table:table-cell office:value-type="string">
            <text:p>Hayley87@gmail.com</text:p>
          </table:table-cell>
          <table:table-cell office:value-type="string">
            <text:p>4238 Cassidy Highway</text:p>
          </table:table-cell>
          <table:table-cell office:value-type="string">
            <text:p>West Zanehaven</text:p>
          </table:table-cell>
          <table:table-cell office:value-type="string">
            <text:p>Delaware</text:p>
          </table:table-cell>
          <table:table-cell office:value-type="string">
            <text:p>93542</text:p>
          </table:table-cell>
          <table:table-cell office:value-type="string">
            <text:p>117127135</text:p>
          </table:table-cell>
          <table:table-cell office:value-type="string">
            <text:p>Kids</text:p>
          </table:table-cell>
          <table:table-cell office:value-type="string">
            <text:p>Padberg - Kuphal</text:p>
          </table:table-cell>
          <table:table-cell office:value-type="float" office:value="44317.915747037034">
            <text:p>44317.915747037034</text:p>
          </table:table-cell>
          <table:table-cell office:value-type="string">
            <text:p>http://placeimg.com/640/480</text:p>
          </table:table-cell>
          <table:table-cell office:value-type="string">
            <text:p>Vel deserunt et fuga qui rerum quam qui voluptatum natus. Modi nulla quos sed veritatis voluptatum distinctio ab. Sint odio qui sed ex iure distinctio vel aut. Velit impedit molestiae quia doloremque.</text:p>
          </table:table-cell>
          <table:table-cell office:value-type="boolean" office:boolean-value="true">
            <text:p>TRUE</text:p>
          </table:table-cell>
        </table:table-row>
        <table:table-row>
          <table:table-cell office:value-type="string">
            <text:p>Rogelio Muller</text:p>
          </table:table-cell>
          <table:table-cell office:value-type="string">
            <text:p>901-997-7202 x7181</text:p>
          </table:table-cell>
          <table:table-cell office:value-type="string">
            <text:p>Maurine44@yahoo.com</text:p>
          </table:table-cell>
          <table:table-cell office:value-type="string">
            <text:p>6145 Shields Port</text:p>
          </table:table-cell>
          <table:table-cell office:value-type="string">
            <text:p>West Bella</text:p>
          </table:table-cell>
          <table:table-cell office:value-type="string">
            <text:p>Illinois</text:p>
          </table:table-cell>
          <table:table-cell office:value-type="string">
            <text:p>75924</text:p>
          </table:table-cell>
          <table:table-cell office:value-type="string">
            <text:p>529724029</text:p>
          </table:table-cell>
          <table:table-cell office:value-type="string">
            <text:p>Books</text:p>
          </table:table-cell>
          <table:table-cell office:value-type="string">
            <text:p>Paucek - Ullrich</text:p>
          </table:table-cell>
          <table:table-cell office:value-type="float" office:value="44339.08604753472">
            <text:p>44339.08604753472</text:p>
          </table:table-cell>
          <table:table-cell office:value-type="string">
            <text:p>http://placeimg.com/640/480</text:p>
          </table:table-cell>
          <table:table-cell office:value-type="string">
            <text:p>Reiciendis et modi maxime. Hic saepe fugit molestiae qui earum et illum veritatis consequatur. Id enim ipsa voluptatem.</text:p>
          </table:table-cell>
          <table:table-cell office:value-type="boolean" office:boolean-value="true">
            <text:p>TRUE</text:p>
          </table:table-cell>
        </table:table-row>
        <table:table-row>
          <table:table-cell office:value-type="string">
            <text:p>Elbert Zieme</text:p>
          </table:table-cell>
          <table:table-cell office:value-type="string">
            <text:p>1-411-498-5907</text:p>
          </table:table-cell>
          <table:table-cell office:value-type="string">
            <text:p>Melody_Conroy2@hotmail.com</text:p>
          </table:table-cell>
          <table:table-cell office:value-type="string">
            <text:p>78085 Candice Lakes</text:p>
          </table:table-cell>
          <table:table-cell office:value-type="string">
            <text:p>Reillyton</text:p>
          </table:table-cell>
          <table:table-cell office:value-type="string">
            <text:p>Missouri</text:p>
          </table:table-cell>
          <table:table-cell office:value-type="string">
            <text:p>37721</text:p>
          </table:table-cell>
          <table:table-cell office:value-type="string">
            <text:p>305248237</text:p>
          </table:table-cell>
          <table:table-cell office:value-type="string">
            <text:p>Electronics</text:p>
          </table:table-cell>
          <table:table-cell office:value-type="string">
            <text:p>Bergnaum and Sons</text:p>
          </table:table-cell>
          <table:table-cell office:value-type="float" office:value="44453.785750625">
            <text:p>44453.785750625</text:p>
          </table:table-cell>
          <table:table-cell office:value-type="string">
            <text:p>http://placeimg.com/640/480</text:p>
          </table:table-cell>
          <table:table-cell office:value-type="string">
            <text:p>Eum doloremque rerum explicabo cumque qui ea. Minus fugiat rem. Voluptatibus soluta qui pariatur provident eius dolorem omnis repudiandae sed. Provident earum adipisci molestiae architecto. Voluptate eum harum ullam blanditiis sit dolores.</text:p>
          </table:table-cell>
          <table:table-cell office:value-type="boolean" office:boolean-value="true">
            <text:p>TRUE</text:p>
          </table:table-cell>
        </table:table-row>
        <table:table-row>
          <table:table-cell office:value-type="string">
            <text:p>Paul McCullough</text:p>
          </table:table-cell>
          <table:table-cell office:value-type="string">
            <text:p>1-802-284-4451 x078</text:p>
          </table:table-cell>
          <table:table-cell office:value-type="string">
            <text:p>Reynold_Barton37@hotmail.com</text:p>
          </table:table-cell>
          <table:table-cell office:value-type="string">
            <text:p>059 Kunde Spring</text:p>
          </table:table-cell>
          <table:table-cell office:value-type="string">
            <text:p>La Mesa</text:p>
          </table:table-cell>
          <table:table-cell office:value-type="string">
            <text:p>Kentucky</text:p>
          </table:table-cell>
          <table:table-cell office:value-type="string">
            <text:p>84460</text:p>
          </table:table-cell>
          <table:table-cell office:value-type="string">
            <text:p>657983868</text:p>
          </table:table-cell>
          <table:table-cell office:value-type="string">
            <text:p>Movies</text:p>
          </table:table-cell>
          <table:table-cell office:value-type="string">
            <text:p>Harber, Kohler and Schuster</text:p>
          </table:table-cell>
          <table:table-cell office:value-type="float" office:value="44233.33256737269">
            <text:p>44233.33256737269</text:p>
          </table:table-cell>
          <table:table-cell office:value-type="string">
            <text:p>http://placeimg.com/640/480</text:p>
          </table:table-cell>
          <table:table-cell office:value-type="string">
            <text:p>Doloribus nostrum ipsa laudantium animi. Sint et eum deleniti quibusdam accusamus impedit nihil illo. Aut officia dolorum ipsa porro esse sequi.</text:p>
          </table:table-cell>
          <table:table-cell office:value-type="boolean" office:boolean-value="false">
            <text:p>FALSE</text:p>
          </table:table-cell>
        </table:table-row>
        <table:table-row>
          <table:table-cell office:value-type="string">
            <text:p>Orville Hills</text:p>
          </table:table-cell>
          <table:table-cell office:value-type="string">
            <text:p>950.847.0437 x2272</text:p>
          </table:table-cell>
          <table:table-cell office:value-type="string">
            <text:p>Sam_Okuneva@gmail.com</text:p>
          </table:table-cell>
          <table:table-cell office:value-type="string">
            <text:p>6783 Alan Lodge</text:p>
          </table:table-cell>
          <table:table-cell office:value-type="string">
            <text:p>West Lera</text:p>
          </table:table-cell>
          <table:table-cell office:value-type="string">
            <text:p>Maine</text:p>
          </table:table-cell>
          <table:table-cell office:value-type="string">
            <text:p>75100</text:p>
          </table:table-cell>
          <table:table-cell office:value-type="string">
            <text:p>368889426</text:p>
          </table:table-cell>
          <table:table-cell office:value-type="string">
            <text:p>Shoes</text:p>
          </table:table-cell>
          <table:table-cell office:value-type="string">
            <text:p>White - Lakin</text:p>
          </table:table-cell>
          <table:table-cell office:value-type="float" office:value="44382.189026527776">
            <text:p>44382.189026527776</text:p>
          </table:table-cell>
          <table:table-cell office:value-type="string">
            <text:p>http://placeimg.com/640/480</text:p>
          </table:table-cell>
          <table:table-cell office:value-type="string">
            <text:p>Sed doloremque debitis ad voluptas. Officiis aut ea vel et neque quisquam. Eveniet eveniet quaerat facilis ex. Nihil minus tenetur eaque aperiam sit asperiores explicabo. Hic velit et porro qui sint quae deleniti qui et.</text:p>
          </table:table-cell>
          <table:table-cell office:value-type="boolean" office:boolean-value="true">
            <text:p>TRUE</text:p>
          </table:table-cell>
        </table:table-row>
        <table:table-row>
          <table:table-cell office:value-type="string">
            <text:p>Brent Gislason</text:p>
          </table:table-cell>
          <table:table-cell office:value-type="string">
            <text:p>308-521-4501</text:p>
          </table:table-cell>
          <table:table-cell office:value-type="string">
            <text:p>Pierre51@hotmail.com</text:p>
          </table:table-cell>
          <table:table-cell office:value-type="string">
            <text:p>85066 Torphy Harbor</text:p>
          </table:table-cell>
          <table:table-cell office:value-type="string">
            <text:p>Paterson</text:p>
          </table:table-cell>
          <table:table-cell office:value-type="string">
            <text:p>Ohio</text:p>
          </table:table-cell>
          <table:table-cell office:value-type="string">
            <text:p>10606</text:p>
          </table:table-cell>
          <table:table-cell office:value-type="string">
            <text:p>271216911</text:p>
          </table:table-cell>
          <table:table-cell office:value-type="string">
            <text:p>Baby</text:p>
          </table:table-cell>
          <table:table-cell office:value-type="string">
            <text:p>Thiel, Wintheiser and Stiedemann</text:p>
          </table:table-cell>
          <table:table-cell office:value-type="float" office:value="44551.19741366898">
            <text:p>44551.19741366898</text:p>
          </table:table-cell>
          <table:table-cell office:value-type="string">
            <text:p>http://placeimg.com/640/480</text:p>
          </table:table-cell>
          <table:table-cell office:value-type="string">
            <text:p>Magni occaecati itaque nesciunt aliquid aperiam culpa. Est nulla occaecati ex qui. Qui ab aperiam non deleniti recusandae non cum. Libero saepe quidem. Expedita quo dolores neque nostrum deleniti consequatur. Expedita molestiae labore est.</text:p>
          </table:table-cell>
          <table:table-cell office:value-type="boolean" office:boolean-value="false">
            <text:p>FALSE</text:p>
          </table:table-cell>
        </table:table-row>
        <table:table-row>
          <table:table-cell office:value-type="string">
            <text:p>Angelina Gulgowski Sr.</text:p>
          </table:table-cell>
          <table:table-cell office:value-type="string">
            <text:p>1-477-389-0421 x41875</text:p>
          </table:table-cell>
          <table:table-cell office:value-type="string">
            <text:p>Garett83@yahoo.com</text:p>
          </table:table-cell>
          <table:table-cell office:value-type="string">
            <text:p>00193 Thompson Crescent</text:p>
          </table:table-cell>
          <table:table-cell office:value-type="string">
            <text:p>Camarillo</text:p>
          </table:table-cell>
          <table:table-cell office:value-type="string">
            <text:p>Louisiana</text:p>
          </table:table-cell>
          <table:table-cell office:value-type="string">
            <text:p>81847-1934</text:p>
          </table:table-cell>
          <table:table-cell office:value-type="string">
            <text:p>567928887</text:p>
          </table:table-cell>
          <table:table-cell office:value-type="string">
            <text:p>Industrial</text:p>
          </table:table-cell>
          <table:table-cell office:value-type="string">
            <text:p>Gerlach, Schamberger and Stark</text:p>
          </table:table-cell>
          <table:table-cell office:value-type="float" office:value="44562.19794578704">
            <text:p>44562.19794578704</text:p>
          </table:table-cell>
          <table:table-cell office:value-type="string">
            <text:p>http://placeimg.com/640/480</text:p>
          </table:table-cell>
          <table:table-cell office:value-type="string">
            <text:p>Aperiam non optio ratione illum consequatur commodi. Ut consequuntur qui. Harum voluptatem a. Reprehenderit et provident saepe eos dolorem enim quibusdam veritatis vel.</text:p>
          </table:table-cell>
          <table:table-cell office:value-type="boolean" office:boolean-value="true">
            <text:p>TRUE</text:p>
          </table:table-cell>
        </table:table-row>
        <table:table-row>
          <table:table-cell office:value-type="string">
            <text:p>Kenny Labadie</text:p>
          </table:table-cell>
          <table:table-cell office:value-type="string">
            <text:p>(229) 316-3002</text:p>
          </table:table-cell>
          <table:table-cell office:value-type="string">
            <text:p>Brad64@yahoo.com</text:p>
          </table:table-cell>
          <table:table-cell office:value-type="string">
            <text:p>67071 Schimmel Spring</text:p>
          </table:table-cell>
          <table:table-cell office:value-type="string">
            <text:p>East Bentonshire</text:p>
          </table:table-cell>
          <table:table-cell office:value-type="string">
            <text:p>Delaware</text:p>
          </table:table-cell>
          <table:table-cell office:value-type="string">
            <text:p>39225-8821</text:p>
          </table:table-cell>
          <table:table-cell office:value-type="string">
            <text:p>025767726</text:p>
          </table:table-cell>
          <table:table-cell office:value-type="string">
            <text:p>Automotive</text:p>
          </table:table-cell>
          <table:table-cell office:value-type="string">
            <text:p>Hickle and Sons</text:p>
          </table:table-cell>
          <table:table-cell office:value-type="float" office:value="44344.52136578703">
            <text:p>44344.52136578703</text:p>
          </table:table-cell>
          <table:table-cell office:value-type="string">
            <text:p>http://placeimg.com/640/480</text:p>
          </table:table-cell>
          <table:table-cell office:value-type="string">
            <text:p>Sit illo quia. Accusantium odio ducimus veritatis quis inventore quia non. Aut deleniti nemo ad dolore tempora ut. Qui libero ratione provident quo corporis.</text:p>
          </table:table-cell>
          <table:table-cell office:value-type="boolean" office:boolean-value="true">
            <text:p>TRUE</text:p>
          </table:table-cell>
        </table:table-row>
        <table:table-row>
          <table:table-cell office:value-type="string">
            <text:p>Dr. Marianne Pagac</text:p>
          </table:table-cell>
          <table:table-cell office:value-type="string">
            <text:p>817-259-0872</text:p>
          </table:table-cell>
          <table:table-cell office:value-type="string">
            <text:p>Laurence.Schumm45@gmail.com</text:p>
          </table:table-cell>
          <table:table-cell office:value-type="string">
            <text:p>5909 Kling Lane</text:p>
          </table:table-cell>
          <table:table-cell office:value-type="string">
            <text:p>Pacochamouth</text:p>
          </table:table-cell>
          <table:table-cell office:value-type="string">
            <text:p>Kentucky</text:p>
          </table:table-cell>
          <table:table-cell office:value-type="string">
            <text:p>16912-9894</text:p>
          </table:table-cell>
          <table:table-cell office:value-type="string">
            <text:p>677224743</text:p>
          </table:table-cell>
          <table:table-cell office:value-type="string">
            <text:p>Beauty</text:p>
          </table:table-cell>
          <table:table-cell office:value-type="string">
            <text:p>McCullough - Dicki</text:p>
          </table:table-cell>
          <table:table-cell office:value-type="float" office:value="44494.70099346065">
            <text:p>44494.70099346065</text:p>
          </table:table-cell>
          <table:table-cell office:value-type="string">
            <text:p>http://placeimg.com/640/480</text:p>
          </table:table-cell>
          <table:table-cell office:value-type="string">
            <text:p>Voluptatibus fuga aspernatur dicta eaque eveniet. Sed ipsa nostrum non molestias laborum ut ut. Et praesentium est quia est culpa eveniet. Architecto odio qui pariatur praesentium. Aperiam et suscipit accusantium. Animi id libero tempore.</text:p>
          </table:table-cell>
          <table:table-cell office:value-type="boolean" office:boolean-value="true">
            <text:p>TRUE</text:p>
          </table:table-cell>
        </table:table-row>
        <table:table-row>
          <table:table-cell office:value-type="string">
            <text:p>Luther Kulas</text:p>
          </table:table-cell>
          <table:table-cell office:value-type="string">
            <text:p>247.693.4918 x1778</text:p>
          </table:table-cell>
          <table:table-cell office:value-type="string">
            <text:p>Constantin84@gmail.com</text:p>
          </table:table-cell>
          <table:table-cell office:value-type="string">
            <text:p>4183 Douglas Station</text:p>
          </table:table-cell>
          <table:table-cell office:value-type="string">
            <text:p>South Henriside</text:p>
          </table:table-cell>
          <table:table-cell office:value-type="string">
            <text:p>South Carolina</text:p>
          </table:table-cell>
          <table:table-cell office:value-type="string">
            <text:p>38122</text:p>
          </table:table-cell>
          <table:table-cell office:value-type="string">
            <text:p>199613311</text:p>
          </table:table-cell>
          <table:table-cell office:value-type="string">
            <text:p>Movies</text:p>
          </table:table-cell>
          <table:table-cell office:value-type="string">
            <text:p>Ritchie Inc</text:p>
          </table:table-cell>
          <table:table-cell office:value-type="float" office:value="44224.51063600695">
            <text:p>44224.51063600695</text:p>
          </table:table-cell>
          <table:table-cell office:value-type="string">
            <text:p>http://placeimg.com/640/480</text:p>
          </table:table-cell>
          <table:table-cell office:value-type="string">
            <text:p>Magni quis nihil atque sequi voluptate voluptatum. Animi veritatis ut a est aperiam dolorum nisi saepe unde. Aliquid et exercitationem debitis eligendi nostrum sequi asperiores nam. Aut qui nulla est ipsam.</text:p>
          </table:table-cell>
          <table:table-cell office:value-type="boolean" office:boolean-value="false">
            <text:p>FALSE</text:p>
          </table:table-cell>
        </table:table-row>
        <table:table-row>
          <table:table-cell office:value-type="string">
            <text:p>Aubrey Stark</text:p>
          </table:table-cell>
          <table:table-cell office:value-type="string">
            <text:p>622-442-1549 x797</text:p>
          </table:table-cell>
          <table:table-cell office:value-type="string">
            <text:p>Robbie.Gutmann@hotmail.com</text:p>
          </table:table-cell>
          <table:table-cell office:value-type="string">
            <text:p>8036 Darron Squares</text:p>
          </table:table-cell>
          <table:table-cell office:value-type="string">
            <text:p>New Kaci</text:p>
          </table:table-cell>
          <table:table-cell office:value-type="string">
            <text:p>Texas</text:p>
          </table:table-cell>
          <table:table-cell office:value-type="string">
            <text:p>94763</text:p>
          </table:table-cell>
          <table:table-cell office:value-type="string">
            <text:p>101601816</text:p>
          </table:table-cell>
          <table:table-cell office:value-type="string">
            <text:p>Music</text:p>
          </table:table-cell>
          <table:table-cell office:value-type="string">
            <text:p>Jacobson - Olson</text:p>
          </table:table-cell>
          <table:table-cell office:value-type="float" office:value="44207.0370134375">
            <text:p>44207.0370134375</text:p>
          </table:table-cell>
          <table:table-cell office:value-type="string">
            <text:p>http://placeimg.com/640/480</text:p>
          </table:table-cell>
          <table:table-cell office:value-type="string">
            <text:p>Eius perspiciatis facilis dolor deleniti in nostrum repellat. Et dolorum labore qui et. Excepturi deleniti ratione cum quasi et rerum inventore. Corporis exercitationem est minima facilis architecto excepturi dolores omnis ipsa. Dolor minima ad quo culpa voluptate ut nemo. Eaque est quam officia voluptatem et qui.</text:p>
          </table:table-cell>
          <table:table-cell office:value-type="boolean" office:boolean-value="true">
            <text:p>TRUE</text:p>
          </table:table-cell>
        </table:table-row>
        <table:table-row>
          <table:table-cell office:value-type="string">
            <text:p>Kristy Wehner</text:p>
          </table:table-cell>
          <table:table-cell office:value-type="string">
            <text:p>321.729.0740 x75842</text:p>
          </table:table-cell>
          <table:table-cell office:value-type="string">
            <text:p>Kylee_Altenwerth@hotmail.com</text:p>
          </table:table-cell>
          <table:table-cell office:value-type="string">
            <text:p>1508 Fahey Summit</text:p>
          </table:table-cell>
          <table:table-cell office:value-type="string">
            <text:p>Janesville</text:p>
          </table:table-cell>
          <table:table-cell office:value-type="string">
            <text:p>Illinois</text:p>
          </table:table-cell>
          <table:table-cell office:value-type="string">
            <text:p>84970</text:p>
          </table:table-cell>
          <table:table-cell office:value-type="string">
            <text:p>751619805</text:p>
          </table:table-cell>
          <table:table-cell office:value-type="string">
            <text:p>Home</text:p>
          </table:table-cell>
          <table:table-cell office:value-type="string">
            <text:p>Larkin - Hilll</text:p>
          </table:table-cell>
          <table:table-cell office:value-type="float" office:value="44388.12304540509">
            <text:p>44388.12304540509</text:p>
          </table:table-cell>
          <table:table-cell office:value-type="string">
            <text:p>http://placeimg.com/640/480</text:p>
          </table:table-cell>
          <table:table-cell office:value-type="string">
            <text:p>Velit est ad. Alias optio esse esse accusantium quos. Minus ut qui nisi consectetur voluptatem explicabo et illum. Culpa ut voluptatibus. Eum itaque fugit accusantium nihil esse eum. Ducimus consectetur minus iusto nostrum cum est.</text:p>
          </table:table-cell>
          <table:table-cell office:value-type="boolean" office:boolean-value="false">
            <text:p>FALSE</text:p>
          </table:table-cell>
        </table:table-row>
        <table:table-row>
          <table:table-cell office:value-type="string">
            <text:p>Saul Kutch</text:p>
          </table:table-cell>
          <table:table-cell office:value-type="string">
            <text:p>964-445-7500</text:p>
          </table:table-cell>
          <table:table-cell office:value-type="string">
            <text:p>Dan_Herman91@hotmail.com</text:p>
          </table:table-cell>
          <table:table-cell office:value-type="string">
            <text:p>176 William Course</text:p>
          </table:table-cell>
          <table:table-cell office:value-type="string">
            <text:p>West Paxton</text:p>
          </table:table-cell>
          <table:table-cell office:value-type="string">
            <text:p>Washington</text:p>
          </table:table-cell>
          <table:table-cell office:value-type="string">
            <text:p>41200-6616</text:p>
          </table:table-cell>
          <table:table-cell office:value-type="string">
            <text:p>530415055</text:p>
          </table:table-cell>
          <table:table-cell office:value-type="string">
            <text:p>Books</text:p>
          </table:table-cell>
          <table:table-cell office:value-type="string">
            <text:p>Bernier, Fisher and Gottlieb</text:p>
          </table:table-cell>
          <table:table-cell office:value-type="float" office:value="44504.46396861111">
            <text:p>44504.46396861111</text:p>
          </table:table-cell>
          <table:table-cell office:value-type="string">
            <text:p>http://placeimg.com/640/480</text:p>
          </table:table-cell>
          <table:table-cell office:value-type="string">
            <text:p>Repellendus aliquid commodi delectus voluptatum dolor architecto vero pariatur. Aut doloremque nisi alias suscipit quia et porro error nemo. Nostrum numquam quasi repudiandae consequatur voluptate minus. Reiciendis quia et alias odio. Dolorum quam occaecati.</text:p>
          </table:table-cell>
          <table:table-cell office:value-type="boolean" office:boolean-value="false">
            <text:p>FALSE</text:p>
          </table:table-cell>
        </table:table-row>
        <table:table-row>
          <table:table-cell office:value-type="string">
            <text:p>Vera Leannon</text:p>
          </table:table-cell>
          <table:table-cell office:value-type="string">
            <text:p>1-331-673-2246 x110</text:p>
          </table:table-cell>
          <table:table-cell office:value-type="string">
            <text:p>Eleazar_Ratke@hotmail.com</text:p>
          </table:table-cell>
          <table:table-cell office:value-type="string">
            <text:p>365 Verna Tunnel</text:p>
          </table:table-cell>
          <table:table-cell office:value-type="string">
            <text:p>New Rubye</text:p>
          </table:table-cell>
          <table:table-cell office:value-type="string">
            <text:p>Arkansas</text:p>
          </table:table-cell>
          <table:table-cell office:value-type="string">
            <text:p>91718</text:p>
          </table:table-cell>
          <table:table-cell office:value-type="string">
            <text:p>820982968</text:p>
          </table:table-cell>
          <table:table-cell office:value-type="string">
            <text:p>Automotive</text:p>
          </table:table-cell>
          <table:table-cell office:value-type="string">
            <text:p>Zulauf, Auer and Auer</text:p>
          </table:table-cell>
          <table:table-cell office:value-type="float" office:value="44281.76175498842">
            <text:p>44281.76175498842</text:p>
          </table:table-cell>
          <table:table-cell office:value-type="string">
            <text:p>http://placeimg.com/640/480</text:p>
          </table:table-cell>
          <table:table-cell office:value-type="string">
            <text:p>Doloribus amet minima ut et in sed totam voluptas quos. Perferendis quod dolorem delectus qui. Repellendus et nihil eaque corrupti ipsam deserunt aut. Quisquam sequi occaecati repudiandae laudantium accusamus aut cupiditate.</text:p>
          </table:table-cell>
          <table:table-cell office:value-type="boolean" office:boolean-value="false">
            <text:p>FALSE</text:p>
          </table:table-cell>
        </table:table-row>
        <table:table-row>
          <table:table-cell office:value-type="string">
            <text:p>Noel Rippin</text:p>
          </table:table-cell>
          <table:table-cell office:value-type="string">
            <text:p>621-217-7829 x271</text:p>
          </table:table-cell>
          <table:table-cell office:value-type="string">
            <text:p>Lucy.Mayer@gmail.com</text:p>
          </table:table-cell>
          <table:table-cell office:value-type="string">
            <text:p>21032 Jamie Roads</text:p>
          </table:table-cell>
          <table:table-cell office:value-type="string">
            <text:p>Adelineland</text:p>
          </table:table-cell>
          <table:table-cell office:value-type="string">
            <text:p>New Jersey</text:p>
          </table:table-cell>
          <table:table-cell office:value-type="string">
            <text:p>62795-2962</text:p>
          </table:table-cell>
          <table:table-cell office:value-type="string">
            <text:p>780203619</text:p>
          </table:table-cell>
          <table:table-cell office:value-type="string">
            <text:p>Health</text:p>
          </table:table-cell>
          <table:table-cell office:value-type="string">
            <text:p>Bergnaum LLC</text:p>
          </table:table-cell>
          <table:table-cell office:value-type="float" office:value="44298.22177363426">
            <text:p>44298.22177363426</text:p>
          </table:table-cell>
          <table:table-cell office:value-type="string">
            <text:p>http://placeimg.com/640/480</text:p>
          </table:table-cell>
          <table:table-cell office:value-type="string">
            <text:p>Quam natus et qui quia sit atque. Officiis nam totam magnam totam eos qui reprehenderit natus. Fuga deleniti voluptates praesentium laborum dolorum tempora inventore. Ut nostrum harum voluptas adipisci ut dolorum quisquam. Est temporibus voluptates ipsum est omnis.</text:p>
          </table:table-cell>
          <table:table-cell office:value-type="boolean" office:boolean-value="true">
            <text:p>TRUE</text:p>
          </table:table-cell>
        </table:table-row>
        <table:table-row>
          <table:table-cell office:value-type="string">
            <text:p>Erik Sipes</text:p>
          </table:table-cell>
          <table:table-cell office:value-type="string">
            <text:p>283-423-9579 x038</text:p>
          </table:table-cell>
          <table:table-cell office:value-type="string">
            <text:p>Judd.Wiegand@yahoo.com</text:p>
          </table:table-cell>
          <table:table-cell office:value-type="string">
            <text:p>52790 Huels Island</text:p>
          </table:table-cell>
          <table:table-cell office:value-type="string">
            <text:p>Mantehaven</text:p>
          </table:table-cell>
          <table:table-cell office:value-type="string">
            <text:p>Oklahoma</text:p>
          </table:table-cell>
          <table:table-cell office:value-type="string">
            <text:p>64518-4202</text:p>
          </table:table-cell>
          <table:table-cell office:value-type="string">
            <text:p>359480232</text:p>
          </table:table-cell>
          <table:table-cell office:value-type="string">
            <text:p>Industrial</text:p>
          </table:table-cell>
          <table:table-cell office:value-type="string">
            <text:p>Bradtke, Abbott and Rippin</text:p>
          </table:table-cell>
          <table:table-cell office:value-type="float" office:value="44416.39134268519">
            <text:p>44416.39134268519</text:p>
          </table:table-cell>
          <table:table-cell office:value-type="string">
            <text:p>http://placeimg.com/640/480</text:p>
          </table:table-cell>
          <table:table-cell office:value-type="string">
            <text:p>Autem voluptas molestias enim. Cumque repudiandae libero. Et quasi aut quis. Inventore assumenda ea. Voluptas hic omnis. Sed a magni saepe explicabo exercitationem perferendis facilis dolorem.</text:p>
          </table:table-cell>
          <table:table-cell office:value-type="boolean" office:boolean-value="false">
            <text:p>FALSE</text:p>
          </table:table-cell>
        </table:table-row>
        <table:table-row>
          <table:table-cell office:value-type="string">
            <text:p>Kristopher Streich I</text:p>
          </table:table-cell>
          <table:table-cell office:value-type="string">
            <text:p>(318) 739-4283 x04498</text:p>
          </table:table-cell>
          <table:table-cell office:value-type="string">
            <text:p>Aida17@hotmail.com</text:p>
          </table:table-cell>
          <table:table-cell office:value-type="string">
            <text:p>4595 Ondricka Flats</text:p>
          </table:table-cell>
          <table:table-cell office:value-type="string">
            <text:p>Celestinefort</text:p>
          </table:table-cell>
          <table:table-cell office:value-type="string">
            <text:p>North Carolina</text:p>
          </table:table-cell>
          <table:table-cell office:value-type="string">
            <text:p>75526-8055</text:p>
          </table:table-cell>
          <table:table-cell office:value-type="string">
            <text:p>783866435</text:p>
          </table:table-cell>
          <table:table-cell office:value-type="string">
            <text:p>Outdoors</text:p>
          </table:table-cell>
          <table:table-cell office:value-type="string">
            <text:p>Parker and Sons</text:p>
          </table:table-cell>
          <table:table-cell office:value-type="float" office:value="44424.71078609954">
            <text:p>44424.71078609954</text:p>
          </table:table-cell>
          <table:table-cell office:value-type="string">
            <text:p>http://placeimg.com/640/480</text:p>
          </table:table-cell>
          <table:table-cell office:value-type="string">
            <text:p>Et voluptatibus consequuntur quaerat. Facere non officia nesciunt non nostrum porro. Doloribus ut quia odit doloremque. Laborum distinctio aperiam. Rerum qui labore cumque eveniet molestiae minima. Iusto et occaecati.</text:p>
          </table:table-cell>
          <table:table-cell office:value-type="boolean" office:boolean-value="false">
            <text:p>FALSE</text:p>
          </table:table-cell>
        </table:table-row>
        <table:table-row>
          <table:table-cell office:value-type="string">
            <text:p>Mack McClure</text:p>
          </table:table-cell>
          <table:table-cell office:value-type="string">
            <text:p>961-320-3327</text:p>
          </table:table-cell>
          <table:table-cell office:value-type="string">
            <text:p>Helena.Sanford@yahoo.com</text:p>
          </table:table-cell>
          <table:table-cell office:value-type="string">
            <text:p>6953 Shields Shore</text:p>
          </table:table-cell>
          <table:table-cell office:value-type="string">
            <text:p>Rosenbaummouth</text:p>
          </table:table-cell>
          <table:table-cell office:value-type="string">
            <text:p>West Virginia</text:p>
          </table:table-cell>
          <table:table-cell office:value-type="string">
            <text:p>70628-4008</text:p>
          </table:table-cell>
          <table:table-cell office:value-type="string">
            <text:p>568717149</text:p>
          </table:table-cell>
          <table:table-cell office:value-type="string">
            <text:p>Music</text:p>
          </table:table-cell>
          <table:table-cell office:value-type="string">
            <text:p>Cummerata, Russel and Larson</text:p>
          </table:table-cell>
          <table:table-cell office:value-type="float" office:value="44445.99451798611">
            <text:p>44445.99451798611</text:p>
          </table:table-cell>
          <table:table-cell office:value-type="string">
            <text:p>http://placeimg.com/640/480</text:p>
          </table:table-cell>
          <table:table-cell office:value-type="string">
            <text:p>Ex in ipsa quam fugiat. Dolore itaque reiciendis adipisci ut molestias sint accusamus praesentium. Modi dolores eos vel et quas et nihil accusamus. Iste et mollitia perspiciatis iure. At reiciendis consequatur assumenda animi recusandae dolore deleniti temporibus.</text:p>
          </table:table-cell>
          <table:table-cell office:value-type="boolean" office:boolean-value="false">
            <text:p>FALSE</text:p>
          </table:table-cell>
        </table:table-row>
        <table:table-row>
          <table:table-cell office:value-type="string">
            <text:p>Wilfred Von III</text:p>
          </table:table-cell>
          <table:table-cell office:value-type="string">
            <text:p>233-362-0862 x3242</text:p>
          </table:table-cell>
          <table:table-cell office:value-type="string">
            <text:p>Devin91@yahoo.com</text:p>
          </table:table-cell>
          <table:table-cell office:value-type="string">
            <text:p>0826 Foster Ways</text:p>
          </table:table-cell>
          <table:table-cell office:value-type="string">
            <text:p>North Keshaun</text:p>
          </table:table-cell>
          <table:table-cell office:value-type="string">
            <text:p>New Hampshire</text:p>
          </table:table-cell>
          <table:table-cell office:value-type="string">
            <text:p>97488-6136</text:p>
          </table:table-cell>
          <table:table-cell office:value-type="string">
            <text:p>928102530</text:p>
          </table:table-cell>
          <table:table-cell office:value-type="string">
            <text:p>Industrial</text:p>
          </table:table-cell>
          <table:table-cell office:value-type="string">
            <text:p>Kerluke - O'Conner</text:p>
          </table:table-cell>
          <table:table-cell office:value-type="float" office:value="44458.79328997685">
            <text:p>44458.79328997685</text:p>
          </table:table-cell>
          <table:table-cell office:value-type="string">
            <text:p>http://placeimg.com/640/480</text:p>
          </table:table-cell>
          <table:table-cell office:value-type="string">
            <text:p>Optio aliquid consectetur et est fuga et dolor eos expedita. Dolor reprehenderit sint earum libero praesentium. Labore dicta error aspernatur omnis consequuntur et at doloribus. Itaque qui corporis aut occaecati.</text:p>
          </table:table-cell>
          <table:table-cell office:value-type="boolean" office:boolean-value="false">
            <text:p>FALSE</text:p>
          </table:table-cell>
        </table:table-row>
        <table:table-row>
          <table:table-cell office:value-type="string">
            <text:p>Marcella Huel</text:p>
          </table:table-cell>
          <table:table-cell office:value-type="string">
            <text:p>496.640.1794</text:p>
          </table:table-cell>
          <table:table-cell office:value-type="string">
            <text:p>Jerry_Volkman54@hotmail.com</text:p>
          </table:table-cell>
          <table:table-cell office:value-type="string">
            <text:p>45440 Grimes Orchard</text:p>
          </table:table-cell>
          <table:table-cell office:value-type="string">
            <text:p>Colorado Springs</text:p>
          </table:table-cell>
          <table:table-cell office:value-type="string">
            <text:p>Idaho</text:p>
          </table:table-cell>
          <table:table-cell office:value-type="string">
            <text:p>36577</text:p>
          </table:table-cell>
          <table:table-cell office:value-type="string">
            <text:p>147987219</text:p>
          </table:table-cell>
          <table:table-cell office:value-type="string">
            <text:p>Electronics</text:p>
          </table:table-cell>
          <table:table-cell office:value-type="string">
            <text:p>Hermiston, Reilly and Feest</text:p>
          </table:table-cell>
          <table:table-cell office:value-type="float" office:value="44494.750720868054">
            <text:p>44494.750720868054</text:p>
          </table:table-cell>
          <table:table-cell office:value-type="string">
            <text:p>http://placeimg.com/640/480</text:p>
          </table:table-cell>
          <table:table-cell office:value-type="string">
            <text:p>Porro ab error ut at quaerat. Ipsum voluptate rerum aperiam perspiciatis recusandae autem sequi earum. Libero quam labore suscipit ea quia similique dignissimos.</text:p>
          </table:table-cell>
          <table:table-cell office:value-type="boolean" office:boolean-value="true">
            <text:p>TRUE</text:p>
          </table:table-cell>
        </table:table-row>
        <table:table-row>
          <table:table-cell office:value-type="string">
            <text:p>Ms. Francisco Mueller</text:p>
          </table:table-cell>
          <table:table-cell office:value-type="string">
            <text:p>856-795-6369</text:p>
          </table:table-cell>
          <table:table-cell office:value-type="string">
            <text:p>Lindsay28@yahoo.com</text:p>
          </table:table-cell>
          <table:table-cell office:value-type="string">
            <text:p>967 Marianna Springs</text:p>
          </table:table-cell>
          <table:table-cell office:value-type="string">
            <text:p>North Shermantown</text:p>
          </table:table-cell>
          <table:table-cell office:value-type="string">
            <text:p>Alaska</text:p>
          </table:table-cell>
          <table:table-cell office:value-type="string">
            <text:p>00510</text:p>
          </table:table-cell>
          <table:table-cell office:value-type="string">
            <text:p>673346243</text:p>
          </table:table-cell>
          <table:table-cell office:value-type="string">
            <text:p>Shoes</text:p>
          </table:table-cell>
          <table:table-cell office:value-type="string">
            <text:p>Bergnaum, Bins and Mertz</text:p>
          </table:table-cell>
          <table:table-cell office:value-type="float" office:value="44330.34652488426">
            <text:p>44330.34652488426</text:p>
          </table:table-cell>
          <table:table-cell office:value-type="string">
            <text:p>http://placeimg.com/640/480</text:p>
          </table:table-cell>
          <table:table-cell office:value-type="string">
            <text:p>Ea quasi debitis autem quaerat labore enim. Debitis fugit quia aut et molestias dignissimos. Repellat iste eligendi molestiae deleniti. Officia est in ut voluptatibus rerum doloremque aut consectetur quod. Dolor asperiores aliquam veniam eligendi quia quia cum molestiae. Molestiae iste aliquid.</text:p>
          </table:table-cell>
          <table:table-cell office:value-type="boolean" office:boolean-value="true">
            <text:p>TRUE</text:p>
          </table:table-cell>
        </table:table-row>
        <table:table-row>
          <table:table-cell office:value-type="string">
            <text:p>Judith Fahey DVM</text:p>
          </table:table-cell>
          <table:table-cell office:value-type="string">
            <text:p>1-327-340-3841 x02463</text:p>
          </table:table-cell>
          <table:table-cell office:value-type="string">
            <text:p>Alphonso.Kiehn@yahoo.com</text:p>
          </table:table-cell>
          <table:table-cell office:value-type="string">
            <text:p>5223 Isaac Summit</text:p>
          </table:table-cell>
          <table:table-cell office:value-type="string">
            <text:p>Rodriguezside</text:p>
          </table:table-cell>
          <table:table-cell office:value-type="string">
            <text:p>Arizona</text:p>
          </table:table-cell>
          <table:table-cell office:value-type="string">
            <text:p>45170-5164</text:p>
          </table:table-cell>
          <table:table-cell office:value-type="string">
            <text:p>546624762</text:p>
          </table:table-cell>
          <table:table-cell office:value-type="string">
            <text:p>Computers</text:p>
          </table:table-cell>
          <table:table-cell office:value-type="string">
            <text:p>Maggio, O'Connell and Greenfelder</text:p>
          </table:table-cell>
          <table:table-cell office:value-type="float" office:value="44498.188839849536">
            <text:p>44498.188839849536</text:p>
          </table:table-cell>
          <table:table-cell office:value-type="string">
            <text:p>http://placeimg.com/640/480</text:p>
          </table:table-cell>
          <table:table-cell office:value-type="string">
            <text:p>Omnis mollitia illo sed consequatur. Dignissimos aut qui voluptas pariatur perspiciatis animi quia eum. Recusandae assumenda ea quos eos ea. Et dolorem maxime sint. Debitis accusantium veniam recusandae aut consequatur. Quia et culpa corporis ut.</text:p>
          </table:table-cell>
          <table:table-cell office:value-type="boolean" office:boolean-value="false">
            <text:p>FALSE</text:p>
          </table:table-cell>
        </table:table-row>
        <table:table-row>
          <table:table-cell office:value-type="string">
            <text:p>Veronica Luettgen</text:p>
          </table:table-cell>
          <table:table-cell office:value-type="string">
            <text:p>835-265-5960</text:p>
          </table:table-cell>
          <table:table-cell office:value-type="string">
            <text:p>Obie41@yahoo.com</text:p>
          </table:table-cell>
          <table:table-cell office:value-type="string">
            <text:p>1819 Lenna Point</text:p>
          </table:table-cell>
          <table:table-cell office:value-type="string">
            <text:p>North Marion</text:p>
          </table:table-cell>
          <table:table-cell office:value-type="string">
            <text:p>Illinois</text:p>
          </table:table-cell>
          <table:table-cell office:value-type="string">
            <text:p>24972-4718</text:p>
          </table:table-cell>
          <table:table-cell office:value-type="string">
            <text:p>356709107</text:p>
          </table:table-cell>
          <table:table-cell office:value-type="string">
            <text:p>Music</text:p>
          </table:table-cell>
          <table:table-cell office:value-type="string">
            <text:p>Beahan, Blick and Rogahn</text:p>
          </table:table-cell>
          <table:table-cell office:value-type="float" office:value="44419.50823186342">
            <text:p>44419.50823186342</text:p>
          </table:table-cell>
          <table:table-cell office:value-type="string">
            <text:p>http://placeimg.com/640/480</text:p>
          </table:table-cell>
          <table:table-cell office:value-type="string">
            <text:p>Voluptatum libero nulla dolorem iste fuga modi. Nulla eos cum et. Eius architecto incidunt sint. Eos velit quasi deserunt dolor dolores molestiae labore quibusdam. Dolorem corporis illo. Adipisci non voluptatem ut minima inventore repellat et quos.</text:p>
          </table:table-cell>
          <table:table-cell office:value-type="boolean" office:boolean-value="true">
            <text:p>TRUE</text:p>
          </table:table-cell>
        </table:table-row>
        <table:table-row>
          <table:table-cell office:value-type="string">
            <text:p>Gail Hagenes</text:p>
          </table:table-cell>
          <table:table-cell office:value-type="string">
            <text:p>1-368-775-5387 x22356</text:p>
          </table:table-cell>
          <table:table-cell office:value-type="string">
            <text:p>Reina39@gmail.com</text:p>
          </table:table-cell>
          <table:table-cell office:value-type="string">
            <text:p>56058 Mazie Plain</text:p>
          </table:table-cell>
          <table:table-cell office:value-type="string">
            <text:p>Lake Coralie</text:p>
          </table:table-cell>
          <table:table-cell office:value-type="string">
            <text:p>Alabama</text:p>
          </table:table-cell>
          <table:table-cell office:value-type="string">
            <text:p>28495-9873</text:p>
          </table:table-cell>
          <table:table-cell office:value-type="string">
            <text:p>062672434</text:p>
          </table:table-cell>
          <table:table-cell office:value-type="string">
            <text:p>Music</text:p>
          </table:table-cell>
          <table:table-cell office:value-type="string">
            <text:p>Gibson, Will and Jacobi</text:p>
          </table:table-cell>
          <table:table-cell office:value-type="float" office:value="44400.90504232639">
            <text:p>44400.90504232639</text:p>
          </table:table-cell>
          <table:table-cell office:value-type="string">
            <text:p>http://placeimg.com/640/480</text:p>
          </table:table-cell>
          <table:table-cell office:value-type="string">
            <text:p>Ex reprehenderit nihil. Iusto hic nisi et dolorem sapiente. Quis quis fugit iste sed et.</text:p>
          </table:table-cell>
          <table:table-cell office:value-type="boolean" office:boolean-value="true">
            <text:p>TRUE</text:p>
          </table:table-cell>
        </table:table-row>
        <table:table-row>
          <table:table-cell office:value-type="string">
            <text:p>Mabel Von</text:p>
          </table:table-cell>
          <table:table-cell office:value-type="string">
            <text:p>1-917-975-2115 x42846</text:p>
          </table:table-cell>
          <table:table-cell office:value-type="string">
            <text:p>Peter_Cummings14@hotmail.com</text:p>
          </table:table-cell>
          <table:table-cell office:value-type="string">
            <text:p>901 Torphy Expressway</text:p>
          </table:table-cell>
          <table:table-cell office:value-type="string">
            <text:p>North Tremaine</text:p>
          </table:table-cell>
          <table:table-cell office:value-type="string">
            <text:p>Pennsylvania</text:p>
          </table:table-cell>
          <table:table-cell office:value-type="string">
            <text:p>12785</text:p>
          </table:table-cell>
          <table:table-cell office:value-type="string">
            <text:p>958213198</text:p>
          </table:table-cell>
          <table:table-cell office:value-type="string">
            <text:p>Health</text:p>
          </table:table-cell>
          <table:table-cell office:value-type="string">
            <text:p>Barrows and Sons</text:p>
          </table:table-cell>
          <table:table-cell office:value-type="float" office:value="44383.50076313657">
            <text:p>44383.50076313657</text:p>
          </table:table-cell>
          <table:table-cell office:value-type="string">
            <text:p>http://placeimg.com/640/480</text:p>
          </table:table-cell>
          <table:table-cell office:value-type="string">
            <text:p>Asperiores accusamus quia rem fugit id. Aut fugiat sit consectetur sed. Reiciendis dolorum iste quia officiis quo vel. Magni modi et perspiciatis doloremque molestias ut. Enim laudantium quia dolores sapiente porro dolore magni.</text:p>
          </table:table-cell>
          <table:table-cell office:value-type="boolean" office:boolean-value="true">
            <text:p>TRUE</text:p>
          </table:table-cell>
        </table:table-row>
        <table:table-row>
          <table:table-cell office:value-type="string">
            <text:p>Wilma Waters</text:p>
          </table:table-cell>
          <table:table-cell office:value-type="string">
            <text:p>303-834-3305</text:p>
          </table:table-cell>
          <table:table-cell office:value-type="string">
            <text:p>Vincenza88@yahoo.com</text:p>
          </table:table-cell>
          <table:table-cell office:value-type="string">
            <text:p>678 Brekke Plaza</text:p>
          </table:table-cell>
          <table:table-cell office:value-type="string">
            <text:p>Philiptown</text:p>
          </table:table-cell>
          <table:table-cell office:value-type="string">
            <text:p>Tennessee</text:p>
          </table:table-cell>
          <table:table-cell office:value-type="string">
            <text:p>69051-9492</text:p>
          </table:table-cell>
          <table:table-cell office:value-type="string">
            <text:p>262238542</text:p>
          </table:table-cell>
          <table:table-cell office:value-type="string">
            <text:p>Toys</text:p>
          </table:table-cell>
          <table:table-cell office:value-type="string">
            <text:p>Schulist - Hermiston</text:p>
          </table:table-cell>
          <table:table-cell office:value-type="float" office:value="44383.61947971065">
            <text:p>44383.61947971065</text:p>
          </table:table-cell>
          <table:table-cell office:value-type="string">
            <text:p>http://placeimg.com/640/480</text:p>
          </table:table-cell>
          <table:table-cell office:value-type="string">
            <text:p>Eum beatae non. Repellat qui illum blanditiis. Dolor alias nobis. Ipsum non voluptatibus ut temporibus praesentium ab maxime consectetur. Iure debitis accusamus aut. Esse explicabo voluptatem fuga modi occaecati.</text:p>
          </table:table-cell>
          <table:table-cell office:value-type="boolean" office:boolean-value="true">
            <text:p>TRUE</text:p>
          </table:table-cell>
        </table:table-row>
        <table:table-row>
          <table:table-cell office:value-type="string">
            <text:p>Terry Lynch I</text:p>
          </table:table-cell>
          <table:table-cell office:value-type="string">
            <text:p>791.649.3818 x2192</text:p>
          </table:table-cell>
          <table:table-cell office:value-type="string">
            <text:p>Cody1@hotmail.com</text:p>
          </table:table-cell>
          <table:table-cell office:value-type="string">
            <text:p>4700 Margaret Place</text:p>
          </table:table-cell>
          <table:table-cell office:value-type="string">
            <text:p>Zulaufhaven</text:p>
          </table:table-cell>
          <table:table-cell office:value-type="string">
            <text:p>Maryland</text:p>
          </table:table-cell>
          <table:table-cell office:value-type="string">
            <text:p>71102-0222</text:p>
          </table:table-cell>
          <table:table-cell office:value-type="string">
            <text:p>737445051</text:p>
          </table:table-cell>
          <table:table-cell office:value-type="string">
            <text:p>Automotive</text:p>
          </table:table-cell>
          <table:table-cell office:value-type="string">
            <text:p>Waelchi, Howell and Langworth</text:p>
          </table:table-cell>
          <table:table-cell office:value-type="float" office:value="44209.89630958333">
            <text:p>44209.89630958333</text:p>
          </table:table-cell>
          <table:table-cell office:value-type="string">
            <text:p>http://placeimg.com/640/480</text:p>
          </table:table-cell>
          <table:table-cell office:value-type="string">
            <text:p>Eos iure voluptate et et delectus. Corporis et voluptatem neque nemo sit repellat alias eum. Error perspiciatis sed. Et excepturi et alias enim quaerat veniam. Alias a odio voluptatem iusto necessitatibus iste doloremque.</text:p>
          </table:table-cell>
          <table:table-cell office:value-type="boolean" office:boolean-value="false">
            <text:p>FALSE</text:p>
          </table:table-cell>
        </table:table-row>
        <table:table-row>
          <table:table-cell office:value-type="string">
            <text:p>Wilma Sauer</text:p>
          </table:table-cell>
          <table:table-cell office:value-type="string">
            <text:p>1-960-978-5971 x698</text:p>
          </table:table-cell>
          <table:table-cell office:value-type="string">
            <text:p>Torrey_Orn91@yahoo.com</text:p>
          </table:table-cell>
          <table:table-cell office:value-type="string">
            <text:p>223 Keira Crossroad</text:p>
          </table:table-cell>
          <table:table-cell office:value-type="string">
            <text:p>Richieview</text:p>
          </table:table-cell>
          <table:table-cell office:value-type="string">
            <text:p>Oklahoma</text:p>
          </table:table-cell>
          <table:table-cell office:value-type="string">
            <text:p>22880</text:p>
          </table:table-cell>
          <table:table-cell office:value-type="string">
            <text:p>619487700</text:p>
          </table:table-cell>
          <table:table-cell office:value-type="string">
            <text:p>Shoes</text:p>
          </table:table-cell>
          <table:table-cell office:value-type="string">
            <text:p>Klein - Goldner</text:p>
          </table:table-cell>
          <table:table-cell office:value-type="float" office:value="44387.94001424769">
            <text:p>44387.94001424769</text:p>
          </table:table-cell>
          <table:table-cell office:value-type="string">
            <text:p>http://placeimg.com/640/480</text:p>
          </table:table-cell>
          <table:table-cell office:value-type="string">
            <text:p>Voluptatum ea illo reprehenderit qui recusandae necessitatibus omnis qui porro. Dicta laudantium velit quia ducimus. Architecto consequuntur assumenda laudantium impedit est blanditiis enim labore cum. Ea illum aut non qui. Quam eaque atque ut. Vero alias ipsum et ut repellendus blanditiis eos illum repellat.</text:p>
          </table:table-cell>
          <table:table-cell office:value-type="boolean" office:boolean-value="true">
            <text:p>TRUE</text:p>
          </table:table-cell>
        </table:table-row>
        <table:table-row>
          <table:table-cell office:value-type="string">
            <text:p>Sandy Ritchie</text:p>
          </table:table-cell>
          <table:table-cell office:value-type="string">
            <text:p>594-272-0430</text:p>
          </table:table-cell>
          <table:table-cell office:value-type="string">
            <text:p>Jennie.Davis@hotmail.com</text:p>
          </table:table-cell>
          <table:table-cell office:value-type="string">
            <text:p>9289 Retta Manor</text:p>
          </table:table-cell>
          <table:table-cell office:value-type="string">
            <text:p>East Vellaport</text:p>
          </table:table-cell>
          <table:table-cell office:value-type="string">
            <text:p>North Dakota</text:p>
          </table:table-cell>
          <table:table-cell office:value-type="string">
            <text:p>74324</text:p>
          </table:table-cell>
          <table:table-cell office:value-type="string">
            <text:p>306357538</text:p>
          </table:table-cell>
          <table:table-cell office:value-type="string">
            <text:p>Kids</text:p>
          </table:table-cell>
          <table:table-cell office:value-type="string">
            <text:p>Turcotte - Metz</text:p>
          </table:table-cell>
          <table:table-cell office:value-type="float" office:value="44272.10249741898">
            <text:p>44272.10249741898</text:p>
          </table:table-cell>
          <table:table-cell office:value-type="string">
            <text:p>http://placeimg.com/640/480</text:p>
          </table:table-cell>
          <table:table-cell office:value-type="string">
            <text:p>Eligendi itaque adipisci rerum ut ipsam debitis adipisci. Fuga libero impedit dolor officiis maiores. Nesciunt aut eligendi temporibus sit. Commodi et qui vel iusto repellendus aut quo eligendi repudiandae. Error nostrum quo quibusdam corporis architecto quia.</text:p>
          </table:table-cell>
          <table:table-cell office:value-type="boolean" office:boolean-value="true">
            <text:p>TRUE</text:p>
          </table:table-cell>
        </table:table-row>
        <table:table-row>
          <table:table-cell office:value-type="string">
            <text:p>Josephine Mosciski</text:p>
          </table:table-cell>
          <table:table-cell office:value-type="string">
            <text:p>1-267-646-1262 x6676</text:p>
          </table:table-cell>
          <table:table-cell office:value-type="string">
            <text:p>Jennie_Graham@yahoo.com</text:p>
          </table:table-cell>
          <table:table-cell office:value-type="string">
            <text:p>29334 Hillard Ranch</text:p>
          </table:table-cell>
          <table:table-cell office:value-type="string">
            <text:p>New Harley</text:p>
          </table:table-cell>
          <table:table-cell office:value-type="string">
            <text:p>Montana</text:p>
          </table:table-cell>
          <table:table-cell office:value-type="string">
            <text:p>47544-9782</text:p>
          </table:table-cell>
          <table:table-cell office:value-type="string">
            <text:p>659957423</text:p>
          </table:table-cell>
          <table:table-cell office:value-type="string">
            <text:p>Kids</text:p>
          </table:table-cell>
          <table:table-cell office:value-type="string">
            <text:p>Powlowski, Wisoky and Kertzmann</text:p>
          </table:table-cell>
          <table:table-cell office:value-type="float" office:value="44550.17467755787">
            <text:p>44550.17467755787</text:p>
          </table:table-cell>
          <table:table-cell office:value-type="string">
            <text:p>http://placeimg.com/640/480</text:p>
          </table:table-cell>
          <table:table-cell office:value-type="string">
            <text:p>Veritatis qui voluptatem dolorem ex aperiam quam et. Beatae molestias sunt voluptatum magnam voluptatem praesentium quam. Explicabo facilis et at assumenda esse.</text:p>
          </table:table-cell>
          <table:table-cell office:value-type="boolean" office:boolean-value="false">
            <text:p>FALSE</text:p>
          </table:table-cell>
        </table:table-row>
        <table:table-row>
          <table:table-cell office:value-type="string">
            <text:p>Norman Heaney</text:p>
          </table:table-cell>
          <table:table-cell office:value-type="string">
            <text:p>919.415.8791 x9099</text:p>
          </table:table-cell>
          <table:table-cell office:value-type="string">
            <text:p>Florian.Kshlerin39@yahoo.com</text:p>
          </table:table-cell>
          <table:table-cell office:value-type="string">
            <text:p>697 Fermin Squares</text:p>
          </table:table-cell>
          <table:table-cell office:value-type="string">
            <text:p>West Scarlett</text:p>
          </table:table-cell>
          <table:table-cell office:value-type="string">
            <text:p>Delaware</text:p>
          </table:table-cell>
          <table:table-cell office:value-type="string">
            <text:p>11696-5446</text:p>
          </table:table-cell>
          <table:table-cell office:value-type="string">
            <text:p>002974309</text:p>
          </table:table-cell>
          <table:table-cell office:value-type="string">
            <text:p>Electronics</text:p>
          </table:table-cell>
          <table:table-cell office:value-type="string">
            <text:p>Batz, Schinner and Erdman</text:p>
          </table:table-cell>
          <table:table-cell office:value-type="float" office:value="44289.164329907406">
            <text:p>44289.164329907406</text:p>
          </table:table-cell>
          <table:table-cell office:value-type="string">
            <text:p>http://placeimg.com/640/480</text:p>
          </table:table-cell>
          <table:table-cell office:value-type="string">
            <text:p>Dolores occaecati quia voluptatem aut. Est rerum asperiores. Eveniet voluptate incidunt quia laboriosam consequuntur sed. Numquam magnam quaerat et. Ea enim quos laboriosam sunt nihil enim est recusandae accusamus. Qui minus labore nihil tempore numquam facilis aut.</text:p>
          </table:table-cell>
          <table:table-cell office:value-type="boolean" office:boolean-value="false">
            <text:p>FALSE</text:p>
          </table:table-cell>
        </table:table-row>
        <table:table-row>
          <table:table-cell office:value-type="string">
            <text:p>Nicolas Aufderhar</text:p>
          </table:table-cell>
          <table:table-cell office:value-type="string">
            <text:p>610.972.1939</text:p>
          </table:table-cell>
          <table:table-cell office:value-type="string">
            <text:p>Keenan_Hagenes@gmail.com</text:p>
          </table:table-cell>
          <table:table-cell office:value-type="string">
            <text:p>53076 Bosco Rue</text:p>
          </table:table-cell>
          <table:table-cell office:value-type="string">
            <text:p>Lake Ridge</text:p>
          </table:table-cell>
          <table:table-cell office:value-type="string">
            <text:p>Kentucky</text:p>
          </table:table-cell>
          <table:table-cell office:value-type="string">
            <text:p>21599</text:p>
          </table:table-cell>
          <table:table-cell office:value-type="string">
            <text:p>348908521</text:p>
          </table:table-cell>
          <table:table-cell office:value-type="string">
            <text:p>Garden</text:p>
          </table:table-cell>
          <table:table-cell office:value-type="string">
            <text:p>Abernathy and Sons</text:p>
          </table:table-cell>
          <table:table-cell office:value-type="float" office:value="44535.16804989583">
            <text:p>44535.16804989583</text:p>
          </table:table-cell>
          <table:table-cell office:value-type="string">
            <text:p>http://placeimg.com/640/480</text:p>
          </table:table-cell>
          <table:table-cell office:value-type="string">
            <text:p>Consequuntur aspernatur optio officiis. Harum perferendis sed voluptatem vero tenetur. Quae nihil nulla vel consequatur saepe et. Et praesentium error. Deserunt id sit ut rem consequatur veritatis saepe quasi. In enim consequatur consequuntur assumenda velit architecto optio sit.</text:p>
          </table:table-cell>
          <table:table-cell office:value-type="boolean" office:boolean-value="false">
            <text:p>FALSE</text:p>
          </table:table-cell>
        </table:table-row>
        <table:table-row>
          <table:table-cell office:value-type="string">
            <text:p>Miranda Abshire</text:p>
          </table:table-cell>
          <table:table-cell office:value-type="string">
            <text:p>1-735-693-4186 x73777</text:p>
          </table:table-cell>
          <table:table-cell office:value-type="string">
            <text:p>Marc64@gmail.com</text:p>
          </table:table-cell>
          <table:table-cell office:value-type="string">
            <text:p>5450 Florence Orchard</text:p>
          </table:table-cell>
          <table:table-cell office:value-type="string">
            <text:p>Port Manuelafurt</text:p>
          </table:table-cell>
          <table:table-cell office:value-type="string">
            <text:p>Wyoming</text:p>
          </table:table-cell>
          <table:table-cell office:value-type="string">
            <text:p>84400-5836</text:p>
          </table:table-cell>
          <table:table-cell office:value-type="string">
            <text:p>240827661</text:p>
          </table:table-cell>
          <table:table-cell office:value-type="string">
            <text:p>Outdoors</text:p>
          </table:table-cell>
          <table:table-cell office:value-type="string">
            <text:p>Glover, Kozey and Runolfsson</text:p>
          </table:table-cell>
          <table:table-cell office:value-type="float" office:value="44406.384205104165">
            <text:p>44406.384205104165</text:p>
          </table:table-cell>
          <table:table-cell office:value-type="string">
            <text:p>http://placeimg.com/640/480</text:p>
          </table:table-cell>
          <table:table-cell office:value-type="string">
            <text:p>Corrupti alias inventore ab quasi consequatur repellendus provident a. Nam quos ducimus dolorem repudiandae quia molestias recusandae quia. Repellat sequi ipsa qui alias vero accusamus rem et nisi.</text:p>
          </table:table-cell>
          <table:table-cell office:value-type="boolean" office:boolean-value="true">
            <text:p>TRUE</text:p>
          </table:table-cell>
        </table:table-row>
        <table:table-row>
          <table:table-cell office:value-type="string">
            <text:p>Dana King</text:p>
          </table:table-cell>
          <table:table-cell office:value-type="string">
            <text:p>(591) 376-1270</text:p>
          </table:table-cell>
          <table:table-cell office:value-type="string">
            <text:p>Allan_Weber@yahoo.com</text:p>
          </table:table-cell>
          <table:table-cell office:value-type="string">
            <text:p>60084 Kasey Ridges</text:p>
          </table:table-cell>
          <table:table-cell office:value-type="string">
            <text:p>Rosenbaumfurt</text:p>
          </table:table-cell>
          <table:table-cell office:value-type="string">
            <text:p>Connecticut</text:p>
          </table:table-cell>
          <table:table-cell office:value-type="string">
            <text:p>11934-5324</text:p>
          </table:table-cell>
          <table:table-cell office:value-type="string">
            <text:p>058197130</text:p>
          </table:table-cell>
          <table:table-cell office:value-type="string">
            <text:p>Electronics</text:p>
          </table:table-cell>
          <table:table-cell office:value-type="string">
            <text:p>Wolf, Altenwerth and Aufderhar</text:p>
          </table:table-cell>
          <table:table-cell office:value-type="float" office:value="44319.83923763889">
            <text:p>44319.83923763889</text:p>
          </table:table-cell>
          <table:table-cell office:value-type="string">
            <text:p>http://placeimg.com/640/480</text:p>
          </table:table-cell>
          <table:table-cell office:value-type="string">
            <text:p>Quaerat velit sapiente ducimus voluptas non. Cum aut sed ut consequatur voluptatem eum quo nemo. Est omnis in numquam amet vel.</text:p>
          </table:table-cell>
          <table:table-cell office:value-type="boolean" office:boolean-value="true">
            <text:p>TRUE</text:p>
          </table:table-cell>
        </table:table-row>
        <table:table-row>
          <table:table-cell office:value-type="string">
            <text:p>Rosa Breitenberg</text:p>
          </table:table-cell>
          <table:table-cell office:value-type="string">
            <text:p>1-409-669-7563 x3949</text:p>
          </table:table-cell>
          <table:table-cell office:value-type="string">
            <text:p>Alexie71@hotmail.com</text:p>
          </table:table-cell>
          <table:table-cell office:value-type="string">
            <text:p>2207 Will Tunnel</text:p>
          </table:table-cell>
          <table:table-cell office:value-type="string">
            <text:p>East Pamelaburgh</text:p>
          </table:table-cell>
          <table:table-cell office:value-type="string">
            <text:p>Texas</text:p>
          </table:table-cell>
          <table:table-cell office:value-type="string">
            <text:p>36007-8917</text:p>
          </table:table-cell>
          <table:table-cell office:value-type="string">
            <text:p>893149204</text:p>
          </table:table-cell>
          <table:table-cell office:value-type="string">
            <text:p>Toys</text:p>
          </table:table-cell>
          <table:table-cell office:value-type="string">
            <text:p>Yundt - Tromp</text:p>
          </table:table-cell>
          <table:table-cell office:value-type="float" office:value="44223.51881439815">
            <text:p>44223.51881439815</text:p>
          </table:table-cell>
          <table:table-cell office:value-type="string">
            <text:p>http://placeimg.com/640/480</text:p>
          </table:table-cell>
          <table:table-cell office:value-type="string">
            <text:p>Fuga et placeat alias numquam ut. Enim est in aut velit et nisi vero. Quae voluptatem quia dolor possimus distinctio impedit maiores.</text:p>
          </table:table-cell>
          <table:table-cell office:value-type="boolean" office:boolean-value="true">
            <text:p>TRUE</text:p>
          </table:table-cell>
        </table:table-row>
        <table:table-row>
          <table:table-cell office:value-type="string">
            <text:p>Cindy Kling</text:p>
          </table:table-cell>
          <table:table-cell office:value-type="string">
            <text:p>694-921-5337</text:p>
          </table:table-cell>
          <table:table-cell office:value-type="string">
            <text:p>Lexi83@hotmail.com</text:p>
          </table:table-cell>
          <table:table-cell office:value-type="string">
            <text:p>530 Roscoe Keys</text:p>
          </table:table-cell>
          <table:table-cell office:value-type="string">
            <text:p>Huntington Park</text:p>
          </table:table-cell>
          <table:table-cell office:value-type="string">
            <text:p>South Carolina</text:p>
          </table:table-cell>
          <table:table-cell office:value-type="string">
            <text:p>69834</text:p>
          </table:table-cell>
          <table:table-cell office:value-type="string">
            <text:p>861125742</text:p>
          </table:table-cell>
          <table:table-cell office:value-type="string">
            <text:p>Toys</text:p>
          </table:table-cell>
          <table:table-cell office:value-type="string">
            <text:p>Kuvalis Group</text:p>
          </table:table-cell>
          <table:table-cell office:value-type="float" office:value="44359.86750130787">
            <text:p>44359.86750130787</text:p>
          </table:table-cell>
          <table:table-cell office:value-type="string">
            <text:p>http://placeimg.com/640/480</text:p>
          </table:table-cell>
          <table:table-cell office:value-type="string">
            <text:p>Quo impedit corporis nesciunt dolorem ex. Earum enim est et in fuga inventore sunt magni sit. Qui molestiae et fugiat. Ullam fugit minima veritatis veritatis sint iure nesciunt amet iusto.</text:p>
          </table:table-cell>
          <table:table-cell office:value-type="boolean" office:boolean-value="true">
            <text:p>TRUE</text:p>
          </table:table-cell>
        </table:table-row>
        <table:table-row>
          <table:table-cell office:value-type="string">
            <text:p>Amelia Hermiston</text:p>
          </table:table-cell>
          <table:table-cell office:value-type="string">
            <text:p>(874) 414-5540 x69392</text:p>
          </table:table-cell>
          <table:table-cell office:value-type="string">
            <text:p>Nicolette_Roberts90@yahoo.com</text:p>
          </table:table-cell>
          <table:table-cell office:value-type="string">
            <text:p>624 Nash Rest</text:p>
          </table:table-cell>
          <table:table-cell office:value-type="string">
            <text:p>South Joeyburgh</text:p>
          </table:table-cell>
          <table:table-cell office:value-type="string">
            <text:p>Washington</text:p>
          </table:table-cell>
          <table:table-cell office:value-type="string">
            <text:p>60923</text:p>
          </table:table-cell>
          <table:table-cell office:value-type="string">
            <text:p>083002096</text:p>
          </table:table-cell>
          <table:table-cell office:value-type="string">
            <text:p>Tools</text:p>
          </table:table-cell>
          <table:table-cell office:value-type="string">
            <text:p>Lindgren Inc</text:p>
          </table:table-cell>
          <table:table-cell office:value-type="float" office:value="44515.34474260417">
            <text:p>44515.34474260417</text:p>
          </table:table-cell>
          <table:table-cell office:value-type="string">
            <text:p>http://placeimg.com/640/480</text:p>
          </table:table-cell>
          <table:table-cell office:value-type="string">
            <text:p>Voluptas sint quas quia ipsam omnis sed animi. Quo excepturi error sint dolor dignissimos doloribus pariatur amet. Minima molestiae amet consectetur cum odio assumenda ipsa. Architecto est corrupti voluptatem.</text:p>
          </table:table-cell>
          <table:table-cell office:value-type="boolean" office:boolean-value="false">
            <text:p>FALSE</text:p>
          </table:table-cell>
        </table:table-row>
        <table:table-row>
          <table:table-cell office:value-type="string">
            <text:p>Seth Koepp</text:p>
          </table:table-cell>
          <table:table-cell office:value-type="string">
            <text:p>1-832-368-0560</text:p>
          </table:table-cell>
          <table:table-cell office:value-type="string">
            <text:p>Mayra65@hotmail.com</text:p>
          </table:table-cell>
          <table:table-cell office:value-type="string">
            <text:p>86360 Kris Forges</text:p>
          </table:table-cell>
          <table:table-cell office:value-type="string">
            <text:p>Port Albinmouth</text:p>
          </table:table-cell>
          <table:table-cell office:value-type="string">
            <text:p>Virginia</text:p>
          </table:table-cell>
          <table:table-cell office:value-type="string">
            <text:p>72506</text:p>
          </table:table-cell>
          <table:table-cell office:value-type="string">
            <text:p>487218198</text:p>
          </table:table-cell>
          <table:table-cell office:value-type="string">
            <text:p>Books</text:p>
          </table:table-cell>
          <table:table-cell office:value-type="string">
            <text:p>Schiller, Gusikowski and Kemmer</text:p>
          </table:table-cell>
          <table:table-cell office:value-type="float" office:value="44498.73786368056">
            <text:p>44498.73786368056</text:p>
          </table:table-cell>
          <table:table-cell office:value-type="string">
            <text:p>http://placeimg.com/640/480</text:p>
          </table:table-cell>
          <table:table-cell office:value-type="string">
            <text:p>Sunt occaecati eveniet non rerum architecto praesentium et dolorem. Voluptate aliquid eum corrupti et sed quia molestias. Quod sunt eos rerum cum at alias. Nemo fugit eius.</text:p>
          </table:table-cell>
          <table:table-cell office:value-type="boolean" office:boolean-value="true">
            <text:p>TRUE</text:p>
          </table:table-cell>
        </table:table-row>
        <table:table-row>
          <table:table-cell office:value-type="string">
            <text:p>Gregory Altenwerth</text:p>
          </table:table-cell>
          <table:table-cell office:value-type="string">
            <text:p>1-275-757-1203 x5045</text:p>
          </table:table-cell>
          <table:table-cell office:value-type="string">
            <text:p>Verda3@yahoo.com</text:p>
          </table:table-cell>
          <table:table-cell office:value-type="string">
            <text:p>9496 Aaliyah Port</text:p>
          </table:table-cell>
          <table:table-cell office:value-type="string">
            <text:p>Dickensview</text:p>
          </table:table-cell>
          <table:table-cell office:value-type="string">
            <text:p>Colorado</text:p>
          </table:table-cell>
          <table:table-cell office:value-type="string">
            <text:p>83990-6207</text:p>
          </table:table-cell>
          <table:table-cell office:value-type="string">
            <text:p>980819159</text:p>
          </table:table-cell>
          <table:table-cell office:value-type="string">
            <text:p>Home</text:p>
          </table:table-cell>
          <table:table-cell office:value-type="string">
            <text:p>Johnston - Bruen</text:p>
          </table:table-cell>
          <table:table-cell office:value-type="float" office:value="44534.50634329861">
            <text:p>44534.50634329861</text:p>
          </table:table-cell>
          <table:table-cell office:value-type="string">
            <text:p>http://placeimg.com/640/480</text:p>
          </table:table-cell>
          <table:table-cell office:value-type="string">
            <text:p>Sit aliquam quod placeat omnis fugit ut praesentium veniam. Quia non sint quos quia nam ut aut. Quaerat dolores est consequuntur provident dolore voluptas amet aut officia. Eveniet saepe ut sed consectetur. Eum ea nulla.</text:p>
          </table:table-cell>
          <table:table-cell office:value-type="boolean" office:boolean-value="true">
            <text:p>TRUE</text:p>
          </table:table-cell>
        </table:table-row>
        <table:table-row>
          <table:table-cell office:value-type="string">
            <text:p>Mr. Jill Littel</text:p>
          </table:table-cell>
          <table:table-cell office:value-type="string">
            <text:p>(805) 297-9136</text:p>
          </table:table-cell>
          <table:table-cell office:value-type="string">
            <text:p>Michelle_Kautzer40@hotmail.com</text:p>
          </table:table-cell>
          <table:table-cell office:value-type="string">
            <text:p>4192 Mann Stream</text:p>
          </table:table-cell>
          <table:table-cell office:value-type="string">
            <text:p>Giovannymouth</text:p>
          </table:table-cell>
          <table:table-cell office:value-type="string">
            <text:p>Maryland</text:p>
          </table:table-cell>
          <table:table-cell office:value-type="string">
            <text:p>57044-7716</text:p>
          </table:table-cell>
          <table:table-cell office:value-type="string">
            <text:p>743469458</text:p>
          </table:table-cell>
          <table:table-cell office:value-type="string">
            <text:p>Automotive</text:p>
          </table:table-cell>
          <table:table-cell office:value-type="string">
            <text:p>O'Keefe Inc</text:p>
          </table:table-cell>
          <table:table-cell office:value-type="float" office:value="44215.05298890046">
            <text:p>44215.05298890046</text:p>
          </table:table-cell>
          <table:table-cell office:value-type="string">
            <text:p>http://placeimg.com/640/480</text:p>
          </table:table-cell>
          <table:table-cell office:value-type="string">
            <text:p>Odit assumenda pariatur sit reiciendis dolorem rerum. Quia dignissimos modi dolores et. Qui occaecati praesentium qui architecto atque.</text:p>
          </table:table-cell>
          <table:table-cell office:value-type="boolean" office:boolean-value="false">
            <text:p>FALSE</text:p>
          </table:table-cell>
        </table:table-row>
        <table:table-row>
          <table:table-cell office:value-type="string">
            <text:p>Celia Emard Sr.</text:p>
          </table:table-cell>
          <table:table-cell office:value-type="string">
            <text:p>797.380.6898 x934</text:p>
          </table:table-cell>
          <table:table-cell office:value-type="string">
            <text:p>Lance_Sporer30@hotmail.com</text:p>
          </table:table-cell>
          <table:table-cell office:value-type="string">
            <text:p>2451 Lebsack Mission</text:p>
          </table:table-cell>
          <table:table-cell office:value-type="string">
            <text:p>Khalidberg</text:p>
          </table:table-cell>
          <table:table-cell office:value-type="string">
            <text:p>Iowa</text:p>
          </table:table-cell>
          <table:table-cell office:value-type="string">
            <text:p>71778-5883</text:p>
          </table:table-cell>
          <table:table-cell office:value-type="string">
            <text:p>391602489</text:p>
          </table:table-cell>
          <table:table-cell office:value-type="string">
            <text:p>Computers</text:p>
          </table:table-cell>
          <table:table-cell office:value-type="string">
            <text:p>Denesik - Franecki</text:p>
          </table:table-cell>
          <table:table-cell office:value-type="float" office:value="44374.68588673611">
            <text:p>44374.68588673611</text:p>
          </table:table-cell>
          <table:table-cell office:value-type="string">
            <text:p>http://placeimg.com/640/480</text:p>
          </table:table-cell>
          <table:table-cell office:value-type="string">
            <text:p>Vero sed a assumenda. Blanditiis et aut nesciunt dolorum tenetur molestiae. Non est odit ut vero. Quo amet et dolores iure et odit.</text:p>
          </table:table-cell>
          <table:table-cell office:value-type="boolean" office:boolean-value="false">
            <text:p>FALSE</text:p>
          </table:table-cell>
        </table:table-row>
        <table:table-row>
          <table:table-cell office:value-type="string">
            <text:p>Jeannie Bednar IV</text:p>
          </table:table-cell>
          <table:table-cell office:value-type="string">
            <text:p>761.661.3373 x13124</text:p>
          </table:table-cell>
          <table:table-cell office:value-type="string">
            <text:p>Theresia_Spinka16@gmail.com</text:p>
          </table:table-cell>
          <table:table-cell office:value-type="string">
            <text:p>47093 Schulist Estate</text:p>
          </table:table-cell>
          <table:table-cell office:value-type="string">
            <text:p>West Mortimer</text:p>
          </table:table-cell>
          <table:table-cell office:value-type="string">
            <text:p>Montana</text:p>
          </table:table-cell>
          <table:table-cell office:value-type="string">
            <text:p>58735-2860</text:p>
          </table:table-cell>
          <table:table-cell office:value-type="string">
            <text:p>292972496</text:p>
          </table:table-cell>
          <table:table-cell office:value-type="string">
            <text:p>Sports</text:p>
          </table:table-cell>
          <table:table-cell office:value-type="string">
            <text:p>Koch, Pouros and Bednar</text:p>
          </table:table-cell>
          <table:table-cell office:value-type="float" office:value="44272.90379638889">
            <text:p>44272.90379638889</text:p>
          </table:table-cell>
          <table:table-cell office:value-type="string">
            <text:p>http://placeimg.com/640/480</text:p>
          </table:table-cell>
          <table:table-cell office:value-type="string">
            <text:p>Ut similique officiis et saepe qui voluptas quibusdam sunt. Iure delectus ea temporibus autem perspiciatis optio sit voluptates. Accusamus quia aliquam sed hic sit a ab numquam magni. Qui qui ipsum dolore debitis. Explicabo ratione alias harum ratione quis maxime accusantium maiores enim. Enim debitis facere quo sunt consequatur officiis doloremque deleniti.</text:p>
          </table:table-cell>
          <table:table-cell office:value-type="boolean" office:boolean-value="true">
            <text:p>TRUE</text:p>
          </table:table-cell>
        </table:table-row>
        <table:table-row>
          <table:table-cell office:value-type="string">
            <text:p>Guadalupe Barrows</text:p>
          </table:table-cell>
          <table:table-cell office:value-type="string">
            <text:p>(748) 402-4693 x878</text:p>
          </table:table-cell>
          <table:table-cell office:value-type="string">
            <text:p>Luis_Raynor94@yahoo.com</text:p>
          </table:table-cell>
          <table:table-cell office:value-type="string">
            <text:p>49205 Lloyd Stravenue</text:p>
          </table:table-cell>
          <table:table-cell office:value-type="string">
            <text:p>East Hilda</text:p>
          </table:table-cell>
          <table:table-cell office:value-type="string">
            <text:p>Missouri</text:p>
          </table:table-cell>
          <table:table-cell office:value-type="string">
            <text:p>69765</text:p>
          </table:table-cell>
          <table:table-cell office:value-type="string">
            <text:p>428212153</text:p>
          </table:table-cell>
          <table:table-cell office:value-type="string">
            <text:p>Automotive</text:p>
          </table:table-cell>
          <table:table-cell office:value-type="string">
            <text:p>Kub - Bartoletti</text:p>
          </table:table-cell>
          <table:table-cell office:value-type="float" office:value="44561.035567280094">
            <text:p>44561.035567280094</text:p>
          </table:table-cell>
          <table:table-cell office:value-type="string">
            <text:p>http://placeimg.com/640/480</text:p>
          </table:table-cell>
          <table:table-cell office:value-type="string">
            <text:p>Quae officia qui. Vel non quo numquam explicabo nulla ut. Perspiciatis perspiciatis quod. Porro velit illum qui. Voluptas placeat iste voluptatem vel explicabo accusantium.</text:p>
          </table:table-cell>
          <table:table-cell office:value-type="boolean" office:boolean-value="true">
            <text:p>TRUE</text:p>
          </table:table-cell>
        </table:table-row>
        <table:table-row>
          <table:table-cell office:value-type="string">
            <text:p>Sheldon Baumbach</text:p>
          </table:table-cell>
          <table:table-cell office:value-type="string">
            <text:p>1-733-353-4939 x2143</text:p>
          </table:table-cell>
          <table:table-cell office:value-type="string">
            <text:p>Alfreda_Schuster@hotmail.com</text:p>
          </table:table-cell>
          <table:table-cell office:value-type="string">
            <text:p>1296 Lilla Estate</text:p>
          </table:table-cell>
          <table:table-cell office:value-type="string">
            <text:p>South Dejaland</text:p>
          </table:table-cell>
          <table:table-cell office:value-type="string">
            <text:p>Utah</text:p>
          </table:table-cell>
          <table:table-cell office:value-type="string">
            <text:p>59586</text:p>
          </table:table-cell>
          <table:table-cell office:value-type="string">
            <text:p>385854955</text:p>
          </table:table-cell>
          <table:table-cell office:value-type="string">
            <text:p>Clothing</text:p>
          </table:table-cell>
          <table:table-cell office:value-type="string">
            <text:p>Grimes and Sons</text:p>
          </table:table-cell>
          <table:table-cell office:value-type="float" office:value="44370.66210736111">
            <text:p>44370.66210736111</text:p>
          </table:table-cell>
          <table:table-cell office:value-type="string">
            <text:p>http://placeimg.com/640/480</text:p>
          </table:table-cell>
          <table:table-cell office:value-type="string">
            <text:p>Atque sit sit et consequuntur voluptatem. Quis natus blanditiis sint voluptate perferendis ut omnis. Sequi unde quam quia sint. Nulla voluptas laborum velit explicabo voluptatibus. Est non qui tenetur veniam sunt vero iste accusamus.</text:p>
          </table:table-cell>
          <table:table-cell office:value-type="boolean" office:boolean-value="false">
            <text:p>FALSE</text:p>
          </table:table-cell>
        </table:table-row>
        <table:table-row>
          <table:table-cell office:value-type="string">
            <text:p>Veronica Blick</text:p>
          </table:table-cell>
          <table:table-cell office:value-type="string">
            <text:p>1-648-616-3284 x4204</text:p>
          </table:table-cell>
          <table:table-cell office:value-type="string">
            <text:p>Maye_Johnson@hotmail.com</text:p>
          </table:table-cell>
          <table:table-cell office:value-type="string">
            <text:p>5753 Johnson Bridge</text:p>
          </table:table-cell>
          <table:table-cell office:value-type="string">
            <text:p>Malachifort</text:p>
          </table:table-cell>
          <table:table-cell office:value-type="string">
            <text:p>South Carolina</text:p>
          </table:table-cell>
          <table:table-cell office:value-type="string">
            <text:p>59096-8713</text:p>
          </table:table-cell>
          <table:table-cell office:value-type="string">
            <text:p>975904228</text:p>
          </table:table-cell>
          <table:table-cell office:value-type="string">
            <text:p>Computers</text:p>
          </table:table-cell>
          <table:table-cell office:value-type="string">
            <text:p>Blanda and Sons</text:p>
          </table:table-cell>
          <table:table-cell office:value-type="float" office:value="44392.77731334491">
            <text:p>44392.77731334491</text:p>
          </table:table-cell>
          <table:table-cell office:value-type="string">
            <text:p>http://placeimg.com/640/480</text:p>
          </table:table-cell>
          <table:table-cell office:value-type="string">
            <text:p>Dolorem dolorem iure qui molestias eius aliquam ullam. Non nobis enim beatae iusto sed fugit qui. Modi fugit fuga nihil delectus praesentium velit. Vitae quidem dicta voluptatem nobis. Voluptas modi doloremque. Placeat molestiae officiis recusandae est suscipit omnis eos blanditiis culpa.</text:p>
          </table:table-cell>
          <table:table-cell office:value-type="boolean" office:boolean-value="true">
            <text:p>TRUE</text:p>
          </table:table-cell>
        </table:table-row>
        <table:table-row>
          <table:table-cell office:value-type="string">
            <text:p>Winifred Waelchi DDS</text:p>
          </table:table-cell>
          <table:table-cell office:value-type="string">
            <text:p>1-799-255-5544 x2560</text:p>
          </table:table-cell>
          <table:table-cell office:value-type="string">
            <text:p>Bianka_MacGyver48@yahoo.com</text:p>
          </table:table-cell>
          <table:table-cell office:value-type="string">
            <text:p>84738 Lauryn Junction</text:p>
          </table:table-cell>
          <table:table-cell office:value-type="string">
            <text:p>San Tan Valley</text:p>
          </table:table-cell>
          <table:table-cell office:value-type="string">
            <text:p>Tennessee</text:p>
          </table:table-cell>
          <table:table-cell office:value-type="string">
            <text:p>96006</text:p>
          </table:table-cell>
          <table:table-cell office:value-type="string">
            <text:p>539811838</text:p>
          </table:table-cell>
          <table:table-cell office:value-type="string">
            <text:p>Baby</text:p>
          </table:table-cell>
          <table:table-cell office:value-type="string">
            <text:p>Crist, Wilderman and Pagac</text:p>
          </table:table-cell>
          <table:table-cell office:value-type="float" office:value="44529.350875868055">
            <text:p>44529.350875868055</text:p>
          </table:table-cell>
          <table:table-cell office:value-type="string">
            <text:p>http://placeimg.com/640/480</text:p>
          </table:table-cell>
          <table:table-cell office:value-type="string">
            <text:p>Sed nemo esse quae odit. Autem culpa non eius dolore aut. Molestias impedit aliquam quae. Nihil harum amet voluptas optio non impedit minus quod ad.</text:p>
          </table:table-cell>
          <table:table-cell office:value-type="boolean" office:boolean-value="true">
            <text:p>TRUE</text:p>
          </table:table-cell>
        </table:table-row>
        <table:table-row>
          <table:table-cell office:value-type="string">
            <text:p>Miss Ellis Ernser</text:p>
          </table:table-cell>
          <table:table-cell office:value-type="string">
            <text:p>(919) 388-0741 x633</text:p>
          </table:table-cell>
          <table:table-cell office:value-type="string">
            <text:p>Odie20@yahoo.com</text:p>
          </table:table-cell>
          <table:table-cell office:value-type="string">
            <text:p>25346 Napoleon Spring</text:p>
          </table:table-cell>
          <table:table-cell office:value-type="string">
            <text:p>Rethamouth</text:p>
          </table:table-cell>
          <table:table-cell office:value-type="string">
            <text:p>California</text:p>
          </table:table-cell>
          <table:table-cell office:value-type="string">
            <text:p>73652-4951</text:p>
          </table:table-cell>
          <table:table-cell office:value-type="string">
            <text:p>104249990</text:p>
          </table:table-cell>
          <table:table-cell office:value-type="string">
            <text:p>Beauty</text:p>
          </table:table-cell>
          <table:table-cell office:value-type="string">
            <text:p>Kutch, Lowe and Kirlin</text:p>
          </table:table-cell>
          <table:table-cell office:value-type="float" office:value="44406.164916041664">
            <text:p>44406.164916041664</text:p>
          </table:table-cell>
          <table:table-cell office:value-type="string">
            <text:p>http://placeimg.com/640/480</text:p>
          </table:table-cell>
          <table:table-cell office:value-type="string">
            <text:p>Quaerat doloremque praesentium sunt. Deserunt in eum porro magnam repellendus. Dolor corporis natus.</text:p>
          </table:table-cell>
          <table:table-cell office:value-type="boolean" office:boolean-value="false">
            <text:p>FALSE</text:p>
          </table:table-cell>
        </table:table-row>
        <table:table-row>
          <table:table-cell office:value-type="string">
            <text:p>Krista Gutmann</text:p>
          </table:table-cell>
          <table:table-cell office:value-type="string">
            <text:p>(576) 374-6481</text:p>
          </table:table-cell>
          <table:table-cell office:value-type="string">
            <text:p>Forrest47@yahoo.com</text:p>
          </table:table-cell>
          <table:table-cell office:value-type="string">
            <text:p>758 Jaden Stravenue</text:p>
          </table:table-cell>
          <table:table-cell office:value-type="string">
            <text:p>West Niachester</text:p>
          </table:table-cell>
          <table:table-cell office:value-type="string">
            <text:p>Ohio</text:p>
          </table:table-cell>
          <table:table-cell office:value-type="string">
            <text:p>04459-9626</text:p>
          </table:table-cell>
          <table:table-cell office:value-type="string">
            <text:p>345182269</text:p>
          </table:table-cell>
          <table:table-cell office:value-type="string">
            <text:p>Baby</text:p>
          </table:table-cell>
          <table:table-cell office:value-type="string">
            <text:p>Sanford, Parisian and Hand</text:p>
          </table:table-cell>
          <table:table-cell office:value-type="float" office:value="44224.241066076385">
            <text:p>44224.241066076385</text:p>
          </table:table-cell>
          <table:table-cell office:value-type="string">
            <text:p>http://placeimg.com/640/480</text:p>
          </table:table-cell>
          <table:table-cell office:value-type="string">
            <text:p>Occaecati vel quam dolor velit dolores. Aspernatur est officiis commodi aut unde ut quas aut. Voluptas temporibus qui rerum est optio. Quia consequatur aut quis. Eum sed dolores.</text:p>
          </table:table-cell>
          <table:table-cell office:value-type="boolean" office:boolean-value="false">
            <text:p>FALSE</text:p>
          </table:table-cell>
        </table:table-row>
        <table:table-row>
          <table:table-cell office:value-type="string">
            <text:p>Janice Rolfson</text:p>
          </table:table-cell>
          <table:table-cell office:value-type="string">
            <text:p>959-887-9395</text:p>
          </table:table-cell>
          <table:table-cell office:value-type="string">
            <text:p>Meghan_Hammes19@hotmail.com</text:p>
          </table:table-cell>
          <table:table-cell office:value-type="string">
            <text:p>47913 Austen Prairie</text:p>
          </table:table-cell>
          <table:table-cell office:value-type="string">
            <text:p>Rosenbaumside</text:p>
          </table:table-cell>
          <table:table-cell office:value-type="string">
            <text:p>Nebraska</text:p>
          </table:table-cell>
          <table:table-cell office:value-type="string">
            <text:p>82494</text:p>
          </table:table-cell>
          <table:table-cell office:value-type="string">
            <text:p>676185935</text:p>
          </table:table-cell>
          <table:table-cell office:value-type="string">
            <text:p>Industrial</text:p>
          </table:table-cell>
          <table:table-cell office:value-type="string">
            <text:p>Bayer, Runte and Johnson</text:p>
          </table:table-cell>
          <table:table-cell office:value-type="float" office:value="44246.738481712964">
            <text:p>44246.738481712964</text:p>
          </table:table-cell>
          <table:table-cell office:value-type="string">
            <text:p>http://placeimg.com/640/480</text:p>
          </table:table-cell>
          <table:table-cell office:value-type="string">
            <text:p>Aliquid quas est voluptatibus itaque similique perspiciatis. Blanditiis dolore debitis aspernatur quis. Cumque sed veniam vel. Quis quibusdam voluptas molestias accusantium saepe rerum eos sint.</text:p>
          </table:table-cell>
          <table:table-cell office:value-type="boolean" office:boolean-value="true">
            <text:p>TRUE</text:p>
          </table:table-cell>
        </table:table-row>
        <table:table-row>
          <table:table-cell office:value-type="string">
            <text:p>Dale Wolf</text:p>
          </table:table-cell>
          <table:table-cell office:value-type="string">
            <text:p>1-681-970-1865 x422</text:p>
          </table:table-cell>
          <table:table-cell office:value-type="string">
            <text:p>Sadie.Predovic@hotmail.com</text:p>
          </table:table-cell>
          <table:table-cell office:value-type="string">
            <text:p>8661 Rosalyn Throughway</text:p>
          </table:table-cell>
          <table:table-cell office:value-type="string">
            <text:p>Weymouth Town</text:p>
          </table:table-cell>
          <table:table-cell office:value-type="string">
            <text:p>North Carolina</text:p>
          </table:table-cell>
          <table:table-cell office:value-type="string">
            <text:p>21910-1783</text:p>
          </table:table-cell>
          <table:table-cell office:value-type="string">
            <text:p>939306626</text:p>
          </table:table-cell>
          <table:table-cell office:value-type="string">
            <text:p>Music</text:p>
          </table:table-cell>
          <table:table-cell office:value-type="string">
            <text:p>Ondricka, Hand and Douglas</text:p>
          </table:table-cell>
          <table:table-cell office:value-type="float" office:value="44557.04862071759">
            <text:p>44557.04862071759</text:p>
          </table:table-cell>
          <table:table-cell office:value-type="string">
            <text:p>http://placeimg.com/640/480</text:p>
          </table:table-cell>
          <table:table-cell office:value-type="string">
            <text:p>Debitis quam quidem iure. Perferendis possimus eos voluptatum officia quo. Suscipit odio illo minima. Officiis perspiciatis et sit ipsam magni.</text:p>
          </table:table-cell>
          <table:table-cell office:value-type="boolean" office:boolean-value="false">
            <text:p>FALSE</text:p>
          </table:table-cell>
        </table:table-row>
        <table:table-row>
          <table:table-cell office:value-type="string">
            <text:p>Sophie Torphy</text:p>
          </table:table-cell>
          <table:table-cell office:value-type="string">
            <text:p>699.879.2473</text:p>
          </table:table-cell>
          <table:table-cell office:value-type="string">
            <text:p>Burley20@hotmail.com</text:p>
          </table:table-cell>
          <table:table-cell office:value-type="string">
            <text:p>0266 Rosario Estate</text:p>
          </table:table-cell>
          <table:table-cell office:value-type="string">
            <text:p>Pinkietown</text:p>
          </table:table-cell>
          <table:table-cell office:value-type="string">
            <text:p>Rhode Island</text:p>
          </table:table-cell>
          <table:table-cell office:value-type="string">
            <text:p>67078-1163</text:p>
          </table:table-cell>
          <table:table-cell office:value-type="string">
            <text:p>949719245</text:p>
          </table:table-cell>
          <table:table-cell office:value-type="string">
            <text:p>Shoes</text:p>
          </table:table-cell>
          <table:table-cell office:value-type="string">
            <text:p>Denesik LLC</text:p>
          </table:table-cell>
          <table:table-cell office:value-type="float" office:value="44399.9687977662">
            <text:p>44399.9687977662</text:p>
          </table:table-cell>
          <table:table-cell office:value-type="string">
            <text:p>http://placeimg.com/640/480</text:p>
          </table:table-cell>
          <table:table-cell office:value-type="string">
            <text:p>Quis quis autem. Qui ut hic non unde architecto est rerum non. Voluptatem veritatis temporibus cupiditate sed voluptas hic.</text:p>
          </table:table-cell>
          <table:table-cell office:value-type="boolean" office:boolean-value="true">
            <text:p>TRUE</text:p>
          </table:table-cell>
        </table:table-row>
        <table:table-row>
          <table:table-cell office:value-type="string">
            <text:p>Agnes Braun</text:p>
          </table:table-cell>
          <table:table-cell office:value-type="string">
            <text:p>734.699.7272</text:p>
          </table:table-cell>
          <table:table-cell office:value-type="string">
            <text:p>Mohammed79@gmail.com</text:p>
          </table:table-cell>
          <table:table-cell office:value-type="string">
            <text:p>25861 Beier Valley</text:p>
          </table:table-cell>
          <table:table-cell office:value-type="string">
            <text:p>North Patience</text:p>
          </table:table-cell>
          <table:table-cell office:value-type="string">
            <text:p>North Dakota</text:p>
          </table:table-cell>
          <table:table-cell office:value-type="string">
            <text:p>09205</text:p>
          </table:table-cell>
          <table:table-cell office:value-type="string">
            <text:p>707963233</text:p>
          </table:table-cell>
          <table:table-cell office:value-type="string">
            <text:p>Books</text:p>
          </table:table-cell>
          <table:table-cell office:value-type="string">
            <text:p>Stroman and Sons</text:p>
          </table:table-cell>
          <table:table-cell office:value-type="float" office:value="44230.329989907405">
            <text:p>44230.329989907405</text:p>
          </table:table-cell>
          <table:table-cell office:value-type="string">
            <text:p>http://placeimg.com/640/480</text:p>
          </table:table-cell>
          <table:table-cell office:value-type="string">
            <text:p>Quia sed qui necessitatibus doloribus quisquam a quibusdam. Porro impedit nihil minima alias libero est excepturi. Adipisci veniam ducimus ipsam eos. Tenetur magni et fuga minus. Est a dolores delectus quam minima recusandae. Unde consectetur praesentium quis inventore ut sit minus.</text:p>
          </table:table-cell>
          <table:table-cell office:value-type="boolean" office:boolean-value="true">
            <text:p>TRUE</text:p>
          </table:table-cell>
        </table:table-row>
        <table:table-row>
          <table:table-cell office:value-type="string">
            <text:p>Stacy Kautzer III</text:p>
          </table:table-cell>
          <table:table-cell office:value-type="string">
            <text:p>613-491-0058</text:p>
          </table:table-cell>
          <table:table-cell office:value-type="string">
            <text:p>Laurel_Schroeder@hotmail.com</text:p>
          </table:table-cell>
          <table:table-cell office:value-type="string">
            <text:p>05889 Burnice Mews</text:p>
          </table:table-cell>
          <table:table-cell office:value-type="string">
            <text:p>Davidmouth</text:p>
          </table:table-cell>
          <table:table-cell office:value-type="string">
            <text:p>Montana</text:p>
          </table:table-cell>
          <table:table-cell office:value-type="string">
            <text:p>69655-2101</text:p>
          </table:table-cell>
          <table:table-cell office:value-type="string">
            <text:p>912616621</text:p>
          </table:table-cell>
          <table:table-cell office:value-type="string">
            <text:p>Industrial</text:p>
          </table:table-cell>
          <table:table-cell office:value-type="string">
            <text:p>Miller LLC</text:p>
          </table:table-cell>
          <table:table-cell office:value-type="float" office:value="44427.00452072917">
            <text:p>44427.00452072917</text:p>
          </table:table-cell>
          <table:table-cell office:value-type="string">
            <text:p>http://placeimg.com/640/480</text:p>
          </table:table-cell>
          <table:table-cell office:value-type="string">
            <text:p>Corrupti consectetur aut qui nihil dolorem tempora hic. Voluptatem ipsum asperiores quis accusantium sed placeat est ut illum. Ex architecto voluptatem reprehenderit saepe est unde. Enim ut nesciunt et voluptas ut vitae quia.</text:p>
          </table:table-cell>
          <table:table-cell office:value-type="boolean" office:boolean-value="false">
            <text:p>FALSE</text:p>
          </table:table-cell>
        </table:table-row>
        <table:table-row>
          <table:table-cell office:value-type="string">
            <text:p>Mrs. Doyle Stehr</text:p>
          </table:table-cell>
          <table:table-cell office:value-type="string">
            <text:p>(738) 901-0200 x223</text:p>
          </table:table-cell>
          <table:table-cell office:value-type="string">
            <text:p>Margarette36@yahoo.com</text:p>
          </table:table-cell>
          <table:table-cell office:value-type="string">
            <text:p>893 Johnson Mews</text:p>
          </table:table-cell>
          <table:table-cell office:value-type="string">
            <text:p>Lawrence</text:p>
          </table:table-cell>
          <table:table-cell office:value-type="string">
            <text:p>Virginia</text:p>
          </table:table-cell>
          <table:table-cell office:value-type="string">
            <text:p>33526</text:p>
          </table:table-cell>
          <table:table-cell office:value-type="string">
            <text:p>046075167</text:p>
          </table:table-cell>
          <table:table-cell office:value-type="string">
            <text:p>Health</text:p>
          </table:table-cell>
          <table:table-cell office:value-type="string">
            <text:p>Gorczany, Kihn and Schimmel</text:p>
          </table:table-cell>
          <table:table-cell office:value-type="float" office:value="44540.174684861115">
            <text:p>44540.174684861115</text:p>
          </table:table-cell>
          <table:table-cell office:value-type="string">
            <text:p>http://placeimg.com/640/480</text:p>
          </table:table-cell>
          <table:table-cell office:value-type="string">
            <text:p>Adipisci nostrum qui nemo. Earum est non ea ut et pariatur consequuntur consectetur quia. Illo et alias cum et eum aut. Delectus magnam et voluptatem omnis totam reiciendis sit mollitia. Sequi aut dolores quis.</text:p>
          </table:table-cell>
          <table:table-cell office:value-type="boolean" office:boolean-value="true">
            <text:p>TRUE</text:p>
          </table:table-cell>
        </table:table-row>
        <table:table-row>
          <table:table-cell office:value-type="string">
            <text:p>Melissa Moen</text:p>
          </table:table-cell>
          <table:table-cell office:value-type="string">
            <text:p>349-879-6610 x228</text:p>
          </table:table-cell>
          <table:table-cell office:value-type="string">
            <text:p>Bobby_Wiegand@gmail.com</text:p>
          </table:table-cell>
          <table:table-cell office:value-type="string">
            <text:p>905 Sylvan Avenue</text:p>
          </table:table-cell>
          <table:table-cell office:value-type="string">
            <text:p>Port Karinafort</text:p>
          </table:table-cell>
          <table:table-cell office:value-type="string">
            <text:p>New Hampshire</text:p>
          </table:table-cell>
          <table:table-cell office:value-type="string">
            <text:p>75482</text:p>
          </table:table-cell>
          <table:table-cell office:value-type="string">
            <text:p>723298814</text:p>
          </table:table-cell>
          <table:table-cell office:value-type="string">
            <text:p>Clothing</text:p>
          </table:table-cell>
          <table:table-cell office:value-type="string">
            <text:p>Harris - Weber</text:p>
          </table:table-cell>
          <table:table-cell office:value-type="float" office:value="44410.03303625">
            <text:p>44410.03303625</text:p>
          </table:table-cell>
          <table:table-cell office:value-type="string">
            <text:p>http://placeimg.com/640/480</text:p>
          </table:table-cell>
          <table:table-cell office:value-type="string">
            <text:p>Dolor rerum harum voluptatum. Aut voluptas enim aliquid. Fugit aut cupiditate dolorem doloremque quam et iure laudantium quidem. Veritatis omnis veniam ad cupiditate omnis iste. Consequatur consequatur voluptate qui praesentium aperiam.</text:p>
          </table:table-cell>
          <table:table-cell office:value-type="boolean" office:boolean-value="true">
            <text:p>TRUE</text:p>
          </table:table-cell>
        </table:table-row>
        <table:table-row>
          <table:table-cell office:value-type="string">
            <text:p>Marco Keeling</text:p>
          </table:table-cell>
          <table:table-cell office:value-type="string">
            <text:p>522.488.5243 x627</text:p>
          </table:table-cell>
          <table:table-cell office:value-type="string">
            <text:p>Albina.Labadie3@hotmail.com</text:p>
          </table:table-cell>
          <table:table-cell office:value-type="string">
            <text:p>49663 Jaskolski Court</text:p>
          </table:table-cell>
          <table:table-cell office:value-type="string">
            <text:p>Julesmouth</text:p>
          </table:table-cell>
          <table:table-cell office:value-type="string">
            <text:p>Maine</text:p>
          </table:table-cell>
          <table:table-cell office:value-type="string">
            <text:p>71680</text:p>
          </table:table-cell>
          <table:table-cell office:value-type="string">
            <text:p>391256932</text:p>
          </table:table-cell>
          <table:table-cell office:value-type="string">
            <text:p>Tools</text:p>
          </table:table-cell>
          <table:table-cell office:value-type="string">
            <text:p>Schaden Inc</text:p>
          </table:table-cell>
          <table:table-cell office:value-type="float" office:value="44457.67801332176">
            <text:p>44457.67801332176</text:p>
          </table:table-cell>
          <table:table-cell office:value-type="string">
            <text:p>http://placeimg.com/640/480</text:p>
          </table:table-cell>
          <table:table-cell office:value-type="string">
            <text:p>Dolorem ut quaerat dolores totam esse. Reprehenderit consequatur voluptatem commodi soluta quia alias. Rem harum similique explicabo labore mollitia suscipit. Modi excepturi rerum harum consequatur illo maiores eos. Maxime qui impedit debitis culpa consequatur omnis. Voluptatem rerum in non eaque facilis recusandae.</text:p>
          </table:table-cell>
          <table:table-cell office:value-type="boolean" office:boolean-value="false">
            <text:p>FALSE</text:p>
          </table:table-cell>
        </table:table-row>
        <table:table-row>
          <table:table-cell office:value-type="string">
            <text:p>Mabel Strosin</text:p>
          </table:table-cell>
          <table:table-cell office:value-type="string">
            <text:p>(632) 645-0198</text:p>
          </table:table-cell>
          <table:table-cell office:value-type="string">
            <text:p>Scotty39@yahoo.com</text:p>
          </table:table-cell>
          <table:table-cell office:value-type="string">
            <text:p>91148 Bailey Station</text:p>
          </table:table-cell>
          <table:table-cell office:value-type="string">
            <text:p>Kihnview</text:p>
          </table:table-cell>
          <table:table-cell office:value-type="string">
            <text:p>Oregon</text:p>
          </table:table-cell>
          <table:table-cell office:value-type="string">
            <text:p>94358</text:p>
          </table:table-cell>
          <table:table-cell office:value-type="string">
            <text:p>278032282</text:p>
          </table:table-cell>
          <table:table-cell office:value-type="string">
            <text:p>Sports</text:p>
          </table:table-cell>
          <table:table-cell office:value-type="string">
            <text:p>Bahringer - Feeney</text:p>
          </table:table-cell>
          <table:table-cell office:value-type="float" office:value="44468.00872701389">
            <text:p>44468.00872701389</text:p>
          </table:table-cell>
          <table:table-cell office:value-type="string">
            <text:p>http://placeimg.com/640/480</text:p>
          </table:table-cell>
          <table:table-cell office:value-type="string">
            <text:p>Ab voluptatem sapiente rerum. Et nesciunt dignissimos. Nostrum est commodi magni totam ea velit aut quidem. Reprehenderit sit voluptates incidunt culpa earum ut.</text:p>
          </table:table-cell>
          <table:table-cell office:value-type="boolean" office:boolean-value="true">
            <text:p>TRUE</text:p>
          </table:table-cell>
        </table:table-row>
        <table:table-row>
          <table:table-cell office:value-type="string">
            <text:p>Dominick Davis</text:p>
          </table:table-cell>
          <table:table-cell office:value-type="string">
            <text:p>722-400-3287 x67020</text:p>
          </table:table-cell>
          <table:table-cell office:value-type="string">
            <text:p>Abraham30@gmail.com</text:p>
          </table:table-cell>
          <table:table-cell office:value-type="string">
            <text:p>405 Champlin Track</text:p>
          </table:table-cell>
          <table:table-cell office:value-type="string">
            <text:p>New Mathewfurt</text:p>
          </table:table-cell>
          <table:table-cell office:value-type="string">
            <text:p>Wisconsin</text:p>
          </table:table-cell>
          <table:table-cell office:value-type="string">
            <text:p>65558</text:p>
          </table:table-cell>
          <table:table-cell office:value-type="string">
            <text:p>391664427</text:p>
          </table:table-cell>
          <table:table-cell office:value-type="string">
            <text:p>Outdoors</text:p>
          </table:table-cell>
          <table:table-cell office:value-type="string">
            <text:p>Berge, Stehr and Bartoletti</text:p>
          </table:table-cell>
          <table:table-cell office:value-type="float" office:value="44559.31022258102">
            <text:p>44559.31022258102</text:p>
          </table:table-cell>
          <table:table-cell office:value-type="string">
            <text:p>http://placeimg.com/640/480</text:p>
          </table:table-cell>
          <table:table-cell office:value-type="string">
            <text:p>Dicta dolores enim. Id et sapiente sint qui. Amet voluptas possimus ab dolorem odio nisi eveniet quia et. Voluptatum omnis nobis dolore libero est asperiores quaerat.</text:p>
          </table:table-cell>
          <table:table-cell office:value-type="boolean" office:boolean-value="false">
            <text:p>FALSE</text:p>
          </table:table-cell>
        </table:table-row>
        <table:table-row>
          <table:table-cell office:value-type="string">
            <text:p>Edgar Rau</text:p>
          </table:table-cell>
          <table:table-cell office:value-type="string">
            <text:p>1-332-801-1605</text:p>
          </table:table-cell>
          <table:table-cell office:value-type="string">
            <text:p>Stefan.Mitchell@yahoo.com</text:p>
          </table:table-cell>
          <table:table-cell office:value-type="string">
            <text:p>6101 Collier Estates</text:p>
          </table:table-cell>
          <table:table-cell office:value-type="string">
            <text:p>Gretaburgh</text:p>
          </table:table-cell>
          <table:table-cell office:value-type="string">
            <text:p>Alabama</text:p>
          </table:table-cell>
          <table:table-cell office:value-type="string">
            <text:p>45955-2045</text:p>
          </table:table-cell>
          <table:table-cell office:value-type="string">
            <text:p>065050927</text:p>
          </table:table-cell>
          <table:table-cell office:value-type="string">
            <text:p>Automotive</text:p>
          </table:table-cell>
          <table:table-cell office:value-type="string">
            <text:p>Abbott - McCullough</text:p>
          </table:table-cell>
          <table:table-cell office:value-type="float" office:value="44268.75749914352">
            <text:p>44268.75749914352</text:p>
          </table:table-cell>
          <table:table-cell office:value-type="string">
            <text:p>http://placeimg.com/640/480</text:p>
          </table:table-cell>
          <table:table-cell office:value-type="string">
            <text:p>Rerum ad et provident minus cumque fugit quod. Ab nihil ipsum eum placeat consequuntur et vel repellendus. Ratione eligendi ut dolor accusantium asperiores et maxime deserunt sit. Repudiandae non quam libero cupiditate nihil quasi eum accusantium. Praesentium maiores qui nemo sequi quibusdam at necessitatibus.</text:p>
          </table:table-cell>
          <table:table-cell office:value-type="boolean" office:boolean-value="false">
            <text:p>FALSE</text:p>
          </table:table-cell>
        </table:table-row>
        <table:table-row>
          <table:table-cell office:value-type="string">
            <text:p>Miss Willard Hessel</text:p>
          </table:table-cell>
          <table:table-cell office:value-type="string">
            <text:p>906.790.3711 x302</text:p>
          </table:table-cell>
          <table:table-cell office:value-type="string">
            <text:p>Justus_Stoltenberg25@hotmail.com</text:p>
          </table:table-cell>
          <table:table-cell office:value-type="string">
            <text:p>1061 Kayden Cape</text:p>
          </table:table-cell>
          <table:table-cell office:value-type="string">
            <text:p>Ceres</text:p>
          </table:table-cell>
          <table:table-cell office:value-type="string">
            <text:p>Hawaii</text:p>
          </table:table-cell>
          <table:table-cell office:value-type="string">
            <text:p>19888</text:p>
          </table:table-cell>
          <table:table-cell office:value-type="string">
            <text:p>459825810</text:p>
          </table:table-cell>
          <table:table-cell office:value-type="string">
            <text:p>Beauty</text:p>
          </table:table-cell>
          <table:table-cell office:value-type="string">
            <text:p>Stamm and Sons</text:p>
          </table:table-cell>
          <table:table-cell office:value-type="float" office:value="44286.376927708334">
            <text:p>44286.376927708334</text:p>
          </table:table-cell>
          <table:table-cell office:value-type="string">
            <text:p>http://placeimg.com/640/480</text:p>
          </table:table-cell>
          <table:table-cell office:value-type="string">
            <text:p>Sit in totam vero odio qui. Ex quis odit modi qui et dignissimos nulla rerum. Error vitae deserunt in. Maxime unde nostrum autem beatae quisquam. Explicabo doloremque quaerat hic tenetur impedit enim.</text:p>
          </table:table-cell>
          <table:table-cell office:value-type="boolean" office:boolean-value="true">
            <text:p>TRUE</text:p>
          </table:table-cell>
        </table:table-row>
        <table:table-row>
          <table:table-cell office:value-type="string">
            <text:p>Dianne Stark</text:p>
          </table:table-cell>
          <table:table-cell office:value-type="string">
            <text:p>(867) 786-2401 x3261</text:p>
          </table:table-cell>
          <table:table-cell office:value-type="string">
            <text:p>Scarlett_Crooks78@gmail.com</text:p>
          </table:table-cell>
          <table:table-cell office:value-type="string">
            <text:p>00694 Audra Loaf</text:p>
          </table:table-cell>
          <table:table-cell office:value-type="string">
            <text:p>East Rebecca</text:p>
          </table:table-cell>
          <table:table-cell office:value-type="string">
            <text:p>Virginia</text:p>
          </table:table-cell>
          <table:table-cell office:value-type="string">
            <text:p>26638</text:p>
          </table:table-cell>
          <table:table-cell office:value-type="string">
            <text:p>599390085</text:p>
          </table:table-cell>
          <table:table-cell office:value-type="string">
            <text:p>Jewelery</text:p>
          </table:table-cell>
          <table:table-cell office:value-type="string">
            <text:p>Zulauf Group</text:p>
          </table:table-cell>
          <table:table-cell office:value-type="float" office:value="44216.974692627315">
            <text:p>44216.974692627315</text:p>
          </table:table-cell>
          <table:table-cell office:value-type="string">
            <text:p>http://placeimg.com/640/480</text:p>
          </table:table-cell>
          <table:table-cell office:value-type="string">
            <text:p>Ad nostrum laudantium distinctio ullam. Qui libero voluptas aliquam numquam blanditiis necessitatibus voluptates itaque. Repellat amet quisquam est velit magnam. Ut assumenda est aut iure quibusdam dolorem ea labore. Qui et necessitatibus quae. Omnis nobis id laboriosam dolore et earum accusamus ut quia.</text:p>
          </table:table-cell>
          <table:table-cell office:value-type="boolean" office:boolean-value="true">
            <text:p>TRUE</text:p>
          </table:table-cell>
        </table:table-row>
        <table:table-row>
          <table:table-cell office:value-type="string">
            <text:p>Marguerite Bailey IV</text:p>
          </table:table-cell>
          <table:table-cell office:value-type="string">
            <text:p>(606) 618-4915</text:p>
          </table:table-cell>
          <table:table-cell office:value-type="string">
            <text:p>Major_Blanda63@yahoo.com</text:p>
          </table:table-cell>
          <table:table-cell office:value-type="string">
            <text:p>076 Grady Street</text:p>
          </table:table-cell>
          <table:table-cell office:value-type="string">
            <text:p>Port Arnulfo</text:p>
          </table:table-cell>
          <table:table-cell office:value-type="string">
            <text:p>Louisiana</text:p>
          </table:table-cell>
          <table:table-cell office:value-type="string">
            <text:p>98876</text:p>
          </table:table-cell>
          <table:table-cell office:value-type="string">
            <text:p>322159082</text:p>
          </table:table-cell>
          <table:table-cell office:value-type="string">
            <text:p>Health</text:p>
          </table:table-cell>
          <table:table-cell office:value-type="string">
            <text:p>Ledner - Goldner</text:p>
          </table:table-cell>
          <table:table-cell office:value-type="float" office:value="44475.37958017361">
            <text:p>44475.37958017361</text:p>
          </table:table-cell>
          <table:table-cell office:value-type="string">
            <text:p>http://placeimg.com/640/480</text:p>
          </table:table-cell>
          <table:table-cell office:value-type="string">
            <text:p>Saepe est quasi dolorem exercitationem quasi iure ut quis repudiandae. Commodi consequuntur et maxime. Tempora vero facere facilis est.</text:p>
          </table:table-cell>
          <table:table-cell office:value-type="boolean" office:boolean-value="false">
            <text:p>FALSE</text:p>
          </table:table-cell>
        </table:table-row>
        <table:table-row>
          <table:table-cell office:value-type="string">
            <text:p>Steve Hammes</text:p>
          </table:table-cell>
          <table:table-cell office:value-type="string">
            <text:p>(518) 214-4765 x4913</text:p>
          </table:table-cell>
          <table:table-cell office:value-type="string">
            <text:p>Freida47@hotmail.com</text:p>
          </table:table-cell>
          <table:table-cell office:value-type="string">
            <text:p>913 Kris Greens</text:p>
          </table:table-cell>
          <table:table-cell office:value-type="string">
            <text:p>Ziemannberg</text:p>
          </table:table-cell>
          <table:table-cell office:value-type="string">
            <text:p>Delaware</text:p>
          </table:table-cell>
          <table:table-cell office:value-type="string">
            <text:p>29941</text:p>
          </table:table-cell>
          <table:table-cell office:value-type="string">
            <text:p>541279086</text:p>
          </table:table-cell>
          <table:table-cell office:value-type="string">
            <text:p>Beauty</text:p>
          </table:table-cell>
          <table:table-cell office:value-type="string">
            <text:p>Gerhold - Bayer</text:p>
          </table:table-cell>
          <table:table-cell office:value-type="float" office:value="44382.38435305555">
            <text:p>44382.38435305555</text:p>
          </table:table-cell>
          <table:table-cell office:value-type="string">
            <text:p>http://placeimg.com/640/480</text:p>
          </table:table-cell>
          <table:table-cell office:value-type="string">
            <text:p>Sunt debitis modi vitae omnis. Non est in sint quisquam quasi. Eos ratione maxime non cumque. At cupiditate et animi excepturi magni similique sit dolores. Odit quidem laboriosam tenetur nihil est. Qui ratione voluptatem voluptatem non repellendus mollitia.</text:p>
          </table:table-cell>
          <table:table-cell office:value-type="boolean" office:boolean-value="true">
            <text:p>TRUE</text:p>
          </table:table-cell>
        </table:table-row>
        <table:table-row>
          <table:table-cell office:value-type="string">
            <text:p>April Cartwright</text:p>
          </table:table-cell>
          <table:table-cell office:value-type="string">
            <text:p>1-893-907-6169 x26225</text:p>
          </table:table-cell>
          <table:table-cell office:value-type="string">
            <text:p>Mathew.Schinner@yahoo.com</text:p>
          </table:table-cell>
          <table:table-cell office:value-type="string">
            <text:p>39066 Demarco Spurs</text:p>
          </table:table-cell>
          <table:table-cell office:value-type="string">
            <text:p>Southfield</text:p>
          </table:table-cell>
          <table:table-cell office:value-type="string">
            <text:p>Pennsylvania</text:p>
          </table:table-cell>
          <table:table-cell office:value-type="string">
            <text:p>33280-8406</text:p>
          </table:table-cell>
          <table:table-cell office:value-type="string">
            <text:p>926802434</text:p>
          </table:table-cell>
          <table:table-cell office:value-type="string">
            <text:p>Games</text:p>
          </table:table-cell>
          <table:table-cell office:value-type="string">
            <text:p>Wolff, Herzog and White</text:p>
          </table:table-cell>
          <table:table-cell office:value-type="float" office:value="44231.44459611111">
            <text:p>44231.44459611111</text:p>
          </table:table-cell>
          <table:table-cell office:value-type="string">
            <text:p>http://placeimg.com/640/480</text:p>
          </table:table-cell>
          <table:table-cell office:value-type="string">
            <text:p>Aut molestias in eum accusamus perspiciatis assumenda ut. Voluptatem et soluta illum ut vel. Nisi dolorum beatae consequatur cupiditate assumenda quo voluptatibus aperiam perspiciatis. Nam aperiam qui qui. Qui tenetur molestiae itaque ut.</text:p>
          </table:table-cell>
          <table:table-cell office:value-type="boolean" office:boolean-value="true">
            <text:p>TRUE</text:p>
          </table:table-cell>
        </table:table-row>
        <table:table-row>
          <table:table-cell office:value-type="string">
            <text:p>Lance Osinski</text:p>
          </table:table-cell>
          <table:table-cell office:value-type="string">
            <text:p>936-301-3166 x731</text:p>
          </table:table-cell>
          <table:table-cell office:value-type="string">
            <text:p>Bria.Kirlin@gmail.com</text:p>
          </table:table-cell>
          <table:table-cell office:value-type="string">
            <text:p>14092 Labadie Springs</text:p>
          </table:table-cell>
          <table:table-cell office:value-type="string">
            <text:p>Bechtelarmouth</text:p>
          </table:table-cell>
          <table:table-cell office:value-type="string">
            <text:p>Massachusetts</text:p>
          </table:table-cell>
          <table:table-cell office:value-type="string">
            <text:p>37650-1738</text:p>
          </table:table-cell>
          <table:table-cell office:value-type="string">
            <text:p>151806140</text:p>
          </table:table-cell>
          <table:table-cell office:value-type="string">
            <text:p>Music</text:p>
          </table:table-cell>
          <table:table-cell office:value-type="string">
            <text:p>Williamson, Hermiston and Simonis</text:p>
          </table:table-cell>
          <table:table-cell office:value-type="float" office:value="44456.25540650463">
            <text:p>44456.25540650463</text:p>
          </table:table-cell>
          <table:table-cell office:value-type="string">
            <text:p>http://placeimg.com/640/480</text:p>
          </table:table-cell>
          <table:table-cell office:value-type="string">
            <text:p>Sed repellat totam ab molestiae et illum. Aliquid enim quod id vitae. Sapiente magni eum quis impedit quasi inventore. Neque animi adipisci minus rerum ducimus quia eaque corrupti impedit.</text:p>
          </table:table-cell>
          <table:table-cell office:value-type="boolean" office:boolean-value="false">
            <text:p>FALSE</text:p>
          </table:table-cell>
        </table:table-row>
        <table:table-row>
          <table:table-cell office:value-type="string">
            <text:p>Geraldine Murazik</text:p>
          </table:table-cell>
          <table:table-cell office:value-type="string">
            <text:p>992.961.7064 x4015</text:p>
          </table:table-cell>
          <table:table-cell office:value-type="string">
            <text:p>Marlene5@hotmail.com</text:p>
          </table:table-cell>
          <table:table-cell office:value-type="string">
            <text:p>9257 Mertz Union</text:p>
          </table:table-cell>
          <table:table-cell office:value-type="string">
            <text:p>Orange</text:p>
          </table:table-cell>
          <table:table-cell office:value-type="string">
            <text:p>Alabama</text:p>
          </table:table-cell>
          <table:table-cell office:value-type="string">
            <text:p>97426-0846</text:p>
          </table:table-cell>
          <table:table-cell office:value-type="string">
            <text:p>413199579</text:p>
          </table:table-cell>
          <table:table-cell office:value-type="string">
            <text:p>Industrial</text:p>
          </table:table-cell>
          <table:table-cell office:value-type="string">
            <text:p>Stroman - Tremblay</text:p>
          </table:table-cell>
          <table:table-cell office:value-type="float" office:value="44260.806131157406">
            <text:p>44260.806131157406</text:p>
          </table:table-cell>
          <table:table-cell office:value-type="string">
            <text:p>http://placeimg.com/640/480</text:p>
          </table:table-cell>
          <table:table-cell office:value-type="string">
            <text:p>Exercitationem rem earum autem distinctio aliquid praesentium. Ipsam ipsa dolorum facere in libero fugit ratione ut. Recusandae et debitis dicta quidem dicta. Ab repellendus quia sint.</text:p>
          </table:table-cell>
          <table:table-cell office:value-type="boolean" office:boolean-value="true">
            <text:p>TRUE</text:p>
          </table:table-cell>
        </table:table-row>
        <table:table-row>
          <table:table-cell office:value-type="string">
            <text:p>Ervin Kreiger</text:p>
          </table:table-cell>
          <table:table-cell office:value-type="string">
            <text:p>415.855.4075</text:p>
          </table:table-cell>
          <table:table-cell office:value-type="string">
            <text:p>Madeline_Dooley@yahoo.com</text:p>
          </table:table-cell>
          <table:table-cell office:value-type="string">
            <text:p>2951 Lexi Avenue</text:p>
          </table:table-cell>
          <table:table-cell office:value-type="string">
            <text:p>Gresham</text:p>
          </table:table-cell>
          <table:table-cell office:value-type="string">
            <text:p>Michigan</text:p>
          </table:table-cell>
          <table:table-cell office:value-type="string">
            <text:p>64206</text:p>
          </table:table-cell>
          <table:table-cell office:value-type="string">
            <text:p>252853160</text:p>
          </table:table-cell>
          <table:table-cell office:value-type="string">
            <text:p>Music</text:p>
          </table:table-cell>
          <table:table-cell office:value-type="string">
            <text:p>Lindgren, Dooley and Schmitt</text:p>
          </table:table-cell>
          <table:table-cell office:value-type="float" office:value="44437.196754780096">
            <text:p>44437.196754780096</text:p>
          </table:table-cell>
          <table:table-cell office:value-type="string">
            <text:p>http://placeimg.com/640/480</text:p>
          </table:table-cell>
          <table:table-cell office:value-type="string">
            <text:p>Nostrum et delectus sed. Iste maxime et qui ut. Vel reiciendis inventore omnis sequi. Dolores dolorem quaerat eligendi et culpa id rerum voluptatum id.</text:p>
          </table:table-cell>
          <table:table-cell office:value-type="boolean" office:boolean-value="false">
            <text:p>FALSE</text:p>
          </table:table-cell>
        </table:table-row>
        <table:table-row>
          <table:table-cell office:value-type="string">
            <text:p>Ms. Viola Runte</text:p>
          </table:table-cell>
          <table:table-cell office:value-type="string">
            <text:p>231-444-9207 x54125</text:p>
          </table:table-cell>
          <table:table-cell office:value-type="string">
            <text:p>Josiane_DAmore49@hotmail.com</text:p>
          </table:table-cell>
          <table:table-cell office:value-type="string">
            <text:p>7094 Aida Ridge</text:p>
          </table:table-cell>
          <table:table-cell office:value-type="string">
            <text:p>North Danyka</text:p>
          </table:table-cell>
          <table:table-cell office:value-type="string">
            <text:p>Idaho</text:p>
          </table:table-cell>
          <table:table-cell office:value-type="string">
            <text:p>25570</text:p>
          </table:table-cell>
          <table:table-cell office:value-type="string">
            <text:p>476906932</text:p>
          </table:table-cell>
          <table:table-cell office:value-type="string">
            <text:p>Grocery</text:p>
          </table:table-cell>
          <table:table-cell office:value-type="string">
            <text:p>Carter Inc</text:p>
          </table:table-cell>
          <table:table-cell office:value-type="float" office:value="44407.41614572917">
            <text:p>44407.41614572917</text:p>
          </table:table-cell>
          <table:table-cell office:value-type="string">
            <text:p>http://placeimg.com/640/480</text:p>
          </table:table-cell>
          <table:table-cell office:value-type="string">
            <text:p>Numquam exercitationem ut voluptatum animi sapiente provident et et recusandae. Sit et qui. Est ea error praesentium delectus vel necessitatibus corrupti eligendi perspiciatis.</text:p>
          </table:table-cell>
          <table:table-cell office:value-type="boolean" office:boolean-value="false">
            <text:p>FALSE</text:p>
          </table:table-cell>
        </table:table-row>
        <table:table-row>
          <table:table-cell office:value-type="string">
            <text:p>Delbert Ernser IV</text:p>
          </table:table-cell>
          <table:table-cell office:value-type="string">
            <text:p>419-720-7907 x14415</text:p>
          </table:table-cell>
          <table:table-cell office:value-type="string">
            <text:p>Angelica57@gmail.com</text:p>
          </table:table-cell>
          <table:table-cell office:value-type="string">
            <text:p>464 Eileen Fort</text:p>
          </table:table-cell>
          <table:table-cell office:value-type="string">
            <text:p>Kaylaport</text:p>
          </table:table-cell>
          <table:table-cell office:value-type="string">
            <text:p>Colorado</text:p>
          </table:table-cell>
          <table:table-cell office:value-type="string">
            <text:p>49449</text:p>
          </table:table-cell>
          <table:table-cell office:value-type="string">
            <text:p>463112593</text:p>
          </table:table-cell>
          <table:table-cell office:value-type="string">
            <text:p>Sports</text:p>
          </table:table-cell>
          <table:table-cell office:value-type="string">
            <text:p>Schneider, Hettinger and Tromp</text:p>
          </table:table-cell>
          <table:table-cell office:value-type="float" office:value="44268.941994664354">
            <text:p>44268.941994664354</text:p>
          </table:table-cell>
          <table:table-cell office:value-type="string">
            <text:p>http://placeimg.com/640/480</text:p>
          </table:table-cell>
          <table:table-cell office:value-type="string">
            <text:p>Facilis est facilis aliquam ut rerum veniam ducimus et nihil. Officiis amet reprehenderit doloremque velit ut similique rem ullam. Vel commodi dolor ut sed in earum est aperiam vitae. Voluptate libero dolores a provident quas quia ratione deserunt rerum. Et doloremque consequatur rerum omnis sed totam et quia.</text:p>
          </table:table-cell>
          <table:table-cell office:value-type="boolean" office:boolean-value="false">
            <text:p>FALSE</text:p>
          </table:table-cell>
        </table:table-row>
        <table:table-row>
          <table:table-cell office:value-type="string">
            <text:p>Gloria Grady</text:p>
          </table:table-cell>
          <table:table-cell office:value-type="string">
            <text:p>211.272.3832 x61281</text:p>
          </table:table-cell>
          <table:table-cell office:value-type="string">
            <text:p>Regan_Cassin73@yahoo.com</text:p>
          </table:table-cell>
          <table:table-cell office:value-type="string">
            <text:p>2166 Halvorson Summit</text:p>
          </table:table-cell>
          <table:table-cell office:value-type="string">
            <text:p>Dublin</text:p>
          </table:table-cell>
          <table:table-cell office:value-type="string">
            <text:p>Louisiana</text:p>
          </table:table-cell>
          <table:table-cell office:value-type="string">
            <text:p>37513</text:p>
          </table:table-cell>
          <table:table-cell office:value-type="string">
            <text:p>745952552</text:p>
          </table:table-cell>
          <table:table-cell office:value-type="string">
            <text:p>Industrial</text:p>
          </table:table-cell>
          <table:table-cell office:value-type="string">
            <text:p>Predovic, Bechtelar and Ondricka</text:p>
          </table:table-cell>
          <table:table-cell office:value-type="float" office:value="44497.41367081019">
            <text:p>44497.41367081019</text:p>
          </table:table-cell>
          <table:table-cell office:value-type="string">
            <text:p>http://placeimg.com/640/480</text:p>
          </table:table-cell>
          <table:table-cell office:value-type="string">
            <text:p>Excepturi repellat quas quo sit occaecati. Voluptatem magnam dignissimos voluptas quo et odio. Ea esse nisi optio cum enim sed molestiae unde.</text:p>
          </table:table-cell>
          <table:table-cell office:value-type="boolean" office:boolean-value="false">
            <text:p>FALSE</text:p>
          </table:table-cell>
        </table:table-row>
        <table:table-row>
          <table:table-cell office:value-type="string">
            <text:p>Edmund Cassin</text:p>
          </table:table-cell>
          <table:table-cell office:value-type="string">
            <text:p>563-297-8527</text:p>
          </table:table-cell>
          <table:table-cell office:value-type="string">
            <text:p>Emmalee.Lesch65@gmail.com</text:p>
          </table:table-cell>
          <table:table-cell office:value-type="string">
            <text:p>6800 Hilll Parks</text:p>
          </table:table-cell>
          <table:table-cell office:value-type="string">
            <text:p>Morissettefort</text:p>
          </table:table-cell>
          <table:table-cell office:value-type="string">
            <text:p>Minnesota</text:p>
          </table:table-cell>
          <table:table-cell office:value-type="string">
            <text:p>22526</text:p>
          </table:table-cell>
          <table:table-cell office:value-type="string">
            <text:p>338516046</text:p>
          </table:table-cell>
          <table:table-cell office:value-type="string">
            <text:p>Jewelery</text:p>
          </table:table-cell>
          <table:table-cell office:value-type="string">
            <text:p>Padberg - Klein</text:p>
          </table:table-cell>
          <table:table-cell office:value-type="float" office:value="44443.26192800926">
            <text:p>44443.26192800926</text:p>
          </table:table-cell>
          <table:table-cell office:value-type="string">
            <text:p>http://placeimg.com/640/480</text:p>
          </table:table-cell>
          <table:table-cell office:value-type="string">
            <text:p>Nesciunt quibusdam et asperiores. Accusantium repellat fugit consequatur impedit. Molestiae dignissimos voluptatem officiis quaerat saepe.</text:p>
          </table:table-cell>
          <table:table-cell office:value-type="boolean" office:boolean-value="false">
            <text:p>FALSE</text:p>
          </table:table-cell>
        </table:table-row>
        <table:table-row>
          <table:table-cell office:value-type="string">
            <text:p>Olga Williamson</text:p>
          </table:table-cell>
          <table:table-cell office:value-type="string">
            <text:p>(638) 733-9067 x302</text:p>
          </table:table-cell>
          <table:table-cell office:value-type="string">
            <text:p>Nellie21@hotmail.com</text:p>
          </table:table-cell>
          <table:table-cell office:value-type="string">
            <text:p>29723 Gunnar Forks</text:p>
          </table:table-cell>
          <table:table-cell office:value-type="string">
            <text:p>East Yazminshire</text:p>
          </table:table-cell>
          <table:table-cell office:value-type="string">
            <text:p>Ohio</text:p>
          </table:table-cell>
          <table:table-cell office:value-type="string">
            <text:p>84890-6106</text:p>
          </table:table-cell>
          <table:table-cell office:value-type="string">
            <text:p>003096613</text:p>
          </table:table-cell>
          <table:table-cell office:value-type="string">
            <text:p>Baby</text:p>
          </table:table-cell>
          <table:table-cell office:value-type="string">
            <text:p>Harvey Group</text:p>
          </table:table-cell>
          <table:table-cell office:value-type="float" office:value="44295.82608478009">
            <text:p>44295.82608478009</text:p>
          </table:table-cell>
          <table:table-cell office:value-type="string">
            <text:p>http://placeimg.com/640/480</text:p>
          </table:table-cell>
          <table:table-cell office:value-type="string">
            <text:p>Ea enim velit. Occaecati blanditiis explicabo. Culpa debitis provident nulla et eligendi perferendis ut similique tempore. Qui impedit doloremque amet dignissimos animi aut corporis in et.</text:p>
          </table:table-cell>
          <table:table-cell office:value-type="boolean" office:boolean-value="false">
            <text:p>FALSE</text:p>
          </table:table-cell>
        </table:table-row>
        <table:table-row>
          <table:table-cell office:value-type="string">
            <text:p>Mercedes Mitchell</text:p>
          </table:table-cell>
          <table:table-cell office:value-type="string">
            <text:p>1-694-329-4756</text:p>
          </table:table-cell>
          <table:table-cell office:value-type="string">
            <text:p>Valerie25@hotmail.com</text:p>
          </table:table-cell>
          <table:table-cell office:value-type="string">
            <text:p>8012 Ashleigh Rapid</text:p>
          </table:table-cell>
          <table:table-cell office:value-type="string">
            <text:p>Lilianefurt</text:p>
          </table:table-cell>
          <table:table-cell office:value-type="string">
            <text:p>Missouri</text:p>
          </table:table-cell>
          <table:table-cell office:value-type="string">
            <text:p>38923</text:p>
          </table:table-cell>
          <table:table-cell office:value-type="string">
            <text:p>750789192</text:p>
          </table:table-cell>
          <table:table-cell office:value-type="string">
            <text:p>Beauty</text:p>
          </table:table-cell>
          <table:table-cell office:value-type="string">
            <text:p>Waters - Heaney</text:p>
          </table:table-cell>
          <table:table-cell office:value-type="float" office:value="44282.129353888886">
            <text:p>44282.129353888886</text:p>
          </table:table-cell>
          <table:table-cell office:value-type="string">
            <text:p>http://placeimg.com/640/480</text:p>
          </table:table-cell>
          <table:table-cell office:value-type="string">
            <text:p>Aliquid perspiciatis tempora. Non fugit non dignissimos numquam ea eos eum enim doloremque. Voluptatem et et nihil. Occaecati nostrum harum architecto.</text:p>
          </table:table-cell>
          <table:table-cell office:value-type="boolean" office:boolean-value="true">
            <text:p>TRUE</text:p>
          </table:table-cell>
        </table:table-row>
        <table:table-row>
          <table:table-cell office:value-type="string">
            <text:p>Ramiro Torp</text:p>
          </table:table-cell>
          <table:table-cell office:value-type="string">
            <text:p>(925) 548-2955</text:p>
          </table:table-cell>
          <table:table-cell office:value-type="string">
            <text:p>Thora9@gmail.com</text:p>
          </table:table-cell>
          <table:table-cell office:value-type="string">
            <text:p>9944 Elias Corner</text:p>
          </table:table-cell>
          <table:table-cell office:value-type="string">
            <text:p>Isadorechester</text:p>
          </table:table-cell>
          <table:table-cell office:value-type="string">
            <text:p>Wisconsin</text:p>
          </table:table-cell>
          <table:table-cell office:value-type="string">
            <text:p>26629</text:p>
          </table:table-cell>
          <table:table-cell office:value-type="string">
            <text:p>993804737</text:p>
          </table:table-cell>
          <table:table-cell office:value-type="string">
            <text:p>Tools</text:p>
          </table:table-cell>
          <table:table-cell office:value-type="string">
            <text:p>Howell Inc</text:p>
          </table:table-cell>
          <table:table-cell office:value-type="float" office:value="44536.62894814815">
            <text:p>44536.62894814815</text:p>
          </table:table-cell>
          <table:table-cell office:value-type="string">
            <text:p>http://placeimg.com/640/480</text:p>
          </table:table-cell>
          <table:table-cell office:value-type="string">
            <text:p>Vel est consequatur quaerat eum in corporis ex. Ea quas iste enim ex dolores dolores voluptates vero deleniti. Voluptas optio et quidem veritatis debitis enim tenetur minima veritatis. Provident velit nemo ea voluptas quia asperiores ab.</text:p>
          </table:table-cell>
          <table:table-cell office:value-type="boolean" office:boolean-value="true">
            <text:p>TRUE</text:p>
          </table:table-cell>
        </table:table-row>
        <table:table-row>
          <table:table-cell office:value-type="string">
            <text:p>Darnell Kiehn</text:p>
          </table:table-cell>
          <table:table-cell office:value-type="string">
            <text:p>1-710-390-6203 x1549</text:p>
          </table:table-cell>
          <table:table-cell office:value-type="string">
            <text:p>Wilburn_Pfeffer51@yahoo.com</text:p>
          </table:table-cell>
          <table:table-cell office:value-type="string">
            <text:p>71374 Mante Crossroad</text:p>
          </table:table-cell>
          <table:table-cell office:value-type="string">
            <text:p>Steveton</text:p>
          </table:table-cell>
          <table:table-cell office:value-type="string">
            <text:p>Minnesota</text:p>
          </table:table-cell>
          <table:table-cell office:value-type="string">
            <text:p>84069-5131</text:p>
          </table:table-cell>
          <table:table-cell office:value-type="string">
            <text:p>088027267</text:p>
          </table:table-cell>
          <table:table-cell office:value-type="string">
            <text:p>Grocery</text:p>
          </table:table-cell>
          <table:table-cell office:value-type="string">
            <text:p>Batz Group</text:p>
          </table:table-cell>
          <table:table-cell office:value-type="float" office:value="44289.22384248843">
            <text:p>44289.22384248843</text:p>
          </table:table-cell>
          <table:table-cell office:value-type="string">
            <text:p>http://placeimg.com/640/480</text:p>
          </table:table-cell>
          <table:table-cell office:value-type="string">
            <text:p>Atque et hic quisquam. Nostrum ut eveniet aspernatur iure est rem. Facilis recusandae eos hic quisquam exercitationem ad nemo ut cupiditate. Quae quasi enim a error est qui.</text:p>
          </table:table-cell>
          <table:table-cell office:value-type="boolean" office:boolean-value="true">
            <text:p>TRUE</text:p>
          </table:table-cell>
        </table:table-row>
        <table:table-row>
          <table:table-cell office:value-type="string">
            <text:p>Desiree Schumm</text:p>
          </table:table-cell>
          <table:table-cell office:value-type="string">
            <text:p>1-379-630-8736 x66037</text:p>
          </table:table-cell>
          <table:table-cell office:value-type="string">
            <text:p>Chaz44@yahoo.com</text:p>
          </table:table-cell>
          <table:table-cell office:value-type="string">
            <text:p>7275 Dedric Canyon</text:p>
          </table:table-cell>
          <table:table-cell office:value-type="string">
            <text:p>Homestead</text:p>
          </table:table-cell>
          <table:table-cell office:value-type="string">
            <text:p>Arizona</text:p>
          </table:table-cell>
          <table:table-cell office:value-type="string">
            <text:p>39338-5028</text:p>
          </table:table-cell>
          <table:table-cell office:value-type="string">
            <text:p>051710970</text:p>
          </table:table-cell>
          <table:table-cell office:value-type="string">
            <text:p>Tools</text:p>
          </table:table-cell>
          <table:table-cell office:value-type="string">
            <text:p>Hammes - Kertzmann</text:p>
          </table:table-cell>
          <table:table-cell office:value-type="float" office:value="44532.537841018515">
            <text:p>44532.537841018515</text:p>
          </table:table-cell>
          <table:table-cell office:value-type="string">
            <text:p>http://placeimg.com/640/480</text:p>
          </table:table-cell>
          <table:table-cell office:value-type="string">
            <text:p>Quia earum doloribus animi ullam. Nihil eum doloribus autem quis est eaque incidunt in facilis. Iure quo consectetur. Dignissimos quo debitis vitae dolorem qui et.</text:p>
          </table:table-cell>
          <table:table-cell office:value-type="boolean" office:boolean-value="true">
            <text:p>TRUE</text:p>
          </table:table-cell>
        </table:table-row>
        <table:table-row>
          <table:table-cell office:value-type="string">
            <text:p>Ruby Luettgen Jr.</text:p>
          </table:table-cell>
          <table:table-cell office:value-type="string">
            <text:p>1-643-431-0986</text:p>
          </table:table-cell>
          <table:table-cell office:value-type="string">
            <text:p>Lamar56@hotmail.com</text:p>
          </table:table-cell>
          <table:table-cell office:value-type="string">
            <text:p>968 Kendrick Pine</text:p>
          </table:table-cell>
          <table:table-cell office:value-type="string">
            <text:p>Everett</text:p>
          </table:table-cell>
          <table:table-cell office:value-type="string">
            <text:p>Missouri</text:p>
          </table:table-cell>
          <table:table-cell office:value-type="string">
            <text:p>10842-6821</text:p>
          </table:table-cell>
          <table:table-cell office:value-type="string">
            <text:p>185334109</text:p>
          </table:table-cell>
          <table:table-cell office:value-type="string">
            <text:p>Industrial</text:p>
          </table:table-cell>
          <table:table-cell office:value-type="string">
            <text:p>Labadie - Green</text:p>
          </table:table-cell>
          <table:table-cell office:value-type="float" office:value="44433.849419363425">
            <text:p>44433.849419363425</text:p>
          </table:table-cell>
          <table:table-cell office:value-type="string">
            <text:p>http://placeimg.com/640/480</text:p>
          </table:table-cell>
          <table:table-cell office:value-type="string">
            <text:p>Eveniet nam sint quo odio quia velit quis. Molestiae sint voluptate. Aliquid voluptas rerum sint voluptates earum et. Commodi et et ut.</text:p>
          </table:table-cell>
          <table:table-cell office:value-type="boolean" office:boolean-value="false">
            <text:p>FALSE</text:p>
          </table:table-cell>
        </table:table-row>
        <table:table-row>
          <table:table-cell office:value-type="string">
            <text:p>Tim Yost</text:p>
          </table:table-cell>
          <table:table-cell office:value-type="string">
            <text:p>1-855-873-3449 x99339</text:p>
          </table:table-cell>
          <table:table-cell office:value-type="string">
            <text:p>Fermin.Boehm44@yahoo.com</text:p>
          </table:table-cell>
          <table:table-cell office:value-type="string">
            <text:p>722 Holly Drive</text:p>
          </table:table-cell>
          <table:table-cell office:value-type="string">
            <text:p>McClurehaven</text:p>
          </table:table-cell>
          <table:table-cell office:value-type="string">
            <text:p>Texas</text:p>
          </table:table-cell>
          <table:table-cell office:value-type="string">
            <text:p>81704</text:p>
          </table:table-cell>
          <table:table-cell office:value-type="string">
            <text:p>185817260</text:p>
          </table:table-cell>
          <table:table-cell office:value-type="string">
            <text:p>Music</text:p>
          </table:table-cell>
          <table:table-cell office:value-type="string">
            <text:p>Reilly - Sipes</text:p>
          </table:table-cell>
          <table:table-cell office:value-type="float" office:value="44253.25298443287">
            <text:p>44253.25298443287</text:p>
          </table:table-cell>
          <table:table-cell office:value-type="string">
            <text:p>http://placeimg.com/640/480</text:p>
          </table:table-cell>
          <table:table-cell office:value-type="string">
            <text:p>Voluptate assumenda quisquam velit repudiandae. Id ut et dolorum. Ipsa consequuntur voluptatem omnis aperiam necessitatibus inventore. Omnis aperiam magnam velit aut. Sunt dignissimos nesciunt velit aut. Et dolorem commodi distinctio ut porro voluptatem.</text:p>
          </table:table-cell>
          <table:table-cell office:value-type="boolean" office:boolean-value="false">
            <text:p>FALSE</text:p>
          </table:table-cell>
        </table:table-row>
        <table:table-row>
          <table:table-cell office:value-type="string">
            <text:p>Lucille Sauer</text:p>
          </table:table-cell>
          <table:table-cell office:value-type="string">
            <text:p>874.327.0319</text:p>
          </table:table-cell>
          <table:table-cell office:value-type="string">
            <text:p>Jeromy_Sawayn@hotmail.com</text:p>
          </table:table-cell>
          <table:table-cell office:value-type="string">
            <text:p>817 Terry Summit</text:p>
          </table:table-cell>
          <table:table-cell office:value-type="string">
            <text:p>Feilberg</text:p>
          </table:table-cell>
          <table:table-cell office:value-type="string">
            <text:p>Ohio</text:p>
          </table:table-cell>
          <table:table-cell office:value-type="string">
            <text:p>32114</text:p>
          </table:table-cell>
          <table:table-cell office:value-type="string">
            <text:p>054080678</text:p>
          </table:table-cell>
          <table:table-cell office:value-type="string">
            <text:p>Tools</text:p>
          </table:table-cell>
          <table:table-cell office:value-type="string">
            <text:p>Beahan, Schuppe and Spencer</text:p>
          </table:table-cell>
          <table:table-cell office:value-type="float" office:value="44429.999723692126">
            <text:p>44429.999723692126</text:p>
          </table:table-cell>
          <table:table-cell office:value-type="string">
            <text:p>http://placeimg.com/640/480</text:p>
          </table:table-cell>
          <table:table-cell office:value-type="string">
            <text:p>Sed excepturi magni voluptatem voluptatem porro. Eos accusamus doloribus quia distinctio. Aliquid minima nulla fugit numquam laudantium ut praesentium architecto. Voluptatem nam dolores. Possimus voluptatem eos.</text:p>
          </table:table-cell>
          <table:table-cell office:value-type="boolean" office:boolean-value="true">
            <text:p>TRUE</text:p>
          </table:table-cell>
        </table:table-row>
        <table:table-row>
          <table:table-cell office:value-type="string">
            <text:p>Alma Trantow PhD</text:p>
          </table:table-cell>
          <table:table-cell office:value-type="string">
            <text:p>1-977-758-7546 x593</text:p>
          </table:table-cell>
          <table:table-cell office:value-type="string">
            <text:p>Jay_Gislason75@yahoo.com</text:p>
          </table:table-cell>
          <table:table-cell office:value-type="string">
            <text:p>5561 Jana Shoal</text:p>
          </table:table-cell>
          <table:table-cell office:value-type="string">
            <text:p>South Jessyburgh</text:p>
          </table:table-cell>
          <table:table-cell office:value-type="string">
            <text:p>Alaska</text:p>
          </table:table-cell>
          <table:table-cell office:value-type="string">
            <text:p>87744-6535</text:p>
          </table:table-cell>
          <table:table-cell office:value-type="string">
            <text:p>418357785</text:p>
          </table:table-cell>
          <table:table-cell office:value-type="string">
            <text:p>Garden</text:p>
          </table:table-cell>
          <table:table-cell office:value-type="string">
            <text:p>Johnston LLC</text:p>
          </table:table-cell>
          <table:table-cell office:value-type="float" office:value="44448.355007777776">
            <text:p>44448.355007777776</text:p>
          </table:table-cell>
          <table:table-cell office:value-type="string">
            <text:p>http://placeimg.com/640/480</text:p>
          </table:table-cell>
          <table:table-cell office:value-type="string">
            <text:p>Corporis excepturi blanditiis id. Inventore commodi quo rerum quod distinctio ut. Aliquam tempore autem. Ea ad illum quae pariatur dolorum et sint debitis. Aut est doloribus repellendus dolorem velit laudantium sequi cupiditate.</text:p>
          </table:table-cell>
          <table:table-cell office:value-type="boolean" office:boolean-value="true">
            <text:p>TRUE</text:p>
          </table:table-cell>
        </table:table-row>
        <table:table-row>
          <table:table-cell office:value-type="string">
            <text:p>Ella Hirthe</text:p>
          </table:table-cell>
          <table:table-cell office:value-type="string">
            <text:p>262-971-6210</text:p>
          </table:table-cell>
          <table:table-cell office:value-type="string">
            <text:p>Pierre.Hartmann46@hotmail.com</text:p>
          </table:table-cell>
          <table:table-cell office:value-type="string">
            <text:p>6575 Lind Mews</text:p>
          </table:table-cell>
          <table:table-cell office:value-type="string">
            <text:p>Lenoreland</text:p>
          </table:table-cell>
          <table:table-cell office:value-type="string">
            <text:p>Florida</text:p>
          </table:table-cell>
          <table:table-cell office:value-type="string">
            <text:p>05472</text:p>
          </table:table-cell>
          <table:table-cell office:value-type="string">
            <text:p>822525006</text:p>
          </table:table-cell>
          <table:table-cell office:value-type="string">
            <text:p>Tools</text:p>
          </table:table-cell>
          <table:table-cell office:value-type="string">
            <text:p>Green, Cummerata and Rodriguez</text:p>
          </table:table-cell>
          <table:table-cell office:value-type="float" office:value="44446.17762918981">
            <text:p>44446.17762918981</text:p>
          </table:table-cell>
          <table:table-cell office:value-type="string">
            <text:p>http://placeimg.com/640/480</text:p>
          </table:table-cell>
          <table:table-cell office:value-type="string">
            <text:p>Ullam sed delectus eum iste at. Consectetur quasi labore est quis sunt aut. Dolor perspiciatis omnis quia error eum necessitatibus.</text:p>
          </table:table-cell>
          <table:table-cell office:value-type="boolean" office:boolean-value="true">
            <text:p>TRUE</text:p>
          </table:table-cell>
        </table:table-row>
        <table:table-row>
          <table:table-cell office:value-type="string">
            <text:p>Rex Schroeder</text:p>
          </table:table-cell>
          <table:table-cell office:value-type="string">
            <text:p>(210) 950-4543 x987</text:p>
          </table:table-cell>
          <table:table-cell office:value-type="string">
            <text:p>Osvaldo39@yahoo.com</text:p>
          </table:table-cell>
          <table:table-cell office:value-type="string">
            <text:p>32907 Gerald Ferry</text:p>
          </table:table-cell>
          <table:table-cell office:value-type="string">
            <text:p>Grapevine</text:p>
          </table:table-cell>
          <table:table-cell office:value-type="string">
            <text:p>Ohio</text:p>
          </table:table-cell>
          <table:table-cell office:value-type="string">
            <text:p>59337-9797</text:p>
          </table:table-cell>
          <table:table-cell office:value-type="string">
            <text:p>536319236</text:p>
          </table:table-cell>
          <table:table-cell office:value-type="string">
            <text:p>Music</text:p>
          </table:table-cell>
          <table:table-cell office:value-type="string">
            <text:p>Simonis Group</text:p>
          </table:table-cell>
          <table:table-cell office:value-type="float" office:value="44492.63318699074">
            <text:p>44492.63318699074</text:p>
          </table:table-cell>
          <table:table-cell office:value-type="string">
            <text:p>http://placeimg.com/640/480</text:p>
          </table:table-cell>
          <table:table-cell office:value-type="string">
            <text:p>Dolore vitae reiciendis. Vel debitis quas autem ducimus temporibus dolores. Dolores odio mollitia veniam omnis esse molestias suscipit voluptatum nobis. Rerum voluptatibus et deleniti tenetur autem vel corrupti nesciunt reiciendis. Eveniet fuga dolores expedita. Praesentium qui quibusdam optio odit laudantium vel maiores.</text:p>
          </table:table-cell>
          <table:table-cell office:value-type="boolean" office:boolean-value="true">
            <text:p>TRUE</text:p>
          </table:table-cell>
        </table:table-row>
        <table:table-row>
          <table:table-cell office:value-type="string">
            <text:p>Ida Nitzsche</text:p>
          </table:table-cell>
          <table:table-cell office:value-type="string">
            <text:p>1-832-415-8567 x491</text:p>
          </table:table-cell>
          <table:table-cell office:value-type="string">
            <text:p>Lola.Orn@hotmail.com</text:p>
          </table:table-cell>
          <table:table-cell office:value-type="string">
            <text:p>54806 Witting Heights</text:p>
          </table:table-cell>
          <table:table-cell office:value-type="string">
            <text:p>Kemmerstad</text:p>
          </table:table-cell>
          <table:table-cell office:value-type="string">
            <text:p>Nevada</text:p>
          </table:table-cell>
          <table:table-cell office:value-type="string">
            <text:p>26687</text:p>
          </table:table-cell>
          <table:table-cell office:value-type="string">
            <text:p>668069263</text:p>
          </table:table-cell>
          <table:table-cell office:value-type="string">
            <text:p>Toys</text:p>
          </table:table-cell>
          <table:table-cell office:value-type="string">
            <text:p>Wolf - Strosin</text:p>
          </table:table-cell>
          <table:table-cell office:value-type="float" office:value="44288.53666762731">
            <text:p>44288.53666762731</text:p>
          </table:table-cell>
          <table:table-cell office:value-type="string">
            <text:p>http://placeimg.com/640/480</text:p>
          </table:table-cell>
          <table:table-cell office:value-type="string">
            <text:p>Excepturi facilis quod dolor beatae non doloremque. Totam ab reiciendis perferendis aut enim quod mollitia occaecati. Praesentium sit ducimus animi accusantium. Dicta eos itaque et et commodi illo corrupti nam unde.</text:p>
          </table:table-cell>
          <table:table-cell office:value-type="boolean" office:boolean-value="true">
            <text:p>TRUE</text:p>
          </table:table-cell>
        </table:table-row>
        <table:table-row>
          <table:table-cell office:value-type="string">
            <text:p>Kelly Watsica</text:p>
          </table:table-cell>
          <table:table-cell office:value-type="string">
            <text:p>812-602-7416</text:p>
          </table:table-cell>
          <table:table-cell office:value-type="string">
            <text:p>Ernie_Gulgowski@hotmail.com</text:p>
          </table:table-cell>
          <table:table-cell office:value-type="string">
            <text:p>42409 Pfeffer Estates</text:p>
          </table:table-cell>
          <table:table-cell office:value-type="string">
            <text:p>Rohantown</text:p>
          </table:table-cell>
          <table:table-cell office:value-type="string">
            <text:p>Oregon</text:p>
          </table:table-cell>
          <table:table-cell office:value-type="string">
            <text:p>68346</text:p>
          </table:table-cell>
          <table:table-cell office:value-type="string">
            <text:p>442494135</text:p>
          </table:table-cell>
          <table:table-cell office:value-type="string">
            <text:p>Books</text:p>
          </table:table-cell>
          <table:table-cell office:value-type="string">
            <text:p>Ziemann, Howell and Hintz</text:p>
          </table:table-cell>
          <table:table-cell office:value-type="float" office:value="44497.75603246528">
            <text:p>44497.75603246528</text:p>
          </table:table-cell>
          <table:table-cell office:value-type="string">
            <text:p>http://placeimg.com/640/480</text:p>
          </table:table-cell>
          <table:table-cell office:value-type="string">
            <text:p>Ex libero vel. Dolorem excepturi est inventore velit aut quidem iste. Expedita consequuntur molestiae.</text:p>
          </table:table-cell>
          <table:table-cell office:value-type="boolean" office:boolean-value="true">
            <text:p>TRUE</text:p>
          </table:table-cell>
        </table:table-row>
        <table:table-row>
          <table:table-cell office:value-type="string">
            <text:p>Joanna Von</text:p>
          </table:table-cell>
          <table:table-cell office:value-type="string">
            <text:p>1-431-838-8530</text:p>
          </table:table-cell>
          <table:table-cell office:value-type="string">
            <text:p>Juwan38@gmail.com</text:p>
          </table:table-cell>
          <table:table-cell office:value-type="string">
            <text:p>7925 Johan Creek</text:p>
          </table:table-cell>
          <table:table-cell office:value-type="string">
            <text:p>North Kieramouth</text:p>
          </table:table-cell>
          <table:table-cell office:value-type="string">
            <text:p>Georgia</text:p>
          </table:table-cell>
          <table:table-cell office:value-type="string">
            <text:p>80343</text:p>
          </table:table-cell>
          <table:table-cell office:value-type="string">
            <text:p>315603765</text:p>
          </table:table-cell>
          <table:table-cell office:value-type="string">
            <text:p>Tools</text:p>
          </table:table-cell>
          <table:table-cell office:value-type="string">
            <text:p>Lind Inc</text:p>
          </table:table-cell>
          <table:table-cell office:value-type="float" office:value="44291.08307940972">
            <text:p>44291.08307940972</text:p>
          </table:table-cell>
          <table:table-cell office:value-type="string">
            <text:p>http://placeimg.com/640/480</text:p>
          </table:table-cell>
          <table:table-cell office:value-type="string">
            <text:p>Non officiis delectus voluptatem et odio ut et. Molestiae sapiente tempora molestiae. Blanditiis modi aliquam necessitatibus. Rerum rerum excepturi qui. Commodi a quaerat fuga beatae dolor voluptas beatae ex. Quaerat porro voluptatem nihil.</text:p>
          </table:table-cell>
          <table:table-cell office:value-type="boolean" office:boolean-value="false">
            <text:p>FALSE</text:p>
          </table:table-cell>
        </table:table-row>
        <table:table-row>
          <table:table-cell office:value-type="string">
            <text:p>Rose Kreiger</text:p>
          </table:table-cell>
          <table:table-cell office:value-type="string">
            <text:p>1-538-866-3092 x509</text:p>
          </table:table-cell>
          <table:table-cell office:value-type="string">
            <text:p>Corrine81@gmail.com</text:p>
          </table:table-cell>
          <table:table-cell office:value-type="string">
            <text:p>826 Charles Lakes</text:p>
          </table:table-cell>
          <table:table-cell office:value-type="string">
            <text:p>East Uniquemouth</text:p>
          </table:table-cell>
          <table:table-cell office:value-type="string">
            <text:p>New Hampshire</text:p>
          </table:table-cell>
          <table:table-cell office:value-type="string">
            <text:p>50075-2114</text:p>
          </table:table-cell>
          <table:table-cell office:value-type="string">
            <text:p>113067820</text:p>
          </table:table-cell>
          <table:table-cell office:value-type="string">
            <text:p>Sports</text:p>
          </table:table-cell>
          <table:table-cell office:value-type="string">
            <text:p>Quigley Inc</text:p>
          </table:table-cell>
          <table:table-cell office:value-type="float" office:value="44218.776108032405">
            <text:p>44218.776108032405</text:p>
          </table:table-cell>
          <table:table-cell office:value-type="string">
            <text:p>http://placeimg.com/640/480</text:p>
          </table:table-cell>
          <table:table-cell office:value-type="string">
            <text:p>Sed perspiciatis vel aperiam quisquam nisi. Non illum dicta necessitatibus expedita repudiandae eum. Assumenda alias aspernatur.</text:p>
          </table:table-cell>
          <table:table-cell office:value-type="boolean" office:boolean-value="false">
            <text:p>FALSE</text:p>
          </table:table-cell>
        </table:table-row>
        <table:table-row>
          <table:table-cell office:value-type="string">
            <text:p>Cora Kautzer</text:p>
          </table:table-cell>
          <table:table-cell office:value-type="string">
            <text:p>1-514-448-2096</text:p>
          </table:table-cell>
          <table:table-cell office:value-type="string">
            <text:p>Enos_Cole98@gmail.com</text:p>
          </table:table-cell>
          <table:table-cell office:value-type="string">
            <text:p>84215 Huel Vista</text:p>
          </table:table-cell>
          <table:table-cell office:value-type="string">
            <text:p>Daytonmouth</text:p>
          </table:table-cell>
          <table:table-cell office:value-type="string">
            <text:p>Indiana</text:p>
          </table:table-cell>
          <table:table-cell office:value-type="string">
            <text:p>04176-1130</text:p>
          </table:table-cell>
          <table:table-cell office:value-type="string">
            <text:p>861839261</text:p>
          </table:table-cell>
          <table:table-cell office:value-type="string">
            <text:p>Outdoors</text:p>
          </table:table-cell>
          <table:table-cell office:value-type="string">
            <text:p>Witting, Rowe and Lehner</text:p>
          </table:table-cell>
          <table:table-cell office:value-type="float" office:value="44465.31574275463">
            <text:p>44465.31574275463</text:p>
          </table:table-cell>
          <table:table-cell office:value-type="string">
            <text:p>http://placeimg.com/640/480</text:p>
          </table:table-cell>
          <table:table-cell office:value-type="string">
            <text:p>Repudiandae aut vero. Quisquam provident deleniti. Accusamus voluptatum laboriosam est est reiciendis.</text:p>
          </table:table-cell>
          <table:table-cell office:value-type="boolean" office:boolean-value="false">
            <text:p>FALSE</text:p>
          </table:table-cell>
        </table:table-row>
        <table:table-row>
          <table:table-cell office:value-type="string">
            <text:p>Randall Emard</text:p>
          </table:table-cell>
          <table:table-cell office:value-type="string">
            <text:p>(883) 601-0394</text:p>
          </table:table-cell>
          <table:table-cell office:value-type="string">
            <text:p>Cindy16@gmail.com</text:p>
          </table:table-cell>
          <table:table-cell office:value-type="string">
            <text:p>646 Daren Ways</text:p>
          </table:table-cell>
          <table:table-cell office:value-type="string">
            <text:p>Markusland</text:p>
          </table:table-cell>
          <table:table-cell office:value-type="string">
            <text:p>Rhode Island</text:p>
          </table:table-cell>
          <table:table-cell office:value-type="string">
            <text:p>14356-3983</text:p>
          </table:table-cell>
          <table:table-cell office:value-type="string">
            <text:p>508632734</text:p>
          </table:table-cell>
          <table:table-cell office:value-type="string">
            <text:p>Music</text:p>
          </table:table-cell>
          <table:table-cell office:value-type="string">
            <text:p>Satterfield - Mayert</text:p>
          </table:table-cell>
          <table:table-cell office:value-type="float" office:value="44362.32006424769">
            <text:p>44362.32006424769</text:p>
          </table:table-cell>
          <table:table-cell office:value-type="string">
            <text:p>http://placeimg.com/640/480</text:p>
          </table:table-cell>
          <table:table-cell office:value-type="string">
            <text:p>Temporibus ipsum quia magnam. Inventore ut possimus ipsum rerum sit et. Quisquam totam sit architecto ea voluptatibus deleniti. Fugit in at sit provident. Ipsa sed ipsum quaerat laboriosam praesentium sunt quam.</text:p>
          </table:table-cell>
          <table:table-cell office:value-type="boolean" office:boolean-value="false">
            <text:p>FALSE</text:p>
          </table:table-cell>
        </table:table-row>
        <table:table-row>
          <table:table-cell office:value-type="string">
            <text:p>Ethel Rutherford</text:p>
          </table:table-cell>
          <table:table-cell office:value-type="string">
            <text:p>458.394.5998 x92062</text:p>
          </table:table-cell>
          <table:table-cell office:value-type="string">
            <text:p>Lavon8@yahoo.com</text:p>
          </table:table-cell>
          <table:table-cell office:value-type="string">
            <text:p>159 Wyman Lodge</text:p>
          </table:table-cell>
          <table:table-cell office:value-type="string">
            <text:p>Jedfort</text:p>
          </table:table-cell>
          <table:table-cell office:value-type="string">
            <text:p>Wyoming</text:p>
          </table:table-cell>
          <table:table-cell office:value-type="string">
            <text:p>48119</text:p>
          </table:table-cell>
          <table:table-cell office:value-type="string">
            <text:p>353546363</text:p>
          </table:table-cell>
          <table:table-cell office:value-type="string">
            <text:p>Toys</text:p>
          </table:table-cell>
          <table:table-cell office:value-type="string">
            <text:p>Price, Schuppe and Stiedemann</text:p>
          </table:table-cell>
          <table:table-cell office:value-type="float" office:value="44362.967450324075">
            <text:p>44362.967450324075</text:p>
          </table:table-cell>
          <table:table-cell office:value-type="string">
            <text:p>http://placeimg.com/640/480</text:p>
          </table:table-cell>
          <table:table-cell office:value-type="string">
            <text:p>Illum explicabo mollitia quo rerum libero. Ad soluta nesciunt rerum. Dolorem aliquid voluptatem ipsum enim similique voluptatem voluptas quia officia.</text:p>
          </table:table-cell>
          <table:table-cell office:value-type="boolean" office:boolean-value="true">
            <text:p>TRUE</text:p>
          </table:table-cell>
        </table:table-row>
        <table:table-row>
          <table:table-cell office:value-type="string">
            <text:p>Bonnie Cruickshank</text:p>
          </table:table-cell>
          <table:table-cell office:value-type="string">
            <text:p>(300) 755-1014 x459</text:p>
          </table:table-cell>
          <table:table-cell office:value-type="string">
            <text:p>Edd_Schmitt@hotmail.com</text:p>
          </table:table-cell>
          <table:table-cell office:value-type="string">
            <text:p>8345 Lemke Burgs</text:p>
          </table:table-cell>
          <table:table-cell office:value-type="string">
            <text:p>Ratkebury</text:p>
          </table:table-cell>
          <table:table-cell office:value-type="string">
            <text:p>Michigan</text:p>
          </table:table-cell>
          <table:table-cell office:value-type="string">
            <text:p>40901-9691</text:p>
          </table:table-cell>
          <table:table-cell office:value-type="string">
            <text:p>816772535</text:p>
          </table:table-cell>
          <table:table-cell office:value-type="string">
            <text:p>Outdoors</text:p>
          </table:table-cell>
          <table:table-cell office:value-type="string">
            <text:p>Witting - Hauck</text:p>
          </table:table-cell>
          <table:table-cell office:value-type="float" office:value="44379.11431010417">
            <text:p>44379.11431010417</text:p>
          </table:table-cell>
          <table:table-cell office:value-type="string">
            <text:p>http://placeimg.com/640/480</text:p>
          </table:table-cell>
          <table:table-cell office:value-type="string">
            <text:p>Ut vero ut modi aspernatur enim soluta unde eum. Sed alias exercitationem officiis non facere et. Aliquam non explicabo et ad. Ipsam omnis ut provident consectetur similique sapiente ducimus quibusdam. Culpa recusandae laboriosam culpa molestias sunt deleniti quia nulla. Omnis repellat et esse rerum eaque consequatur.</text:p>
          </table:table-cell>
          <table:table-cell office:value-type="boolean" office:boolean-value="true">
            <text:p>TRUE</text:p>
          </table:table-cell>
        </table:table-row>
        <table:table-row>
          <table:table-cell office:value-type="string">
            <text:p>Douglas Mraz</text:p>
          </table:table-cell>
          <table:table-cell office:value-type="string">
            <text:p>723-377-9141 x5688</text:p>
          </table:table-cell>
          <table:table-cell office:value-type="string">
            <text:p>Myrtis84@hotmail.com</text:p>
          </table:table-cell>
          <table:table-cell office:value-type="string">
            <text:p>91510 Arnulfo Courts</text:p>
          </table:table-cell>
          <table:table-cell office:value-type="string">
            <text:p>North Lamar</text:p>
          </table:table-cell>
          <table:table-cell office:value-type="string">
            <text:p>Wisconsin</text:p>
          </table:table-cell>
          <table:table-cell office:value-type="string">
            <text:p>89217-3407</text:p>
          </table:table-cell>
          <table:table-cell office:value-type="string">
            <text:p>740037760</text:p>
          </table:table-cell>
          <table:table-cell office:value-type="string">
            <text:p>Toys</text:p>
          </table:table-cell>
          <table:table-cell office:value-type="string">
            <text:p>Cummings LLC</text:p>
          </table:table-cell>
          <table:table-cell office:value-type="float" office:value="44407.079349328706">
            <text:p>44407.079349328706</text:p>
          </table:table-cell>
          <table:table-cell office:value-type="string">
            <text:p>http://placeimg.com/640/480</text:p>
          </table:table-cell>
          <table:table-cell office:value-type="string">
            <text:p>Ut dolorem voluptas numquam. Rerum est debitis. Voluptas enim aut et. Voluptatem enim et nobis. Aut dolores iure tempore veniam qui omnis sed. Quo a aut.</text:p>
          </table:table-cell>
          <table:table-cell office:value-type="boolean" office:boolean-value="true">
            <text:p>TRUE</text:p>
          </table:table-cell>
        </table:table-row>
        <table:table-row>
          <table:table-cell office:value-type="string">
            <text:p>Brian Wuckert I</text:p>
          </table:table-cell>
          <table:table-cell office:value-type="string">
            <text:p>(588) 369-2570</text:p>
          </table:table-cell>
          <table:table-cell office:value-type="string">
            <text:p>Virginia98@yahoo.com</text:p>
          </table:table-cell>
          <table:table-cell office:value-type="string">
            <text:p>7481 Lawrence Glen</text:p>
          </table:table-cell>
          <table:table-cell office:value-type="string">
            <text:p>New Vergie</text:p>
          </table:table-cell>
          <table:table-cell office:value-type="string">
            <text:p>Alaska</text:p>
          </table:table-cell>
          <table:table-cell office:value-type="string">
            <text:p>40090-9094</text:p>
          </table:table-cell>
          <table:table-cell office:value-type="string">
            <text:p>502140646</text:p>
          </table:table-cell>
          <table:table-cell office:value-type="string">
            <text:p>Industrial</text:p>
          </table:table-cell>
          <table:table-cell office:value-type="string">
            <text:p>Marvin - Beer</text:p>
          </table:table-cell>
          <table:table-cell office:value-type="float" office:value="44243.701039618056">
            <text:p>44243.701039618056</text:p>
          </table:table-cell>
          <table:table-cell office:value-type="string">
            <text:p>http://placeimg.com/640/480</text:p>
          </table:table-cell>
          <table:table-cell office:value-type="string">
            <text:p>Occaecati ipsum rerum officiis vero repellendus omnis ut doloribus perferendis. Dolor cumque quia nihil deleniti. Quibusdam nostrum beatae deleniti. Molestiae voluptatem totam. Nemo mollitia qui quae quod.</text:p>
          </table:table-cell>
          <table:table-cell office:value-type="boolean" office:boolean-value="true">
            <text:p>TRUE</text:p>
          </table:table-cell>
        </table:table-row>
        <table:table-row>
          <table:table-cell office:value-type="string">
            <text:p>Rosie Goldner</text:p>
          </table:table-cell>
          <table:table-cell office:value-type="string">
            <text:p>951-269-2922</text:p>
          </table:table-cell>
          <table:table-cell office:value-type="string">
            <text:p>Trevion_Blanda@hotmail.com</text:p>
          </table:table-cell>
          <table:table-cell office:value-type="string">
            <text:p>229 Kenyon Overpass</text:p>
          </table:table-cell>
          <table:table-cell office:value-type="string">
            <text:p>South Edwinbury</text:p>
          </table:table-cell>
          <table:table-cell office:value-type="string">
            <text:p>Wyoming</text:p>
          </table:table-cell>
          <table:table-cell office:value-type="string">
            <text:p>59503-8345</text:p>
          </table:table-cell>
          <table:table-cell office:value-type="string">
            <text:p>867458248</text:p>
          </table:table-cell>
          <table:table-cell office:value-type="string">
            <text:p>Grocery</text:p>
          </table:table-cell>
          <table:table-cell office:value-type="string">
            <text:p>Hane and Sons</text:p>
          </table:table-cell>
          <table:table-cell office:value-type="float" office:value="44241.301586215275">
            <text:p>44241.301586215275</text:p>
          </table:table-cell>
          <table:table-cell office:value-type="string">
            <text:p>http://placeimg.com/640/480</text:p>
          </table:table-cell>
          <table:table-cell office:value-type="string">
            <text:p>Omnis sed non necessitatibus vel distinctio. Maiores quibusdam ut distinctio nesciunt a nostrum reiciendis omnis. Fugit dolorem voluptate consequatur soluta cum natus rem. Voluptas aliquid dolorum a eligendi rerum.</text:p>
          </table:table-cell>
          <table:table-cell office:value-type="boolean" office:boolean-value="true">
            <text:p>TRUE</text:p>
          </table:table-cell>
        </table:table-row>
        <table:table-row>
          <table:table-cell office:value-type="string">
            <text:p>Alonzo Abshire DVM</text:p>
          </table:table-cell>
          <table:table-cell office:value-type="string">
            <text:p>1-474-485-9909 x4914</text:p>
          </table:table-cell>
          <table:table-cell office:value-type="string">
            <text:p>Bo37@yahoo.com</text:p>
          </table:table-cell>
          <table:table-cell office:value-type="string">
            <text:p>891 Schamberger Pine</text:p>
          </table:table-cell>
          <table:table-cell office:value-type="string">
            <text:p>Virginia Beach</text:p>
          </table:table-cell>
          <table:table-cell office:value-type="string">
            <text:p>Virginia</text:p>
          </table:table-cell>
          <table:table-cell office:value-type="string">
            <text:p>57261-2709</text:p>
          </table:table-cell>
          <table:table-cell office:value-type="string">
            <text:p>960915222</text:p>
          </table:table-cell>
          <table:table-cell office:value-type="string">
            <text:p>Home</text:p>
          </table:table-cell>
          <table:table-cell office:value-type="string">
            <text:p>Shanahan - Torp</text:p>
          </table:table-cell>
          <table:table-cell office:value-type="float" office:value="44444.395842743055">
            <text:p>44444.395842743055</text:p>
          </table:table-cell>
          <table:table-cell office:value-type="string">
            <text:p>http://placeimg.com/640/480</text:p>
          </table:table-cell>
          <table:table-cell office:value-type="string">
            <text:p>Quos blanditiis id unde et impedit et reprehenderit iste sunt. Qui ut omnis ut non quo qui velit iusto fugiat. Et sed quae rerum dolore repellat reiciendis ipsa non. Minus dignissimos necessitatibus sunt. Pariatur soluta ea unde quasi. Veniam quaerat est nesciunt beatae maxime repellat ex et occaecati.</text:p>
          </table:table-cell>
          <table:table-cell office:value-type="boolean" office:boolean-value="false">
            <text:p>FALSE</text:p>
          </table:table-cell>
        </table:table-row>
        <table:table-row>
          <table:table-cell office:value-type="string">
            <text:p>Rudy Heidenreich</text:p>
          </table:table-cell>
          <table:table-cell office:value-type="string">
            <text:p>886-775-2234</text:p>
          </table:table-cell>
          <table:table-cell office:value-type="string">
            <text:p>Brooke_Welch34@hotmail.com</text:p>
          </table:table-cell>
          <table:table-cell office:value-type="string">
            <text:p>0280 Hailie Union</text:p>
          </table:table-cell>
          <table:table-cell office:value-type="string">
            <text:p>Tiarafurt</text:p>
          </table:table-cell>
          <table:table-cell office:value-type="string">
            <text:p>West Virginia</text:p>
          </table:table-cell>
          <table:table-cell office:value-type="string">
            <text:p>27499-5193</text:p>
          </table:table-cell>
          <table:table-cell office:value-type="string">
            <text:p>567677989</text:p>
          </table:table-cell>
          <table:table-cell office:value-type="string">
            <text:p>Sports</text:p>
          </table:table-cell>
          <table:table-cell office:value-type="string">
            <text:p>Douglas, Lueilwitz and Reichel</text:p>
          </table:table-cell>
          <table:table-cell office:value-type="float" office:value="44352.80182028935">
            <text:p>44352.80182028935</text:p>
          </table:table-cell>
          <table:table-cell office:value-type="string">
            <text:p>http://placeimg.com/640/480</text:p>
          </table:table-cell>
          <table:table-cell office:value-type="string">
            <text:p>Aliquid accusantium distinctio laudantium incidunt nemo et enim libero. Minus optio saepe sed iusto aliquam quo quia. Id explicabo aut deserunt vero possimus expedita omnis consequuntur.</text:p>
          </table:table-cell>
          <table:table-cell office:value-type="boolean" office:boolean-value="false">
            <text:p>FALSE</text:p>
          </table:table-cell>
        </table:table-row>
        <table:table-row>
          <table:table-cell office:value-type="string">
            <text:p>Jennie Hickle</text:p>
          </table:table-cell>
          <table:table-cell office:value-type="string">
            <text:p>(719) 697-1701 x933</text:p>
          </table:table-cell>
          <table:table-cell office:value-type="string">
            <text:p>Samantha10@hotmail.com</text:p>
          </table:table-cell>
          <table:table-cell office:value-type="string">
            <text:p>03618 Milan Views</text:p>
          </table:table-cell>
          <table:table-cell office:value-type="string">
            <text:p>Leopoldfurt</text:p>
          </table:table-cell>
          <table:table-cell office:value-type="string">
            <text:p>Colorado</text:p>
          </table:table-cell>
          <table:table-cell office:value-type="string">
            <text:p>41430-5702</text:p>
          </table:table-cell>
          <table:table-cell office:value-type="string">
            <text:p>747958017</text:p>
          </table:table-cell>
          <table:table-cell office:value-type="string">
            <text:p>Music</text:p>
          </table:table-cell>
          <table:table-cell office:value-type="string">
            <text:p>Jerde - Yundt</text:p>
          </table:table-cell>
          <table:table-cell office:value-type="float" office:value="44485.99945335648">
            <text:p>44485.99945335648</text:p>
          </table:table-cell>
          <table:table-cell office:value-type="string">
            <text:p>http://placeimg.com/640/480</text:p>
          </table:table-cell>
          <table:table-cell office:value-type="string">
            <text:p>Aut numquam aperiam illo suscipit earum occaecati. Asperiores fuga modi. Accusamus incidunt aliquid deserunt omnis eum expedita cum aut.</text:p>
          </table:table-cell>
          <table:table-cell office:value-type="boolean" office:boolean-value="true">
            <text:p>TRUE</text:p>
          </table:table-cell>
        </table:table-row>
        <table:table-row>
          <table:table-cell office:value-type="string">
            <text:p>Lynne Hane</text:p>
          </table:table-cell>
          <table:table-cell office:value-type="string">
            <text:p>1-989-374-7008 x7056</text:p>
          </table:table-cell>
          <table:table-cell office:value-type="string">
            <text:p>Garrett_Wolf86@gmail.com</text:p>
          </table:table-cell>
          <table:table-cell office:value-type="string">
            <text:p>247 Blick Well</text:p>
          </table:table-cell>
          <table:table-cell office:value-type="string">
            <text:p>Conroyland</text:p>
          </table:table-cell>
          <table:table-cell office:value-type="string">
            <text:p>Florida</text:p>
          </table:table-cell>
          <table:table-cell office:value-type="string">
            <text:p>85104</text:p>
          </table:table-cell>
          <table:table-cell office:value-type="string">
            <text:p>463188776</text:p>
          </table:table-cell>
          <table:table-cell office:value-type="string">
            <text:p>Automotive</text:p>
          </table:table-cell>
          <table:table-cell office:value-type="string">
            <text:p>McKenzie, Romaguera and Bailey</text:p>
          </table:table-cell>
          <table:table-cell office:value-type="float" office:value="44267.42500861111">
            <text:p>44267.42500861111</text:p>
          </table:table-cell>
          <table:table-cell office:value-type="string">
            <text:p>http://placeimg.com/640/480</text:p>
          </table:table-cell>
          <table:table-cell office:value-type="string">
            <text:p>Iure veniam sunt officia quos aut officiis voluptates quia. Aut ea officia alias sapiente sequi unde necessitatibus et. In aut qui magni dignissimos iusto ut explicabo. Ab ipsum pariatur odit doloremque temporibus ab hic quibusdam. Quod molestiae error ad. Qui molestiae odio incidunt.</text:p>
          </table:table-cell>
          <table:table-cell office:value-type="boolean" office:boolean-value="false">
            <text:p>FALSE</text:p>
          </table:table-cell>
        </table:table-row>
        <table:table-row>
          <table:table-cell office:value-type="string">
            <text:p>Justin Halvorson</text:p>
          </table:table-cell>
          <table:table-cell office:value-type="string">
            <text:p>375-901-6935 x5962</text:p>
          </table:table-cell>
          <table:table-cell office:value-type="string">
            <text:p>Tyreek.Cartwright@gmail.com</text:p>
          </table:table-cell>
          <table:table-cell office:value-type="string">
            <text:p>5199 Greenholt Drive</text:p>
          </table:table-cell>
          <table:table-cell office:value-type="string">
            <text:p>Waltonfurt</text:p>
          </table:table-cell>
          <table:table-cell office:value-type="string">
            <text:p>New Hampshire</text:p>
          </table:table-cell>
          <table:table-cell office:value-type="string">
            <text:p>87607-4618</text:p>
          </table:table-cell>
          <table:table-cell office:value-type="string">
            <text:p>012422919</text:p>
          </table:table-cell>
          <table:table-cell office:value-type="string">
            <text:p>Industrial</text:p>
          </table:table-cell>
          <table:table-cell office:value-type="string">
            <text:p>Langworth, Terry and Wiza</text:p>
          </table:table-cell>
          <table:table-cell office:value-type="float" office:value="44512.07182056713">
            <text:p>44512.07182056713</text:p>
          </table:table-cell>
          <table:table-cell office:value-type="string">
            <text:p>http://placeimg.com/640/480</text:p>
          </table:table-cell>
          <table:table-cell office:value-type="string">
            <text:p>Ab temporibus incidunt et aut commodi commodi sit voluptas. Corporis soluta ea velit consequatur dolorum omnis. Reiciendis et quo. Mollitia sint aut reiciendis pariatur culpa iure eum ab. Atque assumenda dolor voluptas vitae consequuntur ad fugit. Ab qui voluptates repellendus nisi.</text:p>
          </table:table-cell>
          <table:table-cell office:value-type="boolean" office:boolean-value="true">
            <text:p>TRUE</text:p>
          </table:table-cell>
        </table:table-row>
        <table:table-row>
          <table:table-cell office:value-type="string">
            <text:p>Dr. Donnie Gutkowski</text:p>
          </table:table-cell>
          <table:table-cell office:value-type="string">
            <text:p>(383) 693-6490 x4068</text:p>
          </table:table-cell>
          <table:table-cell office:value-type="string">
            <text:p>Anita_Huel@hotmail.com</text:p>
          </table:table-cell>
          <table:table-cell office:value-type="string">
            <text:p>123 Smitham Tunnel</text:p>
          </table:table-cell>
          <table:table-cell office:value-type="string">
            <text:p>Harrisonburg</text:p>
          </table:table-cell>
          <table:table-cell office:value-type="string">
            <text:p>Washington</text:p>
          </table:table-cell>
          <table:table-cell office:value-type="string">
            <text:p>94443-3961</text:p>
          </table:table-cell>
          <table:table-cell office:value-type="string">
            <text:p>290003639</text:p>
          </table:table-cell>
          <table:table-cell office:value-type="string">
            <text:p>Home</text:p>
          </table:table-cell>
          <table:table-cell office:value-type="string">
            <text:p>Friesen, Wisozk and Hyatt</text:p>
          </table:table-cell>
          <table:table-cell office:value-type="float" office:value="44375.04865357639">
            <text:p>44375.04865357639</text:p>
          </table:table-cell>
          <table:table-cell office:value-type="string">
            <text:p>http://placeimg.com/640/480</text:p>
          </table:table-cell>
          <table:table-cell office:value-type="string">
            <text:p>Inventore illo maiores consequatur ut dignissimos adipisci libero aut. Vel earum in. Reprehenderit facere non qui ducimus culpa maxime ad. Et voluptas quia ipsam autem expedita totam et. Dolores fugiat at vero praesentium et perferendis. Ullam consequatur consequatur saepe sapiente repellendus.</text:p>
          </table:table-cell>
          <table:table-cell office:value-type="boolean" office:boolean-value="true">
            <text:p>TRUE</text:p>
          </table:table-cell>
        </table:table-row>
        <table:table-row>
          <table:table-cell office:value-type="string">
            <text:p>Mrs. Curtis Ankunding</text:p>
          </table:table-cell>
          <table:table-cell office:value-type="string">
            <text:p>310.618.0156</text:p>
          </table:table-cell>
          <table:table-cell office:value-type="string">
            <text:p>Rory40@hotmail.com</text:p>
          </table:table-cell>
          <table:table-cell office:value-type="string">
            <text:p>31922 Lehner Extensions</text:p>
          </table:table-cell>
          <table:table-cell office:value-type="string">
            <text:p>Nonafurt</text:p>
          </table:table-cell>
          <table:table-cell office:value-type="string">
            <text:p>Ohio</text:p>
          </table:table-cell>
          <table:table-cell office:value-type="string">
            <text:p>06877</text:p>
          </table:table-cell>
          <table:table-cell office:value-type="string">
            <text:p>874476433</text:p>
          </table:table-cell>
          <table:table-cell office:value-type="string">
            <text:p>Sports</text:p>
          </table:table-cell>
          <table:table-cell office:value-type="string">
            <text:p>Bins and Sons</text:p>
          </table:table-cell>
          <table:table-cell office:value-type="float" office:value="44500.39102128472">
            <text:p>44500.39102128472</text:p>
          </table:table-cell>
          <table:table-cell office:value-type="string">
            <text:p>http://placeimg.com/640/480</text:p>
          </table:table-cell>
          <table:table-cell office:value-type="string">
            <text:p>Dignissimos tempore quo quisquam sunt laboriosam repellendus maiores et. Nesciunt ab repudiandae minima officia quam ad voluptas. Impedit expedita quidem ut voluptates animi alias eum.</text:p>
          </table:table-cell>
          <table:table-cell office:value-type="boolean" office:boolean-value="true">
            <text:p>TRUE</text:p>
          </table:table-cell>
        </table:table-row>
        <table:table-row>
          <table:table-cell office:value-type="string">
            <text:p>Gerardo Oberbrunner</text:p>
          </table:table-cell>
          <table:table-cell office:value-type="string">
            <text:p>817-399-5784 x41024</text:p>
          </table:table-cell>
          <table:table-cell office:value-type="string">
            <text:p>Lora_Wintheiser18@yahoo.com</text:p>
          </table:table-cell>
          <table:table-cell office:value-type="string">
            <text:p>484 Terence Creek</text:p>
          </table:table-cell>
          <table:table-cell office:value-type="string">
            <text:p>New Janshire</text:p>
          </table:table-cell>
          <table:table-cell office:value-type="string">
            <text:p>Florida</text:p>
          </table:table-cell>
          <table:table-cell office:value-type="string">
            <text:p>47484</text:p>
          </table:table-cell>
          <table:table-cell office:value-type="string">
            <text:p>310124278</text:p>
          </table:table-cell>
          <table:table-cell office:value-type="string">
            <text:p>Kids</text:p>
          </table:table-cell>
          <table:table-cell office:value-type="string">
            <text:p>McGlynn - Miller</text:p>
          </table:table-cell>
          <table:table-cell office:value-type="float" office:value="44406.56900127315">
            <text:p>44406.56900127315</text:p>
          </table:table-cell>
          <table:table-cell office:value-type="string">
            <text:p>http://placeimg.com/640/480</text:p>
          </table:table-cell>
          <table:table-cell office:value-type="string">
            <text:p>Repellat aut expedita est temporibus distinctio. Quo labore quia sint. Non nihil illo ex voluptatem exercitationem illo distinctio magni consequatur. Officia quis commodi animi. Officiis quisquam similique voluptate illo dignissimos ad velit.</text:p>
          </table:table-cell>
          <table:table-cell office:value-type="boolean" office:boolean-value="true">
            <text:p>TRUE</text:p>
          </table:table-cell>
        </table:table-row>
        <table:table-row>
          <table:table-cell office:value-type="string">
            <text:p>Gina Rohan</text:p>
          </table:table-cell>
          <table:table-cell office:value-type="string">
            <text:p>408.254.2376</text:p>
          </table:table-cell>
          <table:table-cell office:value-type="string">
            <text:p>Evert_Williamson4@yahoo.com</text:p>
          </table:table-cell>
          <table:table-cell office:value-type="string">
            <text:p>467 Marvin Pine</text:p>
          </table:table-cell>
          <table:table-cell office:value-type="string">
            <text:p>Dejuanville</text:p>
          </table:table-cell>
          <table:table-cell office:value-type="string">
            <text:p>Ohio</text:p>
          </table:table-cell>
          <table:table-cell office:value-type="string">
            <text:p>34511-7097</text:p>
          </table:table-cell>
          <table:table-cell office:value-type="string">
            <text:p>183682426</text:p>
          </table:table-cell>
          <table:table-cell office:value-type="string">
            <text:p>Home</text:p>
          </table:table-cell>
          <table:table-cell office:value-type="string">
            <text:p>Gottlieb Group</text:p>
          </table:table-cell>
          <table:table-cell office:value-type="float" office:value="44478.06170841435">
            <text:p>44478.06170841435</text:p>
          </table:table-cell>
          <table:table-cell office:value-type="string">
            <text:p>http://placeimg.com/640/480</text:p>
          </table:table-cell>
          <table:table-cell office:value-type="string">
            <text:p>Et ratione quas dolorum velit dolores molestias at odio. Ut labore suscipit. Expedita fuga quae asperiores. Illo consequatur voluptatem vel qui dolore rerum iste. Soluta itaque vitae molestias dolorum.</text:p>
          </table:table-cell>
          <table:table-cell office:value-type="boolean" office:boolean-value="false">
            <text:p>FALSE</text:p>
          </table:table-cell>
        </table:table-row>
        <table:table-row>
          <table:table-cell office:value-type="string">
            <text:p>Kristina Von</text:p>
          </table:table-cell>
          <table:table-cell office:value-type="string">
            <text:p>(765) 251-7571</text:p>
          </table:table-cell>
          <table:table-cell office:value-type="string">
            <text:p>Kade.Gaylord@yahoo.com</text:p>
          </table:table-cell>
          <table:table-cell office:value-type="string">
            <text:p>67762 D'Amore Corners</text:p>
          </table:table-cell>
          <table:table-cell office:value-type="string">
            <text:p>East Violetchester</text:p>
          </table:table-cell>
          <table:table-cell office:value-type="string">
            <text:p>Vermont</text:p>
          </table:table-cell>
          <table:table-cell office:value-type="string">
            <text:p>76038-7088</text:p>
          </table:table-cell>
          <table:table-cell office:value-type="string">
            <text:p>940723230</text:p>
          </table:table-cell>
          <table:table-cell office:value-type="string">
            <text:p>Health</text:p>
          </table:table-cell>
          <table:table-cell office:value-type="string">
            <text:p>Johns and Sons</text:p>
          </table:table-cell>
          <table:table-cell office:value-type="float" office:value="44220.95876545139">
            <text:p>44220.95876545139</text:p>
          </table:table-cell>
          <table:table-cell office:value-type="string">
            <text:p>http://placeimg.com/640/480</text:p>
          </table:table-cell>
          <table:table-cell office:value-type="string">
            <text:p>Sit aliquam quos excepturi error illo inventore vel ducimus. Dolorem qui molestias. Officiis temporibus sunt voluptate aut deserunt vitae illo ea.</text:p>
          </table:table-cell>
          <table:table-cell office:value-type="boolean" office:boolean-value="false">
            <text:p>FALSE</text:p>
          </table:table-cell>
        </table:table-row>
        <table:table-row>
          <table:table-cell office:value-type="string">
            <text:p>Shari Dickens</text:p>
          </table:table-cell>
          <table:table-cell office:value-type="string">
            <text:p>1-338-880-7460 x175</text:p>
          </table:table-cell>
          <table:table-cell office:value-type="string">
            <text:p>Malachi.Corkery@hotmail.com</text:p>
          </table:table-cell>
          <table:table-cell office:value-type="string">
            <text:p>387 Adriel Key</text:p>
          </table:table-cell>
          <table:table-cell office:value-type="string">
            <text:p>Port Camille</text:p>
          </table:table-cell>
          <table:table-cell office:value-type="string">
            <text:p>Colorado</text:p>
          </table:table-cell>
          <table:table-cell office:value-type="string">
            <text:p>20620</text:p>
          </table:table-cell>
          <table:table-cell office:value-type="string">
            <text:p>342643303</text:p>
          </table:table-cell>
          <table:table-cell office:value-type="string">
            <text:p>Outdoors</text:p>
          </table:table-cell>
          <table:table-cell office:value-type="string">
            <text:p>Sipes - Satterfield</text:p>
          </table:table-cell>
          <table:table-cell office:value-type="float" office:value="44397.57378672453">
            <text:p>44397.57378672453</text:p>
          </table:table-cell>
          <table:table-cell office:value-type="string">
            <text:p>http://placeimg.com/640/480</text:p>
          </table:table-cell>
          <table:table-cell office:value-type="string">
            <text:p>Dolorum sint architecto et possimus. Dicta voluptas illo minima earum deserunt aut. Voluptatem praesentium modi et recusandae qui voluptatum asperiores facere. Velit nobis ut velit. Commodi natus voluptates. Aliquid itaque itaque ad ipsum doloremque deserunt minus consequatur.</text:p>
          </table:table-cell>
          <table:table-cell office:value-type="boolean" office:boolean-value="true">
            <text:p>TRUE</text:p>
          </table:table-cell>
        </table:table-row>
        <table:table-row>
          <table:table-cell office:value-type="string">
            <text:p>Mrs. Leon Spinka</text:p>
          </table:table-cell>
          <table:table-cell office:value-type="string">
            <text:p>415-720-7026 x611</text:p>
          </table:table-cell>
          <table:table-cell office:value-type="string">
            <text:p>Selmer_Hilpert@hotmail.com</text:p>
          </table:table-cell>
          <table:table-cell office:value-type="string">
            <text:p>08074 Jermey Stream</text:p>
          </table:table-cell>
          <table:table-cell office:value-type="string">
            <text:p>South Jadynburgh</text:p>
          </table:table-cell>
          <table:table-cell office:value-type="string">
            <text:p>Maine</text:p>
          </table:table-cell>
          <table:table-cell office:value-type="string">
            <text:p>38509-9162</text:p>
          </table:table-cell>
          <table:table-cell office:value-type="string">
            <text:p>877976477</text:p>
          </table:table-cell>
          <table:table-cell office:value-type="string">
            <text:p>Electronics</text:p>
          </table:table-cell>
          <table:table-cell office:value-type="string">
            <text:p>Robel - Willms</text:p>
          </table:table-cell>
          <table:table-cell office:value-type="float" office:value="44485.239789375">
            <text:p>44485.239789375</text:p>
          </table:table-cell>
          <table:table-cell office:value-type="string">
            <text:p>http://placeimg.com/640/480</text:p>
          </table:table-cell>
          <table:table-cell office:value-type="string">
            <text:p>Reiciendis incidunt officiis soluta laboriosam minima laudantium. Unde non nobis sit commodi praesentium. Harum blanditiis ipsum aut non.</text:p>
          </table:table-cell>
          <table:table-cell office:value-type="boolean" office:boolean-value="false">
            <text:p>FALSE</text:p>
          </table:table-cell>
        </table:table-row>
        <table:table-row>
          <table:table-cell office:value-type="string">
            <text:p>Bruce Prohaska DDS</text:p>
          </table:table-cell>
          <table:table-cell office:value-type="string">
            <text:p>683-683-0038</text:p>
          </table:table-cell>
          <table:table-cell office:value-type="string">
            <text:p>Kailyn.Kris@yahoo.com</text:p>
          </table:table-cell>
          <table:table-cell office:value-type="string">
            <text:p>476 Fabiola Mall</text:p>
          </table:table-cell>
          <table:table-cell office:value-type="string">
            <text:p>Eagan</text:p>
          </table:table-cell>
          <table:table-cell office:value-type="string">
            <text:p>Georgia</text:p>
          </table:table-cell>
          <table:table-cell office:value-type="string">
            <text:p>83002-0328</text:p>
          </table:table-cell>
          <table:table-cell office:value-type="string">
            <text:p>381977865</text:p>
          </table:table-cell>
          <table:table-cell office:value-type="string">
            <text:p>Home</text:p>
          </table:table-cell>
          <table:table-cell office:value-type="string">
            <text:p>Rowe - Becker</text:p>
          </table:table-cell>
          <table:table-cell office:value-type="float" office:value="44362.49751459491">
            <text:p>44362.49751459491</text:p>
          </table:table-cell>
          <table:table-cell office:value-type="string">
            <text:p>http://placeimg.com/640/480</text:p>
          </table:table-cell>
          <table:table-cell office:value-type="string">
            <text:p>Ea quos est et beatae perferendis deleniti modi consequatur quis. In rerum exercitationem. Sint ducimus adipisci quibusdam a quod nisi.</text:p>
          </table:table-cell>
          <table:table-cell office:value-type="boolean" office:boolean-value="false">
            <text:p>FALSE</text:p>
          </table:table-cell>
        </table:table-row>
        <table:table-row>
          <table:table-cell office:value-type="string">
            <text:p>Benny Stracke V</text:p>
          </table:table-cell>
          <table:table-cell office:value-type="string">
            <text:p>915.691.8232</text:p>
          </table:table-cell>
          <table:table-cell office:value-type="string">
            <text:p>Haven70@yahoo.com</text:p>
          </table:table-cell>
          <table:table-cell office:value-type="string">
            <text:p>25218 Soledad Grove</text:p>
          </table:table-cell>
          <table:table-cell office:value-type="string">
            <text:p>South Rossieberg</text:p>
          </table:table-cell>
          <table:table-cell office:value-type="string">
            <text:p>North Dakota</text:p>
          </table:table-cell>
          <table:table-cell office:value-type="string">
            <text:p>34106-1706</text:p>
          </table:table-cell>
          <table:table-cell office:value-type="string">
            <text:p>011160748</text:p>
          </table:table-cell>
          <table:table-cell office:value-type="string">
            <text:p>Electronics</text:p>
          </table:table-cell>
          <table:table-cell office:value-type="string">
            <text:p>Kuhic, Senger and Mraz</text:p>
          </table:table-cell>
          <table:table-cell office:value-type="float" office:value="44386.09508265046">
            <text:p>44386.09508265046</text:p>
          </table:table-cell>
          <table:table-cell office:value-type="string">
            <text:p>http://placeimg.com/640/480</text:p>
          </table:table-cell>
          <table:table-cell office:value-type="string">
            <text:p>Rerum rerum velit sed atque eligendi. Impedit optio cumque explicabo hic ipsam. Doloremque pariatur amet ipsa minima dolor consequuntur. Adipisci expedita totam.</text:p>
          </table:table-cell>
          <table:table-cell office:value-type="boolean" office:boolean-value="false">
            <text:p>FALSE</text:p>
          </table:table-cell>
        </table:table-row>
        <table:table-row>
          <table:table-cell office:value-type="string">
            <text:p>Laura Bosco</text:p>
          </table:table-cell>
          <table:table-cell office:value-type="string">
            <text:p>954.867.7839</text:p>
          </table:table-cell>
          <table:table-cell office:value-type="string">
            <text:p>Allie1@hotmail.com</text:p>
          </table:table-cell>
          <table:table-cell office:value-type="string">
            <text:p>92602 Parisian Ferry</text:p>
          </table:table-cell>
          <table:table-cell office:value-type="string">
            <text:p>Lake Eastonhaven</text:p>
          </table:table-cell>
          <table:table-cell office:value-type="string">
            <text:p>Utah</text:p>
          </table:table-cell>
          <table:table-cell office:value-type="string">
            <text:p>26199-8038</text:p>
          </table:table-cell>
          <table:table-cell office:value-type="string">
            <text:p>497965758</text:p>
          </table:table-cell>
          <table:table-cell office:value-type="string">
            <text:p>Clothing</text:p>
          </table:table-cell>
          <table:table-cell office:value-type="string">
            <text:p>Mertz - Langosh</text:p>
          </table:table-cell>
          <table:table-cell office:value-type="float" office:value="44493.39416859954">
            <text:p>44493.39416859954</text:p>
          </table:table-cell>
          <table:table-cell office:value-type="string">
            <text:p>http://placeimg.com/640/480</text:p>
          </table:table-cell>
          <table:table-cell office:value-type="string">
            <text:p>Veritatis occaecati quis aliquam optio inventore sunt adipisci. Non dolorum natus ipsa commodi. Minus perferendis blanditiis hic. Sequi ab nulla numquam.</text:p>
          </table:table-cell>
          <table:table-cell office:value-type="boolean" office:boolean-value="true">
            <text:p>TRUE</text:p>
          </table:table-cell>
        </table:table-row>
        <table:table-row>
          <table:table-cell office:value-type="string">
            <text:p>Roberto Harvey</text:p>
          </table:table-cell>
          <table:table-cell office:value-type="string">
            <text:p>(325) 746-9739</text:p>
          </table:table-cell>
          <table:table-cell office:value-type="string">
            <text:p>Bria.Dach@yahoo.com</text:p>
          </table:table-cell>
          <table:table-cell office:value-type="string">
            <text:p>49651 Boyle Road</text:p>
          </table:table-cell>
          <table:table-cell office:value-type="string">
            <text:p>Novi</text:p>
          </table:table-cell>
          <table:table-cell office:value-type="string">
            <text:p>Texas</text:p>
          </table:table-cell>
          <table:table-cell office:value-type="string">
            <text:p>36354</text:p>
          </table:table-cell>
          <table:table-cell office:value-type="string">
            <text:p>667359929</text:p>
          </table:table-cell>
          <table:table-cell office:value-type="string">
            <text:p>Automotive</text:p>
          </table:table-cell>
          <table:table-cell office:value-type="string">
            <text:p>Conroy Group</text:p>
          </table:table-cell>
          <table:table-cell office:value-type="float" office:value="44428.08466613426">
            <text:p>44428.08466613426</text:p>
          </table:table-cell>
          <table:table-cell office:value-type="string">
            <text:p>http://placeimg.com/640/480</text:p>
          </table:table-cell>
          <table:table-cell office:value-type="string">
            <text:p>Eligendi omnis repellat hic porro voluptatem. Exercitationem recusandae nam aliquid vero sit. Ut et vel.</text:p>
          </table:table-cell>
          <table:table-cell office:value-type="boolean" office:boolean-value="true">
            <text:p>TRUE</text:p>
          </table:table-cell>
        </table:table-row>
        <table:table-row>
          <table:table-cell office:value-type="string">
            <text:p>Rosie Ortiz</text:p>
          </table:table-cell>
          <table:table-cell office:value-type="string">
            <text:p>348.446.5075 x9012</text:p>
          </table:table-cell>
          <table:table-cell office:value-type="string">
            <text:p>Zelda_Jacobs0@yahoo.com</text:p>
          </table:table-cell>
          <table:table-cell office:value-type="string">
            <text:p>80218 Geo Estate</text:p>
          </table:table-cell>
          <table:table-cell office:value-type="string">
            <text:p>Darechester</text:p>
          </table:table-cell>
          <table:table-cell office:value-type="string">
            <text:p>Massachusetts</text:p>
          </table:table-cell>
          <table:table-cell office:value-type="string">
            <text:p>39446-0165</text:p>
          </table:table-cell>
          <table:table-cell office:value-type="string">
            <text:p>615686437</text:p>
          </table:table-cell>
          <table:table-cell office:value-type="string">
            <text:p>Electronics</text:p>
          </table:table-cell>
          <table:table-cell office:value-type="string">
            <text:p>Crona Inc</text:p>
          </table:table-cell>
          <table:table-cell office:value-type="float" office:value="44301.663250219906">
            <text:p>44301.663250219906</text:p>
          </table:table-cell>
          <table:table-cell office:value-type="string">
            <text:p>http://placeimg.com/640/480</text:p>
          </table:table-cell>
          <table:table-cell office:value-type="string">
            <text:p>Animi labore deleniti nobis eum fugit repellat vel dolor sit. Et quia provident. Sapiente distinctio nobis quo eos assumenda iusto reprehenderit veniam. Et voluptatem aliquam expedita.</text:p>
          </table:table-cell>
          <table:table-cell office:value-type="boolean" office:boolean-value="true">
            <text:p>TRUE</text:p>
          </table:table-cell>
        </table:table-row>
        <table:table-row>
          <table:table-cell office:value-type="string">
            <text:p>Emanuel Hettinger</text:p>
          </table:table-cell>
          <table:table-cell office:value-type="string">
            <text:p>713-395-3576 x15459</text:p>
          </table:table-cell>
          <table:table-cell office:value-type="string">
            <text:p>Ayla.Hartmann74@yahoo.com</text:p>
          </table:table-cell>
          <table:table-cell office:value-type="string">
            <text:p>5537 Christa Knoll</text:p>
          </table:table-cell>
          <table:table-cell office:value-type="string">
            <text:p>Port Aliciashire</text:p>
          </table:table-cell>
          <table:table-cell office:value-type="string">
            <text:p>Wisconsin</text:p>
          </table:table-cell>
          <table:table-cell office:value-type="string">
            <text:p>20570</text:p>
          </table:table-cell>
          <table:table-cell office:value-type="string">
            <text:p>529361505</text:p>
          </table:table-cell>
          <table:table-cell office:value-type="string">
            <text:p>Health</text:p>
          </table:table-cell>
          <table:table-cell office:value-type="string">
            <text:p>Schumm LLC</text:p>
          </table:table-cell>
          <table:table-cell office:value-type="float" office:value="44502.218749155094">
            <text:p>44502.218749155094</text:p>
          </table:table-cell>
          <table:table-cell office:value-type="string">
            <text:p>http://placeimg.com/640/480</text:p>
          </table:table-cell>
          <table:table-cell office:value-type="string">
            <text:p>Rerum quae commodi quidem reprehenderit. Esse sit ea fugiat quae aut. Sint repellat voluptas eos impedit. Et autem ut dolorem at sed qui harum. Vel aut saepe.</text:p>
          </table:table-cell>
          <table:table-cell office:value-type="boolean" office:boolean-value="true">
            <text:p>TRUE</text:p>
          </table:table-cell>
        </table:table-row>
        <table:table-row>
          <table:table-cell office:value-type="string">
            <text:p>Jerome Harris</text:p>
          </table:table-cell>
          <table:table-cell office:value-type="string">
            <text:p>964-936-9459 x8859</text:p>
          </table:table-cell>
          <table:table-cell office:value-type="string">
            <text:p>Hunter43@hotmail.com</text:p>
          </table:table-cell>
          <table:table-cell office:value-type="string">
            <text:p>8542 Savanah Prairie</text:p>
          </table:table-cell>
          <table:table-cell office:value-type="string">
            <text:p>Harveyshire</text:p>
          </table:table-cell>
          <table:table-cell office:value-type="string">
            <text:p>New Hampshire</text:p>
          </table:table-cell>
          <table:table-cell office:value-type="string">
            <text:p>65754-8493</text:p>
          </table:table-cell>
          <table:table-cell office:value-type="string">
            <text:p>804135511</text:p>
          </table:table-cell>
          <table:table-cell office:value-type="string">
            <text:p>Grocery</text:p>
          </table:table-cell>
          <table:table-cell office:value-type="string">
            <text:p>Mohr, Hammes and Smith</text:p>
          </table:table-cell>
          <table:table-cell office:value-type="float" office:value="44304.82086103009">
            <text:p>44304.82086103009</text:p>
          </table:table-cell>
          <table:table-cell office:value-type="string">
            <text:p>http://placeimg.com/640/480</text:p>
          </table:table-cell>
          <table:table-cell office:value-type="string">
            <text:p>Dolore occaecati consequatur quas debitis ut molestiae iusto veritatis. A voluptate velit corrupti sequi veritatis ex neque voluptas. Corporis sunt quo molestiae. Sint fuga facilis eum et eligendi. Facilis doloremque magni molestiae id rerum a doloremque in. Ex molestiae quia pariatur nam aut.</text:p>
          </table:table-cell>
          <table:table-cell office:value-type="boolean" office:boolean-value="false">
            <text:p>FALSE</text:p>
          </table:table-cell>
        </table:table-row>
        <table:table-row>
          <table:table-cell office:value-type="string">
            <text:p>Dan Botsford</text:p>
          </table:table-cell>
          <table:table-cell office:value-type="string">
            <text:p>1-811-738-7234 x662</text:p>
          </table:table-cell>
          <table:table-cell office:value-type="string">
            <text:p>Jodie_Douglas63@yahoo.com</text:p>
          </table:table-cell>
          <table:table-cell office:value-type="string">
            <text:p>01971 Daphne Cliffs</text:p>
          </table:table-cell>
          <table:table-cell office:value-type="string">
            <text:p>Roseville</text:p>
          </table:table-cell>
          <table:table-cell office:value-type="string">
            <text:p>Illinois</text:p>
          </table:table-cell>
          <table:table-cell office:value-type="string">
            <text:p>07331</text:p>
          </table:table-cell>
          <table:table-cell office:value-type="string">
            <text:p>778746434</text:p>
          </table:table-cell>
          <table:table-cell office:value-type="string">
            <text:p>Music</text:p>
          </table:table-cell>
          <table:table-cell office:value-type="string">
            <text:p>Mayert - Stoltenberg</text:p>
          </table:table-cell>
          <table:table-cell office:value-type="float" office:value="44237.52425204861">
            <text:p>44237.52425204861</text:p>
          </table:table-cell>
          <table:table-cell office:value-type="string">
            <text:p>http://placeimg.com/640/480</text:p>
          </table:table-cell>
          <table:table-cell office:value-type="string">
            <text:p>Maiores recusandae et. Quae velit doloremque explicabo nostrum corporis ad est id. Nostrum ullam minus velit asperiores qui sit eum assumenda. Omnis id animi quia. Aspernatur sequi hic quidem et pariatur consequuntur. Dolores cum sunt ea eos libero doloremque neque non et.</text:p>
          </table:table-cell>
          <table:table-cell office:value-type="boolean" office:boolean-value="false">
            <text:p>FALSE</text:p>
          </table:table-cell>
        </table:table-row>
        <table:table-row>
          <table:table-cell office:value-type="string">
            <text:p>Joanne Braun</text:p>
          </table:table-cell>
          <table:table-cell office:value-type="string">
            <text:p>1-937-450-4693 x164</text:p>
          </table:table-cell>
          <table:table-cell office:value-type="string">
            <text:p>Liana_Brakus55@gmail.com</text:p>
          </table:table-cell>
          <table:table-cell office:value-type="string">
            <text:p>17865 Hickle Center</text:p>
          </table:table-cell>
          <table:table-cell office:value-type="string">
            <text:p>Trenton</text:p>
          </table:table-cell>
          <table:table-cell office:value-type="string">
            <text:p>Texas</text:p>
          </table:table-cell>
          <table:table-cell office:value-type="string">
            <text:p>64522</text:p>
          </table:table-cell>
          <table:table-cell office:value-type="string">
            <text:p>623050880</text:p>
          </table:table-cell>
          <table:table-cell office:value-type="string">
            <text:p>Electronics</text:p>
          </table:table-cell>
          <table:table-cell office:value-type="string">
            <text:p>Schamberger LLC</text:p>
          </table:table-cell>
          <table:table-cell office:value-type="float" office:value="44538.173149456015">
            <text:p>44538.173149456015</text:p>
          </table:table-cell>
          <table:table-cell office:value-type="string">
            <text:p>http://placeimg.com/640/480</text:p>
          </table:table-cell>
          <table:table-cell office:value-type="string">
            <text:p>Omnis ipsum iure sapiente nulla possimus totam natus ratione sunt. Libero impedit optio. Quod dolor nihil rem qui. Quae aut officiis et incidunt. Ut neque eveniet et culpa deserunt repellendus. Eos accusamus totam.</text:p>
          </table:table-cell>
          <table:table-cell office:value-type="boolean" office:boolean-value="true">
            <text:p>TRUE</text:p>
          </table:table-cell>
        </table:table-row>
        <table:table-row>
          <table:table-cell office:value-type="string">
            <text:p>Natalie Stiedemann</text:p>
          </table:table-cell>
          <table:table-cell office:value-type="string">
            <text:p>645.254.2915 x21552</text:p>
          </table:table-cell>
          <table:table-cell office:value-type="string">
            <text:p>Micah_Okuneva20@yahoo.com</text:p>
          </table:table-cell>
          <table:table-cell office:value-type="string">
            <text:p>24788 Laverna Common</text:p>
          </table:table-cell>
          <table:table-cell office:value-type="string">
            <text:p>McLean</text:p>
          </table:table-cell>
          <table:table-cell office:value-type="string">
            <text:p>New Mexico</text:p>
          </table:table-cell>
          <table:table-cell office:value-type="string">
            <text:p>97872</text:p>
          </table:table-cell>
          <table:table-cell office:value-type="string">
            <text:p>567951016</text:p>
          </table:table-cell>
          <table:table-cell office:value-type="string">
            <text:p>Toys</text:p>
          </table:table-cell>
          <table:table-cell office:value-type="string">
            <text:p>Frami - Emard</text:p>
          </table:table-cell>
          <table:table-cell office:value-type="float" office:value="44244.28245990741">
            <text:p>44244.28245990741</text:p>
          </table:table-cell>
          <table:table-cell office:value-type="string">
            <text:p>http://placeimg.com/640/480</text:p>
          </table:table-cell>
          <table:table-cell office:value-type="string">
            <text:p>Sit ut voluptatem. Eligendi repellendus eum consequuntur ut est omnis. Id consectetur autem atque a ipsam. Minima est id consequatur reprehenderit nisi.</text:p>
          </table:table-cell>
          <table:table-cell office:value-type="boolean" office:boolean-value="false">
            <text:p>FALSE</text:p>
          </table:table-cell>
        </table:table-row>
        <table:table-row>
          <table:table-cell office:value-type="string">
            <text:p>Stella Rodriguez</text:p>
          </table:table-cell>
          <table:table-cell office:value-type="string">
            <text:p>(859) 842-4355</text:p>
          </table:table-cell>
          <table:table-cell office:value-type="string">
            <text:p>Rowland0@hotmail.com</text:p>
          </table:table-cell>
          <table:table-cell office:value-type="string">
            <text:p>112 Cummerata Ford</text:p>
          </table:table-cell>
          <table:table-cell office:value-type="string">
            <text:p>Ambermouth</text:p>
          </table:table-cell>
          <table:table-cell office:value-type="string">
            <text:p>Pennsylvania</text:p>
          </table:table-cell>
          <table:table-cell office:value-type="string">
            <text:p>29374</text:p>
          </table:table-cell>
          <table:table-cell office:value-type="string">
            <text:p>006713993</text:p>
          </table:table-cell>
          <table:table-cell office:value-type="string">
            <text:p>Tools</text:p>
          </table:table-cell>
          <table:table-cell office:value-type="string">
            <text:p>Bechtelar - Lang</text:p>
          </table:table-cell>
          <table:table-cell office:value-type="float" office:value="44439.24385571759">
            <text:p>44439.24385571759</text:p>
          </table:table-cell>
          <table:table-cell office:value-type="string">
            <text:p>http://placeimg.com/640/480</text:p>
          </table:table-cell>
          <table:table-cell office:value-type="string">
            <text:p>Quo et sint quo unde vel. Necessitatibus hic iusto laborum consequatur soluta officia qui. Corrupti repudiandae qui ea tenetur libero. Et nihil laudantium illo neque reprehenderit.</text:p>
          </table:table-cell>
          <table:table-cell office:value-type="boolean" office:boolean-value="true">
            <text:p>TRUE</text:p>
          </table:table-cell>
        </table:table-row>
        <table:table-row>
          <table:table-cell office:value-type="string">
            <text:p>Harriet Erdman</text:p>
          </table:table-cell>
          <table:table-cell office:value-type="string">
            <text:p>516-874-0972</text:p>
          </table:table-cell>
          <table:table-cell office:value-type="string">
            <text:p>Callie.Leuschke@gmail.com</text:p>
          </table:table-cell>
          <table:table-cell office:value-type="string">
            <text:p>7151 Jeff Camp</text:p>
          </table:table-cell>
          <table:table-cell office:value-type="string">
            <text:p>Saulshire</text:p>
          </table:table-cell>
          <table:table-cell office:value-type="string">
            <text:p>Idaho</text:p>
          </table:table-cell>
          <table:table-cell office:value-type="string">
            <text:p>67664</text:p>
          </table:table-cell>
          <table:table-cell office:value-type="string">
            <text:p>389469155</text:p>
          </table:table-cell>
          <table:table-cell office:value-type="string">
            <text:p>Movies</text:p>
          </table:table-cell>
          <table:table-cell office:value-type="string">
            <text:p>Sipes, MacGyver and Langworth</text:p>
          </table:table-cell>
          <table:table-cell office:value-type="float" office:value="44527.725454293985">
            <text:p>44527.725454293985</text:p>
          </table:table-cell>
          <table:table-cell office:value-type="string">
            <text:p>http://placeimg.com/640/480</text:p>
          </table:table-cell>
          <table:table-cell office:value-type="string">
            <text:p>Autem alias et nesciunt aliquam sit dolor atque ut hic. Minima nobis id. Nostrum a maxime omnis fugit earum dolorum quidem voluptatibus. Non sunt quia sed natus exercitationem vel accusamus atque quo. Ut mollitia esse sequi et temporibus est architecto. Rem provident officiis aut.</text:p>
          </table:table-cell>
          <table:table-cell office:value-type="boolean" office:boolean-value="true">
            <text:p>TRUE</text:p>
          </table:table-cell>
        </table:table-row>
        <table:table-row>
          <table:table-cell office:value-type="string">
            <text:p>Marcella Carroll</text:p>
          </table:table-cell>
          <table:table-cell office:value-type="string">
            <text:p>432.898.0288</text:p>
          </table:table-cell>
          <table:table-cell office:value-type="string">
            <text:p>Eliane13@hotmail.com</text:p>
          </table:table-cell>
          <table:table-cell office:value-type="string">
            <text:p>75046 Finn Path</text:p>
          </table:table-cell>
          <table:table-cell office:value-type="string">
            <text:p>Lockmanmouth</text:p>
          </table:table-cell>
          <table:table-cell office:value-type="string">
            <text:p>Colorado</text:p>
          </table:table-cell>
          <table:table-cell office:value-type="string">
            <text:p>67258-9999</text:p>
          </table:table-cell>
          <table:table-cell office:value-type="string">
            <text:p>747784977</text:p>
          </table:table-cell>
          <table:table-cell office:value-type="string">
            <text:p>Jewelery</text:p>
          </table:table-cell>
          <table:table-cell office:value-type="string">
            <text:p>Graham and Sons</text:p>
          </table:table-cell>
          <table:table-cell office:value-type="float" office:value="44350.272428888886">
            <text:p>44350.272428888886</text:p>
          </table:table-cell>
          <table:table-cell office:value-type="string">
            <text:p>http://placeimg.com/640/480</text:p>
          </table:table-cell>
          <table:table-cell office:value-type="string">
            <text:p>Sequi esse sint sit et adipisci labore sint aperiam porro. Explicabo officia eum sint velit nam esse labore repellendus voluptas. Odio id hic qui iure. Ratione a atque excepturi possimus provident.</text:p>
          </table:table-cell>
          <table:table-cell office:value-type="boolean" office:boolean-value="true">
            <text:p>TRUE</text:p>
          </table:table-cell>
        </table:table-row>
        <table:table-row>
          <table:table-cell office:value-type="string">
            <text:p>Johnathan VonRueden</text:p>
          </table:table-cell>
          <table:table-cell office:value-type="string">
            <text:p>(408) 471-6627 x13384</text:p>
          </table:table-cell>
          <table:table-cell office:value-type="string">
            <text:p>Golden.Schulist@hotmail.com</text:p>
          </table:table-cell>
          <table:table-cell office:value-type="string">
            <text:p>7482 Wiza Mountain</text:p>
          </table:table-cell>
          <table:table-cell office:value-type="string">
            <text:p>Bristol</text:p>
          </table:table-cell>
          <table:table-cell office:value-type="string">
            <text:p>Nevada</text:p>
          </table:table-cell>
          <table:table-cell office:value-type="string">
            <text:p>05075</text:p>
          </table:table-cell>
          <table:table-cell office:value-type="string">
            <text:p>238885547</text:p>
          </table:table-cell>
          <table:table-cell office:value-type="string">
            <text:p>Shoes</text:p>
          </table:table-cell>
          <table:table-cell office:value-type="string">
            <text:p>Johnson, Nolan and Wyman</text:p>
          </table:table-cell>
          <table:table-cell office:value-type="float" office:value="44409.55437210648">
            <text:p>44409.55437210648</text:p>
          </table:table-cell>
          <table:table-cell office:value-type="string">
            <text:p>http://placeimg.com/640/480</text:p>
          </table:table-cell>
          <table:table-cell office:value-type="string">
            <text:p>Sapiente dolore nemo nobis non. Velit quibusdam veritatis fuga architecto minus sed. Quia vitae et nihil voluptatem. Et explicabo facere ipsam magnam exercitationem in. Vero non quo numquam maxime delectus ipsam cumque qui.</text:p>
          </table:table-cell>
          <table:table-cell office:value-type="boolean" office:boolean-value="false">
            <text:p>FALSE</text:p>
          </table:table-cell>
        </table:table-row>
        <table:table-row>
          <table:table-cell office:value-type="string">
            <text:p>Ira Homenick</text:p>
          </table:table-cell>
          <table:table-cell office:value-type="string">
            <text:p>1-835-748-1480 x78640</text:p>
          </table:table-cell>
          <table:table-cell office:value-type="string">
            <text:p>Kaley_MacGyver74@yahoo.com</text:p>
          </table:table-cell>
          <table:table-cell office:value-type="string">
            <text:p>2961 Smitham Corners</text:p>
          </table:table-cell>
          <table:table-cell office:value-type="string">
            <text:p>North Zander</text:p>
          </table:table-cell>
          <table:table-cell office:value-type="string">
            <text:p>Alabama</text:p>
          </table:table-cell>
          <table:table-cell office:value-type="string">
            <text:p>80073-2418</text:p>
          </table:table-cell>
          <table:table-cell office:value-type="string">
            <text:p>435261838</text:p>
          </table:table-cell>
          <table:table-cell office:value-type="string">
            <text:p>Health</text:p>
          </table:table-cell>
          <table:table-cell office:value-type="string">
            <text:p>Johns Inc</text:p>
          </table:table-cell>
          <table:table-cell office:value-type="float" office:value="44484.009669293984">
            <text:p>44484.009669293984</text:p>
          </table:table-cell>
          <table:table-cell office:value-type="string">
            <text:p>http://placeimg.com/640/480</text:p>
          </table:table-cell>
          <table:table-cell office:value-type="string">
            <text:p>Vero accusamus amet totam. Porro voluptatem sint voluptatem ipsam maiores dolore veniam dignissimos at. Non et dolorem exercitationem qui. Consequatur veritatis perspiciatis libero esse. Maiores ut eveniet temporibus optio deleniti est. Odio et ut.</text:p>
          </table:table-cell>
          <table:table-cell office:value-type="boolean" office:boolean-value="false">
            <text:p>FALSE</text:p>
          </table:table-cell>
        </table:table-row>
        <table:table-row>
          <table:table-cell office:value-type="string">
            <text:p>Bradford Rosenbaum</text:p>
          </table:table-cell>
          <table:table-cell office:value-type="string">
            <text:p>319-978-7193</text:p>
          </table:table-cell>
          <table:table-cell office:value-type="string">
            <text:p>Lambert.Herman@yahoo.com</text:p>
          </table:table-cell>
          <table:table-cell office:value-type="string">
            <text:p>094 Reymundo Views</text:p>
          </table:table-cell>
          <table:table-cell office:value-type="string">
            <text:p>New York</text:p>
          </table:table-cell>
          <table:table-cell office:value-type="string">
            <text:p>Ohio</text:p>
          </table:table-cell>
          <table:table-cell office:value-type="string">
            <text:p>17979</text:p>
          </table:table-cell>
          <table:table-cell office:value-type="string">
            <text:p>279669175</text:p>
          </table:table-cell>
          <table:table-cell office:value-type="string">
            <text:p>Outdoors</text:p>
          </table:table-cell>
          <table:table-cell office:value-type="string">
            <text:p>Heathcote - Johns</text:p>
          </table:table-cell>
          <table:table-cell office:value-type="float" office:value="44430.41114372685">
            <text:p>44430.41114372685</text:p>
          </table:table-cell>
          <table:table-cell office:value-type="string">
            <text:p>http://placeimg.com/640/480</text:p>
          </table:table-cell>
          <table:table-cell office:value-type="string">
            <text:p>Iste eaque repudiandae quia deserunt veritatis rerum architecto necessitatibus. Est quisquam quidem alias vel iure. Unde repudiandae alias enim quia ut distinctio. Adipisci commodi laboriosam sed quia asperiores natus. Sed similique assumenda et.</text:p>
          </table:table-cell>
          <table:table-cell office:value-type="boolean" office:boolean-value="false">
            <text:p>FALSE</text:p>
          </table:table-cell>
        </table:table-row>
        <table:table-row>
          <table:table-cell office:value-type="string">
            <text:p>Armando Satterfield</text:p>
          </table:table-cell>
          <table:table-cell office:value-type="string">
            <text:p>(359) 734-1488 x7862</text:p>
          </table:table-cell>
          <table:table-cell office:value-type="string">
            <text:p>Dena99@hotmail.com</text:p>
          </table:table-cell>
          <table:table-cell office:value-type="string">
            <text:p>346 Nikolaus Circle</text:p>
          </table:table-cell>
          <table:table-cell office:value-type="string">
            <text:p>Albany</text:p>
          </table:table-cell>
          <table:table-cell office:value-type="string">
            <text:p>Arkansas</text:p>
          </table:table-cell>
          <table:table-cell office:value-type="string">
            <text:p>07738-4640</text:p>
          </table:table-cell>
          <table:table-cell office:value-type="string">
            <text:p>263109450</text:p>
          </table:table-cell>
          <table:table-cell office:value-type="string">
            <text:p>Tools</text:p>
          </table:table-cell>
          <table:table-cell office:value-type="string">
            <text:p>Kreiger, Smith and Wisozk</text:p>
          </table:table-cell>
          <table:table-cell office:value-type="float" office:value="44442.437525671296">
            <text:p>44442.437525671296</text:p>
          </table:table-cell>
          <table:table-cell office:value-type="string">
            <text:p>http://placeimg.com/640/480</text:p>
          </table:table-cell>
          <table:table-cell office:value-type="string">
            <text:p>Aut est qui recusandae mollitia et quod dicta. Possimus esse magnam modi et. Et quo consequuntur blanditiis. Ipsam dolorem quia omnis nemo sunt dolorem est reiciendis.</text:p>
          </table:table-cell>
          <table:table-cell office:value-type="boolean" office:boolean-value="true">
            <text:p>TRUE</text:p>
          </table:table-cell>
        </table:table-row>
        <table:table-row>
          <table:table-cell office:value-type="string">
            <text:p>Adam Bode</text:p>
          </table:table-cell>
          <table:table-cell office:value-type="string">
            <text:p>(989) 454-4425</text:p>
          </table:table-cell>
          <table:table-cell office:value-type="string">
            <text:p>Maria14@gmail.com</text:p>
          </table:table-cell>
          <table:table-cell office:value-type="string">
            <text:p>295 Lura Fords</text:p>
          </table:table-cell>
          <table:table-cell office:value-type="string">
            <text:p>O'Keefefurt</text:p>
          </table:table-cell>
          <table:table-cell office:value-type="string">
            <text:p>Arkansas</text:p>
          </table:table-cell>
          <table:table-cell office:value-type="string">
            <text:p>13530</text:p>
          </table:table-cell>
          <table:table-cell office:value-type="string">
            <text:p>960585429</text:p>
          </table:table-cell>
          <table:table-cell office:value-type="string">
            <text:p>Beauty</text:p>
          </table:table-cell>
          <table:table-cell office:value-type="string">
            <text:p>Terry Inc</text:p>
          </table:table-cell>
          <table:table-cell office:value-type="float" office:value="44209.600043784725">
            <text:p>44209.600043784725</text:p>
          </table:table-cell>
          <table:table-cell office:value-type="string">
            <text:p>http://placeimg.com/640/480</text:p>
          </table:table-cell>
          <table:table-cell office:value-type="string">
            <text:p>Unde aut natus quasi et accusamus earum qui. Iusto dolorum vero vel rem possimus quaerat. Ut tempore impedit.</text:p>
          </table:table-cell>
          <table:table-cell office:value-type="boolean" office:boolean-value="false">
            <text:p>FALSE</text:p>
          </table:table-cell>
        </table:table-row>
        <table:table-row>
          <table:table-cell office:value-type="string">
            <text:p>Bob Tremblay</text:p>
          </table:table-cell>
          <table:table-cell office:value-type="string">
            <text:p>250.828.7285 x7809</text:p>
          </table:table-cell>
          <table:table-cell office:value-type="string">
            <text:p>Nathan_Larson@yahoo.com</text:p>
          </table:table-cell>
          <table:table-cell office:value-type="string">
            <text:p>26357 Larkin Stream</text:p>
          </table:table-cell>
          <table:table-cell office:value-type="string">
            <text:p>Lake Staceymouth</text:p>
          </table:table-cell>
          <table:table-cell office:value-type="string">
            <text:p>New Mexico</text:p>
          </table:table-cell>
          <table:table-cell office:value-type="string">
            <text:p>76666</text:p>
          </table:table-cell>
          <table:table-cell office:value-type="string">
            <text:p>718751696</text:p>
          </table:table-cell>
          <table:table-cell office:value-type="string">
            <text:p>Music</text:p>
          </table:table-cell>
          <table:table-cell office:value-type="string">
            <text:p>Ratke, Gottlieb and Jacobi</text:p>
          </table:table-cell>
          <table:table-cell office:value-type="float" office:value="44222.17321934028">
            <text:p>44222.17321934028</text:p>
          </table:table-cell>
          <table:table-cell office:value-type="string">
            <text:p>http://placeimg.com/640/480</text:p>
          </table:table-cell>
          <table:table-cell office:value-type="string">
            <text:p>Quod beatae voluptas. Nesciunt nobis et libero ut culpa iste. Nostrum vel quibusdam. Dolorum quia architecto. Soluta minus corrupti iste. Dolorem et voluptatem et ea dolores voluptatibus eaque reiciendis.</text:p>
          </table:table-cell>
          <table:table-cell office:value-type="boolean" office:boolean-value="true">
            <text:p>TRUE</text:p>
          </table:table-cell>
        </table:table-row>
        <table:table-row>
          <table:table-cell office:value-type="string">
            <text:p>Pete Dooley</text:p>
          </table:table-cell>
          <table:table-cell office:value-type="string">
            <text:p>(668) 220-5551</text:p>
          </table:table-cell>
          <table:table-cell office:value-type="string">
            <text:p>Elisabeth_Nikolaus49@hotmail.com</text:p>
          </table:table-cell>
          <table:table-cell office:value-type="string">
            <text:p>03912 Darlene Expressway</text:p>
          </table:table-cell>
          <table:table-cell office:value-type="string">
            <text:p>Trantowmouth</text:p>
          </table:table-cell>
          <table:table-cell office:value-type="string">
            <text:p>Montana</text:p>
          </table:table-cell>
          <table:table-cell office:value-type="string">
            <text:p>45970</text:p>
          </table:table-cell>
          <table:table-cell office:value-type="string">
            <text:p>668327222</text:p>
          </table:table-cell>
          <table:table-cell office:value-type="string">
            <text:p>Music</text:p>
          </table:table-cell>
          <table:table-cell office:value-type="string">
            <text:p>Moore, Schinner and Macejkovic</text:p>
          </table:table-cell>
          <table:table-cell office:value-type="float" office:value="44408.48047983796">
            <text:p>44408.48047983796</text:p>
          </table:table-cell>
          <table:table-cell office:value-type="string">
            <text:p>http://placeimg.com/640/480</text:p>
          </table:table-cell>
          <table:table-cell office:value-type="string">
            <text:p>Animi labore porro accusantium eius cumque corporis ad. Et illo voluptatem consequatur animi dignissimos. Voluptatem veritatis voluptatem ex. Porro consequuntur cupiditate asperiores nemo. Quasi incidunt explicabo vel est eum numquam vero.</text:p>
          </table:table-cell>
          <table:table-cell office:value-type="boolean" office:boolean-value="true">
            <text:p>TRUE</text:p>
          </table:table-cell>
        </table:table-row>
        <table:table-row>
          <table:table-cell office:value-type="string">
            <text:p>Rosa Heidenreich</text:p>
          </table:table-cell>
          <table:table-cell office:value-type="string">
            <text:p>332-946-0228 x7931</text:p>
          </table:table-cell>
          <table:table-cell office:value-type="string">
            <text:p>Petra26@gmail.com</text:p>
          </table:table-cell>
          <table:table-cell office:value-type="string">
            <text:p>702 Gottlieb Street</text:p>
          </table:table-cell>
          <table:table-cell office:value-type="string">
            <text:p>North Marcellus</text:p>
          </table:table-cell>
          <table:table-cell office:value-type="string">
            <text:p>New Hampshire</text:p>
          </table:table-cell>
          <table:table-cell office:value-type="string">
            <text:p>74689</text:p>
          </table:table-cell>
          <table:table-cell office:value-type="string">
            <text:p>976214373</text:p>
          </table:table-cell>
          <table:table-cell office:value-type="string">
            <text:p>Games</text:p>
          </table:table-cell>
          <table:table-cell office:value-type="string">
            <text:p>Christiansen - Aufderhar</text:p>
          </table:table-cell>
          <table:table-cell office:value-type="float" office:value="44237.79149484954">
            <text:p>44237.79149484954</text:p>
          </table:table-cell>
          <table:table-cell office:value-type="string">
            <text:p>http://placeimg.com/640/480</text:p>
          </table:table-cell>
          <table:table-cell office:value-type="string">
            <text:p>Ullam dolor minus quibusdam atque non. Cumque iste facilis occaecati aut harum et exercitationem. Illo explicabo enim quidem. Odio pariatur tenetur. Quia enim illo.</text:p>
          </table:table-cell>
          <table:table-cell office:value-type="boolean" office:boolean-value="false">
            <text:p>FALSE</text:p>
          </table:table-cell>
        </table:table-row>
        <table:table-row>
          <table:table-cell office:value-type="string">
            <text:p>Ramona Reichert</text:p>
          </table:table-cell>
          <table:table-cell office:value-type="string">
            <text:p>736-561-7412 x00021</text:p>
          </table:table-cell>
          <table:table-cell office:value-type="string">
            <text:p>Jana_Kassulke47@hotmail.com</text:p>
          </table:table-cell>
          <table:table-cell office:value-type="string">
            <text:p>58201 White Terrace</text:p>
          </table:table-cell>
          <table:table-cell office:value-type="string">
            <text:p>Simonisstad</text:p>
          </table:table-cell>
          <table:table-cell office:value-type="string">
            <text:p>Colorado</text:p>
          </table:table-cell>
          <table:table-cell office:value-type="string">
            <text:p>42681</text:p>
          </table:table-cell>
          <table:table-cell office:value-type="string">
            <text:p>995037638</text:p>
          </table:table-cell>
          <table:table-cell office:value-type="string">
            <text:p>Health</text:p>
          </table:table-cell>
          <table:table-cell office:value-type="string">
            <text:p>Cummerata, Mills and Beer</text:p>
          </table:table-cell>
          <table:table-cell office:value-type="float" office:value="44210.11838842592">
            <text:p>44210.11838842592</text:p>
          </table:table-cell>
          <table:table-cell office:value-type="string">
            <text:p>http://placeimg.com/640/480</text:p>
          </table:table-cell>
          <table:table-cell office:value-type="string">
            <text:p>Illum molestias voluptatem a et labore voluptatem perferendis. Est corporis et doloribus fugiat pariatur ullam eum quis beatae. Est beatae excepturi facere veritatis. Recusandae magni eos qui ut. Possimus veniam omnis sint earum sapiente aut sit dignissimos et. Rerum maxime aut omnis labore neque.</text:p>
          </table:table-cell>
          <table:table-cell office:value-type="boolean" office:boolean-value="false">
            <text:p>FALSE</text:p>
          </table:table-cell>
        </table:table-row>
        <table:table-row>
          <table:table-cell office:value-type="string">
            <text:p>Irma Streich I</text:p>
          </table:table-cell>
          <table:table-cell office:value-type="string">
            <text:p>836.863.5557</text:p>
          </table:table-cell>
          <table:table-cell office:value-type="string">
            <text:p>Amber_Hilll65@hotmail.com</text:p>
          </table:table-cell>
          <table:table-cell office:value-type="string">
            <text:p>48883 Pfannerstill Trail</text:p>
          </table:table-cell>
          <table:table-cell office:value-type="string">
            <text:p>Lake Suzanneton</text:p>
          </table:table-cell>
          <table:table-cell office:value-type="string">
            <text:p>Louisiana</text:p>
          </table:table-cell>
          <table:table-cell office:value-type="string">
            <text:p>80645-1305</text:p>
          </table:table-cell>
          <table:table-cell office:value-type="string">
            <text:p>223445811</text:p>
          </table:table-cell>
          <table:table-cell office:value-type="string">
            <text:p>Books</text:p>
          </table:table-cell>
          <table:table-cell office:value-type="string">
            <text:p>Stroman - Lubowitz</text:p>
          </table:table-cell>
          <table:table-cell office:value-type="float" office:value="44447.005842962964">
            <text:p>44447.005842962964</text:p>
          </table:table-cell>
          <table:table-cell office:value-type="string">
            <text:p>http://placeimg.com/640/480</text:p>
          </table:table-cell>
          <table:table-cell office:value-type="string">
            <text:p>Vero eos fugiat sit soluta et et quaerat repudiandae ab. Voluptates velit et consectetur dolor suscipit sint iure veritatis consequatur. Qui ducimus id corporis quia officiis quia illum odio voluptas. Nostrum veniam illum velit eum nihil ex nesciunt.</text:p>
          </table:table-cell>
          <table:table-cell office:value-type="boolean" office:boolean-value="false">
            <text:p>FALSE</text:p>
          </table:table-cell>
        </table:table-row>
        <table:table-row>
          <table:table-cell office:value-type="string">
            <text:p>Max Powlowski</text:p>
          </table:table-cell>
          <table:table-cell office:value-type="string">
            <text:p>885.458.3980</text:p>
          </table:table-cell>
          <table:table-cell office:value-type="string">
            <text:p>Coy81@gmail.com</text:p>
          </table:table-cell>
          <table:table-cell office:value-type="string">
            <text:p>93390 Mikayla Fall</text:p>
          </table:table-cell>
          <table:table-cell office:value-type="string">
            <text:p>North Meggieland</text:p>
          </table:table-cell>
          <table:table-cell office:value-type="string">
            <text:p>New Mexico</text:p>
          </table:table-cell>
          <table:table-cell office:value-type="string">
            <text:p>58356-4670</text:p>
          </table:table-cell>
          <table:table-cell office:value-type="string">
            <text:p>256710762</text:p>
          </table:table-cell>
          <table:table-cell office:value-type="string">
            <text:p>Tools</text:p>
          </table:table-cell>
          <table:table-cell office:value-type="string">
            <text:p>Leffler LLC</text:p>
          </table:table-cell>
          <table:table-cell office:value-type="float" office:value="44474.02324423611">
            <text:p>44474.02324423611</text:p>
          </table:table-cell>
          <table:table-cell office:value-type="string">
            <text:p>http://placeimg.com/640/480</text:p>
          </table:table-cell>
          <table:table-cell office:value-type="string">
            <text:p>Expedita facere eveniet. Unde rerum in voluptatem quod voluptas sit neque incidunt odit. Temporibus consectetur et aliquam culpa recusandae omnis error reiciendis voluptatem.</text:p>
          </table:table-cell>
          <table:table-cell office:value-type="boolean" office:boolean-value="true">
            <text:p>TRUE</text:p>
          </table:table-cell>
        </table:table-row>
        <table:table-row>
          <table:table-cell office:value-type="string">
            <text:p>Ms. Terry Schowalter</text:p>
          </table:table-cell>
          <table:table-cell office:value-type="string">
            <text:p>515-722-5951 x47033</text:p>
          </table:table-cell>
          <table:table-cell office:value-type="string">
            <text:p>Dock79@gmail.com</text:p>
          </table:table-cell>
          <table:table-cell office:value-type="string">
            <text:p>317 Cronin Plains</text:p>
          </table:table-cell>
          <table:table-cell office:value-type="string">
            <text:p>Saraiton</text:p>
          </table:table-cell>
          <table:table-cell office:value-type="string">
            <text:p>New Jersey</text:p>
          </table:table-cell>
          <table:table-cell office:value-type="string">
            <text:p>32135-0314</text:p>
          </table:table-cell>
          <table:table-cell office:value-type="string">
            <text:p>057604129</text:p>
          </table:table-cell>
          <table:table-cell office:value-type="string">
            <text:p>Garden</text:p>
          </table:table-cell>
          <table:table-cell office:value-type="string">
            <text:p>Muller, Larkin and Nader</text:p>
          </table:table-cell>
          <table:table-cell office:value-type="float" office:value="44458.052464594904">
            <text:p>44458.052464594904</text:p>
          </table:table-cell>
          <table:table-cell office:value-type="string">
            <text:p>http://placeimg.com/640/480</text:p>
          </table:table-cell>
          <table:table-cell office:value-type="string">
            <text:p>Itaque blanditiis enim ut nam tempore. Esse repellat harum iste. Quibusdam quidem nulla voluptatem dolores beatae eum. Quia fugiat quia iure nulla voluptas. Aut pariatur ipsum enim laborum.</text:p>
          </table:table-cell>
          <table:table-cell office:value-type="boolean" office:boolean-value="true">
            <text:p>TRUE</text:p>
          </table:table-cell>
        </table:table-row>
        <table:table-row>
          <table:table-cell office:value-type="string">
            <text:p>Gertrude Collier Jr.</text:p>
          </table:table-cell>
          <table:table-cell office:value-type="string">
            <text:p>605.491.4067 x830</text:p>
          </table:table-cell>
          <table:table-cell office:value-type="string">
            <text:p>Elton_Kulas99@hotmail.com</text:p>
          </table:table-cell>
          <table:table-cell office:value-type="string">
            <text:p>89008 Rosenbaum Vista</text:p>
          </table:table-cell>
          <table:table-cell office:value-type="string">
            <text:p>South Jarodshire</text:p>
          </table:table-cell>
          <table:table-cell office:value-type="string">
            <text:p>New York</text:p>
          </table:table-cell>
          <table:table-cell office:value-type="string">
            <text:p>92222-3356</text:p>
          </table:table-cell>
          <table:table-cell office:value-type="string">
            <text:p>737833388</text:p>
          </table:table-cell>
          <table:table-cell office:value-type="string">
            <text:p>Toys</text:p>
          </table:table-cell>
          <table:table-cell office:value-type="string">
            <text:p>Gusikowski - Tillman</text:p>
          </table:table-cell>
          <table:table-cell office:value-type="float" office:value="44275.70633523148">
            <text:p>44275.70633523148</text:p>
          </table:table-cell>
          <table:table-cell office:value-type="string">
            <text:p>http://placeimg.com/640/480</text:p>
          </table:table-cell>
          <table:table-cell office:value-type="string">
            <text:p>Culpa voluptas quisquam omnis error nemo optio. Rerum quod odio. Nostrum officia ea ducimus tempore iste. Qui occaecati qui omnis labore amet facere. Eius consequuntur nobis deleniti. Voluptatum aperiam provident laudantium possimus culpa quod consequatur et.</text:p>
          </table:table-cell>
          <table:table-cell office:value-type="boolean" office:boolean-value="true">
            <text:p>TRUE</text:p>
          </table:table-cell>
        </table:table-row>
        <table:table-row>
          <table:table-cell office:value-type="string">
            <text:p>Tamara Glover</text:p>
          </table:table-cell>
          <table:table-cell office:value-type="string">
            <text:p>(255) 283-9013 x791</text:p>
          </table:table-cell>
          <table:table-cell office:value-type="string">
            <text:p>Franco.Carroll23@yahoo.com</text:p>
          </table:table-cell>
          <table:table-cell office:value-type="string">
            <text:p>92893 Eloisa Stream</text:p>
          </table:table-cell>
          <table:table-cell office:value-type="string">
            <text:p>Angelineview</text:p>
          </table:table-cell>
          <table:table-cell office:value-type="string">
            <text:p>Colorado</text:p>
          </table:table-cell>
          <table:table-cell office:value-type="string">
            <text:p>95802</text:p>
          </table:table-cell>
          <table:table-cell office:value-type="string">
            <text:p>277805601</text:p>
          </table:table-cell>
          <table:table-cell office:value-type="string">
            <text:p>Shoes</text:p>
          </table:table-cell>
          <table:table-cell office:value-type="string">
            <text:p>Goodwin Group</text:p>
          </table:table-cell>
          <table:table-cell office:value-type="float" office:value="44507.270092673614">
            <text:p>44507.270092673614</text:p>
          </table:table-cell>
          <table:table-cell office:value-type="string">
            <text:p>http://placeimg.com/640/480</text:p>
          </table:table-cell>
          <table:table-cell office:value-type="string">
            <text:p>Quia ex aut vitae. Ut facere sint aperiam dolores ut et doloribus. Fugiat iste in quisquam est cumque ducimus vitae animi non. Est dolorem repudiandae ex aut. Repudiandae voluptatibus omnis qui inventore illum ad eum magni.</text:p>
          </table:table-cell>
          <table:table-cell office:value-type="boolean" office:boolean-value="false">
            <text:p>FALSE</text:p>
          </table:table-cell>
        </table:table-row>
        <table:table-row>
          <table:table-cell office:value-type="string">
            <text:p>Dr. Chester O'Kon</text:p>
          </table:table-cell>
          <table:table-cell office:value-type="string">
            <text:p>1-526-334-1883</text:p>
          </table:table-cell>
          <table:table-cell office:value-type="string">
            <text:p>Demetris_Grant34@gmail.com</text:p>
          </table:table-cell>
          <table:table-cell office:value-type="string">
            <text:p>88256 Bayer Alley</text:p>
          </table:table-cell>
          <table:table-cell office:value-type="string">
            <text:p>Colorado Springs</text:p>
          </table:table-cell>
          <table:table-cell office:value-type="string">
            <text:p>Nevada</text:p>
          </table:table-cell>
          <table:table-cell office:value-type="string">
            <text:p>07727-1015</text:p>
          </table:table-cell>
          <table:table-cell office:value-type="string">
            <text:p>399811366</text:p>
          </table:table-cell>
          <table:table-cell office:value-type="string">
            <text:p>Toys</text:p>
          </table:table-cell>
          <table:table-cell office:value-type="string">
            <text:p>Mills, Lehner and Collier</text:p>
          </table:table-cell>
          <table:table-cell office:value-type="float" office:value="44327.15823482639">
            <text:p>44327.15823482639</text:p>
          </table:table-cell>
          <table:table-cell office:value-type="string">
            <text:p>http://placeimg.com/640/480</text:p>
          </table:table-cell>
          <table:table-cell office:value-type="string">
            <text:p>Beatae ut suscipit optio temporibus commodi. Eligendi eligendi assumenda. Et et fugit odio non vel nobis saepe. Aut totam iste commodi vel reprehenderit nisi eligendi. Dignissimos illum enim dolor rerum dolor magni.</text:p>
          </table:table-cell>
          <table:table-cell office:value-type="boolean" office:boolean-value="false">
            <text:p>FALSE</text:p>
          </table:table-cell>
        </table:table-row>
        <table:table-row>
          <table:table-cell office:value-type="string">
            <text:p>Mrs. Beatrice Corkery</text:p>
          </table:table-cell>
          <table:table-cell office:value-type="string">
            <text:p>(408) 630-5832 x890</text:p>
          </table:table-cell>
          <table:table-cell office:value-type="string">
            <text:p>Elizabeth_Lueilwitz84@hotmail.com</text:p>
          </table:table-cell>
          <table:table-cell office:value-type="string">
            <text:p>5070 Schneider Rest</text:p>
          </table:table-cell>
          <table:table-cell office:value-type="string">
            <text:p>Flatleybury</text:p>
          </table:table-cell>
          <table:table-cell office:value-type="string">
            <text:p>Louisiana</text:p>
          </table:table-cell>
          <table:table-cell office:value-type="string">
            <text:p>36175</text:p>
          </table:table-cell>
          <table:table-cell office:value-type="string">
            <text:p>739638329</text:p>
          </table:table-cell>
          <table:table-cell office:value-type="string">
            <text:p>Shoes</text:p>
          </table:table-cell>
          <table:table-cell office:value-type="string">
            <text:p>McClure - Nikolaus</text:p>
          </table:table-cell>
          <table:table-cell office:value-type="float" office:value="44301.57625695602">
            <text:p>44301.57625695602</text:p>
          </table:table-cell>
          <table:table-cell office:value-type="string">
            <text:p>http://placeimg.com/640/480</text:p>
          </table:table-cell>
          <table:table-cell office:value-type="string">
            <text:p>Nesciunt ea aliquam error cum id facere. A ipsum quos. Dolorem harum nihil. Delectus nemo magni ea officia earum. Rerum quaerat totam natus provident.</text:p>
          </table:table-cell>
          <table:table-cell office:value-type="boolean" office:boolean-value="false">
            <text:p>FALSE</text:p>
          </table:table-cell>
        </table:table-row>
        <table:table-row>
          <table:table-cell office:value-type="string">
            <text:p>Josephine Hane</text:p>
          </table:table-cell>
          <table:table-cell office:value-type="string">
            <text:p>1-357-470-9878 x17019</text:p>
          </table:table-cell>
          <table:table-cell office:value-type="string">
            <text:p>Gay.Murazik16@yahoo.com</text:p>
          </table:table-cell>
          <table:table-cell office:value-type="string">
            <text:p>164 Heber Field</text:p>
          </table:table-cell>
          <table:table-cell office:value-type="string">
            <text:p>Elk Grove</text:p>
          </table:table-cell>
          <table:table-cell office:value-type="string">
            <text:p>South Carolina</text:p>
          </table:table-cell>
          <table:table-cell office:value-type="string">
            <text:p>52569</text:p>
          </table:table-cell>
          <table:table-cell office:value-type="string">
            <text:p>932612919</text:p>
          </table:table-cell>
          <table:table-cell office:value-type="string">
            <text:p>Music</text:p>
          </table:table-cell>
          <table:table-cell office:value-type="string">
            <text:p>Fritsch Group</text:p>
          </table:table-cell>
          <table:table-cell office:value-type="float" office:value="44297.2953543287">
            <text:p>44297.2953543287</text:p>
          </table:table-cell>
          <table:table-cell office:value-type="string">
            <text:p>http://placeimg.com/640/480</text:p>
          </table:table-cell>
          <table:table-cell office:value-type="string">
            <text:p>Tenetur voluptas inventore debitis iste consequatur possimus. Quisquam quidem aut non quos. Eum repellendus error et ut sit quia voluptates quas quibusdam. Et est ipsum quaerat consequuntur. Voluptates nihil ipsa saepe.</text:p>
          </table:table-cell>
          <table:table-cell office:value-type="boolean" office:boolean-value="true">
            <text:p>TRUE</text:p>
          </table:table-cell>
        </table:table-row>
        <table:table-row>
          <table:table-cell office:value-type="string">
            <text:p>Wade Gerhold</text:p>
          </table:table-cell>
          <table:table-cell office:value-type="string">
            <text:p>1-885-251-5951 x346</text:p>
          </table:table-cell>
          <table:table-cell office:value-type="string">
            <text:p>Mittie_Bahringer@hotmail.com</text:p>
          </table:table-cell>
          <table:table-cell office:value-type="string">
            <text:p>43103 Cole Mall</text:p>
          </table:table-cell>
          <table:table-cell office:value-type="string">
            <text:p>New Assunta</text:p>
          </table:table-cell>
          <table:table-cell office:value-type="string">
            <text:p>West Virginia</text:p>
          </table:table-cell>
          <table:table-cell office:value-type="string">
            <text:p>96872-5835</text:p>
          </table:table-cell>
          <table:table-cell office:value-type="string">
            <text:p>492897588</text:p>
          </table:table-cell>
          <table:table-cell office:value-type="string">
            <text:p>Music</text:p>
          </table:table-cell>
          <table:table-cell office:value-type="string">
            <text:p>VonRueden, Schaden and Konopelski</text:p>
          </table:table-cell>
          <table:table-cell office:value-type="float" office:value="44337.47450538194">
            <text:p>44337.47450538194</text:p>
          </table:table-cell>
          <table:table-cell office:value-type="string">
            <text:p>http://placeimg.com/640/480</text:p>
          </table:table-cell>
          <table:table-cell office:value-type="string">
            <text:p>Et earum quaerat dolore ut. Harum voluptatem tempore iusto asperiores sed recusandae praesentium quia dolores. Velit nostrum sed cupiditate. Consectetur et quidem totam.</text:p>
          </table:table-cell>
          <table:table-cell office:value-type="boolean" office:boolean-value="false">
            <text:p>FALSE</text:p>
          </table:table-cell>
        </table:table-row>
        <table:table-row>
          <table:table-cell office:value-type="string">
            <text:p>Caroline Romaguera</text:p>
          </table:table-cell>
          <table:table-cell office:value-type="string">
            <text:p>1-841-307-7340 x1788</text:p>
          </table:table-cell>
          <table:table-cell office:value-type="string">
            <text:p>Selmer18@gmail.com</text:p>
          </table:table-cell>
          <table:table-cell office:value-type="string">
            <text:p>831 Marty Springs</text:p>
          </table:table-cell>
          <table:table-cell office:value-type="string">
            <text:p>Danielville</text:p>
          </table:table-cell>
          <table:table-cell office:value-type="string">
            <text:p>Missouri</text:p>
          </table:table-cell>
          <table:table-cell office:value-type="string">
            <text:p>19601</text:p>
          </table:table-cell>
          <table:table-cell office:value-type="string">
            <text:p>043362226</text:p>
          </table:table-cell>
          <table:table-cell office:value-type="string">
            <text:p>Baby</text:p>
          </table:table-cell>
          <table:table-cell office:value-type="string">
            <text:p>Tromp, Jacobson and Durgan</text:p>
          </table:table-cell>
          <table:table-cell office:value-type="float" office:value="44459.855655011575">
            <text:p>44459.855655011575</text:p>
          </table:table-cell>
          <table:table-cell office:value-type="string">
            <text:p>http://placeimg.com/640/480</text:p>
          </table:table-cell>
          <table:table-cell office:value-type="string">
            <text:p>Beatae asperiores enim quia reprehenderit commodi. Nemo dolores natus sint libero. Voluptate numquam ut est dolorum a non temporibus. Quaerat non autem et facilis ratione pariatur ratione voluptatem. Id est quia consequatur ut quaerat vel molestiae quis. Consequatur est non tenetur sit et magnam sint.</text:p>
          </table:table-cell>
          <table:table-cell office:value-type="boolean" office:boolean-value="false">
            <text:p>FALSE</text:p>
          </table:table-cell>
        </table:table-row>
        <table:table-row>
          <table:table-cell office:value-type="string">
            <text:p>Cindy Cremin</text:p>
          </table:table-cell>
          <table:table-cell office:value-type="string">
            <text:p>1-292-805-4676 x837</text:p>
          </table:table-cell>
          <table:table-cell office:value-type="string">
            <text:p>Macey99@yahoo.com</text:p>
          </table:table-cell>
          <table:table-cell office:value-type="string">
            <text:p>3842 Marilie Course</text:p>
          </table:table-cell>
          <table:table-cell office:value-type="string">
            <text:p>Berwyn</text:p>
          </table:table-cell>
          <table:table-cell office:value-type="string">
            <text:p>South Dakota</text:p>
          </table:table-cell>
          <table:table-cell office:value-type="string">
            <text:p>29942-7611</text:p>
          </table:table-cell>
          <table:table-cell office:value-type="string">
            <text:p>323397791</text:p>
          </table:table-cell>
          <table:table-cell office:value-type="string">
            <text:p>Automotive</text:p>
          </table:table-cell>
          <table:table-cell office:value-type="string">
            <text:p>Ebert, Aufderhar and Champlin</text:p>
          </table:table-cell>
          <table:table-cell office:value-type="float" office:value="44411.06003947917">
            <text:p>44411.06003947917</text:p>
          </table:table-cell>
          <table:table-cell office:value-type="string">
            <text:p>http://placeimg.com/640/480</text:p>
          </table:table-cell>
          <table:table-cell office:value-type="string">
            <text:p>Eveniet officia sed expedita. Quos nam deserunt possimus. Quaerat et suscipit ea.</text:p>
          </table:table-cell>
          <table:table-cell office:value-type="boolean" office:boolean-value="true">
            <text:p>TRUE</text:p>
          </table:table-cell>
        </table:table-row>
        <table:table-row>
          <table:table-cell office:value-type="string">
            <text:p>Kristen Rowe</text:p>
          </table:table-cell>
          <table:table-cell office:value-type="string">
            <text:p>(264) 877-4302 x2932</text:p>
          </table:table-cell>
          <table:table-cell office:value-type="string">
            <text:p>Edward56@gmail.com</text:p>
          </table:table-cell>
          <table:table-cell office:value-type="string">
            <text:p>24275 Kilback Track</text:p>
          </table:table-cell>
          <table:table-cell office:value-type="string">
            <text:p>Charlotte</text:p>
          </table:table-cell>
          <table:table-cell office:value-type="string">
            <text:p>Iowa</text:p>
          </table:table-cell>
          <table:table-cell office:value-type="string">
            <text:p>84956</text:p>
          </table:table-cell>
          <table:table-cell office:value-type="string">
            <text:p>372246084</text:p>
          </table:table-cell>
          <table:table-cell office:value-type="string">
            <text:p>Grocery</text:p>
          </table:table-cell>
          <table:table-cell office:value-type="string">
            <text:p>Lind - Marks</text:p>
          </table:table-cell>
          <table:table-cell office:value-type="float" office:value="44527.711737349535">
            <text:p>44527.711737349535</text:p>
          </table:table-cell>
          <table:table-cell office:value-type="string">
            <text:p>http://placeimg.com/640/480</text:p>
          </table:table-cell>
          <table:table-cell office:value-type="string">
            <text:p>Non rerum sequi rerum et ad dolore repudiandae. Dolore eveniet maxime et. Maxime ut quia nulla voluptatibus at ipsam magni ea. Architecto itaque deleniti reprehenderit ab eveniet aut aliquid. Vero natus repellat quam enim.</text:p>
          </table:table-cell>
          <table:table-cell office:value-type="boolean" office:boolean-value="false">
            <text:p>FALSE</text:p>
          </table:table-cell>
        </table:table-row>
        <table:table-row>
          <table:table-cell office:value-type="string">
            <text:p>Fredrick Brown</text:p>
          </table:table-cell>
          <table:table-cell office:value-type="string">
            <text:p>(409) 482-1294 x655</text:p>
          </table:table-cell>
          <table:table-cell office:value-type="string">
            <text:p>Weldon.Lesch@hotmail.com</text:p>
          </table:table-cell>
          <table:table-cell office:value-type="string">
            <text:p>1179 Jamal Cape</text:p>
          </table:table-cell>
          <table:table-cell office:value-type="string">
            <text:p>New Ernestview</text:p>
          </table:table-cell>
          <table:table-cell office:value-type="string">
            <text:p>North Dakota</text:p>
          </table:table-cell>
          <table:table-cell office:value-type="string">
            <text:p>40816</text:p>
          </table:table-cell>
          <table:table-cell office:value-type="string">
            <text:p>434400506</text:p>
          </table:table-cell>
          <table:table-cell office:value-type="string">
            <text:p>Outdoors</text:p>
          </table:table-cell>
          <table:table-cell office:value-type="string">
            <text:p>Dicki, Ondricka and Abernathy</text:p>
          </table:table-cell>
          <table:table-cell office:value-type="float" office:value="44207.56159996528">
            <text:p>44207.56159996528</text:p>
          </table:table-cell>
          <table:table-cell office:value-type="string">
            <text:p>http://placeimg.com/640/480</text:p>
          </table:table-cell>
          <table:table-cell office:value-type="string">
            <text:p>Minima sit consequatur nihil est vel voluptate totam est asperiores. Sit voluptas repudiandae maxime in. Natus ut tenetur aut modi provident nihil.</text:p>
          </table:table-cell>
          <table:table-cell office:value-type="boolean" office:boolean-value="true">
            <text:p>TRUE</text:p>
          </table:table-cell>
        </table:table-row>
        <table:table-row>
          <table:table-cell office:value-type="string">
            <text:p>Betsy Paucek</text:p>
          </table:table-cell>
          <table:table-cell office:value-type="string">
            <text:p>968.383.2120 x89792</text:p>
          </table:table-cell>
          <table:table-cell office:value-type="string">
            <text:p>Clay.OKon42@gmail.com</text:p>
          </table:table-cell>
          <table:table-cell office:value-type="string">
            <text:p>1064 Veum Bypass</text:p>
          </table:table-cell>
          <table:table-cell office:value-type="string">
            <text:p>South Estellafort</text:p>
          </table:table-cell>
          <table:table-cell office:value-type="string">
            <text:p>Rhode Island</text:p>
          </table:table-cell>
          <table:table-cell office:value-type="string">
            <text:p>84874</text:p>
          </table:table-cell>
          <table:table-cell office:value-type="string">
            <text:p>393092770</text:p>
          </table:table-cell>
          <table:table-cell office:value-type="string">
            <text:p>Games</text:p>
          </table:table-cell>
          <table:table-cell office:value-type="string">
            <text:p>Stehr - Metz</text:p>
          </table:table-cell>
          <table:table-cell office:value-type="float" office:value="44219.78451929398">
            <text:p>44219.78451929398</text:p>
          </table:table-cell>
          <table:table-cell office:value-type="string">
            <text:p>http://placeimg.com/640/480</text:p>
          </table:table-cell>
          <table:table-cell office:value-type="string">
            <text:p>Aspernatur rerum veniam iure. Deleniti quia quaerat eius sit quisquam maiores. Pariatur doloremque alias repellendus. Tempora odio exercitationem et deserunt. Nobis odio sint in ut aut blanditiis laboriosam tempora corporis.</text:p>
          </table:table-cell>
          <table:table-cell office:value-type="boolean" office:boolean-value="true">
            <text:p>TRUE</text:p>
          </table:table-cell>
        </table:table-row>
        <table:table-row>
          <table:table-cell office:value-type="string">
            <text:p>Christy Durgan</text:p>
          </table:table-cell>
          <table:table-cell office:value-type="string">
            <text:p>719.636.5396 x3674</text:p>
          </table:table-cell>
          <table:table-cell office:value-type="string">
            <text:p>Larue.Prohaska4@hotmail.com</text:p>
          </table:table-cell>
          <table:table-cell office:value-type="string">
            <text:p>4521 Rahul Hills</text:p>
          </table:table-cell>
          <table:table-cell office:value-type="string">
            <text:p>Krisberg</text:p>
          </table:table-cell>
          <table:table-cell office:value-type="string">
            <text:p>Mississippi</text:p>
          </table:table-cell>
          <table:table-cell office:value-type="string">
            <text:p>16390-5303</text:p>
          </table:table-cell>
          <table:table-cell office:value-type="string">
            <text:p>017675033</text:p>
          </table:table-cell>
          <table:table-cell office:value-type="string">
            <text:p>Kids</text:p>
          </table:table-cell>
          <table:table-cell office:value-type="string">
            <text:p>Barton LLC</text:p>
          </table:table-cell>
          <table:table-cell office:value-type="float" office:value="44291.568219479166">
            <text:p>44291.568219479166</text:p>
          </table:table-cell>
          <table:table-cell office:value-type="string">
            <text:p>http://placeimg.com/640/480</text:p>
          </table:table-cell>
          <table:table-cell office:value-type="string">
            <text:p>Quisquam quaerat distinctio amet quidem quidem magnam deserunt. Possimus sed rem hic atque a dignissimos omnis nihil. Nesciunt dicta iure illo molestiae. Nisi amet qui excepturi consequatur quibusdam architecto culpa. Exercitationem recusandae debitis qui architecto corrupti omnis aut quaerat iste. Dolore ea necessitatibus earum rerum est laborum aspernatur.</text:p>
          </table:table-cell>
          <table:table-cell office:value-type="boolean" office:boolean-value="true">
            <text:p>TRUE</text:p>
          </table:table-cell>
        </table:table-row>
        <table:table-row>
          <table:table-cell office:value-type="string">
            <text:p>Mrs. Kellie Kuhic</text:p>
          </table:table-cell>
          <table:table-cell office:value-type="string">
            <text:p>1-554-347-0034</text:p>
          </table:table-cell>
          <table:table-cell office:value-type="string">
            <text:p>Gillian43@hotmail.com</text:p>
          </table:table-cell>
          <table:table-cell office:value-type="string">
            <text:p>3476 Gorczany Spur</text:p>
          </table:table-cell>
          <table:table-cell office:value-type="string">
            <text:p>La Mesa</text:p>
          </table:table-cell>
          <table:table-cell office:value-type="string">
            <text:p>Florida</text:p>
          </table:table-cell>
          <table:table-cell office:value-type="string">
            <text:p>18825-5208</text:p>
          </table:table-cell>
          <table:table-cell office:value-type="string">
            <text:p>737629220</text:p>
          </table:table-cell>
          <table:table-cell office:value-type="string">
            <text:p>Clothing</text:p>
          </table:table-cell>
          <table:table-cell office:value-type="string">
            <text:p>Lynch - Klocko</text:p>
          </table:table-cell>
          <table:table-cell office:value-type="float" office:value="44309.686264502314">
            <text:p>44309.686264502314</text:p>
          </table:table-cell>
          <table:table-cell office:value-type="string">
            <text:p>http://placeimg.com/640/480</text:p>
          </table:table-cell>
          <table:table-cell office:value-type="string">
            <text:p>Ipsa voluptatum delectus culpa voluptates sunt et. Aut nostrum dolor ipsam nam. Aut quae placeat esse vel sint nisi.</text:p>
          </table:table-cell>
          <table:table-cell office:value-type="boolean" office:boolean-value="true">
            <text:p>TRUE</text:p>
          </table:table-cell>
        </table:table-row>
        <table:table-row>
          <table:table-cell office:value-type="string">
            <text:p>Muriel Lang</text:p>
          </table:table-cell>
          <table:table-cell office:value-type="string">
            <text:p>371-942-1194</text:p>
          </table:table-cell>
          <table:table-cell office:value-type="string">
            <text:p>Duncan.VonRueden20@gmail.com</text:p>
          </table:table-cell>
          <table:table-cell office:value-type="string">
            <text:p>869 Krista Station</text:p>
          </table:table-cell>
          <table:table-cell office:value-type="string">
            <text:p>Lake Yolandachester</text:p>
          </table:table-cell>
          <table:table-cell office:value-type="string">
            <text:p>New York</text:p>
          </table:table-cell>
          <table:table-cell office:value-type="string">
            <text:p>76924</text:p>
          </table:table-cell>
          <table:table-cell office:value-type="string">
            <text:p>181519494</text:p>
          </table:table-cell>
          <table:table-cell office:value-type="string">
            <text:p>Computers</text:p>
          </table:table-cell>
          <table:table-cell office:value-type="string">
            <text:p>Weber - Osinski</text:p>
          </table:table-cell>
          <table:table-cell office:value-type="float" office:value="44485.43572706018">
            <text:p>44485.43572706018</text:p>
          </table:table-cell>
          <table:table-cell office:value-type="string">
            <text:p>http://placeimg.com/640/480</text:p>
          </table:table-cell>
          <table:table-cell office:value-type="string">
            <text:p>Et autem est corrupti ullam dolor magnam quo. Quia vel itaque odio distinctio. Dolorum blanditiis et. Dolores iusto sapiente id aut enim omnis velit nisi.</text:p>
          </table:table-cell>
          <table:table-cell office:value-type="boolean" office:boolean-value="true">
            <text:p>TRUE</text:p>
          </table:table-cell>
        </table:table-row>
        <table:table-row>
          <table:table-cell office:value-type="string">
            <text:p>Teresa Mayer</text:p>
          </table:table-cell>
          <table:table-cell office:value-type="string">
            <text:p>873.381.5382</text:p>
          </table:table-cell>
          <table:table-cell office:value-type="string">
            <text:p>Odie.Douglas37@yahoo.com</text:p>
          </table:table-cell>
          <table:table-cell office:value-type="string">
            <text:p>4604 Grady Pike</text:p>
          </table:table-cell>
          <table:table-cell office:value-type="string">
            <text:p>Burleyhaven</text:p>
          </table:table-cell>
          <table:table-cell office:value-type="string">
            <text:p>New York</text:p>
          </table:table-cell>
          <table:table-cell office:value-type="string">
            <text:p>33773</text:p>
          </table:table-cell>
          <table:table-cell office:value-type="string">
            <text:p>344561959</text:p>
          </table:table-cell>
          <table:table-cell office:value-type="string">
            <text:p>Garden</text:p>
          </table:table-cell>
          <table:table-cell office:value-type="string">
            <text:p>Kulas, Metz and Romaguera</text:p>
          </table:table-cell>
          <table:table-cell office:value-type="float" office:value="44420.07010586806">
            <text:p>44420.07010586806</text:p>
          </table:table-cell>
          <table:table-cell office:value-type="string">
            <text:p>http://placeimg.com/640/480</text:p>
          </table:table-cell>
          <table:table-cell office:value-type="string">
            <text:p>Quia iure cumque eos sed praesentium. Voluptatum nisi a velit cum quisquam delectus quis molestiae aperiam. Ut temporibus temporibus. Soluta rerum ut expedita. Eligendi sed quisquam ut pariatur labore ut pariatur. Aspernatur nobis animi quisquam.</text:p>
          </table:table-cell>
          <table:table-cell office:value-type="boolean" office:boolean-value="true">
            <text:p>TRUE</text:p>
          </table:table-cell>
        </table:table-row>
        <table:table-row>
          <table:table-cell office:value-type="string">
            <text:p>Taylor Sawayn DDS</text:p>
          </table:table-cell>
          <table:table-cell office:value-type="string">
            <text:p>1-418-753-1784</text:p>
          </table:table-cell>
          <table:table-cell office:value-type="string">
            <text:p>Cecelia.Carter9@yahoo.com</text:p>
          </table:table-cell>
          <table:table-cell office:value-type="string">
            <text:p>069 Brown Land</text:p>
          </table:table-cell>
          <table:table-cell office:value-type="string">
            <text:p>South Cassandrehaven</text:p>
          </table:table-cell>
          <table:table-cell office:value-type="string">
            <text:p>Delaware</text:p>
          </table:table-cell>
          <table:table-cell office:value-type="string">
            <text:p>87420-5571</text:p>
          </table:table-cell>
          <table:table-cell office:value-type="string">
            <text:p>831847351</text:p>
          </table:table-cell>
          <table:table-cell office:value-type="string">
            <text:p>Garden</text:p>
          </table:table-cell>
          <table:table-cell office:value-type="string">
            <text:p>Cormier, Grady and Ankunding</text:p>
          </table:table-cell>
          <table:table-cell office:value-type="float" office:value="44319.28319771991">
            <text:p>44319.28319771991</text:p>
          </table:table-cell>
          <table:table-cell office:value-type="string">
            <text:p>http://placeimg.com/640/480</text:p>
          </table:table-cell>
          <table:table-cell office:value-type="string">
            <text:p>Reprehenderit accusamus eveniet tempore veritatis consequatur facere id. Quaerat eos aut esse eos sint qui hic dolorem aut. Tempora quaerat in. Eos nihil eum cum eaque in vitae eveniet. Nemo quas dolor enim sit. Et et non qui sunt quod explicabo.</text:p>
          </table:table-cell>
          <table:table-cell office:value-type="boolean" office:boolean-value="false">
            <text:p>FALSE</text:p>
          </table:table-cell>
        </table:table-row>
        <table:table-row>
          <table:table-cell office:value-type="string">
            <text:p>Mrs. Homer Leannon</text:p>
          </table:table-cell>
          <table:table-cell office:value-type="string">
            <text:p>602.245.4495</text:p>
          </table:table-cell>
          <table:table-cell office:value-type="string">
            <text:p>Shawn.Heller23@hotmail.com</text:p>
          </table:table-cell>
          <table:table-cell office:value-type="string">
            <text:p>023 Leonard Branch</text:p>
          </table:table-cell>
          <table:table-cell office:value-type="string">
            <text:p>West Vedaland</text:p>
          </table:table-cell>
          <table:table-cell office:value-type="string">
            <text:p>Illinois</text:p>
          </table:table-cell>
          <table:table-cell office:value-type="string">
            <text:p>58619-6904</text:p>
          </table:table-cell>
          <table:table-cell office:value-type="string">
            <text:p>825115442</text:p>
          </table:table-cell>
          <table:table-cell office:value-type="string">
            <text:p>Automotive</text:p>
          </table:table-cell>
          <table:table-cell office:value-type="string">
            <text:p>Torphy and Sons</text:p>
          </table:table-cell>
          <table:table-cell office:value-type="float" office:value="44439.168414479165">
            <text:p>44439.168414479165</text:p>
          </table:table-cell>
          <table:table-cell office:value-type="string">
            <text:p>http://placeimg.com/640/480</text:p>
          </table:table-cell>
          <table:table-cell office:value-type="string">
            <text:p>Blanditiis quo eum veniam occaecati odio. Laborum officiis quis. Molestias et excepturi perferendis dolorem ipsam non accusantium. Sequi voluptas necessitatibus nam ut labore sint magnam omnis qui. Voluptatem totam eius dolor laborum eius. Quis rerum culpa optio doloribus provident placeat.</text:p>
          </table:table-cell>
          <table:table-cell office:value-type="boolean" office:boolean-value="true">
            <text:p>TRUE</text:p>
          </table:table-cell>
        </table:table-row>
        <table:table-row>
          <table:table-cell office:value-type="string">
            <text:p>Dr. Yvonne Goodwin</text:p>
          </table:table-cell>
          <table:table-cell office:value-type="string">
            <text:p>1-511-650-8238 x3068</text:p>
          </table:table-cell>
          <table:table-cell office:value-type="string">
            <text:p>Haylie.Goldner54@hotmail.com</text:p>
          </table:table-cell>
          <table:table-cell office:value-type="string">
            <text:p>86892 Evert Coves</text:p>
          </table:table-cell>
          <table:table-cell office:value-type="string">
            <text:p>Feilmouth</text:p>
          </table:table-cell>
          <table:table-cell office:value-type="string">
            <text:p>Connecticut</text:p>
          </table:table-cell>
          <table:table-cell office:value-type="string">
            <text:p>32313-9567</text:p>
          </table:table-cell>
          <table:table-cell office:value-type="string">
            <text:p>220661290</text:p>
          </table:table-cell>
          <table:table-cell office:value-type="string">
            <text:p>Grocery</text:p>
          </table:table-cell>
          <table:table-cell office:value-type="string">
            <text:p>Bauch Group</text:p>
          </table:table-cell>
          <table:table-cell office:value-type="float" office:value="44415.40884146991">
            <text:p>44415.40884146991</text:p>
          </table:table-cell>
          <table:table-cell office:value-type="string">
            <text:p>http://placeimg.com/640/480</text:p>
          </table:table-cell>
          <table:table-cell office:value-type="string">
            <text:p>Aut voluptate quam commodi animi. Quo dolores ipsa ratione et. Totam ipsa tempore et sunt.</text:p>
          </table:table-cell>
          <table:table-cell office:value-type="boolean" office:boolean-value="false">
            <text:p>FALSE</text:p>
          </table:table-cell>
        </table:table-row>
        <table:table-row>
          <table:table-cell office:value-type="string">
            <text:p>Terence Pollich</text:p>
          </table:table-cell>
          <table:table-cell office:value-type="string">
            <text:p>822-994-4058 x98311</text:p>
          </table:table-cell>
          <table:table-cell office:value-type="string">
            <text:p>Madyson.Bosco7@yahoo.com</text:p>
          </table:table-cell>
          <table:table-cell office:value-type="string">
            <text:p>675 Barton Square</text:p>
          </table:table-cell>
          <table:table-cell office:value-type="string">
            <text:p>East Dannieside</text:p>
          </table:table-cell>
          <table:table-cell office:value-type="string">
            <text:p>Alabama</text:p>
          </table:table-cell>
          <table:table-cell office:value-type="string">
            <text:p>69200</text:p>
          </table:table-cell>
          <table:table-cell office:value-type="string">
            <text:p>019861146</text:p>
          </table:table-cell>
          <table:table-cell office:value-type="string">
            <text:p>Games</text:p>
          </table:table-cell>
          <table:table-cell office:value-type="string">
            <text:p>Runolfsdottir Group</text:p>
          </table:table-cell>
          <table:table-cell office:value-type="float" office:value="44409.31498063658">
            <text:p>44409.31498063658</text:p>
          </table:table-cell>
          <table:table-cell office:value-type="string">
            <text:p>http://placeimg.com/640/480</text:p>
          </table:table-cell>
          <table:table-cell office:value-type="string">
            <text:p>Facere cum mollitia possimus voluptatibus repellendus deserunt nesciunt esse voluptatum. Et quos pariatur illo. Aliquam in id eligendi nihil laboriosam unde impedit quia. Totam rerum provident. Necessitatibus quis sit error est rem.</text:p>
          </table:table-cell>
          <table:table-cell office:value-type="boolean" office:boolean-value="true">
            <text:p>TRUE</text:p>
          </table:table-cell>
        </table:table-row>
        <table:table-row>
          <table:table-cell office:value-type="string">
            <text:p>Sherri Brekke</text:p>
          </table:table-cell>
          <table:table-cell office:value-type="string">
            <text:p>1-899-599-1338 x97491</text:p>
          </table:table-cell>
          <table:table-cell office:value-type="string">
            <text:p>Deshawn.Abshire67@yahoo.com</text:p>
          </table:table-cell>
          <table:table-cell office:value-type="string">
            <text:p>502 Jenkins Via</text:p>
          </table:table-cell>
          <table:table-cell office:value-type="string">
            <text:p>Lake Shaun</text:p>
          </table:table-cell>
          <table:table-cell office:value-type="string">
            <text:p>Virginia</text:p>
          </table:table-cell>
          <table:table-cell office:value-type="string">
            <text:p>38526</text:p>
          </table:table-cell>
          <table:table-cell office:value-type="string">
            <text:p>142521023</text:p>
          </table:table-cell>
          <table:table-cell office:value-type="string">
            <text:p>Clothing</text:p>
          </table:table-cell>
          <table:table-cell office:value-type="string">
            <text:p>Koepp and Sons</text:p>
          </table:table-cell>
          <table:table-cell office:value-type="float" office:value="44563.56209641204">
            <text:p>44563.56209641204</text:p>
          </table:table-cell>
          <table:table-cell office:value-type="string">
            <text:p>http://placeimg.com/640/480</text:p>
          </table:table-cell>
          <table:table-cell office:value-type="string">
            <text:p>Ea aperiam quo cum fuga a aut commodi. Rerum exercitationem quo voluptas et eos sed eos consectetur. Esse doloribus in autem distinctio repellendus perspiciatis odio. Dolore numquam vitae libero ratione quasi dignissimos.</text:p>
          </table:table-cell>
          <table:table-cell office:value-type="boolean" office:boolean-value="false">
            <text:p>FALSE</text:p>
          </table:table-cell>
        </table:table-row>
        <table:table-row>
          <table:table-cell office:value-type="string">
            <text:p>Patty Miller</text:p>
          </table:table-cell>
          <table:table-cell office:value-type="string">
            <text:p>1-374-962-1011</text:p>
          </table:table-cell>
          <table:table-cell office:value-type="string">
            <text:p>Ignatius.Hilpert59@yahoo.com</text:p>
          </table:table-cell>
          <table:table-cell office:value-type="string">
            <text:p>216 Alvina Garden</text:p>
          </table:table-cell>
          <table:table-cell office:value-type="string">
            <text:p>Maximilliantown</text:p>
          </table:table-cell>
          <table:table-cell office:value-type="string">
            <text:p>Massachusetts</text:p>
          </table:table-cell>
          <table:table-cell office:value-type="string">
            <text:p>49903-6742</text:p>
          </table:table-cell>
          <table:table-cell office:value-type="string">
            <text:p>045903421</text:p>
          </table:table-cell>
          <table:table-cell office:value-type="string">
            <text:p>Music</text:p>
          </table:table-cell>
          <table:table-cell office:value-type="string">
            <text:p>Heaney - Larson</text:p>
          </table:table-cell>
          <table:table-cell office:value-type="float" office:value="44287.7812003588">
            <text:p>44287.7812003588</text:p>
          </table:table-cell>
          <table:table-cell office:value-type="string">
            <text:p>http://placeimg.com/640/480</text:p>
          </table:table-cell>
          <table:table-cell office:value-type="string">
            <text:p>Voluptate odio animi placeat ipsa eum voluptatem et dolorem omnis. Temporibus animi sit qui. Ut autem quia. Excepturi ut aperiam saepe totam alias. Facere et libero.</text:p>
          </table:table-cell>
          <table:table-cell office:value-type="boolean" office:boolean-value="false">
            <text:p>FALSE</text:p>
          </table:table-cell>
        </table:table-row>
        <table:table-row>
          <table:table-cell office:value-type="string">
            <text:p>Edward Dare</text:p>
          </table:table-cell>
          <table:table-cell office:value-type="string">
            <text:p>1-249-993-0573 x52853</text:p>
          </table:table-cell>
          <table:table-cell office:value-type="string">
            <text:p>Mateo18@gmail.com</text:p>
          </table:table-cell>
          <table:table-cell office:value-type="string">
            <text:p>780 Erdman Lodge</text:p>
          </table:table-cell>
          <table:table-cell office:value-type="string">
            <text:p>Luellaton</text:p>
          </table:table-cell>
          <table:table-cell office:value-type="string">
            <text:p>Arkansas</text:p>
          </table:table-cell>
          <table:table-cell office:value-type="string">
            <text:p>74141-2857</text:p>
          </table:table-cell>
          <table:table-cell office:value-type="string">
            <text:p>492137086</text:p>
          </table:table-cell>
          <table:table-cell office:value-type="string">
            <text:p>Shoes</text:p>
          </table:table-cell>
          <table:table-cell office:value-type="string">
            <text:p>Sporer, Fritsch and Lemke</text:p>
          </table:table-cell>
          <table:table-cell office:value-type="float" office:value="44218.5532497338">
            <text:p>44218.5532497338</text:p>
          </table:table-cell>
          <table:table-cell office:value-type="string">
            <text:p>http://placeimg.com/640/480</text:p>
          </table:table-cell>
          <table:table-cell office:value-type="string">
            <text:p>Et doloremque veritatis ut quia ut. Iure in id quidem atque facilis minima modi. Sit debitis dolore et. Quia quae libero architecto et voluptatem recusandae soluta. Neque voluptatem enim esse fuga.</text:p>
          </table:table-cell>
          <table:table-cell office:value-type="boolean" office:boolean-value="true">
            <text:p>TRUE</text:p>
          </table:table-cell>
        </table:table-row>
        <table:table-row>
          <table:table-cell office:value-type="string">
            <text:p>Eric Williamson</text:p>
          </table:table-cell>
          <table:table-cell office:value-type="string">
            <text:p>693.476.2564</text:p>
          </table:table-cell>
          <table:table-cell office:value-type="string">
            <text:p>Ulices_Crooks35@gmail.com</text:p>
          </table:table-cell>
          <table:table-cell office:value-type="string">
            <text:p>4650 Joyce Inlet</text:p>
          </table:table-cell>
          <table:table-cell office:value-type="string">
            <text:p>South Quinnburgh</text:p>
          </table:table-cell>
          <table:table-cell office:value-type="string">
            <text:p>New York</text:p>
          </table:table-cell>
          <table:table-cell office:value-type="string">
            <text:p>49041-0960</text:p>
          </table:table-cell>
          <table:table-cell office:value-type="string">
            <text:p>714590958</text:p>
          </table:table-cell>
          <table:table-cell office:value-type="string">
            <text:p>Baby</text:p>
          </table:table-cell>
          <table:table-cell office:value-type="string">
            <text:p>Stroman, Kerluke and Kihn</text:p>
          </table:table-cell>
          <table:table-cell office:value-type="float" office:value="44499.08296037037">
            <text:p>44499.08296037037</text:p>
          </table:table-cell>
          <table:table-cell office:value-type="string">
            <text:p>http://placeimg.com/640/480</text:p>
          </table:table-cell>
          <table:table-cell office:value-type="string">
            <text:p>Accusantium neque aut dolores necessitatibus et dolore repellendus quas quae. Repellat facere et enim provident quas qui adipisci nulla maiores. Quam porro delectus animi. Est consequuntur eaque inventore aut similique beatae. Et et ut quo voluptas possimus aliquid modi aut. Vitae aut ex consequuntur similique pariatur.</text:p>
          </table:table-cell>
          <table:table-cell office:value-type="boolean" office:boolean-value="false">
            <text:p>FALSE</text:p>
          </table:table-cell>
        </table:table-row>
        <table:table-row>
          <table:table-cell office:value-type="string">
            <text:p>Mrs. Kelli Larkin</text:p>
          </table:table-cell>
          <table:table-cell office:value-type="string">
            <text:p>316-307-2553</text:p>
          </table:table-cell>
          <table:table-cell office:value-type="string">
            <text:p>Jaquan21@gmail.com</text:p>
          </table:table-cell>
          <table:table-cell office:value-type="string">
            <text:p>11503 Gottlieb Shoal</text:p>
          </table:table-cell>
          <table:table-cell office:value-type="string">
            <text:p>Effertzland</text:p>
          </table:table-cell>
          <table:table-cell office:value-type="string">
            <text:p>Delaware</text:p>
          </table:table-cell>
          <table:table-cell office:value-type="string">
            <text:p>14998-0047</text:p>
          </table:table-cell>
          <table:table-cell office:value-type="string">
            <text:p>638122538</text:p>
          </table:table-cell>
          <table:table-cell office:value-type="string">
            <text:p>Movies</text:p>
          </table:table-cell>
          <table:table-cell office:value-type="string">
            <text:p>Heidenreich - Kiehn</text:p>
          </table:table-cell>
          <table:table-cell office:value-type="float" office:value="44367.765706666665">
            <text:p>44367.765706666665</text:p>
          </table:table-cell>
          <table:table-cell office:value-type="string">
            <text:p>http://placeimg.com/640/480</text:p>
          </table:table-cell>
          <table:table-cell office:value-type="string">
            <text:p>Tempora est quibusdam qui reprehenderit. Qui vel ullam. Voluptas ratione ipsa eos possimus repudiandae. Omnis accusantium quam assumenda est omnis consequatur dignissimos quo. Id velit earum voluptatem animi illum voluptatem minima provident est. Culpa error dolor.</text:p>
          </table:table-cell>
          <table:table-cell office:value-type="boolean" office:boolean-value="false">
            <text:p>FALSE</text:p>
          </table:table-cell>
        </table:table-row>
        <table:table-row>
          <table:table-cell office:value-type="string">
            <text:p>Boyd Kuvalis V</text:p>
          </table:table-cell>
          <table:table-cell office:value-type="string">
            <text:p>548-304-0610</text:p>
          </table:table-cell>
          <table:table-cell office:value-type="string">
            <text:p>Zetta67@yahoo.com</text:p>
          </table:table-cell>
          <table:table-cell office:value-type="string">
            <text:p>29034 Medhurst Loaf</text:p>
          </table:table-cell>
          <table:table-cell office:value-type="string">
            <text:p>Port Micheal</text:p>
          </table:table-cell>
          <table:table-cell office:value-type="string">
            <text:p>Massachusetts</text:p>
          </table:table-cell>
          <table:table-cell office:value-type="string">
            <text:p>29707-0170</text:p>
          </table:table-cell>
          <table:table-cell office:value-type="string">
            <text:p>842883825</text:p>
          </table:table-cell>
          <table:table-cell office:value-type="string">
            <text:p>Toys</text:p>
          </table:table-cell>
          <table:table-cell office:value-type="string">
            <text:p>Simonis, Mitchell and Kerluke</text:p>
          </table:table-cell>
          <table:table-cell office:value-type="float" office:value="44544.353757523146">
            <text:p>44544.353757523146</text:p>
          </table:table-cell>
          <table:table-cell office:value-type="string">
            <text:p>http://placeimg.com/640/480</text:p>
          </table:table-cell>
          <table:table-cell office:value-type="string">
            <text:p>Eum quas voluptas ducimus magnam. Ut est sint aliquid alias quia velit. Quo enim est aut dolor rerum. Est molestiae asperiores nihil rerum distinctio. Consequuntur numquam fugiat. Velit aut laudantium dolore quod aut quo ipsum.</text:p>
          </table:table-cell>
          <table:table-cell office:value-type="boolean" office:boolean-value="false">
            <text:p>FALSE</text:p>
          </table:table-cell>
        </table:table-row>
        <table:table-row>
          <table:table-cell office:value-type="string">
            <text:p>Florence Mosciski</text:p>
          </table:table-cell>
          <table:table-cell office:value-type="string">
            <text:p>(339) 721-4931</text:p>
          </table:table-cell>
          <table:table-cell office:value-type="string">
            <text:p>Louie_Williamson24@hotmail.com</text:p>
          </table:table-cell>
          <table:table-cell office:value-type="string">
            <text:p>1261 Sincere Bypass</text:p>
          </table:table-cell>
          <table:table-cell office:value-type="string">
            <text:p>Mertieview</text:p>
          </table:table-cell>
          <table:table-cell office:value-type="string">
            <text:p>Tennessee</text:p>
          </table:table-cell>
          <table:table-cell office:value-type="string">
            <text:p>88668</text:p>
          </table:table-cell>
          <table:table-cell office:value-type="string">
            <text:p>156747440</text:p>
          </table:table-cell>
          <table:table-cell office:value-type="string">
            <text:p>Jewelery</text:p>
          </table:table-cell>
          <table:table-cell office:value-type="string">
            <text:p>Herzog - Pacocha</text:p>
          </table:table-cell>
          <table:table-cell office:value-type="float" office:value="44513.32526758102">
            <text:p>44513.32526758102</text:p>
          </table:table-cell>
          <table:table-cell office:value-type="string">
            <text:p>http://placeimg.com/640/480</text:p>
          </table:table-cell>
          <table:table-cell office:value-type="string">
            <text:p>Fugit sequi ut illo minima aliquam dolor beatae inventore. Consequatur hic delectus asperiores modi enim nihil impedit est. Nihil ut vel aliquam voluptatem et laudantium. Vel sint dolorem ab quasi.</text:p>
          </table:table-cell>
          <table:table-cell office:value-type="boolean" office:boolean-value="false">
            <text:p>FALSE</text:p>
          </table:table-cell>
        </table:table-row>
        <table:table-row>
          <table:table-cell office:value-type="string">
            <text:p>Darren Spencer</text:p>
          </table:table-cell>
          <table:table-cell office:value-type="string">
            <text:p>757.517.0080</text:p>
          </table:table-cell>
          <table:table-cell office:value-type="string">
            <text:p>Cesar.Olson@yahoo.com</text:p>
          </table:table-cell>
          <table:table-cell office:value-type="string">
            <text:p>304 Cicero Radial</text:p>
          </table:table-cell>
          <table:table-cell office:value-type="string">
            <text:p>Christiansenshire</text:p>
          </table:table-cell>
          <table:table-cell office:value-type="string">
            <text:p>Oregon</text:p>
          </table:table-cell>
          <table:table-cell office:value-type="string">
            <text:p>89398-4808</text:p>
          </table:table-cell>
          <table:table-cell office:value-type="string">
            <text:p>039930769</text:p>
          </table:table-cell>
          <table:table-cell office:value-type="string">
            <text:p>Movies</text:p>
          </table:table-cell>
          <table:table-cell office:value-type="string">
            <text:p>Hilll - Koch</text:p>
          </table:table-cell>
          <table:table-cell office:value-type="float" office:value="44400.41067133102">
            <text:p>44400.41067133102</text:p>
          </table:table-cell>
          <table:table-cell office:value-type="string">
            <text:p>http://placeimg.com/640/480</text:p>
          </table:table-cell>
          <table:table-cell office:value-type="string">
            <text:p>Adipisci dolore molestiae. Velit corporis quas maxime consectetur quasi vitae aliquid nisi. Beatae qui quia. Rerum cum consequatur et est repellat harum ea dolores ipsam. Velit quia quo ad quia minima id velit. Nihil veniam recusandae alias.</text:p>
          </table:table-cell>
          <table:table-cell office:value-type="boolean" office:boolean-value="true">
            <text:p>TRUE</text:p>
          </table:table-cell>
        </table:table-row>
        <table:table-row>
          <table:table-cell office:value-type="string">
            <text:p>Ms. Donna Langworth</text:p>
          </table:table-cell>
          <table:table-cell office:value-type="string">
            <text:p>(718) 298-2751 x12514</text:p>
          </table:table-cell>
          <table:table-cell office:value-type="string">
            <text:p>Elwin62@hotmail.com</text:p>
          </table:table-cell>
          <table:table-cell office:value-type="string">
            <text:p>7897 Larkin Turnpike</text:p>
          </table:table-cell>
          <table:table-cell office:value-type="string">
            <text:p>West Icie</text:p>
          </table:table-cell>
          <table:table-cell office:value-type="string">
            <text:p>Wyoming</text:p>
          </table:table-cell>
          <table:table-cell office:value-type="string">
            <text:p>54330</text:p>
          </table:table-cell>
          <table:table-cell office:value-type="string">
            <text:p>954041403</text:p>
          </table:table-cell>
          <table:table-cell office:value-type="string">
            <text:p>Health</text:p>
          </table:table-cell>
          <table:table-cell office:value-type="string">
            <text:p>Greenholt, O'Hara and Conn</text:p>
          </table:table-cell>
          <table:table-cell office:value-type="float" office:value="44281.70851513889">
            <text:p>44281.70851513889</text:p>
          </table:table-cell>
          <table:table-cell office:value-type="string">
            <text:p>http://placeimg.com/640/480</text:p>
          </table:table-cell>
          <table:table-cell office:value-type="string">
            <text:p>Quidem nemo dolorum cum voluptatibus magni sint ab eius at. Dolorum voluptates et. Et doloribus consequatur. Reiciendis aliquid exercitationem.</text:p>
          </table:table-cell>
          <table:table-cell office:value-type="boolean" office:boolean-value="true">
            <text:p>TRUE</text:p>
          </table:table-cell>
        </table:table-row>
        <table:table-row>
          <table:table-cell office:value-type="string">
            <text:p>Lawrence Osinski</text:p>
          </table:table-cell>
          <table:table-cell office:value-type="string">
            <text:p>(591) 896-9479 x618</text:p>
          </table:table-cell>
          <table:table-cell office:value-type="string">
            <text:p>Austyn_Steuber@gmail.com</text:p>
          </table:table-cell>
          <table:table-cell office:value-type="string">
            <text:p>8642 Baylee Ramp</text:p>
          </table:table-cell>
          <table:table-cell office:value-type="string">
            <text:p>New Juniuschester</text:p>
          </table:table-cell>
          <table:table-cell office:value-type="string">
            <text:p>Kansas</text:p>
          </table:table-cell>
          <table:table-cell office:value-type="string">
            <text:p>59053</text:p>
          </table:table-cell>
          <table:table-cell office:value-type="string">
            <text:p>618072967</text:p>
          </table:table-cell>
          <table:table-cell office:value-type="string">
            <text:p>Kids</text:p>
          </table:table-cell>
          <table:table-cell office:value-type="string">
            <text:p>O'Keefe - Collier</text:p>
          </table:table-cell>
          <table:table-cell office:value-type="float" office:value="44554.125045810186">
            <text:p>44554.125045810186</text:p>
          </table:table-cell>
          <table:table-cell office:value-type="string">
            <text:p>http://placeimg.com/640/480</text:p>
          </table:table-cell>
          <table:table-cell office:value-type="string">
            <text:p>Aut aut qui ratione illum architecto qui. Porro quia ipsa nemo eum. Molestiae animi magni dolorum amet. Distinctio iste ipsam laboriosam aut. Est facere quisquam doloribus id consectetur repudiandae vitae quo harum. Voluptatem nobis dolorum occaecati laboriosam pariatur tempore eum.</text:p>
          </table:table-cell>
          <table:table-cell office:value-type="boolean" office:boolean-value="false">
            <text:p>FALSE</text:p>
          </table:table-cell>
        </table:table-row>
        <table:table-row>
          <table:table-cell office:value-type="string">
            <text:p>Nicole Kub</text:p>
          </table:table-cell>
          <table:table-cell office:value-type="string">
            <text:p>760-789-1042 x2688</text:p>
          </table:table-cell>
          <table:table-cell office:value-type="string">
            <text:p>Ollie_Bartell62@hotmail.com</text:p>
          </table:table-cell>
          <table:table-cell office:value-type="string">
            <text:p>690 Elise Road</text:p>
          </table:table-cell>
          <table:table-cell office:value-type="string">
            <text:p>Koeppfurt</text:p>
          </table:table-cell>
          <table:table-cell office:value-type="string">
            <text:p>Hawaii</text:p>
          </table:table-cell>
          <table:table-cell office:value-type="string">
            <text:p>22380</text:p>
          </table:table-cell>
          <table:table-cell office:value-type="string">
            <text:p>345701608</text:p>
          </table:table-cell>
          <table:table-cell office:value-type="string">
            <text:p>Tools</text:p>
          </table:table-cell>
          <table:table-cell office:value-type="string">
            <text:p>Kerluke - Gulgowski</text:p>
          </table:table-cell>
          <table:table-cell office:value-type="float" office:value="44267.10578950231">
            <text:p>44267.10578950231</text:p>
          </table:table-cell>
          <table:table-cell office:value-type="string">
            <text:p>http://placeimg.com/640/480</text:p>
          </table:table-cell>
          <table:table-cell office:value-type="string">
            <text:p>Ut voluptatibus ducimus ea molestias et. Consequuntur hic dolorem sit expedita at. Omnis eligendi aut nihil rerum minus consequatur inventore quia rem. Id veniam asperiores. Quibusdam ducimus quasi quos voluptates recusandae iusto id in.</text:p>
          </table:table-cell>
          <table:table-cell office:value-type="boolean" office:boolean-value="true">
            <text:p>TRUE</text:p>
          </table:table-cell>
        </table:table-row>
        <table:table-row>
          <table:table-cell office:value-type="string">
            <text:p>Nathan Howe</text:p>
          </table:table-cell>
          <table:table-cell office:value-type="string">
            <text:p>1-781-439-1108 x382</text:p>
          </table:table-cell>
          <table:table-cell office:value-type="string">
            <text:p>Mafalda.Bosco51@yahoo.com</text:p>
          </table:table-cell>
          <table:table-cell office:value-type="string">
            <text:p>99947 Ruben Springs</text:p>
          </table:table-cell>
          <table:table-cell office:value-type="string">
            <text:p>Spinkaville</text:p>
          </table:table-cell>
          <table:table-cell office:value-type="string">
            <text:p>Arkansas</text:p>
          </table:table-cell>
          <table:table-cell office:value-type="string">
            <text:p>62335</text:p>
          </table:table-cell>
          <table:table-cell office:value-type="string">
            <text:p>556319054</text:p>
          </table:table-cell>
          <table:table-cell office:value-type="string">
            <text:p>Music</text:p>
          </table:table-cell>
          <table:table-cell office:value-type="string">
            <text:p>Wintheiser - McGlynn</text:p>
          </table:table-cell>
          <table:table-cell office:value-type="float" office:value="44417.905571145835">
            <text:p>44417.905571145835</text:p>
          </table:table-cell>
          <table:table-cell office:value-type="string">
            <text:p>http://placeimg.com/640/480</text:p>
          </table:table-cell>
          <table:table-cell office:value-type="string">
            <text:p>Qui praesentium pariatur vel non. Dicta rerum et doloremque est consequatur beatae vel. Quod omnis aut quo est eum officia nisi. Iure dolor blanditiis dolores reprehenderit voluptas.</text:p>
          </table:table-cell>
          <table:table-cell office:value-type="boolean" office:boolean-value="false">
            <text:p>FALSE</text:p>
          </table:table-cell>
        </table:table-row>
        <table:table-row>
          <table:table-cell office:value-type="string">
            <text:p>Ellen Dare</text:p>
          </table:table-cell>
          <table:table-cell office:value-type="string">
            <text:p>(611) 660-6126 x97583</text:p>
          </table:table-cell>
          <table:table-cell office:value-type="string">
            <text:p>Birdie_Kemmer87@yahoo.com</text:p>
          </table:table-cell>
          <table:table-cell office:value-type="string">
            <text:p>897 Mozell Prairie</text:p>
          </table:table-cell>
          <table:table-cell office:value-type="string">
            <text:p>Ivahfurt</text:p>
          </table:table-cell>
          <table:table-cell office:value-type="string">
            <text:p>Florida</text:p>
          </table:table-cell>
          <table:table-cell office:value-type="string">
            <text:p>90518-5571</text:p>
          </table:table-cell>
          <table:table-cell office:value-type="string">
            <text:p>955594904</text:p>
          </table:table-cell>
          <table:table-cell office:value-type="string">
            <text:p>Beauty</text:p>
          </table:table-cell>
          <table:table-cell office:value-type="string">
            <text:p>Stroman, O'Conner and Boehm</text:p>
          </table:table-cell>
          <table:table-cell office:value-type="float" office:value="44317.78810238426">
            <text:p>44317.78810238426</text:p>
          </table:table-cell>
          <table:table-cell office:value-type="string">
            <text:p>http://placeimg.com/640/480</text:p>
          </table:table-cell>
          <table:table-cell office:value-type="string">
            <text:p>Ad fuga ratione alias sequi aut vitae sapiente. Nam modi autem. Qui alias aut iure et nihil.</text:p>
          </table:table-cell>
          <table:table-cell office:value-type="boolean" office:boolean-value="false">
            <text:p>FALSE</text:p>
          </table:table-cell>
        </table:table-row>
        <table:table-row>
          <table:table-cell office:value-type="string">
            <text:p>Terrance Ankunding</text:p>
          </table:table-cell>
          <table:table-cell office:value-type="string">
            <text:p>1-240-450-1756 x7979</text:p>
          </table:table-cell>
          <table:table-cell office:value-type="string">
            <text:p>Gunnar85@hotmail.com</text:p>
          </table:table-cell>
          <table:table-cell office:value-type="string">
            <text:p>1743 Rosalee Trail</text:p>
          </table:table-cell>
          <table:table-cell office:value-type="string">
            <text:p>Boston</text:p>
          </table:table-cell>
          <table:table-cell office:value-type="string">
            <text:p>Kansas</text:p>
          </table:table-cell>
          <table:table-cell office:value-type="string">
            <text:p>80266</text:p>
          </table:table-cell>
          <table:table-cell office:value-type="string">
            <text:p>224241713</text:p>
          </table:table-cell>
          <table:table-cell office:value-type="string">
            <text:p>Clothing</text:p>
          </table:table-cell>
          <table:table-cell office:value-type="string">
            <text:p>Legros - Cremin</text:p>
          </table:table-cell>
          <table:table-cell office:value-type="float" office:value="44463.441053344905">
            <text:p>44463.441053344905</text:p>
          </table:table-cell>
          <table:table-cell office:value-type="string">
            <text:p>http://placeimg.com/640/480</text:p>
          </table:table-cell>
          <table:table-cell office:value-type="string">
            <text:p>Accusamus sed natus quis non eius. Nisi impedit adipisci ad at aut. Omnis enim excepturi veritatis ipsa. Laudantium ratione neque. Est molestias itaque delectus maxime ipsam. Rerum porro mollitia eos odio qui aut aperiam.</text:p>
          </table:table-cell>
          <table:table-cell office:value-type="boolean" office:boolean-value="true">
            <text:p>TRUE</text:p>
          </table:table-cell>
        </table:table-row>
        <table:table-row>
          <table:table-cell office:value-type="string">
            <text:p>Carrie Kuhlman</text:p>
          </table:table-cell>
          <table:table-cell office:value-type="string">
            <text:p>457-909-8576 x37111</text:p>
          </table:table-cell>
          <table:table-cell office:value-type="string">
            <text:p>Cleora_Crona@hotmail.com</text:p>
          </table:table-cell>
          <table:table-cell office:value-type="string">
            <text:p>0399 Heaney Spring</text:p>
          </table:table-cell>
          <table:table-cell office:value-type="string">
            <text:p>Port Iva</text:p>
          </table:table-cell>
          <table:table-cell office:value-type="string">
            <text:p>Alaska</text:p>
          </table:table-cell>
          <table:table-cell office:value-type="string">
            <text:p>49442-9947</text:p>
          </table:table-cell>
          <table:table-cell office:value-type="string">
            <text:p>351028809</text:p>
          </table:table-cell>
          <table:table-cell office:value-type="string">
            <text:p>Outdoors</text:p>
          </table:table-cell>
          <table:table-cell office:value-type="string">
            <text:p>Adams LLC</text:p>
          </table:table-cell>
          <table:table-cell office:value-type="float" office:value="44474.01113994213">
            <text:p>44474.01113994213</text:p>
          </table:table-cell>
          <table:table-cell office:value-type="string">
            <text:p>http://placeimg.com/640/480</text:p>
          </table:table-cell>
          <table:table-cell office:value-type="string">
            <text:p>Unde quasi sunt. Reprehenderit nemo voluptatum ex. Aspernatur ea reprehenderit et aliquam. Quia nobis natus qui ut consequatur consequuntur fugit quia omnis.</text:p>
          </table:table-cell>
          <table:table-cell office:value-type="boolean" office:boolean-value="false">
            <text:p>FALSE</text:p>
          </table:table-cell>
        </table:table-row>
        <table:table-row>
          <table:table-cell office:value-type="string">
            <text:p>Kimberly Larkin</text:p>
          </table:table-cell>
          <table:table-cell office:value-type="string">
            <text:p>(293) 325-3379 x204</text:p>
          </table:table-cell>
          <table:table-cell office:value-type="string">
            <text:p>Tate.Howell33@gmail.com</text:p>
          </table:table-cell>
          <table:table-cell office:value-type="string">
            <text:p>7781 Macy Port</text:p>
          </table:table-cell>
          <table:table-cell office:value-type="string">
            <text:p>West Amayaland</text:p>
          </table:table-cell>
          <table:table-cell office:value-type="string">
            <text:p>Mississippi</text:p>
          </table:table-cell>
          <table:table-cell office:value-type="string">
            <text:p>88508</text:p>
          </table:table-cell>
          <table:table-cell office:value-type="string">
            <text:p>880524395</text:p>
          </table:table-cell>
          <table:table-cell office:value-type="string">
            <text:p>Automotive</text:p>
          </table:table-cell>
          <table:table-cell office:value-type="string">
            <text:p>Schneider Inc</text:p>
          </table:table-cell>
          <table:table-cell office:value-type="float" office:value="44484.38591733796">
            <text:p>44484.38591733796</text:p>
          </table:table-cell>
          <table:table-cell office:value-type="string">
            <text:p>http://placeimg.com/640/480</text:p>
          </table:table-cell>
          <table:table-cell office:value-type="string">
            <text:p>Odit libero accusantium ullam. Ut rem omnis iusto minima. Quis dolores quos quia cum et id. Et cumque porro quae dignissimos et fugit temporibus voluptatibus.</text:p>
          </table:table-cell>
          <table:table-cell office:value-type="boolean" office:boolean-value="true">
            <text:p>TRUE</text:p>
          </table:table-cell>
        </table:table-row>
        <table:table-row>
          <table:table-cell office:value-type="string">
            <text:p>Donald Lang</text:p>
          </table:table-cell>
          <table:table-cell office:value-type="string">
            <text:p>(524) 991-7537 x82530</text:p>
          </table:table-cell>
          <table:table-cell office:value-type="string">
            <text:p>Ned85@hotmail.com</text:p>
          </table:table-cell>
          <table:table-cell office:value-type="string">
            <text:p>951 Cruz Passage</text:p>
          </table:table-cell>
          <table:table-cell office:value-type="string">
            <text:p>Watersland</text:p>
          </table:table-cell>
          <table:table-cell office:value-type="string">
            <text:p>New York</text:p>
          </table:table-cell>
          <table:table-cell office:value-type="string">
            <text:p>41223</text:p>
          </table:table-cell>
          <table:table-cell office:value-type="string">
            <text:p>240997850</text:p>
          </table:table-cell>
          <table:table-cell office:value-type="string">
            <text:p>Books</text:p>
          </table:table-cell>
          <table:table-cell office:value-type="string">
            <text:p>Rice Group</text:p>
          </table:table-cell>
          <table:table-cell office:value-type="float" office:value="44351.61446449074">
            <text:p>44351.61446449074</text:p>
          </table:table-cell>
          <table:table-cell office:value-type="string">
            <text:p>http://placeimg.com/640/480</text:p>
          </table:table-cell>
          <table:table-cell office:value-type="string">
            <text:p>Iste perspiciatis illo sit. Maiores beatae deleniti repudiandae cum quod eveniet nemo. Earum perspiciatis omnis et repellendus. Illo aut molestiae.</text:p>
          </table:table-cell>
          <table:table-cell office:value-type="boolean" office:boolean-value="true">
            <text:p>TRUE</text:p>
          </table:table-cell>
        </table:table-row>
        <table:table-row>
          <table:table-cell office:value-type="string">
            <text:p>Roberto Stracke DDS</text:p>
          </table:table-cell>
          <table:table-cell office:value-type="string">
            <text:p>994-664-1818 x538</text:p>
          </table:table-cell>
          <table:table-cell office:value-type="string">
            <text:p>Darwin.Gibson@yahoo.com</text:p>
          </table:table-cell>
          <table:table-cell office:value-type="string">
            <text:p>441 Fannie Trafficway</text:p>
          </table:table-cell>
          <table:table-cell office:value-type="string">
            <text:p>Larueshire</text:p>
          </table:table-cell>
          <table:table-cell office:value-type="string">
            <text:p>Montana</text:p>
          </table:table-cell>
          <table:table-cell office:value-type="string">
            <text:p>56885-9201</text:p>
          </table:table-cell>
          <table:table-cell office:value-type="string">
            <text:p>272942873</text:p>
          </table:table-cell>
          <table:table-cell office:value-type="string">
            <text:p>Computers</text:p>
          </table:table-cell>
          <table:table-cell office:value-type="string">
            <text:p>Wiza, Heaney and Kreiger</text:p>
          </table:table-cell>
          <table:table-cell office:value-type="float" office:value="44429.747680925924">
            <text:p>44429.747680925924</text:p>
          </table:table-cell>
          <table:table-cell office:value-type="string">
            <text:p>http://placeimg.com/640/480</text:p>
          </table:table-cell>
          <table:table-cell office:value-type="string">
            <text:p>Dolor id placeat aperiam rerum. Sapiente praesentium autem quia quisquam minus quia. Sit ut praesentium aut occaecati quia iure voluptatem ea. Fuga quasi eligendi praesentium minima natus tempore laboriosam officia sequi. Placeat et dignissimos ea voluptatem quis.</text:p>
          </table:table-cell>
          <table:table-cell office:value-type="boolean" office:boolean-value="true">
            <text:p>TRUE</text:p>
          </table:table-cell>
        </table:table-row>
        <table:table-row>
          <table:table-cell office:value-type="string">
            <text:p>Helen Dietrich</text:p>
          </table:table-cell>
          <table:table-cell office:value-type="string">
            <text:p>916.578.7812</text:p>
          </table:table-cell>
          <table:table-cell office:value-type="string">
            <text:p>Alex_Powlowski63@hotmail.com</text:p>
          </table:table-cell>
          <table:table-cell office:value-type="string">
            <text:p>6753 Omari Estates</text:p>
          </table:table-cell>
          <table:table-cell office:value-type="string">
            <text:p>Madiemouth</text:p>
          </table:table-cell>
          <table:table-cell office:value-type="string">
            <text:p>North Dakota</text:p>
          </table:table-cell>
          <table:table-cell office:value-type="string">
            <text:p>43930-0901</text:p>
          </table:table-cell>
          <table:table-cell office:value-type="string">
            <text:p>835056407</text:p>
          </table:table-cell>
          <table:table-cell office:value-type="string">
            <text:p>Health</text:p>
          </table:table-cell>
          <table:table-cell office:value-type="string">
            <text:p>Willms - Schowalter</text:p>
          </table:table-cell>
          <table:table-cell office:value-type="float" office:value="44547.218144502316">
            <text:p>44547.218144502316</text:p>
          </table:table-cell>
          <table:table-cell office:value-type="string">
            <text:p>http://placeimg.com/640/480</text:p>
          </table:table-cell>
          <table:table-cell office:value-type="string">
            <text:p>Adipisci doloribus fugit. Commodi quia molestiae ut accusantium doloremque eius consequatur iusto. Est molestiae soluta est sunt quaerat sint maxime rerum. Suscipit officia quae adipisci et consequatur accusamus aspernatur impedit nostrum. Nam ex qui quia soluta laboriosam culpa beatae minus ut. Voluptatem quibusdam maxime at voluptates veritatis officia molestiae veniam sit.</text:p>
          </table:table-cell>
          <table:table-cell office:value-type="boolean" office:boolean-value="false">
            <text:p>FALSE</text:p>
          </table:table-cell>
        </table:table-row>
        <table:table-row>
          <table:table-cell office:value-type="string">
            <text:p>Jackie Kessler</text:p>
          </table:table-cell>
          <table:table-cell office:value-type="string">
            <text:p>1-805-299-4908 x308</text:p>
          </table:table-cell>
          <table:table-cell office:value-type="string">
            <text:p>Carroll.Lesch@yahoo.com</text:p>
          </table:table-cell>
          <table:table-cell office:value-type="string">
            <text:p>1842 Herman Fords</text:p>
          </table:table-cell>
          <table:table-cell office:value-type="string">
            <text:p>Eliside</text:p>
          </table:table-cell>
          <table:table-cell office:value-type="string">
            <text:p>Wisconsin</text:p>
          </table:table-cell>
          <table:table-cell office:value-type="string">
            <text:p>39147-2620</text:p>
          </table:table-cell>
          <table:table-cell office:value-type="string">
            <text:p>285197495</text:p>
          </table:table-cell>
          <table:table-cell office:value-type="string">
            <text:p>Beauty</text:p>
          </table:table-cell>
          <table:table-cell office:value-type="string">
            <text:p>Fahey and Sons</text:p>
          </table:table-cell>
          <table:table-cell office:value-type="float" office:value="44242.3693390625">
            <text:p>44242.3693390625</text:p>
          </table:table-cell>
          <table:table-cell office:value-type="string">
            <text:p>http://placeimg.com/640/480</text:p>
          </table:table-cell>
          <table:table-cell office:value-type="string">
            <text:p>Illum dolorem dolor exercitationem quia vitae labore cupiditate. Corrupti rerum distinctio a error enim ipsa qui consequatur adipisci. Pariatur molestiae labore ipsam. Sunt facere blanditiis nulla asperiores ducimus fugit. Dolorem deleniti voluptas omnis asperiores consequatur illum praesentium reiciendis non. Est eos nobis occaecati.</text:p>
          </table:table-cell>
          <table:table-cell office:value-type="boolean" office:boolean-value="false">
            <text:p>FALSE</text:p>
          </table:table-cell>
        </table:table-row>
        <table:table-row>
          <table:table-cell office:value-type="string">
            <text:p>Cary Denesik</text:p>
          </table:table-cell>
          <table:table-cell office:value-type="string">
            <text:p>667-799-4670</text:p>
          </table:table-cell>
          <table:table-cell office:value-type="string">
            <text:p>Dayana.Ullrich@yahoo.com</text:p>
          </table:table-cell>
          <table:table-cell office:value-type="string">
            <text:p>77951 Murphy Haven</text:p>
          </table:table-cell>
          <table:table-cell office:value-type="string">
            <text:p>Marysville</text:p>
          </table:table-cell>
          <table:table-cell office:value-type="string">
            <text:p>Idaho</text:p>
          </table:table-cell>
          <table:table-cell office:value-type="string">
            <text:p>58356-9581</text:p>
          </table:table-cell>
          <table:table-cell office:value-type="string">
            <text:p>309189033</text:p>
          </table:table-cell>
          <table:table-cell office:value-type="string">
            <text:p>Baby</text:p>
          </table:table-cell>
          <table:table-cell office:value-type="string">
            <text:p>Hyatt, Lebsack and Johns</text:p>
          </table:table-cell>
          <table:table-cell office:value-type="float" office:value="44312.41888304398">
            <text:p>44312.41888304398</text:p>
          </table:table-cell>
          <table:table-cell office:value-type="string">
            <text:p>http://placeimg.com/640/480</text:p>
          </table:table-cell>
          <table:table-cell office:value-type="string">
            <text:p>Quo labore quisquam magni odit ex eum. Et voluptatem beatae inventore est adipisci quaerat quia sit. Dignissimos optio aut optio sequi aut incidunt commodi. Explicabo libero nesciunt voluptates voluptatem vitae neque totam hic inventore.</text:p>
          </table:table-cell>
          <table:table-cell office:value-type="boolean" office:boolean-value="false">
            <text:p>FALSE</text:p>
          </table:table-cell>
        </table:table-row>
        <table:table-row>
          <table:table-cell office:value-type="string">
            <text:p>Rose Beier DVM</text:p>
          </table:table-cell>
          <table:table-cell office:value-type="string">
            <text:p>1-324-579-7517</text:p>
          </table:table-cell>
          <table:table-cell office:value-type="string">
            <text:p>Grayson.Gutkowski0@hotmail.com</text:p>
          </table:table-cell>
          <table:table-cell office:value-type="string">
            <text:p>28918 Hoeger Dale</text:p>
          </table:table-cell>
          <table:table-cell office:value-type="string">
            <text:p>Port Orange</text:p>
          </table:table-cell>
          <table:table-cell office:value-type="string">
            <text:p>Alabama</text:p>
          </table:table-cell>
          <table:table-cell office:value-type="string">
            <text:p>71895-2299</text:p>
          </table:table-cell>
          <table:table-cell office:value-type="string">
            <text:p>622965536</text:p>
          </table:table-cell>
          <table:table-cell office:value-type="string">
            <text:p>Health</text:p>
          </table:table-cell>
          <table:table-cell office:value-type="string">
            <text:p>Mante, Jenkins and Goldner</text:p>
          </table:table-cell>
          <table:table-cell office:value-type="float" office:value="44508.49772101852">
            <text:p>44508.49772101852</text:p>
          </table:table-cell>
          <table:table-cell office:value-type="string">
            <text:p>http://placeimg.com/640/480</text:p>
          </table:table-cell>
          <table:table-cell office:value-type="string">
            <text:p>Quis sunt velit voluptatum enim modi sit et accusamus ea. Rerum et voluptatem molestiae laborum quibusdam rem quaerat expedita sint. Labore sapiente numquam reprehenderit quis aliquam ut quo consequatur dolores. Veniam doloribus sunt veritatis voluptatem harum quo perspiciatis sunt quasi.</text:p>
          </table:table-cell>
          <table:table-cell office:value-type="boolean" office:boolean-value="false">
            <text:p>FALSE</text:p>
          </table:table-cell>
        </table:table-row>
        <table:table-row>
          <table:table-cell office:value-type="string">
            <text:p>Doyle Harber</text:p>
          </table:table-cell>
          <table:table-cell office:value-type="string">
            <text:p>617-428-4391</text:p>
          </table:table-cell>
          <table:table-cell office:value-type="string">
            <text:p>Veronica42@hotmail.com</text:p>
          </table:table-cell>
          <table:table-cell office:value-type="string">
            <text:p>62567 Albina Turnpike</text:p>
          </table:table-cell>
          <table:table-cell office:value-type="string">
            <text:p>Port Aliyaport</text:p>
          </table:table-cell>
          <table:table-cell office:value-type="string">
            <text:p>New Hampshire</text:p>
          </table:table-cell>
          <table:table-cell office:value-type="string">
            <text:p>21654-1972</text:p>
          </table:table-cell>
          <table:table-cell office:value-type="string">
            <text:p>449998207</text:p>
          </table:table-cell>
          <table:table-cell office:value-type="string">
            <text:p>Baby</text:p>
          </table:table-cell>
          <table:table-cell office:value-type="string">
            <text:p>Sporer, Senger and Zieme</text:p>
          </table:table-cell>
          <table:table-cell office:value-type="float" office:value="44418.42874054398">
            <text:p>44418.42874054398</text:p>
          </table:table-cell>
          <table:table-cell office:value-type="string">
            <text:p>http://placeimg.com/640/480</text:p>
          </table:table-cell>
          <table:table-cell office:value-type="string">
            <text:p>Amet quidem ratione omnis quia ut earum. Quia autem ut numquam reprehenderit amet ratione quam qui beatae. Molestiae dolorum aut numquam ut quis iure. Perspiciatis error harum. Et quas labore quos ut itaque odio quo. Eius neque repellat earum molestias voluptas voluptatem cum et qui.</text:p>
          </table:table-cell>
          <table:table-cell office:value-type="boolean" office:boolean-value="false">
            <text:p>FALSE</text:p>
          </table:table-cell>
        </table:table-row>
        <table:table-row>
          <table:table-cell office:value-type="string">
            <text:p>Marcus Ziemann</text:p>
          </table:table-cell>
          <table:table-cell office:value-type="string">
            <text:p>938-664-6029 x7531</text:p>
          </table:table-cell>
          <table:table-cell office:value-type="string">
            <text:p>Zoie25@hotmail.com</text:p>
          </table:table-cell>
          <table:table-cell office:value-type="string">
            <text:p>7343 Powlowski Lodge</text:p>
          </table:table-cell>
          <table:table-cell office:value-type="string">
            <text:p>Hesperia</text:p>
          </table:table-cell>
          <table:table-cell office:value-type="string">
            <text:p>Connecticut</text:p>
          </table:table-cell>
          <table:table-cell office:value-type="string">
            <text:p>49364</text:p>
          </table:table-cell>
          <table:table-cell office:value-type="string">
            <text:p>213247388</text:p>
          </table:table-cell>
          <table:table-cell office:value-type="string">
            <text:p>Health</text:p>
          </table:table-cell>
          <table:table-cell office:value-type="string">
            <text:p>Nolan - Rath</text:p>
          </table:table-cell>
          <table:table-cell office:value-type="float" office:value="44257.343200787036">
            <text:p>44257.343200787036</text:p>
          </table:table-cell>
          <table:table-cell office:value-type="string">
            <text:p>http://placeimg.com/640/480</text:p>
          </table:table-cell>
          <table:table-cell office:value-type="string">
            <text:p>Nihil atque maiores commodi cumque id consequatur. Natus ea autem veritatis error. Porro temporibus perspiciatis minus accusamus quisquam sint. Ut voluptas qui modi odit iusto. Quia ducimus eligendi corporis laudantium voluptas ea mollitia ex aut. Eos enim doloremque.</text:p>
          </table:table-cell>
          <table:table-cell office:value-type="boolean" office:boolean-value="true">
            <text:p>TRUE</text:p>
          </table:table-cell>
        </table:table-row>
        <table:table-row>
          <table:table-cell office:value-type="string">
            <text:p>Wilma Stark</text:p>
          </table:table-cell>
          <table:table-cell office:value-type="string">
            <text:p>(473) 849-1580 x17909</text:p>
          </table:table-cell>
          <table:table-cell office:value-type="string">
            <text:p>Franz.Schmeler@hotmail.com</text:p>
          </table:table-cell>
          <table:table-cell office:value-type="string">
            <text:p>9617 Aaron Wells</text:p>
          </table:table-cell>
          <table:table-cell office:value-type="string">
            <text:p>Hermannstad</text:p>
          </table:table-cell>
          <table:table-cell office:value-type="string">
            <text:p>Alabama</text:p>
          </table:table-cell>
          <table:table-cell office:value-type="string">
            <text:p>83081</text:p>
          </table:table-cell>
          <table:table-cell office:value-type="string">
            <text:p>535053166</text:p>
          </table:table-cell>
          <table:table-cell office:value-type="string">
            <text:p>Industrial</text:p>
          </table:table-cell>
          <table:table-cell office:value-type="string">
            <text:p>Heaney, Feeney and Farrell</text:p>
          </table:table-cell>
          <table:table-cell office:value-type="float" office:value="44505.39501528935">
            <text:p>44505.39501528935</text:p>
          </table:table-cell>
          <table:table-cell office:value-type="string">
            <text:p>http://placeimg.com/640/480</text:p>
          </table:table-cell>
          <table:table-cell office:value-type="string">
            <text:p>Dignissimos autem exercitationem autem eum aut autem. Fuga quo reprehenderit amet. Rerum rerum eaque cumque repellendus quia. Quam dignissimos unde. Esse ad minima asperiores explicabo voluptas alias. Eos ipsum non quasi.</text:p>
          </table:table-cell>
          <table:table-cell office:value-type="boolean" office:boolean-value="true">
            <text:p>TRUE</text:p>
          </table:table-cell>
        </table:table-row>
        <table:table-row>
          <table:table-cell office:value-type="string">
            <text:p>Jan Ward</text:p>
          </table:table-cell>
          <table:table-cell office:value-type="string">
            <text:p>316-836-4426</text:p>
          </table:table-cell>
          <table:table-cell office:value-type="string">
            <text:p>Agnes27@yahoo.com</text:p>
          </table:table-cell>
          <table:table-cell office:value-type="string">
            <text:p>969 Greenholt Branch</text:p>
          </table:table-cell>
          <table:table-cell office:value-type="string">
            <text:p>Helmerton</text:p>
          </table:table-cell>
          <table:table-cell office:value-type="string">
            <text:p>Kansas</text:p>
          </table:table-cell>
          <table:table-cell office:value-type="string">
            <text:p>67332</text:p>
          </table:table-cell>
          <table:table-cell office:value-type="string">
            <text:p>834919383</text:p>
          </table:table-cell>
          <table:table-cell office:value-type="string">
            <text:p>Home</text:p>
          </table:table-cell>
          <table:table-cell office:value-type="string">
            <text:p>Bartoletti Inc</text:p>
          </table:table-cell>
          <table:table-cell office:value-type="float" office:value="44346.01052873843">
            <text:p>44346.01052873843</text:p>
          </table:table-cell>
          <table:table-cell office:value-type="string">
            <text:p>http://placeimg.com/640/480</text:p>
          </table:table-cell>
          <table:table-cell office:value-type="string">
            <text:p>Maxime quam in omnis neque. Similique quo vel adipisci qui explicabo. Optio error et veritatis veritatis nemo vero ut corrupti voluptatem.</text:p>
          </table:table-cell>
          <table:table-cell office:value-type="boolean" office:boolean-value="false">
            <text:p>FALSE</text:p>
          </table:table-cell>
        </table:table-row>
        <table:table-row>
          <table:table-cell office:value-type="string">
            <text:p>Terrence Carter</text:p>
          </table:table-cell>
          <table:table-cell office:value-type="string">
            <text:p>339.272.0818 x3615</text:p>
          </table:table-cell>
          <table:table-cell office:value-type="string">
            <text:p>Rosendo8@yahoo.com</text:p>
          </table:table-cell>
          <table:table-cell office:value-type="string">
            <text:p>1978 Baumbach Crescent</text:p>
          </table:table-cell>
          <table:table-cell office:value-type="string">
            <text:p>West Gerardo</text:p>
          </table:table-cell>
          <table:table-cell office:value-type="string">
            <text:p>Virginia</text:p>
          </table:table-cell>
          <table:table-cell office:value-type="string">
            <text:p>98053-9119</text:p>
          </table:table-cell>
          <table:table-cell office:value-type="string">
            <text:p>851740645</text:p>
          </table:table-cell>
          <table:table-cell office:value-type="string">
            <text:p>Industrial</text:p>
          </table:table-cell>
          <table:table-cell office:value-type="string">
            <text:p>Friesen Group</text:p>
          </table:table-cell>
          <table:table-cell office:value-type="float" office:value="44239.252222222225">
            <text:p>44239.252222222225</text:p>
          </table:table-cell>
          <table:table-cell office:value-type="string">
            <text:p>http://placeimg.com/640/480</text:p>
          </table:table-cell>
          <table:table-cell office:value-type="string">
            <text:p>Incidunt dolores corporis ad et repellendus velit et quia. Rem sit a et laboriosam velit quia. Pariatur molestias quo dolorem et. Et eligendi ducimus. Corrupti voluptatem corrupti aut facere odit magni qui officia ut.</text:p>
          </table:table-cell>
          <table:table-cell office:value-type="boolean" office:boolean-value="false">
            <text:p>FALSE</text:p>
          </table:table-cell>
        </table:table-row>
        <table:table-row>
          <table:table-cell office:value-type="string">
            <text:p>Julius Wintheiser</text:p>
          </table:table-cell>
          <table:table-cell office:value-type="string">
            <text:p>503.556.5823 x3508</text:p>
          </table:table-cell>
          <table:table-cell office:value-type="string">
            <text:p>Zola.Rath@hotmail.com</text:p>
          </table:table-cell>
          <table:table-cell office:value-type="string">
            <text:p>37878 Amelia Harbors</text:p>
          </table:table-cell>
          <table:table-cell office:value-type="string">
            <text:p>Stephonland</text:p>
          </table:table-cell>
          <table:table-cell office:value-type="string">
            <text:p>Kentucky</text:p>
          </table:table-cell>
          <table:table-cell office:value-type="string">
            <text:p>51223-6949</text:p>
          </table:table-cell>
          <table:table-cell office:value-type="string">
            <text:p>472018950</text:p>
          </table:table-cell>
          <table:table-cell office:value-type="string">
            <text:p>Automotive</text:p>
          </table:table-cell>
          <table:table-cell office:value-type="string">
            <text:p>Stanton - Bailey</text:p>
          </table:table-cell>
          <table:table-cell office:value-type="float" office:value="44566.12206216435">
            <text:p>44566.12206216435</text:p>
          </table:table-cell>
          <table:table-cell office:value-type="string">
            <text:p>http://placeimg.com/640/480</text:p>
          </table:table-cell>
          <table:table-cell office:value-type="string">
            <text:p>Harum enim tempora. Saepe molestiae et aspernatur eos. Et quod reiciendis ut quas dolor et aut quasi. Est voluptatem saepe.</text:p>
          </table:table-cell>
          <table:table-cell office:value-type="boolean" office:boolean-value="false">
            <text:p>FALSE</text:p>
          </table:table-cell>
        </table:table-row>
        <table:table-row>
          <table:table-cell office:value-type="string">
            <text:p>Katrina O'Reilly</text:p>
          </table:table-cell>
          <table:table-cell office:value-type="string">
            <text:p>(996) 528-5093 x237</text:p>
          </table:table-cell>
          <table:table-cell office:value-type="string">
            <text:p>Angelo96@hotmail.com</text:p>
          </table:table-cell>
          <table:table-cell office:value-type="string">
            <text:p>5680 Denesik Lane</text:p>
          </table:table-cell>
          <table:table-cell office:value-type="string">
            <text:p>Pittsfield</text:p>
          </table:table-cell>
          <table:table-cell office:value-type="string">
            <text:p>Arkansas</text:p>
          </table:table-cell>
          <table:table-cell office:value-type="string">
            <text:p>76129-2172</text:p>
          </table:table-cell>
          <table:table-cell office:value-type="string">
            <text:p>686413095</text:p>
          </table:table-cell>
          <table:table-cell office:value-type="string">
            <text:p>Shoes</text:p>
          </table:table-cell>
          <table:table-cell office:value-type="string">
            <text:p>Turner, Friesen and Stokes</text:p>
          </table:table-cell>
          <table:table-cell office:value-type="float" office:value="44253.520898344905">
            <text:p>44253.520898344905</text:p>
          </table:table-cell>
          <table:table-cell office:value-type="string">
            <text:p>http://placeimg.com/640/480</text:p>
          </table:table-cell>
          <table:table-cell office:value-type="string">
            <text:p>Tempora eveniet sed minus laudantium. Culpa doloremque ut nobis alias provident. Earum ipsa in dolorum et consequatur. Autem illum quam quibusdam ullam dolor. A eos amet vel sequi ullam occaecati possimus error rerum.</text:p>
          </table:table-cell>
          <table:table-cell office:value-type="boolean" office:boolean-value="false">
            <text:p>FALSE</text:p>
          </table:table-cell>
        </table:table-row>
        <table:table-row>
          <table:table-cell office:value-type="string">
            <text:p>Lindsay Crist</text:p>
          </table:table-cell>
          <table:table-cell office:value-type="string">
            <text:p>(307) 533-4515 x92898</text:p>
          </table:table-cell>
          <table:table-cell office:value-type="string">
            <text:p>Martin.Kling@hotmail.com</text:p>
          </table:table-cell>
          <table:table-cell office:value-type="string">
            <text:p>02445 Blair Pike</text:p>
          </table:table-cell>
          <table:table-cell office:value-type="string">
            <text:p>Carlofort</text:p>
          </table:table-cell>
          <table:table-cell office:value-type="string">
            <text:p>Michigan</text:p>
          </table:table-cell>
          <table:table-cell office:value-type="string">
            <text:p>00161</text:p>
          </table:table-cell>
          <table:table-cell office:value-type="string">
            <text:p>820808712</text:p>
          </table:table-cell>
          <table:table-cell office:value-type="string">
            <text:p>Sports</text:p>
          </table:table-cell>
          <table:table-cell office:value-type="string">
            <text:p>Smitham - Fay</text:p>
          </table:table-cell>
          <table:table-cell office:value-type="float" office:value="44356.47523560185">
            <text:p>44356.47523560185</text:p>
          </table:table-cell>
          <table:table-cell office:value-type="string">
            <text:p>http://placeimg.com/640/480</text:p>
          </table:table-cell>
          <table:table-cell office:value-type="string">
            <text:p>Adipisci autem qui quaerat ut facere. Est est rerum exercitationem qui aliquid ut aut est sint. Occaecati quibusdam nostrum est accusantium distinctio voluptas inventore. Exercitationem voluptas id cumque et odio vero quisquam.</text:p>
          </table:table-cell>
          <table:table-cell office:value-type="boolean" office:boolean-value="true">
            <text:p>TRUE</text:p>
          </table:table-cell>
        </table:table-row>
        <table:table-row>
          <table:table-cell office:value-type="string">
            <text:p>Tabitha Zieme</text:p>
          </table:table-cell>
          <table:table-cell office:value-type="string">
            <text:p>555-864-7346</text:p>
          </table:table-cell>
          <table:table-cell office:value-type="string">
            <text:p>Hannah_Haley21@hotmail.com</text:p>
          </table:table-cell>
          <table:table-cell office:value-type="string">
            <text:p>24615 Dickens Light</text:p>
          </table:table-cell>
          <table:table-cell office:value-type="string">
            <text:p>Leathaton</text:p>
          </table:table-cell>
          <table:table-cell office:value-type="string">
            <text:p>California</text:p>
          </table:table-cell>
          <table:table-cell office:value-type="string">
            <text:p>78736-4697</text:p>
          </table:table-cell>
          <table:table-cell office:value-type="string">
            <text:p>773279333</text:p>
          </table:table-cell>
          <table:table-cell office:value-type="string">
            <text:p>Tools</text:p>
          </table:table-cell>
          <table:table-cell office:value-type="string">
            <text:p>Spinka - O'Keefe</text:p>
          </table:table-cell>
          <table:table-cell office:value-type="float" office:value="44563.14276707176">
            <text:p>44563.14276707176</text:p>
          </table:table-cell>
          <table:table-cell office:value-type="string">
            <text:p>http://placeimg.com/640/480</text:p>
          </table:table-cell>
          <table:table-cell office:value-type="string">
            <text:p>Velit consequuntur et et velit atque quod consequatur accusamus accusantium. Ut architecto facere et voluptate possimus esse in dolorem. Impedit qui eum perferendis hic. Harum dignissimos provident harum.</text:p>
          </table:table-cell>
          <table:table-cell office:value-type="boolean" office:boolean-value="true">
            <text:p>TRUE</text:p>
          </table:table-cell>
        </table:table-row>
        <table:table-row>
          <table:table-cell office:value-type="string">
            <text:p>Lamar Gaylord</text:p>
          </table:table-cell>
          <table:table-cell office:value-type="string">
            <text:p>272.918.6998 x77945</text:p>
          </table:table-cell>
          <table:table-cell office:value-type="string">
            <text:p>Trisha20@gmail.com</text:p>
          </table:table-cell>
          <table:table-cell office:value-type="string">
            <text:p>3852 Spencer Valleys</text:p>
          </table:table-cell>
          <table:table-cell office:value-type="string">
            <text:p>New Marjorieton</text:p>
          </table:table-cell>
          <table:table-cell office:value-type="string">
            <text:p>New Mexico</text:p>
          </table:table-cell>
          <table:table-cell office:value-type="string">
            <text:p>78742</text:p>
          </table:table-cell>
          <table:table-cell office:value-type="string">
            <text:p>277659307</text:p>
          </table:table-cell>
          <table:table-cell office:value-type="string">
            <text:p>Industrial</text:p>
          </table:table-cell>
          <table:table-cell office:value-type="string">
            <text:p>Johns Inc</text:p>
          </table:table-cell>
          <table:table-cell office:value-type="float" office:value="44364.17570901621">
            <text:p>44364.17570901621</text:p>
          </table:table-cell>
          <table:table-cell office:value-type="string">
            <text:p>http://placeimg.com/640/480</text:p>
          </table:table-cell>
          <table:table-cell office:value-type="string">
            <text:p>Minus sint non aperiam quidem facilis quae error. Porro perferendis perspiciatis est voluptatem libero quia velit. Quaerat rerum amet rerum sit tempore est voluptatem. Saepe et ut. Aut labore in quisquam ut illum.</text:p>
          </table:table-cell>
          <table:table-cell office:value-type="boolean" office:boolean-value="true">
            <text:p>TRUE</text:p>
          </table:table-cell>
        </table:table-row>
        <table:table-row>
          <table:table-cell office:value-type="string">
            <text:p>Billie Cummings</text:p>
          </table:table-cell>
          <table:table-cell office:value-type="string">
            <text:p>335-453-9780 x224</text:p>
          </table:table-cell>
          <table:table-cell office:value-type="string">
            <text:p>Cory.Gerhold11@yahoo.com</text:p>
          </table:table-cell>
          <table:table-cell office:value-type="string">
            <text:p>004 Bradtke Courts</text:p>
          </table:table-cell>
          <table:table-cell office:value-type="string">
            <text:p>Miaside</text:p>
          </table:table-cell>
          <table:table-cell office:value-type="string">
            <text:p>New Hampshire</text:p>
          </table:table-cell>
          <table:table-cell office:value-type="string">
            <text:p>09481-3280</text:p>
          </table:table-cell>
          <table:table-cell office:value-type="string">
            <text:p>240742160</text:p>
          </table:table-cell>
          <table:table-cell office:value-type="string">
            <text:p>Movies</text:p>
          </table:table-cell>
          <table:table-cell office:value-type="string">
            <text:p>Kub, Toy and Wyman</text:p>
          </table:table-cell>
          <table:table-cell office:value-type="float" office:value="44404.92360569444">
            <text:p>44404.92360569444</text:p>
          </table:table-cell>
          <table:table-cell office:value-type="string">
            <text:p>http://placeimg.com/640/480</text:p>
          </table:table-cell>
          <table:table-cell office:value-type="string">
            <text:p>Voluptas ipsam animi quia voluptatem dolores accusamus aspernatur ut consequatur. Iste repellat nihil iste ex repellat. Sed iure recusandae tenetur nobis vero. Distinctio dolore dignissimos soluta nam aut eum dolores hic. Voluptatibus deserunt ab debitis non et. Iste commodi eveniet quia porro deleniti distinctio error aut consequuntur.</text:p>
          </table:table-cell>
          <table:table-cell office:value-type="boolean" office:boolean-value="true">
            <text:p>TRUE</text:p>
          </table:table-cell>
        </table:table-row>
        <table:table-row>
          <table:table-cell office:value-type="string">
            <text:p>Israel Boyer</text:p>
          </table:table-cell>
          <table:table-cell office:value-type="string">
            <text:p>911-725-5228 x145</text:p>
          </table:table-cell>
          <table:table-cell office:value-type="string">
            <text:p>Cristal42@hotmail.com</text:p>
          </table:table-cell>
          <table:table-cell office:value-type="string">
            <text:p>25311 Mariano Plaza</text:p>
          </table:table-cell>
          <table:table-cell office:value-type="string">
            <text:p>Favianborough</text:p>
          </table:table-cell>
          <table:table-cell office:value-type="string">
            <text:p>California</text:p>
          </table:table-cell>
          <table:table-cell office:value-type="string">
            <text:p>15170</text:p>
          </table:table-cell>
          <table:table-cell office:value-type="string">
            <text:p>072265598</text:p>
          </table:table-cell>
          <table:table-cell office:value-type="string">
            <text:p>Movies</text:p>
          </table:table-cell>
          <table:table-cell office:value-type="string">
            <text:p>Heaney Group</text:p>
          </table:table-cell>
          <table:table-cell office:value-type="float" office:value="44425.8132930787">
            <text:p>44425.8132930787</text:p>
          </table:table-cell>
          <table:table-cell office:value-type="string">
            <text:p>http://placeimg.com/640/480</text:p>
          </table:table-cell>
          <table:table-cell office:value-type="string">
            <text:p>Quasi qui dolorem molestiae ipsa beatae sequi odit natus asperiores. Ipsum minus laboriosam qui. Qui dolorem sit pariatur quas iste nobis error vel. Modi quaerat perspiciatis enim minima. Voluptatem non odit et architecto modi dolor sit voluptatem excepturi. Voluptatem quia deleniti.</text:p>
          </table:table-cell>
          <table:table-cell office:value-type="boolean" office:boolean-value="false">
            <text:p>FALSE</text:p>
          </table:table-cell>
        </table:table-row>
        <table:table-row>
          <table:table-cell office:value-type="string">
            <text:p>Ms. Marlon Stiedemann</text:p>
          </table:table-cell>
          <table:table-cell office:value-type="string">
            <text:p>(451) 372-5451 x90090</text:p>
          </table:table-cell>
          <table:table-cell office:value-type="string">
            <text:p>Bradly28@hotmail.com</text:p>
          </table:table-cell>
          <table:table-cell office:value-type="string">
            <text:p>38533 Raul Gateway</text:p>
          </table:table-cell>
          <table:table-cell office:value-type="string">
            <text:p>Port Glenna</text:p>
          </table:table-cell>
          <table:table-cell office:value-type="string">
            <text:p>Kentucky</text:p>
          </table:table-cell>
          <table:table-cell office:value-type="string">
            <text:p>02530-2932</text:p>
          </table:table-cell>
          <table:table-cell office:value-type="string">
            <text:p>870795668</text:p>
          </table:table-cell>
          <table:table-cell office:value-type="string">
            <text:p>Toys</text:p>
          </table:table-cell>
          <table:table-cell office:value-type="string">
            <text:p>Nader - Boehm</text:p>
          </table:table-cell>
          <table:table-cell office:value-type="float" office:value="44493.99582054398">
            <text:p>44493.99582054398</text:p>
          </table:table-cell>
          <table:table-cell office:value-type="string">
            <text:p>http://placeimg.com/640/480</text:p>
          </table:table-cell>
          <table:table-cell office:value-type="string">
            <text:p>Nesciunt rerum enim. Ipsa aut qui fugit et in. Laborum dicta omnis ipsam aliquid nihil nisi enim aut. Consequatur repellendus nesciunt minima corporis et ex perferendis. Odio illum necessitatibus autem id possimus et deleniti nemo quo. Quod omnis magnam dolorum voluptatem.</text:p>
          </table:table-cell>
          <table:table-cell office:value-type="boolean" office:boolean-value="true">
            <text:p>TRUE</text:p>
          </table:table-cell>
        </table:table-row>
        <table:table-row>
          <table:table-cell office:value-type="string">
            <text:p>Marc Klocko</text:p>
          </table:table-cell>
          <table:table-cell office:value-type="string">
            <text:p>675.370.8854 x0119</text:p>
          </table:table-cell>
          <table:table-cell office:value-type="string">
            <text:p>Joseph12@gmail.com</text:p>
          </table:table-cell>
          <table:table-cell office:value-type="string">
            <text:p>99116 Crystel Port</text:p>
          </table:table-cell>
          <table:table-cell office:value-type="string">
            <text:p>Irving</text:p>
          </table:table-cell>
          <table:table-cell office:value-type="string">
            <text:p>Illinois</text:p>
          </table:table-cell>
          <table:table-cell office:value-type="string">
            <text:p>63650</text:p>
          </table:table-cell>
          <table:table-cell office:value-type="string">
            <text:p>786417865</text:p>
          </table:table-cell>
          <table:table-cell office:value-type="string">
            <text:p>Beauty</text:p>
          </table:table-cell>
          <table:table-cell office:value-type="string">
            <text:p>Raynor, Harvey and Stroman</text:p>
          </table:table-cell>
          <table:table-cell office:value-type="float" office:value="44427.46720712963">
            <text:p>44427.46720712963</text:p>
          </table:table-cell>
          <table:table-cell office:value-type="string">
            <text:p>http://placeimg.com/640/480</text:p>
          </table:table-cell>
          <table:table-cell office:value-type="string">
            <text:p>Nulla autem dolores error fugit similique inventore cumque molestias quia. Voluptatem expedita voluptas. Distinctio maxime voluptatem totam. Enim sit nulla consectetur error sint et quas eum. Exercitationem earum inventore et excepturi nisi qui sequi. Est iure consectetur tenetur voluptatem voluptatem.</text:p>
          </table:table-cell>
          <table:table-cell office:value-type="boolean" office:boolean-value="false">
            <text:p>FALSE</text:p>
          </table:table-cell>
        </table:table-row>
        <table:table-row>
          <table:table-cell office:value-type="string">
            <text:p>Janet Satterfield III</text:p>
          </table:table-cell>
          <table:table-cell office:value-type="string">
            <text:p>416.921.6874 x4435</text:p>
          </table:table-cell>
          <table:table-cell office:value-type="string">
            <text:p>Ethyl_Abshire@hotmail.com</text:p>
          </table:table-cell>
          <table:table-cell office:value-type="string">
            <text:p>4603 Senger Row</text:p>
          </table:table-cell>
          <table:table-cell office:value-type="string">
            <text:p>Borerborough</text:p>
          </table:table-cell>
          <table:table-cell office:value-type="string">
            <text:p>Kentucky</text:p>
          </table:table-cell>
          <table:table-cell office:value-type="string">
            <text:p>07714-5827</text:p>
          </table:table-cell>
          <table:table-cell office:value-type="string">
            <text:p>486306603</text:p>
          </table:table-cell>
          <table:table-cell office:value-type="string">
            <text:p>Garden</text:p>
          </table:table-cell>
          <table:table-cell office:value-type="string">
            <text:p>Mueller, Glover and Bogisich</text:p>
          </table:table-cell>
          <table:table-cell office:value-type="float" office:value="44337.67869810185">
            <text:p>44337.67869810185</text:p>
          </table:table-cell>
          <table:table-cell office:value-type="string">
            <text:p>http://placeimg.com/640/480</text:p>
          </table:table-cell>
          <table:table-cell office:value-type="string">
            <text:p>Delectus quidem consequuntur voluptatem in autem nobis qui minus sed. Similique et quia aut laborum beatae et molestiae minima et. Id earum nihil et molestiae vel consequatur laborum.</text:p>
          </table:table-cell>
          <table:table-cell office:value-type="boolean" office:boolean-value="true">
            <text:p>TRUE</text:p>
          </table:table-cell>
        </table:table-row>
        <table:table-row>
          <table:table-cell office:value-type="string">
            <text:p>Joe Sipes</text:p>
          </table:table-cell>
          <table:table-cell office:value-type="string">
            <text:p>987-980-2237</text:p>
          </table:table-cell>
          <table:table-cell office:value-type="string">
            <text:p>Ernestine.Weimann9@gmail.com</text:p>
          </table:table-cell>
          <table:table-cell office:value-type="string">
            <text:p>840 Willa Spring</text:p>
          </table:table-cell>
          <table:table-cell office:value-type="string">
            <text:p>New Edisonland</text:p>
          </table:table-cell>
          <table:table-cell office:value-type="string">
            <text:p>West Virginia</text:p>
          </table:table-cell>
          <table:table-cell office:value-type="string">
            <text:p>34266</text:p>
          </table:table-cell>
          <table:table-cell office:value-type="string">
            <text:p>969065157</text:p>
          </table:table-cell>
          <table:table-cell office:value-type="string">
            <text:p>Books</text:p>
          </table:table-cell>
          <table:table-cell office:value-type="string">
            <text:p>D'Amore - Sporer</text:p>
          </table:table-cell>
          <table:table-cell office:value-type="float" office:value="44565.18445981482">
            <text:p>44565.18445981482</text:p>
          </table:table-cell>
          <table:table-cell office:value-type="string">
            <text:p>http://placeimg.com/640/480</text:p>
          </table:table-cell>
          <table:table-cell office:value-type="string">
            <text:p>At voluptatum eum odit. Et tempore dolore. Odit aliquid laborum. Enim omnis et ipsam voluptatum aut voluptas corrupti. Ducimus omnis molestias.</text:p>
          </table:table-cell>
          <table:table-cell office:value-type="boolean" office:boolean-value="true">
            <text:p>TRUE</text:p>
          </table:table-cell>
        </table:table-row>
        <table:table-row>
          <table:table-cell office:value-type="string">
            <text:p>Jerald Blick</text:p>
          </table:table-cell>
          <table:table-cell office:value-type="string">
            <text:p>750-781-0728 x0323</text:p>
          </table:table-cell>
          <table:table-cell office:value-type="string">
            <text:p>Maximilian91@gmail.com</text:p>
          </table:table-cell>
          <table:table-cell office:value-type="string">
            <text:p>870 Makenna View</text:p>
          </table:table-cell>
          <table:table-cell office:value-type="string">
            <text:p>St. Petersburg</text:p>
          </table:table-cell>
          <table:table-cell office:value-type="string">
            <text:p>Illinois</text:p>
          </table:table-cell>
          <table:table-cell office:value-type="string">
            <text:p>45796</text:p>
          </table:table-cell>
          <table:table-cell office:value-type="string">
            <text:p>967372266</text:p>
          </table:table-cell>
          <table:table-cell office:value-type="string">
            <text:p>Shoes</text:p>
          </table:table-cell>
          <table:table-cell office:value-type="string">
            <text:p>Terry, Runolfsdottir and Gerhold</text:p>
          </table:table-cell>
          <table:table-cell office:value-type="float" office:value="44474.449083541665">
            <text:p>44474.449083541665</text:p>
          </table:table-cell>
          <table:table-cell office:value-type="string">
            <text:p>http://placeimg.com/640/480</text:p>
          </table:table-cell>
          <table:table-cell office:value-type="string">
            <text:p>Ut asperiores in et maxime fugit ut. Perferendis laudantium qui facilis autem. Aut accusamus consequuntur temporibus vitae.</text:p>
          </table:table-cell>
          <table:table-cell office:value-type="boolean" office:boolean-value="true">
            <text:p>TRUE</text:p>
          </table:table-cell>
        </table:table-row>
        <table:table-row>
          <table:table-cell office:value-type="string">
            <text:p>Jeannette Jerde I</text:p>
          </table:table-cell>
          <table:table-cell office:value-type="string">
            <text:p>204.710.3252</text:p>
          </table:table-cell>
          <table:table-cell office:value-type="string">
            <text:p>Shanelle.Hermiston@hotmail.com</text:p>
          </table:table-cell>
          <table:table-cell office:value-type="string">
            <text:p>79172 Emery Fords</text:p>
          </table:table-cell>
          <table:table-cell office:value-type="string">
            <text:p>Wunschville</text:p>
          </table:table-cell>
          <table:table-cell office:value-type="string">
            <text:p>Alabama</text:p>
          </table:table-cell>
          <table:table-cell office:value-type="string">
            <text:p>69663</text:p>
          </table:table-cell>
          <table:table-cell office:value-type="string">
            <text:p>118617770</text:p>
          </table:table-cell>
          <table:table-cell office:value-type="string">
            <text:p>Books</text:p>
          </table:table-cell>
          <table:table-cell office:value-type="string">
            <text:p>Koepp, Veum and Jacobi</text:p>
          </table:table-cell>
          <table:table-cell office:value-type="float" office:value="44533.70283894676">
            <text:p>44533.70283894676</text:p>
          </table:table-cell>
          <table:table-cell office:value-type="string">
            <text:p>http://placeimg.com/640/480</text:p>
          </table:table-cell>
          <table:table-cell office:value-type="string">
            <text:p>Iste et nisi non ea minima reprehenderit a sunt aut. Velit et eos hic velit corrupti. Ducimus est a culpa dolor.</text:p>
          </table:table-cell>
          <table:table-cell office:value-type="boolean" office:boolean-value="true">
            <text:p>TRUE</text:p>
          </table:table-cell>
        </table:table-row>
        <table:table-row>
          <table:table-cell office:value-type="string">
            <text:p>Allen Wolff</text:p>
          </table:table-cell>
          <table:table-cell office:value-type="string">
            <text:p>(786) 255-1257 x0840</text:p>
          </table:table-cell>
          <table:table-cell office:value-type="string">
            <text:p>Monique80@yahoo.com</text:p>
          </table:table-cell>
          <table:table-cell office:value-type="string">
            <text:p>135 Patricia Track</text:p>
          </table:table-cell>
          <table:table-cell office:value-type="string">
            <text:p>Jaskolskifurt</text:p>
          </table:table-cell>
          <table:table-cell office:value-type="string">
            <text:p>North Dakota</text:p>
          </table:table-cell>
          <table:table-cell office:value-type="string">
            <text:p>32860</text:p>
          </table:table-cell>
          <table:table-cell office:value-type="string">
            <text:p>209576898</text:p>
          </table:table-cell>
          <table:table-cell office:value-type="string">
            <text:p>Automotive</text:p>
          </table:table-cell>
          <table:table-cell office:value-type="string">
            <text:p>Johns and Sons</text:p>
          </table:table-cell>
          <table:table-cell office:value-type="float" office:value="44257.542956921294">
            <text:p>44257.542956921294</text:p>
          </table:table-cell>
          <table:table-cell office:value-type="string">
            <text:p>http://placeimg.com/640/480</text:p>
          </table:table-cell>
          <table:table-cell office:value-type="string">
            <text:p>Ratione dolores soluta odit non voluptatem reprehenderit occaecati non consequatur. Explicabo adipisci aut aut sed deserunt non consectetur amet. Et suscipit dolorem cum corrupti qui. Ut est tempore expedita facere laboriosam quia qui nemo consequuntur.</text:p>
          </table:table-cell>
          <table:table-cell office:value-type="boolean" office:boolean-value="false">
            <text:p>FALSE</text:p>
          </table:table-cell>
        </table:table-row>
        <table:table-row>
          <table:table-cell office:value-type="string">
            <text:p>Ruben Raynor</text:p>
          </table:table-cell>
          <table:table-cell office:value-type="string">
            <text:p>(865) 487-3112 x6073</text:p>
          </table:table-cell>
          <table:table-cell office:value-type="string">
            <text:p>Dustin.Rolfson@hotmail.com</text:p>
          </table:table-cell>
          <table:table-cell office:value-type="string">
            <text:p>25201 Zieme Manor</text:p>
          </table:table-cell>
          <table:table-cell office:value-type="string">
            <text:p>West Lucindaport</text:p>
          </table:table-cell>
          <table:table-cell office:value-type="string">
            <text:p>Mississippi</text:p>
          </table:table-cell>
          <table:table-cell office:value-type="string">
            <text:p>42535</text:p>
          </table:table-cell>
          <table:table-cell office:value-type="string">
            <text:p>225440526</text:p>
          </table:table-cell>
          <table:table-cell office:value-type="string">
            <text:p>Health</text:p>
          </table:table-cell>
          <table:table-cell office:value-type="string">
            <text:p>Gottlieb Group</text:p>
          </table:table-cell>
          <table:table-cell office:value-type="float" office:value="44562.94996990741">
            <text:p>44562.94996990741</text:p>
          </table:table-cell>
          <table:table-cell office:value-type="string">
            <text:p>http://placeimg.com/640/480</text:p>
          </table:table-cell>
          <table:table-cell office:value-type="string">
            <text:p>Aliquid temporibus ad magni exercitationem quisquam deleniti. Non repellat perspiciatis consequatur quos temporibus nesciunt commodi. Id quo voluptate quidem quia laudantium nisi qui. Vel ad voluptatibus voluptates.</text:p>
          </table:table-cell>
          <table:table-cell office:value-type="boolean" office:boolean-value="true">
            <text:p>TRUE</text:p>
          </table:table-cell>
        </table:table-row>
        <table:table-row>
          <table:table-cell office:value-type="string">
            <text:p>Krista Heathcote</text:p>
          </table:table-cell>
          <table:table-cell office:value-type="string">
            <text:p>(630) 889-0157 x0098</text:p>
          </table:table-cell>
          <table:table-cell office:value-type="string">
            <text:p>Douglas.Kiehn@gmail.com</text:p>
          </table:table-cell>
          <table:table-cell office:value-type="string">
            <text:p>75829 Rippin Mountains</text:p>
          </table:table-cell>
          <table:table-cell office:value-type="string">
            <text:p>Port Felicita</text:p>
          </table:table-cell>
          <table:table-cell office:value-type="string">
            <text:p>Ohio</text:p>
          </table:table-cell>
          <table:table-cell office:value-type="string">
            <text:p>51012</text:p>
          </table:table-cell>
          <table:table-cell office:value-type="string">
            <text:p>497308577</text:p>
          </table:table-cell>
          <table:table-cell office:value-type="string">
            <text:p>Tools</text:p>
          </table:table-cell>
          <table:table-cell office:value-type="string">
            <text:p>Cruickshank, Stoltenberg and Corkery</text:p>
          </table:table-cell>
          <table:table-cell office:value-type="float" office:value="44314.02114263889">
            <text:p>44314.02114263889</text:p>
          </table:table-cell>
          <table:table-cell office:value-type="string">
            <text:p>http://placeimg.com/640/480</text:p>
          </table:table-cell>
          <table:table-cell office:value-type="string">
            <text:p>Optio iusto ipsam doloremque consequatur. Temporibus quia et nam labore voluptas fugit sint. Tempore incidunt id nemo rerum in ipsa itaque voluptatibus. Aut recusandae quibusdam eos laboriosam voluptas veritatis ab sed possimus. Odit tempora pariatur iusto ut voluptatem id molestiae. Soluta omnis eos repellendus nulla.</text:p>
          </table:table-cell>
          <table:table-cell office:value-type="boolean" office:boolean-value="true">
            <text:p>TRUE</text:p>
          </table:table-cell>
        </table:table-row>
        <table:table-row>
          <table:table-cell office:value-type="string">
            <text:p>Floyd Davis</text:p>
          </table:table-cell>
          <table:table-cell office:value-type="string">
            <text:p>293-621-0646 x5946</text:p>
          </table:table-cell>
          <table:table-cell office:value-type="string">
            <text:p>Pinkie3@yahoo.com</text:p>
          </table:table-cell>
          <table:table-cell office:value-type="string">
            <text:p>4730 Hoeger Extensions</text:p>
          </table:table-cell>
          <table:table-cell office:value-type="string">
            <text:p>New Rosamond</text:p>
          </table:table-cell>
          <table:table-cell office:value-type="string">
            <text:p>New Jersey</text:p>
          </table:table-cell>
          <table:table-cell office:value-type="string">
            <text:p>49458</text:p>
          </table:table-cell>
          <table:table-cell office:value-type="string">
            <text:p>342164840</text:p>
          </table:table-cell>
          <table:table-cell office:value-type="string">
            <text:p>Kids</text:p>
          </table:table-cell>
          <table:table-cell office:value-type="string">
            <text:p>Bogan, West and Goyette</text:p>
          </table:table-cell>
          <table:table-cell office:value-type="float" office:value="44252.5828484838">
            <text:p>44252.5828484838</text:p>
          </table:table-cell>
          <table:table-cell office:value-type="string">
            <text:p>http://placeimg.com/640/480</text:p>
          </table:table-cell>
          <table:table-cell office:value-type="string">
            <text:p>Perferendis eos magnam temporibus qui nisi. Aut nam similique totam dolor sapiente animi quia quod. Non est rerum eos ducimus quidem. Laudantium voluptatem sapiente minima voluptatibus accusamus voluptatum adipisci fuga incidunt. Voluptatem ut eos.</text:p>
          </table:table-cell>
          <table:table-cell office:value-type="boolean" office:boolean-value="false">
            <text:p>FALSE</text:p>
          </table:table-cell>
        </table:table-row>
        <table:table-row>
          <table:table-cell office:value-type="string">
            <text:p>Tara Spinka I</text:p>
          </table:table-cell>
          <table:table-cell office:value-type="string">
            <text:p>(711) 636-0052</text:p>
          </table:table-cell>
          <table:table-cell office:value-type="string">
            <text:p>Dedrick.Hauck99@yahoo.com</text:p>
          </table:table-cell>
          <table:table-cell office:value-type="string">
            <text:p>47954 Donnelly Radial</text:p>
          </table:table-cell>
          <table:table-cell office:value-type="string">
            <text:p>Abelhaven</text:p>
          </table:table-cell>
          <table:table-cell office:value-type="string">
            <text:p>Montana</text:p>
          </table:table-cell>
          <table:table-cell office:value-type="string">
            <text:p>46930-5074</text:p>
          </table:table-cell>
          <table:table-cell office:value-type="string">
            <text:p>254916898</text:p>
          </table:table-cell>
          <table:table-cell office:value-type="string">
            <text:p>Tools</text:p>
          </table:table-cell>
          <table:table-cell office:value-type="string">
            <text:p>Jones, Hoppe and Von</text:p>
          </table:table-cell>
          <table:table-cell office:value-type="float" office:value="44448.414128159726">
            <text:p>44448.414128159726</text:p>
          </table:table-cell>
          <table:table-cell office:value-type="string">
            <text:p>http://placeimg.com/640/480</text:p>
          </table:table-cell>
          <table:table-cell office:value-type="string">
            <text:p>Qui aut suscipit. Necessitatibus odit itaque ab quis aperiam alias laborum sed enim. Aut animi culpa nulla corrupti qui vero dicta iusto eum.</text:p>
          </table:table-cell>
          <table:table-cell office:value-type="boolean" office:boolean-value="true">
            <text:p>TRUE</text:p>
          </table:table-cell>
        </table:table-row>
        <table:table-row>
          <table:table-cell office:value-type="string">
            <text:p>Ella Zieme</text:p>
          </table:table-cell>
          <table:table-cell office:value-type="string">
            <text:p>1-783-863-3647</text:p>
          </table:table-cell>
          <table:table-cell office:value-type="string">
            <text:p>Willie_Skiles39@hotmail.com</text:p>
          </table:table-cell>
          <table:table-cell office:value-type="string">
            <text:p>873 Buckridge Garden</text:p>
          </table:table-cell>
          <table:table-cell office:value-type="string">
            <text:p>Langfurt</text:p>
          </table:table-cell>
          <table:table-cell office:value-type="string">
            <text:p>New Mexico</text:p>
          </table:table-cell>
          <table:table-cell office:value-type="string">
            <text:p>72772-8963</text:p>
          </table:table-cell>
          <table:table-cell office:value-type="string">
            <text:p>194320625</text:p>
          </table:table-cell>
          <table:table-cell office:value-type="string">
            <text:p>Tools</text:p>
          </table:table-cell>
          <table:table-cell office:value-type="string">
            <text:p>Green Group</text:p>
          </table:table-cell>
          <table:table-cell office:value-type="float" office:value="44312.014463402775">
            <text:p>44312.014463402775</text:p>
          </table:table-cell>
          <table:table-cell office:value-type="string">
            <text:p>http://placeimg.com/640/480</text:p>
          </table:table-cell>
          <table:table-cell office:value-type="string">
            <text:p>Incidunt aut velit vel culpa incidunt repellendus voluptatem porro. Dolor ex qui earum deserunt ut rerum. Esse unde est rerum in consequuntur iusto enim iure. Quas id eum.</text:p>
          </table:table-cell>
          <table:table-cell office:value-type="boolean" office:boolean-value="true">
            <text:p>TRUE</text:p>
          </table:table-cell>
        </table:table-row>
        <table:table-row>
          <table:table-cell office:value-type="string">
            <text:p>Miriam Ruecker</text:p>
          </table:table-cell>
          <table:table-cell office:value-type="string">
            <text:p>987-446-0039 x8612</text:p>
          </table:table-cell>
          <table:table-cell office:value-type="string">
            <text:p>Maurine.Osinski72@hotmail.com</text:p>
          </table:table-cell>
          <table:table-cell office:value-type="string">
            <text:p>645 Miller Well</text:p>
          </table:table-cell>
          <table:table-cell office:value-type="string">
            <text:p>Nelsonstad</text:p>
          </table:table-cell>
          <table:table-cell office:value-type="string">
            <text:p>Montana</text:p>
          </table:table-cell>
          <table:table-cell office:value-type="string">
            <text:p>36573-2839</text:p>
          </table:table-cell>
          <table:table-cell office:value-type="string">
            <text:p>242934691</text:p>
          </table:table-cell>
          <table:table-cell office:value-type="string">
            <text:p>Toys</text:p>
          </table:table-cell>
          <table:table-cell office:value-type="string">
            <text:p>Goldner Inc</text:p>
          </table:table-cell>
          <table:table-cell office:value-type="float" office:value="44558.21241856481">
            <text:p>44558.21241856481</text:p>
          </table:table-cell>
          <table:table-cell office:value-type="string">
            <text:p>http://placeimg.com/640/480</text:p>
          </table:table-cell>
          <table:table-cell office:value-type="string">
            <text:p>Perspiciatis ullam dolores numquam illum possimus ad unde. Veniam est sint rerum id aut pariatur expedita qui. Laborum non et quisquam qui. Vitae blanditiis occaecati.</text:p>
          </table:table-cell>
          <table:table-cell office:value-type="boolean" office:boolean-value="true">
            <text:p>TRUE</text:p>
          </table:table-cell>
        </table:table-row>
        <table:table-row>
          <table:table-cell office:value-type="string">
            <text:p>Wayne Greenfelder</text:p>
          </table:table-cell>
          <table:table-cell office:value-type="string">
            <text:p>479.325.5182 x266</text:p>
          </table:table-cell>
          <table:table-cell office:value-type="string">
            <text:p>Emily_Dach73@yahoo.com</text:p>
          </table:table-cell>
          <table:table-cell office:value-type="string">
            <text:p>48419 Valentina Locks</text:p>
          </table:table-cell>
          <table:table-cell office:value-type="string">
            <text:p>Carsonborough</text:p>
          </table:table-cell>
          <table:table-cell office:value-type="string">
            <text:p>New Mexico</text:p>
          </table:table-cell>
          <table:table-cell office:value-type="string">
            <text:p>86526-8544</text:p>
          </table:table-cell>
          <table:table-cell office:value-type="string">
            <text:p>023221507</text:p>
          </table:table-cell>
          <table:table-cell office:value-type="string">
            <text:p>Kids</text:p>
          </table:table-cell>
          <table:table-cell office:value-type="string">
            <text:p>Jacobson, Ratke and McKenzie</text:p>
          </table:table-cell>
          <table:table-cell office:value-type="float" office:value="44518.238746145835">
            <text:p>44518.238746145835</text:p>
          </table:table-cell>
          <table:table-cell office:value-type="string">
            <text:p>http://placeimg.com/640/480</text:p>
          </table:table-cell>
          <table:table-cell office:value-type="string">
            <text:p>Et perspiciatis eaque qui quis molestias totam vitae. Ad iure laudantium dolor molestiae laborum facilis impedit. Earum est et excepturi recusandae eum.</text:p>
          </table:table-cell>
          <table:table-cell office:value-type="boolean" office:boolean-value="true">
            <text:p>TRUE</text:p>
          </table:table-cell>
        </table:table-row>
        <table:table-row>
          <table:table-cell office:value-type="string">
            <text:p>Ellis Prohaska Sr.</text:p>
          </table:table-cell>
          <table:table-cell office:value-type="string">
            <text:p>(452) 637-1887 x2632</text:p>
          </table:table-cell>
          <table:table-cell office:value-type="string">
            <text:p>Winfield.Wolf@gmail.com</text:p>
          </table:table-cell>
          <table:table-cell office:value-type="string">
            <text:p>242 Champlin Stravenue</text:p>
          </table:table-cell>
          <table:table-cell office:value-type="string">
            <text:p>South Ollie</text:p>
          </table:table-cell>
          <table:table-cell office:value-type="string">
            <text:p>Arkansas</text:p>
          </table:table-cell>
          <table:table-cell office:value-type="string">
            <text:p>91644</text:p>
          </table:table-cell>
          <table:table-cell office:value-type="string">
            <text:p>291937908</text:p>
          </table:table-cell>
          <table:table-cell office:value-type="string">
            <text:p>Movies</text:p>
          </table:table-cell>
          <table:table-cell office:value-type="string">
            <text:p>Oberbrunner, Langworth and Johnson</text:p>
          </table:table-cell>
          <table:table-cell office:value-type="float" office:value="44436.53316298611">
            <text:p>44436.53316298611</text:p>
          </table:table-cell>
          <table:table-cell office:value-type="string">
            <text:p>http://placeimg.com/640/480</text:p>
          </table:table-cell>
          <table:table-cell office:value-type="string">
            <text:p>Velit dicta et illum provident omnis ipsum voluptates. Voluptatum asperiores qui quo sit et velit nemo repellendus. Quia eaque voluptas placeat assumenda blanditiis pariatur vel. Corrupti deserunt dolorem exercitationem blanditiis ad est eaque. Aspernatur impedit autem. Reprehenderit natus quia et ratione voluptas molestias.</text:p>
          </table:table-cell>
          <table:table-cell office:value-type="boolean" office:boolean-value="true">
            <text:p>TRUE</text:p>
          </table:table-cell>
        </table:table-row>
        <table:table-row>
          <table:table-cell office:value-type="string">
            <text:p>Shelly Wintheiser III</text:p>
          </table:table-cell>
          <table:table-cell office:value-type="string">
            <text:p>1-312-748-4680</text:p>
          </table:table-cell>
          <table:table-cell office:value-type="string">
            <text:p>Christopher94@yahoo.com</text:p>
          </table:table-cell>
          <table:table-cell office:value-type="string">
            <text:p>444 Yost Summit</text:p>
          </table:table-cell>
          <table:table-cell office:value-type="string">
            <text:p>Rapid City</text:p>
          </table:table-cell>
          <table:table-cell office:value-type="string">
            <text:p>Massachusetts</text:p>
          </table:table-cell>
          <table:table-cell office:value-type="string">
            <text:p>33354-1371</text:p>
          </table:table-cell>
          <table:table-cell office:value-type="string">
            <text:p>489705832</text:p>
          </table:table-cell>
          <table:table-cell office:value-type="string">
            <text:p>Kids</text:p>
          </table:table-cell>
          <table:table-cell office:value-type="string">
            <text:p>Schmitt - Hane</text:p>
          </table:table-cell>
          <table:table-cell office:value-type="float" office:value="44396.86421126157">
            <text:p>44396.86421126157</text:p>
          </table:table-cell>
          <table:table-cell office:value-type="string">
            <text:p>http://placeimg.com/640/480</text:p>
          </table:table-cell>
          <table:table-cell office:value-type="string">
            <text:p>Tempora iure dicta adipisci. Voluptatum omnis sed quod provident sint mollitia molestias. Nostrum impedit suscipit et voluptatem saepe et nostrum. Adipisci possimus enim perspiciatis iure reprehenderit commodi. Provident et optio ut iste quidem eveniet. Porro eligendi ab nulla.</text:p>
          </table:table-cell>
          <table:table-cell office:value-type="boolean" office:boolean-value="true">
            <text:p>TRUE</text:p>
          </table:table-cell>
        </table:table-row>
        <table:table-row>
          <table:table-cell office:value-type="string">
            <text:p>Irvin McClure</text:p>
          </table:table-cell>
          <table:table-cell office:value-type="string">
            <text:p>(396) 216-7193 x95654</text:p>
          </table:table-cell>
          <table:table-cell office:value-type="string">
            <text:p>Mavis.Harris@yahoo.com</text:p>
          </table:table-cell>
          <table:table-cell office:value-type="string">
            <text:p>4986 Anderson Streets</text:p>
          </table:table-cell>
          <table:table-cell office:value-type="string">
            <text:p>North Frederickport</text:p>
          </table:table-cell>
          <table:table-cell office:value-type="string">
            <text:p>South Dakota</text:p>
          </table:table-cell>
          <table:table-cell office:value-type="string">
            <text:p>06222</text:p>
          </table:table-cell>
          <table:table-cell office:value-type="string">
            <text:p>019941338</text:p>
          </table:table-cell>
          <table:table-cell office:value-type="string">
            <text:p>Garden</text:p>
          </table:table-cell>
          <table:table-cell office:value-type="string">
            <text:p>Jaskolski Group</text:p>
          </table:table-cell>
          <table:table-cell office:value-type="float" office:value="44303.131632337965">
            <text:p>44303.131632337965</text:p>
          </table:table-cell>
          <table:table-cell office:value-type="string">
            <text:p>http://placeimg.com/640/480</text:p>
          </table:table-cell>
          <table:table-cell office:value-type="string">
            <text:p>Quis provident repudiandae. Culpa distinctio vero nisi accusantium facere at deserunt unde cumque. Possimus ut non saepe. Sunt qui a placeat a minus et magnam aut. Mollitia perferendis ab incidunt iste dolore maxime tempora itaque.</text:p>
          </table:table-cell>
          <table:table-cell office:value-type="boolean" office:boolean-value="false">
            <text:p>FALSE</text:p>
          </table:table-cell>
        </table:table-row>
        <table:table-row>
          <table:table-cell office:value-type="string">
            <text:p>Gene O'Kon</text:p>
          </table:table-cell>
          <table:table-cell office:value-type="string">
            <text:p>230-884-1656</text:p>
          </table:table-cell>
          <table:table-cell office:value-type="string">
            <text:p>Darion95@gmail.com</text:p>
          </table:table-cell>
          <table:table-cell office:value-type="string">
            <text:p>7026 Hickle Corner</text:p>
          </table:table-cell>
          <table:table-cell office:value-type="string">
            <text:p>Yazminberg</text:p>
          </table:table-cell>
          <table:table-cell office:value-type="string">
            <text:p>Alabama</text:p>
          </table:table-cell>
          <table:table-cell office:value-type="string">
            <text:p>60341-5699</text:p>
          </table:table-cell>
          <table:table-cell office:value-type="string">
            <text:p>356980023</text:p>
          </table:table-cell>
          <table:table-cell office:value-type="string">
            <text:p>Toys</text:p>
          </table:table-cell>
          <table:table-cell office:value-type="string">
            <text:p>Lakin Inc</text:p>
          </table:table-cell>
          <table:table-cell office:value-type="float" office:value="44285.51554454861">
            <text:p>44285.51554454861</text:p>
          </table:table-cell>
          <table:table-cell office:value-type="string">
            <text:p>http://placeimg.com/640/480</text:p>
          </table:table-cell>
          <table:table-cell office:value-type="string">
            <text:p>Ducimus dolor ut fuga voluptates omnis quod. Corrupti voluptatem adipisci ipsa ratione. Et sint debitis consectetur tenetur possimus numquam adipisci voluptate. Voluptatem quis maiores tempora itaque laudantium non cum.</text:p>
          </table:table-cell>
          <table:table-cell office:value-type="boolean" office:boolean-value="true">
            <text:p>TRUE</text:p>
          </table:table-cell>
        </table:table-row>
        <table:table-row>
          <table:table-cell office:value-type="string">
            <text:p>Troy Wuckert</text:p>
          </table:table-cell>
          <table:table-cell office:value-type="string">
            <text:p>863-258-3884</text:p>
          </table:table-cell>
          <table:table-cell office:value-type="string">
            <text:p>Marlin.Glover68@yahoo.com</text:p>
          </table:table-cell>
          <table:table-cell office:value-type="string">
            <text:p>946 Fisher Road</text:p>
          </table:table-cell>
          <table:table-cell office:value-type="string">
            <text:p>New Marcushaven</text:p>
          </table:table-cell>
          <table:table-cell office:value-type="string">
            <text:p>Connecticut</text:p>
          </table:table-cell>
          <table:table-cell office:value-type="string">
            <text:p>42317-7777</text:p>
          </table:table-cell>
          <table:table-cell office:value-type="string">
            <text:p>281553211</text:p>
          </table:table-cell>
          <table:table-cell office:value-type="string">
            <text:p>Music</text:p>
          </table:table-cell>
          <table:table-cell office:value-type="string">
            <text:p>Dietrich and Sons</text:p>
          </table:table-cell>
          <table:table-cell office:value-type="float" office:value="44508.05153938657">
            <text:p>44508.05153938657</text:p>
          </table:table-cell>
          <table:table-cell office:value-type="string">
            <text:p>http://placeimg.com/640/480</text:p>
          </table:table-cell>
          <table:table-cell office:value-type="string">
            <text:p>Iure aut dicta nemo distinctio ipsam officia. Molestiae soluta a ducimus omnis aut nam. Doloribus et iste magni nisi et illum exercitationem non qui. Officia eius earum est id sint repellendus ut nostrum.</text:p>
          </table:table-cell>
          <table:table-cell office:value-type="boolean" office:boolean-value="false">
            <text:p>FALSE</text:p>
          </table:table-cell>
        </table:table-row>
        <table:table-row>
          <table:table-cell office:value-type="string">
            <text:p>Wanda Reilly</text:p>
          </table:table-cell>
          <table:table-cell office:value-type="string">
            <text:p>615.776.9341 x0615</text:p>
          </table:table-cell>
          <table:table-cell office:value-type="string">
            <text:p>Kaci38@yahoo.com</text:p>
          </table:table-cell>
          <table:table-cell office:value-type="string">
            <text:p>8945 Fritsch Mills</text:p>
          </table:table-cell>
          <table:table-cell office:value-type="string">
            <text:p>West Rebeccastad</text:p>
          </table:table-cell>
          <table:table-cell office:value-type="string">
            <text:p>Oregon</text:p>
          </table:table-cell>
          <table:table-cell office:value-type="string">
            <text:p>08839</text:p>
          </table:table-cell>
          <table:table-cell office:value-type="string">
            <text:p>333129027</text:p>
          </table:table-cell>
          <table:table-cell office:value-type="string">
            <text:p>Outdoors</text:p>
          </table:table-cell>
          <table:table-cell office:value-type="string">
            <text:p>Kozey LLC</text:p>
          </table:table-cell>
          <table:table-cell office:value-type="float" office:value="44489.35745429398">
            <text:p>44489.35745429398</text:p>
          </table:table-cell>
          <table:table-cell office:value-type="string">
            <text:p>http://placeimg.com/640/480</text:p>
          </table:table-cell>
          <table:table-cell office:value-type="string">
            <text:p>Impedit est et ad unde. Nemo nam dolore sit nulla. Ea aliquid velit eligendi animi ullam. Fuga sapiente quos rerum.</text:p>
          </table:table-cell>
          <table:table-cell office:value-type="boolean" office:boolean-value="true">
            <text:p>TRUE</text:p>
          </table:table-cell>
        </table:table-row>
        <table:table-row>
          <table:table-cell office:value-type="string">
            <text:p>Bertha Jones</text:p>
          </table:table-cell>
          <table:table-cell office:value-type="string">
            <text:p>(205) 268-2745 x6788</text:p>
          </table:table-cell>
          <table:table-cell office:value-type="string">
            <text:p>Veda32@hotmail.com</text:p>
          </table:table-cell>
          <table:table-cell office:value-type="string">
            <text:p>3242 Ledner Springs</text:p>
          </table:table-cell>
          <table:table-cell office:value-type="string">
            <text:p>Lake Kane</text:p>
          </table:table-cell>
          <table:table-cell office:value-type="string">
            <text:p>Connecticut</text:p>
          </table:table-cell>
          <table:table-cell office:value-type="string">
            <text:p>64449</text:p>
          </table:table-cell>
          <table:table-cell office:value-type="string">
            <text:p>675754639</text:p>
          </table:table-cell>
          <table:table-cell office:value-type="string">
            <text:p>Automotive</text:p>
          </table:table-cell>
          <table:table-cell office:value-type="string">
            <text:p>Kunde Inc</text:p>
          </table:table-cell>
          <table:table-cell office:value-type="float" office:value="44417.30202710648">
            <text:p>44417.30202710648</text:p>
          </table:table-cell>
          <table:table-cell office:value-type="string">
            <text:p>http://placeimg.com/640/480</text:p>
          </table:table-cell>
          <table:table-cell office:value-type="string">
            <text:p>Ad autem nulla et. Qui illum architecto dignissimos laudantium excepturi id. Aut ut dolor et sed iusto nesciunt. Dicta voluptas rerum. Recusandae molestias non.</text:p>
          </table:table-cell>
          <table:table-cell office:value-type="boolean" office:boolean-value="true">
            <text:p>TRUE</text:p>
          </table:table-cell>
        </table:table-row>
        <table:table-row>
          <table:table-cell office:value-type="string">
            <text:p>May Greenholt</text:p>
          </table:table-cell>
          <table:table-cell office:value-type="string">
            <text:p>434.258.0855 x930</text:p>
          </table:table-cell>
          <table:table-cell office:value-type="string">
            <text:p>Omer_Bergnaum@yahoo.com</text:p>
          </table:table-cell>
          <table:table-cell office:value-type="string">
            <text:p>7074 MacGyver Manor</text:p>
          </table:table-cell>
          <table:table-cell office:value-type="string">
            <text:p>East Jeramy</text:p>
          </table:table-cell>
          <table:table-cell office:value-type="string">
            <text:p>Missouri</text:p>
          </table:table-cell>
          <table:table-cell office:value-type="string">
            <text:p>77099-8956</text:p>
          </table:table-cell>
          <table:table-cell office:value-type="string">
            <text:p>896669082</text:p>
          </table:table-cell>
          <table:table-cell office:value-type="string">
            <text:p>Music</text:p>
          </table:table-cell>
          <table:table-cell office:value-type="string">
            <text:p>Kutch - Hodkiewicz</text:p>
          </table:table-cell>
          <table:table-cell office:value-type="float" office:value="44449.52462466435">
            <text:p>44449.52462466435</text:p>
          </table:table-cell>
          <table:table-cell office:value-type="string">
            <text:p>http://placeimg.com/640/480</text:p>
          </table:table-cell>
          <table:table-cell office:value-type="string">
            <text:p>Voluptas exercitationem voluptatem cum magni nobis voluptatem qui placeat debitis. Consectetur est soluta quod dolores harum dicta repellendus ut. Autem nam quia animi et rem fugit quo iure aspernatur.</text:p>
          </table:table-cell>
          <table:table-cell office:value-type="boolean" office:boolean-value="false">
            <text:p>FALSE</text:p>
          </table:table-cell>
        </table:table-row>
        <table:table-row>
          <table:table-cell office:value-type="string">
            <text:p>Derek Rosenbaum</text:p>
          </table:table-cell>
          <table:table-cell office:value-type="string">
            <text:p>(802) 863-0161 x4599</text:p>
          </table:table-cell>
          <table:table-cell office:value-type="string">
            <text:p>Roel13@gmail.com</text:p>
          </table:table-cell>
          <table:table-cell office:value-type="string">
            <text:p>8442 Helmer Trail</text:p>
          </table:table-cell>
          <table:table-cell office:value-type="string">
            <text:p>New Annamaeside</text:p>
          </table:table-cell>
          <table:table-cell office:value-type="string">
            <text:p>New Mexico</text:p>
          </table:table-cell>
          <table:table-cell office:value-type="string">
            <text:p>25184</text:p>
          </table:table-cell>
          <table:table-cell office:value-type="string">
            <text:p>233612605</text:p>
          </table:table-cell>
          <table:table-cell office:value-type="string">
            <text:p>Baby</text:p>
          </table:table-cell>
          <table:table-cell office:value-type="string">
            <text:p>Watsica Inc</text:p>
          </table:table-cell>
          <table:table-cell office:value-type="float" office:value="44422.2264059838">
            <text:p>44422.2264059838</text:p>
          </table:table-cell>
          <table:table-cell office:value-type="string">
            <text:p>http://placeimg.com/640/480</text:p>
          </table:table-cell>
          <table:table-cell office:value-type="string">
            <text:p>Voluptatem sed in corporis animi tenetur. Maxime nisi voluptatibus. Et et debitis temporibus optio.</text:p>
          </table:table-cell>
          <table:table-cell office:value-type="boolean" office:boolean-value="false">
            <text:p>FALSE</text:p>
          </table:table-cell>
        </table:table-row>
        <table:table-row>
          <table:table-cell office:value-type="string">
            <text:p>Maria Ferry</text:p>
          </table:table-cell>
          <table:table-cell office:value-type="string">
            <text:p>1-313-719-5339 x3035</text:p>
          </table:table-cell>
          <table:table-cell office:value-type="string">
            <text:p>Daisy.Schmitt@hotmail.com</text:p>
          </table:table-cell>
          <table:table-cell office:value-type="string">
            <text:p>67504 Cedrick Brook</text:p>
          </table:table-cell>
          <table:table-cell office:value-type="string">
            <text:p>West Fannytown</text:p>
          </table:table-cell>
          <table:table-cell office:value-type="string">
            <text:p>Arizona</text:p>
          </table:table-cell>
          <table:table-cell office:value-type="string">
            <text:p>92569</text:p>
          </table:table-cell>
          <table:table-cell office:value-type="string">
            <text:p>083142503</text:p>
          </table:table-cell>
          <table:table-cell office:value-type="string">
            <text:p>Music</text:p>
          </table:table-cell>
          <table:table-cell office:value-type="string">
            <text:p>Schaefer, Kreiger and Harvey</text:p>
          </table:table-cell>
          <table:table-cell office:value-type="float" office:value="44207.82785414352">
            <text:p>44207.82785414352</text:p>
          </table:table-cell>
          <table:table-cell office:value-type="string">
            <text:p>http://placeimg.com/640/480</text:p>
          </table:table-cell>
          <table:table-cell office:value-type="string">
            <text:p>Quasi distinctio dolor doloribus saepe consequatur magnam dolor atque architecto. Omnis magnam aut sapiente voluptas magnam. Et maxime ratione ratione est asperiores error aut. Non tempore sed in magni eum doloribus.</text:p>
          </table:table-cell>
          <table:table-cell office:value-type="boolean" office:boolean-value="true">
            <text:p>TRUE</text:p>
          </table:table-cell>
        </table:table-row>
        <table:table-row>
          <table:table-cell office:value-type="string">
            <text:p>Darla Larson</text:p>
          </table:table-cell>
          <table:table-cell office:value-type="string">
            <text:p>534-263-6042 x10545</text:p>
          </table:table-cell>
          <table:table-cell office:value-type="string">
            <text:p>Ari.McDermott88@hotmail.com</text:p>
          </table:table-cell>
          <table:table-cell office:value-type="string">
            <text:p>05631 Aracely Gateway</text:p>
          </table:table-cell>
          <table:table-cell office:value-type="string">
            <text:p>New Rachel</text:p>
          </table:table-cell>
          <table:table-cell office:value-type="string">
            <text:p>Nebraska</text:p>
          </table:table-cell>
          <table:table-cell office:value-type="string">
            <text:p>02344-5391</text:p>
          </table:table-cell>
          <table:table-cell office:value-type="string">
            <text:p>178994967</text:p>
          </table:table-cell>
          <table:table-cell office:value-type="string">
            <text:p>Toys</text:p>
          </table:table-cell>
          <table:table-cell office:value-type="string">
            <text:p>Fadel, Daniel and Flatley</text:p>
          </table:table-cell>
          <table:table-cell office:value-type="float" office:value="44486.246390127315">
            <text:p>44486.246390127315</text:p>
          </table:table-cell>
          <table:table-cell office:value-type="string">
            <text:p>http://placeimg.com/640/480</text:p>
          </table:table-cell>
          <table:table-cell office:value-type="string">
            <text:p>Odio ducimus sint numquam ex aliquam sed occaecati vel sint. Amet sit sunt voluptates perspiciatis molestiae nihil quibusdam. Omnis iste accusamus quisquam. Velit officiis beatae iure eum quia aspernatur dolorum sunt repudiandae.</text:p>
          </table:table-cell>
          <table:table-cell office:value-type="boolean" office:boolean-value="false">
            <text:p>FALSE</text:p>
          </table:table-cell>
        </table:table-row>
        <table:table-row>
          <table:table-cell office:value-type="string">
            <text:p>Willie Sanford</text:p>
          </table:table-cell>
          <table:table-cell office:value-type="string">
            <text:p>745.370.2770</text:p>
          </table:table-cell>
          <table:table-cell office:value-type="string">
            <text:p>Wilton_Veum82@gmail.com</text:p>
          </table:table-cell>
          <table:table-cell office:value-type="string">
            <text:p>393 Dina Park</text:p>
          </table:table-cell>
          <table:table-cell office:value-type="string">
            <text:p>Lake Catalinamouth</text:p>
          </table:table-cell>
          <table:table-cell office:value-type="string">
            <text:p>Alaska</text:p>
          </table:table-cell>
          <table:table-cell office:value-type="string">
            <text:p>59679-5797</text:p>
          </table:table-cell>
          <table:table-cell office:value-type="string">
            <text:p>266828932</text:p>
          </table:table-cell>
          <table:table-cell office:value-type="string">
            <text:p>Outdoors</text:p>
          </table:table-cell>
          <table:table-cell office:value-type="string">
            <text:p>Wintheiser LLC</text:p>
          </table:table-cell>
          <table:table-cell office:value-type="float" office:value="44227.319726180554">
            <text:p>44227.319726180554</text:p>
          </table:table-cell>
          <table:table-cell office:value-type="string">
            <text:p>http://placeimg.com/640/480</text:p>
          </table:table-cell>
          <table:table-cell office:value-type="string">
            <text:p>Nisi repudiandae assumenda. Voluptatem veniam nemo qui et ipsum. Praesentium mollitia voluptatem consequatur mollitia ullam beatae sunt. Et ad excepturi. Eaque dolor recusandae placeat natus unde quae sint incidunt.</text:p>
          </table:table-cell>
          <table:table-cell office:value-type="boolean" office:boolean-value="true">
            <text:p>TRUE</text:p>
          </table:table-cell>
        </table:table-row>
        <table:table-row>
          <table:table-cell office:value-type="string">
            <text:p>Don Muller</text:p>
          </table:table-cell>
          <table:table-cell office:value-type="string">
            <text:p>(210) 981-7577 x7585</text:p>
          </table:table-cell>
          <table:table-cell office:value-type="string">
            <text:p>Lemuel.Nitzsche40@yahoo.com</text:p>
          </table:table-cell>
          <table:table-cell office:value-type="string">
            <text:p>613 Sage Creek</text:p>
          </table:table-cell>
          <table:table-cell office:value-type="string">
            <text:p>Franklin</text:p>
          </table:table-cell>
          <table:table-cell office:value-type="string">
            <text:p>Delaware</text:p>
          </table:table-cell>
          <table:table-cell office:value-type="string">
            <text:p>88487</text:p>
          </table:table-cell>
          <table:table-cell office:value-type="string">
            <text:p>107309853</text:p>
          </table:table-cell>
          <table:table-cell office:value-type="string">
            <text:p>Electronics</text:p>
          </table:table-cell>
          <table:table-cell office:value-type="string">
            <text:p>Lind Inc</text:p>
          </table:table-cell>
          <table:table-cell office:value-type="float" office:value="44524.529589178244">
            <text:p>44524.529589178244</text:p>
          </table:table-cell>
          <table:table-cell office:value-type="string">
            <text:p>http://placeimg.com/640/480</text:p>
          </table:table-cell>
          <table:table-cell office:value-type="string">
            <text:p>Libero alias autem libero ipsam. Ut velit ut sunt possimus voluptas atque. Voluptas mollitia eum ut omnis est sequi nihil voluptatem consequatur.</text:p>
          </table:table-cell>
          <table:table-cell office:value-type="boolean" office:boolean-value="false">
            <text:p>FALSE</text:p>
          </table:table-cell>
        </table:table-row>
        <table:table-row>
          <table:table-cell office:value-type="string">
            <text:p>Sonia Kertzmann</text:p>
          </table:table-cell>
          <table:table-cell office:value-type="string">
            <text:p>600.296.2385 x67670</text:p>
          </table:table-cell>
          <table:table-cell office:value-type="string">
            <text:p>Adrianna_Collins62@gmail.com</text:p>
          </table:table-cell>
          <table:table-cell office:value-type="string">
            <text:p>5869 Jerod Fort</text:p>
          </table:table-cell>
          <table:table-cell office:value-type="string">
            <text:p>Jefferson City</text:p>
          </table:table-cell>
          <table:table-cell office:value-type="string">
            <text:p>North Carolina</text:p>
          </table:table-cell>
          <table:table-cell office:value-type="string">
            <text:p>04387-1567</text:p>
          </table:table-cell>
          <table:table-cell office:value-type="string">
            <text:p>458860698</text:p>
          </table:table-cell>
          <table:table-cell office:value-type="string">
            <text:p>Home</text:p>
          </table:table-cell>
          <table:table-cell office:value-type="string">
            <text:p>Wyman - Kshlerin</text:p>
          </table:table-cell>
          <table:table-cell office:value-type="float" office:value="44457.32071378472">
            <text:p>44457.32071378472</text:p>
          </table:table-cell>
          <table:table-cell office:value-type="string">
            <text:p>http://placeimg.com/640/480</text:p>
          </table:table-cell>
          <table:table-cell office:value-type="string">
            <text:p>Et consequatur aliquid aliquam assumenda vero. Fugiat architecto corporis. Atque ut saepe numquam distinctio. Exercitationem inventore et maiores qui saepe nesciunt porro minus. Nesciunt qui incidunt et nihil qui cupiditate vel ut. Et esse impedit ut qui reiciendis repellat natus.</text:p>
          </table:table-cell>
          <table:table-cell office:value-type="boolean" office:boolean-value="true">
            <text:p>TRUE</text:p>
          </table:table-cell>
        </table:table-row>
        <table:table-row>
          <table:table-cell office:value-type="string">
            <text:p>Ernesto Waters</text:p>
          </table:table-cell>
          <table:table-cell office:value-type="string">
            <text:p>1-890-277-4768 x5781</text:p>
          </table:table-cell>
          <table:table-cell office:value-type="string">
            <text:p>Vernice19@hotmail.com</text:p>
          </table:table-cell>
          <table:table-cell office:value-type="string">
            <text:p>76966 Brennon Inlet</text:p>
          </table:table-cell>
          <table:table-cell office:value-type="string">
            <text:p>Alameda</text:p>
          </table:table-cell>
          <table:table-cell office:value-type="string">
            <text:p>Iowa</text:p>
          </table:table-cell>
          <table:table-cell office:value-type="string">
            <text:p>63824-2753</text:p>
          </table:table-cell>
          <table:table-cell office:value-type="string">
            <text:p>824629858</text:p>
          </table:table-cell>
          <table:table-cell office:value-type="string">
            <text:p>Grocery</text:p>
          </table:table-cell>
          <table:table-cell office:value-type="string">
            <text:p>Stokes LLC</text:p>
          </table:table-cell>
          <table:table-cell office:value-type="float" office:value="44520.14842671296">
            <text:p>44520.14842671296</text:p>
          </table:table-cell>
          <table:table-cell office:value-type="string">
            <text:p>http://placeimg.com/640/480</text:p>
          </table:table-cell>
          <table:table-cell office:value-type="string">
            <text:p>Aut eveniet quia quis voluptatem non laborum asperiores nam aut. Suscipit ut saepe error sapiente vel sunt qui dolorem. At illum odio ab sunt.</text:p>
          </table:table-cell>
          <table:table-cell office:value-type="boolean" office:boolean-value="false">
            <text:p>FALSE</text:p>
          </table:table-cell>
        </table:table-row>
        <table:table-row>
          <table:table-cell office:value-type="string">
            <text:p>Nicole Skiles</text:p>
          </table:table-cell>
          <table:table-cell office:value-type="string">
            <text:p>759.777.9285</text:p>
          </table:table-cell>
          <table:table-cell office:value-type="string">
            <text:p>Hank.Wintheiser@yahoo.com</text:p>
          </table:table-cell>
          <table:table-cell office:value-type="string">
            <text:p>29515 Antwan Falls</text:p>
          </table:table-cell>
          <table:table-cell office:value-type="string">
            <text:p>Colemouth</text:p>
          </table:table-cell>
          <table:table-cell office:value-type="string">
            <text:p>Rhode Island</text:p>
          </table:table-cell>
          <table:table-cell office:value-type="string">
            <text:p>61201</text:p>
          </table:table-cell>
          <table:table-cell office:value-type="string">
            <text:p>796440851</text:p>
          </table:table-cell>
          <table:table-cell office:value-type="string">
            <text:p>Jewelery</text:p>
          </table:table-cell>
          <table:table-cell office:value-type="string">
            <text:p>Kris, Goldner and Ebert</text:p>
          </table:table-cell>
          <table:table-cell office:value-type="float" office:value="44465.07139603009">
            <text:p>44465.07139603009</text:p>
          </table:table-cell>
          <table:table-cell office:value-type="string">
            <text:p>http://placeimg.com/640/480</text:p>
          </table:table-cell>
          <table:table-cell office:value-type="string">
            <text:p>Id eos quia laudantium. Sequi non quam. Voluptatem dolorem perspiciatis dolore et molestiae quis excepturi. Aut eius illum architecto eius quaerat sit recusandae dicta. Repudiandae officiis harum ipsum voluptates possimus sit consectetur.</text:p>
          </table:table-cell>
          <table:table-cell office:value-type="boolean" office:boolean-value="false">
            <text:p>FALSE</text:p>
          </table:table-cell>
        </table:table-row>
        <table:table-row>
          <table:table-cell office:value-type="string">
            <text:p>Claudia Bergstrom</text:p>
          </table:table-cell>
          <table:table-cell office:value-type="string">
            <text:p>1-757-317-8984</text:p>
          </table:table-cell>
          <table:table-cell office:value-type="string">
            <text:p>Ezekiel_Ledner@hotmail.com</text:p>
          </table:table-cell>
          <table:table-cell office:value-type="string">
            <text:p>715 Brionna Ford</text:p>
          </table:table-cell>
          <table:table-cell office:value-type="string">
            <text:p>Kuhlmanberg</text:p>
          </table:table-cell>
          <table:table-cell office:value-type="string">
            <text:p>Idaho</text:p>
          </table:table-cell>
          <table:table-cell office:value-type="string">
            <text:p>29382-8159</text:p>
          </table:table-cell>
          <table:table-cell office:value-type="string">
            <text:p>818181810</text:p>
          </table:table-cell>
          <table:table-cell office:value-type="string">
            <text:p>Tools</text:p>
          </table:table-cell>
          <table:table-cell office:value-type="string">
            <text:p>Hauck, Gulgowski and Hand</text:p>
          </table:table-cell>
          <table:table-cell office:value-type="float" office:value="44454.92890587963">
            <text:p>44454.92890587963</text:p>
          </table:table-cell>
          <table:table-cell office:value-type="string">
            <text:p>http://placeimg.com/640/480</text:p>
          </table:table-cell>
          <table:table-cell office:value-type="string">
            <text:p>Aut sequi aut. Eum dolores velit. Et vitae voluptatem qui hic.</text:p>
          </table:table-cell>
          <table:table-cell office:value-type="boolean" office:boolean-value="true">
            <text:p>TRUE</text:p>
          </table:table-cell>
        </table:table-row>
        <table:table-row>
          <table:table-cell office:value-type="string">
            <text:p>Mr. Brad Wyman</text:p>
          </table:table-cell>
          <table:table-cell office:value-type="string">
            <text:p>(244) 889-8030 x35060</text:p>
          </table:table-cell>
          <table:table-cell office:value-type="string">
            <text:p>Declan42@hotmail.com</text:p>
          </table:table-cell>
          <table:table-cell office:value-type="string">
            <text:p>19452 Kole Plaza</text:p>
          </table:table-cell>
          <table:table-cell office:value-type="string">
            <text:p>Tabithastad</text:p>
          </table:table-cell>
          <table:table-cell office:value-type="string">
            <text:p>Washington</text:p>
          </table:table-cell>
          <table:table-cell office:value-type="string">
            <text:p>90262-9057</text:p>
          </table:table-cell>
          <table:table-cell office:value-type="string">
            <text:p>912861405</text:p>
          </table:table-cell>
          <table:table-cell office:value-type="string">
            <text:p>Baby</text:p>
          </table:table-cell>
          <table:table-cell office:value-type="string">
            <text:p>Roob, Dickinson and Osinski</text:p>
          </table:table-cell>
          <table:table-cell office:value-type="float" office:value="44223.55904623843">
            <text:p>44223.55904623843</text:p>
          </table:table-cell>
          <table:table-cell office:value-type="string">
            <text:p>http://placeimg.com/640/480</text:p>
          </table:table-cell>
          <table:table-cell office:value-type="string">
            <text:p>Recusandae adipisci ipsum laborum sit magni voluptas velit. Totam illum in. Ut velit non officia. Incidunt iste suscipit quidem fuga quod qui. Qui explicabo velit et qui et tempora laboriosam. Fugit quis veniam nobis maxime porro ut.</text:p>
          </table:table-cell>
          <table:table-cell office:value-type="boolean" office:boolean-value="true">
            <text:p>TRUE</text:p>
          </table:table-cell>
        </table:table-row>
        <table:table-row>
          <table:table-cell office:value-type="string">
            <text:p>Jerome Reichel</text:p>
          </table:table-cell>
          <table:table-cell office:value-type="string">
            <text:p>757.908.1928</text:p>
          </table:table-cell>
          <table:table-cell office:value-type="string">
            <text:p>Arnulfo1@hotmail.com</text:p>
          </table:table-cell>
          <table:table-cell office:value-type="string">
            <text:p>5521 Wilton Stream</text:p>
          </table:table-cell>
          <table:table-cell office:value-type="string">
            <text:p>Lehigh Acres</text:p>
          </table:table-cell>
          <table:table-cell office:value-type="string">
            <text:p>North Dakota</text:p>
          </table:table-cell>
          <table:table-cell office:value-type="string">
            <text:p>26156</text:p>
          </table:table-cell>
          <table:table-cell office:value-type="string">
            <text:p>371892646</text:p>
          </table:table-cell>
          <table:table-cell office:value-type="string">
            <text:p>Books</text:p>
          </table:table-cell>
          <table:table-cell office:value-type="string">
            <text:p>Legros - Schowalter</text:p>
          </table:table-cell>
          <table:table-cell office:value-type="float" office:value="44463.554635486114">
            <text:p>44463.554635486114</text:p>
          </table:table-cell>
          <table:table-cell office:value-type="string">
            <text:p>http://placeimg.com/640/480</text:p>
          </table:table-cell>
          <table:table-cell office:value-type="string">
            <text:p>Non omnis est sit consequatur sint. Molestiae doloremque consectetur. Neque quod autem reiciendis impedit aut veniam est beatae.</text:p>
          </table:table-cell>
          <table:table-cell office:value-type="boolean" office:boolean-value="true">
            <text:p>TRUE</text:p>
          </table:table-cell>
        </table:table-row>
        <table:table-row>
          <table:table-cell office:value-type="string">
            <text:p>Timothy Aufderhar DVM</text:p>
          </table:table-cell>
          <table:table-cell office:value-type="string">
            <text:p>(981) 713-7697 x33163</text:p>
          </table:table-cell>
          <table:table-cell office:value-type="string">
            <text:p>Herta_Reynolds@gmail.com</text:p>
          </table:table-cell>
          <table:table-cell office:value-type="string">
            <text:p>832 O'Connell Glen</text:p>
          </table:table-cell>
          <table:table-cell office:value-type="string">
            <text:p>West Loyce</text:p>
          </table:table-cell>
          <table:table-cell office:value-type="string">
            <text:p>Kentucky</text:p>
          </table:table-cell>
          <table:table-cell office:value-type="string">
            <text:p>92326</text:p>
          </table:table-cell>
          <table:table-cell office:value-type="string">
            <text:p>720831177</text:p>
          </table:table-cell>
          <table:table-cell office:value-type="string">
            <text:p>Industrial</text:p>
          </table:table-cell>
          <table:table-cell office:value-type="string">
            <text:p>Kihn - Harvey</text:p>
          </table:table-cell>
          <table:table-cell office:value-type="float" office:value="44264.15862252315">
            <text:p>44264.15862252315</text:p>
          </table:table-cell>
          <table:table-cell office:value-type="string">
            <text:p>http://placeimg.com/640/480</text:p>
          </table:table-cell>
          <table:table-cell office:value-type="string">
            <text:p>In voluptatum accusamus voluptatem. Sequi ducimus saepe animi ex recusandae rerum ut esse. Commodi unde laudantium neque numquam. Sunt doloribus rerum voluptates sed rem sapiente unde unde.</text:p>
          </table:table-cell>
          <table:table-cell office:value-type="boolean" office:boolean-value="true">
            <text:p>TRUE</text:p>
          </table:table-cell>
        </table:table-row>
        <table:table-row>
          <table:table-cell office:value-type="string">
            <text:p>Frances Swaniawski</text:p>
          </table:table-cell>
          <table:table-cell office:value-type="string">
            <text:p>1-504-609-3299</text:p>
          </table:table-cell>
          <table:table-cell office:value-type="string">
            <text:p>Elenor78@gmail.com</text:p>
          </table:table-cell>
          <table:table-cell office:value-type="string">
            <text:p>5200 Rowe Land</text:p>
          </table:table-cell>
          <table:table-cell office:value-type="string">
            <text:p>West Bernardotown</text:p>
          </table:table-cell>
          <table:table-cell office:value-type="string">
            <text:p>Pennsylvania</text:p>
          </table:table-cell>
          <table:table-cell office:value-type="string">
            <text:p>50514-3048</text:p>
          </table:table-cell>
          <table:table-cell office:value-type="string">
            <text:p>956788874</text:p>
          </table:table-cell>
          <table:table-cell office:value-type="string">
            <text:p>Beauty</text:p>
          </table:table-cell>
          <table:table-cell office:value-type="string">
            <text:p>Bruen, Langworth and Will</text:p>
          </table:table-cell>
          <table:table-cell office:value-type="float" office:value="44499.767846539355">
            <text:p>44499.767846539355</text:p>
          </table:table-cell>
          <table:table-cell office:value-type="string">
            <text:p>http://placeimg.com/640/480</text:p>
          </table:table-cell>
          <table:table-cell office:value-type="string">
            <text:p>Optio et sed consequatur ab deleniti facere. Quasi nemo deserunt impedit. Sit tempore nemo eligendi sint voluptatibus repudiandae.</text:p>
          </table:table-cell>
          <table:table-cell office:value-type="boolean" office:boolean-value="true">
            <text:p>TRUE</text:p>
          </table:table-cell>
        </table:table-row>
        <table:table-row>
          <table:table-cell office:value-type="string">
            <text:p>Danny Lehner</text:p>
          </table:table-cell>
          <table:table-cell office:value-type="string">
            <text:p>726.475.7584</text:p>
          </table:table-cell>
          <table:table-cell office:value-type="string">
            <text:p>Aiden54@gmail.com</text:p>
          </table:table-cell>
          <table:table-cell office:value-type="string">
            <text:p>9773 Austen Corner</text:p>
          </table:table-cell>
          <table:table-cell office:value-type="string">
            <text:p>Port Valentinfurt</text:p>
          </table:table-cell>
          <table:table-cell office:value-type="string">
            <text:p>Minnesota</text:p>
          </table:table-cell>
          <table:table-cell office:value-type="string">
            <text:p>52317</text:p>
          </table:table-cell>
          <table:table-cell office:value-type="string">
            <text:p>942371017</text:p>
          </table:table-cell>
          <table:table-cell office:value-type="string">
            <text:p>Clothing</text:p>
          </table:table-cell>
          <table:table-cell office:value-type="string">
            <text:p>Schroeder and Sons</text:p>
          </table:table-cell>
          <table:table-cell office:value-type="float" office:value="44364.00093971065">
            <text:p>44364.00093971065</text:p>
          </table:table-cell>
          <table:table-cell office:value-type="string">
            <text:p>http://placeimg.com/640/480</text:p>
          </table:table-cell>
          <table:table-cell office:value-type="string">
            <text:p>Eos porro eligendi iure debitis reprehenderit exercitationem. Ut rerum fuga ad qui doloremque consequatur nobis accusantium ut. Sint aut labore sint praesentium vero. Ducimus ipsa et. Quibusdam consequuntur omnis nihil dolor. Et ea qui expedita accusantium voluptatem molestias maiores.</text:p>
          </table:table-cell>
          <table:table-cell office:value-type="boolean" office:boolean-value="true">
            <text:p>TRUE</text:p>
          </table:table-cell>
        </table:table-row>
        <table:table-row>
          <table:table-cell office:value-type="string">
            <text:p>Tiffany Zboncak</text:p>
          </table:table-cell>
          <table:table-cell office:value-type="string">
            <text:p>623.258.2667 x4744</text:p>
          </table:table-cell>
          <table:table-cell office:value-type="string">
            <text:p>Herman.Yundt@yahoo.com</text:p>
          </table:table-cell>
          <table:table-cell office:value-type="string">
            <text:p>268 Madelynn Inlet</text:p>
          </table:table-cell>
          <table:table-cell office:value-type="string">
            <text:p>East Alberthafurt</text:p>
          </table:table-cell>
          <table:table-cell office:value-type="string">
            <text:p>Maine</text:p>
          </table:table-cell>
          <table:table-cell office:value-type="string">
            <text:p>22593-9580</text:p>
          </table:table-cell>
          <table:table-cell office:value-type="string">
            <text:p>597029769</text:p>
          </table:table-cell>
          <table:table-cell office:value-type="string">
            <text:p>Shoes</text:p>
          </table:table-cell>
          <table:table-cell office:value-type="string">
            <text:p>Gutmann LLC</text:p>
          </table:table-cell>
          <table:table-cell office:value-type="float" office:value="44560.47003118056">
            <text:p>44560.47003118056</text:p>
          </table:table-cell>
          <table:table-cell office:value-type="string">
            <text:p>http://placeimg.com/640/480</text:p>
          </table:table-cell>
          <table:table-cell office:value-type="string">
            <text:p>Placeat officia velit. Porro quaerat rerum sit sunt aut aliquam eaque et est. Eveniet est rem. Dolor quam nam veniam id ut eum. Maiores magni quasi qui neque aspernatur inventore placeat asperiores et.</text:p>
          </table:table-cell>
          <table:table-cell office:value-type="boolean" office:boolean-value="true">
            <text:p>TRUE</text:p>
          </table:table-cell>
        </table:table-row>
        <table:table-row>
          <table:table-cell office:value-type="string">
            <text:p>Marshall Littel</text:p>
          </table:table-cell>
          <table:table-cell office:value-type="string">
            <text:p>449.801.0706 x12977</text:p>
          </table:table-cell>
          <table:table-cell office:value-type="string">
            <text:p>Bertrand_Kuvalis@gmail.com</text:p>
          </table:table-cell>
          <table:table-cell office:value-type="string">
            <text:p>06920 Demarco Mountain</text:p>
          </table:table-cell>
          <table:table-cell office:value-type="string">
            <text:p>South Kamrenberg</text:p>
          </table:table-cell>
          <table:table-cell office:value-type="string">
            <text:p>New York</text:p>
          </table:table-cell>
          <table:table-cell office:value-type="string">
            <text:p>05051</text:p>
          </table:table-cell>
          <table:table-cell office:value-type="string">
            <text:p>818318926</text:p>
          </table:table-cell>
          <table:table-cell office:value-type="string">
            <text:p>Computers</text:p>
          </table:table-cell>
          <table:table-cell office:value-type="string">
            <text:p>Kerluke - Osinski</text:p>
          </table:table-cell>
          <table:table-cell office:value-type="float" office:value="44399.12670835648">
            <text:p>44399.12670835648</text:p>
          </table:table-cell>
          <table:table-cell office:value-type="string">
            <text:p>http://placeimg.com/640/480</text:p>
          </table:table-cell>
          <table:table-cell office:value-type="string">
            <text:p>Fugiat ex voluptates modi voluptate nihil. Sit quia ducimus in odio autem facilis. Omnis incidunt similique. Itaque et numquam. Qui sed veritatis iusto.</text:p>
          </table:table-cell>
          <table:table-cell office:value-type="boolean" office:boolean-value="false">
            <text:p>FALSE</text:p>
          </table:table-cell>
        </table:table-row>
        <table:table-row>
          <table:table-cell office:value-type="string">
            <text:p>Laurence Fay</text:p>
          </table:table-cell>
          <table:table-cell office:value-type="string">
            <text:p>208.638.1018 x0535</text:p>
          </table:table-cell>
          <table:table-cell office:value-type="string">
            <text:p>Polly11@hotmail.com</text:p>
          </table:table-cell>
          <table:table-cell office:value-type="string">
            <text:p>2193 Conroy Coves</text:p>
          </table:table-cell>
          <table:table-cell office:value-type="string">
            <text:p>Maricopa</text:p>
          </table:table-cell>
          <table:table-cell office:value-type="string">
            <text:p>Virginia</text:p>
          </table:table-cell>
          <table:table-cell office:value-type="string">
            <text:p>13034</text:p>
          </table:table-cell>
          <table:table-cell office:value-type="string">
            <text:p>291803427</text:p>
          </table:table-cell>
          <table:table-cell office:value-type="string">
            <text:p>Grocery</text:p>
          </table:table-cell>
          <table:table-cell office:value-type="string">
            <text:p>Thompson - MacGyver</text:p>
          </table:table-cell>
          <table:table-cell office:value-type="float" office:value="44569.939546724534">
            <text:p>44569.939546724534</text:p>
          </table:table-cell>
          <table:table-cell office:value-type="string">
            <text:p>http://placeimg.com/640/480</text:p>
          </table:table-cell>
          <table:table-cell office:value-type="string">
            <text:p>Eos necessitatibus architecto eos iusto reiciendis. Enim omnis soluta perspiciatis. Ad quia tenetur aliquid voluptatem ut maxime molestias velit. Et a fugiat dolores dolores similique rerum voluptas. Nihil quae quibusdam quam.</text:p>
          </table:table-cell>
          <table:table-cell office:value-type="boolean" office:boolean-value="false">
            <text:p>FALSE</text:p>
          </table:table-cell>
        </table:table-row>
        <table:table-row>
          <table:table-cell office:value-type="string">
            <text:p>Marta Kautzer</text:p>
          </table:table-cell>
          <table:table-cell office:value-type="string">
            <text:p>544.216.4757 x56335</text:p>
          </table:table-cell>
          <table:table-cell office:value-type="string">
            <text:p>Mossie89@yahoo.com</text:p>
          </table:table-cell>
          <table:table-cell office:value-type="string">
            <text:p>4845 Javon Plain</text:p>
          </table:table-cell>
          <table:table-cell office:value-type="string">
            <text:p>North Coyton</text:p>
          </table:table-cell>
          <table:table-cell office:value-type="string">
            <text:p>Virginia</text:p>
          </table:table-cell>
          <table:table-cell office:value-type="string">
            <text:p>05387-0538</text:p>
          </table:table-cell>
          <table:table-cell office:value-type="string">
            <text:p>890073331</text:p>
          </table:table-cell>
          <table:table-cell office:value-type="string">
            <text:p>Automotive</text:p>
          </table:table-cell>
          <table:table-cell office:value-type="string">
            <text:p>Hansen - Jast</text:p>
          </table:table-cell>
          <table:table-cell office:value-type="float" office:value="44265.57701835648">
            <text:p>44265.57701835648</text:p>
          </table:table-cell>
          <table:table-cell office:value-type="string">
            <text:p>http://placeimg.com/640/480</text:p>
          </table:table-cell>
          <table:table-cell office:value-type="string">
            <text:p>Maxime mollitia sit. Nihil aut delectus provident temporibus sunt. Dolor provident hic harum et dolores in totam. Consequatur blanditiis sed. Iusto deserunt consequatur sint. Ut unde magnam sint est sed iste omnis id asperiores.</text:p>
          </table:table-cell>
          <table:table-cell office:value-type="boolean" office:boolean-value="false">
            <text:p>FALSE</text:p>
          </table:table-cell>
        </table:table-row>
        <table:table-row>
          <table:table-cell office:value-type="string">
            <text:p>Terry Kemmer II</text:p>
          </table:table-cell>
          <table:table-cell office:value-type="string">
            <text:p>200-961-8201</text:p>
          </table:table-cell>
          <table:table-cell office:value-type="string">
            <text:p>Roger_Goyette@yahoo.com</text:p>
          </table:table-cell>
          <table:table-cell office:value-type="string">
            <text:p>17048 Weston Plaza</text:p>
          </table:table-cell>
          <table:table-cell office:value-type="string">
            <text:p>Jonesberg</text:p>
          </table:table-cell>
          <table:table-cell office:value-type="string">
            <text:p>Texas</text:p>
          </table:table-cell>
          <table:table-cell office:value-type="string">
            <text:p>90278</text:p>
          </table:table-cell>
          <table:table-cell office:value-type="string">
            <text:p>449396139</text:p>
          </table:table-cell>
          <table:table-cell office:value-type="string">
            <text:p>Jewelery</text:p>
          </table:table-cell>
          <table:table-cell office:value-type="string">
            <text:p>O'Conner, Lueilwitz and Schumm</text:p>
          </table:table-cell>
          <table:table-cell office:value-type="float" office:value="44390.01803548611">
            <text:p>44390.01803548611</text:p>
          </table:table-cell>
          <table:table-cell office:value-type="string">
            <text:p>http://placeimg.com/640/480</text:p>
          </table:table-cell>
          <table:table-cell office:value-type="string">
            <text:p>Molestiae quisquam esse et omnis dolore nesciunt cumque rerum. Illo dolor et sed omnis necessitatibus aut. Delectus laboriosam magni quaerat eum omnis beatae reprehenderit autem illo. Aut ducimus quas animi ad. Illo quis eaque provident voluptas repellat nisi at et.</text:p>
          </table:table-cell>
          <table:table-cell office:value-type="boolean" office:boolean-value="true">
            <text:p>TRUE</text:p>
          </table:table-cell>
        </table:table-row>
        <table:table-row>
          <table:table-cell office:value-type="string">
            <text:p>Kristin Runte V</text:p>
          </table:table-cell>
          <table:table-cell office:value-type="string">
            <text:p>(359) 892-5745 x16545</text:p>
          </table:table-cell>
          <table:table-cell office:value-type="string">
            <text:p>Meredith.Ritchie42@gmail.com</text:p>
          </table:table-cell>
          <table:table-cell office:value-type="string">
            <text:p>7650 Schroeder Flat</text:p>
          </table:table-cell>
          <table:table-cell office:value-type="string">
            <text:p>North Johnnyton</text:p>
          </table:table-cell>
          <table:table-cell office:value-type="string">
            <text:p>Kansas</text:p>
          </table:table-cell>
          <table:table-cell office:value-type="string">
            <text:p>22465</text:p>
          </table:table-cell>
          <table:table-cell office:value-type="string">
            <text:p>771818518</text:p>
          </table:table-cell>
          <table:table-cell office:value-type="string">
            <text:p>Tools</text:p>
          </table:table-cell>
          <table:table-cell office:value-type="string">
            <text:p>Jakubowski, Breitenberg and Weber</text:p>
          </table:table-cell>
          <table:table-cell office:value-type="float" office:value="44233.67711265046">
            <text:p>44233.67711265046</text:p>
          </table:table-cell>
          <table:table-cell office:value-type="string">
            <text:p>http://placeimg.com/640/480</text:p>
          </table:table-cell>
          <table:table-cell office:value-type="string">
            <text:p>Non dolorem libero officiis natus enim nobis molestiae molestias ut. Ut rerum ducimus numquam quis beatae ut corporis. Rerum qui repellendus ipsum natus tempore quam a aut maxime. Dolor quos nam quasi nulla aliquam perferendis voluptates sapiente quia. Corrupti quidem possimus alias.</text:p>
          </table:table-cell>
          <table:table-cell office:value-type="boolean" office:boolean-value="true">
            <text:p>TRUE</text:p>
          </table:table-cell>
        </table:table-row>
        <table:table-row>
          <table:table-cell office:value-type="string">
            <text:p>Henry Stoltenberg</text:p>
          </table:table-cell>
          <table:table-cell office:value-type="string">
            <text:p>(810) 571-4193</text:p>
          </table:table-cell>
          <table:table-cell office:value-type="string">
            <text:p>Kareem_Smith@gmail.com</text:p>
          </table:table-cell>
          <table:table-cell office:value-type="string">
            <text:p>50050 Rosendo Pines</text:p>
          </table:table-cell>
          <table:table-cell office:value-type="string">
            <text:p>Garland</text:p>
          </table:table-cell>
          <table:table-cell office:value-type="string">
            <text:p>Wisconsin</text:p>
          </table:table-cell>
          <table:table-cell office:value-type="string">
            <text:p>57334</text:p>
          </table:table-cell>
          <table:table-cell office:value-type="string">
            <text:p>864373708</text:p>
          </table:table-cell>
          <table:table-cell office:value-type="string">
            <text:p>Home</text:p>
          </table:table-cell>
          <table:table-cell office:value-type="string">
            <text:p>Bogisich and Sons</text:p>
          </table:table-cell>
          <table:table-cell office:value-type="float" office:value="44235.47879597222">
            <text:p>44235.47879597222</text:p>
          </table:table-cell>
          <table:table-cell office:value-type="string">
            <text:p>http://placeimg.com/640/480</text:p>
          </table:table-cell>
          <table:table-cell office:value-type="string">
            <text:p>Ut reprehenderit totam qui ad occaecati quibusdam recusandae dolorem. Assumenda officia dolores quidem consequatur et et. Recusandae ut numquam consequatur. Laboriosam aliquid dolorem tenetur animi quibusdam at sunt doloremque officia.</text:p>
          </table:table-cell>
          <table:table-cell office:value-type="boolean" office:boolean-value="false">
            <text:p>FALSE</text:p>
          </table:table-cell>
        </table:table-row>
        <table:table-row>
          <table:table-cell office:value-type="string">
            <text:p>Victoria Christiansen</text:p>
          </table:table-cell>
          <table:table-cell office:value-type="string">
            <text:p>807-601-9986 x6305</text:p>
          </table:table-cell>
          <table:table-cell office:value-type="string">
            <text:p>Edgar.Hayes@hotmail.com</text:p>
          </table:table-cell>
          <table:table-cell office:value-type="string">
            <text:p>216 Padberg Crescent</text:p>
          </table:table-cell>
          <table:table-cell office:value-type="string">
            <text:p>Dubuque</text:p>
          </table:table-cell>
          <table:table-cell office:value-type="string">
            <text:p>Louisiana</text:p>
          </table:table-cell>
          <table:table-cell office:value-type="string">
            <text:p>54786-3580</text:p>
          </table:table-cell>
          <table:table-cell office:value-type="string">
            <text:p>718277963</text:p>
          </table:table-cell>
          <table:table-cell office:value-type="string">
            <text:p>Health</text:p>
          </table:table-cell>
          <table:table-cell office:value-type="string">
            <text:p>Carter, Fahey and Borer</text:p>
          </table:table-cell>
          <table:table-cell office:value-type="float" office:value="44389.60197337963">
            <text:p>44389.60197337963</text:p>
          </table:table-cell>
          <table:table-cell office:value-type="string">
            <text:p>http://placeimg.com/640/480</text:p>
          </table:table-cell>
          <table:table-cell office:value-type="string">
            <text:p>Maiores odio sapiente molestiae. Repellat fugiat dolor rerum debitis officiis quia officia sit. Ex numquam laborum id amet. Earum quasi nostrum iure sapiente.</text:p>
          </table:table-cell>
          <table:table-cell office:value-type="boolean" office:boolean-value="false">
            <text:p>FALSE</text:p>
          </table:table-cell>
        </table:table-row>
        <table:table-row>
          <table:table-cell office:value-type="string">
            <text:p>Daniel Conroy IV</text:p>
          </table:table-cell>
          <table:table-cell office:value-type="string">
            <text:p>(767) 529-1010 x5534</text:p>
          </table:table-cell>
          <table:table-cell office:value-type="string">
            <text:p>Kylie.Stokes@yahoo.com</text:p>
          </table:table-cell>
          <table:table-cell office:value-type="string">
            <text:p>6779 Stephanie Estates</text:p>
          </table:table-cell>
          <table:table-cell office:value-type="string">
            <text:p>Donnellyfurt</text:p>
          </table:table-cell>
          <table:table-cell office:value-type="string">
            <text:p>Arkansas</text:p>
          </table:table-cell>
          <table:table-cell office:value-type="string">
            <text:p>06597</text:p>
          </table:table-cell>
          <table:table-cell office:value-type="string">
            <text:p>021102411</text:p>
          </table:table-cell>
          <table:table-cell office:value-type="string">
            <text:p>Movies</text:p>
          </table:table-cell>
          <table:table-cell office:value-type="string">
            <text:p>Hettinger LLC</text:p>
          </table:table-cell>
          <table:table-cell office:value-type="float" office:value="44210.61717243055">
            <text:p>44210.61717243055</text:p>
          </table:table-cell>
          <table:table-cell office:value-type="string">
            <text:p>http://placeimg.com/640/480</text:p>
          </table:table-cell>
          <table:table-cell office:value-type="string">
            <text:p>Laudantium magnam fuga ut fugit et non eum non ut. Nisi qui cum. Illo molestias consequatur itaque. Velit incidunt et. Placeat et id est et ut et.</text:p>
          </table:table-cell>
          <table:table-cell office:value-type="boolean" office:boolean-value="false">
            <text:p>FALSE</text:p>
          </table:table-cell>
        </table:table-row>
        <table:table-row>
          <table:table-cell office:value-type="string">
            <text:p>Alice Lemke</text:p>
          </table:table-cell>
          <table:table-cell office:value-type="string">
            <text:p>841.403.8427 x35163</text:p>
          </table:table-cell>
          <table:table-cell office:value-type="string">
            <text:p>Russell.Maggio50@yahoo.com</text:p>
          </table:table-cell>
          <table:table-cell office:value-type="string">
            <text:p>381 Hellen Fork</text:p>
          </table:table-cell>
          <table:table-cell office:value-type="string">
            <text:p>Winifredton</text:p>
          </table:table-cell>
          <table:table-cell office:value-type="string">
            <text:p>West Virginia</text:p>
          </table:table-cell>
          <table:table-cell office:value-type="string">
            <text:p>23298-4988</text:p>
          </table:table-cell>
          <table:table-cell office:value-type="string">
            <text:p>850626760</text:p>
          </table:table-cell>
          <table:table-cell office:value-type="string">
            <text:p>Shoes</text:p>
          </table:table-cell>
          <table:table-cell office:value-type="string">
            <text:p>Blick, Kuhn and Streich</text:p>
          </table:table-cell>
          <table:table-cell office:value-type="float" office:value="44447.4371266088">
            <text:p>44447.4371266088</text:p>
          </table:table-cell>
          <table:table-cell office:value-type="string">
            <text:p>http://placeimg.com/640/480</text:p>
          </table:table-cell>
          <table:table-cell office:value-type="string">
            <text:p>Accusantium harum tempora at dolorem minus officia sit enim. Quia vel aut dolores neque. Ab sit ut vel dolore fuga ipsa ut. Dolor incidunt velit iusto et.</text:p>
          </table:table-cell>
          <table:table-cell office:value-type="boolean" office:boolean-value="true">
            <text:p>TRUE</text:p>
          </table:table-cell>
        </table:table-row>
        <table:table-row>
          <table:table-cell office:value-type="string">
            <text:p>Felipe Shanahan Sr.</text:p>
          </table:table-cell>
          <table:table-cell office:value-type="string">
            <text:p>604-949-0774</text:p>
          </table:table-cell>
          <table:table-cell office:value-type="string">
            <text:p>Nigel_Luettgen82@gmail.com</text:p>
          </table:table-cell>
          <table:table-cell office:value-type="string">
            <text:p>493 Champlin Trail</text:p>
          </table:table-cell>
          <table:table-cell office:value-type="string">
            <text:p>Lednerport</text:p>
          </table:table-cell>
          <table:table-cell office:value-type="string">
            <text:p>Maine</text:p>
          </table:table-cell>
          <table:table-cell office:value-type="string">
            <text:p>33500</text:p>
          </table:table-cell>
          <table:table-cell office:value-type="string">
            <text:p>332397562</text:p>
          </table:table-cell>
          <table:table-cell office:value-type="string">
            <text:p>Automotive</text:p>
          </table:table-cell>
          <table:table-cell office:value-type="string">
            <text:p>Baumbach LLC</text:p>
          </table:table-cell>
          <table:table-cell office:value-type="float" office:value="44341.87276914352">
            <text:p>44341.87276914352</text:p>
          </table:table-cell>
          <table:table-cell office:value-type="string">
            <text:p>http://placeimg.com/640/480</text:p>
          </table:table-cell>
          <table:table-cell office:value-type="string">
            <text:p>Porro ratione perferendis nobis ab molestiae architecto ab quidem hic. Et voluptatibus nihil quod. Dolores similique consequatur beatae voluptas dicta aut.</text:p>
          </table:table-cell>
          <table:table-cell office:value-type="boolean" office:boolean-value="true">
            <text:p>TRUE</text:p>
          </table:table-cell>
        </table:table-row>
        <table:table-row>
          <table:table-cell office:value-type="string">
            <text:p>Miss Jody VonRueden</text:p>
          </table:table-cell>
          <table:table-cell office:value-type="string">
            <text:p>924.377.8728 x2302</text:p>
          </table:table-cell>
          <table:table-cell office:value-type="string">
            <text:p>Destini_Wisoky8@hotmail.com</text:p>
          </table:table-cell>
          <table:table-cell office:value-type="string">
            <text:p>7053 Murphy Freeway</text:p>
          </table:table-cell>
          <table:table-cell office:value-type="string">
            <text:p>Port Ettie</text:p>
          </table:table-cell>
          <table:table-cell office:value-type="string">
            <text:p>Illinois</text:p>
          </table:table-cell>
          <table:table-cell office:value-type="string">
            <text:p>05199</text:p>
          </table:table-cell>
          <table:table-cell office:value-type="string">
            <text:p>303617103</text:p>
          </table:table-cell>
          <table:table-cell office:value-type="string">
            <text:p>Home</text:p>
          </table:table-cell>
          <table:table-cell office:value-type="string">
            <text:p>Jacobs, Schmidt and Wisozk</text:p>
          </table:table-cell>
          <table:table-cell office:value-type="float" office:value="44224.413642245374">
            <text:p>44224.413642245374</text:p>
          </table:table-cell>
          <table:table-cell office:value-type="string">
            <text:p>http://placeimg.com/640/480</text:p>
          </table:table-cell>
          <table:table-cell office:value-type="string">
            <text:p>Placeat qui non. Fugiat dolorem adipisci dolorem similique neque magnam. Recusandae quaerat illum magnam nihil. Qui recusandae qui fuga. Necessitatibus quia facilis sit quis repellat.</text:p>
          </table:table-cell>
          <table:table-cell office:value-type="boolean" office:boolean-value="false">
            <text:p>FALSE</text:p>
          </table:table-cell>
        </table:table-row>
        <table:table-row>
          <table:table-cell office:value-type="string">
            <text:p>Robert Gerlach</text:p>
          </table:table-cell>
          <table:table-cell office:value-type="string">
            <text:p>(488) 617-9553 x1481</text:p>
          </table:table-cell>
          <table:table-cell office:value-type="string">
            <text:p>Daryl.Lynch74@hotmail.com</text:p>
          </table:table-cell>
          <table:table-cell office:value-type="string">
            <text:p>9626 Kadin Estates</text:p>
          </table:table-cell>
          <table:table-cell office:value-type="string">
            <text:p>East Elouisefurt</text:p>
          </table:table-cell>
          <table:table-cell office:value-type="string">
            <text:p>Arkansas</text:p>
          </table:table-cell>
          <table:table-cell office:value-type="string">
            <text:p>75787</text:p>
          </table:table-cell>
          <table:table-cell office:value-type="string">
            <text:p>988294307</text:p>
          </table:table-cell>
          <table:table-cell office:value-type="string">
            <text:p>Beauty</text:p>
          </table:table-cell>
          <table:table-cell office:value-type="string">
            <text:p>Tremblay, Spencer and Okuneva</text:p>
          </table:table-cell>
          <table:table-cell office:value-type="float" office:value="44321.22407204861">
            <text:p>44321.22407204861</text:p>
          </table:table-cell>
          <table:table-cell office:value-type="string">
            <text:p>http://placeimg.com/640/480</text:p>
          </table:table-cell>
          <table:table-cell office:value-type="string">
            <text:p>Exercitationem nihil aspernatur minus. Voluptatum molestias qui in quod quasi pariatur vitae. Praesentium perspiciatis est necessitatibus laboriosam est ullam. Rem sed dolorem mollitia iste voluptatem laboriosam.</text:p>
          </table:table-cell>
          <table:table-cell office:value-type="boolean" office:boolean-value="false">
            <text:p>FALSE</text:p>
          </table:table-cell>
        </table:table-row>
        <table:table-row>
          <table:table-cell office:value-type="string">
            <text:p>Karla Treutel</text:p>
          </table:table-cell>
          <table:table-cell office:value-type="string">
            <text:p>(455) 507-1567</text:p>
          </table:table-cell>
          <table:table-cell office:value-type="string">
            <text:p>Faye_Thiel78@yahoo.com</text:p>
          </table:table-cell>
          <table:table-cell office:value-type="string">
            <text:p>12403 Lemke Coves</text:p>
          </table:table-cell>
          <table:table-cell office:value-type="string">
            <text:p>Casas Adobes</text:p>
          </table:table-cell>
          <table:table-cell office:value-type="string">
            <text:p>Georgia</text:p>
          </table:table-cell>
          <table:table-cell office:value-type="string">
            <text:p>40928-6924</text:p>
          </table:table-cell>
          <table:table-cell office:value-type="string">
            <text:p>559667978</text:p>
          </table:table-cell>
          <table:table-cell office:value-type="string">
            <text:p>Clothing</text:p>
          </table:table-cell>
          <table:table-cell office:value-type="string">
            <text:p>Leannon - Kuphal</text:p>
          </table:table-cell>
          <table:table-cell office:value-type="float" office:value="44214.190353564816">
            <text:p>44214.190353564816</text:p>
          </table:table-cell>
          <table:table-cell office:value-type="string">
            <text:p>http://placeimg.com/640/480</text:p>
          </table:table-cell>
          <table:table-cell office:value-type="string">
            <text:p>Perspiciatis autem repudiandae adipisci consequuntur quasi. Amet corrupti harum ea officia vero. Qui veniam optio. Omnis totam dignissimos. Ad ut voluptates amet nam.</text:p>
          </table:table-cell>
          <table:table-cell office:value-type="boolean" office:boolean-value="true">
            <text:p>TRUE</text:p>
          </table:table-cell>
        </table:table-row>
        <table:table-row>
          <table:table-cell office:value-type="string">
            <text:p>Marty Weber</text:p>
          </table:table-cell>
          <table:table-cell office:value-type="string">
            <text:p>1-430-620-0181</text:p>
          </table:table-cell>
          <table:table-cell office:value-type="string">
            <text:p>Muriel86@yahoo.com</text:p>
          </table:table-cell>
          <table:table-cell office:value-type="string">
            <text:p>02816 Gusikowski Union</text:p>
          </table:table-cell>
          <table:table-cell office:value-type="string">
            <text:p>Taylorsville</text:p>
          </table:table-cell>
          <table:table-cell office:value-type="string">
            <text:p>New York</text:p>
          </table:table-cell>
          <table:table-cell office:value-type="string">
            <text:p>27871-3390</text:p>
          </table:table-cell>
          <table:table-cell office:value-type="string">
            <text:p>591637351</text:p>
          </table:table-cell>
          <table:table-cell office:value-type="string">
            <text:p>Outdoors</text:p>
          </table:table-cell>
          <table:table-cell office:value-type="string">
            <text:p>Reynolds and Sons</text:p>
          </table:table-cell>
          <table:table-cell office:value-type="float" office:value="44312.02971964121">
            <text:p>44312.02971964121</text:p>
          </table:table-cell>
          <table:table-cell office:value-type="string">
            <text:p>http://placeimg.com/640/480</text:p>
          </table:table-cell>
          <table:table-cell office:value-type="string">
            <text:p>Doloremque rerum magni minus repudiandae non. Itaque dolorum velit voluptates accusantium ratione repudiandae cupiditate facilis quod. Qui ex alias. Culpa qui explicabo. Occaecati corporis ratione autem et eum repudiandae rerum aut quia.</text:p>
          </table:table-cell>
          <table:table-cell office:value-type="boolean" office:boolean-value="false">
            <text:p>FALSE</text:p>
          </table:table-cell>
        </table:table-row>
        <table:table-row>
          <table:table-cell office:value-type="string">
            <text:p>Flora Bosco</text:p>
          </table:table-cell>
          <table:table-cell office:value-type="string">
            <text:p>636.541.7213 x659</text:p>
          </table:table-cell>
          <table:table-cell office:value-type="string">
            <text:p>Kailee_Klocko0@gmail.com</text:p>
          </table:table-cell>
          <table:table-cell office:value-type="string">
            <text:p>21752 Caden Meadows</text:p>
          </table:table-cell>
          <table:table-cell office:value-type="string">
            <text:p>West Rodger</text:p>
          </table:table-cell>
          <table:table-cell office:value-type="string">
            <text:p>New York</text:p>
          </table:table-cell>
          <table:table-cell office:value-type="string">
            <text:p>84210-6061</text:p>
          </table:table-cell>
          <table:table-cell office:value-type="string">
            <text:p>368844306</text:p>
          </table:table-cell>
          <table:table-cell office:value-type="string">
            <text:p>Garden</text:p>
          </table:table-cell>
          <table:table-cell office:value-type="string">
            <text:p>Lowe Group</text:p>
          </table:table-cell>
          <table:table-cell office:value-type="float" office:value="44444.02517108796">
            <text:p>44444.02517108796</text:p>
          </table:table-cell>
          <table:table-cell office:value-type="string">
            <text:p>http://placeimg.com/640/480</text:p>
          </table:table-cell>
          <table:table-cell office:value-type="string">
            <text:p>Asperiores numquam delectus rerum voluptatum. Labore id eaque quaerat ab fuga nostrum qui aliquid fuga. Voluptas est assumenda suscipit vel consequuntur. Ut accusantium non voluptates. At aut in quia incidunt.</text:p>
          </table:table-cell>
          <table:table-cell office:value-type="boolean" office:boolean-value="true">
            <text:p>TRUE</text:p>
          </table:table-cell>
        </table:table-row>
        <table:table-row>
          <table:table-cell office:value-type="string">
            <text:p>Kristina Muller</text:p>
          </table:table-cell>
          <table:table-cell office:value-type="string">
            <text:p>380-362-8972 x030</text:p>
          </table:table-cell>
          <table:table-cell office:value-type="string">
            <text:p>Ramon_Smitham@gmail.com</text:p>
          </table:table-cell>
          <table:table-cell office:value-type="string">
            <text:p>418 Jeramie Ramp</text:p>
          </table:table-cell>
          <table:table-cell office:value-type="string">
            <text:p>West Tamarahaven</text:p>
          </table:table-cell>
          <table:table-cell office:value-type="string">
            <text:p>Kansas</text:p>
          </table:table-cell>
          <table:table-cell office:value-type="string">
            <text:p>50861-4977</text:p>
          </table:table-cell>
          <table:table-cell office:value-type="string">
            <text:p>741236997</text:p>
          </table:table-cell>
          <table:table-cell office:value-type="string">
            <text:p>Shoes</text:p>
          </table:table-cell>
          <table:table-cell office:value-type="string">
            <text:p>Corwin - Heller</text:p>
          </table:table-cell>
          <table:table-cell office:value-type="float" office:value="44527.10998047454">
            <text:p>44527.10998047454</text:p>
          </table:table-cell>
          <table:table-cell office:value-type="string">
            <text:p>http://placeimg.com/640/480</text:p>
          </table:table-cell>
          <table:table-cell office:value-type="string">
            <text:p>Qui et dolorum autem cupiditate occaecati. Doloribus quasi distinctio vitae deserunt itaque facere voluptatum autem. Commodi consequatur reprehenderit et voluptatum aspernatur corrupti ut perferendis voluptatem. Fuga quod quo suscipit odit voluptas. Soluta doloribus occaecati error necessitatibus et reiciendis est. Accusamus dolore et quae id eos esse.</text:p>
          </table:table-cell>
          <table:table-cell office:value-type="boolean" office:boolean-value="true">
            <text:p>TRUE</text:p>
          </table:table-cell>
        </table:table-row>
        <table:table-row>
          <table:table-cell office:value-type="string">
            <text:p>Elias Rippin II</text:p>
          </table:table-cell>
          <table:table-cell office:value-type="string">
            <text:p>1-588-556-5501 x5805</text:p>
          </table:table-cell>
          <table:table-cell office:value-type="string">
            <text:p>Xzavier.Veum@yahoo.com</text:p>
          </table:table-cell>
          <table:table-cell office:value-type="string">
            <text:p>731 Kayli Lights</text:p>
          </table:table-cell>
          <table:table-cell office:value-type="string">
            <text:p>Abelbury</text:p>
          </table:table-cell>
          <table:table-cell office:value-type="string">
            <text:p>Virginia</text:p>
          </table:table-cell>
          <table:table-cell office:value-type="string">
            <text:p>89235</text:p>
          </table:table-cell>
          <table:table-cell office:value-type="string">
            <text:p>470813636</text:p>
          </table:table-cell>
          <table:table-cell office:value-type="string">
            <text:p>Clothing</text:p>
          </table:table-cell>
          <table:table-cell office:value-type="string">
            <text:p>Kreiger Group</text:p>
          </table:table-cell>
          <table:table-cell office:value-type="float" office:value="44276.75028721065">
            <text:p>44276.75028721065</text:p>
          </table:table-cell>
          <table:table-cell office:value-type="string">
            <text:p>http://placeimg.com/640/480</text:p>
          </table:table-cell>
          <table:table-cell office:value-type="string">
            <text:p>Asperiores aut architecto nulla delectus possimus voluptas modi nesciunt. Deleniti laborum dolor vel quis perferendis et ipsam. Tempora et delectus voluptatibus consequuntur voluptatibus.</text:p>
          </table:table-cell>
          <table:table-cell office:value-type="boolean" office:boolean-value="false">
            <text:p>FALSE</text:p>
          </table:table-cell>
        </table:table-row>
        <table:table-row>
          <table:table-cell office:value-type="string">
            <text:p>Elvira Rice</text:p>
          </table:table-cell>
          <table:table-cell office:value-type="string">
            <text:p>209.444.7268</text:p>
          </table:table-cell>
          <table:table-cell office:value-type="string">
            <text:p>Annabell70@yahoo.com</text:p>
          </table:table-cell>
          <table:table-cell office:value-type="string">
            <text:p>783 Boehm Expressway</text:p>
          </table:table-cell>
          <table:table-cell office:value-type="string">
            <text:p>New Deestad</text:p>
          </table:table-cell>
          <table:table-cell office:value-type="string">
            <text:p>Wyoming</text:p>
          </table:table-cell>
          <table:table-cell office:value-type="string">
            <text:p>52213-8664</text:p>
          </table:table-cell>
          <table:table-cell office:value-type="string">
            <text:p>240482747</text:p>
          </table:table-cell>
          <table:table-cell office:value-type="string">
            <text:p>Sports</text:p>
          </table:table-cell>
          <table:table-cell office:value-type="string">
            <text:p>Pollich and Sons</text:p>
          </table:table-cell>
          <table:table-cell office:value-type="float" office:value="44288.865250613424">
            <text:p>44288.865250613424</text:p>
          </table:table-cell>
          <table:table-cell office:value-type="string">
            <text:p>http://placeimg.com/640/480</text:p>
          </table:table-cell>
          <table:table-cell office:value-type="string">
            <text:p>Est sit ullam accusamus. Aut non itaque enim. Eveniet eos commodi. Voluptatum totam quod odit aut eum explicabo libero est. Modi est occaecati quas commodi qui amet et nostrum.</text:p>
          </table:table-cell>
          <table:table-cell office:value-type="boolean" office:boolean-value="true">
            <text:p>TRUE</text:p>
          </table:table-cell>
        </table:table-row>
        <table:table-row>
          <table:table-cell office:value-type="string">
            <text:p>Lynn Jones</text:p>
          </table:table-cell>
          <table:table-cell office:value-type="string">
            <text:p>(574) 559-2822</text:p>
          </table:table-cell>
          <table:table-cell office:value-type="string">
            <text:p>Hillard_Schamberger@yahoo.com</text:p>
          </table:table-cell>
          <table:table-cell office:value-type="string">
            <text:p>810 Feil Camp</text:p>
          </table:table-cell>
          <table:table-cell office:value-type="string">
            <text:p>Jerrodville</text:p>
          </table:table-cell>
          <table:table-cell office:value-type="string">
            <text:p>Indiana</text:p>
          </table:table-cell>
          <table:table-cell office:value-type="string">
            <text:p>39639</text:p>
          </table:table-cell>
          <table:table-cell office:value-type="string">
            <text:p>847253405</text:p>
          </table:table-cell>
          <table:table-cell office:value-type="string">
            <text:p>Music</text:p>
          </table:table-cell>
          <table:table-cell office:value-type="string">
            <text:p>Wunsch and Sons</text:p>
          </table:table-cell>
          <table:table-cell office:value-type="float" office:value="44553.82895795139">
            <text:p>44553.82895795139</text:p>
          </table:table-cell>
          <table:table-cell office:value-type="string">
            <text:p>http://placeimg.com/640/480</text:p>
          </table:table-cell>
          <table:table-cell office:value-type="string">
            <text:p>Est aut nostrum accusamus ut corporis facere officia minus. Odit eaque aut omnis animi voluptas. A quia vitae ipsam. Neque et dolor quo quia saepe aut ut necessitatibus. Et itaque molestias dolorem harum nemo eos magni vel reiciendis.</text:p>
          </table:table-cell>
          <table:table-cell office:value-type="boolean" office:boolean-value="false">
            <text:p>FALSE</text:p>
          </table:table-cell>
        </table:table-row>
        <table:table-row>
          <table:table-cell office:value-type="string">
            <text:p>Hilda Runolfsdottir</text:p>
          </table:table-cell>
          <table:table-cell office:value-type="string">
            <text:p>882.793.2043</text:p>
          </table:table-cell>
          <table:table-cell office:value-type="string">
            <text:p>Augustus.Weissnat27@yahoo.com</text:p>
          </table:table-cell>
          <table:table-cell office:value-type="string">
            <text:p>09356 Will Isle</text:p>
          </table:table-cell>
          <table:table-cell office:value-type="string">
            <text:p>Hahnchester</text:p>
          </table:table-cell>
          <table:table-cell office:value-type="string">
            <text:p>Wisconsin</text:p>
          </table:table-cell>
          <table:table-cell office:value-type="string">
            <text:p>73116-9833</text:p>
          </table:table-cell>
          <table:table-cell office:value-type="string">
            <text:p>214476996</text:p>
          </table:table-cell>
          <table:table-cell office:value-type="string">
            <text:p>Movies</text:p>
          </table:table-cell>
          <table:table-cell office:value-type="string">
            <text:p>Feest, Tillman and Bashirian</text:p>
          </table:table-cell>
          <table:table-cell office:value-type="float" office:value="44516.34495452546">
            <text:p>44516.34495452546</text:p>
          </table:table-cell>
          <table:table-cell office:value-type="string">
            <text:p>http://placeimg.com/640/480</text:p>
          </table:table-cell>
          <table:table-cell office:value-type="string">
            <text:p>Autem optio beatae et. Consectetur ut eveniet perspiciatis et consequatur tempora est. Sed et dolore cum fugiat veritatis rerum ratione facere. Aperiam est reprehenderit officia rerum. Explicabo labore laboriosam incidunt reprehenderit illo.</text:p>
          </table:table-cell>
          <table:table-cell office:value-type="boolean" office:boolean-value="false">
            <text:p>FALSE</text:p>
          </table:table-cell>
        </table:table-row>
        <table:table-row>
          <table:table-cell office:value-type="string">
            <text:p>Ebony Gleichner Sr.</text:p>
          </table:table-cell>
          <table:table-cell office:value-type="string">
            <text:p>382-418-2634 x726</text:p>
          </table:table-cell>
          <table:table-cell office:value-type="string">
            <text:p>Daryl_Schneider1@hotmail.com</text:p>
          </table:table-cell>
          <table:table-cell office:value-type="string">
            <text:p>2824 Helene Forge</text:p>
          </table:table-cell>
          <table:table-cell office:value-type="string">
            <text:p>Springfield</text:p>
          </table:table-cell>
          <table:table-cell office:value-type="string">
            <text:p>New Hampshire</text:p>
          </table:table-cell>
          <table:table-cell office:value-type="string">
            <text:p>96544-8569</text:p>
          </table:table-cell>
          <table:table-cell office:value-type="string">
            <text:p>373547384</text:p>
          </table:table-cell>
          <table:table-cell office:value-type="string">
            <text:p>Clothing</text:p>
          </table:table-cell>
          <table:table-cell office:value-type="string">
            <text:p>Armstrong Inc</text:p>
          </table:table-cell>
          <table:table-cell office:value-type="float" office:value="44525.28503335648">
            <text:p>44525.28503335648</text:p>
          </table:table-cell>
          <table:table-cell office:value-type="string">
            <text:p>http://placeimg.com/640/480</text:p>
          </table:table-cell>
          <table:table-cell office:value-type="string">
            <text:p>Vero sint sapiente enim quia. Repudiandae accusamus voluptates et nam accusantium suscipit. Dolorem molestiae reiciendis sit similique aspernatur.</text:p>
          </table:table-cell>
          <table:table-cell office:value-type="boolean" office:boolean-value="false">
            <text:p>FALSE</text:p>
          </table:table-cell>
        </table:table-row>
        <table:table-row>
          <table:table-cell office:value-type="string">
            <text:p>Jody Pagac</text:p>
          </table:table-cell>
          <table:table-cell office:value-type="string">
            <text:p>1-899-890-1515 x43309</text:p>
          </table:table-cell>
          <table:table-cell office:value-type="string">
            <text:p>Isac85@yahoo.com</text:p>
          </table:table-cell>
          <table:table-cell office:value-type="string">
            <text:p>81964 Walker Wells</text:p>
          </table:table-cell>
          <table:table-cell office:value-type="string">
            <text:p>New Cobytown</text:p>
          </table:table-cell>
          <table:table-cell office:value-type="string">
            <text:p>Illinois</text:p>
          </table:table-cell>
          <table:table-cell office:value-type="string">
            <text:p>08576</text:p>
          </table:table-cell>
          <table:table-cell office:value-type="string">
            <text:p>978782586</text:p>
          </table:table-cell>
          <table:table-cell office:value-type="string">
            <text:p>Baby</text:p>
          </table:table-cell>
          <table:table-cell office:value-type="string">
            <text:p>Spinka, Cummerata and Mosciski</text:p>
          </table:table-cell>
          <table:table-cell office:value-type="float" office:value="44466.475379421296">
            <text:p>44466.475379421296</text:p>
          </table:table-cell>
          <table:table-cell office:value-type="string">
            <text:p>http://placeimg.com/640/480</text:p>
          </table:table-cell>
          <table:table-cell office:value-type="string">
            <text:p>Sit reiciendis aperiam quisquam reprehenderit. Quam ratione omnis quis ut maxime. Hic quia et vero illum sit.</text:p>
          </table:table-cell>
          <table:table-cell office:value-type="boolean" office:boolean-value="false">
            <text:p>FALSE</text:p>
          </table:table-cell>
        </table:table-row>
        <table:table-row>
          <table:table-cell office:value-type="string">
            <text:p>Pam Mann</text:p>
          </table:table-cell>
          <table:table-cell office:value-type="string">
            <text:p>776-478-9361 x85069</text:p>
          </table:table-cell>
          <table:table-cell office:value-type="string">
            <text:p>Abagail54@gmail.com</text:p>
          </table:table-cell>
          <table:table-cell office:value-type="string">
            <text:p>098 Monahan View</text:p>
          </table:table-cell>
          <table:table-cell office:value-type="string">
            <text:p>North Greenborough</text:p>
          </table:table-cell>
          <table:table-cell office:value-type="string">
            <text:p>Tennessee</text:p>
          </table:table-cell>
          <table:table-cell office:value-type="string">
            <text:p>10094</text:p>
          </table:table-cell>
          <table:table-cell office:value-type="string">
            <text:p>910720072</text:p>
          </table:table-cell>
          <table:table-cell office:value-type="string">
            <text:p>Clothing</text:p>
          </table:table-cell>
          <table:table-cell office:value-type="string">
            <text:p>Goldner LLC</text:p>
          </table:table-cell>
          <table:table-cell office:value-type="float" office:value="44398.09143221065">
            <text:p>44398.09143221065</text:p>
          </table:table-cell>
          <table:table-cell office:value-type="string">
            <text:p>http://placeimg.com/640/480</text:p>
          </table:table-cell>
          <table:table-cell office:value-type="string">
            <text:p>Quo aperiam accusantium at. Consequatur consectetur tempore at quia facere praesentium iure. Enim corrupti amet non esse qui molestias mollitia dolor.</text:p>
          </table:table-cell>
          <table:table-cell office:value-type="boolean" office:boolean-value="true">
            <text:p>TRUE</text:p>
          </table:table-cell>
        </table:table-row>
        <table:table-row>
          <table:table-cell office:value-type="string">
            <text:p>Kristina Bergnaum</text:p>
          </table:table-cell>
          <table:table-cell office:value-type="string">
            <text:p>1-934-774-1673</text:p>
          </table:table-cell>
          <table:table-cell office:value-type="string">
            <text:p>Tessie.Lynch17@gmail.com</text:p>
          </table:table-cell>
          <table:table-cell office:value-type="string">
            <text:p>74980 Schaden Ports</text:p>
          </table:table-cell>
          <table:table-cell office:value-type="string">
            <text:p>South Emmanuel</text:p>
          </table:table-cell>
          <table:table-cell office:value-type="string">
            <text:p>South Dakota</text:p>
          </table:table-cell>
          <table:table-cell office:value-type="string">
            <text:p>30822</text:p>
          </table:table-cell>
          <table:table-cell office:value-type="string">
            <text:p>821569283</text:p>
          </table:table-cell>
          <table:table-cell office:value-type="string">
            <text:p>Grocery</text:p>
          </table:table-cell>
          <table:table-cell office:value-type="string">
            <text:p>Fadel, Kovacek and Kling</text:p>
          </table:table-cell>
          <table:table-cell office:value-type="float" office:value="44419.79082065972">
            <text:p>44419.79082065972</text:p>
          </table:table-cell>
          <table:table-cell office:value-type="string">
            <text:p>http://placeimg.com/640/480</text:p>
          </table:table-cell>
          <table:table-cell office:value-type="string">
            <text:p>Inventore a est optio consequatur maiores sed qui cum. Suscipit quidem non. Quis ut occaecati ipsa.</text:p>
          </table:table-cell>
          <table:table-cell office:value-type="boolean" office:boolean-value="false">
            <text:p>FALSE</text:p>
          </table:table-cell>
        </table:table-row>
        <table:table-row>
          <table:table-cell office:value-type="string">
            <text:p>Guy Schuppe</text:p>
          </table:table-cell>
          <table:table-cell office:value-type="string">
            <text:p>(886) 267-9261 x19172</text:p>
          </table:table-cell>
          <table:table-cell office:value-type="string">
            <text:p>Brandy19@gmail.com</text:p>
          </table:table-cell>
          <table:table-cell office:value-type="string">
            <text:p>695 Oran Ranch</text:p>
          </table:table-cell>
          <table:table-cell office:value-type="string">
            <text:p>Schuylerstad</text:p>
          </table:table-cell>
          <table:table-cell office:value-type="string">
            <text:p>Nebraska</text:p>
          </table:table-cell>
          <table:table-cell office:value-type="string">
            <text:p>59449</text:p>
          </table:table-cell>
          <table:table-cell office:value-type="string">
            <text:p>710277330</text:p>
          </table:table-cell>
          <table:table-cell office:value-type="string">
            <text:p>Computers</text:p>
          </table:table-cell>
          <table:table-cell office:value-type="string">
            <text:p>Grady, Von and Rutherford</text:p>
          </table:table-cell>
          <table:table-cell office:value-type="float" office:value="44490.137235462964">
            <text:p>44490.137235462964</text:p>
          </table:table-cell>
          <table:table-cell office:value-type="string">
            <text:p>http://placeimg.com/640/480</text:p>
          </table:table-cell>
          <table:table-cell office:value-type="string">
            <text:p>Atque repellendus nisi alias. Saepe esse in et laboriosam. Quod laborum ut sint. Amet dolorem aut quis.</text:p>
          </table:table-cell>
          <table:table-cell office:value-type="boolean" office:boolean-value="true">
            <text:p>TRUE</text:p>
          </table:table-cell>
        </table:table-row>
        <table:table-row>
          <table:table-cell office:value-type="string">
            <text:p>Josephine Howe</text:p>
          </table:table-cell>
          <table:table-cell office:value-type="string">
            <text:p>1-777-248-6623 x7089</text:p>
          </table:table-cell>
          <table:table-cell office:value-type="string">
            <text:p>Raymond.Fadel@hotmail.com</text:p>
          </table:table-cell>
          <table:table-cell office:value-type="string">
            <text:p>84950 Konopelski Ferry</text:p>
          </table:table-cell>
          <table:table-cell office:value-type="string">
            <text:p>New Ryanville</text:p>
          </table:table-cell>
          <table:table-cell office:value-type="string">
            <text:p>New York</text:p>
          </table:table-cell>
          <table:table-cell office:value-type="string">
            <text:p>00496-1353</text:p>
          </table:table-cell>
          <table:table-cell office:value-type="string">
            <text:p>234450219</text:p>
          </table:table-cell>
          <table:table-cell office:value-type="string">
            <text:p>Games</text:p>
          </table:table-cell>
          <table:table-cell office:value-type="string">
            <text:p>Kunze - Roberts</text:p>
          </table:table-cell>
          <table:table-cell office:value-type="float" office:value="44390.05394693287">
            <text:p>44390.05394693287</text:p>
          </table:table-cell>
          <table:table-cell office:value-type="string">
            <text:p>http://placeimg.com/640/480</text:p>
          </table:table-cell>
          <table:table-cell office:value-type="string">
            <text:p>Ipsa sint aspernatur nulla at modi iste qui fuga nam. Sit totam perferendis accusantium id ipsum corporis amet omnis. Dolore non corrupti.</text:p>
          </table:table-cell>
          <table:table-cell office:value-type="boolean" office:boolean-value="true">
            <text:p>TRUE</text:p>
          </table:table-cell>
        </table:table-row>
        <table:table-row>
          <table:table-cell office:value-type="string">
            <text:p>Gilbert Abshire MD</text:p>
          </table:table-cell>
          <table:table-cell office:value-type="string">
            <text:p>1-376-972-9119</text:p>
          </table:table-cell>
          <table:table-cell office:value-type="string">
            <text:p>Elise17@yahoo.com</text:p>
          </table:table-cell>
          <table:table-cell office:value-type="string">
            <text:p>393 Bobbie Oval</text:p>
          </table:table-cell>
          <table:table-cell office:value-type="string">
            <text:p>North Tiffanyberg</text:p>
          </table:table-cell>
          <table:table-cell office:value-type="string">
            <text:p>Mississippi</text:p>
          </table:table-cell>
          <table:table-cell office:value-type="string">
            <text:p>21462</text:p>
          </table:table-cell>
          <table:table-cell office:value-type="string">
            <text:p>495666211</text:p>
          </table:table-cell>
          <table:table-cell office:value-type="string">
            <text:p>Kids</text:p>
          </table:table-cell>
          <table:table-cell office:value-type="string">
            <text:p>Hane - Schiller</text:p>
          </table:table-cell>
          <table:table-cell office:value-type="float" office:value="44269.99149995371">
            <text:p>44269.99149995371</text:p>
          </table:table-cell>
          <table:table-cell office:value-type="string">
            <text:p>http://placeimg.com/640/480</text:p>
          </table:table-cell>
          <table:table-cell office:value-type="string">
            <text:p>Et autem cumque sint aut repellat corrupti. Deleniti corporis modi dolorem velit ut hic. Molestias aut minima. Nihil exercitationem ut officiis sint ut explicabo cupiditate consequuntur corrupti. Vel sequi dolore animi quia reprehenderit dolores culpa praesentium. Sit sequi et quos ab nulla.</text:p>
          </table:table-cell>
          <table:table-cell office:value-type="boolean" office:boolean-value="true">
            <text:p>TRUE</text:p>
          </table:table-cell>
        </table:table-row>
        <table:table-row>
          <table:table-cell office:value-type="string">
            <text:p>Marion Cummerata</text:p>
          </table:table-cell>
          <table:table-cell office:value-type="string">
            <text:p>877-667-8708 x0216</text:p>
          </table:table-cell>
          <table:table-cell office:value-type="string">
            <text:p>Addie.Grady88@yahoo.com</text:p>
          </table:table-cell>
          <table:table-cell office:value-type="string">
            <text:p>422 Keeley Canyon</text:p>
          </table:table-cell>
          <table:table-cell office:value-type="string">
            <text:p>Myrlburgh</text:p>
          </table:table-cell>
          <table:table-cell office:value-type="string">
            <text:p>Hawaii</text:p>
          </table:table-cell>
          <table:table-cell office:value-type="string">
            <text:p>58326-4003</text:p>
          </table:table-cell>
          <table:table-cell office:value-type="string">
            <text:p>091277460</text:p>
          </table:table-cell>
          <table:table-cell office:value-type="string">
            <text:p>Industrial</text:p>
          </table:table-cell>
          <table:table-cell office:value-type="string">
            <text:p>Koelpin LLC</text:p>
          </table:table-cell>
          <table:table-cell office:value-type="float" office:value="44535.53487094907">
            <text:p>44535.53487094907</text:p>
          </table:table-cell>
          <table:table-cell office:value-type="string">
            <text:p>http://placeimg.com/640/480</text:p>
          </table:table-cell>
          <table:table-cell office:value-type="string">
            <text:p>Voluptatem inventore voluptatum fuga fugiat delectus voluptatum ipsum molestiae. Occaecati eius eos sed laudantium voluptate excepturi totam laboriosam dignissimos. Corrupti ipsa iste. Corrupti et itaque dolor. Repudiandae qui vel ut quam et laudantium. Voluptatem voluptatem asperiores.</text:p>
          </table:table-cell>
          <table:table-cell office:value-type="boolean" office:boolean-value="false">
            <text:p>FALSE</text:p>
          </table:table-cell>
        </table:table-row>
        <table:table-row>
          <table:table-cell office:value-type="string">
            <text:p>Jimmy Ziemann</text:p>
          </table:table-cell>
          <table:table-cell office:value-type="string">
            <text:p>(228) 547-1291 x88747</text:p>
          </table:table-cell>
          <table:table-cell office:value-type="string">
            <text:p>Yazmin88@gmail.com</text:p>
          </table:table-cell>
          <table:table-cell office:value-type="string">
            <text:p>734 Jayda Forges</text:p>
          </table:table-cell>
          <table:table-cell office:value-type="string">
            <text:p>West Santoshaven</text:p>
          </table:table-cell>
          <table:table-cell office:value-type="string">
            <text:p>Michigan</text:p>
          </table:table-cell>
          <table:table-cell office:value-type="string">
            <text:p>80367</text:p>
          </table:table-cell>
          <table:table-cell office:value-type="string">
            <text:p>261503566</text:p>
          </table:table-cell>
          <table:table-cell office:value-type="string">
            <text:p>Sports</text:p>
          </table:table-cell>
          <table:table-cell office:value-type="string">
            <text:p>Brekke Inc</text:p>
          </table:table-cell>
          <table:table-cell office:value-type="float" office:value="44567.39628523148">
            <text:p>44567.39628523148</text:p>
          </table:table-cell>
          <table:table-cell office:value-type="string">
            <text:p>http://placeimg.com/640/480</text:p>
          </table:table-cell>
          <table:table-cell office:value-type="string">
            <text:p>Beatae temporibus ut non. Asperiores dolorem explicabo est quisquam non et. Aut alias quo sit quia.</text:p>
          </table:table-cell>
          <table:table-cell office:value-type="boolean" office:boolean-value="true">
            <text:p>TRUE</text:p>
          </table:table-cell>
        </table:table-row>
        <table:table-row>
          <table:table-cell office:value-type="string">
            <text:p>Delores Bogan</text:p>
          </table:table-cell>
          <table:table-cell office:value-type="string">
            <text:p>853.246.6109</text:p>
          </table:table-cell>
          <table:table-cell office:value-type="string">
            <text:p>Joanie_Batz21@yahoo.com</text:p>
          </table:table-cell>
          <table:table-cell office:value-type="string">
            <text:p>3877 Dessie Crest</text:p>
          </table:table-cell>
          <table:table-cell office:value-type="string">
            <text:p>Meriden</text:p>
          </table:table-cell>
          <table:table-cell office:value-type="string">
            <text:p>Louisiana</text:p>
          </table:table-cell>
          <table:table-cell office:value-type="string">
            <text:p>61183-2278</text:p>
          </table:table-cell>
          <table:table-cell office:value-type="string">
            <text:p>963977128</text:p>
          </table:table-cell>
          <table:table-cell office:value-type="string">
            <text:p>Tools</text:p>
          </table:table-cell>
          <table:table-cell office:value-type="string">
            <text:p>Bogisich Inc</text:p>
          </table:table-cell>
          <table:table-cell office:value-type="float" office:value="44508.95603509259">
            <text:p>44508.95603509259</text:p>
          </table:table-cell>
          <table:table-cell office:value-type="string">
            <text:p>http://placeimg.com/640/480</text:p>
          </table:table-cell>
          <table:table-cell office:value-type="string">
            <text:p>In vel at reprehenderit possimus officia libero vel explicabo rerum. Nisi possimus natus doloremque exercitationem temporibus. Consequatur omnis facere aspernatur.</text:p>
          </table:table-cell>
          <table:table-cell office:value-type="boolean" office:boolean-value="false">
            <text:p>FALSE</text:p>
          </table:table-cell>
        </table:table-row>
        <table:table-row>
          <table:table-cell office:value-type="string">
            <text:p>Todd Stracke</text:p>
          </table:table-cell>
          <table:table-cell office:value-type="string">
            <text:p>716-466-6470</text:p>
          </table:table-cell>
          <table:table-cell office:value-type="string">
            <text:p>Bret54@hotmail.com</text:p>
          </table:table-cell>
          <table:table-cell office:value-type="string">
            <text:p>1208 Sandrine Glens</text:p>
          </table:table-cell>
          <table:table-cell office:value-type="string">
            <text:p>Columbia</text:p>
          </table:table-cell>
          <table:table-cell office:value-type="string">
            <text:p>Utah</text:p>
          </table:table-cell>
          <table:table-cell office:value-type="string">
            <text:p>26375-4499</text:p>
          </table:table-cell>
          <table:table-cell office:value-type="string">
            <text:p>025500459</text:p>
          </table:table-cell>
          <table:table-cell office:value-type="string">
            <text:p>Jewelery</text:p>
          </table:table-cell>
          <table:table-cell office:value-type="string">
            <text:p>Beer, Koss and Friesen</text:p>
          </table:table-cell>
          <table:table-cell office:value-type="float" office:value="44528.73059601852">
            <text:p>44528.73059601852</text:p>
          </table:table-cell>
          <table:table-cell office:value-type="string">
            <text:p>http://placeimg.com/640/480</text:p>
          </table:table-cell>
          <table:table-cell office:value-type="string">
            <text:p>Dolore illum non recusandae excepturi. Quam et laborum reprehenderit saepe modi. Veniam minus et consequatur fugiat esse.</text:p>
          </table:table-cell>
          <table:table-cell office:value-type="boolean" office:boolean-value="true">
            <text:p>TRUE</text:p>
          </table:table-cell>
        </table:table-row>
        <table:table-row>
          <table:table-cell office:value-type="string">
            <text:p>Tonya Borer</text:p>
          </table:table-cell>
          <table:table-cell office:value-type="string">
            <text:p>(916) 685-5408 x40881</text:p>
          </table:table-cell>
          <table:table-cell office:value-type="string">
            <text:p>Abagail_Ruecker@yahoo.com</text:p>
          </table:table-cell>
          <table:table-cell office:value-type="string">
            <text:p>558 Frank Row</text:p>
          </table:table-cell>
          <table:table-cell office:value-type="string">
            <text:p>Beavercreek</text:p>
          </table:table-cell>
          <table:table-cell office:value-type="string">
            <text:p>Maryland</text:p>
          </table:table-cell>
          <table:table-cell office:value-type="string">
            <text:p>15064</text:p>
          </table:table-cell>
          <table:table-cell office:value-type="string">
            <text:p>556114848</text:p>
          </table:table-cell>
          <table:table-cell office:value-type="string">
            <text:p>Beauty</text:p>
          </table:table-cell>
          <table:table-cell office:value-type="string">
            <text:p>Klein LLC</text:p>
          </table:table-cell>
          <table:table-cell office:value-type="float" office:value="44411.27407299769">
            <text:p>44411.27407299769</text:p>
          </table:table-cell>
          <table:table-cell office:value-type="string">
            <text:p>http://placeimg.com/640/480</text:p>
          </table:table-cell>
          <table:table-cell office:value-type="string">
            <text:p>Fugit consequatur saepe nisi natus omnis a debitis vero. Deleniti sapiente repudiandae corrupti sit. Qui et natus nihil aut magni est ea. Veniam rerum sint libero ea nemo illum nisi quae.</text:p>
          </table:table-cell>
          <table:table-cell office:value-type="boolean" office:boolean-value="false">
            <text:p>FALSE</text:p>
          </table:table-cell>
        </table:table-row>
        <table:table-row>
          <table:table-cell office:value-type="string">
            <text:p>David Gottlieb</text:p>
          </table:table-cell>
          <table:table-cell office:value-type="string">
            <text:p>886.200.0751 x44204</text:p>
          </table:table-cell>
          <table:table-cell office:value-type="string">
            <text:p>Tania_Lowe@gmail.com</text:p>
          </table:table-cell>
          <table:table-cell office:value-type="string">
            <text:p>45102 Devin Gardens</text:p>
          </table:table-cell>
          <table:table-cell office:value-type="string">
            <text:p>Irvine</text:p>
          </table:table-cell>
          <table:table-cell office:value-type="string">
            <text:p>Vermont</text:p>
          </table:table-cell>
          <table:table-cell office:value-type="string">
            <text:p>72133-2735</text:p>
          </table:table-cell>
          <table:table-cell office:value-type="string">
            <text:p>343248972</text:p>
          </table:table-cell>
          <table:table-cell office:value-type="string">
            <text:p>Books</text:p>
          </table:table-cell>
          <table:table-cell office:value-type="string">
            <text:p>Robel, Grant and Olson</text:p>
          </table:table-cell>
          <table:table-cell office:value-type="float" office:value="44404.00713185185">
            <text:p>44404.00713185185</text:p>
          </table:table-cell>
          <table:table-cell office:value-type="string">
            <text:p>http://placeimg.com/640/480</text:p>
          </table:table-cell>
          <table:table-cell office:value-type="string">
            <text:p>Omnis repudiandae est quidem quidem quia qui enim. Non sunt ipsa est ea molestiae qui qui adipisci quas. Rerum adipisci sunt ullam repellat maxime. Pariatur fugit deleniti et occaecati optio ipsum eum.</text:p>
          </table:table-cell>
          <table:table-cell office:value-type="boolean" office:boolean-value="true">
            <text:p>TRUE</text:p>
          </table:table-cell>
        </table:table-row>
        <table:table-row>
          <table:table-cell office:value-type="string">
            <text:p>Julian Schimmel</text:p>
          </table:table-cell>
          <table:table-cell office:value-type="string">
            <text:p>1-340-798-7487 x057</text:p>
          </table:table-cell>
          <table:table-cell office:value-type="string">
            <text:p>Delphia.Halvorson44@hotmail.com</text:p>
          </table:table-cell>
          <table:table-cell office:value-type="string">
            <text:p>89160 Bradtke Stravenue</text:p>
          </table:table-cell>
          <table:table-cell office:value-type="string">
            <text:p>North Barbara</text:p>
          </table:table-cell>
          <table:table-cell office:value-type="string">
            <text:p>Missouri</text:p>
          </table:table-cell>
          <table:table-cell office:value-type="string">
            <text:p>65840</text:p>
          </table:table-cell>
          <table:table-cell office:value-type="string">
            <text:p>441097368</text:p>
          </table:table-cell>
          <table:table-cell office:value-type="string">
            <text:p>Shoes</text:p>
          </table:table-cell>
          <table:table-cell office:value-type="string">
            <text:p>Bartoletti, Gleichner and Ritchie</text:p>
          </table:table-cell>
          <table:table-cell office:value-type="float" office:value="44322.13639704861">
            <text:p>44322.13639704861</text:p>
          </table:table-cell>
          <table:table-cell office:value-type="string">
            <text:p>http://placeimg.com/640/480</text:p>
          </table:table-cell>
          <table:table-cell office:value-type="string">
            <text:p>Nihil suscipit quia perferendis laborum error porro rerum necessitatibus. Cumque natus omnis dolores voluptas. Amet aut quo accusantium dolorem eum.</text:p>
          </table:table-cell>
          <table:table-cell office:value-type="boolean" office:boolean-value="true">
            <text:p>TRUE</text:p>
          </table:table-cell>
        </table:table-row>
        <table:table-row>
          <table:table-cell office:value-type="string">
            <text:p>Verna Schultz</text:p>
          </table:table-cell>
          <table:table-cell office:value-type="string">
            <text:p>350.393.5296 x5118</text:p>
          </table:table-cell>
          <table:table-cell office:value-type="string">
            <text:p>Elise9@hotmail.com</text:p>
          </table:table-cell>
          <table:table-cell office:value-type="string">
            <text:p>377 Jerrell Stream</text:p>
          </table:table-cell>
          <table:table-cell office:value-type="string">
            <text:p>East Clare</text:p>
          </table:table-cell>
          <table:table-cell office:value-type="string">
            <text:p>Tennessee</text:p>
          </table:table-cell>
          <table:table-cell office:value-type="string">
            <text:p>40942-5363</text:p>
          </table:table-cell>
          <table:table-cell office:value-type="string">
            <text:p>108885211</text:p>
          </table:table-cell>
          <table:table-cell office:value-type="string">
            <text:p>Baby</text:p>
          </table:table-cell>
          <table:table-cell office:value-type="string">
            <text:p>Auer - Ebert</text:p>
          </table:table-cell>
          <table:table-cell office:value-type="float" office:value="44396.83873447917">
            <text:p>44396.83873447917</text:p>
          </table:table-cell>
          <table:table-cell office:value-type="string">
            <text:p>http://placeimg.com/640/480</text:p>
          </table:table-cell>
          <table:table-cell office:value-type="string">
            <text:p>Quia sequi dolore odit ea maiores sapiente excepturi nihil. In enim ipsa. Qui error corrupti inventore laborum voluptas vel modi. Magnam autem consequuntur reiciendis consequatur mollitia iusto pariatur velit quia. Cumque non nulla occaecati a inventore exercitationem debitis. Distinctio sequi est explicabo consequuntur aut.</text:p>
          </table:table-cell>
          <table:table-cell office:value-type="boolean" office:boolean-value="true">
            <text:p>TRUE</text:p>
          </table:table-cell>
        </table:table-row>
        <table:table-row>
          <table:table-cell office:value-type="string">
            <text:p>Doug Fadel</text:p>
          </table:table-cell>
          <table:table-cell office:value-type="string">
            <text:p>1-961-902-7203 x202</text:p>
          </table:table-cell>
          <table:table-cell office:value-type="string">
            <text:p>Abbie_Nikolaus@gmail.com</text:p>
          </table:table-cell>
          <table:table-cell office:value-type="string">
            <text:p>76918 Rex Village</text:p>
          </table:table-cell>
          <table:table-cell office:value-type="string">
            <text:p>South Rozella</text:p>
          </table:table-cell>
          <table:table-cell office:value-type="string">
            <text:p>Indiana</text:p>
          </table:table-cell>
          <table:table-cell office:value-type="string">
            <text:p>98643-2030</text:p>
          </table:table-cell>
          <table:table-cell office:value-type="string">
            <text:p>179054042</text:p>
          </table:table-cell>
          <table:table-cell office:value-type="string">
            <text:p>Beauty</text:p>
          </table:table-cell>
          <table:table-cell office:value-type="string">
            <text:p>Botsford - Mueller</text:p>
          </table:table-cell>
          <table:table-cell office:value-type="float" office:value="44555.15221266204">
            <text:p>44555.15221266204</text:p>
          </table:table-cell>
          <table:table-cell office:value-type="string">
            <text:p>http://placeimg.com/640/480</text:p>
          </table:table-cell>
          <table:table-cell office:value-type="string">
            <text:p>Est aperiam exercitationem repellat ut laboriosam. Facere quia nihil ipsa aut aut quidem sed nihil molestiae. Delectus nihil velit omnis.</text:p>
          </table:table-cell>
          <table:table-cell office:value-type="boolean" office:boolean-value="true">
            <text:p>TRUE</text:p>
          </table:table-cell>
        </table:table-row>
        <table:table-row>
          <table:table-cell office:value-type="string">
            <text:p>Mable Hagenes</text:p>
          </table:table-cell>
          <table:table-cell office:value-type="string">
            <text:p>708-427-4156 x543</text:p>
          </table:table-cell>
          <table:table-cell office:value-type="string">
            <text:p>Hans.Leffler@gmail.com</text:p>
          </table:table-cell>
          <table:table-cell office:value-type="string">
            <text:p>87053 Huels Streets</text:p>
          </table:table-cell>
          <table:table-cell office:value-type="string">
            <text:p>Lake Leonor</text:p>
          </table:table-cell>
          <table:table-cell office:value-type="string">
            <text:p>California</text:p>
          </table:table-cell>
          <table:table-cell office:value-type="string">
            <text:p>19210-1022</text:p>
          </table:table-cell>
          <table:table-cell office:value-type="string">
            <text:p>630208816</text:p>
          </table:table-cell>
          <table:table-cell office:value-type="string">
            <text:p>Shoes</text:p>
          </table:table-cell>
          <table:table-cell office:value-type="string">
            <text:p>Cruickshank, D'Amore and Satterfield</text:p>
          </table:table-cell>
          <table:table-cell office:value-type="float" office:value="44258.75178226852">
            <text:p>44258.75178226852</text:p>
          </table:table-cell>
          <table:table-cell office:value-type="string">
            <text:p>http://placeimg.com/640/480</text:p>
          </table:table-cell>
          <table:table-cell office:value-type="string">
            <text:p>Qui maxime ut ipsum ut culpa expedita. Repellat quaerat voluptas enim placeat ab. Hic eveniet et optio non incidunt officiis temporibus eum. Enim sequi neque est hic accusamus.</text:p>
          </table:table-cell>
          <table:table-cell office:value-type="boolean" office:boolean-value="false">
            <text:p>FALSE</text:p>
          </table:table-cell>
        </table:table-row>
        <table:table-row>
          <table:table-cell office:value-type="string">
            <text:p>Brooke Kuvalis</text:p>
          </table:table-cell>
          <table:table-cell office:value-type="string">
            <text:p>(518) 480-0257 x01246</text:p>
          </table:table-cell>
          <table:table-cell office:value-type="string">
            <text:p>Gussie91@yahoo.com</text:p>
          </table:table-cell>
          <table:table-cell office:value-type="string">
            <text:p>6931 Vita Dam</text:p>
          </table:table-cell>
          <table:table-cell office:value-type="string">
            <text:p>Huntington Park</text:p>
          </table:table-cell>
          <table:table-cell office:value-type="string">
            <text:p>New Jersey</text:p>
          </table:table-cell>
          <table:table-cell office:value-type="string">
            <text:p>31477-4164</text:p>
          </table:table-cell>
          <table:table-cell office:value-type="string">
            <text:p>652924893</text:p>
          </table:table-cell>
          <table:table-cell office:value-type="string">
            <text:p>Electronics</text:p>
          </table:table-cell>
          <table:table-cell office:value-type="string">
            <text:p>McClure, Schuster and Harris</text:p>
          </table:table-cell>
          <table:table-cell office:value-type="float" office:value="44407.6091425">
            <text:p>44407.6091425</text:p>
          </table:table-cell>
          <table:table-cell office:value-type="string">
            <text:p>http://placeimg.com/640/480</text:p>
          </table:table-cell>
          <table:table-cell office:value-type="string">
            <text:p>Voluptatem reprehenderit assumenda quasi omnis ut mollitia voluptas. Eos qui aliquid eum consequuntur sed. Et dolor est ut quaerat. At nulla et quaerat.</text:p>
          </table:table-cell>
          <table:table-cell office:value-type="boolean" office:boolean-value="true">
            <text:p>TRUE</text:p>
          </table:table-cell>
        </table:table-row>
        <table:table-row>
          <table:table-cell office:value-type="string">
            <text:p>Phil Schuster</text:p>
          </table:table-cell>
          <table:table-cell office:value-type="string">
            <text:p>(667) 229-8524</text:p>
          </table:table-cell>
          <table:table-cell office:value-type="string">
            <text:p>Winifred23@hotmail.com</text:p>
          </table:table-cell>
          <table:table-cell office:value-type="string">
            <text:p>4414 Jaydon Run</text:p>
          </table:table-cell>
          <table:table-cell office:value-type="string">
            <text:p>Augusta-Richmond County</text:p>
          </table:table-cell>
          <table:table-cell office:value-type="string">
            <text:p>North Carolina</text:p>
          </table:table-cell>
          <table:table-cell office:value-type="string">
            <text:p>02222-3458</text:p>
          </table:table-cell>
          <table:table-cell office:value-type="string">
            <text:p>650326354</text:p>
          </table:table-cell>
          <table:table-cell office:value-type="string">
            <text:p>Electronics</text:p>
          </table:table-cell>
          <table:table-cell office:value-type="string">
            <text:p>Donnelly - Veum</text:p>
          </table:table-cell>
          <table:table-cell office:value-type="float" office:value="44239.507694872686">
            <text:p>44239.507694872686</text:p>
          </table:table-cell>
          <table:table-cell office:value-type="string">
            <text:p>http://placeimg.com/640/480</text:p>
          </table:table-cell>
          <table:table-cell office:value-type="string">
            <text:p>Quae aspernatur aliquid ut accusamus pariatur provident. Ratione molestias recusandae doloribus corporis. Ut sapiente dolor voluptatem mollitia odio omnis. Odio tempora consequatur et voluptas eum est. Maiores inventore praesentium libero qui eaque. Assumenda laborum similique.</text:p>
          </table:table-cell>
          <table:table-cell office:value-type="boolean" office:boolean-value="false">
            <text:p>FALSE</text:p>
          </table:table-cell>
        </table:table-row>
        <table:table-row>
          <table:table-cell office:value-type="string">
            <text:p>Nora Wolf</text:p>
          </table:table-cell>
          <table:table-cell office:value-type="string">
            <text:p>472-382-8179 x05538</text:p>
          </table:table-cell>
          <table:table-cell office:value-type="string">
            <text:p>Loyce_Mohr@gmail.com</text:p>
          </table:table-cell>
          <table:table-cell office:value-type="string">
            <text:p>259 Carlee Port</text:p>
          </table:table-cell>
          <table:table-cell office:value-type="string">
            <text:p>East Niko</text:p>
          </table:table-cell>
          <table:table-cell office:value-type="string">
            <text:p>Maryland</text:p>
          </table:table-cell>
          <table:table-cell office:value-type="string">
            <text:p>47922-5113</text:p>
          </table:table-cell>
          <table:table-cell office:value-type="string">
            <text:p>183116303</text:p>
          </table:table-cell>
          <table:table-cell office:value-type="string">
            <text:p>Clothing</text:p>
          </table:table-cell>
          <table:table-cell office:value-type="string">
            <text:p>Zulauf LLC</text:p>
          </table:table-cell>
          <table:table-cell office:value-type="float" office:value="44476.11254599537">
            <text:p>44476.11254599537</text:p>
          </table:table-cell>
          <table:table-cell office:value-type="string">
            <text:p>http://placeimg.com/640/480</text:p>
          </table:table-cell>
          <table:table-cell office:value-type="string">
            <text:p>Quis eos sed dolore autem deserunt ea dolores. Recusandae nostrum non laudantium ex quo. Et consequuntur consectetur officiis repudiandae odio velit voluptas ad. Reiciendis placeat recusandae accusantium provident esse. Qui sit neque aspernatur consectetur. Facilis sed mollitia quia asperiores dolor molestias error praesentium.</text:p>
          </table:table-cell>
          <table:table-cell office:value-type="boolean" office:boolean-value="false">
            <text:p>FALSE</text:p>
          </table:table-cell>
        </table:table-row>
        <table:table-row>
          <table:table-cell office:value-type="string">
            <text:p>Brad Hahn</text:p>
          </table:table-cell>
          <table:table-cell office:value-type="string">
            <text:p>1-704-870-7125</text:p>
          </table:table-cell>
          <table:table-cell office:value-type="string">
            <text:p>Ila72@yahoo.com</text:p>
          </table:table-cell>
          <table:table-cell office:value-type="string">
            <text:p>8743 Della Village</text:p>
          </table:table-cell>
          <table:table-cell office:value-type="string">
            <text:p>North Nova</text:p>
          </table:table-cell>
          <table:table-cell office:value-type="string">
            <text:p>Vermont</text:p>
          </table:table-cell>
          <table:table-cell office:value-type="string">
            <text:p>64638-3151</text:p>
          </table:table-cell>
          <table:table-cell office:value-type="string">
            <text:p>360633133</text:p>
          </table:table-cell>
          <table:table-cell office:value-type="string">
            <text:p>Beauty</text:p>
          </table:table-cell>
          <table:table-cell office:value-type="string">
            <text:p>Miller LLC</text:p>
          </table:table-cell>
          <table:table-cell office:value-type="float" office:value="44208.82189510416">
            <text:p>44208.82189510416</text:p>
          </table:table-cell>
          <table:table-cell office:value-type="string">
            <text:p>http://placeimg.com/640/480</text:p>
          </table:table-cell>
          <table:table-cell office:value-type="string">
            <text:p>A modi odit aliquam repellendus omnis perspiciatis. Odit aut et amet ut dolorum ipsam. Eaque ea nihil aut tenetur quia ad et placeat. Quo quia et tempore labore. Porro fugit eveniet rerum explicabo saepe repellat. Tempore est minima et aut officia doloremque.</text:p>
          </table:table-cell>
          <table:table-cell office:value-type="boolean" office:boolean-value="false">
            <text:p>FALSE</text:p>
          </table:table-cell>
        </table:table-row>
        <table:table-row>
          <table:table-cell office:value-type="string">
            <text:p>Ira Swift</text:p>
          </table:table-cell>
          <table:table-cell office:value-type="string">
            <text:p>(966) 360-4859 x3228</text:p>
          </table:table-cell>
          <table:table-cell office:value-type="string">
            <text:p>Delfina.Crona83@gmail.com</text:p>
          </table:table-cell>
          <table:table-cell office:value-type="string">
            <text:p>049 Satterfield Loaf</text:p>
          </table:table-cell>
          <table:table-cell office:value-type="string">
            <text:p>New Karli</text:p>
          </table:table-cell>
          <table:table-cell office:value-type="string">
            <text:p>Connecticut</text:p>
          </table:table-cell>
          <table:table-cell office:value-type="string">
            <text:p>58225-8255</text:p>
          </table:table-cell>
          <table:table-cell office:value-type="string">
            <text:p>474791547</text:p>
          </table:table-cell>
          <table:table-cell office:value-type="string">
            <text:p>Tools</text:p>
          </table:table-cell>
          <table:table-cell office:value-type="string">
            <text:p>Daugherty, Lockman and Renner</text:p>
          </table:table-cell>
          <table:table-cell office:value-type="float" office:value="44486.68303626157">
            <text:p>44486.68303626157</text:p>
          </table:table-cell>
          <table:table-cell office:value-type="string">
            <text:p>http://placeimg.com/640/480</text:p>
          </table:table-cell>
          <table:table-cell office:value-type="string">
            <text:p>Tempora et saepe unde consequatur sit ut non. Sed quam minima eveniet. Repellat ab debitis nam praesentium in.</text:p>
          </table:table-cell>
          <table:table-cell office:value-type="boolean" office:boolean-value="true">
            <text:p>TRUE</text:p>
          </table:table-cell>
        </table:table-row>
        <table:table-row>
          <table:table-cell office:value-type="string">
            <text:p>Michele Wiegand</text:p>
          </table:table-cell>
          <table:table-cell office:value-type="string">
            <text:p>(633) 494-4574 x579</text:p>
          </table:table-cell>
          <table:table-cell office:value-type="string">
            <text:p>Sabryna.Cassin33@hotmail.com</text:p>
          </table:table-cell>
          <table:table-cell office:value-type="string">
            <text:p>79433 Breitenberg Common</text:p>
          </table:table-cell>
          <table:table-cell office:value-type="string">
            <text:p>Boca Raton</text:p>
          </table:table-cell>
          <table:table-cell office:value-type="string">
            <text:p>Mississippi</text:p>
          </table:table-cell>
          <table:table-cell office:value-type="string">
            <text:p>83331-3083</text:p>
          </table:table-cell>
          <table:table-cell office:value-type="string">
            <text:p>744008928</text:p>
          </table:table-cell>
          <table:table-cell office:value-type="string">
            <text:p>Baby</text:p>
          </table:table-cell>
          <table:table-cell office:value-type="string">
            <text:p>Wisoky - Hane</text:p>
          </table:table-cell>
          <table:table-cell office:value-type="float" office:value="44334.347022546295">
            <text:p>44334.347022546295</text:p>
          </table:table-cell>
          <table:table-cell office:value-type="string">
            <text:p>http://placeimg.com/640/480</text:p>
          </table:table-cell>
          <table:table-cell office:value-type="string">
            <text:p>Totam autem natus voluptas sed totam id dicta dolorem. Qui tempora et quod possimus voluptatem repellat aliquid. Aut velit quod veritatis repellendus iusto cum quaerat.</text:p>
          </table:table-cell>
          <table:table-cell office:value-type="boolean" office:boolean-value="false">
            <text:p>FALSE</text:p>
          </table:table-cell>
        </table:table-row>
        <table:table-row>
          <table:table-cell office:value-type="string">
            <text:p>Santiago Kertzmann</text:p>
          </table:table-cell>
          <table:table-cell office:value-type="string">
            <text:p>980-214-7468</text:p>
          </table:table-cell>
          <table:table-cell office:value-type="string">
            <text:p>Chasity_West21@yahoo.com</text:p>
          </table:table-cell>
          <table:table-cell office:value-type="string">
            <text:p>77060 Asia Rue</text:p>
          </table:table-cell>
          <table:table-cell office:value-type="string">
            <text:p>Jarretbury</text:p>
          </table:table-cell>
          <table:table-cell office:value-type="string">
            <text:p>Pennsylvania</text:p>
          </table:table-cell>
          <table:table-cell office:value-type="string">
            <text:p>38373-9734</text:p>
          </table:table-cell>
          <table:table-cell office:value-type="string">
            <text:p>071006761</text:p>
          </table:table-cell>
          <table:table-cell office:value-type="string">
            <text:p>Industrial</text:p>
          </table:table-cell>
          <table:table-cell office:value-type="string">
            <text:p>Wolf, Kihn and Hayes</text:p>
          </table:table-cell>
          <table:table-cell office:value-type="float" office:value="44421.0648996875">
            <text:p>44421.0648996875</text:p>
          </table:table-cell>
          <table:table-cell office:value-type="string">
            <text:p>http://placeimg.com/640/480</text:p>
          </table:table-cell>
          <table:table-cell office:value-type="string">
            <text:p>Et commodi vel mollitia voluptate. In ipsum tenetur placeat ab repellat sunt quis. Voluptatem quia consectetur architecto quae molestiae qui autem excepturi. Quibusdam eius doloribus cupiditate aspernatur perferendis. Tenetur quibusdam illo mollitia rem inventore et.</text:p>
          </table:table-cell>
          <table:table-cell office:value-type="boolean" office:boolean-value="false">
            <text:p>FALSE</text:p>
          </table:table-cell>
        </table:table-row>
        <table:table-row>
          <table:table-cell office:value-type="string">
            <text:p>Kellie Dietrich PhD</text:p>
          </table:table-cell>
          <table:table-cell office:value-type="string">
            <text:p>917-485-1967</text:p>
          </table:table-cell>
          <table:table-cell office:value-type="string">
            <text:p>Joannie6@gmail.com</text:p>
          </table:table-cell>
          <table:table-cell office:value-type="string">
            <text:p>5960 Lueilwitz Dale</text:p>
          </table:table-cell>
          <table:table-cell office:value-type="string">
            <text:p>North Dagmarchester</text:p>
          </table:table-cell>
          <table:table-cell office:value-type="string">
            <text:p>Wyoming</text:p>
          </table:table-cell>
          <table:table-cell office:value-type="string">
            <text:p>65870</text:p>
          </table:table-cell>
          <table:table-cell office:value-type="string">
            <text:p>845551918</text:p>
          </table:table-cell>
          <table:table-cell office:value-type="string">
            <text:p>Baby</text:p>
          </table:table-cell>
          <table:table-cell office:value-type="string">
            <text:p>Gerhold - Little</text:p>
          </table:table-cell>
          <table:table-cell office:value-type="float" office:value="44509.00356993056">
            <text:p>44509.00356993056</text:p>
          </table:table-cell>
          <table:table-cell office:value-type="string">
            <text:p>http://placeimg.com/640/480</text:p>
          </table:table-cell>
          <table:table-cell office:value-type="string">
            <text:p>Temporibus officiis voluptate deleniti voluptatibus voluptas architecto. Fuga labore dolore tempore illum. Laborum qui dolor laudantium laboriosam. Laboriosam quis voluptas est voluptas id veniam ea.</text:p>
          </table:table-cell>
          <table:table-cell office:value-type="boolean" office:boolean-value="true">
            <text:p>TRUE</text:p>
          </table:table-cell>
        </table:table-row>
        <table:table-row>
          <table:table-cell office:value-type="string">
            <text:p>Vincent Witting</text:p>
          </table:table-cell>
          <table:table-cell office:value-type="string">
            <text:p>1-604-540-1116 x810</text:p>
          </table:table-cell>
          <table:table-cell office:value-type="string">
            <text:p>Madison48@gmail.com</text:p>
          </table:table-cell>
          <table:table-cell office:value-type="string">
            <text:p>39916 Jones Mill</text:p>
          </table:table-cell>
          <table:table-cell office:value-type="string">
            <text:p>Wizamouth</text:p>
          </table:table-cell>
          <table:table-cell office:value-type="string">
            <text:p>Virginia</text:p>
          </table:table-cell>
          <table:table-cell office:value-type="string">
            <text:p>97483-6363</text:p>
          </table:table-cell>
          <table:table-cell office:value-type="string">
            <text:p>554684723</text:p>
          </table:table-cell>
          <table:table-cell office:value-type="string">
            <text:p>Computers</text:p>
          </table:table-cell>
          <table:table-cell office:value-type="string">
            <text:p>Bahringer Inc</text:p>
          </table:table-cell>
          <table:table-cell office:value-type="float" office:value="44462.75767158565">
            <text:p>44462.75767158565</text:p>
          </table:table-cell>
          <table:table-cell office:value-type="string">
            <text:p>http://placeimg.com/640/480</text:p>
          </table:table-cell>
          <table:table-cell office:value-type="string">
            <text:p>Et quae quidem consectetur omnis rerum doloribus. Voluptate at est et alias minus eum et sint harum. Sed et et explicabo. Et modi impedit aut. Suscipit consequatur ea.</text:p>
          </table:table-cell>
          <table:table-cell office:value-type="boolean" office:boolean-value="false">
            <text:p>FALSE</text:p>
          </table:table-cell>
        </table:table-row>
        <table:table-row>
          <table:table-cell office:value-type="string">
            <text:p>Lucille Lemke</text:p>
          </table:table-cell>
          <table:table-cell office:value-type="string">
            <text:p>1-242-554-1144 x24751</text:p>
          </table:table-cell>
          <table:table-cell office:value-type="string">
            <text:p>Ludwig_Koepp25@hotmail.com</text:p>
          </table:table-cell>
          <table:table-cell office:value-type="string">
            <text:p>0322 Gorczany Estates</text:p>
          </table:table-cell>
          <table:table-cell office:value-type="string">
            <text:p>Oakland</text:p>
          </table:table-cell>
          <table:table-cell office:value-type="string">
            <text:p>Pennsylvania</text:p>
          </table:table-cell>
          <table:table-cell office:value-type="string">
            <text:p>20534-5834</text:p>
          </table:table-cell>
          <table:table-cell office:value-type="string">
            <text:p>801798731</text:p>
          </table:table-cell>
          <table:table-cell office:value-type="string">
            <text:p>Games</text:p>
          </table:table-cell>
          <table:table-cell office:value-type="string">
            <text:p>Cole LLC</text:p>
          </table:table-cell>
          <table:table-cell office:value-type="float" office:value="44320.277944375">
            <text:p>44320.277944375</text:p>
          </table:table-cell>
          <table:table-cell office:value-type="string">
            <text:p>http://placeimg.com/640/480</text:p>
          </table:table-cell>
          <table:table-cell office:value-type="string">
            <text:p>Voluptatum reiciendis nisi voluptatem velit. Ducimus expedita quae consequuntur et adipisci deserunt a sapiente. Optio itaque sed repellendus quibusdam accusantium. Quo iste quaerat sed ratione qui tempora molestiae qui est. Rerum aut sunt aliquid dicta eum voluptatem dicta. Alias voluptas ea.</text:p>
          </table:table-cell>
          <table:table-cell office:value-type="boolean" office:boolean-value="true">
            <text:p>TRUE</text:p>
          </table:table-cell>
        </table:table-row>
        <table:table-row>
          <table:table-cell office:value-type="string">
            <text:p>Terrance Little</text:p>
          </table:table-cell>
          <table:table-cell office:value-type="string">
            <text:p>1-452-353-4227</text:p>
          </table:table-cell>
          <table:table-cell office:value-type="string">
            <text:p>Shirley30@hotmail.com</text:p>
          </table:table-cell>
          <table:table-cell office:value-type="string">
            <text:p>6224 Madeline Flat</text:p>
          </table:table-cell>
          <table:table-cell office:value-type="string">
            <text:p>East Floyside</text:p>
          </table:table-cell>
          <table:table-cell office:value-type="string">
            <text:p>Tennessee</text:p>
          </table:table-cell>
          <table:table-cell office:value-type="string">
            <text:p>64513-1101</text:p>
          </table:table-cell>
          <table:table-cell office:value-type="string">
            <text:p>922123214</text:p>
          </table:table-cell>
          <table:table-cell office:value-type="string">
            <text:p>Clothing</text:p>
          </table:table-cell>
          <table:table-cell office:value-type="string">
            <text:p>Will, Grant and Effertz</text:p>
          </table:table-cell>
          <table:table-cell office:value-type="float" office:value="44241.0670377662">
            <text:p>44241.0670377662</text:p>
          </table:table-cell>
          <table:table-cell office:value-type="string">
            <text:p>http://placeimg.com/640/480</text:p>
          </table:table-cell>
          <table:table-cell office:value-type="string">
            <text:p>Corporis reprehenderit aut et tempore assumenda. Et voluptate quod amet iure molestias harum est voluptate. Molestiae dolorem ipsam dolores recusandae minus quia hic minus atque. Qui hic dolorem inventore sed vel minima fugiat.</text:p>
          </table:table-cell>
          <table:table-cell office:value-type="boolean" office:boolean-value="true">
            <text:p>TRUE</text:p>
          </table:table-cell>
        </table:table-row>
        <table:table-row>
          <table:table-cell office:value-type="string">
            <text:p>Cynthia Strosin</text:p>
          </table:table-cell>
          <table:table-cell office:value-type="string">
            <text:p>629.875.8121</text:p>
          </table:table-cell>
          <table:table-cell office:value-type="string">
            <text:p>Kristin.Kautzer@yahoo.com</text:p>
          </table:table-cell>
          <table:table-cell office:value-type="string">
            <text:p>42743 Robin Plains</text:p>
          </table:table-cell>
          <table:table-cell office:value-type="string">
            <text:p>Port Verniceshire</text:p>
          </table:table-cell>
          <table:table-cell office:value-type="string">
            <text:p>Louisiana</text:p>
          </table:table-cell>
          <table:table-cell office:value-type="string">
            <text:p>61590</text:p>
          </table:table-cell>
          <table:table-cell office:value-type="string">
            <text:p>559727724</text:p>
          </table:table-cell>
          <table:table-cell office:value-type="string">
            <text:p>Outdoors</text:p>
          </table:table-cell>
          <table:table-cell office:value-type="string">
            <text:p>Dietrich - Skiles</text:p>
          </table:table-cell>
          <table:table-cell office:value-type="float" office:value="44349.453378252314">
            <text:p>44349.453378252314</text:p>
          </table:table-cell>
          <table:table-cell office:value-type="string">
            <text:p>http://placeimg.com/640/480</text:p>
          </table:table-cell>
          <table:table-cell office:value-type="string">
            <text:p>Dolores reprehenderit totam error reprehenderit et aut tenetur autem natus. Laborum magnam doloribus saepe aliquam autem esse. Eveniet sit nihil ipsa.</text:p>
          </table:table-cell>
          <table:table-cell office:value-type="boolean" office:boolean-value="true">
            <text:p>TRUE</text:p>
          </table:table-cell>
        </table:table-row>
        <table:table-row>
          <table:table-cell office:value-type="string">
            <text:p>Lois Schumm</text:p>
          </table:table-cell>
          <table:table-cell office:value-type="string">
            <text:p>859-261-3314 x1360</text:p>
          </table:table-cell>
          <table:table-cell office:value-type="string">
            <text:p>Finn.Schulist@gmail.com</text:p>
          </table:table-cell>
          <table:table-cell office:value-type="string">
            <text:p>301 Yessenia Tunnel</text:p>
          </table:table-cell>
          <table:table-cell office:value-type="string">
            <text:p>South Frederiquechester</text:p>
          </table:table-cell>
          <table:table-cell office:value-type="string">
            <text:p>Montana</text:p>
          </table:table-cell>
          <table:table-cell office:value-type="string">
            <text:p>76200-9594</text:p>
          </table:table-cell>
          <table:table-cell office:value-type="string">
            <text:p>023849992</text:p>
          </table:table-cell>
          <table:table-cell office:value-type="string">
            <text:p>Outdoors</text:p>
          </table:table-cell>
          <table:table-cell office:value-type="string">
            <text:p>Toy, Baumbach and Schneider</text:p>
          </table:table-cell>
          <table:table-cell office:value-type="float" office:value="44335.03946280092">
            <text:p>44335.03946280092</text:p>
          </table:table-cell>
          <table:table-cell office:value-type="string">
            <text:p>http://placeimg.com/640/480</text:p>
          </table:table-cell>
          <table:table-cell office:value-type="string">
            <text:p>At cum similique et et. Minima odio accusantium et ut expedita. Quisquam facere repudiandae fugiat.</text:p>
          </table:table-cell>
          <table:table-cell office:value-type="boolean" office:boolean-value="false">
            <text:p>FALSE</text:p>
          </table:table-cell>
        </table:table-row>
        <table:table-row>
          <table:table-cell office:value-type="string">
            <text:p>Barbara Streich</text:p>
          </table:table-cell>
          <table:table-cell office:value-type="string">
            <text:p>1-256-427-9886 x1378</text:p>
          </table:table-cell>
          <table:table-cell office:value-type="string">
            <text:p>Aileen.Lesch@hotmail.com</text:p>
          </table:table-cell>
          <table:table-cell office:value-type="string">
            <text:p>227 Floy Parkways</text:p>
          </table:table-cell>
          <table:table-cell office:value-type="string">
            <text:p>Pollichview</text:p>
          </table:table-cell>
          <table:table-cell office:value-type="string">
            <text:p>Michigan</text:p>
          </table:table-cell>
          <table:table-cell office:value-type="string">
            <text:p>03258</text:p>
          </table:table-cell>
          <table:table-cell office:value-type="string">
            <text:p>270210675</text:p>
          </table:table-cell>
          <table:table-cell office:value-type="string">
            <text:p>Home</text:p>
          </table:table-cell>
          <table:table-cell office:value-type="string">
            <text:p>Price, Cole and Swift</text:p>
          </table:table-cell>
          <table:table-cell office:value-type="float" office:value="44544.34506516204">
            <text:p>44544.34506516204</text:p>
          </table:table-cell>
          <table:table-cell office:value-type="string">
            <text:p>http://placeimg.com/640/480</text:p>
          </table:table-cell>
          <table:table-cell office:value-type="string">
            <text:p>Voluptas sint in suscipit deserunt suscipit ipsa reiciendis ipsam. Omnis eveniet qui et ratione sit quos dolores. Reiciendis suscipit voluptas necessitatibus et consequatur sunt in consequatur. Esse id fuga eos.</text:p>
          </table:table-cell>
          <table:table-cell office:value-type="boolean" office:boolean-value="true">
            <text:p>TRUE</text:p>
          </table:table-cell>
        </table:table-row>
        <table:table-row>
          <table:table-cell office:value-type="string">
            <text:p>Miss Lee Beier</text:p>
          </table:table-cell>
          <table:table-cell office:value-type="string">
            <text:p>(810) 589-7601</text:p>
          </table:table-cell>
          <table:table-cell office:value-type="string">
            <text:p>Unique85@hotmail.com</text:p>
          </table:table-cell>
          <table:table-cell office:value-type="string">
            <text:p>02373 Mosciski Turnpike</text:p>
          </table:table-cell>
          <table:table-cell office:value-type="string">
            <text:p>Manchester</text:p>
          </table:table-cell>
          <table:table-cell office:value-type="string">
            <text:p>Massachusetts</text:p>
          </table:table-cell>
          <table:table-cell office:value-type="string">
            <text:p>87698</text:p>
          </table:table-cell>
          <table:table-cell office:value-type="string">
            <text:p>002784227</text:p>
          </table:table-cell>
          <table:table-cell office:value-type="string">
            <text:p>Sports</text:p>
          </table:table-cell>
          <table:table-cell office:value-type="string">
            <text:p>Hamill, Padberg and Pfeffer</text:p>
          </table:table-cell>
          <table:table-cell office:value-type="float" office:value="44507.64374546296">
            <text:p>44507.64374546296</text:p>
          </table:table-cell>
          <table:table-cell office:value-type="string">
            <text:p>http://placeimg.com/640/480</text:p>
          </table:table-cell>
          <table:table-cell office:value-type="string">
            <text:p>Sit id nemo perspiciatis provident. Quas sint consequatur tempore vel voluptatum. Consequuntur soluta nostrum. Nisi quo minima ut aut asperiores reiciendis atque dolore.</text:p>
          </table:table-cell>
          <table:table-cell office:value-type="boolean" office:boolean-value="true">
            <text:p>TRUE</text:p>
          </table:table-cell>
        </table:table-row>
        <table:table-row>
          <table:table-cell office:value-type="string">
            <text:p>Lela Zieme III</text:p>
          </table:table-cell>
          <table:table-cell office:value-type="string">
            <text:p>1-416-435-0423</text:p>
          </table:table-cell>
          <table:table-cell office:value-type="string">
            <text:p>Celia27@hotmail.com</text:p>
          </table:table-cell>
          <table:table-cell office:value-type="string">
            <text:p>63917 Ebert Rest</text:p>
          </table:table-cell>
          <table:table-cell office:value-type="string">
            <text:p>Port Justen</text:p>
          </table:table-cell>
          <table:table-cell office:value-type="string">
            <text:p>South Dakota</text:p>
          </table:table-cell>
          <table:table-cell office:value-type="string">
            <text:p>05640-0262</text:p>
          </table:table-cell>
          <table:table-cell office:value-type="string">
            <text:p>431782751</text:p>
          </table:table-cell>
          <table:table-cell office:value-type="string">
            <text:p>Grocery</text:p>
          </table:table-cell>
          <table:table-cell office:value-type="string">
            <text:p>Brekke, Becker and Lakin</text:p>
          </table:table-cell>
          <table:table-cell office:value-type="float" office:value="44348.248544988426">
            <text:p>44348.248544988426</text:p>
          </table:table-cell>
          <table:table-cell office:value-type="string">
            <text:p>http://placeimg.com/640/480</text:p>
          </table:table-cell>
          <table:table-cell office:value-type="string">
            <text:p>Autem corrupti voluptatem sit fuga consequatur quae ut voluptatum et. Illum ex quidem sed voluptatem sit quae ipsum delectus dicta. Non nesciunt incidunt aliquam. Est illo voluptas. Quidem veniam nemo consequatur doloremque. Quis ut ducimus.</text:p>
          </table:table-cell>
          <table:table-cell office:value-type="boolean" office:boolean-value="true">
            <text:p>TRUE</text:p>
          </table:table-cell>
        </table:table-row>
        <table:table-row>
          <table:table-cell office:value-type="string">
            <text:p>Vicky Cassin</text:p>
          </table:table-cell>
          <table:table-cell office:value-type="string">
            <text:p>1-844-928-2654</text:p>
          </table:table-cell>
          <table:table-cell office:value-type="string">
            <text:p>Sydnee.Nienow0@hotmail.com</text:p>
          </table:table-cell>
          <table:table-cell office:value-type="string">
            <text:p>121 Schmidt Inlet</text:p>
          </table:table-cell>
          <table:table-cell office:value-type="string">
            <text:p>South Dayne</text:p>
          </table:table-cell>
          <table:table-cell office:value-type="string">
            <text:p>Wisconsin</text:p>
          </table:table-cell>
          <table:table-cell office:value-type="string">
            <text:p>99756-9302</text:p>
          </table:table-cell>
          <table:table-cell office:value-type="string">
            <text:p>678900105</text:p>
          </table:table-cell>
          <table:table-cell office:value-type="string">
            <text:p>Games</text:p>
          </table:table-cell>
          <table:table-cell office:value-type="string">
            <text:p>Hamill Inc</text:p>
          </table:table-cell>
          <table:table-cell office:value-type="float" office:value="44387.53178837963">
            <text:p>44387.53178837963</text:p>
          </table:table-cell>
          <table:table-cell office:value-type="string">
            <text:p>http://placeimg.com/640/480</text:p>
          </table:table-cell>
          <table:table-cell office:value-type="string">
            <text:p>Neque quasi et qui. Aut itaque voluptas nihil doloremque provident. Ea velit neque incidunt minus eos illo. Harum est non ex ipsa ea.</text:p>
          </table:table-cell>
          <table:table-cell office:value-type="boolean" office:boolean-value="false">
            <text:p>FALSE</text:p>
          </table:table-cell>
        </table:table-row>
        <table:table-row>
          <table:table-cell office:value-type="string">
            <text:p>Joanne Murray</text:p>
          </table:table-cell>
          <table:table-cell office:value-type="string">
            <text:p>1-644-755-6493 x385</text:p>
          </table:table-cell>
          <table:table-cell office:value-type="string">
            <text:p>Marcus_Hegmann@hotmail.com</text:p>
          </table:table-cell>
          <table:table-cell office:value-type="string">
            <text:p>581 Flatley Pines</text:p>
          </table:table-cell>
          <table:table-cell office:value-type="string">
            <text:p>Port Gussie</text:p>
          </table:table-cell>
          <table:table-cell office:value-type="string">
            <text:p>Connecticut</text:p>
          </table:table-cell>
          <table:table-cell office:value-type="string">
            <text:p>88235</text:p>
          </table:table-cell>
          <table:table-cell office:value-type="string">
            <text:p>505337540</text:p>
          </table:table-cell>
          <table:table-cell office:value-type="string">
            <text:p>Beauty</text:p>
          </table:table-cell>
          <table:table-cell office:value-type="string">
            <text:p>Krajcik Inc</text:p>
          </table:table-cell>
          <table:table-cell office:value-type="float" office:value="44501.179307893515">
            <text:p>44501.179307893515</text:p>
          </table:table-cell>
          <table:table-cell office:value-type="string">
            <text:p>http://placeimg.com/640/480</text:p>
          </table:table-cell>
          <table:table-cell office:value-type="string">
            <text:p>Et perspiciatis labore et aliquid facilis enim. Sapiente enim nemo nulla praesentium ut facere. Deserunt omnis placeat est ut nulla libero et fuga. Quidem sapiente eos. Iste debitis at nihil ut ratione necessitatibus sed placeat. Odit eaque sit quis magni.</text:p>
          </table:table-cell>
          <table:table-cell office:value-type="boolean" office:boolean-value="false">
            <text:p>FALSE</text:p>
          </table:table-cell>
        </table:table-row>
        <table:table-row>
          <table:table-cell office:value-type="string">
            <text:p>Salvatore Denesik</text:p>
          </table:table-cell>
          <table:table-cell office:value-type="string">
            <text:p>725.859.1872 x09658</text:p>
          </table:table-cell>
          <table:table-cell office:value-type="string">
            <text:p>Melvin.Bailey@hotmail.com</text:p>
          </table:table-cell>
          <table:table-cell office:value-type="string">
            <text:p>020 Aliza Court</text:p>
          </table:table-cell>
          <table:table-cell office:value-type="string">
            <text:p>Christopherchester</text:p>
          </table:table-cell>
          <table:table-cell office:value-type="string">
            <text:p>Wyoming</text:p>
          </table:table-cell>
          <table:table-cell office:value-type="string">
            <text:p>94578-5797</text:p>
          </table:table-cell>
          <table:table-cell office:value-type="string">
            <text:p>543303620</text:p>
          </table:table-cell>
          <table:table-cell office:value-type="string">
            <text:p>Automotive</text:p>
          </table:table-cell>
          <table:table-cell office:value-type="string">
            <text:p>Kuhic - Rolfson</text:p>
          </table:table-cell>
          <table:table-cell office:value-type="float" office:value="44245.42683844907">
            <text:p>44245.42683844907</text:p>
          </table:table-cell>
          <table:table-cell office:value-type="string">
            <text:p>http://placeimg.com/640/480</text:p>
          </table:table-cell>
          <table:table-cell office:value-type="string">
            <text:p>Eaque voluptatem est quas nisi voluptas enim quaerat. Est consequatur explicabo. Voluptate numquam et occaecati ut. Atque omnis dolorem odit quo aliquam voluptatibus asperiores. Accusantium libero vel hic harum. Eos qui sunt voluptates.</text:p>
          </table:table-cell>
          <table:table-cell office:value-type="boolean" office:boolean-value="false">
            <text:p>FALSE</text:p>
          </table:table-cell>
        </table:table-row>
        <table:table-row>
          <table:table-cell office:value-type="string">
            <text:p>Sandy Gerhold</text:p>
          </table:table-cell>
          <table:table-cell office:value-type="string">
            <text:p>958-860-0952 x1090</text:p>
          </table:table-cell>
          <table:table-cell office:value-type="string">
            <text:p>Bennett_Mayer40@yahoo.com</text:p>
          </table:table-cell>
          <table:table-cell office:value-type="string">
            <text:p>9965 Wiegand Locks</text:p>
          </table:table-cell>
          <table:table-cell office:value-type="string">
            <text:p>Attleboro</text:p>
          </table:table-cell>
          <table:table-cell office:value-type="string">
            <text:p>West Virginia</text:p>
          </table:table-cell>
          <table:table-cell office:value-type="string">
            <text:p>63070-8902</text:p>
          </table:table-cell>
          <table:table-cell office:value-type="string">
            <text:p>788284559</text:p>
          </table:table-cell>
          <table:table-cell office:value-type="string">
            <text:p>Computers</text:p>
          </table:table-cell>
          <table:table-cell office:value-type="string">
            <text:p>Wolf - Denesik</text:p>
          </table:table-cell>
          <table:table-cell office:value-type="float" office:value="44460.00913820602">
            <text:p>44460.00913820602</text:p>
          </table:table-cell>
          <table:table-cell office:value-type="string">
            <text:p>http://placeimg.com/640/480</text:p>
          </table:table-cell>
          <table:table-cell office:value-type="string">
            <text:p>Exercitationem eum accusamus expedita quo doloribus ducimus consequatur in. Nihil eveniet est et itaque. In vero assumenda iusto sint consequatur. Suscipit nemo in quo nobis. Atque quaerat dolorem. Non accusantium excepturi.</text:p>
          </table:table-cell>
          <table:table-cell office:value-type="boolean" office:boolean-value="true">
            <text:p>TRUE</text:p>
          </table:table-cell>
        </table:table-row>
        <table:table-row>
          <table:table-cell office:value-type="string">
            <text:p>Tommy Conn</text:p>
          </table:table-cell>
          <table:table-cell office:value-type="string">
            <text:p>780.647.4935 x0815</text:p>
          </table:table-cell>
          <table:table-cell office:value-type="string">
            <text:p>Friedrich_Jacobs48@gmail.com</text:p>
          </table:table-cell>
          <table:table-cell office:value-type="string">
            <text:p>846 Daron Glens</text:p>
          </table:table-cell>
          <table:table-cell office:value-type="string">
            <text:p>East Virgieborough</text:p>
          </table:table-cell>
          <table:table-cell office:value-type="string">
            <text:p>Virginia</text:p>
          </table:table-cell>
          <table:table-cell office:value-type="string">
            <text:p>05110-1851</text:p>
          </table:table-cell>
          <table:table-cell office:value-type="string">
            <text:p>364991981</text:p>
          </table:table-cell>
          <table:table-cell office:value-type="string">
            <text:p>Kids</text:p>
          </table:table-cell>
          <table:table-cell office:value-type="string">
            <text:p>Schamberger - Schmitt</text:p>
          </table:table-cell>
          <table:table-cell office:value-type="float" office:value="44497.924581527775">
            <text:p>44497.924581527775</text:p>
          </table:table-cell>
          <table:table-cell office:value-type="string">
            <text:p>http://placeimg.com/640/480</text:p>
          </table:table-cell>
          <table:table-cell office:value-type="string">
            <text:p>Reiciendis sit eius sed ipsam et. Ea reprehenderit voluptatem commodi eos. Vero aspernatur odio. Alias eaque tempore ullam. Et facilis et veniam. Recusandae assumenda illum aspernatur neque id est.</text:p>
          </table:table-cell>
          <table:table-cell office:value-type="boolean" office:boolean-value="false">
            <text:p>FALSE</text:p>
          </table:table-cell>
        </table:table-row>
        <table:table-row>
          <table:table-cell office:value-type="string">
            <text:p>Pete Flatley</text:p>
          </table:table-cell>
          <table:table-cell office:value-type="string">
            <text:p>485-420-8936 x07771</text:p>
          </table:table-cell>
          <table:table-cell office:value-type="string">
            <text:p>Antwon42@hotmail.com</text:p>
          </table:table-cell>
          <table:table-cell office:value-type="string">
            <text:p>051 Telly Junction</text:p>
          </table:table-cell>
          <table:table-cell office:value-type="string">
            <text:p>Lake German</text:p>
          </table:table-cell>
          <table:table-cell office:value-type="string">
            <text:p>Illinois</text:p>
          </table:table-cell>
          <table:table-cell office:value-type="string">
            <text:p>01260</text:p>
          </table:table-cell>
          <table:table-cell office:value-type="string">
            <text:p>673760353</text:p>
          </table:table-cell>
          <table:table-cell office:value-type="string">
            <text:p>Automotive</text:p>
          </table:table-cell>
          <table:table-cell office:value-type="string">
            <text:p>Hettinger and Sons</text:p>
          </table:table-cell>
          <table:table-cell office:value-type="float" office:value="44445.814762615744">
            <text:p>44445.814762615744</text:p>
          </table:table-cell>
          <table:table-cell office:value-type="string">
            <text:p>http://placeimg.com/640/480</text:p>
          </table:table-cell>
          <table:table-cell office:value-type="string">
            <text:p>Cupiditate ut officiis debitis delectus est occaecati excepturi distinctio. Earum deserunt et a est occaecati. Aut eaque officia inventore enim illo pariatur qui exercitationem numquam. Sequi esse laudantium sed quia veritatis sed officiis qui. Vel temporibus facere fuga voluptates.</text:p>
          </table:table-cell>
          <table:table-cell office:value-type="boolean" office:boolean-value="true">
            <text:p>TRUE</text:p>
          </table:table-cell>
        </table:table-row>
        <table:table-row>
          <table:table-cell office:value-type="string">
            <text:p>Stacy Murazik</text:p>
          </table:table-cell>
          <table:table-cell office:value-type="string">
            <text:p>1-422-289-3362</text:p>
          </table:table-cell>
          <table:table-cell office:value-type="string">
            <text:p>Lenny85@hotmail.com</text:p>
          </table:table-cell>
          <table:table-cell office:value-type="string">
            <text:p>3543 Torp Club</text:p>
          </table:table-cell>
          <table:table-cell office:value-type="string">
            <text:p>Port Bellaport</text:p>
          </table:table-cell>
          <table:table-cell office:value-type="string">
            <text:p>Georgia</text:p>
          </table:table-cell>
          <table:table-cell office:value-type="string">
            <text:p>36762</text:p>
          </table:table-cell>
          <table:table-cell office:value-type="string">
            <text:p>297667201</text:p>
          </table:table-cell>
          <table:table-cell office:value-type="string">
            <text:p>Sports</text:p>
          </table:table-cell>
          <table:table-cell office:value-type="string">
            <text:p>Bode Group</text:p>
          </table:table-cell>
          <table:table-cell office:value-type="float" office:value="44440.57381850694">
            <text:p>44440.57381850694</text:p>
          </table:table-cell>
          <table:table-cell office:value-type="string">
            <text:p>http://placeimg.com/640/480</text:p>
          </table:table-cell>
          <table:table-cell office:value-type="string">
            <text:p>Sed illo tempora cum blanditiis velit eum numquam ipsam autem. Id qui ut non illo ullam est eum optio exercitationem. Culpa ut explicabo error voluptas quia ut qui error. Vero quam voluptates soluta ut ex nostrum. Voluptas molestiae non aut nihil voluptas sit voluptas. Quod minus ipsam aperiam aperiam.</text:p>
          </table:table-cell>
          <table:table-cell office:value-type="boolean" office:boolean-value="true">
            <text:p>TRUE</text:p>
          </table:table-cell>
        </table:table-row>
        <table:table-row>
          <table:table-cell office:value-type="string">
            <text:p>Ann Lowe</text:p>
          </table:table-cell>
          <table:table-cell office:value-type="string">
            <text:p>317-846-5154</text:p>
          </table:table-cell>
          <table:table-cell office:value-type="string">
            <text:p>Nicola.Willms@hotmail.com</text:p>
          </table:table-cell>
          <table:table-cell office:value-type="string">
            <text:p>9631 Stroman Cliffs</text:p>
          </table:table-cell>
          <table:table-cell office:value-type="string">
            <text:p>Dylanfurt</text:p>
          </table:table-cell>
          <table:table-cell office:value-type="string">
            <text:p>Maine</text:p>
          </table:table-cell>
          <table:table-cell office:value-type="string">
            <text:p>36770</text:p>
          </table:table-cell>
          <table:table-cell office:value-type="string">
            <text:p>985765732</text:p>
          </table:table-cell>
          <table:table-cell office:value-type="string">
            <text:p>Computers</text:p>
          </table:table-cell>
          <table:table-cell office:value-type="string">
            <text:p>Schinner, Medhurst and Wolf</text:p>
          </table:table-cell>
          <table:table-cell office:value-type="float" office:value="44241.05161003472">
            <text:p>44241.05161003472</text:p>
          </table:table-cell>
          <table:table-cell office:value-type="string">
            <text:p>http://placeimg.com/640/480</text:p>
          </table:table-cell>
          <table:table-cell office:value-type="string">
            <text:p>Consectetur molestiae sit. Quasi autem eaque exercitationem. Aut quibusdam ut ullam et ex voluptatem fugit. Quisquam harum et provident velit. Minima dolor asperiores libero.</text:p>
          </table:table-cell>
          <table:table-cell office:value-type="boolean" office:boolean-value="false">
            <text:p>FALSE</text:p>
          </table:table-cell>
        </table:table-row>
        <table:table-row>
          <table:table-cell office:value-type="string">
            <text:p>Clayton Gorczany</text:p>
          </table:table-cell>
          <table:table-cell office:value-type="string">
            <text:p>(512) 684-0050</text:p>
          </table:table-cell>
          <table:table-cell office:value-type="string">
            <text:p>Maia.Willms@hotmail.com</text:p>
          </table:table-cell>
          <table:table-cell office:value-type="string">
            <text:p>1160 Ayla Forge</text:p>
          </table:table-cell>
          <table:table-cell office:value-type="string">
            <text:p>Jedediahhaven</text:p>
          </table:table-cell>
          <table:table-cell office:value-type="string">
            <text:p>Pennsylvania</text:p>
          </table:table-cell>
          <table:table-cell office:value-type="string">
            <text:p>70404-1949</text:p>
          </table:table-cell>
          <table:table-cell office:value-type="string">
            <text:p>779260090</text:p>
          </table:table-cell>
          <table:table-cell office:value-type="string">
            <text:p>Garden</text:p>
          </table:table-cell>
          <table:table-cell office:value-type="string">
            <text:p>Zieme, Schmitt and Brown</text:p>
          </table:table-cell>
          <table:table-cell office:value-type="float" office:value="44490.19129144676">
            <text:p>44490.19129144676</text:p>
          </table:table-cell>
          <table:table-cell office:value-type="string">
            <text:p>http://placeimg.com/640/480</text:p>
          </table:table-cell>
          <table:table-cell office:value-type="string">
            <text:p>Tenetur quod vero facilis est voluptate animi voluptatem velit sint. Amet enim rerum earum qui quo odio est aspernatur ut. Facere minima dolore perferendis et a quo enim. Velit quas quia deserunt. Expedita et corrupti earum reprehenderit incidunt omnis eum aspernatur voluptatibus.</text:p>
          </table:table-cell>
          <table:table-cell office:value-type="boolean" office:boolean-value="true">
            <text:p>TRUE</text:p>
          </table:table-cell>
        </table:table-row>
        <table:table-row>
          <table:table-cell office:value-type="string">
            <text:p>Rachael Smitham</text:p>
          </table:table-cell>
          <table:table-cell office:value-type="string">
            <text:p>454-337-1778 x9385</text:p>
          </table:table-cell>
          <table:table-cell office:value-type="string">
            <text:p>Naomie_Upton@hotmail.com</text:p>
          </table:table-cell>
          <table:table-cell office:value-type="string">
            <text:p>50135 Antonietta Mission</text:p>
          </table:table-cell>
          <table:table-cell office:value-type="string">
            <text:p>Bergnaumside</text:p>
          </table:table-cell>
          <table:table-cell office:value-type="string">
            <text:p>Idaho</text:p>
          </table:table-cell>
          <table:table-cell office:value-type="string">
            <text:p>42258-5686</text:p>
          </table:table-cell>
          <table:table-cell office:value-type="string">
            <text:p>878681994</text:p>
          </table:table-cell>
          <table:table-cell office:value-type="string">
            <text:p>Jewelery</text:p>
          </table:table-cell>
          <table:table-cell office:value-type="string">
            <text:p>Thiel, Herman and Wolff</text:p>
          </table:table-cell>
          <table:table-cell office:value-type="float" office:value="44292.55600509259">
            <text:p>44292.55600509259</text:p>
          </table:table-cell>
          <table:table-cell office:value-type="string">
            <text:p>http://placeimg.com/640/480</text:p>
          </table:table-cell>
          <table:table-cell office:value-type="string">
            <text:p>Eaque autem ipsam. Occaecati ea occaecati et pariatur reiciendis id totam qui. Vitae placeat inventore dignissimos non vitae.</text:p>
          </table:table-cell>
          <table:table-cell office:value-type="boolean" office:boolean-value="false">
            <text:p>FALSE</text:p>
          </table:table-cell>
        </table:table-row>
        <table:table-row>
          <table:table-cell office:value-type="string">
            <text:p>Conrad Bernier</text:p>
          </table:table-cell>
          <table:table-cell office:value-type="string">
            <text:p>940.514.4148 x91888</text:p>
          </table:table-cell>
          <table:table-cell office:value-type="string">
            <text:p>Retha91@hotmail.com</text:p>
          </table:table-cell>
          <table:table-cell office:value-type="string">
            <text:p>74425 Berge Landing</text:p>
          </table:table-cell>
          <table:table-cell office:value-type="string">
            <text:p>Roobchester</text:p>
          </table:table-cell>
          <table:table-cell office:value-type="string">
            <text:p>Connecticut</text:p>
          </table:table-cell>
          <table:table-cell office:value-type="string">
            <text:p>63582-8235</text:p>
          </table:table-cell>
          <table:table-cell office:value-type="string">
            <text:p>875121224</text:p>
          </table:table-cell>
          <table:table-cell office:value-type="string">
            <text:p>Toys</text:p>
          </table:table-cell>
          <table:table-cell office:value-type="string">
            <text:p>Deckow, Wisozk and Mosciski</text:p>
          </table:table-cell>
          <table:table-cell office:value-type="float" office:value="44531.646909953706">
            <text:p>44531.646909953706</text:p>
          </table:table-cell>
          <table:table-cell office:value-type="string">
            <text:p>http://placeimg.com/640/480</text:p>
          </table:table-cell>
          <table:table-cell office:value-type="string">
            <text:p>Explicabo beatae quam voluptatem et. Id voluptates odit suscipit atque. Ratione vel aut odio qui et. Sit sed qui.</text:p>
          </table:table-cell>
          <table:table-cell office:value-type="boolean" office:boolean-value="false">
            <text:p>FALSE</text:p>
          </table:table-cell>
        </table:table-row>
        <table:table-row>
          <table:table-cell office:value-type="string">
            <text:p>Javier Boehm</text:p>
          </table:table-cell>
          <table:table-cell office:value-type="string">
            <text:p>806.904.4953</text:p>
          </table:table-cell>
          <table:table-cell office:value-type="string">
            <text:p>Rhianna.Streich@hotmail.com</text:p>
          </table:table-cell>
          <table:table-cell office:value-type="string">
            <text:p>562 Betsy Plaza</text:p>
          </table:table-cell>
          <table:table-cell office:value-type="string">
            <text:p>Kubfort</text:p>
          </table:table-cell>
          <table:table-cell office:value-type="string">
            <text:p>West Virginia</text:p>
          </table:table-cell>
          <table:table-cell office:value-type="string">
            <text:p>80458</text:p>
          </table:table-cell>
          <table:table-cell office:value-type="string">
            <text:p>412937185</text:p>
          </table:table-cell>
          <table:table-cell office:value-type="string">
            <text:p>Electronics</text:p>
          </table:table-cell>
          <table:table-cell office:value-type="string">
            <text:p>Sporer LLC</text:p>
          </table:table-cell>
          <table:table-cell office:value-type="float" office:value="44422.44888899306">
            <text:p>44422.44888899306</text:p>
          </table:table-cell>
          <table:table-cell office:value-type="string">
            <text:p>http://placeimg.com/640/480</text:p>
          </table:table-cell>
          <table:table-cell office:value-type="string">
            <text:p>Praesentium fugiat illo dolore. Aperiam error aut deserunt est sint magni et reiciendis. Nihil ut labore enim.</text:p>
          </table:table-cell>
          <table:table-cell office:value-type="boolean" office:boolean-value="false">
            <text:p>FALSE</text:p>
          </table:table-cell>
        </table:table-row>
        <table:table-row>
          <table:table-cell office:value-type="string">
            <text:p>Saul Torp</text:p>
          </table:table-cell>
          <table:table-cell office:value-type="string">
            <text:p>(819) 683-2137 x49554</text:p>
          </table:table-cell>
          <table:table-cell office:value-type="string">
            <text:p>Cleora_Kshlerin2@gmail.com</text:p>
          </table:table-cell>
          <table:table-cell office:value-type="string">
            <text:p>09550 Hyatt Oval</text:p>
          </table:table-cell>
          <table:table-cell office:value-type="string">
            <text:p>Bernhardshire</text:p>
          </table:table-cell>
          <table:table-cell office:value-type="string">
            <text:p>Mississippi</text:p>
          </table:table-cell>
          <table:table-cell office:value-type="string">
            <text:p>73129</text:p>
          </table:table-cell>
          <table:table-cell office:value-type="string">
            <text:p>239166993</text:p>
          </table:table-cell>
          <table:table-cell office:value-type="string">
            <text:p>Toys</text:p>
          </table:table-cell>
          <table:table-cell office:value-type="string">
            <text:p>Bergstrom Group</text:p>
          </table:table-cell>
          <table:table-cell office:value-type="float" office:value="44331.52689857639">
            <text:p>44331.52689857639</text:p>
          </table:table-cell>
          <table:table-cell office:value-type="string">
            <text:p>http://placeimg.com/640/480</text:p>
          </table:table-cell>
          <table:table-cell office:value-type="string">
            <text:p>Tempore provident quia aliquam consectetur doloribus officia saepe et. Molestiae maiores animi qui. Recusandae sed quia.</text:p>
          </table:table-cell>
          <table:table-cell office:value-type="boolean" office:boolean-value="false">
            <text:p>FALSE</text:p>
          </table:table-cell>
        </table:table-row>
        <table:table-row>
          <table:table-cell office:value-type="string">
            <text:p>Mrs. Charlotte Schmitt</text:p>
          </table:table-cell>
          <table:table-cell office:value-type="string">
            <text:p>457.920.4266 x5866</text:p>
          </table:table-cell>
          <table:table-cell office:value-type="string">
            <text:p>Don88@yahoo.com</text:p>
          </table:table-cell>
          <table:table-cell office:value-type="string">
            <text:p>154 Gleason Field</text:p>
          </table:table-cell>
          <table:table-cell office:value-type="string">
            <text:p>Cicero</text:p>
          </table:table-cell>
          <table:table-cell office:value-type="string">
            <text:p>South Dakota</text:p>
          </table:table-cell>
          <table:table-cell office:value-type="string">
            <text:p>47038-1496</text:p>
          </table:table-cell>
          <table:table-cell office:value-type="string">
            <text:p>254003963</text:p>
          </table:table-cell>
          <table:table-cell office:value-type="string">
            <text:p>Industrial</text:p>
          </table:table-cell>
          <table:table-cell office:value-type="string">
            <text:p>Hansen LLC</text:p>
          </table:table-cell>
          <table:table-cell office:value-type="float" office:value="44225.16898539352">
            <text:p>44225.16898539352</text:p>
          </table:table-cell>
          <table:table-cell office:value-type="string">
            <text:p>http://placeimg.com/640/480</text:p>
          </table:table-cell>
          <table:table-cell office:value-type="string">
            <text:p>Vel dolore saepe. Quaerat illum nemo quia in. Ipsum tempora molestiae similique consequatur recusandae neque optio. Eius nesciunt deleniti consequatur necessitatibus porro numquam dolor est dicta. Molestiae nesciunt ut ipsa quasi velit.</text:p>
          </table:table-cell>
          <table:table-cell office:value-type="boolean" office:boolean-value="false">
            <text:p>FALSE</text:p>
          </table:table-cell>
        </table:table-row>
        <table:table-row>
          <table:table-cell office:value-type="string">
            <text:p>Mildred Mitchell</text:p>
          </table:table-cell>
          <table:table-cell office:value-type="string">
            <text:p>1-788-900-9783 x87468</text:p>
          </table:table-cell>
          <table:table-cell office:value-type="string">
            <text:p>Granville66@gmail.com</text:p>
          </table:table-cell>
          <table:table-cell office:value-type="string">
            <text:p>930 Kshlerin Way</text:p>
          </table:table-cell>
          <table:table-cell office:value-type="string">
            <text:p>San Diego</text:p>
          </table:table-cell>
          <table:table-cell office:value-type="string">
            <text:p>Idaho</text:p>
          </table:table-cell>
          <table:table-cell office:value-type="string">
            <text:p>20813</text:p>
          </table:table-cell>
          <table:table-cell office:value-type="string">
            <text:p>722842795</text:p>
          </table:table-cell>
          <table:table-cell office:value-type="string">
            <text:p>Electronics</text:p>
          </table:table-cell>
          <table:table-cell office:value-type="string">
            <text:p>Haley LLC</text:p>
          </table:table-cell>
          <table:table-cell office:value-type="float" office:value="44239.875755520836">
            <text:p>44239.875755520836</text:p>
          </table:table-cell>
          <table:table-cell office:value-type="string">
            <text:p>http://placeimg.com/640/480</text:p>
          </table:table-cell>
          <table:table-cell office:value-type="string">
            <text:p>Optio iusto eum blanditiis pariatur. Quod quo laboriosam. Temporibus omnis ducimus quis soluta. Distinctio laudantium dicta maxime ea quo molestiae quia esse expedita. Perspiciatis quidem ullam odit nemo.</text:p>
          </table:table-cell>
          <table:table-cell office:value-type="boolean" office:boolean-value="true">
            <text:p>TRUE</text:p>
          </table:table-cell>
        </table:table-row>
        <table:table-row>
          <table:table-cell office:value-type="string">
            <text:p>Terrance Lakin</text:p>
          </table:table-cell>
          <table:table-cell office:value-type="string">
            <text:p>958-509-4381 x46879</text:p>
          </table:table-cell>
          <table:table-cell office:value-type="string">
            <text:p>Darryl.Huel@yahoo.com</text:p>
          </table:table-cell>
          <table:table-cell office:value-type="string">
            <text:p>32208 Gusikowski Road</text:p>
          </table:table-cell>
          <table:table-cell office:value-type="string">
            <text:p>Lake Cyrusmouth</text:p>
          </table:table-cell>
          <table:table-cell office:value-type="string">
            <text:p>Hawaii</text:p>
          </table:table-cell>
          <table:table-cell office:value-type="string">
            <text:p>49834-1662</text:p>
          </table:table-cell>
          <table:table-cell office:value-type="string">
            <text:p>838160769</text:p>
          </table:table-cell>
          <table:table-cell office:value-type="string">
            <text:p>Toys</text:p>
          </table:table-cell>
          <table:table-cell office:value-type="string">
            <text:p>Marvin - Trantow</text:p>
          </table:table-cell>
          <table:table-cell office:value-type="float" office:value="44512.37568622685">
            <text:p>44512.37568622685</text:p>
          </table:table-cell>
          <table:table-cell office:value-type="string">
            <text:p>http://placeimg.com/640/480</text:p>
          </table:table-cell>
          <table:table-cell office:value-type="string">
            <text:p>Repellendus ipsa aut nisi voluptatibus architecto minus voluptatibus. Qui quae et. Dolorem quisquam dolorum voluptatum eligendi eligendi quas voluptatem sunt. Eligendi ut nulla est sint consequatur non est odit. Consectetur deserunt rem est non.</text:p>
          </table:table-cell>
          <table:table-cell office:value-type="boolean" office:boolean-value="true">
            <text:p>TRUE</text:p>
          </table:table-cell>
        </table:table-row>
        <table:table-row>
          <table:table-cell office:value-type="string">
            <text:p>Dr. Grady Lowe</text:p>
          </table:table-cell>
          <table:table-cell office:value-type="string">
            <text:p>(659) 511-7017</text:p>
          </table:table-cell>
          <table:table-cell office:value-type="string">
            <text:p>Angeline_Gottlieb@gmail.com</text:p>
          </table:table-cell>
          <table:table-cell office:value-type="string">
            <text:p>276 Monica Branch</text:p>
          </table:table-cell>
          <table:table-cell office:value-type="string">
            <text:p>East Diegoton</text:p>
          </table:table-cell>
          <table:table-cell office:value-type="string">
            <text:p>Minnesota</text:p>
          </table:table-cell>
          <table:table-cell office:value-type="string">
            <text:p>27816-3915</text:p>
          </table:table-cell>
          <table:table-cell office:value-type="string">
            <text:p>511170788</text:p>
          </table:table-cell>
          <table:table-cell office:value-type="string">
            <text:p>Tools</text:p>
          </table:table-cell>
          <table:table-cell office:value-type="string">
            <text:p>Heaney - Fahey</text:p>
          </table:table-cell>
          <table:table-cell office:value-type="float" office:value="44323.26490541667">
            <text:p>44323.26490541667</text:p>
          </table:table-cell>
          <table:table-cell office:value-type="string">
            <text:p>http://placeimg.com/640/480</text:p>
          </table:table-cell>
          <table:table-cell office:value-type="string">
            <text:p>Hic officiis minus dolor maxime aliquid. Eum mollitia dolor assumenda voluptatem ducimus aut est qui. Quisquam corrupti eos ea. Ut sunt possimus tenetur eveniet tempore. Nihil sunt aperiam animi laboriosam minus ullam reiciendis.</text:p>
          </table:table-cell>
          <table:table-cell office:value-type="boolean" office:boolean-value="false">
            <text:p>FALSE</text:p>
          </table:table-cell>
        </table:table-row>
        <table:table-row>
          <table:table-cell office:value-type="string">
            <text:p>Kim Leuschke</text:p>
          </table:table-cell>
          <table:table-cell office:value-type="string">
            <text:p>(585) 461-0711</text:p>
          </table:table-cell>
          <table:table-cell office:value-type="string">
            <text:p>Karson52@yahoo.com</text:p>
          </table:table-cell>
          <table:table-cell office:value-type="string">
            <text:p>64767 McClure Pike</text:p>
          </table:table-cell>
          <table:table-cell office:value-type="string">
            <text:p>Belleville</text:p>
          </table:table-cell>
          <table:table-cell office:value-type="string">
            <text:p>Iowa</text:p>
          </table:table-cell>
          <table:table-cell office:value-type="string">
            <text:p>75579-6194</text:p>
          </table:table-cell>
          <table:table-cell office:value-type="string">
            <text:p>068441737</text:p>
          </table:table-cell>
          <table:table-cell office:value-type="string">
            <text:p>Baby</text:p>
          </table:table-cell>
          <table:table-cell office:value-type="string">
            <text:p>Botsford, Kovacek and Jerde</text:p>
          </table:table-cell>
          <table:table-cell office:value-type="float" office:value="44538.59586681713">
            <text:p>44538.59586681713</text:p>
          </table:table-cell>
          <table:table-cell office:value-type="string">
            <text:p>http://placeimg.com/640/480</text:p>
          </table:table-cell>
          <table:table-cell office:value-type="string">
            <text:p>Quod ipsum sed voluptatem. Qui consectetur ex incidunt repellendus dolorum deserunt et quas voluptate. Ut iure voluptatem laudantium beatae modi qui temporibus. Et ea consequatur est illum esse earum quia dolores. Suscipit ut deserunt odio molestias totam repudiandae ut. A voluptatem et qui provident eligendi cumque.</text:p>
          </table:table-cell>
          <table:table-cell office:value-type="boolean" office:boolean-value="false">
            <text:p>FALSE</text:p>
          </table:table-cell>
        </table:table-row>
        <table:table-row>
          <table:table-cell office:value-type="string">
            <text:p>Irving Schimmel</text:p>
          </table:table-cell>
          <table:table-cell office:value-type="string">
            <text:p>1-848-312-5841 x45068</text:p>
          </table:table-cell>
          <table:table-cell office:value-type="string">
            <text:p>Josie_Herman29@yahoo.com</text:p>
          </table:table-cell>
          <table:table-cell office:value-type="string">
            <text:p>1614 Zoe Curve</text:p>
          </table:table-cell>
          <table:table-cell office:value-type="string">
            <text:p>Bethesda</text:p>
          </table:table-cell>
          <table:table-cell office:value-type="string">
            <text:p>New Hampshire</text:p>
          </table:table-cell>
          <table:table-cell office:value-type="string">
            <text:p>61737</text:p>
          </table:table-cell>
          <table:table-cell office:value-type="string">
            <text:p>897020840</text:p>
          </table:table-cell>
          <table:table-cell office:value-type="string">
            <text:p>Grocery</text:p>
          </table:table-cell>
          <table:table-cell office:value-type="string">
            <text:p>Gislason and Sons</text:p>
          </table:table-cell>
          <table:table-cell office:value-type="float" office:value="44405.11926074074">
            <text:p>44405.11926074074</text:p>
          </table:table-cell>
          <table:table-cell office:value-type="string">
            <text:p>http://placeimg.com/640/480</text:p>
          </table:table-cell>
          <table:table-cell office:value-type="string">
            <text:p>Consequuntur autem cupiditate cumque ut eum. Error et ut sit non. Delectus at dolorem non. Unde dignissimos dolore sequi.</text:p>
          </table:table-cell>
          <table:table-cell office:value-type="boolean" office:boolean-value="true">
            <text:p>TRUE</text:p>
          </table:table-cell>
        </table:table-row>
        <table:table-row>
          <table:table-cell office:value-type="string">
            <text:p>Merle Greenfelder</text:p>
          </table:table-cell>
          <table:table-cell office:value-type="string">
            <text:p>966-938-5145</text:p>
          </table:table-cell>
          <table:table-cell office:value-type="string">
            <text:p>Hilma26@gmail.com</text:p>
          </table:table-cell>
          <table:table-cell office:value-type="string">
            <text:p>81079 Rice Shore</text:p>
          </table:table-cell>
          <table:table-cell office:value-type="string">
            <text:p>Adrielfurt</text:p>
          </table:table-cell>
          <table:table-cell office:value-type="string">
            <text:p>Virginia</text:p>
          </table:table-cell>
          <table:table-cell office:value-type="string">
            <text:p>16875-6770</text:p>
          </table:table-cell>
          <table:table-cell office:value-type="string">
            <text:p>590048954</text:p>
          </table:table-cell>
          <table:table-cell office:value-type="string">
            <text:p>Jewelery</text:p>
          </table:table-cell>
          <table:table-cell office:value-type="string">
            <text:p>Nitzsche - Rice</text:p>
          </table:table-cell>
          <table:table-cell office:value-type="float" office:value="44374.308016030096">
            <text:p>44374.308016030096</text:p>
          </table:table-cell>
          <table:table-cell office:value-type="string">
            <text:p>http://placeimg.com/640/480</text:p>
          </table:table-cell>
          <table:table-cell office:value-type="string">
            <text:p>Eveniet facilis atque ut quod et doloribus. A non totam dolor. Excepturi vel vero omnis nesciunt. Sed accusantium aspernatur rerum.</text:p>
          </table:table-cell>
          <table:table-cell office:value-type="boolean" office:boolean-value="true">
            <text:p>TRUE</text:p>
          </table:table-cell>
        </table:table-row>
        <table:table-row>
          <table:table-cell office:value-type="string">
            <text:p>Christopher Feil</text:p>
          </table:table-cell>
          <table:table-cell office:value-type="string">
            <text:p>333.678.8163</text:p>
          </table:table-cell>
          <table:table-cell office:value-type="string">
            <text:p>Cathrine.Simonis61@yahoo.com</text:p>
          </table:table-cell>
          <table:table-cell office:value-type="string">
            <text:p>03668 Veum Highway</text:p>
          </table:table-cell>
          <table:table-cell office:value-type="string">
            <text:p>Bothell</text:p>
          </table:table-cell>
          <table:table-cell office:value-type="string">
            <text:p>Florida</text:p>
          </table:table-cell>
          <table:table-cell office:value-type="string">
            <text:p>48002-5436</text:p>
          </table:table-cell>
          <table:table-cell office:value-type="string">
            <text:p>958567381</text:p>
          </table:table-cell>
          <table:table-cell office:value-type="string">
            <text:p>Kids</text:p>
          </table:table-cell>
          <table:table-cell office:value-type="string">
            <text:p>Wilkinson - Medhurst</text:p>
          </table:table-cell>
          <table:table-cell office:value-type="float" office:value="44506.480142071756">
            <text:p>44506.480142071756</text:p>
          </table:table-cell>
          <table:table-cell office:value-type="string">
            <text:p>http://placeimg.com/640/480</text:p>
          </table:table-cell>
          <table:table-cell office:value-type="string">
            <text:p>Doloremque minus id ad quibusdam. Ducimus ut optio cum. Perferendis cumque sint quis qui cum vel.</text:p>
          </table:table-cell>
          <table:table-cell office:value-type="boolean" office:boolean-value="true">
            <text:p>TRUE</text:p>
          </table:table-cell>
        </table:table-row>
        <table:table-row>
          <table:table-cell office:value-type="string">
            <text:p>Marie Krajcik</text:p>
          </table:table-cell>
          <table:table-cell office:value-type="string">
            <text:p>588.695.4494 x153</text:p>
          </table:table-cell>
          <table:table-cell office:value-type="string">
            <text:p>Caden_Kerluke@yahoo.com</text:p>
          </table:table-cell>
          <table:table-cell office:value-type="string">
            <text:p>431 Major Rapids</text:p>
          </table:table-cell>
          <table:table-cell office:value-type="string">
            <text:p>Clementton</text:p>
          </table:table-cell>
          <table:table-cell office:value-type="string">
            <text:p>Kansas</text:p>
          </table:table-cell>
          <table:table-cell office:value-type="string">
            <text:p>92299</text:p>
          </table:table-cell>
          <table:table-cell office:value-type="string">
            <text:p>865440407</text:p>
          </table:table-cell>
          <table:table-cell office:value-type="string">
            <text:p>Outdoors</text:p>
          </table:table-cell>
          <table:table-cell office:value-type="string">
            <text:p>Wisoky - Pollich</text:p>
          </table:table-cell>
          <table:table-cell office:value-type="float" office:value="44433.58192927083">
            <text:p>44433.58192927083</text:p>
          </table:table-cell>
          <table:table-cell office:value-type="string">
            <text:p>http://placeimg.com/640/480</text:p>
          </table:table-cell>
          <table:table-cell office:value-type="string">
            <text:p>Nulla quidem animi sit totam reiciendis aut. Optio dolores inventore fugit harum dolorem sapiente laboriosam. Accusamus molestias et. Ducimus nostrum et consequuntur fuga facere.</text:p>
          </table:table-cell>
          <table:table-cell office:value-type="boolean" office:boolean-value="false">
            <text:p>FALSE</text:p>
          </table:table-cell>
        </table:table-row>
        <table:table-row>
          <table:table-cell office:value-type="string">
            <text:p>Eugene Bogisich</text:p>
          </table:table-cell>
          <table:table-cell office:value-type="string">
            <text:p>394-730-0532</text:p>
          </table:table-cell>
          <table:table-cell office:value-type="string">
            <text:p>Alysa.Bartell61@hotmail.com</text:p>
          </table:table-cell>
          <table:table-cell office:value-type="string">
            <text:p>30700 Harmon Estate</text:p>
          </table:table-cell>
          <table:table-cell office:value-type="string">
            <text:p>New Aniyah</text:p>
          </table:table-cell>
          <table:table-cell office:value-type="string">
            <text:p>Missouri</text:p>
          </table:table-cell>
          <table:table-cell office:value-type="string">
            <text:p>07986</text:p>
          </table:table-cell>
          <table:table-cell office:value-type="string">
            <text:p>836659502</text:p>
          </table:table-cell>
          <table:table-cell office:value-type="string">
            <text:p>Shoes</text:p>
          </table:table-cell>
          <table:table-cell office:value-type="string">
            <text:p>Schultz, Dooley and Hansen</text:p>
          </table:table-cell>
          <table:table-cell office:value-type="float" office:value="44421.67232024306">
            <text:p>44421.67232024306</text:p>
          </table:table-cell>
          <table:table-cell office:value-type="string">
            <text:p>http://placeimg.com/640/480</text:p>
          </table:table-cell>
          <table:table-cell office:value-type="string">
            <text:p>Assumenda ut dolorem ut nulla neque tenetur. In sed ipsam voluptatem qui eum. Tempore dolorem dolor. Cupiditate quasi veniam placeat. Dolores qui occaecati iure mollitia commodi officiis facilis adipisci. Praesentium sed non quo aliquam et.</text:p>
          </table:table-cell>
          <table:table-cell office:value-type="boolean" office:boolean-value="true">
            <text:p>TRUE</text:p>
          </table:table-cell>
        </table:table-row>
        <table:table-row>
          <table:table-cell office:value-type="string">
            <text:p>Mae Doyle</text:p>
          </table:table-cell>
          <table:table-cell office:value-type="string">
            <text:p>456.953.6812 x813</text:p>
          </table:table-cell>
          <table:table-cell office:value-type="string">
            <text:p>Chelsey.Ryan28@hotmail.com</text:p>
          </table:table-cell>
          <table:table-cell office:value-type="string">
            <text:p>049 Brianne Grove</text:p>
          </table:table-cell>
          <table:table-cell office:value-type="string">
            <text:p>West Kevon</text:p>
          </table:table-cell>
          <table:table-cell office:value-type="string">
            <text:p>South Dakota</text:p>
          </table:table-cell>
          <table:table-cell office:value-type="string">
            <text:p>78515-8683</text:p>
          </table:table-cell>
          <table:table-cell office:value-type="string">
            <text:p>009813777</text:p>
          </table:table-cell>
          <table:table-cell office:value-type="string">
            <text:p>Grocery</text:p>
          </table:table-cell>
          <table:table-cell office:value-type="string">
            <text:p>Gaylord - Herman</text:p>
          </table:table-cell>
          <table:table-cell office:value-type="float" office:value="44456.94814105324">
            <text:p>44456.94814105324</text:p>
          </table:table-cell>
          <table:table-cell office:value-type="string">
            <text:p>http://placeimg.com/640/480</text:p>
          </table:table-cell>
          <table:table-cell office:value-type="string">
            <text:p>Assumenda quae hic eius ut est minus magnam accusamus. Eos velit ex rerum porro dolores sint et delectus. Laborum aut est facere aut adipisci quia voluptatem unde. Ea sed fuga. Rerum quaerat rerum alias.</text:p>
          </table:table-cell>
          <table:table-cell office:value-type="boolean" office:boolean-value="true">
            <text:p>TRUE</text:p>
          </table:table-cell>
        </table:table-row>
        <table:table-row>
          <table:table-cell office:value-type="string">
            <text:p>Verna Stroman</text:p>
          </table:table-cell>
          <table:table-cell office:value-type="string">
            <text:p>(553) 615-3764 x22882</text:p>
          </table:table-cell>
          <table:table-cell office:value-type="string">
            <text:p>Gene_Schmeler@yahoo.com</text:p>
          </table:table-cell>
          <table:table-cell office:value-type="string">
            <text:p>59316 Judy Grove</text:p>
          </table:table-cell>
          <table:table-cell office:value-type="string">
            <text:p>Alhambra</text:p>
          </table:table-cell>
          <table:table-cell office:value-type="string">
            <text:p>Alaska</text:p>
          </table:table-cell>
          <table:table-cell office:value-type="string">
            <text:p>72224</text:p>
          </table:table-cell>
          <table:table-cell office:value-type="string">
            <text:p>186946774</text:p>
          </table:table-cell>
          <table:table-cell office:value-type="string">
            <text:p>Games</text:p>
          </table:table-cell>
          <table:table-cell office:value-type="string">
            <text:p>Weber - Crona</text:p>
          </table:table-cell>
          <table:table-cell office:value-type="float" office:value="44332.46593283565">
            <text:p>44332.46593283565</text:p>
          </table:table-cell>
          <table:table-cell office:value-type="string">
            <text:p>http://placeimg.com/640/480</text:p>
          </table:table-cell>
          <table:table-cell office:value-type="string">
            <text:p>Et ratione vel excepturi perferendis laborum error possimus. Veniam quaerat iusto. Enim sunt atque deserunt.</text:p>
          </table:table-cell>
          <table:table-cell office:value-type="boolean" office:boolean-value="false">
            <text:p>FALSE</text:p>
          </table:table-cell>
        </table:table-row>
        <table:table-row>
          <table:table-cell office:value-type="string">
            <text:p>Nettie Towne</text:p>
          </table:table-cell>
          <table:table-cell office:value-type="string">
            <text:p>914-633-1992</text:p>
          </table:table-cell>
          <table:table-cell office:value-type="string">
            <text:p>Alessandra.Greenholt@hotmail.com</text:p>
          </table:table-cell>
          <table:table-cell office:value-type="string">
            <text:p>630 Schowalter Falls</text:p>
          </table:table-cell>
          <table:table-cell office:value-type="string">
            <text:p>East Tobinview</text:p>
          </table:table-cell>
          <table:table-cell office:value-type="string">
            <text:p>North Dakota</text:p>
          </table:table-cell>
          <table:table-cell office:value-type="string">
            <text:p>88618</text:p>
          </table:table-cell>
          <table:table-cell office:value-type="string">
            <text:p>857104311</text:p>
          </table:table-cell>
          <table:table-cell office:value-type="string">
            <text:p>Garden</text:p>
          </table:table-cell>
          <table:table-cell office:value-type="string">
            <text:p>Barrows Inc</text:p>
          </table:table-cell>
          <table:table-cell office:value-type="float" office:value="44398.04257679398">
            <text:p>44398.04257679398</text:p>
          </table:table-cell>
          <table:table-cell office:value-type="string">
            <text:p>http://placeimg.com/640/480</text:p>
          </table:table-cell>
          <table:table-cell office:value-type="string">
            <text:p>Omnis ut consequatur fuga assumenda fugit voluptas. Sunt consequatur neque dolorem ab omnis. Quisquam fuga ab. Quisquam ut dolores voluptatem ipsa voluptatem consequatur. Enim qui consequatur nisi sint consequuntur placeat laboriosam asperiores. Sed culpa quo.</text:p>
          </table:table-cell>
          <table:table-cell office:value-type="boolean" office:boolean-value="true">
            <text:p>TRUE</text:p>
          </table:table-cell>
        </table:table-row>
        <table:table-row>
          <table:table-cell office:value-type="string">
            <text:p>Nicole Metz</text:p>
          </table:table-cell>
          <table:table-cell office:value-type="string">
            <text:p>370.684.9631</text:p>
          </table:table-cell>
          <table:table-cell office:value-type="string">
            <text:p>Veronica61@hotmail.com</text:p>
          </table:table-cell>
          <table:table-cell office:value-type="string">
            <text:p>5501 Tromp Stravenue</text:p>
          </table:table-cell>
          <table:table-cell office:value-type="string">
            <text:p>South Luciustown</text:p>
          </table:table-cell>
          <table:table-cell office:value-type="string">
            <text:p>Minnesota</text:p>
          </table:table-cell>
          <table:table-cell office:value-type="string">
            <text:p>93379</text:p>
          </table:table-cell>
          <table:table-cell office:value-type="string">
            <text:p>268645472</text:p>
          </table:table-cell>
          <table:table-cell office:value-type="string">
            <text:p>Beauty</text:p>
          </table:table-cell>
          <table:table-cell office:value-type="string">
            <text:p>Rosenbaum Inc</text:p>
          </table:table-cell>
          <table:table-cell office:value-type="float" office:value="44495.630249456015">
            <text:p>44495.630249456015</text:p>
          </table:table-cell>
          <table:table-cell office:value-type="string">
            <text:p>http://placeimg.com/640/480</text:p>
          </table:table-cell>
          <table:table-cell office:value-type="string">
            <text:p>Veniam sequi inventore molestiae libero temporibus ex saepe labore repellat. Illum voluptate aut ipsam perferendis quis est. Tempora at nam esse.</text:p>
          </table:table-cell>
          <table:table-cell office:value-type="boolean" office:boolean-value="true">
            <text:p>TRUE</text:p>
          </table:table-cell>
        </table:table-row>
        <table:table-row>
          <table:table-cell office:value-type="string">
            <text:p>Christopher Mann DVM</text:p>
          </table:table-cell>
          <table:table-cell office:value-type="string">
            <text:p>319.940.1493 x573</text:p>
          </table:table-cell>
          <table:table-cell office:value-type="string">
            <text:p>Katelin_Yost30@hotmail.com</text:p>
          </table:table-cell>
          <table:table-cell office:value-type="string">
            <text:p>203 Wilber Mills</text:p>
          </table:table-cell>
          <table:table-cell office:value-type="string">
            <text:p>Breitenbergtown</text:p>
          </table:table-cell>
          <table:table-cell office:value-type="string">
            <text:p>Indiana</text:p>
          </table:table-cell>
          <table:table-cell office:value-type="string">
            <text:p>02468-9962</text:p>
          </table:table-cell>
          <table:table-cell office:value-type="string">
            <text:p>385037837</text:p>
          </table:table-cell>
          <table:table-cell office:value-type="string">
            <text:p>Sports</text:p>
          </table:table-cell>
          <table:table-cell office:value-type="string">
            <text:p>Sanford, Armstrong and Pfannerstill</text:p>
          </table:table-cell>
          <table:table-cell office:value-type="float" office:value="44436.298682939814">
            <text:p>44436.298682939814</text:p>
          </table:table-cell>
          <table:table-cell office:value-type="string">
            <text:p>http://placeimg.com/640/480</text:p>
          </table:table-cell>
          <table:table-cell office:value-type="string">
            <text:p>Atque quibusdam consequatur totam. Ad quos vel veritatis aut modi numquam aspernatur. Quidem eaque sint dicta soluta reprehenderit facilis.</text:p>
          </table:table-cell>
          <table:table-cell office:value-type="boolean" office:boolean-value="false">
            <text:p>FALSE</text:p>
          </table:table-cell>
        </table:table-row>
        <table:table-row>
          <table:table-cell office:value-type="string">
            <text:p>Suzanne Cronin</text:p>
          </table:table-cell>
          <table:table-cell office:value-type="string">
            <text:p>705-669-6146</text:p>
          </table:table-cell>
          <table:table-cell office:value-type="string">
            <text:p>Jordy_Borer15@yahoo.com</text:p>
          </table:table-cell>
          <table:table-cell office:value-type="string">
            <text:p>39363 Josiane Place</text:p>
          </table:table-cell>
          <table:table-cell office:value-type="string">
            <text:p>Celinefurt</text:p>
          </table:table-cell>
          <table:table-cell office:value-type="string">
            <text:p>Montana</text:p>
          </table:table-cell>
          <table:table-cell office:value-type="string">
            <text:p>69422</text:p>
          </table:table-cell>
          <table:table-cell office:value-type="string">
            <text:p>095822400</text:p>
          </table:table-cell>
          <table:table-cell office:value-type="string">
            <text:p>Tools</text:p>
          </table:table-cell>
          <table:table-cell office:value-type="string">
            <text:p>Macejkovic, Kerluke and Johnson</text:p>
          </table:table-cell>
          <table:table-cell office:value-type="float" office:value="44566.4014266088">
            <text:p>44566.4014266088</text:p>
          </table:table-cell>
          <table:table-cell office:value-type="string">
            <text:p>http://placeimg.com/640/480</text:p>
          </table:table-cell>
          <table:table-cell office:value-type="string">
            <text:p>Necessitatibus quasi ea dolores rem sit ut exercitationem tempora. Perspiciatis officia ut enim asperiores et non non eum magni. Eveniet culpa expedita quo corrupti. Architecto cumque eligendi dolore nemo nemo ratione reiciendis est est. Sequi est sit voluptatem.</text:p>
          </table:table-cell>
          <table:table-cell office:value-type="boolean" office:boolean-value="false">
            <text:p>FALSE</text:p>
          </table:table-cell>
        </table:table-row>
        <table:table-row>
          <table:table-cell office:value-type="string">
            <text:p>Ron Lockman</text:p>
          </table:table-cell>
          <table:table-cell office:value-type="string">
            <text:p>1-354-438-2489</text:p>
          </table:table-cell>
          <table:table-cell office:value-type="string">
            <text:p>Ryleigh.Witting@gmail.com</text:p>
          </table:table-cell>
          <table:table-cell office:value-type="string">
            <text:p>938 Riley Trafficway</text:p>
          </table:table-cell>
          <table:table-cell office:value-type="string">
            <text:p>Franeckitown</text:p>
          </table:table-cell>
          <table:table-cell office:value-type="string">
            <text:p>Alaska</text:p>
          </table:table-cell>
          <table:table-cell office:value-type="string">
            <text:p>04998-0154</text:p>
          </table:table-cell>
          <table:table-cell office:value-type="string">
            <text:p>420650894</text:p>
          </table:table-cell>
          <table:table-cell office:value-type="string">
            <text:p>Electronics</text:p>
          </table:table-cell>
          <table:table-cell office:value-type="string">
            <text:p>Wisoky Group</text:p>
          </table:table-cell>
          <table:table-cell office:value-type="float" office:value="44396.51626390046">
            <text:p>44396.51626390046</text:p>
          </table:table-cell>
          <table:table-cell office:value-type="string">
            <text:p>http://placeimg.com/640/480</text:p>
          </table:table-cell>
          <table:table-cell office:value-type="string">
            <text:p>Fugit sed est. Incidunt aut neque ut. Nihil eos qui.</text:p>
          </table:table-cell>
          <table:table-cell office:value-type="boolean" office:boolean-value="false">
            <text:p>FALSE</text:p>
          </table:table-cell>
        </table:table-row>
        <table:table-row>
          <table:table-cell office:value-type="string">
            <text:p>Ms. Howard Jast</text:p>
          </table:table-cell>
          <table:table-cell office:value-type="string">
            <text:p>325.994.9034 x24987</text:p>
          </table:table-cell>
          <table:table-cell office:value-type="string">
            <text:p>Elnora.Rosenbaum@yahoo.com</text:p>
          </table:table-cell>
          <table:table-cell office:value-type="string">
            <text:p>31875 Kira Glens</text:p>
          </table:table-cell>
          <table:table-cell office:value-type="string">
            <text:p>Krisshire</text:p>
          </table:table-cell>
          <table:table-cell office:value-type="string">
            <text:p>Minnesota</text:p>
          </table:table-cell>
          <table:table-cell office:value-type="string">
            <text:p>58849-6795</text:p>
          </table:table-cell>
          <table:table-cell office:value-type="string">
            <text:p>491867658</text:p>
          </table:table-cell>
          <table:table-cell office:value-type="string">
            <text:p>Health</text:p>
          </table:table-cell>
          <table:table-cell office:value-type="string">
            <text:p>Powlowski - Waters</text:p>
          </table:table-cell>
          <table:table-cell office:value-type="float" office:value="44314.838553090274">
            <text:p>44314.838553090274</text:p>
          </table:table-cell>
          <table:table-cell office:value-type="string">
            <text:p>http://placeimg.com/640/480</text:p>
          </table:table-cell>
          <table:table-cell office:value-type="string">
            <text:p>Repellendus nihil soluta aut eum non ipsa. Est et veniam illum quasi possimus. Minus et ipsum qui atque est ut molestiae doloremque. Sit rem cupiditate. Beatae optio repellendus iusto voluptatem.</text:p>
          </table:table-cell>
          <table:table-cell office:value-type="boolean" office:boolean-value="false">
            <text:p>FALSE</text:p>
          </table:table-cell>
        </table:table-row>
        <table:table-row>
          <table:table-cell office:value-type="string">
            <text:p>Marion Sanford</text:p>
          </table:table-cell>
          <table:table-cell office:value-type="string">
            <text:p>1-991-382-3619</text:p>
          </table:table-cell>
          <table:table-cell office:value-type="string">
            <text:p>Golda45@yahoo.com</text:p>
          </table:table-cell>
          <table:table-cell office:value-type="string">
            <text:p>65007 Gorczany Knolls</text:p>
          </table:table-cell>
          <table:table-cell office:value-type="string">
            <text:p>Rosemead</text:p>
          </table:table-cell>
          <table:table-cell office:value-type="string">
            <text:p>Delaware</text:p>
          </table:table-cell>
          <table:table-cell office:value-type="string">
            <text:p>34678-2568</text:p>
          </table:table-cell>
          <table:table-cell office:value-type="string">
            <text:p>036737305</text:p>
          </table:table-cell>
          <table:table-cell office:value-type="string">
            <text:p>Sports</text:p>
          </table:table-cell>
          <table:table-cell office:value-type="string">
            <text:p>Mante, Aufderhar and O'Keefe</text:p>
          </table:table-cell>
          <table:table-cell office:value-type="float" office:value="44267.987199375">
            <text:p>44267.987199375</text:p>
          </table:table-cell>
          <table:table-cell office:value-type="string">
            <text:p>http://placeimg.com/640/480</text:p>
          </table:table-cell>
          <table:table-cell office:value-type="string">
            <text:p>Aut perferendis alias. Voluptatibus aut sit consectetur corporis autem. Enim est et. Recusandae omnis enim in.</text:p>
          </table:table-cell>
          <table:table-cell office:value-type="boolean" office:boolean-value="true">
            <text:p>TRUE</text:p>
          </table:table-cell>
        </table:table-row>
        <table:table-row>
          <table:table-cell office:value-type="string">
            <text:p>Aubrey Skiles</text:p>
          </table:table-cell>
          <table:table-cell office:value-type="string">
            <text:p>765-689-1351</text:p>
          </table:table-cell>
          <table:table-cell office:value-type="string">
            <text:p>Shannon17@gmail.com</text:p>
          </table:table-cell>
          <table:table-cell office:value-type="string">
            <text:p>5932 Darrick Walks</text:p>
          </table:table-cell>
          <table:table-cell office:value-type="string">
            <text:p>North Samhaven</text:p>
          </table:table-cell>
          <table:table-cell office:value-type="string">
            <text:p>California</text:p>
          </table:table-cell>
          <table:table-cell office:value-type="string">
            <text:p>72564-2947</text:p>
          </table:table-cell>
          <table:table-cell office:value-type="string">
            <text:p>733018822</text:p>
          </table:table-cell>
          <table:table-cell office:value-type="string">
            <text:p>Kids</text:p>
          </table:table-cell>
          <table:table-cell office:value-type="string">
            <text:p>Willms and Sons</text:p>
          </table:table-cell>
          <table:table-cell office:value-type="float" office:value="44369.95718100695">
            <text:p>44369.95718100695</text:p>
          </table:table-cell>
          <table:table-cell office:value-type="string">
            <text:p>http://placeimg.com/640/480</text:p>
          </table:table-cell>
          <table:table-cell office:value-type="string">
            <text:p>Minus ullam quisquam. Non et nesciunt officiis. Expedita non aut temporibus consequatur perspiciatis ut nostrum voluptas. Eaque modi odio. Veniam ut est et.</text:p>
          </table:table-cell>
          <table:table-cell office:value-type="boolean" office:boolean-value="true">
            <text:p>TRUE</text:p>
          </table:table-cell>
        </table:table-row>
        <table:table-row>
          <table:table-cell office:value-type="string">
            <text:p>Carlton Anderson</text:p>
          </table:table-cell>
          <table:table-cell office:value-type="string">
            <text:p>772-976-4463</text:p>
          </table:table-cell>
          <table:table-cell office:value-type="string">
            <text:p>Monty_Bins4@hotmail.com</text:p>
          </table:table-cell>
          <table:table-cell office:value-type="string">
            <text:p>8280 Kreiger Land</text:p>
          </table:table-cell>
          <table:table-cell office:value-type="string">
            <text:p>Darianaport</text:p>
          </table:table-cell>
          <table:table-cell office:value-type="string">
            <text:p>Illinois</text:p>
          </table:table-cell>
          <table:table-cell office:value-type="string">
            <text:p>58525</text:p>
          </table:table-cell>
          <table:table-cell office:value-type="string">
            <text:p>635943189</text:p>
          </table:table-cell>
          <table:table-cell office:value-type="string">
            <text:p>Games</text:p>
          </table:table-cell>
          <table:table-cell office:value-type="string">
            <text:p>Vandervort Group</text:p>
          </table:table-cell>
          <table:table-cell office:value-type="float" office:value="44403.24936721065">
            <text:p>44403.24936721065</text:p>
          </table:table-cell>
          <table:table-cell office:value-type="string">
            <text:p>http://placeimg.com/640/480</text:p>
          </table:table-cell>
          <table:table-cell office:value-type="string">
            <text:p>Ea voluptas expedita voluptas voluptatem. Magnam eaque provident aut. Magni repellendus perspiciatis ipsam culpa eum.</text:p>
          </table:table-cell>
          <table:table-cell office:value-type="boolean" office:boolean-value="false">
            <text:p>FALSE</text:p>
          </table:table-cell>
        </table:table-row>
        <table:table-row>
          <table:table-cell office:value-type="string">
            <text:p>Andrew Cummerata</text:p>
          </table:table-cell>
          <table:table-cell office:value-type="string">
            <text:p>811.291.8792 x612</text:p>
          </table:table-cell>
          <table:table-cell office:value-type="string">
            <text:p>Dagmar_Kirlin@yahoo.com</text:p>
          </table:table-cell>
          <table:table-cell office:value-type="string">
            <text:p>1174 Kilback Expressway</text:p>
          </table:table-cell>
          <table:table-cell office:value-type="string">
            <text:p>New Stephaniaborough</text:p>
          </table:table-cell>
          <table:table-cell office:value-type="string">
            <text:p>Nevada</text:p>
          </table:table-cell>
          <table:table-cell office:value-type="string">
            <text:p>63168</text:p>
          </table:table-cell>
          <table:table-cell office:value-type="string">
            <text:p>503753427</text:p>
          </table:table-cell>
          <table:table-cell office:value-type="string">
            <text:p>Kids</text:p>
          </table:table-cell>
          <table:table-cell office:value-type="string">
            <text:p>Cormier - Wiza</text:p>
          </table:table-cell>
          <table:table-cell office:value-type="float" office:value="44416.4682040162">
            <text:p>44416.4682040162</text:p>
          </table:table-cell>
          <table:table-cell office:value-type="string">
            <text:p>http://placeimg.com/640/480</text:p>
          </table:table-cell>
          <table:table-cell office:value-type="string">
            <text:p>Inventore nemo vel voluptatem excepturi quo dolorum. Est quia et hic qui et voluptas doloremque sequi. Enim quo soluta quis.</text:p>
          </table:table-cell>
          <table:table-cell office:value-type="boolean" office:boolean-value="false">
            <text:p>FALSE</text:p>
          </table:table-cell>
        </table:table-row>
        <table:table-row>
          <table:table-cell office:value-type="string">
            <text:p>Orville Hessel</text:p>
          </table:table-cell>
          <table:table-cell office:value-type="string">
            <text:p>267.526.6114</text:p>
          </table:table-cell>
          <table:table-cell office:value-type="string">
            <text:p>Opal.Schamberger19@hotmail.com</text:p>
          </table:table-cell>
          <table:table-cell office:value-type="string">
            <text:p>0932 Roberts River</text:p>
          </table:table-cell>
          <table:table-cell office:value-type="string">
            <text:p>Tysonstad</text:p>
          </table:table-cell>
          <table:table-cell office:value-type="string">
            <text:p>Alaska</text:p>
          </table:table-cell>
          <table:table-cell office:value-type="string">
            <text:p>40897-6977</text:p>
          </table:table-cell>
          <table:table-cell office:value-type="string">
            <text:p>456398612</text:p>
          </table:table-cell>
          <table:table-cell office:value-type="string">
            <text:p>Electronics</text:p>
          </table:table-cell>
          <table:table-cell office:value-type="string">
            <text:p>Boyle Group</text:p>
          </table:table-cell>
          <table:table-cell office:value-type="float" office:value="44490.080039305554">
            <text:p>44490.080039305554</text:p>
          </table:table-cell>
          <table:table-cell office:value-type="string">
            <text:p>http://placeimg.com/640/480</text:p>
          </table:table-cell>
          <table:table-cell office:value-type="string">
            <text:p>Vel neque placeat quo praesentium hic. Dignissimos omnis nostrum commodi. Vitae molestiae qui ipsum. Labore vitae sit veritatis sed beatae aut.</text:p>
          </table:table-cell>
          <table:table-cell office:value-type="boolean" office:boolean-value="false">
            <text:p>FALSE</text:p>
          </table:table-cell>
        </table:table-row>
        <table:table-row>
          <table:table-cell office:value-type="string">
            <text:p>Ms. Lydia Langworth</text:p>
          </table:table-cell>
          <table:table-cell office:value-type="string">
            <text:p>(997) 355-1729</text:p>
          </table:table-cell>
          <table:table-cell office:value-type="string">
            <text:p>Rosalind_Tremblay@gmail.com</text:p>
          </table:table-cell>
          <table:table-cell office:value-type="string">
            <text:p>97606 Leannon Dale</text:p>
          </table:table-cell>
          <table:table-cell office:value-type="string">
            <text:p>Ortizborough</text:p>
          </table:table-cell>
          <table:table-cell office:value-type="string">
            <text:p>Michigan</text:p>
          </table:table-cell>
          <table:table-cell office:value-type="string">
            <text:p>93369-7464</text:p>
          </table:table-cell>
          <table:table-cell office:value-type="string">
            <text:p>976785271</text:p>
          </table:table-cell>
          <table:table-cell office:value-type="string">
            <text:p>Industrial</text:p>
          </table:table-cell>
          <table:table-cell office:value-type="string">
            <text:p>Nader, Robel and Watsica</text:p>
          </table:table-cell>
          <table:table-cell office:value-type="float" office:value="44362.929271967594">
            <text:p>44362.929271967594</text:p>
          </table:table-cell>
          <table:table-cell office:value-type="string">
            <text:p>http://placeimg.com/640/480</text:p>
          </table:table-cell>
          <table:table-cell office:value-type="string">
            <text:p>Commodi eveniet itaque recusandae dolores omnis sequi commodi. Blanditiis numquam molestiae doloribus labore neque similique. Eos laudantium qui. Veniam nihil distinctio repellendus.</text:p>
          </table:table-cell>
          <table:table-cell office:value-type="boolean" office:boolean-value="false">
            <text:p>FALSE</text:p>
          </table:table-cell>
        </table:table-row>
        <table:table-row>
          <table:table-cell office:value-type="string">
            <text:p>Toni Schimmel</text:p>
          </table:table-cell>
          <table:table-cell office:value-type="string">
            <text:p>(664) 563-1463</text:p>
          </table:table-cell>
          <table:table-cell office:value-type="string">
            <text:p>Elfrieda_Breitenberg@gmail.com</text:p>
          </table:table-cell>
          <table:table-cell office:value-type="string">
            <text:p>316 Goldner Branch</text:p>
          </table:table-cell>
          <table:table-cell office:value-type="string">
            <text:p>Aldenfurt</text:p>
          </table:table-cell>
          <table:table-cell office:value-type="string">
            <text:p>West Virginia</text:p>
          </table:table-cell>
          <table:table-cell office:value-type="string">
            <text:p>62038</text:p>
          </table:table-cell>
          <table:table-cell office:value-type="string">
            <text:p>492308873</text:p>
          </table:table-cell>
          <table:table-cell office:value-type="string">
            <text:p>Health</text:p>
          </table:table-cell>
          <table:table-cell office:value-type="string">
            <text:p>Ward, Hand and Haley</text:p>
          </table:table-cell>
          <table:table-cell office:value-type="float" office:value="44490.880367314814">
            <text:p>44490.880367314814</text:p>
          </table:table-cell>
          <table:table-cell office:value-type="string">
            <text:p>http://placeimg.com/640/480</text:p>
          </table:table-cell>
          <table:table-cell office:value-type="string">
            <text:p>Iure dolor explicabo officiis non omnis eveniet fugiat. Quam quaerat incidunt consequuntur est labore rerum ex qui. Ab aperiam non numquam. Culpa et nemo quam odit perspiciatis nulla consequuntur est totam. Aspernatur id rem vel et dolorem dignissimos.</text:p>
          </table:table-cell>
          <table:table-cell office:value-type="boolean" office:boolean-value="true">
            <text:p>TRUE</text:p>
          </table:table-cell>
        </table:table-row>
        <table:table-row>
          <table:table-cell office:value-type="string">
            <text:p>Lula Hintz</text:p>
          </table:table-cell>
          <table:table-cell office:value-type="string">
            <text:p>670.272.6743 x49862</text:p>
          </table:table-cell>
          <table:table-cell office:value-type="string">
            <text:p>Richard.Hackett@yahoo.com</text:p>
          </table:table-cell>
          <table:table-cell office:value-type="string">
            <text:p>435 Sandrine Islands</text:p>
          </table:table-cell>
          <table:table-cell office:value-type="string">
            <text:p>North Howell</text:p>
          </table:table-cell>
          <table:table-cell office:value-type="string">
            <text:p>Utah</text:p>
          </table:table-cell>
          <table:table-cell office:value-type="string">
            <text:p>46356-5505</text:p>
          </table:table-cell>
          <table:table-cell office:value-type="string">
            <text:p>481486269</text:p>
          </table:table-cell>
          <table:table-cell office:value-type="string">
            <text:p>Games</text:p>
          </table:table-cell>
          <table:table-cell office:value-type="string">
            <text:p>Rodriguez Group</text:p>
          </table:table-cell>
          <table:table-cell office:value-type="float" office:value="44251.786143287034">
            <text:p>44251.786143287034</text:p>
          </table:table-cell>
          <table:table-cell office:value-type="string">
            <text:p>http://placeimg.com/640/480</text:p>
          </table:table-cell>
          <table:table-cell office:value-type="string">
            <text:p>Ullam saepe quibusdam. Cupiditate saepe nostrum et rerum libero voluptate enim est natus. Aut optio in et et. Occaecati quisquam rem sed voluptatem aspernatur. Quasi repudiandae eveniet molestiae exercitationem nisi quis cumque totam.</text:p>
          </table:table-cell>
          <table:table-cell office:value-type="boolean" office:boolean-value="true">
            <text:p>TRUE</text:p>
          </table:table-cell>
        </table:table-row>
        <table:table-row>
          <table:table-cell office:value-type="string">
            <text:p>Teresa Bogan</text:p>
          </table:table-cell>
          <table:table-cell office:value-type="string">
            <text:p>347-443-4343 x3631</text:p>
          </table:table-cell>
          <table:table-cell office:value-type="string">
            <text:p>Precious15@yahoo.com</text:p>
          </table:table-cell>
          <table:table-cell office:value-type="string">
            <text:p>6330 Champlin Loop</text:p>
          </table:table-cell>
          <table:table-cell office:value-type="string">
            <text:p>Miami Beach</text:p>
          </table:table-cell>
          <table:table-cell office:value-type="string">
            <text:p>North Carolina</text:p>
          </table:table-cell>
          <table:table-cell office:value-type="string">
            <text:p>86155-2334</text:p>
          </table:table-cell>
          <table:table-cell office:value-type="string">
            <text:p>092560561</text:p>
          </table:table-cell>
          <table:table-cell office:value-type="string">
            <text:p>Outdoors</text:p>
          </table:table-cell>
          <table:table-cell office:value-type="string">
            <text:p>Carroll - Hansen</text:p>
          </table:table-cell>
          <table:table-cell office:value-type="float" office:value="44401.57546869213">
            <text:p>44401.57546869213</text:p>
          </table:table-cell>
          <table:table-cell office:value-type="string">
            <text:p>http://placeimg.com/640/480</text:p>
          </table:table-cell>
          <table:table-cell office:value-type="string">
            <text:p>Doloremque at placeat maiores doloremque voluptatem earum tenetur sed. Laboriosam dolore ipsa. Dolorem qui est culpa quisquam. Ab velit consectetur non illo ab aliquam consequatur ut. Provident et et architecto autem. Velit id illum.</text:p>
          </table:table-cell>
          <table:table-cell office:value-type="boolean" office:boolean-value="false">
            <text:p>FALSE</text:p>
          </table:table-cell>
        </table:table-row>
        <table:table-row>
          <table:table-cell office:value-type="string">
            <text:p>Colin Kuvalis</text:p>
          </table:table-cell>
          <table:table-cell office:value-type="string">
            <text:p>(942) 515-4429 x203</text:p>
          </table:table-cell>
          <table:table-cell office:value-type="string">
            <text:p>Susan_Grimes37@gmail.com</text:p>
          </table:table-cell>
          <table:table-cell office:value-type="string">
            <text:p>66188 Rau Hill</text:p>
          </table:table-cell>
          <table:table-cell office:value-type="string">
            <text:p>Lednermouth</text:p>
          </table:table-cell>
          <table:table-cell office:value-type="string">
            <text:p>Utah</text:p>
          </table:table-cell>
          <table:table-cell office:value-type="string">
            <text:p>13450-9439</text:p>
          </table:table-cell>
          <table:table-cell office:value-type="string">
            <text:p>580235670</text:p>
          </table:table-cell>
          <table:table-cell office:value-type="string">
            <text:p>Health</text:p>
          </table:table-cell>
          <table:table-cell office:value-type="string">
            <text:p>Sporer - Huel</text:p>
          </table:table-cell>
          <table:table-cell office:value-type="float" office:value="44218.99065488426">
            <text:p>44218.99065488426</text:p>
          </table:table-cell>
          <table:table-cell office:value-type="string">
            <text:p>http://placeimg.com/640/480</text:p>
          </table:table-cell>
          <table:table-cell office:value-type="string">
            <text:p>Cum libero incidunt voluptatem quos ex non omnis et. Numquam quae tempore vel sunt voluptatem dolorem officiis. Sit asperiores quis culpa quaerat natus magnam vero autem est. Eos doloremque dolores. Sed et iure quis ex eum voluptatum veritatis repellat. Nihil numquam quo repudiandae.</text:p>
          </table:table-cell>
          <table:table-cell office:value-type="boolean" office:boolean-value="true">
            <text:p>TRUE</text:p>
          </table:table-cell>
        </table:table-row>
        <table:table-row>
          <table:table-cell office:value-type="string">
            <text:p>Cassandra Schamberger</text:p>
          </table:table-cell>
          <table:table-cell office:value-type="string">
            <text:p>986.244.3287</text:p>
          </table:table-cell>
          <table:table-cell office:value-type="string">
            <text:p>Hank.Robel@yahoo.com</text:p>
          </table:table-cell>
          <table:table-cell office:value-type="string">
            <text:p>5771 Valentine Station</text:p>
          </table:table-cell>
          <table:table-cell office:value-type="string">
            <text:p>East Fritzside</text:p>
          </table:table-cell>
          <table:table-cell office:value-type="string">
            <text:p>Iowa</text:p>
          </table:table-cell>
          <table:table-cell office:value-type="string">
            <text:p>96629</text:p>
          </table:table-cell>
          <table:table-cell office:value-type="string">
            <text:p>124968264</text:p>
          </table:table-cell>
          <table:table-cell office:value-type="string">
            <text:p>Kids</text:p>
          </table:table-cell>
          <table:table-cell office:value-type="string">
            <text:p>Purdy, Rutherford and MacGyver</text:p>
          </table:table-cell>
          <table:table-cell office:value-type="float" office:value="44361.39547222222">
            <text:p>44361.39547222222</text:p>
          </table:table-cell>
          <table:table-cell office:value-type="string">
            <text:p>http://placeimg.com/640/480</text:p>
          </table:table-cell>
          <table:table-cell office:value-type="string">
            <text:p>Omnis itaque modi unde veritatis eum. Voluptas voluptas repellat. Iure aliquam modi voluptas officia quo tempora. Et quia rerum. Qui assumenda id accusamus ducimus est. Quia dolorem nobis sequi incidunt expedita ut sint.</text:p>
          </table:table-cell>
          <table:table-cell office:value-type="boolean" office:boolean-value="true">
            <text:p>TRUE</text:p>
          </table:table-cell>
        </table:table-row>
        <table:table-row>
          <table:table-cell office:value-type="string">
            <text:p>Nellie Kassulke V</text:p>
          </table:table-cell>
          <table:table-cell office:value-type="string">
            <text:p>1-510-538-5696 x6577</text:p>
          </table:table-cell>
          <table:table-cell office:value-type="string">
            <text:p>Peter.Wilkinson@yahoo.com</text:p>
          </table:table-cell>
          <table:table-cell office:value-type="string">
            <text:p>9524 Junior Hills</text:p>
          </table:table-cell>
          <table:table-cell office:value-type="string">
            <text:p>Tyreeshire</text:p>
          </table:table-cell>
          <table:table-cell office:value-type="string">
            <text:p>Minnesota</text:p>
          </table:table-cell>
          <table:table-cell office:value-type="string">
            <text:p>50457</text:p>
          </table:table-cell>
          <table:table-cell office:value-type="string">
            <text:p>217720704</text:p>
          </table:table-cell>
          <table:table-cell office:value-type="string">
            <text:p>Industrial</text:p>
          </table:table-cell>
          <table:table-cell office:value-type="string">
            <text:p>Weissnat and Sons</text:p>
          </table:table-cell>
          <table:table-cell office:value-type="float" office:value="44470.92482340278">
            <text:p>44470.92482340278</text:p>
          </table:table-cell>
          <table:table-cell office:value-type="string">
            <text:p>http://placeimg.com/640/480</text:p>
          </table:table-cell>
          <table:table-cell office:value-type="string">
            <text:p>Amet blanditiis inventore sit. Est et voluptatem repellat. Accusantium doloribus fugiat rerum hic neque.</text:p>
          </table:table-cell>
          <table:table-cell office:value-type="boolean" office:boolean-value="false">
            <text:p>FALSE</text:p>
          </table:table-cell>
        </table:table-row>
        <table:table-row>
          <table:table-cell office:value-type="string">
            <text:p>Laura Rippin</text:p>
          </table:table-cell>
          <table:table-cell office:value-type="string">
            <text:p>681.674.7543</text:p>
          </table:table-cell>
          <table:table-cell office:value-type="string">
            <text:p>Chaim.Stroman@hotmail.com</text:p>
          </table:table-cell>
          <table:table-cell office:value-type="string">
            <text:p>963 Ebert Street</text:p>
          </table:table-cell>
          <table:table-cell office:value-type="string">
            <text:p>Henriettefort</text:p>
          </table:table-cell>
          <table:table-cell office:value-type="string">
            <text:p>Oregon</text:p>
          </table:table-cell>
          <table:table-cell office:value-type="string">
            <text:p>56308</text:p>
          </table:table-cell>
          <table:table-cell office:value-type="string">
            <text:p>568537895</text:p>
          </table:table-cell>
          <table:table-cell office:value-type="string">
            <text:p>Automotive</text:p>
          </table:table-cell>
          <table:table-cell office:value-type="string">
            <text:p>Conn - Murazik</text:p>
          </table:table-cell>
          <table:table-cell office:value-type="float" office:value="44351.726264467594">
            <text:p>44351.726264467594</text:p>
          </table:table-cell>
          <table:table-cell office:value-type="string">
            <text:p>http://placeimg.com/640/480</text:p>
          </table:table-cell>
          <table:table-cell office:value-type="string">
            <text:p>Voluptatem est sint mollitia. Id in consequatur qui est cum nostrum minus quasi ut. Consequatur nihil est dolores voluptatem voluptatibus provident magnam quasi quasi. Ullam molestiae eligendi at expedita neque aut atque.</text:p>
          </table:table-cell>
          <table:table-cell office:value-type="boolean" office:boolean-value="true">
            <text:p>TRUE</text:p>
          </table:table-cell>
        </table:table-row>
        <table:table-row>
          <table:table-cell office:value-type="string">
            <text:p>Adrienne Hintz</text:p>
          </table:table-cell>
          <table:table-cell office:value-type="string">
            <text:p>1-361-526-7531</text:p>
          </table:table-cell>
          <table:table-cell office:value-type="string">
            <text:p>Lionel61@hotmail.com</text:p>
          </table:table-cell>
          <table:table-cell office:value-type="string">
            <text:p>7551 Mckenzie Crescent</text:p>
          </table:table-cell>
          <table:table-cell office:value-type="string">
            <text:p>Vallejo</text:p>
          </table:table-cell>
          <table:table-cell office:value-type="string">
            <text:p>Minnesota</text:p>
          </table:table-cell>
          <table:table-cell office:value-type="string">
            <text:p>57407-3832</text:p>
          </table:table-cell>
          <table:table-cell office:value-type="string">
            <text:p>665971804</text:p>
          </table:table-cell>
          <table:table-cell office:value-type="string">
            <text:p>Automotive</text:p>
          </table:table-cell>
          <table:table-cell office:value-type="string">
            <text:p>D'Amore, Ankunding and Renner</text:p>
          </table:table-cell>
          <table:table-cell office:value-type="float" office:value="44561.212207094904">
            <text:p>44561.212207094904</text:p>
          </table:table-cell>
          <table:table-cell office:value-type="string">
            <text:p>http://placeimg.com/640/480</text:p>
          </table:table-cell>
          <table:table-cell office:value-type="string">
            <text:p>Iure est voluptates quia ut et et minus qui molestiae. Vitae vitae doloribus molestiae. Incidunt vitae vitae consequuntur rem deserunt. Tempora ut neque quam impedit assumenda eveniet cum fuga et.</text:p>
          </table:table-cell>
          <table:table-cell office:value-type="boolean" office:boolean-value="false">
            <text:p>FALSE</text:p>
          </table:table-cell>
        </table:table-row>
        <table:table-row>
          <table:table-cell office:value-type="string">
            <text:p>Brent Buckridge</text:p>
          </table:table-cell>
          <table:table-cell office:value-type="string">
            <text:p>(421) 995-9008 x294</text:p>
          </table:table-cell>
          <table:table-cell office:value-type="string">
            <text:p>Ariane.Zieme71@yahoo.com</text:p>
          </table:table-cell>
          <table:table-cell office:value-type="string">
            <text:p>691 Celine Square</text:p>
          </table:table-cell>
          <table:table-cell office:value-type="string">
            <text:p>Rapid City</text:p>
          </table:table-cell>
          <table:table-cell office:value-type="string">
            <text:p>Vermont</text:p>
          </table:table-cell>
          <table:table-cell office:value-type="string">
            <text:p>18586-2880</text:p>
          </table:table-cell>
          <table:table-cell office:value-type="string">
            <text:p>108228195</text:p>
          </table:table-cell>
          <table:table-cell office:value-type="string">
            <text:p>Outdoors</text:p>
          </table:table-cell>
          <table:table-cell office:value-type="string">
            <text:p>Mante - Prosacco</text:p>
          </table:table-cell>
          <table:table-cell office:value-type="float" office:value="44227.03620362269">
            <text:p>44227.03620362269</text:p>
          </table:table-cell>
          <table:table-cell office:value-type="string">
            <text:p>http://placeimg.com/640/480</text:p>
          </table:table-cell>
          <table:table-cell office:value-type="string">
            <text:p>A quae dolore non consequatur quia blanditiis et quam ipsum. Ad soluta aspernatur. Aut commodi inventore aut. Consequatur voluptatem excepturi. Doloremque assumenda adipisci quidem dolores tempore.</text:p>
          </table:table-cell>
          <table:table-cell office:value-type="boolean" office:boolean-value="true">
            <text:p>TRUE</text:p>
          </table:table-cell>
        </table:table-row>
        <table:table-row>
          <table:table-cell office:value-type="string">
            <text:p>Colleen Rowe</text:p>
          </table:table-cell>
          <table:table-cell office:value-type="string">
            <text:p>394-937-2241 x21106</text:p>
          </table:table-cell>
          <table:table-cell office:value-type="string">
            <text:p>Rogers65@yahoo.com</text:p>
          </table:table-cell>
          <table:table-cell office:value-type="string">
            <text:p>8458 Skylar Ferry</text:p>
          </table:table-cell>
          <table:table-cell office:value-type="string">
            <text:p>New Gudrun</text:p>
          </table:table-cell>
          <table:table-cell office:value-type="string">
            <text:p>New Mexico</text:p>
          </table:table-cell>
          <table:table-cell office:value-type="string">
            <text:p>23189-9573</text:p>
          </table:table-cell>
          <table:table-cell office:value-type="string">
            <text:p>899003292</text:p>
          </table:table-cell>
          <table:table-cell office:value-type="string">
            <text:p>Garden</text:p>
          </table:table-cell>
          <table:table-cell office:value-type="string">
            <text:p>Hoeger, Lind and Barrows</text:p>
          </table:table-cell>
          <table:table-cell office:value-type="float" office:value="44262.97436219907">
            <text:p>44262.97436219907</text:p>
          </table:table-cell>
          <table:table-cell office:value-type="string">
            <text:p>http://placeimg.com/640/480</text:p>
          </table:table-cell>
          <table:table-cell office:value-type="string">
            <text:p>Dolor esse optio. Aperiam ducimus aut sint voluptate totam aut sapiente quia. Aut eius corporis necessitatibus ipsum. Ut voluptas est exercitationem ipsa vel.</text:p>
          </table:table-cell>
          <table:table-cell office:value-type="boolean" office:boolean-value="true">
            <text:p>TRUE</text:p>
          </table:table-cell>
        </table:table-row>
        <table:table-row>
          <table:table-cell office:value-type="string">
            <text:p>May Abernathy</text:p>
          </table:table-cell>
          <table:table-cell office:value-type="string">
            <text:p>884.240.7500 x78500</text:p>
          </table:table-cell>
          <table:table-cell office:value-type="string">
            <text:p>Ashlee_Morar@yahoo.com</text:p>
          </table:table-cell>
          <table:table-cell office:value-type="string">
            <text:p>999 Lubowitz Corner</text:p>
          </table:table-cell>
          <table:table-cell office:value-type="string">
            <text:p>Harrisberg</text:p>
          </table:table-cell>
          <table:table-cell office:value-type="string">
            <text:p>Tennessee</text:p>
          </table:table-cell>
          <table:table-cell office:value-type="string">
            <text:p>60703</text:p>
          </table:table-cell>
          <table:table-cell office:value-type="string">
            <text:p>609890996</text:p>
          </table:table-cell>
          <table:table-cell office:value-type="string">
            <text:p>Garden</text:p>
          </table:table-cell>
          <table:table-cell office:value-type="string">
            <text:p>Waters Inc</text:p>
          </table:table-cell>
          <table:table-cell office:value-type="float" office:value="44425.61073284722">
            <text:p>44425.61073284722</text:p>
          </table:table-cell>
          <table:table-cell office:value-type="string">
            <text:p>http://placeimg.com/640/480</text:p>
          </table:table-cell>
          <table:table-cell office:value-type="string">
            <text:p>Autem qui sed et. Culpa odit sint quas iusto. Molestias aut vel ipsam est. Consequatur rerum ipsa animi magni nam id. Porro eos quasi ipsa sequi est eos. Velit labore cupiditate dolor velit doloremque molestiae corporis.</text:p>
          </table:table-cell>
          <table:table-cell office:value-type="boolean" office:boolean-value="true">
            <text:p>TRUE</text:p>
          </table:table-cell>
        </table:table-row>
        <table:table-row>
          <table:table-cell office:value-type="string">
            <text:p>Miss Toby Schmitt</text:p>
          </table:table-cell>
          <table:table-cell office:value-type="string">
            <text:p>582-716-6731</text:p>
          </table:table-cell>
          <table:table-cell office:value-type="string">
            <text:p>Junius_Bauch62@hotmail.com</text:p>
          </table:table-cell>
          <table:table-cell office:value-type="string">
            <text:p>5408 Gutmann Squares</text:p>
          </table:table-cell>
          <table:table-cell office:value-type="string">
            <text:p>Krisborough</text:p>
          </table:table-cell>
          <table:table-cell office:value-type="string">
            <text:p>Arkansas</text:p>
          </table:table-cell>
          <table:table-cell office:value-type="string">
            <text:p>19993</text:p>
          </table:table-cell>
          <table:table-cell office:value-type="string">
            <text:p>484598109</text:p>
          </table:table-cell>
          <table:table-cell office:value-type="string">
            <text:p>Industrial</text:p>
          </table:table-cell>
          <table:table-cell office:value-type="string">
            <text:p>Deckow and Sons</text:p>
          </table:table-cell>
          <table:table-cell office:value-type="float" office:value="44448.62314792824">
            <text:p>44448.62314792824</text:p>
          </table:table-cell>
          <table:table-cell office:value-type="string">
            <text:p>http://placeimg.com/640/480</text:p>
          </table:table-cell>
          <table:table-cell office:value-type="string">
            <text:p>Modi nesciunt vitae id doloremque doloremque repellat. Ipsam alias eum nesciunt quia. Quod aspernatur praesentium vitae voluptas sed minus cupiditate nihil nemo. Voluptate mollitia quia fugiat vitae. Odio aperiam quod aut quam nobis vel commodi minus repellat.</text:p>
          </table:table-cell>
          <table:table-cell office:value-type="boolean" office:boolean-value="true">
            <text:p>TRUE</text:p>
          </table:table-cell>
        </table:table-row>
        <table:table-row>
          <table:table-cell office:value-type="string">
            <text:p>Frances Langosh</text:p>
          </table:table-cell>
          <table:table-cell office:value-type="string">
            <text:p>848.569.4753</text:p>
          </table:table-cell>
          <table:table-cell office:value-type="string">
            <text:p>Mekhi_Leuschke18@hotmail.com</text:p>
          </table:table-cell>
          <table:table-cell office:value-type="string">
            <text:p>5036 Schroeder Place</text:p>
          </table:table-cell>
          <table:table-cell office:value-type="string">
            <text:p>Eraside</text:p>
          </table:table-cell>
          <table:table-cell office:value-type="string">
            <text:p>Georgia</text:p>
          </table:table-cell>
          <table:table-cell office:value-type="string">
            <text:p>70756</text:p>
          </table:table-cell>
          <table:table-cell office:value-type="string">
            <text:p>493561473</text:p>
          </table:table-cell>
          <table:table-cell office:value-type="string">
            <text:p>Clothing</text:p>
          </table:table-cell>
          <table:table-cell office:value-type="string">
            <text:p>Wyman - Satterfield</text:p>
          </table:table-cell>
          <table:table-cell office:value-type="float" office:value="44212.04054855324">
            <text:p>44212.04054855324</text:p>
          </table:table-cell>
          <table:table-cell office:value-type="string">
            <text:p>http://placeimg.com/640/480</text:p>
          </table:table-cell>
          <table:table-cell office:value-type="string">
            <text:p>Nisi nesciunt tempore iure aut. Non repellendus consequuntur. Quis perspiciatis rerum dolorem dolorum modi eligendi maiores in. Quam at rem aut. Iure doloremque voluptatem praesentium omnis culpa.</text:p>
          </table:table-cell>
          <table:table-cell office:value-type="boolean" office:boolean-value="true">
            <text:p>TRUE</text:p>
          </table:table-cell>
        </table:table-row>
        <table:table-row>
          <table:table-cell office:value-type="string">
            <text:p>Crystal Lockman</text:p>
          </table:table-cell>
          <table:table-cell office:value-type="string">
            <text:p>587.567.6554 x64856</text:p>
          </table:table-cell>
          <table:table-cell office:value-type="string">
            <text:p>Electa.Howell@gmail.com</text:p>
          </table:table-cell>
          <table:table-cell office:value-type="string">
            <text:p>64862 Gleichner Roads</text:p>
          </table:table-cell>
          <table:table-cell office:value-type="string">
            <text:p>Maurineborough</text:p>
          </table:table-cell>
          <table:table-cell office:value-type="string">
            <text:p>New Mexico</text:p>
          </table:table-cell>
          <table:table-cell office:value-type="string">
            <text:p>99420-1586</text:p>
          </table:table-cell>
          <table:table-cell office:value-type="string">
            <text:p>281622825</text:p>
          </table:table-cell>
          <table:table-cell office:value-type="string">
            <text:p>Automotive</text:p>
          </table:table-cell>
          <table:table-cell office:value-type="string">
            <text:p>Bogan LLC</text:p>
          </table:table-cell>
          <table:table-cell office:value-type="float" office:value="44556.69343034722">
            <text:p>44556.69343034722</text:p>
          </table:table-cell>
          <table:table-cell office:value-type="string">
            <text:p>http://placeimg.com/640/480</text:p>
          </table:table-cell>
          <table:table-cell office:value-type="string">
            <text:p>Iste mollitia quasi libero. Non tenetur necessitatibus beatae vel optio architecto qui est illum. Nam impedit exercitationem eos et similique porro error porro. Temporibus ut ab aperiam quasi. Deleniti voluptas sed corporis est quos fugit maiores quis. Eligendi sed pariatur.</text:p>
          </table:table-cell>
          <table:table-cell office:value-type="boolean" office:boolean-value="false">
            <text:p>FALSE</text:p>
          </table:table-cell>
        </table:table-row>
        <table:table-row>
          <table:table-cell office:value-type="string">
            <text:p>Elsa Lowe</text:p>
          </table:table-cell>
          <table:table-cell office:value-type="string">
            <text:p>548.487.0181 x1226</text:p>
          </table:table-cell>
          <table:table-cell office:value-type="string">
            <text:p>Harvey_OConner65@hotmail.com</text:p>
          </table:table-cell>
          <table:table-cell office:value-type="string">
            <text:p>64416 Sterling Courts</text:p>
          </table:table-cell>
          <table:table-cell office:value-type="string">
            <text:p>Lesterhaven</text:p>
          </table:table-cell>
          <table:table-cell office:value-type="string">
            <text:p>Texas</text:p>
          </table:table-cell>
          <table:table-cell office:value-type="string">
            <text:p>54605</text:p>
          </table:table-cell>
          <table:table-cell office:value-type="string">
            <text:p>601990344</text:p>
          </table:table-cell>
          <table:table-cell office:value-type="string">
            <text:p>Grocery</text:p>
          </table:table-cell>
          <table:table-cell office:value-type="string">
            <text:p>Doyle - Steuber</text:p>
          </table:table-cell>
          <table:table-cell office:value-type="float" office:value="44387.675785300926">
            <text:p>44387.675785300926</text:p>
          </table:table-cell>
          <table:table-cell office:value-type="string">
            <text:p>http://placeimg.com/640/480</text:p>
          </table:table-cell>
          <table:table-cell office:value-type="string">
            <text:p>Possimus saepe nesciunt molestiae. Esse est assumenda hic ullam. Et eaque ducimus maxime porro dolor. Asperiores et dolor unde officia harum. Nisi dolor ut exercitationem in ut provident.</text:p>
          </table:table-cell>
          <table:table-cell office:value-type="boolean" office:boolean-value="true">
            <text:p>TRUE</text:p>
          </table:table-cell>
        </table:table-row>
        <table:table-row>
          <table:table-cell office:value-type="string">
            <text:p>Erica Senger</text:p>
          </table:table-cell>
          <table:table-cell office:value-type="string">
            <text:p>(987) 449-1611 x7608</text:p>
          </table:table-cell>
          <table:table-cell office:value-type="string">
            <text:p>Ronny.Predovic@yahoo.com</text:p>
          </table:table-cell>
          <table:table-cell office:value-type="string">
            <text:p>9557 Hahn Groves</text:p>
          </table:table-cell>
          <table:table-cell office:value-type="string">
            <text:p>Alfordview</text:p>
          </table:table-cell>
          <table:table-cell office:value-type="string">
            <text:p>Nevada</text:p>
          </table:table-cell>
          <table:table-cell office:value-type="string">
            <text:p>92693-1939</text:p>
          </table:table-cell>
          <table:table-cell office:value-type="string">
            <text:p>256935233</text:p>
          </table:table-cell>
          <table:table-cell office:value-type="string">
            <text:p>Toys</text:p>
          </table:table-cell>
          <table:table-cell office:value-type="string">
            <text:p>Strosin and Sons</text:p>
          </table:table-cell>
          <table:table-cell office:value-type="float" office:value="44442.67930503472">
            <text:p>44442.67930503472</text:p>
          </table:table-cell>
          <table:table-cell office:value-type="string">
            <text:p>http://placeimg.com/640/480</text:p>
          </table:table-cell>
          <table:table-cell office:value-type="string">
            <text:p>Impedit harum ad repellendus deserunt. Inventore dolorem et rem nisi accusantium et aut aut soluta. Consequatur officia in.</text:p>
          </table:table-cell>
          <table:table-cell office:value-type="boolean" office:boolean-value="true">
            <text:p>TRUE</text:p>
          </table:table-cell>
        </table:table-row>
        <table:table-row>
          <table:table-cell office:value-type="string">
            <text:p>Pam Lockman</text:p>
          </table:table-cell>
          <table:table-cell office:value-type="string">
            <text:p>1-338-274-7529 x887</text:p>
          </table:table-cell>
          <table:table-cell office:value-type="string">
            <text:p>Lottie_Ebert@gmail.com</text:p>
          </table:table-cell>
          <table:table-cell office:value-type="string">
            <text:p>10692 Evangeline Drives</text:p>
          </table:table-cell>
          <table:table-cell office:value-type="string">
            <text:p>Roswell</text:p>
          </table:table-cell>
          <table:table-cell office:value-type="string">
            <text:p>Maryland</text:p>
          </table:table-cell>
          <table:table-cell office:value-type="string">
            <text:p>27404-4594</text:p>
          </table:table-cell>
          <table:table-cell office:value-type="string">
            <text:p>470696617</text:p>
          </table:table-cell>
          <table:table-cell office:value-type="string">
            <text:p>Kids</text:p>
          </table:table-cell>
          <table:table-cell office:value-type="string">
            <text:p>Cummerata - Kozey</text:p>
          </table:table-cell>
          <table:table-cell office:value-type="float" office:value="44553.52042986111">
            <text:p>44553.52042986111</text:p>
          </table:table-cell>
          <table:table-cell office:value-type="string">
            <text:p>http://placeimg.com/640/480</text:p>
          </table:table-cell>
          <table:table-cell office:value-type="string">
            <text:p>Est facere omnis. Est porro blanditiis repellendus. Incidunt eveniet commodi aut quam vel ut maxime possimus sit. Cum iure libero consectetur molestiae sit perferendis magnam aperiam aut.</text:p>
          </table:table-cell>
          <table:table-cell office:value-type="boolean" office:boolean-value="false">
            <text:p>FALSE</text:p>
          </table:table-cell>
        </table:table-row>
        <table:table-row>
          <table:table-cell office:value-type="string">
            <text:p>Vivian Lebsack</text:p>
          </table:table-cell>
          <table:table-cell office:value-type="string">
            <text:p>(821) 730-3777</text:p>
          </table:table-cell>
          <table:table-cell office:value-type="string">
            <text:p>Guy78@gmail.com</text:p>
          </table:table-cell>
          <table:table-cell office:value-type="string">
            <text:p>410 Kutch Forest</text:p>
          </table:table-cell>
          <table:table-cell office:value-type="string">
            <text:p>Garnetton</text:p>
          </table:table-cell>
          <table:table-cell office:value-type="string">
            <text:p>Oregon</text:p>
          </table:table-cell>
          <table:table-cell office:value-type="string">
            <text:p>72808-2178</text:p>
          </table:table-cell>
          <table:table-cell office:value-type="string">
            <text:p>150060233</text:p>
          </table:table-cell>
          <table:table-cell office:value-type="string">
            <text:p>Toys</text:p>
          </table:table-cell>
          <table:table-cell office:value-type="string">
            <text:p>Wilderman - Kertzmann</text:p>
          </table:table-cell>
          <table:table-cell office:value-type="float" office:value="44395.28592094907">
            <text:p>44395.28592094907</text:p>
          </table:table-cell>
          <table:table-cell office:value-type="string">
            <text:p>http://placeimg.com/640/480</text:p>
          </table:table-cell>
          <table:table-cell office:value-type="string">
            <text:p>Modi possimus aut repellat. Quaerat autem rerum quam delectus ullam voluptatum quos vero delectus. Quia dolores dolorem ratione quam perferendis.</text:p>
          </table:table-cell>
          <table:table-cell office:value-type="boolean" office:boolean-value="true">
            <text:p>TRUE</text:p>
          </table:table-cell>
        </table:table-row>
        <table:table-row>
          <table:table-cell office:value-type="string">
            <text:p>Flora Morar</text:p>
          </table:table-cell>
          <table:table-cell office:value-type="string">
            <text:p>1-411-652-4086</text:p>
          </table:table-cell>
          <table:table-cell office:value-type="string">
            <text:p>Anna_Maggio1@gmail.com</text:p>
          </table:table-cell>
          <table:table-cell office:value-type="string">
            <text:p>81143 Stephon Fields</text:p>
          </table:table-cell>
          <table:table-cell office:value-type="string">
            <text:p>Cordeliaside</text:p>
          </table:table-cell>
          <table:table-cell office:value-type="string">
            <text:p>Missouri</text:p>
          </table:table-cell>
          <table:table-cell office:value-type="string">
            <text:p>47496</text:p>
          </table:table-cell>
          <table:table-cell office:value-type="string">
            <text:p>140724796</text:p>
          </table:table-cell>
          <table:table-cell office:value-type="string">
            <text:p>Toys</text:p>
          </table:table-cell>
          <table:table-cell office:value-type="string">
            <text:p>Farrell - Rowe</text:p>
          </table:table-cell>
          <table:table-cell office:value-type="float" office:value="44278.416648541664">
            <text:p>44278.416648541664</text:p>
          </table:table-cell>
          <table:table-cell office:value-type="string">
            <text:p>http://placeimg.com/640/480</text:p>
          </table:table-cell>
          <table:table-cell office:value-type="string">
            <text:p>Qui maxime illum. Exercitationem molestias iusto vitae aut neque illum id voluptatem. Quia distinctio nemo.</text:p>
          </table:table-cell>
          <table:table-cell office:value-type="boolean" office:boolean-value="false">
            <text:p>FALSE</text:p>
          </table:table-cell>
        </table:table-row>
        <table:table-row>
          <table:table-cell office:value-type="string">
            <text:p>Louis Nikolaus</text:p>
          </table:table-cell>
          <table:table-cell office:value-type="string">
            <text:p>(548) 392-0189 x42969</text:p>
          </table:table-cell>
          <table:table-cell office:value-type="string">
            <text:p>Charlotte_Block55@gmail.com</text:p>
          </table:table-cell>
          <table:table-cell office:value-type="string">
            <text:p>82218 Feeney Loop</text:p>
          </table:table-cell>
          <table:table-cell office:value-type="string">
            <text:p>Pollichland</text:p>
          </table:table-cell>
          <table:table-cell office:value-type="string">
            <text:p>Illinois</text:p>
          </table:table-cell>
          <table:table-cell office:value-type="string">
            <text:p>40183</text:p>
          </table:table-cell>
          <table:table-cell office:value-type="string">
            <text:p>022592868</text:p>
          </table:table-cell>
          <table:table-cell office:value-type="string">
            <text:p>Jewelery</text:p>
          </table:table-cell>
          <table:table-cell office:value-type="string">
            <text:p>McLaughlin - Blick</text:p>
          </table:table-cell>
          <table:table-cell office:value-type="float" office:value="44563.033530486115">
            <text:p>44563.033530486115</text:p>
          </table:table-cell>
          <table:table-cell office:value-type="string">
            <text:p>http://placeimg.com/640/480</text:p>
          </table:table-cell>
          <table:table-cell office:value-type="string">
            <text:p>Fuga ut deserunt nostrum. Quia inventore necessitatibus repudiandae voluptate. Et aliquam voluptatem laborum id ducimus minima molestias. Neque enim cumque.</text:p>
          </table:table-cell>
          <table:table-cell office:value-type="boolean" office:boolean-value="false">
            <text:p>FALSE</text:p>
          </table:table-cell>
        </table:table-row>
        <table:table-row>
          <table:table-cell office:value-type="string">
            <text:p>Mr. Jill Kunze</text:p>
          </table:table-cell>
          <table:table-cell office:value-type="string">
            <text:p>1-403-759-7674</text:p>
          </table:table-cell>
          <table:table-cell office:value-type="string">
            <text:p>Joaquin_Walter@yahoo.com</text:p>
          </table:table-cell>
          <table:table-cell office:value-type="string">
            <text:p>144 Curtis Way</text:p>
          </table:table-cell>
          <table:table-cell office:value-type="string">
            <text:p>Bend</text:p>
          </table:table-cell>
          <table:table-cell office:value-type="string">
            <text:p>Montana</text:p>
          </table:table-cell>
          <table:table-cell office:value-type="string">
            <text:p>51374-9052</text:p>
          </table:table-cell>
          <table:table-cell office:value-type="string">
            <text:p>801447309</text:p>
          </table:table-cell>
          <table:table-cell office:value-type="string">
            <text:p>Health</text:p>
          </table:table-cell>
          <table:table-cell office:value-type="string">
            <text:p>Aufderhar, Rohan and Wuckert</text:p>
          </table:table-cell>
          <table:table-cell office:value-type="float" office:value="44302.36008666667">
            <text:p>44302.36008666667</text:p>
          </table:table-cell>
          <table:table-cell office:value-type="string">
            <text:p>http://placeimg.com/640/480</text:p>
          </table:table-cell>
          <table:table-cell office:value-type="string">
            <text:p>Qui numquam repudiandae voluptate asperiores deserunt. Molestias ad inventore voluptatem qui recusandae voluptatem quia. Quia optio est facere. Nemo temporibus molestias perspiciatis. Voluptates sit consectetur repudiandae quo. Et velit alias.</text:p>
          </table:table-cell>
          <table:table-cell office:value-type="boolean" office:boolean-value="true">
            <text:p>TRUE</text:p>
          </table:table-cell>
        </table:table-row>
        <table:table-row>
          <table:table-cell office:value-type="string">
            <text:p>Jerald Renner</text:p>
          </table:table-cell>
          <table:table-cell office:value-type="string">
            <text:p>(679) 550-2125 x712</text:p>
          </table:table-cell>
          <table:table-cell office:value-type="string">
            <text:p>Xzavier.Little@hotmail.com</text:p>
          </table:table-cell>
          <table:table-cell office:value-type="string">
            <text:p>91917 Jesus Crossing</text:p>
          </table:table-cell>
          <table:table-cell office:value-type="string">
            <text:p>Coopermouth</text:p>
          </table:table-cell>
          <table:table-cell office:value-type="string">
            <text:p>Vermont</text:p>
          </table:table-cell>
          <table:table-cell office:value-type="string">
            <text:p>42089</text:p>
          </table:table-cell>
          <table:table-cell office:value-type="string">
            <text:p>517458624</text:p>
          </table:table-cell>
          <table:table-cell office:value-type="string">
            <text:p>Clothing</text:p>
          </table:table-cell>
          <table:table-cell office:value-type="string">
            <text:p>Jenkins Inc</text:p>
          </table:table-cell>
          <table:table-cell office:value-type="float" office:value="44486.489559814814">
            <text:p>44486.489559814814</text:p>
          </table:table-cell>
          <table:table-cell office:value-type="string">
            <text:p>http://placeimg.com/640/480</text:p>
          </table:table-cell>
          <table:table-cell office:value-type="string">
            <text:p>Ut ut et ut aut dolorum. Consequatur est occaecati. Sunt ex omnis ut dolores exercitationem magni nihil. Pariatur est dolores reiciendis harum corrupti natus earum iste soluta.</text:p>
          </table:table-cell>
          <table:table-cell office:value-type="boolean" office:boolean-value="true">
            <text:p>TRUE</text:p>
          </table:table-cell>
        </table:table-row>
        <table:table-row>
          <table:table-cell office:value-type="string">
            <text:p>Vivian Jakubowski</text:p>
          </table:table-cell>
          <table:table-cell office:value-type="string">
            <text:p>1-491-522-5676</text:p>
          </table:table-cell>
          <table:table-cell office:value-type="string">
            <text:p>Hermina70@hotmail.com</text:p>
          </table:table-cell>
          <table:table-cell office:value-type="string">
            <text:p>6971 Brekke Points</text:p>
          </table:table-cell>
          <table:table-cell office:value-type="string">
            <text:p>Bartolettimouth</text:p>
          </table:table-cell>
          <table:table-cell office:value-type="string">
            <text:p>New Hampshire</text:p>
          </table:table-cell>
          <table:table-cell office:value-type="string">
            <text:p>95149</text:p>
          </table:table-cell>
          <table:table-cell office:value-type="string">
            <text:p>708229031</text:p>
          </table:table-cell>
          <table:table-cell office:value-type="string">
            <text:p>Toys</text:p>
          </table:table-cell>
          <table:table-cell office:value-type="string">
            <text:p>O'Hara - Kerluke</text:p>
          </table:table-cell>
          <table:table-cell office:value-type="float" office:value="44266.22477688657">
            <text:p>44266.22477688657</text:p>
          </table:table-cell>
          <table:table-cell office:value-type="string">
            <text:p>http://placeimg.com/640/480</text:p>
          </table:table-cell>
          <table:table-cell office:value-type="string">
            <text:p>Explicabo rerum velit ut. Reiciendis fugiat doloremque non facere. Repudiandae occaecati iste. Quas hic et autem maxime est ex pariatur. Debitis exercitationem eaque distinctio officia sed aspernatur et.</text:p>
          </table:table-cell>
          <table:table-cell office:value-type="boolean" office:boolean-value="false">
            <text:p>FALSE</text:p>
          </table:table-cell>
        </table:table-row>
        <table:table-row>
          <table:table-cell office:value-type="string">
            <text:p>Emily Moen</text:p>
          </table:table-cell>
          <table:table-cell office:value-type="string">
            <text:p>(711) 325-9932 x3165</text:p>
          </table:table-cell>
          <table:table-cell office:value-type="string">
            <text:p>Devin_Krajcik36@gmail.com</text:p>
          </table:table-cell>
          <table:table-cell office:value-type="string">
            <text:p>87664 Ida Hill</text:p>
          </table:table-cell>
          <table:table-cell office:value-type="string">
            <text:p>Kaileefurt</text:p>
          </table:table-cell>
          <table:table-cell office:value-type="string">
            <text:p>Michigan</text:p>
          </table:table-cell>
          <table:table-cell office:value-type="string">
            <text:p>48042-3957</text:p>
          </table:table-cell>
          <table:table-cell office:value-type="string">
            <text:p>540199497</text:p>
          </table:table-cell>
          <table:table-cell office:value-type="string">
            <text:p>Kids</text:p>
          </table:table-cell>
          <table:table-cell office:value-type="string">
            <text:p>Boehm - Connelly</text:p>
          </table:table-cell>
          <table:table-cell office:value-type="float" office:value="44427.65771685185">
            <text:p>44427.65771685185</text:p>
          </table:table-cell>
          <table:table-cell office:value-type="string">
            <text:p>http://placeimg.com/640/480</text:p>
          </table:table-cell>
          <table:table-cell office:value-type="string">
            <text:p>Atque corporis natus dolorum sint. Tenetur aliquam minus. Soluta et nam ea provident sint. Aut laudantium et est dolorem. Non enim consequatur ea rem vel rem laboriosam cumque deserunt.</text:p>
          </table:table-cell>
          <table:table-cell office:value-type="boolean" office:boolean-value="false">
            <text:p>FALSE</text:p>
          </table:table-cell>
        </table:table-row>
        <table:table-row>
          <table:table-cell office:value-type="string">
            <text:p>Mrs. Lori Hills</text:p>
          </table:table-cell>
          <table:table-cell office:value-type="string">
            <text:p>(264) 937-0019</text:p>
          </table:table-cell>
          <table:table-cell office:value-type="string">
            <text:p>Alverta.Abbott8@hotmail.com</text:p>
          </table:table-cell>
          <table:table-cell office:value-type="string">
            <text:p>711 Dare Camp</text:p>
          </table:table-cell>
          <table:table-cell office:value-type="string">
            <text:p>Walterfort</text:p>
          </table:table-cell>
          <table:table-cell office:value-type="string">
            <text:p>Missouri</text:p>
          </table:table-cell>
          <table:table-cell office:value-type="string">
            <text:p>80405-8923</text:p>
          </table:table-cell>
          <table:table-cell office:value-type="string">
            <text:p>097302054</text:p>
          </table:table-cell>
          <table:table-cell office:value-type="string">
            <text:p>Movies</text:p>
          </table:table-cell>
          <table:table-cell office:value-type="string">
            <text:p>Brakus, Schultz and Hirthe</text:p>
          </table:table-cell>
          <table:table-cell office:value-type="float" office:value="44323.06574722222">
            <text:p>44323.06574722222</text:p>
          </table:table-cell>
          <table:table-cell office:value-type="string">
            <text:p>http://placeimg.com/640/480</text:p>
          </table:table-cell>
          <table:table-cell office:value-type="string">
            <text:p>Odio aspernatur expedita illo veritatis placeat autem vel. Aliquid exercitationem ut aliquid perferendis. Ullam aut nulla similique eveniet eum ipsa earum est. Voluptas totam et ea. Eum explicabo atque. Rerum et voluptas architecto voluptatem ea nihil nobis doloribus.</text:p>
          </table:table-cell>
          <table:table-cell office:value-type="boolean" office:boolean-value="false">
            <text:p>FALSE</text:p>
          </table:table-cell>
        </table:table-row>
        <table:table-row>
          <table:table-cell office:value-type="string">
            <text:p>Howard Hegmann</text:p>
          </table:table-cell>
          <table:table-cell office:value-type="string">
            <text:p>1-618-231-5205</text:p>
          </table:table-cell>
          <table:table-cell office:value-type="string">
            <text:p>Rosa.Fisher@hotmail.com</text:p>
          </table:table-cell>
          <table:table-cell office:value-type="string">
            <text:p>982 Dicki Turnpike</text:p>
          </table:table-cell>
          <table:table-cell office:value-type="string">
            <text:p>South Stephan</text:p>
          </table:table-cell>
          <table:table-cell office:value-type="string">
            <text:p>Colorado</text:p>
          </table:table-cell>
          <table:table-cell office:value-type="string">
            <text:p>14665-7090</text:p>
          </table:table-cell>
          <table:table-cell office:value-type="string">
            <text:p>207264995</text:p>
          </table:table-cell>
          <table:table-cell office:value-type="string">
            <text:p>Home</text:p>
          </table:table-cell>
          <table:table-cell office:value-type="string">
            <text:p>Nitzsche LLC</text:p>
          </table:table-cell>
          <table:table-cell office:value-type="float" office:value="44440.84901596065">
            <text:p>44440.84901596065</text:p>
          </table:table-cell>
          <table:table-cell office:value-type="string">
            <text:p>http://placeimg.com/640/480</text:p>
          </table:table-cell>
          <table:table-cell office:value-type="string">
            <text:p>Aut dolores itaque explicabo. Beatae quia sit illo repellat et nulla magnam. Eaque at dicta. Esse veniam voluptatem porro ut assumenda officiis et qui tenetur. Alias molestiae expedita ut commodi sint architecto.</text:p>
          </table:table-cell>
          <table:table-cell office:value-type="boolean" office:boolean-value="false">
            <text:p>FALSE</text:p>
          </table:table-cell>
        </table:table-row>
        <table:table-row>
          <table:table-cell office:value-type="string">
            <text:p>Donald Satterfield</text:p>
          </table:table-cell>
          <table:table-cell office:value-type="string">
            <text:p>907.830.8114</text:p>
          </table:table-cell>
          <table:table-cell office:value-type="string">
            <text:p>Curt_Heathcote9@gmail.com</text:p>
          </table:table-cell>
          <table:table-cell office:value-type="string">
            <text:p>5261 Carter Branch</text:p>
          </table:table-cell>
          <table:table-cell office:value-type="string">
            <text:p>South Alford</text:p>
          </table:table-cell>
          <table:table-cell office:value-type="string">
            <text:p>Louisiana</text:p>
          </table:table-cell>
          <table:table-cell office:value-type="string">
            <text:p>44737-9330</text:p>
          </table:table-cell>
          <table:table-cell office:value-type="string">
            <text:p>929750046</text:p>
          </table:table-cell>
          <table:table-cell office:value-type="string">
            <text:p>Baby</text:p>
          </table:table-cell>
          <table:table-cell office:value-type="string">
            <text:p>Fritsch Inc</text:p>
          </table:table-cell>
          <table:table-cell office:value-type="float" office:value="44547.21014297454">
            <text:p>44547.21014297454</text:p>
          </table:table-cell>
          <table:table-cell office:value-type="string">
            <text:p>http://placeimg.com/640/480</text:p>
          </table:table-cell>
          <table:table-cell office:value-type="string">
            <text:p>Architecto ipsa inventore incidunt. Voluptas eveniet non aperiam sapiente facilis dicta placeat dolorem dignissimos. Dolores necessitatibus aut harum aut. Rerum eum eos est voluptas facere quia molestias. Cumque necessitatibus molestias sapiente animi explicabo dolorem aliquid commodi.</text:p>
          </table:table-cell>
          <table:table-cell office:value-type="boolean" office:boolean-value="true">
            <text:p>TRUE</text:p>
          </table:table-cell>
        </table:table-row>
        <table:table-row>
          <table:table-cell office:value-type="string">
            <text:p>Eddie Dooley</text:p>
          </table:table-cell>
          <table:table-cell office:value-type="string">
            <text:p>984.356.3658</text:p>
          </table:table-cell>
          <table:table-cell office:value-type="string">
            <text:p>Kaycee17@yahoo.com</text:p>
          </table:table-cell>
          <table:table-cell office:value-type="string">
            <text:p>011 Towne Circles</text:p>
          </table:table-cell>
          <table:table-cell office:value-type="string">
            <text:p>Zackbury</text:p>
          </table:table-cell>
          <table:table-cell office:value-type="string">
            <text:p>Missouri</text:p>
          </table:table-cell>
          <table:table-cell office:value-type="string">
            <text:p>18820-5409</text:p>
          </table:table-cell>
          <table:table-cell office:value-type="string">
            <text:p>706201695</text:p>
          </table:table-cell>
          <table:table-cell office:value-type="string">
            <text:p>Sports</text:p>
          </table:table-cell>
          <table:table-cell office:value-type="string">
            <text:p>Emard - Bergstrom</text:p>
          </table:table-cell>
          <table:table-cell office:value-type="float" office:value="44443.09242497685">
            <text:p>44443.09242497685</text:p>
          </table:table-cell>
          <table:table-cell office:value-type="string">
            <text:p>http://placeimg.com/640/480</text:p>
          </table:table-cell>
          <table:table-cell office:value-type="string">
            <text:p>Cum autem consequuntur. Nostrum doloribus in cupiditate ut voluptas est dignissimos asperiores. Molestias cum ratione voluptatibus.</text:p>
          </table:table-cell>
          <table:table-cell office:value-type="boolean" office:boolean-value="false">
            <text:p>FALSE</text:p>
          </table:table-cell>
        </table:table-row>
        <table:table-row>
          <table:table-cell office:value-type="string">
            <text:p>Archie Lebsack</text:p>
          </table:table-cell>
          <table:table-cell office:value-type="string">
            <text:p>(969) 290-2997 x622</text:p>
          </table:table-cell>
          <table:table-cell office:value-type="string">
            <text:p>Gilberto84@gmail.com</text:p>
          </table:table-cell>
          <table:table-cell office:value-type="string">
            <text:p>25684 Melyssa Mall</text:p>
          </table:table-cell>
          <table:table-cell office:value-type="string">
            <text:p>Westfield</text:p>
          </table:table-cell>
          <table:table-cell office:value-type="string">
            <text:p>Tennessee</text:p>
          </table:table-cell>
          <table:table-cell office:value-type="string">
            <text:p>66903-6497</text:p>
          </table:table-cell>
          <table:table-cell office:value-type="string">
            <text:p>068273086</text:p>
          </table:table-cell>
          <table:table-cell office:value-type="string">
            <text:p>Health</text:p>
          </table:table-cell>
          <table:table-cell office:value-type="string">
            <text:p>Parisian and Sons</text:p>
          </table:table-cell>
          <table:table-cell office:value-type="float" office:value="44460.75994755787">
            <text:p>44460.75994755787</text:p>
          </table:table-cell>
          <table:table-cell office:value-type="string">
            <text:p>http://placeimg.com/640/480</text:p>
          </table:table-cell>
          <table:table-cell office:value-type="string">
            <text:p>Hic vel sed in rerum in. Iusto et voluptatum adipisci. Laudantium aut dolor provident corporis inventore accusamus quo. Deserunt et laboriosam sed quaerat quia ut et quisquam magni.</text:p>
          </table:table-cell>
          <table:table-cell office:value-type="boolean" office:boolean-value="true">
            <text:p>TRUE</text:p>
          </table:table-cell>
        </table:table-row>
        <table:table-row>
          <table:table-cell office:value-type="string">
            <text:p>Geoffrey Gleichner</text:p>
          </table:table-cell>
          <table:table-cell office:value-type="string">
            <text:p>358.601.5962 x1467</text:p>
          </table:table-cell>
          <table:table-cell office:value-type="string">
            <text:p>Hank.McKenzie93@gmail.com</text:p>
          </table:table-cell>
          <table:table-cell office:value-type="string">
            <text:p>1591 Abdiel Squares</text:p>
          </table:table-cell>
          <table:table-cell office:value-type="string">
            <text:p>New Kearaview</text:p>
          </table:table-cell>
          <table:table-cell office:value-type="string">
            <text:p>New York</text:p>
          </table:table-cell>
          <table:table-cell office:value-type="string">
            <text:p>52005-1588</text:p>
          </table:table-cell>
          <table:table-cell office:value-type="string">
            <text:p>082532059</text:p>
          </table:table-cell>
          <table:table-cell office:value-type="string">
            <text:p>Shoes</text:p>
          </table:table-cell>
          <table:table-cell office:value-type="string">
            <text:p>Oberbrunner Group</text:p>
          </table:table-cell>
          <table:table-cell office:value-type="float" office:value="44375.40715554398">
            <text:p>44375.40715554398</text:p>
          </table:table-cell>
          <table:table-cell office:value-type="string">
            <text:p>http://placeimg.com/640/480</text:p>
          </table:table-cell>
          <table:table-cell office:value-type="string">
            <text:p>Rerum et velit amet ut ipsum at. Optio officiis nam et sed officia porro. Velit nostrum placeat sapiente corrupti nihil aliquam neque. Quis autem voluptatum. Aut debitis velit quidem. Necessitatibus velit dolores sit.</text:p>
          </table:table-cell>
          <table:table-cell office:value-type="boolean" office:boolean-value="false">
            <text:p>FALSE</text:p>
          </table:table-cell>
        </table:table-row>
        <table:table-row>
          <table:table-cell office:value-type="string">
            <text:p>Bryant Witting</text:p>
          </table:table-cell>
          <table:table-cell office:value-type="string">
            <text:p>490.625.8850</text:p>
          </table:table-cell>
          <table:table-cell office:value-type="string">
            <text:p>Edmund37@gmail.com</text:p>
          </table:table-cell>
          <table:table-cell office:value-type="string">
            <text:p>99435 Mollie Groves</text:p>
          </table:table-cell>
          <table:table-cell office:value-type="string">
            <text:p>Buckridgeview</text:p>
          </table:table-cell>
          <table:table-cell office:value-type="string">
            <text:p>North Dakota</text:p>
          </table:table-cell>
          <table:table-cell office:value-type="string">
            <text:p>10387-5987</text:p>
          </table:table-cell>
          <table:table-cell office:value-type="string">
            <text:p>859352459</text:p>
          </table:table-cell>
          <table:table-cell office:value-type="string">
            <text:p>Industrial</text:p>
          </table:table-cell>
          <table:table-cell office:value-type="string">
            <text:p>Fahey Inc</text:p>
          </table:table-cell>
          <table:table-cell office:value-type="float" office:value="44261.986935787034">
            <text:p>44261.986935787034</text:p>
          </table:table-cell>
          <table:table-cell office:value-type="string">
            <text:p>http://placeimg.com/640/480</text:p>
          </table:table-cell>
          <table:table-cell office:value-type="string">
            <text:p>Asperiores a aliquid deserunt. Cumque expedita quis sunt ad nisi illo. Possimus omnis numquam omnis ducimus debitis quibusdam.</text:p>
          </table:table-cell>
          <table:table-cell office:value-type="boolean" office:boolean-value="true">
            <text:p>TRUE</text:p>
          </table:table-cell>
        </table:table-row>
        <table:table-row>
          <table:table-cell office:value-type="string">
            <text:p>Dr. George Leannon</text:p>
          </table:table-cell>
          <table:table-cell office:value-type="string">
            <text:p>701.438.2102 x0029</text:p>
          </table:table-cell>
          <table:table-cell office:value-type="string">
            <text:p>Gardner76@gmail.com</text:p>
          </table:table-cell>
          <table:table-cell office:value-type="string">
            <text:p>3652 Emie Vista</text:p>
          </table:table-cell>
          <table:table-cell office:value-type="string">
            <text:p>West Mekhifort</text:p>
          </table:table-cell>
          <table:table-cell office:value-type="string">
            <text:p>Kentucky</text:p>
          </table:table-cell>
          <table:table-cell office:value-type="string">
            <text:p>43511</text:p>
          </table:table-cell>
          <table:table-cell office:value-type="string">
            <text:p>318129916</text:p>
          </table:table-cell>
          <table:table-cell office:value-type="string">
            <text:p>Sports</text:p>
          </table:table-cell>
          <table:table-cell office:value-type="string">
            <text:p>Schimmel - Klein</text:p>
          </table:table-cell>
          <table:table-cell office:value-type="float" office:value="44268.47610796296">
            <text:p>44268.47610796296</text:p>
          </table:table-cell>
          <table:table-cell office:value-type="string">
            <text:p>http://placeimg.com/640/480</text:p>
          </table:table-cell>
          <table:table-cell office:value-type="string">
            <text:p>Molestiae sit dignissimos placeat. Et molestiae temporibus quia suscipit non dolorem. Ducimus culpa est deleniti. Odit in possimus et in qui eum reprehenderit sed quidem.</text:p>
          </table:table-cell>
          <table:table-cell office:value-type="boolean" office:boolean-value="true">
            <text:p>TRUE</text:p>
          </table:table-cell>
        </table:table-row>
        <table:table-row>
          <table:table-cell office:value-type="string">
            <text:p>Grady Hoppe</text:p>
          </table:table-cell>
          <table:table-cell office:value-type="string">
            <text:p>(921) 853-1680</text:p>
          </table:table-cell>
          <table:table-cell office:value-type="string">
            <text:p>Rene47@yahoo.com</text:p>
          </table:table-cell>
          <table:table-cell office:value-type="string">
            <text:p>59785 Feil Extensions</text:p>
          </table:table-cell>
          <table:table-cell office:value-type="string">
            <text:p>Tillmanfurt</text:p>
          </table:table-cell>
          <table:table-cell office:value-type="string">
            <text:p>New Hampshire</text:p>
          </table:table-cell>
          <table:table-cell office:value-type="string">
            <text:p>09135-9315</text:p>
          </table:table-cell>
          <table:table-cell office:value-type="string">
            <text:p>651077495</text:p>
          </table:table-cell>
          <table:table-cell office:value-type="string">
            <text:p>Health</text:p>
          </table:table-cell>
          <table:table-cell office:value-type="string">
            <text:p>Kemmer, Bednar and Bins</text:p>
          </table:table-cell>
          <table:table-cell office:value-type="float" office:value="44441.50086607639">
            <text:p>44441.50086607639</text:p>
          </table:table-cell>
          <table:table-cell office:value-type="string">
            <text:p>http://placeimg.com/640/480</text:p>
          </table:table-cell>
          <table:table-cell office:value-type="string">
            <text:p>Provident ipsum explicabo ut. Autem quia nemo omnis voluptatum. Sed quam consequatur.</text:p>
          </table:table-cell>
          <table:table-cell office:value-type="boolean" office:boolean-value="false">
            <text:p>FALSE</text:p>
          </table:table-cell>
        </table:table-row>
        <table:table-row>
          <table:table-cell office:value-type="string">
            <text:p>Roger Jacobi DDS</text:p>
          </table:table-cell>
          <table:table-cell office:value-type="string">
            <text:p>(514) 238-2507</text:p>
          </table:table-cell>
          <table:table-cell office:value-type="string">
            <text:p>Hyman_Gutkowski61@hotmail.com</text:p>
          </table:table-cell>
          <table:table-cell office:value-type="string">
            <text:p>2828 Jamal Junction</text:p>
          </table:table-cell>
          <table:table-cell office:value-type="string">
            <text:p>Stanfordfort</text:p>
          </table:table-cell>
          <table:table-cell office:value-type="string">
            <text:p>Utah</text:p>
          </table:table-cell>
          <table:table-cell office:value-type="string">
            <text:p>65004-1200</text:p>
          </table:table-cell>
          <table:table-cell office:value-type="string">
            <text:p>090125005</text:p>
          </table:table-cell>
          <table:table-cell office:value-type="string">
            <text:p>Home</text:p>
          </table:table-cell>
          <table:table-cell office:value-type="string">
            <text:p>Okuneva - Ernser</text:p>
          </table:table-cell>
          <table:table-cell office:value-type="float" office:value="44342.56129200231">
            <text:p>44342.56129200231</text:p>
          </table:table-cell>
          <table:table-cell office:value-type="string">
            <text:p>http://placeimg.com/640/480</text:p>
          </table:table-cell>
          <table:table-cell office:value-type="string">
            <text:p>Autem animi quidem ut rerum accusamus. Ullam et accusantium. Veniam aut provident quis rem necessitatibus aut molestiae voluptate sed. Veniam quaerat eius veniam dignissimos corporis voluptate libero sed placeat.</text:p>
          </table:table-cell>
          <table:table-cell office:value-type="boolean" office:boolean-value="true">
            <text:p>TRUE</text:p>
          </table:table-cell>
        </table:table-row>
        <table:table-row>
          <table:table-cell office:value-type="string">
            <text:p>Todd Marvin</text:p>
          </table:table-cell>
          <table:table-cell office:value-type="string">
            <text:p>(699) 520-9716 x27040</text:p>
          </table:table-cell>
          <table:table-cell office:value-type="string">
            <text:p>Saige_Kassulke@gmail.com</text:p>
          </table:table-cell>
          <table:table-cell office:value-type="string">
            <text:p>88627 Cremin Crest</text:p>
          </table:table-cell>
          <table:table-cell office:value-type="string">
            <text:p>Port Brandynview</text:p>
          </table:table-cell>
          <table:table-cell office:value-type="string">
            <text:p>Delaware</text:p>
          </table:table-cell>
          <table:table-cell office:value-type="string">
            <text:p>59938</text:p>
          </table:table-cell>
          <table:table-cell office:value-type="string">
            <text:p>129872588</text:p>
          </table:table-cell>
          <table:table-cell office:value-type="string">
            <text:p>Industrial</text:p>
          </table:table-cell>
          <table:table-cell office:value-type="string">
            <text:p>Gislason, Kautzer and Dach</text:p>
          </table:table-cell>
          <table:table-cell office:value-type="float" office:value="44493.854823472226">
            <text:p>44493.854823472226</text:p>
          </table:table-cell>
          <table:table-cell office:value-type="string">
            <text:p>http://placeimg.com/640/480</text:p>
          </table:table-cell>
          <table:table-cell office:value-type="string">
            <text:p>Ipsam nisi voluptatibus ut dignissimos aliquid ad ut. Facilis distinctio beatae quasi voluptatem ab unde. Non ut vero facere ad distinctio. Vero quas adipisci est rerum non aut saepe consectetur eveniet. Veniam exercitationem magni autem modi esse aut. Distinctio aut ut sequi officia vero.</text:p>
          </table:table-cell>
          <table:table-cell office:value-type="boolean" office:boolean-value="true">
            <text:p>TRUE</text:p>
          </table:table-cell>
        </table:table-row>
        <table:table-row>
          <table:table-cell office:value-type="string">
            <text:p>Darrell Murphy</text:p>
          </table:table-cell>
          <table:table-cell office:value-type="string">
            <text:p>952.716.9237 x0557</text:p>
          </table:table-cell>
          <table:table-cell office:value-type="string">
            <text:p>Kim_Wisozk@yahoo.com</text:p>
          </table:table-cell>
          <table:table-cell office:value-type="string">
            <text:p>90946 Ratke Expressway</text:p>
          </table:table-cell>
          <table:table-cell office:value-type="string">
            <text:p>New Loriburgh</text:p>
          </table:table-cell>
          <table:table-cell office:value-type="string">
            <text:p>New Jersey</text:p>
          </table:table-cell>
          <table:table-cell office:value-type="string">
            <text:p>73944</text:p>
          </table:table-cell>
          <table:table-cell office:value-type="string">
            <text:p>544423486</text:p>
          </table:table-cell>
          <table:table-cell office:value-type="string">
            <text:p>Sports</text:p>
          </table:table-cell>
          <table:table-cell office:value-type="string">
            <text:p>Nienow - Dibbert</text:p>
          </table:table-cell>
          <table:table-cell office:value-type="float" office:value="44364.3462194213">
            <text:p>44364.3462194213</text:p>
          </table:table-cell>
          <table:table-cell office:value-type="string">
            <text:p>http://placeimg.com/640/480</text:p>
          </table:table-cell>
          <table:table-cell office:value-type="string">
            <text:p>Quia nobis magni molestiae. Unde nobis architecto. Laborum vel doloremque architecto totam dignissimos nihil. Optio qui a. Blanditiis velit enim perspiciatis est rerum dolore vitae ducimus.</text:p>
          </table:table-cell>
          <table:table-cell office:value-type="boolean" office:boolean-value="false">
            <text:p>FALSE</text:p>
          </table:table-cell>
        </table:table-row>
        <table:table-row>
          <table:table-cell office:value-type="string">
            <text:p>Erica Rosenbaum</text:p>
          </table:table-cell>
          <table:table-cell office:value-type="string">
            <text:p>583-638-9279</text:p>
          </table:table-cell>
          <table:table-cell office:value-type="string">
            <text:p>Emma_Waters59@hotmail.com</text:p>
          </table:table-cell>
          <table:table-cell office:value-type="string">
            <text:p>740 Ezra Junction</text:p>
          </table:table-cell>
          <table:table-cell office:value-type="string">
            <text:p>Florissant</text:p>
          </table:table-cell>
          <table:table-cell office:value-type="string">
            <text:p>Vermont</text:p>
          </table:table-cell>
          <table:table-cell office:value-type="string">
            <text:p>73870</text:p>
          </table:table-cell>
          <table:table-cell office:value-type="string">
            <text:p>639950466</text:p>
          </table:table-cell>
          <table:table-cell office:value-type="string">
            <text:p>Electronics</text:p>
          </table:table-cell>
          <table:table-cell office:value-type="string">
            <text:p>Schultz Inc</text:p>
          </table:table-cell>
          <table:table-cell office:value-type="float" office:value="44411.230368240744">
            <text:p>44411.230368240744</text:p>
          </table:table-cell>
          <table:table-cell office:value-type="string">
            <text:p>http://placeimg.com/640/480</text:p>
          </table:table-cell>
          <table:table-cell office:value-type="string">
            <text:p>Consequatur magnam omnis repudiandae eius nobis enim. Dicta esse corrupti sint autem recusandae debitis quibusdam sapiente. Quam soluta delectus molestiae explicabo fuga occaecati qui. Saepe asperiores perferendis facilis veritatis ut quia officiis similique. Natus totam sapiente. Dolores expedita amet iusto iste nemo ullam molestiae sequi illum.</text:p>
          </table:table-cell>
          <table:table-cell office:value-type="boolean" office:boolean-value="true">
            <text:p>TRUE</text:p>
          </table:table-cell>
        </table:table-row>
        <table:table-row>
          <table:table-cell office:value-type="string">
            <text:p>Jennifer Effertz</text:p>
          </table:table-cell>
          <table:table-cell office:value-type="string">
            <text:p>(875) 317-5623</text:p>
          </table:table-cell>
          <table:table-cell office:value-type="string">
            <text:p>Roderick_Marquardt35@yahoo.com</text:p>
          </table:table-cell>
          <table:table-cell office:value-type="string">
            <text:p>011 Clarabelle Fields</text:p>
          </table:table-cell>
          <table:table-cell office:value-type="string">
            <text:p>Clarehaven</text:p>
          </table:table-cell>
          <table:table-cell office:value-type="string">
            <text:p>New Mexico</text:p>
          </table:table-cell>
          <table:table-cell office:value-type="string">
            <text:p>98366</text:p>
          </table:table-cell>
          <table:table-cell office:value-type="string">
            <text:p>284783952</text:p>
          </table:table-cell>
          <table:table-cell office:value-type="string">
            <text:p>Computers</text:p>
          </table:table-cell>
          <table:table-cell office:value-type="string">
            <text:p>Grant, Miller and Barton</text:p>
          </table:table-cell>
          <table:table-cell office:value-type="float" office:value="44349.702107233796">
            <text:p>44349.702107233796</text:p>
          </table:table-cell>
          <table:table-cell office:value-type="string">
            <text:p>http://placeimg.com/640/480</text:p>
          </table:table-cell>
          <table:table-cell office:value-type="string">
            <text:p>Nam vitae molestiae dolorem voluptatum atque et ut voluptatibus. Dolor repellat distinctio qui delectus. Sunt qui sapiente qui aliquam soluta minus. Ea dolores incidunt debitis quia nam.</text:p>
          </table:table-cell>
          <table:table-cell office:value-type="boolean" office:boolean-value="false">
            <text:p>FALSE</text:p>
          </table:table-cell>
        </table:table-row>
        <table:table-row>
          <table:table-cell office:value-type="string">
            <text:p>Harvey Greenfelder</text:p>
          </table:table-cell>
          <table:table-cell office:value-type="string">
            <text:p>1-370-550-3204</text:p>
          </table:table-cell>
          <table:table-cell office:value-type="string">
            <text:p>Easter35@yahoo.com</text:p>
          </table:table-cell>
          <table:table-cell office:value-type="string">
            <text:p>8313 Volkman Dam</text:p>
          </table:table-cell>
          <table:table-cell office:value-type="string">
            <text:p>South Madgefurt</text:p>
          </table:table-cell>
          <table:table-cell office:value-type="string">
            <text:p>Colorado</text:p>
          </table:table-cell>
          <table:table-cell office:value-type="string">
            <text:p>90007</text:p>
          </table:table-cell>
          <table:table-cell office:value-type="string">
            <text:p>093956734</text:p>
          </table:table-cell>
          <table:table-cell office:value-type="string">
            <text:p>Outdoors</text:p>
          </table:table-cell>
          <table:table-cell office:value-type="string">
            <text:p>Ward LLC</text:p>
          </table:table-cell>
          <table:table-cell office:value-type="float" office:value="44399.97358395833">
            <text:p>44399.97358395833</text:p>
          </table:table-cell>
          <table:table-cell office:value-type="string">
            <text:p>http://placeimg.com/640/480</text:p>
          </table:table-cell>
          <table:table-cell office:value-type="string">
            <text:p>Repudiandae aliquam nam laboriosam omnis quod quis aut. Ullam reiciendis laborum facilis in dignissimos suscipit et voluptatem. Quo iste reiciendis consequatur deserunt.</text:p>
          </table:table-cell>
          <table:table-cell office:value-type="boolean" office:boolean-value="false">
            <text:p>FALSE</text:p>
          </table:table-cell>
        </table:table-row>
        <table:table-row>
          <table:table-cell office:value-type="string">
            <text:p>Krista Cartwright</text:p>
          </table:table-cell>
          <table:table-cell office:value-type="string">
            <text:p>545-329-7307</text:p>
          </table:table-cell>
          <table:table-cell office:value-type="string">
            <text:p>Jessy22@gmail.com</text:p>
          </table:table-cell>
          <table:table-cell office:value-type="string">
            <text:p>809 Maxine Row</text:p>
          </table:table-cell>
          <table:table-cell office:value-type="string">
            <text:p>New Presley</text:p>
          </table:table-cell>
          <table:table-cell office:value-type="string">
            <text:p>Tennessee</text:p>
          </table:table-cell>
          <table:table-cell office:value-type="string">
            <text:p>07718</text:p>
          </table:table-cell>
          <table:table-cell office:value-type="string">
            <text:p>243460724</text:p>
          </table:table-cell>
          <table:table-cell office:value-type="string">
            <text:p>Jewelery</text:p>
          </table:table-cell>
          <table:table-cell office:value-type="string">
            <text:p>Barrows - Frami</text:p>
          </table:table-cell>
          <table:table-cell office:value-type="float" office:value="44557.352247905095">
            <text:p>44557.352247905095</text:p>
          </table:table-cell>
          <table:table-cell office:value-type="string">
            <text:p>http://placeimg.com/640/480</text:p>
          </table:table-cell>
          <table:table-cell office:value-type="string">
            <text:p>Mollitia est est voluptatum enim eveniet et molestiae. Et corporis dolor doloremque enim ducimus. Beatae doloribus aut.</text:p>
          </table:table-cell>
          <table:table-cell office:value-type="boolean" office:boolean-value="false">
            <text:p>FALSE</text:p>
          </table:table-cell>
        </table:table-row>
        <table:table-row>
          <table:table-cell office:value-type="string">
            <text:p>Cecilia Robel</text:p>
          </table:table-cell>
          <table:table-cell office:value-type="string">
            <text:p>1-885-729-1124</text:p>
          </table:table-cell>
          <table:table-cell office:value-type="string">
            <text:p>Quincy_Macejkovic83@yahoo.com</text:p>
          </table:table-cell>
          <table:table-cell office:value-type="string">
            <text:p>05346 Raymundo Haven</text:p>
          </table:table-cell>
          <table:table-cell office:value-type="string">
            <text:p>Leesburg</text:p>
          </table:table-cell>
          <table:table-cell office:value-type="string">
            <text:p>Pennsylvania</text:p>
          </table:table-cell>
          <table:table-cell office:value-type="string">
            <text:p>64560-5023</text:p>
          </table:table-cell>
          <table:table-cell office:value-type="string">
            <text:p>041896419</text:p>
          </table:table-cell>
          <table:table-cell office:value-type="string">
            <text:p>Tools</text:p>
          </table:table-cell>
          <table:table-cell office:value-type="string">
            <text:p>Kunde - Marvin</text:p>
          </table:table-cell>
          <table:table-cell office:value-type="float" office:value="44393.697333923614">
            <text:p>44393.697333923614</text:p>
          </table:table-cell>
          <table:table-cell office:value-type="string">
            <text:p>http://placeimg.com/640/480</text:p>
          </table:table-cell>
          <table:table-cell office:value-type="string">
            <text:p>Necessitatibus amet sint aut nostrum praesentium sapiente. Officia doloremque recusandae. Qui dolor iure vitae veniam voluptates dignissimos. Id quidem voluptas aut sed soluta. Sit dolor voluptas quis labore. Maxime asperiores voluptates sint sit tempore similique.</text:p>
          </table:table-cell>
          <table:table-cell office:value-type="boolean" office:boolean-value="true">
            <text:p>TRUE</text:p>
          </table:table-cell>
        </table:table-row>
        <table:table-row>
          <table:table-cell office:value-type="string">
            <text:p>Kara Turcotte</text:p>
          </table:table-cell>
          <table:table-cell office:value-type="string">
            <text:p>957-592-5187</text:p>
          </table:table-cell>
          <table:table-cell office:value-type="string">
            <text:p>Ceasar35@yahoo.com</text:p>
          </table:table-cell>
          <table:table-cell office:value-type="string">
            <text:p>104 Megane Isle</text:p>
          </table:table-cell>
          <table:table-cell office:value-type="string">
            <text:p>Aurora</text:p>
          </table:table-cell>
          <table:table-cell office:value-type="string">
            <text:p>Arkansas</text:p>
          </table:table-cell>
          <table:table-cell office:value-type="string">
            <text:p>45844</text:p>
          </table:table-cell>
          <table:table-cell office:value-type="string">
            <text:p>641257034</text:p>
          </table:table-cell>
          <table:table-cell office:value-type="string">
            <text:p>Computers</text:p>
          </table:table-cell>
          <table:table-cell office:value-type="string">
            <text:p>Crooks Group</text:p>
          </table:table-cell>
          <table:table-cell office:value-type="float" office:value="44475.667540532406">
            <text:p>44475.667540532406</text:p>
          </table:table-cell>
          <table:table-cell office:value-type="string">
            <text:p>http://placeimg.com/640/480</text:p>
          </table:table-cell>
          <table:table-cell office:value-type="string">
            <text:p>Voluptates ad assumenda unde corporis qui dolor culpa esse. Sit repellat voluptatem. Quis enim magni illo eum inventore magnam. Sit accusamus fuga et nisi perspiciatis expedita distinctio. Occaecati veritatis voluptatem voluptatem hic est placeat minus accusantium voluptas.</text:p>
          </table:table-cell>
          <table:table-cell office:value-type="boolean" office:boolean-value="true">
            <text:p>TRUE</text:p>
          </table:table-cell>
        </table:table-row>
        <table:table-row>
          <table:table-cell office:value-type="string">
            <text:p>Ted Osinski</text:p>
          </table:table-cell>
          <table:table-cell office:value-type="string">
            <text:p>(698) 241-3331 x43980</text:p>
          </table:table-cell>
          <table:table-cell office:value-type="string">
            <text:p>Ernestine.Kihn@yahoo.com</text:p>
          </table:table-cell>
          <table:table-cell office:value-type="string">
            <text:p>6239 Wilkinson Estate</text:p>
          </table:table-cell>
          <table:table-cell office:value-type="string">
            <text:p>South Shany</text:p>
          </table:table-cell>
          <table:table-cell office:value-type="string">
            <text:p>Wisconsin</text:p>
          </table:table-cell>
          <table:table-cell office:value-type="string">
            <text:p>36063-8071</text:p>
          </table:table-cell>
          <table:table-cell office:value-type="string">
            <text:p>595234721</text:p>
          </table:table-cell>
          <table:table-cell office:value-type="string">
            <text:p>Computers</text:p>
          </table:table-cell>
          <table:table-cell office:value-type="string">
            <text:p>Lueilwitz - Jacobs</text:p>
          </table:table-cell>
          <table:table-cell office:value-type="float" office:value="44383.63427119213">
            <text:p>44383.63427119213</text:p>
          </table:table-cell>
          <table:table-cell office:value-type="string">
            <text:p>http://placeimg.com/640/480</text:p>
          </table:table-cell>
          <table:table-cell office:value-type="string">
            <text:p>Et accusamus nesciunt at sed sint explicabo. Neque et sunt et inventore quia dolores voluptates similique. Dolorum pariatur nobis. Nisi debitis autem est et ullam enim fugiat.</text:p>
          </table:table-cell>
          <table:table-cell office:value-type="boolean" office:boolean-value="true">
            <text:p>TRUE</text:p>
          </table:table-cell>
        </table:table-row>
        <table:table-row>
          <table:table-cell office:value-type="string">
            <text:p>Cindy Koss</text:p>
          </table:table-cell>
          <table:table-cell office:value-type="string">
            <text:p>426-565-7009 x919</text:p>
          </table:table-cell>
          <table:table-cell office:value-type="string">
            <text:p>Minnie61@gmail.com</text:p>
          </table:table-cell>
          <table:table-cell office:value-type="string">
            <text:p>8707 Prosacco Branch</text:p>
          </table:table-cell>
          <table:table-cell office:value-type="string">
            <text:p>Victoria</text:p>
          </table:table-cell>
          <table:table-cell office:value-type="string">
            <text:p>Oregon</text:p>
          </table:table-cell>
          <table:table-cell office:value-type="string">
            <text:p>04754-7099</text:p>
          </table:table-cell>
          <table:table-cell office:value-type="string">
            <text:p>119697032</text:p>
          </table:table-cell>
          <table:table-cell office:value-type="string">
            <text:p>Books</text:p>
          </table:table-cell>
          <table:table-cell office:value-type="string">
            <text:p>Price, O'Connell and Torphy</text:p>
          </table:table-cell>
          <table:table-cell office:value-type="float" office:value="44252.252366967594">
            <text:p>44252.252366967594</text:p>
          </table:table-cell>
          <table:table-cell office:value-type="string">
            <text:p>http://placeimg.com/640/480</text:p>
          </table:table-cell>
          <table:table-cell office:value-type="string">
            <text:p>Laborum repellat doloribus tenetur et incidunt. Tempora cumque maiores officiis qui sit. Ab nam quae eos. Ad sit rerum quis eveniet provident dolorem qui natus.</text:p>
          </table:table-cell>
          <table:table-cell office:value-type="boolean" office:boolean-value="true">
            <text:p>TRUE</text:p>
          </table:table-cell>
        </table:table-row>
        <table:table-row>
          <table:table-cell office:value-type="string">
            <text:p>Lynne Schroeder</text:p>
          </table:table-cell>
          <table:table-cell office:value-type="string">
            <text:p>449-957-9536</text:p>
          </table:table-cell>
          <table:table-cell office:value-type="string">
            <text:p>Jimmy.Bailey@hotmail.com</text:p>
          </table:table-cell>
          <table:table-cell office:value-type="string">
            <text:p>62727 Golda Harbor</text:p>
          </table:table-cell>
          <table:table-cell office:value-type="string">
            <text:p>Imanihaven</text:p>
          </table:table-cell>
          <table:table-cell office:value-type="string">
            <text:p>Idaho</text:p>
          </table:table-cell>
          <table:table-cell office:value-type="string">
            <text:p>75560-0879</text:p>
          </table:table-cell>
          <table:table-cell office:value-type="string">
            <text:p>334728786</text:p>
          </table:table-cell>
          <table:table-cell office:value-type="string">
            <text:p>Games</text:p>
          </table:table-cell>
          <table:table-cell office:value-type="string">
            <text:p>Schmitt - Balistreri</text:p>
          </table:table-cell>
          <table:table-cell office:value-type="float" office:value="44476.67429898148">
            <text:p>44476.67429898148</text:p>
          </table:table-cell>
          <table:table-cell office:value-type="string">
            <text:p>http://placeimg.com/640/480</text:p>
          </table:table-cell>
          <table:table-cell office:value-type="string">
            <text:p>Exercitationem doloremque blanditiis est eum aliquam officia placeat veniam magni. Sunt consectetur odit tenetur excepturi non est adipisci soluta. Ut id unde consequatur quaerat cum accusamus architecto officiis maiores. Et quos earum quaerat nulla ratione qui. Fuga quae culpa rerum et dolor dolores est quisquam omnis.</text:p>
          </table:table-cell>
          <table:table-cell office:value-type="boolean" office:boolean-value="true">
            <text:p>TRUE</text:p>
          </table:table-cell>
        </table:table-row>
        <table:table-row>
          <table:table-cell office:value-type="string">
            <text:p>Benjamin Hammes</text:p>
          </table:table-cell>
          <table:table-cell office:value-type="string">
            <text:p>1-209-640-5285</text:p>
          </table:table-cell>
          <table:table-cell office:value-type="string">
            <text:p>Randall0@hotmail.com</text:p>
          </table:table-cell>
          <table:table-cell office:value-type="string">
            <text:p>32526 Haley Drives</text:p>
          </table:table-cell>
          <table:table-cell office:value-type="string">
            <text:p>North Dejon</text:p>
          </table:table-cell>
          <table:table-cell office:value-type="string">
            <text:p>Michigan</text:p>
          </table:table-cell>
          <table:table-cell office:value-type="string">
            <text:p>32782</text:p>
          </table:table-cell>
          <table:table-cell office:value-type="string">
            <text:p>847316957</text:p>
          </table:table-cell>
          <table:table-cell office:value-type="string">
            <text:p>Grocery</text:p>
          </table:table-cell>
          <table:table-cell office:value-type="string">
            <text:p>Dare, Kunde and Bednar</text:p>
          </table:table-cell>
          <table:table-cell office:value-type="float" office:value="44456.289445358794">
            <text:p>44456.289445358794</text:p>
          </table:table-cell>
          <table:table-cell office:value-type="string">
            <text:p>http://placeimg.com/640/480</text:p>
          </table:table-cell>
          <table:table-cell office:value-type="string">
            <text:p>Voluptatem earum vel quia et quos qui voluptates. Quasi praesentium nihil suscipit accusantium alias. Est excepturi consectetur natus aut labore omnis non. Culpa exercitationem deserunt aut eveniet enim.</text:p>
          </table:table-cell>
          <table:table-cell office:value-type="boolean" office:boolean-value="false">
            <text:p>FALSE</text:p>
          </table:table-cell>
        </table:table-row>
        <table:table-row>
          <table:table-cell office:value-type="string">
            <text:p>Dolores Kuphal</text:p>
          </table:table-cell>
          <table:table-cell office:value-type="string">
            <text:p>741.693.2824 x68750</text:p>
          </table:table-cell>
          <table:table-cell office:value-type="string">
            <text:p>Jaunita_Veum5@hotmail.com</text:p>
          </table:table-cell>
          <table:table-cell office:value-type="string">
            <text:p>0876 Dennis Locks</text:p>
          </table:table-cell>
          <table:table-cell office:value-type="string">
            <text:p>Vonfurt</text:p>
          </table:table-cell>
          <table:table-cell office:value-type="string">
            <text:p>New York</text:p>
          </table:table-cell>
          <table:table-cell office:value-type="string">
            <text:p>84139-6373</text:p>
          </table:table-cell>
          <table:table-cell office:value-type="string">
            <text:p>693329033</text:p>
          </table:table-cell>
          <table:table-cell office:value-type="string">
            <text:p>Electronics</text:p>
          </table:table-cell>
          <table:table-cell office:value-type="string">
            <text:p>Christiansen and Sons</text:p>
          </table:table-cell>
          <table:table-cell office:value-type="float" office:value="44350.32271910879">
            <text:p>44350.32271910879</text:p>
          </table:table-cell>
          <table:table-cell office:value-type="string">
            <text:p>http://placeimg.com/640/480</text:p>
          </table:table-cell>
          <table:table-cell office:value-type="string">
            <text:p>Quis aut quod et rem enim tempora. Voluptatem nemo voluptas unde quia illo commodi quam aliquid velit. Quibusdam ducimus quibusdam quia quia cupiditate est qui harum minus.</text:p>
          </table:table-cell>
          <table:table-cell office:value-type="boolean" office:boolean-value="false">
            <text:p>FALSE</text:p>
          </table:table-cell>
        </table:table-row>
        <table:table-row>
          <table:table-cell office:value-type="string">
            <text:p>Earl Wisozk V</text:p>
          </table:table-cell>
          <table:table-cell office:value-type="string">
            <text:p>576-782-0541 x6359</text:p>
          </table:table-cell>
          <table:table-cell office:value-type="string">
            <text:p>Dante27@yahoo.com</text:p>
          </table:table-cell>
          <table:table-cell office:value-type="string">
            <text:p>684 Johnston Views</text:p>
          </table:table-cell>
          <table:table-cell office:value-type="string">
            <text:p>New Hailey</text:p>
          </table:table-cell>
          <table:table-cell office:value-type="string">
            <text:p>Texas</text:p>
          </table:table-cell>
          <table:table-cell office:value-type="string">
            <text:p>31797</text:p>
          </table:table-cell>
          <table:table-cell office:value-type="string">
            <text:p>666641777</text:p>
          </table:table-cell>
          <table:table-cell office:value-type="string">
            <text:p>Clothing</text:p>
          </table:table-cell>
          <table:table-cell office:value-type="string">
            <text:p>Koepp, Bednar and Ebert</text:p>
          </table:table-cell>
          <table:table-cell office:value-type="float" office:value="44347.74010577546">
            <text:p>44347.74010577546</text:p>
          </table:table-cell>
          <table:table-cell office:value-type="string">
            <text:p>http://placeimg.com/640/480</text:p>
          </table:table-cell>
          <table:table-cell office:value-type="string">
            <text:p>Aut quia repellendus omnis blanditiis cumque officiis. Qui natus maiores nostrum et. Assumenda qui sint dolorum. Adipisci temporibus eveniet. Deleniti et illo dolorem iusto sed voluptatem nobis.</text:p>
          </table:table-cell>
          <table:table-cell office:value-type="boolean" office:boolean-value="true">
            <text:p>TRUE</text:p>
          </table:table-cell>
        </table:table-row>
        <table:table-row>
          <table:table-cell office:value-type="string">
            <text:p>Stella Sipes</text:p>
          </table:table-cell>
          <table:table-cell office:value-type="string">
            <text:p>(266) 990-8911</text:p>
          </table:table-cell>
          <table:table-cell office:value-type="string">
            <text:p>Ashly_Kunde71@hotmail.com</text:p>
          </table:table-cell>
          <table:table-cell office:value-type="string">
            <text:p>53346 Valerie Fork</text:p>
          </table:table-cell>
          <table:table-cell office:value-type="string">
            <text:p>Lake Brandyshire</text:p>
          </table:table-cell>
          <table:table-cell office:value-type="string">
            <text:p>South Carolina</text:p>
          </table:table-cell>
          <table:table-cell office:value-type="string">
            <text:p>55650-5951</text:p>
          </table:table-cell>
          <table:table-cell office:value-type="string">
            <text:p>069445745</text:p>
          </table:table-cell>
          <table:table-cell office:value-type="string">
            <text:p>Movies</text:p>
          </table:table-cell>
          <table:table-cell office:value-type="string">
            <text:p>Dicki - Terry</text:p>
          </table:table-cell>
          <table:table-cell office:value-type="float" office:value="44363.08947351852">
            <text:p>44363.08947351852</text:p>
          </table:table-cell>
          <table:table-cell office:value-type="string">
            <text:p>http://placeimg.com/640/480</text:p>
          </table:table-cell>
          <table:table-cell office:value-type="string">
            <text:p>Quaerat soluta atque qui itaque adipisci autem impedit minima. Temporibus quidem quam aut illo dolor placeat dolor. Et exercitationem delectus. Qui ea voluptas eos.</text:p>
          </table:table-cell>
          <table:table-cell office:value-type="boolean" office:boolean-value="true">
            <text:p>TRUE</text:p>
          </table:table-cell>
        </table:table-row>
        <table:table-row>
          <table:table-cell office:value-type="string">
            <text:p>Pat O'Reilly</text:p>
          </table:table-cell>
          <table:table-cell office:value-type="string">
            <text:p>(241) 943-5175 x66722</text:p>
          </table:table-cell>
          <table:table-cell office:value-type="string">
            <text:p>Oswald_Schoen91@gmail.com</text:p>
          </table:table-cell>
          <table:table-cell office:value-type="string">
            <text:p>4985 Mabel Forge</text:p>
          </table:table-cell>
          <table:table-cell office:value-type="string">
            <text:p>North Brownville</text:p>
          </table:table-cell>
          <table:table-cell office:value-type="string">
            <text:p>New Jersey</text:p>
          </table:table-cell>
          <table:table-cell office:value-type="string">
            <text:p>06167-0840</text:p>
          </table:table-cell>
          <table:table-cell office:value-type="string">
            <text:p>544211287</text:p>
          </table:table-cell>
          <table:table-cell office:value-type="string">
            <text:p>Books</text:p>
          </table:table-cell>
          <table:table-cell office:value-type="string">
            <text:p>Langosh - Kuhic</text:p>
          </table:table-cell>
          <table:table-cell office:value-type="float" office:value="44393.620845081015">
            <text:p>44393.620845081015</text:p>
          </table:table-cell>
          <table:table-cell office:value-type="string">
            <text:p>http://placeimg.com/640/480</text:p>
          </table:table-cell>
          <table:table-cell office:value-type="string">
            <text:p>Est et quisquam sunt velit consequatur autem facilis est sit. Recusandae id tempora. Voluptas et vero nemo quia odit voluptatem debitis. Vitae quae similique ullam voluptatem aliquid et excepturi aut expedita. Reprehenderit voluptates nobis repudiandae velit dolorem cumque ullam. Enim voluptas est unde cumque.</text:p>
          </table:table-cell>
          <table:table-cell office:value-type="boolean" office:boolean-value="true">
            <text:p>TRUE</text:p>
          </table:table-cell>
        </table:table-row>
        <table:table-row>
          <table:table-cell office:value-type="string">
            <text:p>Darla O'Connell II</text:p>
          </table:table-cell>
          <table:table-cell office:value-type="string">
            <text:p>985.412.9910 x78328</text:p>
          </table:table-cell>
          <table:table-cell office:value-type="string">
            <text:p>Isabelle5@gmail.com</text:p>
          </table:table-cell>
          <table:table-cell office:value-type="string">
            <text:p>86012 Vandervort Mount</text:p>
          </table:table-cell>
          <table:table-cell office:value-type="string">
            <text:p>Boganmouth</text:p>
          </table:table-cell>
          <table:table-cell office:value-type="string">
            <text:p>Nevada</text:p>
          </table:table-cell>
          <table:table-cell office:value-type="string">
            <text:p>75183-6601</text:p>
          </table:table-cell>
          <table:table-cell office:value-type="string">
            <text:p>149952501</text:p>
          </table:table-cell>
          <table:table-cell office:value-type="string">
            <text:p>Computers</text:p>
          </table:table-cell>
          <table:table-cell office:value-type="string">
            <text:p>Gutmann Group</text:p>
          </table:table-cell>
          <table:table-cell office:value-type="float" office:value="44497.550691435186">
            <text:p>44497.550691435186</text:p>
          </table:table-cell>
          <table:table-cell office:value-type="string">
            <text:p>http://placeimg.com/640/480</text:p>
          </table:table-cell>
          <table:table-cell office:value-type="string">
            <text:p>Est dolor vitae cupiditate. Fugiat repellat ducimus distinctio at repellendus modi repellat tenetur laborum. Perferendis ullam et eum reprehenderit voluptas repellendus deserunt fuga nam. Quod enim incidunt reprehenderit deleniti dicta eos cumque exercitationem. Animi molestiae tempore vel vel est. Nobis molestias fugit numquam.</text:p>
          </table:table-cell>
          <table:table-cell office:value-type="boolean" office:boolean-value="true">
            <text:p>TRUE</text:p>
          </table:table-cell>
        </table:table-row>
        <table:table-row>
          <table:table-cell office:value-type="string">
            <text:p>Loren Schaden DDS</text:p>
          </table:table-cell>
          <table:table-cell office:value-type="string">
            <text:p>(507) 993-0506 x9219</text:p>
          </table:table-cell>
          <table:table-cell office:value-type="string">
            <text:p>Cameron.Kris0@yahoo.com</text:p>
          </table:table-cell>
          <table:table-cell office:value-type="string">
            <text:p>753 Morar Bypass</text:p>
          </table:table-cell>
          <table:table-cell office:value-type="string">
            <text:p>Lakewood</text:p>
          </table:table-cell>
          <table:table-cell office:value-type="string">
            <text:p>Mississippi</text:p>
          </table:table-cell>
          <table:table-cell office:value-type="string">
            <text:p>88456</text:p>
          </table:table-cell>
          <table:table-cell office:value-type="string">
            <text:p>631293480</text:p>
          </table:table-cell>
          <table:table-cell office:value-type="string">
            <text:p>Sports</text:p>
          </table:table-cell>
          <table:table-cell office:value-type="string">
            <text:p>O'Reilly and Sons</text:p>
          </table:table-cell>
          <table:table-cell office:value-type="float" office:value="44517.641938622684">
            <text:p>44517.641938622684</text:p>
          </table:table-cell>
          <table:table-cell office:value-type="string">
            <text:p>http://placeimg.com/640/480</text:p>
          </table:table-cell>
          <table:table-cell office:value-type="string">
            <text:p>Architecto ab ducimus rem cum reprehenderit dolores commodi qui ab. Deserunt voluptatem sint esse quae enim asperiores et rerum. Laudantium dicta porro quisquam. Libero quam eveniet voluptates ad qui facilis officiis.</text:p>
          </table:table-cell>
          <table:table-cell office:value-type="boolean" office:boolean-value="true">
            <text:p>TRUE</text:p>
          </table:table-cell>
        </table:table-row>
        <table:table-row>
          <table:table-cell office:value-type="string">
            <text:p>Brendan Ritchie</text:p>
          </table:table-cell>
          <table:table-cell office:value-type="string">
            <text:p>469.330.1217 x20343</text:p>
          </table:table-cell>
          <table:table-cell office:value-type="string">
            <text:p>Keon15@gmail.com</text:p>
          </table:table-cell>
          <table:table-cell office:value-type="string">
            <text:p>8338 Schroeder Valley</text:p>
          </table:table-cell>
          <table:table-cell office:value-type="string">
            <text:p>Willmsville</text:p>
          </table:table-cell>
          <table:table-cell office:value-type="string">
            <text:p>Michigan</text:p>
          </table:table-cell>
          <table:table-cell office:value-type="string">
            <text:p>21500-6100</text:p>
          </table:table-cell>
          <table:table-cell office:value-type="string">
            <text:p>390412492</text:p>
          </table:table-cell>
          <table:table-cell office:value-type="string">
            <text:p>Shoes</text:p>
          </table:table-cell>
          <table:table-cell office:value-type="string">
            <text:p>Johns Inc</text:p>
          </table:table-cell>
          <table:table-cell office:value-type="float" office:value="44544.506321469904">
            <text:p>44544.506321469904</text:p>
          </table:table-cell>
          <table:table-cell office:value-type="string">
            <text:p>http://placeimg.com/640/480</text:p>
          </table:table-cell>
          <table:table-cell office:value-type="string">
            <text:p>Voluptas tenetur ut eveniet et. Praesentium accusantium soluta provident nihil nisi non enim. Doloremque assumenda consequatur blanditiis omnis et fugit soluta architecto. Harum esse libero in nihil et consequuntur repellendus amet itaque. Magnam reprehenderit ut sunt ea est quidem culpa et. Ullam sit animi voluptate amet sed ratione aut eaque.</text:p>
          </table:table-cell>
          <table:table-cell office:value-type="boolean" office:boolean-value="true">
            <text:p>TRUE</text:p>
          </table:table-cell>
        </table:table-row>
        <table:table-row>
          <table:table-cell office:value-type="string">
            <text:p>James Funk</text:p>
          </table:table-cell>
          <table:table-cell office:value-type="string">
            <text:p>(338) 803-2472</text:p>
          </table:table-cell>
          <table:table-cell office:value-type="string">
            <text:p>Marjorie8@hotmail.com</text:p>
          </table:table-cell>
          <table:table-cell office:value-type="string">
            <text:p>785 Von Fork</text:p>
          </table:table-cell>
          <table:table-cell office:value-type="string">
            <text:p>West Cory</text:p>
          </table:table-cell>
          <table:table-cell office:value-type="string">
            <text:p>Colorado</text:p>
          </table:table-cell>
          <table:table-cell office:value-type="string">
            <text:p>52729</text:p>
          </table:table-cell>
          <table:table-cell office:value-type="string">
            <text:p>448927376</text:p>
          </table:table-cell>
          <table:table-cell office:value-type="string">
            <text:p>Health</text:p>
          </table:table-cell>
          <table:table-cell office:value-type="string">
            <text:p>Goldner Inc</text:p>
          </table:table-cell>
          <table:table-cell office:value-type="float" office:value="44505.36945100695">
            <text:p>44505.36945100695</text:p>
          </table:table-cell>
          <table:table-cell office:value-type="string">
            <text:p>http://placeimg.com/640/480</text:p>
          </table:table-cell>
          <table:table-cell office:value-type="string">
            <text:p>Enim sit consectetur iure sunt. Dolores est dicta ut deserunt animi nulla saepe blanditiis eos. Veniam iure autem quo est qui quisquam sit laudantium. Et nemo et.</text:p>
          </table:table-cell>
          <table:table-cell office:value-type="boolean" office:boolean-value="false">
            <text:p>FALSE</text:p>
          </table:table-cell>
        </table:table-row>
        <table:table-row>
          <table:table-cell office:value-type="string">
            <text:p>Garry Wolff</text:p>
          </table:table-cell>
          <table:table-cell office:value-type="string">
            <text:p>999-296-3513</text:p>
          </table:table-cell>
          <table:table-cell office:value-type="string">
            <text:p>Eldridge88@yahoo.com</text:p>
          </table:table-cell>
          <table:table-cell office:value-type="string">
            <text:p>2307 McClure Meadow</text:p>
          </table:table-cell>
          <table:table-cell office:value-type="string">
            <text:p>North Norvalside</text:p>
          </table:table-cell>
          <table:table-cell office:value-type="string">
            <text:p>Indiana</text:p>
          </table:table-cell>
          <table:table-cell office:value-type="string">
            <text:p>89671-3227</text:p>
          </table:table-cell>
          <table:table-cell office:value-type="string">
            <text:p>597698983</text:p>
          </table:table-cell>
          <table:table-cell office:value-type="string">
            <text:p>Electronics</text:p>
          </table:table-cell>
          <table:table-cell office:value-type="string">
            <text:p>Hickle, Blick and Jacobson</text:p>
          </table:table-cell>
          <table:table-cell office:value-type="float" office:value="44462.57523613426">
            <text:p>44462.57523613426</text:p>
          </table:table-cell>
          <table:table-cell office:value-type="string">
            <text:p>http://placeimg.com/640/480</text:p>
          </table:table-cell>
          <table:table-cell office:value-type="string">
            <text:p>Aut quia id incidunt. Veniam neque quia delectus corporis distinctio laborum. Soluta unde sit dignissimos dolores fugit tenetur aliquid.</text:p>
          </table:table-cell>
          <table:table-cell office:value-type="boolean" office:boolean-value="false">
            <text:p>FALSE</text:p>
          </table:table-cell>
        </table:table-row>
        <table:table-row>
          <table:table-cell office:value-type="string">
            <text:p>Tyler Beier</text:p>
          </table:table-cell>
          <table:table-cell office:value-type="string">
            <text:p>837.222.4498</text:p>
          </table:table-cell>
          <table:table-cell office:value-type="string">
            <text:p>Adrain.Daugherty78@yahoo.com</text:p>
          </table:table-cell>
          <table:table-cell office:value-type="string">
            <text:p>126 Torphy Ways</text:p>
          </table:table-cell>
          <table:table-cell office:value-type="string">
            <text:p>West Darien</text:p>
          </table:table-cell>
          <table:table-cell office:value-type="string">
            <text:p>Oregon</text:p>
          </table:table-cell>
          <table:table-cell office:value-type="string">
            <text:p>31596</text:p>
          </table:table-cell>
          <table:table-cell office:value-type="string">
            <text:p>711972090</text:p>
          </table:table-cell>
          <table:table-cell office:value-type="string">
            <text:p>Beauty</text:p>
          </table:table-cell>
          <table:table-cell office:value-type="string">
            <text:p>Corwin - Feest</text:p>
          </table:table-cell>
          <table:table-cell office:value-type="float" office:value="44208.39246869213">
            <text:p>44208.39246869213</text:p>
          </table:table-cell>
          <table:table-cell office:value-type="string">
            <text:p>http://placeimg.com/640/480</text:p>
          </table:table-cell>
          <table:table-cell office:value-type="string">
            <text:p>Minima temporibus ea fugiat quaerat itaque similique et iure. Nobis consequatur ullam consequuntur et illo assumenda asperiores corporis. Dolorem ad illum rerum. Ut saepe quia optio natus iusto.</text:p>
          </table:table-cell>
          <table:table-cell office:value-type="boolean" office:boolean-value="false">
            <text:p>FALSE</text:p>
          </table:table-cell>
        </table:table-row>
        <table:table-row>
          <table:table-cell office:value-type="string">
            <text:p>Georgia Kutch</text:p>
          </table:table-cell>
          <table:table-cell office:value-type="string">
            <text:p>200-274-2373 x64039</text:p>
          </table:table-cell>
          <table:table-cell office:value-type="string">
            <text:p>Serenity.Mann87@gmail.com</text:p>
          </table:table-cell>
          <table:table-cell office:value-type="string">
            <text:p>9371 Nikko Trafficway</text:p>
          </table:table-cell>
          <table:table-cell office:value-type="string">
            <text:p>Mount Vernon</text:p>
          </table:table-cell>
          <table:table-cell office:value-type="string">
            <text:p>Alabama</text:p>
          </table:table-cell>
          <table:table-cell office:value-type="string">
            <text:p>87314</text:p>
          </table:table-cell>
          <table:table-cell office:value-type="string">
            <text:p>110830856</text:p>
          </table:table-cell>
          <table:table-cell office:value-type="string">
            <text:p>Games</text:p>
          </table:table-cell>
          <table:table-cell office:value-type="string">
            <text:p>Douglas, Sawayn and Jaskolski</text:p>
          </table:table-cell>
          <table:table-cell office:value-type="float" office:value="44316.348146435186">
            <text:p>44316.348146435186</text:p>
          </table:table-cell>
          <table:table-cell office:value-type="string">
            <text:p>http://placeimg.com/640/480</text:p>
          </table:table-cell>
          <table:table-cell office:value-type="string">
            <text:p>Enim veritatis illo. Quod atque aliquam. Doloribus eos maiores saepe aliquam et iusto necessitatibus illum deleniti.</text:p>
          </table:table-cell>
          <table:table-cell office:value-type="boolean" office:boolean-value="true">
            <text:p>TRUE</text:p>
          </table:table-cell>
        </table:table-row>
        <table:table-row>
          <table:table-cell office:value-type="string">
            <text:p>Violet Carroll MD</text:p>
          </table:table-cell>
          <table:table-cell office:value-type="string">
            <text:p>(205) 673-4397</text:p>
          </table:table-cell>
          <table:table-cell office:value-type="string">
            <text:p>Sigurd.Schamberger40@gmail.com</text:p>
          </table:table-cell>
          <table:table-cell office:value-type="string">
            <text:p>375 Schuster Avenue</text:p>
          </table:table-cell>
          <table:table-cell office:value-type="string">
            <text:p>Artview</text:p>
          </table:table-cell>
          <table:table-cell office:value-type="string">
            <text:p>Oklahoma</text:p>
          </table:table-cell>
          <table:table-cell office:value-type="string">
            <text:p>70330</text:p>
          </table:table-cell>
          <table:table-cell office:value-type="string">
            <text:p>888910338</text:p>
          </table:table-cell>
          <table:table-cell office:value-type="string">
            <text:p>Books</text:p>
          </table:table-cell>
          <table:table-cell office:value-type="string">
            <text:p>Hamill - Leffler</text:p>
          </table:table-cell>
          <table:table-cell office:value-type="float" office:value="44539.46896204861">
            <text:p>44539.46896204861</text:p>
          </table:table-cell>
          <table:table-cell office:value-type="string">
            <text:p>http://placeimg.com/640/480</text:p>
          </table:table-cell>
          <table:table-cell office:value-type="string">
            <text:p>Et eligendi ea. Adipisci dolore rerum fuga molestias fugiat vel similique eos corporis. Blanditiis similique deserunt.</text:p>
          </table:table-cell>
          <table:table-cell office:value-type="boolean" office:boolean-value="true">
            <text:p>TRUE</text:p>
          </table:table-cell>
        </table:table-row>
        <table:table-row>
          <table:table-cell office:value-type="string">
            <text:p>Madeline Torp</text:p>
          </table:table-cell>
          <table:table-cell office:value-type="string">
            <text:p>1-419-551-7652 x841</text:p>
          </table:table-cell>
          <table:table-cell office:value-type="string">
            <text:p>Tomas_Schuppe@gmail.com</text:p>
          </table:table-cell>
          <table:table-cell office:value-type="string">
            <text:p>56566 Estevan Vista</text:p>
          </table:table-cell>
          <table:table-cell office:value-type="string">
            <text:p>Hilllmouth</text:p>
          </table:table-cell>
          <table:table-cell office:value-type="string">
            <text:p>Colorado</text:p>
          </table:table-cell>
          <table:table-cell office:value-type="string">
            <text:p>26679</text:p>
          </table:table-cell>
          <table:table-cell office:value-type="string">
            <text:p>881011713</text:p>
          </table:table-cell>
          <table:table-cell office:value-type="string">
            <text:p>Toys</text:p>
          </table:table-cell>
          <table:table-cell office:value-type="string">
            <text:p>Walter - Larkin</text:p>
          </table:table-cell>
          <table:table-cell office:value-type="float" office:value="44501.733941342594">
            <text:p>44501.733941342594</text:p>
          </table:table-cell>
          <table:table-cell office:value-type="string">
            <text:p>http://placeimg.com/640/480</text:p>
          </table:table-cell>
          <table:table-cell office:value-type="string">
            <text:p>Non voluptatem voluptatem culpa beatae libero quidem et. Accusamus hic debitis dolorem. Consequatur officiis voluptas. Commodi dolor voluptatem et nisi et. Voluptatibus nam fuga facilis quae delectus ipsam beatae. Ipsam eos dicta architecto.</text:p>
          </table:table-cell>
          <table:table-cell office:value-type="boolean" office:boolean-value="true">
            <text:p>TRUE</text:p>
          </table:table-cell>
        </table:table-row>
        <table:table-row>
          <table:table-cell office:value-type="string">
            <text:p>Matt Hane</text:p>
          </table:table-cell>
          <table:table-cell office:value-type="string">
            <text:p>(909) 351-1402 x0151</text:p>
          </table:table-cell>
          <table:table-cell office:value-type="string">
            <text:p>Nella_Schuppe0@gmail.com</text:p>
          </table:table-cell>
          <table:table-cell office:value-type="string">
            <text:p>776 Adonis Highway</text:p>
          </table:table-cell>
          <table:table-cell office:value-type="string">
            <text:p>Angelicamouth</text:p>
          </table:table-cell>
          <table:table-cell office:value-type="string">
            <text:p>Louisiana</text:p>
          </table:table-cell>
          <table:table-cell office:value-type="string">
            <text:p>75087-6019</text:p>
          </table:table-cell>
          <table:table-cell office:value-type="string">
            <text:p>616752917</text:p>
          </table:table-cell>
          <table:table-cell office:value-type="string">
            <text:p>Kids</text:p>
          </table:table-cell>
          <table:table-cell office:value-type="string">
            <text:p>Carroll, Blanda and Flatley</text:p>
          </table:table-cell>
          <table:table-cell office:value-type="float" office:value="44358.65930423611">
            <text:p>44358.65930423611</text:p>
          </table:table-cell>
          <table:table-cell office:value-type="string">
            <text:p>http://placeimg.com/640/480</text:p>
          </table:table-cell>
          <table:table-cell office:value-type="string">
            <text:p>Minima eum reiciendis quas. Voluptatem et non doloribus totam soluta et labore. Quo sunt aut itaque iste ipsum velit debitis animi sapiente.</text:p>
          </table:table-cell>
          <table:table-cell office:value-type="boolean" office:boolean-value="true">
            <text:p>TRUE</text:p>
          </table:table-cell>
        </table:table-row>
        <table:table-row>
          <table:table-cell office:value-type="string">
            <text:p>Jessie Dietrich II</text:p>
          </table:table-cell>
          <table:table-cell office:value-type="string">
            <text:p>(838) 568-0546</text:p>
          </table:table-cell>
          <table:table-cell office:value-type="string">
            <text:p>Gerson_Brown@gmail.com</text:p>
          </table:table-cell>
          <table:table-cell office:value-type="string">
            <text:p>51724 Hills Way</text:p>
          </table:table-cell>
          <table:table-cell office:value-type="string">
            <text:p>New Jarredshire</text:p>
          </table:table-cell>
          <table:table-cell office:value-type="string">
            <text:p>Nevada</text:p>
          </table:table-cell>
          <table:table-cell office:value-type="string">
            <text:p>76100-2056</text:p>
          </table:table-cell>
          <table:table-cell office:value-type="string">
            <text:p>234182639</text:p>
          </table:table-cell>
          <table:table-cell office:value-type="string">
            <text:p>Outdoors</text:p>
          </table:table-cell>
          <table:table-cell office:value-type="string">
            <text:p>Marvin - Turner</text:p>
          </table:table-cell>
          <table:table-cell office:value-type="float" office:value="44522.113665983794">
            <text:p>44522.113665983794</text:p>
          </table:table-cell>
          <table:table-cell office:value-type="string">
            <text:p>http://placeimg.com/640/480</text:p>
          </table:table-cell>
          <table:table-cell office:value-type="string">
            <text:p>Qui officiis aut eius neque quod sunt qui illo harum. Omnis quam eius voluptatem ipsum hic vero vero necessitatibus laborum. Et non ullam laboriosam repudiandae.</text:p>
          </table:table-cell>
          <table:table-cell office:value-type="boolean" office:boolean-value="false">
            <text:p>FALSE</text:p>
          </table:table-cell>
        </table:table-row>
        <table:table-row>
          <table:table-cell office:value-type="string">
            <text:p>Tammy Blanda</text:p>
          </table:table-cell>
          <table:table-cell office:value-type="string">
            <text:p>(701) 318-7404</text:p>
          </table:table-cell>
          <table:table-cell office:value-type="string">
            <text:p>Torey.Nader7@hotmail.com</text:p>
          </table:table-cell>
          <table:table-cell office:value-type="string">
            <text:p>126 Mara Stream</text:p>
          </table:table-cell>
          <table:table-cell office:value-type="string">
            <text:p>Keller</text:p>
          </table:table-cell>
          <table:table-cell office:value-type="string">
            <text:p>Oklahoma</text:p>
          </table:table-cell>
          <table:table-cell office:value-type="string">
            <text:p>14013-2339</text:p>
          </table:table-cell>
          <table:table-cell office:value-type="string">
            <text:p>778501679</text:p>
          </table:table-cell>
          <table:table-cell office:value-type="string">
            <text:p>Music</text:p>
          </table:table-cell>
          <table:table-cell office:value-type="string">
            <text:p>Gutmann, Nitzsche and Bahringer</text:p>
          </table:table-cell>
          <table:table-cell office:value-type="float" office:value="44282.443060590274">
            <text:p>44282.443060590274</text:p>
          </table:table-cell>
          <table:table-cell office:value-type="string">
            <text:p>http://placeimg.com/640/480</text:p>
          </table:table-cell>
          <table:table-cell office:value-type="string">
            <text:p>Voluptatem autem et omnis sed omnis veritatis voluptate. Dolore vel eum odit. A aut eaque cum. Ut ea a est ipsam repellendus.</text:p>
          </table:table-cell>
          <table:table-cell office:value-type="boolean" office:boolean-value="true">
            <text:p>TRUE</text:p>
          </table:table-cell>
        </table:table-row>
        <table:table-row>
          <table:table-cell office:value-type="string">
            <text:p>Mrs. Hattie Stiedemann</text:p>
          </table:table-cell>
          <table:table-cell office:value-type="string">
            <text:p>512-936-1629</text:p>
          </table:table-cell>
          <table:table-cell office:value-type="string">
            <text:p>Octavia.Hartmann39@yahoo.com</text:p>
          </table:table-cell>
          <table:table-cell office:value-type="string">
            <text:p>00119 Wiza Ports</text:p>
          </table:table-cell>
          <table:table-cell office:value-type="string">
            <text:p>Tucson</text:p>
          </table:table-cell>
          <table:table-cell office:value-type="string">
            <text:p>Maine</text:p>
          </table:table-cell>
          <table:table-cell office:value-type="string">
            <text:p>41322</text:p>
          </table:table-cell>
          <table:table-cell office:value-type="string">
            <text:p>268532679</text:p>
          </table:table-cell>
          <table:table-cell office:value-type="string">
            <text:p>Books</text:p>
          </table:table-cell>
          <table:table-cell office:value-type="string">
            <text:p>Pfeffer Inc</text:p>
          </table:table-cell>
          <table:table-cell office:value-type="float" office:value="44312.39171571759">
            <text:p>44312.39171571759</text:p>
          </table:table-cell>
          <table:table-cell office:value-type="string">
            <text:p>http://placeimg.com/640/480</text:p>
          </table:table-cell>
          <table:table-cell office:value-type="string">
            <text:p>Aut laborum tempore accusamus doloribus aspernatur vel eos dicta. Velit omnis suscipit et est cupiditate consequatur vel. Rem cum dolorem et.</text:p>
          </table:table-cell>
          <table:table-cell office:value-type="boolean" office:boolean-value="true">
            <text:p>TRUE</text:p>
          </table:table-cell>
        </table:table-row>
        <table:table-row>
          <table:table-cell office:value-type="string">
            <text:p>Phyllis Grimes</text:p>
          </table:table-cell>
          <table:table-cell office:value-type="string">
            <text:p>1-360-951-3031 x9135</text:p>
          </table:table-cell>
          <table:table-cell office:value-type="string">
            <text:p>Lisa1@yahoo.com</text:p>
          </table:table-cell>
          <table:table-cell office:value-type="string">
            <text:p>032 Michale Drive</text:p>
          </table:table-cell>
          <table:table-cell office:value-type="string">
            <text:p>Lake Daronport</text:p>
          </table:table-cell>
          <table:table-cell office:value-type="string">
            <text:p>Pennsylvania</text:p>
          </table:table-cell>
          <table:table-cell office:value-type="string">
            <text:p>62562</text:p>
          </table:table-cell>
          <table:table-cell office:value-type="string">
            <text:p>649976647</text:p>
          </table:table-cell>
          <table:table-cell office:value-type="string">
            <text:p>Health</text:p>
          </table:table-cell>
          <table:table-cell office:value-type="string">
            <text:p>Parisian - Keeling</text:p>
          </table:table-cell>
          <table:table-cell office:value-type="float" office:value="44316.61271650463">
            <text:p>44316.61271650463</text:p>
          </table:table-cell>
          <table:table-cell office:value-type="string">
            <text:p>http://placeimg.com/640/480</text:p>
          </table:table-cell>
          <table:table-cell office:value-type="string">
            <text:p>Omnis quod laborum officia ea amet. Quia minima non quisquam facere maxime dolor recusandae ea. Eum dicta est. Non consectetur et aut perferendis ratione. Omnis placeat perspiciatis rerum.</text:p>
          </table:table-cell>
          <table:table-cell office:value-type="boolean" office:boolean-value="true">
            <text:p>TRUE</text:p>
          </table:table-cell>
        </table:table-row>
        <table:table-row>
          <table:table-cell office:value-type="string">
            <text:p>Troy Streich</text:p>
          </table:table-cell>
          <table:table-cell office:value-type="string">
            <text:p>(670) 554-5734 x53919</text:p>
          </table:table-cell>
          <table:table-cell office:value-type="string">
            <text:p>Jody.Medhurst@yahoo.com</text:p>
          </table:table-cell>
          <table:table-cell office:value-type="string">
            <text:p>20585 Sebastian Garden</text:p>
          </table:table-cell>
          <table:table-cell office:value-type="string">
            <text:p>Lake Rashawnhaven</text:p>
          </table:table-cell>
          <table:table-cell office:value-type="string">
            <text:p>New Jersey</text:p>
          </table:table-cell>
          <table:table-cell office:value-type="string">
            <text:p>86770</text:p>
          </table:table-cell>
          <table:table-cell office:value-type="string">
            <text:p>795958454</text:p>
          </table:table-cell>
          <table:table-cell office:value-type="string">
            <text:p>Books</text:p>
          </table:table-cell>
          <table:table-cell office:value-type="string">
            <text:p>Douglas and Sons</text:p>
          </table:table-cell>
          <table:table-cell office:value-type="float" office:value="44567.29195681713">
            <text:p>44567.29195681713</text:p>
          </table:table-cell>
          <table:table-cell office:value-type="string">
            <text:p>http://placeimg.com/640/480</text:p>
          </table:table-cell>
          <table:table-cell office:value-type="string">
            <text:p>Illo id assumenda sit sint voluptatem voluptatibus ut et. Vitae quos explicabo suscipit mollitia sed. Quam beatae recusandae autem tempora fugit nihil. Deserunt nulla fuga nisi et autem earum.</text:p>
          </table:table-cell>
          <table:table-cell office:value-type="boolean" office:boolean-value="true">
            <text:p>TRUE</text:p>
          </table:table-cell>
        </table:table-row>
        <table:table-row>
          <table:table-cell office:value-type="string">
            <text:p>Katherine Haley</text:p>
          </table:table-cell>
          <table:table-cell office:value-type="string">
            <text:p>1-594-462-8734 x379</text:p>
          </table:table-cell>
          <table:table-cell office:value-type="string">
            <text:p>Rosalinda.Morissette@hotmail.com</text:p>
          </table:table-cell>
          <table:table-cell office:value-type="string">
            <text:p>0288 Dibbert Mountains</text:p>
          </table:table-cell>
          <table:table-cell office:value-type="string">
            <text:p>Kuhnmouth</text:p>
          </table:table-cell>
          <table:table-cell office:value-type="string">
            <text:p>Pennsylvania</text:p>
          </table:table-cell>
          <table:table-cell office:value-type="string">
            <text:p>91127</text:p>
          </table:table-cell>
          <table:table-cell office:value-type="string">
            <text:p>615229289</text:p>
          </table:table-cell>
          <table:table-cell office:value-type="string">
            <text:p>Grocery</text:p>
          </table:table-cell>
          <table:table-cell office:value-type="string">
            <text:p>Krajcik - Bergstrom</text:p>
          </table:table-cell>
          <table:table-cell office:value-type="float" office:value="44452.69008561342">
            <text:p>44452.69008561342</text:p>
          </table:table-cell>
          <table:table-cell office:value-type="string">
            <text:p>http://placeimg.com/640/480</text:p>
          </table:table-cell>
          <table:table-cell office:value-type="string">
            <text:p>Quis saepe fuga autem unde eius in totam. Ut ut sed dolorem nihil quia. Ut fugiat beatae excepturi sunt omnis sunt et et. Mollitia ut perferendis quis quia error consequatur fuga eos. Similique nemo nulla. Nobis molestias consequatur.</text:p>
          </table:table-cell>
          <table:table-cell office:value-type="boolean" office:boolean-value="true">
            <text:p>TRUE</text:p>
          </table:table-cell>
        </table:table-row>
        <table:table-row>
          <table:table-cell office:value-type="string">
            <text:p>Alfonso Heaney</text:p>
          </table:table-cell>
          <table:table-cell office:value-type="string">
            <text:p>309-385-0275</text:p>
          </table:table-cell>
          <table:table-cell office:value-type="string">
            <text:p>Madison_Douglas53@hotmail.com</text:p>
          </table:table-cell>
          <table:table-cell office:value-type="string">
            <text:p>55407 Antonio Ville</text:p>
          </table:table-cell>
          <table:table-cell office:value-type="string">
            <text:p>South Robb</text:p>
          </table:table-cell>
          <table:table-cell office:value-type="string">
            <text:p>Maryland</text:p>
          </table:table-cell>
          <table:table-cell office:value-type="string">
            <text:p>90072</text:p>
          </table:table-cell>
          <table:table-cell office:value-type="string">
            <text:p>704182376</text:p>
          </table:table-cell>
          <table:table-cell office:value-type="string">
            <text:p>Jewelery</text:p>
          </table:table-cell>
          <table:table-cell office:value-type="string">
            <text:p>Bauch, Rempel and Mante</text:p>
          </table:table-cell>
          <table:table-cell office:value-type="float" office:value="44491.30632957176">
            <text:p>44491.30632957176</text:p>
          </table:table-cell>
          <table:table-cell office:value-type="string">
            <text:p>http://placeimg.com/640/480</text:p>
          </table:table-cell>
          <table:table-cell office:value-type="string">
            <text:p>Architecto non corporis commodi omnis praesentium sequi hic quod dolor. Neque vel beatae dolor cupiditate ut quia. Aut totam aperiam id accusantium quaerat error eaque aut ut. Debitis beatae laborum et architecto. Nesciunt quis quidem consequatur eos quia suscipit sint odit omnis. Architecto sed sunt accusamus.</text:p>
          </table:table-cell>
          <table:table-cell office:value-type="boolean" office:boolean-value="false">
            <text:p>FALSE</text:p>
          </table:table-cell>
        </table:table-row>
        <table:table-row>
          <table:table-cell office:value-type="string">
            <text:p>Hope Bernier</text:p>
          </table:table-cell>
          <table:table-cell office:value-type="string">
            <text:p>830.474.4088 x6736</text:p>
          </table:table-cell>
          <table:table-cell office:value-type="string">
            <text:p>Tiara.Bruen@yahoo.com</text:p>
          </table:table-cell>
          <table:table-cell office:value-type="string">
            <text:p>30198 Oleta Overpass</text:p>
          </table:table-cell>
          <table:table-cell office:value-type="string">
            <text:p>The Hammocks</text:p>
          </table:table-cell>
          <table:table-cell office:value-type="string">
            <text:p>Illinois</text:p>
          </table:table-cell>
          <table:table-cell office:value-type="string">
            <text:p>68102</text:p>
          </table:table-cell>
          <table:table-cell office:value-type="string">
            <text:p>480904580</text:p>
          </table:table-cell>
          <table:table-cell office:value-type="string">
            <text:p>Garden</text:p>
          </table:table-cell>
          <table:table-cell office:value-type="string">
            <text:p>Schmeler Group</text:p>
          </table:table-cell>
          <table:table-cell office:value-type="float" office:value="44509.620235856484">
            <text:p>44509.620235856484</text:p>
          </table:table-cell>
          <table:table-cell office:value-type="string">
            <text:p>http://placeimg.com/640/480</text:p>
          </table:table-cell>
          <table:table-cell office:value-type="string">
            <text:p>Facilis placeat consequatur. At officiis rerum aliquid ratione omnis quia omnis odit. Quo veniam velit dolore officiis dolores. Ea nobis sunt occaecati sit est delectus fugit odio. Fugiat voluptatem assumenda nam sit et. Recusandae a odio earum est.</text:p>
          </table:table-cell>
          <table:table-cell office:value-type="boolean" office:boolean-value="true">
            <text:p>TRUE</text:p>
          </table:table-cell>
        </table:table-row>
        <table:table-row>
          <table:table-cell office:value-type="string">
            <text:p>Todd Adams</text:p>
          </table:table-cell>
          <table:table-cell office:value-type="string">
            <text:p>565.270.7835</text:p>
          </table:table-cell>
          <table:table-cell office:value-type="string">
            <text:p>Adrianna56@yahoo.com</text:p>
          </table:table-cell>
          <table:table-cell office:value-type="string">
            <text:p>87070 Luettgen Ford</text:p>
          </table:table-cell>
          <table:table-cell office:value-type="string">
            <text:p>South Hermanfort</text:p>
          </table:table-cell>
          <table:table-cell office:value-type="string">
            <text:p>Arizona</text:p>
          </table:table-cell>
          <table:table-cell office:value-type="string">
            <text:p>10942</text:p>
          </table:table-cell>
          <table:table-cell office:value-type="string">
            <text:p>297689470</text:p>
          </table:table-cell>
          <table:table-cell office:value-type="string">
            <text:p>Shoes</text:p>
          </table:table-cell>
          <table:table-cell office:value-type="string">
            <text:p>Kiehn Group</text:p>
          </table:table-cell>
          <table:table-cell office:value-type="float" office:value="44464.881724837964">
            <text:p>44464.881724837964</text:p>
          </table:table-cell>
          <table:table-cell office:value-type="string">
            <text:p>http://placeimg.com/640/480</text:p>
          </table:table-cell>
          <table:table-cell office:value-type="string">
            <text:p>Eos totam laborum voluptates illum. Id temporibus est et sed dolorem eum itaque magnam eaque. Tempora ea similique.</text:p>
          </table:table-cell>
          <table:table-cell office:value-type="boolean" office:boolean-value="true">
            <text:p>TRUE</text:p>
          </table:table-cell>
        </table:table-row>
        <table:table-row>
          <table:table-cell office:value-type="string">
            <text:p>Stuart Adams</text:p>
          </table:table-cell>
          <table:table-cell office:value-type="string">
            <text:p>313.887.9996 x57552</text:p>
          </table:table-cell>
          <table:table-cell office:value-type="string">
            <text:p>Donnie62@gmail.com</text:p>
          </table:table-cell>
          <table:table-cell office:value-type="string">
            <text:p>2141 Goldner Lock</text:p>
          </table:table-cell>
          <table:table-cell office:value-type="string">
            <text:p>Turnertown</text:p>
          </table:table-cell>
          <table:table-cell office:value-type="string">
            <text:p>South Dakota</text:p>
          </table:table-cell>
          <table:table-cell office:value-type="string">
            <text:p>22118-4602</text:p>
          </table:table-cell>
          <table:table-cell office:value-type="string">
            <text:p>586915334</text:p>
          </table:table-cell>
          <table:table-cell office:value-type="string">
            <text:p>Industrial</text:p>
          </table:table-cell>
          <table:table-cell office:value-type="string">
            <text:p>Hand Group</text:p>
          </table:table-cell>
          <table:table-cell office:value-type="float" office:value="44250.35415262732">
            <text:p>44250.35415262732</text:p>
          </table:table-cell>
          <table:table-cell office:value-type="string">
            <text:p>http://placeimg.com/640/480</text:p>
          </table:table-cell>
          <table:table-cell office:value-type="string">
            <text:p>Officia qui dolor eaque perspiciatis vel reprehenderit aut iusto. Molestias dolor vitae. Beatae in nihil modi unde ipsum eius. Consequatur soluta veritatis omnis eum possimus. Tempore aut reiciendis dolor cumque doloribus temporibus est.</text:p>
          </table:table-cell>
          <table:table-cell office:value-type="boolean" office:boolean-value="false">
            <text:p>FALSE</text:p>
          </table:table-cell>
        </table:table-row>
        <table:table-row>
          <table:table-cell office:value-type="string">
            <text:p>Andre Streich IV</text:p>
          </table:table-cell>
          <table:table-cell office:value-type="string">
            <text:p>928-442-4527 x342</text:p>
          </table:table-cell>
          <table:table-cell office:value-type="string">
            <text:p>Virginia_Legros0@yahoo.com</text:p>
          </table:table-cell>
          <table:table-cell office:value-type="string">
            <text:p>5912 Upton Wells</text:p>
          </table:table-cell>
          <table:table-cell office:value-type="string">
            <text:p>New Florianfort</text:p>
          </table:table-cell>
          <table:table-cell office:value-type="string">
            <text:p>Louisiana</text:p>
          </table:table-cell>
          <table:table-cell office:value-type="string">
            <text:p>27337</text:p>
          </table:table-cell>
          <table:table-cell office:value-type="string">
            <text:p>060927343</text:p>
          </table:table-cell>
          <table:table-cell office:value-type="string">
            <text:p>Movies</text:p>
          </table:table-cell>
          <table:table-cell office:value-type="string">
            <text:p>Runolfsdottir - McClure</text:p>
          </table:table-cell>
          <table:table-cell office:value-type="float" office:value="44240.45164292824">
            <text:p>44240.45164292824</text:p>
          </table:table-cell>
          <table:table-cell office:value-type="string">
            <text:p>http://placeimg.com/640/480</text:p>
          </table:table-cell>
          <table:table-cell office:value-type="string">
            <text:p>Illum quae accusantium atque blanditiis sit nemo beatae reprehenderit repellat. Repellat est ab iste beatae sint fugiat. Nostrum magni sit voluptatem. Eos suscipit ea consectetur voluptatem ab tempore iste molestiae minima. Neque dolores reiciendis.</text:p>
          </table:table-cell>
          <table:table-cell office:value-type="boolean" office:boolean-value="true">
            <text:p>TRUE</text:p>
          </table:table-cell>
        </table:table-row>
        <table:table-row>
          <table:table-cell office:value-type="string">
            <text:p>Rene Hyatt</text:p>
          </table:table-cell>
          <table:table-cell office:value-type="string">
            <text:p>734-690-0207</text:p>
          </table:table-cell>
          <table:table-cell office:value-type="string">
            <text:p>Raina32@gmail.com</text:p>
          </table:table-cell>
          <table:table-cell office:value-type="string">
            <text:p>01814 Dena Rue</text:p>
          </table:table-cell>
          <table:table-cell office:value-type="string">
            <text:p>South Lenny</text:p>
          </table:table-cell>
          <table:table-cell office:value-type="string">
            <text:p>Utah</text:p>
          </table:table-cell>
          <table:table-cell office:value-type="string">
            <text:p>47968-6952</text:p>
          </table:table-cell>
          <table:table-cell office:value-type="string">
            <text:p>601036994</text:p>
          </table:table-cell>
          <table:table-cell office:value-type="string">
            <text:p>Toys</text:p>
          </table:table-cell>
          <table:table-cell office:value-type="string">
            <text:p>Stokes, Sanford and Cremin</text:p>
          </table:table-cell>
          <table:table-cell office:value-type="float" office:value="44470.457640023145">
            <text:p>44470.457640023145</text:p>
          </table:table-cell>
          <table:table-cell office:value-type="string">
            <text:p>http://placeimg.com/640/480</text:p>
          </table:table-cell>
          <table:table-cell office:value-type="string">
            <text:p>Nisi maxime fugiat sapiente. Consequatur voluptate ratione. Placeat quia sit nam.</text:p>
          </table:table-cell>
          <table:table-cell office:value-type="boolean" office:boolean-value="false">
            <text:p>FALSE</text:p>
          </table:table-cell>
        </table:table-row>
        <table:table-row>
          <table:table-cell office:value-type="string">
            <text:p>Kathy Spencer</text:p>
          </table:table-cell>
          <table:table-cell office:value-type="string">
            <text:p>459.498.9725</text:p>
          </table:table-cell>
          <table:table-cell office:value-type="string">
            <text:p>Janet59@hotmail.com</text:p>
          </table:table-cell>
          <table:table-cell office:value-type="string">
            <text:p>327 Auer River</text:p>
          </table:table-cell>
          <table:table-cell office:value-type="string">
            <text:p>Jeramystad</text:p>
          </table:table-cell>
          <table:table-cell office:value-type="string">
            <text:p>Alaska</text:p>
          </table:table-cell>
          <table:table-cell office:value-type="string">
            <text:p>51158-2499</text:p>
          </table:table-cell>
          <table:table-cell office:value-type="string">
            <text:p>661945724</text:p>
          </table:table-cell>
          <table:table-cell office:value-type="string">
            <text:p>Music</text:p>
          </table:table-cell>
          <table:table-cell office:value-type="string">
            <text:p>Ondricka, Ferry and Nitzsche</text:p>
          </table:table-cell>
          <table:table-cell office:value-type="float" office:value="44459.52718615741">
            <text:p>44459.52718615741</text:p>
          </table:table-cell>
          <table:table-cell office:value-type="string">
            <text:p>http://placeimg.com/640/480</text:p>
          </table:table-cell>
          <table:table-cell office:value-type="string">
            <text:p>Omnis repellendus ut minus et voluptate reprehenderit. Rem quo quas incidunt voluptates dolorem. Laboriosam molestias et enim modi. Autem beatae fugit autem ut. Similique et architecto tempora.</text:p>
          </table:table-cell>
          <table:table-cell office:value-type="boolean" office:boolean-value="true">
            <text:p>TRUE</text:p>
          </table:table-cell>
        </table:table-row>
        <table:table-row>
          <table:table-cell office:value-type="string">
            <text:p>Malcolm Rice</text:p>
          </table:table-cell>
          <table:table-cell office:value-type="string">
            <text:p>1-367-336-2570 x6919</text:p>
          </table:table-cell>
          <table:table-cell office:value-type="string">
            <text:p>Erik_Bashirian49@gmail.com</text:p>
          </table:table-cell>
          <table:table-cell office:value-type="string">
            <text:p>1699 Collins Junction</text:p>
          </table:table-cell>
          <table:table-cell office:value-type="string">
            <text:p>New Busterberg</text:p>
          </table:table-cell>
          <table:table-cell office:value-type="string">
            <text:p>Alabama</text:p>
          </table:table-cell>
          <table:table-cell office:value-type="string">
            <text:p>64487-1620</text:p>
          </table:table-cell>
          <table:table-cell office:value-type="string">
            <text:p>119716308</text:p>
          </table:table-cell>
          <table:table-cell office:value-type="string">
            <text:p>Outdoors</text:p>
          </table:table-cell>
          <table:table-cell office:value-type="string">
            <text:p>West Group</text:p>
          </table:table-cell>
          <table:table-cell office:value-type="float" office:value="44566.47483018519">
            <text:p>44566.47483018519</text:p>
          </table:table-cell>
          <table:table-cell office:value-type="string">
            <text:p>http://placeimg.com/640/480</text:p>
          </table:table-cell>
          <table:table-cell office:value-type="string">
            <text:p>Architecto voluptatem hic consequatur. Rem autem accusamus totam ex. Maiores in molestias est et. Accusantium facere id.</text:p>
          </table:table-cell>
          <table:table-cell office:value-type="boolean" office:boolean-value="true">
            <text:p>TRUE</text:p>
          </table:table-cell>
        </table:table-row>
        <table:table-row>
          <table:table-cell office:value-type="string">
            <text:p>Ted Wiza</text:p>
          </table:table-cell>
          <table:table-cell office:value-type="string">
            <text:p>477.982.1566 x178</text:p>
          </table:table-cell>
          <table:table-cell office:value-type="string">
            <text:p>Hermina7@hotmail.com</text:p>
          </table:table-cell>
          <table:table-cell office:value-type="string">
            <text:p>47430 Schumm Station</text:p>
          </table:table-cell>
          <table:table-cell office:value-type="string">
            <text:p>Bartolettiberg</text:p>
          </table:table-cell>
          <table:table-cell office:value-type="string">
            <text:p>Oregon</text:p>
          </table:table-cell>
          <table:table-cell office:value-type="string">
            <text:p>19011</text:p>
          </table:table-cell>
          <table:table-cell office:value-type="string">
            <text:p>621512731</text:p>
          </table:table-cell>
          <table:table-cell office:value-type="string">
            <text:p>Industrial</text:p>
          </table:table-cell>
          <table:table-cell office:value-type="string">
            <text:p>Erdman Inc</text:p>
          </table:table-cell>
          <table:table-cell office:value-type="float" office:value="44376.81630769676">
            <text:p>44376.81630769676</text:p>
          </table:table-cell>
          <table:table-cell office:value-type="string">
            <text:p>http://placeimg.com/640/480</text:p>
          </table:table-cell>
          <table:table-cell office:value-type="string">
            <text:p>Animi animi assumenda ut nihil earum. Amet eveniet culpa maxime aliquid qui qui inventore occaecati. Est id iure sit aut dignissimos et. Est labore accusamus possimus voluptates sit velit aut nihil consequuntur. Omnis numquam est.</text:p>
          </table:table-cell>
          <table:table-cell office:value-type="boolean" office:boolean-value="true">
            <text:p>TRUE</text:p>
          </table:table-cell>
        </table:table-row>
        <table:table-row>
          <table:table-cell office:value-type="string">
            <text:p>Doug Okuneva</text:p>
          </table:table-cell>
          <table:table-cell office:value-type="string">
            <text:p>(573) 934-1053 x72944</text:p>
          </table:table-cell>
          <table:table-cell office:value-type="string">
            <text:p>Laisha70@yahoo.com</text:p>
          </table:table-cell>
          <table:table-cell office:value-type="string">
            <text:p>40030 Amari Cove</text:p>
          </table:table-cell>
          <table:table-cell office:value-type="string">
            <text:p>Turnerberg</text:p>
          </table:table-cell>
          <table:table-cell office:value-type="string">
            <text:p>West Virginia</text:p>
          </table:table-cell>
          <table:table-cell office:value-type="string">
            <text:p>62427-6519</text:p>
          </table:table-cell>
          <table:table-cell office:value-type="string">
            <text:p>014173211</text:p>
          </table:table-cell>
          <table:table-cell office:value-type="string">
            <text:p>Home</text:p>
          </table:table-cell>
          <table:table-cell office:value-type="string">
            <text:p>Heathcote Group</text:p>
          </table:table-cell>
          <table:table-cell office:value-type="float" office:value="44562.41322173611">
            <text:p>44562.41322173611</text:p>
          </table:table-cell>
          <table:table-cell office:value-type="string">
            <text:p>http://placeimg.com/640/480</text:p>
          </table:table-cell>
          <table:table-cell office:value-type="string">
            <text:p>Deserunt dolore autem atque nobis non qui voluptate et aut. Nihil explicabo id expedita molestiae repudiandae labore est soluta distinctio. Placeat beatae ipsum non consequuntur.</text:p>
          </table:table-cell>
          <table:table-cell office:value-type="boolean" office:boolean-value="true">
            <text:p>TRUE</text:p>
          </table:table-cell>
        </table:table-row>
        <table:table-row>
          <table:table-cell office:value-type="string">
            <text:p>Aubrey Howe</text:p>
          </table:table-cell>
          <table:table-cell office:value-type="string">
            <text:p>877.689.1928</text:p>
          </table:table-cell>
          <table:table-cell office:value-type="string">
            <text:p>Manuela.Rodriguez@gmail.com</text:p>
          </table:table-cell>
          <table:table-cell office:value-type="string">
            <text:p>13826 Phyllis River</text:p>
          </table:table-cell>
          <table:table-cell office:value-type="string">
            <text:p>Galveston</text:p>
          </table:table-cell>
          <table:table-cell office:value-type="string">
            <text:p>Kentucky</text:p>
          </table:table-cell>
          <table:table-cell office:value-type="string">
            <text:p>89159</text:p>
          </table:table-cell>
          <table:table-cell office:value-type="string">
            <text:p>270804256</text:p>
          </table:table-cell>
          <table:table-cell office:value-type="string">
            <text:p>Grocery</text:p>
          </table:table-cell>
          <table:table-cell office:value-type="string">
            <text:p>Kling and Sons</text:p>
          </table:table-cell>
          <table:table-cell office:value-type="float" office:value="44264.824553680555">
            <text:p>44264.824553680555</text:p>
          </table:table-cell>
          <table:table-cell office:value-type="string">
            <text:p>http://placeimg.com/640/480</text:p>
          </table:table-cell>
          <table:table-cell office:value-type="string">
            <text:p>Et non fugiat neque. Consequatur eum ut rem perferendis et magnam. Autem eum sint quaerat et accusamus et totam illo. Corporis dolores fugit. Quod nobis animi laborum deserunt sunt et consequuntur totam molestiae. Iste quaerat sed mollitia iure.</text:p>
          </table:table-cell>
          <table:table-cell office:value-type="boolean" office:boolean-value="false">
            <text:p>FALSE</text:p>
          </table:table-cell>
        </table:table-row>
        <table:table-row>
          <table:table-cell office:value-type="string">
            <text:p>Mr. Glenda Wisozk</text:p>
          </table:table-cell>
          <table:table-cell office:value-type="string">
            <text:p>775.565.3795 x8666</text:p>
          </table:table-cell>
          <table:table-cell office:value-type="string">
            <text:p>Elvis.Lubowitz@gmail.com</text:p>
          </table:table-cell>
          <table:table-cell office:value-type="string">
            <text:p>97514 Estrella Mountain</text:p>
          </table:table-cell>
          <table:table-cell office:value-type="string">
            <text:p>Fort Myers</text:p>
          </table:table-cell>
          <table:table-cell office:value-type="string">
            <text:p>Arizona</text:p>
          </table:table-cell>
          <table:table-cell office:value-type="string">
            <text:p>02103-2464</text:p>
          </table:table-cell>
          <table:table-cell office:value-type="string">
            <text:p>949471800</text:p>
          </table:table-cell>
          <table:table-cell office:value-type="string">
            <text:p>Games</text:p>
          </table:table-cell>
          <table:table-cell office:value-type="string">
            <text:p>Miller, Jenkins and Sawayn</text:p>
          </table:table-cell>
          <table:table-cell office:value-type="float" office:value="44446.93251623843">
            <text:p>44446.93251623843</text:p>
          </table:table-cell>
          <table:table-cell office:value-type="string">
            <text:p>http://placeimg.com/640/480</text:p>
          </table:table-cell>
          <table:table-cell office:value-type="string">
            <text:p>Commodi est vitae a. Non non quibusdam animi quidem repellat earum ducimus aliquid consequatur. Et iure inventore animi velit debitis nostrum commodi est. Necessitatibus iure quas ad consequatur molestias ad quas nisi animi. Exercitationem exercitationem eius consequatur ut.</text:p>
          </table:table-cell>
          <table:table-cell office:value-type="boolean" office:boolean-value="true">
            <text:p>TRUE</text:p>
          </table:table-cell>
        </table:table-row>
        <table:table-row>
          <table:table-cell office:value-type="string">
            <text:p>Myrtle Ortiz</text:p>
          </table:table-cell>
          <table:table-cell office:value-type="string">
            <text:p>271-548-5238 x11471</text:p>
          </table:table-cell>
          <table:table-cell office:value-type="string">
            <text:p>Ross.Jacobi@hotmail.com</text:p>
          </table:table-cell>
          <table:table-cell office:value-type="string">
            <text:p>1156 Jameson Divide</text:p>
          </table:table-cell>
          <table:table-cell office:value-type="string">
            <text:p>Waukegan</text:p>
          </table:table-cell>
          <table:table-cell office:value-type="string">
            <text:p>Indiana</text:p>
          </table:table-cell>
          <table:table-cell office:value-type="string">
            <text:p>41296</text:p>
          </table:table-cell>
          <table:table-cell office:value-type="string">
            <text:p>252180639</text:p>
          </table:table-cell>
          <table:table-cell office:value-type="string">
            <text:p>Outdoors</text:p>
          </table:table-cell>
          <table:table-cell office:value-type="string">
            <text:p>Murphy Group</text:p>
          </table:table-cell>
          <table:table-cell office:value-type="float" office:value="44303.919479282406">
            <text:p>44303.919479282406</text:p>
          </table:table-cell>
          <table:table-cell office:value-type="string">
            <text:p>http://placeimg.com/640/480</text:p>
          </table:table-cell>
          <table:table-cell office:value-type="string">
            <text:p>Cumque sapiente consequuntur. Quia asperiores et. Eos temporibus quas quasi laudantium.</text:p>
          </table:table-cell>
          <table:table-cell office:value-type="boolean" office:boolean-value="true">
            <text:p>TRUE</text:p>
          </table:table-cell>
        </table:table-row>
        <table:table-row>
          <table:table-cell office:value-type="string">
            <text:p>Fannie Bauch</text:p>
          </table:table-cell>
          <table:table-cell office:value-type="string">
            <text:p>1-387-589-7134 x58692</text:p>
          </table:table-cell>
          <table:table-cell office:value-type="string">
            <text:p>Jake_Schiller10@yahoo.com</text:p>
          </table:table-cell>
          <table:table-cell office:value-type="string">
            <text:p>4062 Dwight Street</text:p>
          </table:table-cell>
          <table:table-cell office:value-type="string">
            <text:p>New Jadonberg</text:p>
          </table:table-cell>
          <table:table-cell office:value-type="string">
            <text:p>Ohio</text:p>
          </table:table-cell>
          <table:table-cell office:value-type="string">
            <text:p>92054-3589</text:p>
          </table:table-cell>
          <table:table-cell office:value-type="string">
            <text:p>145033592</text:p>
          </table:table-cell>
          <table:table-cell office:value-type="string">
            <text:p>Beauty</text:p>
          </table:table-cell>
          <table:table-cell office:value-type="string">
            <text:p>Lubowitz, Reichert and Jacobi</text:p>
          </table:table-cell>
          <table:table-cell office:value-type="float" office:value="44518.94545982639">
            <text:p>44518.94545982639</text:p>
          </table:table-cell>
          <table:table-cell office:value-type="string">
            <text:p>http://placeimg.com/640/480</text:p>
          </table:table-cell>
          <table:table-cell office:value-type="string">
            <text:p>Distinctio aut cupiditate et. Inventore odio in. Assumenda nesciunt dolorum dicta molestiae et molestiae id assumenda quia. Similique et aut illo animi expedita numquam. Ipsam ratione optio eum id blanditiis.</text:p>
          </table:table-cell>
          <table:table-cell office:value-type="boolean" office:boolean-value="false">
            <text:p>FALSE</text:p>
          </table:table-cell>
        </table:table-row>
        <table:table-row>
          <table:table-cell office:value-type="string">
            <text:p>Eunice Quigley</text:p>
          </table:table-cell>
          <table:table-cell office:value-type="string">
            <text:p>913.302.2661 x250</text:p>
          </table:table-cell>
          <table:table-cell office:value-type="string">
            <text:p>Colt71@yahoo.com</text:p>
          </table:table-cell>
          <table:table-cell office:value-type="string">
            <text:p>721 Savannah Gardens</text:p>
          </table:table-cell>
          <table:table-cell office:value-type="string">
            <text:p>Lake Sigridburgh</text:p>
          </table:table-cell>
          <table:table-cell office:value-type="string">
            <text:p>Texas</text:p>
          </table:table-cell>
          <table:table-cell office:value-type="string">
            <text:p>66818-4361</text:p>
          </table:table-cell>
          <table:table-cell office:value-type="string">
            <text:p>246732776</text:p>
          </table:table-cell>
          <table:table-cell office:value-type="string">
            <text:p>Jewelery</text:p>
          </table:table-cell>
          <table:table-cell office:value-type="string">
            <text:p>Cruickshank - Hegmann</text:p>
          </table:table-cell>
          <table:table-cell office:value-type="float" office:value="44297.300336886576">
            <text:p>44297.300336886576</text:p>
          </table:table-cell>
          <table:table-cell office:value-type="string">
            <text:p>http://placeimg.com/640/480</text:p>
          </table:table-cell>
          <table:table-cell office:value-type="string">
            <text:p>Est eligendi ab. Nisi voluptatem libero. Occaecati consequatur deserunt sit quae at itaque.</text:p>
          </table:table-cell>
          <table:table-cell office:value-type="boolean" office:boolean-value="true">
            <text:p>TRUE</text:p>
          </table:table-cell>
        </table:table-row>
        <table:table-row>
          <table:table-cell office:value-type="string">
            <text:p>Nettie Nicolas</text:p>
          </table:table-cell>
          <table:table-cell office:value-type="string">
            <text:p>918.319.6581 x17587</text:p>
          </table:table-cell>
          <table:table-cell office:value-type="string">
            <text:p>Eldora.Nikolaus17@yahoo.com</text:p>
          </table:table-cell>
          <table:table-cell office:value-type="string">
            <text:p>49521 Emerson Plaza</text:p>
          </table:table-cell>
          <table:table-cell office:value-type="string">
            <text:p>Oshkosh</text:p>
          </table:table-cell>
          <table:table-cell office:value-type="string">
            <text:p>New Hampshire</text:p>
          </table:table-cell>
          <table:table-cell office:value-type="string">
            <text:p>14147</text:p>
          </table:table-cell>
          <table:table-cell office:value-type="string">
            <text:p>720967287</text:p>
          </table:table-cell>
          <table:table-cell office:value-type="string">
            <text:p>Kids</text:p>
          </table:table-cell>
          <table:table-cell office:value-type="string">
            <text:p>Bayer, Mohr and Blanda</text:p>
          </table:table-cell>
          <table:table-cell office:value-type="float" office:value="44394.990899780096">
            <text:p>44394.990899780096</text:p>
          </table:table-cell>
          <table:table-cell office:value-type="string">
            <text:p>http://placeimg.com/640/480</text:p>
          </table:table-cell>
          <table:table-cell office:value-type="string">
            <text:p>Minus non qui perferendis. Magni doloribus odio ea exercitationem dolorem voluptates fugiat. Voluptatem aut sint pariatur ut est maiores et quam vero. Dolor debitis quibusdam qui corrupti eaque labore ut numquam. Dolor aut hic unde voluptatem provident eveniet dolores quidem.</text:p>
          </table:table-cell>
          <table:table-cell office:value-type="boolean" office:boolean-value="false">
            <text:p>FALSE</text:p>
          </table:table-cell>
        </table:table-row>
        <table:table-row>
          <table:table-cell office:value-type="string">
            <text:p>Aubrey Bashirian</text:p>
          </table:table-cell>
          <table:table-cell office:value-type="string">
            <text:p>602-392-7513 x3369</text:p>
          </table:table-cell>
          <table:table-cell office:value-type="string">
            <text:p>Joshua.Waters78@hotmail.com</text:p>
          </table:table-cell>
          <table:table-cell office:value-type="string">
            <text:p>70318 Kaley Heights</text:p>
          </table:table-cell>
          <table:table-cell office:value-type="string">
            <text:p>Casa Grande</text:p>
          </table:table-cell>
          <table:table-cell office:value-type="string">
            <text:p>Colorado</text:p>
          </table:table-cell>
          <table:table-cell office:value-type="string">
            <text:p>22833</text:p>
          </table:table-cell>
          <table:table-cell office:value-type="string">
            <text:p>609344138</text:p>
          </table:table-cell>
          <table:table-cell office:value-type="string">
            <text:p>Books</text:p>
          </table:table-cell>
          <table:table-cell office:value-type="string">
            <text:p>Quitzon, Schowalter and Gottlieb</text:p>
          </table:table-cell>
          <table:table-cell office:value-type="float" office:value="44232.88444336806">
            <text:p>44232.88444336806</text:p>
          </table:table-cell>
          <table:table-cell office:value-type="string">
            <text:p>http://placeimg.com/640/480</text:p>
          </table:table-cell>
          <table:table-cell office:value-type="string">
            <text:p>Ad aperiam praesentium assumenda nesciunt aliquid. Ut cum accusantium numquam rerum fuga saepe. Qui eum quas ipsam. Odio eligendi distinctio quidem magnam totam. Qui esse vitae autem fugit qui totam pariatur ipsam id. Ab deserunt quisquam.</text:p>
          </table:table-cell>
          <table:table-cell office:value-type="boolean" office:boolean-value="true">
            <text:p>TRUE</text:p>
          </table:table-cell>
        </table:table-row>
        <table:table-row>
          <table:table-cell office:value-type="string">
            <text:p>Johnnie O'Connell</text:p>
          </table:table-cell>
          <table:table-cell office:value-type="string">
            <text:p>844-496-7781 x06104</text:p>
          </table:table-cell>
          <table:table-cell office:value-type="string">
            <text:p>Tanner9@hotmail.com</text:p>
          </table:table-cell>
          <table:table-cell office:value-type="string">
            <text:p>87166 Maya Green</text:p>
          </table:table-cell>
          <table:table-cell office:value-type="string">
            <text:p>Hobartberg</text:p>
          </table:table-cell>
          <table:table-cell office:value-type="string">
            <text:p>New Jersey</text:p>
          </table:table-cell>
          <table:table-cell office:value-type="string">
            <text:p>29528</text:p>
          </table:table-cell>
          <table:table-cell office:value-type="string">
            <text:p>978027966</text:p>
          </table:table-cell>
          <table:table-cell office:value-type="string">
            <text:p>Baby</text:p>
          </table:table-cell>
          <table:table-cell office:value-type="string">
            <text:p>Haag and Sons</text:p>
          </table:table-cell>
          <table:table-cell office:value-type="float" office:value="44489.718356875">
            <text:p>44489.718356875</text:p>
          </table:table-cell>
          <table:table-cell office:value-type="string">
            <text:p>http://placeimg.com/640/480</text:p>
          </table:table-cell>
          <table:table-cell office:value-type="string">
            <text:p>Et et qui dignissimos eos. Autem ratione voluptatem et ea aperiam nisi. Quia rem molestiae rem quia.</text:p>
          </table:table-cell>
          <table:table-cell office:value-type="boolean" office:boolean-value="true">
            <text:p>TRUE</text:p>
          </table:table-cell>
        </table:table-row>
        <table:table-row>
          <table:table-cell office:value-type="string">
            <text:p>Lillie Abernathy MD</text:p>
          </table:table-cell>
          <table:table-cell office:value-type="string">
            <text:p>1-894-745-0750</text:p>
          </table:table-cell>
          <table:table-cell office:value-type="string">
            <text:p>Oceane_Aufderhar@gmail.com</text:p>
          </table:table-cell>
          <table:table-cell office:value-type="string">
            <text:p>970 Beer Walks</text:p>
          </table:table-cell>
          <table:table-cell office:value-type="string">
            <text:p>Pueblo</text:p>
          </table:table-cell>
          <table:table-cell office:value-type="string">
            <text:p>Kentucky</text:p>
          </table:table-cell>
          <table:table-cell office:value-type="string">
            <text:p>07521-9885</text:p>
          </table:table-cell>
          <table:table-cell office:value-type="string">
            <text:p>930450380</text:p>
          </table:table-cell>
          <table:table-cell office:value-type="string">
            <text:p>Movies</text:p>
          </table:table-cell>
          <table:table-cell office:value-type="string">
            <text:p>Murphy Inc</text:p>
          </table:table-cell>
          <table:table-cell office:value-type="float" office:value="44226.479145439815">
            <text:p>44226.479145439815</text:p>
          </table:table-cell>
          <table:table-cell office:value-type="string">
            <text:p>http://placeimg.com/640/480</text:p>
          </table:table-cell>
          <table:table-cell office:value-type="string">
            <text:p>Dolores ullam necessitatibus pariatur nulla dolor sapiente. Quisquam debitis veniam. Amet quasi occaecati et quos. Quas qui rerum est ut esse. Placeat nobis temporibus mollitia nulla distinctio fuga sint explicabo. Et aut eum et et laborum.</text:p>
          </table:table-cell>
          <table:table-cell office:value-type="boolean" office:boolean-value="false">
            <text:p>FALSE</text:p>
          </table:table-cell>
        </table:table-row>
        <table:table-row>
          <table:table-cell office:value-type="string">
            <text:p>Cedric Kohler</text:p>
          </table:table-cell>
          <table:table-cell office:value-type="string">
            <text:p>1-262-677-8271</text:p>
          </table:table-cell>
          <table:table-cell office:value-type="string">
            <text:p>Daphne_Miller@hotmail.com</text:p>
          </table:table-cell>
          <table:table-cell office:value-type="string">
            <text:p>007 Dorthy Hill</text:p>
          </table:table-cell>
          <table:table-cell office:value-type="string">
            <text:p>Parisianbury</text:p>
          </table:table-cell>
          <table:table-cell office:value-type="string">
            <text:p>California</text:p>
          </table:table-cell>
          <table:table-cell office:value-type="string">
            <text:p>47598</text:p>
          </table:table-cell>
          <table:table-cell office:value-type="string">
            <text:p>046628174</text:p>
          </table:table-cell>
          <table:table-cell office:value-type="string">
            <text:p>Sports</text:p>
          </table:table-cell>
          <table:table-cell office:value-type="string">
            <text:p>Lehner Group</text:p>
          </table:table-cell>
          <table:table-cell office:value-type="float" office:value="44516.565763645835">
            <text:p>44516.565763645835</text:p>
          </table:table-cell>
          <table:table-cell office:value-type="string">
            <text:p>http://placeimg.com/640/480</text:p>
          </table:table-cell>
          <table:table-cell office:value-type="string">
            <text:p>Eos omnis architecto qui sed maiores quisquam illo totam. A perspiciatis et dolores voluptatem expedita. Soluta minus eius.</text:p>
          </table:table-cell>
          <table:table-cell office:value-type="boolean" office:boolean-value="false">
            <text:p>FALSE</text:p>
          </table:table-cell>
        </table:table-row>
        <table:table-row>
          <table:table-cell office:value-type="string">
            <text:p>Lucille Waters</text:p>
          </table:table-cell>
          <table:table-cell office:value-type="string">
            <text:p>835.451.3926 x66993</text:p>
          </table:table-cell>
          <table:table-cell office:value-type="string">
            <text:p>Christ.Watsica52@gmail.com</text:p>
          </table:table-cell>
          <table:table-cell office:value-type="string">
            <text:p>8091 Rosamond Circle</text:p>
          </table:table-cell>
          <table:table-cell office:value-type="string">
            <text:p>North Shanny</text:p>
          </table:table-cell>
          <table:table-cell office:value-type="string">
            <text:p>Oregon</text:p>
          </table:table-cell>
          <table:table-cell office:value-type="string">
            <text:p>48245-2107</text:p>
          </table:table-cell>
          <table:table-cell office:value-type="string">
            <text:p>572399197</text:p>
          </table:table-cell>
          <table:table-cell office:value-type="string">
            <text:p>Baby</text:p>
          </table:table-cell>
          <table:table-cell office:value-type="string">
            <text:p>Langworth Inc</text:p>
          </table:table-cell>
          <table:table-cell office:value-type="float" office:value="44253.400001898146">
            <text:p>44253.400001898146</text:p>
          </table:table-cell>
          <table:table-cell office:value-type="string">
            <text:p>http://placeimg.com/640/480</text:p>
          </table:table-cell>
          <table:table-cell office:value-type="string">
            <text:p>At omnis nam commodi ipsam temporibus. Consequatur cum ut eius rerum nihil incidunt et ratione. Aspernatur odio voluptate corporis id.</text:p>
          </table:table-cell>
          <table:table-cell office:value-type="boolean" office:boolean-value="true">
            <text:p>TRUE</text:p>
          </table:table-cell>
        </table:table-row>
        <table:table-row>
          <table:table-cell office:value-type="string">
            <text:p>Joey Rogahn</text:p>
          </table:table-cell>
          <table:table-cell office:value-type="string">
            <text:p>469.469.9319</text:p>
          </table:table-cell>
          <table:table-cell office:value-type="string">
            <text:p>Sigurd14@yahoo.com</text:p>
          </table:table-cell>
          <table:table-cell office:value-type="string">
            <text:p>029 Florencio Mountain</text:p>
          </table:table-cell>
          <table:table-cell office:value-type="string">
            <text:p>Isomtown</text:p>
          </table:table-cell>
          <table:table-cell office:value-type="string">
            <text:p>Kansas</text:p>
          </table:table-cell>
          <table:table-cell office:value-type="string">
            <text:p>40471</text:p>
          </table:table-cell>
          <table:table-cell office:value-type="string">
            <text:p>262668552</text:p>
          </table:table-cell>
          <table:table-cell office:value-type="string">
            <text:p>Sports</text:p>
          </table:table-cell>
          <table:table-cell office:value-type="string">
            <text:p>Klein LLC</text:p>
          </table:table-cell>
          <table:table-cell office:value-type="float" office:value="44437.27462434028">
            <text:p>44437.27462434028</text:p>
          </table:table-cell>
          <table:table-cell office:value-type="string">
            <text:p>http://placeimg.com/640/480</text:p>
          </table:table-cell>
          <table:table-cell office:value-type="string">
            <text:p>Aperiam illo et accusantium saepe. Fugit quod minima eaque sed et. Sequi et quam libero. Sit excepturi culpa sequi qui rem doloremque ipsa.</text:p>
          </table:table-cell>
          <table:table-cell office:value-type="boolean" office:boolean-value="false">
            <text:p>FALSE</text:p>
          </table:table-cell>
        </table:table-row>
        <table:table-row>
          <table:table-cell office:value-type="string">
            <text:p>Brenda Casper</text:p>
          </table:table-cell>
          <table:table-cell office:value-type="string">
            <text:p>481.580.6331</text:p>
          </table:table-cell>
          <table:table-cell office:value-type="string">
            <text:p>Winfield.Keeling@gmail.com</text:p>
          </table:table-cell>
          <table:table-cell office:value-type="string">
            <text:p>9342 Eden Path</text:p>
          </table:table-cell>
          <table:table-cell office:value-type="string">
            <text:p>Shyannehaven</text:p>
          </table:table-cell>
          <table:table-cell office:value-type="string">
            <text:p>Florida</text:p>
          </table:table-cell>
          <table:table-cell office:value-type="string">
            <text:p>79483</text:p>
          </table:table-cell>
          <table:table-cell office:value-type="string">
            <text:p>698414105</text:p>
          </table:table-cell>
          <table:table-cell office:value-type="string">
            <text:p>Games</text:p>
          </table:table-cell>
          <table:table-cell office:value-type="string">
            <text:p>Dicki, Huels and Krajcik</text:p>
          </table:table-cell>
          <table:table-cell office:value-type="float" office:value="44340.39772152778">
            <text:p>44340.39772152778</text:p>
          </table:table-cell>
          <table:table-cell office:value-type="string">
            <text:p>http://placeimg.com/640/480</text:p>
          </table:table-cell>
          <table:table-cell office:value-type="string">
            <text:p>Aut voluptatem cumque dolores qui. Similique aspernatur ut nihil ea. Non exercitationem sint est dolorum quis. Magni blanditiis illo velit.</text:p>
          </table:table-cell>
          <table:table-cell office:value-type="boolean" office:boolean-value="false">
            <text:p>FALSE</text:p>
          </table:table-cell>
        </table:table-row>
        <table:table-row>
          <table:table-cell office:value-type="string">
            <text:p>Mrs. Edith Langosh</text:p>
          </table:table-cell>
          <table:table-cell office:value-type="string">
            <text:p>539.489.7361 x2660</text:p>
          </table:table-cell>
          <table:table-cell office:value-type="string">
            <text:p>Vida.Cummings@yahoo.com</text:p>
          </table:table-cell>
          <table:table-cell office:value-type="string">
            <text:p>7774 Ashley Groves</text:p>
          </table:table-cell>
          <table:table-cell office:value-type="string">
            <text:p>Rosenbaumberg</text:p>
          </table:table-cell>
          <table:table-cell office:value-type="string">
            <text:p>California</text:p>
          </table:table-cell>
          <table:table-cell office:value-type="string">
            <text:p>45491</text:p>
          </table:table-cell>
          <table:table-cell office:value-type="string">
            <text:p>589840956</text:p>
          </table:table-cell>
          <table:table-cell office:value-type="string">
            <text:p>Automotive</text:p>
          </table:table-cell>
          <table:table-cell office:value-type="string">
            <text:p>Sanford and Sons</text:p>
          </table:table-cell>
          <table:table-cell office:value-type="float" office:value="44451.90703681713">
            <text:p>44451.90703681713</text:p>
          </table:table-cell>
          <table:table-cell office:value-type="string">
            <text:p>http://placeimg.com/640/480</text:p>
          </table:table-cell>
          <table:table-cell office:value-type="string">
            <text:p>Deserunt deleniti doloremque et dolores consequatur aperiam. Aspernatur quia aspernatur dolor. Iusto ut tempore dignissimos dolore velit molestiae placeat dolor quae.</text:p>
          </table:table-cell>
          <table:table-cell office:value-type="boolean" office:boolean-value="true">
            <text:p>TRUE</text:p>
          </table:table-cell>
        </table:table-row>
        <table:table-row>
          <table:table-cell office:value-type="string">
            <text:p>Eduardo Gusikowski</text:p>
          </table:table-cell>
          <table:table-cell office:value-type="string">
            <text:p>(848) 554-2477</text:p>
          </table:table-cell>
          <table:table-cell office:value-type="string">
            <text:p>Thad62@hotmail.com</text:p>
          </table:table-cell>
          <table:table-cell office:value-type="string">
            <text:p>944 Elissa Point</text:p>
          </table:table-cell>
          <table:table-cell office:value-type="string">
            <text:p>New Lysannestad</text:p>
          </table:table-cell>
          <table:table-cell office:value-type="string">
            <text:p>Nevada</text:p>
          </table:table-cell>
          <table:table-cell office:value-type="string">
            <text:p>07170-2621</text:p>
          </table:table-cell>
          <table:table-cell office:value-type="string">
            <text:p>412572443</text:p>
          </table:table-cell>
          <table:table-cell office:value-type="string">
            <text:p>Electronics</text:p>
          </table:table-cell>
          <table:table-cell office:value-type="string">
            <text:p>Terry Group</text:p>
          </table:table-cell>
          <table:table-cell office:value-type="float" office:value="44226.60907716435">
            <text:p>44226.60907716435</text:p>
          </table:table-cell>
          <table:table-cell office:value-type="string">
            <text:p>http://placeimg.com/640/480</text:p>
          </table:table-cell>
          <table:table-cell office:value-type="string">
            <text:p>Fugiat aliquid magni quam fugiat temporibus neque placeat sint non. Provident minima amet laudantium blanditiis sint nisi sequi. Voluptate quae tenetur.</text:p>
          </table:table-cell>
          <table:table-cell office:value-type="boolean" office:boolean-value="false">
            <text:p>FALSE</text:p>
          </table:table-cell>
        </table:table-row>
        <table:table-row>
          <table:table-cell office:value-type="string">
            <text:p>Leo Daugherty</text:p>
          </table:table-cell>
          <table:table-cell office:value-type="string">
            <text:p>1-888-724-1327 x7881</text:p>
          </table:table-cell>
          <table:table-cell office:value-type="string">
            <text:p>Bradley_Emard80@gmail.com</text:p>
          </table:table-cell>
          <table:table-cell office:value-type="string">
            <text:p>7491 Koelpin Path</text:p>
          </table:table-cell>
          <table:table-cell office:value-type="string">
            <text:p>Elsaberg</text:p>
          </table:table-cell>
          <table:table-cell office:value-type="string">
            <text:p>Mississippi</text:p>
          </table:table-cell>
          <table:table-cell office:value-type="string">
            <text:p>49688-9853</text:p>
          </table:table-cell>
          <table:table-cell office:value-type="string">
            <text:p>413499790</text:p>
          </table:table-cell>
          <table:table-cell office:value-type="string">
            <text:p>Industrial</text:p>
          </table:table-cell>
          <table:table-cell office:value-type="string">
            <text:p>Gerlach - Lebsack</text:p>
          </table:table-cell>
          <table:table-cell office:value-type="float" office:value="44566.36451048611">
            <text:p>44566.36451048611</text:p>
          </table:table-cell>
          <table:table-cell office:value-type="string">
            <text:p>http://placeimg.com/640/480</text:p>
          </table:table-cell>
          <table:table-cell office:value-type="string">
            <text:p>Veniam quia quaerat rerum rerum. Autem error doloremque non. Sint fuga deleniti tempora nisi. Molestiae odio repudiandae aut omnis et consequatur perspiciatis. Consequuntur perspiciatis laudantium optio.</text:p>
          </table:table-cell>
          <table:table-cell office:value-type="boolean" office:boolean-value="true">
            <text:p>TRUE</text:p>
          </table:table-cell>
        </table:table-row>
        <table:table-row>
          <table:table-cell office:value-type="string">
            <text:p>Dean DuBuque</text:p>
          </table:table-cell>
          <table:table-cell office:value-type="string">
            <text:p>303.237.5391 x89810</text:p>
          </table:table-cell>
          <table:table-cell office:value-type="string">
            <text:p>Valentin_Daugherty58@gmail.com</text:p>
          </table:table-cell>
          <table:table-cell office:value-type="string">
            <text:p>887 Tito Run</text:p>
          </table:table-cell>
          <table:table-cell office:value-type="string">
            <text:p>North Jacynthefurt</text:p>
          </table:table-cell>
          <table:table-cell office:value-type="string">
            <text:p>Texas</text:p>
          </table:table-cell>
          <table:table-cell office:value-type="string">
            <text:p>57098-1985</text:p>
          </table:table-cell>
          <table:table-cell office:value-type="string">
            <text:p>717622425</text:p>
          </table:table-cell>
          <table:table-cell office:value-type="string">
            <text:p>Outdoors</text:p>
          </table:table-cell>
          <table:table-cell office:value-type="string">
            <text:p>Gibson, O'Conner and Shanahan</text:p>
          </table:table-cell>
          <table:table-cell office:value-type="float" office:value="44335.42785320602">
            <text:p>44335.42785320602</text:p>
          </table:table-cell>
          <table:table-cell office:value-type="string">
            <text:p>http://placeimg.com/640/480</text:p>
          </table:table-cell>
          <table:table-cell office:value-type="string">
            <text:p>Laborum ut non qui ipsa dolores unde qui. Eum magni qui sed voluptatem. Voluptatem voluptatibus velit culpa maiores corporis aut suscipit recusandae. Et ut molestiae distinctio non perspiciatis iusto. Eos nobis voluptatem cupiditate quam qui quia. Eum et et culpa iure eum.</text:p>
          </table:table-cell>
          <table:table-cell office:value-type="boolean" office:boolean-value="false">
            <text:p>FALSE</text:p>
          </table:table-cell>
        </table:table-row>
        <table:table-row>
          <table:table-cell office:value-type="string">
            <text:p>Jean Wiegand</text:p>
          </table:table-cell>
          <table:table-cell office:value-type="string">
            <text:p>825.992.6032</text:p>
          </table:table-cell>
          <table:table-cell office:value-type="string">
            <text:p>Reyes.Casper39@yahoo.com</text:p>
          </table:table-cell>
          <table:table-cell office:value-type="string">
            <text:p>549 Izabella Rest</text:p>
          </table:table-cell>
          <table:table-cell office:value-type="string">
            <text:p>New Melissa</text:p>
          </table:table-cell>
          <table:table-cell office:value-type="string">
            <text:p>California</text:p>
          </table:table-cell>
          <table:table-cell office:value-type="string">
            <text:p>69808</text:p>
          </table:table-cell>
          <table:table-cell office:value-type="string">
            <text:p>105992330</text:p>
          </table:table-cell>
          <table:table-cell office:value-type="string">
            <text:p>Grocery</text:p>
          </table:table-cell>
          <table:table-cell office:value-type="string">
            <text:p>Nolan - Stoltenberg</text:p>
          </table:table-cell>
          <table:table-cell office:value-type="float" office:value="44381.747238125">
            <text:p>44381.747238125</text:p>
          </table:table-cell>
          <table:table-cell office:value-type="string">
            <text:p>http://placeimg.com/640/480</text:p>
          </table:table-cell>
          <table:table-cell office:value-type="string">
            <text:p>Sed explicabo minus nulla et dolorem libero. Mollitia sed eos omnis dolores nisi molestiae quia. Voluptatem dignissimos quae modi consequatur praesentium.</text:p>
          </table:table-cell>
          <table:table-cell office:value-type="boolean" office:boolean-value="true">
            <text:p>TRUE</text:p>
          </table:table-cell>
        </table:table-row>
        <table:table-row>
          <table:table-cell office:value-type="string">
            <text:p>Noel Mitchell</text:p>
          </table:table-cell>
          <table:table-cell office:value-type="string">
            <text:p>(356) 643-7915 x874</text:p>
          </table:table-cell>
          <table:table-cell office:value-type="string">
            <text:p>Crawford98@gmail.com</text:p>
          </table:table-cell>
          <table:table-cell office:value-type="string">
            <text:p>54389 Schmidt Circle</text:p>
          </table:table-cell>
          <table:table-cell office:value-type="string">
            <text:p>Janisshire</text:p>
          </table:table-cell>
          <table:table-cell office:value-type="string">
            <text:p>Oregon</text:p>
          </table:table-cell>
          <table:table-cell office:value-type="string">
            <text:p>93679</text:p>
          </table:table-cell>
          <table:table-cell office:value-type="string">
            <text:p>787335577</text:p>
          </table:table-cell>
          <table:table-cell office:value-type="string">
            <text:p>Shoes</text:p>
          </table:table-cell>
          <table:table-cell office:value-type="string">
            <text:p>Farrell, Orn and McDermott</text:p>
          </table:table-cell>
          <table:table-cell office:value-type="float" office:value="44523.40479927084">
            <text:p>44523.40479927084</text:p>
          </table:table-cell>
          <table:table-cell office:value-type="string">
            <text:p>http://placeimg.com/640/480</text:p>
          </table:table-cell>
          <table:table-cell office:value-type="string">
            <text:p>Dicta sint consectetur. Nobis nesciunt fugit. Non sunt nihil illo perspiciatis.</text:p>
          </table:table-cell>
          <table:table-cell office:value-type="boolean" office:boolean-value="true">
            <text:p>TRUE</text:p>
          </table:table-cell>
        </table:table-row>
        <table:table-row>
          <table:table-cell office:value-type="string">
            <text:p>Mable Toy DVM</text:p>
          </table:table-cell>
          <table:table-cell office:value-type="string">
            <text:p>(969) 583-4734 x120</text:p>
          </table:table-cell>
          <table:table-cell office:value-type="string">
            <text:p>Bradly_Goldner@gmail.com</text:p>
          </table:table-cell>
          <table:table-cell office:value-type="string">
            <text:p>425 Vincent Cliff</text:p>
          </table:table-cell>
          <table:table-cell office:value-type="string">
            <text:p>New Eleonoreview</text:p>
          </table:table-cell>
          <table:table-cell office:value-type="string">
            <text:p>Oklahoma</text:p>
          </table:table-cell>
          <table:table-cell office:value-type="string">
            <text:p>13102-3973</text:p>
          </table:table-cell>
          <table:table-cell office:value-type="string">
            <text:p>753433393</text:p>
          </table:table-cell>
          <table:table-cell office:value-type="string">
            <text:p>Computers</text:p>
          </table:table-cell>
          <table:table-cell office:value-type="string">
            <text:p>Miller and Sons</text:p>
          </table:table-cell>
          <table:table-cell office:value-type="float" office:value="44254.62815719908">
            <text:p>44254.62815719908</text:p>
          </table:table-cell>
          <table:table-cell office:value-type="string">
            <text:p>http://placeimg.com/640/480</text:p>
          </table:table-cell>
          <table:table-cell office:value-type="string">
            <text:p>Nostrum eaque aut animi dolorum minima animi voluptatum debitis. Sit iure libero a possimus aspernatur perspiciatis doloribus. Explicabo repudiandae eius repellendus et. Eos vel aliquid qui quisquam iste esse.</text:p>
          </table:table-cell>
          <table:table-cell office:value-type="boolean" office:boolean-value="true">
            <text:p>TRUE</text:p>
          </table:table-cell>
        </table:table-row>
        <table:table-row>
          <table:table-cell office:value-type="string">
            <text:p>Morris Tromp Jr.</text:p>
          </table:table-cell>
          <table:table-cell office:value-type="string">
            <text:p>1-360-266-6733 x980</text:p>
          </table:table-cell>
          <table:table-cell office:value-type="string">
            <text:p>Jamison.Emard@hotmail.com</text:p>
          </table:table-cell>
          <table:table-cell office:value-type="string">
            <text:p>89384 Dickinson Extension</text:p>
          </table:table-cell>
          <table:table-cell office:value-type="string">
            <text:p>Port Anikaville</text:p>
          </table:table-cell>
          <table:table-cell office:value-type="string">
            <text:p>Iowa</text:p>
          </table:table-cell>
          <table:table-cell office:value-type="string">
            <text:p>20310-9894</text:p>
          </table:table-cell>
          <table:table-cell office:value-type="string">
            <text:p>490197316</text:p>
          </table:table-cell>
          <table:table-cell office:value-type="string">
            <text:p>Grocery</text:p>
          </table:table-cell>
          <table:table-cell office:value-type="string">
            <text:p>Wiegand - Fritsch</text:p>
          </table:table-cell>
          <table:table-cell office:value-type="float" office:value="44332.42073537037">
            <text:p>44332.42073537037</text:p>
          </table:table-cell>
          <table:table-cell office:value-type="string">
            <text:p>http://placeimg.com/640/480</text:p>
          </table:table-cell>
          <table:table-cell office:value-type="string">
            <text:p>Rerum adipisci repudiandae omnis ad soluta sint. Voluptatum iure numquam. Minus perspiciatis cumque beatae quos ratione ex accusantium.</text:p>
          </table:table-cell>
          <table:table-cell office:value-type="boolean" office:boolean-value="false">
            <text:p>FALSE</text:p>
          </table:table-cell>
        </table:table-row>
        <table:table-row>
          <table:table-cell office:value-type="string">
            <text:p>Ivan Kuhn</text:p>
          </table:table-cell>
          <table:table-cell office:value-type="string">
            <text:p>765-218-4798 x51732</text:p>
          </table:table-cell>
          <table:table-cell office:value-type="string">
            <text:p>Alisha.OKeefe6@yahoo.com</text:p>
          </table:table-cell>
          <table:table-cell office:value-type="string">
            <text:p>46668 Emily Parkways</text:p>
          </table:table-cell>
          <table:table-cell office:value-type="string">
            <text:p>Rochester</text:p>
          </table:table-cell>
          <table:table-cell office:value-type="string">
            <text:p>Connecticut</text:p>
          </table:table-cell>
          <table:table-cell office:value-type="string">
            <text:p>56218-7429</text:p>
          </table:table-cell>
          <table:table-cell office:value-type="string">
            <text:p>561809012</text:p>
          </table:table-cell>
          <table:table-cell office:value-type="string">
            <text:p>Garden</text:p>
          </table:table-cell>
          <table:table-cell office:value-type="string">
            <text:p>Hirthe - Nolan</text:p>
          </table:table-cell>
          <table:table-cell office:value-type="float" office:value="44229.53341841435">
            <text:p>44229.53341841435</text:p>
          </table:table-cell>
          <table:table-cell office:value-type="string">
            <text:p>http://placeimg.com/640/480</text:p>
          </table:table-cell>
          <table:table-cell office:value-type="string">
            <text:p>Doloribus officiis deserunt ut perspiciatis ut. Animi ut et in quisquam dolorem saepe. Rerum eveniet rerum magnam molestiae praesentium asperiores nihil et sint.</text:p>
          </table:table-cell>
          <table:table-cell office:value-type="boolean" office:boolean-value="false">
            <text:p>FALSE</text:p>
          </table:table-cell>
        </table:table-row>
        <table:table-row>
          <table:table-cell office:value-type="string">
            <text:p>May Schuppe</text:p>
          </table:table-cell>
          <table:table-cell office:value-type="string">
            <text:p>(300) 253-3355 x180</text:p>
          </table:table-cell>
          <table:table-cell office:value-type="string">
            <text:p>Danny93@hotmail.com</text:p>
          </table:table-cell>
          <table:table-cell office:value-type="string">
            <text:p>658 Genoveva Lake</text:p>
          </table:table-cell>
          <table:table-cell office:value-type="string">
            <text:p>Port Hayden</text:p>
          </table:table-cell>
          <table:table-cell office:value-type="string">
            <text:p>Alaska</text:p>
          </table:table-cell>
          <table:table-cell office:value-type="string">
            <text:p>69161-2979</text:p>
          </table:table-cell>
          <table:table-cell office:value-type="string">
            <text:p>470859166</text:p>
          </table:table-cell>
          <table:table-cell office:value-type="string">
            <text:p>Shoes</text:p>
          </table:table-cell>
          <table:table-cell office:value-type="string">
            <text:p>Swift Group</text:p>
          </table:table-cell>
          <table:table-cell office:value-type="float" office:value="44464.353316168985">
            <text:p>44464.353316168985</text:p>
          </table:table-cell>
          <table:table-cell office:value-type="string">
            <text:p>http://placeimg.com/640/480</text:p>
          </table:table-cell>
          <table:table-cell office:value-type="string">
            <text:p>Sequi sunt aliquam ea. Corrupti ipsam quis quam dolorem et perspiciatis commodi. Et neque iure. Veritatis non provident aut enim quae. Non natus vel delectus laudantium ducimus tempora.</text:p>
          </table:table-cell>
          <table:table-cell office:value-type="boolean" office:boolean-value="true">
            <text:p>TRUE</text:p>
          </table:table-cell>
        </table:table-row>
        <table:table-row>
          <table:table-cell office:value-type="string">
            <text:p>Sue Wuckert</text:p>
          </table:table-cell>
          <table:table-cell office:value-type="string">
            <text:p>(484) 833-3653 x778</text:p>
          </table:table-cell>
          <table:table-cell office:value-type="string">
            <text:p>Pietro81@gmail.com</text:p>
          </table:table-cell>
          <table:table-cell office:value-type="string">
            <text:p>3723 Zena Forks</text:p>
          </table:table-cell>
          <table:table-cell office:value-type="string">
            <text:p>Beattymouth</text:p>
          </table:table-cell>
          <table:table-cell office:value-type="string">
            <text:p>Minnesota</text:p>
          </table:table-cell>
          <table:table-cell office:value-type="string">
            <text:p>18101-6578</text:p>
          </table:table-cell>
          <table:table-cell office:value-type="string">
            <text:p>771829280</text:p>
          </table:table-cell>
          <table:table-cell office:value-type="string">
            <text:p>Shoes</text:p>
          </table:table-cell>
          <table:table-cell office:value-type="string">
            <text:p>Wiegand - Nader</text:p>
          </table:table-cell>
          <table:table-cell office:value-type="float" office:value="44503.90103784722">
            <text:p>44503.90103784722</text:p>
          </table:table-cell>
          <table:table-cell office:value-type="string">
            <text:p>http://placeimg.com/640/480</text:p>
          </table:table-cell>
          <table:table-cell office:value-type="string">
            <text:p>Ut nam iste. Quis excepturi totam. Quis excepturi aut. Molestias laudantium consequatur accusamus nihil dolor iusto ea necessitatibus et. At voluptatem alias dolores ipsam natus animi quia distinctio natus.</text:p>
          </table:table-cell>
          <table:table-cell office:value-type="boolean" office:boolean-value="false">
            <text:p>FALSE</text:p>
          </table:table-cell>
        </table:table-row>
        <table:table-row>
          <table:table-cell office:value-type="string">
            <text:p>Herman Johns</text:p>
          </table:table-cell>
          <table:table-cell office:value-type="string">
            <text:p>1-604-922-6010 x50357</text:p>
          </table:table-cell>
          <table:table-cell office:value-type="string">
            <text:p>Carter_Corwin@gmail.com</text:p>
          </table:table-cell>
          <table:table-cell office:value-type="string">
            <text:p>339 Waters Ways</text:p>
          </table:table-cell>
          <table:table-cell office:value-type="string">
            <text:p>Port Marcofurt</text:p>
          </table:table-cell>
          <table:table-cell office:value-type="string">
            <text:p>Hawaii</text:p>
          </table:table-cell>
          <table:table-cell office:value-type="string">
            <text:p>15571-8512</text:p>
          </table:table-cell>
          <table:table-cell office:value-type="string">
            <text:p>966014907</text:p>
          </table:table-cell>
          <table:table-cell office:value-type="string">
            <text:p>Beauty</text:p>
          </table:table-cell>
          <table:table-cell office:value-type="string">
            <text:p>Lebsack, Friesen and Morissette</text:p>
          </table:table-cell>
          <table:table-cell office:value-type="float" office:value="44349.81164789352">
            <text:p>44349.81164789352</text:p>
          </table:table-cell>
          <table:table-cell office:value-type="string">
            <text:p>http://placeimg.com/640/480</text:p>
          </table:table-cell>
          <table:table-cell office:value-type="string">
            <text:p>Deserunt minus et non eaque. Odio ut ducimus provident quas dignissimos tempore ut. Ullam illo voluptatem id non et consectetur quod itaque. Rerum tempore sed tempora aperiam. Rerum rerum pariatur ex voluptatem optio veniam blanditiis vel beatae.</text:p>
          </table:table-cell>
          <table:table-cell office:value-type="boolean" office:boolean-value="false">
            <text:p>FALSE</text:p>
          </table:table-cell>
        </table:table-row>
        <table:table-row>
          <table:table-cell office:value-type="string">
            <text:p>Kristina Sanford</text:p>
          </table:table-cell>
          <table:table-cell office:value-type="string">
            <text:p>740-803-9220</text:p>
          </table:table-cell>
          <table:table-cell office:value-type="string">
            <text:p>Bessie54@gmail.com</text:p>
          </table:table-cell>
          <table:table-cell office:value-type="string">
            <text:p>678 Ondricka Mission</text:p>
          </table:table-cell>
          <table:table-cell office:value-type="string">
            <text:p>Colton</text:p>
          </table:table-cell>
          <table:table-cell office:value-type="string">
            <text:p>North Dakota</text:p>
          </table:table-cell>
          <table:table-cell office:value-type="string">
            <text:p>87666-1827</text:p>
          </table:table-cell>
          <table:table-cell office:value-type="string">
            <text:p>930371553</text:p>
          </table:table-cell>
          <table:table-cell office:value-type="string">
            <text:p>Toys</text:p>
          </table:table-cell>
          <table:table-cell office:value-type="string">
            <text:p>Oberbrunner Inc</text:p>
          </table:table-cell>
          <table:table-cell office:value-type="float" office:value="44263.510597962966">
            <text:p>44263.510597962966</text:p>
          </table:table-cell>
          <table:table-cell office:value-type="string">
            <text:p>http://placeimg.com/640/480</text:p>
          </table:table-cell>
          <table:table-cell office:value-type="string">
            <text:p>Sed numquam saepe qui rem at qui. Et dolores est libero maiores labore. Voluptas dolorem eligendi inventore. Similique reiciendis dolores est sequi voluptatem officia commodi et.</text:p>
          </table:table-cell>
          <table:table-cell office:value-type="boolean" office:boolean-value="false">
            <text:p>FALSE</text:p>
          </table:table-cell>
        </table:table-row>
        <table:table-row>
          <table:table-cell office:value-type="string">
            <text:p>Clint Harvey</text:p>
          </table:table-cell>
          <table:table-cell office:value-type="string">
            <text:p>446.974.7989</text:p>
          </table:table-cell>
          <table:table-cell office:value-type="string">
            <text:p>Dawn.Rath@yahoo.com</text:p>
          </table:table-cell>
          <table:table-cell office:value-type="string">
            <text:p>673 Waino Isle</text:p>
          </table:table-cell>
          <table:table-cell office:value-type="string">
            <text:p>North Everette</text:p>
          </table:table-cell>
          <table:table-cell office:value-type="string">
            <text:p>New York</text:p>
          </table:table-cell>
          <table:table-cell office:value-type="string">
            <text:p>43951-8267</text:p>
          </table:table-cell>
          <table:table-cell office:value-type="string">
            <text:p>088053367</text:p>
          </table:table-cell>
          <table:table-cell office:value-type="string">
            <text:p>Health</text:p>
          </table:table-cell>
          <table:table-cell office:value-type="string">
            <text:p>Schaefer, Carroll and Johnson</text:p>
          </table:table-cell>
          <table:table-cell office:value-type="float" office:value="44225.60255123843">
            <text:p>44225.60255123843</text:p>
          </table:table-cell>
          <table:table-cell office:value-type="string">
            <text:p>http://placeimg.com/640/480</text:p>
          </table:table-cell>
          <table:table-cell office:value-type="string">
            <text:p>Aliquid aut ut. Aut sit molestiae accusantium est occaecati enim. Incidunt quo nam ullam voluptas est quam minima amet qui. Eum expedita deleniti ad et quis. Natus tempora eos illum qui nobis repudiandae assumenda aut repellendus.</text:p>
          </table:table-cell>
          <table:table-cell office:value-type="boolean" office:boolean-value="true">
            <text:p>TRUE</text:p>
          </table:table-cell>
        </table:table-row>
        <table:table-row>
          <table:table-cell office:value-type="string">
            <text:p>Kendra Kling</text:p>
          </table:table-cell>
          <table:table-cell office:value-type="string">
            <text:p>1-453-986-5809 x42101</text:p>
          </table:table-cell>
          <table:table-cell office:value-type="string">
            <text:p>Mittie89@yahoo.com</text:p>
          </table:table-cell>
          <table:table-cell office:value-type="string">
            <text:p>30588 Lehner Place</text:p>
          </table:table-cell>
          <table:table-cell office:value-type="string">
            <text:p>Lake Jeromy</text:p>
          </table:table-cell>
          <table:table-cell office:value-type="string">
            <text:p>Maine</text:p>
          </table:table-cell>
          <table:table-cell office:value-type="string">
            <text:p>48061</text:p>
          </table:table-cell>
          <table:table-cell office:value-type="string">
            <text:p>047003882</text:p>
          </table:table-cell>
          <table:table-cell office:value-type="string">
            <text:p>Computers</text:p>
          </table:table-cell>
          <table:table-cell office:value-type="string">
            <text:p>Howe and Sons</text:p>
          </table:table-cell>
          <table:table-cell office:value-type="float" office:value="44431.15989190972">
            <text:p>44431.15989190972</text:p>
          </table:table-cell>
          <table:table-cell office:value-type="string">
            <text:p>http://placeimg.com/640/480</text:p>
          </table:table-cell>
          <table:table-cell office:value-type="string">
            <text:p>Est dicta ullam voluptas ratione. Nesciunt aut quae fuga corporis ut beatae qui magnam. In ut omnis quia error voluptatem est. Nobis nobis maxime. Ea ex mollitia excepturi impedit numquam voluptas dolorem. Eos illum sint qui quis et suscipit ipsa facilis ea.</text:p>
          </table:table-cell>
          <table:table-cell office:value-type="boolean" office:boolean-value="false">
            <text:p>FALSE</text:p>
          </table:table-cell>
        </table:table-row>
        <table:table-row>
          <table:table-cell office:value-type="string">
            <text:p>Ellen Gusikowski</text:p>
          </table:table-cell>
          <table:table-cell office:value-type="string">
            <text:p>1-246-354-8638 x9406</text:p>
          </table:table-cell>
          <table:table-cell office:value-type="string">
            <text:p>Alfredo74@gmail.com</text:p>
          </table:table-cell>
          <table:table-cell office:value-type="string">
            <text:p>90467 Ankunding Burgs</text:p>
          </table:table-cell>
          <table:table-cell office:value-type="string">
            <text:p>Wyoming</text:p>
          </table:table-cell>
          <table:table-cell office:value-type="string">
            <text:p>Alaska</text:p>
          </table:table-cell>
          <table:table-cell office:value-type="string">
            <text:p>72562-6752</text:p>
          </table:table-cell>
          <table:table-cell office:value-type="string">
            <text:p>244878098</text:p>
          </table:table-cell>
          <table:table-cell office:value-type="string">
            <text:p>Sports</text:p>
          </table:table-cell>
          <table:table-cell office:value-type="string">
            <text:p>Gottlieb LLC</text:p>
          </table:table-cell>
          <table:table-cell office:value-type="float" office:value="44457.75866262731">
            <text:p>44457.75866262731</text:p>
          </table:table-cell>
          <table:table-cell office:value-type="string">
            <text:p>http://placeimg.com/640/480</text:p>
          </table:table-cell>
          <table:table-cell office:value-type="string">
            <text:p>Voluptatem sunt earum qui quis et aspernatur mollitia inventore in. Architecto ipsam nihil debitis rem magni libero autem. Dolorem fugit est veniam qui. Id illo voluptas dolor saepe porro.</text:p>
          </table:table-cell>
          <table:table-cell office:value-type="boolean" office:boolean-value="true">
            <text:p>TRUE</text:p>
          </table:table-cell>
        </table:table-row>
        <table:table-row>
          <table:table-cell office:value-type="string">
            <text:p>Ms. Desiree Schaefer</text:p>
          </table:table-cell>
          <table:table-cell office:value-type="string">
            <text:p>690-337-1160 x074</text:p>
          </table:table-cell>
          <table:table-cell office:value-type="string">
            <text:p>Palma_Veum@hotmail.com</text:p>
          </table:table-cell>
          <table:table-cell office:value-type="string">
            <text:p>92482 Zackary Haven</text:p>
          </table:table-cell>
          <table:table-cell office:value-type="string">
            <text:p>Antwantown</text:p>
          </table:table-cell>
          <table:table-cell office:value-type="string">
            <text:p>Wyoming</text:p>
          </table:table-cell>
          <table:table-cell office:value-type="string">
            <text:p>97800-3003</text:p>
          </table:table-cell>
          <table:table-cell office:value-type="string">
            <text:p>934794194</text:p>
          </table:table-cell>
          <table:table-cell office:value-type="string">
            <text:p>Games</text:p>
          </table:table-cell>
          <table:table-cell office:value-type="string">
            <text:p>Wiza - Boehm</text:p>
          </table:table-cell>
          <table:table-cell office:value-type="float" office:value="44458.839102858794">
            <text:p>44458.839102858794</text:p>
          </table:table-cell>
          <table:table-cell office:value-type="string">
            <text:p>http://placeimg.com/640/480</text:p>
          </table:table-cell>
          <table:table-cell office:value-type="string">
            <text:p>Doloribus sit provident qui ipsa vel hic quia vel laborum. Et cupiditate iusto dolore. Optio eum autem corrupti sit magni at doloremque nihil occaecati. Incidunt non ullam natus et occaecati ut iure odio. Dolorum animi veritatis non veritatis possimus facilis.</text:p>
          </table:table-cell>
          <table:table-cell office:value-type="boolean" office:boolean-value="false">
            <text:p>FALSE</text:p>
          </table:table-cell>
        </table:table-row>
        <table:table-row>
          <table:table-cell office:value-type="string">
            <text:p>Oliver Romaguera</text:p>
          </table:table-cell>
          <table:table-cell office:value-type="string">
            <text:p>1-339-488-6730 x29268</text:p>
          </table:table-cell>
          <table:table-cell office:value-type="string">
            <text:p>Kieran57@yahoo.com</text:p>
          </table:table-cell>
          <table:table-cell office:value-type="string">
            <text:p>56289 Kling Route</text:p>
          </table:table-cell>
          <table:table-cell office:value-type="string">
            <text:p>South Jailynton</text:p>
          </table:table-cell>
          <table:table-cell office:value-type="string">
            <text:p>Alabama</text:p>
          </table:table-cell>
          <table:table-cell office:value-type="string">
            <text:p>44388</text:p>
          </table:table-cell>
          <table:table-cell office:value-type="string">
            <text:p>717250525</text:p>
          </table:table-cell>
          <table:table-cell office:value-type="string">
            <text:p>Industrial</text:p>
          </table:table-cell>
          <table:table-cell office:value-type="string">
            <text:p>O'Kon - Krajcik</text:p>
          </table:table-cell>
          <table:table-cell office:value-type="float" office:value="44427.660204074076">
            <text:p>44427.660204074076</text:p>
          </table:table-cell>
          <table:table-cell office:value-type="string">
            <text:p>http://placeimg.com/640/480</text:p>
          </table:table-cell>
          <table:table-cell office:value-type="string">
            <text:p>Sint facere repellat nihil laudantium. Culpa architecto harum repudiandae debitis veritatis cumque. Illum officiis sunt ut. Quidem aliquid dolore cum quia et vitae. Eum dolor nemo totam sed quae tempore qui nemo ut.</text:p>
          </table:table-cell>
          <table:table-cell office:value-type="boolean" office:boolean-value="false">
            <text:p>FALSE</text:p>
          </table:table-cell>
        </table:table-row>
        <table:table-row>
          <table:table-cell office:value-type="string">
            <text:p>Olivia Wolf</text:p>
          </table:table-cell>
          <table:table-cell office:value-type="string">
            <text:p>299-780-1638 x104</text:p>
          </table:table-cell>
          <table:table-cell office:value-type="string">
            <text:p>Sabina.Kemmer46@yahoo.com</text:p>
          </table:table-cell>
          <table:table-cell office:value-type="string">
            <text:p>12611 Julian Orchard</text:p>
          </table:table-cell>
          <table:table-cell office:value-type="string">
            <text:p>Wilfredochester</text:p>
          </table:table-cell>
          <table:table-cell office:value-type="string">
            <text:p>West Virginia</text:p>
          </table:table-cell>
          <table:table-cell office:value-type="string">
            <text:p>65705-4758</text:p>
          </table:table-cell>
          <table:table-cell office:value-type="string">
            <text:p>206416566</text:p>
          </table:table-cell>
          <table:table-cell office:value-type="string">
            <text:p>Electronics</text:p>
          </table:table-cell>
          <table:table-cell office:value-type="string">
            <text:p>Windler - Maggio</text:p>
          </table:table-cell>
          <table:table-cell office:value-type="float" office:value="44475.90370732639">
            <text:p>44475.90370732639</text:p>
          </table:table-cell>
          <table:table-cell office:value-type="string">
            <text:p>http://placeimg.com/640/480</text:p>
          </table:table-cell>
          <table:table-cell office:value-type="string">
            <text:p>Ipsum eius harum harum aperiam et expedita et sit ab. Voluptas tenetur aut et. Velit necessitatibus dicta.</text:p>
          </table:table-cell>
          <table:table-cell office:value-type="boolean" office:boolean-value="false">
            <text:p>FALSE</text:p>
          </table:table-cell>
        </table:table-row>
        <table:table-row>
          <table:table-cell office:value-type="string">
            <text:p>Miss Rachael Kuphal</text:p>
          </table:table-cell>
          <table:table-cell office:value-type="string">
            <text:p>931.273.2910</text:p>
          </table:table-cell>
          <table:table-cell office:value-type="string">
            <text:p>Otis.Haley90@gmail.com</text:p>
          </table:table-cell>
          <table:table-cell office:value-type="string">
            <text:p>8756 Volkman Villages</text:p>
          </table:table-cell>
          <table:table-cell office:value-type="string">
            <text:p>Hammond</text:p>
          </table:table-cell>
          <table:table-cell office:value-type="string">
            <text:p>Virginia</text:p>
          </table:table-cell>
          <table:table-cell office:value-type="string">
            <text:p>53346</text:p>
          </table:table-cell>
          <table:table-cell office:value-type="string">
            <text:p>293688103</text:p>
          </table:table-cell>
          <table:table-cell office:value-type="string">
            <text:p>Automotive</text:p>
          </table:table-cell>
          <table:table-cell office:value-type="string">
            <text:p>Cole LLC</text:p>
          </table:table-cell>
          <table:table-cell office:value-type="float" office:value="44233.90593444445">
            <text:p>44233.90593444445</text:p>
          </table:table-cell>
          <table:table-cell office:value-type="string">
            <text:p>http://placeimg.com/640/480</text:p>
          </table:table-cell>
          <table:table-cell office:value-type="string">
            <text:p>Praesentium mollitia possimus autem. Laboriosam at non rerum. Aliquid sit vel repudiandae sit provident laudantium. Sunt rerum voluptatem maxime facere eius incidunt inventore iure sunt. Perspiciatis laborum provident voluptates.</text:p>
          </table:table-cell>
          <table:table-cell office:value-type="boolean" office:boolean-value="true">
            <text:p>TRUE</text:p>
          </table:table-cell>
        </table:table-row>
        <table:table-row>
          <table:table-cell office:value-type="string">
            <text:p>Dana Spinka</text:p>
          </table:table-cell>
          <table:table-cell office:value-type="string">
            <text:p>889.520.4708 x9936</text:p>
          </table:table-cell>
          <table:table-cell office:value-type="string">
            <text:p>Helmer34@yahoo.com</text:p>
          </table:table-cell>
          <table:table-cell office:value-type="string">
            <text:p>45205 Cyrus Avenue</text:p>
          </table:table-cell>
          <table:table-cell office:value-type="string">
            <text:p>Helenabury</text:p>
          </table:table-cell>
          <table:table-cell office:value-type="string">
            <text:p>Maryland</text:p>
          </table:table-cell>
          <table:table-cell office:value-type="string">
            <text:p>61910-5994</text:p>
          </table:table-cell>
          <table:table-cell office:value-type="string">
            <text:p>748049475</text:p>
          </table:table-cell>
          <table:table-cell office:value-type="string">
            <text:p>Shoes</text:p>
          </table:table-cell>
          <table:table-cell office:value-type="string">
            <text:p>Stehr, Cole and Lehner</text:p>
          </table:table-cell>
          <table:table-cell office:value-type="float" office:value="44260.617486006944">
            <text:p>44260.617486006944</text:p>
          </table:table-cell>
          <table:table-cell office:value-type="string">
            <text:p>http://placeimg.com/640/480</text:p>
          </table:table-cell>
          <table:table-cell office:value-type="string">
            <text:p>Iure unde eos facere reiciendis eius labore. Vero quia nihil aut quam dolorem deleniti voluptas ut rerum. Molestias adipisci aliquid sed est.</text:p>
          </table:table-cell>
          <table:table-cell office:value-type="boolean" office:boolean-value="true">
            <text:p>TRUE</text:p>
          </table:table-cell>
        </table:table-row>
        <table:table-row>
          <table:table-cell office:value-type="string">
            <text:p>Melanie Waelchi</text:p>
          </table:table-cell>
          <table:table-cell office:value-type="string">
            <text:p>483.626.3008 x86566</text:p>
          </table:table-cell>
          <table:table-cell office:value-type="string">
            <text:p>Samantha75@gmail.com</text:p>
          </table:table-cell>
          <table:table-cell office:value-type="string">
            <text:p>3407 Kassulke Lodge</text:p>
          </table:table-cell>
          <table:table-cell office:value-type="string">
            <text:p>Jasonbury</text:p>
          </table:table-cell>
          <table:table-cell office:value-type="string">
            <text:p>Virginia</text:p>
          </table:table-cell>
          <table:table-cell office:value-type="string">
            <text:p>13696-0446</text:p>
          </table:table-cell>
          <table:table-cell office:value-type="string">
            <text:p>575061024</text:p>
          </table:table-cell>
          <table:table-cell office:value-type="string">
            <text:p>Beauty</text:p>
          </table:table-cell>
          <table:table-cell office:value-type="string">
            <text:p>Lesch - Daniel</text:p>
          </table:table-cell>
          <table:table-cell office:value-type="float" office:value="44357.63812350694">
            <text:p>44357.63812350694</text:p>
          </table:table-cell>
          <table:table-cell office:value-type="string">
            <text:p>http://placeimg.com/640/480</text:p>
          </table:table-cell>
          <table:table-cell office:value-type="string">
            <text:p>Voluptatem quaerat delectus et dolorum alias voluptatem id ipsum dolor. Reprehenderit numquam iure officiis libero modi consectetur molestias reprehenderit. Dolorem voluptatum aperiam non expedita sit dolorem. Deserunt in quidem. Necessitatibus dolorem occaecati eos tempora fuga nisi neque. Fugiat et ipsa natus placeat quod sed nihil.</text:p>
          </table:table-cell>
          <table:table-cell office:value-type="boolean" office:boolean-value="true">
            <text:p>TRUE</text:p>
          </table:table-cell>
        </table:table-row>
        <table:table-row>
          <table:table-cell office:value-type="string">
            <text:p>Sheldon Green</text:p>
          </table:table-cell>
          <table:table-cell office:value-type="string">
            <text:p>500.359.8610</text:p>
          </table:table-cell>
          <table:table-cell office:value-type="string">
            <text:p>Ebony.Kohler@gmail.com</text:p>
          </table:table-cell>
          <table:table-cell office:value-type="string">
            <text:p>0243 Harber Mount</text:p>
          </table:table-cell>
          <table:table-cell office:value-type="string">
            <text:p>O'Keefeville</text:p>
          </table:table-cell>
          <table:table-cell office:value-type="string">
            <text:p>California</text:p>
          </table:table-cell>
          <table:table-cell office:value-type="string">
            <text:p>62479-9499</text:p>
          </table:table-cell>
          <table:table-cell office:value-type="string">
            <text:p>848380924</text:p>
          </table:table-cell>
          <table:table-cell office:value-type="string">
            <text:p>Games</text:p>
          </table:table-cell>
          <table:table-cell office:value-type="string">
            <text:p>Mohr LLC</text:p>
          </table:table-cell>
          <table:table-cell office:value-type="float" office:value="44474.921025208336">
            <text:p>44474.921025208336</text:p>
          </table:table-cell>
          <table:table-cell office:value-type="string">
            <text:p>http://placeimg.com/640/480</text:p>
          </table:table-cell>
          <table:table-cell office:value-type="string">
            <text:p>Est distinctio id dolorem doloribus. Amet blanditiis facilis earum aut recusandae dicta eveniet suscipit. Delectus perspiciatis doloribus repellat. Atque quod tempora vel vero debitis minus. Omnis vitae et soluta libero est necessitatibus necessitatibus nihil. Et nisi cupiditate.</text:p>
          </table:table-cell>
          <table:table-cell office:value-type="boolean" office:boolean-value="false">
            <text:p>FALSE</text:p>
          </table:table-cell>
        </table:table-row>
        <table:table-row>
          <table:table-cell office:value-type="string">
            <text:p>Willie Glover</text:p>
          </table:table-cell>
          <table:table-cell office:value-type="string">
            <text:p>421-800-0176 x67919</text:p>
          </table:table-cell>
          <table:table-cell office:value-type="string">
            <text:p>Maggie.Davis42@gmail.com</text:p>
          </table:table-cell>
          <table:table-cell office:value-type="string">
            <text:p>54360 Hettinger Skyway</text:p>
          </table:table-cell>
          <table:table-cell office:value-type="string">
            <text:p>Lake Sashafort</text:p>
          </table:table-cell>
          <table:table-cell office:value-type="string">
            <text:p>Hawaii</text:p>
          </table:table-cell>
          <table:table-cell office:value-type="string">
            <text:p>01162-7292</text:p>
          </table:table-cell>
          <table:table-cell office:value-type="string">
            <text:p>903384920</text:p>
          </table:table-cell>
          <table:table-cell office:value-type="string">
            <text:p>Music</text:p>
          </table:table-cell>
          <table:table-cell office:value-type="string">
            <text:p>Lynch Inc</text:p>
          </table:table-cell>
          <table:table-cell office:value-type="float" office:value="44401.619707337966">
            <text:p>44401.619707337966</text:p>
          </table:table-cell>
          <table:table-cell office:value-type="string">
            <text:p>http://placeimg.com/640/480</text:p>
          </table:table-cell>
          <table:table-cell office:value-type="string">
            <text:p>Qui ut ea exercitationem ea excepturi odit dolores corrupti harum. Labore eius et id. Voluptas commodi laudantium nostrum sint qui. Facere molestias voluptatibus et adipisci et animi est. Maxime voluptatem totam totam molestias ut error cumque aut. Molestiae ipsum sequi qui.</text:p>
          </table:table-cell>
          <table:table-cell office:value-type="boolean" office:boolean-value="true">
            <text:p>TRUE</text:p>
          </table:table-cell>
        </table:table-row>
        <table:table-row>
          <table:table-cell office:value-type="string">
            <text:p>Leon Greenfelder</text:p>
          </table:table-cell>
          <table:table-cell office:value-type="string">
            <text:p>960.570.4583</text:p>
          </table:table-cell>
          <table:table-cell office:value-type="string">
            <text:p>Ima.Durgan@hotmail.com</text:p>
          </table:table-cell>
          <table:table-cell office:value-type="string">
            <text:p>1684 Hettinger Centers</text:p>
          </table:table-cell>
          <table:table-cell office:value-type="string">
            <text:p>North Rosalindaberg</text:p>
          </table:table-cell>
          <table:table-cell office:value-type="string">
            <text:p>Oklahoma</text:p>
          </table:table-cell>
          <table:table-cell office:value-type="string">
            <text:p>20845</text:p>
          </table:table-cell>
          <table:table-cell office:value-type="string">
            <text:p>166557400</text:p>
          </table:table-cell>
          <table:table-cell office:value-type="string">
            <text:p>Movies</text:p>
          </table:table-cell>
          <table:table-cell office:value-type="string">
            <text:p>Mraz, McClure and Satterfield</text:p>
          </table:table-cell>
          <table:table-cell office:value-type="float" office:value="44321.604604548615">
            <text:p>44321.604604548615</text:p>
          </table:table-cell>
          <table:table-cell office:value-type="string">
            <text:p>http://placeimg.com/640/480</text:p>
          </table:table-cell>
          <table:table-cell office:value-type="string">
            <text:p>Autem eos ut eos ad. Placeat quo ut non et assumenda aut et soluta ipsum. Rerum cum temporibus ad aut et quia recusandae.</text:p>
          </table:table-cell>
          <table:table-cell office:value-type="boolean" office:boolean-value="false">
            <text:p>FALSE</text:p>
          </table:table-cell>
        </table:table-row>
        <table:table-row>
          <table:table-cell office:value-type="string">
            <text:p>Belinda Feil II</text:p>
          </table:table-cell>
          <table:table-cell office:value-type="string">
            <text:p>(885) 807-6507</text:p>
          </table:table-cell>
          <table:table-cell office:value-type="string">
            <text:p>Uriel16@gmail.com</text:p>
          </table:table-cell>
          <table:table-cell office:value-type="string">
            <text:p>31148 Lindgren Pine</text:p>
          </table:table-cell>
          <table:table-cell office:value-type="string">
            <text:p>Covina</text:p>
          </table:table-cell>
          <table:table-cell office:value-type="string">
            <text:p>Montana</text:p>
          </table:table-cell>
          <table:table-cell office:value-type="string">
            <text:p>10606-0509</text:p>
          </table:table-cell>
          <table:table-cell office:value-type="string">
            <text:p>454718427</text:p>
          </table:table-cell>
          <table:table-cell office:value-type="string">
            <text:p>Jewelery</text:p>
          </table:table-cell>
          <table:table-cell office:value-type="string">
            <text:p>Boyer - Koepp</text:p>
          </table:table-cell>
          <table:table-cell office:value-type="float" office:value="44328.097882939815">
            <text:p>44328.097882939815</text:p>
          </table:table-cell>
          <table:table-cell office:value-type="string">
            <text:p>http://placeimg.com/640/480</text:p>
          </table:table-cell>
          <table:table-cell office:value-type="string">
            <text:p>Id velit qui autem pariatur aut. Error facilis alias aut. Neque saepe sunt dignissimos eius nisi voluptatem molestiae. Quaerat perspiciatis omnis rerum. A adipisci assumenda doloribus quisquam aperiam.</text:p>
          </table:table-cell>
          <table:table-cell office:value-type="boolean" office:boolean-value="true">
            <text:p>TRUE</text:p>
          </table:table-cell>
        </table:table-row>
        <table:table-row>
          <table:table-cell office:value-type="string">
            <text:p>Ellis Will</text:p>
          </table:table-cell>
          <table:table-cell office:value-type="string">
            <text:p>(217) 581-2961 x7509</text:p>
          </table:table-cell>
          <table:table-cell office:value-type="string">
            <text:p>Lula_Gerhold@hotmail.com</text:p>
          </table:table-cell>
          <table:table-cell office:value-type="string">
            <text:p>6881 Ericka Greens</text:p>
          </table:table-cell>
          <table:table-cell office:value-type="string">
            <text:p>Newtonmouth</text:p>
          </table:table-cell>
          <table:table-cell office:value-type="string">
            <text:p>Nevada</text:p>
          </table:table-cell>
          <table:table-cell office:value-type="string">
            <text:p>51905</text:p>
          </table:table-cell>
          <table:table-cell office:value-type="string">
            <text:p>631979432</text:p>
          </table:table-cell>
          <table:table-cell office:value-type="string">
            <text:p>Shoes</text:p>
          </table:table-cell>
          <table:table-cell office:value-type="string">
            <text:p>Predovic, VonRueden and Thiel</text:p>
          </table:table-cell>
          <table:table-cell office:value-type="float" office:value="44440.07986049769">
            <text:p>44440.07986049769</text:p>
          </table:table-cell>
          <table:table-cell office:value-type="string">
            <text:p>http://placeimg.com/640/480</text:p>
          </table:table-cell>
          <table:table-cell office:value-type="string">
            <text:p>Placeat voluptate sint eum reiciendis voluptatibus autem. Non sed error. Praesentium et aut itaque cum rerum rerum eum rem. Expedita animi in consequatur qui. Magni numquam dolores commodi quos voluptas. Voluptate id illum amet cum laudantium.</text:p>
          </table:table-cell>
          <table:table-cell office:value-type="boolean" office:boolean-value="false">
            <text:p>FALSE</text:p>
          </table:table-cell>
        </table:table-row>
        <table:table-row>
          <table:table-cell office:value-type="string">
            <text:p>Joshua Rowe PhD</text:p>
          </table:table-cell>
          <table:table-cell office:value-type="string">
            <text:p>581-891-9536</text:p>
          </table:table-cell>
          <table:table-cell office:value-type="string">
            <text:p>Oral.Cole@hotmail.com</text:p>
          </table:table-cell>
          <table:table-cell office:value-type="string">
            <text:p>02740 Jasen Union</text:p>
          </table:table-cell>
          <table:table-cell office:value-type="string">
            <text:p>Irving</text:p>
          </table:table-cell>
          <table:table-cell office:value-type="string">
            <text:p>Kentucky</text:p>
          </table:table-cell>
          <table:table-cell office:value-type="string">
            <text:p>61037</text:p>
          </table:table-cell>
          <table:table-cell office:value-type="string">
            <text:p>948390005</text:p>
          </table:table-cell>
          <table:table-cell office:value-type="string">
            <text:p>Sports</text:p>
          </table:table-cell>
          <table:table-cell office:value-type="string">
            <text:p>Lesch, Welch and Gibson</text:p>
          </table:table-cell>
          <table:table-cell office:value-type="float" office:value="44445.42956056713">
            <text:p>44445.42956056713</text:p>
          </table:table-cell>
          <table:table-cell office:value-type="string">
            <text:p>http://placeimg.com/640/480</text:p>
          </table:table-cell>
          <table:table-cell office:value-type="string">
            <text:p>Provident voluptatibus consequatur ipsam voluptatum aspernatur distinctio sed quod. Debitis vel dolores sequi sint consequatur mollitia ut. Et optio eos delectus voluptatem enim adipisci. Voluptatibus cumque eius.</text:p>
          </table:table-cell>
          <table:table-cell office:value-type="boolean" office:boolean-value="false">
            <text:p>FALSE</text:p>
          </table:table-cell>
        </table:table-row>
        <table:table-row>
          <table:table-cell office:value-type="string">
            <text:p>Ms. Hazel Hills</text:p>
          </table:table-cell>
          <table:table-cell office:value-type="string">
            <text:p>923.730.0378 x0282</text:p>
          </table:table-cell>
          <table:table-cell office:value-type="string">
            <text:p>Marian.Kunde1@gmail.com</text:p>
          </table:table-cell>
          <table:table-cell office:value-type="string">
            <text:p>48365 Eleazar Place</text:p>
          </table:table-cell>
          <table:table-cell office:value-type="string">
            <text:p>South Kayleefort</text:p>
          </table:table-cell>
          <table:table-cell office:value-type="string">
            <text:p>Utah</text:p>
          </table:table-cell>
          <table:table-cell office:value-type="string">
            <text:p>31379</text:p>
          </table:table-cell>
          <table:table-cell office:value-type="string">
            <text:p>997854495</text:p>
          </table:table-cell>
          <table:table-cell office:value-type="string">
            <text:p>Jewelery</text:p>
          </table:table-cell>
          <table:table-cell office:value-type="string">
            <text:p>McDermott LLC</text:p>
          </table:table-cell>
          <table:table-cell office:value-type="float" office:value="44456.70981414352">
            <text:p>44456.70981414352</text:p>
          </table:table-cell>
          <table:table-cell office:value-type="string">
            <text:p>http://placeimg.com/640/480</text:p>
          </table:table-cell>
          <table:table-cell office:value-type="string">
            <text:p>Aut ipsa culpa rerum dolorum. Architecto ut sed qui modi veniam asperiores inventore impedit. Nesciunt laborum quisquam nobis sapiente non non. Ipsa excepturi sapiente itaque quidem. Quis laborum fugit eligendi commodi aliquam ad et.</text:p>
          </table:table-cell>
          <table:table-cell office:value-type="boolean" office:boolean-value="false">
            <text:p>FALSE</text:p>
          </table:table-cell>
        </table:table-row>
        <table:table-row>
          <table:table-cell office:value-type="string">
            <text:p>Lindsay Hills V</text:p>
          </table:table-cell>
          <table:table-cell office:value-type="string">
            <text:p>(478) 619-3779</text:p>
          </table:table-cell>
          <table:table-cell office:value-type="string">
            <text:p>Blaze67@gmail.com</text:p>
          </table:table-cell>
          <table:table-cell office:value-type="string">
            <text:p>186 Mitchell Hills</text:p>
          </table:table-cell>
          <table:table-cell office:value-type="string">
            <text:p>Rutherfordton</text:p>
          </table:table-cell>
          <table:table-cell office:value-type="string">
            <text:p>Georgia</text:p>
          </table:table-cell>
          <table:table-cell office:value-type="string">
            <text:p>36289</text:p>
          </table:table-cell>
          <table:table-cell office:value-type="string">
            <text:p>114933571</text:p>
          </table:table-cell>
          <table:table-cell office:value-type="string">
            <text:p>Home</text:p>
          </table:table-cell>
          <table:table-cell office:value-type="string">
            <text:p>Ritchie - Kessler</text:p>
          </table:table-cell>
          <table:table-cell office:value-type="float" office:value="44403.422122627315">
            <text:p>44403.422122627315</text:p>
          </table:table-cell>
          <table:table-cell office:value-type="string">
            <text:p>http://placeimg.com/640/480</text:p>
          </table:table-cell>
          <table:table-cell office:value-type="string">
            <text:p>Ad in est. Voluptatem et deserunt voluptates est porro adipisci libero. Et sint qui quasi magni beatae sit itaque rerum. Veritatis nemo mollitia nesciunt qui quo non voluptas aut culpa.</text:p>
          </table:table-cell>
          <table:table-cell office:value-type="boolean" office:boolean-value="false">
            <text:p>FALSE</text:p>
          </table:table-cell>
        </table:table-row>
        <table:table-row>
          <table:table-cell office:value-type="string">
            <text:p>Yolanda Schmeler</text:p>
          </table:table-cell>
          <table:table-cell office:value-type="string">
            <text:p>451.710.8371 x8301</text:p>
          </table:table-cell>
          <table:table-cell office:value-type="string">
            <text:p>Alfonzo.Schneider@hotmail.com</text:p>
          </table:table-cell>
          <table:table-cell office:value-type="string">
            <text:p>0532 Grady Springs</text:p>
          </table:table-cell>
          <table:table-cell office:value-type="string">
            <text:p>Springfield</text:p>
          </table:table-cell>
          <table:table-cell office:value-type="string">
            <text:p>Arkansas</text:p>
          </table:table-cell>
          <table:table-cell office:value-type="string">
            <text:p>20299-9373</text:p>
          </table:table-cell>
          <table:table-cell office:value-type="string">
            <text:p>869292512</text:p>
          </table:table-cell>
          <table:table-cell office:value-type="string">
            <text:p>Grocery</text:p>
          </table:table-cell>
          <table:table-cell office:value-type="string">
            <text:p>Moore Inc</text:p>
          </table:table-cell>
          <table:table-cell office:value-type="float" office:value="44525.204298206016">
            <text:p>44525.204298206016</text:p>
          </table:table-cell>
          <table:table-cell office:value-type="string">
            <text:p>http://placeimg.com/640/480</text:p>
          </table:table-cell>
          <table:table-cell office:value-type="string">
            <text:p>Dolorum tempora dicta suscipit molestiae qui. Eligendi perspiciatis cupiditate amet quia explicabo vel est esse qui. Deserunt quasi et recusandae sunt quam tenetur est. In tempora suscipit mollitia corporis ea consequatur occaecati similique blanditiis. Asperiores hic cumque rerum. Unde ad non maxime corrupti repellendus numquam voluptatem voluptas.</text:p>
          </table:table-cell>
          <table:table-cell office:value-type="boolean" office:boolean-value="true">
            <text:p>TRUE</text:p>
          </table:table-cell>
        </table:table-row>
        <table:table-row>
          <table:table-cell office:value-type="string">
            <text:p>Gayle Ward</text:p>
          </table:table-cell>
          <table:table-cell office:value-type="string">
            <text:p>1-781-983-0652 x754</text:p>
          </table:table-cell>
          <table:table-cell office:value-type="string">
            <text:p>Hillary12@yahoo.com</text:p>
          </table:table-cell>
          <table:table-cell office:value-type="string">
            <text:p>5555 Rey Trail</text:p>
          </table:table-cell>
          <table:table-cell office:value-type="string">
            <text:p>Buena Park</text:p>
          </table:table-cell>
          <table:table-cell office:value-type="string">
            <text:p>Kentucky</text:p>
          </table:table-cell>
          <table:table-cell office:value-type="string">
            <text:p>44295-5370</text:p>
          </table:table-cell>
          <table:table-cell office:value-type="string">
            <text:p>889296815</text:p>
          </table:table-cell>
          <table:table-cell office:value-type="string">
            <text:p>Outdoors</text:p>
          </table:table-cell>
          <table:table-cell office:value-type="string">
            <text:p>Quigley LLC</text:p>
          </table:table-cell>
          <table:table-cell office:value-type="float" office:value="44274.439938483796">
            <text:p>44274.439938483796</text:p>
          </table:table-cell>
          <table:table-cell office:value-type="string">
            <text:p>http://placeimg.com/640/480</text:p>
          </table:table-cell>
          <table:table-cell office:value-type="string">
            <text:p>Placeat commodi facilis. Ad accusamus cupiditate sunt enim et velit. Deleniti magni earum corporis. Et dolorem veritatis enim.</text:p>
          </table:table-cell>
          <table:table-cell office:value-type="boolean" office:boolean-value="false">
            <text:p>FALSE</text:p>
          </table:table-cell>
        </table:table-row>
        <table:table-row>
          <table:table-cell office:value-type="string">
            <text:p>Vincent Johnston</text:p>
          </table:table-cell>
          <table:table-cell office:value-type="string">
            <text:p>(511) 851-0544 x25834</text:p>
          </table:table-cell>
          <table:table-cell office:value-type="string">
            <text:p>Arely_Zboncak25@gmail.com</text:p>
          </table:table-cell>
          <table:table-cell office:value-type="string">
            <text:p>858 Powlowski Dale</text:p>
          </table:table-cell>
          <table:table-cell office:value-type="string">
            <text:p>Lake Margottown</text:p>
          </table:table-cell>
          <table:table-cell office:value-type="string">
            <text:p>West Virginia</text:p>
          </table:table-cell>
          <table:table-cell office:value-type="string">
            <text:p>78494-1563</text:p>
          </table:table-cell>
          <table:table-cell office:value-type="string">
            <text:p>428429690</text:p>
          </table:table-cell>
          <table:table-cell office:value-type="string">
            <text:p>Games</text:p>
          </table:table-cell>
          <table:table-cell office:value-type="string">
            <text:p>Kunze Group</text:p>
          </table:table-cell>
          <table:table-cell office:value-type="float" office:value="44244.41941699074">
            <text:p>44244.41941699074</text:p>
          </table:table-cell>
          <table:table-cell office:value-type="string">
            <text:p>http://placeimg.com/640/480</text:p>
          </table:table-cell>
          <table:table-cell office:value-type="string">
            <text:p>Deserunt cum optio qui sit consequatur voluptatem eius aspernatur cum. Rem qui ut quia ea doloremque id beatae quia eligendi. Voluptatem optio dolor et quae quam quos ut quis. A laudantium nam voluptate consectetur quis itaque. Recusandae sed reiciendis sed cum.</text:p>
          </table:table-cell>
          <table:table-cell office:value-type="boolean" office:boolean-value="false">
            <text:p>FALSE</text:p>
          </table:table-cell>
        </table:table-row>
        <table:table-row>
          <table:table-cell office:value-type="string">
            <text:p>Mrs. Caleb Steuber</text:p>
          </table:table-cell>
          <table:table-cell office:value-type="string">
            <text:p>(598) 757-3432 x9714</text:p>
          </table:table-cell>
          <table:table-cell office:value-type="string">
            <text:p>Ressie.McClure96@gmail.com</text:p>
          </table:table-cell>
          <table:table-cell office:value-type="string">
            <text:p>90724 Moises Spur</text:p>
          </table:table-cell>
          <table:table-cell office:value-type="string">
            <text:p>Gordontown</text:p>
          </table:table-cell>
          <table:table-cell office:value-type="string">
            <text:p>Kentucky</text:p>
          </table:table-cell>
          <table:table-cell office:value-type="string">
            <text:p>60183</text:p>
          </table:table-cell>
          <table:table-cell office:value-type="string">
            <text:p>590129815</text:p>
          </table:table-cell>
          <table:table-cell office:value-type="string">
            <text:p>Movies</text:p>
          </table:table-cell>
          <table:table-cell office:value-type="string">
            <text:p>Hudson, Mayer and McDermott</text:p>
          </table:table-cell>
          <table:table-cell office:value-type="float" office:value="44462.89465355324">
            <text:p>44462.89465355324</text:p>
          </table:table-cell>
          <table:table-cell office:value-type="string">
            <text:p>http://placeimg.com/640/480</text:p>
          </table:table-cell>
          <table:table-cell office:value-type="string">
            <text:p>Voluptatem inventore vero autem exercitationem expedita ea accusamus magni illo. Fuga praesentium esse eum. Soluta consequatur odit ratione consequatur molestiae. Voluptates natus sit ex eum rerum. Officiis beatae ipsam.</text:p>
          </table:table-cell>
          <table:table-cell office:value-type="boolean" office:boolean-value="false">
            <text:p>FALSE</text:p>
          </table:table-cell>
        </table:table-row>
        <table:table-row>
          <table:table-cell office:value-type="string">
            <text:p>Miss Shannon Glover</text:p>
          </table:table-cell>
          <table:table-cell office:value-type="string">
            <text:p>(530) 767-7775</text:p>
          </table:table-cell>
          <table:table-cell office:value-type="string">
            <text:p>Mariela.Purdy88@yahoo.com</text:p>
          </table:table-cell>
          <table:table-cell office:value-type="string">
            <text:p>493 Connelly Track</text:p>
          </table:table-cell>
          <table:table-cell office:value-type="string">
            <text:p>East Rashawn</text:p>
          </table:table-cell>
          <table:table-cell office:value-type="string">
            <text:p>New Jersey</text:p>
          </table:table-cell>
          <table:table-cell office:value-type="string">
            <text:p>41557-3315</text:p>
          </table:table-cell>
          <table:table-cell office:value-type="string">
            <text:p>747904980</text:p>
          </table:table-cell>
          <table:table-cell office:value-type="string">
            <text:p>Sports</text:p>
          </table:table-cell>
          <table:table-cell office:value-type="string">
            <text:p>Schmeler, Cassin and Rau</text:p>
          </table:table-cell>
          <table:table-cell office:value-type="float" office:value="44348.3140634838">
            <text:p>44348.3140634838</text:p>
          </table:table-cell>
          <table:table-cell office:value-type="string">
            <text:p>http://placeimg.com/640/480</text:p>
          </table:table-cell>
          <table:table-cell office:value-type="string">
            <text:p>Eum eos est aperiam. Aperiam sint repellat dolores qui distinctio voluptatum quia. Quisquam sapiente corrupti nihil. Et cumque iusto. Et aut earum facilis. Qui nisi occaecati eius.</text:p>
          </table:table-cell>
          <table:table-cell office:value-type="boolean" office:boolean-value="false">
            <text:p>FALSE</text:p>
          </table:table-cell>
        </table:table-row>
        <table:table-row>
          <table:table-cell office:value-type="string">
            <text:p>Gwen Kutch</text:p>
          </table:table-cell>
          <table:table-cell office:value-type="string">
            <text:p>453-828-7666 x2827</text:p>
          </table:table-cell>
          <table:table-cell office:value-type="string">
            <text:p>Chyna95@gmail.com</text:p>
          </table:table-cell>
          <table:table-cell office:value-type="string">
            <text:p>326 Mackenzie Field</text:p>
          </table:table-cell>
          <table:table-cell office:value-type="string">
            <text:p>Alyceland</text:p>
          </table:table-cell>
          <table:table-cell office:value-type="string">
            <text:p>New Hampshire</text:p>
          </table:table-cell>
          <table:table-cell office:value-type="string">
            <text:p>37359-1560</text:p>
          </table:table-cell>
          <table:table-cell office:value-type="string">
            <text:p>583486471</text:p>
          </table:table-cell>
          <table:table-cell office:value-type="string">
            <text:p>Home</text:p>
          </table:table-cell>
          <table:table-cell office:value-type="string">
            <text:p>Armstrong Inc</text:p>
          </table:table-cell>
          <table:table-cell office:value-type="float" office:value="44283.699888993055">
            <text:p>44283.699888993055</text:p>
          </table:table-cell>
          <table:table-cell office:value-type="string">
            <text:p>http://placeimg.com/640/480</text:p>
          </table:table-cell>
          <table:table-cell office:value-type="string">
            <text:p>Consequatur iusto reiciendis harum eum alias. A quam dignissimos necessitatibus maxime est quaerat excepturi. Id quos cumque autem nisi.</text:p>
          </table:table-cell>
          <table:table-cell office:value-type="boolean" office:boolean-value="false">
            <text:p>FALSE</text:p>
          </table:table-cell>
        </table:table-row>
        <table:table-row>
          <table:table-cell office:value-type="string">
            <text:p>Bruce White</text:p>
          </table:table-cell>
          <table:table-cell office:value-type="string">
            <text:p>560-762-0311</text:p>
          </table:table-cell>
          <table:table-cell office:value-type="string">
            <text:p>Casper.Hoeger23@hotmail.com</text:p>
          </table:table-cell>
          <table:table-cell office:value-type="string">
            <text:p>619 Herman Turnpike</text:p>
          </table:table-cell>
          <table:table-cell office:value-type="string">
            <text:p>Adriannaburgh</text:p>
          </table:table-cell>
          <table:table-cell office:value-type="string">
            <text:p>New Hampshire</text:p>
          </table:table-cell>
          <table:table-cell office:value-type="string">
            <text:p>82009-4738</text:p>
          </table:table-cell>
          <table:table-cell office:value-type="string">
            <text:p>373978979</text:p>
          </table:table-cell>
          <table:table-cell office:value-type="string">
            <text:p>Baby</text:p>
          </table:table-cell>
          <table:table-cell office:value-type="string">
            <text:p>Ankunding, Rogahn and Wilkinson</text:p>
          </table:table-cell>
          <table:table-cell office:value-type="float" office:value="44219.50739578703">
            <text:p>44219.50739578703</text:p>
          </table:table-cell>
          <table:table-cell office:value-type="string">
            <text:p>http://placeimg.com/640/480</text:p>
          </table:table-cell>
          <table:table-cell office:value-type="string">
            <text:p>Minus sint eum in quia est. Porro dicta neque quisquam atque repudiandae consequatur praesentium non quis. Hic ea quo dolores illum et dignissimos. Corrupti dolores labore assumenda quasi nesciunt. Quo maxime nihil eveniet ad eveniet omnis non facilis.</text:p>
          </table:table-cell>
          <table:table-cell office:value-type="boolean" office:boolean-value="true">
            <text:p>TRUE</text:p>
          </table:table-cell>
        </table:table-row>
        <table:table-row>
          <table:table-cell office:value-type="string">
            <text:p>Dr. Kevin Prosacco</text:p>
          </table:table-cell>
          <table:table-cell office:value-type="string">
            <text:p>1-793-976-3896</text:p>
          </table:table-cell>
          <table:table-cell office:value-type="string">
            <text:p>Marian.Balistreri35@hotmail.com</text:p>
          </table:table-cell>
          <table:table-cell office:value-type="string">
            <text:p>9397 Earnestine Isle</text:p>
          </table:table-cell>
          <table:table-cell office:value-type="string">
            <text:p>New Gilbertland</text:p>
          </table:table-cell>
          <table:table-cell office:value-type="string">
            <text:p>Maine</text:p>
          </table:table-cell>
          <table:table-cell office:value-type="string">
            <text:p>56712</text:p>
          </table:table-cell>
          <table:table-cell office:value-type="string">
            <text:p>318567484</text:p>
          </table:table-cell>
          <table:table-cell office:value-type="string">
            <text:p>Books</text:p>
          </table:table-cell>
          <table:table-cell office:value-type="string">
            <text:p>Kuhlman, McClure and Yundt</text:p>
          </table:table-cell>
          <table:table-cell office:value-type="float" office:value="44448.23246238426">
            <text:p>44448.23246238426</text:p>
          </table:table-cell>
          <table:table-cell office:value-type="string">
            <text:p>http://placeimg.com/640/480</text:p>
          </table:table-cell>
          <table:table-cell office:value-type="string">
            <text:p>Est reiciendis nobis repellendus nam. Beatae aspernatur velit quibusdam commodi ab quo quam. Possimus officiis consequatur. Asperiores minima enim voluptas maxime et. Sint amet tempore expedita voluptates est vero ducimus. Iusto corporis quia maxime ullam enim aliquam.</text:p>
          </table:table-cell>
          <table:table-cell office:value-type="boolean" office:boolean-value="true">
            <text:p>TRUE</text:p>
          </table:table-cell>
        </table:table-row>
        <table:table-row>
          <table:table-cell office:value-type="string">
            <text:p>Elbert Bernier</text:p>
          </table:table-cell>
          <table:table-cell office:value-type="string">
            <text:p>(695) 639-4004 x9491</text:p>
          </table:table-cell>
          <table:table-cell office:value-type="string">
            <text:p>Catalina.Torphy@gmail.com</text:p>
          </table:table-cell>
          <table:table-cell office:value-type="string">
            <text:p>279 Elna Burgs</text:p>
          </table:table-cell>
          <table:table-cell office:value-type="string">
            <text:p>Lake Houston</text:p>
          </table:table-cell>
          <table:table-cell office:value-type="string">
            <text:p>West Virginia</text:p>
          </table:table-cell>
          <table:table-cell office:value-type="string">
            <text:p>38553</text:p>
          </table:table-cell>
          <table:table-cell office:value-type="string">
            <text:p>478518195</text:p>
          </table:table-cell>
          <table:table-cell office:value-type="string">
            <text:p>Clothing</text:p>
          </table:table-cell>
          <table:table-cell office:value-type="string">
            <text:p>Jacobs Inc</text:p>
          </table:table-cell>
          <table:table-cell office:value-type="float" office:value="44464.299772384256">
            <text:p>44464.299772384256</text:p>
          </table:table-cell>
          <table:table-cell office:value-type="string">
            <text:p>http://placeimg.com/640/480</text:p>
          </table:table-cell>
          <table:table-cell office:value-type="string">
            <text:p>Modi totam architecto voluptatem. Amet ab repudiandae. Et ipsa ratione nostrum consequatur fugit vel nostrum. Dolores consequatur corrupti. Et id in et et ut non deserunt.</text:p>
          </table:table-cell>
          <table:table-cell office:value-type="boolean" office:boolean-value="true">
            <text:p>TRUE</text:p>
          </table:table-cell>
        </table:table-row>
        <table:table-row>
          <table:table-cell office:value-type="string">
            <text:p>Aubrey Marvin</text:p>
          </table:table-cell>
          <table:table-cell office:value-type="string">
            <text:p>545.820.2993</text:p>
          </table:table-cell>
          <table:table-cell office:value-type="string">
            <text:p>Dana.Huel@hotmail.com</text:p>
          </table:table-cell>
          <table:table-cell office:value-type="string">
            <text:p>76930 Robbie Branch</text:p>
          </table:table-cell>
          <table:table-cell office:value-type="string">
            <text:p>Ernashire</text:p>
          </table:table-cell>
          <table:table-cell office:value-type="string">
            <text:p>North Dakota</text:p>
          </table:table-cell>
          <table:table-cell office:value-type="string">
            <text:p>64426-3834</text:p>
          </table:table-cell>
          <table:table-cell office:value-type="string">
            <text:p>788406861</text:p>
          </table:table-cell>
          <table:table-cell office:value-type="string">
            <text:p>Shoes</text:p>
          </table:table-cell>
          <table:table-cell office:value-type="string">
            <text:p>Veum - Tremblay</text:p>
          </table:table-cell>
          <table:table-cell office:value-type="float" office:value="44281.25662896991">
            <text:p>44281.25662896991</text:p>
          </table:table-cell>
          <table:table-cell office:value-type="string">
            <text:p>http://placeimg.com/640/480</text:p>
          </table:table-cell>
          <table:table-cell office:value-type="string">
            <text:p>Optio soluta laudantium nostrum voluptas impedit voluptas autem. Aut exercitationem quis quia corporis illum nesciunt nisi nostrum corrupti. Id accusantium velit accusamus est. In quia error blanditiis. Magnam sit fugit dignissimos.</text:p>
          </table:table-cell>
          <table:table-cell office:value-type="boolean" office:boolean-value="true">
            <text:p>TRUE</text:p>
          </table:table-cell>
        </table:table-row>
        <table:table-row>
          <table:table-cell office:value-type="string">
            <text:p>Luke Monahan</text:p>
          </table:table-cell>
          <table:table-cell office:value-type="string">
            <text:p>615.981.6891 x9610</text:p>
          </table:table-cell>
          <table:table-cell office:value-type="string">
            <text:p>Santa.Senger87@yahoo.com</text:p>
          </table:table-cell>
          <table:table-cell office:value-type="string">
            <text:p>58749 Bogan Stravenue</text:p>
          </table:table-cell>
          <table:table-cell office:value-type="string">
            <text:p>Lake Ellen</text:p>
          </table:table-cell>
          <table:table-cell office:value-type="string">
            <text:p>Connecticut</text:p>
          </table:table-cell>
          <table:table-cell office:value-type="string">
            <text:p>40287-7387</text:p>
          </table:table-cell>
          <table:table-cell office:value-type="string">
            <text:p>017083900</text:p>
          </table:table-cell>
          <table:table-cell office:value-type="string">
            <text:p>Shoes</text:p>
          </table:table-cell>
          <table:table-cell office:value-type="string">
            <text:p>Mosciski LLC</text:p>
          </table:table-cell>
          <table:table-cell office:value-type="float" office:value="44393.74112975694">
            <text:p>44393.74112975694</text:p>
          </table:table-cell>
          <table:table-cell office:value-type="string">
            <text:p>http://placeimg.com/640/480</text:p>
          </table:table-cell>
          <table:table-cell office:value-type="string">
            <text:p>Incidunt dignissimos magni corporis enim temporibus labore. Molestiae dolorem ut animi quia illum nihil et corrupti saepe. Et veritatis eligendi non dignissimos deserunt sapiente corporis quidem aliquid. Consectetur omnis tempora quod aliquid. Unde recusandae odit officia explicabo dolores tempore necessitatibus sit aperiam.</text:p>
          </table:table-cell>
          <table:table-cell office:value-type="boolean" office:boolean-value="true">
            <text:p>TRUE</text:p>
          </table:table-cell>
        </table:table-row>
        <table:table-row>
          <table:table-cell office:value-type="string">
            <text:p>Ernest Cormier</text:p>
          </table:table-cell>
          <table:table-cell office:value-type="string">
            <text:p>733.815.8679</text:p>
          </table:table-cell>
          <table:table-cell office:value-type="string">
            <text:p>Greg_Purdy@hotmail.com</text:p>
          </table:table-cell>
          <table:table-cell office:value-type="string">
            <text:p>48833 Savion Street</text:p>
          </table:table-cell>
          <table:table-cell office:value-type="string">
            <text:p>West Beulahchester</text:p>
          </table:table-cell>
          <table:table-cell office:value-type="string">
            <text:p>Nebraska</text:p>
          </table:table-cell>
          <table:table-cell office:value-type="string">
            <text:p>45003-9676</text:p>
          </table:table-cell>
          <table:table-cell office:value-type="string">
            <text:p>863779837</text:p>
          </table:table-cell>
          <table:table-cell office:value-type="string">
            <text:p>Books</text:p>
          </table:table-cell>
          <table:table-cell office:value-type="string">
            <text:p>Luettgen - Renner</text:p>
          </table:table-cell>
          <table:table-cell office:value-type="float" office:value="44446.72115291667">
            <text:p>44446.72115291667</text:p>
          </table:table-cell>
          <table:table-cell office:value-type="string">
            <text:p>http://placeimg.com/640/480</text:p>
          </table:table-cell>
          <table:table-cell office:value-type="string">
            <text:p>Possimus repellendus cum in aut vel optio quia sint. Quis nihil mollitia. Doloremque atque et facere quaerat veritatis sint error voluptate. Nihil qui neque quis cumque sapiente iste voluptatem praesentium sed. Delectus voluptatibus nemo.</text:p>
          </table:table-cell>
          <table:table-cell office:value-type="boolean" office:boolean-value="true">
            <text:p>TRUE</text:p>
          </table:table-cell>
        </table:table-row>
        <table:table-row>
          <table:table-cell office:value-type="string">
            <text:p>Erica Schneider PhD</text:p>
          </table:table-cell>
          <table:table-cell office:value-type="string">
            <text:p>1-831-815-9915</text:p>
          </table:table-cell>
          <table:table-cell office:value-type="string">
            <text:p>Paul32@gmail.com</text:p>
          </table:table-cell>
          <table:table-cell office:value-type="string">
            <text:p>135 Carlo Pines</text:p>
          </table:table-cell>
          <table:table-cell office:value-type="string">
            <text:p>Giatown</text:p>
          </table:table-cell>
          <table:table-cell office:value-type="string">
            <text:p>Maryland</text:p>
          </table:table-cell>
          <table:table-cell office:value-type="string">
            <text:p>39301-5484</text:p>
          </table:table-cell>
          <table:table-cell office:value-type="string">
            <text:p>629594366</text:p>
          </table:table-cell>
          <table:table-cell office:value-type="string">
            <text:p>Games</text:p>
          </table:table-cell>
          <table:table-cell office:value-type="string">
            <text:p>Kertzmann - Kemmer</text:p>
          </table:table-cell>
          <table:table-cell office:value-type="float" office:value="44419.36451994213">
            <text:p>44419.36451994213</text:p>
          </table:table-cell>
          <table:table-cell office:value-type="string">
            <text:p>http://placeimg.com/640/480</text:p>
          </table:table-cell>
          <table:table-cell office:value-type="string">
            <text:p>Harum sunt consequatur accusamus nihil atque nesciunt illum. Dolorem perspiciatis tempore occaecati sit consequatur molestias id. Quaerat atque sunt eius optio quisquam ea. Non qui hic omnis nisi molestias a. Nobis nulla architecto adipisci.</text:p>
          </table:table-cell>
          <table:table-cell office:value-type="boolean" office:boolean-value="true">
            <text:p>TRUE</text:p>
          </table:table-cell>
        </table:table-row>
      </table:table>
    </office:spreadsheet>
  </office:body>
</office:document-content>
</file>

<file path=styles.xml><?xml version="1.0" encoding="utf-8"?>
<office:document-styles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master-styles>
    <style:master-page style:name="mp1" style:page-layout-name="mp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SheetJS 0.17.4</meta:generator>
  </office:meta>
</office:document-meta>
</file>